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none" draw:stroke="solid" draw:stroke-linejoin="miter" fo:margin="1.000000000000000pt" style:wrap="biggest" style:wrap-dynamic-threshold="0.000000000000000pt" svg:fill-rule="nonzero" svg:stroke-color="#000000" svg:stroke-opacity="1" svg:stroke-width="0.198514400000000pt"/>
    </style:style>
    <style:style style:name="gr3" style:family="graphic">
      <style:graphic-properties draw:fill="solid" draw:fill-color="#e60033" draw:stroke="none" fo:margin="1.000000000000000pt" style:wrap="biggest" style:wrap-dynamic-threshold="0.000000000000000pt" svg:fill-rule="nonzero"/>
    </style:style>
    <style:style style:name="gr4" style:family="graphic">
      <style:graphic-properties draw:fill="solid" draw:fill-color="#0073ff" draw:stroke="none" fo:margin="1.000000000000000pt" style:wrap="biggest" style:wrap-dynamic-threshold="0.000000000000000pt" svg:fill-rule="nonzero"/>
    </style:style>
    <style:style style:name="gr5" style:family="graphic">
      <style:graphic-properties draw:fill="solid" draw:fill-color="#ffffff" draw:stroke="none" fo:margin="1.000000000000000pt" style:wrap="biggest" style:wrap-dynamic-threshold="0.000000000000000pt" svg:fill-rule="nonzero"/>
    </style:style>
    <style:style style:name="gr6" style:family="graphic">
      <style:graphic-properties draw:fill="solid" draw:fill-color="#000000" draw:stroke="none" fo:margin="1.000000000000000pt" style:wrap="biggest" style:wrap-dynamic-threshold="0.000000000000000pt" svg:fill-rule="nonzero"/>
    </style:style>
    <style:style style:name="gr7" style:family="graphic">
      <style:graphic-properties draw:fill="none" draw:stroke="solid" draw:stroke-linejoin="miter" fo:margin="1.000000000000000pt" style:wrap="biggest" style:wrap-dynamic-threshold="0.000000000000000pt" svg:fill-rule="nonzero" svg:stroke-color="#000000" svg:stroke-opacity="1" svg:stroke-width="0.008446400000000pt"/>
    </style:style>
    <style:style style:name="gr8" style:family="graphic">
      <style:graphic-properties draw:fill="solid" draw:fill-color="#ffe60b" draw:stroke="none" fo:margin="1.000000000000000pt" style:wrap="biggest" style:wrap-dynamic-threshold="0.000000000000000pt" svg:fill-rule="nonzero"/>
    </style:style>
    <style:style style:name="gr9" style:family="graphic">
      <style:graphic-properties draw:fill="none" draw:stroke="solid" draw:stroke-linejoin="miter" fo:margin="1.000000000000000pt" style:wrap="biggest" style:wrap-dynamic-threshold="0.000000000000000pt" svg:fill-rule="nonzero" svg:stroke-color="#ffffff" svg:stroke-opacity="1" svg:stroke-width="0.178596792000000pt"/>
    </style:style>
    <style:style style:name="dp2" style:family="drawing-page"/>
  </office:automatic-styles>
  <office:body>
    <office:drawing>
      <draw:page draw:name="page1" draw:id="page1" draw:master-page-name="Default1" draw:style-name="dp2">
        <draw:layer-set>
          <draw:layer draw:name="g3243"/>
        </draw:layer-set>
        <draw:g draw:style-name="gr1" draw:id="shape1" svg:y="-0.04374037819pt">
          <draw:path draw:style-name="gr2" draw:id="shape2" draw:name="path16" draw:layer="g3243" svg:width="140.19502420272pt" svg:height="93.59403925787pt" draw:transform="matrix(1.06388280000 0.00000000000 0.00000000000 1.06388280000 0.10559806540pt 0.10559778496pt)" svg:viewBox="0 0 140 94" svg:d="M7.08512e-15 0L140.195 0L140.195 93.594L0 93.594L0 5.67205e-15L0 5.67205e-15" koffice:nodeTypes="cccccc"/>
          <draw:path draw:style-name="gr3" draw:id="shape3" draw:name="path18" draw:layer="g3243" svg:width="140.19502420272pt" svg:height="31.52702108903pt" draw:transform="matrix(1.06388280000 0.00000000000 0.00000000000 1.06388280000 0.10559806540pt 0.10559778496pt)" svg:viewBox="0 0 140 32" svg:d="M7.08512e-15 5.73246e-15L140.195 5.73246e-15L140.195 31.527L0 31.527L0 0" koffice:nodeTypes="ccccc"/>
          <draw:path draw:style-name="gr4" draw:id="shape4" draw:name="path20" draw:layer="g3243" svg:width="140.19502420272pt" svg:height="31.52702108903pt" draw:transform="matrix(1.06388280000 0.00000000000 0.00000000000 1.06388280000 0.10559806540pt 33.36853185664pt)" svg:viewBox="0 0 140 32" svg:d="M7.08512e-15 0L140.195 0L140.195 31.527L0 31.527L0 0" koffice:nodeTypes="ccccc"/>
          <draw:path draw:style-name="gr5" draw:id="shape5" draw:name="path22" draw:layer="g3243" svg:width="140.19502420272pt" svg:height="31.53347559226pt" draw:transform="matrix(1.06388280000 0.00000000000 0.00000000000 1.06388280000 0.10559806540pt 66.63146592832pt)" svg:viewBox="0 0 140 32" svg:d="M7.08512e-15 0L140.195 0L140.195 31.5335L0 31.5335L0 0" koffice:nodeTypes="ccccc"/>
          <draw:path draw:style-name="gr6" draw:id="shape6" draw:name="path24" draw:layer="g3243" svg:width="25.60788962462pt" svg:height="17.36697864856pt" draw:transform="matrix(1.06388280000 0.00000000000 0.00000000000 1.06388280000 39.70526491469pt 13.81266378016pt)" svg:viewBox="0 0 26 17" svg:d="M14.1081 4.46338C14.0925 4.44217 14.0709 4.42645 14.043 4.42331C14.0336 4.42331 14.0243 4.42331 14.0119 4.42331C13.9995 4.42331 13.9839 4.42645 13.9716 4.43274C14.0864 4.22686 14.1546 3.99111 14.1546 3.73887L14.1546 3.73887C14.1546 3.64379 14.1453 3.5487 14.1267 3.45991C14.1081 3.37111 14.0801 3.28153 14.0461 3.19902C13.8661 2.77233 13.4816 2.45015 13.0164 2.35742L13.0164 1.7995L13.3389 1.7995C13.3947 1.7995 13.3978 1.805 13.401 1.82386C13.4041 1.84193 13.4071 1.86629 13.4258 1.90322L13.4258 1.90322C13.432 1.91265 13.4381 1.92523 13.4475 1.93387C13.4537 1.9433 13.463 1.95273 13.4722 1.96216C13.5188 2.00774 13.5839 2.03838 13.6584 2.03838L13.6584 2.03838C13.6925 2.03838 13.7266 2.0321 13.7577 2.02031C13.7669 2.01717 13.7762 2.01402 13.7855 2.00774C13.832 1.98338 13.8692 1.9433 13.8972 1.89458C13.9127 1.86393 13.9188 1.84193 13.9251 1.83014C13.9282 1.82071 13.9312 1.81443 13.9312 1.81443C13.9312 1.81443 13.9375 1.81129 13.9499 1.80814C13.9623 1.805 13.9839 1.7995 14.015 1.78378C14.0305 1.7775 14.043 1.77121 14.0585 1.76257C14.0709 1.75628 14.0832 1.74371 14.0957 1.73428C14.1577 1.68241 14.1949 1.5999 14.1949 1.51032C14.1949 1.45846 14.1824 1.40659 14.1577 1.36338C14.1546 1.35709 14.1515 1.3508 14.1453 1.34452C14.1236 1.31073 14.0894 1.28322 14.0554 1.25886C14.0367 1.24943 14.0213 1.24079 14.0119 1.23136C13.9995 1.22507 13.9871 1.21879 13.9778 1.2125L13.9685 1.21014C13.9592 1.207 13.953 1.20386 13.9499 1.20071C13.9499 1.19757 13.9438 1.19443 13.9375 1.17871C13.9375 1.17635 13.9343 1.17321 13.9312 1.16692C13.9282 1.15749 13.922 1.14806 13.9127 1.13313C13.9034 1.12056 13.894 1.10563 13.8847 1.08991L13.8847 1.08991C13.8785 1.08048 13.8724 1.07184 13.8631 1.06555C13.8569 1.05927 13.8476 1.04984 13.8383 1.04119C13.7917 1.00426 13.7328 0.979901 13.6646 0.979901C13.6304 0.979901 13.5963 0.985402 13.5653 0.997975C13.556 1.00112 13.5468 1.00426 13.5374 1.01055C13.4909 1.03491 13.4506 1.07813 13.4258 1.12685C13.4103 1.15749 13.4071 1.17871 13.4071 1.19757C13.4041 1.2125 13.4041 1.21879 13.3544 1.21879L13.0226 1.21879L13.0226 0.82274L13.0226 0.82274C13.0226 0.777163 13.0257 0.777163 13.0411 0.77402C13.0567 0.77402 13.0815 0.770877 13.1157 0.75516L13.1157 0.75516L13.1157 0.75516C13.1281 0.752017 13.1373 0.743373 13.1498 0.737087C13.159 0.7308 13.1714 0.721371 13.1808 0.712727C13.2304 0.666364 13.2645 0.595642 13.2645 0.522562L13.2645 0.522562C13.2645 0.479342 13.2552 0.436123 13.2335 0.39919C13.2304 0.392903 13.2273 0.390546 13.2241 0.38426C13.2056 0.356756 13.1808 0.328467 13.1498 0.310394C13.1311 0.297821 13.1126 0.289177 13.097 0.276604C13.0846 0.267174 13.0691 0.261674 13.0598 0.25853C13.0506 0.255387 13.0443 0.252244 13.0381 0.245958C13.035 0.239671 13.0288 0.230241 13.0195 0.212168C13.0164 0.202738 13.0102 0.194094 13.004 0.178378C12.9978 0.168948 12.9915 0.157161 12.9792 0.138302L12.9792 0.138302L12.9792 0.138302C12.973 0.129658 12.9668 0.117085 12.9575 0.107656C12.9513 0.0982259 12.9419 0.089582 12.9327 0.0801523C12.8861 0.0337897 12.821 0 12.7497 0L12.7497 0.00314323L12.7497 0C12.6815 0 12.6164 0.0337897 12.5668 0.0801523C12.5574 0.089582 12.5481 0.0982259 12.5418 0.107656C12.5357 0.117085 12.5294 0.126515 12.5202 0.138302L12.5202 0.138302L12.5202 0.138302C12.5109 0.154018 12.5016 0.165805 12.4953 0.178378L12.4953 0.178378C12.4891 0.190951 12.483 0.202738 12.4767 0.212168C12.4706 0.227884 12.4643 0.236528 12.4582 0.245958C12.4551 0.252244 12.4489 0.255387 12.4364 0.25853C12.4271 0.261674 12.4147 0.267174 12.3992 0.276604C12.3837 0.286034 12.3683 0.294678 12.3464 0.310394C12.3186 0.328467 12.2937 0.353613 12.2721 0.38426C12.269 0.387403 12.2658 0.392903 12.2628 0.39919C12.2441 0.436123 12.2317 0.479342 12.2317 0.522562L12.2317 0.522562C12.2317 0.595642 12.2628 0.666364 12.3124 0.712727C12.3217 0.721371 12.331 0.7308 12.3434 0.737087C12.3527 0.743373 12.3651 0.74966 12.3775 0.75516L12.3775 0.75516C12.4086 0.767733 12.4302 0.770877 12.4489 0.77402C12.4643 0.777163 12.4706 0.777163 12.4675 0.82274L12.4675 0.82274L12.4675 1.21879L12.1356 1.21879C12.086 1.21879 12.0828 1.2125 12.0828 1.19757C12.0798 1.18185 12.0767 1.15749 12.0643 1.12685C12.0426 1.07813 12.0023 1.03805 11.9526 1.01055C11.9433 1.0074 11.934 1.00112 11.9248 0.997975C11.8937 0.985402 11.8596 0.979901 11.8255 0.979901L11.8255 0.979901C11.7604 0.979901 11.6983 1.00112 11.6517 1.04119C11.6456 1.04748 11.6363 1.05612 11.627 1.06555C11.6208 1.07184 11.6114 1.08048 11.6053 1.08991L11.6053 1.08991C11.596 1.10563 11.5866 1.11742 11.5774 1.13313C11.5711 1.14492 11.565 1.15435 11.5587 1.16692C11.5557 1.17007 11.5557 1.17635 11.5525 1.17871C11.5463 1.19128 11.5433 1.19757 11.5402 1.20071C11.5402 1.20386 11.5339 1.20386 11.5215 1.21014L11.5122 1.2125C11.5029 1.21564 11.4936 1.22193 11.4782 1.23136C11.4688 1.23765 11.4532 1.24629 11.4347 1.25886C11.4005 1.28008 11.3696 1.30837 11.3448 1.34452C11.3417 1.3508 11.3354 1.35709 11.3324 1.36338C11.3076 1.40659 11.2921 1.45531 11.2921 1.51032C11.2921 1.5999 11.3293 1.67927 11.3913 1.73428C11.4005 1.74371 11.413 1.75314 11.4285 1.76257C11.4409 1.77121 11.4564 1.7775 11.4688 1.78378L11.4688 1.78378C11.4998 1.79635 11.5184 1.80186 11.5339 1.80814C11.5463 1.81129 11.5494 1.81443 11.5525 1.81443C11.5525 1.81443 11.5557 1.82071 11.5587 1.83014C11.5619 1.84193 11.5711 1.86393 11.5866 1.89458C11.6084 1.94016 11.6487 1.98338 11.6983 2.00774C11.7076 2.01088 11.7169 2.01717 11.7263 2.02031C11.7542 2.02974 11.7883 2.03838 11.8255 2.03838C11.8968 2.03838 11.965 2.01088 12.0116 1.96216C12.0209 1.95587 12.0271 1.9433 12.0364 1.93387C12.0426 1.92523 12.0519 1.9158 12.055 1.90322L12.055 1.90322C12.0736 1.86943 12.0767 1.84507 12.0798 1.82386C12.0828 1.805 12.0828 1.7995 12.1418 1.7995L12.4643 1.7995L12.4643 2.35742C11.9991 2.45015 11.6146 2.77233 11.4347 3.19902C11.4005 3.28153 11.3727 3.36797 11.354 3.45991C11.3385 3.5487 11.3262 3.64379 11.3262 3.73887L11.3262 3.73887C11.3262 3.99111 11.3913 4.22686 11.5091 4.43274C11.4967 4.42959 11.4843 4.42331 11.4688 4.42331C11.4595 4.42331 11.4471 4.42331 11.4378 4.42331C11.4099 4.42645 11.3881 4.44217 11.3727 4.46338C11.3758 4.43588 11.3789 4.40523 11.3789 4.37144L11.3789 4.37144C11.3789 4.22371 11.32 4.0862 11.2207 3.98797C11.1215 3.88974 10.985 3.83081 10.8331 3.83081L10.8331 3.83081C10.6842 3.83081 10.5478 3.88974 10.4453 3.98797C10.3896 4.04298 10.3461 4.11056 10.3182 4.18757C10.3027 4.06734 10.2438 3.95732 10.1569 3.87089C10.0546 3.76952 9.91192 3.70508 9.75377 3.70508C9.56457 3.70508 9.39713 3.79781 9.29479 3.93846C9.27613 3.96597 9.25755 3.99426 9.24207 4.0249C9.23897 4.03355 9.23278 4.04298 9.22961 4.05555C9.20484 3.96282 9.15212 3.88031 9.08701 3.81588C8.98467 3.71451 8.83891 3.65007 8.68067 3.65007C8.4729 3.65007 8.28997 3.75773 8.19073 3.92353C8.17207 3.95418 8.15659 3.98797 8.14111 4.0249C8.13793 4.03669 8.13174 4.05241 8.12864 4.06419C8.10078 3.99426 8.05735 3.92903 8.00153 3.87403C7.8961 3.76952 7.75342 3.70508 7.59217 3.70508L7.59217 3.70508C7.38122 3.70508 7.1952 3.81588 7.09596 3.98483C7.0773 4.01547 7.06182 4.05241 7.04943 4.0862C7.04316 4.10741 7.03697 4.12863 7.03078 4.15378C7.01529 4.13177 6.99354 4.11056 6.97496 4.08934C6.86953 3.98483 6.72066 3.91725 6.55632 3.91725L6.55632 3.91725C6.39499 3.91725 6.24612 3.98168 6.14069 4.08934C6.03525 4.19307 5.96705 4.3408 5.96705 4.50346L5.96705 4.50346C5.96705 4.52782 5.96705 4.54982 5.97015 4.57418C5.8771 4.51289 5.76237 4.47596 5.64137 4.47596L5.64137 4.47596C5.48012 4.47596 5.33126 4.54039 5.22273 4.64805L5.22273 4.64805C5.11729 4.75177 5.04901 4.89951 5.04901 5.05903L5.04901 5.05903C5.04901 5.14468 5.06767 5.23112 5.10483 5.30734C5.10792 5.31677 5.11419 5.32934 5.12039 5.33799C5.0614 5.31677 4.9932 5.3042 4.925 5.3042L4.925 5.3042C4.76367 5.3042 4.61488 5.36942 4.50627 5.47629L4.50627 5.47629C4.40084 5.5808 4.33264 5.72853 4.33264 5.89119C4.33264 5.97685 4.35121 6.0625 4.38845 6.13951C4.2954 6.14265 4.18687 6.14894 4.07214 6.16073C4.05039 6.16387 4.02562 6.16701 4.00077 6.16701C3.97909 6.17016 3.95424 6.1733 3.92637 6.17644C3.92637 6.17644 3.92637 6.17644 3.92328 6.17644C3.92018 6.035 3.85809 5.90613 3.76504 5.81104C3.6658 5.71282 3.5294 5.65467 3.37744 5.65467L3.37744 5.65467C3.22858 5.65467 3.089 5.71282 2.99285 5.81104C2.9029 5.89984 2.84399 6.02007 2.8347 6.15523C2.8347 6.15523 2.8316 6.15208 2.8316 6.15208C2.72926 6.05071 2.58659 5.98628 2.42836 5.98628L2.42836 5.98628C2.2733 5.98628 2.13063 6.04757 2.02519 6.15208C1.92285 6.25267 1.85775 6.39411 1.85775 6.55049C1.85775 6.58742 1.86085 6.62121 1.86704 6.65814C1.77399 6.59371 1.65617 6.55363 1.52898 6.55363L1.52898 6.55363C1.36773 6.55363 1.21886 6.61807 1.11343 6.72572C1.00799 6.83023 0.939713 6.97718 0.939713 7.13984C0.939713 7.21685 0.955274 7.29072 0.983142 7.36144C0.986238 7.37323 0.992431 7.38266 0.998703 7.39523C0.952178 7.38266 0.896363 7.37637 0.843646 7.37637L0.843646 7.37637C0.676123 7.37637 0.527259 7.44395 0.41563 7.5516C0.307098 7.65926 0.238819 7.80935 0.238819 7.9783C0.238819 8.12524 0.291536 8.2604 0.38149 8.36492C0.396972 8.38299 0.41563 8.40185 0.437305 8.41992C0.443497 8.42621 0.452866 8.43564 0.465252 8.44192C0.353623 8.46628 0.25438 8.52129 0.176811 8.60144C0.0682792 8.7091 0 8.85919 0 9.02499C0 9.20887 0.0837612 9.37153 0.214047 9.48548C0.238819 9.50669 0.266765 9.52555 0.294633 9.54363C0.313291 9.55306 0.331869 9.5617 0.353623 9.57113C0.331869 9.58684 0.310194 9.60492 0.28844 9.62614C0.179908 9.73693 0.108612 9.88781 0.108612 10.056C0.108612 10.2218 0.176811 10.3758 0.28844 10.4858C0.396972 10.5935 0.552109 10.6642 0.722648 10.6642C0.747499 10.6642 0.775366 10.6642 0.803313 10.661C0.722648 10.7656 0.673027 10.8976 0.673027 11.0382C0.673027 11.2166 0.747499 11.3761 0.871513 11.4901C0.893188 11.5081 0.918038 11.5294 0.945985 11.5482C0.952178 11.5514 0.961467 11.5569 0.970756 11.5631C0.958371 11.5631 0.945985 11.5663 0.930424 11.5663C0.893188 11.5694 0.856031 11.5757 0.818795 11.582C0.787752 11.5883 0.756788 11.5938 0.728841 11.6032C0.728841 11.6032 0.728841 11.6032 0.728841 11.6032C0.697877 11.6127 0.651352 11.6307 0.604827 11.6559C0.539644 11.6889 0.468348 11.7415 0.418726 11.7997C0.369105 11.861 0.338062 11.9317 0.359816 12.0056C0.362912 12.0173 0.369105 12.0331 0.375298 12.0456C0.474541 12.2201 0.614116 12.2201 0.77227 12.1926C0.871513 12.1777 0.980045 12.1462 1.08858 12.1462C1.29643 12.1462 1.47626 12.1745 1.62822 12.2232C1.77709 12.2727 1.90428 12.3427 2.0159 12.4291C2.0159 12.4323 2.0159 12.4323 2.0159 12.4354C2.02519 12.521 2.11515 12.6774 2.22368 12.8157C2.33229 12.954 2.4594 13.0735 2.54936 13.086C2.55245 13.086 2.55245 13.086 2.55555 13.086C2.57413 13.1167 2.60207 13.1623 2.63002 13.2055C2.79127 13.4695 2.95562 13.7398 3.19134 13.9606C3.29987 14.0652 3.42706 14.1508 3.56656 14.2184C3.59141 14.231 3.61928 14.2428 3.64722 14.2522C3.81776 14.3198 4.00696 14.3598 4.20235 14.3598L4.20235 14.3598C4.26436 14.3598 4.32954 14.3567 4.39155 14.3504C4.17758 14.4455 4.01625 14.5626 4.0411 14.6946C4.06277 14.8077 4.17448 14.8415 4.31715 14.8321L4.31715 15.3083C4.08453 15.3759 3.90772 15.5291 3.84261 15.7044C3.83023 15.7413 3.82094 15.7782 3.81776 15.8175C3.81467 15.8544 3.81776 15.8945 3.82403 15.9315L3.82403 15.9315C3.82403 15.9315 3.82403 15.9346 3.82403 15.9377C3.8519 16.0698 3.95114 16.1743 4.08762 16.2356C4.15582 16.2662 4.23339 16.2843 4.31715 16.2937L4.31715 16.9137C4.14034 17.0025 4.01942 17.107 4.0411 17.2233C4.10001 17.5211 4.72651 17.2697 4.89395 17.2147C4.92809 17.2021 4.95596 17.1927 4.97462 17.1872C4.97462 17.1872 4.97462 17.1872 4.97462 17.1872C4.97462 17.1872 4.97462 17.1872 4.97462 17.1872C5.57317 17.0025 6.18411 16.8556 6.79823 16.7353C8.51013 16.4014 10.5819 16.2049 12.8055 16.2049L12.8055 16.2049L12.8055 16.2049C15.0292 16.2049 17.1009 16.4014 18.8128 16.7353C19.4268 16.8556 20.0378 16.9994 20.6364 17.1872C20.6364 17.1872 20.6364 17.1872 20.6364 17.1872L20.6364 17.1872C20.6551 17.1927 20.6829 17.2021 20.7202 17.2147C20.8876 17.2728 21.5141 17.5211 21.573 17.2233C21.5947 17.1102 21.4768 17.0056 21.297 16.9137L21.297 16.2937C21.3776 16.2874 21.4582 16.2693 21.5264 16.2356C21.6598 16.1743 21.759 16.0698 21.787 15.9377C21.787 15.9377 21.787 15.9346 21.787 15.9315L21.787 15.9315C21.7932 15.8945 21.7964 15.8544 21.7932 15.8175C21.7901 15.7814 21.7808 15.7413 21.7684 15.7044C21.7033 15.5291 21.5264 15.3759 21.2939 15.3083L21.2939 14.8321C21.4334 14.8384 21.5451 14.8109 21.5699 14.6946C21.5947 14.5626 21.4365 14.4486 21.2195 14.3504C21.2815 14.3567 21.3435 14.3598 21.4086 14.3598C21.604 14.3598 21.7932 14.3229 21.9638 14.2522C21.9917 14.2428 22.0196 14.231 22.0445 14.2184C22.1809 14.154 22.3111 14.0652 22.4196 13.9606C22.6522 13.743 22.8198 13.4695 22.981 13.2055C23.0058 13.1623 23.0337 13.1198 23.0555 13.086C23.0555 13.086 23.0616 13.086 23.0616 13.086C23.1484 13.0735 23.2788 12.954 23.3873 12.8157C23.4927 12.6774 23.5827 12.521 23.595 12.4354C23.595 12.4323 23.595 12.4323 23.595 12.4291C23.7067 12.3458 23.8339 12.2727 23.9828 12.2232C24.1347 12.1745 24.3115 12.1462 24.5224 12.1462L24.5224 12.1462C24.6279 12.1462 24.7363 12.1745 24.8356 12.1926C24.9907 12.2169 25.1333 12.2169 25.2326 12.0456C25.2388 12.0331 25.245 12.0205 25.248 12.0056C25.2667 11.9317 25.2419 11.861 25.1892 11.7997C25.1396 11.7415 25.0682 11.6889 25.0031 11.6527C24.9566 11.6276 24.9132 11.6095 24.879 11.6001C24.879 11.6001 24.879 11.6001 24.879 11.6001C24.8511 11.5938 24.8201 11.5852 24.786 11.5789C24.7518 11.5726 24.7147 11.5663 24.6775 11.5631C24.6651 11.5631 24.6526 11.56 24.6371 11.56C24.6433 11.5569 24.6526 11.5514 24.662 11.5451C24.6867 11.5294 24.7115 11.5081 24.7363 11.4869C24.8573 11.373 24.9348 11.2135 24.9348 11.0351C24.9348 10.8944 24.8884 10.7624 24.8046 10.6579C24.8294 10.661 24.8573 10.661 24.8852 10.661L24.8852 10.661C25.0527 10.661 25.2077 10.5935 25.3195 10.4827C25.428 10.3727 25.4993 10.2218 25.4993 10.0528C25.4993 9.88781 25.431 9.73379 25.3195 9.62378C25.3008 9.60492 25.2791 9.58684 25.2543 9.56799C25.2729 9.55934 25.2915 9.54991 25.3132 9.54048C25.3411 9.52555 25.3691 9.50669 25.3938 9.48233C25.5241 9.37153 25.6079 9.20887 25.6079 9.02185C25.6079 8.85604 25.5396 8.70596 25.431 8.5983L25.431 8.5983C25.3535 8.52129 25.2543 8.46314 25.1426 8.43878C25.152 8.43249 25.1582 8.42306 25.1674 8.41678C25.1861 8.40185 25.2047 8.38063 25.2233 8.36177C25.3102 8.25726 25.3659 8.1221 25.3659 7.97515C25.3659 7.80935 25.2977 7.65926 25.1892 7.54846L25.1892 7.54846C25.0806 7.44081 24.9287 7.37323 24.7612 7.37323L24.7612 7.37323C24.7084 7.37323 24.6558 7.37951 24.6061 7.39209C24.6092 7.38266 24.6155 7.37008 24.6216 7.3583C24.6464 7.29072 24.6651 7.21685 24.6651 7.13748C24.6651 6.97718 24.5999 6.83023 24.4914 6.72258C24.3859 6.61807 24.237 6.55049 24.0727 6.55049C23.9486 6.55049 23.8308 6.58742 23.7347 6.655C23.7408 6.62121 23.7439 6.58742 23.7439 6.54813C23.7439 6.39411 23.682 6.25267 23.5765 6.14894C23.4742 6.04757 23.3315 5.98313 23.1764 5.98313L23.1764 5.98313C23.0213 5.98313 22.8756 6.04443 22.7732 6.14894C22.7732 6.14894 22.7732 6.15208 22.7701 6.15208C22.7608 6.01692 22.7019 5.8967 22.6119 5.8079C22.5127 5.70967 22.3762 5.65152 22.2274 5.65152C22.0785 5.65152 21.939 5.70967 21.8397 5.8079C21.7467 5.89984 21.6847 6.02871 21.6815 6.1733C21.6815 6.1733 21.6785 6.1733 21.6785 6.1733C21.6536 6.17016 21.6288 6.16701 21.604 6.16387C21.5792 6.16073 21.5544 6.16073 21.5327 6.15758C21.4179 6.1458 21.3094 6.13951 21.2164 6.13637C21.2505 6.0625 21.2722 5.97685 21.2722 5.88805C21.2722 5.72853 21.2071 5.5808 21.0985 5.47315C20.9931 5.36942 20.8442 5.30184 20.6829 5.30184L20.6829 5.30184C20.6147 5.30184 20.5496 5.31048 20.4875 5.33563C20.4938 5.3262 20.4969 5.31677 20.503 5.3042C20.5372 5.23112 20.5558 5.14468 20.5558 5.05588L20.5558 5.05588C20.5558 4.89636 20.4906 4.74863 20.382 4.6449L20.382 4.6449C20.2767 4.54039 20.1278 4.47281 19.9634 4.47281L19.9634 4.47281C19.8425 4.47281 19.7277 4.50975 19.6346 4.57104C19.6346 4.54982 19.6377 4.52468 19.6377 4.50032L19.6377 4.50032C19.6377 4.3408 19.5726 4.19307 19.4641 4.0862C19.3587 3.98168 19.2098 3.9141 19.0485 3.9141L19.0485 3.9141C18.8872 3.9141 18.7384 3.97854 18.6298 4.0862C18.6113 4.10427 18.5926 4.12549 18.574 4.15063C18.571 4.12863 18.5647 4.10741 18.5554 4.08305C18.543 4.04926 18.5275 4.01233 18.5089 3.98168C18.4065 3.81588 18.2236 3.70194 18.0095 3.70194C17.8513 3.70194 17.7056 3.76637 17.6002 3.87089C17.5475 3.92353 17.5009 3.98797 17.473 4.06105C17.47 4.04926 17.4668 4.03355 17.4606 4.02176C17.4482 3.98797 17.4327 3.95418 17.4141 3.92039C17.3148 3.75773 17.1319 3.64693 16.9241 3.64693L16.9241 3.64693C16.7659 3.64693 16.6233 3.70822 16.5178 3.81274C16.4527 3.87717 16.4031 3.96047 16.372 4.05241C16.369 4.04298 16.3658 4.0304 16.3596 4.02176C16.3472 3.99426 16.3287 3.96282 16.31 3.93532C16.2077 3.79466 16.0371 3.70194 15.8479 3.70194L15.8479 3.70194C15.6929 3.70194 15.5502 3.76402 15.4448 3.86774C15.361 3.95104 15.3021 4.06105 15.2866 4.18442C15.2586 4.11056 15.2153 4.03983 15.1594 3.98483C15.0601 3.8866 14.9237 3.82845 14.7748 3.82845L14.7748 3.82845C14.6259 3.82845 14.4864 3.8866 14.3872 3.98483C14.2879 4.08305 14.229 4.21821 14.229 4.3683L14.229 4.3683C14.229 4.39895 14.2321 4.42959 14.2352 4.46024" koffice: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path draw:style-name="gr7" draw:id="shape7" draw:name="path26" draw:layer="g3243" svg:width="25.59536667969pt" svg:height="17.36022904784pt" draw:transform="matrix(1.06388280000 0.00000000000 0.00000000000 1.06388280000 39.69862628602pt 13.80670603648pt)" svg:viewBox="0 0 26 17" svg:d="M14.1108 4.46487C14.0952 4.44366 14.0736 4.42795 14.0457 4.4248C14.0364 4.4248 14.0271 4.4248 14.0147 4.4248L14.0147 4.4248C14.0023 4.4248 13.9868 4.42795 13.9744 4.43423C14.0891 4.22839 14.1573 3.99269 14.1573 3.7405L14.1573 3.7405C14.1573 3.64544 14.148 3.55351 14.1293 3.46159L14.1293 3.46159C14.1108 3.37281 14.0829 3.28325 14.0488 3.20076C13.869 2.77415 13.4844 2.45203 13.0194 2.35696L13.0194 1.79836L13.3418 1.79836C13.3976 1.79836 13.4007 1.80465 13.4039 1.82272L13.4039 1.82272C13.407 1.84079 13.4101 1.86593 13.4287 1.90285L13.4287 1.90285C13.4348 1.9115 13.4411 1.92407 13.4504 1.9335C13.4566 1.94214 13.4659 1.95157 13.4752 1.96099C13.5217 2.00656 13.5868 2.0372 13.6612 2.0372L13.6612 2.0372C13.6953 2.0372 13.7294 2.0317 13.7574 2.01913C13.7666 2.01599 13.7759 2.01285 13.7853 2.00656C13.8317 1.98221 13.869 1.94214 13.8968 1.89343C13.9124 1.86279 13.9186 1.84079 13.9248 1.829C13.9278 1.81958 13.9309 1.81329 13.9309 1.81329L13.9309 1.81329C13.9309 1.81329 13.9372 1.81015 13.9496 1.807L13.9496 1.807C13.962 1.80465 13.9837 1.79836 14.0147 1.78265L14.0147 1.78265L14.0147 1.78265L14.0147 1.78265C14.0301 1.77636 14.0425 1.77086 14.0581 1.76144C14.0705 1.75515 14.0829 1.74258 14.0952 1.73394C14.1573 1.6813 14.1944 1.59881 14.1944 1.51003L14.1944 1.51003C14.1944 1.45739 14.1821 1.40554 14.1573 1.36232C14.1543 1.35604 14.1512 1.34975 14.1449 1.34425L14.1449 1.34425C14.1232 1.31047 14.0891 1.28219 14.055 1.25783C14.0364 1.24919 14.0209 1.23976 14.0116 1.23033L14.0116 1.23033C13.9992 1.22405 13.9868 1.21776 13.9774 1.21226L13.9774 1.21226L13.9682 1.20912L13.9682 1.20912C13.9589 1.20598 13.9527 1.20284 13.9496 1.19969C13.9496 1.19655 13.9433 1.19341 13.9372 1.17848C13.9372 1.17534 13.9341 1.1722 13.9309 1.16591C13.9278 1.15648 13.9217 1.14784 13.9124 1.13213C13.9031 1.11956 13.8937 1.10463 13.8845 1.08892L13.8845 1.08892L13.8845 1.08892L13.8845 1.08892C13.8782 1.08027 13.8721 1.07085 13.8627 1.06456C13.8566 1.05828 13.8473 1.04963 13.8379 1.04021C13.7914 1.00328 13.7325 0.978925 13.6643 0.978925L13.6643 0.978925C13.6302 0.978925 13.596 0.98521 13.5651 0.996995C13.5559 1.00014 13.5464 1.00328 13.5372 1.00957C13.4907 1.03392 13.4504 1.07713 13.4256 1.12584C13.4101 1.15648 13.407 1.17848 13.407 1.19655C13.4039 1.21226 13.4039 1.21776 13.3543 1.21776L13.0225 1.21776L13.0225 0.82258L13.0225 0.82258C13.0225 0.776226 13.0256 0.776226 13.0411 0.773084C13.0566 0.773084 13.0814 0.769941 13.1155 0.755014L13.1155 0.755014L13.1155 0.755014L13.1155 0.755014C13.1279 0.751871 13.1372 0.742443 13.1496 0.736158C13.159 0.729873 13.1713 0.721231 13.1806 0.711803C13.2302 0.665449 13.2644 0.59474 13.2644 0.521674L13.2644 0.521674C13.2644 0.478463 13.255 0.435252 13.2333 0.398327C13.2302 0.392827 13.2272 0.389685 13.2241 0.383399C13.2054 0.355901 13.1806 0.328403 13.1496 0.309548L13.1496 0.309548C13.131 0.297763 13.1125 0.288335 13.0969 0.275765L13.0969 0.275765C13.0845 0.267122 13.069 0.260837 13.0598 0.257695L13.0598 0.257695C13.0503 0.254552 13.0442 0.251409 13.0379 0.245124C13.0349 0.238839 13.0287 0.230197 13.0194 0.211341C13.0163 0.201913 13.0102 0.193271 13.0038 0.177558L13.0038 0.177558C12.9977 0.16813 12.9915 0.156345 12.9791 0.137489L12.9791 0.137489L12.9791 0.137489L12.9791 0.137489L12.9791 0.137489L12.9791 0.137489L12.9791 0.137489C12.9729 0.128847 12.9667 0.116277 12.9574 0.106849C12.9511 0.0982068 12.9419 0.0887789 12.9326 0.0793511C12.886 0.0337831 12.821 0 12.7496 0L12.7496 0.00314262L12.7496 0C12.6814 0 12.6164 0.0337831 12.5668 0.0793511C12.5574 0.0887789 12.5481 0.0982068 12.5418 0.106849C12.5357 0.116277 12.5295 0.125705 12.5202 0.137489L12.5202 0.137489L12.5202 0.137489L12.5202 0.137489L12.5202 0.137489L12.5202 0.137489L12.5202 0.137489C12.5109 0.153203 12.5016 0.165773 12.4954 0.177558L12.4954 0.177558C12.4892 0.190128 12.483 0.201913 12.4768 0.211341C12.4706 0.227054 12.4645 0.235696 12.4582 0.245124C12.455 0.251409 12.4489 0.254552 12.4365 0.257695L12.4365 0.257695C12.4272 0.260837 12.4148 0.267122 12.3993 0.275765L12.3993 0.275765C12.3838 0.285192 12.3683 0.29462 12.3466 0.309548L12.3466 0.309548C12.3187 0.328403 12.2938 0.352759 12.2722 0.383399C12.2691 0.386542 12.266 0.392827 12.2628 0.398327C12.2442 0.435252 12.2319 0.478463 12.2319 0.521674L12.2319 0.521674C12.2319 0.59474 12.2628 0.665449 12.3156 0.711803C12.3249 0.721231 12.3342 0.729873 12.3466 0.736158C12.3558 0.742443 12.3683 0.748728 12.3807 0.755014L12.3807 0.755014L12.3807 0.755014L12.3807 0.755014C12.4117 0.766799 12.4334 0.769941 12.452 0.773084C12.4675 0.776226 12.4737 0.776226 12.4706 0.82258L12.4706 0.82258L12.4706 1.21776L12.1419 1.21776C12.0923 1.21776 12.0892 1.21226 12.0892 1.19655C12.0861 1.18162 12.0831 1.15648 12.0707 1.12584C12.0489 1.07713 12.0085 1.03706 11.9589 1.00957C11.9497 1.00642 11.9404 1.00014 11.9311 0.996995C11.9001 0.98521 11.866 0.978925 11.8318 0.978925L11.8318 0.978925C11.7668 0.978925 11.7047 1.00014 11.6582 1.04021C11.6521 1.04649 11.6427 1.05513 11.6334 1.06456C11.6272 1.07085 11.6179 1.08027 11.6117 1.08892L11.6117 1.08892L11.6117 1.08892L11.6117 1.08892C11.6024 1.10463 11.5931 1.1172 11.5838 1.13213C11.5776 1.1447 11.5715 1.15334 11.5652 1.16591C11.5621 1.16905 11.5621 1.17534 11.559 1.17848C11.5528 1.19027 11.5497 1.19655 11.5466 1.19969C11.5466 1.20284 11.5404 1.20284 11.528 1.20912L11.528 1.20912L11.5187 1.21226L11.5187 1.21226C11.5094 1.21541 11.5001 1.22091 11.4846 1.23033L11.4846 1.23033C11.4753 1.23662 11.4598 1.24605 11.4412 1.25783C11.4071 1.27983 11.3761 1.30733 11.3512 1.34425L11.3512 1.34425C11.3481 1.34975 11.342 1.35604 11.3389 1.36232C11.314 1.40554 11.2985 1.45425 11.2985 1.51003L11.2985 1.51003C11.2985 1.59881 11.3357 1.67816 11.3978 1.73394C11.4071 1.74258 11.4195 1.75201 11.435 1.76144C11.4474 1.77086 11.4628 1.77636 11.4753 1.78265L11.4753 1.78265L11.4753 1.78265L11.4753 1.78265C11.5063 1.79522 11.525 1.80151 11.5404 1.807L11.5404 1.807C11.5528 1.81015 11.5559 1.81329 11.559 1.81329L11.559 1.81329C11.559 1.81329 11.5621 1.81958 11.5652 1.829C11.5683 1.84079 11.5776 1.86279 11.5931 1.89343C11.6147 1.93899 11.6551 1.98221 11.7047 2.00656C11.714 2.0097 11.7234 2.01599 11.7326 2.01913C11.7605 2.02856 11.7946 2.0372 11.8288 2.0372L11.8288 2.0372C11.9001 2.0372 11.9684 2.0097 12.0148 1.96099C12.0241 1.95471 12.0303 1.94214 12.0396 1.9335C12.0458 1.92407 12.0551 1.91464 12.0582 1.90285L12.0582 1.90285C12.0768 1.86907 12.0799 1.84393 12.0831 1.82272L12.0831 1.82272C12.0861 1.80465 12.0861 1.79836 12.145 1.79836L12.4675 1.79836L12.4675 2.35696C12.0024 2.44888 11.6179 2.771 11.4381 3.20076C11.404 3.28325 11.3761 3.36967 11.3575 3.46159L11.3575 3.46159C11.342 3.55037 11.3296 3.64544 11.3296 3.7405L11.3296 3.7405C11.3296 3.99269 11.3947 4.22839 11.5125 4.43423C11.5001 4.43109 11.4877 4.4248 11.4723 4.4248L11.4723 4.4248C11.4628 4.4248 11.4504 4.4248 11.4412 4.4248C11.4132 4.42795 11.3916 4.44366 11.3761 4.46487C11.3792 4.43738 11.3823 4.40673 11.3823 4.37295L11.3823 4.37295L11.3823 4.37295C11.3823 4.22603 11.3234 4.08776 11.2242 3.98955C11.125 3.89135 10.9885 3.83321 10.8366 3.83321L10.8366 3.83321L10.8366 3.83321C10.6877 3.83321 10.5513 3.89135 10.449 3.98955C10.3932 4.04455 10.3498 4.11211 10.3218 4.18911C10.3063 4.0689 10.2475 3.95891 10.1606 3.87249L10.1606 3.87249C10.0583 3.77114 9.91569 3.70672 9.75757 3.70672L9.75757 3.70672C9.56842 3.70672 9.40102 3.79942 9.29561 3.94006C9.27695 3.96755 9.25838 3.99584 9.2429 4.02648C9.23981 4.03512 9.23354 4.04455 9.23044 4.05712C9.20568 3.9652 9.15297 3.88192 9.08788 3.81749C8.98557 3.71614 8.83984 3.65172 8.68164 3.65172L8.68164 3.65172C8.47392 3.65172 8.29104 3.75936 8.19182 3.92513C8.17317 3.95577 8.15769 3.98955 8.14213 4.02648C8.13903 4.03826 8.13284 4.05398 8.12975 4.06576C8.10189 3.99584 8.05847 3.93141 8.00267 3.87563L8.00267 3.87563C7.89726 3.77114 7.75462 3.70672 7.59333 3.70672L7.59333 3.70672C7.38251 3.70672 7.19963 3.81749 7.09724 3.98641L7.09724 3.98641C7.07866 4.01705 7.06009 4.05398 7.04763 4.08776C7.04144 4.10897 7.03525 4.13018 7.02905 4.15533C7.01358 4.13333 6.99183 4.11211 6.97325 4.0909L6.97325 4.0909C6.86784 3.98641 6.71902 3.91884 6.55463 3.91884L6.55463 3.91884L6.55463 3.91884C6.39342 3.91884 6.24459 3.98327 6.13609 4.0909L6.13609 4.0909C6.03068 4.19539 5.96249 4.34231 5.96249 4.50494L5.96249 4.50494C5.96249 4.5293 5.96249 4.5513 5.96559 4.57565C5.87256 4.51437 5.75778 4.47744 5.6369 4.47744L5.6369 4.47744L5.6369 4.47744C5.47569 4.47744 5.32686 4.54187 5.21835 4.6495L5.21835 4.6495C5.11286 4.75321 5.04468 4.90091 5.04468 5.0604L5.04468 5.0604C5.04468 5.14604 5.06325 5.23246 5.10048 5.30867C5.10358 5.31809 5.10977 5.33066 5.11604 5.34009C5.05706 5.31809 4.98888 5.30631 4.9207 5.30631L4.9207 5.30631L4.9207 5.30631C4.75941 5.30631 4.61058 5.37073 4.50207 5.47758L4.50207 5.47758C4.39666 5.58207 4.32848 5.72978 4.32848 5.89241L4.32848 5.89241C4.32848 5.97804 4.34705 6.06368 4.38428 6.14067C4.29125 6.14382 4.18275 6.1501 4.06797 6.16189C4.0463 6.16503 4.02146 6.16817 3.99669 6.16817C3.97494 6.17131 3.95018 6.17446 3.92224 6.1776C3.92224 6.1776 3.92224 6.1776 3.91914 6.1776C3.91605 6.03618 3.85405 5.90733 3.76103 5.81227C3.66181 5.71406 3.52536 5.65592 3.37344 5.65592L3.37344 5.65592L3.37344 5.65592C3.22461 5.65592 3.08515 5.71406 2.98902 5.81227C2.89909 5.90105 2.8402 6.02125 2.83083 6.15639C2.83083 6.15639 2.82773 6.15324 2.82773 6.15324C2.72542 6.05189 2.58278 5.98747 2.42467 5.98747L2.42467 5.98747L2.42467 5.98747C2.26965 5.98747 2.12701 6.04875 2.0216 6.15324C1.91929 6.25459 1.8573 6.39523 1.8573 6.55236L1.8573 6.55236C1.8573 6.5885 1.86039 6.62228 1.86658 6.65921C1.77356 6.59478 1.65576 6.55471 1.5286 6.55471L1.5286 6.55471L1.5286 6.55471C1.36739 6.55471 1.21857 6.61914 1.11316 6.72677L1.11316 6.72677C1.00775 6.83126 0.939483 6.97818 0.939483 7.1416L0.939483 7.1416C0.939483 7.21781 0.95504 7.29166 0.982901 7.36237L0.982901 7.36237C0.985996 7.37415 0.992188 7.38358 0.998458 7.39615C0.948849 7.38358 0.896065 7.37729 0.84336 7.37729L0.84336 7.37729L0.84336 7.37729C0.679053 7.37729 0.527129 7.44486 0.415528 7.55249L0.415528 7.55249C0.307023 7.66013 0.23876 7.81019 0.23876 7.97596L0.23876 7.97596C0.23876 8.12366 0.291465 8.25801 0.381397 8.3625L0.381397 8.3625C0.396875 8.38136 0.415528 8.39943 0.437198 8.4175C0.443389 8.42378 0.452755 8.43321 0.465138 8.4395C0.353536 8.46385 0.254318 8.51885 0.176768 8.59899L0.176768 8.59899C0.0682625 8.70662 0 8.85668 0 9.02245L0 9.02245C0 9.2063 0.0837406 9.36893 0.213995 9.4797C0.23876 9.50092 0.2667 9.51977 0.294561 9.53784C0.313214 9.54727 0.331788 9.5567 0.353536 9.56534C0.331788 9.58105 0.310118 9.59912 0.288369 9.62112C0.179864 9.73111 0.108585 9.88196 0.108585 10.0509L0.108585 10.0509L0.108585 10.0509C0.108585 10.2166 0.176768 10.3667 0.288369 10.4806C0.396875 10.5875 0.551974 10.6582 0.722471 10.6582L0.722471 10.6582C0.747236 10.6582 0.775176 10.6582 0.803116 10.655C0.722471 10.7595 0.672862 10.8915 0.672862 11.0329L0.672862 11.0329C0.672862 11.2105 0.747236 11.37 0.868204 11.4839C0.889873 11.502 0.914718 11.524 0.942578 11.542C0.948849 11.5452 0.958136 11.5515 0.967423 11.5578C0.95504 11.5578 0.942578 11.5601 0.9271 11.5601C0.889873 11.5633 0.852726 11.5695 0.815499 11.5758C0.784463 11.5821 0.753507 11.5884 0.725567 11.597L0.725567 11.597C0.725567 11.597 0.725567 11.597 0.725567 11.597L0.725567 11.597C0.694531 11.6065 0.648018 11.6253 0.601504 11.6497C0.536416 11.6835 0.465138 11.7353 0.415528 11.7935C0.365919 11.8524 0.334883 11.9254 0.356632 11.9993C0.359728 12.0119 0.365919 12.0268 0.37211 12.0394C0.468233 12.2146 0.61087 12.2146 0.76589 12.1863C0.865108 12.1714 0.973614 12.1407 1.08212 12.1407L1.08212 12.1407C1.28984 12.1407 1.46971 12.1682 1.62163 12.2169C1.77046 12.2664 1.89762 12.3371 2.00922 12.4228C2.00922 12.4259 2.00922 12.4259 2.00922 12.4291C2.01851 12.5147 2.10844 12.6718 2.21694 12.8093C2.32545 12.9476 2.45261 13.067 2.54254 13.0796C2.54564 13.0796 2.54564 13.0796 2.54873 13.0796C2.56731 13.1102 2.59525 13.1566 2.62311 13.199C2.78432 13.463 2.9487 13.7332 3.18437 13.954C3.29287 14.0585 3.41995 14.1449 3.55949 14.2125C3.58434 14.2243 3.6122 14.2368 3.64014 14.2455C3.81064 14.313 3.99979 14.3531 4.19513 14.3531L4.19513 14.3531C4.25712 14.3531 4.32229 14.35 4.38428 14.3437C4.17028 14.4395 4.00907 14.5558 4.03392 14.6878C4.05559 14.8017 4.16719 14.8347 4.30983 14.8261L4.30983 15.3014C4.08043 15.369 3.90057 15.5222 3.83548 15.6974C3.82302 15.7343 3.81373 15.7712 3.81064 15.8113C3.80754 15.8482 3.81064 15.8875 3.81683 15.9244L3.81683 15.9244C3.81683 15.9244 3.81683 15.9276 3.81683 15.9307C3.84477 16.0627 3.94399 16.1672 4.08043 16.2285C4.14861 16.2591 4.22616 16.2772 4.30983 16.2866L4.30983 16.9065C4.13314 16.9953 4.01217 17.0998 4.03392 17.2168C4.09281 17.5146 4.71916 17.2624 4.88656 17.2074C4.9207 17.1948 4.94856 17.1862 4.96713 17.1799C4.96713 17.1799 4.96713 17.1799 4.96713 17.1799C4.96713 17.1799 4.96713 17.1799 4.96713 17.1799L4.96713 17.1799C5.56244 16.9953 6.17641 16.8484 6.79029 16.7289C8.50186 16.3942 10.573 16.1978 12.7961 16.1978L12.7961 16.1978L12.7961 16.1978C15.0192 16.1978 17.0904 16.3942 18.802 16.7289C19.4159 16.8484 20.0267 16.9929 20.6251 17.1799L20.6251 17.1799C20.6251 17.1799 20.6251 17.1799 20.6251 17.1799L20.6251 17.1799C20.6437 17.1862 20.6716 17.1948 20.7088 17.2074C20.8731 17.2655 21.5026 17.5146 21.5615 17.2168C21.5832 17.1029 21.4654 16.9984 21.2855 16.9065L21.2855 16.2866C21.3692 16.2803 21.4468 16.2623 21.515 16.2285C21.6483 16.1672 21.7476 16.0627 21.7785 15.9307C21.7785 15.9307 21.7785 15.9276 21.7785 15.9244L21.7785 15.9244C21.7848 15.8875 21.7878 15.8482 21.7848 15.8113C21.7816 15.7744 21.7724 15.7343 21.76 15.6974C21.6949 15.5222 21.5181 15.369 21.2855 15.3014L21.2855 14.8261C21.4251 14.8324 21.5366 14.8041 21.5615 14.6878C21.5863 14.5558 21.4282 14.4419 21.2112 14.3437C21.2731 14.35 21.3351 14.3531 21.4003 14.3531L21.4003 14.3531C21.5957 14.3531 21.7848 14.3162 21.9553 14.2455C21.9832 14.2368 22.0111 14.2243 22.0359 14.2125C22.1723 14.1473 22.2994 14.0585 22.411 13.954C22.6436 13.7364 22.8079 13.463 22.9722 13.199C22.9971 13.1566 23.0249 13.1134 23.0467 13.0796C23.0467 13.0796 23.0529 13.0796 23.0529 13.0796C23.1397 13.067 23.2699 12.9476 23.3785 12.8093C23.4839 12.6718 23.5738 12.5147 23.5862 12.4291C23.5862 12.4259 23.5862 12.4259 23.5862 12.4228C23.6978 12.3403 23.825 12.2664 23.9738 12.2169C24.1257 12.1682 24.3024 12.1407 24.5132 12.1407L24.5132 12.1407C24.6188 12.1407 24.7272 12.1682 24.8295 12.1863C24.9846 12.2114 25.1272 12.2114 25.2233 12.0394C25.2295 12.0268 25.2357 12.015 25.2388 11.9993C25.2574 11.9254 25.2326 11.8555 25.1799 11.7935C25.1303 11.7353 25.059 11.6835 24.9938 11.6497C24.9474 11.6253 24.9039 11.6065 24.8699 11.597L24.8699 11.597C24.8699 11.597 24.8699 11.597 24.8699 11.597L24.8699 11.597C24.8419 11.5915 24.8108 11.5821 24.7768 11.5758C24.7427 11.5695 24.7055 11.5633 24.6684 11.5601C24.6559 11.5601 24.6435 11.5578 24.628 11.5578C24.6342 11.5546 24.6435 11.5483 24.6528 11.542C24.6776 11.5271 24.7024 11.5051 24.7272 11.4839C24.8482 11.3731 24.9256 11.2105 24.9256 11.0329L24.9256 11.0329C24.9256 10.8915 24.876 10.7595 24.7954 10.655C24.8203 10.6582 24.8482 10.6582 24.876 10.6582L24.876 10.6582C25.0434 10.6582 25.1985 10.5906 25.3069 10.4806C25.4156 10.3699 25.4868 10.219 25.4868 10.0509L25.4868 10.0509L25.4868 10.0509C25.4868 9.8851 25.4187 9.73111 25.3069 9.62112C25.2884 9.60227 25.2668 9.5842 25.2419 9.56534C25.2605 9.5567 25.2792 9.54727 25.3008 9.53784C25.3288 9.52292 25.3566 9.50406 25.3815 9.4797C25.5117 9.36893 25.5954 9.2063 25.5954 9.02245L25.5954 9.02245C25.5954 8.85668 25.5272 8.70662 25.4187 8.59899L25.4187 8.59899C25.3411 8.52199 25.2419 8.46385 25.1303 8.4395C25.1396 8.43321 25.1458 8.42378 25.155 8.4175C25.1737 8.40257 25.1922 8.38136 25.2109 8.3625L25.2109 8.3625C25.2977 8.25801 25.3535 8.12366 25.3535 7.97596L25.3535 7.97596C25.3535 7.81019 25.2853 7.66013 25.1768 7.55249L25.1768 7.55249C25.0683 7.44486 24.9164 7.37729 24.7489 7.37729L24.7489 7.37729L24.7489 7.37729C24.6961 7.37729 24.6435 7.38358 24.5939 7.39615C24.5969 7.38672 24.6032 7.37415 24.6093 7.36237L24.6093 7.36237C24.6342 7.2948 24.6528 7.22095 24.6528 7.1416L24.6528 7.1416C24.6528 6.98132 24.5877 6.83441 24.4792 6.72677L24.4792 6.72677C24.3738 6.62228 24.225 6.55471 24.0606 6.55471L24.0606 6.55471L24.0606 6.55471C23.9365 6.55471 23.8187 6.59164 23.7226 6.65921C23.7289 6.62542 23.7319 6.59164 23.7319 6.55236L23.7319 6.55236C23.7319 6.39837 23.6699 6.25695 23.5645 6.15324C23.4622 6.05189 23.3195 5.98747 23.1614 5.98747L23.1614 5.98747L23.1614 5.98747C23.0064 5.98747 22.8638 6.04875 22.7583 6.15324C22.7583 6.15324 22.7583 6.15639 22.7552 6.15639C22.7459 6.02125 22.6871 5.90105 22.5971 5.81227C22.501 5.71406 22.3614 5.65592 22.2126 5.65592L22.2126 5.65592L22.2126 5.65592C22.0638 5.65592 21.9243 5.71406 21.8251 5.81227C21.732 5.90419 21.67 6.03304 21.6669 6.1776C21.6669 6.1776 21.6638 6.1776 21.6638 6.1776C21.639 6.17446 21.6142 6.17131 21.5894 6.16817C21.5646 6.16503 21.5398 6.16503 21.5181 6.16189C21.4034 6.1501 21.2949 6.14382 21.2019 6.14067C21.2359 6.06682 21.2576 5.98119 21.2576 5.89241L21.2576 5.89241C21.2576 5.73292 21.1925 5.58522 21.084 5.47758L21.084 5.47758C20.9786 5.37388 20.8298 5.30631 20.6655 5.30631L20.6655 5.30631L20.6655 5.30631C20.5972 5.30631 20.5321 5.31495 20.4701 5.34009C20.4763 5.33066 20.4793 5.32124 20.4856 5.30867C20.5197 5.2356 20.5383 5.14918 20.5383 5.0604L20.5383 5.0604C20.5383 4.90091 20.4732 4.75321 20.3647 4.6495L20.3647 4.6495C20.2593 4.54501 20.1105 4.47744 19.946 4.47744L19.946 4.47744L19.946 4.47744C19.8252 4.47744 19.7105 4.51437 19.6174 4.57565C19.6174 4.55444 19.6205 4.5293 19.6205 4.50494L19.6205 4.50494C19.6205 4.34545 19.5554 4.19775 19.4469 4.0909L19.4469 4.0909C19.3415 3.98641 19.1927 3.91884 19.0314 3.91884L19.0314 3.91884L19.0314 3.91884C18.8702 3.91884 18.7214 3.98327 18.6128 4.0909L18.6128 4.0909C18.5942 4.10897 18.5756 4.13018 18.557 4.15533C18.5539 4.13333 18.5478 4.11211 18.5384 4.08776C18.526 4.05398 18.5106 4.01705 18.4919 3.98641L18.4919 3.98641C18.3896 3.82064 18.2066 3.70672 17.9927 3.70672L17.9927 3.70672C17.8346 3.70672 17.6889 3.77114 17.5835 3.87563L17.5835 3.87563C17.5308 3.92827 17.4873 3.99269 17.4564 4.06576C17.4532 4.05398 17.4501 4.03826 17.4439 4.02648C17.4315 3.99269 17.416 3.95891 17.3974 3.92513C17.2982 3.7625 17.1152 3.65172 16.9075 3.65172L16.9075 3.65172C16.7494 3.65172 16.6067 3.713 16.5014 3.81749C16.4363 3.88192 16.3867 3.9652 16.3556 4.05712C16.3525 4.04769 16.3495 4.03512 16.3432 4.02648C16.3308 3.99898 16.3122 3.96755 16.2936 3.94006C16.1913 3.79942 16.0208 3.70672 15.8316 3.70672L15.8316 3.70672C15.6766 3.70672 15.534 3.76878 15.4285 3.87249L15.4285 3.87249C15.3449 3.95577 15.2858 4.06576 15.2704 4.18911C15.2426 4.11526 15.1991 4.04455 15.1434 3.98955C15.0472 3.89135 14.9076 3.83321 14.7588 3.83321L14.7588 3.83321L14.7588 3.83321C14.61 3.83321 14.4705 3.89135 14.3712 3.98955C14.272 4.08776 14.2131 4.22289 14.2131 4.37295L14.2131 4.37295L14.2131 4.37295C14.2131 4.40359 14.2163 4.43423 14.2193 4.46487L14.2193 4.46487Z" koffice: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path draw:style-name="gr3" draw:id="shape8" draw:name="path28" draw:layer="g3243" svg:width="5.74121028564pt" svg:height="7.15640612388pt" draw:transform="matrix(1.06388280000 0.00000000000 0.00000000000 1.06388280000 53.96801817398pt 19.66680900122pt)" svg:viewBox="0 0 6 7" svg:d="M0.648036 3.86095C0.706101 3.82236 0.831467 3.77848 0.883429 3.74897C1.1646 3.58629 1.30218 3.50306 1.17994 3.19889C1.17689 3.18981 1.17384 3.18149 1.17078 3.17543C1.15239 3.12474 1.13103 3.06875 1.11264 3.0067C1.09433 2.94768 1.07602 2.88261 1.06068 2.81149C0.975145 2.4657 0.913949 2.02836 0.917001 1.59102L0.920052 0.0361087C1.03626 0.0300556 1.71795 -0.00475013 2.43626 0.000546391C2.93459 0.00357297 3.52761 0.0300556 4.08393 0.154902C4.64033 0.275966 5.1569 0.49161 5.51147 0.872959C5.59708 0.967541 5.6582 1.07347 5.6949 1.19227C5.73161 1.3103 5.74381 1.44044 5.74076 1.57588C5.7255 2.27654 5.21801 3.13382 4.84207 3.50306C4.31627 4.02061 4.36518 4.09173 4.68611 4.53739C4.71671 4.58204 4.75341 4.635 4.79011 4.6857C4.86038 4.7886 4.90319 4.88621 4.92455 4.97776C4.946 5.06402 4.94905 5.14347 4.946 5.21762C4.93684 5.21459 4.92761 5.20854 4.9154 5.20249C4.82979 5.16163 4.73197 5.14044 4.63415 5.12909C4.57913 5.12304 4.52107 5.11699 4.46605 5.11699C4.19701 5.11699 3.95246 5.19946 3.76911 5.35079C3.58568 5.49833 3.45726 5.71095 3.42064 5.96216C3.41445 6.00983 3.4114 6.05674 3.4114 6.10743C3.4114 6.28146 3.46336 6.44111 3.55813 6.5652C3.63459 6.66886 3.73546 6.74831 3.85159 6.79295C3.96475 6.8376 4.09309 6.84895 4.21845 6.81641C4.34374 6.78387 4.46605 6.71048 4.57913 6.58336C4.68916 6.45322 4.76256 6.23985 4.6678 6.08322C4.59447 5.96518 4.45079 5.95913 4.32848 6.00983C4.25515 6.04236 4.30101 6.0068 4.34069 5.98334C4.41104 5.94778 4.51496 5.9266 4.58829 5.95383C4.63415 5.96821 4.67695 6.00377 4.72281 6.07792L4.72281 6.07792C4.73815 6.10441 4.7473 6.13392 4.75036 6.16645C4.75341 6.19899 4.75341 6.23455 4.75036 6.27238C4.72281 6.47365 4.56082 6.72486 4.36823 6.91704C4.33153 6.95261 4.29178 6.98514 4.2521 7.01465C4.09919 7.12134 3.92194 7.16825 3.74767 7.15387C3.57652 7.13874 3.4053 7.06459 3.26162 6.92612C3.22187 6.88754 3.18219 6.84592 3.14854 6.79598L3.14854 6.79598L3.14854 6.79598C3.13328 6.77253 3.11489 6.74529 3.09658 6.71578C3.08132 6.68929 3.06293 6.65979 3.04462 6.62725C2.95901 6.4676 2.88873 6.26406 2.86729 6.04236C2.88263 6.03026 2.89789 6.01588 2.91315 6.00377C3.01402 5.90617 3.07827 5.76997 3.07827 5.62242L3.07827 5.62242C3.07827 5.47488 3.01707 5.33868 2.91315 5.24107C2.81228 5.14347 2.6747 5.08445 2.51882 5.08445L2.51882 5.08445C2.36598 5.08445 2.22536 5.14347 2.12449 5.24107C2.02361 5.33868 1.9625 5.47488 1.95944 5.62242C1.95944 5.76997 2.02056 5.90617 2.12449 6.00377C2.1428 6.02118 2.16424 6.03934 2.1856 6.05371C2.15203 6.24287 2.10617 6.45322 2.00225 6.6159L2.00225 6.6159C1.94716 6.7014 1.86773 6.7695 1.77601 6.82246C1.53757 6.95261 1.20741 6.97304 0.95065 6.93747L0.95065 6.93747C0.895637 6.93218 0.840623 6.92007 0.785609 6.90494C0.730595 6.89359 0.678555 6.8724 0.626594 6.855C0.363733 6.75134 0.143678 6.5652 0.0763776 6.2966C0.0489098 6.18688 0.0611177 6.08625 0.100872 6.0068C0.149781 5.90919 0.244549 5.83807 0.354577 5.81159C0.449344 5.79116 0.55632 5.79948 0.663295 5.84715C0.736699 5.88271 0.791713 5.95913 0.816129 6.03631C0.843675 6.12786 0.791713 6.18386 0.745855 6.06582C0.742803 6.05371 0.736699 6.03934 0.730595 6.0242C0.706101 5.95383 0.644984 5.89406 0.568528 5.8706C0.430954 5.82672 0.226159 5.88271 0.161989 6.01891C0.140626 6.06582 0.134443 6.12181 0.134443 6.1778C0.134443 6.18083 0.134443 6.18386 0.134443 6.18386C0.137495 6.28449 0.171145 6.38512 0.223107 6.47365C0.348473 6.68929 0.593022 6.82246 0.785609 6.81641C1.09738 6.81036 1.32667 6.69232 1.47645 6.51829C1.7149 6.24287 1.75152 5.83504 1.64149 5.49833C1.55283 5.21459 1.35719 4.96641 1.06983 4.8514C0.611334 4.66754 0.122235 4.88621 0 4.94825C0.00305197 4.7833 0.0611177 4.62668 0.143678 4.4814C0.207847 4.36639 0.357629 4.18328 0.467656 4.05617C0.538008 3.97294 0.574632 3.92905 0.666347 3.87003" koffice:nodeTypes="ccccccccccccccccccccccccccccccccccccccccccccccccccccccccccccccccccccccccccccccccccc"/>
          <draw:path draw:style-name="gr7" draw:id="shape9" draw:name="path30" draw:layer="g3243" svg:width="5.76580887384pt" svg:height="7.15640612388pt" draw:transform="matrix(1.06388280000 0.00000000000 0.00000000000 1.06388280000 53.95465580602pt 19.66680900122pt)" svg:viewBox="0 0 6 7" svg:d="M0.664793 3.86095C0.722983 3.82236 0.848617 3.77848 0.90069 3.74897C1.18246 3.58629 1.32033 3.50306 1.19478 3.19889C1.19172 3.18981 1.18866 3.18149 1.1856 3.17543C1.16717 3.12474 1.14576 3.06875 1.12733 3.0067C1.10898 2.94768 1.09063 2.88261 1.07526 2.81149C0.989544 2.4657 0.928217 2.02836 0.931275 1.59102L0.934334 0.0361087C1.05079 0.0300556 1.73394 -0.00475013 2.45378 0.000546391C2.95318 0.00357297 3.54747 0.0300556 4.10498 0.154902C4.65944 0.275966 5.18024 0.49161 5.53558 0.872959L5.53558 0.872959L5.53558 0.872959L5.53558 0.872959C5.62137 0.967541 5.68262 1.07347 5.7194 1.19227C5.75618 1.3103 5.76842 1.44044 5.76536 1.57588C5.75007 2.27654 5.24149 3.13382 4.86169 3.50306C4.33476 4.02061 4.38378 4.09173 4.70539 4.54042C4.73605 4.58506 4.77284 4.63803 4.80954 4.68872C4.88004 4.79163 4.92294 4.88923 4.94435 4.98079C4.96583 5.06705 4.96889 5.14649 4.96583 5.22065C4.95666 5.21762 4.94741 5.21157 4.93517 5.20551C4.84938 5.16465 4.75135 5.14347 4.65332 5.13212C4.59819 5.12606 4.54 5.12001 4.48487 5.12001C4.21525 5.12001 3.97017 5.20249 3.78643 5.35079C3.6026 5.49833 3.47391 5.71095 3.43713 5.96216C3.43101 6.00983 3.42796 6.05674 3.42796 6.10743C3.42796 6.28146 3.48003 6.44111 3.575 6.5652C3.65162 6.66886 3.75271 6.74831 3.86603 6.79295C3.97943 6.8376 4.10804 6.84895 4.23368 6.81641C4.35923 6.78387 4.48181 6.71048 4.59513 6.58336C4.70539 6.45322 4.77895 6.23985 4.68398 6.08322C4.61042 5.96518 4.46651 5.95913 4.34088 6.00983C4.26732 6.04236 4.31328 6.0068 4.35311 5.98334C4.42362 5.94778 4.52776 5.9266 4.60125 5.95383C4.6472 5.96821 4.6901 6.00377 4.73605 6.07792L4.73605 6.07792L4.73605 6.07792L4.73605 6.07792L4.73605 6.07792C4.75135 6.10441 4.7606 6.13392 4.76366 6.16645C4.76672 6.19899 4.76672 6.23455 4.76366 6.27238C4.73605 6.47365 4.57372 6.72486 4.38072 6.91704C4.34394 6.95261 4.3041 6.98514 4.26426 7.01465C4.1111 7.12134 3.93347 7.16825 3.75882 7.15387C3.58731 7.13874 3.41572 7.06459 3.27174 6.92612C3.2319 6.88754 3.19214 6.84592 3.15842 6.79598L3.15842 6.79598L3.15842 6.79598L3.15842 6.79598C3.14304 6.77253 3.12163 6.74529 3.10634 6.71578C3.09097 6.68929 3.07262 6.65979 3.05427 6.62725C2.96847 6.4676 2.89805 6.26406 2.87656 6.04236C2.89185 6.03026 2.90723 6.01588 2.92252 6.00377C3.02361 5.90617 3.08485 5.773 3.08485 5.62242L3.08485 5.62242L3.08485 5.62242C3.08485 5.47488 3.02361 5.33868 2.92252 5.24107L2.92252 5.24107C2.82143 5.14347 2.68356 5.08445 2.5304 5.08445L2.5304 5.08445L2.5304 5.08445C2.37724 5.08445 2.23632 5.14347 2.13523 5.24107L2.13523 5.24107C2.03414 5.33868 1.97289 5.47488 1.97289 5.62242L1.97289 5.62242L1.97289 5.62242C1.97289 5.76997 2.03414 5.90617 2.13523 6.00377C2.15358 6.02118 2.17507 6.03934 2.19648 6.05371C2.16275 6.24287 2.11688 6.45322 2.01265 6.6159L2.01265 6.6159L2.01265 6.6159C1.95752 6.7014 1.87792 6.77253 1.78601 6.82246C1.54705 6.95261 1.21619 6.97304 0.95888 6.93747L0.95888 6.93747C0.903749 6.93218 0.848617 6.92007 0.793486 6.90494C0.738276 6.89359 0.686203 6.8724 0.63413 6.855C0.370706 6.75134 0.150102 6.5652 0.0827365 6.2966C0.0552099 6.18688 0.0674439 6.08625 0.107283 6.0068C0.156297 5.90919 0.251268 5.83807 0.361531 5.81159C0.456501 5.79116 0.563706 5.79948 0.67091 5.84715C0.744471 5.88271 0.799603 5.95913 0.824071 6.03631C0.851676 6.12786 0.799603 6.18386 0.753647 6.06582C0.750588 6.05371 0.744471 6.03934 0.738276 6.0242L0.738276 6.0242C0.713808 5.95383 0.652559 5.89406 0.57594 5.8706C0.438072 5.82672 0.232838 5.88271 0.168531 6.01891L0.168531 6.01891C0.147043 6.06582 0.140926 6.12181 0.140926 6.1778L0.140926 6.1778C0.140926 6.18083 0.140926 6.18386 0.140926 6.18386C0.143985 6.28449 0.177707 6.38512 0.22978 6.47365C0.355414 6.68929 0.600486 6.82246 0.790349 6.81641C1.10287 6.81036 1.33265 6.69232 1.48275 6.51829C1.7217 6.24287 1.7584 5.83504 1.64814 5.49833C1.55929 5.21459 1.36323 4.96641 1.0722 4.8514C0.61272 4.66754 0.122575 4.88621 0 4.94825C0.0030585 4.7833 0.0613269 4.62668 0.143985 4.47838C0.20837 4.36337 0.358472 4.18026 0.468735 4.05314C0.539159 3.96991 0.57594 3.92603 0.667852 3.86701L0.667852 3.86701Z" koffice:nodeTypes="cccccccccccccccccccccccccccccccccccccccccccccccccccccccccccccccccccccccccccccccccccccccccccccccccccccc"/>
          <draw:path draw:style-name="gr3" draw:id="shape10" draw:name="path32" draw:layer="g3243" svg:width="5.75953774163pt" svg:height="7.15640612388pt" draw:transform="matrix(1.06388280000 0.00000000000 0.00000000000 1.06388280000 46.46715614858pt 19.66680900122pt)" svg:viewBox="0 0 6 7" svg:d="M5.1013 3.86095C5.04 3.82236 4.91757 3.77848 4.86553 3.74897C4.58383 3.58629 4.44604 3.50306 4.56855 3.19889C4.5716 3.18981 4.57466 3.18149 4.57772 3.17543C4.59606 3.12474 4.61753 3.06875 4.63587 3.0067C4.65429 2.94768 4.67264 2.88261 4.68792 2.81149C4.77367 2.4657 4.83488 2.02836 4.83183 1.59102L4.82877 0.0361087C4.71245 0.0300556 4.02662 -0.00475013 3.31015 0.000546391C2.8111 0.00357297 2.21713 0.0300556 1.65992 0.154902C1.10569 0.275966 0.585247 0.49161 0.230026 0.872959C0.144356 0.967541 0.0861196 1.07347 0.0463807 1.19227C0.00962019 1.3103 -0.00260717 1.44044 0.000449674 1.57588C0.0187908 2.27654 0.523953 3.13382 0.903628 3.50306C1.43027 4.02061 1.37822 4.09173 1.05976 4.53739C1.0292 4.58204 0.992435 4.635 0.955673 4.6857C0.885287 4.7886 0.842413 4.88621 0.820937 4.97776C0.799539 5.06402 0.796482 5.14347 0.799539 5.21762C0.80871 5.21459 0.820937 5.20854 0.830186 5.20249C0.915856 5.16163 1.01383 5.14044 1.11181 5.12909C1.16691 5.12304 1.22515 5.11699 1.28025 5.11699C1.54964 5.11699 1.79458 5.19946 1.9783 5.35079C2.16203 5.49833 2.29057 5.71095 2.32733 5.96216C2.33345 6.00983 2.3365 6.05674 2.3365 6.10743C2.3365 6.28146 2.2814 6.44111 2.1926 6.5652C2.1161 6.66886 2.01507 6.74831 1.89867 6.79295C1.78541 6.8376 1.65679 6.84895 1.5313 6.81641C1.40574 6.78387 1.28025 6.71048 1.17004 6.58336C1.05671 6.45322 0.983264 6.23985 1.08124 6.08322C1.15468 5.96518 1.29859 5.95913 1.4211 6.00983C1.4976 6.04236 1.44861 6.0068 1.40879 5.98334C1.34146 5.94778 1.23737 5.9266 1.1608 5.95383C1.11792 5.96821 1.07207 6.00377 1.0292 6.07792C1.01383 6.10441 1.00466 6.13392 0.998548 6.16645C0.995491 6.19899 0.995491 6.23455 0.998548 6.27238C1.02614 6.47365 1.18839 6.72486 1.38128 6.91704C1.41804 6.95261 1.45778 6.98514 1.4976 7.01465C1.65067 7.12134 1.82828 7.16825 2.00276 7.15387C2.17426 7.13874 2.34575 7.06459 2.48958 6.92612C2.5294 6.88754 2.56922 6.84592 2.60292 6.79598L2.60292 6.79598C2.6182 6.77253 2.63968 6.74529 2.65496 6.71578C2.67025 6.68929 2.68859 6.65979 2.70701 6.62725C2.79276 6.4676 2.86314 6.26406 2.88148 6.04236C2.8662 6.03026 2.85092 6.01588 2.83563 6.00377C2.73452 5.90617 2.6733 5.76997 2.6733 5.62242L2.6733 5.62242C2.6733 5.47488 2.73452 5.33868 2.83563 5.24107C2.93666 5.14347 3.07743 5.08445 3.23059 5.08445C3.38367 5.08445 3.52452 5.14347 3.62555 5.24107C3.72658 5.33868 3.7878 5.47488 3.7878 5.62242C3.7878 5.76997 3.72658 5.90617 3.62249 6.00377C3.60407 6.02118 3.58268 6.03934 3.5612 6.05371C3.5949 6.24287 3.64083 6.45322 3.74492 6.6159L3.74492 6.6159C3.80002 6.7014 3.87966 6.7695 3.97152 6.82246C4.21035 6.95261 4.54096 6.97304 4.7982 6.93747L4.7982 6.93747C4.8533 6.93218 4.9084 6.92007 4.96351 6.90494C5.01555 6.89359 5.07065 6.8724 5.1227 6.855C5.38605 6.75134 5.60646 6.5652 5.67379 6.2966C5.70138 6.18688 5.68915 6.08625 5.64933 6.0068C5.60035 5.90919 5.50543 5.83807 5.39523 5.81159C5.30031 5.79116 5.19316 5.79948 5.08907 5.84715C5.01555 5.88271 4.95739 5.95913 4.93592 6.03631C4.9084 6.12786 4.95739 6.18386 5.00638 6.06582C5.00944 6.05371 5.01555 6.03934 5.02166 6.0242C5.0462 5.95383 5.10741 5.89406 5.18391 5.8706C5.32476 5.82672 5.52683 5.88271 5.59423 6.01891C5.61563 6.06582 5.62174 6.12181 5.62174 6.1778C5.62174 6.18083 5.62174 6.18386 5.62174 6.18386C5.61869 6.28449 5.58812 6.38512 5.53302 6.47365C5.40745 6.68929 5.16251 6.82246 4.96962 6.81641C4.65735 6.81036 4.4277 6.69232 4.27768 6.51829C4.03885 6.24287 4.00515 5.83504 4.11237 5.49833C4.2011 5.21459 4.40011 4.96641 4.68792 4.8514C5.14723 4.66754 5.63711 4.88621 5.75954 4.94825C5.75648 4.7833 5.69832 4.62668 5.61563 4.4814C5.55136 4.36639 5.40134 4.18328 5.29419 4.05617C5.22373 3.97294 5.18705 3.92905 5.09518 3.87003" koffice:nodeTypes="cccccccccccccccccccccccccccccccccccccccccccccccccccccccccccccccccccccccccccccccc"/>
          <draw:path draw:style-name="gr7" draw:id="shape11" draw:name="path34" draw:layer="g3243" svg:width="5.76565304510pt" svg:height="7.15640612388pt" draw:transform="matrix(1.06388280000 0.00000000000 0.00000000000 1.06388280000 46.46715614858pt 19.66680900122pt)" svg:viewBox="0 0 6 7" svg:d="M5.10401 3.86095C5.04268 3.82236 4.92018 3.77848 4.86811 3.74897C4.58626 3.58629 4.4484 3.50306 4.57097 3.19889C4.57403 3.18981 4.57709 3.18149 4.58015 3.17543C4.5985 3.12474 4.61998 3.06875 4.63834 3.0067C4.65676 2.94768 4.67512 2.88261 4.69041 2.81149C4.7762 2.4657 4.83745 2.02836 4.83439 1.59102L4.83133 0.0361087C4.71495 0.0300556 4.02876 -0.00475013 3.3119 0.000546391C2.81259 0.00357297 2.21831 0.0300556 1.6608 0.154902C1.10628 0.275966 0.585557 0.49161 0.230148 0.872959L0.230148 0.872959L0.230148 0.872959L0.230148 0.872959C0.144433 0.967541 0.0831069 1.07347 0.0464053 1.19227C0.0096253 1.3103 -0.00260855 1.44044 0.000449913 1.57588C0.0188007 2.27654 0.524231 3.13382 0.904108 3.50306C1.43103 4.02061 1.37895 4.09173 1.06033 4.54042C1.02974 4.58506 0.992961 4.63803 0.95618 4.68872C0.885757 4.79163 0.84286 4.88923 0.821373 4.98079C0.799963 5.06705 0.796905 5.14649 0.799963 5.22065C0.809139 5.21762 0.821373 5.21157 0.830627 5.20551C0.916342 5.16465 1.01437 5.14347 1.1124 5.13212C1.16753 5.12606 1.2258 5.12001 1.28093 5.12001C1.55046 5.12001 1.79553 5.20249 1.97935 5.35079C2.16318 5.49833 2.29179 5.71095 2.32857 5.96216C2.33469 6.00983 2.33774 6.05674 2.33774 6.10743C2.33774 6.28146 2.28261 6.44111 2.19376 6.5652C2.11722 6.66886 2.01613 6.74831 1.90274 6.79295C1.78942 6.8376 1.6608 6.84895 1.53517 6.81641C1.40954 6.78387 1.28399 6.71048 1.17372 6.58336C1.06033 6.45322 0.986844 6.23985 1.08487 6.08322C1.15835 5.96518 1.30234 5.95913 1.42491 6.00983C1.50145 6.04236 1.45244 6.0068 1.4126 5.98334C1.34523 5.94778 1.24109 5.9266 1.16447 5.95383C1.12157 5.96821 1.0757 6.00377 1.02974 6.07792L1.02974 6.07792L1.02974 6.07792L1.02974 6.07792L1.02974 6.07792C1.01437 6.10441 1.0052 6.13392 0.999078 6.16645C0.99602 6.19899 0.99602 6.23455 0.999078 6.27238C1.02668 6.47365 1.18902 6.72486 1.38201 6.91704C1.41879 6.95261 1.45855 6.98514 1.49839 7.01465C1.65155 7.12134 1.82925 7.16825 2.00382 7.15387C2.17541 7.13874 2.347 7.06459 2.4909 6.92612C2.53074 6.88754 2.57058 6.84592 2.6043 6.79598L2.6043 6.79598L2.6043 6.79598L2.6043 6.79598C2.61959 6.77253 2.64108 6.74529 2.65637 6.71578C2.67167 6.68929 2.69002 6.65979 2.70845 6.62725C2.79424 6.4676 2.86466 6.26406 2.88301 6.04236C2.86772 6.03026 2.85243 6.01588 2.83714 6.00377C2.73597 5.90617 2.67472 5.773 2.67472 5.62242L2.67472 5.62242L2.67472 5.62242C2.67472 5.47488 2.73597 5.33868 2.83714 5.24107L2.83714 5.24107C2.93822 5.14347 3.07907 5.08445 3.2323 5.08445L3.2323 5.08445L3.2323 5.08445C3.38546 5.08445 3.52639 5.14347 3.62747 5.24107L3.62747 5.24107C3.72856 5.33868 3.78981 5.47488 3.78981 5.62242L3.78981 5.62242L3.78981 5.62242C3.78981 5.76997 3.72856 5.90617 3.62747 6.00377C3.60904 6.02118 3.58764 6.03934 3.56615 6.05371C3.59987 6.24287 3.64582 6.45322 3.74997 6.6159L3.74997 6.6159L3.74997 6.6159C3.8051 6.7014 3.88478 6.77253 3.97669 6.82246C4.21564 6.95261 4.54642 6.97304 4.80075 6.93747L4.80075 6.93747C4.85588 6.93218 4.91101 6.92007 4.96614 6.90494C5.01821 6.89359 5.07334 6.8724 5.12541 6.855C5.39197 6.75134 5.60944 6.5652 5.67994 6.2966C5.70746 6.18688 5.69523 6.08625 5.65539 6.0068C5.60638 5.90919 5.51141 5.83807 5.40115 5.81159C5.30618 5.79116 5.19897 5.79948 5.09483 5.84715C5.02127 5.88271 4.96614 5.95913 4.94159 6.03631C4.91407 6.12786 4.96308 6.18386 5.01209 6.06582C5.01515 6.05371 5.02127 6.03934 5.02739 6.0242L5.02739 6.0242C5.05193 5.95383 5.11318 5.89406 5.1898 5.8706C5.33065 5.82672 5.53282 5.88271 5.60026 6.01891L5.60026 6.01891C5.62167 6.06582 5.62779 6.12181 5.62779 6.1778L5.62779 6.1778C5.62779 6.18083 5.62779 6.18386 5.62779 6.18386C5.62473 6.28449 5.59109 6.38512 5.53901 6.47365C5.41338 6.68929 5.16831 6.82246 4.97531 6.81641C4.66288 6.81036 4.4331 6.69232 4.283 6.51829C4.04405 6.24287 4.01033 5.83504 4.11761 5.49833C4.20639 5.21459 4.40558 4.96641 4.69347 4.8514C5.15302 4.66754 5.64316 4.88621 5.76565 4.94825C5.76259 4.7833 5.70441 4.62668 5.61861 4.47838C5.55431 4.36337 5.40421 4.18026 5.297 4.05314C5.2265 3.96991 5.1898 3.92603 5.09789 3.86701L5.09789 3.86701Z" koffice:nodeTypes="cccccccccccccccccccccccccccccccccccccccccccccccccccccccccccccccccccccccccccccccccccccccccccccccccccccc"/>
          <draw:path draw:style-name="gr8" draw:id="shape12" draw:name="path36" draw:layer="g3243" svg:width="2.61333333333pt" svg:height="2.50838208000pt" draw:transform="matrix(1.06388280000 0.00000000000 0.00000000000 1.06388280000 51.85352983133pt 16.39662232480pt)" svg:viewBox="0 0 3 3" svg:d="M1.80253 0.0680314C1.73249 0.0424282 1.65954 0.019751 1.58375 0.00292608L1.58375 0.888065C1.83165 0.911474 2.07081 0.968532 2.29831 1.05705C2.35663 1.07972 2.41502 1.1024 2.47333 1.13166C2.52 1.15141 2.56667 1.17702 2.61333 1.19969C2.59579 0.776874 2.36544 0.402336 2.02123 0.18288C1.95418 0.13972 1.87831 0.0994867 1.80253 0.0680314ZM1.03249 0.885871L1.03249 0C0.609579 0.0855878 0.259541 0.376733 0.0962453 0.762975C0.0641387 0.836859 0.0408427 0.917326 0.023296 0.999988C0.011648 1.0629 0.002912 1.13166 0 1.19969C0.157472 1.11703 0.323755 1.04534 0.495861 0.994136C0.530805 0.985357 0.565824 0.974385 0.603755 0.965606C0.743755 0.931225 0.886667 0.902696 1.03249 0.888065ZM0.0904213 1.73443C0.186667 1.97437 0.361685 2.17993 0.577472 2.32258C0.644597 2.36574 0.717472 2.40597 0.793333 2.43742C0.866208 2.46595 0.944981 2.49156 1.02667 2.50838C1.05877 2.48863 1.09081 2.474 1.12874 2.4601C1.13456 2.45718 1.1433 2.45425 1.14919 2.45425C1.19579 2.44035 1.24544 2.4345 1.29793 2.4345C1.37081 2.4345 1.44375 2.4484 1.50789 2.47693C1.51954 2.48278 1.53126 2.48863 1.54291 2.49448C1.55165 2.49741 1.56038 2.50253 1.56912 2.50838C1.98919 2.41987 2.33916 2.13165 2.50245 1.74541C2.50245 1.74248 2.50544 1.73736 2.50835 1.73151C2.35954 1.65689 2.20207 1.59691 2.03579 1.54863C2.00375 1.53985 1.96874 1.53107 1.93663 1.52302C1.73249 1.47401 1.51663 1.44841 1.29502 1.44841L1.29502 1.44841C0.977088 1.44841 0.670805 1.50254 0.387893 1.60276C0.335403 1.61959 0.28 1.64299 0.224597 1.66567C0.177931 1.68542 0.128352 1.70883 0.0816853 1.73151" koffice:nodeTypes="cccccccccccccccccccccccccccccccccccc"/>
          <draw:path draw:style-name="gr7" draw:id="shape13" draw:name="path38" draw:layer="g3243" svg:width="2.60751257813pt" svg:height="2.50838208000pt" draw:transform="matrix(1.06388280000 0.00000000000 0.00000000000 1.06388280000 51.85352983133pt 16.39662232480pt)" svg:viewBox="0 0 3 3" svg:d="M1.80052 0.0680314C1.73056 0.0424282 1.65769 0.019751 1.57908 0.00292608L1.57908 0.888065C1.8267 0.911474 2.06559 0.968532 2.29284 1.05705C2.35109 1.07972 2.40942 1.1024 2.46767 1.13166C2.51428 1.15141 2.5609 1.17702 2.60751 1.19969C2.58999 0.776874 2.3599 0.402336 2.01897 0.18288C1.952 0.13972 1.87622 0.0994867 1.79754 0.0680314L1.79754 0.0680314ZM1.03134 0.882945L1.03134 0C0.608899 0.0855878 0.259252 0.376733 0.0961381 0.762975C0.0640672 0.836859 0.0407972 0.917326 0.02327 0.999988L0.02327 0.999988C0.011635 1.0629 0.00290876 1.13166 0 1.19969C0.154388 1.11703 0.323394 1.04534 0.495309 0.994136C0.530214 0.985357 0.565194 0.974385 0.603082 0.965606C0.742926 0.931225 0.88277 0.902696 1.03134 0.888065L1.03134 0.888065ZM0.0903206 1.73443C0.186459 1.97437 0.361282 2.17993 0.576829 2.32258C0.643879 2.36574 0.716673 2.40597 0.792449 2.43742C0.865243 2.46595 0.943928 2.49156 1.02552 2.50838C1.05759 2.48863 1.08959 2.474 1.12748 2.4601L1.12748 2.4601C1.1333 2.45718 1.14202 2.45425 1.14791 2.45425C1.19445 2.44035 1.24405 2.4345 1.29648 2.4345L1.29648 2.4345C1.36928 2.4345 1.44215 2.4484 1.50621 2.47693C1.51785 2.48278 1.52956 2.48863 1.54119 2.49448C1.54992 2.49741 1.55865 2.50253 1.56737 2.50838C1.98989 2.41987 2.33655 2.13165 2.49966 1.74541C2.49966 1.74248 2.50265 1.73736 2.50556 1.73151C2.35691 1.65689 2.19962 1.59691 2.0365 1.54863C2.00443 1.53985 1.96945 1.53107 1.93738 1.52302C1.73347 1.47401 1.51785 1.44841 1.29648 1.44841L1.29648 1.44841C0.978908 1.44841 0.672967 1.50254 0.39037 1.60276C0.337938 1.61959 0.282597 1.64299 0.227256 1.66567C0.180641 1.68542 0.131118 1.70883 0.0845031 1.73151L0.0845031 1.73151Z" koffice:nodeTypes="cccccccccccccccccccccccccccccccccccccccccccc"/>
          <draw:path draw:style-name="gr8" draw:id="shape14" draw:name="path40" draw:layer="g3243" svg:width="2.60751257813pt" svg:height="0.72726784000pt" draw:transform="matrix(1.06388280000 0.00000000000 0.00000000000 1.06388280000 51.84689120266pt 17.46390954976pt)" svg:viewBox="0 0 3 1" svg:d="M1.30812 0.463241L1.30812 0.463241C1.52956 0.463241 1.74801 0.487119 1.95782 0.532829C1.98981 0.538287 2.02479 0.545792 2.05686 0.556708C2.21998 0.599007 2.38026 0.657679 2.53174 0.727268C2.53464 0.716352 2.54046 0.703389 2.54628 0.687016C2.55217 0.668595 2.55799 0.650175 2.56381 0.631072C2.59289 0.532829 2.60751 0.4264 2.60751 0.316559C2.60751 0.31383 2.60751 0.31383 2.60751 0.311784C2.60751 0.311784 2.60751 0.309055 2.60751 0.309055C2.55799 0.284494 2.50257 0.257887 2.45014 0.234008C2.3948 0.21013 2.33655 0.18898 2.2783 0.167831C1.97818 0.0607194 1.64606 0 1.3023 0L1.3023 0C1.06632 0 0.833246 0.0266074 0.611808 0.0798221C0.576829 0.0873267 0.541849 0.0955136 0.506944 0.106429C0.329211 0.156915 0.160205 0.223775 0 0.306326L0 0.306326C0 0.309055 0 0.311784 0 0.316559L0 0.316559C0 0.391606 0.00581751 0.46597 0.0203613 0.538287C0.02327 0.548521 0.02327 0.562166 0.0261788 0.572399C0.0378884 0.625614 0.0553409 0.676782 0.0757022 0.727268C0.122317 0.708847 0.168932 0.687016 0.215546 0.668595C0.267978 0.647446 0.323394 0.628343 0.378735 0.609923C0.66424 0.516456 0.975999 0.463241 1.29648 0.463241" koffice:nodeTypes="cccccccccccccccccccccccccc"/>
          <draw:path draw:style-name="gr7" draw:id="shape15" draw:name="path42" draw:layer="g3243" svg:width="2.60751257813pt" svg:height="0.72726784000pt" draw:transform="matrix(1.06388280000 0.00000000000 0.00000000000 1.06388280000 51.85021051699pt 17.46050512480pt)" svg:viewBox="0 0 3 1" svg:d="M1.30812 0.463241L1.30812 0.463241C1.52956 0.463241 1.74801 0.487119 1.95782 0.532829C1.98989 0.538287 2.02479 0.545792 2.05686 0.556708C2.21998 0.599689 2.38026 0.657679 2.53174 0.727268C2.53464 0.716352 2.54046 0.703389 2.54628 0.687016C2.55217 0.668595 2.55799 0.650175 2.56381 0.631072C2.59289 0.532829 2.60751 0.4264 2.60751 0.316559C2.60751 0.314513 2.60751 0.314513 2.60751 0.311784L2.60751 0.311784C2.60751 0.311784 2.60751 0.309055 2.60751 0.309055C2.55799 0.285176 2.50257 0.258569 2.45014 0.234008C2.3948 0.21013 2.33655 0.18898 2.2783 0.167831C1.97818 0.0607194 1.64606 0 1.3023 0L1.3023 0C1.06632 0 0.833246 0.0266074 0.611808 0.0798221C0.576829 0.088009 0.541849 0.0955136 0.506944 0.106429C0.329211 0.156915 0.160205 0.223775 0 0.306326L0 0.306326L0 0.306326C0 0.309055 0 0.311784 0 0.316559L0 0.316559C0 0.391606 0.00581751 0.46597 0.0203613 0.538287C0.02327 0.548521 0.02327 0.562166 0.0261788 0.572399C0.0378884 0.623567 0.0553409 0.676782 0.0757022 0.727268C0.122317 0.708847 0.168932 0.687016 0.215546 0.668595C0.268053 0.647446 0.323394 0.628343 0.378735 0.609923C0.66424 0.516456 0.975999 0.463241 1.29939 0.463241L1.29939 0.463241Z" koffice:nodeTypes="cccccccccccccccccccccccccccccc"/>
          <draw:path draw:style-name="gr8" draw:id="shape16" draw:name="path44" draw:layer="g3243" svg:width="2.74333781333pt" svg:height="3.83884032000pt" draw:transform="matrix(1.06388280000 0.00000000000 0.00000000000 1.06388280000 51.82025157734pt 13.78968391168pt)" svg:viewBox="0 0 3 4" svg:d="M1.61074 1.43165L1.9693 1.43165C2.05001 1.43165 2.05299 1.41807 2.05896 1.3683C2.05896 1.35382 2.06194 1.32939 2.07395 1.30133L2.07395 1.30133L2.07395 1.30133C2.07693 1.29047 2.0829 1.27961 2.08887 1.26875C2.09484 1.2588 2.1008 1.24794 2.10975 1.23708C2.14862 1.18821 2.20538 1.15925 2.26819 1.15925C2.30399 1.15925 2.33987 1.17011 2.37277 1.19183C2.37575 1.19183 2.38172 1.19455 2.3847 1.19817C2.40864 1.21627 2.42953 1.2407 2.44743 1.26875C2.45646 1.28323 2.46541 1.30133 2.47138 1.31491C2.47734 1.32577 2.48331 1.33663 2.48629 1.34658C2.48928 1.35382 2.49226 1.36106 2.49226 1.3683C2.50427 1.39997 2.50427 1.40359 2.5491 1.42803C2.55805 1.43165 2.567 1.43889 2.58192 1.44613C2.59385 1.45337 2.60885 1.46332 2.62675 1.47418C2.62675 1.47418 2.62675 1.47418 2.62675 1.47418C2.62675 1.47418 2.62675 1.47418 2.62675 1.47418C2.6357 1.4778 2.64473 1.48866 2.65368 1.49499C2.66263 1.50223 2.67158 1.51309 2.67755 1.52395C2.71641 1.57644 2.74334 1.64703 2.74334 1.72485L2.74334 1.72485C2.74334 1.76377 2.73737 1.8063 2.72536 1.84159C2.72238 1.85245 2.71939 1.86331 2.71343 1.87327C2.6865 1.92666 2.64473 1.97281 2.59385 2.00087C2.567 2.01535 2.54612 2.02168 2.53411 2.02892C2.51919 2.03254 2.51024 2.03978 2.50129 2.04702C2.49524 2.05426 2.49226 2.06421 2.48629 2.08231C2.48331 2.09679 2.47436 2.11761 2.45944 2.1529C2.45646 2.16376 2.45049 2.17371 2.44445 2.18457C2.43848 2.19543 2.43251 2.20629 2.42356 2.21263C2.3847 2.25878 2.32794 2.29045 2.2652 2.29045C2.23231 2.29045 2.19941 2.28412 2.17256 2.26964C2.16659 2.26602 2.16055 2.2624 2.15458 2.25878C2.12176 2.23797 2.09484 2.20267 2.07693 2.16014C2.06194 2.12847 2.05896 2.10313 2.05597 2.08231C2.05001 2.03254 2.04702 2.01535 1.96035 2.01535L1.61074 2.01535L1.61074 3.83884C1.60477 3.83884 1.59582 3.83884 1.59283 3.83884C1.58082 3.83884 1.56889 3.83884 1.55696 3.83522C1.49721 3.8316 1.4344 3.82889 1.36869 3.82889L1.3657 3.82889C1.32386 3.82889 1.27903 3.82889 1.23718 3.8316C1.23121 3.8316 1.22525 3.8316 1.21629 3.8316L1.21629 3.8316C1.19235 3.8316 1.16251 3.83522 1.1326 3.83522L1.1326 2.01173C1.01609 2.01173 0.899503 2.01173 0.782991 2.01173C0.696315 2.01173 0.693332 2.02892 0.687364 2.07869C0.684381 2.09679 0.681321 2.12123 0.666403 2.15652C0.648502 2.19543 0.621573 2.23073 0.588754 2.25516C0.582711 2.25878 0.576744 2.2624 0.570776 2.26602C0.543924 2.2805 0.514012 2.28683 0.478133 2.28683C0.418386 2.28683 0.361622 2.25878 0.319776 2.20991C0.313808 2.20267 0.304858 2.19181 0.298814 2.18095C0.292847 2.171 0.28688 2.16014 0.283896 2.14928C0.271962 2.11399 0.263012 2.09317 0.257044 2.07869C0.254061 2.06059 0.248017 2.05426 0.24205 2.0434C0.236083 2.03616 0.227132 2.03254 0.209231 2.0253C0.19722 2.02168 0.176336 2.01535 0.149407 1.99725C0.101594 1.97281 0.059824 1.92666 0.029912 1.87055C0.0269285 1.85969 0.0209614 1.84883 0.0179778 1.83797C0.0059671 1.8063 0 1.76377 0 1.72123L0 1.72123C0 1.64431 0.0239449 1.57282 0.0657911 1.52033C0.0717583 1.51309 0.0807089 1.50223 0.0896596 1.49228C0.0986102 1.48504 0.107561 1.47418 0.116588 1.47056L0.116588 1.47056C0.116588 1.47056 0.116588 1.47056 0.116588 1.47056C0.131506 1.4597 0.146424 1.44975 0.161418 1.44251C0.173352 1.43527 0.185286 1.42803 0.194237 1.42441C0.236083 1.39997 0.236083 1.39997 0.251077 1.36468C0.251077 1.36106 0.254061 1.35382 0.257044 1.34296C0.260028 1.33663 0.265995 1.32577 0.271962 1.31129C0.277929 1.29771 0.28688 1.28323 0.295831 1.26604C0.310825 1.23708 0.33171 1.21265 0.355655 1.19455C0.358638 1.19183 0.364605 1.18821 0.370572 1.18821C0.400484 1.17011 0.436287 1.15563 0.47515 1.15563C0.534897 1.15563 0.594721 1.18459 0.633584 1.23346C0.639551 1.2407 0.645518 1.25156 0.654469 1.26604C0.660436 1.27599 0.666403 1.28685 0.669387 1.29771L0.669387 1.29771C0.681321 1.32577 0.684381 1.3502 0.684381 1.36468C0.690348 1.41445 0.690348 1.42803 0.773964 1.42803L1.1326 1.42803L1.1326 0.940253C1.1326 0.837993 1.12664 0.834373 1.08479 0.827133C1.06987 0.827133 1.04294 0.823514 1.01609 0.8027C0.983195 0.78098 0.9503 0.749307 0.929415 0.706774C0.926431 0.700439 0.923448 0.693199 0.920464 0.68596C0.908453 0.654286 0.902486 0.615373 0.902486 0.57646L0.902486 0.57646C0.902486 0.505873 0.923448 0.44524 0.962234 0.396372C0.968201 0.389133 0.980212 0.371034 0.989162 0.363794C1.0011 0.353839 1.01609 0.34298 1.02802 0.33212C1.07584 0.300447 1.11172 0.293207 1.1326 0.240719C1.19235 0.10226 1.25508 0.00361984 1.37167 0C1.4344 0 1.48818 0.0316736 1.53301 0.0814464C1.53898 0.0886861 1.548 0.0995456 1.55397 0.1095C1.55994 0.12036 1.56591 0.131219 1.57187 0.141174C1.57187 0.141174 1.57187 0.141174 1.57187 0.141174C1.57187 0.141174 1.57187 0.141174 1.57187 0.141174C1.58082 0.159273 1.58985 0.176467 1.59582 0.194566C1.61074 0.22624 1.62267 0.272393 1.6675 0.296827C1.67048 0.296827 1.67645 0.300447 1.68242 0.304067C1.68846 0.307686 1.69741 0.314926 1.70935 0.322166C1.7183 0.3285 1.73023 0.33936 1.74522 0.35022C1.76909 0.367414 1.78707 0.392753 1.80497 0.424426C1.80796 0.428046 1.81094 0.435286 1.81094 0.438001C1.82586 0.474199 1.83488 0.515827 1.83488 0.56198C1.83488 0.632567 1.81094 0.703154 1.76909 0.749307C1.76313 0.756547 1.75418 0.767406 1.74522 0.774646C1.73627 0.78098 1.72725 0.78822 1.7183 0.79184L1.7183 0.79184C1.69443 0.806319 1.67048 0.806319 1.65557 0.809939C1.6167 0.816274 1.60477 0.816274 1.60477 0.91582L1.60477 1.41083" koffice:nodeTypes="cccccccccccccccccccccccccccccccccccccccccccccccccccccccccccccccccccccccccccccccccccccccccccccccccccccccccccccccccccccccc"/>
          <draw:path draw:style-name="gr7" draw:id="shape17" draw:name="path46" draw:layer="g3243" svg:width="2.74930816213pt" svg:height="3.83884032000pt" draw:transform="matrix(1.06388280000 0.00000000000 0.00000000000 1.06388280000 51.81693226301pt 13.78968391168pt)" svg:viewBox="0 0 3 4" svg:d="M1.61547 1.43165L1.97443 1.43165C2.05522 1.43165 2.05821 1.41807 2.06418 1.3683C2.06418 1.35382 2.06717 1.32939 2.07919 1.30133L2.07919 1.30133L2.07919 1.30133L2.07919 1.30133C2.08218 1.29047 2.08815 1.27961 2.09413 1.26875C2.1001 1.2588 2.10607 1.24794 2.11504 1.23708C2.15394 1.18821 2.21077 1.15925 2.27364 1.15925L2.27364 1.15925C2.30948 1.15925 2.3454 1.17011 2.37833 1.19183C2.38132 1.19183 2.38729 1.19455 2.39028 1.19817C2.41425 1.21627 2.43516 1.2407 2.45308 1.26875L2.45308 1.26875C2.46212 1.28323 2.47108 1.30133 2.47705 1.31491C2.48302 1.32577 2.489 1.33663 2.49198 1.34658L2.49198 1.34658C2.49497 1.35382 2.49796 1.36106 2.49796 1.3683C2.50998 1.39997 2.50998 1.40359 2.55486 1.42803L2.55486 1.42803C2.56382 1.43165 2.57278 1.43889 2.58771 1.44613C2.59966 1.45337 2.61467 1.46332 2.63259 1.47418C2.63259 1.47418 2.63259 1.47418 2.63259 1.47418C2.63259 1.47418 2.63259 1.47418 2.63259 1.47418L2.63259 1.47418C2.64155 1.4778 2.65059 1.48866 2.65955 1.49499C2.66851 1.50223 2.67747 1.51309 2.68345 1.52395C2.72235 1.57644 2.74931 1.64703 2.74931 1.72485L2.74931 1.72485C2.74931 1.76377 2.74333 1.8063 2.73131 1.84159C2.72832 1.85245 2.72534 1.86331 2.71936 1.87327C2.69241 1.92666 2.65059 1.97281 2.59966 2.00087C2.57278 2.01535 2.55187 2.02168 2.53985 2.02892C2.52492 2.03254 2.51596 2.03978 2.50699 2.04702L2.50699 2.04702C2.50094 2.05426 2.49796 2.06421 2.49198 2.08231C2.489 2.09679 2.48004 2.11761 2.4651 2.1529L2.4651 2.1529L2.4651 2.1529L2.4651 2.1529C2.46212 2.16376 2.45614 2.17371 2.45009 2.18457L2.45009 2.18457C2.44412 2.19543 2.43815 2.20629 2.42918 2.21263C2.39028 2.25878 2.33345 2.29045 2.27065 2.29045L2.27065 2.29045C2.23772 2.29045 2.20479 2.28412 2.17791 2.26964C2.17194 2.26602 2.16589 2.2624 2.15991 2.25878C2.12706 2.23797 2.1001 2.20267 2.07919 2.16014C2.06418 2.12847 2.0612 2.10313 2.05821 2.08231L2.05821 2.08231C2.05224 2.03254 2.04925 2.01535 1.96248 2.01535L1.63041 2.01535L1.61249 2.01535L1.61249 2.03616L1.61249 3.83884C1.60651 3.83884 1.59755 3.83884 1.59457 3.83884C1.58254 3.83884 1.5706 3.83884 1.55865 3.83522C1.49884 3.8316 1.43596 3.82889 1.37017 3.82889L1.36719 3.82889C1.3253 3.82889 1.28042 3.82889 1.23853 3.8316L1.23853 3.8316C1.23255 3.8316 1.22658 3.8316 1.21762 3.8316L1.21762 3.8316C1.19365 3.8316 1.1637 3.83522 1.13383 3.83522L1.13383 2.01173C1.01712 2.01173 0.900481 2.01173 0.783843 2.01173C0.697072 2.01173 0.694086 2.02892 0.688112 2.07869L0.688112 2.07869C0.685049 2.09679 0.682062 2.12123 0.667128 2.15652C0.649207 2.19543 0.622249 2.23073 0.589318 2.25516C0.583344 2.25878 0.577371 2.2624 0.571397 2.26602C0.544516 2.2805 0.514571 2.28683 0.478653 2.28683L0.478653 2.28683C0.418841 2.28683 0.362015 2.25878 0.320123 2.20991C0.31415 2.20267 0.305189 2.19181 0.299139 2.18095L0.299139 2.18095C0.293166 2.171 0.287192 2.16014 0.284205 2.14928L0.284205 2.14928L0.284205 2.14928L0.284205 2.14928C0.272258 2.11399 0.263298 2.09317 0.257324 2.07869C0.254337 2.06059 0.248287 2.05426 0.242313 2.0434L0.242313 2.0434C0.23634 2.03616 0.227379 2.03254 0.209459 2.0253C0.197435 2.02168 0.176527 2.01535 0.14957 1.99725C0.101704 1.97281 0.0568257 1.93028 0.0299446 1.87055C0.0269578 1.85969 0.0209842 1.84883 0.0179974 1.83797C0.00597359 1.8063 0 1.76377 0 1.72123L0 1.72123C0 1.64431 0.023971 1.57282 0.0658627 1.52033C0.0718363 1.51309 0.0807967 1.50223 0.0897571 1.49228C0.0987175 1.48504 0.107678 1.47418 0.116715 1.47056L0.116715 1.47056L0.116715 1.47056C0.116715 1.47056 0.116715 1.47056 0.116715 1.47056C0.131649 1.4597 0.146583 1.44975 0.161593 1.44251C0.173541 1.43527 0.185488 1.42803 0.194448 1.42441L0.194448 1.42441C0.23634 1.39997 0.23634 1.39997 0.251274 1.36468C0.251274 1.36106 0.254337 1.35382 0.257324 1.34296L0.257324 1.34296C0.260311 1.33663 0.266284 1.32577 0.272258 1.31129C0.278232 1.29771 0.287192 1.28323 0.296152 1.26604L0.296152 1.26604C0.311163 1.23708 0.332071 1.21265 0.356041 1.19455C0.359028 1.19183 0.365002 1.18821 0.370975 1.18821C0.40092 1.17011 0.436762 1.15563 0.475667 1.15563L0.475667 1.15563C0.535479 1.15563 0.595368 1.18459 0.634197 1.23346C0.640247 1.2407 0.64622 1.25156 0.655181 1.26604C0.661154 1.27599 0.667128 1.28685 0.670115 1.29771L0.670115 1.29771L0.670115 1.29771L0.670115 1.29771C0.682062 1.32577 0.685049 1.3502 0.685049 1.36468C0.691099 1.41445 0.691099 1.42803 0.774806 1.42803L1.13383 1.42803L1.13383 0.940253C1.13383 0.837993 1.12786 0.834373 1.08597 0.827133L1.08597 0.827133C1.07103 0.827133 1.04408 0.823514 1.01712 0.8027C0.984264 0.78098 0.951333 0.749307 0.930425 0.706774C0.927439 0.700439 0.924452 0.693199 0.921389 0.68596C0.909441 0.654286 0.903468 0.618993 0.903468 0.57646L0.903468 0.57646C0.903468 0.505873 0.924452 0.44524 0.96328 0.396372C0.969254 0.389133 0.981278 0.371034 0.990238 0.363794L0.990238 0.363794C1.00219 0.353839 1.01712 0.34298 1.02914 0.33212C1.07701 0.300447 1.11285 0.293207 1.13383 0.240719C1.19365 0.10226 1.25645 0.00361984 1.37316 0L1.37316 0C1.43596 0 1.4898 0.0316736 1.53169 0.0814464C1.53766 0.0886861 1.54662 0.0995456 1.55267 0.1095C1.55865 0.12036 1.56462 0.131219 1.5706 0.141174C1.5706 0.141174 1.5706 0.141174 1.5706 0.141174L1.5706 0.141174C1.5706 0.141174 1.5706 0.141174 1.5706 0.141174C1.57956 0.159273 1.58852 0.176467 1.59457 0.194566C1.6095 0.22624 1.62145 0.272393 1.66633 0.296827C1.66931 0.296827 1.67529 0.300447 1.68126 0.304067L1.68126 0.304067C1.68723 0.307686 1.69627 0.314926 1.70822 0.322166C1.71718 0.3285 1.72913 0.33936 1.74414 0.35022L1.74414 0.35022C1.76803 0.367414 1.78603 0.392753 1.80395 0.424426C1.80694 0.428046 1.80992 0.435286 1.80992 0.438001C1.82486 0.474199 1.83382 0.515827 1.83382 0.56198L1.83382 0.56198C1.83382 0.632567 1.80992 0.703154 1.76803 0.749307C1.76206 0.756547 1.7531 0.767406 1.74414 0.774646C1.7351 0.78098 1.72614 0.78822 1.71718 0.79184L1.71718 0.79184L1.71718 0.79184L1.71718 0.79184C1.69328 0.806319 1.66931 0.806319 1.65438 0.809939C1.61547 0.816274 1.60353 0.816274 1.60353 0.91582L1.60353 1.41083L1.60353 1.41083Z" koffice:nodeTypes="ccccccccccccccccccccccccccccccccccccccccccccccccccccccccccccccccccccccccccccccccccccccccccccccccccccccccccccccccccccccccccccccccccccccccccccccccccccccccccccccccc"/>
          <draw:path draw:style-name="gr5" draw:id="shape18" draw:name="path48" draw:layer="g3243" svg:width="1.01251893760pt" svg:height="0.97456384000pt" draw:transform="matrix(1.06388280000 0.00000000000 0.00000000000 1.06388280000 52.79442777965pt 19.27251030976pt)" svg:viewBox="0 0 1 1" svg:d="M0.515678 5.61158e-15C0.37416 5.61158e-15 0.245201 0.0552832 0.150936 0.147685C0.0597304 0.236928 0 0.36329 0 0.505446C0 0.65945 0.0691488 0.801606 0.182331 0.894008C0.204387 0.912963 0.226364 0.927968 0.25156 0.940604C0.273536 0.95324 0.298652 0.965087 0.320709 0.974564C0.342685 0.968246 0.367881 0.961928 0.389858 0.95561C0.392997 0.95561 0.399276 0.95561 0.405635 0.95324C0.43703 0.950081 0.468505 0.946922 0.50312 0.946922L0.50312 0.946922C0.550293 0.946922 0.597385 0.95324 0.644557 0.961928C0.654056 0.961928 0.660335 0.965087 0.669753 0.968246C0.676032 0.971405 0.682311 0.971405 0.68859 0.974564C0.804992 0.927968 0.905616 0.841884 0.962207 0.727369C0.971625 0.706045 0.981044 0.684722 0.987323 0.65945C1.00302 0.610484 1.01252 0.55836 1.01252 0.505446C1.01252 0.366449 0.955928 0.240087 0.861583 0.147685C0.770377 0.0584422 0.641418 0 0.496761 0" koffice:nodeTypes="cccccccccccccccccc"/>
          <draw:path draw:style-name="gr7" draw:id="shape19" draw:name="path50" draw:layer="g3243" svg:width="1.01251893760pt" svg:height="0.97456384000pt" draw:transform="matrix(1.06388280000 0.00000000000 0.00000000000 1.06388280000 52.79774709398pt 19.26910588480pt)" svg:viewBox="0 0 1 1" svg:d="M0.515678 0L0.515678 0L0.515678 0C0.37416 0 0.245281 0.0552832 0.150936 0.147685C0.0597304 0.236928 0 0.364079 0 0.505446L0 0.505446C0 0.660239 0.0691488 0.801606 0.182331 0.894008C0.204387 0.912963 0.226364 0.927968 0.25156 0.940604C0.273536 0.95324 0.298733 0.965087 0.320709 0.974564C0.342685 0.968246 0.367881 0.961928 0.389858 0.956399L0.389858 0.956399L0.389858 0.956399C0.392997 0.956399 0.399357 0.956399 0.405635 0.95324C0.43703 0.950081 0.468505 0.946922 0.50312 0.946922L0.50312 0.946922C0.550293 0.946922 0.597385 0.95324 0.644557 0.961928C0.654056 0.961928 0.660335 0.965087 0.669753 0.968246L0.669753 0.968246C0.676032 0.971405 0.682311 0.971405 0.68859 0.974564C0.804992 0.927968 0.905616 0.841884 0.962207 0.728159C0.971625 0.706045 0.981044 0.684722 0.987323 0.660239L0.987323 0.660239C1.0031 0.613644 1.01252 0.561519 1.01252 0.505446L1.01252 0.505446L1.01252 0.505446C1.01252 0.366449 0.955928 0.240087 0.861583 0.147685C0.770377 0.0584422 0.641418 0 0.496761 0L0.496761 0Z" koffice:nodeTypes="ccccccccccccccccccccccccccccc"/>
          <draw:path draw:style-name="gr5" draw:id="shape20" draw:name="path52" draw:layer="g3243" svg:width="1.10906173440pt" svg:height="1.00000000000pt" draw:transform="matrix(1.06388280000 0.00000000000 0.00000000000 1.06388280000 52.77110746867pt 20.33298868480pt)" svg:viewBox="0 0 1 1" svg:d="M0.562787 0.0032C0.408105 0.0032 0.266566 0.0624 0.164539 0.1592C0.0625132 0.256 0 0.3872 0 0.5376C0 0.684 0.0592275 0.8152 0.161254 0.912C0.177767 0.928 0.200767 0.9464 0.223767 0.9624C0.24028 0.9744 0.26328 0.9872 0.283079 1C0.31265 0.984 0.348878 0.9712 0.385021 0.9624C0.391676 0.9624 0.398248 0.9592 0.404819 0.9592C0.450904 0.9496 0.500274 0.9432 0.55293 0.9432L0.55293 0.9432C0.625301 0.9432 0.694385 0.9528 0.763554 0.9744C0.773411 0.9776 0.786554 0.984 0.799697 0.9872C0.806269 0.9904 0.81621 0.9936 0.826067 0.9968C0.908295 0.9528 0.98075 0.8872 1.03012 0.8088C1.03998 0.7936 1.04655 0.7776 1.05641 0.7624C1.08935 0.6936 1.10906 0.6152 1.10906 0.5344L1.10906 0.5344C1.10906 0.3872 1.04655 0.2528 0.944522 0.156C0.845782 0.0624 0.704327 0 0.546274 0" koffice:nodeTypes="ccccccccccccccccccc"/>
          <draw:path draw:style-name="gr7" draw:id="shape21" draw:name="path54" draw:layer="g3243" svg:width="1.10250000000pt" svg:height="0.99361024000pt" draw:transform="matrix(1.06388280000 0.00000000000 0.00000000000 1.06388280000 52.77442678301pt 20.33639310976pt)" svg:viewBox="0 0 1 1" svg:d="M0.56112 0L0.56112 0L0.56112 0C0.406896 0 0.265776 0.0590106 0.164052 0.155501C0.062328 0.251991 0 0.385961 0 0.53269L0 0.53269C0 0.678621 0.059052 0.809402 0.160776 0.905892C0.17724 0.921841 0.200172 0.940182 0.223104 0.956131C0.239568 0.968092 0.2625 0.980851 0.28224 0.99361C0.311724 0.977661 0.347844 0.964902 0.383964 0.956131L0.383964 0.956131C0.390516 0.956131 0.397068 0.952941 0.40362 0.952941C0.449568 0.943372 0.498792 0.936992 0.551292 0.936992L0.551292 0.936992C0.623448 0.936992 0.695604 0.946561 0.758016 0.968092C0.767844 0.971282 0.780948 0.977661 0.794052 0.980851C0.800604 0.984041 0.810516 0.987231 0.820344 0.99042C0.902328 0.946561 0.974568 0.881171 1.02379 0.803022C1.03362 0.787871 1.04017 0.771922 1.05 0.756771C1.08284 0.688191 1.1025 0.610042 1.1025 0.53269L1.1025 0.53269L1.1025 0.53269C1.1025 0.385961 1.04017 0.251991 0.938448 0.155501C0.836724 0.0622003 0.698964 5.66615e-15 0.54138 5.66615e-15L0.54138 5.66615e-15Z" koffice:nodeTypes="cccccccccccccccccccccccccc"/>
          <draw:path draw:style-name="gr5" draw:id="shape22" draw:name="path56" draw:layer="g3243" svg:width="1.21000000000pt" svg:height="1.06337344000pt" draw:transform="matrix(1.06388280000 0.00000000000 0.00000000000 1.06388280000 52.74787226832pt 21.38325378496pt)" svg:viewBox="0 0 1 1" svg:d="M0.611864 0C0.443432 0 0.29216 0.0643469 0.178728 0.167467C0.068728 0.270587 0 0.41248 0 0.573347C0 0.72514 0.061864 0.863733 0.168432 0.970153C0.185592 0.989127 0.209704 1.00893 0.233728 1.0246C0.250888 1.0378 0.275 1.05017 0.295592 1.06337C0.333432 1.0477 0.371184 1.0345 0.412456 1.0213C0.41932 1.0213 0.429704 1.018 0.436568 1.0147C0.491568 1.00233 0.546568 0.995727 0.605 0.995727L0.605 0.995727C0.687456 0.995727 0.77 1.00893 0.84216 1.0345C0.855888 1.0378 0.869704 1.0444 0.883432 1.05017C0.890296 1.05347 0.900592 1.05677 0.91432 1.06337C1.0003 1.0147 1.07246 0.944579 1.12746 0.863733C1.13775 0.847234 1.14462 0.83156 1.155 0.811761C1.18932 0.740814 1.21 0.660793 1.21 0.573347C1.21 0.41578 1.14118 0.270587 1.03118 0.167467C0.921184 0.0643469 0.77 5.86169e-15 0.598136 5.86169e-15" koffice:nodeTypes="cccccccccccccccccc"/>
          <draw:path draw:style-name="gr7" draw:id="shape23" draw:name="path58" draw:layer="g3243" svg:width="1.21000000000pt" svg:height="1.06337344000pt" draw:transform="matrix(1.06388280000 0.00000000000 0.00000000000 1.06388280000 52.75119158266pt 21.38325378496pt)" svg:viewBox="0 0 1 1" svg:d="M0.611864 0L0.611864 0L0.611864 0C0.443432 0 0.29216 0.061047 0.178728 0.167467C0.068728 0.270587 0 0.41248 0 0.573347L0 0.573347C0 0.72514 0.061864 0.863733 0.168432 0.970153C0.185592 0.989127 0.209704 1.00893 0.233728 1.0246C0.250888 1.0378 0.275 1.05017 0.295592 1.06337C0.333432 1.0477 0.371184 1.0345 0.412456 1.0213C0.41932 1.0213 0.429704 1.018 0.436568 1.0147C0.491568 1.00233 0.546568 0.995727 0.605 0.995727L0.605 0.995727C0.687456 0.995727 0.77 1.00893 0.84216 1.0345L0.84216 1.0345C0.855888 1.0378 0.869704 1.0444 0.883432 1.05017C0.890296 1.05347 0.900592 1.05677 0.91432 1.06337C1.0003 1.0147 1.07246 0.947054 1.12746 0.863733C1.13775 0.847234 1.1447 0.83156 1.155 0.811761C1.18932 0.740814 1.21 0.660793 1.21 0.573347L1.21 0.573347L1.21 0.573347C1.21 0.41578 1.14118 0.270587 1.03118 0.167467L1.03118 0.167467C0.924704 0.0643469 0.77 5.86169e-15 0.598136 5.86169e-15L0.598136 5.86169e-15Z" koffice:nodeTypes="ccccccccccccccccccccccccccc"/>
          <draw:path draw:style-name="gr5" draw:id="shape24" draw:name="path60" draw:layer="g3243" svg:width="1.38071900160pt" svg:height="1.26517504000pt" draw:transform="matrix(1.06388280000 0.00000000000 0.00000000000 1.06388280000 52.71459401434pt 22.45734985984pt)" svg:viewBox="0 0 1 1" svg:d="M0.69036 1.27875e-14C0.503105 1.27875e-14 0.326849 0.0737869 0.201919 0.193466C0.0770826 0.312244 0 0.477815 0 0.660483C0 0.857548 0.0918411 1.03662 0.238674 1.15989C0.264431 1.18059 0.29376 1.20219 0.326849 1.22288C0.352512 1.23728 0.381935 1.25078 0.411264 1.26518L0.686693 0.896241L0.925368 1.19859C0.940032 1.21928 0.954696 1.24088 0.973121 1.26158C1.11262 1.20219 1.23013 1.09601 1.30354 0.966428C1.3183 0.942132 1.3293 0.913338 1.3403 0.885443C1.36596 0.818854 1.38072 0.741468 1.38072 0.660483C1.38072 0.477815 1.30354 0.312244 1.17871 0.193466C1.05387 0.0737869 0.88128 0 0.69036 0" koffice:nodeTypes="cccccccccccccc"/>
          <draw:path draw:style-name="gr7" draw:id="shape25" draw:name="path62" draw:layer="g3243" svg:width="1.38071900160pt" svg:height="1.26517504000pt" draw:transform="matrix(1.06388280000 0.00000000000 0.00000000000 1.06388280000 52.71791332867pt 22.45734985984pt)" svg:viewBox="0 0 1 1" svg:d="M0.69036 1.27875e-14L0.69036 1.27875e-14L0.69036 1.27875e-14C0.503105 1.27875e-14 0.326849 0.0737869 0.202013 0.193466C0.0770826 0.312244 0 0.477815 0 0.660483L0 0.660483C0 0.857548 0.0918411 1.03662 0.238674 1.15989C0.264431 1.18059 0.29376 1.20219 0.326849 1.22288C0.352512 1.23728 0.381935 1.25078 0.411264 1.26518L0.686693 0.896241L0.925368 1.19859C0.940032 1.21928 0.954696 1.24088 0.973121 1.26158C1.11262 1.20219 1.23013 1.09601 1.30354 0.966428C1.3183 0.942132 1.3293 0.913338 1.3403 0.885443C1.36596 0.818854 1.38072 0.741468 1.38072 0.660483L1.38072 0.660483L1.38072 0.660483C1.38072 0.477815 1.30354 0.312244 1.17871 0.193466C1.05387 0.0737869 0.88128 0 0.69036 0L0.69036 0" koffice:nodeTypes="cccccccccccccccccccc"/>
          <draw:path draw:style-name="gr5" draw:id="shape26" draw:name="path64" draw:layer="g3243" svg:width="1.32250000000pt" svg:height="1.33633600000pt" draw:transform="matrix(1.06388280000 0.00000000000 0.00000000000 1.06388280000 39.74850111168pt 24.12977362144pt)" svg:viewBox="0 0 1 1" svg:d="M0.664884 0L0.664884 0C0.48162 0 0.316296 0.0721344 0.19412 0.195133C0.075532 0.313507 0 0.479971 0 0.667706C0 0.851741 0.071944 1.0182 0.19412 1.1412C0.312708 1.2605 0.48162 1.33634 0.664884 1.33634C0.700856 1.33634 0.733148 1.33264 0.76912 1.32894C0.772708 1.32894 0.779884 1.32894 0.78706 1.32524C0.790648 1.32524 0.794236 1.32524 0.801412 1.32524C0.866088 1.2531 0.948796 1.19577 1.04586 1.156C1.0638 1.1486 1.08174 1.1412 1.10326 1.1375C1.11771 1.1338 1.13565 1.12641 1.15359 1.12271C1.19674 1.07647 1.23271 1.0219 1.26141 0.960867C1.265 0.94977 1.26859 0.938672 1.27586 0.9248C1.30456 0.851741 1.3225 0.765734 1.3225 0.678803L1.3225 0.678803C1.3225 0.494768 1.25065 0.328304 1.12847 0.205306C1.00988 0.0860064 0.84456 0.0101728 0.657708 0.0101728" koffice:nodeTypes="cccccccccccccccccc"/>
          <draw:path draw:style-name="gr7" draw:id="shape27" draw:name="path66" draw:layer="g3243" svg:width="1.32250000000pt" svg:height="1.33633600000pt" draw:transform="matrix(1.06388280000 0.00000000000 0.00000000000 1.06388280000 39.74850111168pt 24.12977362144pt)" svg:viewBox="0 0 1 1" svg:d="M0.664884 0L0.664884 0L0.664884 0C0.48162 0 0.316296 0.0721344 0.19412 0.195133C0.075532 0.313507 0 0.479971 0 0.667706L0 0.667706L0 0.667706C0 0.851741 0.071944 1.0182 0.19412 1.1412C0.312708 1.2605 0.48162 1.33634 0.664884 1.33634L0.664884 1.33634C0.700856 1.33634 0.733148 1.33264 0.76912 1.32894C0.772708 1.32894 0.779884 1.32894 0.78706 1.32524C0.790648 1.32524 0.794236 1.32524 0.801412 1.32524C0.866088 1.2531 0.952384 1.19577 1.04586 1.156C1.0638 1.1486 1.08174 1.1412 1.10336 1.1375C1.11771 1.1338 1.13565 1.12641 1.15359 1.12271C1.19674 1.07647 1.23271 1.0219 1.26141 0.960867C1.265 0.94977 1.26859 0.938672 1.27586 0.9248C1.30456 0.851741 1.3225 0.765734 1.3225 0.678803L1.3225 0.678803L1.3225 0.678803C1.3225 0.494768 1.25065 0.328304 1.12847 0.205306L1.12847 0.205306C1.00988 0.0860064 0.84456 0.0101728 0.657708 0.0101728L0.657708 0.0101728Z" koffice:nodeTypes="cccccccccccccccccccccccccc"/>
          <draw:path draw:style-name="gr5" draw:id="shape28" draw:name="path68" draw:layer="g3243" svg:width="1.28686336000pt" svg:height="1.21000000000pt" draw:transform="matrix(1.06388280000 0.00000000000 0.00000000000 1.06388280000 39.63215488867pt 23.01227112832pt)" svg:viewBox="0 0 1 1" svg:d="M0.648786 1.25056e-14L0.648786 1.25056e-14C0.471457 1.25056e-14 0.308466 0.06864 0.191396 0.18568C0.0744166 0.2992 0 0.4576 0 0.6292C0 0.82192 0.0886647 0.99352 0.230419 1.11056C0.255285 1.1308 0.287139 1.15192 0.319084 1.16864C0.343859 1.18272 0.375804 1.19592 0.404119 1.21C0.446681 1.18624 0.492783 1.1616 0.542425 1.14488C0.549503 1.14136 0.560121 1.13784 0.570739 1.13432C0.634538 1.1176 0.701967 1.10704 0.776383 1.10704C0.836643 1.10704 0.900441 1.11408 0.957161 1.12728C0.967779 1.1308 0.978397 1.13432 0.989106 1.13432C0.996185 1.13432 1.00326 1.13784 1.01034 1.14136C1.07768 1.09648 1.13794 1.0384 1.18404 0.96976C1.19112 0.95568 1.20174 0.9416 1.20882 0.9284C1.25846 0.83864 1.28686 0.7392 1.28686 0.6292L1.28686 0.6292C1.28686 0.4576 1.21599 0.2992 1.09538 0.18568C0.978397 0.07216 0.815407 0 0.638077 0" koffice:nodeTypes="ccccccccccccccccccc"/>
          <draw:path draw:style-name="gr7" draw:id="shape29" draw:name="path70" draw:layer="g3243" svg:width="1.28686336000pt" svg:height="1.21000000000pt" draw:transform="matrix(1.06388280000 0.00000000000 0.00000000000 1.06388280000 39.63547420301pt 23.01227112832pt)" svg:viewBox="0 0 1 1" svg:d="M0.645247 1.25056e-14L0.645247 1.25056e-14L0.645247 1.25056e-14C0.467917 1.25056e-14 0.304927 0.06864 0.187857 0.18568L0.187857 0.18568C0.0708773 0.2992 0 0.4576 0 0.6292L0 0.6292C0 0.82192 0.0886647 0.99352 0.230419 1.11056C0.255285 1.1308 0.287139 1.15192 0.319084 1.16864C0.343859 1.18272 0.375804 1.19592 0.404119 1.21C0.446681 1.18624 0.492783 1.1616 0.542425 1.14488C0.549503 1.14136 0.560121 1.13784 0.570739 1.13432C0.634538 1.1176 0.701967 1.10704 0.776383 1.10704L0.776383 1.10704C0.836643 1.10704 0.900441 1.11408 0.957161 1.12728C0.967779 1.1308 0.978397 1.13432 0.989106 1.13432C0.996185 1.13432 1.00326 1.13784 1.01034 1.14136C1.07768 1.09648 1.13794 1.0384 1.18404 0.96976C1.19112 0.95568 1.20174 0.9416 1.20891 0.9284C1.25846 0.83864 1.28686 0.7392 1.28686 0.6292L1.28686 0.6292L1.28686 0.6292C1.28686 0.4576 1.21599 0.2992 1.09901 0.18568L1.09901 0.18568C0.981937 0.07216 0.818946 0 0.641617 0L0.641617 0Z" koffice:nodeTypes="ccccccccccccccccccccccccccc"/>
          <draw:path draw:style-name="gr5" draw:id="shape30" draw:name="path72" draw:layer="g3243" svg:width="1.30473348426pt" svg:height="1.29413376000pt" draw:transform="matrix(1.06388280000 0.00000000000 0.00000000000 1.06388280000 39.88645626442pt 21.86497991680pt)" svg:viewBox="0 0 1 1" svg:d="M0.0482584 0.900069C0.0732051 0.963775 0.108935 1.02384 0.155356 1.07753C0.173175 1.09847 0.194558 1.12031 0.212469 1.1376C0.230288 1.15216 0.25167 1.17036 0.273145 1.18401C0.283836 1.18401 0.294528 1.18037 0.305219 1.18037C0.305219 1.18037 0.394497 1.17036 0.498031 1.18765C0.590781 1.20586 0.680059 1.24135 0.762119 1.29413C0.979877 1.25864 1.16547 1.10939 1.25118 0.91008C1.28326 0.831813 1.30473 0.743535 1.30473 0.654348C1.30473 0.476882 1.23337 0.309427 1.11192 0.192027C0.994132 0.0746266 0.829922 0 0.651458 0L0.651458 0C0.472993 0 0.308783 0.0718963 0.190994 0.188387C0.0946794 0.284855 0.0267841 0.415907 0.00540126 0.558789C-0.008854 0.668909 0.00540126 0.786309 0.0446946 0.889148" koffice:nodeTypes="ccccccccccccccc"/>
          <draw:path draw:style-name="gr7" draw:id="shape31" draw:name="path74" draw:layer="g3243" svg:width="1.30473348426pt" svg:height="1.29413376000pt" draw:transform="matrix(1.06388280000 0.00000000000 0.00000000000 1.06388280000 39.88313695009pt 21.86157549184pt)" svg:viewBox="0 0 1 1" svg:d="M0.0518222 0.900069C0.0767689 0.963775 0.112498 1.02475 0.15892 1.07753L0.15892 1.07753C0.176739 1.09938 0.198122 1.12031 0.216032 1.1376C0.233851 1.15216 0.255234 1.17036 0.276709 1.18401C0.2874 1.18401 0.298091 1.18037 0.308783 1.18037L0.308783 1.18037C0.308783 1.18037 0.398061 1.17036 0.498031 1.18765C0.590781 1.20586 0.680059 1.24135 0.762119 1.29413C0.979877 1.25864 1.16547 1.10939 1.25118 0.91008C1.28326 0.832723 1.30473 0.743535 1.30473 0.654348C1.30473 0.476882 1.23327 0.313068 1.11192 0.192027C0.994132 0.0755366 0.829922 0 0.651458 0L0.651458 0L0.651458 0C0.472993 0 0.308783 0.0718963 0.190994 0.189297L0.190994 0.189297C0.0946794 0.284855 0.0267841 0.416817 0.00540126 0.558789C-0.008854 0.668909 0.00540126 0.786309 0.0446946 0.889148L0.0446946 0.889148Z" koffice:nodeTypes="ccccccccccccccccccccc"/>
          <draw:path draw:style-name="gr5" draw:id="shape32" draw:name="path76" draw:layer="g3243" svg:width="1.21687373440pt" svg:height="1.23654400000pt" draw:transform="matrix(1.06388280000 0.00000000000 0.00000000000 1.06388280000 40.64948217734pt 20.96450951488pt)" svg:viewBox="0 0 1 1" svg:d="M0.610158 0.0106752L0.610158 0.0106752C0.441248 0.0106752 0.289635 0.080064 0.179323 0.191264C0.0690112 0.302464 0 0.458144 0 0.628947C0 0.709011 0.0137669 0.789075 0.0448308 0.862022C0.0482725 0.875366 0.055156 0.8896 0.0620395 0.902944C0.0654812 0.913619 0.0724529 0.924294 0.0793364 0.93497C0.182765 0.973222 0.272338 1.03549 0.344703 1.11556C0.358558 1.1289 0.372325 1.14669 0.386092 1.1636C0.396417 1.17783 0.406831 1.19206 0.417156 1.20897C0.437806 1.21608 0.465428 1.2232 0.489521 1.22676C0.492962 1.22676 0.499846 1.22676 0.503287 1.23032C0.534351 1.23388 0.568857 1.23654 0.603274 1.23654L0.603274 1.23654C0.772184 1.23654 0.923885 1.16716 1.03764 1.05596C1.14795 0.944755 1.21687 0.791744 1.21687 0.618272L1.21687 0.618272C1.21687 0.448358 1.15139 0.295347 1.03764 0.180589C0.927327 0.0693888 0.772184 0 0.603274 0" koffice:nodeTypes="ccccccccccccccccccc"/>
          <draw:path draw:style-name="gr7" draw:id="shape33" draw:name="path78" draw:layer="g3243" svg:width="1.21687373440pt" svg:height="1.22943744000pt" draw:transform="matrix(1.06388280000 0.00000000000 0.00000000000 1.06388280000 40.64948217734pt 20.96791393984pt)" svg:viewBox="0 0 1 1" svg:d="M0.610158 0.00709632L0.610158 0.00709632L0.610158 0.00709632C0.441248 0.00709632 0.289635 0.0727373 0.179323 0.187165L0.179323 0.187165C0.0690112 0.298045 0 0.453277 0 0.623589L0 0.623589C0 0.703423 0.0137669 0.783256 0.0448308 0.855994L0.0448308 0.855994C0.0482725 0.869299 0.055156 0.883492 0.0620395 0.896797C0.0654812 0.907442 0.0724529 0.918086 0.0793364 0.928731C0.182765 0.966874 0.272338 1.02897 0.344703 1.1088C0.358558 1.12211 0.372325 1.13985 0.386092 1.1567C0.396417 1.17089 0.406831 1.18509 0.417156 1.20194C0.437806 1.20904 0.465428 1.21613 0.489521 1.21968C0.492962 1.21968 0.499846 1.21968 0.503287 1.22323C0.534351 1.22678 0.568857 1.22944 0.603274 1.22944L0.603274 1.22944L0.603274 1.22944C0.772184 1.22944 0.923885 1.16025 1.03764 1.04937C1.14795 0.938488 1.21687 0.785917 1.21687 0.616493L1.21687 0.616493L1.21687 0.616493C1.21687 0.447068 1.15139 0.294497 1.03764 0.180069C0.927327 0.0691891 0.772184 0 0.603274 0L0.603274 0Z" koffice:nodeTypes="ccccccccccccccccccccccccccc"/>
          <draw:path draw:style-name="gr5" draw:id="shape34" draw:name="path80" draw:layer="g3243" svg:width="1.11564293760pt" svg:height="1.14233344000pt" draw:transform="matrix(1.06388280000 0.00000000000 0.00000000000 1.06388280000 41.63361632266pt 20.34575527840pt)" svg:viewBox="0 0 1 1" svg:d="M0.56437 0.0136806L0.56437 0.0136806C0.40923 0.0136806 0.267355 0.0769536 0.165027 0.180413C0.0659939 0.283873 0 0.4241 0 0.584847C0 0.625034 0.00329547 0.665221 0.0131819 0.701988C0.0131819 0.704553 0.0131819 0.714813 0.0164773 0.721654C0.0164773 0.725074 0.0197728 0.731914 0.0197728 0.738755C0.0791758 0.791767 0.131988 0.85846 0.168322 0.935414C0.174913 0.949094 0.181504 0.96534 0.188095 0.979021C0.191391 0.991846 0.197982 1.00553 0.201362 1.01921C0.237612 1.04913 0.283833 1.07906 0.330054 1.09873C0.336645 1.10215 0.346531 1.10557 0.356502 1.10899C0.415905 1.12951 0.481899 1.14233 0.551188 1.14233L0.551188 1.14233C0.706329 1.14233 0.848287 1.07906 0.950616 0.975601C1.04965 0.872141 1.11564 0.731914 1.11564 0.571167L1.11564 0.571167C1.11564 0.414694 1.05294 0.271048 0.950616 0.167588C0.848287 0.063273 0.709624 0 0.551188 0" koffice:nodeTypes="ccccccccccccccccccc"/>
          <draw:path draw:style-name="gr7" draw:id="shape35" draw:name="path82" draw:layer="g3243" svg:width="1.11564293760pt" svg:height="1.14233344000pt" draw:transform="matrix(1.06388280000 0.00000000000 0.00000000000 1.06388280000 41.63361632266pt 20.34575527840pt)" svg:viewBox="0 0 1 1" svg:d="M0.56437 0.0136806L0.56437 0.0136806L0.56437 0.0136806C0.40923 0.0136806 0.267355 0.0769536 0.165027 0.180413C0.0659939 0.283873 0 0.42752 0 0.584847L0 0.584847C0 0.625034 0.00329547 0.665221 0.0131819 0.701988C0.0131819 0.704553 0.0131819 0.714813 0.0164773 0.721654L0.0164773 0.721654C0.0164773 0.725074 0.0197728 0.731914 0.0197728 0.738755C0.0791758 0.791767 0.131988 0.85846 0.168322 0.935414C0.174913 0.949094 0.181504 0.96534 0.188095 0.979021C0.191391 0.991846 0.198066 1.00553 0.201362 1.01921C0.240907 1.04913 0.283833 1.07906 0.330054 1.09873L0.330054 1.09873C0.336645 1.10215 0.346531 1.10557 0.356502 1.10899C0.415905 1.12951 0.481899 1.14233 0.551188 1.14233L0.551188 1.14233L0.551188 1.14233C0.706329 1.14233 0.848287 1.07906 0.950616 0.975601C1.04965 0.872141 1.11564 0.728494 1.11564 0.571167L1.11564 0.571167L1.11564 0.571167C1.11564 0.414694 1.05294 0.271048 0.950616 0.167588C0.848287 0.063273 0.709624 0 0.551188 0L0.551188 0Z" koffice:nodeTypes="ccccccccccccccccccccccccccc"/>
          <draw:path draw:style-name="gr5" draw:id="shape36" draw:name="path84" draw:layer="g3243" svg:width="1.03795344000pt" svg:height="1.05185536000pt" draw:transform="matrix(1.06388280000 0.00000000000 0.00000000000 1.06388280000 42.68413675469pt 19.98658844512pt)" svg:viewBox="0 0 1 1" svg:d="M0.522196 0.00984576L0.522196 0.00984576C0.378912 0.00984576 0.248343 0.0672794 0.152902 0.164096C0.0605575 0.25681 0 0.388087 0 0.535773L0 0.535773C0 0.535773 0 0.535773 0 0.539055C0.0510215 0.603053 0.092344 0.685921 0.111497 0.772892C0.114676 0.788481 0.117855 0.804891 0.121033 0.823762C0.124212 0.840172 0.124212 0.859043 0.124212 0.875452C0.162437 0.919758 0.210199 0.958321 0.261139 0.987037C0.270675 0.990319 0.280211 0.996883 0.292925 1.00345C0.35984 1.03545 0.436209 1.05186 0.515839 1.05186L0.515839 1.05186C0.659041 1.05186 0.789611 0.993601 0.885133 0.897605C0.977477 0.804891 1.03795 0.673614 1.03795 0.525928L1.03795 0.525928C1.03795 0.381523 0.980656 0.250246 0.885133 0.15425C0.792789 0.061536 0.659041 0 0.515839 0" koffice:nodeTypes="cccccccccccccccccc"/>
          <draw:path draw:style-name="gr7" draw:id="shape37" draw:name="path86" draw:layer="g3243" svg:width="1.03795344000pt" svg:height="1.05185536000pt" draw:transform="matrix(1.06388280000 0.00000000000 0.00000000000 1.06388280000 42.68413675469pt 19.98658844512pt)" svg:viewBox="0 0 1 1" svg:d="M0.522196 0.00984576L0.522196 0.00984576L0.522196 0.00984576C0.378912 0.00984576 0.248343 0.0672794 0.152902 0.164096C0.0605575 0.25681 0 0.388087 0 0.535773L0 0.535773C0 0.535773 0 0.535773 0 0.539055C0.0510215 0.603053 0.092344 0.685921 0.111497 0.772892C0.114676 0.788481 0.117855 0.804891 0.121033 0.823762C0.124212 0.840172 0.124212 0.859043 0.124212 0.875452C0.162437 0.919758 0.210199 0.958321 0.261139 0.987037C0.270675 0.990319 0.280211 0.996883 0.292925 1.00345C0.35984 1.03545 0.436209 1.05186 0.515839 1.05186L0.515839 1.05186L0.515839 1.05186C0.659041 1.05186 0.789611 0.993601 0.885133 0.897605C0.977477 0.804891 1.03795 0.673614 1.03795 0.525928L1.03795 0.525928L1.03795 0.525928C1.03795 0.381523 0.980656 0.250246 0.885133 0.15425C0.792789 0.061536 0.659041 0 0.515839 0L0.515839 0Z" koffice:nodeTypes="ccccccccccccccccccccccc"/>
          <draw:path draw:style-name="gr5" draw:id="shape38" draw:name="path88" draw:layer="g3243" svg:width="1.32250000000pt" svg:height="1.31423296000pt" draw:transform="matrix(1.06388280000 0.00000000000 0.00000000000 1.06388280000 40.35695696266pt 25.19025199648pt)" svg:viewBox="0 0 1 1" svg:d="M0.20838 0.178838C0.20838 0.178838 0.20838 0.178838 0.204792 0.182507C0.204792 0.182507 0.204792 0.182507 0.201204 0.186175C0.201204 0.189844 0.197616 0.189844 0.194028 0.193512C0.07544 0.314572 0 0.479654 0 0.665829C0 0.859341 0.082616 1.03543 0.211968 1.16016C0.237176 1.18217 0.26588 1.20326 0.294676 1.22527C0.319792 1.2427 0.352176 1.25737 0.38088 1.2748C0.388148 1.2748 0.398912 1.2748 0.406088 1.2748C0.406088 1.2748 0.406088 1.2748 0.406088 1.2748C0.406088 1.2748 0.406088 1.2748 0.406088 1.2748C0.406088 1.2748 0.409676 1.2748 0.409676 1.2748C0.409676 1.2748 0.416852 1.2748 0.416852 1.2748C0.416852 1.2748 0.416852 1.2748 0.416852 1.2748C0.416852 1.2748 0.416852 1.2748 0.42044 1.2748C0.42044 1.2748 0.42044 1.2748 0.42044 1.2748C0.42044 1.2748 0.424028 1.2748 0.424028 1.2748C0.452824 1.2748 0.481528 1.2748 0.510324 1.2748C0.510324 1.2748 0.510324 1.2748 0.513912 1.2748C0.582176 1.2748 0.654028 1.27847 0.722292 1.28947C0.743912 1.28947 0.769028 1.29314 0.790556 1.30048C0.808588 1.30414 0.830116 1.3069 0.851736 1.31423C1.03141 1.25737 1.18229 1.12439 1.265 0.952888C1.27935 0.920788 1.29012 0.885021 1.30088 0.848336C1.31532 0.795143 1.3225 0.733696 1.3225 0.673166L1.3225 0.673166C1.3225 0.486991 1.24697 0.318241 1.12479 0.197181L1.12479 0.197181C1.00262 0.0752038 0.833704 0 0.646852 0L0.646852 0C0.474352 0 0.312616 0.0641984 0.194028 0.171501C0.194028 0.171501 0.194028 0.171501 0.194028 0.171501C0.194028 0.171501 0.194028 0.171501 0.194028 0.171501C0.19044 0.17517 0.186852 0.17517 0.186852 0.178838" koffice:nodeTypes="cccccccccccccccccccccccccccccccccc"/>
          <draw:path draw:style-name="gr7" draw:id="shape39" draw:name="path90" draw:layer="g3243" svg:width="1.32250000000pt" svg:height="1.31423296000pt" draw:transform="matrix(1.06388280000 0.00000000000 0.00000000000 1.06388280000 40.35695696266pt 25.19025199648pt)" svg:viewBox="0 0 1 1" svg:d="M0.20838 0.178838C0.20838 0.178838 0.20838 0.178838 0.204792 0.182507C0.204792 0.182507 0.204792 0.182507 0.201204 0.186175C0.201204 0.189844 0.197616 0.189844 0.194028 0.193512C0.07544 0.314572 0 0.479654 0 0.665829L0 0.665829C0 0.859341 0.082616 1.03543 0.211968 1.16016C0.237176 1.18217 0.26588 1.20326 0.294676 1.22527C0.319792 1.2427 0.352176 1.25737 0.38088 1.2748C0.388148 1.2748 0.398912 1.2748 0.406088 1.2748C0.406088 1.2748 0.406088 1.2748 0.406088 1.2748C0.406088 1.2748 0.406088 1.2748 0.406088 1.2748C0.406088 1.2748 0.409676 1.2748 0.409676 1.2748C0.409676 1.2748 0.416852 1.2748 0.416852 1.2748C0.416852 1.2748 0.416852 1.2748 0.416852 1.2748C0.416852 1.2748 0.416852 1.2748 0.42044 1.2748C0.42044 1.2748 0.42044 1.2748 0.42044 1.2748C0.42044 1.2748 0.424028 1.2748 0.424028 1.2748L0.424028 1.2748C0.452824 1.2748 0.481528 1.2748 0.510324 1.2748C0.510324 1.2748 0.510324 1.2748 0.513912 1.2748C0.582176 1.2748 0.654028 1.27847 0.722292 1.28947C0.743912 1.28947 0.769028 1.29314 0.790648 1.30048C0.808588 1.30414 0.833704 1.3069 0.851736 1.31423C1.03141 1.25737 1.18229 1.12439 1.265 0.952888C1.27935 0.920788 1.29012 0.885021 1.30088 0.848336L1.30088 0.848336C1.31532 0.795143 1.3225 0.733696 1.3225 0.673166L1.3225 0.673166L1.3225 0.673166C1.3225 0.490659 1.24697 0.318241 1.12479 0.197181L1.12479 0.197181C1.00262 0.0752038 0.833704 0 0.646852 0L0.646852 0L0.646852 0C0.474352 0 0.312616 0.0641984 0.194028 0.171501C0.194028 0.171501 0.194028 0.171501 0.194028 0.171501L0.194028 0.171501C0.194028 0.171501 0.194028 0.171501 0.194028 0.171501C0.19044 0.17517 0.186852 0.17517 0.186852 0.178838L0.186852 0.178838Z" koffice:nodeTypes="cccccccccccccccccccccccccccccccccccccccccc"/>
          <draw:path draw:style-name="gr5" draw:id="shape40" draw:name="path92" draw:layer="g3243" svg:width="1.16916643840pt" svg:height="1.18200384000pt" draw:transform="matrix(1.06388280000 0.00000000000 0.00000000000 1.06388280000 47.20231934035pt 17.85286510144pt)" svg:viewBox="0 0 1 1" svg:d="M0.58121 0.0165254L0.58121 0.0165254C0.368327 0.0165254 0.179146 0.132204 0.0777657 0.301807C0.0574376 0.332248 0.0405696 0.369648 0.0270753 0.407048C0.0169545 0.440968 0.00683369 0.478368 0 0.515768C0.0203281 0.553167 0.0405696 0.597525 0.0574376 0.641883C0.0608977 0.648841 0.0608977 0.658408 0.0642713 0.668845C0.0777657 0.72364 0.0878864 0.788003 0.0878864 0.848886L0.0878864 0.848886C0.0878864 0.862802 0.0878864 0.875848 0.0878864 0.886285C0.0878864 0.896723 0.0878864 0.90716 0.0878864 0.916727C0.128456 0.981089 0.185894 1.03936 0.253452 1.08372C0.263573 1.08981 0.277154 1.10025 0.294022 1.1072C0.378448 1.15504 0.476455 1.182 0.58121 1.182L0.58121 1.182C0.743402 1.182 0.888726 1.11764 0.996854 1.00892C1.10161 0.903681 1.16917 0.754082 1.16917 0.590567C1.16917 0.427922 1.10498 0.281802 0.996854 0.173082C0.892099 0.0643622 0.743402 0 0.58121 0" koffice:nodeTypes="ccccccccccccccccccc"/>
          <draw:path draw:style-name="gr7" draw:id="shape41" draw:name="path94" draw:layer="g3243" svg:width="1.16916643840pt" svg:height="1.18200384000pt" draw:transform="matrix(1.06388280000 0.00000000000 0.00000000000 1.06388280000 47.20231934035pt 17.85286510144pt)" svg:viewBox="0 0 1 1" svg:d="M0.58121 0.0130464L0.58121 0.0130464C0.368327 0.0130464 0.179146 0.128724 0.0777657 0.301807L0.0777657 0.301807C0.0575241 0.332248 0.0405696 0.369648 0.0270753 0.407048C0.0169545 0.440968 0.00683369 0.478368 0 0.515768C0.0203281 0.553167 0.0405696 0.597525 0.0575241 0.641883C0.0608977 0.648841 0.0608977 0.658408 0.0642713 0.668845C0.0777657 0.72364 0.0878864 0.788003 0.0878864 0.848886L0.0878864 0.848886C0.0878864 0.862802 0.0878864 0.875848 0.0878864 0.886285C0.0878864 0.896723 0.0878864 0.90716 0.0878864 0.916727C0.128456 0.981089 0.185894 1.03936 0.253452 1.08372C0.263573 1.08981 0.277154 1.10025 0.294022 1.1072C0.378448 1.15504 0.476455 1.182 0.58121 1.182L0.58121 1.182L0.58121 1.182C0.743402 1.182 0.892099 1.11764 0.996854 1.00892C1.10161 0.903681 1.16917 0.754082 1.16917 0.590567L1.16917 0.590567L1.16917 0.590567C1.16917 0.427922 1.10498 0.281802 0.996854 0.173082L0.996854 0.173082C0.892099 0.0643622 0.743402 0 0.58121 0L0.58121 0Z" koffice:nodeTypes="cccccccccccccccccccccccccc"/>
          <draw:path draw:style-name="gr5" draw:id="shape42" draw:name="path96" draw:layer="g3243" svg:width="1.35862336000pt" svg:height="1.38109504000pt" draw:transform="matrix(1.06388280000 0.00000000000 0.00000000000 1.06388280000 45.10783199434pt 23.95955237344pt)" svg:viewBox="0 0 1 1" svg:d="M0.684813 0L0.684813 0C0.499063 0 0.324223 0.0770931 0.20039 0.202134C0.0764634 0.327176 0 0.500165 0 0.691018L0 0.691018C0 0.878109 0.0764634 1.05392 0.20039 1.17896C0.324223 1.304 0.495427 1.3811 0.684813 1.3811L0.684813 1.3811C0.695723 1.3811 0.706633 1.3811 0.72118 1.3811L0.72118 1.3811C0.724817 1.3811 0.728547 1.3811 0.73582 1.3811C0.73582 1.3811 0.73582 1.3811 0.73582 1.37733C0.73582 1.36981 0.73582 1.35947 0.732183 1.34819C0.692087 1.0652 0.702997 0.870588 0.72118 0.771871C0.72118 0.753068 0.724817 0.738026 0.728547 0.727684C0.732183 0.716402 0.732183 0.708881 0.73582 0.701359C0.73582 0.701359 0.73582 0.701359 0.73582 0.698539L0.74673 0.679736L0.764913 0.694778C0.76855 0.694778 0.764913 0.694778 0.76855 0.694778C0.823193 0.708881 1.06722 0.775632 1.31862 0.943921C1.32589 0.918536 1.3368 0.889391 1.34408 0.863067C1.34408 0.859306 1.34771 0.852725 1.34771 0.845204C1.34771 0.845204 1.34771 0.845204 1.34771 0.845204L1.34771 0.845204C1.35499 0.801016 1.35862 0.753068 1.35862 0.70512L1.35862 0.70512C1.35862 0.514268 1.28216 0.342218 1.15833 0.217177C1.03449 0.0921357 0.86329 0.0150426 0.673903 0.0150426" koffice:nodeTypes="ccccccccccccccccccccccccccccc"/>
          <draw:path draw:style-name="gr7" draw:id="shape43" draw:name="path98" draw:layer="g3243" svg:width="1.35862336000pt" svg:height="1.38109504000pt" draw:transform="matrix(1.06388280000 0.00000000000 0.00000000000 1.06388280000 45.10783199434pt 23.95955237344pt)" svg:viewBox="0 0 1 1" svg:d="M0.684813 0L0.684813 0L0.684813 0C0.499063 0 0.324223 0.0770931 0.20039 0.202134C0.0764634 0.327176 0 0.500165 0 0.691018L0 0.691018L0 0.691018C0 0.878109 0.0764634 1.05392 0.20039 1.17896C0.324223 1.304 0.495427 1.3811 0.684813 1.3811L0.684813 1.3811C0.695723 1.3811 0.706633 1.3811 0.72118 1.3811L0.72118 1.3811C0.724817 1.3811 0.728547 1.3811 0.73582 1.3811C0.73582 1.3811 0.73582 1.3811 0.73582 1.37733C0.73582 1.36981 0.73582 1.35947 0.732183 1.34819L0.732183 1.34819C0.692087 1.0652 0.702997 0.870588 0.72118 0.771871C0.72118 0.753068 0.724817 0.738026 0.728547 0.727684C0.732183 0.716402 0.732183 0.708881 0.73582 0.701359L0.73582 0.701359C0.73582 0.701359 0.73582 0.701359 0.73582 0.698539L0.74673 0.679736L0.764913 0.694778C0.76855 0.694778 0.764913 0.694778 0.76855 0.694778C0.823193 0.708881 1.06722 0.775632 1.31862 0.943921C1.32589 0.918536 1.3368 0.889391 1.34408 0.863067L1.34408 0.863067C1.34408 0.859306 1.34771 0.852725 1.34771 0.845204C1.34771 0.845204 1.34771 0.845204 1.34771 0.845204L1.34771 0.845204C1.35499 0.801016 1.35862 0.753068 1.35862 0.70512L1.35862 0.70512L1.35862 0.70512C1.35862 0.518028 1.28216 0.342218 1.15833 0.217177L1.15833 0.217177C1.03449 0.0921357 0.86329 0.0150426 0.673903 0.0150426L0.673903 0.0150426Z" koffice:nodeTypes="cccccccccccccccccccccccccccccccccccccc"/>
          <draw:path draw:style-name="gr5" draw:id="shape44" draw:name="path100" draw:layer="g3243" svg:width="1.36609344000pt" svg:height="1.38109504000pt" draw:transform="matrix(1.06388280000 0.00000000000 0.00000000000 1.06388280000 44.54261234035pt 22.94928926656pt)" svg:viewBox="0 0 1 1" svg:d="M0.686693 0L0.686693 0C0.500433 0 0.325113 0.0770931 0.20094 0.202134C0.0767668 0.327176 0 0.499225 0 0.690077L0 0.690077C0 0.877169 0.0767668 1.05392 0.20094 1.17896C0.325113 1.304 0.496787 1.3811 0.686693 1.3811C0.69034 1.3811 0.693987 1.3811 0.70128 1.3811C0.70128 1.3811 0.70128 1.3811 0.70502 1.3811C0.792633 1.25229 0.9241 1.15264 1.07754 1.10187C1.10671 1.09435 1.13963 1.08306 1.1688 1.0793C1.19807 1.07554 1.22724 1.07178 1.26015 1.06896C1.28568 1.02854 1.3113 0.980587 1.32953 0.928878C1.33318 0.921357 1.33318 0.911015 1.33683 0.899733C1.35515 0.836742 1.36609 0.767171 1.36609 0.697599L1.36609 0.697599C1.36609 0.510507 1.28942 0.333757 1.16515 0.208716C1.04098 0.0846144 0.869307 0.00752128 0.6794 0.00752128" koffice:nodeTypes="cccccccccccccccccc"/>
          <draw:path draw:style-name="gr7" draw:id="shape45" draw:name="path102" draw:layer="g3243" svg:width="1.36609344000pt" svg:height="1.38109504000pt" draw:transform="matrix(1.06388280000 0.00000000000 0.00000000000 1.06388280000 44.54261234035pt 22.94588484160pt)" svg:viewBox="0 0 1 1" svg:d="M0.686693 0L0.686693 0L0.686693 0C0.500433 0 0.325113 0.0770931 0.20094 0.202134C0.0767668 0.327176 0 0.499225 0 0.690077L0 0.690077L0 0.690077C0 0.878109 0.0767668 1.05392 0.20094 1.17896C0.325113 1.304 0.496787 1.3811 0.686693 1.3811L0.686693 1.3811C0.69034 1.3811 0.693987 1.3811 0.70128 1.3811C0.70128 1.3811 0.70128 1.3811 0.70502 1.3811C0.792633 1.25229 0.9241 1.15264 1.07754 1.10187C1.10671 1.09435 1.13963 1.08306 1.1688 1.0793C1.19807 1.07554 1.22724 1.07272 1.26015 1.06896C1.28568 1.02854 1.3113 0.980587 1.32953 0.928878L1.32953 0.928878C1.33318 0.921357 1.33318 0.911015 1.33683 0.899733C1.35515 0.837683 1.36609 0.767171 1.36609 0.697599L1.36609 0.697599L1.36609 0.697599C1.36609 0.510507 1.28942 0.333757 1.16515 0.209656L1.16515 0.209656C1.04098 0.0846144 0.869307 0.00752128 0.6794 0.00752128L0.6794 0.00752128Z" koffice:nodeTypes="cccccccccccccccccccccccccc"/>
          <draw:path draw:style-name="gr5" draw:id="shape46" draw:name="path104" draw:layer="g3243" svg:width="1.27979443840pt" svg:height="1.29413376000pt" draw:transform="matrix(1.06388280000 0.00000000000 0.00000000000 1.06388280000 44.15365678867pt 21.89221531648pt)" svg:viewBox="0 0 1 1" svg:d="M0.647002 0C0.47016 0 0.307618 0.0709862 0.19096 0.192027C0.074212 0.309427 0 0.472332 0 0.649797L0 0.649797C0 0.888238 0.130776 1.10211 0.325266 1.21587C0.360562 1.2368 0.403007 1.255 0.445453 1.26865C0.484369 1.27957 0.523194 1.29049 0.56564 1.29413C0.618674 1.24044 0.678768 1.19402 0.745921 1.15853C0.7566 1.15125 0.770718 1.14397 0.784837 1.14124C0.873258 1.10211 0.968647 1.08026 1.07119 1.08026C1.08178 1.08026 1.09236 1.08026 1.10304 1.08026C1.10657 1.08026 1.11716 1.08026 1.12422 1.08026C1.16314 1.03385 1.19843 0.981066 1.22323 0.923731C1.22676 0.91372 1.23382 0.902799 1.23735 0.891878C1.26559 0.820892 1.27979 0.738985 1.27979 0.653437L1.27979 0.653437C1.27979 0.475972 1.20911 0.312157 1.08883 0.194757C0.972177 0.0782669 0.809544 0.00364032 0.629263 0.00364032" koffice:nodeTypes="cccccccccccccccccc"/>
          <draw:path draw:style-name="gr7" draw:id="shape47" draw:name="path106" draw:layer="g3243" svg:width="1.27979443840pt" svg:height="1.28686336000pt" draw:transform="matrix(1.06388280000 0.00000000000 0.00000000000 1.06388280000 44.15697610301pt 21.88881089152pt)" svg:viewBox="0 0 1 1" svg:d="M0.643472 0L0.643472 0L0.643472 0C0.46663 0 0.304088 0.0707866 0.18743 0.187857C0.0706824 0.304927 0 0.467373 0 0.645247L0 0.645247C0 0.882109 0.130776 1.09538 0.325266 1.20882C0.360652 1.22969 0.403007 1.24784 0.445453 1.26145C0.484369 1.27234 0.523194 1.28323 0.56564 1.28686C0.618674 1.23332 0.678768 1.18704 0.745921 1.15164C0.7566 1.14438 0.770718 1.13803 0.784837 1.1344C0.873258 1.09538 0.968647 1.0736 1.07119 1.0736L1.07119 1.0736C1.08178 1.0736 1.09245 1.0736 1.10304 1.0736C1.10657 1.0736 1.11716 1.0736 1.12422 1.0736C1.16314 1.02822 1.19843 0.974676 1.22323 0.917503L1.22323 0.917503C1.22676 0.90752 1.23382 0.89663 1.23735 0.88574L1.23735 0.88574C1.26568 0.814953 1.27979 0.733276 1.27979 0.648877L1.27979 0.648877L1.27979 0.648877C1.27979 0.471003 1.20911 0.308557 1.09245 0.191487L1.09245 0.191487C0.975706 0.0744166 0.813164 0.00363008 0.632793 0.00363008L0.632793 0.00363008Z" koffice:nodeTypes="ccccccccccccccccccccccccccc"/>
          <draw:path draw:style-name="gr5" draw:id="shape48" draw:name="path108" draw:layer="g3243" svg:width="1.27274498560pt" svg:height="1.18374400000pt" draw:transform="matrix(1.06388280000 0.00000000000 0.00000000000 1.06388280000 44.10046264867pt 20.76790397344pt)" svg:viewBox="0 0 1 1" svg:d="M0.645217 0L0.645217 0C0.468863 0 0.306769 0.0678912 0.190343 0.183654C0.0740073 0.295936 0 0.452608 0 0.625818C0 0.802509 0.0775272 0.969626 0.204513 1.08191C0.225632 1.10193 0.253881 1.12195 0.28204 1.14284C0.306769 1.15589 0.331408 1.1733 0.359657 1.18374C0.398376 1.16285 0.440704 1.14632 0.483033 1.13239C0.490073 1.12891 0.500632 1.12891 0.511192 1.12543C0.5676 1.11237 0.631048 1.10541 0.690975 1.10193C0.765073 1.10193 0.83556 1.11237 0.902528 1.13239C0.913088 1.13587 0.927257 1.13935 0.941337 1.14632C0.948376 1.1498 0.958936 1.15328 0.965976 1.15589C1.05767 1.10193 1.1352 1.02707 1.18809 0.938291C1.19865 0.921754 1.2093 0.900864 1.21634 0.884326C1.25154 0.80599 1.27274 0.720691 1.27274 0.629299L1.27274 0.629299C1.27274 0.459571 1.20217 0.302899 1.08231 0.190618L1.08231 0.190618C0.965976 0.078336 0.803791 0.0069632 0.627528 0.0069632" koffice:nodeTypes="cccccccccccccccccccc"/>
          <draw:path draw:style-name="gr7" draw:id="shape49" draw:name="path110" draw:layer="g3243" svg:width="1.27274498560pt" svg:height="1.18374400000pt" draw:transform="matrix(1.06388280000 0.00000000000 0.00000000000 1.06388280000 44.10046264867pt 20.76790397344pt)" svg:viewBox="0 0 1 1" svg:d="M0.645217 0L0.645217 0L0.645217 0C0.468863 0 0.306769 0.0678912 0.186823 0.183654C0.0704874 0.295936 0 0.452608 0 0.625818L0 0.625818C0 0.80599 0.0775272 0.969626 0.204513 1.08191C0.225632 1.10193 0.253881 1.12195 0.28204 1.14284C0.306769 1.15589 0.331408 1.1733 0.359657 1.18374C0.398376 1.16285 0.440704 1.14632 0.483033 1.13239C0.490073 1.12891 0.500632 1.12891 0.511192 1.12543C0.5676 1.11237 0.631048 1.10541 0.690975 1.10193L0.690975 1.10193C0.765073 1.10193 0.83556 1.11237 0.902528 1.13239C0.913088 1.13587 0.927257 1.13935 0.941337 1.14632C0.948376 1.1498 0.958936 1.15328 0.965976 1.15589C1.05767 1.10541 1.1352 1.02707 1.18809 0.938291L1.18809 0.938291C1.19865 0.921754 1.2093 0.900864 1.21634 0.884326C1.25154 0.80599 1.27274 0.720691 1.27274 0.629299L1.27274 0.629299L1.27274 0.629299C1.27274 0.459571 1.20217 0.302899 1.08583 0.190618L1.08583 0.190618C0.969496 0.078336 0.807311 0.0069632 0.627528 0.0069632L0.627528 0.0069632Z" koffice:nodeTypes="ccccccccccccccccccccccccccc"/>
          <draw:path draw:style-name="gr5" draw:id="shape50" draw:name="path112" draw:layer="g3243" svg:width="1.20314573440pt" svg:height="1.21705024000pt" draw:transform="matrix(1.06388280000 0.00000000000 0.00000000000 1.06388280000 44.30991989434pt 19.61125059328pt)" svg:viewBox="0 0 1 1" svg:d="M0.606706 0L0.606706 0C0.438752 0 0.287909 0.0688397 0.178221 0.17916C0.0685331 0.28948 0 0.44481 0 0.613379C0 0.782831 0.0685331 0.937279 0.185066 1.05113C0.205687 1.07231 0.229643 1.09261 0.253686 1.11026C0.27422 1.1235 0.298176 1.14115 0.325642 1.15527C0.335909 1.15527 0.346175 1.15527 0.35653 1.15174C0.35653 1.15174 0.359952 1.15174 0.363374 1.15174C0.377063 1.15174 0.390753 1.15174 0.407864 1.15174L0.407864 1.15174C0.483329 1.15174 0.558707 1.16145 0.62724 1.18969C0.637594 1.19322 0.651283 1.19587 0.664973 1.20293C0.675239 1.20646 0.685594 1.20999 0.695861 1.21705C0.901548 1.18616 1.07635 1.04495 1.15857 0.855201C1.17226 0.820781 1.18603 0.7793 1.19288 0.74135C1.19972 0.7034 1.20315 0.66192 1.20315 0.616909L1.20315 0.616909C1.20315 0.451871 1.13803 0.29654 1.02492 0.18622C0.915237 0.0759002 0.760971 0.00706048 0.593017 0.00706048" koffice:nodeTypes="cccccccccccccccccccc"/>
          <draw:path draw:style-name="gr7" draw:id="shape51" draw:name="path114" draw:layer="g3243" svg:width="1.19631093760pt" svg:height="1.21705024000pt" draw:transform="matrix(1.06388280000 0.00000000000 0.00000000000 1.06388280000 44.30991989434pt 19.61125059328pt)" svg:viewBox="0 0 1 1" svg:d="M0.604981 0L0.604981 0L0.604981 0C0.437504 0 0.28709 0.0653094 0.177714 0.17916L0.177714 0.17916C0.0683381 0.28948 0 0.44481 0 0.613379L0 0.613379C0 0.782831 0.0683381 0.940809 0.181127 1.05113L0.181127 1.05113C0.201689 1.07231 0.225577 1.09261 0.249552 1.11026C0.270027 1.1235 0.293915 1.14115 0.321303 1.15527C0.331541 1.15527 0.341778 1.15527 0.352103 1.15174L0.352103 1.15174L0.352103 1.15174C0.352103 1.15174 0.355516 1.15174 0.358928 1.15174L0.358928 1.15174C0.372578 1.15174 0.386229 1.15174 0.403291 1.15174L0.403291 1.15174C0.478542 1.15174 0.553705 1.16145 0.622043 1.18969C0.632368 1.19322 0.646018 1.19587 0.659669 1.20293C0.669906 1.20646 0.680231 1.20999 0.690469 1.21705C0.895483 1.18616 1.06987 1.04495 1.15186 0.855201C1.16551 0.820781 1.17925 0.7793 1.18607 0.74135C1.1929 0.7034 1.19631 0.66192 1.19631 0.616909L1.19631 0.616909L1.19631 0.616909C1.19631 0.451871 1.13139 0.29654 1.0186 0.18622L1.0186 0.18622C0.909221 0.0759002 0.755394 0.00706048 0.587918 0.00706048L0.587918 0.00706048Z" koffice:nodeTypes="ccccccccccccccccccccccccccccccc"/>
          <draw:path draw:style-name="gr5" draw:id="shape52" draw:name="path116" draw:layer="g3243" svg:width="1.20297024000pt" svg:height="1.23654400000pt" draw:transform="matrix(1.06388280000 0.00000000000 0.00000000000 1.06388280000 45.07795816531pt 18.69375806656pt)" svg:viewBox="0 0 1 1" svg:d="M0.606662 0.013344L0.606662 0.013344C0.43872 0.013344 0.287888 0.0836224 0.178208 0.194822C0.0685281 0.306022 0 0.461702 0 0.632506L0 0.632506C0 0.722355 0.0171101 0.813094 0.0547523 0.893158C0.058262 0.906502 0.0685281 0.920736 0.0753721 0.938528C0.0822161 0.951872 0.0890602 0.962547 0.0993262 0.976781C0.171364 1.01148 0.23647 1.05951 0.29131 1.11912C0.301576 1.1289 0.311842 1.13958 0.322108 1.15381C0.32904 1.1636 0.339306 1.17427 0.34615 1.18495C0.376948 1.19918 0.407834 1.20897 0.442142 1.21964C0.448986 1.21964 0.45583 1.2232 0.462674 1.2232C0.503826 1.23388 0.551822 1.23654 0.596308 1.23654L0.596308 1.23654C0.76425 1.23654 0.915082 1.17071 1.02476 1.05596C1.13444 0.944755 1.20297 0.789075 1.20297 0.618272L1.20297 0.618272C1.20297 0.448358 1.13786 0.295347 1.02476 0.180589C0.915082 0.0693888 0.76425 0 0.596308 0" koffice:nodeTypes="cccccccccccccccccccc"/>
          <draw:path draw:style-name="gr7" draw:id="shape53" draw:name="path118" draw:layer="g3243" svg:width="1.20297024000pt" svg:height="1.23121216000pt" draw:transform="matrix(1.06388280000 0.00000000000 0.00000000000 1.06388280000 45.07795816531pt 18.69375806656pt)" svg:viewBox="0 0 1 1" svg:d="M0.606662 0.0133152L0.606662 0.0133152L0.606662 0.0133152C0.43872 0.0133152 0.287888 0.0834419 0.178208 0.194402L0.178208 0.194402C0.0685281 0.305362 0 0.460706 0 0.62759L0 0.62759C0 0.717245 0.0171101 0.807789 0.05484 0.88768C0.058262 0.900995 0.0685281 0.915198 0.0753721 0.932952C0.0822161 0.946267 0.0890602 0.956919 0.0993262 0.971122C0.171364 1.00574 0.23647 1.05368 0.29131 1.11315L0.29131 1.11315C0.301576 1.12292 0.311842 1.13357 0.322108 1.14777C0.32904 1.15842 0.339306 1.16819 0.34615 1.17884C0.376948 1.19304 0.407834 1.20281 0.442142 1.21346C0.448986 1.21346 0.45583 1.21701 0.462674 1.21701C0.503826 1.22766 0.551822 1.23121 0.596308 1.23121L0.596308 1.23121L0.596308 1.23121C0.76425 1.23121 0.915082 1.16464 1.02476 1.05013C1.13444 0.939165 1.20297 0.783821 1.20297 0.613387L1.20297 0.613387L1.20297 0.613387C1.20297 0.44384 1.13786 0.291159 1.02476 0.180199L1.02476 0.180199C0.915082 0.069239 0.76425 0 0.596308 0L0.596308 0Z" koffice:nodeTypes="cccccccccccccccccccccccccccc"/>
          <draw:path draw:style-name="gr5" draw:id="shape54" draw:name="path120" draw:layer="g3243" svg:width="1.21000000000pt" svg:height="1.23121216000pt" draw:transform="matrix(1.06388280000 0.00000000000 0.00000000000 1.06388280000 46.06532651434pt 18.08521710496pt)" svg:viewBox="0 0 1 1" svg:d="M0.608432 0.0142029L0.608432 0.0142029C0.44 0.0142029 0.288728 0.0834419 0.178728 0.194402C0.068728 0.305362 0 0.458043 0 0.63114L0 0.63114C0 0.658659 0 0.689727 0.003432 0.721684C0.003432 0.727898 0.003432 0.731448 0.006864 0.734999C0.006864 0.73855 0.006864 0.7421 0.006864 0.745651C0.085976 0.81134 0.151272 0.898332 0.192544 0.995089C0.199408 1.01284 0.206272 1.03326 0.213136 1.05368C0.216568 1.07143 0.223432 1.08918 0.226864 1.10605C0.268136 1.13712 0.316272 1.16552 0.364408 1.18594C0.371272 1.18949 0.381568 1.19304 0.395296 1.19659C0.45716 1.21701 0.525976 1.23121 0.598136 1.23121L0.598136 1.23121C0.766568 1.23121 0.91784 1.16197 1.03127 1.05101C1.14127 0.940053 1.21 0.787372 1.21 0.616938L1.21 0.616938C1.21 0.447391 1.14127 0.29471 1.03127 0.180199C0.921272 0.069239 0.77 0 0.598136 0" koffice:nodeTypes="cccccccccccccccccccc"/>
          <draw:path draw:style-name="gr7" draw:id="shape55" draw:name="path122" draw:layer="g3243" svg:width="1.21000000000pt" svg:height="1.22412096000pt" draw:transform="matrix(1.06388280000 0.00000000000 0.00000000000 1.06388280000 46.06532651434pt 18.08521710496pt)" svg:viewBox="0 0 1 1" svg:d="M0.608432 0.0141619L0.608432 0.0141619L0.608432 0.0141619C0.44 0.0141619 0.288728 0.0796608 0.178728 0.193841L0.178728 0.193841C0.068728 0.304481 0 0.456722 0 0.62578L0 0.62578C0 0.653219 0 0.684198 0.003432 0.716062C0.003432 0.722258 0.003432 0.725798 0.006864 0.729339C0.006864 0.732879 0.006864 0.73642 0.006864 0.73996C0.085976 0.805459 0.151272 0.892201 0.192544 0.988679C0.199408 1.00638 0.206272 1.02674 0.213136 1.04798C0.216568 1.0648 0.223432 1.0825 0.226864 1.09932C0.268136 1.1303 0.316272 1.15862 0.364408 1.17898C0.371272 1.18252 0.381568 1.18606 0.395296 1.1896C0.45716 1.20996 0.525976 1.22412 0.598136 1.22412L0.598136 1.22412L0.598136 1.22412C0.766568 1.22412 0.91784 1.15862 1.03127 1.04444C1.14127 0.933802 1.21 0.781561 1.21 0.611618L1.21 0.611618L1.21 0.611618C1.21 0.44256 1.14127 0.290319 1.03127 0.179679L1.03127 0.179679C0.921272 0.0690394 0.77 0 0.598136 0L0.598136 0Z" koffice:nodeTypes="ccccccccccccccccccccccccccc"/>
          <draw:path draw:style-name="gr5" draw:id="shape56" draw:name="path124" draw:layer="g3243" svg:width="1.13550336000pt" svg:height="1.15605504000pt" draw:transform="matrix(1.06388280000 0.00000000000 0.00000000000 1.06388280000 48.38263347398pt 17.79924540832pt)" svg:viewBox="0 0 1 1" svg:d="M0.566047 0.00688128C0.359576 0.00688128 0.176463 0.117842 0.0765527 0.285573C0.0599293 0.315679 0.0398961 0.352666 0.0265974 0.386212C0.0166234 0.419758 0.00664934 0.456745 0 0.497172C0.00332467 0.514376 0.00664934 0.5376 0.00997402 0.558244C0.00997402 0.558244 0.00997402 0.560824 0.00997402 0.567706C0.0132987 0.594371 0.0132987 0.621896 0.0132987 0.648561L0.0132987 0.648561C0.0132987 0.662323 0.0132987 0.678666 0.0132987 0.692429C0.0132987 0.705331 0.0132987 0.715653 0.00997402 0.732856C0.05328 0.900588 0.173139 1.03821 0.329654 1.10875C0.359576 1.12251 0.389583 1.13197 0.422915 1.13885C0.466136 1.14917 0.512767 1.15606 0.562722 1.15606L0.562722 1.15606C0.719237 1.15606 0.862454 1.0924 0.969014 0.988324C1.07225 0.883384 1.1355 0.738877 1.1355 0.578028L1.1355 0.578028C1.1355 0.419758 1.07225 0.275251 0.969014 0.167731C0.865779 0.0636518 0.722562 0 0.562722 0" koffice:nodeTypes="ccccccccccccccccccc"/>
          <draw:path draw:style-name="gr7" draw:id="shape57" draw:name="path126" draw:layer="g3243" svg:width="1.13550336000pt" svg:height="1.15605504000pt" draw:transform="matrix(1.06388280000 0.00000000000 0.00000000000 1.06388280000 48.38263347398pt 17.79584098336pt)" svg:viewBox="0 0 1 1" svg:d="M0.566047 0.0103219L0.566047 0.0103219C0.359576 0.0103219 0.176463 0.121283 0.0765527 0.289014C0.0599293 0.319119 0.0398961 0.352666 0.0265974 0.389652C0.0166234 0.423199 0.00664934 0.460186 0 0.497172C0.00332467 0.514376 0.00664934 0.5376 0.00997402 0.558244C0.00997402 0.558244 0.00997402 0.561684 0.00997402 0.567706C0.0132987 0.595231 0.0132987 0.621896 0.0132987 0.648561L0.0132987 0.648561C0.0132987 0.662323 0.0132987 0.678666 0.0132987 0.692429C0.0132987 0.705331 0.0132987 0.715653 0.00997402 0.732856C0.05328 0.900588 0.173139 1.03821 0.329654 1.10875C0.359576 1.12251 0.389583 1.13283 0.422915 1.13885C0.466136 1.14917 0.512767 1.15606 0.562722 1.15606L0.562722 1.15606L0.562722 1.15606C0.719237 1.15606 0.862454 1.0924 0.969014 0.988324C1.07225 0.883384 1.1355 0.739738 1.1355 0.578028L1.1355 0.578028L1.1355 0.578028C1.1355 0.419758 1.07225 0.275251 0.969014 0.167731C0.865779 0.0636518 0.722562 0 0.562722 0L0.562722 0Z" koffice:nodeTypes="cccccccccccccccccccccccc"/>
          <draw:path draw:style-name="gr5" draw:id="shape58" draw:name="path128" draw:layer="g3243" svg:width="1.11564293760pt" svg:height="1.14233344000pt" draw:transform="matrix(1.06388280000 0.00000000000 0.00000000000 1.06388280000 49.54958523965pt 17.85541842016pt)" svg:viewBox="0 0 1 1" svg:d="M0.554484 0.0102605C0.366304 0.0102605 0.201277 0.104315 0.0956531 0.247962C0.0791758 0.274468 0.0594029 0.304394 0.0461366 0.334321C0.0329547 0.360827 0.0230683 0.394173 0.0131819 0.42752C0.0131819 0.43778 0.0164773 0.451461 0.0164773 0.464287C0.0164773 0.471127 0.0164773 0.471127 0.0164773 0.471127C0.0164773 0.484808 0.0164773 0.501053 0.0164773 0.521574L0.0164773 0.521574C0.0164773 0.558341 0.0131819 0.595108 0.00659094 0.635295C0.00659094 0.64128 0.00329547 0.64812 0.00329547 0.654961C0.00329547 0.661801 0.00329547 0.665221 0 0.672061C0.0329547 0.86188 0.161731 1.02263 0.333349 1.09958C0.366304 1.11241 0.402639 1.12267 0.438973 1.13293C0.475308 1.13977 0.511558 1.14233 0.551188 1.14233L0.551188 1.14233C0.706329 1.14233 0.848287 1.07906 0.950616 0.975601C1.04956 0.875561 1.11564 0.731914 1.11564 0.571167L1.11564 0.571167C1.11564 0.414694 1.05294 0.271048 0.950616 0.167588C0.851583 0.0675482 0.709624 0 0.551188 0" koffice:nodeTypes="cccccccccccccccccccc"/>
          <draw:path draw:style-name="gr7" draw:id="shape59" draw:name="path130" draw:layer="g3243" svg:width="1.11564293760pt" svg:height="1.14233344000pt" draw:transform="matrix(1.06388280000 0.00000000000 0.00000000000 1.06388280000 49.55290455398pt 17.85541842016pt)" svg:viewBox="0 0 1 1" svg:d="M0.551188 0.0102605L0.551188 0.0102605C0.363009 0.0102605 0.197982 0.104315 0.0956531 0.247962C0.0791758 0.274468 0.0594029 0.304394 0.0461366 0.334321C0.0329547 0.360827 0.0230683 0.394173 0.0131819 0.42752C0.0131819 0.43778 0.0164773 0.451461 0.0164773 0.464287C0.0164773 0.471127 0.0164773 0.471127 0.0164773 0.471127C0.0164773 0.484808 0.0164773 0.501053 0.0164773 0.521574L0.0164773 0.521574C0.0164773 0.558341 0.0131819 0.595108 0.00659094 0.635295C0.00659094 0.64128 0.00329547 0.64812 0.00329547 0.654961C0.00329547 0.661801 0.00329547 0.665221 0 0.672061C0.0329547 0.86188 0.161731 1.02263 0.333349 1.09958C0.366389 1.11241 0.402639 1.12267 0.438973 1.13293C0.475308 1.13977 0.511558 1.14233 0.551188 1.14233L0.551188 1.14233L0.551188 1.14233C0.706329 1.14233 0.848287 1.07906 0.950616 0.975601C1.04965 0.875561 1.11564 0.728494 1.11564 0.571167L1.11564 0.571167L1.11564 0.571167C1.11564 0.414694 1.05294 0.271048 0.950616 0.167588L0.950616 0.167588C0.851583 0.0675482 0.709624 0 0.551188 0L0.551188 0Z" koffice:nodeTypes="cccccccccccccccccccccccccc"/>
          <draw:path draw:style-name="gr5" draw:id="shape60" draw:name="path132" draw:layer="g3243" svg:width="1.04415698560pt" svg:height="1.05185536000pt" draw:transform="matrix(1.06388280000 0.00000000000 0.00000000000 1.06388280000 50.72649494832pt 17.99840426848pt)" svg:viewBox="0 0 1 1" svg:d="M0.520484 0L0.520484 0C0.376773 0 0.245814 0.0582541 0.153276 0.15425C0.0606564 0.246964 0 0.378241 0 0.525928L0 0.525928C0 0.670332 0.0574683 0.801609 0.153276 0.897605C0.245814 0.990319 0.376773 1.05186 0.523673 1.05186L0.523673 1.05186C0.667384 1.05186 0.798261 0.993601 0.890881 0.897605C0.983501 0.804891 1.04416 0.673614 1.04416 0.525928L1.04416 0.525928C1.04416 0.381523 0.986689 0.250246 0.890881 0.15425C0.798261 0.061536 0.667384 0 0.520484 0" koffice:nodeTypes="ccccccccccccc"/>
          <draw:path draw:style-name="gr7" draw:id="shape61" draw:name="path134" draw:layer="g3243" svg:width="1.04415698560pt" svg:height="1.05021504000pt" draw:transform="matrix(1.06388280000 0.00000000000 0.00000000000 1.06388280000 50.72649494832pt 17.99585094976pt)" svg:viewBox="0 0 1 1" svg:d="M0.520484 0L0.520484 0L0.520484 0C0.376773 0 0.245814 0.0573888 0.153276 0.15331C0.0606564 0.245952 0 0.377126 0 0.524698L0 0.524698L0 0.524698C0 0.668989 0.0574683 0.800164 0.153276 0.896085C0.245814 0.989547 0.376773 1.05022 0.523673 1.05022L0.523673 1.05022L0.523673 1.05022C0.667384 1.05022 0.798261 0.992006 0.890881 0.896085C0.983501 0.803443 1.04416 0.672269 1.04416 0.524698L1.04416 0.524698L1.04416 0.524698C1.04416 0.380406 0.986689 0.249231 0.890881 0.15331C0.798261 0.0606682 0.667384 0 0.520484 0L0.520484 0" koffice:nodeTypes="cccccccccccccccccc"/>
          <draw:path draw:style-name="gr5" draw:id="shape62" draw:name="path136" draw:layer="g3243" svg:width="1.31533373440pt" svg:height="1.33633600000pt" draw:transform="matrix(1.06388280000 0.00000000000 0.00000000000 1.06388280000 65.71056074602pt 24.12977362144pt)" svg:viewBox="0 0 1 1" svg:d="M0.652345 0L0.652345 0C0.835112 0 0.999988 0.0721344 1.12183 0.195133C1.2401 0.313507 1.31533 0.479971 1.31533 0.667706C1.31533 0.851741 1.24368 1.0182 1.12183 1.1412C1.00357 1.2605 0.83869 1.33634 0.652345 1.33634L0.652345 1.33634C0.620049 1.33634 0.584267 1.33264 0.548392 1.32894C0.544814 1.32894 0.537657 1.32894 0.530501 1.32524C0.526923 1.32524 0.523253 1.32524 0.516096 1.32524C0.448017 1.2531 0.365625 1.19577 0.272407 1.156C0.254516 1.1486 0.236624 1.1412 0.218641 1.1375C0.204328 1.1338 0.186437 1.12641 0.168454 1.12271C0.125515 1.07647 0.0896401 1.0219 0.0609223 0.960867C0.057344 0.94977 0.0501875 0.938672 0.0466092 0.9248C0.0179831 0.851741 0 0.765734 0 0.678803L0 0.678803C0 0.494768 0.0717488 0.328304 0.193593 0.205306C0.31186 0.0860064 0.480313 0.0101728 0.66308 0.0101728" koffice:nodeTypes="ccccccccccccccccccc"/>
          <draw:path draw:style-name="gr7" draw:id="shape63" draw:name="path138" draw:layer="g3243" svg:width="1.32250000000pt" svg:height="1.33633600000pt" draw:transform="matrix(1.06388280000 0.00000000000 0.00000000000 1.06388280000 65.70724143168pt 24.12977362144pt)" svg:viewBox="0 0 1 1" svg:d="M0.657708 0L0.657708 0L0.657708 0C0.840972 0 1.0063 0.0721344 1.12847 0.195133C1.24706 0.313507 1.3225 0.479971 1.3225 0.667706L1.3225 0.667706L1.3225 0.667706C1.3225 0.851741 1.25065 1.0182 1.12847 1.1412C1.00988 1.2605 0.840972 1.33634 0.657708 1.33634L0.657708 1.33634C0.625324 1.33634 0.589444 1.33264 0.553472 1.32894C0.549884 1.32894 0.542708 1.32894 0.535532 1.32524C0.531944 1.32524 0.528264 1.32524 0.521088 1.32524C0.452824 1.2531 0.370208 1.19577 0.276736 1.156C0.258796 1.1486 0.240856 1.1412 0.219236 1.1375C0.204884 1.1338 0.186944 1.12641 0.168912 1.12271C0.125856 1.07647 0.089884 1.0219 0.061088 0.960867C0.0575 0.94977 0.050324 0.938672 0.046736 0.9248C0.018032 0.851741 0 0.765734 0 0.678803L0 0.678803L0 0.678803C0 0.494768 0.071944 0.328304 0.19412 0.205306L0.19412 0.205306C0.312708 0.0860064 0.48162 0.0101728 0.664884 0.0101728L0.664884 0.0101728Z" koffice:nodeTypes="cccccccccccccccccccccccccc"/>
          <draw:path draw:style-name="gr5" draw:id="shape64" draw:name="path140" draw:layer="g3243" svg:width="1.27979443840pt" svg:height="1.21000000000pt" draw:transform="matrix(1.06388280000 0.00000000000 0.00000000000 1.06388280000 65.84690796566pt 23.01227112832pt)" svg:viewBox="0 0 1 1" svg:d="M0.632793 1.25056e-14L0.632793 1.25056e-14C0.809544 1.25056e-14 0.972177 0.06864 1.08883 0.18568C1.20549 0.2992 1.27979 0.4576 1.27979 0.6292C1.27979 0.82192 1.19137 0.99352 1.04992 1.11056C1.02521 1.1308 0.993445 1.15192 0.965118 1.16864C0.94041 1.18272 0.908554 1.19592 0.880317 1.21C0.837871 1.18624 0.791896 1.1616 0.742391 1.14488C0.735332 1.14136 0.724743 1.13784 0.714154 1.13432C0.650441 1.1176 0.583288 1.10704 0.509076 1.10704L0.509076 1.10704C0.448982 1.10704 0.388889 1.11408 0.328795 1.12728C0.318206 1.1308 0.307527 1.13432 0.296938 1.13432C0.289879 1.13432 0.28282 1.13784 0.275761 1.14136C0.208608 1.09648 0.148514 1.0384 0.102539 0.96976C0.09548 0.95568 0.0848007 0.9416 0.0777416 0.9284C0.0282367 0.83864 0 0.7392 0 0.6292L0 0.6292C0 0.4576 0.0706824 0.2992 0.19087 0.18568C0.307527 0.07216 0.47016 0 0.646911 0" koffice:nodeTypes="cccccccccccccccccccc"/>
          <draw:path draw:style-name="gr7" draw:id="shape65" draw:name="path142" draw:layer="g3243" svg:width="1.27961344000pt" svg:height="1.21000000000pt" draw:transform="matrix(1.06388280000 0.00000000000 0.00000000000 1.06388280000 65.84026933699pt 23.01227112832pt)" svg:viewBox="0 0 1 1" svg:d="M0.636277 1.25056e-14L0.636277 1.25056e-14L0.636277 1.25056e-14C0.813016 1.25056e-14 0.975637 0.06864 1.09229 0.18568L1.09229 0.18568C1.20894 0.2992 1.27961 0.4576 1.27961 0.6292L1.27961 0.6292C1.27961 0.82192 1.19129 0.99352 1.04984 1.11056C1.02514 1.1308 0.993284 1.15192 0.965049 1.16864C0.940253 1.18272 0.908489 1.19592 0.880164 1.21C0.837812 1.18624 0.79184 1.1616 0.742339 1.14488C0.73528 1.14136 0.724692 1.13784 0.714013 1.13432C0.650395 1.1176 0.583247 1.10704 0.50904 1.10704L0.50904 1.10704C0.448951 1.10704 0.388861 1.11408 0.328772 1.12728C0.318093 1.1308 0.307505 1.13432 0.296917 1.13432C0.289859 1.13432 0.2828 1.13784 0.275741 1.14136C0.208593 1.09648 0.148413 1.0384 0.102532 0.96976C0.0954733 0.95568 0.0847948 0.9416 0.0777361 0.9284C0.0282348 0.83864 0 0.7392 0 0.6292L0 0.6292L0 0.6292C0 0.4576 0.0706774 0.2992 0.187327 0.18568L0.187327 0.18568C0.303976 0.07216 0.466597 0 0.643336 0L0.643336 0Z" koffice:nodeTypes="ccccccccccccccccccccccccccc"/>
          <draw:path draw:style-name="gr5" draw:id="shape66" draw:name="path144" draw:layer="g3243" svg:width="1.30473190758pt" svg:height="1.29413376000pt" draw:transform="matrix(1.06388280000 0.00000000000 0.00000000000 1.06388280000 65.58425658000pt 21.86497991680pt)" svg:viewBox="0 0 1 1" svg:d="M1.25291 0.900069C1.22787 0.963775 1.19223 1.02384 1.14581 1.07753C1.12799 1.09847 1.10652 1.12031 1.0887 1.1376C1.07088 1.15216 1.04941 1.17036 1.02802 1.18401C1.01733 1.18401 1.00664 1.18037 0.995858 1.18037C0.995858 1.18037 0.906671 1.17036 0.803138 1.18765C0.710296 1.20586 0.617545 1.24135 0.538959 1.29413C0.321292 1.25864 0.135608 1.10939 0.0499848 0.91008C0.0178191 0.831813 0 0.743535 0 0.654348C0 0.476882 0.0713677 0.309427 0.19272 0.192027C0.310509 0.0746266 0.474719 0 0.653183 0L0.653183 0C0.83174 0 0.995858 0.0718963 1.11365 0.188387C1.21005 0.284855 1.27786 0.415907 1.29933 0.558789C1.31359 0.668909 1.29933 0.786309 1.26004 0.889148" koffice:nodeTypes="ccccccccccccccc"/>
          <draw:path draw:style-name="gr7" draw:id="shape67" draw:name="path146" draw:layer="g3243" svg:width="1.29761401060pt" svg:height="1.29413376000pt" draw:transform="matrix(1.06388280000 0.00000000000 0.00000000000 1.06388280000 65.58757589434pt 21.86157549184pt)" svg:viewBox="0 0 1 1" svg:d="M1.24593 0.900069C1.22096 0.963775 1.18542 1.02475 1.13913 1.07753L1.13913 1.07753C1.12136 1.09938 1.09994 1.12031 1.08217 1.1376C1.0644 1.15216 1.04299 1.17036 1.02166 1.18401C1.011 1.18401 1.00034 1.18037 0.989584 1.18037L0.989584 1.18037C0.989584 1.18037 0.900641 1.17036 0.800944 1.18765C0.708447 1.20586 0.615858 1.24135 0.537486 1.29413C0.320414 1.25864 0.135237 1.10939 0.0498483 0.91008C0.0177704 0.832723 0 0.743535 0 0.654348C0 0.476882 0.0711728 0.313068 0.18864 0.192027C0.306107 0.0755366 0.469868 0 0.647845 0L0.647845 0L0.647845 0C0.825914 0 0.989584 0.0718963 1.10705 0.189297L1.10705 0.189297C1.20319 0.284855 1.27081 0.416817 1.29223 0.558789C1.30644 0.668909 1.29223 0.786309 1.25304 0.889148L1.25304 0.889148Z" koffice:nodeTypes="ccccccccccccccccccccc"/>
          <draw:path draw:style-name="gr5" draw:id="shape68" draw:name="path148" draw:layer="g3243" svg:width="1.21687373440pt" svg:height="1.23654400000pt" draw:transform="matrix(1.06388280000 0.00000000000 0.00000000000 1.06388280000 64.85945450602pt 20.96450951488pt)" svg:viewBox="0 0 1 1" svg:d="M0.603274 0.0106752C0.772184 0.0106752 0.923885 0.080064 1.03764 0.191264C1.14795 0.302464 1.21687 0.458144 1.21687 0.628947C1.21687 0.709011 1.20311 0.789075 1.17213 0.862022C1.16869 0.875366 1.16172 0.8896 1.15483 0.902944C1.15139 0.913619 1.14451 0.924294 1.13763 0.93497C1.0342 0.973222 0.944535 1.03549 0.868729 1.11556C0.854962 1.1289 0.841195 1.14669 0.830782 1.1636C0.820457 1.17783 0.810131 1.19206 0.799806 1.20897C0.779156 1.21608 0.751534 1.2232 0.727441 1.22676C0.723911 1.22676 0.717028 1.22676 0.713586 1.23032C0.682611 1.23388 0.648105 1.23654 0.613599 1.23654L0.613599 1.23654C0.44469 1.23654 0.293077 1.16716 0.179323 1.05596C0.0690112 0.944755 0 0.791744 0 0.618272L0 0.618272C0 0.448358 0.0655695 0.295347 0.179323 0.180589C0.289635 0.0693888 0.441248 0 0.613599 0" koffice:nodeTypes="cccccccccccccccccc"/>
          <draw:path draw:style-name="gr7" draw:id="shape69" draw:name="path150" draw:layer="g3243" svg:width="1.22376693760pt" svg:height="1.22943744000pt" draw:transform="matrix(1.06388280000 0.00000000000 0.00000000000 1.06388280000 64.85613519168pt 20.96791393984pt)" svg:viewBox="0 0 1 1" svg:d="M0.608432 0.00709632L0.608432 0.00709632L0.608432 0.00709632C0.777819 0.00709632 0.92995 0.0727373 1.04403 0.187165L1.04403 0.187165C1.15465 0.298045 1.22377 0.453277 1.22377 0.623589L1.22377 0.623589C1.22377 0.703423 1.20996 0.783256 1.1789 0.855994L1.1789 0.855994C1.17545 0.869299 1.16845 0.883492 1.16155 0.896797C1.1581 0.907442 1.1512 0.918086 1.14429 0.928731C1.04057 0.966874 0.950658 1.02897 0.874638 1.1088C0.860832 1.12211 0.847026 1.13985 0.833131 1.1567C0.822777 1.17089 0.812423 1.18509 0.802068 1.20194C0.781271 1.20904 0.753659 1.21613 0.72941 1.21968C0.725959 1.21968 0.719056 1.21968 0.715605 1.22323C0.684541 1.22678 0.649938 1.22944 0.615335 1.22944L0.615335 1.22944L0.615335 1.22944C0.445947 1.22944 0.293906 1.16025 0.17983 1.04937C0.0692064 0.938488 0 0.785917 0 0.616493L0 0.616493L0 0.616493C0 0.447068 0.0656664 0.294497 0.17983 0.180069C0.290454 0.0691891 0.442496 0 0.615335 0L0.615335 0Z" koffice:nodeTypes="ccccccccccccccccccccccccccc"/>
          <draw:path draw:style-name="gr5" draw:id="shape70" draw:name="path152" draw:layer="g3243" svg:width="1.10906173440pt" svg:height="1.14233344000pt" draw:transform="matrix(1.06388280000 0.00000000000 0.00000000000 1.06388280000 63.92528029699pt 20.34575527840pt)" svg:viewBox="0 0 1 1" svg:d="M0.546274 0.0136806L0.546274 0.0136806C0.700957 0.0136806 0.842496 0.0769536 0.944522 0.180413C1.04326 0.283873 1.10906 0.4241 1.10906 0.584847C1.10906 0.625034 1.10578 0.665221 1.0992 0.701988C1.0992 0.704553 1.09592 0.714813 1.09592 0.721654C1.09592 0.725074 1.09263 0.731914 1.09263 0.738755C1.03332 0.791767 0.980665 0.85846 0.944522 0.935414C0.937951 0.949094 0.931379 0.96534 0.924724 0.979021C0.921438 0.991846 0.914866 1.00553 0.911581 1.01921C0.872068 1.04913 0.829353 1.07906 0.783269 1.09873C0.773327 1.10215 0.76347 1.10557 0.753613 1.10899C0.694385 1.12951 0.628586 1.14233 0.562703 1.14233L0.562703 1.14233C0.408105 1.14233 0.266566 1.07906 0.164539 0.975601C0.0625132 0.872141 0 0.731914 0 0.571167L0 0.571167C0 0.414694 0.0625132 0.271048 0.164539 0.167588C0.26328 0.063273 0.404819 0 0.562703 0" koffice:nodeTypes="ccccccccccccccccccc"/>
          <draw:path draw:style-name="gr7" draw:id="shape71" draw:name="path154" draw:layer="g3243" svg:width="1.11564293760pt" svg:height="1.14233344000pt" draw:transform="matrix(1.06388280000 0.00000000000 0.00000000000 1.06388280000 63.92196098266pt 20.34575527840pt)" svg:viewBox="0 0 1 1" svg:d="M0.551188 0.0136806L0.551188 0.0136806L0.551188 0.0136806C0.706329 0.0136806 0.848287 0.0769536 0.950616 0.180413C1.04965 0.283873 1.11564 0.42752 1.11564 0.584847L1.11564 0.584847C1.11564 0.625034 1.11235 0.665221 1.10576 0.701988C1.10576 0.704553 1.10246 0.714813 1.10246 0.721654L1.10246 0.721654C1.10246 0.725074 1.09917 0.731914 1.09917 0.738755C1.03968 0.791767 0.986866 0.85846 0.950616 0.935414C0.944025 0.949094 0.937434 0.96534 0.930759 0.979021C0.927463 0.991846 0.920872 1.00553 0.917577 1.01921C0.877947 1.04913 0.835106 1.07906 0.788885 1.09873L0.788885 1.09873C0.778914 1.10215 0.769027 1.10557 0.759141 1.10899C0.699738 1.12951 0.633744 1.14233 0.56437 1.14233L0.56437 1.14233L0.56437 1.14233C0.409314 1.14233 0.267355 1.07906 0.165027 0.975601C0.0626984 0.872141 0 0.728494 0 0.571167L0 0.571167L0 0.571167C0 0.414694 0.0626984 0.271048 0.165027 0.167588C0.267355 0.063273 0.409314 0 0.56437 0L0.56437 0Z" koffice:nodeTypes="ccccccccccccccccccccccccccc"/>
          <draw:path draw:style-name="gr5" draw:id="shape72" draw:name="path156" draw:layer="g3243" svg:width="1.03779043840pt" svg:height="1.05185536000pt" draw:transform="matrix(1.06388280000 0.00000000000 0.00000000000 1.06388280000 62.91459163699pt 19.98658844512pt)" svg:viewBox="0 0 1 1" svg:d="M0.515717 0.00984576C0.65899 0.00984576 0.789467 0.0672794 0.884982 0.164096C0.977319 0.25681 1.03779 0.388087 1.03779 0.535773L1.03779 0.535773C1.03779 0.535773 1.03779 0.535773 1.03779 0.539055C0.986854 0.603053 0.945454 0.685921 0.926383 0.772892C0.923205 0.788481 0.920026 0.804891 0.916848 0.823762C0.916848 0.840172 0.91367 0.859043 0.91367 0.875452C0.875447 0.919758 0.830868 0.958321 0.776754 0.987037C0.767218 0.990319 0.757683 0.996883 0.744888 1.00345C0.67806 1.03545 0.601697 1.05186 0.522074 1.05186C0.378801 1.05186 0.248323 0.993601 0.152808 0.897605C0.0604712 0.804891 0 0.673614 0 0.525928L0 0.525928C0 0.381523 0.0572928 0.250246 0.152808 0.15425C0.245145 0.061536 0.375622 0 0.522074 0" koffice:nodeTypes="cccccccccccccccc"/>
          <draw:path draw:style-name="gr7" draw:id="shape73" draw:name="path158" draw:layer="g3243" svg:width="1.03779043840pt" svg:height="1.05185536000pt" draw:transform="matrix(1.06388280000 0.00000000000 0.00000000000 1.06388280000 62.91459163699pt 19.98658844512pt)" svg:viewBox="0 0 1 1" svg:d="M0.515717 0.00984576L0.515717 0.00984576L0.515717 0.00984576C0.65899 0.00984576 0.789467 0.0672794 0.884982 0.164096C0.977319 0.25681 1.03779 0.388087 1.03779 0.535773L1.03779 0.535773C1.03779 0.535773 1.03779 0.535773 1.03779 0.539055C0.986854 0.603053 0.945454 0.685921 0.926383 0.772892C0.923205 0.788481 0.920026 0.804891 0.916848 0.823762C0.916848 0.840172 0.91367 0.859043 0.91367 0.875452C0.875447 0.919758 0.830868 0.958321 0.776754 0.987037C0.767218 0.990319 0.757683 0.996883 0.744888 1.00345C0.67806 1.03545 0.601697 1.05186 0.522074 1.05186L0.522074 1.05186L0.522074 1.05186C0.378801 1.05186 0.248323 0.993601 0.152808 0.897605C0.0604712 0.804891 0 0.673614 0 0.525928L0 0.525928L0 0.525928C0 0.381523 0.0572928 0.250246 0.152808 0.15425C0.245145 0.061536 0.375622 0 0.522074 0L0.522074 0Z" koffice:nodeTypes="ccccccccccccccccccccccc"/>
          <draw:path draw:style-name="gr5" draw:id="shape74" draw:name="path160" draw:layer="g3243" svg:width="1.32250000000pt" svg:height="1.31423296000pt" draw:transform="matrix(1.06388280000 0.00000000000 0.00000000000 1.06388280000 65.10219000566pt 25.19025199648pt)" svg:viewBox="0 0 1 1" svg:d="M1.11403 0.178838C1.11403 0.178838 1.11403 0.178838 1.11762 0.182507C1.11762 0.182507 1.11762 0.182507 1.1212 0.186175C1.12488 0.189844 1.12488 0.189844 1.12847 0.193512C1.24706 0.314572 1.3225 0.479654 1.3225 0.665829C1.3225 0.859341 1.23988 1.03543 1.11044 1.16016C1.08532 1.18217 1.05653 1.20326 1.02782 1.22527C1.00262 1.2427 0.973912 1.25737 0.941528 1.2748C0.934352 1.2748 0.923588 1.2748 0.916412 1.2748C0.916412 1.2748 0.916412 1.2748 0.916412 1.2748C0.916412 1.2748 0.916412 1.2748 0.916412 1.2748C0.916412 1.2748 0.912824 1.2748 0.912824 1.2748C0.909236 1.2748 0.909236 1.2748 0.905648 1.2748C0.905648 1.2748 0.905648 1.2748 0.905648 1.2748C0.905648 1.2748 0.905648 1.2748 0.90206 1.2748C0.90206 1.2748 0.90206 1.2748 0.90206 1.2748C0.90206 1.2748 0.898472 1.2748 0.898472 1.2748C0.869676 1.2748 0.840972 1.2748 0.812176 1.2748C0.812176 1.2748 0.812176 1.2748 0.808588 1.2748C0.740324 1.2748 0.668472 1.27847 0.600116 1.28947C0.578588 1.28947 0.553472 1.29314 0.531852 1.30048C0.513912 1.30414 0.492292 1.3069 0.470764 1.31423C0.2875 1.25737 0.136528 1.12439 0.0575 0.952888C0.043148 0.920788 0.032292 0.885021 0.021528 0.848336C0.007176 0.795143 0 0.733696 0 0.673166L0 0.673166C0 0.486991 0.07544 0.318241 0.197616 0.197181L0.197616 0.197181C0.319884 0.0752038 0.488704 0 0.675648 0C0.848148 0 1.00988 0.0641984 1.12847 0.171501C1.12847 0.171501 1.12847 0.171501 1.12847 0.171501C1.12847 0.171501 1.12847 0.171501 1.12847 0.171501C1.13206 0.17517 1.13206 0.17517 1.13565 0.178838" koffice:nodeTypes="ccccccccccccccccccccccccccccccccc"/>
          <draw:path draw:style-name="gr7" draw:id="shape75" draw:name="path162" draw:layer="g3243" svg:width="1.32250000000pt" svg:height="1.31423296000pt" draw:transform="matrix(1.06388280000 0.00000000000 0.00000000000 1.06388280000 65.10219000566pt 25.19025199648pt)" svg:viewBox="0 0 1 1" svg:d="M1.11403 0.178838C1.11403 0.178838 1.11403 0.178838 1.11762 0.182507C1.11762 0.182507 1.11762 0.182507 1.1212 0.186175C1.12488 0.189844 1.12488 0.189844 1.12847 0.193512C1.24706 0.314572 1.3225 0.479654 1.3225 0.665829L1.3225 0.665829C1.3225 0.859341 1.23988 1.03543 1.11044 1.16016C1.08532 1.18217 1.05653 1.20326 1.02782 1.22527C1.00262 1.2427 0.973912 1.25737 0.941528 1.2748C0.934352 1.2748 0.923588 1.2748 0.916412 1.2748C0.916412 1.2748 0.916412 1.2748 0.916412 1.2748C0.916412 1.2748 0.916412 1.2748 0.916412 1.2748C0.916412 1.2748 0.912824 1.2748 0.912824 1.2748C0.909236 1.2748 0.909236 1.2748 0.905648 1.2748C0.905648 1.2748 0.905648 1.2748 0.905648 1.2748C0.905648 1.2748 0.905648 1.2748 0.90206 1.2748C0.90206 1.2748 0.90206 1.2748 0.90206 1.2748C0.90206 1.2748 0.898472 1.2748 0.898472 1.2748L0.898472 1.2748C0.869676 1.2748 0.840972 1.2748 0.812176 1.2748C0.812176 1.2748 0.812176 1.2748 0.808588 1.2748C0.740324 1.2748 0.668472 1.27847 0.600116 1.28947C0.578588 1.28947 0.553472 1.29314 0.531852 1.30048C0.513912 1.30414 0.488704 1.3069 0.470764 1.31423C0.2875 1.25737 0.136528 1.12439 0.0575 0.952888C0.043148 0.920788 0.032292 0.885021 0.021528 0.848336L0.021528 0.848336C0.007176 0.795143 0 0.733696 0 0.673166L0 0.673166L0 0.673166C0 0.490659 0.07544 0.318241 0.197616 0.197181L0.197616 0.197181C0.319884 0.0752038 0.488704 0 0.675648 0L0.675648 0L0.675648 0C0.848148 0 1.00988 0.0641984 1.12847 0.171501C1.12847 0.171501 1.12847 0.171501 1.12847 0.171501L1.12847 0.171501C1.12847 0.171501 1.12847 0.171501 1.12847 0.171501C1.13206 0.17517 1.13206 0.17517 1.13565 0.178838L1.13565 0.178838Z" koffice:nodeTypes="cccccccccccccccccccccccccccccccccccccccccc"/>
          <draw:path draw:style-name="gr5" draw:id="shape76" draw:name="path164" draw:layer="g3243" svg:width="1.16225648640pt" svg:height="1.18200384000pt" draw:transform="matrix(1.06388280000 0.00000000000 0.00000000000 1.06388280000 58.33657628266pt 17.85286510144pt)" svg:viewBox="0 0 1 1" svg:d="M0.57949 0.0165254C0.791656 0.0165254 0.980363 0.132204 1.08481 0.301807C1.10163 0.332248 1.12189 0.369648 1.13535 0.407048C1.14544 0.440968 1.15553 0.478368 1.16226 0.515768C1.13871 0.553167 1.12189 0.597525 1.10499 0.641883C1.10499 0.648841 1.10163 0.658408 1.09826 0.668845C1.08481 0.72364 1.07472 0.788003 1.07472 0.848886L1.07472 0.848886C1.07472 0.862802 1.07472 0.875848 1.07472 0.886285C1.07472 0.896723 1.07472 0.90716 1.07808 0.916727C1.03763 0.981089 0.980363 1.03936 0.913004 1.08372C0.899464 1.08981 0.886009 1.10025 0.875918 1.1072C0.791656 1.15504 0.694025 1.182 0.586217 1.182L0.586217 1.182C0.427868 1.182 0.279611 1.11764 0.171803 1.00892C0.0673584 0.903681 0 0.754082 0 0.590567C0 0.427922 0.0639948 0.281802 0.171803 0.173082C0.276247 0.0643622 0.424505 0 0.586217 0" koffice:nodeTypes="cccccccccccccccccc"/>
          <draw:path draw:style-name="gr7" draw:id="shape77" draw:name="path166" draw:layer="g3243" svg:width="1.16225648640pt" svg:height="1.18200384000pt" draw:transform="matrix(1.06388280000 0.00000000000 0.00000000000 1.06388280000 58.33657628266pt 17.85286510144pt)" svg:viewBox="0 0 1 1" svg:d="M0.57949 0.0130464L0.57949 0.0130464C0.791656 0.0130464 0.980363 0.128724 1.08481 0.301807L1.08481 0.301807C1.10163 0.332248 1.12189 0.369648 1.13535 0.407048C1.14544 0.440968 1.15553 0.478368 1.16226 0.515768C1.13871 0.553167 1.12189 0.597525 1.10499 0.641883C1.10499 0.648841 1.10163 0.658408 1.09826 0.668845C1.08481 0.72364 1.07472 0.788003 1.07472 0.848886L1.07472 0.848886C1.07472 0.862802 1.07472 0.875848 1.07472 0.886285C1.07472 0.896723 1.07472 0.90716 1.07808 0.916727C1.03763 0.981089 0.980363 1.03936 0.913004 1.08372C0.899464 1.08981 0.886009 1.10025 0.872555 1.1072C0.788292 1.15504 0.690661 1.182 0.586217 1.182L0.586217 1.182L0.586217 1.182C0.427868 1.182 0.279611 1.11764 0.171803 1.00892C0.0673584 0.903681 0 0.754082 0 0.590567L0 0.590567L0 0.590567C0 0.427922 0.0639948 0.281802 0.171803 0.173082L0.171803 0.173082C0.276247 0.0643622 0.424505 0 0.586217 0L0.586217 0Z" koffice:nodeTypes="cccccccccccccccccccccccccc"/>
          <draw:path draw:style-name="gr5" draw:id="shape78" draw:name="path168" draw:layer="g3243" svg:width="1.35880986240pt" svg:height="1.38109504000pt" draw:transform="matrix(1.06388280000 0.00000000000 0.00000000000 1.06388280000 60.33131397734pt 23.95955237344pt)" svg:viewBox="0 0 1 1" svg:d="M0.67395 0L0.67395 0C0.859712 0 1.03456 0.0770931 1.15841 0.202134C1.28225 0.327176 1.35881 0.500165 1.35881 0.691018L1.35881 0.691018C1.35881 0.878109 1.28225 1.05392 1.15841 1.17896C1.03456 1.304 0.863349 1.3811 0.67395 1.3811C0.663039 1.3811 0.652035 1.3811 0.637487 1.3811C0.63385 1.3811 0.630213 1.3811 0.622939 1.3811C0.622939 1.3811 0.622939 1.3811 0.622939 1.37733C0.622939 1.36981 0.622939 1.35947 0.626576 1.34819C0.666676 1.0652 0.655765 0.870588 0.641124 0.771871C0.637487 0.753068 0.63385 0.738026 0.63385 0.727684C0.63385 0.716402 0.630213 0.708881 0.626576 0.701359L0.626576 0.701359C0.626576 0.701359 0.626576 0.701359 0.626576 0.698539L0.615666 0.679736L0.597388 0.694778C0.597388 0.694778 0.597388 0.694778 0.593751 0.694778C0.539197 0.708881 0.29142 0.775632 0.0437363 0.943921C0.0364625 0.918536 0.0255517 0.889391 0.0182779 0.863067C0.0182779 0.859306 0.0145477 0.852725 0.0145477 0.845204C0.00727384 0.801016 0 0.753068 0 0.70512L0 0.70512C0 0.514268 0.0765619 0.342218 0.200404 0.217177C0.324246 0.0921357 0.495461 0.0150426 0.68486 0.0150426" koffice:nodeTypes="cccccccccccccccccccccccccc"/>
          <draw:path draw:style-name="gr7" draw:id="shape79" draw:name="path170" draw:layer="g3243" svg:width="1.35880986240pt" svg:height="1.38109504000pt" draw:transform="matrix(1.06388280000 0.00000000000 0.00000000000 1.06388280000 60.33131397734pt 23.95955237344pt)" svg:viewBox="0 0 1 1" svg:d="M0.67395 0L0.67395 0L0.67395 0C0.859712 0 1.03456 0.0770931 1.15841 0.202134C1.28225 0.327176 1.35881 0.500165 1.35881 0.691018L1.35881 0.691018L1.35881 0.691018C1.35881 0.878109 1.28225 1.05392 1.15841 1.17896C1.03456 1.304 0.863349 1.3811 0.67395 1.3811L0.67395 1.3811C0.663039 1.3811 0.652035 1.3811 0.637487 1.3811L0.637487 1.3811C0.63385 1.3811 0.630213 1.3811 0.622939 1.3811C0.622939 1.3811 0.622939 1.3811 0.622939 1.37733C0.622939 1.36981 0.622939 1.35947 0.626576 1.34819L0.626576 1.34819C0.666676 1.0652 0.655765 0.870588 0.641124 0.771871C0.637487 0.753068 0.63385 0.738026 0.63385 0.727684C0.63385 0.716402 0.630213 0.708881 0.626576 0.701359L0.626576 0.701359C0.626576 0.701359 0.626576 0.701359 0.626576 0.698539L0.615666 0.679736L0.597388 0.694778C0.597388 0.694778 0.597388 0.694778 0.593751 0.694778C0.539197 0.708881 0.29142 0.775632 0.0437363 0.943921C0.0364625 0.918536 0.0255517 0.889391 0.0182779 0.863067L0.0182779 0.863067C0.0182779 0.859306 0.0145477 0.852725 0.0145477 0.845204L0.0145477 0.845204L0.0145477 0.845204C0.00727384 0.801016 0 0.753068 0 0.70512L0 0.70512L0 0.70512C0 0.518028 0.0765619 0.342218 0.200404 0.217177L0.200404 0.217177C0.324246 0.0921357 0.495461 0.0150426 0.68486 0.0150426L0.68486 0.0150426Z" koffice:nodeTypes="cccccccccccccccccccccccccccccccccccccc"/>
          <draw:path draw:style-name="gr5" draw:id="shape80" draw:name="path172" draw:layer="g3243" svg:width="1.36590643840pt" svg:height="1.38109504000pt" draw:transform="matrix(1.06388280000 0.00000000000 0.00000000000 1.06388280000 60.89653363133pt 22.94928926656pt)" svg:viewBox="0 0 1 1" svg:d="M0.67926 0L0.67926 0C0.865601 0 1.04091 0.0770931 1.16507 0.202134C1.28924 0.327176 1.36591 0.499225 1.36591 0.690077L1.36591 0.690077C1.36591 0.877169 1.28924 1.05392 1.16507 1.17896C1.04091 1.304 0.869247 1.3811 0.67926 1.3811C0.675614 1.3811 0.668321 1.3811 0.664674 1.3811C0.664674 1.3811 0.664674 1.3811 0.661028 1.3811C0.573421 1.25229 0.44187 1.15264 0.288534 1.10187C0.259269 1.09435 0.230098 1.08306 0.19354 1.0793C0.164369 1.07554 0.135104 1.07178 0.105933 1.06896C0.0803144 1.02854 0.0547896 0.980587 0.0365576 0.928878C0.0328177 0.921357 0.0291713 0.911015 0.0291713 0.899733C0.0109392 0.836742 0 0.767171 0 0.697599L0 0.697599C0 0.510507 0.076668 0.333757 0.200833 0.208716C0.324998 0.0846144 0.496659 0.00752128 0.686646 0.00752128" koffice:nodeTypes="cccccccccccccccccc"/>
          <draw:path draw:style-name="gr7" draw:id="shape81" draw:name="path174" draw:layer="g3243" svg:width="1.36590643840pt" svg:height="1.38109504000pt" draw:transform="matrix(1.06388280000 0.00000000000 0.00000000000 1.06388280000 60.89653363133pt 22.94588484160pt)" svg:viewBox="0 0 1 1" svg:d="M0.67926 0L0.67926 0L0.67926 0C0.865601 0 1.04091 0.0770931 1.16507 0.202134C1.28924 0.327176 1.36591 0.499225 1.36591 0.690077L1.36591 0.690077L1.36591 0.690077C1.36591 0.878109 1.28924 1.05392 1.16507 1.17896C1.04091 1.304 0.869247 1.3811 0.67926 1.3811L0.67926 1.3811C0.675614 1.3811 0.668321 1.3811 0.664674 1.3811C0.664674 1.3811 0.664674 1.3811 0.661028 1.3811C0.573421 1.25229 0.44187 1.15264 0.288534 1.10187C0.259269 1.09435 0.230098 1.08306 0.19354 1.0793C0.164369 1.07554 0.135104 1.07272 0.105933 1.06896C0.0803144 1.02854 0.0547896 0.980587 0.0365576 0.928878L0.0365576 0.928878C0.0328177 0.921357 0.0291713 0.911015 0.0291713 0.899733C0.0109392 0.837683 0 0.767171 0 0.697599L0 0.697599L0 0.697599C0 0.510507 0.076668 0.333757 0.200833 0.209656L0.200833 0.209656C0.324998 0.0846144 0.496659 0.00752128 0.686646 0.00752128L0.686646 0.00752128Z" koffice:nodeTypes="cccccccccccccccccccccccccc"/>
          <draw:path draw:style-name="gr5" draw:id="shape82" draw:name="path176" draw:layer="g3243" svg:width="1.29395175040pt" svg:height="1.29413376000pt" draw:transform="matrix(1.06388280000 0.00000000000 0.00000000000 1.06388280000 61.31876743699pt 21.89221531648pt)" svg:viewBox="0 0 1 1" svg:d="M0.639832 0C0.817558 0 0.981088 0.0709862 1.10194 0.192027C1.21924 0.309427 1.29395 0.472332 1.29395 0.649797L1.29395 0.649797C1.29395 0.888238 1.16236 1.10211 0.966892 1.21587C0.93131 1.2368 0.888631 1.255 0.846042 1.26865C0.806911 1.27957 0.76778 1.29049 0.725192 1.29413C0.675414 1.24044 0.61144 1.19402 0.543826 1.15853C0.533178 1.15125 0.518982 1.14397 0.501237 1.14124C0.415877 1.10211 0.316322 1.08026 0.216857 1.08026C0.206119 1.08026 0.195471 1.08026 0.184824 1.08026C0.177726 1.08026 0.170628 1.08026 0.16353 1.08026C0.124399 1.03385 0.0888176 0.981066 0.0604251 0.923731C0.056876 0.91372 0.0497779 0.902799 0.0462288 0.891878C0.0177453 0.820892 0 0.738985 0 0.653437L0 0.653437C0 0.475972 0.0710722 0.312157 0.188373 0.194757C0.305674 0.0782669 0.469204 0.00364032 0.650479 0.00364032" koffice:nodeTypes="cccccccccccccccccc"/>
          <draw:path draw:style-name="gr7" draw:id="shape83" draw:name="path178" draw:layer="g3243" svg:width="1.30105960960pt" svg:height="1.28686336000pt" draw:transform="matrix(1.06388280000 0.00000000000 0.00000000000 1.06388280000 61.31212880832pt 21.88881089152pt)" svg:viewBox="0 0 1 1" svg:d="M0.648705 0L0.648705 0L0.648705 0C0.826918 0 0.990897 0.0707866 1.11208 0.187857C1.2297 0.304927 1.30106 0.467373 1.30106 0.645247L1.30106 0.645247C1.30106 0.882109 1.16911 1.09538 0.973103 1.20882C0.937424 1.22969 0.894627 1.24784 0.851921 1.26145C0.812683 1.27234 0.773445 1.28323 0.73074 1.28686C0.680825 1.23332 0.616676 1.18704 0.548876 1.15164C0.5382 1.14438 0.523964 1.13803 0.50617 1.1344C0.420577 1.09538 0.320748 1.0736 0.21736 1.0736L0.21736 1.0736C0.206684 1.0736 0.196008 1.0736 0.185331 1.0736C0.178214 1.0736 0.171096 1.0736 0.163978 1.0736C0.12474 1.02822 0.0890612 0.974676 0.0605908 0.917503L0.0605908 0.917503C0.057032 0.90752 0.0499144 0.89663 0.0463556 0.88574L0.0463556 0.88574C0.017794 0.814953 0 0.733276 0 0.648877L0 0.648877L0 0.648877C0 0.471003 0.0712672 0.308557 0.18889 0.191487L0.18889 0.191487C0.306513 0.0744166 0.470491 0.00363008 0.652264 0.00363008L0.652264 0.00363008Z" koffice:nodeTypes="ccccccccccccccccccccccccccc"/>
          <draw:path draw:style-name="gr5" draw:id="shape84" draw:name="path180" draw:layer="g3243" svg:width="1.27274498560pt" svg:height="1.18374400000pt" draw:transform="matrix(1.06388280000 0.00000000000 0.00000000000 1.06388280000 61.38191952000pt 20.76790397344pt)" svg:viewBox="0 0 1 1" svg:d="M0.624008 0C0.800272 0 0.962456 0.0678912 1.08231 0.183654C1.19865 0.295936 1.27274 0.452608 1.27274 0.625818C1.27274 0.802509 1.19161 0.969626 1.06471 1.08191C1.0435 1.10193 1.01534 1.12195 0.987185 1.14284C0.962456 1.15589 0.937817 1.1733 0.909568 1.18374C0.870759 1.16285 0.828521 1.14632 0.786192 1.13239C0.779152 1.12891 0.768593 1.12891 0.761553 1.12543C0.705055 1.11237 0.641607 1.10541 0.581679 1.10193L0.581679 1.10193C0.511192 1.10193 0.437185 1.11237 0.370217 1.13239C0.359567 1.13587 0.345488 1.13935 0.331408 1.14632C0.324369 1.1498 0.313809 1.15328 0.306679 1.15589C0.215072 1.10193 0.140975 1.02707 0.0846571 0.938291C0.0740073 0.921754 0.0634477 0.900864 0.056408 0.884326C0.0211192 0.80599 0 0.720691 0 0.629299L0 0.629299C0 0.459571 0.0704874 0.302899 0.190343 0.190618L0.190343 0.190618C0.306679 0.078336 0.465343 0.0069632 0.645127 0.0069632" koffice:nodeTypes="cccccccccccccccccccc"/>
          <draw:path draw:style-name="gr7" draw:id="shape85" draw:name="path182" draw:layer="g3243" svg:width="1.27256448640pt" svg:height="1.18374400000pt" draw:transform="matrix(1.06388280000 0.00000000000 0.00000000000 1.06388280000 61.37860020566pt 20.76790397344pt)" svg:viewBox="0 0 1 1" svg:d="M0.627483 0L0.627483 0L0.627483 0C0.803734 0 0.965907 0.0678912 1.08575 0.183654C1.20208 0.295936 1.27256 0.452608 1.27256 0.625818L1.27256 0.625818C1.27256 0.80599 1.19152 0.969626 1.06464 1.08191C1.04343 1.10193 1.01527 1.12195 0.987025 1.14284C0.962388 1.15589 0.93775 1.1733 0.909503 1.18374C0.870697 1.16285 0.828462 1.14632 0.786136 1.13239C0.779097 1.12891 0.768538 1.12891 0.761409 1.12543C0.705005 1.11237 0.641562 1.10541 0.581638 1.10193L0.581638 1.10193C0.511156 1.10193 0.437154 1.11237 0.3701 1.13239C0.359542 1.13587 0.345463 1.13935 0.331385 1.14632C0.324346 1.1498 0.313787 1.15328 0.306657 1.15589C0.215057 1.10541 0.137445 1.02707 0.0845609 0.938291L0.0845609 0.938291C0.074002 0.921754 0.0634432 0.900864 0.056404 0.884326C0.0211177 0.80599 0 0.720691 0 0.629299L0 0.629299L0 0.629299C0 0.459571 0.0704824 0.302899 0.19033 0.190618L0.19033 0.190618C0.306657 0.078336 0.46531 0.0069632 0.645081 0.0069632L0.645081 0.0069632Z" koffice:nodeTypes="ccccccccccccccccccccccccccc"/>
          <draw:path draw:style-name="gr5" draw:id="shape86" draw:name="path184" draw:layer="g3243" svg:width="1.20314573440pt" svg:height="1.21705024000pt" draw:transform="matrix(1.06388280000 0.00000000000 0.00000000000 1.06388280000 61.20242121398pt 19.61125059328pt)" svg:viewBox="0 0 1 1" svg:d="M0.596439 0L0.596439 0C0.764394 0 0.915149 0.0688397 1.02484 0.17916C1.13452 0.28948 1.20315 0.44481 1.20315 0.613379C1.20315 0.782831 1.13452 0.937279 1.02141 1.05113C1.00088 1.07231 0.976837 1.09261 0.952882 1.11026C0.932348 1.1235 0.904882 1.14115 0.880926 1.15527C0.870572 1.15527 0.860305 1.15527 0.850038 1.15174C0.850038 1.15174 0.850038 1.15174 0.850038 1.15174C0.850038 1.15174 0.846616 1.15174 0.843194 1.15174C0.829505 1.15174 0.815815 1.15174 0.798616 1.15174L0.798616 1.15174C0.723239 1.15174 0.647773 1.16145 0.57924 1.18969C0.568974 1.19322 0.555285 1.19587 0.541508 1.20293C0.531241 1.20646 0.520974 1.20999 0.510707 1.21705C0.30502 1.18616 0.130222 1.04495 0.0479995 0.855201C0.0342227 0.820781 0.0205336 0.7793 0.0102668 0.74135C0.00342227 0.7034 0 0.66192 0 0.616909L0 0.616909C0 0.451871 0.0651108 0.29654 0.178221 0.18622C0.287909 0.0759002 0.438752 0.00706048 0.610129 0.00706048" koffice:nodeTypes="ccccccccccccccccccccc"/>
          <draw:path draw:style-name="gr7" draw:id="shape87" draw:name="path186" draw:layer="g3243" svg:width="1.20314573440pt" svg:height="1.21705024000pt" draw:transform="matrix(1.06388280000 0.00000000000 0.00000000000 1.06388280000 61.20242121398pt 19.61125059328pt)" svg:viewBox="0 0 1 1" svg:d="M0.596439 0L0.596439 0L0.596439 0C0.764394 0 0.915149 0.0653094 1.02484 0.17916L1.02484 0.17916C1.13452 0.28948 1.20315 0.44481 1.20315 0.613379L1.20315 0.613379C1.20315 0.782831 1.13452 0.940809 1.02141 1.05113L1.02141 1.05113C1.00088 1.07231 0.976837 1.09261 0.952882 1.11026C0.932348 1.1235 0.904882 1.14115 0.880926 1.15527C0.870572 1.15527 0.860305 1.15527 0.850038 1.15174L0.850038 1.15174C0.850038 1.15174 0.850038 1.15174 0.850038 1.15174C0.850038 1.15174 0.846616 1.15174 0.843194 1.15174L0.843194 1.15174C0.829505 1.15174 0.815815 1.15174 0.798616 1.15174L0.798616 1.15174C0.723239 1.15174 0.647773 1.16145 0.57924 1.18969C0.568974 1.19322 0.555285 1.19587 0.541508 1.20293C0.531241 1.20646 0.520974 1.20999 0.510707 1.21705C0.30502 1.18616 0.130222 1.04495 0.0479995 0.855201C0.0342227 0.820781 0.0205336 0.7793 0.0102668 0.74135C0.00342227 0.7034 0 0.66192 0 0.616909L0 0.616909L0 0.616909C0 0.451871 0.0651108 0.29654 0.178221 0.18622L0.178221 0.18622C0.287909 0.0759002 0.438752 0.00706048 0.610129 0.00706048L0.610129 0.00706048Z" koffice:nodeTypes="ccccccccccccccccccccccccccccccc"/>
          <draw:path draw:style-name="gr5" draw:id="shape88" draw:name="path188" draw:layer="g3243" svg:width="1.21000000000pt" svg:height="1.23654400000pt" draw:transform="matrix(1.06388280000 0.00000000000 0.00000000000 1.06388280000 60.43438294301pt 18.69375806656pt)" svg:viewBox="0 0 1 1" svg:d="M0.598136 0.013344L0.598136 0.013344C0.766568 0.013344 0.921272 0.0836224 1.03127 0.194822C1.14127 0.306022 1.21 0.461702 1.21 0.632506L1.21 0.632506C1.21 0.722355 1.18941 0.813094 1.155 0.893158C1.14814 0.906502 1.14127 0.920736 1.13441 0.938528C1.12754 0.951872 1.12068 0.962547 1.11373 0.976781C1.04157 1.01148 0.976272 1.05951 0.921272 1.11912C0.910976 1.1289 0.90068 1.13958 0.890296 1.15381C0.883432 1.1636 0.873136 1.17427 0.866272 1.18495C0.835296 1.19918 0.804408 1.20897 0.766568 1.21964C0.759704 1.21964 0.75284 1.2232 0.745976 1.2232C0.704704 1.23388 0.656568 1.23654 0.611864 1.23654L0.611864 1.23654C0.443432 1.23654 0.292248 1.17071 0.178728 1.05596C0.068728 0.944755 0 0.789075 0 0.618272L0 0.618272C0 0.448358 0.068728 0.295347 0.178728 0.180589C0.288728 0.0693888 0.443432 0 0.611864 0" koffice:nodeTypes="cccccccccccccccccccc"/>
          <draw:path draw:style-name="gr7" draw:id="shape89" draw:name="path190" draw:layer="g3243" svg:width="1.21000000000pt" svg:height="1.23121216000pt" draw:transform="matrix(1.06388280000 0.00000000000 0.00000000000 1.06388280000 60.43438294301pt 18.69375806656pt)" svg:viewBox="0 0 1 1" svg:d="M0.598136 0.0133152L0.598136 0.0133152L0.598136 0.0133152C0.766568 0.0133152 0.921272 0.0834419 1.03127 0.194402L1.03127 0.194402C1.14127 0.305362 1.21 0.460706 1.21 0.62759L1.21 0.62759C1.21 0.717245 1.18941 0.807789 1.155 0.88768C1.14814 0.900995 1.14127 0.915198 1.13441 0.932952C1.12754 0.946267 1.12068 0.956919 1.11373 0.971122C1.04157 1.00574 0.976272 1.05368 0.921272 1.11315L0.921272 1.11315C0.910976 1.12292 0.90068 1.13357 0.890296 1.14777C0.883432 1.15842 0.873136 1.16819 0.866272 1.17884C0.835296 1.19304 0.804408 1.20281 0.766568 1.21346C0.759704 1.21346 0.75284 1.21701 0.745976 1.21701C0.704704 1.22766 0.656568 1.23121 0.611864 1.23121L0.611864 1.23121L0.611864 1.23121C0.443432 1.23121 0.292248 1.16464 0.178728 1.05013C0.068728 0.939165 0 0.783821 0 0.613387L0 0.613387L0 0.613387C0 0.44384 0.068728 0.291159 0.178728 0.180199L0.178728 0.180199C0.288728 0.069239 0.443432 0 0.611864 0L0.611864 0Z" koffice:nodeTypes="cccccccccccccccccccccccccccc"/>
          <draw:path draw:style-name="gr5" draw:id="shape90" draw:name="path192" draw:layer="g3243" svg:width="1.21000000000pt" svg:height="1.23121216000pt" draw:transform="matrix(1.06388280000 0.00000000000 0.00000000000 1.06388280000 59.44701459398pt 18.08521710496pt)" svg:viewBox="0 0 1 1" svg:d="M0.601568 0.0142029L0.601568 0.0142029C0.77 0.0142029 0.921184 0.0834419 1.03118 0.194402C1.14118 0.305362 1.21 0.458043 1.21 0.63114L1.21 0.63114C1.21 0.658659 1.21 0.689727 1.20314 0.721684C1.20314 0.727898 1.20314 0.731448 1.20314 0.734999C1.20314 0.73855 1.20314 0.7421 1.20314 0.745651C1.12402 0.81134 1.05873 0.898332 1.01746 0.995089C1.01059 1.01284 1.00373 1.03326 0.996864 1.05368C0.993432 1.07143 0.986568 1.08918 0.983136 1.10605C0.941864 1.13712 0.893728 1.16552 0.845592 1.18594C0.838728 1.18949 0.828432 1.19304 0.814616 1.19659C0.752752 1.21701 0.684024 1.23121 0.611864 1.23121L0.611864 1.23121C0.443432 1.23121 0.29216 1.16197 0.178728 1.05101C0.068728 0.940053 0 0.787372 0 0.616938L0 0.616938C0 0.447391 0.065296 0.29471 0.178728 0.180199C0.288728 0.069239 0.443432 0 0.611864 0" koffice:nodeTypes="cccccccccccccccccccc"/>
          <draw:path draw:style-name="gr7" draw:id="shape91" draw:name="path194" draw:layer="g3243" svg:width="1.21000000000pt" svg:height="1.22412096000pt" draw:transform="matrix(1.06388280000 0.00000000000 0.00000000000 1.06388280000 59.44701459398pt 18.08521710496pt)" svg:viewBox="0 0 1 1" svg:d="M0.601568 0.0141619L0.601568 0.0141619L0.601568 0.0141619C0.77 0.0141619 0.921184 0.0796608 1.03118 0.193841L1.03118 0.193841C1.14118 0.304481 1.21 0.456722 1.21 0.62578L1.21 0.62578C1.21 0.653219 1.21 0.684198 1.20314 0.716062C1.20314 0.722258 1.20314 0.725798 1.20314 0.729339C1.20314 0.732879 1.20314 0.73642 1.20314 0.73996C1.12402 0.805459 1.05873 0.892201 1.01746 0.988679C1.01059 1.00638 1.00373 1.02674 0.996864 1.04798C0.993432 1.0648 0.986568 1.0825 0.983136 1.09932C0.941864 1.1303 0.893728 1.15862 0.845592 1.17898C0.838728 1.18252 0.828432 1.18606 0.814616 1.1896C0.752752 1.20996 0.684024 1.22412 0.611864 1.22412L0.611864 1.22412L0.611864 1.22412C0.443432 1.22412 0.29216 1.15862 0.178728 1.04444C0.068728 0.933802 0 0.781561 0 0.611618L0 0.611618L0 0.611618C0 0.44256 0.065296 0.290319 0.178728 0.179679L0.178728 0.179679C0.288728 0.0690394 0.443432 0 0.611864 0L0.611864 0Z" koffice:nodeTypes="ccccccccccccccccccccccccccc"/>
          <draw:path draw:style-name="gr5" draw:id="shape92" draw:name="path196" draw:layer="g3243" svg:width="1.13550336000pt" svg:height="1.15605504000pt" draw:transform="matrix(1.06388280000 0.00000000000 0.00000000000 1.06388280000 57.16298588832pt 17.79924540832pt)" svg:viewBox="0 0 1 1" svg:d="M0.569371 0.00688128L0.569371 0.00688128C0.775842 0.00688128 0.95904 0.117842 1.05895 0.285573C1.07557 0.315679 1.09552 0.352666 1.10891 0.386212C1.11888 0.419758 1.12885 0.456745 1.1355 0.497172C1.13218 0.514376 1.12885 0.5376 1.12553 0.558244C1.12553 0.558244 1.12553 0.560824 1.12553 0.567706C1.1222 0.594371 1.1222 0.621896 1.1222 0.648561L1.1222 0.648561C1.1222 0.662323 1.1222 0.678666 1.1222 0.692429C1.1222 0.705331 1.1222 0.715653 1.12553 0.732856C1.08222 0.900588 0.962365 1.03821 0.805849 1.10875C0.779167 1.12251 0.74592 1.13197 0.712588 1.13885C0.669282 1.14917 0.622651 1.15606 0.572696 1.15606L0.572696 1.15606C0.416181 1.15606 0.273049 1.0924 0.166489 0.988324C0.063254 0.883384 0 0.738877 0 0.578028L0 0.578028C0 0.419758 0.063254 0.275251 0.166489 0.167731C0.269725 0.0636518 0.412856 0 0.572696 0" koffice:nodeTypes="cccccccccccccccccccc"/>
          <draw:path draw:style-name="gr7" draw:id="shape93" draw:name="path198" draw:layer="g3243" svg:width="1.13550336000pt" svg:height="1.15605504000pt" draw:transform="matrix(1.06388280000 0.00000000000 0.00000000000 1.06388280000 57.16298588832pt 17.79584098336pt)" svg:viewBox="0 0 1 1" svg:d="M0.569371 0.0103219L0.569371 0.0103219C0.775842 0.0103219 0.95904 0.121283 1.05895 0.289014C1.07557 0.319119 1.09552 0.352666 1.10891 0.389652C1.11888 0.423199 1.12885 0.460186 1.1355 0.497172C1.13218 0.514376 1.12885 0.5376 1.12553 0.558244C1.12553 0.558244 1.12553 0.561684 1.12553 0.567706C1.1222 0.595231 1.1222 0.621896 1.1222 0.648561L1.1222 0.648561C1.1222 0.662323 1.1222 0.678666 1.1222 0.692429C1.1222 0.705331 1.1222 0.715653 1.12553 0.732856C1.08222 0.900588 0.962365 1.03821 0.805849 1.10875C0.779167 1.12251 0.74592 1.13283 0.712588 1.13885C0.669282 1.14917 0.622651 1.15606 0.572696 1.15606L0.572696 1.15606L0.572696 1.15606C0.416181 1.15606 0.269725 1.0924 0.166489 0.988324C0.063254 0.883384 0 0.739738 0 0.578028L0 0.578028L0 0.578028C0 0.419758 0.063254 0.275251 0.166489 0.167731C0.269725 0.0636518 0.412856 0 0.572696 0L0.572696 0Z" koffice:nodeTypes="cccccccccccccccccccccccc"/>
          <draw:path draw:style-name="gr5" draw:id="shape94" draw:name="path200" draw:layer="g3243" svg:width="1.11564293760pt" svg:height="1.14233344000pt" draw:transform="matrix(1.06388280000 0.00000000000 0.00000000000 1.06388280000 56.00599206566pt 17.85541842016pt)" svg:viewBox="0 0 1 1" svg:d="M0.561159 0.0102605L0.561159 0.0102605C0.749254 0.0102605 0.914281 0.104315 1.01991 0.247962C1.03647 0.274468 1.05624 0.304394 1.06942 0.334321C1.0826 0.360827 1.09257 0.394173 1.10246 0.42752C1.10246 0.43778 1.09917 0.451461 1.09917 0.464287C1.09917 0.471127 1.09917 0.471127 1.09917 0.471127C1.09917 0.484808 1.09917 0.501053 1.09917 0.521574L1.09917 0.521574C1.09917 0.558341 1.10246 0.595108 1.10905 0.635295C1.10905 0.64128 1.10905 0.64812 1.11235 0.654961C1.11235 0.661801 1.11564 0.665221 1.11564 0.672061C1.08598 0.86188 0.953911 1.02263 0.782294 1.09958C0.749254 1.11241 0.716215 1.12267 0.67667 1.13293C0.640335 1.13977 0.604 1.14233 0.564455 1.14233L0.564455 1.14233C0.409314 1.14233 0.270651 1.07906 0.165027 0.975601C0.0659939 0.875561 0 0.731914 0 0.571167L0 0.571167C0 0.414694 0.0626984 0.271048 0.165027 0.167588C0.267355 0.0675482 0.406019 0 0.564455 0" koffice:nodeTypes="ccccccccccccccccccccc"/>
          <draw:path draw:style-name="gr7" draw:id="shape95" draw:name="path202" draw:layer="g3243" svg:width="1.11564293760pt" svg:height="1.14233344000pt" draw:transform="matrix(1.06388280000 0.00000000000 0.00000000000 1.06388280000 56.00267275133pt 17.85541842016pt)" svg:viewBox="0 0 1 1" svg:d="M0.564455 0.0102605L0.564455 0.0102605C0.75255 0.0102605 0.917577 0.104315 1.01991 0.247962C1.03638 0.274468 1.05624 0.304394 1.06942 0.334321C1.0826 0.360827 1.09257 0.394173 1.10246 0.42752C1.10246 0.43778 1.09917 0.451461 1.09917 0.464287C1.09917 0.471127 1.09917 0.471127 1.09917 0.471127C1.09917 0.484808 1.09917 0.501053 1.09917 0.521574L1.09917 0.521574C1.09917 0.558341 1.10246 0.595108 1.10905 0.635295C1.10905 0.64128 1.10905 0.64812 1.11235 0.654961C1.11235 0.661801 1.11564 0.665221 1.11564 0.672061C1.0859 0.86188 0.953911 1.02263 0.782294 1.09958C0.749254 1.11241 0.716215 1.12267 0.67667 1.13293C0.640335 1.13977 0.604 1.14233 0.564455 1.14233L0.564455 1.14233L0.564455 1.14233C0.409314 1.14233 0.270651 1.07906 0.165027 0.975601C0.0659939 0.875561 0 0.728494 0 0.571167L0 0.571167L0 0.571167C0 0.414694 0.0626984 0.271048 0.165027 0.167588L0.165027 0.167588C0.267355 0.0675482 0.406019 0 0.564455 0L0.564455 0Z" koffice:nodeTypes="cccccccccccccccccccccccccc"/>
          <draw:path draw:style-name="gr5" draw:id="shape96" draw:name="path204" draw:layer="g3243" svg:width="1.05054300160pt" svg:height="1.05185536000pt" draw:transform="matrix(1.06388280000 0.00000000000 0.00000000000 1.06388280000 54.86567992531pt 17.99840426848pt)" svg:viewBox="0 0 1 1" svg:d="M0.525272 0L0.525272 0C0.669422 0 0.800699 0.0582541 0.896799 0.15425C0.989701 0.246964 1.05054 0.378241 1.05054 0.525928L1.05054 0.525928C1.05054 0.670332 0.992899 0.801609 0.896799 0.897605C0.803897 0.990319 0.67262 1.05186 0.525272 1.05186L0.525272 1.05186C0.381121 1.05186 0.249762 0.993601 0.153662 0.897605C0.0608416 0.804891 0 0.673614 0 0.525928L0 0.525928C0 0.381523 0.0576438 0.250246 0.153662 0.15425C0.246564 0.061536 0.377923 0 0.525272 0" koffice:nodeTypes="ccccccccccccc"/>
          <draw:path draw:style-name="gr7" draw:id="shape97" draw:name="path206" draw:layer="g3243" svg:width="1.05054300160pt" svg:height="1.05021504000pt" draw:transform="matrix(1.06388280000 0.00000000000 0.00000000000 1.06388280000 54.86567992531pt 17.99585094976pt)" svg:viewBox="0 0 1 1" svg:d="M0.525272 0L0.525272 0L0.525272 0C0.669422 0 0.800699 0.0573888 0.896799 0.15331C0.989701 0.245952 1.05054 0.377126 1.05054 0.524698L1.05054 0.524698L1.05054 0.524698C1.05054 0.668989 0.992899 0.800164 0.896799 0.896085C0.803897 0.989547 0.67262 1.05022 0.525272 1.05022L0.525272 1.05022L0.525272 1.05022C0.381121 1.05022 0.249762 0.992006 0.153662 0.896085C0.0608416 0.803443 0 0.672269 0 0.524698L0 0.524698L0 0.524698C0 0.380406 0.0576438 0.249231 0.153662 0.15331C0.246564 0.0606682 0.377923 0 0.525272 0L0.525272 0" koffice:nodeTypes="cccccccccccccccccc"/>
          <draw:path draw:style-name="gr8" draw:id="shape98" draw:name="path208" draw:layer="g3243" svg:width="7.04896113920pt" svg:height="6.27746602555pt" draw:transform="matrix(1.06388280000 0.00000000000 0.00000000000 1.06388280000 45.12442856602pt 18.65716049824pt)" svg:viewBox="0 0 7 6" svg:d="M7.00496 4.48644C6.94916 4.45992 6.91695 4.44477 6.86123 4.39477C6.738 4.28492 6.65877 4.12507 6.65877 3.94476C6.65877 3.78188 6.72335 3.63112 6.83186 3.5243C6.86415 3.49172 6.90223 3.46218 6.9433 3.43566C6.93159 3.42657 6.91695 3.41824 6.90523 3.40915C6.88465 3.39399 6.86415 3.37657 6.84651 3.35612C6.74971 3.25536 6.69399 3.11899 6.69399 2.9652C6.69399 2.81141 6.75557 2.66898 6.85822 2.56595C6.89051 2.53337 6.92866 2.50383 6.96974 2.47959C6.95802 2.47353 6.9433 2.46519 6.93159 2.45307C6.91109 2.43868 6.89051 2.42049 6.87294 2.40307C6.77614 2.30534 6.71749 2.16897 6.71749 2.02125C6.71749 1.87352 6.77614 1.73412 6.87587 1.63639C6.91987 1.59169 6.97267 1.55381 7.03131 1.52654C7.0196 1.52124 7.00788 1.51518 6.99609 1.50912C6.97267 1.49472 6.94916 1.47654 6.92573 1.45911C6.81429 1.36442 6.74092 1.21896 6.74092 1.05911C6.74092 0.92653 6.79079 0.801528 6.87294 0.70986C6.89344 0.689405 6.91402 0.66592 6.93745 0.647738C6.86708 0.633344 6.79957 0.609858 6.73214 0.579555C6.65584 0.547736 6.57962 0.506069 6.50918 0.458341C6.40653 0.390158 6.31559 0.307581 6.23344 0.212882C6.23636 0.225004 6.23929 0.236367 6.24222 0.251519C6.27451 0.396219 6.2833 0.591676 6.2833 0.801528L6.2833 3.0099C6.2833 3.46218 6.19822 3.73491 6.14543 3.90612C6.11321 4.01294 6.09263 4.0781 6.11614 4.1137C6.1425 4.15461 6.15429 4.21674 6.14543 4.27583C6.1425 4.31446 6.12785 4.35613 6.10728 4.38871C6.08678 4.42128 6.05741 4.45083 6.02227 4.46825C5.99877 4.47735 5.97241 4.48341 5.94012 4.48341C5.84625 4.48341 5.77881 4.48038 5.74067 4.43871C5.70252 4.40007 5.69666 4.32659 5.72595 4.19022L5.72595 4.19022C5.74067 4.11598 5.76995 4.00991 5.79932 3.89173C5.87268 3.61597 5.96355 3.26672 5.96355 3.06596L5.96355 0.890924C5.96355 0.869711 5.96355 0.849256 5.96355 0.828801C5.86089 0.828801 5.63501 0.807589 5.33876 0.784104C5.13052 0.766679 4.89 0.745467 4.63768 0.725012C4.61718 0.725012 4.59367 0.721981 4.57317 0.721981C4.5526 0.721981 4.5321 0.718951 4.50859 0.718951C3.55234 0.647738 2.17368 0.544706 1.36702 1.09471L1.36702 1.09471C1.36702 1.09471 1.36702 1.09471 1.36702 1.09471C1.12349 1.26366 0.792021 1.58942 0.660005 2.07125C0.636575 2.16291 0.616074 2.26367 0.607213 2.37049C0.598427 2.47353 0.601356 2.58641 0.610142 2.70459L0.610142 2.70459C0.671795 3.31142 1.05312 4.1281 1.36109 4.56295C1.41981 4.64629 1.47553 4.71674 1.52832 4.7675C1.57526 4.81447 1.61926 4.84402 1.65448 4.85614L1.65448 4.85614C1.74249 4.87659 1.79528 4.93569 1.82457 5.00993C1.83929 5.05463 1.84807 5.10766 1.84222 5.15766C1.83929 5.20539 1.8275 5.25539 1.80407 5.29706C1.77471 5.35615 1.72484 5.40085 1.66619 5.40691C1.50775 5.41827 1.36109 5.18796 1.20271 4.94175C1.16456 4.88266 1.12642 4.82053 1.08541 4.76144L1.08541 4.76144C0.944537 4.55159 0.689367 4.1281 0.510417 3.69324C0.475197 3.60991 0.442982 3.5243 0.416549 3.44172C0.390191 3.35839 0.366686 3.27581 0.349114 3.19929L0.349114 3.19929C0.240602 2.71065 0.228813 2.27883 0.349114 1.897C0.466411 1.51518 0.712871 1.18032 1.12349 0.893954C2.09739 0.203791 3.57877 0.325763 4.71983 0.420461C4.76384 0.422734 4.80492 0.425765 4.84892 0.428795C4.98679 0.440916 5.12174 0.450007 5.24782 0.461371C5.55 0.485614 5.8081 0.506069 5.95476 0.517433C5.9489 0.434856 5.94012 0.349248 5.93133 0.263641C5.92547 0.218943 5.92255 0.168942 5.92547 0.127275C5.89904 0.192427 5.86089 0.25455 5.81103 0.30455C5.71716 0.399249 5.58807 0.45531 5.44727 0.45531L5.44727 0.45531C5.30647 0.45531 5.17746 0.399249 5.08066 0.30455C5.00729 0.228034 4.9545 0.130305 4.93693 0.0174245C4.9105 0.0946985 4.86649 0.165912 4.80784 0.225004C4.71105 0.322733 4.5761 0.384855 4.42651 0.384855L4.42651 0.384855C4.3913 0.384855 4.35315 0.381824 4.31793 0.375764C4.28278 0.369703 4.25049 0.358339 4.2182 0.343187C4.07447 0.281065 3.9601 0.15379 3.91317 0C3.88674 0.0681829 3.84566 0.130305 3.79287 0.183336C3.69607 0.281065 3.56113 0.343187 3.40861 0.343187L3.40861 0.343187C3.3646 0.343187 3.3206 0.337127 3.27659 0.328036C3.24731 0.322733 3.21795 0.310611 3.18858 0.29849C3.0625 0.242428 2.96277 0.136366 2.90698 0.0060607C2.88355 0.0977289 2.83369 0.183336 2.76618 0.248489C2.66938 0.349248 2.53151 0.41137 2.37899 0.41137L2.37899 0.41137C2.28219 0.41137 2.19125 0.387885 2.11203 0.340157C2.10032 0.334096 2.0886 0.325763 2.07689 0.319702C2.02702 0.287126 1.98302 0.242428 1.94487 0.195458C1.92429 0.30152 1.86857 0.399249 1.79528 0.476523C1.69548 0.577282 1.55475 0.642435 1.39923 0.642435L1.39923 0.642435C1.33473 0.642435 1.27015 0.630313 1.2115 0.609858C1.20271 0.606828 1.19393 0.603798 1.18514 0.600767C1.15285 0.588646 1.12056 0.571221 1.09127 0.550009C1.0942 0.571221 1.0942 0.594707 1.0942 0.621222C1.0942 0.775013 1.03255 0.917439 0.929894 1.02123C0.830169 1.12123 0.689367 1.18335 0.53685 1.18335L0.53685 1.18335C0.495773 1.18335 0.454697 1.18032 0.41362 1.17199C0.407763 1.17199 0.401905 1.16896 0.396048 1.16896C0.384333 1.16593 0.369615 1.15987 0.354971 1.15684C0.398977 1.23714 0.422406 1.32881 0.422406 1.42654L0.422406 1.42654C0.422406 1.46442 0.419477 1.50305 0.410691 1.54169C0.404834 1.5773 0.393119 1.61291 0.378401 1.64851C0.310966 1.80836 0.170164 1.92958 0 1.97352C0.038148 1.99776 0.0733672 2.02428 0.105658 2.05685C0.208312 2.15988 0.272818 2.30534 0.272818 2.46519L0.272818 2.46519C0.272818 2.54777 0.255246 2.6311 0.222955 2.70459C0.217098 2.72277 0.208312 2.7402 0.196597 2.75535C0.152592 2.83186 0.0909393 2.89702 0.0176472 2.94778C0.0675099 2.97126 0.111515 3.00687 0.152592 3.04778C0.255246 3.15157 0.319752 3.29627 0.319752 3.45612L0.319752 3.45612C0.319752 3.53036 0.308037 3.6046 0.281604 3.66976C0.278675 3.67809 0.272818 3.69021 0.269889 3.70233C0.252317 3.74324 0.225884 3.78491 0.196597 3.82052C0.319752 3.83794 0.434196 3.90006 0.522206 3.98643C0.627789 4.09249 0.695224 4.24325 0.695224 4.40613L0.695224 4.40613C0.695224 4.46522 0.686438 4.52507 0.668866 4.58114C0.665937 4.58947 0.662933 4.59856 0.660005 4.60765C0.64829 4.64023 0.633647 4.67583 0.616074 4.70538C0.774449 4.70841 0.918179 4.77356 1.02376 4.87963C1.12934 4.98644 1.19685 5.13417 1.19685 5.30009L1.19685 5.30009C1.19685 5.34175 1.19393 5.37963 1.18514 5.4213C1.18514 5.42736 1.18514 5.43342 1.18221 5.43948C1.17628 5.466 1.16749 5.49251 1.15871 5.51903C1.19393 5.54251 1.22915 5.57206 1.26429 5.60161C1.29365 5.62888 1.30537 5.63418 1.31122 5.62888C1.31708 5.61979 1.32301 5.5963 1.3318 5.56676C1.34644 5.5016 1.36995 5.40085 1.45203 5.30615C1.45788 5.29706 1.46967 5.29706 1.47846 5.30615C1.49603 5.32054 1.56061 5.49857 1.6339 5.7054C1.70727 5.90994 1.79235 6.14934 1.84807 6.27359C1.84807 6.27359 1.84807 6.27965 1.851 6.27662L1.86565 6.25919L1.88915 6.23192C1.89208 6.22965 1.90379 6.21753 1.90965 6.21146C1.92722 6.19707 1.9478 6.17889 1.95658 6.17283C1.9683 6.16449 1.9683 6.16449 1.9683 6.16449C1.9683 6.14934 1.96537 6.12889 1.96537 6.11071C1.96537 6.04555 1.9683 5.9751 1.98595 5.89782C2.00938 5.80312 2.05045 5.70237 2.12382 5.5963C2.15896 5.53948 2.19125 5.49251 2.22355 5.44782C2.51101 5.02205 2.55794 4.9569 2.07689 4.45689C1.71313 4.08416 1.22028 3.21369 1.20271 2.5008C1.19978 2.3614 1.2115 2.22807 1.24965 2.10382C1.28487 1.98261 1.34644 1.86745 1.43152 1.76973L1.43152 1.76973C1.77471 1.38184 2.28219 1.1629 2.8219 1.03865C3.35875 0.917439 3.93074 0.887893 4.4118 0.884863C5.1686 0.878802 5.8844 0.9235 5.88733 0.9235L5.90197 0.9235L5.90197 0.937894L5.9049 2.51216C5.9049 2.95308 5.84918 3.39399 5.7641 3.74324C5.73181 3.87355 5.69666 4.00082 5.64973 4.12507C5.48542 4.54856 5.91954 4.60765 6.17772 4.77659C6.19529 4.78796 6.23929 4.74629 6.27451 4.7319C6.41239 4.66674 6.55319 4.66674 6.69692 4.7319C6.77614 4.77053 6.83186 4.82356 6.89344 4.88872C6.90523 4.81447 6.91402 4.73796 6.95209 4.66977C6.97852 4.61977 7.01374 4.56598 7.04896 4.51295" koffice:nodeTypes="cccccccccccccccccccccccccccccccccccccccccccccccccccccccccccccccccccccccccccccccccccccccccccccccccccccccccccccccccccccccccccccccccccccccccccccccccccccccccccccccccccccccccccccc"/>
          <draw:path draw:style-name="gr7" draw:id="shape99" draw:name="path210" draw:layer="g3243" svg:width="7.03710121680pt" svg:height="6.27140678349pt" draw:transform="matrix(1.06388280000 0.00000000000 0.00000000000 1.06388280000 45.12110925168pt 18.66056492320pt)" svg:viewBox="0 0 7 6" svg:d="M7.00199 4.48124C6.94624 4.45474 6.91405 4.43959 6.85838 4.38962C6.73525 4.27982 6.65609 4.12005 6.65609 3.93983L6.65609 3.93983C6.65609 3.77703 6.72062 3.62634 6.82904 3.51957C6.8613 3.48701 6.89934 3.45748 6.94039 3.43097C6.92868 3.42189 6.91405 3.41356 6.90235 3.40447C6.88179 3.38933 6.8613 3.37191 6.84367 3.35147C6.74696 3.25076 6.69128 3.11446 6.69128 2.96377L6.69128 2.96377C6.69128 2.81005 6.75281 2.66769 6.85538 2.56471C6.88764 2.53215 6.92575 2.50186 6.9668 2.47839C6.95509 2.47233 6.94039 2.464 6.92868 2.45189C6.9082 2.4375 6.88764 2.41933 6.87008 2.40191C6.77337 2.30423 6.71477 2.16793 6.71477 2.02027L6.71477 2.02027C6.71477 1.87185 6.77337 1.73631 6.87008 1.6356C6.91405 1.59092 6.9668 1.55306 7.0254 1.5258C7.01369 1.5205 7.00199 1.51444 6.99021 1.50839C6.9668 1.49324 6.94331 1.47583 6.9199 1.45841C6.80856 1.36376 6.73525 1.21837 6.73525 1.0586L6.73525 1.0586C6.73525 0.925326 6.78507 0.801141 6.86716 0.709517C6.88764 0.689072 6.9082 0.665598 6.93161 0.647425C6.8613 0.633038 6.79385 0.608807 6.72647 0.579275C6.64731 0.546715 6.57401 0.505825 6.5037 0.45812C6.40114 0.38997 6.31027 0.307432 6.22819 0.212779C6.23112 0.224895 6.23404 0.236253 6.23697 0.251398C6.26923 0.396027 6.27801 0.591391 6.27801 0.801141L6.27801 3.00769C6.27801 3.46051 6.193 3.73235 6.14025 3.90424C6.10806 4.01101 6.08751 4.07613 6.11099 4.11096L6.11099 4.11096C6.13733 4.15261 6.14903 4.2147 6.14025 4.27376C6.13733 4.31238 6.1227 4.35403 6.10214 4.38659C6.08165 4.41915 6.05232 4.44868 6.0172 4.4661C5.99372 4.47518 5.96738 4.48124 5.93512 4.48124C5.84133 4.48124 5.77388 4.47821 5.73584 4.43657C5.69772 4.39795 5.69187 4.3245 5.72113 4.1882L5.72113 4.1882C5.73584 4.11399 5.7651 4.00798 5.79443 3.89212C5.86766 3.61725 5.95853 3.26817 5.95853 3.06751L5.95853 0.892765C5.95853 0.87232 5.95853 0.851875 5.95853 0.830673C5.85596 0.830673 5.63027 0.810228 5.33427 0.786754C5.12621 0.768581 4.88581 0.748136 4.63378 0.73072C4.61329 0.73072 4.58981 0.727691 4.56933 0.727691C4.54877 0.727691 4.52828 0.724662 4.5048 0.724662C3.54935 0.653483 2.17185 0.549743 1.36872 1.10024L1.36872 1.10024C1.36872 1.10024 1.36872 1.10024 1.36872 1.10024L1.36872 1.10024C1.12547 1.2691 0.79428 1.59395 0.662375 2.0763C0.638966 2.16793 0.618482 2.26864 0.609629 2.37541C0.60085 2.47839 0.603776 2.59122 0.612555 2.70934L0.612555 2.70934C0.674155 3.31588 1.05224 4.13216 1.35994 4.56681C1.41861 4.64935 1.47429 4.72052 1.52703 4.77126C1.57393 4.81821 1.6179 4.84774 1.65309 4.85985L1.65309 4.85985L1.65309 4.85985L1.65309 4.85985C1.74095 4.8803 1.79377 4.93936 1.82303 5.01357C1.83774 5.05749 1.84652 5.11125 1.84067 5.16123C1.83774 5.20893 1.82596 5.25891 1.80255 5.30056C1.77321 5.35962 1.72339 5.4043 1.66187 5.4096C1.50648 5.42171 1.35701 5.19076 1.19877 4.94542C1.16066 4.88636 1.12254 4.82426 1.0815 4.7652L1.0815 4.7652L1.0815 4.7652L1.0815 4.7652C0.940816 4.55469 0.68586 4.13216 0.507061 3.69752C0.471871 3.61422 0.439683 3.52866 0.413272 3.44612C0.386936 3.36282 0.363451 3.28029 0.345894 3.20305L0.345894 3.20305L0.345894 3.20305L0.345894 3.20305C0.237399 2.71843 0.225694 2.28303 0.345894 1.90139C0.463093 1.5205 0.70927 1.18581 1.11962 0.895794C2.0927 0.206722 3.57276 0.327877 4.71293 0.42253C4.7569 0.425559 4.79795 0.428588 4.84191 0.431617C4.9796 0.443732 5.11443 0.452062 5.24048 0.464177C5.54233 0.487651 5.80029 0.508853 5.94682 0.520212C5.94097 0.437675 5.93219 0.352108 5.92341 0.265785C5.91749 0.221866 5.91456 0.171132 5.91749 0.130242C5.89115 0.195363 5.85303 0.257456 5.80321 0.307432C5.71235 0.402085 5.58045 0.45812 5.43976 0.45812L5.43976 0.45812L5.43976 0.45812C5.29908 0.45812 5.17017 0.402085 5.07338 0.307432C5.00015 0.230196 4.94741 0.133271 4.92977 0.020445C4.90344 0.0976817 4.85947 0.168103 4.80087 0.227924C4.70416 0.324848 4.56933 0.384669 4.41986 0.384669L4.41986 0.384669L4.41986 0.384669C4.38467 0.384669 4.34656 0.38164 4.31137 0.375582C4.27625 0.369525 4.24399 0.357409 4.21173 0.343022C4.06812 0.28093 3.95384 0.153716 3.90695 0C3.88054 0.06815 3.8395 0.130242 3.78675 0.183248C3.69003 0.28093 3.55228 0.343022 3.40281 0.343022L3.40281 0.343022L3.40281 0.343022C3.35885 0.343022 3.31488 0.336964 3.27091 0.327877C3.24157 0.322577 3.21231 0.310461 3.18297 0.298346C3.057 0.242311 2.95728 0.135543 2.90453 0.00605778C2.88112 0.0976817 2.8313 0.183248 2.76385 0.248369C2.66713 0.34908 2.52938 0.411172 2.37699 0.411172L2.37699 0.411172L2.37699 0.411172C2.28027 0.411172 2.18941 0.386941 2.11025 0.339993C2.09855 0.333935 2.08684 0.324848 2.07514 0.319548C2.02532 0.286987 1.98135 0.242311 1.94323 0.195363C1.92267 0.301375 1.867 0.399056 1.79377 0.476293C1.69405 0.576246 1.55337 0.641367 1.39806 0.641367L1.39806 0.641367L1.39806 0.641367C1.3336 0.641367 1.26908 0.630009 1.2134 0.608807C1.20463 0.606535 1.19585 0.603506 1.18707 0.600477C1.15481 0.588362 1.12254 0.570946 1.09328 0.549743C1.09621 0.570946 1.09621 0.59442 1.09621 0.620922L1.09621 0.620922L1.09621 0.620922C1.09621 0.774639 1.03461 0.916996 0.932038 1.01998C0.832396 1.12069 0.691713 1.18278 0.539324 1.18278L0.539324 1.18278L0.539324 1.18278C0.498282 1.18278 0.45724 1.17975 0.416198 1.17142C0.410346 1.17142 0.404493 1.16839 0.398641 1.16839C0.386936 1.16537 0.37223 1.15931 0.357599 1.15628C0.401567 1.23654 0.424977 1.32817 0.424977 1.42585L0.424977 1.42585L0.424977 1.42585C0.424977 1.46371 0.42205 1.50233 0.413272 1.54095C0.407419 1.57654 0.395715 1.61213 0.381008 1.64772C0.31363 1.80749 0.172947 1.92865 0 1.97256C0.0381158 1.9968 0.0733055 2.0233 0.105569 2.05586L0.105569 2.05586C0.208137 2.15884 0.272588 2.30423 0.272588 2.464L0.272588 2.464L0.272588 2.464C0.272588 2.54654 0.255031 2.62908 0.222768 2.70328C0.216915 2.72146 0.208137 2.73887 0.196357 2.75402L0.196357 2.75402C0.152463 2.8305 0.0908628 2.89562 0.0176323 2.9456C0.067453 2.96983 0.111421 3.00542 0.152463 3.04631L0.152463 3.04631C0.255031 3.15005 0.319483 3.29467 0.319483 3.45445L0.319483 3.45445L0.319483 3.45445C0.319483 3.52866 0.307778 3.60286 0.281367 3.66799L0.281367 3.66799C0.278441 3.67631 0.272588 3.68843 0.269662 3.70055L0.269662 3.70055C0.252105 3.74144 0.225694 3.78308 0.196357 3.81867C0.319483 3.83609 0.43383 3.89818 0.521692 3.98375L0.521692 3.98375C0.627261 4.09052 0.694639 4.2412 0.694639 4.40401L0.694639 4.40401L0.694639 4.40401C0.694639 4.46307 0.68586 4.52213 0.668303 4.57892C0.665302 4.58725 0.662375 4.59634 0.659449 4.60543L0.659449 4.60543C0.647744 4.63799 0.633113 4.67358 0.612555 4.70311C0.770871 4.70614 0.91448 4.77126 1.01997 4.87727L1.01997 4.87727C1.12547 4.98404 1.19292 5.1317 1.19292 5.29753L1.19292 5.29753L1.19292 5.29753C1.19292 5.33918 1.18999 5.37704 1.18122 5.41565L1.18122 5.41565C1.18122 5.42171 1.18122 5.42777 1.17821 5.43383L1.17821 5.43383C1.17236 5.46033 1.16358 5.48683 1.15481 5.51334C1.18999 5.53681 1.22511 5.56634 1.2603 5.59587C1.28964 5.62313 1.30134 5.62843 1.30719 5.62313L1.30719 5.62313C1.31305 5.61405 1.3189 5.59057 1.32775 5.56104L1.32775 5.56104C1.34238 5.49592 1.36579 5.39521 1.44788 5.30056L1.44788 5.30056C1.45373 5.29147 1.46551 5.29147 1.47429 5.30056L1.47429 5.30056C1.49185 5.31494 1.55637 5.49289 1.6296 5.69961C1.70291 5.90406 1.78492 6.14335 1.84359 6.26753C1.84359 6.26753 1.84359 6.27359 1.84652 6.27056L1.86115 6.25314L1.88463 6.22588C1.88756 6.22361 1.89926 6.2115 1.90512 6.20544C1.92267 6.19105 1.94323 6.17288 1.95201 6.16682C1.96372 6.15849 1.96372 6.15849 1.96372 6.15849C1.96372 6.14335 1.96079 6.1229 1.96079 6.10473C1.96079 6.03961 1.96372 5.96918 1.98135 5.89195C2.00476 5.79729 2.0458 5.69658 2.11911 5.59057C2.15422 5.53378 2.18648 5.48683 2.21875 5.44216C2.50597 5.0166 2.55286 4.95148 2.07214 4.45171C1.70876 4.07613 1.21633 3.21214 1.19877 2.49656C1.19585 2.35723 1.20755 2.22396 1.24567 2.09978C1.28086 1.97862 1.34238 1.86352 1.42739 1.76584L1.42739 1.76584C1.77029 1.37814 2.27442 1.15931 2.81367 1.03512C3.35007 0.913967 3.92158 0.884436 4.40223 0.881407C5.15547 0.875349 5.87359 0.920025 5.87652 0.920025L5.89115 0.920025L5.89115 0.934412L5.89408 2.50792C5.89408 2.94862 5.8384 3.38933 5.75339 3.73841C5.72113 3.86865 5.68601 3.99586 5.63912 4.12005C5.47495 4.54333 5.90871 4.6024 6.16666 4.77353C6.18422 4.78565 6.22819 4.744 6.26338 4.72961C6.40114 4.66449 6.54182 4.66449 6.68543 4.72961C6.76459 4.76823 6.82026 4.82124 6.88179 4.88636C6.89349 4.81215 6.90235 4.73567 6.94039 4.66752C6.9668 4.61678 7.00199 4.56378 7.0371 4.51077L7.0371 4.51077Z" koffice:nodeTypes="ccccccccccccccccccccccccccccccccccccccccccccccccccccccccccccccccccccccccccccccccccccccccccccccccccccccccccccccccccccccccccccccccccccccccccccccccccccccccccccccccccccccccccccccccccccccccccccccccccccccccccccccccccccccc"/>
          <draw:path draw:style-name="gr8" draw:id="shape100" draw:name="path212" draw:layer="g3243" svg:width="4.94399769728pt" svg:height="5.84422442667pt" draw:transform="matrix(1.06388280000 0.00000000000 0.00000000000 1.06388280000 40.63952423434pt 20.52874312000pt)" svg:viewBox="0 0 5 6" svg:d="M0.416368 1.53883C0.46927 1.66831 0.490987 1.7978 0.459883 1.93992C0.413266 2.17125 0.226879 2.32837 0.00930743 2.39312C0.149158 2.52023 0.229981 2.67104 0.229981 2.86526C0.229981 3.04686 0.142953 3.22293 0 3.34057C0.114951 3.399 0.220594 3.49769 0.282803 3.61139C0.289008 3.62402 0.298315 3.64218 0.30452 3.65797C0.335624 3.73219 0.354239 3.81509 0.354239 3.90194C0.354239 4.02195 0.307623 4.15775 0.239289 4.2596C0.239289 4.2596 0.239289 4.2596 0.239289 4.2596C0.251698 4.2596 0.267211 4.2596 0.282803 4.2596C0.509602 4.2596 0.708479 4.34251 0.832816 4.53674C0.95087 4.72228 0.966462 4.95914 0.870126 5.15969C0.807917 5.28601 0.692966 5.39418 0.565526 5.45577C0.624632 5.48103 0.668146 5.50235 0.708479 5.52367C0.776892 5.55762 0.857636 5.61052 0.922947 5.54814C1.0441 5.43761 1.19947 5.38787 1.36103 5.44077C1.52889 5.49288 1.61591 5.62552 1.66874 5.78264C1.67494 5.79843 1.68115 5.80475 1.68425 5.84422C1.69045 5.82922 1.69666 5.81027 1.70597 5.78896C1.78369 5.6042 1.90794 5.30812 2.07269 5.18179C2.19075 5.08863 2.15344 4.93467 2.00428 4.71596C1.84892 4.49094 1.5724 4.20039 1.23057 3.84588C0.730276 3.3311 0.677454 2.82184 0.891843 2.3718C0.978872 2.1902 1.10623 2.02361 1.25229 1.87833C1.7992 1.3296 2.92413 0.986933 2.92723 0.986933L2.96143 0.977459L2.95523 1.01141C2.5823 2.36864 2.88682 3.10608 3.19754 3.86167C3.23485 3.94773 3.27216 4.03695 3.30637 4.1238C3.34049 4.20986 3.36229 4.28408 3.38401 4.34882C3.45863 4.59516 3.48655 4.68201 4.01485 4.76491C4.14221 4.78386 4.26654 4.80202 4.37529 4.82097C4.45611 4.83282 4.60527 4.85729 4.72022 4.87624C4.83517 4.86045 4.86628 4.88887 4.944 4.91019C4.90669 4.86992 4.82276 4.78386 4.77925 4.7436C4.71712 4.68201 4.64878 4.62043 4.58347 4.55884C4.55865 4.53358 4.4188 4.43804 4.46852 4.41041C4.47473 4.40725 4.48404 4.40725 4.50583 4.41041C4.54306 4.41988 4.58347 4.43173 4.62078 4.44436C4.67671 4.46015 4.71712 4.46252 4.74822 4.46015C4.78856 4.45699 4.79166 4.38909 4.79166 4.36698C4.78235 4.36698 4.77615 4.36698 4.76684 4.36698C4.6394 4.36698 4.50273 4.33619 4.40019 4.27461C4.38149 4.26276 4.36288 4.25013 4.34419 4.23434C4.26654 4.17275 4.20441 4.08985 4.16711 3.99747C4.136 3.9201 4.11739 3.83641 4.11739 3.74719C4.11739 3.66429 4.14221 3.57191 4.17331 3.49769C4.17952 3.47874 4.19193 3.45742 4.20131 3.43927C3.99615 3.42663 3.80356 3.33741 3.68232 3.14871C3.66371 3.12108 3.64812 3.08713 3.6326 3.05318C3.55807 2.87474 3.58288 2.67735 3.67612 2.50444C3.68853 2.47997 3.71343 2.44917 3.73204 2.42391C3.57358 2.38127 3.44303 2.32521 3.31257 2.14362C3.30947 2.14046 3.30637 2.13414 3.30318 2.12783C3.30318 2.19573 3.30947 2.26679 3.31567 2.33469C3.32188 2.42707 3.33429 2.5226 3.35298 2.61814C3.43993 3.0966 3.6326 3.55928 3.94333 3.97221C4.07387 4.11433 4.21062 4.27145 4.24793 4.39462C4.28826 4.52726 4.22613 4.62359 3.94643 4.62359C3.9092 4.62359 3.87189 4.61095 3.83458 4.58963C3.82217 4.58332 3.80976 4.57069 3.79417 4.56121C3.72584 4.50278 3.66681 4.40725 3.61399 4.29908C3.57047 4.20986 3.52696 4.11749 3.48034 4.03143C3.03597 3.13687 2.69414 2.45233 3.07328 0.844815C2.97074 0.863764 2.59781 0.949825 2.0758 1.19695C1.76817 1.34144 1.50088 1.50803 1.27719 1.70226C1.05341 1.89412 0.873228 2.11914 0.745788 2.37496L0.745788 2.37496C0.711581 2.44602 0.683659 2.52023 0.661862 2.59682C0.640145 2.67419 0.627735 2.75394 0.618348 2.83763C0.58422 3.26004 0.733378 3.73771 1.07831 4.13565C1.41075 4.52173 1.5724 4.69385 1.68115 4.8115C1.72466 4.85729 1.76197 4.89756 1.8023 4.94414C1.83341 4.98125 1.85512 5.02073 1.86141 5.06415C1.86761 5.10442 1.86761 5.14784 1.85512 5.18732C1.84271 5.22443 1.81789 5.26154 1.78369 5.29233C1.74948 5.32312 1.70286 5.34523 1.64694 5.35707C1.49468 5.38787 1.45737 5.31681 1.39214 5.1968C1.36732 5.151 1.33621 5.09179 1.2896 5.0302C1.19326 4.90072 1.09072 4.78071 0.991282 4.6599C0.571811 4.15775 0.174057 3.68245 0.261006 2.71999C0.301418 2.26679 0.509602 1.89965 0.795507 1.60357C1.08141 1.30749 1.45116 1.08247 1.821 0.897715L1.821 0.897715C1.89243 0.863764 1.96395 0.829814 2.03849 0.795863C2.10992 0.765071 2.18764 0.73112 2.26226 0.700328C2.65063 0.543208 3.04838 0.422407 3.32808 0.397932C3.39332 0.326872 3.48345 0.265288 3.56737 0.231337C3.58288 0.225021 3.6264 0.213178 3.64501 0.210019C3.6233 0.194228 3.57668 0.163436 3.55496 0.145277C3.52076 0.111326 3.49275 0.0773756 3.46793 0.0371087C3.46173 0.0276341 3.45242 0.0157909 3.44614 0C3.35609 0.00315819 3.22554 0.0157909 3.11059 0.0276341C3.06708 0.0307923 2.99556 0.0434251 2.95205 0.0465833C2.94584 0.249497 2.81848 0.441357 2.62891 0.521101C2.42073 0.607951 2.20005 0.570842 2.02297 0.419249L2.02297 0.419249C2.01367 0.509258 1.97636 0.626111 1.92664 0.69717C1.85823 0.799021 1.77128 0.866922 1.67184 0.907189C1.53819 0.959299 1.38593 0.962457 1.23367 0.907189C1.20567 0.897715 1.16216 0.875607 1.13423 0.860606C1.14975 0.971932 1.14354 1.09194 1.10003 1.20327C1.05962 1.30749 0.981974 1.40302 0.885638 1.4654C0.74889 1.55146 0.574913 1.57909 0.416368 1.5483ZM3.35298 1.49935C3.39642 1.43145 3.45552 1.37223 3.52076 1.32012C3.52076 1.32012 3.42752 1.2617 3.39642 1.23959C3.39642 1.2459 3.39642 1.25222 3.39332 1.25854C3.39021 1.2767 3.38711 1.29565 3.38401 1.30749C3.3747 1.36907 3.36229 1.43145 3.35609 1.49619" koffice:nodeTypes="cccccccccccccccccccccccccccccccccccccccccccccccccccccccccccccccccccccccccccccccccccccccccccccccccccccccccccccccc"/>
          <draw:path draw:style-name="gr7" draw:id="shape101" draw:name="path214" draw:layer="g3243" svg:width="4.93763568768pt" svg:height="5.84422442667pt" draw:transform="matrix(1.06388280000 0.00000000000 0.00000000000 1.06388280000 40.63952423434pt 20.52874312000pt)" svg:viewBox="0 0 5 6" svg:d="M0.4161 1.53883C0.468968 1.66831 0.490671 1.7978 0.459587 1.93992C0.413 2.17125 0.226733 2.32837 0.00930144 2.39312C0.149062 2.52023 0.229833 2.67104 0.229833 2.86526C0.229833 3.04686 0.142861 3.22293 0 3.34057C0.114877 3.399 0.220452 3.49769 0.282621 3.61139C0.288822 3.62402 0.298123 3.64218 0.304324 3.65797L0.304324 3.65797C0.335408 3.73219 0.354011 3.81509 0.354011 3.90194C0.354011 4.02195 0.307425 4.15775 0.239135 4.2596C0.239135 4.2596 0.239135 4.2596 0.239135 4.2596C0.251536 4.2596 0.267039 4.2596 0.282621 4.2596C0.509274 4.2596 0.708023 4.34251 0.83228 4.53674C0.950258 4.72228 0.96584 4.9623 0.869566 5.15969C0.807397 5.28601 0.69252 5.39418 0.565162 5.45577C0.62423 5.48103 0.667716 5.50235 0.708023 5.52367C0.776392 5.55762 0.857084 5.61052 0.922353 5.54814C1.04343 5.43761 1.19869 5.38787 1.36016 5.44077C1.5248 5.49288 1.61487 5.62552 1.66766 5.78264C1.67386 5.79843 1.68006 5.80475 1.68316 5.84422C1.68936 5.82922 1.69557 5.81027 1.70487 5.78896C1.78254 5.6042 1.90672 5.30812 2.06826 5.18179C2.18624 5.08863 2.14895 4.93467 1.99989 4.71596C1.84463 4.49094 1.56829 4.20039 1.22668 3.84588C0.726705 3.3311 0.673917 2.82184 0.888169 2.3718C0.975141 2.1902 1.10242 2.02361 1.24838 1.87833C1.79494 1.3296 2.91914 0.986933 2.92224 0.986933L2.95643 0.977459L2.95015 1.01141C2.57753 2.36864 2.88186 3.10608 3.19238 3.86167C3.22967 3.94773 3.26695 4.03695 3.30106 4.1238C3.33524 4.20986 3.35703 4.28408 3.37873 4.34882C3.4533 4.59516 3.4812 4.68201 4.00916 4.76491C4.13644 4.78386 4.2607 4.80202 4.36937 4.82097C4.45325 4.83282 4.59921 4.85729 4.71408 4.87624C4.82896 4.86045 4.86004 4.88887 4.93764 4.91019C4.90043 4.86992 4.81656 4.78702 4.77307 4.7436C4.71098 4.68201 4.64261 4.62043 4.57742 4.55884C4.55262 4.53358 4.41286 4.43804 4.46255 4.41041C4.46875 4.40725 4.47805 4.40725 4.49983 4.41041C4.53704 4.41988 4.57742 4.43173 4.61471 4.44436C4.6706 4.46015 4.71098 4.46252 4.74207 4.46015C4.78237 4.45699 4.78547 4.38909 4.78547 4.36698C4.77617 4.36698 4.76997 4.36698 4.76067 4.36698C4.63331 4.36698 4.49673 4.33619 4.39736 4.27461C4.37867 4.26276 4.36007 4.25013 4.34139 4.23434C4.2638 4.17275 4.20171 4.08985 4.16442 3.99747L4.16442 3.99747C4.13334 3.9201 4.11474 3.83641 4.11474 3.74719C4.11474 3.66429 4.13954 3.57191 4.17062 3.49769C4.17683 3.47874 4.18923 3.45742 4.19861 3.43927C3.99358 3.42663 3.80111 3.33741 3.67995 3.14555C3.66135 3.11792 3.64577 3.08397 3.63027 3.05002L3.63027 3.05002C3.55578 2.87158 3.58058 2.67419 3.67375 2.50128C3.68615 2.47681 3.71104 2.44602 3.72964 2.42075C3.57128 2.37811 3.44082 2.32285 3.31044 2.14046C3.30734 2.1373 3.30424 2.13099 3.30106 2.12546C3.30106 2.19257 3.30734 2.26363 3.31354 2.33153C3.31974 2.42391 3.33214 2.52023 3.35083 2.61577C3.43772 3.09344 3.63027 3.55612 3.94079 3.96905C4.07125 4.11117 4.20791 4.26829 4.24519 4.39225C4.2855 4.52489 4.22341 4.62043 3.94389 4.62043L3.94389 4.62043C3.90669 4.62043 3.8694 4.60779 3.83212 4.58648C3.81971 4.58016 3.80731 4.56753 3.79173 4.55884C3.72344 4.49963 3.66445 4.40409 3.61166 4.29671C3.56818 4.2067 3.52469 4.11433 3.4812 4.02827C3.03712 3.13371 2.69551 2.44917 3.07441 0.841657C2.97193 0.860606 2.59924 0.946666 2.07756 1.19379C1.77014 1.33828 1.50302 1.50488 1.27947 1.6991C1.05583 1.89096 0.875767 2.11599 0.748408 2.36864L0.748408 2.36864L0.748408 2.36864L0.748408 2.36864C0.714224 2.4397 0.686319 2.51392 0.664536 2.5905C0.642833 2.66788 0.630431 2.74841 0.62113 2.83131C0.583844 3.25688 0.736007 3.73219 1.08072 4.13012C1.41294 4.51226 1.57449 4.68833 1.68006 4.80518C1.72355 4.85176 1.76083 4.89124 1.80114 4.93782C1.83223 4.97493 1.85393 5.0152 1.86021 5.05784L1.86021 5.05784C1.86641 5.0981 1.86641 5.14153 1.85393 5.18179C1.84153 5.21811 1.81672 5.25522 1.78254 5.28601C1.74835 5.31681 1.70177 5.33891 1.64588 5.35076C1.49372 5.38155 1.45643 5.31128 1.39124 5.19364C1.36644 5.14784 1.33535 5.08863 1.28877 5.02704C1.19249 4.89756 1.09312 4.77755 0.990644 4.65754C0.571443 4.15459 0.173945 3.67929 0.260838 2.71762C0.301224 2.26047 0.509274 1.89649 0.794995 1.60041C1.08072 1.30433 1.45023 1.07931 1.81982 0.894556L1.81982 0.894556L1.81982 0.894556L1.81982 0.894556C1.89121 0.860606 1.96268 0.826655 2.03718 0.792705C2.10865 0.761913 2.18624 0.727962 2.26081 0.69717C2.64892 0.54005 3.04642 0.419249 3.32594 0.394773C3.39113 0.323714 3.4812 0.262129 3.56508 0.231337C3.58058 0.225021 3.62407 0.213178 3.64267 0.210019C3.62096 0.194228 3.57438 0.163436 3.55267 0.145277C3.51849 0.111326 3.49051 0.0773756 3.4657 0.0371087C3.4595 0.0276341 3.4502 0.0157909 3.44392 0C3.35393 0.00315819 3.22347 0.0157909 3.10859 0.0276341C3.0651 0.0307923 2.99363 0.0434251 2.95015 0.0465833C2.94395 0.249497 2.81667 0.441357 2.62722 0.521101C2.41917 0.607951 2.19864 0.570842 2.02167 0.419249L2.02167 0.419249C2.01237 0.509258 1.97509 0.626111 1.9254 0.69717C1.85703 0.799021 1.77014 0.866922 1.67076 0.907189C1.5372 0.959299 1.38504 0.962457 1.23288 0.907189C1.20489 0.897715 1.16141 0.875607 1.1335 0.860606C1.14901 0.971932 1.14281 1.09194 1.09932 1.20327C1.05893 1.30749 0.981342 1.40302 0.885068 1.4654C0.748408 1.55146 0.574543 1.57594 0.4161 1.5483L0.4161 1.5483ZM3.35083 1.49935C3.39423 1.43145 3.4533 1.37223 3.51849 1.32012C3.51849 1.32012 3.42532 1.2617 3.39423 1.23959C3.39423 1.2459 3.39423 1.25222 3.39113 1.25854C3.38803 1.2767 3.38493 1.29565 3.38183 1.30749C3.37253 1.36907 3.36013 1.43145 3.35393 1.49619L3.35393 1.49619Z" koffice:nodeTypes="cccccccccccccccccccccccccccccccccccccccccccccccccccccccccccccccccccccccccccccccccccccccccccccccccccccccccccccccccccccccccccc"/>
          <draw:path draw:style-name="gr8" draw:id="shape102" draw:name="path216" draw:layer="g3243" svg:width="8.02902996206pt" svg:height="6.27746602555pt" draw:transform="matrix(1.06388280000 0.00000000000 0.00000000000 1.06388280000 53.57897751168pt 18.65716049824pt)" svg:viewBox="0 0 8 6" svg:d="M0.0401833 4.48644C0.103757 4.45992 0.140599 4.44477 0.200831 4.39477C0.341429 4.28492 0.431735 4.12507 0.431735 3.94476C0.431735 3.78188 0.358137 3.63112 0.234331 3.5243C0.197489 3.49172 0.153964 3.46218 0.107098 3.43566C0.12055 3.42657 0.137257 3.41824 0.150623 3.40915C0.174099 3.39399 0.197489 3.37657 0.217538 3.35612C0.324636 3.25536 0.391637 3.11899 0.391637 2.9652C0.391637 2.81141 0.321295 2.66898 0.204172 2.56595C0.16733 2.53337 0.123891 2.50383 0.0770251 2.47959C0.090391 2.47353 0.103757 2.46519 0.12055 2.45307C0.14394 2.43868 0.16733 2.42049 0.187465 2.40307C0.297905 2.30534 0.36482 2.16897 0.36482 2.02125C0.36482 1.87352 0.297905 1.73412 0.184123 1.63639C0.133916 1.59169 0.0736836 1.55381 0.00334147 1.52654C0.016793 1.52124 0.0301589 1.51518 0.0435247 1.50912C0.0703422 1.49472 0.0970739 1.47654 0.123891 1.45911C0.251038 1.36442 0.334746 1.21896 0.334746 1.05911C0.334746 0.92653 0.27777 0.801528 0.180782 0.70986C0.160647 0.689405 0.133916 0.66592 0.107098 0.647738C0.187465 0.633344 0.267746 0.609858 0.341429 0.579555C0.428393 0.547736 0.515443 0.506069 0.595724 0.458341C0.712932 0.390158 0.816689 0.307581 0.910335 0.212882C0.906994 0.225004 0.903652 0.236367 0.900311 0.251519C0.863469 0.396219 0.853445 0.591676 0.853445 0.801528L0.853445 3.0099C0.853445 3.46218 0.950519 3.73491 1.01075 3.90612C1.04759 4.01294 1.07098 4.0781 1.04425 4.1137C1.01409 4.15461 1.00073 4.21674 1.01075 4.27583C1.01409 4.31446 1.02746 4.35613 1.05428 4.38871C1.07767 4.42128 1.11117 4.45083 1.15469 4.46825C1.18142 4.47735 1.21158 4.48341 1.24842 4.48341C1.35552 4.48341 1.43246 4.48038 1.47599 4.43871C1.51951 4.40007 1.52619 4.32659 1.49269 4.19022L1.49269 4.19022C1.47599 4.11598 1.44249 4.00991 1.40907 3.89173C1.32536 3.61597 1.22161 3.26672 1.22161 3.06596L1.22161 0.890924C1.22161 0.869711 1.22161 0.849256 1.22161 0.828801C1.33539 0.828801 1.59645 0.807589 1.93445 0.784104C2.17212 0.766679 2.44655 0.745467 2.73435 0.725012C2.75782 0.725012 2.78121 0.721981 2.80803 0.721981C2.83142 0.721981 2.8549 0.718951 2.88163 0.718951C3.97275 0.647738 5.54572 0.544706 6.46608 1.09471L6.46608 1.09471C6.46608 1.09471 6.46608 1.09471 6.46608 1.09471C6.74385 1.26366 7.12204 1.58942 7.27266 2.07125C7.29948 2.16291 7.32287 2.26367 7.33289 2.37049C7.34292 2.47353 7.33957 2.58641 7.32955 2.70459L7.32955 2.70459C7.25929 3.31142 6.82422 4.1281 6.4761 4.56295C6.40919 4.64629 6.34562 4.71674 6.28873 4.7675C6.23518 4.81447 6.18497 4.84402 6.14479 4.85614L6.14479 4.85614C6.04437 4.87659 5.9808 4.93569 5.95064 5.00993C5.93393 5.05463 5.92725 5.10766 5.93059 5.15766C5.93393 5.20539 5.9473 5.25539 5.97411 5.29706C6.00761 5.35615 6.0645 5.40085 6.13476 5.40691C6.31546 5.41827 6.48613 5.18796 6.66357 4.94175C6.70709 4.88266 6.75053 4.82053 6.79406 4.76144L6.79406 4.76144C6.95471 4.55159 7.24593 4.1281 7.45001 3.69324C7.48686 3.60991 7.5237 3.5243 7.55711 3.44172C7.58727 3.35839 7.61409 3.27581 7.63414 3.19929L7.63414 3.19929C7.75794 2.71065 7.76797 2.27883 7.63414 1.897C7.50022 1.51518 7.21911 1.18032 6.75053 0.893954C5.63611 0.203791 3.94593 0.325763 2.64738 0.420461C2.59718 0.422734 2.54697 0.425765 2.5001 0.428795C2.3428 0.440916 2.18883 0.450007 2.04498 0.461371C1.70021 0.485614 1.40573 0.506069 1.23497 0.517433C1.24165 0.434856 1.25176 0.349248 1.26513 0.263641C1.26847 0.218943 1.27516 0.168942 1.27181 0.127275C1.29863 0.192427 1.34541 0.25455 1.40239 0.30455C1.50949 0.399249 1.65668 0.45531 1.82067 0.45531L1.82067 0.45531C1.98132 0.45531 2.1286 0.399249 2.2357 0.30455C2.32275 0.228034 2.38298 0.130305 2.39969 0.0174245C2.42985 0.0946985 2.48005 0.165912 2.54363 0.225004C2.65407 0.322733 2.80803 0.384855 2.9787 0.384855L2.9787 0.384855C3.01889 0.384855 3.06233 0.381824 3.10251 0.375764C3.13935 0.369703 3.17953 0.358339 3.21629 0.343187C3.38028 0.281065 3.51085 0.15379 3.5644 0C3.59448 0.0681829 3.64134 0.130305 3.70157 0.183336C3.81201 0.281065 3.96932 0.343187 4.14008 0.343187L4.14008 0.343187C4.19028 0.343187 4.24041 0.337127 4.29061 0.328036C4.32411 0.322733 4.35762 0.310611 4.39103 0.29849C4.53497 0.242428 4.64875 0.136366 4.71232 0.0060607C4.73914 0.0977289 4.79603 0.183336 4.87297 0.248489C4.98341 0.349248 5.14072 0.41137 5.31482 0.41137L5.31482 0.41137C5.42526 0.41137 5.53235 0.387885 5.62266 0.340157C5.63611 0.334096 5.64948 0.325763 5.66284 0.319702C5.71973 0.287126 5.76994 0.242428 5.81012 0.195458C5.83352 0.30152 5.89709 0.399249 5.9808 0.476523C6.09458 0.577282 6.25523 0.642435 6.43258 0.642435L6.43258 0.642435C6.50626 0.642435 6.57986 0.630313 6.64678 0.609858C6.65355 0.606828 6.66691 0.603798 6.67694 0.600767C6.71378 0.588646 6.75053 0.571221 6.78403 0.550009C6.78069 0.571221 6.78069 0.594707 6.78069 0.621222C6.78069 0.775013 6.85095 0.917439 6.96807 1.02123C7.08194 1.12123 7.24259 1.18335 7.4166 1.18335L7.4166 1.18335C7.46347 1.18335 7.51033 1.18032 7.55711 1.17199C7.56388 1.17199 7.57056 1.16896 7.57725 1.16896C7.59061 1.16593 7.60732 1.15987 7.62411 1.15684C7.57725 1.23714 7.54709 1.32881 7.54709 1.42654L7.54709 1.42654C7.54709 1.46442 7.55043 1.50305 7.56045 1.54169C7.56722 1.5773 7.58059 1.61291 7.5973 1.64851C7.67432 1.80836 7.83497 1.92958 8.02903 1.97352C7.98551 1.99776 7.94541 2.02428 7.90857 2.05685C7.79144 2.15988 7.71776 2.30534 7.71776 2.46519L7.71776 2.46519C7.71776 2.54777 7.73789 2.6311 7.77465 2.70459C7.78142 2.72277 7.79144 2.7402 7.80481 2.75535L7.80481 2.75535C7.85502 2.83186 7.92527 2.89702 8.00898 2.94778C7.95209 2.97126 7.89854 3.00687 7.85502 3.04778C7.73789 3.15157 7.66421 3.29627 7.66421 3.45612L7.66421 3.45612C7.66421 3.53036 7.681 3.6046 7.70774 3.66976C7.71108 3.67809 7.71776 3.69021 7.72119 3.70233C7.74124 3.74324 7.77131 3.78491 7.80481 3.82052C7.66087 3.83794 7.53372 3.90006 7.43331 3.98643C7.31284 4.09249 7.23582 4.24325 7.23582 4.40613L7.23582 4.40613C7.23582 4.46522 7.24593 4.52507 7.26598 4.58114C7.26932 4.58947 7.26932 4.59856 7.276 4.60765C7.28937 4.64023 7.30616 4.67583 7.32621 4.70538C7.14551 4.70841 6.98152 4.77356 6.86097 4.87963C6.74051 4.98644 6.66357 5.13417 6.66357 5.30009L6.66357 5.30009C6.66357 5.34175 6.66691 5.37963 6.67694 5.4213C6.67694 5.42736 6.68028 5.43342 6.68028 5.43948C6.68696 5.466 6.69698 5.49251 6.70709 5.51903C6.66691 5.54251 6.62673 5.57206 6.58654 5.60161C6.55313 5.62888 6.53634 5.63418 6.533 5.62888C6.52631 5.61979 6.51963 5.5963 6.50961 5.56676C6.4929 5.5016 6.46608 5.40085 6.37569 5.30615C6.36567 5.29706 6.35564 5.29706 6.34562 5.30615C6.32548 5.32054 6.25188 5.49857 6.16818 5.7054C6.08455 5.90994 5.98748 6.14934 5.92391 6.27359C5.92391 6.27359 5.92391 6.27965 5.92056 6.27662L5.90386 6.25919L5.88038 6.23192C5.87704 6.22965 5.86702 6.21753 5.85699 6.21146C5.8402 6.19707 5.81681 6.17889 5.80678 6.17283C5.79342 6.16449 5.79342 6.16449 5.79342 6.16449C5.79342 6.14934 5.79676 6.12889 5.79676 6.11071C5.79676 6.04555 5.79342 5.9751 5.76994 5.89782C5.74655 5.80312 5.69634 5.70237 5.61598 5.5963C5.57579 5.53948 5.5357 5.49251 5.5022 5.44782C5.17088 5.02205 5.12067 4.9569 5.66953 4.45689C6.08455 4.08416 6.64678 3.21369 6.66691 2.5008C6.67025 2.3614 6.65689 2.22807 6.61336 2.10382C6.57318 1.98261 6.50292 1.86745 6.40585 1.76973L6.40585 1.76973C6.0143 1.38184 5.43862 1.1629 4.82276 1.03865C4.21033 0.917439 3.55772 0.887893 3.00886 0.884863C2.14531 0.878802 1.3287 0.9235 1.32536 0.9235L1.30866 0.9235L1.30866 0.937894L1.30197 2.51216C1.30197 2.95308 1.36555 3.39399 1.46262 3.74324C1.49603 3.87355 1.53956 4.00082 1.59311 4.12507C1.78057 4.54856 1.28518 4.60765 0.990702 4.77659C0.967226 4.78796 0.92036 4.74629 0.880262 4.7319C0.726298 4.66674 0.562309 4.66674 0.39832 4.7319C0.307929 4.77053 0.244355 4.82356 0.174099 4.88872C0.160647 4.81447 0.147282 4.73796 0.107098 4.66977C0.0770251 4.61977 0.0401833 4.56598 0 4.51295" koffice:nodeTypes="ccccccccccccccccccccccccccccccccccccccccccccccccccccccccccccccccccccccccccccccccccccccccccccccccccccccccccccccccccccccccccccccccccccccccccccccccccccccccccccccccccccccccccccccc"/>
          <draw:path draw:style-name="gr7" draw:id="shape103" draw:name="path218" draw:layer="g3243" svg:width="7.03710121680pt" svg:height="6.27140678349pt" draw:transform="matrix(1.06388280000 0.00000000000 0.00000000000 1.06388280000 53.57897751168pt 18.66056492320pt)" svg:viewBox="0 0 7 6" svg:d="M0.0322634 4.48124C0.0879366 4.45474 0.1202 4.43959 0.172947 4.38962C0.296073 4.27982 0.375156 4.12005 0.375156 3.93983L0.375156 3.93983C0.375156 3.77703 0.310704 3.62634 0.202284 3.51957C0.170021 3.48701 0.131905 3.45748 0.0908628 3.43097C0.102643 3.42189 0.117274 3.41356 0.128979 3.40447C0.149462 3.38933 0.170021 3.37191 0.187578 3.35147C0.281367 3.25076 0.340041 3.11446 0.340041 2.96377L0.340041 2.96377C0.340041 2.81005 0.278441 2.66769 0.175873 2.56471C0.14361 2.53215 0.105569 2.50186 0.0645268 2.47839C0.0762317 2.47233 0.0879366 2.464 0.102643 2.45189C0.123126 2.4375 0.14361 2.41933 0.161242 2.40191C0.257957 2.30423 0.316557 2.16793 0.316557 2.02027L0.316557 2.02027C0.316557 1.87185 0.257957 1.73631 0.161242 1.6356C0.117274 1.59092 0.0645268 1.55306 0.00585243 1.5258C0.0176323 1.5205 0.0293372 1.51444 0.0410421 1.50839C0.0645268 1.49324 0.0879366 1.47583 0.111421 1.45841C0.222768 1.36376 0.296073 1.21837 0.296073 1.0586L0.296073 1.0586C0.296073 0.925326 0.246252 0.801141 0.161242 0.709517C0.14361 0.689072 0.1202 0.665598 0.0967152 0.647425C0.167094 0.633038 0.237399 0.608807 0.301926 0.579275C0.378082 0.546715 0.454314 0.505825 0.524618 0.45812C0.627261 0.38997 0.718124 0.307432 0.800133 0.212779C0.797207 0.224895 0.79428 0.236253 0.791354 0.251398C0.759166 0.396027 0.750312 0.591391 0.750312 0.801141L0.750312 3.00769C0.750312 3.46051 0.835322 3.73235 0.888069 3.90424C0.920333 4.01101 0.940816 4.07613 0.917406 4.11096L0.917406 4.11096C0.890996 4.15261 0.879291 4.2147 0.888069 4.27376C0.890996 4.31238 0.902775 4.35403 0.926185 4.38659C0.946744 4.41915 0.976006 4.44868 1.01412 4.4661C1.03753 4.47518 1.06394 4.48124 1.09621 4.48124C1.18999 4.48124 1.25737 4.47821 1.29549 4.43657C1.3336 4.39795 1.33946 4.3245 1.31012 4.1882L1.31012 4.1882C1.29549 4.11399 1.26615 4.00798 1.23689 3.89212C1.16358 3.61725 1.07272 3.26817 1.07272 3.06751L1.07272 0.892765C1.07272 0.87232 1.07272 0.851875 1.07272 0.830673C1.17236 0.830673 1.40098 0.810228 1.69706 0.786754C1.90512 0.768581 2.14544 0.748136 2.39747 0.73072C2.41803 0.73072 2.43851 0.727691 2.462 0.727691C2.48248 0.727691 2.50304 0.724662 2.52645 0.724662C3.48197 0.653483 4.85947 0.549743 5.66253 1.10024L5.66253 1.10024C5.66253 1.10024 5.66253 1.10024 5.66253 1.10024L5.66253 1.10024C5.90578 1.2691 6.23697 1.59395 6.36887 2.0763C6.39236 2.16793 6.41284 2.26864 6.42162 2.37541C6.4304 2.47839 6.42747 2.59122 6.41869 2.70934L6.41869 2.70934C6.35717 3.31588 5.97909 4.13216 5.67131 4.56681C5.61271 4.64935 5.55704 4.72052 5.50722 4.77126C5.46032 4.81821 5.41635 4.84774 5.38409 4.85985L5.38409 4.85985L5.38409 4.85985L5.38409 4.85985C5.29615 4.8803 5.24048 4.93936 5.21407 5.01357C5.19944 5.05749 5.19358 5.11125 5.19651 5.16123C5.19944 5.20893 5.21114 5.25891 5.23463 5.30056C5.26396 5.35962 5.31378 5.4043 5.37531 5.4096C5.53355 5.42171 5.68301 5.19076 5.8384 4.94542C5.87652 4.88636 5.91456 4.82426 5.95268 4.7652L5.95268 4.7652L5.95268 4.7652L5.95268 4.7652C6.09336 4.55469 6.34839 4.13216 6.52711 3.69752C6.55938 3.61422 6.59164 3.52866 6.61798 3.44612C6.64439 3.36282 6.66787 3.28029 6.68543 3.20305L6.68543 3.20305L6.68543 3.20305L6.68543 3.20305C6.79385 2.71843 6.80263 2.28303 6.68543 1.90139C6.56816 1.5205 6.32198 1.18581 5.91163 0.895794C4.9357 0.206722 3.45556 0.327877 2.31839 0.42253C2.27442 0.425559 2.23045 0.428588 2.18941 0.431617C2.05165 0.443732 1.91682 0.452062 1.79084 0.464177C1.48892 0.487651 1.23104 0.508853 1.0815 0.520212C1.08735 0.437675 1.09621 0.352108 1.10791 0.265785C1.11084 0.221866 1.11669 0.171132 1.11376 0.130242C1.13725 0.195363 1.17821 0.257456 1.22811 0.307432C1.3219 0.402085 1.4508 0.45812 1.59441 0.45812L1.59441 0.45812L1.59441 0.45812C1.7351 0.45812 1.86408 0.402085 1.95786 0.307432C2.0341 0.230196 2.08684 0.133271 2.10147 0.020445C2.12788 0.0976817 2.17185 0.168103 2.23045 0.227924C2.32717 0.324848 2.462 0.384669 2.61146 0.384669L2.61146 0.384669L2.61146 0.384669C2.64665 0.384669 2.68477 0.38164 2.71988 0.375582C2.75507 0.369525 2.78733 0.357409 2.81952 0.343022C2.96313 0.28093 3.07748 0.153716 3.12437 0C3.15071 0.06815 3.19175 0.130242 3.2445 0.183248C3.34129 0.28093 3.47905 0.343022 3.62851 0.343022L3.62851 0.343022L3.62851 0.343022C3.67248 0.343022 3.71645 0.336964 3.76041 0.327877C3.78968 0.322577 3.81901 0.310461 3.84828 0.298346C3.97433 0.242311 4.07397 0.135543 4.12964 0.00605778C4.15313 0.0976817 4.20295 0.183248 4.27033 0.248369C4.36704 0.34908 4.5048 0.411172 4.65726 0.411172L4.65726 0.411172L4.65726 0.411172C4.75398 0.411172 4.84777 0.386941 4.92685 0.339993C4.93863 0.333935 4.95033 0.324848 4.96204 0.319548C5.01186 0.286987 5.05583 0.242311 5.09102 0.195363C5.1115 0.301375 5.16725 0.399056 5.24048 0.476293C5.34012 0.576246 5.4808 0.641367 5.63619 0.641367L5.63619 0.641367L5.63619 0.641367C5.70065 0.641367 5.7651 0.630009 5.82377 0.608807C5.82962 0.606535 5.84133 0.603506 5.85011 0.600477C5.88237 0.588362 5.91456 0.570946 5.9439 0.549743C5.94097 0.570946 5.94097 0.59442 5.94097 0.620922L5.94097 0.620922L5.94097 0.620922C5.94097 0.774639 6.0025 0.916996 6.10514 1.01998C6.20478 1.12069 6.34546 1.18278 6.49785 1.18278L6.49785 1.18278L6.49785 1.18278C6.53889 1.18278 6.57994 1.17975 6.6209 1.17142C6.62683 1.17142 6.63268 1.16839 6.63854 1.16839C6.65024 1.16537 6.66487 1.15931 6.67958 1.15628C6.63854 1.23654 6.61212 1.32817 6.61212 1.42585L6.61212 1.42585L6.61212 1.42585C6.61212 1.46371 6.61505 1.50233 6.6239 1.54095C6.62976 1.57654 6.64146 1.61213 6.65609 1.64772C6.72355 1.80749 6.86423 1.92865 7.0371 1.97256C6.99906 1.9968 6.96387 2.0233 6.93161 2.05586L6.93161 2.05586C6.82904 2.15884 6.76459 2.30423 6.76459 2.464L6.76459 2.464L6.76459 2.464C6.76459 2.54654 6.78215 2.62908 6.81441 2.70328C6.82026 2.72146 6.82904 2.73887 6.84074 2.75402L6.84074 2.75402C6.88471 2.8305 6.94624 2.89562 7.01954 2.9456C6.96972 2.96983 6.92283 3.00542 6.88471 3.04631L6.88471 3.04631C6.78215 3.15005 6.71769 3.29467 6.71769 3.45445L6.71769 3.45445L6.71769 3.45445C6.71769 3.52866 6.73232 3.60286 6.75573 3.66799L6.75573 3.66799C6.75866 3.67631 6.76459 3.68843 6.76751 3.70055L6.76751 3.70055C6.78507 3.74144 6.81148 3.78308 6.84074 3.81867C6.71769 3.83609 6.60335 3.89818 6.51541 3.98375L6.51541 3.98375C6.40992 4.09052 6.34254 4.2412 6.34254 4.40401L6.34254 4.40401L6.34254 4.40401C6.34254 4.46307 6.35132 4.52213 6.36887 4.57892C6.3718 4.58725 6.3718 4.59634 6.37765 4.60543L6.37765 4.60543C6.38943 4.63799 6.40406 4.67358 6.42162 4.70311C6.26338 4.70614 6.11977 4.77126 6.01428 4.87727L6.01428 4.87727C5.90871 4.98404 5.84133 5.1317 5.84133 5.29753L5.84133 5.29753L5.84133 5.29753C5.84133 5.33918 5.84426 5.37704 5.85303 5.41565L5.85303 5.41565C5.85303 5.42171 5.85596 5.42777 5.85596 5.43383L5.85596 5.43383C5.86181 5.46033 5.87059 5.48683 5.87944 5.51334C5.84426 5.53681 5.80907 5.56634 5.77388 5.59587C5.74461 5.62313 5.72998 5.62843 5.72698 5.62313L5.72698 5.62313C5.72113 5.61405 5.71528 5.59057 5.7065 5.56104L5.7065 5.56104C5.69187 5.49592 5.66838 5.39521 5.58922 5.30056L5.58922 5.30056C5.58045 5.29147 5.57167 5.29147 5.56289 5.30056L5.56289 5.30056C5.54533 5.31494 5.4808 5.49289 5.40757 5.69961C5.33427 5.90406 5.24926 6.14335 5.19358 6.26753C5.19358 6.26753 5.19358 6.27359 5.19066 6.27056L5.17603 6.25314L5.15547 6.22588C5.15254 6.22361 5.14376 6.2115 5.13499 6.20544C5.12028 6.19105 5.0998 6.17288 5.08809 6.16682C5.07639 6.15849 5.07639 6.15849 5.07639 6.15849C5.07639 6.14335 5.07931 6.1229 5.07931 6.10473C5.07931 6.03961 5.07639 5.96918 5.05583 5.89195C5.03534 5.79729 4.99138 5.69658 4.921 5.59057C4.88588 5.53378 4.85069 5.48683 4.82135 5.44216C4.53121 5.0166 4.48724 4.95148 4.96789 4.45171C5.33134 4.07613 5.82377 3.21214 5.84133 2.49656C5.84426 2.35723 5.83255 2.22396 5.79443 2.09978C5.75924 1.97862 5.69772 1.86352 5.61271 1.76584L5.61271 1.76584C5.26982 1.37814 4.76568 1.15931 4.22636 1.03512C3.69003 0.913967 3.11852 0.884436 2.63495 0.881407C1.88163 0.875349 1.16358 0.920025 1.16066 0.920025L1.14603 0.920025L1.14603 0.934412L1.14017 2.50792C1.14017 2.94862 1.19585 3.38933 1.28086 3.73841C1.31012 3.86865 1.34824 3.99586 1.39513 4.12005C1.5593 4.54333 1.12547 4.6024 0.867586 4.77353C0.847027 4.78565 0.805985 4.744 0.770871 4.72961C0.636039 4.66449 0.49243 4.66449 0.34882 4.72961C0.269662 4.76823 0.213989 4.82124 0.152463 4.88636C0.140684 4.81215 0.128979 4.73567 0.093789 4.66752C0.067453 4.61678 0.0351896 4.56378 0 4.51077L0 4.51077Z" koffice:nodeTypes="ccccccccccccccccccccccccccccccccccccccccccccccccccccccccccccccccccccccccccccccccccccccccccccccccccccccccccccccccccccccccccccccccccccccccccccccccccccccccccccccccccccccccccccccccccccccccccccccccccccccccccccccccccccccc"/>
          <draw:path draw:style-name="gr8" draw:id="shape104" draw:name="path220" draw:layer="g3243" svg:width="4.93779468800pt" svg:height="5.84422442667pt" draw:transform="matrix(1.06388280000 0.00000000000 0.00000000000 1.06388280000 60.75022846867pt 20.52874312000pt)" svg:viewBox="0 0 5 6" svg:d="M4.52471 1.53883C4.46882 1.66831 4.45022 1.7978 4.47812 1.93992C4.52781 2.17125 4.71106 2.32837 4.92841 2.39312C4.78865 2.52023 4.70796 2.67104 4.70796 2.86526C4.70796 3.04686 4.79493 3.22293 4.93779 3.34057C4.82284 3.399 4.71416 3.49769 4.65517 3.61139C4.64897 3.62402 4.63967 3.64218 4.63339 3.65797C4.60238 3.73219 4.5837 3.81509 4.5837 3.90194C4.5837 4.02195 4.63029 4.15775 4.69866 4.2596C4.68617 4.2596 4.67067 4.2596 4.65517 4.2596C4.42843 4.2596 4.22968 4.34251 4.1055 4.53674C3.98744 4.72228 3.97194 4.95914 4.06821 5.15969C4.13031 5.28601 4.24526 5.39418 4.37254 5.45577C4.31665 5.48103 4.27007 5.50235 4.23278 5.52367C4.16449 5.55762 4.08372 5.61052 4.01853 5.54814C3.90055 5.43761 3.7421 5.38787 3.58064 5.44077C3.41297 5.49288 3.326 5.62552 3.27011 5.78264C3.26391 5.79843 3.2577 5.80475 3.2546 5.84422C3.2484 5.82922 3.23902 5.81027 3.23282 5.78896C3.15523 5.6042 3.03097 5.30812 2.8664 5.18179C2.74524 5.08863 2.78563 4.93467 2.93469 4.71596C3.08996 4.49094 3.36638 4.20039 3.708 3.84588C4.20798 3.3311 4.26077 2.82184 4.04651 2.3718C3.95954 2.1902 3.83218 2.02361 3.68621 1.87833C3.13965 1.3296 2.0155 0.986933 2.0124 0.986933L1.97822 0.977459L1.98752 1.01141C2.36022 2.36864 2.05589 3.10608 1.74218 3.86167C1.708 3.94773 1.66769 4.03695 1.6366 4.1238C1.60242 4.20986 1.58071 4.28408 1.55901 4.34882C1.48444 4.59516 1.45645 4.68201 0.928569 4.76491C0.801209 4.78386 0.677029 4.80202 0.568351 4.82097C0.487578 4.83282 0.338514 4.85729 0.226736 4.87624C0.111778 4.86045 0.0807728 4.88887 0 4.91019C0.0372859 4.86992 0.12426 4.78386 0.164567 4.7436C0.226736 4.68201 0.295027 4.62043 0.360218 4.55884C0.385102 4.53358 0.524864 4.43804 0.475176 4.41041C0.468975 4.40725 0.459594 4.40725 0.43789 4.41041C0.400605 4.41988 0.360218 4.43173 0.323012 4.44436C0.267123 4.46015 0.226736 4.46252 0.195651 4.46015C0.155265 4.45699 0.152165 4.38909 0.152165 4.36698C0.158366 4.36698 0.167747 4.36698 0.177048 4.36698C0.304329 4.36698 0.444091 4.33619 0.543467 4.27461C0.562071 4.26276 0.580753 4.25013 0.599357 4.23434C0.677029 4.17275 0.739119 4.08985 0.779505 3.99747C0.810511 3.9201 0.829193 3.83641 0.829193 3.74719C0.829193 3.66429 0.80431 3.57191 0.773304 3.49769C0.767103 3.47874 0.757722 3.45742 0.74532 3.43927C0.950273 3.42663 1.14282 3.33741 1.26088 3.14871C1.27949 3.12108 1.29499 3.08713 1.31049 3.05318C1.38506 2.87474 1.36026 2.67735 1.26708 2.50444C1.2546 2.47997 1.2329 2.44917 1.2143 2.42391C1.37266 2.38127 1.50304 2.32521 1.6304 2.14362C1.6335 2.14046 1.6366 2.13414 1.6397 2.12783C1.6366 2.19573 1.6335 2.26679 1.6273 2.33469C1.6211 2.42707 1.60552 2.5226 1.59002 2.61814C1.50614 3.0966 1.31049 3.55928 0.999961 3.97221C0.86958 4.11433 0.732918 4.27145 0.695632 4.39462C0.655246 4.52726 0.717415 4.62359 0.996861 4.62359L0.996861 4.62359C1.03415 4.62359 1.07143 4.61095 1.10864 4.58963C1.12112 4.58332 1.13662 4.57069 1.14903 4.56121C1.2174 4.50278 1.27639 4.40725 1.32917 4.29908C1.37266 4.20986 1.41925 4.11749 1.46274 4.03143C1.90675 3.13687 2.24836 2.45233 1.86954 0.844815C1.97202 0.863764 2.34464 0.949825 2.8664 1.19695C3.17073 1.34144 3.44087 1.50803 3.66761 1.70226C3.89117 1.89412 4.07132 2.11914 4.19868 2.37496L4.19868 2.37496C4.23278 2.44602 4.26077 2.52023 4.28247 2.59682C4.30115 2.67419 4.31665 2.75394 4.32286 2.83763C4.36014 3.26004 4.20798 3.73771 3.86326 4.13565C3.53095 4.52173 3.37258 4.69385 3.26391 4.8115C3.22042 4.85729 3.18313 4.89756 3.14275 4.94414C3.11174 4.98125 3.09306 5.02073 3.08376 5.06415C3.07756 5.10442 3.08066 5.14784 3.08996 5.18732C3.10244 5.22443 3.12724 5.26154 3.15833 5.29233C3.19243 5.32312 3.23902 5.34523 3.29491 5.35707C3.44715 5.38787 3.48436 5.31681 3.54963 5.1968C3.57444 5.151 3.60552 5.09179 3.65211 5.0302C3.74528 4.90072 3.85086 4.78071 3.95024 4.6599C4.36944 4.15775 4.76695 3.68245 4.67997 2.71999C4.63967 2.26679 4.43463 1.89965 4.14589 1.60357C3.86016 1.30749 3.49056 1.08247 3.12104 0.897715L3.12104 0.897715C3.05275 0.863764 2.97818 0.829814 2.90369 0.795863C2.82912 0.765071 2.75462 0.73112 2.67695 0.700328C2.28875 0.543208 1.89124 0.422407 1.6118 0.397932C1.54653 0.326872 1.45645 0.265288 1.37266 0.231337C1.35708 0.225021 1.31367 0.213178 1.29499 0.210019C1.31677 0.194228 1.36336 0.163436 1.38506 0.145277C1.41925 0.111326 1.44715 0.0773756 1.47204 0.0371087C1.47824 0.0276341 1.48444 0.0157909 1.49064 0C1.58381 0.00315819 1.71428 0.0157909 1.82915 0.0276341C1.87264 0.0307923 1.94403 0.0434251 1.98752 0.0465833C1.99062 0.249497 2.12108 0.441357 2.31053 0.521101C2.51859 0.607951 2.73904 0.570842 2.91609 0.419249L2.91609 0.419249C2.92539 0.509258 2.96268 0.626111 3.00926 0.69717C3.07756 0.799021 3.16763 0.866922 3.26391 0.907189C3.39739 0.959299 3.54963 0.962457 3.7018 0.907189C3.7297 0.897715 3.77319 0.875607 3.80117 0.860606C3.78559 0.971932 3.79179 1.09194 3.83528 1.20327C3.87566 1.30749 3.95334 1.40302 4.04961 1.4654C4.18619 1.55146 4.36014 1.57909 4.51851 1.5483ZM1.59002 1.49935C1.54653 1.43145 1.48754 1.37223 1.42235 1.32012C1.42235 1.32012 1.51552 1.2617 1.54343 1.23959C1.54343 1.2459 1.54653 1.25222 1.54653 1.25854C1.54963 1.2767 1.55273 1.29565 1.55583 1.30749C1.56521 1.36907 1.57451 1.43145 1.58381 1.49619" koffice:nodeTypes="cccccccccccccccccccccccccccccccccccccccccccccccccccccccccccccccccccccccccccccccccccccccccccccccccccccccccccccccc"/>
          <draw:path draw:style-name="gr7" draw:id="shape105" draw:name="path222" draw:layer="g3243" svg:width="4.93159557248pt" svg:height="5.84422442667pt" draw:transform="matrix(1.06388280000 0.00000000000 0.00000000000 1.06388280000 60.75354778301pt 20.52874312000pt)" svg:viewBox="0 0 5 6" svg:d="M4.51877 1.53883C4.46291 1.66831 4.44432 1.7978 4.47221 1.93992C4.52187 2.17125 4.705 2.32837 4.92222 2.39312C4.78255 2.52023 4.7019 2.67104 4.7019 2.86526C4.7019 3.04686 4.78882 3.22293 4.9316 3.34057C4.81671 3.399 4.7081 3.49769 4.64915 3.61139C4.64295 3.62402 4.63365 3.64218 4.62738 3.65797L4.62738 3.65797C4.59639 3.73219 4.57772 3.81509 4.57772 3.90194C4.57772 4.02195 4.62428 4.15775 4.69261 4.2596L4.69261 4.2596C4.68013 4.2596 4.66464 4.2596 4.64915 4.2596C4.42255 4.2596 4.22393 4.34251 4.09982 4.53674C3.98184 4.72228 3.96635 4.9623 4.06256 5.15969C4.12461 5.28601 4.2395 5.39418 4.3667 5.45577C4.31085 5.48103 4.26429 5.50235 4.22703 5.52367C4.15878 5.55762 4.07805 5.61052 4.01291 5.54814C3.895 5.43761 3.73665 5.38787 3.57529 5.44077C3.41083 5.49288 3.32081 5.62552 3.26495 5.78264C3.25876 5.79843 3.25256 5.80475 3.24946 5.84422C3.24326 5.82922 3.23389 5.81027 3.22769 5.78896C3.15015 5.6042 3.02597 5.30812 2.8646 5.18179C2.74352 5.08863 2.78388 4.93467 2.93285 4.71596C3.08802 4.49094 3.36427 4.20039 3.70567 3.84588C4.20534 3.3311 4.25809 2.82184 4.04397 2.3718C3.95705 2.1902 3.82977 2.02361 3.6839 1.87833C3.13767 1.3296 2.01424 0.986933 2.01114 0.986933L1.97698 0.977459L1.98627 1.01141C2.35874 2.36864 2.0546 3.10608 1.74109 3.86167C1.70382 3.94773 1.66664 4.03695 1.63558 4.1238C1.60141 4.20986 1.57972 4.28408 1.55803 4.34882C1.48351 4.59516 1.45562 4.68201 0.927986 4.76491C0.800706 4.78386 0.676604 4.80202 0.567994 4.82097C0.484174 4.83282 0.338302 4.85729 0.226594 4.87624C0.111708 4.86045 0.0807221 4.88887 0 4.91019C0.0372625 4.86992 0.124182 4.78702 0.164543 4.7436C0.226594 4.68201 0.294842 4.62043 0.359992 4.55884C0.38486 4.53358 0.524535 4.43804 0.474878 4.41041C0.468681 4.40725 0.459306 4.40725 0.437615 4.41041C0.400353 4.41988 0.359992 4.43173 0.322809 4.44436C0.266955 4.46015 0.226594 4.46252 0.195529 4.46015C0.155168 4.45699 0.152069 4.38909 0.152069 4.36698C0.158266 4.36698 0.167641 4.36698 0.176937 4.36698C0.304138 4.36698 0.440714 4.33619 0.543126 4.27461C0.561797 4.26276 0.580389 4.25013 0.59898 4.23434C0.676604 4.17275 0.738655 4.08985 0.779016 3.99747L0.779016 3.99747C0.810002 3.9201 0.828673 3.83641 0.828673 3.74719C0.828673 3.66429 0.803805 3.57191 0.772819 3.49769C0.766622 3.47874 0.757246 3.45742 0.744852 3.43927C0.949676 3.42663 1.14211 3.33741 1.26009 3.14555C1.27868 3.11792 1.29727 3.08397 1.30975 3.05002L1.30975 3.05002C1.38419 2.87158 1.3594 2.67419 1.26629 2.50128C1.25381 2.47681 1.22903 2.44602 1.21353 2.42075C1.3718 2.37811 1.5021 2.32285 1.62938 2.14046C1.63248 2.1373 1.63558 2.13099 1.63867 2.12546C1.63558 2.19257 1.63248 2.26363 1.62628 2.33153C1.62008 2.42391 1.60451 2.52023 1.58902 2.61577C1.5052 3.09344 1.30975 3.55612 0.999333 3.96905C0.869034 4.11117 0.732458 4.26829 0.695195 4.39225C0.654834 4.52489 0.716965 4.62043 0.993136 4.62043L0.993136 4.62043C1.0304 4.62043 1.06766 4.60779 1.10484 4.58648C1.11732 4.58016 1.13281 4.56753 1.1452 4.55884C1.21353 4.49963 1.27249 4.40409 1.32524 4.29671C1.3687 4.2067 1.41526 4.11433 1.45562 4.02827C1.89935 3.13371 2.24075 2.44917 1.86217 0.841657C1.96458 0.860606 2.33697 0.946666 2.8584 1.19379C3.16254 1.33828 3.43252 1.50488 3.65601 1.6991C3.87943 1.89096 4.05946 2.11599 4.18666 2.36864L4.18666 2.36864L4.18666 2.36864L4.18666 2.36864C4.22083 2.4397 4.24879 2.51392 4.27048 2.5905C4.28916 2.66788 4.30465 2.74841 4.31085 2.83131C4.34811 3.25688 4.19604 3.73219 3.85154 4.13012C3.51944 4.51226 3.36117 4.68833 3.25256 4.80518C3.2091 4.85176 3.17184 4.89124 3.13148 4.93782C3.10049 4.97493 3.08182 5.0152 3.07252 5.05784L3.07252 5.05784C3.06633 5.0981 3.06943 5.14153 3.07872 5.18179C3.09112 5.21811 3.11598 5.25522 3.14705 5.28601C3.18113 5.31681 3.22769 5.33891 3.28355 5.35076C3.43561 5.38155 3.47288 5.31128 3.53803 5.19364C3.5629 5.14784 3.59396 5.08863 3.64052 5.02704C3.73356 4.89756 3.83597 4.77755 3.93846 4.65754C4.3574 4.15459 4.75466 3.67929 4.66774 2.71762C4.62738 2.26047 4.42255 1.89649 4.13391 1.60041C3.84844 1.30433 3.47907 1.07931 3.10979 0.894556L3.10979 0.894556L3.10979 0.894556L3.10979 0.894556C3.04146 0.860606 2.96701 0.826655 2.89249 0.792705C2.81804 0.761913 2.74352 0.727962 2.66597 0.69717C2.27802 0.54005 1.88076 0.419249 1.60141 0.394773C1.53626 0.323714 1.44624 0.262129 1.3625 0.231337C1.34693 0.225021 1.30347 0.213178 1.28488 0.210019C1.30657 0.194228 1.35313 0.163436 1.3749 0.145277C1.40906 0.111326 1.43695 0.0773756 1.46182 0.0371087C1.46801 0.0276341 1.47421 0.0157909 1.48041 0C1.57352 0.00315819 1.70382 0.0157909 1.81871 0.0276341C1.86217 0.0307923 1.93352 0.0434251 1.97698 0.0465833C1.98007 0.249497 2.11045 0.441357 2.29971 0.521101C2.50771 0.607951 2.72803 0.570842 2.90496 0.419249L2.90496 0.419249C2.91426 0.509258 2.95152 0.626111 2.99808 0.69717C3.06633 0.799021 3.15635 0.866922 3.25256 0.907189C3.38596 0.959299 3.53803 0.962457 3.6901 0.907189C3.71806 0.897715 3.76152 0.875607 3.78941 0.860606C3.77392 0.971932 3.78011 1.09194 3.82357 1.20327C3.86393 1.30749 3.94156 1.40302 4.03777 1.4654C4.17427 1.55146 4.34811 1.57594 4.50637 1.5483L4.50637 1.5483ZM1.58592 1.49935C1.54246 1.43145 1.48351 1.37223 1.41836 1.32012C1.41836 1.32012 1.51147 1.2617 1.53936 1.23959C1.53936 1.2459 1.54246 1.25222 1.54246 1.25854C1.54556 1.2767 1.54866 1.29565 1.55176 1.30749C1.56113 1.36907 1.57043 1.43145 1.57972 1.49619L1.57972 1.49619Z" koffice:nodeTypes="cccccccccccccccccccccccccccccccccccccccccccccccccccccccccccccccccccccccccccccccccccccccccccccccccccccccccccccccccccccccccccc"/>
          <draw:path draw:style-name="gr5" draw:id="shape106" draw:name="path224" draw:layer="g3243" svg:width="0.28364578661pt" svg:height="4.37149900800pt" draw:transform="matrix(1.06388280000 0.00000000000 0.00000000000 1.06388280000 51.61936483649pt 18.64354279840pt)" svg:viewBox="0 0 0 4" svg:d="M0.122209 0.0852756C0.118886 0.128662 0.120547 0.181024 0.123871 0.234134C0.132179 0.341851 0.137206 0.444331 0.14053 0.546811C0.143853 0.6463 0.145515 0.748032 0.145515 0.862481L0.145515 3.01008C0.145515 3.2113 0.093918 3.55614 0.0506296 3.83366C0.034013 3.94811 0.0173538 4.05284 0.00904547 4.12614C-0.00429043 4.24284 -0.00262877 4.30717 0.0123688 4.33933C0.0273664 4.36851 0.0623038 4.3715 0.110577 4.3715C0.123871 4.3715 0.137206 4.36851 0.147176 4.35953C0.163836 4.34831 0.177129 4.32437 0.187142 4.2952C0.197112 4.26902 0.202097 4.23386 0.20542 4.19945C0.208743 4.14933 0.20542 4.09996 0.192127 4.06481C0.173806 4.01469 0.185437 3.94512 0.20542 3.82768C0.233711 3.66461 0.283646 3.39532 0.283646 2.95398L0.283646 0.774213C0.283646 0.57 0.280322 0.38 0.262002 0.237126C0.245385 0.10248 0.215432 0.0119685 0.165497 0C0.162174 0 0.157146 0 0.153823 0C0.145515 0 0.138868 0.00897638 0.132179 0.023189C0.127194 0.0381496 0.123871 0.0613386 0.122209 0.0852756" koffice:nodeTypes="ccccccccccccccccccccc"/>
          <draw:path draw:style-name="gr7" draw:id="shape107" draw:name="path226" draw:layer="g3243" svg:width="0.28364578661pt" svg:height="4.36551680000pt" draw:transform="matrix(1.06388280000 0.00000000000 0.00000000000 1.06388280000 51.61604552215pt 18.64354279840pt)" svg:viewBox="0 0 0 4" svg:d="M0.122209 0.0852173C0.118886 0.128573 0.120547 0.1809 0.123871 0.233974C0.132179 0.341617 0.137206 0.444027 0.14053 0.546437C0.143853 0.645857 0.145515 0.74752 0.145515 0.861891L0.145515 3.00802C0.145515 3.2091 0.093918 3.55371 0.0506296 3.83104C0.034013 3.94541 0.0173538 4.04707 0.00904547 4.12332L0.00904547 4.12332C-0.00429043 4.23993 -0.00262877 4.30422 0.0123688 4.33337C0.0273238 4.36253 0.0623038 4.36552 0.110577 4.36552C0.123871 4.36552 0.137206 4.36253 0.147176 4.35356C0.163836 4.34234 0.177129 4.31917 0.187099 4.29002C0.197112 4.26311 0.202097 4.22872 0.20542 4.19359C0.208743 4.1435 0.20542 4.09417 0.192127 4.05903L0.192127 4.05903C0.173806 4.0097 0.185437 3.93943 0.20542 3.82282C0.233711 3.65911 0.283646 3.39 0.283646 2.94971L0.283646 0.770693C0.283646 0.56662 0.280322 0.37675 0.262002 0.236964C0.245385 0.10241 0.21539 0.0119603 0.165497 0C0.162131 0 0.157146 0 0.153823 0C0.145515 0 0.138868 0.00897024 0.132179 0.0231731C0.127194 0.0381235 0.123871 0.0612966 0.122209 0.0852173L0.122209 0.0852173" koffice:nodeTypes="cccccccccccccccccccccccc"/>
          <draw:path draw:style-name="gr5" draw:id="shape108" draw:name="path228" draw:layer="g3243" svg:width="6.06747165324pt" svg:height="5.53597717878pt" draw:transform="matrix(1.06388280000 0.00000000000 0.00000000000 1.06388280000 45.44439873573pt 19.05470105597pt)" svg:viewBox="0 0 6 6" svg:d="M6.05806 0.188487C5.89781 0.17586 5.62122 0.15229 5.29758 0.126195C5.16243 0.116093 5.01786 0.103467 4.87016 0.089998C4.82615 0.0866309 4.77901 0.0832637 4.72873 0.0798966C3.51572 -0.0219597 1.93507 -0.156646 0.901148 0.596753C0.473805 0.912423 0.212991 1.27355 0.0872496 1.69108C-0.0352736 2.10608 -0.0227236 2.58253 0.0872496 3.11538L0.0872496 3.11538C0.102937 3.2004 0.128117 3.293 0.159573 3.38138C0.18781 3.47061 0.222403 3.56574 0.260133 3.65749C0.448624 4.13478 0.718932 4.6045 0.87291 4.83515L0.87291 4.83515L0.87291 4.83852C0.913778 4.90081 0.957703 4.96984 0.998571 5.03886C1.15882 5.29897 1.3128 5.54814 1.45737 5.53552C1.50765 5.53215 1.54851 5.49259 1.57683 5.43703C1.59566 5.39746 1.60821 5.3478 1.61134 5.29897C1.61448 5.24931 1.61134 5.19964 1.59566 5.15419C1.57369 5.08853 1.52341 5.02876 1.44168 5.0094L1.44168 5.0094C1.39767 4.9993 1.34739 4.95973 1.29084 4.90081C1.23742 4.84525 1.17459 4.76612 1.10854 4.67016C0.778625 4.18361 0.366969 3.2669 0.297783 2.58253L0.297783 2.58253C0.285233 2.45121 0.285233 2.32242 0.294646 2.20457C0.304058 2.08587 0.322964 1.97392 0.351201 1.86533C0.495767 1.31985 0.857142 0.951987 1.12431 0.757535C1.12431 0.757535 1.12431 0.757535 1.12431 0.757535C1.9979 0.132929 3.48435 0.250779 4.51506 0.329907C4.5371 0.329907 4.55906 0.333274 4.58424 0.333274C4.6062 0.333274 4.62817 0.336641 4.65335 0.336641C4.92357 0.356844 5.18125 0.379572 5.40441 0.398933C5.71551 0.425871 5.9575 0.448599 6.06747 0.451966C6.06747 0.415769 6.06747 0.376205 6.06433 0.336641C6.06433 0.29371 6.0612 0.250779 6.0612 0.205322C6.0612 0.201955 6.0612 0.205322 6.0612 0.188487" koffice:nodeTypes="cccccccccccccccccccccccccccccccccccc"/>
          <draw:path draw:style-name="gr7" draw:id="shape109" draw:name="path230" draw:layer="g3243" svg:width="6.06119828847pt" svg:height="5.54237153030pt" draw:transform="matrix(1.06388280000 0.00000000000 0.00000000000 1.06388280000 45.44439873571pt 19.05487346575pt)" svg:viewBox="0 0 6 6" svg:d="M6.05493 0.188426C5.89476 0.175792 5.62145 0.152208 5.29484 0.126098C5.15976 0.11599 5.01526 0.103356 4.86764 0.0898794C4.82365 0.0865103 4.77654 0.0831412 4.72628 0.0797721C3.51391 -0.0221429 1.93407 -0.156906 0.900682 0.600297C0.47356 0.916149 0.209745 1.27749 0.0872044 1.69525C-0.0352554 2.11302 -0.0227119 2.58722 0.0872044 3.12038L0.0872044 3.12038L0.0872044 3.12038L0.0872044 3.12038C0.102884 3.20545 0.128051 3.2981 0.15949 3.38654C0.187713 3.47582 0.222288 3.57099 0.256863 3.6628C0.445257 4.14037 0.715424 4.61036 0.869323 4.84114L0.869323 4.84114L0.869323 4.84451C0.910089 4.90684 0.954072 4.97591 0.994919 5.04497C1.15509 5.30439 1.30899 5.55455 1.45348 5.54191C1.50373 5.53854 1.54458 5.49896 1.57288 5.44337C1.5917 5.40378 1.60424 5.35409 1.60738 5.30439C1.61051 5.25554 1.60738 5.20585 1.5917 5.16036C1.56975 5.09382 1.51949 5.03486 1.4378 5.01549L1.4378 5.01549L1.4378 5.01549C1.39381 5.00538 1.34356 4.9658 1.28703 4.90684C1.23364 4.85041 1.17085 4.77208 1.10483 4.67606C0.775086 4.18922 0.363644 3.27115 0.294494 2.58722L0.294494 2.58722C0.28195 2.45583 0.28195 2.32696 0.291358 2.20904C0.300765 2.09028 0.319661 1.97826 0.347884 1.8696C0.492375 1.32381 0.853563 0.954894 1.12059 0.761171L1.12059 0.761171L1.12059 0.761171L1.12059 0.761171L1.12059 0.761171L1.12059 0.761171C1.12059 0.761171 1.12059 0.761171 1.12059 0.761171L1.12059 0.761171C1.99373 0.136205 3.47941 0.254123 4.50958 0.333297C4.53162 0.333297 4.55357 0.336666 4.57873 0.336666C4.60069 0.336666 4.62264 0.340035 4.6478 0.340035C4.91789 0.359407 5.17544 0.382991 5.39848 0.402363C5.70942 0.428473 5.95128 0.452057 6.0612 0.455426C6.0612 0.419208 6.0612 0.379622 6.05806 0.340035C6.05806 0.297079 6.05493 0.254123 6.05493 0.20864C6.05493 0.205271 6.05493 0.20864 6.05493 0.191795L6.05493 0.191795Z" koffice:nodeTypes="ccccccccccccccccccccccccccccccccccccccccccccccc"/>
          <draw:path draw:style-name="gr5" draw:id="shape110" draw:name="path232" draw:layer="g3243" svg:width="3.92675447875pt" svg:height="4.90473798998pt" draw:transform="matrix(1.06388280000 0.00000000000 0.00000000000 1.06388280000 40.97632693018pt 21.00110708320pt)" svg:viewBox="0 0 4 5" svg:d="M3.64027 4.16614C3.60927 4.16614 3.58145 4.15663 3.55046 4.13761C3.5381 4.13207 3.52882 4.12256 3.51329 4.11305C3.45138 4.05759 3.39257 3.96805 3.34303 3.86267C3.29967 3.76997 3.25322 3.67964 3.20986 3.59327C2.76709 2.69872 2.42959 2.01493 2.81354 0.393002L2.81972 0.36527L2.7919 0.368439C2.7919 0.368439 2.37695 0.436581 1.75774 0.73054C1.45123 0.875538 1.17872 1.04589 0.952737 1.24398C0.726675 1.44206 0.543971 1.66788 0.413978 1.93094C0.379894 2.00225 0.348902 2.0799 0.327263 2.16309C0.305624 2.24391 0.290088 2.32394 0.283905 2.4111C0.246731 2.84768 0.401533 3.33338 0.751485 3.74144C1.08891 4.13207 1.24688 4.3048 1.35215 4.41969C1.3986 4.47198 1.43569 4.51239 1.47287 4.5528C1.49768 4.5837 1.51622 4.61777 1.5255 4.65501C1.53168 4.68908 1.52859 4.72315 1.51932 4.75722C1.51004 4.78813 1.49141 4.81903 1.4605 4.84359C1.4326 4.86815 1.39233 4.89034 1.34287 4.89905C1.21898 4.92441 1.18799 4.86261 1.13227 4.76039C1.10754 4.71048 1.07655 4.65184 1.02701 4.58687C0.931018 4.45693 0.828847 4.33332 0.729766 4.21209C0.314898 3.71371 -0.072149 3.24385 0.0114748 2.29304C0.0485704 1.84774 0.249822 1.48881 0.531606 1.19723C0.81339 0.90644 1.17872 0.680622 1.54413 0.498383L1.54413 0.498383C1.68958 0.427073 1.8351 0.358931 1.98682 0.297128C2.35222 0.148168 2.72683 0.0309014 2.99934 0C2.99625 0.00316937 2.99625 0.00633874 2.99315 0.00871577C2.98388 0.0245626 2.97453 0.0404095 2.96216 0.0586333C2.91262 0.144999 2.8848 0.247211 2.8848 0.355762C2.8848 0.438958 2.90026 0.516607 2.94052 0.606142C2.97453 0.677453 3.0117 0.72737 3.05506 0.773326C3.05197 0.789173 3.04888 0.801058 3.04888 0.813736C3.04579 0.826413 3.04269 0.844637 3.0396 0.863653C3.02407 0.94368 3.0117 1.03084 3.00243 1.11086C3.00243 1.12671 2.99315 1.13543 2.98697 1.15444C2.98388 1.16395 2.97762 1.17584 2.97453 1.18851C2.95289 1.24715 2.94361 1.31529 2.94361 1.3866C2.94361 1.42384 2.94671 1.45791 2.95289 1.49515C2.95289 1.5007 2.95289 1.50387 2.95598 1.5102C2.95907 1.53477 2.96834 1.5625 2.97762 1.59102C2.97762 1.5934 2.97762 1.59657 2.97762 1.59974C2.97762 1.69561 2.98388 1.79149 2.99315 1.88815C2.99934 1.98086 3.01479 2.07673 3.03033 2.1726C3.11696 2.65831 3.31203 3.13213 3.62481 3.54969L3.62481 3.54969C3.75171 3.68915 3.88488 3.84048 3.91896 3.95854C3.94987 4.06075 3.89415 4.13761 3.65572 4.13761" koffice:nodeTypes="cccccccccccccccccccccccccccccccccccccccccccccccccc"/>
          <draw:path draw:style-name="gr7" draw:id="shape111" draw:name="path234" draw:layer="g3243" svg:width="3.92675447875pt" svg:height="4.90473798998pt" draw:transform="matrix(1.06388280000 0.00000000000 0.00000000000 1.06388280000 40.97632693018pt 21.00110708320pt)" svg:viewBox="0 0 4 5" svg:d="M3.64027 4.16614C3.60927 4.16614 3.58145 4.15663 3.55046 4.13761C3.5381 4.13207 3.52882 4.12256 3.51329 4.11305C3.45138 4.05759 3.39257 3.96805 3.34303 3.86267C3.29967 3.76997 3.25322 3.67964 3.21295 3.59327C2.77018 2.69872 2.42959 2.01176 2.81663 0.393002L2.82282 0.36527L2.79499 0.368439C2.79499 0.368439 2.38005 0.436581 1.76083 0.73054C1.45432 0.875538 1.18181 1.04589 0.955828 1.24398C0.729766 1.44206 0.547062 1.66788 0.417069 1.93094C0.379894 2.00225 0.352073 2.0799 0.330354 2.16309C0.308715 2.24391 0.293179 2.32711 0.286997 2.4111C0.249822 2.84768 0.404704 3.33338 0.754576 3.74144C1.092 4.13207 1.24688 4.3048 1.35215 4.41969C1.3986 4.47198 1.43569 4.51239 1.47287 4.5528C1.49768 4.5837 1.51622 4.61777 1.5255 4.65501C1.53168 4.68908 1.52859 4.72315 1.51932 4.75722C1.51004 4.78813 1.49149 4.81903 1.4605 4.84359C1.4326 4.86815 1.39233 4.89034 1.34287 4.89905C1.21898 4.92441 1.18799 4.86261 1.13227 4.76039C1.10754 4.71048 1.07655 4.65184 1.02701 4.58687C0.931018 4.45693 0.828847 4.33332 0.729766 4.21209C0.314898 3.71371 -0.072149 3.24385 0.0114748 2.29304C0.0485704 1.84774 0.249822 1.48881 0.531606 1.19723C0.81339 0.90644 1.17872 0.680622 1.54413 0.498383L1.54413 0.498383C1.68958 0.427073 1.8351 0.358931 1.98682 0.297128C2.35222 0.148168 2.72683 0.0309014 2.99934 0C2.99625 0.00316937 2.99625 0.00633874 2.99315 0.00871577C2.98388 0.0245626 2.97453 0.0404095 2.96216 0.0586333C2.91262 0.144999 2.8848 0.247211 2.8848 0.355762C2.8848 0.438958 2.90026 0.519777 2.94052 0.606142C2.97453 0.677453 3.0117 0.72737 3.05506 0.773326C3.05197 0.789173 3.04888 0.801058 3.04888 0.813736C3.04579 0.826413 3.04269 0.844637 3.0396 0.863653C3.02407 0.94368 3.0117 1.03084 3.00243 1.11086C3.00243 1.12671 2.99315 1.13543 2.98697 1.15444C2.98388 1.16395 2.97762 1.17584 2.97453 1.18851C2.95289 1.24715 2.94361 1.31529 2.94361 1.3866C2.94361 1.42384 2.94671 1.45791 2.95289 1.49515C2.95289 1.5007 2.95289 1.50387 2.95598 1.5102C2.95907 1.53477 2.96834 1.5625 2.97762 1.59102C2.97762 1.5934 2.97762 1.59657 2.97762 1.59974L2.97762 1.59974L2.97762 1.59974C2.97762 1.69561 2.98388 1.79149 2.99315 1.88815C2.99934 1.98086 3.01479 2.07673 3.03033 2.1726C3.11696 2.65831 3.31203 3.12896 3.62481 3.54969L3.62481 3.54969C3.75171 3.68915 3.88488 3.84365 3.91896 3.95854C3.94987 4.06075 3.89415 4.13523 3.65572 4.13523L3.65572 4.13523L3.65572 4.13523Z" koffice:nodeTypes="ccccccccccccccccccccccccccccccccccccccccccccccccccccccc"/>
          <draw:path draw:style-name="gr5" draw:id="shape112" draw:name="path236" draw:layer="g3243" svg:width="0.28700083212pt" svg:height="4.37149900800pt" draw:transform="matrix(1.06388280000 0.00000000000 0.00000000000 1.06388280000 54.49323583469pt 18.64354279840pt)" svg:viewBox="0 0 0 4" svg:d="M0.164103 0.0852756C0.165775 0.128662 0.165775 0.181024 0.162432 0.234134C0.154032 0.341851 0.149017 0.444331 0.145674 0.546811C0.142331 0.6463 0.14066 0.748032 0.14066 0.862481L0.14066 3.01008C0.14066 3.2113 0.194232 3.55614 0.236062 3.83366C0.252819 3.94811 0.269577 4.05284 0.277934 4.12614C0.291306 4.24284 0.289634 4.30717 0.274591 4.33933C0.259505 4.36851 0.224361 4.3715 0.175803 4.3715C0.162432 4.3715 0.149017 4.36851 0.137317 4.35953C0.120559 4.34831 0.107145 4.32437 0.0971162 4.2952C0.0870874 4.26902 0.082073 4.23386 0.0786872 4.19945C0.0753443 4.14933 0.0786872 4.09996 0.0921018 4.06481C0.110531 4.01469 0.0987876 3.94512 0.0786872 3.82768C0.0485581 3.66461 0 3.39532 0 2.95398L0 0.774213C0 0.57 0.00338578 0.38 0.0217718 0.237126C0.0385293 0.10248 0.0686585 0.0119685 0.118888 0C0.122231 0 0.127245 0 0.130588 0C0.138988 0 0.145674 0.00897638 0.150689 0.023189C0.155703 0.0381496 0.159046 0.0613386 0.160717 0.0852756" koffice:nodeTypes="ccccccccccccccccccccc"/>
          <draw:path draw:style-name="gr7" draw:id="shape113" draw:name="path238" draw:layer="g3243" svg:width="0.28700083212pt" svg:height="4.36551680000pt" draw:transform="matrix(1.06388280000 0.00000000000 0.00000000000 1.06388280000 54.49323583469pt 18.64354279840pt)" svg:viewBox="0 0 0 4" svg:d="M0.164103 0.0852173C0.165775 0.128573 0.165775 0.1809 0.162432 0.233974C0.154032 0.341617 0.149017 0.444027 0.145674 0.546437C0.142331 0.645857 0.14066 0.74752 0.14066 0.861891L0.14066 3.00802C0.14066 3.2091 0.192561 3.55371 0.236062 3.83104C0.252819 3.94541 0.269577 4.04707 0.277934 4.12332L0.277934 4.12332C0.291306 4.23993 0.289634 4.30422 0.274591 4.33337C0.259505 4.36253 0.224361 4.36552 0.175803 4.36552C0.162432 4.36552 0.149017 4.36253 0.137317 4.35356C0.120559 4.34234 0.107145 4.31917 0.0971162 4.29002C0.0870874 4.26311 0.082073 4.22872 0.0786872 4.19359C0.0753443 4.1435 0.0786872 4.09417 0.0921018 4.05903L0.0921018 4.05903C0.110531 4.0097 0.0987876 3.93943 0.0786872 3.82282C0.0485581 3.65911 0 3.39 0 2.94971L0 0.770693C0 0.56662 0.00338578 0.37675 0.0217718 0.236964C0.0385293 0.10241 0.0686585 0.0119603 0.118888 0C0.122231 0 0.127245 0 0.130588 0C0.138988 0 0.145674 0.00897024 0.150689 0.0231731C0.155703 0.0381235 0.159046 0.0612966 0.160717 0.0852173L0.160717 0.0852173Z" koffice:nodeTypes="ccccccccccccccccccccccccc"/>
          <draw:path draw:style-name="gr5" draw:id="shape114" draw:name="path240" draw:layer="g3243" svg:width="6.04866440587pt" svg:height="5.53597717878pt" draw:transform="matrix(1.06388280000 0.00000000000 0.00000000000 1.06388280000 54.82576304266pt 19.05470105597pt)" svg:viewBox="0 0 6 6" svg:d="M0 0.188487C0.156872 0.17586 0.436078 0.15229 0.762433 0.126195C0.897377 0.116093 1.04172 0.103467 1.18911 0.089998C1.23305 0.0866309 1.28012 0.0832637 1.32719 0.0798966C2.53831 -0.0219597 4.11659 -0.156646 5.14883 0.596753C5.57873 0.912423 5.83914 1.27355 5.96155 1.69108C6.08388 2.10608 6.07135 2.58253 5.96155 3.11538L5.96155 3.11538C5.94267 3.2004 5.91761 3.293 5.88934 3.38138C5.86115 3.47061 5.82661 3.56574 5.79207 3.65749C5.60379 4.13478 5.33398 4.6045 5.18024 4.83515L5.18024 4.83852C5.13944 4.90081 5.0955 4.96984 5.05469 5.03886C4.89469 5.29897 4.74095 5.54814 4.59661 5.53552C4.54954 5.53215 4.5056 5.49259 4.48054 5.43703C4.46174 5.39746 4.44913 5.3478 4.446 5.29897C4.44287 5.24931 4.446 5.19964 4.46174 5.15419C4.48367 5.08853 4.53388 5.02876 4.61548 5.0094L4.61548 5.0094C4.65942 4.9993 4.70962 4.95973 4.76609 4.90081C4.81943 4.84525 4.88216 4.76612 4.94802 4.67016C5.27751 4.18361 5.68853 3.2669 5.75753 2.58253L5.75753 2.58253C5.77014 2.45121 5.77014 2.32242 5.76074 2.20457C5.75126 2.08587 5.73247 1.97392 5.70419 1.86533C5.55993 1.31985 5.19904 0.951987 4.93236 0.757535C4.93236 0.757535 4.93236 0.757535 4.93236 0.757535C4.93236 0.757535 4.93236 0.757535 4.93236 0.757535C4.05699 0.132929 2.57598 0.250779 1.54688 0.329907C1.52487 0.329907 1.50294 0.333274 1.48093 0.333274C1.459 0.333274 1.43386 0.336641 1.41193 0.336641C1.14212 0.356844 0.884766 0.379572 0.662029 0.398933C0.351417 0.425871 0.109803 0.448599 0 0.451966C0 0.415769 0 0.376205 0.00313263 0.336641C0.00313263 0.29371 0.00626525 0.250779 0.00939788 0.205322C0.00939788 0.201955 0.00939788 0.205322 0.00939788 0.188487" koffice:nodeTypes="cccccccccccccccccccccccccccccccccccc"/>
          <draw:path draw:style-name="gr7" draw:id="shape115" draw:name="path242" draw:layer="g3243" svg:width="6.04866440587pt" svg:height="5.54237153030pt" draw:transform="matrix(1.06388280000 0.00000000000 0.00000000000 1.06388280000 54.82576304266pt 19.05487346575pt)" svg:viewBox="0 0 6 6" svg:d="M0 0.188426C0.156872 0.175792 0.432945 0.152208 0.762433 0.126098C0.897377 0.11599 1.04172 0.103356 1.18911 0.0898794C1.23305 0.0865103 1.28012 0.0831412 1.32719 0.0797721C2.53831 -0.0221429 4.11659 -0.156906 5.14883 0.600297C5.57873 0.916149 5.83914 1.27749 5.96155 1.69525C6.08388 2.11302 6.07135 2.58722 5.96155 3.12038L5.96155 3.12038L5.96155 3.12038L5.96155 3.12038C5.94267 3.20545 5.91761 3.2981 5.88934 3.38654C5.86115 3.47582 5.82661 3.57099 5.79207 3.6628C5.60379 4.14037 5.33398 4.61036 5.18024 4.84114L5.18024 4.84114L5.18024 4.84451C5.13944 4.90684 5.0955 4.97591 5.05469 5.04497C4.89469 5.30439 4.74095 5.55455 4.59661 5.54191C4.54641 5.53854 4.5056 5.49896 4.48054 5.44337C4.46174 5.40378 4.44913 5.35409 4.446 5.30439C4.44287 5.25554 4.446 5.20585 4.46174 5.16036C4.48367 5.09382 4.53388 5.03486 4.61548 5.01549L4.61548 5.01549L4.61548 5.01549C4.65942 5.00538 4.70962 4.9658 4.76609 4.90684C4.81943 4.85041 4.88216 4.77208 4.94802 4.67606C5.27751 4.18922 5.68853 3.27115 5.75753 2.58722L5.75753 2.58722C5.77014 2.45583 5.77014 2.32696 5.76074 2.20904C5.75126 2.09028 5.73247 1.97826 5.70419 1.8696C5.55993 1.32381 5.19904 0.954894 4.93236 0.761171L4.93236 0.761171L4.93236 0.761171L4.93236 0.761171C4.93236 0.761171 4.93236 0.761171 4.93236 0.761171L4.93236 0.761171C4.93236 0.761171 4.93236 0.761171 4.93236 0.761171L4.93236 0.761171C4.06013 0.136205 2.57598 0.254123 1.54688 0.333297C1.52487 0.333297 1.50294 0.336666 1.48093 0.336666C1.459 0.336666 1.43386 0.340035 1.41193 0.340035C1.14212 0.359407 0.884766 0.382991 0.662029 0.402363C0.351417 0.428473 0.109803 0.452057 1.14147e-14 0.455426C1.14147e-14 0.419208 1.14147e-14 0.379622 0.00313263 0.340035C0.00313263 0.297079 0.00626525 0.254123 0.00939788 0.20864C0.00939788 0.205271 0.00939788 0.20864 0.00939788 0.191795L0.00939788 0.191795Z" koffice:nodeTypes="ccccccccccccccccccccccccccccccccccccccccccccccc"/>
          <draw:path draw:style-name="gr5" draw:id="shape116" draw:name="path244" draw:layer="g3243" svg:width="3.91585624424pt" svg:height="4.90473798998pt" draw:transform="matrix(1.06388280000 0.00000000000 0.00000000000 1.06388280000 61.48656147656pt 21.00110708320pt)" svg:viewBox="0 0 4 5" svg:d="M0.286103 4.16614C0.313887 4.16614 0.347923 4.15663 0.375785 4.13761C0.388133 4.13207 0.400481 4.12256 0.409742 4.11305C0.471641 4.05759 0.530373 3.96805 0.579844 3.86267C0.623142 3.76997 0.66636 3.67964 0.712744 3.59327C1.1549 2.69872 1.49194 2.01493 1.10851 0.393002L1.10234 0.36527L1.1302 0.368439C1.1302 0.368439 1.54449 0.436581 2.16293 0.73054C2.46901 0.875538 2.74107 1.04589 2.96681 1.24398C3.19248 1.44206 3.37493 1.66788 3.50483 1.93094C3.53886 2.00225 3.56973 2.0799 3.59142 2.16309C3.61303 2.24391 3.62846 2.32394 3.63464 2.4111C3.67176 2.84768 3.51717 3.33338 3.16779 3.74144C2.83075 4.13207 2.67307 4.3048 2.56796 4.41969C2.52157 4.47198 2.48136 4.51239 2.44733 4.5528C2.41954 4.5837 2.40411 4.61777 2.39477 4.65501C2.38859 4.68908 2.39168 4.72315 2.40094 4.75722C2.41028 4.78813 2.43189 4.81903 2.45975 4.84359C2.48754 4.86815 2.52775 4.89034 2.57722 4.89905C2.70094 4.92441 2.73181 4.86261 2.78745 4.76039C2.81223 4.71048 2.8431 4.65184 2.88948 4.58687C2.98534 4.45693 3.08737 4.33332 3.18631 4.21209C3.60068 3.71371 3.99028 3.24385 3.90368 2.29304C3.86347 1.84774 3.6625 1.48881 3.38111 1.19723C3.09979 0.90644 2.73489 0.680622 2.37316 0.498383L2.37316 0.498383C2.23092 0.427073 2.0825 0.358931 1.931 0.297128C1.56618 0.148168 1.19202 0.0309014 0.91997 0C0.91997 0.00316937 0.923057 0.00633874 0.926144 0.00871577C0.935405 0.0245626 0.947753 0.0404095 0.957014 0.0586333C1.00648 0.144999 1.03435 0.247211 1.03435 0.355762C1.03435 0.438958 1.01891 0.516607 0.981789 0.606142C0.947753 0.677453 0.910629 0.72737 0.867411 0.773326C0.870498 0.789173 0.870498 0.801058 0.873585 0.813736C0.876672 0.826413 0.876672 0.844637 0.882846 0.863653C0.898281 0.94368 0.907542 1.03084 0.91997 1.11086C0.91997 1.12671 0.929231 1.13543 0.935405 1.15444C0.938492 1.16395 0.941579 1.17584 0.947753 1.18851C0.969441 1.24715 0.981789 1.31529 0.981789 1.3866C0.981789 1.42384 0.978702 1.45791 0.972528 1.49515C0.972528 1.5007 0.972528 1.50387 0.969441 1.5102C0.966354 1.53477 0.957014 1.5625 0.947753 1.59102C0.947753 1.5934 0.947753 1.59657 0.947753 1.59974C0.947753 1.69561 0.941579 1.79149 0.932318 1.88815C0.926144 1.98086 0.910629 2.07673 0.895194 2.1726C0.8086 2.65831 0.613801 3.13213 0.301539 3.54969L0.301539 3.54969C0.174813 3.68915 0.0418344 3.84048 0.00779812 3.95854C-0.0230719 4.06075 0.0325734 4.13761 0.267502 4.13761L0.267502 4.13761" koffice:nodeTypes="ccccccccccccccccccccccccccccccccccccccccccccccccccc"/>
          <draw:path draw:style-name="gr7" draw:id="shape117" draw:name="path246" draw:layer="g3243" svg:width="3.92203269687pt" svg:height="4.90473798998pt" draw:transform="matrix(1.06388280000 0.00000000000 0.00000000000 1.06388280000 61.48656147657pt 21.00110708320pt)" svg:viewBox="0 0 4 5" svg:d="M0.286329 4.16614C0.314134 4.16614 0.348197 4.15663 0.376081 4.13761C0.388439 4.13207 0.400797 4.12256 0.413155 4.11305C0.475102 4.05759 0.533881 3.96805 0.583391 3.86267C0.626722 3.76997 0.670054 3.67964 0.713306 3.59327C1.15581 2.69872 1.49311 2.01176 1.10939 0.393002L1.10321 0.36527L1.13109 0.368439C1.13109 0.368439 1.54571 0.436581 2.16463 0.73054C2.47096 0.875538 2.74323 1.04589 2.97224 1.24398C3.19817 1.44206 3.38068 1.66788 3.51068 1.93094C3.54783 2.00225 3.57563 2.0799 3.59734 2.16309C3.61897 2.24391 3.63441 2.32711 3.64067 2.4111C3.67775 2.84768 3.52304 3.33338 3.17028 3.74144C2.83298 4.13207 2.67827 4.3048 2.57307 4.41969C2.52665 4.47198 2.48641 4.51239 2.45242 4.5528C2.42454 4.5837 2.40909 4.61777 2.39975 4.65501C2.39357 4.68908 2.39666 4.72315 2.406 4.75722C2.41527 4.78813 2.4369 4.81903 2.46478 4.84359C2.49259 4.86815 2.53283 4.89034 2.58234 4.89905C2.70615 4.92441 2.73705 4.86261 2.79274 4.76039C2.81753 4.71048 2.84851 4.65184 2.89485 4.58687C2.99078 4.45693 3.09289 4.33332 3.19191 4.21209C3.60661 3.71371 3.99651 3.24385 3.90985 2.29304C3.86961 1.84774 3.66848 1.48881 3.38686 1.19723C3.10533 0.90644 2.74014 0.680622 2.37503 0.498383L2.37503 0.498383C2.23268 0.427073 2.08415 0.358931 1.93253 0.297128C1.56742 0.148168 1.19296 0.0309014 0.920695 0C0.920695 0.00316937 0.923784 0.00633874 0.926874 0.00871577C0.936142 0.0245626 0.9485 0.0404095 0.957768 0.0586333C1.00728 0.144999 1.03516 0.247211 1.03516 0.355762C1.03516 0.438958 1.01971 0.519777 0.982563 0.606142C0.9485 0.677453 0.911347 0.72737 0.868095 0.773326C0.871184 0.789173 0.871184 0.801058 0.874274 0.813736C0.877363 0.826413 0.877363 0.844637 0.883542 0.863653C0.898989 0.94368 0.908258 1.03084 0.920695 1.11086C0.920695 1.12671 0.929963 1.13543 0.936142 1.15444C0.939231 1.16395 0.942321 1.17584 0.9485 1.18851C0.970205 1.24715 0.982563 1.31529 0.982563 1.3866C0.982563 1.42384 0.979473 1.45791 0.973295 1.49515C0.973295 1.5007 0.973295 1.50387 0.970205 1.5102C0.967116 1.53477 0.957768 1.5625 0.9485 1.59102C0.9485 1.5934 0.9485 1.59657 0.9485 1.59974L0.9485 1.59974L0.9485 1.59974C0.9485 1.69561 0.942321 1.79149 0.933053 1.88815C0.926874 1.98086 0.911347 2.07673 0.8959 2.1726C0.809237 2.65831 0.614285 3.12896 0.301776 3.54969L0.301776 3.54969C0.174951 3.68915 0.0418674 3.84365 0.00780427 3.95854C-0.0230901 4.06075 0.0325991 4.13523 0.267713 4.13523L0.267713 4.13523L0.267713 4.13523Z" koffice:nodeTypes="ccccccccccccccccccccccccccccccccccccccccccccccccccccccc"/>
          <draw:path draw:style-name="gr3" draw:id="shape118" draw:name="path248" draw:layer="g3243" svg:width="4.84431533542pt" svg:height="6.18545170461pt" draw:transform="matrix(1.06388280000 0.00000000000 0.00000000000 1.06388280000 41.50926927997pt 21.67603433152pt)" svg:viewBox="0 0 5 6" svg:d="M0.939425 4.53841C1.02242 4.47675 1.167 4.39177 1.35464 4.35943L1.35464 4.35943C1.39772 4.35342 1.44079 4.3474 1.48694 4.3474C1.52686 4.3474 1.56993 4.3474 1.61301 4.35041C1.8253 4.37071 2.00673 4.46171 2.11744 4.55044C2.12367 4.55571 2.13288 4.56473 2.14209 4.57075C2.25895 4.67603 2.37281 4.85877 2.41896 5.05505C2.46502 5.25207 2.4466 5.4664 2.29895 5.63711C2.29281 5.64312 2.2836 5.65139 2.27438 5.66042C2.26509 5.66944 2.25281 5.68072 2.23745 5.68975C2.16666 5.73712 2.05902 5.76345 1.95137 5.75743C1.8683 5.75442 1.77916 5.73412 1.71144 5.68975C1.80065 5.82812 1.99445 6.0808 2.25281 6.15374C2.39738 6.19209 2.52046 6.1951 2.62503 6.16577C2.72653 6.13945 2.80961 6.0808 2.86497 6.00409C2.92033 5.92814 2.95104 5.83113 2.95411 5.72509C2.95718 5.59575 2.92033 5.45211 2.83418 5.31374C2.78496 5.23478 2.74803 5.17011 2.72039 5.12273C2.69882 5.08212 2.68346 5.05204 2.67425 5.02873C2.58503 5.01143 2.50503 4.96706 2.44353 4.9084C2.35738 4.82643 2.30509 4.71138 2.30509 4.58805L2.30509 4.58805C2.30509 4.46471 2.35738 4.35041 2.44353 4.26844C2.52967 4.18572 2.6496 4.13608 2.77882 4.13608L2.77882 4.13608C2.90804 4.13608 3.02797 4.18572 3.11412 4.26844C3.19711 4.35041 3.25247 4.46471 3.25247 4.58805L3.25247 4.58805C3.25247 4.66776 3.23404 4.7407 3.19404 4.80839C3.21255 4.84674 3.23404 4.88509 3.25869 4.92645C3.28326 4.96706 3.31098 5.01143 3.33862 5.05505C3.48626 5.27539 3.67698 5.49046 3.87692 5.58973C3.99078 5.64613 4.12606 5.68072 4.26143 5.68975C4.36907 5.69576 4.47978 5.68674 4.57207 5.64839C4.66436 5.61379 4.7413 5.55439 4.78744 5.46339C4.86122 5.32577 4.85508 5.14905 4.81508 4.9994C4.75972 4.78207 4.59672 4.52939 4.35986 4.44742C4.25835 4.41508 4.12913 4.41809 4.03685 4.47374C4.01842 4.48577 3.98456 4.51811 3.96613 4.54744C3.94771 4.57677 3.94464 4.60008 3.97842 4.57376C3.98763 4.56774 3.99999 4.55872 4.01535 4.54744C4.01535 4.54744 4.01535 4.54744 4.01842 4.54744C4.02456 4.54142 4.03377 4.5354 4.04307 4.52939C4.09228 4.49705 4.15071 4.47675 4.20914 4.47374L4.20914 4.47374C4.25528 4.47073 4.3045 4.47976 4.35064 4.49404C4.48293 4.54142 4.59672 4.66174 4.66129 4.77906C4.76279 4.97007 4.69822 5.20244 4.50443 5.31073C4.49829 5.31374 4.48908 5.31976 4.48293 5.32276L4.48293 5.32276L4.48293 5.32276C4.37214 5.37541 4.24914 5.39345 4.12913 5.37841C3.8277 5.34006 3.53855 5.09641 3.38783 4.82343C3.32326 4.70611 3.28326 4.56172 3.27712 4.4211C3.27098 4.28273 3.2894 4.14436 3.34476 4.02403C3.4002 3.90371 3.49241 3.80069 3.62163 3.73376C3.6647 3.70969 3.71698 3.6924 3.77234 3.68036C3.70777 3.67209 3.6247 3.66006 3.51398 3.64276C3.4002 3.62772 3.28019 3.60742 3.15404 3.58937C2.6096 3.5074 2.57889 3.41941 2.49888 3.16674C2.48046 3.10808 2.45888 3.03739 2.4251 2.95467C2.39124 2.86969 2.35431 2.78772 2.32053 2.705C2.0098 1.98532 1.70837 1.2867 2.06823 0C1.88066 0.0586572 0.942496 0.366983 0.459555 0.830977L0.459555 0.830977C0.385692 0.901666 0.318051 0.975364 0.259622 1.05433C0.204265 1.13103 0.151978 1.20999 0.111976 1.28971C-0.0910284 1.70331 -0.038742 2.17332 0.44105 2.65236C0.779416 2.99001 1.05321 3.26675 1.21007 3.48409C1.37 3.70969 1.41 3.87438 1.2685 3.97741L1.2685 3.97741C1.11778 4.08871 1.00707 4.33838 0.933204 4.51209C0.930133 4.52036 0.927062 4.52939 0.923991 4.53841" koffice:nodeTypes="cccccccccccccccccccccccccccccccccccccccccccccccccccccccccccccccccccccccccc"/>
          <draw:path draw:style-name="gr7" draw:id="shape119" draw:name="path250" draw:layer="g3243" svg:width="4.83817519775pt" svg:height="6.19748980086pt" draw:transform="matrix(1.06388280000 0.00000000000 0.00000000000 1.06388280000 41.50926927986pt 21.66922548160pt)" svg:viewBox="0 0 5 6" svg:d="M0.938829 4.54885C1.02177 4.48712 1.16626 4.40206 1.35379 4.36969L1.35379 4.36969L1.35379 4.36969C1.39683 4.36367 1.43988 4.35765 1.48292 4.35765C1.52282 4.35765 1.56587 4.35765 1.60891 4.36066C1.821 4.38099 2.00239 4.47207 2.11303 4.56089C2.11917 4.56616 2.12846 4.57519 2.13766 4.58122L2.13766 4.58122C2.25445 4.6866 2.36824 4.86952 2.41742 5.06599C2.46346 5.26321 2.44505 5.47774 2.29749 5.64861C2.29136 5.65463 2.28215 5.66291 2.27294 5.67195L2.27294 5.67195C2.26365 5.68098 2.25138 5.69227 2.23603 5.7013C2.16529 5.74873 2.05771 5.77507 1.95013 5.76905C1.86711 5.76604 1.77803 5.74572 1.71035 5.7013C1.79951 5.83981 1.99318 6.09273 2.25138 6.16575C2.39586 6.20414 2.51886 6.20715 2.62337 6.17779C2.72481 6.15145 2.80783 6.09273 2.86315 6.01595C2.91847 5.93992 2.94916 5.84282 2.95223 5.73668C2.9553 5.60721 2.91847 5.46344 2.83238 5.32493C2.7832 5.24589 2.74629 5.18116 2.71867 5.13373C2.69711 5.09308 2.68176 5.06297 2.67255 5.03964C2.58339 5.02233 2.50344 4.97791 2.43891 4.9192C2.35282 4.83715 2.30056 4.72198 2.30056 4.59853L2.30056 4.59853L2.30056 4.59853C2.30056 4.47508 2.35282 4.36066 2.43891 4.27861C2.525 4.19581 2.64485 4.14613 2.77399 4.14613L2.77399 4.14613L2.77399 4.14613C2.90305 4.14613 3.02298 4.19581 3.10907 4.27861C3.19202 4.36066 3.24734 4.47508 3.24734 4.59853L3.24734 4.59853L3.24734 4.59853C3.24734 4.67832 3.22892 4.75134 3.18895 4.81908C3.20744 4.85747 3.22892 4.89586 3.25356 4.93727C3.27811 4.97791 3.30581 5.02233 3.33343 5.06599C3.48098 5.28654 3.67158 5.50183 3.87139 5.60119C3.9851 5.65764 4.12038 5.69227 4.25566 5.7013C4.36323 5.70733 4.47388 5.69829 4.56611 5.6599C4.65834 5.62528 4.73522 5.56581 4.78134 5.47473C4.85507 5.33697 4.84893 5.16008 4.80896 5.01028C4.75364 4.79274 4.59074 4.53982 4.35402 4.45777C4.25259 4.4254 4.12345 4.42841 4.03122 4.48411C4.0128 4.49616 3.97896 4.52852 3.96055 4.55788C3.94214 4.58724 3.93899 4.61057 3.97283 4.58423C3.98203 4.57821 3.99439 4.56917 4.00973 4.55788L4.00973 4.55788C4.00973 4.55788 4.00973 4.55788 4.0128 4.55788L4.0128 4.55788C4.01894 4.55186 4.02815 4.54584 4.03736 4.53982L4.03736 4.53982C4.08654 4.50745 4.14501 4.48712 4.20647 4.48411L4.20647 4.48411L4.20647 4.48411C4.25259 4.4811 4.30177 4.49013 4.34789 4.50444C4.48009 4.55186 4.59381 4.6723 4.65834 4.78973C4.75977 4.98093 4.69524 5.21352 4.50158 5.32192C4.49544 5.32493 4.48623 5.33095 4.48009 5.33396L4.48009 5.33396L4.48009 5.33396L4.48009 5.33396C4.36937 5.38666 4.24645 5.40472 4.12652 5.38967C3.82527 5.35128 3.53631 5.10739 3.38262 4.83113C3.31809 4.7137 3.27811 4.56917 3.27197 4.4254C3.26583 4.28689 3.28425 4.14914 3.33957 4.0287C3.39489 3.90751 3.48712 3.80513 3.61933 3.73739C3.66238 3.71405 3.71463 3.69599 3.76995 3.68394C3.70542 3.67566 3.6224 3.66362 3.51175 3.64631C3.39804 3.63125 3.27811 3.61093 3.15204 3.59286C2.60794 3.51081 2.57725 3.42274 2.4973 3.16982C2.47888 3.1111 2.45732 3.04034 2.42356 2.95829C2.38972 2.87248 2.35282 2.79043 2.31906 2.70838C2.00853 1.988 1.70728 1.28795 2.06692 0C1.87947 0.0557033 0.941898 0.36734 0.459263 0.829527L0.459263 0.829527L0.459263 0.829527L0.459263 0.829527C0.385448 0.899532 0.317849 0.973302 0.259457 1.05234C0.204135 1.12912 0.151882 1.20816 0.111905 1.28795C-0.0909707 1.70271 -0.0387174 2.17318 0.44077 2.65193C0.778922 2.99066 1.05254 3.26692 1.2093 3.48748C1.36913 3.71405 1.40911 3.87815 1.26769 3.98128L1.26769 3.98128L1.26769 3.98128L1.26769 3.98128C1.11707 4.09268 1.00643 4.3426 0.932612 4.51648C0.929543 4.52551 0.926474 4.53379 0.923405 4.54283L0.923405 4.54283Z" koffice:nodeTypes="ccccccccccccccccccccccccccccccccccccccccccccccccccccccccccccccccccccccccccccccccccccccccccc"/>
          <draw:path draw:style-name="gr3" draw:id="shape120" draw:name="path252" draw:layer="g3243" svg:width="4.85053002101pt" svg:height="6.18545170461pt" draw:transform="matrix(1.06388280000 0.00000000000 0.00000000000 1.06388280000 59.93403675047pt 21.67603433152pt)" svg:viewBox="0 0 5 6" svg:d="M3.91051 4.53841C3.82738 4.47675 3.68586 4.39177 3.49502 4.35943L3.49502 4.35943C3.45192 4.35342 3.40882 4.3474 3.36572 4.3474C3.32262 4.3474 3.28259 4.3474 3.23957 4.35041C3.03021 4.37071 2.84559 4.46171 2.73472 4.55044C2.72858 4.55571 2.71936 4.56473 2.71014 4.57075C2.59313 4.67603 2.47927 4.85877 2.4331 5.05505C2.38692 5.25207 2.40544 5.4664 2.55318 5.63711C2.55933 5.64312 2.56855 5.65139 2.57776 5.66042C2.58698 5.66944 2.59935 5.68072 2.61472 5.68975C2.68548 5.73712 2.79327 5.76345 2.90098 5.75743C2.98711 5.75442 3.07331 5.73412 3.14107 5.68975C3.0518 5.82812 2.85788 6.0808 2.59628 6.15374C2.45469 6.19209 2.32846 6.1951 2.22382 6.16577C2.12225 6.13945 2.03912 6.0808 1.98373 6.00409C1.92833 5.92814 1.89445 5.83113 1.89138 5.72509C1.88831 5.59575 1.92526 5.45211 2.01146 5.31374C2.06071 5.23478 2.09759 5.17011 2.12532 5.12273C2.14683 5.08212 2.16228 5.05204 2.1715 5.02873C2.26077 5.01143 2.34075 4.96706 2.40237 4.9084C2.48849 4.82643 2.54081 4.71138 2.54081 4.58805L2.54081 4.58805C2.54081 4.46471 2.48849 4.35041 2.40237 4.26844C2.31616 4.18572 2.19608 4.13608 2.06686 4.13608L2.06686 4.13608C1.93755 4.13608 1.81755 4.18572 1.73135 4.26844C1.64514 4.35041 1.59282 4.46471 1.59282 4.58805L1.59282 4.58805C1.59282 4.66776 1.61441 4.7407 1.65129 4.80839C1.63285 4.84674 1.61134 4.88509 1.58668 4.92645C1.56202 4.96706 1.53436 5.01143 1.50662 5.05505C1.35888 5.27539 1.16804 5.49046 0.967981 5.58973C0.854122 5.64613 0.718673 5.68072 0.583303 5.68975C0.475511 5.69576 0.367798 5.68674 0.272377 5.64839C0.180029 5.61379 0.106198 5.55439 0.0569511 5.46339C-0.0169587 5.32577 -0.0107339 5.14905 0.0292152 4.9994C0.0846082 4.78207 0.247793 4.52939 0.484809 4.44742C0.586376 4.41508 0.7156 4.41809 0.807948 4.47374C0.826465 4.48577 0.860268 4.51811 0.878785 4.54744C0.897223 4.57677 0.900296 4.60008 0.866414 4.57376C0.857195 4.56774 0.844903 4.55872 0.829538 4.54744C0.829538 4.54744 0.829538 4.54744 0.829538 4.54744C0.823392 4.54142 0.814094 4.5354 0.804875 4.52939C0.755628 4.49705 0.697162 4.47675 0.635623 4.47374L0.635623 4.47374C0.589449 4.47073 0.540202 4.47976 0.494028 4.49404C0.361652 4.54142 0.247793 4.66174 0.183102 4.77906C0.0815352 4.97007 0.146226 5.20244 0.340141 5.31073C0.346287 5.31374 0.355506 5.31976 0.361652 5.32276L0.361652 5.32276C0.469365 5.37541 0.595595 5.39345 0.7156 5.37841C1.01723 5.34006 1.30656 5.09641 1.45738 4.82343C1.52207 4.70611 1.56202 4.56172 1.57131 4.4211C1.57746 4.28273 1.55894 4.14436 1.50355 4.02403C1.44816 3.90371 1.35581 3.80069 1.22658 3.73376C1.18348 3.70969 1.13116 3.6924 1.07577 3.68036C1.14038 3.67209 1.22351 3.66006 1.3343 3.64276C1.44816 3.62772 1.56824 3.60742 1.69439 3.58937C2.23918 3.5074 2.26999 3.41941 2.34997 3.16674C2.36848 3.10808 2.39 3.03739 2.42388 2.95467C2.45776 2.86969 2.49464 2.78772 2.52852 2.705C2.83936 1.98532 3.14107 1.2867 2.7809 0C2.96867 0.0586572 3.90743 0.366983 4.39068 0.830977L4.39068 0.830977C4.46452 0.901666 4.53228 0.975364 4.59075 1.05433C4.64921 1.13103 4.69846 1.20999 4.73849 1.28971C4.94162 1.70331 4.8893 2.17332 4.40912 2.65236C4.07054 2.99001 3.79665 3.26675 3.63661 3.48409C3.4765 3.70969 3.43655 3.87438 3.57807 3.97741L3.57807 3.97741L3.57807 3.97741C3.72888 4.08871 3.83668 4.33838 3.91358 4.51209C3.91665 4.52036 3.91973 4.52939 3.9228 4.53841" koffice:nodeTypes="cccccccccccccccccccccccccccccccccccccccccccccccccccccccccccccccccccccccccc"/>
          <draw:path draw:style-name="gr7" draw:id="shape121" draw:name="path254" draw:layer="g3243" svg:width="4.85673966493pt" svg:height="6.19748980086pt" draw:transform="matrix(1.06388280000 0.00000000000 0.00000000000 1.06388280000 59.93068277764pt 21.66922548160pt)" svg:viewBox="0 0 5 6" svg:d="M3.91611 4.54885C3.83293 4.48712 3.69133 4.40206 3.50036 4.36969L3.50036 4.36969L3.50036 4.36969C3.45723 4.36367 3.4141 4.35765 3.37098 4.35765C3.32785 4.35765 3.28779 4.35765 3.24474 4.36066C3.03525 4.38099 2.85052 4.47207 2.73958 4.56089C2.73343 4.56616 2.72421 4.57519 2.71498 4.58122L2.71498 4.58122C2.59789 4.6866 2.48396 4.86952 2.43468 5.06599C2.38848 5.26321 2.40701 5.47774 2.55484 5.64861C2.56099 5.65463 2.57022 5.66291 2.57944 5.67195L2.57944 5.67195C2.58867 5.68098 2.60105 5.69227 2.61642 5.7013C2.68723 5.74873 2.79501 5.77507 2.90287 5.76905C2.98905 5.76604 3.0753 5.74572 3.14303 5.7013C3.05378 5.83981 2.85974 6.09273 2.59789 6.16575C2.45629 6.20414 2.32998 6.20715 2.22527 6.17779C2.12364 6.15145 2.04046 6.09273 1.98503 6.01595C1.9296 5.93992 1.8957 5.84282 1.89262 5.73668C1.88955 5.60721 1.92652 5.46344 2.01278 5.32493C2.06206 5.24589 2.09896 5.18116 2.12671 5.13373C2.14824 5.09308 2.16369 5.06297 2.17292 5.03964C2.26225 5.02233 2.34228 4.97791 2.40393 4.9192C2.49011 4.83715 2.54247 4.72198 2.54247 4.59853L2.54247 4.59853L2.54247 4.59853C2.54247 4.47508 2.49011 4.36066 2.40393 4.27861C2.31768 4.19581 2.19752 4.14613 2.06821 4.14613L2.06821 4.14613L2.06821 4.14613C1.93882 4.14613 1.81874 4.19581 1.73248 4.27861C1.64623 4.36066 1.59387 4.47508 1.59387 4.59853L1.59387 4.59853L1.59387 4.59853C1.59387 4.67832 1.61548 4.75134 1.65238 4.81908C1.63393 4.85747 1.61232 4.89586 1.58772 4.93727C1.56305 4.97791 1.53537 5.02233 1.50762 5.06599C1.35978 5.28654 1.16882 5.50183 0.968633 5.60119C0.854701 5.65764 0.719166 5.69227 0.583709 5.7013C0.475848 5.70733 0.368066 5.69829 0.272584 5.6599C0.180177 5.62528 0.106299 5.56581 0.0570197 5.47473C-0.0169375 5.33697 -0.0107875 5.16008 0.029266 5.01028C0.0846945 4.79274 0.247984 4.53982 0.485152 4.45777C0.586784 4.4254 0.716091 4.42841 0.808498 4.48411C0.827027 4.49616 0.860851 4.52852 0.87938 4.55788C0.89783 4.58724 0.900905 4.61057 0.867001 4.58423C0.857776 4.57821 0.845476 4.56917 0.830102 4.55788L0.830102 4.55788C0.830102 4.55788 0.830102 4.55788 0.830102 4.55788L0.830102 4.55788C0.823873 4.55186 0.814648 4.54584 0.805423 4.53982L0.805423 4.53982C0.756144 4.50745 0.697641 4.48712 0.636062 4.48411L0.636062 4.48411L0.636062 4.48411C0.589859 4.4811 0.54058 4.49013 0.494377 4.50444C0.361916 4.55186 0.247984 4.6723 0.183252 4.78973C0.0816195 4.98093 0.146352 5.21352 0.340391 5.32192C0.346541 5.32493 0.355766 5.33095 0.361916 5.33396L0.361916 5.33396L0.361916 5.33396L0.361916 5.33396C0.469698 5.38666 0.596009 5.40472 0.716091 5.38967C1.01791 5.35128 1.30743 5.10739 1.46141 4.83113C1.52615 4.7137 1.56612 4.56917 1.57542 4.4254C1.58157 4.28689 1.56305 4.14914 1.50762 4.0287C1.45219 3.90751 1.35978 3.80513 1.23047 3.73739C1.18735 3.71405 1.13499 3.69599 1.07956 3.68394C1.14422 3.67566 1.2274 3.66362 1.33826 3.64631C1.45219 3.63125 1.57235 3.61093 1.69858 3.59286C2.24372 3.51081 2.27455 3.42274 2.35458 3.16982C2.37311 3.1111 2.39463 3.04034 2.42853 2.95829C2.46551 2.87248 2.49934 2.79043 2.53324 2.70838C2.84429 1.988 3.14619 1.28795 2.78578 0C2.97367 0.0557033 3.91304 0.36734 4.3966 0.829527L4.3966 0.829527L4.3966 0.829527L4.3966 0.829527C4.47048 0.899532 4.53829 0.973302 4.59679 1.05234C4.65529 1.12912 4.70457 1.20816 4.74462 1.28795C4.94789 1.70271 4.89553 2.17318 4.41505 2.65193C4.07625 2.99066 3.79911 3.26692 3.64205 3.48748C3.48183 3.71405 3.44186 3.87815 3.58346 3.98128L3.58346 3.98128L3.58346 3.98128L3.58346 3.98128C3.73438 4.09268 3.84531 4.3426 3.91919 4.51648C3.92226 4.52551 3.92534 4.53379 3.92841 4.54283L3.92841 4.54283Z" koffice:nodeTypes="ccccccccccccccccccccccccccccccccccccccccccccccccccccccccccccccccccccccccccccccccccccccccccc"/>
          <draw:path draw:style-name="gr3" draw:id="shape122" draw:name="path256" draw:layer="g3243" svg:width="1.67381493760pt" svg:height="0.28558336000pt" draw:transform="matrix(1.06388280000 0.00000000000 0.00000000000 1.06388280000 44.90833269168pt 28.66446766816pt)" svg:viewBox="0 0 2 0" svg:d="M0 0.285583C0.125339 0.271903 0.238569 0.25865 0.327477 0.250527C0.384091 0.245396 0.428597 0.240266 0.452816 0.236846L0.452816 0.236846C0.836907 0.191956 1.24532 0.15006 1.67381 0.10859C1.67381 0.10859 1.66978 0.10859 1.66574 0.10859L1.66574 0.10859C1.48782 0.10859 1.31001 0.0983296 1.14016 0.0782362C1.11595 0.074816 1.08759 0.0735334 1.06337 0.0684032C0.933991 0.0517299 0.812688 0.0282163 0.695422 0C0.654953 0.0299264 0.606515 0.0598528 0.553936 0.0867866C0.497321 0.116713 0.43667 0.145357 0.367945 0.171863C0.262789 0.21376 0.141486 0.252237 0.0121096 0.283873" koffice:nodeTypes="ccccccccccccc"/>
          <draw:path draw:style-name="gr7" draw:id="shape123" draw:name="path258" draw:layer="g3243" svg:width="1.67381493760pt" svg:height="0.28558336000pt" draw:transform="matrix(1.06388280000 0.00000000000 0.00000000000 1.06388280000 44.90833269168pt 28.66446766816pt)" svg:viewBox="0 0 2 0" svg:d="M0 0.285583C0.125339 0.271903 0.238569 0.26036 0.327477 0.250527C0.384091 0.245396 0.428597 0.240266 0.452816 0.236846L0.452816 0.236846C0.836907 0.191956 1.24532 0.148349 1.67381 0.10859C1.67381 0.10859 1.66978 0.10859 1.66574 0.10859L1.66574 0.10859C1.48782 0.10859 1.31001 0.0983296 1.14016 0.0782362C1.11595 0.074816 1.08759 0.0735334 1.06337 0.0684032C0.938028 0.0517299 0.812688 0.0282163 0.695422 0C0.654953 0.0299264 0.606515 0.0598528 0.553936 0.0884966C0.497321 0.118423 0.43667 0.146639 0.367945 0.173573C0.262789 0.21547 0.141486 0.253519 0.0121096 0.285583L0.0121096 0.285583Z" koffice:nodeTypes="ccccccccccccccc"/>
          <draw:path draw:style-name="gr3" draw:id="shape124" draw:name="path260" draw:layer="g3243" svg:width="2.07544360960pt" svg:height="0.31270464000pt" draw:transform="matrix(1.06388280000 0.00000000000 0.00000000000 1.06388280000 46.91643275434pt 28.15210171168pt)" svg:viewBox="0 0 2 0" svg:d="M0 0.310915C0.580751 0.267521 1.18398 0.227259 1.81878 0.192365C1.9043 0.188786 1.98543 0.183418 2.07544 0.178497C1.88632 0.173128 1.7018 0.155681 1.52616 0.131076C1.4902 0.125708 1.45412 0.120787 1.41817 0.115419C1.24702 0.0858931 1.08497 0.0474202 0.940911 0C0.895848 0.0281837 0.846405 0.05592 0.792352 0.0823142C0.733804 0.11184 0.661772 0.140024 0.58974 0.165971C0.423202 0.227259 0.225086 0.277811 0.00898959 0.312705" koffice:nodeTypes="ccccccccc"/>
          <draw:path draw:style-name="gr7" draw:id="shape125" draw:name="path262" draw:layer="g3243" svg:width="2.07544360960pt" svg:height="0.31629376000pt" draw:transform="matrix(1.06388280000 0.00000000000 0.00000000000 1.06388280000 46.91643275434pt 28.15210171168pt)" svg:viewBox="0 0 2 0" svg:d="M0 0.312694C0.576256 0.269052 1.18398 0.228559 1.81878 0.193466C1.9043 0.189866 1.98543 0.184467 2.07544 0.179518C1.88632 0.174119 1.7018 0.156572 1.52616 0.131827C1.4902 0.126428 1.45412 0.121478 1.41817 0.116079L1.41817 0.116079C1.24702 0.0863846 1.08497 0.0476915 0.940911 0C0.895848 0.028345 0.846405 0.05624 0.792352 0.0827853C0.733804 0.11248 0.661772 0.140825 0.58974 0.16692C0.423202 0.228559 0.225086 0.2794 0.00898959 0.316294L0.00898959 0.316294Z" koffice:nodeTypes="cccccccccccc"/>
          <draw:path draw:style-name="gr3" draw:id="shape126" draw:name="path264" draw:layer="g3243" svg:width="2.27117721920pt" svg:height="0.40653376000pt" draw:transform="matrix(1.06388280000 0.00000000000 0.00000000000 1.06388280000 49.11398906602pt 27.72654859168pt)" svg:viewBox="0 0 2 0" svg:d="M0 0.406534C0.722674 0.356546 1.48192 0.32084 2.27118 0.296867C1.98482 0.296867 1.71176 0.267282 1.4653 0.215254C1.42531 0.207092 1.38533 0.197401 1.34876 0.187199C1.1589 0.139762 0.98576 0.0760019 0.839213 0C0.80588 0.0341754 0.765982 0.0678406 0.725999 0.0994656C0.679367 0.133641 0.62941 0.169347 0.572803 0.199441C0.416282 0.290746 0.223188 0.360627 0.0100596 0.406534" koffice:nodeTypes="cccccccc"/>
          <draw:path draw:style-name="gr7" draw:id="shape127" draw:name="path266" draw:layer="g3243" svg:width="2.27117721920pt" svg:height="0.40653376000pt" draw:transform="matrix(1.06388280000 0.00000000000 0.00000000000 1.06388280000 49.11398906602pt 27.72995301664pt)" svg:viewBox="0 0 2 0" svg:d="M0 0.404493C0.722674 0.354506 1.48192 0.3188 2.27118 0.294826C1.98482 0.294826 1.71176 0.265242 1.46197 0.213213L1.46197 0.213213C1.42199 0.205052 1.38201 0.195361 1.34543 0.185159C1.15558 0.137722 0.982435 0.0739616 0.835888 0C0.802555 0.0336653 0.762657 0.0678406 0.722674 0.0994656C0.676042 0.133641 0.626085 0.169347 0.569478 0.199441C0.409632 0.290746 0.219863 0.360627 0.00673484 0.406534L0.00673484 0.406534Z" koffice:nodeTypes="ccccccccccc"/>
          <draw:path draw:style-name="gr3" draw:id="shape128" draw:name="path268" draw:layer="g3243" svg:width="1.67381493760pt" svg:height="0.28558336000pt" draw:transform="matrix(1.06388280000 0.00000000000 0.00000000000 1.06388280000 60.39446606035pt 28.66446766816pt)" svg:viewBox="0 0 2 0" svg:d="M1.67381 0.285583C1.54848 0.271903 1.43535 0.25865 1.34634 0.250527C1.28972 0.245396 1.24532 0.240266 1.221 0.236846L1.221 0.236846C0.836907 0.191956 0.428597 0.15006 0 0.10859C0 0.10859 0.00414003 0.10859 0.00817656 0.10859L0.00817656 0.10859C0.185991 0.10859 0.363909 0.0983296 0.529717 0.0782362C0.553936 0.074816 0.582192 0.0735334 0.610551 0.0684032C0.739927 0.0517299 0.86123 0.0282163 0.978497 0C1.01886 0.0299264 1.0674 0.0598528 1.11998 0.0867866C1.1766 0.116713 1.23725 0.145357 1.30597 0.171863C1.41506 0.21376 1.53233 0.252237 1.66574 0.283873" koffice:nodeTypes="ccccccccccccc"/>
          <draw:path draw:style-name="gr7" draw:id="shape129" draw:name="path270" draw:layer="g3243" svg:width="1.66554511360pt" svg:height="0.28558336000pt" draw:transform="matrix(1.06388280000 0.00000000000 0.00000000000 1.06388280000 60.39787048531pt 28.66446766816pt)" svg:viewBox="0 0 2 0" svg:d="M1.66555 0.285583C1.54052 0.271903 1.42767 0.26036 1.33888 0.250527C1.2824 0.245396 1.23811 0.240266 1.21385 0.236846L1.21385 0.236846C0.830708 0.191956 0.423407 0.148349 0 0.10859C0 0.10859 0.00402655 0.10859 0.00805309 0.10859L0.00805309 0.10859C0.185428 0.10859 0.362905 0.0983296 0.528304 0.0782362C0.552463 0.074816 0.580649 0.0735334 0.608938 0.0684032C0.733967 0.0517299 0.858997 0.0282163 0.975973 0C1.01624 0.0299264 1.06466 0.0598528 1.11711 0.0884966C1.17358 0.118423 1.23409 0.146639 1.30264 0.173573C1.41146 0.21547 1.52844 0.253519 1.66152 0.285583L1.66152 0.285583Z" koffice:nodeTypes="ccccccccccccccc"/>
          <draw:path draw:style-name="gr3" draw:id="shape130" draw:name="path272" draw:layer="g3243" svg:width="2.07544360960pt" svg:height="0.31270464000pt" draw:transform="matrix(1.06388280000 0.00000000000 0.00000000000 1.06388280000 58.23018800266pt 28.15210171168pt)" svg:viewBox="0 0 2 0" svg:d="M2.07544 0.310915C1.49919 0.267521 0.891353 0.227259 0.256549 0.192365C0.175528 0.188786 0.0900112 0.183418 0 0.178497C0.189012 0.173128 0.373644 0.155681 0.544677 0.131076C0.580751 0.125708 0.616709 0.120787 0.652783 0.115419C0.823816 0.0858931 0.985859 0.0474202 1.12992 0C1.17499 0.0281837 1.22454 0.05592 1.28309 0.0823142C1.34152 0.11184 1.40906 0.140024 1.48559 0.165971C1.65224 0.227259 1.85024 0.277811 2.06634 0.312705" koffice:nodeTypes="ccccccccc"/>
          <draw:path draw:style-name="gr7" draw:id="shape131" draw:name="path274" draw:layer="g3243" svg:width="2.07544360960pt" svg:height="0.31629376000pt" draw:transform="matrix(1.06388280000 0.00000000000 0.00000000000 1.06388280000 58.23018800266pt 28.15210171168pt)" svg:viewBox="0 0 2 0" svg:d="M2.07544 0.312694C1.49919 0.269052 0.891353 0.228559 0.256549 0.193466C0.175528 0.189866 0.0900112 0.184467 0 0.179518C0.189012 0.174119 0.373644 0.156572 0.544677 0.131827C0.580751 0.126428 0.616709 0.121478 0.652783 0.116079L0.652783 0.116079C0.823816 0.0863846 0.985859 0.0476915 1.12992 0C1.17499 0.028345 1.22454 0.05624 1.28309 0.0827853C1.34152 0.11248 1.40906 0.140825 1.48559 0.16692C1.65224 0.228559 1.85024 0.2794 2.06634 0.316294L2.06634 0.316294Z" koffice:nodeTypes="cccccccccccc"/>
          <draw:path draw:style-name="gr3" draw:id="shape132" draw:name="path276" draw:layer="g3243" svg:width="2.27100672000pt" svg:height="0.40653376000pt" draw:transform="matrix(1.06388280000 0.00000000000 0.00000000000 1.06388280000 55.30119098832pt 27.72654859168pt)" svg:viewBox="0 0 2 0" svg:d="M2.27101 0.406534C1.54844 0.356546 0.789141 0.32084 0 0.296867C0.286348 0.296867 0.559397 0.267282 0.809174 0.215254C0.845831 0.207092 0.889051 0.197401 0.925708 0.187199C1.11556 0.139762 1.28869 0.0760019 1.43524 0C1.46848 0.0341754 1.50846 0.0678406 1.54844 0.0994656C1.59508 0.133641 1.64503 0.169347 1.70164 0.199441C1.86148 0.290746 2.05124 0.360627 2.26436 0.406534" koffice:nodeTypes="cccccccc"/>
          <draw:path draw:style-name="gr7" draw:id="shape133" draw:name="path278" draw:layer="g3243" svg:width="2.27100672000pt" svg:height="0.40653376000pt" draw:transform="matrix(1.06388280000 0.00000000000 0.00000000000 1.06388280000 55.30119098832pt 27.72995301664pt)" svg:viewBox="0 0 2 0" svg:d="M2.27101 0.404493C1.54844 0.354506 0.789141 0.3188 0 0.294826C0.286348 0.294826 0.559397 0.265242 0.809174 0.213213L0.809174 0.213213C0.849155 0.205052 0.889051 0.195361 0.925708 0.185159C1.11556 0.137722 1.28869 0.0739616 1.43524 0C1.46848 0.0336653 1.50846 0.0678406 1.54844 0.0994656C1.59508 0.133641 1.64503 0.169347 1.70164 0.199441C1.86148 0.290746 2.05124 0.360627 2.26436 0.406534L2.26436 0.406534Z" koffice:nodeTypes="ccccccccccc"/>
          <draw:path draw:style-name="gr3" draw:id="shape134" draw:name="path280" draw:layer="g3243" svg:width="3.46678900053pt" svg:height="1.53958464000pt" draw:transform="matrix(1.06388280000 0.00000000000 0.00000000000 1.06388280000 51.62415669965pt 26.88225120160pt)" svg:viewBox="0 0 3 2" svg:d="M1.73339 0L1.73339 0.00397056C1.74346 0.0734554 1.76023 0.14294 1.78379 0.213418C1.82068 0.341468 1.87787 0.465548 1.94504 0.581687C2.24732 1.09687 2.80838 1.46613 3.46679 1.53958C2.90246 1.51179 2.32464 1.4969 1.73339 1.4969L1.73339 1.4969L1.73339 1.4969C1.14551 1.4969 0.567679 1.51179 0 1.53958C0.658408 1.46911 1.21938 1.09687 1.5184 0.581687C1.58556 0.465548 1.63931 0.341468 1.67965 0.213418C1.69977 0.146911 1.71654 0.0734554 1.73004 0.00397056L1.73004 0" koffice:nodeTypes="ccccccccccccc"/>
          <draw:path draw:style-name="gr7" draw:id="shape135" draw:name="path282" draw:layer="g3243" svg:width="3.46696100053pt" svg:height="1.53958464000pt" draw:transform="matrix(1.06388280000 0.00000000000 0.00000000000 1.06388280000 51.62075227469pt 26.88225120160pt)" svg:viewBox="0 0 3 2" svg:d="M1.73688 0L1.73688 0.00397056C1.74694 0.0734554 1.76371 0.14294 1.78727 0.213418C1.82752 0.341468 1.88136 0.465548 1.94853 0.581687C2.25082 1.09687 2.81189 1.46613 3.46696 1.53958C2.90254 1.51179 2.32143 1.4969 1.73352 1.4969L1.73352 1.4969L1.73352 1.4969C1.14562 1.4969 0.567779 1.51179 0 1.53958C0.65851 1.46911 1.21614 1.09687 1.51852 0.581687C1.58569 0.465548 1.63944 0.341468 1.67977 0.213418C1.6999 0.146911 1.71667 0.0734554 1.73017 0.00397056L1.73017 0L1.73017 0Z" koffice:nodeTypes="ccccccccccccccc"/>
          <draw:path draw:style-name="gr8" draw:id="shape136" draw:name="path284" draw:layer="g3243" svg:width="17.08133705788pt" svg:height="3.56626438213pt" draw:transform="matrix(1.06388280000 0.00000000000 0.00000000000 1.06388280000 44.27000301168pt 28.71159561491pt)" svg:viewBox="0 0 17 4" svg:d="M0 1.28012L0 1.80172C0.00312746 1.80172 0.00938238 1.80172 0.0157175 1.79823C0.0188449 1.79823 0.0250999 1.79474 0.0313548 1.79474C0.206733 1.75724 0.379064 1.7773 0.513785 1.84272C0.648426 1.91075 0.748665 2.02676 0.78002 2.1733C0.78002 2.1733 0.78002 2.17591 0.78002 2.1794L0.78002 2.1794C0.786275 2.2204 0.789403 2.26488 0.783148 2.30588C0.78002 2.34687 0.770638 2.38787 0.758048 2.43148C0.686036 2.63994 0.485558 2.8205 0.222451 2.88504C0.222451 2.88504 0.222451 2.88504 0.222451 2.88504L0.222451 2.88504C0.213068 2.88853 0.200478 2.88853 0.187968 2.89202C0.175458 2.89202 0.166076 2.89551 0.153486 2.89551C0.103367 2.90249 0.0501195 2.90511 0.00312746 2.90249L0.00312746 3.56626C0.278825 3.42671 0.664144 3.32116 0.858287 3.26621C0.902152 3.25662 0.936634 3.24615 0.958526 3.23917L0.958526 3.23917C1.2311 3.15718 1.5193 3.07607 1.82002 3.00105C2.12074 2.92604 2.43396 2.85452 2.7597 2.78997C4.3009 2.47945 6.10833 2.29192 8.04422 2.26139C8.36996 2.2579 8.69578 2.2579 9.02464 2.26139C10.9636 2.28843 12.7743 2.47945 14.3217 2.78997C14.6443 2.85103 14.9607 2.92255 15.2614 3.00105C15.5621 3.07607 15.8504 3.15718 16.1229 3.23917L16.1229 3.23917C16.1416 3.24266 16.1761 3.25313 16.2231 3.26621C16.4174 3.31768 16.8027 3.42671 17.0782 3.56626L17.0782 2.90249C17.0312 2.90249 16.978 2.90249 16.9279 2.89551C16.9185 2.89551 16.906 2.89202 16.8934 2.89202C16.8809 2.89202 16.8715 2.88853 16.859 2.88504C16.859 2.88504 16.859 2.88504 16.859 2.88504C16.599 2.82399 16.3953 2.63994 16.3233 2.43148C16.3108 2.39136 16.3015 2.35036 16.2983 2.30588C16.2951 2.26488 16.2983 2.2204 16.3046 2.1794L16.3046 2.1794C16.3046 2.17591 16.3046 2.17591 16.3046 2.1733C16.3328 2.02676 16.433 1.91075 16.5677 1.84272C16.7024 1.7773 16.8715 1.75375 17.0501 1.79474C17.0533 1.79474 17.0595 1.79823 17.0657 1.79823C17.0689 1.79823 17.0751 1.79823 17.0813 1.80172L17.0813 1.28012C16.8965 1.26006 16.6711 1.17109 16.5363 1.1205C16.502 1.10655 16.4737 1.09608 16.4549 1.0891L16.4549 1.0891L16.4549 1.0891C15.6311 0.809987 14.6569 0.571865 13.573 0.391311C13.3632 0.357294 13.1471 0.325893 12.9308 0.291876C11.7468 0.128767 10.4499 0.0232255 9.08735 0.00229174C8.67381 -0.00119722 8.26347 -0.00119722 7.85 0.0057807C6.54377 0.0302034 5.29703 0.132256 4.15367 0.291876C3.93755 0.322404 3.72456 0.353805 3.51149 0.391311C2.43084 0.571865 1.45659 0.809987 0.632789 1.0891L0.632789 1.0891L0.632789 1.0891C0.617152 1.09259 0.585797 1.10655 0.551315 1.1205C0.419801 1.17109 0.194223 1.25657 0.00625492 1.28012" koffice:nodeTypes="cccccccccccccccccccccccccccccccccccccccccccccccccccccccccccc"/>
          <draw:path draw:style-name="gr7" draw:id="shape137" draw:name="path286" draw:layer="g3243" svg:width="17.07510276471pt" svg:height="3.55928987339pt" draw:transform="matrix(1.06388280000 0.00000000000 0.00000000000 1.06388280000 44.27000301168pt 28.71159561491pt)" svg:viewBox="0 0 17 4" svg:d="M0 1.27887L0 1.79647C0.00312689 1.79647 0.00938066 1.79647 0.0157146 1.79299C0.0188415 1.79299 0.0250953 1.7895 0.031349 1.7895L0.031349 1.7895C0.206695 1.75203 0.378995 1.77295 0.513691 1.83743C0.648308 1.9054 0.748528 2.02129 0.779877 2.16768L0.779877 2.16768C0.779877 2.16768 0.779877 2.17117 0.779877 2.17378L0.779877 2.17378C0.786131 2.21474 0.789258 2.25918 0.783004 2.30014C0.779877 2.34109 0.770497 2.38205 0.757909 2.42649C0.685911 2.63388 0.485469 2.81425 0.22241 2.87874L0.22241 2.87874C0.22241 2.87874 0.22241 2.87874 0.22241 2.87874L0.22241 2.87874C0.213029 2.88222 0.200441 2.88222 0.187934 2.88571C0.175426 2.88571 0.166046 2.88919 0.153458 2.88919L0.153458 2.88919C0.103348 2.89616 0.0501104 2.89965 0.00312689 2.89616L0.00312689 3.55929C0.278774 3.41987 0.664022 3.31443 0.85813 3.2604C0.901986 3.24995 0.936462 3.23949 0.955224 3.23252L0.955224 3.23252L0.955224 3.23252L0.955224 3.23252C1.22774 3.15148 1.5159 3.06957 1.81656 2.99463C2.11722 2.91969 2.43039 2.84824 2.75607 2.78724C4.29698 2.47703 6.10408 2.28968 8.03962 2.25918C8.3653 2.25569 8.69106 2.25569 9.01986 2.25918C10.9585 2.28619 12.7687 2.47703 14.3159 2.78724C14.6384 2.84824 14.9548 2.91969 15.2555 2.99463C15.5562 3.06957 15.8443 3.15148 16.1168 3.23252L16.1168 3.23252L16.1168 3.23252L16.1168 3.23252C16.1355 3.23601 16.17 3.24646 16.2139 3.2604C16.408 3.31094 16.7932 3.41987 17.0689 3.55929L17.0689 2.89616C17.0219 2.89616 16.9687 2.89616 16.9186 2.88919L16.9186 2.88919C16.9091 2.88919 16.8966 2.88571 16.8841 2.88571C16.8716 2.88571 16.8621 2.88222 16.8497 2.87874L16.8497 2.87874C16.8497 2.87874 16.8497 2.87874 16.8497 2.87874L16.8497 2.87874C16.5896 2.81774 16.3861 2.63388 16.3141 2.42649C16.3016 2.38553 16.2921 2.34458 16.289 2.30014C16.2859 2.25918 16.289 2.21474 16.2953 2.17378L16.2953 2.17378C16.2953 2.17117 16.2953 2.17117 16.2953 2.16768L16.2953 2.16768C16.3234 2.02129 16.4237 1.9054 16.5615 1.83743C16.693 1.77295 16.8653 1.74855 17.0437 1.7895L17.0437 1.7895C17.0469 1.7895 17.0533 1.79299 17.0595 1.79299C17.0626 1.79299 17.0689 1.79299 17.0751 1.79647L17.0751 1.27887C16.8903 1.25883 16.6649 1.16995 16.5302 1.11941C16.4957 1.10546 16.4676 1.09501 16.4488 1.08804L16.4488 1.08804L16.4488 1.08804L16.4488 1.08804C15.625 0.809194 14.6511 0.571305 13.5705 0.390928C13.3607 0.356944 13.1446 0.325574 12.9285 0.29159C11.7478 0.128641 10.448 0.0266883 9.08882 0.0022895C8.67534 -0.00119605 8.26508 -0.00119605 7.85169 0.00577505C6.54569 0.0301739 5.29919 0.132126 4.15603 0.29159C3.93996 0.322089 3.72701 0.353459 3.51398 0.390928C2.43352 0.571305 1.45945 0.809194 0.6358 1.08804L0.6358 1.08804L0.6358 1.08804L0.6358 1.08804C0.620166 1.09152 0.588817 1.10546 0.554341 1.11941C0.422851 1.16995 0.197315 1.25534 0.00938066 1.27887L0.00938066 1.27887Z" koffice:nodeTypes="ccccccccccccccccccccccccccccccccccccccccccccccccccccccccccccccccccccccccccccc"/>
          <draw:path draw:style-name="gr8" draw:id="shape138" draw:name="path288" draw:layer="g3243" svg:width="17.20532459543pt" svg:height="1.28585460418pt" draw:transform="matrix(1.06388280000 0.00000000000 0.00000000000 1.06388280000 43.98151211610pt 30.96750159051pt)" svg:viewBox="0 0 17 1" svg:d="M7.49077 0.01544C6.45811 0.040457 5.46518 0.10332 4.54249 0.193125C3.6137 0.286137 2.68491 0.413787 1.77441 0.59917C1.34666 0.684484 0.851721 0.780062 0.442348 0.907716C0.188778 0.987898 -0.0251381 1.0854 0.00239329 1.19573C0.0512771 1.39843 0.656185 1.20086 0.790635 1.16558C0.824267 1.15532 0.851721 1.14826 0.873151 1.14313L0.873151 1.14313C1.46281 0.99303 2.06772 0.872435 2.67575 0.77493C4.09644 0.544004 5.76764 0.393902 7.57024 0.351566C8.22098 0.336171 8.86562 0.336171 9.51949 0.349C11.3648 0.386205 13.0757 0.536948 14.53 0.772364C15.1349 0.869869 15.7399 0.990464 16.3295 1.14057L16.3295 1.14057L16.3295 1.14057C16.3479 1.14313 16.3784 1.1534 16.4121 1.16302C16.5465 1.20086 17.1515 1.39843 17.2034 1.19317C17.2278 1.0854 17.017 0.985332 16.7604 0.90515C16.351 0.777496 15.8591 0.684484 15.4282 0.596604C14.5208 0.413787 13.5921 0.283571 12.6602 0.1912C11.6581 0.0930568 10.5765 0.0282692 9.44613 0.00774243C8.79538 -0.00444534 8.14464 -0.00187949 7.49077 0.0128741" koffice:nodeTypes="cccccccccccccccccccccc"/>
          <draw:path draw:style-name="gr7" draw:id="shape139" draw:name="path290" draw:layer="g3243" svg:width="17.19922926868pt" svg:height="1.28926338347pt" draw:transform="matrix(1.06388280000 0.00000000000 0.00000000000 1.06388280000 43.98151211610pt 30.96750159052pt)" svg:viewBox="0 0 17 1" svg:d="M7.48944 0.0154604C6.45697 0.0405105 5.46421 0.103457 4.54169 0.193381C3.61306 0.286516 2.68443 0.414335 1.7741 0.599963C1.34642 0.685391 0.85157 0.781095 0.442269 0.908918C0.188744 0.989207 -0.0251337 1.08684 0.00239286 1.19732C0.051268 1.40029 0.656069 1.20245 0.790495 1.16713C0.824121 1.15685 0.85157 1.14978 0.872996 1.14465L0.872996 1.14465L0.872996 1.14465L0.872996 1.14465C1.46255 0.994345 2.06735 0.873591 2.67528 0.775956C4.09571 0.544725 5.76661 0.394424 7.5689 0.352031C8.21952 0.336616 8.86405 0.336616 9.51475 0.349462C11.3598 0.386716 13.0704 0.537659 14.5244 0.775956C15.1292 0.873591 15.7341 0.994345 16.3236 1.14465L16.3236 1.14465L16.3236 1.14465L16.3236 1.14465C16.3419 1.14722 16.3725 1.15685 16.4061 1.16713C16.5405 1.20502 17.1454 1.40286 17.1973 1.19732C17.2217 1.08941 17.0109 0.989207 16.7544 0.908918C16.345 0.781095 15.8531 0.68796 15.4225 0.599963C14.5152 0.414335 13.5866 0.286516 12.655 0.193381C11.653 0.0957493 10.5716 0.0308759 9.4414 0.00775268C8.79077 -0.00445122 8.14007 -0.00188198 7.48639 0.0128912L7.48639 0.0128912Z" koffice:nodeTypes="ccccccccccccccccccccccccccc"/>
          <draw:path draw:style-name="gr6" draw:id="shape140" draw:name="path292" draw:layer="g3243" svg:width="0.31638375040pt" svg:height="0.31629376000pt" draw:transform="matrix(1.06388280000 0.00000000000 0.00000000000 1.06388280000 50.04160975699pt 29.64834648160pt)" svg:viewBox="0 0 0 0" svg:d="M0.158169 0C0.244341 0 0.316384 0.0701875 0.316384 0.157922C0.316384 0.244307 0.246096 0.316294 0.158169 0.316294C0.0720424 0.316294 0 0.246106 0 0.157922C0 0.0719872 0.0702875 0 0.158169 0" koffice:nodeTypes="ccccc"/>
          <draw:path draw:style-name="gr7" draw:id="shape141" draw:name="path294" draw:layer="g3243" svg:width="0.31638375040pt" svg:height="0.31270464000pt" draw:transform="matrix(1.06388280000 0.00000000000 0.00000000000 1.06388280000 50.04160975699pt 29.64834648160pt)" svg:viewBox="0 0 0 0" svg:d="M0.158169 0C0.244341 0 0.316384 0.0697882 0.316384 0.157023C0.316384 0.242916 0.246096 0.312705 0.158169 0.312705C0.0720424 0.312705 0 0.242916 0 0.157023C0 0.0715776 0.0702875 0 0.158169 0L0.158169 0" koffice:nodeTypes="cccccc"/>
          <draw:path draw:style-name="gr6" draw:id="shape142" draw:name="path296" draw:layer="g3243" svg:width="0.31647375360pt" svg:height="0.31360000000pt" draw:transform="matrix(1.06388280000 0.00000000000 0.00000000000 1.06388280000 45.66300859469pt 30.30284718016pt)" svg:viewBox="0 0 0 0" svg:d="M0.158237 0C0.244376 0 0.316474 0.070336 0.316474 0.157696C0.316474 0.243264 0.246131 0.3136 0.158237 0.3136C0.0720977 0.3136 0 0.243264 0 0.157696C0 0.072128 0.0703425 0 0.158237 0" koffice:nodeTypes="ccccc"/>
          <draw:path draw:style-name="gr7" draw:id="shape143" draw:name="path298" draw:layer="g3243" svg:width="0.31647375360pt" svg:height="0.31360000000pt" draw:transform="matrix(1.06388280000 0.00000000000 0.00000000000 1.06388280000 45.66300859469pt 30.30284718016pt)" svg:viewBox="0 0 0 0" svg:d="M0.158237 0C0.244376 0 0.316474 0.070336 0.316474 0.157696C0.316474 0.243264 0.246131 0.3136 0.158237 0.3136C0.0720977 0.3136 0 0.243264 0 0.157696C0 0.072128 0.0703425 0 0.158237 0L0.158237 0" koffice:nodeTypes="cccccc"/>
          <draw:path draw:style-name="gr6" draw:id="shape144" draw:name="path300" draw:layer="g3243" svg:width="0.31638375040pt" svg:height="0.31629376000pt" draw:transform="matrix(1.06388280000 0.00000000000 0.00000000000 1.06388280000 56.03927031965pt 29.64834648160pt)" svg:viewBox="0 0 0 0" svg:d="M0.158169 0C0.0720424 0 0 0.0701875 0 0.157922C0 0.244307 0.0702875 0.316294 0.158169 0.316294C0.244296 0.316294 0.316384 0.246106 0.316384 0.157922C0.316384 0.0719872 0.246051 0 0.158169 0" koffice:nodeTypes="ccccc"/>
          <draw:path draw:style-name="gr7" draw:id="shape145" draw:name="path302" draw:layer="g3243" svg:width="0.31638375040pt" svg:height="0.31270464000pt" draw:transform="matrix(1.06388280000 0.00000000000 0.00000000000 1.06388280000 56.03927031965pt 29.64834648160pt)" svg:viewBox="0 0 0 0" svg:d="M0.158169 0C0.0720424 0 0 0.0697882 0 0.157023C0 0.242916 0.0702875 0.312705 0.158169 0.312705C0.244296 0.312705 0.316384 0.242916 0.316384 0.157023C0.316384 0.0715776 0.246051 0 0.158169 0L0.158169 0" koffice:nodeTypes="cccccc"/>
          <draw:path draw:style-name="gr6" draw:id="shape146" draw:name="path304" draw:layer="g3243" svg:width="0.31638375040pt" svg:height="0.31360000000pt" draw:transform="matrix(1.06388280000 0.00000000000 0.00000000000 1.06388280000 60.41778637133pt 30.30284718016pt)" svg:viewBox="0 0 0 0" svg:d="M0.158214 0C0.0720424 0 0 0.070336 0 0.157696C0 0.243264 0.0702875 0.3136 0.158214 0.3136C0.244341 0.3136 0.316384 0.243264 0.316384 0.157696C0.316384 0.072128 0.246096 0 0.158214 0" koffice:nodeTypes="ccccc"/>
          <draw:path draw:style-name="gr7" draw:id="shape147" draw:name="path306" draw:layer="g3243" svg:width="0.31638375040pt" svg:height="0.31360000000pt" draw:transform="matrix(1.06388280000 0.00000000000 0.00000000000 1.06388280000 60.41778637133pt 30.30284718016pt)" svg:viewBox="0 0 0 0" svg:d="M0.158214 0C0.0720424 0 0 0.070336 0 0.157696C0 0.243264 0.0702875 0.3136 0.158214 0.3136C0.244341 0.3136 0.316384 0.243264 0.316384 0.157696C0.316384 0.072128 0.246096 0 0.158214 0L0.158214 0" koffice:nodeTypes="cccccc"/>
          <draw:path draw:style-name="gr4" draw:id="shape148" draw:name="path308" draw:layer="g3243" svg:width="1.55258454132pt" svg:height="0.93265073285pt" draw:transform="matrix(1.06388280000 0.00000000000 0.00000000000 1.06388280000 43.71573602115pt 30.52850846161pt)" svg:viewBox="0 0 2 1" svg:d="M1.42021 0.662003C1.42021 0.662003 1.42409 0.658913 1.42798 0.655822C1.42798 0.652732 1.43187 0.652732 1.43576 0.649642C1.43576 0.649642 1.43964 0.646551 1.43964 0.643461C1.43964 0.640371 1.44353 0.640371 1.44742 0.63728C1.44742 0.63728 1.45131 0.63419 1.45131 0.631099C1.45131 0.628782 1.4552 0.628782 1.4552 0.625691C1.4552 0.625691 1.45908 0.622601 1.46297 0.619511C1.46297 0.61642 1.46686 0.61642 1.46686 0.61333C1.46686 0.61333 1.47085 0.610239 1.47085 0.607149C1.47085 0.604059 1.47473 0.604059 1.47473 0.600968C1.47473 0.600968 1.47862 0.598651 1.47862 0.59556C1.47862 0.59247 1.48251 0.59247 1.48251 0.58938C1.48251 0.586289 1.4864 0.586289 1.4864 0.583199L1.4864 0.583199C1.4864 0.583199 1.49028 0.580108 1.49028 0.577018C1.49028 0.573928 1.49417 0.573928 1.49417 0.570837C1.49417 0.567747 1.49806 0.567747 1.49806 0.565429C1.49806 0.562339 1.49806 0.562339 1.50195 0.559249C1.52916 0.507485 1.55258 0.453404 1.55258 0.396232C1.55258 0.390051 1.55258 0.38387 1.55258 0.37769C1.55258 0.342151 1.54092 0.311247 1.52527 0.275708C1.52527 0.275708 1.52527 0.275708 1.52527 0.275708C1.51361 0.250985 1.50195 0.230125 1.48251 0.209265L1.48251 0.209265C1.4552 0.176044 1.42021 0.149003 1.38123 0.12119C1.36957 0.115781 1.35791 0.10651 1.34624 0.10033L1.34624 0.10033C1.32671 0.0910584 1.30727 0.0825599 1.28783 0.0732889C1.06194 -0.023285 0.77765 -0.0171043 0.536221 0.0493385C0.294891 0.115781 0.104099 0.250985 0.0300354 0.399322C-0.00106534 0.462675 -0.00884054 0.535298 0.0105974 0.604059L0.0105974 0.604059C0.0105974 0.604059 0.0105974 0.607149 0.0105974 0.607149C0.0417979 0.725356 0.154638 0.818839 0.314329 0.876011C0.450594 0.923911 0.606397 0.939363 0.754325 0.930092C0.991867 0.915413 1.23718 0.836609 1.40067 0.695224" koffice:nodeTypes="ccccccccccccccccccccccccccccccccccccc"/>
          <draw:path draw:style-name="gr7" draw:id="shape149" draw:name="path310" draw:layer="g3243" svg:width="1.55258454132pt" svg:height="0.93265073285pt" draw:transform="matrix(1.06388280000 0.00000000000 0.00000000000 1.06388280000 43.71573602115pt 30.52850846161pt)" svg:viewBox="0 0 2 1" svg:d="M1.42021 0.662003L1.42021 0.662003C1.42021 0.662003 1.42409 0.658913 1.42798 0.655822L1.42798 0.655822C1.42798 0.652732 1.43187 0.652732 1.43576 0.649642L1.43576 0.649642C1.43576 0.649642 1.43964 0.646551 1.43964 0.643461L1.43964 0.643461C1.43964 0.640371 1.44353 0.640371 1.44742 0.63728L1.44742 0.63728C1.44742 0.63728 1.45131 0.63419 1.45131 0.631099L1.45131 0.631099C1.45131 0.628782 1.4552 0.628782 1.4552 0.625691L1.4552 0.625691C1.4552 0.625691 1.45908 0.622601 1.46297 0.619511L1.46297 0.619511C1.46297 0.61642 1.46686 0.61642 1.46686 0.61333L1.46686 0.61333C1.46686 0.61333 1.47085 0.610239 1.47085 0.607149L1.47085 0.607149C1.47085 0.604059 1.47473 0.604059 1.47473 0.600968L1.47473 0.600968C1.47473 0.600968 1.47862 0.598651 1.47862 0.59556L1.47862 0.59556C1.47862 0.59247 1.48251 0.59247 1.48251 0.58938L1.48251 0.58938C1.48251 0.586289 1.4864 0.586289 1.4864 0.583199L1.4864 0.583199C1.4864 0.583199 1.49028 0.580108 1.49028 0.577018L1.49028 0.577018C1.49028 0.573928 1.49417 0.573928 1.49417 0.570837L1.49417 0.570837C1.49417 0.567747 1.49806 0.567747 1.49806 0.565429L1.49806 0.565429C1.49806 0.562339 1.49806 0.562339 1.50195 0.559249L1.50195 0.559249C1.52916 0.507485 1.55258 0.453404 1.55258 0.396232C1.55258 0.390051 1.55258 0.38387 1.55258 0.37769L1.55258 0.37769C1.55258 0.342151 1.54092 0.311247 1.52527 0.275708C1.52527 0.275708 1.52527 0.275708 1.52527 0.275708C1.51361 0.250985 1.50195 0.230125 1.48251 0.209265L1.48251 0.209265C1.4552 0.176044 1.42021 0.149003 1.38123 0.12119L1.38123 0.12119C1.36957 0.115781 1.35791 0.10651 1.34614 0.10033L1.34614 0.10033C1.32671 0.0910584 1.30727 0.0825599 1.28783 0.0732889C1.06194 -0.023285 0.77765 -0.0171043 0.536221 0.0493385C0.294891 0.115781 0.104099 0.250985 0.0300354 0.399322C-0.00106534 0.462675 -0.00884054 0.535298 0.0105974 0.604059L0.0105974 0.604059C0.0105974 0.604059 0.0105974 0.607149 0.0105974 0.607149C0.0417979 0.725356 0.154638 0.818839 0.314329 0.876011C0.450594 0.923911 0.602509 0.939363 0.754325 0.930092C0.991867 0.915413 1.23718 0.836609 1.40067 0.695224L1.40067 0.695224Z" koffice:nodeTypes="cccccccccccccccccccccccccccccccccccccccccccccccccccccccccc"/>
          <draw:path draw:style-name="gr4" draw:id="shape150" draw:name="path312" draw:layer="g3243" svg:width="1.55038284962pt" svg:height="0.93265073285pt" draw:transform="matrix(1.06388280000 0.00000000000 0.00000000000 1.06388280000 61.64125159133pt 30.52850846161pt)" svg:viewBox="0 0 2 1" svg:d="M0.128399 0.662003C0.128399 0.662003 0.124514 0.658913 0.12063 0.655822C0.12063 0.652732 0.116745 0.652732 0.116745 0.649642C0.116745 0.649642 0.11286 0.646551 0.108975 0.643461C0.108975 0.640371 0.10509 0.640371 0.10509 0.63728C0.10509 0.63728 0.101106 0.63419 0.101106 0.631099C0.101106 0.628782 0.0972208 0.628782 0.093336 0.625691C0.093336 0.625691 0.0894511 0.622601 0.0855663 0.619511C0.0855663 0.61642 0.0855663 0.61642 0.0816814 0.61333C0.0816814 0.61333 0.0777966 0.610239 0.0777966 0.607149C0.0777966 0.604059 0.0739117 0.604059 0.0739117 0.600968C0.0739117 0.600968 0.0700269 0.598651 0.0700269 0.59556C0.0700269 0.59247 0.066142 0.59247 0.066142 0.58938C0.066142 0.586289 0.0622572 0.586289 0.0622572 0.583199L0.0622572 0.583199C0.0622572 0.583199 0.0583723 0.580108 0.0583723 0.577018C0.0583723 0.573928 0.0544875 0.573928 0.0544875 0.570837C0.0544875 0.567747 0.0506026 0.567747 0.0506026 0.565429C0.0506026 0.562339 0.0506026 0.562339 0.0467178 0.559249C0.0194242 0.507485 0 0.453404 0 0.396232C0 0.390051 0 0.38387 0 0.37769C0 0.342151 0.0116545 0.311247 0.0271939 0.275708C0.0271939 0.275708 0.0271939 0.275708 0.0271939 0.275708C0.0389481 0.250985 0.0506026 0.230125 0.0700269 0.209265L0.0700269 0.209265C0.0972208 0.176044 0.132284 0.149003 0.171232 0.12119C0.171232 0.12119 0.171232 0.12119 0.171232 0.12119C0.182887 0.115781 0.194541 0.10651 0.206196 0.10033L0.206196 0.10033C0.221735 0.0910584 0.241259 0.0825599 0.264568 0.0732889C0.490288 -0.023285 0.77428 -0.0171043 1.01165 0.0493385C1.25291 0.115781 1.44357 0.250985 1.51748 0.399322C1.54866 0.462675 1.56031 0.535298 1.54089 0.604059L1.54089 0.604059C1.54089 0.604059 1.54089 0.607149 1.54089 0.607149C1.50583 0.725356 1.39685 0.818839 1.23737 0.876011C1.10121 0.923911 0.945512 0.939363 0.797689 0.930092C0.560315 0.915413 0.315171 0.836609 0.151708 0.695224" koffice:nodeTypes="cccccccccccccccccccccccccccccccccccccc"/>
          <draw:path draw:style-name="gr7" draw:id="shape151" draw:name="path314" draw:layer="g3243" svg:width="1.55038284962pt" svg:height="0.93265073285pt" draw:transform="matrix(1.06388280000 0.00000000000 0.00000000000 1.06388280000 61.64125159133pt 30.52850846161pt)" svg:viewBox="0 0 2 1" svg:d="M0.128399 0.662003L0.128399 0.662003C0.128399 0.662003 0.124514 0.658913 0.12063 0.655822L0.12063 0.655822C0.12063 0.652732 0.116745 0.652732 0.116745 0.649642L0.116745 0.649642C0.116745 0.649642 0.11286 0.646551 0.108975 0.643461L0.108975 0.643461C0.108975 0.640371 0.10509 0.640371 0.10509 0.63728L0.10509 0.63728C0.10509 0.63728 0.101106 0.63419 0.101106 0.631099L0.101106 0.631099C0.101106 0.628782 0.0972208 0.628782 0.093336 0.625691L0.093336 0.625691C0.093336 0.625691 0.0894511 0.622601 0.0855663 0.619511L0.0855663 0.619511C0.0855663 0.61642 0.0855663 0.61642 0.0816814 0.61333L0.0816814 0.61333C0.0816814 0.61333 0.0777966 0.610239 0.0777966 0.607149L0.0777966 0.607149C0.0777966 0.604059 0.0739117 0.604059 0.0739117 0.600968L0.0739117 0.600968C0.0739117 0.600968 0.0700269 0.598651 0.0700269 0.59556L0.0700269 0.59556C0.0700269 0.59247 0.066142 0.59247 0.066142 0.58938L0.066142 0.58938C0.066142 0.586289 0.0622572 0.586289 0.0622572 0.583199L0.0622572 0.583199C0.0622572 0.583199 0.0583723 0.580108 0.0583723 0.577018L0.0583723 0.577018C0.0583723 0.573928 0.0544875 0.573928 0.0544875 0.570837L0.0544875 0.570837C0.0544875 0.567747 0.0506026 0.567747 0.0506026 0.565429L0.0506026 0.565429C0.0506026 0.562339 0.0506026 0.562339 0.0467178 0.559249L0.0467178 0.559249C0.0194242 0.507485 0 0.453404 0 0.396232C0 0.390051 0 0.38387 0 0.37769L0 0.37769C0 0.342151 0.0116545 0.311247 0.0271939 0.275708C0.0271939 0.275708 0.0271939 0.275708 0.0271939 0.275708C0.0389481 0.250985 0.0506026 0.230125 0.0700269 0.209265L0.0700269 0.209265C0.0972208 0.176044 0.132284 0.149003 0.171232 0.12119C0.171232 0.12119 0.171232 0.12119 0.171232 0.12119C0.182887 0.115781 0.194541 0.10651 0.206196 0.10033L0.206196 0.10033C0.221735 0.0910584 0.241259 0.0825599 0.264568 0.0732889C0.490288 -0.023285 0.77428 -0.0171043 1.01165 0.0493385C1.25291 0.115781 1.44357 0.250985 1.51748 0.399322C1.54866 0.462675 1.56031 0.535298 1.54089 0.604059L1.54089 0.604059C1.54089 0.604059 1.54089 0.607149 1.54089 0.607149C1.50583 0.725356 1.39685 0.818839 1.23737 0.876011C1.10121 0.923911 0.949397 0.939363 0.797689 0.930092C0.560315 0.915413 0.315171 0.836609 0.151708 0.695224L0.151708 0.695224Z" koffice:nodeTypes="cccccccccccccccccccccccccccccccccccccccccccccccccccccccccc"/>
          <draw:path draw:style-name="gr6" draw:id="shape152" draw:name="path316" draw:layer="g3243" svg:width="2.16254485752pt" svg:height="1.35734115576pt" draw:transform="matrix(1.06388280000 0.00000000000 0.00000000000 1.06388280000 46.98209204352pt 29.58736495801pt)" svg:viewBox="0 0 2 1" svg:d="M1.31365 1.3008C1.54758 1.24301 1.7523 1.14049 1.90179 1.01373C2.08372 0.863675 2.18446 0.678199 2.15851 0.492723L2.15851 0.492723C2.12598 0.234548 1.84007 0.0481396 1.45982 0.00806189C1.30384 -0.00591871 1.14462 -0.00219055 0.991889 0.0229745L0.991889 0.0229745C0.991889 0.0229745 0.991889 0.0229745 0.991889 0.0229745C0.699485 0.0705086 0.439524 0.190742 0.260754 0.339868C0.0788236 0.488995 -0.0219165 0.678199 0.00403807 0.859947L0.00403807 0.859947C0.0398086 1.12278 0.322563 1.30453 0.699485 1.34834C0.900965 1.36977 1.11542 1.35206 1.31365 1.30453" koffice:nodeTypes="ccccccccccccc"/>
          <draw:path draw:style-name="gr7" draw:id="shape153" draw:name="path318" draw:layer="g3243" svg:width="2.15606110751pt" svg:height="1.35734115576pt" draw:transform="matrix(1.06388280000 0.00000000000 0.00000000000 1.06388280000 46.98541135786pt 29.58736495801pt)" svg:viewBox="0 0 2 1" svg:d="M1.30844 1.3008C1.54202 1.24301 1.74643 1.14049 1.8957 1.01373C2.07736 0.863675 2.17794 0.678199 2.15203 0.492723L2.15203 0.492723L2.15203 0.492723C2.11955 0.234548 1.83407 0.0481396 1.45763 0.00806189C1.30188 -0.00591871 1.14614 -0.00219055 0.990401 0.0229745L0.990401 0.0229745L0.990401 0.0229745C0.990401 0.0229745 0.990401 0.0229745 0.990401 0.0229745L0.990401 0.0229745C0.698436 0.0705086 0.438865 0.190742 0.260363 0.339868C0.0787053 0.488995 -0.0218836 0.678199 0.00403201 0.859947L0.00403201 0.859947L0.00403201 0.859947C0.0397489 1.12278 0.322079 1.30453 0.698436 1.34834C0.899613 1.36977 1.11375 1.35206 1.31168 1.30453L1.31168 1.30453Z" koffice:nodeTypes="ccccccccccccccccccc"/>
          <draw:path draw:style-name="gr3" draw:id="shape154" draw:name="path320" draw:layer="g3243" svg:width="1.99128022419pt" svg:height="1.17512933894pt" draw:transform="matrix(1.06388280000 0.00000000000 0.00000000000 1.06388280000 47.02348516859pt 29.63142559663pt)" svg:viewBox="0 0 2 1" svg:d="M1.0783 1.15244C0.931737 1.17585 0.782065 1.18279 0.635505 1.16545C0.292496 1.12816 0.033702 0.972061 0.00249029 0.749183C0.00249029 0.749183 0.00249029 0.749183 0.00249029 0.749183C-0.0161889 0.596551 0.07114 0.43698 0.233266 0.305162C0.398504 0.173343 0.641732 0.064939 0.916091 0.0207103C0.916091 0.0207103 0.916091 0.0207103 0.916091 0.0207103L0.916091 0.0207103C1.05954 -0.000103158 1.20921 -0.00617376 1.35577 0.00683468C1.69878 0.0441255 1.95758 0.200227 1.98879 0.423972C2.00747 0.575737 1.92022 0.735307 1.75801 0.867126C1.59277 0.999812 1.34955 1.10821 1.07519 1.15244L1.07519 1.15244" koffice:nodeTypes="ccccccccccccc"/>
          <draw:path draw:style-name="gr7" draw:id="shape155" draw:name="path322" draw:layer="g3243" svg:width="1.99128022419pt" svg:height="1.18166209511pt" draw:transform="matrix(1.06388280000 0.00000000000 0.00000000000 1.06388280000 47.02348516859pt 29.62822545049pt)" svg:viewBox="0 0 2 1" svg:d="M1.0783 1.15891C0.931737 1.18239 0.782065 1.18935 0.635505 1.17195C0.292496 1.13456 0.033702 0.978028 0.00249029 0.754532C0.00249029 0.754532 0.00249029 0.754532 0.00249029 0.754532L0.00249029 0.754532C-0.0161889 0.601476 0.07114 0.441463 0.233266 0.309278C0.398504 0.177094 0.641732 0.068389 0.916091 0.020559L0.916091 0.020559C0.916091 0.020559 0.916091 0.020559 0.916091 0.020559L0.916091 0.020559L0.916091 0.020559C1.05954 0.000557466 1.20921 -0.00639961 1.35577 0.00664492C1.69878 0.0440392 1.95758 0.200574 1.98879 0.42494C2.00747 0.577996 1.92022 0.737139 1.75801 0.870193C1.59277 1.00238 1.34955 1.11108 1.07519 1.15891L1.07519 1.15891L1.07519 1.15891Z" koffice:nodeTypes="cccccccccccccccccc"/>
          <draw:path draw:style-name="gr6" draw:id="shape156" draw:name="path324" draw:layer="g3243" svg:width="2.90083333333pt" svg:height="1.45044512000pt" draw:transform="matrix(1.06388280000 0.00000000000 0.00000000000 1.06388280000 51.77037675168pt 28.93001281504pt)" svg:viewBox="0 0 3 1" svg:d="M1.45046 1.45045L1.45046 1.45045L0 0.7024L1.45046 0L1.45046 0L1.45046 0L2.90083 0.7024L1.45046 1.45045L1.45046 1.45045" koffice:nodeTypes="ccccccccc"/>
          <draw:path draw:style-name="gr7" draw:id="shape157" draw:name="path326" draw:layer="g3243" svg:width="2.90083333333pt" svg:height="1.45044512000pt" draw:transform="matrix(1.06388280000 0.00000000000 0.00000000000 1.06388280000 51.77037675168pt 28.93001281504pt)" svg:viewBox="0 0 3 1" svg:d="M1.45046 1.45045L1.45046 1.45045L0 0.7024L1.45046 0L1.45046 0L1.45046 0L2.90083 0.7024L1.45046 1.45045L1.45046 1.45045L1.45046 1.45045" koffice:nodeTypes="cccccccccc"/>
          <draw:path draw:style-name="gr8" draw:id="shape158" draw:name="path328" draw:layer="g3243" svg:width="2.60751257813pt" svg:height="1.30443552000pt" draw:transform="matrix(1.06388280000 0.00000000000 0.00000000000 1.06388280000 51.85352983133pt 28.97682365824pt)" svg:viewBox="0 0 3 1" svg:d="M0 0.630574L1.3023 1.30444L2.60751 0.630574L1.3023 0L0 0.630574M2.09184 0.663524L1.31394 1.04213L1.30521 1.04471L1.29648 1.04213L0.518579 0.663524L0.492325 0.651249L0.518579 0.638327L1.29648 0.250033L1.30521 0.247449L1.31394 0.250033L2.09184 0.638327L2.11802 0.651249L2.09184 0.663524" koffice:nodeTypes="cccccccccccccccccc"/>
          <draw:path draw:style-name="gr7" draw:id="shape159" draw:name="path330" draw:layer="g3243" svg:width="2.60751257813pt" svg:height="1.30572800000pt" draw:transform="matrix(1.06388280000 0.00000000000 0.00000000000 1.06388280000 51.85021051699pt 28.97341923328pt)" svg:viewBox="0 0 3 1" svg:d="M0 0.631533L1.3023 1.30573L2.60751 0.631533L1.3023 0L0 0.631533L0 0.631533M2.09475 0.666438L1.31685 1.04523L1.30812 1.04781L1.29939 1.04523L0.521488 0.666438L0.495234 0.654157L0.521488 0.641229L1.29939 0.252742L1.30812 0.250157L1.31685 0.252742L2.09475 0.641229L2.12093 0.654157L2.09475 0.666438L2.09475 0.666438" koffice:nodeTypes="cccccccccccccccccccc"/>
          <draw:path draw:style-name="gr4" draw:id="shape160" draw:name="path332" draw:layer="g3243" svg:width="1.26010987520pt" svg:height="0.82156096000pt" draw:transform="matrix(1.06388280000 0.00000000000 0.00000000000 1.06388280000 52.49517882566pt 29.34535266016pt)" svg:viewBox="0 0 1 1" svg:d="M0.630055 0.821561L1.26011 0.416944L0.630055 0L0 0.416944L0.630055 0.821561" koffice:nodeTypes="ccccc"/>
          <draw:path draw:style-name="gr7" draw:id="shape161" draw:name="path334" draw:layer="g3243" svg:width="1.26010987520pt" svg:height="0.81577024000pt" draw:transform="matrix(1.06388280000 0.00000000000 0.00000000000 1.06388280000 52.49517882566pt 29.34875708512pt)" svg:viewBox="0 0 1 1" svg:d="M0.630055 0.81577L1.26011 0.415472L0.630055 0L0 0.415472L0.630055 0.81577L0.630055 0.81577" koffice:nodeTypes="cccccc"/>
          <draw:path draw:style-name="gr6" draw:id="shape162" draw:name="path336" draw:layer="g3243" svg:width="2.15599608405pt" svg:height="1.35734115576pt" draw:transform="matrix(1.06388280000 0.00000000000 0.00000000000 1.06388280000 57.48463405389pt 29.58736495801pt)" svg:viewBox="0 0 2 1" svg:d="M0.847626 1.3008C0.614057 1.24301 0.409644 1.14049 0.260383 1.01373C0.0786443 0.863675 -0.0219429 0.678199 0.00405525 0.492723L0.00405525 0.492723C0.0397716 0.234548 0.322014 0.0481396 0.698365 0.00806189C0.854104 -0.00591871 1.01308 -0.00219055 1.16559 0.0229745L1.16559 0.0229745C1.16559 0.0229745 1.16559 0.0229745 1.16559 0.0229745L1.16559 0.0229745C1.45763 0.0705086 1.7172 0.190742 1.89561 0.339868C2.07735 0.488995 2.17794 0.678199 2.15194 0.859947L2.15194 0.859947C2.11955 1.12278 1.83398 1.30453 1.45763 1.34834C1.25646 1.36977 1.04233 1.35206 0.844386 1.30453" koffice:nodeTypes="cccccccccccccc"/>
          <draw:path draw:style-name="gr7" draw:id="shape163" draw:name="path338" draw:layer="g3243" svg:width="2.16073345900pt" svg:height="1.35734115576pt" draw:transform="matrix(1.06388280000 0.00000000000 0.00000000000 1.06388280000 57.48552742998pt 29.58736495801pt)" svg:viewBox="0 0 2 1" svg:d="M0.850926 1.3008C0.617102 1.24301 0.412463 1.14049 0.263038 1.01373C0.0811008 0.863675 -0.0195969 0.678199 0.00318688 0.492723L0.00318688 0.492723L0.00318688 0.492723C0.0389425 0.234548 0.321494 0.0481396 0.698258 0.00806189C0.854169 -0.00591871 1.01008 -0.00219055 1.16924 0.0229745L1.16924 0.0229745L1.16924 0.0229745C1.16924 0.0229745 1.16924 0.0229745 1.16924 0.0229745L1.16924 0.0229745C1.4616 0.0705086 1.72145 0.190742 1.90007 0.339868C2.082 0.488995 2.1827 0.678199 2.15667 0.859947L2.15667 0.859947L2.15667 0.859947C2.12424 1.12278 1.83837 1.30453 1.4616 1.34834C1.26021 1.36977 1.04908 1.35206 0.847683 1.30453L0.847683 1.30453Z" koffice:nodeTypes="ccccccccccccccccccc"/>
          <draw:path draw:style-name="gr3" draw:id="shape164" draw:name="path340" draw:layer="g3243" svg:width="1.99131625641pt" svg:height="1.17512933894pt" draw:transform="matrix(1.06388280000 0.00000000000 0.00000000000 1.06388280000 57.53598815341pt 29.63142559663pt)" svg:viewBox="0 0 2 1" svg:d="M0.913005 1.15244C1.05957 1.17585 1.20924 1.18279 1.35581 1.16545C1.69882 1.12816 1.95761 0.972061 1.98883 0.749183C1.98883 0.749183 1.98883 0.749183 1.98883 0.749183C2.00751 0.596551 1.92018 0.43698 1.75805 0.305162C1.59281 0.173343 1.34958 0.064939 1.07514 0.0207103C1.07514 0.0207103 1.07514 0.0207103 1.07514 0.0207103L1.07514 0.0207103C0.931685 -0.000103158 0.782011 -0.00617376 0.63545 0.00683468C0.292518 0.0441255 0.033642 0.200227 0.00250988 0.423972C-0.0162493 0.575737 0.0710804 0.735307 0.233207 0.867126C0.398527 0.999812 0.641756 1.10821 0.916119 1.15244L0.916119 1.15244" koffice:nodeTypes="ccccccccccccc"/>
          <draw:path draw:style-name="gr7" draw:id="shape165" draw:name="path342" draw:layer="g3243" svg:width="1.99131625641pt" svg:height="1.18166209511pt" draw:transform="matrix(1.06388280000 0.00000000000 0.00000000000 1.06388280000 57.53266883907pt 29.62822545049pt)" svg:viewBox="0 0 2 1" svg:d="M0.913005 1.15891C1.05957 1.18239 1.20924 1.18935 1.35581 1.17195C1.69882 1.13456 1.95761 0.978028 1.98883 0.754532C1.98883 0.754532 1.98883 0.754532 1.98883 0.754532L1.98883 0.754532C2.00751 0.601476 1.92018 0.441463 1.75805 0.309278C1.59281 0.177094 1.34958 0.068389 1.07514 0.020559L1.07514 0.020559C1.07514 0.020559 1.07514 0.020559 1.07514 0.020559L1.07514 0.020559L1.07514 0.020559C0.931685 0.000557466 0.782011 -0.00639961 0.63545 0.00664492C0.292518 0.0440392 0.033642 0.200574 0.00250988 0.42494C-0.0162493 0.577996 0.0710804 0.737139 0.233207 0.870193C0.398527 1.00238 0.641677 1.11108 0.916119 1.15891L0.916119 1.15891L0.916119 1.15891Z" koffice:nodeTypes="cccccccccccccccccc"/>
          <draw:path draw:style-name="gr8" draw:id="shape166" draw:name="path344" draw:layer="g3243" svg:width="17.20477766455pt" svg:height="1.28185875375pt" draw:transform="matrix(1.06388280000 0.00000000000 0.00000000000 1.06388280000 43.97526659611pt 28.21338136096pt)" svg:viewBox="0 0 17 1" svg:d="M8.01581 0.00384279C6.79373 0.0192139 5.62359 0.0864627 4.54511 0.191499C3.42385 0.301659 2.30564 0.464337 1.21801 0.719242C1.19658 0.721804 1.16303 0.729489 1.12024 0.739737C0.799413 0.804423 -0.0468511 0.982473 0.002032 1.19511C0.0233841 1.29246 0.185363 1.29502 0.362515 1.26492C0.515265 1.2425 0.683345 1.19254 0.790262 1.16244C0.823893 1.1522 0.851346 1.14451 0.872777 1.14003L0.872777 1.14003C1.46243 0.989518 2.06733 0.869751 2.67535 0.77176C4.22733 0.521979 6.07879 0.364424 8.07385 0.342008C8.43433 0.339446 8.78261 0.339446 9.14317 0.342008C11.1321 0.364424 12.9774 0.521979 14.5294 0.77176C15.1344 0.869751 15.7394 0.986956 16.329 1.14003L16.329 1.14003C16.3473 1.14259 16.3779 1.1522 16.4114 1.16244C16.5184 1.19254 16.6834 1.2425 16.8392 1.26492C17.0164 1.29246 17.1783 1.2899 17.2027 1.19511C17.2516 0.984394 16.4054 0.806985 16.0846 0.739737C16.0448 0.732051 16.0112 0.724365 15.9868 0.719242C14.9022 0.464337 13.7809 0.304221 12.6597 0.191499C11.6026 0.0864627 10.4538 0.0217758 9.25314 0.00384279C8.84072 -0.00128093 8.42823 -0.00128093 8.01276 0.00384279" koffice:nodeTypes="ccccccccccccccccccccccc"/>
          <draw:path draw:style-name="gr7" draw:id="shape167" draw:name="path346" draw:layer="g3243" svg:width="17.18637757440pt" svg:height="1.28185875375pt" draw:transform="matrix(1.06388280000 0.00000000000 0.00000000000 1.06388280000 43.97526659611pt 28.21338136096pt)" svg:viewBox="0 0 17 1" svg:d="M8.01152 0.00384279C6.79009 0.0192139 5.62058 0.0839009 4.54268 0.191499C3.42506 0.301659 2.3044 0.464337 1.21736 0.719242L1.21736 0.719242C1.19594 0.721804 1.1624 0.729489 1.11964 0.739737C0.798984 0.804423 -0.046826 0.982473 0.00203091 1.19511C0.0233716 1.29246 0.185263 1.29502 0.362321 1.26492C0.514989 1.2425 0.682978 1.19254 0.78679 1.16244C0.820403 1.1522 0.847841 1.14451 0.86926 1.14003L0.86926 1.14003L0.86926 1.14003L0.86926 1.14003C1.45859 0.989518 2.06317 0.869751 2.67079 0.77176C4.22202 0.521979 6.07248 0.364424 8.06647 0.342008C8.42371 0.339446 8.77486 0.339446 9.13522 0.342008C11.1231 0.364424 12.9674 0.521979 14.5156 0.77176C15.1201 0.869751 15.7248 0.986956 16.3141 1.14003L16.3141 1.14003L16.3141 1.14003L16.3141 1.14003C16.3325 1.14259 16.363 1.1522 16.3966 1.16244C16.5035 1.19254 16.6683 1.2425 16.8241 1.26492C17.0012 1.29246 17.163 1.2899 17.1843 1.19511C17.2333 0.984394 16.3874 0.806985 16.0668 0.739737C16.0271 0.732051 15.9935 0.724365 15.9691 0.719242L15.9691 0.719242C14.885 0.464337 13.7644 0.304221 12.6438 0.191499C11.5842 0.0864627 10.4391 0.0217758 9.23599 0.00384279C8.82371 -0.00128093 8.41152 -0.00128093 7.99619 0.00384279L7.99619 0.00384279Z" koffice:nodeTypes="ccccccccccccccccccccccccccccccc"/>
          <draw:path draw:style-name="gr8" draw:id="shape168" draw:name="path348" draw:layer="g3243" svg:width="24.93479526235pt" svg:height="5.32117002667pt" draw:transform="matrix(1.06388280000 0.00000000000 0.00000000000 1.06388280000 40.01782513066pt 23.39101340512pt)" svg:viewBox="0 0 25 5" svg:d="M2.29385 3.12881L2.26581 3.16121L2.26269 3.11977C2.25015 3.00225 2.20021 2.89602 2.12535 2.82219C2.08477 2.77849 2.03483 2.74609 1.97866 2.72575C1.92561 2.70466 1.86633 2.69637 1.80705 2.70466C1.72587 2.71069 1.6447 2.74609 1.56361 2.8139C1.47932 2.88698 1.43561 2.86362 1.32016 2.8139C1.27958 2.79582 1.22964 2.76945 1.16413 2.74609C1.00178 2.68432 0.752105 2.6813 0.552366 2.70466C0.443149 2.71671 0.333932 2.73705 0.234062 2.78979C0.171664 2.82219 0.106069 2.86664 0.0562146 2.91937C0.00939575 2.97286 -0.0218434 3.04594 0.0187436 3.11375C0.102953 3.26141 0.230946 3.26141 0.374519 3.2373C0.474388 3.22299 0.583605 3.19361 0.695938 3.19361C0.911337 3.19361 1.0923 3.21997 1.25145 3.2697C1.40437 3.31716 1.53548 3.38497 1.65093 3.4701C1.72587 3.41435 1.82263 3.38497 1.91938 3.38497C2.04106 3.38497 2.15348 3.43168 2.23457 3.50852C2.31574 3.58461 2.36568 3.69084 2.36568 3.80536C2.36568 3.89953 2.33132 3.98768 2.27516 4.05849C2.25958 4.07884 2.23769 4.10294 2.21276 4.12027C2.2408 4.16472 2.26269 4.19712 2.2845 4.22951C2.44366 4.47964 2.60912 4.73579 2.84313 4.94749C2.94924 5.04468 3.07411 5.1268 3.21145 5.18857C3.23638 5.20063 3.2645 5.20892 3.29255 5.22097C3.45801 5.28576 3.64209 5.32117 3.8356 5.32117C4.22261 5.32117 4.57839 5.17652 4.84052 4.93845C4.89046 4.894 4.93728 4.84428 4.98098 4.79154C5.0278 4.73579 5.0715 4.67326 5.10897 4.60922L5.12455 4.61751C5.23377 4.67928 5.35553 4.72675 5.48033 4.76216C5.6052 4.79455 5.73623 4.81188 5.87357 4.81188C6.24812 4.81188 6.59136 4.67627 6.84415 4.45553C6.89096 4.41485 6.93778 4.36738 6.98149 4.32067C7.02207 4.27321 7.05954 4.22047 7.09382 4.16774L7.10325 4.14965L7.11883 4.16472C7.23739 4.26492 7.38096 4.34403 7.53077 4.39676C7.68369 4.45026 7.84915 4.47964 8.02388 4.47964C8.40778 4.47964 8.75733 4.338 9.01635 4.10294C9.11622 4.0148 9.20051 3.90857 9.27225 3.79406L9.2816 3.77597C9.4314 3.89953 9.59687 3.99973 9.78406 4.07658C9.81842 4.09089 9.85589 4.10294 9.89016 4.11424C10.118 4.19109 10.3708 4.23479 10.6361 4.23479C11.3258 4.23479 11.9312 3.94398 12.2403 3.5138C12.2995 3.42866 12.3495 3.3375 12.3869 3.24333C12.4213 3.14916 12.4431 3.04896 12.4493 2.9465C12.4493 2.9254 12.4525 2.89903 12.4525 2.87869L12.4868 2.87869C12.4868 2.89903 12.4868 2.92239 12.4868 2.9465C12.4931 3.04896 12.5148 3.14916 12.5492 3.24333C12.5836 3.3375 12.6335 3.42866 12.6959 3.5138C13.0018 3.94097 13.6041 4.23479 14.3001 4.23479C14.5654 4.23479 14.8181 4.1941 15.0459 4.11424C15.0803 4.10294 15.1177 4.09089 15.1521 4.07658C15.3363 4.00274 15.5047 3.90254 15.6545 3.77597L15.6639 3.79406C15.7325 3.90556 15.8168 4.01178 15.9198 4.10294C16.1757 4.33499 16.5252 4.47964 16.9123 4.47964C17.0839 4.47964 17.2525 4.45327 17.4054 4.39676C17.5552 4.34403 17.6957 4.26718 17.8173 4.16472L17.833 4.14965L17.8423 4.16774C17.8766 4.22047 17.9141 4.27321 17.9577 4.32067C17.9984 4.36738 18.0452 4.41485 18.092 4.45553C18.3448 4.67627 18.6881 4.81188 19.0626 4.81188C19.1968 4.81188 19.331 4.79455 19.4558 4.76216C19.5806 4.72976 19.6993 4.67928 19.8116 4.61751L19.8272 4.60922C19.8615 4.67326 19.9052 4.73579 19.952 4.79154C19.9927 4.84126 20.0426 4.89174 20.0925 4.93845C20.3515 5.17426 20.7073 5.32117 21.0974 5.32117C21.2878 5.32117 21.4719 5.28576 21.6405 5.22097C21.6654 5.21193 21.6935 5.20063 21.7216 5.18857C21.8558 5.1268 21.9807 5.04468 22.0899 4.94749C22.3208 4.73805 22.4862 4.48265 22.6485 4.22951C22.6672 4.19712 22.6891 4.16472 22.7203 4.12027C22.6984 4.10294 22.6766 4.08185 22.6579 4.05849C22.6017 3.99069 22.5705 3.89953 22.5705 3.80536C22.5705 3.69084 22.6204 3.58461 22.7015 3.50852C22.7796 3.43168 22.892 3.38497 23.0167 3.38497C23.1135 3.38497 23.2072 3.41435 23.2852 3.4701C23.3975 3.38723 23.5287 3.32018 23.6816 3.2697C23.8407 3.22299 24.0217 3.19361 24.2371 3.19361C24.3526 3.19361 24.4586 3.21997 24.5616 3.2373C24.7052 3.26141 24.83 3.2584 24.9174 3.11375C24.9549 3.04594 24.9268 2.97588 24.88 2.91937C24.8331 2.86965 24.7644 2.82219 24.7021 2.78979C24.6053 2.74007 24.493 2.71671 24.3837 2.70466C24.1872 2.68432 23.9375 2.68733 23.772 2.74609C23.7096 2.76945 23.6566 2.79582 23.6159 2.8139C23.5037 2.86664 23.4599 2.88999 23.3726 2.8139C23.2946 2.74609 23.2103 2.71069 23.1292 2.70466C23.0698 2.69863 23.0136 2.70767 22.9575 2.72575C22.9045 2.74609 22.8545 2.77849 22.8108 2.82219C22.7391 2.893 22.6891 2.99923 22.6766 3.11977L22.6735 3.16121L22.6454 3.12881C22.4987 2.96985 22.2521 2.87869 22.0275 2.87266C21.8121 2.86664 21.5812 2.93745 21.4126 3.07005C21.2659 3.18758 21.1598 3.37894 21.1161 3.55825C21.0725 3.74659 21.0912 3.95001 21.2317 4.10822C21.2472 4.1263 21.2628 4.14363 21.2847 4.15869C21.3502 4.20314 21.4501 4.22349 21.5499 4.22047C21.6498 4.21746 21.7497 4.18808 21.8183 4.1263C21.834 4.11123 21.8464 4.08486 21.8714 4.07658C21.887 4.07356 21.8933 4.07658 21.887 4.09692C21.8839 4.10822 21.8808 4.11726 21.8745 4.12931C21.8682 4.14363 21.8526 4.17075 21.834 4.20013C21.7404 4.34403 21.5344 4.60621 21.2566 4.68531C21.1036 4.72675 20.9694 4.72675 20.8571 4.69737C20.7448 4.66798 20.6542 4.60621 20.5919 4.52032C20.5326 4.4382 20.4982 4.33197 20.492 4.22047C20.4888 4.08486 20.5295 3.93494 20.6199 3.78803C20.673 3.70516 20.726 3.61701 20.7697 3.52886C20.751 3.52886 20.7323 3.53188 20.7104 3.53188C20.6261 3.53188 20.542 3.51154 20.467 3.47311C20.4077 3.44072 20.3546 3.39325 20.3141 3.3375C20.2985 3.3699 20.2797 3.40229 20.2579 3.4377C20.233 3.4814 20.2048 3.52284 20.1767 3.56729C20.0238 3.79406 19.8241 4.01178 19.615 4.11424C19.4964 4.17301 19.3528 4.21143 19.2093 4.22047C19.0938 4.2265 18.9752 4.21746 18.8753 4.17602C18.7755 4.13835 18.6912 4.07055 18.635 3.97336C18.5757 3.86412 18.5663 3.73755 18.5788 3.61701C18.5913 3.47311 18.6444 3.33148 18.7255 3.20792C18.8004 3.09642 18.9003 2.99923 19.0219 2.93444C19.1125 2.88698 19.2374 2.86664 19.3435 2.893C19.4371 2.9141 19.5588 2.99923 19.5588 3.10245C19.5588 3.11977 19.5525 3.12881 19.5308 3.12881C19.4807 3.12881 19.4246 3.06101 19.3778 3.03766C19.2998 2.99622 19.2093 2.99019 19.1218 3.02259C19.0157 3.06101 18.9128 3.15217 18.841 3.27271C18.791 3.35483 18.7723 3.45804 18.7973 3.55222C18.8191 3.6381 18.8784 3.71721 18.9752 3.77296C19.0813 3.83172 19.2093 3.85282 19.3341 3.83775C19.6274 3.80234 19.9084 3.56729 20.0582 3.29908C20.1205 3.18758 20.1612 3.04896 20.1673 2.91109C20.1736 2.77849 20.1549 2.64589 20.1018 2.52837C20.002 2.31365 19.7929 2.19537 19.5495 2.18407C19.434 2.18105 19.3092 2.28427 19.306 2.28427L19.281 2.26016C19.3966 2.09894 19.5806 1.95429 19.7305 1.81868C19.7679 1.78628 19.7991 1.75991 19.8241 1.74258C19.8116 1.7456 19.7991 1.74861 19.7866 1.75162C19.7086 1.77197 19.6399 1.79231 19.59 1.78402C19.5245 1.77498 19.4933 1.7245 19.5151 1.58663C19.5276 1.5128 19.5339 1.43369 19.537 1.35685C19.5401 1.22124 19.5276 1.13611 19.5213 1.10371C19.4496 1.12179 19.1656 1.2009 18.9284 1.4013C18.8753 1.445 18.8473 1.45102 18.8222 1.42465C18.8098 1.40959 18.8004 1.3802 18.7942 1.34555C18.7786 1.28603 18.7567 1.20391 18.6912 1.11878C18.6693 1.16549 18.6101 1.31541 18.5446 1.48643C18.4634 1.69813 18.3885 1.91888 18.2792 2.12229C18.2293 2.03414 18.1638 1.96333 18.0608 1.91888C17.9297 1.86011 17.7674 1.83676 17.6176 1.83676C17.3523 1.83676 17.112 1.91586 16.931 2.06051C16.75 2.2014 16.6251 2.40481 16.5908 2.64589C16.5628 2.84629 16.5939 3.05498 16.7188 3.22299C16.8592 3.41133 17.1057 3.51982 17.3523 3.46106C17.4709 3.43469 17.5926 3.36086 17.6988 3.24032C17.7893 3.14012 17.8267 3.01957 17.8235 2.91937C17.8173 2.74308 17.6675 2.65493 17.4865 2.72801C17.2243 2.83424 17.3367 2.72801 17.3367 2.72801C17.3398 2.72575 17.371 2.69336 17.4209 2.66096C17.5083 2.60446 17.6425 2.56679 17.7518 2.60144C17.8048 2.61651 17.8579 2.65795 17.9078 2.74308C17.9484 2.80787 17.9546 2.88698 17.9422 2.96382C17.9141 3.1695 17.7424 3.42866 17.5396 3.62605C17.3679 3.79104 17.1276 3.8935 16.8747 3.87316C16.5284 3.84679 16.2724 3.60571 16.1195 3.32545C16.0353 3.16648 15.9603 2.96985 15.9386 2.75212C15.8574 2.80486 15.7575 2.83424 15.6576 2.84027C15.6483 2.84027 15.6359 2.84027 15.6233 2.84027L15.6233 2.84027C15.5641 2.84027 15.5047 2.83123 15.4517 2.81691C15.4454 2.8139 15.4361 2.8139 15.4266 2.80787C15.3924 2.79582 15.358 2.7815 15.3268 2.76041C15.3175 2.80486 15.3112 2.85232 15.2988 2.89602C15.2613 3.04293 15.2082 3.21093 15.1396 3.31415L15.1396 3.31415C15.1115 3.35784 15.074 3.40229 15.0304 3.4377C14.9898 3.47311 14.943 3.50249 14.893 3.53188C14.6403 3.66749 14.2938 3.69084 14.0254 3.64941L14.0254 3.64941C13.9692 3.64338 13.9099 3.63208 13.8507 3.61701C13.7945 3.6027 13.7383 3.58461 13.6821 3.56427C13.4013 3.45503 13.1703 3.26141 13.0954 2.98416C13.0641 2.86664 13.0797 2.75815 13.1234 2.66925C13.1516 2.61651 13.1922 2.5698 13.2421 2.53439C13.2888 2.49898 13.3451 2.47262 13.4075 2.45755C13.5135 2.43419 13.6322 2.44323 13.7476 2.49597C13.7882 2.5133 13.8225 2.54268 13.8507 2.57809C13.885 2.61953 13.9099 2.66398 13.9224 2.70767C13.9349 2.74911 13.9381 2.78979 13.9255 2.8139C13.9224 2.81993 13.9193 2.8252 13.9099 2.82821C13.8787 2.85232 13.8538 2.86362 13.8256 2.84328C13.807 2.82821 13.7851 2.78979 13.7601 2.71671C13.757 2.70767 13.7539 2.70164 13.7508 2.69336C13.7258 2.64288 13.6789 2.60446 13.6228 2.58713C13.5667 2.5698 13.4949 2.5698 13.42 2.59014C13.4044 2.59316 13.3887 2.59918 13.3731 2.60747C13.3138 2.63384 13.2794 2.67226 13.2577 2.7137C13.239 2.75514 13.2327 2.80185 13.2358 2.85458C13.2358 2.85458 13.2358 2.8576 13.2358 2.86061L13.2358 2.86061C13.2358 2.91109 13.2452 2.9578 13.2608 3.00225C13.2733 3.04594 13.2951 3.09039 13.317 3.12881C13.4387 3.33148 13.6727 3.45503 13.8538 3.45202C14.1596 3.44674 14.3843 3.33449 14.531 3.16648C14.6434 3.04067 14.712 2.87869 14.737 2.70767C14.7619 2.53741 14.7463 2.35433 14.6933 2.18708C14.6059 1.91586 14.4124 1.67779 14.1315 1.56629C13.6103 1.36288 13.0455 1.67478 13.0424 1.67779L13.0142 1.69211L13.0142 1.65971C13.0142 1.47739 13.0735 1.30411 13.1672 1.14515C13.2733 0.962828 13.5916 0.615517 13.6228 0.580108C13.6228 0.544699 13.4668 0.494975 13.4262 0.491961C13.2327 0.462579 13.0298 0.562026 12.9175 0.706677L12.8832 0.697636C12.8832 0.697636 12.8769 0.641885 12.8551 0.553739C12.8457 0.503262 12.8269 0.465593 12.7989 0.41813C12.7146 0.279506 12.5492 0.0678048 12.4962 0L12.4962 0.00602709L12.4962 0C12.4462 0.0647913 12.2777 0.279506 12.1935 0.41813C12.1653 0.462579 12.1497 0.500249 12.1372 0.553739C12.1186 0.641885 12.1092 0.697636 12.1092 0.697636L12.0748 0.706677C11.9625 0.562026 11.7596 0.459566 11.5661 0.491961C11.5286 0.494975 11.3695 0.544699 11.3695 0.580108C11.3976 0.612503 11.7191 0.959815 11.8251 1.14515C11.9188 1.30411 11.978 1.47438 11.978 1.65971L11.978 1.69211L11.95 1.67779C11.95 1.67779 11.3851 1.35986 10.8608 1.56629C10.5799 1.67478 10.3864 1.91586 10.299 2.18708C10.246 2.35433 10.2272 2.53741 10.2554 2.70767C10.2803 2.87869 10.349 3.03766 10.4613 3.16648C10.608 3.33148 10.8295 3.44373 11.1385 3.45202C11.3196 3.45503 11.5537 3.33449 11.6784 3.12881C11.7003 3.09039 11.7222 3.04594 11.7347 3.00225C11.7471 2.9578 11.7565 2.90807 11.7596 2.86061L11.7596 2.86061C11.7596 2.8576 11.7596 2.85458 11.7596 2.85458C11.7596 2.80486 11.7565 2.75815 11.7347 2.7137C11.7159 2.67226 11.6784 2.63685 11.6192 2.60747C11.6036 2.60144 11.588 2.59617 11.5724 2.59014C11.5006 2.5698 11.4288 2.5698 11.3695 2.58713C11.3133 2.60446 11.2665 2.63987 11.2416 2.69336C11.2384 2.69863 11.2353 2.70767 11.2321 2.71671C11.2073 2.78979 11.1885 2.82821 11.1666 2.84328C11.1385 2.86362 11.1167 2.85232 11.0823 2.82821C11.0761 2.8252 11.073 2.81993 11.0699 2.8139C11.0574 2.78979 11.0605 2.74911 11.0699 2.70767C11.0823 2.66624 11.1074 2.62254 11.1417 2.57809C11.1698 2.54569 11.2042 2.51631 11.2447 2.49597C11.3602 2.44323 11.4787 2.43419 11.5849 2.45755C11.6442 2.47262 11.7035 2.49898 11.7502 2.53439C11.8002 2.5698 11.8376 2.61651 11.8689 2.66925C11.9125 2.75514 11.9281 2.86362 11.897 2.98416C11.8251 3.26141 11.5911 3.45503 11.3102 3.56427C11.2572 3.58461 11.201 3.6027 11.1417 3.61701C11.0855 3.63208 11.0262 3.64338 10.9669 3.64941L10.9669 3.64941C10.7016 3.68783 10.3553 3.66447 10.0993 3.53188C10.0494 3.50551 10.0057 3.47613 9.96199 3.4377C9.9214 3.40229 9.88393 3.36086 9.85277 3.31415L9.85277 3.31415C9.78718 3.21093 9.73101 3.04594 9.69354 2.89602C9.68419 2.85232 9.67485 2.80787 9.6655 2.76041C9.63737 2.77849 9.6031 2.7928 9.56563 2.80486C9.5594 2.80787 9.55005 2.81089 9.54062 2.8139C9.48757 2.82821 9.42829 2.83725 9.36589 2.83725L9.36589 2.83725C9.35654 2.83725 9.34408 2.83725 9.33153 2.83725C9.23167 2.83424 9.1318 2.80185 9.0507 2.74911C9.02881 2.96382 8.95706 3.16422 8.86966 3.32319C8.71985 3.59968 8.46083 3.83775 8.11441 3.87015C7.86473 3.89049 7.62441 3.79104 7.44967 3.62304C7.24682 3.42866 7.07824 3.1695 7.04708 2.96081C7.03765 2.88698 7.04388 2.80787 7.08136 2.74007C7.13129 2.65795 7.18434 2.61953 7.23739 2.59918C7.34349 2.56679 7.47772 2.59918 7.56824 2.65795C7.61506 2.69034 7.6463 2.72274 7.65253 2.72575C7.65253 2.72575 7.76175 2.82821 7.50272 2.72575C7.32168 2.65493 7.17499 2.74007 7.16565 2.91636C7.16253 3.01656 7.2 3.1371 7.29044 3.2373C7.39654 3.35784 7.5183 3.42866 7.63999 3.45804C7.88343 3.51681 8.12998 3.41133 8.27356 3.21997C8.39843 3.05197 8.43271 2.84629 8.40467 2.64288C8.37031 2.40481 8.24551 2.19838 8.06447 2.0575C7.88343 1.91586 7.6431 1.83374 7.37785 1.83374C7.23116 1.83374 7.06889 1.85408 6.93467 1.91586C6.8348 1.96031 6.76928 2.02812 6.71623 2.11928C6.61013 1.91888 6.53207 1.69512 6.45098 1.48342C6.3885 1.31541 6.32922 1.16549 6.30741 1.11577C6.24181 1.19788 6.22 1.28302 6.20442 1.34254C6.19499 1.37794 6.18876 1.40733 6.1763 1.42164C6.15449 1.445 6.12325 1.43972 6.0702 1.39829C5.83299 1.2009 5.54584 1.12179 5.4741 1.1007C5.46786 1.13309 5.45228 1.21597 5.45852 1.35384C5.46163 1.43068 5.46786 1.50677 5.48033 1.58362C5.50222 1.71923 5.47098 1.77197 5.40547 1.78101C5.35865 1.78628 5.28994 1.76895 5.20884 1.74861C5.1963 1.7456 5.18695 1.74258 5.17137 1.73957C5.19318 1.7569 5.22442 1.78101 5.26501 1.81642C5.41481 1.94826 5.59889 2.09291 5.71442 2.25715L5.68941 2.28125C5.68941 2.28125 5.56462 2.17503 5.44917 2.18105C5.20573 2.19311 4.99968 2.30762 4.89669 2.52535C4.84364 2.63987 4.82183 2.77246 4.83118 2.90807C4.83741 3.04594 4.87488 3.18155 4.94039 3.29607C5.08708 3.56126 5.36799 3.79632 5.66449 3.83474C5.78617 3.84981 5.91416 3.83172 6.02338 3.76995C6.12013 3.71721 6.17941 3.6381 6.20131 3.5492C6.22312 3.45503 6.20754 3.35483 6.1576 3.2697C6.08578 3.15217 5.98279 3.058 5.87357 3.01957C5.78928 2.99019 5.69876 2.99321 5.61767 3.03464C5.57085 3.058 5.51468 3.12279 5.46475 3.1258C5.44597 3.1258 5.43662 3.11676 5.43662 3.09943C5.43662 2.99622 5.55527 2.91109 5.65202 2.88999C5.75812 2.86664 5.87981 2.88472 5.97344 2.93143C6.09201 2.99321 6.19188 3.09039 6.26682 3.20491C6.34799 3.32545 6.40104 3.4701 6.41351 3.614C6.42286 3.73152 6.41351 3.85809 6.35734 3.97035C6.30429 4.06753 6.22 4.13233 6.11702 4.17301C6.01715 4.21143 5.9017 4.22349 5.78305 4.21746C5.6426 4.20842 5.49902 4.17075 5.37734 4.11123C5.16826 4.00877 4.96852 3.79104 4.8156 3.56427C4.78747 3.52284 4.75943 3.47914 4.73442 3.43469C4.71573 3.40229 4.69695 3.36689 4.67826 3.33449C4.63767 3.38723 4.58462 3.43469 4.52222 3.4701C4.45047 3.50852 4.36618 3.52886 4.28189 3.52886C4.2632 3.52886 4.24131 3.52886 4.22261 3.52585C4.2632 3.614 4.31936 3.69988 4.37242 3.78501C4.46294 3.92891 4.50352 4.07884 4.50033 4.21746C4.49721 4.32896 4.46294 4.43519 4.40046 4.51731C4.33806 4.60018 4.25073 4.66497 4.13209 4.69435C4.02287 4.72373 3.88865 4.72072 3.73261 4.6823C3.45489 4.60621 3.24884 4.34403 3.15529 4.19712C3.13963 4.17075 3.12405 4.14363 3.1147 4.1263C3.11158 4.11726 3.10535 4.10596 3.10216 4.0939C3.09904 4.07658 3.10216 4.07055 3.11782 4.07356C3.13963 4.07884 3.15217 4.10596 3.17087 4.12329C3.23638 4.18205 3.33625 4.21143 3.43924 4.21746C3.5391 4.22047 3.63897 4.20013 3.70457 4.15568C3.72326 4.14061 3.74196 4.12329 3.75762 4.10596C3.898 3.94699 3.91677 3.74358 3.86995 3.55523C3.82625 3.37894 3.72326 3.18758 3.57346 3.06704C3.40808 2.93444 3.1771 2.86362 2.95866 2.86965C2.73703 2.87266 2.48736 2.96684 2.34067 3.1258" koffice: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path draw:style-name="gr7" draw:id="shape169" draw:name="path350" draw:layer="g3243" svg:width="24.93619207746pt" svg:height="5.31514464000pt" draw:transform="matrix(1.06388280000 0.00000000000 0.00000000000 1.06388280000 40.01376256582pt 23.39441783008pt)" svg:viewBox="0 0 25 5" svg:d="M2.29462 3.12403L2.26657 3.15641L2.26346 3.115C2.25091 2.99753 2.20098 2.89137 2.12611 2.81758C2.08552 2.7739 2.03559 2.74153 1.97942 2.7212C1.92637 2.70011 1.86708 2.69183 1.80772 2.70011C1.72662 2.70614 1.64545 2.74153 1.56435 2.80929C1.48006 2.88233 1.43635 2.85899 1.3209 2.80929C1.28031 2.79122 1.23038 2.76487 1.16486 2.74153C1.00251 2.67978 0.752824 2.67677 0.55308 2.70011C0.443859 2.71216 0.334639 2.73249 0.234767 2.7852C0.172367 2.81758 0.10677 2.862 0.056834 2.91471C0.00689784 2.96817 -0.0211463 3.04121 0.0194418 3.10897C0.103654 3.25655 0.231651 3.25655 0.375227 3.23246C0.475099 3.21815 0.58432 3.18879 0.696656 3.18879C0.912061 3.18879 1.09303 3.21514 1.25219 3.26483C1.40511 3.31227 1.53623 3.38004 1.64856 3.46512C1.72351 3.4094 1.82026 3.38004 1.91702 3.38004C2.0387 3.38004 2.15104 3.42672 2.23222 3.50352C2.31339 3.57957 2.36333 3.68273 2.36333 3.80019C2.36333 3.89431 2.32897 3.98241 2.2728 4.05318L2.2728 4.05318C2.25722 4.07351 2.23533 4.09761 2.2104 4.11493C2.23845 4.15935 2.26034 4.19173 2.28215 4.22411C2.44131 4.47409 2.6067 4.73009 2.8408 4.94168C2.9469 5.03881 3.07178 5.12088 3.20913 5.18262C3.23405 5.19467 3.26218 5.20295 3.29022 5.215C3.45569 5.27976 3.63978 5.31514 3.83329 5.31514C4.22031 5.31514 4.5761 5.17058 4.83824 4.93264C4.88818 4.88822 4.935 4.83852 4.9787 4.78581C5.02552 4.73009 5.06923 4.6676 5.1067 4.6036L5.12228 4.61188C5.2315 4.67362 5.35326 4.72106 5.47806 4.75645C5.60286 4.78883 5.73398 4.80614 5.87132 4.80614C6.2458 4.80614 6.58912 4.67061 6.84192 4.44999C6.88874 4.40933 6.93556 4.3619 6.97926 4.31521C7.01985 4.26778 7.05732 4.21507 7.0916 4.16236L7.10095 4.14429L7.11661 4.15935C7.23518 4.25949 7.37875 4.33856 7.52856 4.39126C7.68149 4.44472 7.84687 4.47409 8.02169 4.47409C8.4056 4.47409 8.75515 4.33253 9.01418 4.09761C9.11405 4.00951 9.19827 3.90334 9.27009 3.78889L9.27009 3.78889L9.27944 3.77082C9.42925 3.89431 9.59464 3.99445 9.78192 4.07125C9.81628 4.08556 9.85375 4.09761 9.88802 4.1089L9.88802 4.1089C10.1159 4.1857 10.3686 4.22938 10.6339 4.22938C11.3237 4.22938 11.9291 3.93873 12.2381 3.50879C12.2975 3.42371 12.3474 3.3326 12.3849 3.23848C12.4192 3.14436 12.441 3.04422 12.4473 2.94181C12.4473 2.92073 12.4504 2.89739 12.4504 2.87405L12.4847 2.87405C12.4847 2.89438 12.4847 2.91772 12.4847 2.94181C12.4909 3.04422 12.5128 3.14135 12.5472 3.23848C12.5814 3.3326 12.6313 3.42371 12.6938 3.50879C12.9997 3.93572 13.6021 4.22938 14.298 4.22938C14.5633 4.22938 14.8162 4.18872 15.044 4.1089L15.044 4.1089C15.0782 4.09761 15.1158 4.08556 15.1501 4.07125C15.3342 3.99746 15.5028 3.89732 15.6526 3.77082L15.6619 3.78889L15.6619 3.78889C15.7306 3.90033 15.8149 4.0065 15.9178 4.09761C16.1737 4.32952 16.5264 4.47409 16.9103 4.47409C17.082 4.47409 17.2505 4.44773 17.4034 4.39126C17.5533 4.33856 17.6937 4.26175 17.8154 4.15935L17.831 4.14429L17.8404 4.16236C17.8746 4.21507 17.9122 4.26778 17.9558 4.31521C17.9965 4.3619 18.0432 4.40933 18.0932 4.44999C18.346 4.67061 18.6893 4.80614 19.0638 4.80614C19.2011 4.80614 19.3322 4.78883 19.457 4.75645C19.5819 4.72407 19.7005 4.67362 19.8129 4.61188L19.8284 4.6036C19.8628 4.6676 19.9064 4.73009 19.9533 4.78581C19.9939 4.83551 20.0439 4.88596 20.0938 4.93264C20.3528 5.16832 20.7086 5.31514 21.0987 5.31514C21.2891 5.31514 21.4732 5.27976 21.6418 5.215C21.6667 5.20597 21.6949 5.19467 21.7229 5.18262C21.8571 5.12088 21.9819 5.03881 22.0912 4.94168C22.3222 4.73235 22.4875 4.4771 22.6498 4.22411C22.6685 4.19173 22.6905 4.15935 22.7216 4.11493C22.6998 4.09761 22.6779 4.07653 22.6592 4.05318L22.6592 4.05318C22.603 3.98542 22.5718 3.89431 22.5718 3.80019C22.5718 3.68574 22.6218 3.57957 22.7029 3.50352C22.7809 3.42672 22.8933 3.38004 23.0181 3.38004C23.1148 3.38004 23.2085 3.4094 23.2865 3.46512C23.3989 3.3823 23.53 3.31528 23.6829 3.26483C23.8421 3.21815 24.0231 3.18879 24.2385 3.18879C24.354 3.18879 24.46 3.21514 24.563 3.23246C24.7066 3.25655 24.8345 3.25354 24.9188 3.10897C24.9563 3.04121 24.9282 2.97118 24.8814 2.91471C24.8345 2.86501 24.7658 2.81758 24.7035 2.7852C24.6067 2.7355 24.4944 2.71216 24.3851 2.70011C24.1886 2.67978 23.9389 2.6828 23.7734 2.74153C23.711 2.76487 23.6579 2.79122 23.6173 2.80929C23.505 2.862 23.4613 2.88534 23.3739 2.80929C23.2959 2.74153 23.2116 2.70614 23.1305 2.70011C23.0712 2.69409 23.015 2.70313 22.9588 2.7212C22.9058 2.74153 22.8559 2.7739 22.8121 2.81758C22.7404 2.88835 22.6905 2.99452 22.6748 3.115L22.6717 3.15641L22.6436 3.12403C22.4969 2.96516 22.2503 2.87405 22.0256 2.86802C21.8103 2.862 21.5793 2.93278 21.4108 3.0653C21.2641 3.18276 21.158 3.37401 21.1143 3.55322C21.0706 3.74146 21.0893 3.94175 21.2297 4.10288C21.2454 4.12095 21.261 4.13827 21.2828 4.15333C21.3484 4.19775 21.4483 4.21808 21.5481 4.21507C21.6449 4.21206 21.7479 4.18269 21.8134 4.12095C21.829 4.10589 21.8416 4.07954 21.8664 4.07125C21.882 4.06824 21.8883 4.07125 21.882 4.09158C21.8789 4.10288 21.8758 4.11191 21.8695 4.12396C21.8633 4.13827 21.8478 4.16537 21.829 4.19474C21.7354 4.33856 21.5294 4.60059 21.2516 4.67663C21.0987 4.71805 20.9645 4.71805 20.8521 4.68868C20.7398 4.65932 20.6493 4.59757 20.5869 4.51174C20.5275 4.42966 20.4933 4.3235 20.487 4.21206C20.4838 4.07653 20.5245 3.92669 20.6149 3.78287C20.668 3.70005 20.721 3.61195 20.7647 3.52385C20.7461 3.52385 20.7273 3.52686 20.7054 3.52686C20.6211 3.52686 20.5369 3.50653 20.462 3.46813C20.4027 3.43576 20.3497 3.38832 20.3091 3.3326C20.2935 3.36498 20.2716 3.39736 20.2529 3.43274C20.2279 3.47642 20.1999 3.51783 20.1717 3.56225C20.0188 3.78889 19.8191 4.0065 19.61 4.1089C19.4914 4.16537 19.3479 4.20603 19.2042 4.21507C19.0888 4.22109 18.9732 4.21206 18.8703 4.17065C18.7704 4.133 18.6861 4.06523 18.63 3.9681C18.5707 3.85892 18.5614 3.73242 18.5737 3.61195C18.5862 3.46813 18.6394 3.32658 18.7205 3.20309C18.7955 3.09165 18.8953 2.99452 19.017 2.92977C19.1075 2.88233 19.2323 2.862 19.3385 2.88835C19.432 2.90944 19.5538 2.99452 19.5538 3.09768C19.5538 3.115 19.5476 3.12403 19.5257 3.12403C19.4758 3.12403 19.4196 3.05626 19.3727 3.03292C19.2948 2.99151 19.2042 2.98549 19.1169 3.01786C19.0108 3.05626 18.9077 3.14737 18.836 3.26785C18.786 3.34992 18.7673 3.45307 18.7923 3.54719C18.8141 3.63303 18.8734 3.71209 18.9701 3.76781C19.0763 3.82654 19.2073 3.84763 19.3291 3.83257C19.6224 3.79718 19.9033 3.56225 20.0532 3.2942C20.1156 3.18276 20.1561 3.04422 20.1624 2.90643C20.1686 2.7739 20.1499 2.64138 20.0969 2.52392C19.997 2.30933 19.7879 2.19111 19.5445 2.17982C19.429 2.17681 19.3041 2.27996 19.301 2.27996L19.276 2.25587C19.3915 2.09473 19.5757 1.95017 19.7255 1.81463C19.7629 1.78226 19.7942 1.7559 19.8191 1.73858C19.8066 1.7416 19.7942 1.74461 19.7816 1.74762C19.7036 1.76795 19.635 1.78828 19.585 1.78C19.5194 1.77096 19.4883 1.72051 19.5101 1.58272C19.5225 1.50893 19.5288 1.43288 19.5319 1.35307C19.5351 1.21754 19.5225 1.13245 19.5163 1.10007C19.4446 1.11815 19.1606 1.19721 18.9202 1.39749C18.8672 1.44117 18.836 1.44719 18.8141 1.42084C18.8017 1.40578 18.7923 1.37641 18.786 1.34177L18.786 1.34177C18.7704 1.2853 18.7486 1.20022 18.683 1.11513C18.6612 1.16182 18.6019 1.31166 18.5364 1.48258C18.4552 1.69416 18.3803 1.91478 18.271 2.11808C18.2211 2.02998 18.1556 1.9592 18.0526 1.91478C17.9215 1.85605 17.7592 1.8327 17.6094 1.8327C17.3441 1.8327 17.1038 1.91177 16.9228 2.05633C16.7418 2.19714 16.6169 2.40044 16.5826 2.64138C16.5545 2.84167 16.5857 3.05024 16.7137 3.21514C16.8541 3.40338 17.1007 3.51181 17.3441 3.45307C17.4628 3.42672 17.5844 3.35293 17.6906 3.23246C17.7811 3.13231 17.8185 3.01184 17.8154 2.9117C17.8091 2.7355 17.6593 2.64741 17.4783 2.7212C17.2162 2.82661 17.3285 2.7212 17.3285 2.7212L17.3285 2.7212C17.3316 2.71819 17.3629 2.68581 17.4128 2.65343C17.5002 2.59696 17.6343 2.55931 17.7436 2.5947C17.7967 2.60901 17.8498 2.65042 17.8997 2.7355L17.8997 2.7355C17.9403 2.80026 17.9465 2.88007 17.934 2.95311C17.9059 3.15942 17.7342 3.4207 17.5314 3.61496C17.3597 3.77986 17.1194 3.88301 16.8666 3.86193C16.5202 3.83558 16.2643 3.59463 16.1113 3.31829C16.027 3.16168 15.9522 2.96214 15.9303 2.74454C15.8492 2.79725 15.7494 2.82661 15.6495 2.83264C15.6401 2.83264 15.6275 2.83264 15.6151 2.83264L15.6151 2.83264C15.5558 2.83264 15.4965 2.8236 15.4434 2.80929L15.4434 2.80929C15.4372 2.80628 15.4278 2.80628 15.4185 2.80026L15.4185 2.80026C15.3841 2.78821 15.3499 2.7739 15.3186 2.75583C15.3092 2.80026 15.303 2.84769 15.2904 2.89137C15.2531 3.03819 15.2001 3.2061 15.1313 3.30926L15.1313 3.30926L15.1313 3.30926C15.1033 3.35293 15.0658 3.39736 15.0221 3.43274C14.9815 3.46813 14.9347 3.4975 14.8848 3.52686C14.632 3.6624 14.2855 3.68574 14.0172 3.64433L14.0172 3.64433C13.9609 3.6383 13.9017 3.62701 13.8424 3.61195C13.7862 3.59764 13.7299 3.57957 13.6738 3.55924C13.3929 3.45006 13.162 3.25655 13.0871 2.97946C13.0559 2.862 13.0715 2.75357 13.1151 2.66473C13.1433 2.61202 13.1838 2.56533 13.2338 2.52995C13.2805 2.49456 13.3367 2.4682 13.3992 2.45314C13.5053 2.4298 13.6239 2.43884 13.7393 2.49154C13.7799 2.50886 13.8142 2.53823 13.8424 2.57362C13.8767 2.61503 13.9017 2.65945 13.9141 2.70313C13.9266 2.74454 13.9297 2.7852 13.9173 2.80929C13.9141 2.81532 13.911 2.82059 13.9017 2.8236L13.9017 2.8236C13.8705 2.84769 13.8455 2.85899 13.8174 2.83866C13.7987 2.8236 13.7768 2.7852 13.7519 2.71216L13.7519 2.71216C13.7487 2.70313 13.7456 2.6971 13.7425 2.68882L13.7425 2.68882C13.7176 2.63837 13.6707 2.59997 13.6145 2.58265C13.5584 2.56533 13.4866 2.56533 13.4116 2.58566C13.3961 2.58868 13.3804 2.5947 13.3648 2.60298C13.3056 2.62934 13.2712 2.66774 13.2494 2.70915L13.2494 2.70915C13.2306 2.75056 13.2244 2.79725 13.2275 2.84995L13.2275 2.84995C13.2275 2.84995 13.2275 2.85297 13.2275 2.85598L13.2275 2.85598C13.2275 2.90643 13.2369 2.95311 13.2526 2.99753C13.2649 3.04121 13.2868 3.08563 13.3087 3.12403C13.4303 3.32658 13.6644 3.45006 13.8455 3.44705C14.1514 3.44178 14.376 3.32959 14.5227 3.16168C14.6351 3.03593 14.7038 2.87405 14.7287 2.70313C14.7537 2.53296 14.7381 2.34999 14.685 2.18283C14.5976 1.91177 14.4042 1.67383 14.1232 1.56239C13.6021 1.35909 13.0371 1.67082 13.034 1.67383L13.006 1.68814L13.006 1.65576C13.006 1.47354 13.0652 1.30036 13.1589 1.14149C13.2649 0.959271 13.5833 0.609145 13.6145 0.576767C13.6145 0.541378 13.4585 0.491683 13.4179 0.488671C13.2244 0.459306 13.0215 0.558696 12.9092 0.706276L12.8748 0.697241C12.8748 0.697241 12.8686 0.641522 12.8468 0.553426C12.8374 0.502977 12.8187 0.464576 12.7905 0.417893C12.7064 0.279348 12.5378 0.0677664 12.4847 0L12.4847 0.00602368L12.4847 0C12.4348 0.0647546 12.2662 0.279348 12.1819 0.417893C12.154 0.462317 12.1383 0.499965 12.1258 0.553426C12.1071 0.641522 12.0977 0.697241 12.0977 0.697241L12.0634 0.706276C11.951 0.561708 11.7482 0.459306 11.5547 0.488671C11.5172 0.491683 11.3581 0.541378 11.3581 0.576767C11.3861 0.609145 11.7076 0.956259 11.8137 1.14149C11.9074 1.30036 11.9666 1.47053 11.9666 1.65576L11.9666 1.68814L11.9385 1.67383C11.9385 1.67383 11.3737 1.35608 10.8493 1.56239C10.5684 1.67082 10.3749 1.91177 10.2875 2.18283C10.2344 2.34999 10.2157 2.53296 10.2438 2.70313C10.2688 2.87405 10.3375 3.03292 10.4498 3.16168C10.5964 3.32658 10.8181 3.43877 11.1271 3.44705C11.3081 3.45006 11.5421 3.32959 11.6639 3.12403C11.6858 3.08563 11.7076 3.04121 11.7201 2.99753C11.7325 2.95311 11.7419 2.90341 11.7451 2.85598L11.7451 2.85598C11.7451 2.85297 11.7451 2.84995 11.7451 2.84995L11.7451 2.84995C11.7451 2.80026 11.7419 2.75357 11.7201 2.70915L11.7201 2.70915C11.7013 2.66774 11.6639 2.63235 11.6047 2.60298C11.589 2.59696 11.5734 2.59169 11.5578 2.58566C11.486 2.56533 11.4142 2.56533 11.355 2.58265C11.2988 2.59997 11.2519 2.63536 11.2269 2.68882L11.2269 2.68882C11.2238 2.69409 11.2207 2.70313 11.2176 2.71216L11.2176 2.71216C11.1926 2.7852 11.1739 2.8236 11.152 2.83866C11.124 2.85899 11.1021 2.84769 11.0677 2.8236L11.0677 2.8236C11.0616 2.82059 11.0585 2.81532 11.0554 2.80929C11.0428 2.7852 11.046 2.74454 11.0554 2.70313C11.0677 2.66171 11.0927 2.61804 11.1271 2.57362C11.1552 2.54124 11.1895 2.51187 11.23 2.49154C11.3456 2.43884 11.4641 2.4298 11.5703 2.45314C11.6295 2.4682 11.6889 2.49456 11.7357 2.52995C11.7856 2.56533 11.8231 2.61202 11.8543 2.66473C11.898 2.75056 11.9136 2.85899 11.8823 2.97946C11.8106 3.25655 11.5765 3.45006 11.2956 3.55924C11.2425 3.57957 11.1864 3.59764 11.1271 3.61195C11.0709 3.62701 11.0116 3.6383 10.9523 3.64433L10.9523 3.64433C10.687 3.68273 10.3406 3.65939 10.0846 3.52686C10.0347 3.50051 9.99102 3.47115 9.94739 3.43274C9.9068 3.39736 9.86933 3.35594 9.83809 3.30926L9.83809 3.30926L9.83809 3.30926C9.77257 3.2061 9.7164 3.04121 9.67893 2.89137C9.66958 2.84769 9.66024 2.80327 9.65089 2.75583C9.62276 2.7739 9.58841 2.78821 9.55102 2.80026L9.55102 2.80026C9.5447 2.80327 9.53536 2.80628 9.52601 2.80929L9.52601 2.80929C9.47296 2.8236 9.41367 2.83264 9.35127 2.83264L9.35127 2.83264C9.34184 2.83264 9.32938 2.83264 9.31691 2.83264C9.21704 2.82962 9.12029 2.79725 9.03599 2.74454C9.01418 2.96214 8.94235 3.15942 8.85503 3.31829C8.70522 3.59463 8.44611 3.83257 8.09967 3.86193C7.85007 3.88301 7.60974 3.78287 7.43492 3.61496C7.23206 3.4207 7.06356 3.16168 7.03232 2.95311C7.02297 2.88007 7.0292 2.80026 7.06667 2.7355L7.06667 2.7355C7.11661 2.65343 7.16966 2.61503 7.22271 2.5947C7.32882 2.56232 7.46305 2.5947 7.55357 2.65343C7.60031 2.68581 7.63155 2.71819 7.63778 2.7212L7.63778 2.7212C7.63778 2.7212 7.747 2.8236 7.48797 2.7212C7.30701 2.65042 7.16031 2.7355 7.15096 2.9117C7.14777 3.01184 7.18524 3.13231 7.27577 3.23246C7.38187 3.34992 7.50363 3.42371 7.62532 3.45307C7.86877 3.51181 8.11533 3.40639 8.25579 3.21514C8.38059 3.04723 8.41495 2.84167 8.38682 2.64138C8.35255 2.40345 8.22767 2.19714 8.04662 2.05633C7.86565 1.91478 7.62532 1.8327 7.36006 1.8327C7.21336 1.8327 7.05109 1.85303 6.91686 1.91478C6.81699 1.9592 6.75148 2.02697 6.69834 2.11808C6.59224 1.91779 6.51426 1.69416 6.43308 1.48258C6.37068 1.31467 6.3114 1.16483 6.28951 1.11513C6.22399 1.19721 6.2021 1.28229 6.18652 1.34177L6.18652 1.34177C6.17717 1.37641 6.17094 1.40578 6.15847 1.42084C6.13658 1.44418 6.10542 1.43815 6.05237 1.39749C5.81515 1.20022 5.528 1.12116 5.45625 1.10007C5.44994 1.13245 5.43436 1.21528 5.44059 1.35307C5.44371 1.42987 5.44994 1.50592 5.46248 1.58272C5.4843 1.71825 5.45314 1.77096 5.38754 1.78C5.3376 1.78527 5.27209 1.76795 5.19091 1.74762C5.17845 1.74461 5.1691 1.7416 5.15352 1.73858C5.17533 1.7559 5.20657 1.78 5.24708 1.81463C5.39689 1.94715 5.57794 2.09172 5.6965 2.25587L5.67158 2.27996C5.67158 2.27996 5.5467 2.1738 5.43124 2.17982C5.1878 2.19111 4.98182 2.30632 4.87883 2.52392C4.82578 2.63837 4.80397 2.7739 4.81331 2.90643C4.81955 3.04422 4.85702 3.17975 4.92253 3.2942C5.06923 3.55924 5.35007 3.79417 5.64657 3.83257C5.76833 3.84763 5.89625 3.82955 6.00555 3.76781C6.10223 3.7151 6.16159 3.63529 6.1834 3.54719C6.20529 3.45307 6.18963 3.35293 6.1397 3.26785C6.06795 3.15038 5.96496 3.05626 5.85574 3.01786C5.77145 2.9885 5.68092 2.99151 5.59975 3.03292C5.55293 3.05626 5.49676 3.12102 5.44682 3.12403C5.42813 3.12403 5.41878 3.115 5.41878 3.09768C5.41878 2.99452 5.53735 2.90944 5.6341 2.88835C5.74021 2.86501 5.86197 2.88233 5.95561 2.92977C6.07418 2.99151 6.17405 3.08864 6.25203 3.20309C6.33321 3.32357 6.38315 3.46813 6.39873 3.61195C6.40815 3.72941 6.39873 3.85591 6.34256 3.9681C6.28951 4.06523 6.20529 4.12999 6.10223 4.17065C6.00235 4.20905 5.8869 4.22109 5.77145 4.21507C5.63099 4.20603 5.48741 4.16763 5.36573 4.1089C5.15664 4.0065 4.95689 3.78889 4.80397 3.56225C4.77584 3.52084 4.74772 3.47642 4.71967 3.43274C4.7009 3.40037 4.6822 3.36498 4.66351 3.3326C4.62292 3.38531 4.56987 3.43274 4.50747 3.46813C4.43564 3.50653 4.35135 3.52686 4.26713 3.52686C4.24836 3.52686 4.22654 3.52686 4.20785 3.52385C4.24836 3.61195 4.30452 3.69703 4.35766 3.78287C4.4481 3.92669 4.48869 4.07653 4.48557 4.21206C4.48246 4.3235 4.4481 4.42966 4.3857 4.51174C4.3233 4.59456 4.23589 4.65932 4.12044 4.68868C4.01122 4.71805 3.87699 4.71504 3.72407 4.67663C3.44626 4.60059 3.24029 4.33856 3.14665 4.19474C3.13107 4.16763 3.11549 4.14128 3.10614 4.12396C3.10294 4.11493 3.09671 4.10288 3.09359 4.09158C3.09048 4.07351 3.09359 4.06824 3.10925 4.07125C3.13107 4.07653 3.14665 4.10288 3.16231 4.12095C3.22782 4.17968 3.32769 4.20905 3.42757 4.21507C3.52432 4.21808 3.6242 4.19775 3.69283 4.15333C3.7116 4.13827 3.7303 4.12095 3.74588 4.10288C3.88634 3.94476 3.90504 3.74146 3.8583 3.55322C3.81459 3.37703 3.7116 3.18577 3.56179 3.0653C3.39633 2.93278 3.16542 2.862 2.9469 2.86802C2.72534 2.87104 2.47878 2.96516 2.32897 3.12403L2.32897 3.12403Z" koffice: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path draw:style-name="gr4" draw:id="shape170" draw:name="path352" draw:layer="g3243" svg:width="0.42656573440pt" svg:height="0.51151104000pt" draw:transform="matrix(1.06388280000 0.00000000000 0.00000000000 1.06388280000 41.79651805699pt 27.25163130976pt)" svg:viewBox="0 0 0 1" svg:d="M0.159205 0C0.11427 0 0.0714252 0.0131597 0.0346937 0.0331853L0.0346937 0.0331853C0.0285805 0.0377626 0.0203773 0.0423398 0.0142641 0.0469171C0.0101887 0.0486336 0.00407547 0.0532109 0 0.0577882C0 0.0577882 0 0.0600768 0 0.0600768C0.0061132 0.118437 0.0612365 0.22772 0.130624 0.323843C0.197974 0.419965 0.27755 0.502356 0.328598 0.511511C0.330635 0.511511 0.330635 0.511511 0.332673 0.511511C0.355141 0.491485 0.375518 0.464594 0.391872 0.435414C0.39391 0.430836 0.395947 0.424543 0.400023 0.417677C0.416377 0.379914 0.426566 0.337002 0.426566 0.290085L0.426566 0.290085C0.426566 0.209983 0.397985 0.138463 0.348975 0.0846797C0.300017 0.0308966 0.232667 1.62618e-14 0.161242 1.62618e-14" koffice:nodeTypes="ccccccccccccccc"/>
          <draw:path draw:style-name="gr7" draw:id="shape171" draw:name="path354" draw:layer="g3243" svg:width="0.42656573440pt" svg:height="0.51151104000pt" draw:transform="matrix(1.06388280000 0.00000000000 0.00000000000 1.06388280000 41.79651805699pt 27.24822688480pt)" svg:viewBox="0 0 0 1" svg:d="M0.159205 0.00228864C0.11427 0.00228864 0.0714252 0.0154483 0.0346937 0.0354739L0.0346937 0.0354739C0.0285805 0.0400512 0.0203773 0.0446285 0.0142641 0.0492058C0.0101887 0.0509222 0.00407547 0.0554995 0 0.0600768C0 0.0600768 0 0.0623654 0 0.0623654C0.0061132 0.120726 0.0612365 0.22772 0.130624 0.326131C0.197974 0.422254 0.27755 0.504645 0.328598 0.511511C0.330635 0.511511 0.330635 0.511511 0.332673 0.511511C0.355141 0.491485 0.375518 0.464594 0.391872 0.435414C0.39391 0.431409 0.395947 0.424543 0.400023 0.417677C0.416377 0.379914 0.426566 0.337002 0.426566 0.290085L0.426566 0.290085L0.426566 0.290085C0.426566 0.209983 0.397985 0.138463 0.348975 0.0846797C0.300017 0.0308966 0.232667 0 0.161242 0L0.161242 0Z" koffice:nodeTypes="cccccccccccccccccc"/>
          <draw:path draw:style-name="gr8" draw:id="shape172" draw:name="path356" draw:layer="g3243" svg:width="0.78216336000pt" svg:height="0.77580864000pt" draw:transform="matrix(1.06388280000 0.00000000000 0.00000000000 1.06388280000 44.05722645168pt 26.39031179488pt)" svg:viewBox="0 0 1 1" svg:d="M0.389702 0L0.389702 0C0.281947 0 0.185158 0.0436877 0.113345 0.112742C0.04422 0.181797 0 0.280447 0 0.388257L0 0.388257C0 0.495362 0.04422 0.594716 0.113345 0.663066C0.185158 0.73494 0.281947 0.775809 0.392461 0.775809C0.500287 0.775809 0.597005 0.73494 0.668819 0.663066C0.737943 0.594716 0.782163 0.495362 0.782163 0.388257L0.782163 0.388257C0.782163 0.280447 0.740703 0.181797 0.668819 0.112742C0.597005 0.0436877 0.500287 0 0.392461 0" koffice:nodeTypes="cccccccccccc"/>
          <draw:path draw:style-name="gr7" draw:id="shape173" draw:name="path358" draw:layer="g3243" svg:width="0.78216336000pt" svg:height="0.77580864000pt" draw:transform="matrix(1.06388280000 0.00000000000 0.00000000000 1.06388280000 44.05722645168pt 26.39031179488pt)" svg:viewBox="0 0 1 1" svg:d="M0.389702 0L0.389702 0L0.389702 0C0.281947 0 0.185158 0.0436877 0.113345 0.112742C0.04422 0.181797 0 0.280447 0 0.388257L0 0.388257L0 0.388257C0 0.495362 0.04422 0.591898 0.113345 0.663066C0.185158 0.73494 0.281947 0.775809 0.392461 0.775809L0.392461 0.775809L0.392461 0.775809C0.500287 0.775809 0.597005 0.73494 0.668819 0.663066C0.737943 0.594716 0.782163 0.495362 0.782163 0.388257L0.782163 0.388257L0.782163 0.388257C0.782163 0.280447 0.740703 0.181797 0.668819 0.112742C0.597005 0.0436877 0.500287 0 0.392461 0L0.392461 0Z" koffice:nodeTypes="ccccccccccccccccccc"/>
          <draw:path draw:style-name="gr8" draw:id="shape174" draw:name="path360" draw:layer="g3243" svg:width="1.11564293760pt" svg:height="1.12869376000pt" draw:transform="matrix(1.06388280000 0.00000000000 0.00000000000 1.06388280000 49.41655733434pt 25.41579515008pt)" svg:viewBox="0 0 1 1" svg:d="M0.561159 0C0.406019 0 0.267355 0.0628941 0.165027 0.166584C0.0659939 0.266025 0 0.408812 0 0.564347L0 0.564347C0 0.717332 0.0626984 0.860119 0.161731 0.962959C0.260765 1.0624 0.402723 1.12869 0.557864 1.12869L0.557864 1.12869C0.709624 1.12869 0.851583 1.0658 0.953911 0.962959C1.05294 0.863519 1.11564 0.720732 1.11564 0.564347C1.11564 0.408812 1.05624 0.269425 0.953911 0.166584C0.854878 0.0662938 0.713004 0 0.557864 0" koffice:nodeTypes="ccccccccccc"/>
          <draw:path draw:style-name="gr7" draw:id="shape175" draw:name="path362" draw:layer="g3243" svg:width="1.11564293760pt" svg:height="1.12869376000pt" draw:transform="matrix(1.06388280000 0.00000000000 0.00000000000 1.06388280000 49.41655733434pt 25.41579515008pt)" svg:viewBox="0 0 1 1" svg:d="M0.561159 0L0.561159 0L0.561159 0C0.406019 0 0.267355 0.0628941 0.165027 0.166584L0.165027 0.166584C0.0626984 0.266025 0 0.408812 0 0.564347L0 0.564347L0 0.564347C0 0.717332 0.0626984 0.860119 0.161731 0.962959C0.260765 1.0624 0.402723 1.12869 0.557864 1.12869L0.557864 1.12869L0.557864 1.12869C0.709624 1.12869 0.851583 1.0658 0.953911 0.962959C1.05294 0.863519 1.11564 0.720732 1.11564 0.564347L1.11564 0.564347L1.11564 0.564347C1.11564 0.408812 1.05624 0.269425 0.953911 0.166584L0.953911 0.166584C0.854878 0.0662938 0.713004 0 0.557864 0L0.557864 0Z" koffice:nodeTypes="ccccccccccccccccccccc"/>
          <draw:path draw:style-name="gr4" draw:id="shape176" draw:name="path364" draw:layer="g3243" svg:width="0.42656573440pt" svg:height="0.51151104000pt" draw:transform="matrix(1.06388280000 0.00000000000 0.00000000000 1.06388280000 64.19125099699pt 27.25163130976pt)" svg:viewBox="0 0 0 1" svg:d="M0.265323 0C0.310206 0 0.353103 0.0131597 0.391872 0.0331853L0.391872 0.0331853C0.397985 0.0377626 0.406136 0.0423398 0.412249 0.0469171C0.416377 0.0486336 0.42249 0.0532109 0.426566 0.0577882C0.426566 0.0577882 0.426566 0.0600768 0.426566 0.0600768C0.420453 0.118437 0.365329 0.22772 0.295942 0.323843C0.228592 0.419965 0.148964 0.502356 0.097968 0.511511C0.097968 0.511511 0.0959303 0.511511 0.0938925 0.511511C0.0714252 0.491485 0.0509956 0.464594 0.0346937 0.435414C0.032656 0.430836 0.0306183 0.424543 0.0265428 0.417677C0.0101887 0.379914 0 0.337002 0 0.290085L0 0.290085C0 0.209983 0.0285805 0.138463 0.0775384 0.0846797C0.126549 0.0308966 0.195936 1.62618e-14 0.265323 1.62618e-14" koffice:nodeTypes="ccccccccccccccc"/>
          <draw:path draw:style-name="gr7" draw:id="shape177" draw:name="path366" draw:layer="g3243" svg:width="0.42656573440pt" svg:height="0.51151104000pt" draw:transform="matrix(1.06388280000 0.00000000000 0.00000000000 1.06388280000 64.19125099699pt 27.24822688480pt)" svg:viewBox="0 0 0 1" svg:d="M0.265323 0.00228864C0.310206 0.00228864 0.355141 0.0154483 0.391872 0.0354739L0.391872 0.0354739C0.397985 0.0400512 0.406136 0.0446285 0.412249 0.0492058C0.416377 0.0509222 0.42249 0.0554995 0.426566 0.0600768C0.426566 0.0600768 0.426566 0.0623654 0.426566 0.0623654C0.420453 0.120726 0.365329 0.22772 0.295942 0.326131C0.228592 0.422254 0.148964 0.504645 0.097968 0.511511C0.097968 0.511511 0.0959303 0.511511 0.0938925 0.511511C0.0714252 0.491485 0.0509956 0.464594 0.0346937 0.435414C0.032656 0.431409 0.0306183 0.424543 0.0265428 0.417677C0.0101887 0.379914 0 0.337002 0 0.290085L0 0.290085L0 0.290085C0 0.209983 0.0285805 0.138463 0.0775384 0.0846797C0.126549 0.0308966 0.195936 0 0.265323 0L0.265323 0Z" koffice:nodeTypes="cccccccccccccccccc"/>
          <draw:path draw:style-name="gr8" draw:id="shape178" draw:name="path368" draw:layer="g3243" svg:width="0.78202186240pt" svg:height="0.77580864000pt" draw:transform="matrix(1.06388280000 0.00000000000 0.00000000000 1.06388280000 61.68448778832pt 26.39031179488pt)" svg:viewBox="0 0 1 1" svg:d="M0.392426 0L0.392426 0C0.500171 0 0.59964 0.0436877 0.668758 0.112742C0.737806 0.181797 0.782022 0.280447 0.782022 0.388257L0.782022 0.388257C0.782022 0.495362 0.737806 0.594716 0.668758 0.663066C0.59964 0.73494 0.500171 0.775809 0.389596 0.775809C0.28185 0.775809 0.182382 0.73494 0.113264 0.663066C0.044216 0.594716 0 0.495362 0 0.388257L0 0.388257C0 0.280447 0.044216 0.181797 0.113264 0.112742C0.182382 0.0436877 0.28185 0 0.389596 0" koffice:nodeTypes="cccccccccccc"/>
          <draw:path draw:style-name="gr7" draw:id="shape179" draw:name="path370" draw:layer="g3243" svg:width="0.78202186240pt" svg:height="0.77580864000pt" draw:transform="matrix(1.06388280000 0.00000000000 0.00000000000 1.06388280000 61.68448778832pt 26.39031179488pt)" svg:viewBox="0 0 1 1" svg:d="M0.392426 0L0.392426 0L0.392426 0C0.500171 0 0.596881 0.0436877 0.668758 0.112742C0.737806 0.181797 0.782022 0.280447 0.782022 0.388257L0.782022 0.388257L0.782022 0.388257C0.782022 0.495362 0.737806 0.591898 0.668758 0.663066C0.59964 0.73494 0.500171 0.775809 0.389596 0.775809L0.389596 0.775809L0.389596 0.775809C0.28185 0.775809 0.185141 0.73494 0.113264 0.663066C0.044216 0.594716 0 0.495362 0 0.388257L0 0.388257L0 0.388257C0 0.280447 0.044216 0.181797 0.113264 0.112742C0.182382 0.0436877 0.28185 0 0.389596 0L0.389596 0Z" koffice:nodeTypes="ccccccccccccccccccc"/>
          <draw:path draw:style-name="gr8" draw:id="shape180" draw:name="path372" draw:layer="g3243" svg:width="1.12903375360pt" svg:height="1.12869376000pt" draw:transform="matrix(1.06388280000 0.00000000000 0.00000000000 1.06388280000 56.13229623168pt 25.41579515008pt)" svg:viewBox="0 0 1 1" svg:d="M0.564517 0L0.564517 0C0.717271 0 0.860079 0.0628941 0.962934 0.166584C1.06256 0.266025 1.12903 0.408812 1.12903 0.564347L1.12903 0.564347C1.12903 0.717332 1.06588 0.860119 0.962934 0.962959C0.863394 1.0624 0.720586 1.12869 0.564517 1.12869L0.564517 1.12869C0.411763 1.12869 0.268955 1.0658 0.166014 0.962959C0.0664738 0.863519 0 0.720732 0 0.564347C0 0.408812 0.0630736 0.269425 0.166014 0.166584C0.26564 0.0662938 0.408448 0 0.564517 0" koffice:nodeTypes="cccccccccccc"/>
          <draw:path draw:style-name="gr7" draw:id="shape181" draw:name="path374" draw:layer="g3243" svg:width="1.12903375360pt" svg:height="1.12869376000pt" draw:transform="matrix(1.06388280000 0.00000000000 0.00000000000 1.06388280000 56.13229623168pt 25.41579515008pt)" svg:viewBox="0 0 1 1" svg:d="M0.564517 0L0.564517 0L0.564517 0C0.717271 0 0.860079 0.0628941 0.962934 0.166584L0.962934 0.166584C1.06256 0.266025 1.12903 0.408812 1.12903 0.564347L1.12903 0.564347L1.12903 0.564347C1.12903 0.717332 1.06588 0.860119 0.962934 0.962959C0.863394 1.0624 0.720586 1.12869 0.564517 1.12869L0.564517 1.12869L0.564517 1.12869C0.411763 1.12869 0.268955 1.0658 0.166014 0.962959C0.0630736 0.863519 0 0.720732 0 0.564347L0 0.564347L0 0.564347C0 0.408812 0.0630736 0.269425 0.166014 0.166584L0.166014 0.166584C0.26564 0.0662938 0.408448 0 0.564517 0L0.564517 0" koffice:nodeTypes="cccccccccccccccccccc"/>
          <draw:path draw:style-name="gr6" draw:id="shape182" draw:name="path376" draw:layer="g3243" svg:width="0.79880693760pt" svg:height="0.79852096000pt" draw:transform="matrix(1.06388280000 0.00000000000 0.00000000000 1.06388280000 59.37381945734pt 25.76219538976pt)" svg:viewBox="0 0 1 1" svg:d="M0.399403 0L0.399403 0C0.290508 0 0.189906 0.0443226 0.117333 0.11724C0.044688 0.189443 0 0.287382 0 0.398903C0 0.507565 0.044688 0.608363 0.117333 0.681281C0.189906 0.753484 0.287719 0.798521 0.399403 0.798521L0.399403 0.798521C0.508371 0.798521 0.608901 0.753484 0.681546 0.681281L0.681546 0.681281C0.754119 0.608363 0.798807 0.510424 0.798807 0.398903L0.798807 0.398903C0.798807 0.290241 0.754119 0.189443 0.681546 0.11724L0.681546 0.11724C0.611689 0.0471821 0.511159 0.00214464 0.399403 0.00214464" koffice:nodeTypes="cccccccccccccc"/>
          <draw:path draw:style-name="gr7" draw:id="shape183" draw:name="path378" draw:layer="g3243" svg:width="0.79880693760pt" svg:height="0.79852096000pt" draw:transform="matrix(1.06388280000 0.00000000000 0.00000000000 1.06388280000 59.37381945734pt 25.76219538976pt)" svg:viewBox="0 0 1 1" svg:d="M0.399403 0L0.399403 0C0.290508 0 0.189906 0.0443226 0.117333 0.11724C0.044688 0.189443 0 0.287382 0 0.398903L0 0.398903L0 0.398903C0 0.507565 0.044688 0.608363 0.117333 0.681281C0.189906 0.753484 0.287719 0.798521 0.399403 0.798521L0.399403 0.798521L0.399403 0.798521C0.508371 0.798521 0.608901 0.753484 0.681546 0.681281L0.681546 0.681281C0.754119 0.608363 0.798807 0.510424 0.798807 0.398903L0.798807 0.398903L0.798807 0.398903C0.798807 0.290241 0.754119 0.189443 0.681546 0.11724L0.681546 0.11724C0.611689 0.0471821 0.511159 0.00214464 0.399403 0.00214464L0.399403 0.00214464L0.399403 0.00214464Z" koffice:nodeTypes="ccccccccccccccccccccc"/>
          <draw:path draw:style-name="gr4" draw:id="shape184" draw:name="path380" draw:layer="g3243" svg:width="0.66012375040pt" svg:height="0.66064384000pt" draw:transform="matrix(1.06388280000 0.00000000000 0.00000000000 1.06388280000 59.41705565434pt 25.80134627680pt)" svg:viewBox="0 0 1 1" svg:d="M0.330062 0L0.330062 0C0.42145 0 0.505298 0.0357632 0.563666 0.0968858C0.622035 0.155407 0.660124 0.239288 0.660124 0.330322L0.660124 0.330322C0.660124 0.419405 0.62457 0.503286 0.563666 0.564408C0.505298 0.62228 0.42145 0.660644 0.330062 0.660644L0.330062 0.660644C0.238674 0.660644 0.157426 0.624881 0.0964576 0.564408C0.0380891 0.505887 0 0.422006 0 0.330322C0 0.239288 0.0355541 0.155407 0.0964576 0.0968858C0.154891 0.0357632 0.238674 0 0.330062 0" koffice:nodeTypes="cccccccccccc"/>
          <draw:path draw:style-name="gr7" draw:id="shape185" draw:name="path382" draw:layer="g3243" svg:width="0.66012375040pt" svg:height="0.66064384000pt" draw:transform="matrix(1.06388280000 0.00000000000 0.00000000000 1.06388280000 59.41705565434pt 25.80134627680pt)" svg:viewBox="0 0 1 1" svg:d="M0.330062 0L0.330062 0L0.330062 0C0.42145 0 0.505298 0.0357632 0.563666 0.0968858L0.563666 0.0968858C0.622035 0.155407 0.660124 0.239288 0.660124 0.330322L0.660124 0.330322L0.660124 0.330322C0.660124 0.419405 0.62457 0.503286 0.563666 0.564408L0.563666 0.564408C0.505298 0.62228 0.42145 0.660644 0.330062 0.660644L0.330062 0.660644L0.330062 0.660644C0.238674 0.660644 0.157426 0.624881 0.0964576 0.564408C0.0380891 0.505887 0 0.422006 0 0.330322L0 0.330322L0 0.330322C0 0.239288 0.0355541 0.158008 0.0964576 0.0968858C0.154891 0.0357632 0.238674 0 0.330062 0L0.330062 0" koffice:nodeTypes="cccccccccccccccccccc"/>
          <draw:path draw:style-name="gr6" draw:id="shape186" draw:name="path384" draw:layer="g3243" svg:width="0.79880693760pt" svg:height="0.79923600000pt" draw:transform="matrix(1.06388280000 0.00000000000 0.00000000000 1.06388280000 52.86421849133pt 25.10322638344pt)" svg:viewBox="0 0 1 1" svg:d="M0.117261 0.681764C0.044688 0.609529 0 0.511547 0 0.399976C0 0.29055 0.044688 0.190422 0.117261 0.117472C0.273705 -0.0391572 0.522313 -0.0391572 0.681474 0.117472C0.754119 0.190422 0.798807 0.29055 0.798807 0.399976C0.798807 0.508686 0.754119 0.609529 0.681474 0.681764C0.525102 0.838393 0.273705 0.838393 0.117261 0.681764" koffice:nodeTypes="ccccccc"/>
          <draw:path draw:style-name="gr7" draw:id="shape187" draw:name="path386" draw:layer="g3243" svg:width="0.79880693760pt" svg:height="0.79923600000pt" draw:transform="matrix(1.06388280000 0.00000000000 0.00000000000 1.06388280000 52.86421849133pt 25.10322638344pt)" svg:viewBox="0 0 1 1" svg:d="M0.117261 0.681764C0.044688 0.609529 0 0.511547 0 0.399976L0 0.399976L0 0.399976C0 0.29055 0.044688 0.190422 0.117261 0.117472C0.273705 -0.0391572 0.522313 -0.0391572 0.681474 0.117472C0.754119 0.190422 0.798807 0.287689 0.798807 0.399976L0.798807 0.399976L0.798807 0.399976C0.798807 0.508686 0.754119 0.609529 0.681474 0.681764C0.525102 0.838393 0.273705 0.838393 0.117261 0.681764L0.117261 0.681764" koffice:nodeTypes="cccccccccccc"/>
          <draw:path draw:style-name="gr4" draw:id="shape188" draw:name="path388" draw:layer="g3243" svg:width="0.66012375040pt" svg:height="0.66064384000pt" draw:transform="matrix(1.06388280000 0.00000000000 0.00000000000 1.06388280000 52.90745468832pt 25.14003672832pt)" svg:viewBox="0 0 1 1" svg:d="M0.330062 0C0.238674 0 0.157426 0.0357632 0.0964576 0.0962355C0.0380891 0.154757 0 0.238638 0 0.330322C0 0.421356 0.0355541 0.505236 0.0964576 0.563758C0.154826 0.62228 0.238674 0.660644 0.330062 0.660644L0.330062 0.660644C0.418915 0.660644 0.502698 0.624881 0.563666 0.563758C0.622035 0.505236 0.660124 0.421356 0.660124 0.330322L0.660124 0.330322C0.660124 0.238638 0.62457 0.157358 0.563666 0.0962355C0.505233 0.0383642 0.42145 0 0.330062 0" koffice:nodeTypes="ccccccccccc"/>
          <draw:path draw:style-name="gr7" draw:id="shape189" draw:name="path390" draw:layer="g3243" svg:width="0.66012375040pt" svg:height="0.66064384000pt" draw:transform="matrix(1.06388280000 0.00000000000 0.00000000000 1.06388280000 52.91077400266pt 25.14003672832pt)" svg:viewBox="0 0 1 1" svg:d="M0.330062 0L0.330062 0L0.330062 0C0.238674 0 0.157426 0.0357632 0.0964576 0.0962355C0.0380891 0.154757 0 0.238638 0 0.330322L0 0.330322L0 0.330322C0 0.421356 0.0355541 0.503286 0.0964576 0.563758C0.154891 0.62228 0.238674 0.660644 0.330062 0.660644L0.330062 0.660644L0.330062 0.660644C0.418915 0.660644 0.502698 0.624881 0.563666 0.563758C0.622035 0.505236 0.660124 0.421356 0.660124 0.330322L0.660124 0.330322L0.660124 0.330322C0.660124 0.238638 0.62457 0.157358 0.563666 0.0962355L0.563666 0.0962355C0.505233 0.0383642 0.42145 0 0.330062 0L0.330062 0" koffice:nodeTypes="ccccccccccccccccccc"/>
          <draw:path draw:style-name="gr6" draw:id="shape190" draw:name="path392" draw:layer="g3243" svg:width="0.79866394240pt" svg:height="0.79852096000pt" draw:transform="matrix(1.06388280000 0.00000000000 0.00000000000 1.06388280000 46.35461752531pt 25.76219538976pt)" svg:viewBox="0 0 1 1" svg:d="M0.399296 0C0.508254 0 0.608775 0.0443226 0.681413 0.11724C0.75398 0.189443 0.798664 0.287382 0.798664 0.398903C0.798664 0.507565 0.75398 0.608363 0.681413 0.681281C0.608775 0.753484 0.511042 0.798521 0.399296 0.798521L0.399296 0.798521C0.29041 0.798521 0.189889 0.753484 0.117251 0.681281L0.117251 0.681281C0.0446125 0.608363 0 0.510424 0 0.398903L0 0.398903C0 0.290241 0.0446125 0.189443 0.117251 0.11724L0.117251 0.11724C0.189889 0.0471821 0.287622 0.00214464 0.399296 0.00214464L0.399296 0.00214464" koffice:nodeTypes="cccccccccccccc"/>
          <draw:path draw:style-name="gr7" draw:id="shape191" draw:name="path394" draw:layer="g3243" svg:width="0.79866394240pt" svg:height="0.79852096000pt" draw:transform="matrix(1.06388280000 0.00000000000 0.00000000000 1.06388280000 46.35461752531pt 25.76219538976pt)" svg:viewBox="0 0 1 1" svg:d="M0.399296 0L0.399296 0C0.508254 0 0.608775 0.0443226 0.681413 0.11724C0.75398 0.189443 0.798664 0.287382 0.798664 0.398903L0.798664 0.398903L0.798664 0.398903C0.798664 0.507565 0.75398 0.608363 0.681413 0.681281C0.608775 0.753484 0.511042 0.798521 0.399296 0.798521L0.399296 0.798521L0.399296 0.798521C0.29041 0.798521 0.189889 0.753484 0.117251 0.681281L0.117251 0.681281C0.0446125 0.608363 0 0.510424 0 0.398903L0 0.398903L0 0.398903C0 0.290241 0.0446125 0.189443 0.117251 0.11724L0.117251 0.11724C0.189889 0.0471821 0.287622 0.00214464 0.399296 0.00214464L0.399296 0.00214464L0.399296 0.00214464Z" koffice:nodeTypes="ccccccccccccccccccccc"/>
          <draw:path draw:style-name="gr4" draw:id="shape192" draw:name="path396" draw:layer="g3243" svg:width="0.66025375360pt" svg:height="0.66064384000pt" draw:transform="matrix(1.06388280000 0.00000000000 0.00000000000 1.06388280000 46.39776861168pt 25.80134627680pt)" svg:viewBox="0 0 1 1" svg:d="M0.330094 0L0.330094 0C0.241233 0 0.157442 0.0357632 0.0965321 0.0968858C0.0355576 0.155407 0 0.239288 0 0.330322L0 0.330322C0 0.419405 0.0355576 0.503286 0.0965321 0.564408C0.154906 0.62228 0.238698 0.660644 0.330094 0.660644L0.330094 0.660644C0.421556 0.660644 0.502812 0.624881 0.563722 0.564408C0.622161 0.505887 0.660254 0.422006 0.660254 0.330322C0.660254 0.239288 0.624696 0.155407 0.563722 0.0968858C0.502812 0.0357632 0.421556 0 0.330094 0" koffice:nodeTypes="cccccccccccc"/>
          <draw:path draw:style-name="gr7" draw:id="shape193" draw:name="path398" draw:layer="g3243" svg:width="0.66025375360pt" svg:height="0.66064384000pt" draw:transform="matrix(1.06388280000 0.00000000000 0.00000000000 1.06388280000 46.39776861168pt 25.80134627680pt)" svg:viewBox="0 0 1 1" svg:d="M0.330094 0L0.330094 0L0.330094 0C0.241233 0 0.157442 0.0357632 0.0965321 0.0968858L0.0965321 0.0968858C0.0355576 0.155407 0 0.239288 0 0.330322L0 0.330322L0 0.330322C0 0.419405 0.0355576 0.503286 0.0965321 0.564408L0.0965321 0.564408C0.154906 0.62228 0.238698 0.660644 0.330094 0.660644L0.330094 0.660644L0.330094 0.660644C0.421556 0.660644 0.502812 0.624881 0.563722 0.564408C0.622161 0.505887 0.660254 0.422006 0.660254 0.330322L0.660254 0.330322L0.660254 0.330322C0.660254 0.239288 0.624696 0.158008 0.563722 0.0968858C0.502812 0.0357632 0.421556 0 0.330094 0L0.330094 0" koffice:nodeTypes="cccccccccccccccccccc"/>
          <draw:path draw:style-name="gr5" draw:id="shape194" draw:name="path400" draw:layer="g3243" svg:width="33.48321876424pt" svg:height="42.66306263814pt" draw:transform="matrix(1.06388280000 0.00000000000 0.00000000000 1.06388280000 35.41322125699pt 33.46470686176pt)" svg:viewBox="0 0 33 43" svg:d="M0 25.8517L0 0L33.4832 0L33.4832 25.8517C33.4832 30.4799 31.604 34.6857 28.571 37.7297C25.5412 40.7737 21.3546 42.6631 16.7431 42.6631C12.1348 42.6631 7.94826 40.7769 4.91534 37.7297C1.88551 34.6857 0.0030962 30.4831 0.0030962 25.8517L0.0030962 25.8517" koffice:nodeTypes="ccccccccc"/>
          <draw:path draw:style-name="gr9" draw:id="shape195" draw:name="path402" draw:layer="g3243" svg:width="33.48321876424pt" svg:height="42.65668800000pt" draw:transform="matrix(1.06388280000 0.00000000000 0.00000000000 1.06388280000 35.41322125699pt 33.46811128672pt)" svg:viewBox="0 0 33 43" svg:d="M0 25.8466L0 0.0191232L0 0L0.0185772 0L33.4646 0L33.4832 0L33.4832 0.0191232L33.4832 25.8466L33.4832 25.8466C33.4832 30.4744 31.604 34.6799 28.571 37.7237C25.538 40.7675 21.3515 42.6567 16.7431 42.6567L16.7431 42.6567L16.7431 42.6567C12.1348 42.6567 7.94826 40.7707 4.91534 37.7237C1.88241 34.6799 0.0030962 30.4776 0.0030962 25.8466L0.0030962 25.8466L0.0030962 25.8466Z" koffice:nodeTypes="cccccccccccccccccc"/>
          <draw:path draw:style-name="gr3" draw:id="shape196" draw:name="path404" draw:layer="g3243" svg:width="33.32850859576pt" svg:height="42.50224884093pt" draw:transform="matrix(1.06388280000 0.00000000000 0.00000000000 1.06388280000 35.44973371469pt 33.50470885504pt)" svg:viewBox="0 0 33 43" svg:d="M0.00625728 0L0.00625728 25.7624C0.00625728 30.3731 1.87496 34.5574 4.89469 37.5901C7.91134 40.622 12.0789 42.5022 16.6673 42.5022C21.2557 42.5022 25.4202 40.622 28.4399 37.5901C31.4566 34.5574 33.3285 30.3731 33.3285 25.7624L33.3285 1.13027e-14L0 1.13027e-14" koffice:nodeTypes="cccccccc"/>
          <draw:path draw:style-name="gr6" draw:id="shape197" draw:name="path406" draw:layer="g3243" svg:width="31.99625834239pt" svg:height="39.27177815978pt" draw:transform="matrix(1.06388280000 0.00000000000 0.00000000000 1.06388280000 36.31717406804pt 35.43312814907pt)" svg:viewBox="0 0 32 39" svg:d="M8.19049 3.20489C8.23105 3.27393 8.32793 3.33012 8.39672 3.36785C8.48416 3.41522 8.59359 3.45857 8.71854 3.48426C9.14668 3.56213 9.44042 3.48105 9.75288 3.38953C9.87472 3.35581 10.0028 3.31808 10.1435 3.28918C10.2997 3.26108 10.4247 3.26429 10.5778 3.28918C10.556 3.24262 10.5216 3.21452 10.484 3.17679C10.3809 3.07965 10.1997 2.91669 10.1809 2.91027L10.1809 2.91027C9.91847 2.87254 9.67161 2.92873 9.42786 3.02266C9.21227 3.10454 9.031 3.17358 8.8467 3.20168C8.66543 3.22977 8.47792 3.22094 8.25297 3.1519C8.21545 3.14227 8.17481 3.15512 8.19985 3.19847ZM28.7111 26.1404C28.7111 26.1468 28.7111 26.1532 28.7142 26.1597C28.7142 26.1597 28.7142 26.1597 28.7142 26.1629C28.7611 26.4671 28.8267 26.6454 28.8955 26.7337C28.933 26.777 28.9705 26.7995 29.0111 26.8019C29.0486 26.8019 29.0861 26.7866 29.1236 26.7521C29.1798 26.6991 29.2298 26.6044 29.2673 26.492C29.2673 26.4952 29.2705 26.5008 29.2705 26.5073C29.2829 26.5699 29.2986 26.6421 29.3142 26.724C29.358 26.9432 29.4236 27.0877 29.4924 27.1599C29.5267 27.1945 29.5642 27.2129 29.6017 27.2129C29.6393 27.2129 29.6767 27.1945 29.7111 27.1567C29.7642 27.0973 29.8173 26.9841 29.8517 26.8276C29.8611 26.8709 29.8705 26.9183 29.8798 26.9624C29.8986 27.0628 29.9236 27.1599 29.9455 27.2539C29.9861 27.4361 30.0393 27.5613 30.1141 27.6143C30.1892 27.6681 30.2797 27.6424 30.3892 27.5172C30.5892 27.2787 30.6797 26.9022 30.7141 26.5354C30.7204 26.4639 30.7266 26.3917 30.7297 26.3226C30.7454 26.012 30.7423 25.7013 30.761 25.3914C30.7766 25.1305 30.836 24.8327 30.7141 24.5918C30.7454 24.6288 30.7766 24.6577 30.8048 24.6545C30.8392 24.6545 30.861 24.6103 30.8548 24.4915C30.8485 24.3622 30.861 24.1527 30.8735 23.9737C30.8766 23.8918 30.8828 23.8204 30.886 23.7602L30.886 23.7577C30.8954 23.4655 30.986 22.6539 31.0579 22.0607C31.0704 21.9451 31.086 21.8351 31.0985 21.7476C31.1079 21.6561 31.1204 21.5782 31.1297 21.518C31.1297 21.5156 31.1297 21.518 31.1297 21.5156C31.1797 21.1768 31.1079 21.0138 31.0485 20.8846C31.0297 20.8412 31.011 20.8003 31.0016 20.7561C31.1204 21.0106 31.1797 21.1198 31.2297 21.0949C31.2672 21.0797 31.286 20.9729 31.3172 20.7874C31.3392 20.6526 31.3704 20.4744 31.4204 20.2544C31.4297 20.2512 31.436 20.2359 31.4454 20.1982C31.6079 19.4171 31.6454 18.9876 31.7048 18.2723C31.711 18.1848 31.7204 18.0909 31.7266 17.9841C31.7516 17.6799 31.6828 17.4447 31.6048 17.2753C31.6266 17.2945 31.6485 17.3034 31.6704 17.3034C31.736 17.3034 31.7859 17.1942 31.7827 16.8394C31.7797 16.5292 31.7891 15.9929 31.7984 15.5948C31.8015 15.3595 31.8078 15.1682 31.8047 15.1055C31.8047 15.1023 31.8047 15.1023 31.8047 15.0992C31.8015 14.9016 31.7953 14.7542 31.7859 14.6477C31.7797 14.563 31.7704 14.4971 31.761 14.447C31.8265 14.4753 31.8765 14.4721 31.9171 14.4375C31.9765 14.3843 32.0015 14.2494 31.9953 14.055L31.9953 14.0487C31.9953 13.9829 31.9953 13.917 31.9953 13.8511C31.9953 13.6913 31.9953 13.5282 31.9765 13.3682C31.8734 12.3742 31.7329 11.4178 31.5641 10.4677C31.4016 9.5268 31.211 8.59236 31.0079 7.63304C31.0204 7.63304 31.0329 7.62982 31.0454 7.62661C31.1016 7.60173 31.1204 7.507 31.0985 7.33761C31.0797 7.18107 31.0235 6.95549 30.9329 6.65123L30.9329 6.65123C30.8204 6.26831 30.661 5.78583 30.4923 5.27446C30.4423 5.12113 30.3923 4.96378 30.3485 4.82892C30.0173 3.81019 29.9517 3.43047 29.9049 3.15512C29.8955 3.08608 29.8829 3.02587 29.8705 2.96004C29.7673 2.46151 29.5642 2.0826 29.2205 1.75265C28.8767 1.42994 28.3893 1.15699 27.7112 0.868787C27.6799 0.855943 27.6487 0.843901 27.6206 0.831056C27.5894 0.818212 27.5581 0.80617 27.5299 0.793326C27.3706 0.730709 27.205 0.671303 27.055 0.617516L27.055 0.617516C26.9799 0.59263 26.905 0.574166 26.8362 0.564533C26.7674 0.554899 26.7018 0.551688 26.6425 0.554899C26.33 0.567744 26.1363 0.743553 26.0519 0.896885L26.0519 0.896885C26.0175 0.959502 25.9957 1.0446 25.9895 1.14495C25.9831 1.23887 25.9863 1.35126 25.9988 1.47409C26.0675 2.09464 26.3926 2.98252 26.6581 3.53724C26.6581 3.56534 26.6581 3.59022 26.6581 3.61912C26.6581 3.80376 26.6612 3.986 26.655 4.20515C26.6425 4.71653 26.5019 5.0834 26.3488 5.488C26.2926 5.64454 26.23 5.8043 26.1707 5.98332C26.0332 6.41281 25.9675 6.76121 25.9082 7.06226C25.7957 7.63866 25.7144 8.04968 25.2269 8.59236C25.1332 8.69913 25.0426 8.79948 24.9582 8.8934C24.4958 9.42003 24.2832 9.65846 23.8208 9.79975C22.6615 10.1506 22.4365 10.7904 22.3928 11.0226C22.3865 11.0539 22.3802 11.101 22.3646 11.1041L21.9146 11.1041L21.9209 11.0915C21.9115 11.0884 21.9021 11.0853 21.8928 11.0822C21.9365 11.0791 21.9709 11.0697 21.9959 11.0602C22.0365 11.0414 22.0553 11.0101 22.0334 10.9662C22.0146 10.9223 21.9459 10.8659 21.8177 10.7936C21.6521 10.7029 21.3335 10.4645 21.0522 10.1883C20.9991 10.1353 20.946 10.0815 20.896 10.0285C20.8491 9.97555 20.7991 9.91856 20.7585 9.86557L20.7585 9.86557C20.7116 9.80617 20.6647 9.74355 20.621 9.67692C20.5866 9.62715 20.5522 9.57737 20.521 9.5268C20.521 9.5268 20.5241 9.5268 20.5241 9.5268C20.5772 9.53322 20.6147 9.5268 20.6398 9.50834C20.6647 9.48586 20.671 9.45455 20.6647 9.40799C20.6522 9.32931 20.5898 9.21291 20.4834 9.07242C20.3991 8.95602 20.3147 8.81473 20.2429 8.67665C20.171 8.53938 20.1054 8.39809 20.0554 8.28811C20.0554 8.28811 20.0491 8.27205 20.0398 8.24395C20.0398 8.24395 20.0398 8.24074 20.0335 8.22549C20.0335 8.21907 20.0303 8.21264 20.0272 8.20622C20.0585 8.20943 20.0866 8.20622 20.1085 8.19739C20.1303 8.18455 20.146 8.16287 20.1522 8.12835C20.1585 8.08099 20.146 8.01516 20.1022 7.9397C20.0335 7.8241 19.9585 7.6515 19.8898 7.4789C19.8303 7.33199 19.7772 7.18107 19.7367 7.06788C19.7399 7.07109 19.7461 7.0743 19.7523 7.0743C19.7866 7.09035 19.821 7.09678 19.846 7.09035C19.8741 7.08714 19.896 7.06788 19.9085 7.03657C19.921 6.99964 19.9147 6.93943 19.8929 6.85193C19.8929 6.85193 19.8929 6.85193 19.8929 6.85193L19.8929 6.85193C19.8803 6.80778 19.8616 6.75479 19.8429 6.6986C19.7929 6.54767 19.7304 6.35982 19.6804 6.17759C19.7772 6.25626 19.871 6.32209 19.9178 6.31888C19.9803 6.31567 19.9772 6.21853 19.8585 5.95843C19.7554 5.73847 19.7148 5.38765 19.7086 5.13638C19.7023 4.87628 19.7772 4.5937 19.9241 4.37133C20.071 4.14896 20.2834 3.97636 20.5491 3.93542C20.5834 3.93221 20.6178 3.929 20.6554 3.92579C20.7398 3.93221 20.771 3.94184 20.8178 3.95469C20.8616 3.96352 20.9241 3.97957 21.0616 4.00446C21.3772 4.06065 21.5771 4.161 21.7459 4.24931C21.774 4.26456 21.8053 4.27741 21.8334 4.29266C21.8334 4.29266 21.7646 4.26135 21.8365 4.29587C21.874 4.31192 21.9146 4.33039 21.9584 4.34323C21.999 4.35608 22.0428 4.36491 22.0865 4.37133C22.3115 4.40585 22.5553 4.34966 22.7584 4.13612L22.7802 4.11123L22.7459 4.10481C22.7459 4.10481 22.3833 4.04219 22.1459 3.93863C22.0459 3.89769 21.9709 3.84471 21.899 3.79413C21.799 3.7283 21.7053 3.66247 21.5553 3.62233C21.346 3.56534 21.1898 3.56534 21.1366 3.56855C21.1366 3.50593 21.1678 3.25787 21.6771 2.88538C21.9771 2.66542 22.174 2.54661 22.3584 2.4864C22.5397 2.42699 22.7084 2.42378 22.9553 2.43663C23.202 2.44305 23.3927 2.43663 23.5552 2.40853C23.7176 2.38043 23.8583 2.32986 24.0052 2.26082C24.2458 2.14843 24.3208 2.21425 24.4176 2.29534C24.4333 2.30818 24.4489 2.32343 24.4676 2.33628C24.5301 2.38605 24.5832 2.43341 24.6208 2.4864C24.6552 2.53376 24.6739 2.58996 24.6739 2.65578C24.6739 2.69994 24.6801 2.74088 24.6958 2.76577C24.7052 2.78182 24.7176 2.79065 24.7364 2.79065C24.752 2.79065 24.7676 2.78744 24.7864 2.76898C24.8208 2.73767 24.8676 2.66221 24.9238 2.52092C24.9332 2.49603 24.9426 2.46793 24.9519 2.43984C25.0613 2.11391 25.0551 1.80965 24.9426 1.55196C24.827 1.29828 24.6052 1.09437 24.2832 0.965924C24.2583 0.95629 24.2333 0.94746 24.202 0.937826C24.0145 0.875209 23.827 0.837479 23.6333 0.815001C23.5083 0.802959 23.3801 0.796537 23.252 0.796537C23.2114 0.762017 23.1428 0.6994 23.0584 0.623939C22.9771 0.548477 22.8771 0.460974 22.774 0.37347C22.5365 0.169564 22.3397 -0.00303433 21.674 0.00338793C20.9178 0.00981019 20.2303 0.285164 19.5555 0.554899C19.0711 0.749173 18.5835 0.934615 18.0679 1.03497C17.9087 1.06306 17.7868 1.08795 17.768 1.13531C17.7524 1.17947 17.818 1.23566 18.0274 1.31674C18.2179 1.39221 18.3711 1.40505 18.4835 1.39221C18.2023 1.58086 18.0243 1.88431 17.8524 2.17331C17.7431 2.35233 17.6368 2.53376 17.5087 2.68468C17.4305 2.7754 17.2274 3.01704 17.2493 3.11417C17.2556 3.15512 17.2962 3.17358 17.3774 3.15512C17.5868 3.10775 17.6024 3.10133 17.7618 2.96967C17.5149 3.26429 17.34 3.59665 17.1743 3.94505C17.0368 4.23646 16.9056 4.5062 16.6805 4.74784C16.6118 4.8233 16.6087 4.91722 16.7212 4.92926C16.7774 4.93248 16.8618 4.92364 16.9712 4.87949C16.9212 4.91401 16.8649 4.97663 16.8836 5.04567C16.8868 5.06413 16.8993 5.0834 16.9212 5.09865C16.918 5.1115 16.9149 5.12434 16.9087 5.13638C16.7931 5.50647 16.6462 5.96726 16.5212 6.30604C16.44 6.52279 16.3805 6.72669 16.3962 6.83346C16.4087 6.91776 16.4587 6.94906 16.5743 6.88324C16.5712 6.89287 16.568 6.9017 16.5649 6.91133C16.5618 6.92097 16.5618 6.91776 16.5618 6.92418C16.5618 6.92739 16.5587 6.93381 16.5587 6.93622L16.5587 6.93622C16.5149 7.06547 16.44 7.23486 16.368 7.40103C16.2244 7.73017 16.0775 8.06252 16.1463 8.15003C16.1463 8.15324 16.1494 8.15645 16.1525 8.15645C16.115 8.26322 16.0806 8.36999 16.0432 8.47917C16.0244 8.53617 16.0088 8.58594 15.9932 8.64213C15.9806 8.58915 15.9588 8.53617 15.9401 8.47917C15.9025 8.3732 15.8681 8.26643 15.8306 8.15645C15.8338 8.15645 15.8338 8.15324 15.8369 8.15003C15.9057 8.06252 15.7588 7.73017 15.615 7.39782C15.5432 7.23164 15.4681 7.06547 15.4244 6.93381L15.4244 6.93381C15.4244 6.9306 15.4213 6.92418 15.4213 6.92097C15.4181 6.91455 15.4213 6.91776 15.4181 6.90812C15.415 6.89929 15.4119 6.89287 15.4088 6.88003C15.5213 6.94264 15.5744 6.91133 15.5869 6.83025C15.6025 6.72669 15.5432 6.52279 15.4619 6.30283C15.3369 5.96726 15.1901 5.50325 15.0744 5.13317C15.0713 5.12113 15.0681 5.10828 15.0619 5.09544C15.0806 5.0834 15.0932 5.06413 15.0994 5.04246C15.1181 4.97342 15.0619 4.91401 15.0119 4.87628C15.1181 4.92043 15.2025 4.93248 15.2619 4.92686C15.3775 4.91401 15.3775 4.82009 15.3057 4.74462C15.0806 4.5062 14.9525 4.23646 14.8119 3.94184C14.6494 3.59665 14.4745 3.26108 14.2276 2.96646C14.387 3.09812 14.4026 3.10454 14.6119 3.1519C14.6932 3.16716 14.7306 3.1519 14.7401 3.11096C14.7588 3.01704 14.5589 2.77219 14.4807 2.68147C14.3558 2.53055 14.2464 2.35233 14.137 2.1701C13.9651 1.88431 13.7902 1.58086 13.5058 1.38899C13.6182 1.39863 13.7714 1.38899 13.962 1.31434C14.1682 1.23245 14.2402 1.17626 14.2214 1.1321C14.2026 1.08474 14.0838 1.06306 13.9214 1.03176C13.4058 0.934615 12.9214 0.749173 12.434 0.551688C11.759 0.281953 11.0716 0.00981019 10.3153 0.000176803C9.65289 -0.00624546 9.4529 0.163141 9.21539 0.370259C9.11228 0.457763 9.01229 0.546069 8.93101 0.620727C8.84981 0.696189 8.78102 0.758806 8.73734 0.793326C8.61231 0.793326 8.48416 0.799748 8.35608 0.812592C8.16545 0.831056 7.97795 0.868787 7.7874 0.934615C7.75924 0.944249 7.73428 0.953079 7.70924 0.962713C7.39054 1.08795 7.16551 1.29186 7.04992 1.54955C6.93745 1.80323 6.93113 2.10748 7.03744 2.43663C7.0468 2.46472 7.05616 2.49282 7.06552 2.51851C7.11864 2.65578 7.16551 2.73446 7.20303 2.76577C7.21863 2.78182 7.23743 2.78744 7.25303 2.78744C7.26863 2.78744 7.28111 2.77861 7.29367 2.76255C7.30926 2.74088 7.3155 2.69994 7.3155 2.65257C7.3155 2.58675 7.3343 2.53376 7.36862 2.48399C7.40302 2.43341 7.45614 2.38364 7.52173 2.33307C7.53741 2.32022 7.55613 2.30497 7.56861 2.29212C7.66548 2.20783 7.74052 2.14522 7.98419 2.2576C8.12794 2.32664 8.26857 2.37722 8.43424 2.40532C8.59671 2.43341 8.78414 2.44305 9.0342 2.43341C9.27787 2.42378 9.44666 2.42699 9.63097 2.48399C9.81224 2.5434 10.0091 2.659 10.3122 2.88217C10.8184 3.25466 10.8528 3.49951 10.8528 3.56534C10.7997 3.56534 10.6435 3.56534 10.4341 3.61912C10.284 3.65605 10.1872 3.72268 10.0904 3.79092C10.0184 3.83828 9.94351 3.89127 9.84352 3.93542C9.60601 4.03577 9.24355 4.1016 9.24355 4.1016L9.20915 4.10802L9.23419 4.1329C9.43418 4.34323 9.67785 4.40264 9.90599 4.36812C9.94975 4.3617 9.99351 4.35287 10.0341 4.34002C10.0747 4.32718 10.1153 4.31192 10.156 4.29266C10.2309 4.25814 10.1591 4.29025 10.1591 4.29025C10.1872 4.27741 10.2153 4.26135 10.2466 4.2461C10.4122 4.161 10.6122 4.06065 10.9309 4.00125C11.0653 3.97636 11.1278 3.96031 11.1746 3.95148C11.2215 3.93863 11.2496 3.93221 11.3371 3.92338C11.3715 3.92338 11.409 3.92579 11.4434 3.93221C11.709 3.97315 11.9215 4.14575 12.0683 4.36812C12.2152 4.5937 12.2934 4.87307 12.2839 5.13317C12.2777 5.38444 12.2371 5.73526 12.134 5.95522C12.0121 6.21853 12.0121 6.31246 12.0746 6.31567C12.1215 6.31888 12.2121 6.25626 12.3121 6.17438C12.2652 6.3534 12.1996 6.54446 12.1527 6.69539C12.134 6.75158 12.1152 6.80456 12.1027 6.84872L12.1027 6.84872C12.1027 6.84872 12.1027 6.84872 12.1027 6.84872C12.0746 6.93381 12.0715 6.99643 12.0871 7.03416C12.0965 7.06547 12.1183 7.08072 12.1496 7.08714C12.1746 7.09035 12.209 7.08714 12.2434 7.07109C12.2465 7.07109 12.2527 7.06788 12.259 7.06547C12.2215 7.17786 12.1652 7.32557 12.1059 7.47569C12.0371 7.64829 11.9621 7.82089 11.8934 7.93729C11.8496 8.00874 11.834 8.07457 11.8434 8.12514C11.8465 8.15324 11.8621 8.17812 11.8871 8.19418C11.9059 8.20381 11.934 8.20943 11.9683 8.20381C11.9652 8.20943 11.9652 8.21586 11.9621 8.22228C11.9559 8.23833 11.9559 8.24074 11.9559 8.24074C11.9465 8.26964 11.9403 8.28489 11.9403 8.28489C11.8934 8.39488 11.8277 8.53295 11.7527 8.67344C11.6808 8.81152 11.5996 8.95281 11.5121 9.06921C11.409 9.20729 11.3434 9.3261 11.3308 9.40478C11.3246 9.44813 11.3308 9.48265 11.3559 9.50512C11.3777 9.52359 11.4152 9.53001 11.4715 9.52359C11.4715 9.52359 11.4746 9.52359 11.4746 9.52359C11.4434 9.57416 11.409 9.62394 11.3746 9.67451C11.3308 9.73713 11.2871 9.79975 11.2371 9.86236L11.2371 9.86236C11.1965 9.91535 11.1497 9.97234 11.0997 10.0253C11.0497 10.0783 10.9966 10.1321 10.9435 10.1851C10.6653 10.458 10.3435 10.6965 10.1778 10.7904C10.0497 10.8595 9.98407 10.916 9.96223 10.9631C9.94351 11.0037 9.95911 11.0351 9.99972 11.057C10.0247 11.0666 10.0591 11.0759 10.1028 11.0791C10.0935 11.0822 10.084 11.0853 10.0747 11.0884L10.0747 11.101L9.63417 11.101C9.61537 11.101 9.60913 11.0634 9.59977 11.0195C9.55601 10.7904 9.33099 10.1474 8.17169 9.79653C7.71236 9.65846 7.49989 9.41682 7.03432 8.89019C6.95305 8.79948 6.86241 8.69592 6.76554 8.58915C6.27804 8.04647 6.19685 7.63625 6.0875 7.05905C6.03118 6.758 5.96246 6.41281 5.82495 5.98011C5.76871 5.80109 5.70936 5.64133 5.65 5.48479C5.50001 5.0834 5.35938 4.71332 5.34378 4.20194C5.33754 3.98278 5.34066 3.80055 5.34066 3.61591C5.34066 3.59022 5.34066 3.56213 5.34066 3.53403C5.60624 2.97931 5.92806 2.09143 5.99998 1.47088C6.01246 1.35126 6.01558 1.23887 6.00934 1.14174C6.0031 1.0446 5.98118 0.959502 5.94686 0.893673L5.94686 0.893673C5.86559 0.740342 5.66872 0.564533 5.35626 0.551688C5.2969 0.551688 5.23443 0.551688 5.16251 0.561321C5.09379 0.570955 5.02188 0.589419 4.9438 0.614305C4.79693 0.66488 4.63126 0.724286 4.46879 0.790114C4.44071 0.799748 4.40943 0.812592 4.37504 0.827845C4.34696 0.837479 4.31568 0.84952 4.2844 0.865576L4.2844 0.865576C3.60636 1.15057 3.12199 1.42351 2.77513 1.75025C2.43139 2.07618 2.22828 2.45509 2.12517 2.95683C2.11269 3.02025 2.10333 3.08286 2.09085 3.1519C2.04397 3.42726 1.97829 3.80697 1.64711 4.82651C1.60336 4.95816 1.55336 5.11471 1.50024 5.27125C1.33465 5.77941 1.17522 6.26269 1.06275 6.64802L1.06275 6.64802C0.97523 6.94906 0.915874 7.17786 0.897155 7.3352C0.875236 7.50138 0.894035 7.5953 0.950272 7.6234C0.959631 7.62661 0.97211 7.62982 0.987789 7.62982C0.784601 8.58915 0.597172 9.52359 0.431502 10.4645C0.265912 11.4115 0.12528 12.368 0.0190456 13.365C0.0034465 13.5251 0.0034465 13.6881 0.000326679 13.848C0.000326679 13.9138 0.000326679 13.9798 0.000326679 14.0456L0.000326679 14.0518C-0.00279314 14.2432 0.0159258 14.3811 0.0784021 14.4344C0.11592 14.4688 0.165917 14.4753 0.234713 14.4439C0.225274 14.494 0.215914 14.5599 0.209675 14.6446C0.200315 14.7511 0.194076 14.8985 0.190956 15.0961C0.190956 15.0992 0.190956 15.0992 0.190956 15.1023C0.190956 15.1651 0.194076 15.3532 0.197196 15.5915C0.203435 15.9898 0.215914 16.5261 0.212795 16.8362C0.209675 17.1878 0.259672 17.301 0.325268 17.301C0.347187 17.301 0.369026 17.2913 0.390944 17.2721C0.315909 17.4382 0.244073 17.6767 0.269031 17.9809C0.275271 18.0845 0.28463 18.1784 0.29407 18.2699C0.353426 18.9844 0.387824 19.4139 0.553415 20.195C0.559654 20.2295 0.569014 20.2456 0.578373 20.2512C0.625251 20.4679 0.656529 20.647 0.681487 20.7842C0.709646 20.9665 0.728365 21.0732 0.769002 21.0917C0.818999 21.1142 0.878356 21.0106 0.997149 20.7529C0.990909 20.7939 0.97211 20.838 0.950272 20.8814C0.894035 21.0106 0.818999 21.1736 0.868996 21.5124C0.868996 21.5124 0.868996 21.5124 0.868996 21.5156L0.868996 21.5156C0.878356 21.575 0.887795 21.6528 0.900275 21.7444C0.909634 21.8319 0.925233 21.9386 0.937792 22.0574C1.00963 22.6475 1.09715 23.4591 1.10963 23.7545L1.10963 23.7577C1.11275 23.8171 1.11587 23.8894 1.1221 23.9705C1.13466 24.1495 1.14714 24.3598 1.1409 24.4883C1.13778 24.6039 1.1565 24.6512 1.1909 24.6512C1.21586 24.6512 1.24714 24.6264 1.28146 24.5886C1.1565 24.8295 1.21898 25.1281 1.23466 25.3882C1.25026 25.6981 1.25026 26.0087 1.26586 26.3194C1.26898 26.3885 1.2721 26.4607 1.28146 26.533C1.31585 26.8998 1.40961 27.2755 1.6096 27.514C1.71583 27.6424 1.80646 27.6681 1.88454 27.6111C1.95334 27.5613 2.00957 27.4329 2.05333 27.2506C2.07517 27.1567 2.09709 27.0596 2.11893 26.9592C2.12829 26.9151 2.13773 26.8685 2.14709 26.8244C2.1814 26.9809 2.2314 27.0941 2.28772 27.1535C2.32203 27.1912 2.35643 27.2097 2.39707 27.2097C2.43459 27.2097 2.47203 27.1945 2.50642 27.1567C2.57514 27.0877 2.6377 26.9432 2.68449 26.7208C2.70017 26.6421 2.71265 26.5699 2.72825 26.5041C2.72825 26.4984 2.72825 26.492 2.73137 26.4888C2.76889 26.6012 2.81889 26.6959 2.87512 26.7489C2.90952 26.7802 2.94704 26.7995 2.98768 26.7963C3.02511 26.7963 3.06575 26.7738 3.10327 26.7272C3.17199 26.6421 3.23766 26.4639 3.28446 26.1565C3.28446 26.1532 3.28446 26.1532 3.28446 26.1532C3.28446 26.1468 3.28446 26.1404 3.28766 26.134C3.33134 26.2913 3.37821 26.3852 3.42509 26.435C3.46261 26.4728 3.50013 26.4856 3.53764 26.4728C3.57196 26.4639 3.60324 26.4326 3.63132 26.3917C3.70323 26.2881 3.75947 26.0971 3.78443 25.9558C3.83451 25.6644 3.9313 25.2565 4.10009 24.7484C4.13129 24.6512 4.16881 24.5477 4.20633 24.4409C4.24384 24.3341 4.2876 24.225 4.33128 24.1118L4.33128 24.1118C4.44383 23.8324 4.54071 23.5442 4.62814 23.2528C4.71566 22.9638 4.79693 22.6692 4.87813 22.3713C4.91564 22.2333 4.91252 22.1233 4.89692 22.039C4.9094 22.0486 4.92188 22.0542 4.93756 22.0518C4.97188 22.0454 4.9938 21.9796 5.04068 21.8319C5.05004 21.8038 5.0594 21.7693 5.06252 21.7628C5.09379 21.6625 5.12499 21.5589 5.15627 21.4554C5.18755 21.6785 5.22811 21.8351 5.27498 21.9226C5.2969 21.9667 5.32186 21.9948 5.35002 22.0109C5.3781 22.0261 5.40626 22.0261 5.43753 22.0109C5.46249 21.998 5.48433 21.9764 5.50937 21.9418C5.56561 21.86 5.60312 21.697 5.64376 21.5308C5.66872 21.4208 5.69376 21.3117 5.72808 21.2234L5.72808 21.2234C5.76871 21.111 5.84375 20.9319 5.93438 20.7152C6.12181 20.2672 6.37804 19.6555 6.54059 19.1417C6.58115 19.7117 6.64994 20.6028 6.88745 20.728C6.9968 20.7842 7.13743 20.6903 7.3155 20.3459C7.35302 20.2737 7.39366 20.1918 7.4343 20.1011C7.47485 20.0128 7.51861 19.9156 7.56237 19.8153C7.68108 19.5367 7.80612 19.2228 7.91235 18.9218C7.92795 18.994 7.94363 19.0663 7.96235 19.1353C7.98107 19.2228 8.0061 19.3047 8.02794 19.3826C8.14362 19.7808 8.27169 20.0224 8.39984 20.0385L8.39984 20.0385C8.42792 20.0417 8.46232 20.0352 8.4936 20.0224C8.52167 20.0104 8.55607 19.9879 8.58735 19.9566C8.74046 19.8097 8.90293 19.4765 9.05604 19.0631L9.05604 19.0631C9.07476 19.0093 9.09668 18.9499 9.1154 18.8937C9.1342 18.8375 9.15604 18.7773 9.17476 18.7115C9.27787 18.3952 9.3685 18.066 9.4029 17.8653C9.4029 17.8653 9.4029 17.8621 9.4029 17.8621C9.40914 17.8083 9.39666 17.7489 9.37474 17.6927C9.38098 17.6959 9.39042 17.6991 9.39666 17.6991C9.44354 17.7024 9.4841 17.655 9.50602 17.492L9.50602 17.492C9.50914 17.4728 9.50914 17.4511 9.51226 17.4294C9.51538 17.4101 9.51538 17.3885 9.5185 17.3636C9.5185 17.3604 9.5185 17.3507 9.5185 17.3443L9.5185 21.0074C9.5185 21.0508 9.5185 21.0981 9.5185 21.1455C9.47474 21.1487 9.42162 21.1487 9.3685 21.1543C9.30915 21.1575 9.24043 21.164 9.1654 21.1704C8.7967 21.2113 8.31857 21.2924 7.96859 21.4554L7.96859 21.4554C7.72172 21.5718 7.44366 21.7909 7.16863 22.0077C6.89993 22.2204 6.63746 22.4307 6.40932 22.5343C6.40932 22.5343 6.40932 22.5343 6.40932 22.5343C6.3906 22.5407 6.3562 22.5504 6.31556 22.556C6.24061 22.572 6.14685 22.5937 6.09374 22.6411C6.0375 22.6941 6.03438 22.7792 6.16557 22.9172L6.16557 22.9172C6.19997 22.9517 6.24061 22.9831 6.28428 23.0112C6.32492 23.036 6.37492 23.0609 6.42492 23.0802C6.66866 23.1709 6.98424 23.1741 7.26551 23.1396C7.10304 23.4093 6.93745 23.6823 6.6749 23.8894C6.57491 23.9673 6.51555 24.0427 6.48747 24.1118C6.46867 24.1591 6.46867 24.2025 6.48115 24.2434C6.49371 24.2812 6.52491 24.3157 6.57179 24.3406C6.64058 24.3783 6.7437 24.4 6.87801 24.3968C6.96552 24.3968 7.06552 24.3911 7.17175 24.3751C7.26239 24.3622 7.36238 24.3406 7.46238 24.306C7.42486 24.3911 7.38422 24.4786 7.34678 24.5629C7.17175 24.9394 7.01864 25.2718 7.07488 25.4604C7.08112 25.4853 7.09368 25.5102 7.1124 25.5319C6.41556 26.3194 5.6156 27.229 5.18755 27.7114C5.13755 27.7684 5.07499 27.8375 4.98436 27.9402C4.93444 27.9972 4.90316 28.035 4.89069 28.047L4.89069 28.047C4.89069 28.047 4.89069 28.047 4.89069 28.047C4.80005 28.1474 4.72813 28.2228 4.66566 28.2734C4.60942 28.32 4.56566 28.3513 4.53127 28.3641C4.52191 28.3673 4.49071 28.3705 4.45007 28.3737C4.35008 28.3794 4.20633 28.3954 4.16257 28.458C4.14385 28.4861 4.14385 28.5207 4.16881 28.568C4.15633 28.5616 4.14073 28.5552 4.12505 28.5455C3.99074 28.4765 3.84387 28.5078 3.70635 28.5335C3.69076 28.5367 3.67508 28.5367 3.6626 28.5399L3.6626 28.5399C3.56572 28.5552 3.44701 28.499 3.3439 28.4107C3.3251 28.3954 3.30326 28.3761 3.28446 28.3577C3.26574 28.3416 3.24702 28.32 3.23134 28.3015L3.23134 28.3015C3.22198 28.2886 3.21262 28.2758 3.20014 28.2638C3.08767 28.1353 3.00639 28.0382 2.78449 28.0221C2.69081 28.0157 2.59082 28.0406 2.5033 28.0912C2.39083 28.035 2.27828 27.9812 2.15956 27.9346C2.04397 27.8905 1.91894 27.8937 1.80646 27.9346C1.68775 27.978 1.57832 28.0695 1.53144 28.1915C1.50024 28.2734 1.49712 28.3673 1.53144 28.4677C1.57208 28.5865 1.61584 28.6491 1.61584 28.6523L1.65023 28.6459C1.67519 28.5054 1.79711 28.4516 1.93774 28.4797C2.04709 28.5022 2.1502 28.5616 2.24084 28.6274C2.24084 28.6306 2.24084 28.6338 2.24396 28.6371C2.24708 28.6371 2.2658 28.7246 2.26892 28.7374C2.2814 28.8281 2.25956 28.8972 2.15332 28.8939C2.09709 28.8939 2.03773 28.8875 1.98453 28.8723C1.98141 28.8723 1.97518 28.8691 1.96894 28.8691C1.94086 28.8594 1.9283 28.8843 1.93774 28.9092C1.95334 28.9566 2.00645 29.0007 2.04709 29.0288C2.10645 29.073 2.19396 29.1195 2.31268 29.1508C2.50642 29.2046 2.55018 29.1789 2.59706 29.1508C2.63138 29.1324 2.66577 29.1099 2.80953 29.142C2.872 29.154 2.92512 29.1789 2.97512 29.2046C3.06887 29.248 3.15015 29.2857 3.2595 29.2424C3.28766 29.2327 3.31886 29.2199 3.34702 29.2078C3.35949 29.2046 3.36885 29.1982 3.38133 29.195C3.3251 29.248 3.22822 29.3234 3.12823 29.3676C2.98448 29.4302 2.82825 29.4519 2.62202 29.48C2.59394 29.4832 2.55954 29.4864 2.53458 29.4896C2.34395 29.5145 2.30956 29.5554 2.2502 29.6245C2.22828 29.6462 2.20332 29.6783 2.16268 29.712C2.07829 29.7842 2.05333 29.7907 2.00021 29.8003C1.96582 29.8035 1.92206 29.8123 1.84398 29.8412C1.74711 29.8757 1.68143 29.9697 1.66583 30.054C1.66271 30.0797 1.66271 30.1045 1.66583 30.1294C1.66895 30.1511 1.68143 30.1736 1.69711 30.1888C1.71895 30.2081 1.75023 30.2169 1.79711 30.2113C1.70959 30.2611 1.61272 30.3301 1.52832 30.4144C1.39089 30.5621 1.30337 30.7628 1.40025 31.0197C1.45649 31.1706 1.71271 31.3151 1.71583 31.3151L1.74087 31.2894C1.71895 31.2493 1.69087 31.2148 1.67207 31.1706C1.6252 31.051 1.66271 30.876 2.22828 30.6496C2.25956 30.6376 2.29396 30.6215 2.32515 30.6063C2.37203 30.6785 2.42203 30.7411 2.48139 30.7789C2.54394 30.8222 2.61578 30.8415 2.70329 30.8351C2.88768 30.819 2.87824 30.5782 2.86888 30.4176C2.86888 30.3895 2.86576 30.3614 2.86576 30.343L2.86576 30.343C2.86576 30.2394 3.01575 30.1856 3.23454 30.1078C3.25326 30.1013 3.2751 30.0949 3.28766 30.0885C3.45949 30.0291 3.53452 29.9504 3.61884 29.8597C3.65948 29.8155 3.70323 29.769 3.76259 29.7216C3.86259 29.6437 3.9313 29.549 3.97194 29.48C3.95634 29.5586 3.92194 29.6751 3.84387 29.7874C3.73131 29.9416 3.6282 29.9849 3.42821 30.07C3.37821 30.0917 3.31886 30.1166 3.25326 30.1455C3.08767 30.2169 2.99392 30.286 2.94704 30.3614C2.90016 30.4369 2.9064 30.518 2.93456 30.6247C2.96888 30.75 2.9064 30.7877 2.80953 30.8222C2.76889 30.8383 2.72513 30.8503 2.67513 30.8728L2.67513 30.8728C2.63138 30.8913 2.6033 30.9194 2.5845 30.9539C2.57202 30.9796 2.5689 31.0077 2.5689 31.0358C2.5689 31.0607 2.57514 31.0888 2.5877 31.1168C2.60954 31.1642 2.64706 31.2084 2.69081 31.2333C2.73457 31.2517 2.75017 31.2742 2.74393 31.2927C2.73769 31.3151 2.70329 31.3464 2.6533 31.381C2.6533 31.381 2.6533 31.381 2.6533 31.381C2.6033 31.4155 2.59082 31.4436 2.60954 31.4717C2.63138 31.503 2.70329 31.5247 2.81265 31.5624C2.82513 31.5656 2.8408 31.572 2.8564 31.5752C2.86888 31.5784 2.88448 31.5817 2.89704 31.5849C2.90016 31.5849 2.9064 31.5849 2.90952 31.5873C2.87512 31.6852 2.85016 31.7912 2.83768 31.9012C2.81577 32.0802 2.82825 32.2616 2.88448 32.419C2.94392 32.5723 3.05639 32.7039 3.23454 32.773C3.29078 32.7915 3.35325 32.8107 3.42509 32.8204C3.60012 32.842 3.71259 32.7666 3.71259 32.7634L3.70635 32.7288C3.68764 32.7256 3.66884 32.7224 3.65012 32.72C3.52196 32.6855 3.44077 32.6004 3.40013 32.4936C3.35949 32.3877 3.35325 32.2584 3.37509 32.1364C3.37821 32.0987 3.38765 32.0609 3.39701 32.0232C3.43453 31.8859 3.46885 31.8008 3.49701 31.7382C3.547 31.8072 3.5782 31.8418 3.62196 31.8482C3.6626 31.8514 3.70947 31.8289 3.79699 31.7791C3.86882 31.7382 3.94698 31.6788 4.00946 31.6218C4.01882 31.613 4.0313 31.6033 4.04385 31.5905C4.05321 31.5817 4.06257 31.572 4.07193 31.5592C4.16569 31.4524 4.25944 31.0984 4.32192 30.7476C4.33448 30.6817 4.34384 30.6127 4.35632 30.5493C4.36568 30.4867 4.37504 30.4208 4.38127 30.3646L4.38127 30.3646C4.38759 30.3052 4.39383 30.2611 4.40007 30.2137C4.42503 30.0106 4.45007 29.8155 4.48439 29.6903C4.50631 29.6028 4.53759 29.5522 4.5719 29.5619C4.66566 29.5867 4.70006 29.5434 4.75317 29.4744C4.77501 29.443 4.80629 29.4021 4.85005 29.3644C4.9094 29.3138 4.95316 29.2889 4.99692 29.3018C5.0438 29.3106 5.10003 29.3547 5.17811 29.443C5.30626 29.5867 5.43753 29.5715 5.74376 29.5402C5.83751 29.5306 5.9531 29.5177 6.09374 29.5089C6.14685 29.5057 6.20309 29.4832 6.24997 29.4519C6.25621 29.4487 6.26557 29.443 6.27492 29.4366C6.28116 29.4302 6.2906 29.4238 6.29684 29.4206L6.29684 29.4206C6.3718 29.358 6.40308 29.2737 6.45931 29.1163C6.47491 29.0698 6.49371 29.0128 6.51867 28.9534C6.54683 28.8779 6.59059 28.8779 6.6749 28.8811C6.75618 28.8811 6.87489 28.8875 7.04368 28.8281C7.18111 28.7808 7.24679 28.7085 7.26863 28.6491C7.27175 28.6403 7.27487 28.6274 7.27487 28.6146L7.27487 28.6146C7.27487 28.6114 7.27487 28.6082 7.27487 28.6025C7.38742 28.5744 7.49365 28.5616 7.58741 28.5768C7.71236 28.5993 7.81859 28.6772 7.90299 28.8466L7.91859 28.8811L7.93427 28.8466C7.93427 28.8466 7.97795 28.7559 7.96859 28.6242C7.95611 28.3794 7.86235 28.1979 7.67796 28.116C7.56861 28.0695 7.44366 28.0631 7.32174 28.0727C7.30302 28.0727 7.28423 28.0751 7.26551 28.0751C7.26551 28.0751 7.26551 28.0727 7.26551 28.0727C7.24679 28.0125 7.22175 27.9346 6.92489 27.9346C6.77178 27.9346 6.66554 27.9378 6.58115 27.9724C6.49683 28.0061 6.4406 28.0663 6.39372 28.173C6.36556 28.2325 6.31556 28.2445 6.25933 28.2573C6.22181 28.2638 6.18429 28.2734 6.14373 28.2983C6.11245 28.3135 6.0843 28.3416 6.05622 28.3673C6.01558 28.4018 5.97494 28.4396 5.9375 28.442C5.91247 28.4452 5.88119 28.4484 5.85623 28.4548C6.01558 28.3513 6.10309 28.157 6.11557 28.1289L8.3936 25.9742C8.41856 26.0184 8.44984 26.0657 8.48416 26.1123C8.70294 26.4262 8.85293 26.6269 9.00293 26.6301C9.15292 26.6301 9.29043 26.435 9.4841 25.9558C9.51226 25.8867 9.53729 25.8177 9.55913 25.7519C9.57473 25.7013 9.59353 25.6547 9.60601 25.6074C9.69977 25.7422 9.80912 25.8771 9.94039 26.012C9.98727 26.0593 10.0372 26.1123 10.0904 26.1597C10.3122 26.3692 10.4778 26.4639 10.5997 26.4069C10.7153 26.3539 10.7809 26.1597 10.7997 25.7928C10.7997 25.7864 10.7997 25.78 10.7997 25.7735C11.0528 25.9967 11.2496 26.1468 11.4059 26.1813C11.5683 26.2159 11.6839 26.1372 11.7715 25.8964C12.2652 26.3162 12.8246 26.6646 13.4307 26.9183C13.237 27.241 13.037 27.5734 12.8496 27.8744C12.7777 27.9908 12.709 28.104 12.6527 28.1979C12.4559 28.5207 12.2808 28.853 12.134 29.1765C12.1059 29.2391 12.0777 29.3018 12.0527 29.3612C12.0277 29.4206 12.0027 29.48 11.9777 29.5402L11.9777 29.5434C11.9246 29.6807 11.8683 29.8155 11.8652 29.9255C11.859 30.0668 11.9277 30.1672 12.1715 30.18C12.259 30.1824 12.3559 30.18 12.4621 30.1543C12.3621 30.3237 12.259 30.4963 12.1527 30.6785C12.0403 30.8728 11.9246 31.0799 11.8059 31.2991C11.7183 31.4653 11.6277 31.6379 11.5371 31.8193C11.4465 31.9983 11.3559 32.1894 11.2621 32.3933C11.1528 32.6349 11.1091 32.8107 11.1839 32.9079C11.2559 33.005 11.4434 33.0235 11.7903 32.9552C11.7934 32.9552 11.7996 32.9552 11.8027 32.952C11.5777 33.3157 11.3527 33.6858 11.1435 34.059C11.106 34.1217 11.0716 34.1875 11.0372 34.2533C11.0028 34.3127 10.9716 34.3753 10.9435 34.4315L10.9435 34.4315C10.8247 34.6635 10.7184 34.8803 10.6278 35.0778C10.6122 35.1155 10.5935 35.1564 10.5778 35.191C10.5622 35.2255 10.5466 35.2632 10.5309 35.3001L10.5309 35.3001C10.2028 36.066 10.084 36.5172 10.2184 36.6392C10.3497 36.7588 10.7216 36.5613 11.3746 36.0218C11.1839 36.7741 11.1466 37.1754 11.2934 37.2541C11.4371 37.3296 11.7559 37.0879 12.2777 36.5485C12.209 37.2509 12.2559 37.6242 12.4215 37.69C12.5934 37.7559 12.8902 37.4925 13.3245 36.9089C13.3089 37.6395 13.3995 37.9782 13.587 37.9975C13.7682 38.0127 14.0402 37.7149 14.3807 37.1538C14.3807 37.157 14.3807 37.1602 14.3807 37.1602C14.3838 37.2573 14.3902 37.3513 14.3995 37.4388C14.3995 37.442 14.3995 37.442 14.3995 37.4452C14.437 37.8281 14.5151 38.0473 14.615 38.1412C14.6963 38.2199 14.7963 38.2134 14.8994 38.1444C14.9901 38.085 15.0869 37.9726 15.1806 37.8249C15.1837 37.8594 15.1901 37.8939 15.1963 37.9285C15.2057 37.9782 15.215 38.0288 15.2275 38.0786C15.2901 38.3331 15.3806 38.5715 15.4806 38.769C15.6306 39.0636 15.7588 39.2514 15.8994 39.2707C16.0401 39.286 16.1869 39.1391 16.3712 38.7593L16.3712 38.7593C16.3868 38.7248 16.4056 38.6839 16.4243 38.6429C16.44 38.606 16.4587 38.5619 16.4743 38.5209C16.5524 38.3202 16.6212 38.0946 16.6649 37.8562C16.7524 37.9879 16.84 38.0882 16.9243 38.1444C17.0274 38.2134 17.1243 38.2199 17.2087 38.1412C17.3087 38.0505 17.3868 37.8281 17.4243 37.4452C17.4243 37.4452 17.4243 37.442 17.4243 37.4388C17.4305 37.3545 17.44 37.2605 17.4431 37.1602C17.4431 37.1602 17.4431 37.157 17.4431 37.1538C17.7836 37.7117 18.0555 38.0127 18.2367 37.9975C18.4242 37.9814 18.5179 37.6395 18.4992 36.9089C18.9304 37.4893 19.2273 37.7559 19.4023 37.69C19.5711 37.6274 19.6148 37.2509 19.5461 36.5485C19.5804 36.583 19.6148 36.6207 19.6492 36.6552C19.6961 36.7026 19.7399 36.746 19.7834 36.7869C20.2085 37.2011 20.4647 37.3513 20.571 37.2164C20.671 37.0912 20.621 36.6994 20.4491 36.0186C21.0991 36.5549 21.471 36.7556 21.6053 36.636C21.7397 36.514 21.6177 36.0628 21.2929 35.2977L21.2929 35.2977C21.2772 35.2632 21.2647 35.2255 21.246 35.1878C21.2335 35.1532 21.2147 35.1155 21.196 35.0746C21.1054 34.8771 21.0022 34.6611 20.8803 34.4283L20.8803 34.4283C20.8522 34.3721 20.821 34.3127 20.7866 34.2501C20.7522 34.1875 20.7178 34.1217 20.6803 34.0558C20.4929 33.7203 20.2616 33.3341 20.021 32.9488C20.0241 32.9488 20.0303 32.9488 20.0335 32.952C20.3803 33.0178 20.5678 32.9986 20.6429 32.9046C20.7147 32.8075 20.671 32.6317 20.5647 32.3901C20.4741 32.1894 20.3803 31.9983 20.2898 31.8169C20.1991 31.6346 20.1085 31.462 20.021 31.2959C19.9054 31.0799 19.7866 30.8728 19.6742 30.6753C19.5711 30.4931 19.4679 30.3205 19.3617 30.1479C19.4648 30.1736 19.5648 30.18 19.6555 30.1768C19.896 30.1672 19.9678 30.0668 19.9616 29.9223C19.9554 29.7465 19.846 29.5241 19.771 29.3547C19.7461 29.2953 19.7211 29.2359 19.6899 29.1701C19.543 28.8498 19.3711 28.5174 19.1711 28.1915C19.1179 28.104 19.0461 27.9876 18.9742 27.872C18.7899 27.571 18.5867 27.241 18.393 26.9151C18.9961 26.6614 19.5555 26.313 20.0491 25.8964C20.1366 26.134 20.2522 26.2159 20.4147 26.1781C20.5678 26.1436 20.7647 25.9967 21.021 25.7703C21.021 25.7767 21.021 25.7832 21.021 25.7896C21.0398 26.1532 21.1022 26.3507 21.2241 26.4037C21.3398 26.4575 21.5084 26.3668 21.7334 26.1565C21.7833 26.1059 21.8365 26.0561 21.8833 26.0055C22.0115 25.8707 22.124 25.7358 22.2177 25.6009C22.2302 25.6483 22.2459 25.6957 22.2646 25.7454C22.2865 25.808 22.3115 25.8739 22.3428 25.9493C22.5334 26.4262 22.674 26.6269 22.824 26.6237C22.9709 26.6237 23.1209 26.423 23.3427 26.1059C23.3739 26.0625 23.4052 26.0152 23.4333 25.9678L25.7113 28.1225C25.7238 28.1506 25.8082 28.3416 25.9675 28.4484C25.9426 28.4452 25.9144 28.4396 25.8863 28.4364C25.8488 28.4331 25.8082 28.3954 25.7675 28.3609C25.7395 28.336 25.7113 28.3103 25.68 28.2919C25.6426 28.2702 25.6019 28.2605 25.5644 28.2509C25.5082 28.2389 25.4582 28.226 25.43 28.1666C25.3831 28.0631 25.3269 28.0037 25.2426 27.9659C25.1613 27.9314 25.0519 27.925 24.8989 27.9282C24.602 27.9314 24.577 28.0061 24.5583 28.0663C24.5583 28.0663 24.5583 28.0695 24.5583 28.0695C24.5427 28.0695 24.5208 28.0663 24.502 28.0663C24.3832 28.0566 24.2583 28.0631 24.1489 28.1096C23.9645 28.1915 23.8708 28.3737 23.8583 28.6178C23.852 28.7494 23.8927 28.841 23.8927 28.841L23.9083 28.8755L23.9239 28.841C24.0052 28.6748 24.1145 28.5961 24.2396 28.5712C24.3333 28.5552 24.4396 28.568 24.552 28.5961C24.552 28.5993 24.552 28.6025 24.552 28.6082L24.552 28.6082C24.552 28.6178 24.5552 28.6306 24.5583 28.6427C24.5801 28.6997 24.6458 28.7719 24.7832 28.8217C24.9519 28.8811 25.0675 28.8755 25.1519 28.8755C25.2332 28.8723 25.2769 28.8723 25.3082 28.9469C25.33 29.0071 25.3488 29.0633 25.3675 29.1099C25.4207 29.2672 25.4519 29.3515 25.53 29.4141L25.53 29.4141C25.5363 29.4174 25.5457 29.4238 25.5551 29.4302C25.5613 29.4366 25.5707 29.443 25.58 29.4455C25.6269 29.4744 25.6831 29.496 25.7363 29.5025C25.8769 29.5113 25.9926 29.5209 26.0895 29.5338C26.3957 29.5651 26.5269 29.5803 26.6581 29.4366C26.7362 29.3515 26.7925 29.305 26.8394 29.2953C26.883 29.2889 26.9268 29.3082 26.9862 29.358C27.0268 29.3925 27.0581 29.4334 27.0799 29.4679C27.1299 29.537 27.1643 29.5835 27.2612 29.5554C27.2956 29.5458 27.3237 29.5932 27.3487 29.6839C27.383 29.8099 27.4081 30.0042 27.4331 30.2081C27.4362 30.2514 27.4425 30.2956 27.4487 30.3582L27.4487 30.3582C27.455 30.4144 27.4643 30.4778 27.4737 30.5437C27.483 30.6063 27.4925 30.6753 27.5081 30.7411C27.5706 31.0888 27.6643 31.4436 27.7581 31.5528L27.7581 31.5528C27.7643 31.5624 27.7768 31.572 27.7862 31.5849C27.7956 31.5937 27.8081 31.6065 27.8206 31.6162C27.8799 31.6692 27.9612 31.7286 28.0331 31.7727C28.1174 31.8225 28.1643 31.8482 28.2081 31.8418C28.2518 31.8386 28.2799 31.8008 28.3331 31.7318C28.358 31.7944 28.3924 31.8763 28.433 32.0176C28.4424 32.0521 28.4486 32.089 28.4549 32.13C28.4705 32.2528 28.4673 32.3812 28.4298 32.488C28.3893 32.5908 28.3112 32.6759 28.1799 32.7136C28.1643 32.7168 28.1456 32.72 28.1237 32.7224L28.1174 32.7569C28.1174 32.7569 28.2268 32.8356 28.4049 32.8139C28.4736 32.8075 28.5393 32.789 28.5955 32.7666C28.7736 32.6975 28.8829 32.5691 28.9455 32.4125C29.0049 32.2584 29.0173 32.077 28.9924 31.8947C28.9798 31.788 28.9549 31.6788 28.9205 31.5817C28.9236 31.5817 28.9267 31.5817 28.933 31.5784C28.9455 31.5784 28.958 31.5752 28.9767 31.5688C28.9924 31.5656 29.0049 31.5592 29.0205 31.556C29.1298 31.5215 29.2017 31.4998 29.2236 31.4653C29.2424 31.4372 29.2298 31.4091 29.1798 31.3745C29.1298 31.34 29.0986 31.3119 29.0893 31.2862C29.0861 31.271 29.0986 31.2493 29.1393 31.2268C29.1829 31.2052 29.2205 31.1642 29.2424 31.1112C29.2517 31.0855 29.258 31.0574 29.2611 31.0293C29.2611 31.0045 29.258 30.9732 29.2455 30.9483C29.2298 30.9162 29.2017 30.8848 29.1549 30.8664L29.1549 30.8664C29.108 30.8479 29.0611 30.8319 29.0205 30.8158C28.9267 30.7821 28.8611 30.7476 28.8955 30.6183C28.9236 30.5148 28.9267 30.4305 28.8829 30.355C28.8393 30.2828 28.7455 30.2137 28.5767 30.1391C28.5142 30.111 28.4549 30.0885 28.4017 30.0636C28.2018 29.9817 28.0987 29.9384 27.9862 29.781C27.9081 29.6718 27.8737 29.5554 27.8581 29.4744C27.8987 29.5402 27.9674 29.6341 28.0674 29.7152C28.1268 29.7626 28.1706 29.8099 28.2143 29.8533C28.2987 29.9416 28.3705 30.0194 28.5455 30.0821C28.558 30.0853 28.5767 30.0917 28.5986 30.1013C28.8142 30.1768 28.9673 30.2298 28.9673 30.3365L28.9673 30.3365C28.9673 30.355 28.9673 30.3831 28.9642 30.412C28.958 30.5685 28.9486 30.8102 29.1298 30.8286C29.2142 30.8351 29.2861 30.8158 29.3517 30.7725C29.408 30.7347 29.4611 30.6721 29.508 30.5999C29.5361 30.6151 29.5705 30.6312 29.6049 30.644C30.1735 30.8696 30.2079 31.0422 30.161 31.1642C30.1454 31.2052 30.1172 31.2429 30.0954 31.2838L30.1204 31.3087C30.1204 31.3087 30.3766 31.1642 30.436 31.0141C30.5329 30.7596 30.4454 30.5589 30.3079 30.4088C30.2297 30.3237 30.1297 30.2547 30.0424 30.2049C30.086 30.2081 30.1204 30.2017 30.1423 30.1824C30.1579 30.1672 30.1704 30.1479 30.1735 30.123C30.1766 30.1013 30.1766 30.0764 30.1735 30.0475C30.1579 29.9665 30.0923 29.8693 29.9924 29.8348C29.9142 29.8067 29.8705 29.8003 29.8361 29.7939C29.7861 29.7874 29.7611 29.781 29.6736 29.7064C29.6361 29.6718 29.6111 29.6437 29.5893 29.6181C29.5298 29.549 29.4955 29.5113 29.3049 29.4832C29.2829 29.48 29.2486 29.4776 29.2173 29.4744C29.0111 29.4455 28.8549 29.4238 28.708 29.3612C28.608 29.3202 28.5111 29.2424 28.4549 29.1886C28.4642 29.1918 28.4767 29.1982 28.4893 29.2014C28.5173 29.2102 28.5486 29.2231 28.5767 29.2359C28.6861 29.2793 28.7673 29.2391 28.8611 29.1982C28.908 29.1765 28.9642 29.1508 29.0267 29.1356C29.1705 29.1075 29.2049 29.1259 29.2393 29.1444C29.2829 29.1701 29.3267 29.195 29.5236 29.1444C29.6424 29.1131 29.7298 29.0665 29.7924 29.0224C29.8298 28.9943 29.8829 28.9534 29.9017 28.9036C29.9111 28.8779 29.8986 28.853 29.8705 28.8626C29.8673 28.8626 29.8611 28.8658 29.8549 28.8658C29.8017 28.8811 29.7424 28.8875 29.6861 28.8875C29.5798 28.8875 29.5549 28.8217 29.5705 28.731C29.5705 28.7213 29.5893 28.6306 29.5955 28.6306C29.5955 28.6274 29.5955 28.6242 29.5986 28.621C29.6893 28.5584 29.7861 28.4958 29.9017 28.4741C30.0393 28.4484 30.1579 28.4958 30.186 28.6403L30.2204 28.6459C30.2204 28.6459 30.2641 28.5833 30.3048 28.4612C30.3423 28.3609 30.336 28.267 30.3048 28.1851C30.2579 28.0631 30.1516 27.9724 30.0267 27.9282C29.9173 27.8905 29.7893 27.884 29.6736 27.9282C29.558 27.9724 29.4455 28.0285 29.3298 28.0847C29.2424 28.035 29.1424 28.0093 29.0486 28.0157C28.8267 28.0318 28.7424 28.1289 28.633 28.2573C28.6236 28.2702 28.6111 28.2822 28.6017 28.2951L28.6017 28.2951C28.5861 28.3135 28.5673 28.3328 28.5486 28.3513C28.533 28.3673 28.5111 28.389 28.4893 28.405C28.3861 28.4926 28.2674 28.552 28.1706 28.5335L28.1706 28.5335C28.1581 28.5335 28.1425 28.5303 28.1268 28.5271C27.9925 28.5022 27.8425 28.4741 27.7081 28.5399C27.6956 28.5455 27.6799 28.552 27.6643 28.5616C27.6925 28.5174 27.6894 28.4797 27.6706 28.4516C27.6268 28.389 27.483 28.3761 27.383 28.3673C27.3425 28.3641 27.3112 28.3609 27.2987 28.3577C27.2674 28.3448 27.2237 28.3135 27.1643 28.267C27.1081 28.2164 27.0331 28.1441 26.9425 28.0406C26.9425 28.0406 26.9425 28.0406 26.9425 28.0406C26.9331 28.0285 26.8987 27.9908 26.8487 27.9346C26.7612 27.8343 26.6987 27.7652 26.6456 27.705C26.2207 27.2226 25.4175 26.313 24.7208 25.5263C24.7364 25.507 24.7489 25.4821 24.7583 25.454C24.8145 25.2686 24.6614 24.9362 24.4864 24.5573C24.4489 24.4754 24.4083 24.3879 24.3708 24.2996C24.4708 24.3309 24.5676 24.3566 24.6614 24.3687C24.7676 24.3847 24.8645 24.3911 24.9551 24.3911C25.0895 24.3911 25.1926 24.3719 25.2613 24.3341C25.3051 24.3093 25.3363 24.2779 25.3519 24.237C25.3644 24.1993 25.3644 24.1559 25.3457 24.1053C25.3207 24.0363 25.2582 23.9608 25.1551 23.883C24.8927 23.6759 24.727 23.4029 24.5645 23.1332C24.8427 23.1645 25.1582 23.1613 25.4051 23.0738C25.4551 23.0553 25.5019 23.0328 25.5457 23.0047C25.5895 22.9798 25.6269 22.9485 25.6613 22.9108L25.6613 22.9108C25.7895 22.7727 25.7895 22.6876 25.7332 22.6347C25.6863 22.5873 25.5895 22.5656 25.5113 22.5504C25.4738 22.5439 25.4395 22.5343 25.4175 22.5279C25.4175 22.5279 25.4175 22.5279 25.4175 22.5279C25.1926 22.4243 24.9269 22.2148 24.6614 22.0013C24.3896 21.7845 24.1083 21.5653 23.8614 21.4497C23.8614 21.4497 23.8614 21.4497 23.8614 21.4497C23.5145 21.2892 23.0365 21.2049 22.6677 21.164C22.5959 21.1575 22.5271 21.1511 22.4677 21.1487C22.4177 21.1455 22.3677 21.1423 22.324 21.1391C22.324 21.0949 22.324 21.0484 22.324 21.001L22.324 17.3949C22.324 17.4037 22.324 17.4134 22.3271 17.423C22.3271 17.4447 22.3302 17.4671 22.3334 17.4856L22.3334 17.4856C22.3521 17.6454 22.3959 17.6991 22.4428 17.6927C22.449 17.6927 22.4584 17.6895 22.4646 17.6863C22.4428 17.7425 22.4271 17.7995 22.4365 17.8557C22.4365 17.8557 22.4365 17.8589 22.4365 17.8589C22.4709 18.0596 22.5615 18.3887 22.6615 18.7058C22.6802 18.7652 22.7021 18.8279 22.7209 18.8873C22.7397 18.9435 22.7615 19.0037 22.7802 19.0566L22.7802 19.0566C22.9302 19.4709 23.0959 19.8032 23.2489 19.9501C23.277 19.9782 23.3114 20.0007 23.3396 20.016C23.3708 20.0288 23.402 20.0352 23.4333 20.032L23.4333 20.032C23.5614 20.0192 23.6896 19.7775 23.8052 19.3762C23.827 19.3015 23.8489 19.2196 23.8676 19.1289C23.8832 19.0631 23.902 18.9908 23.9176 18.9154C24.0208 19.2164 24.1458 19.5303 24.2676 19.8097C24.3114 19.91 24.3552 20.0071 24.3958 20.0946C24.4364 20.1821 24.477 20.2672 24.5145 20.3395C24.6927 20.6839 24.8333 20.7786 24.9457 20.7216C25.1831 20.5996 25.2519 19.7061 25.2926 19.1353C25.4551 19.6459 25.7113 20.2576 25.8988 20.7096C25.9895 20.9255 26.0644 21.1045 26.1051 21.2169L26.1051 21.2169C26.1332 21.302 26.1613 21.4152 26.1895 21.5244C26.2269 21.6874 26.2675 21.8535 26.3238 21.9354C26.3457 21.9699 26.3707 21.9916 26.3957 22.0045C26.4238 22.0173 26.4519 22.0173 26.4831 22.0045C26.5082 21.9884 26.5332 21.9603 26.5582 21.917C26.6019 21.8287 26.6425 21.6753 26.6768 21.4497C26.705 21.5525 26.7394 21.6528 26.7706 21.7564C26.7706 21.7596 26.783 21.7941 26.7925 21.8254C26.8362 21.9732 26.8581 22.039 26.8956 22.0454C26.9081 22.0486 26.9206 22.0454 26.9362 22.0326C26.9206 22.1144 26.9206 22.2268 26.955 22.3649C27.0362 22.6595 27.1143 22.955 27.205 23.2464C27.2925 23.5378 27.3894 23.826 27.5018 24.1053L27.5018 24.1053C27.5456 24.2185 27.5862 24.3277 27.6268 24.4345C27.6643 24.5413 27.7018 24.6416 27.7331 24.742C27.9018 25.2469 27.9987 25.6547 28.0487 25.9493C28.0737 26.0874 28.1268 26.2785 28.1987 26.3852C28.2268 26.4262 28.2581 26.4543 28.2925 26.4671C28.3299 26.476 28.3673 26.4671 28.4049 26.4294C28.4486 26.382 28.4955 26.2881 28.5424 26.1284ZM23.8052 3.20489C23.7645 3.27393 23.6676 3.33012 23.5989 3.36785C23.5145 3.41522 23.402 3.45857 23.277 3.48426C22.849 3.56213 22.5584 3.48105 22.2428 3.38953C22.1209 3.35581 21.9928 3.31808 21.8521 3.28918C21.6959 3.26108 21.5709 3.26429 21.4178 3.28918C21.4398 3.24262 21.474 3.21452 21.5115 3.17679C21.6146 3.07965 21.7928 2.91669 21.8146 2.91027L21.8177 2.91027C22.0802 2.87254 22.324 2.92873 22.5709 3.02266C22.7865 3.10454 22.9677 3.17358 23.1521 3.20168C23.3333 3.22977 23.5208 3.22094 23.7489 3.1519C23.7864 3.14227 23.827 3.15512 23.802 3.19847" koffice: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path draw:style-name="gr7" draw:id="shape198" draw:name="path408" draw:layer="g3243" svg:width="32.02750288873pt" svg:height="39.33462808407pt" draw:transform="matrix(1.06388280000 0.00000000000 0.00000000000 1.06388280000 36.30388141562pt 35.41951044923pt)" svg:viewBox="0 0 32 39" svg:d="M8.20699 3.22031C8.24756 3.2894 8.34448 3.34564 8.41331 3.38662C8.50079 3.43402 8.61028 3.4774 8.73529 3.50311C9.16364 3.58104 9.45752 3.4999 9.76702 3.40831C9.88891 3.37376 10.0171 3.3368 10.1579 3.30788C10.3141 3.27976 10.4392 3.28297 10.5892 3.30788C10.5673 3.26128 10.5329 3.23316 10.4954 3.1954C10.3923 3.09819 10.211 2.93509 10.1922 2.92866L10.1922 2.92866C9.92957 2.8909 9.68258 2.94714 9.43871 3.04114C9.2199 3.12309 9.04166 3.19219 8.85726 3.22031C8.67591 3.24843 8.49143 3.23878 8.26013 3.17049C8.22259 3.16085 8.18193 3.1729 8.20699 3.21709L8.20699 3.21709ZM28.7376 26.1742C28.7376 26.1806 28.7376 26.187 28.7407 26.1934L28.7407 26.1934C28.7407 26.1934 28.7407 26.1934 28.7407 26.1967C28.7877 26.5012 28.8533 26.6795 28.9252 26.7679C28.9627 26.8113 29.0003 26.8338 29.0409 26.8362C29.0784 26.8362 29.116 26.8209 29.1534 26.7896C29.2096 26.7358 29.2598 26.6418 29.2973 26.5293C29.2973 26.5325 29.3004 26.5381 29.3004 26.5445C29.3129 26.6072 29.3285 26.6795 29.3441 26.7583C29.3879 26.9776 29.4536 27.1222 29.5224 27.1945L29.5224 27.1945C29.5567 27.2291 29.5942 27.2475 29.6318 27.2475C29.6693 27.2475 29.7068 27.2291 29.7412 27.1913C29.7943 27.1318 29.8475 27.0186 29.8819 26.8619C29.8912 26.9053 29.9006 26.9527 29.9099 26.9969C29.9288 27.0973 29.9538 27.1945 29.9757 27.2885C30.0164 27.4709 30.0726 27.5962 30.1413 27.6493C30.2165 27.7031 30.307 27.6774 30.4166 27.552C30.6135 27.3134 30.7072 26.9366 30.7416 26.5694C30.7479 26.4979 30.7541 26.4256 30.7572 26.3565C30.7729 26.0456 30.7698 25.7347 30.7885 25.4246C30.8041 25.1635 30.8636 24.8654 30.7416 24.6244C30.7729 24.6613 30.8041 24.6902 30.8323 24.687C30.8668 24.687 30.8886 24.6428 30.8824 24.5207C30.8761 24.3922 30.8886 24.1817 30.9011 24.0025L30.9011 24.0025C30.9042 23.9214 30.9104 23.8491 30.9136 23.7896L30.9136 23.7896L30.9136 23.7864C30.923 23.4939 31.0136 22.6817 31.0856 22.0879C31.0981 21.9723 31.1137 21.8622 31.1262 21.7746C31.1356 21.683 31.1481 21.6051 31.1574 21.5424L31.1574 21.5424C31.1574 21.5392 31.1574 21.5424 31.1574 21.5392L31.1574 21.5392C31.2074 21.2002 31.1356 21.0371 31.0761 20.9053C31.0573 20.8611 31.0386 20.8201 31.0292 20.7768C31.1481 21.0306 31.2074 21.1407 31.2606 21.115C31.2981 21.0997 31.317 20.9929 31.3482 20.8081C31.3701 20.6731 31.4013 20.494 31.4513 20.2746C31.4607 20.2714 31.467 20.2553 31.4763 20.2176C31.6389 19.4366 31.6764 19.006 31.7358 18.291C31.742 18.2026 31.7514 18.1086 31.7576 18.0017C31.7828 17.6972 31.7139 17.4626 31.6358 17.2931C31.6576 17.3116 31.6795 17.3212 31.7014 17.3212C31.7671 17.3212 31.8172 17.2112 31.814 16.8569C31.8108 16.5458 31.8203 16.0092 31.8296 15.6106C31.8328 15.3752 31.839 15.1838 31.8359 15.1211C31.8359 15.1179 31.8359 15.1179 31.8359 15.1147C31.8328 14.9171 31.8265 14.7696 31.8172 14.6628C31.8108 14.578 31.8015 14.5122 31.7921 14.4619C31.8577 14.4902 31.9077 14.487 31.9484 14.4526C32.0077 14.3993 32.0329 14.2643 32.0266 14.0697L32.0266 14.0634C32.0266 13.9976 32.0266 13.9316 32.0266 13.8657C32.0266 13.7056 32.0266 13.5424 32.0077 13.3823C31.9046 12.3875 31.7639 11.4303 31.5951 10.4793C31.4326 9.53763 31.2418 8.60245 31.0386 7.64235C31.0511 7.64235 31.0636 7.63914 31.0761 7.63593C31.1325 7.61102 31.1512 7.51702 31.1293 7.3475C31.1105 7.19003 31.0542 6.96426 30.9636 6.65977L30.9636 6.65977C30.8511 6.27734 30.6916 5.79367 30.5228 5.28189C30.4728 5.12844 30.4228 4.97177 30.3789 4.8368C30.0476 3.81645 29.982 3.43723 29.9351 3.16085C29.9257 3.09176 29.9131 3.0323 29.9006 2.96642C29.7975 2.46669 29.5942 2.08748 29.2473 1.76129C28.9033 1.43751 28.4157 1.16434 27.7372 0.875909L27.7372 0.875909L27.7372 0.875909L27.7372 0.875909C27.7059 0.863055 27.6747 0.851003 27.6466 0.838149C27.6154 0.826097 27.584 0.813242 27.5558 0.800388C27.3965 0.73772 27.2308 0.678267 27.0807 0.625241L27.0807 0.625241C27.0056 0.599531 26.9307 0.581053 26.8618 0.571412C26.793 0.56177 26.7306 0.55936 26.6681 0.56177C26.3553 0.574625 26.1615 0.750575 26.0771 0.904029L26.0771 0.904029C26.0427 0.966696 26.0209 1.05186 26.0147 1.15229C26.0083 1.24629 26.0115 1.35958 26.024 1.4817C26.0927 2.10274 26.4179 2.98812 26.6837 3.5465C26.6837 3.57462 26.6837 3.60033 26.6837 3.62845C26.6837 3.81323 26.6868 3.99561 26.6806 4.21495C26.6681 4.72673 26.5273 5.09389 26.3741 5.49882C26.3179 5.65549 26.2553 5.81537 26.196 5.99774C26.0584 6.43079 25.9896 6.77626 25.9333 7.07755C25.8208 7.65521 25.7395 8.06576 25.2517 8.60887C25.158 8.71573 25.0674 8.81616 24.9829 8.91016C24.5202 9.43399 24.3044 9.67904 23.8449 9.81722C22.685 10.1683 22.4599 10.8087 22.4131 11.0412C22.4067 11.0725 22.4005 11.1196 22.3849 11.1227L21.9347 11.1227L21.9409 11.1102C21.9316 11.107 21.9222 11.1039 21.9129 11.1008C21.9566 11.0976 21.9909 11.0883 22.0161 11.0787C22.0567 11.0599 22.0754 11.0286 22.0535 10.9847C22.0348 10.9407 21.966 10.8843 21.8378 10.8119C21.6721 10.7211 21.3532 10.4825 21.0719 10.2061C21.0187 10.1531 20.9656 10.0992 20.9156 10.0462C20.8687 9.99317 20.8186 9.93613 20.778 9.88311L20.778 9.88311L20.778 9.88311C20.7311 9.82365 20.6842 9.76099 20.6404 9.6951L20.6404 9.6951C20.606 9.64449 20.5716 9.59468 20.5403 9.54406C20.5403 9.54406 20.5435 9.54406 20.5435 9.54406C20.5966 9.55049 20.6342 9.54406 20.6592 9.52558C20.6842 9.50309 20.6904 9.47175 20.6842 9.42515C20.6717 9.34642 20.6092 9.22992 20.5028 9.08932C20.4185 8.97283 20.334 8.83142 20.2622 8.69082C20.1902 8.55263 20.1245 8.41123 20.0745 8.30116C20.0745 8.30116 20.0683 8.2859 20.0589 8.25778C20.0589 8.25778 20.0589 8.25456 20.0526 8.2385C20.0526 8.23207 20.0495 8.22564 20.0464 8.22002C20.0777 8.22323 20.1057 8.22002 20.1277 8.21038C20.1496 8.19752 20.1653 8.17583 20.1715 8.14128C20.1778 8.09388 20.1653 8.028 20.1214 7.95328C20.0526 7.84 19.9777 7.66405 19.9089 7.49131C19.8494 7.34428 19.7963 7.19324 19.7557 7.08076C19.7588 7.08397 19.7651 7.08638 19.7713 7.08638C19.8056 7.10245 19.84 7.10888 19.8651 7.10245C19.8932 7.09924 19.9152 7.08076 19.9277 7.04943C19.9401 7.01167 19.9339 6.95221 19.9121 6.86384L19.9121 6.86384C19.9121 6.86384 19.9121 6.86384 19.9121 6.86384L19.9121 6.86384L19.9121 6.86384L19.9121 6.86384L19.9121 6.86384C19.8994 6.81965 19.8807 6.76662 19.862 6.71038C19.812 6.55934 19.7494 6.37134 19.6994 6.18896C19.7963 6.2677 19.89 6.33358 19.937 6.33036C19.9995 6.32715 19.9964 6.22993 19.8776 5.96641C19.7744 5.74708 19.7338 5.39839 19.7276 5.14129C19.7213 4.88018 19.7963 4.59818 19.9433 4.37242C20.0901 4.14906 20.3027 3.97954 20.5685 3.93616C20.6029 3.93294 20.6373 3.92973 20.6748 3.92652C20.7592 3.93294 20.7904 3.94178 20.8374 3.95464C20.8812 3.96428 20.9437 3.97954 21.0813 4.00525C21.4001 4.06149 21.5971 4.16192 21.7659 4.24949C21.7941 4.26556 21.8253 4.27761 21.8534 4.29368L21.8534 4.29368C21.8534 4.29368 21.7847 4.26235 21.8566 4.2969C21.8941 4.31216 21.9347 4.33144 21.9785 4.34349C22.0192 4.35635 22.063 4.36599 22.1066 4.37242C22.3318 4.40696 22.5756 4.34992 22.7789 4.13701L22.8007 4.1113L22.7664 4.10568C22.7664 4.10568 22.4036 4.04221 22.1661 3.93937C22.0661 3.8984 21.9909 3.84457 21.916 3.79475C21.8191 3.72887 21.7221 3.66299 21.5721 3.62202C21.3627 3.56578 21.2062 3.56578 21.1531 3.56899C21.1531 3.50552 21.1844 3.25807 21.6908 2.88447C21.9909 2.66514 22.1879 2.54543 22.3724 2.48598C22.5537 2.42652 22.7226 2.42652 22.9696 2.43536C23.2166 2.44179 23.4041 2.43536 23.5698 2.40724C23.7324 2.37912 23.87 2.32931 24.02 2.26021C24.2607 2.14693 24.3358 2.21281 24.4327 2.29476C24.4483 2.30681 24.464 2.32288 24.4827 2.33493C24.5452 2.38555 24.5984 2.43295 24.6359 2.48598C24.6703 2.53338 24.689 2.58962 24.689 2.6555C24.689 2.69969 24.6953 2.73986 24.7109 2.76557C24.7203 2.78083 24.7328 2.79047 24.7515 2.79047C24.7672 2.79047 24.7828 2.78726 24.8016 2.76878C24.836 2.73664 24.8829 2.66193 24.9391 2.52052C24.9485 2.49562 24.9579 2.46669 24.9673 2.43857C25.0767 2.11238 25.0705 1.80467 24.9579 1.55079C24.8422 1.2961 24.6203 1.09284 24.2982 0.963483C24.2732 0.954645 24.2482 0.945004 24.217 0.935363C24.0294 0.872696 23.8417 0.834935 23.6511 0.813242C23.526 0.800388 23.3979 0.79396 23.2697 0.79396C23.2291 0.760216 23.1602 0.696746 23.0758 0.622027C22.9914 0.546505 22.8945 0.461342 22.7913 0.370555C22.5537 0.166486 22.3568 -0.00625045 21.6908 0.000176944C20.9343 0.00660434 20.2465 0.282982 19.5712 0.552933C19.0866 0.744148 18.602 0.932149 18.0831 1.03258C17.9236 1.0607 17.8016 1.08641 17.7829 1.13301C17.7673 1.1772 17.833 1.23344 18.0425 1.31539C18.2331 1.39091 18.3863 1.40296 18.4988 1.39091C18.2175 1.57891 18.0392 1.88341 17.8674 2.17184C17.7579 2.351 17.6516 2.53338 17.5234 2.68362C17.4453 2.77441 17.2389 3.01624 17.264 3.11345C17.2702 3.15443 17.3109 3.1729 17.3922 3.15443C17.6016 3.10702 17.6173 3.1014 17.7767 2.96964C17.5297 3.26128 17.3547 3.59711 17.1889 3.945C17.0513 4.23744 16.9232 4.5098 16.695 4.74842C16.6262 4.82394 16.623 4.91794 16.7356 4.9308C16.7919 4.93401 16.8763 4.92437 16.9857 4.88018C16.9357 4.91473 16.8795 4.9782 16.8982 5.04649C16.9013 5.06577 16.9139 5.08425 16.9357 5.10032C16.9326 5.11237 16.9295 5.12523 16.9232 5.13808C16.8075 5.50846 16.6607 5.96962 16.5355 6.30867C16.4543 6.52479 16.3948 6.72886 16.4105 6.83572C16.423 6.92008 16.473 6.949 16.5886 6.88553C16.5855 6.89517 16.5824 6.90481 16.5793 6.91445L16.5793 6.91445C16.5762 6.92329 16.5762 6.92008 16.5762 6.9265C16.5762 6.92972 16.573 6.93614 16.573 6.93936L16.573 6.93936L16.573 6.93936L16.573 6.93936C16.5293 7.06791 16.4543 7.23743 16.3823 7.40374C16.2385 7.73314 16.0916 8.06576 16.1604 8.15414C16.1604 8.15735 16.1635 8.15976 16.1666 8.15976C16.1291 8.26662 16.0947 8.37347 16.0572 8.48354C16.0384 8.53978 16.0197 8.5904 16.0072 8.64342C15.9947 8.5904 15.9728 8.53657 15.9541 8.48354C15.9165 8.37668 15.8821 8.26983 15.8446 8.15976C15.8477 8.15976 15.8477 8.15735 15.8508 8.15414C15.9196 8.06576 15.7727 7.73314 15.6289 7.40374C15.557 7.23743 15.482 7.07112 15.4381 6.93936L15.4381 6.93936L15.4381 6.93936L15.4381 6.93936C15.4381 6.93614 15.435 6.92972 15.435 6.9265C15.4319 6.92008 15.435 6.92329 15.4319 6.91445L15.4319 6.91445C15.4288 6.90481 15.4257 6.89838 15.4225 6.88553C15.5351 6.949 15.5882 6.91767 15.6007 6.83572C15.6164 6.73207 15.557 6.528 15.4757 6.30867C15.3506 5.97284 15.2036 5.50846 15.088 5.13808C15.0849 5.12523 15.0818 5.11237 15.0756 5.10032C15.0943 5.08746 15.1068 5.06899 15.1131 5.04649C15.1318 4.9782 15.0756 4.91794 15.0256 4.88018C15.1318 4.92437 15.2162 4.93722 15.2757 4.9308C15.3913 4.91794 15.3913 4.82394 15.3194 4.74842C15.0943 4.5098 14.9661 4.24066 14.8255 3.945C14.6629 3.60033 14.4877 3.26449 14.2376 2.96964C14.3971 3.1014 14.4128 3.10702 14.6222 3.15443C14.7034 3.17049 14.741 3.15443 14.7503 3.11345C14.7691 3.01945 14.5691 2.77441 14.4909 2.68362C14.3659 2.53579 14.2564 2.35421 14.147 2.17184C13.9751 1.88662 13.7999 1.58212 13.5155 1.39091C13.6281 1.39975 13.7812 1.39091 13.9719 1.31539C14.1783 1.23344 14.2501 1.1772 14.2314 1.13301C14.2127 1.08641 14.0939 1.06391 13.9313 1.03258C13.4155 0.935363 12.9309 0.750575 12.4431 0.552933C11.7679 0.282982 11.0801 0.00981804 10.3235 0.000176944C9.66073 -0.00625045 9.46064 0.163272 9.22302 0.370555C9.11986 0.458129 9.01981 0.546505 8.93538 0.622027C8.85414 0.696746 8.78531 0.760216 8.74154 0.79396C8.61652 0.79396 8.48831 0.800388 8.36017 0.813242C8.16945 0.831721 7.98185 0.869482 7.79113 0.935363C7.76303 0.945004 7.73798 0.954645 7.71301 0.963483C7.39408 1.08962 7.16902 1.29369 7.05337 1.55079C6.94076 1.80467 6.93452 2.11238 7.0408 2.43857C7.05017 2.46669 7.05961 2.49562 7.06898 2.52052C7.12212 2.65871 7.16902 2.73664 7.20656 2.76878C7.22216 2.78405 7.24089 2.79047 7.25658 2.79047C7.27218 2.79047 7.28467 2.78083 7.29715 2.76557C7.31284 2.74307 7.31908 2.7021 7.31908 2.6555C7.31908 2.58962 7.33781 2.53579 7.37223 2.48598C7.40664 2.43536 7.45978 2.38555 7.52541 2.33493C7.54102 2.32288 7.55983 2.30681 7.57231 2.29476C7.66923 2.2096 7.74423 2.14693 7.98809 2.26021C8.13191 2.32931 8.27261 2.37912 8.43828 2.40724C8.60091 2.43536 8.78844 2.445 9.03854 2.43536C9.28241 2.42652 9.45128 2.42974 9.63568 2.48598C9.81704 2.54543 10.014 2.66193 10.3172 2.88447C10.8237 3.25807 10.8582 3.50311 10.8582 3.56899C10.8049 3.56899 10.6486 3.56899 10.4392 3.62202C10.2891 3.65978 10.1922 3.72566 10.0952 3.79475C10.0234 3.84135 9.94829 3.89518 9.84825 3.93937C9.61071 4.0398 9.24799 4.10568 9.24799 4.10568L9.21366 4.1113L9.23863 4.13701C9.43871 4.34671 9.68258 4.40696 9.91084 4.37242C9.95462 4.36599 9.99831 4.35635 10.039 4.34349C10.0796 4.33144 10.1202 4.31537 10.161 4.2969C10.2359 4.26235 10.1641 4.29368 10.1641 4.29368L10.1641 4.29368C10.1922 4.28083 10.2203 4.26556 10.2516 4.24949C10.4173 4.16513 10.6174 4.06471 10.9362 4.00525C11.0707 3.97954 11.1332 3.96428 11.1801 3.95464C11.227 3.94178 11.2551 3.93616 11.3427 3.92652C11.3802 3.92652 11.4146 3.92973 11.4489 3.93616C11.7147 3.97633 11.9273 4.14906 12.0743 4.37242C12.2211 4.59818 12.2993 4.87697 12.2931 5.14129C12.2868 5.39196 12.2462 5.74386 12.143 5.96641C12.0211 6.22672 12.0211 6.32394 12.0836 6.33036C12.1305 6.33358 12.2211 6.27091 12.3212 6.18896C12.2744 6.36812 12.2087 6.55934 12.1618 6.71038C12.143 6.76662 12.1243 6.81965 12.1118 6.86384L12.1118 6.86384L12.1118 6.86384L12.1118 6.86384L12.1118 6.86384C12.1118 6.86384 12.1118 6.86384 12.1118 6.86384L12.1118 6.86384C12.0836 6.949 12.0805 7.01167 12.0961 7.04943C12.1055 7.08076 12.1274 7.09603 12.1587 7.10245C12.1836 7.10567 12.218 7.10245 12.2525 7.08638C12.2556 7.08638 12.2619 7.08397 12.2681 7.08076C12.2306 7.19324 12.1743 7.34107 12.1149 7.49131C12.0461 7.66405 11.971 7.83678 11.9022 7.95328C11.8586 8.02478 11.8429 8.09067 11.8523 8.14128C11.8554 8.1694 11.871 8.19431 11.896 8.21038C11.9148 8.22002 11.9429 8.22564 11.9773 8.22002C11.9742 8.22564 11.9742 8.23207 11.971 8.2385C11.9648 8.25456 11.9648 8.25778 11.9648 8.25778C11.9554 8.2859 11.9491 8.30116 11.9491 8.30116C11.8991 8.41123 11.8366 8.54942 11.7617 8.69082C11.6897 8.82821 11.6085 8.96961 11.5208 9.08932C11.4177 9.22751 11.3521 9.34642 11.3396 9.42515C11.3333 9.46854 11.3396 9.50309 11.3646 9.52558C11.3864 9.54406 11.424 9.55049 11.4802 9.54406C11.4802 9.54406 11.4833 9.54406 11.4833 9.54406C11.4521 9.59468 11.4177 9.64449 11.3833 9.6951L11.3833 9.6951C11.3396 9.75777 11.2958 9.82044 11.2457 9.88311L11.2457 9.88311L11.2457 9.88311C11.2051 9.93613 11.1583 9.99317 11.1083 10.0462C11.0583 10.0992 11.005 10.1531 10.9519 10.2061C10.6737 10.4793 10.3516 10.7179 10.1859 10.8119C10.0578 10.8811 9.99207 10.9376 9.97022 10.9847C9.95149 11.0254 9.9671 11.0568 10.0078 11.0787C10.0327 11.0883 10.0671 11.0976 10.1109 11.1008C10.1014 11.1039 10.0921 11.107 10.0827 11.1102L10.0827 11.1227L9.64192 11.1227C9.62319 11.1227 9.61695 11.0851 9.60759 11.0412C9.56381 10.8087 9.33867 10.1683 8.17881 9.81722C7.71926 9.67904 7.50668 9.43721 7.0408 8.91016C6.95957 8.81937 6.86889 8.71573 6.77197 8.60887C6.28424 8.06576 6.20613 7.65521 6.09352 7.07755C6.03725 6.77626 5.9685 6.43079 5.83092 5.99774C5.77466 5.81858 5.71528 5.6587 5.65589 5.49882C5.50583 5.09711 5.36512 4.72673 5.34952 4.21495C5.3432 3.99561 5.34632 3.81323 5.34632 3.62845C5.34632 3.60354 5.34632 3.57462 5.34632 3.5465C5.61211 2.99133 5.93721 2.10596 6.00604 1.4817C6.01853 1.36279 6.02165 1.24951 6.0154 1.15229C6.00916 1.05508 5.98723 0.96991 5.9529 0.904029L5.9529 0.904029C5.87158 0.750575 5.67462 0.574625 5.362 0.56177C5.30262 0.56177 5.24003 0.56177 5.16816 0.571412C5.09933 0.581053 5.02746 0.599531 4.94927 0.625241L4.94927 0.625241C4.8024 0.675053 4.63665 0.734507 4.4741 0.800388C4.44593 0.810029 4.41472 0.822883 4.3803 0.838149C4.35221 0.84779 4.32092 0.859841 4.28962 0.875909L4.28962 0.875909L4.28962 0.875909L4.28962 0.875909C3.61125 1.16193 3.12352 1.43429 2.77961 1.76129C2.43571 2.08748 2.2325 2.46669 2.12621 2.96642C2.11373 3.02909 2.10436 3.09176 2.0918 3.16085C2.0449 3.43723 1.97927 3.81645 1.64793 4.8368C1.60415 4.96856 1.55413 5.12523 1.50098 5.28189C1.33523 5.79046 1.17581 6.27412 1.06328 6.65977L1.06328 6.65977C0.97572 6.96105 0.916335 7.19003 0.897527 7.3475C0.875677 7.51381 0.894405 7.60781 0.950749 7.63593C0.960113 7.63914 0.972599 7.64235 0.988205 7.64235C0.784998 8.60245 0.597398 9.53763 0.431726 10.4793C0.266055 11.4271 0.125355 12.3843 0.0190694 13.3823C0.00346266 13.5424 0.00346266 13.7056 0.000341316 13.8657C0.000341316 13.9316 0.000341316 13.9976 0.000341316 14.0634L0.000341316 14.0697C-0.00286006 14.2611 0.0159481 14.3961 0.0784549 14.4526C0.115991 14.487 0.166012 14.4933 0.234762 14.4619C0.225398 14.5122 0.216034 14.578 0.209791 14.6628C0.200427 14.7696 0.194104 14.9171 0.190983 15.1147C0.190983 15.1179 0.190983 15.1179 0.190983 15.1211C0.190983 15.1838 0.194104 15.3721 0.197226 15.6106C0.203548 16.0092 0.216034 16.5458 0.212912 16.8569C0.209791 17.2079 0.259813 17.3212 0.325441 17.3212C0.34737 17.3212 0.36922 17.3116 0.391069 17.2931C0.316077 17.4594 0.244126 17.6972 0.269177 18.0017C0.275419 18.1054 0.284783 18.1994 0.294147 18.291C0.353613 19.006 0.387948 19.4366 0.553699 20.2176C0.559942 20.2521 0.569306 20.2682 0.57867 20.2746C0.62557 20.4907 0.656863 20.6731 0.681834 20.8081C0.710006 20.9897 0.728734 21.0965 0.769391 21.115C0.819413 21.1375 0.878798 21.0339 0.99757 20.7768C0.991327 20.8169 0.972599 20.8611 0.950749 20.9053C0.894405 21.0339 0.819413 21.1969 0.869434 21.5392L0.869434 21.5392C0.869434 21.5392 0.869434 21.5392 0.869434 21.5424L0.869434 21.5424C0.878798 21.6019 0.888163 21.6806 0.900728 21.7746C0.910092 21.8622 0.925699 21.969 0.938184 22.0879C1.01013 22.6785 1.09769 23.4907 1.11018 23.7864L1.11018 23.7896L1.11018 23.7896C1.1133 23.8491 1.11642 23.9214 1.12266 24.0025L1.12266 24.0025C1.13515 24.1817 1.14771 24.3922 1.14139 24.5207C1.13827 24.6364 1.15708 24.6838 1.19141 24.687C1.21646 24.687 1.24776 24.6613 1.28209 24.6244C1.15708 24.8654 1.21958 25.1635 1.23207 25.4246C1.24776 25.7347 1.24776 26.0456 1.26336 26.3565C1.26648 26.4256 1.26961 26.4979 1.27897 26.5694C1.31651 26.9366 1.40718 27.3134 1.60727 27.552C1.71356 27.6806 1.80424 27.7063 1.88235 27.6493C1.95118 27.5994 2.00744 27.4709 2.0481 27.2885C2.06995 27.1945 2.0918 27.0973 2.11373 26.9969C2.12309 26.9527 2.13246 26.9053 2.14182 26.8619C2.17623 27.0186 2.22626 27.1318 2.28252 27.1913C2.31694 27.2291 2.35135 27.2475 2.39193 27.2475C2.42946 27.2475 2.467 27.2323 2.50141 27.1945L2.50141 27.1945C2.57016 27.1254 2.63267 26.9808 2.67957 26.7583C2.69518 26.6795 2.70774 26.6072 2.72335 26.5445C2.72335 26.5381 2.72335 26.5325 2.72647 26.5293C2.76401 26.6418 2.81403 26.7358 2.87029 26.7896C2.90471 26.8209 2.94216 26.8394 2.98282 26.8362C3.02036 26.8362 3.06101 26.8145 3.09847 26.7679C3.1673 26.6827 3.23293 26.5036 3.27983 26.1967C3.27983 26.1934 3.27983 26.1934 3.27983 26.1934L3.27983 26.1934C3.27983 26.187 3.27983 26.1806 3.28295 26.1742C3.32673 26.3316 3.37363 26.4256 3.42053 26.4754C3.45807 26.5132 3.49552 26.5261 3.53306 26.5132C3.56747 26.5036 3.59869 26.4722 3.62686 26.4321C3.69873 26.3284 3.75507 26.1364 3.78004 25.9958C3.83007 25.7034 3.92699 25.296 4.09578 24.7875C4.12707 24.6902 4.16461 24.5866 4.20215 24.4797C4.2396 24.3729 4.28338 24.2628 4.32716 24.1503L4.32716 24.1503C4.43969 23.8707 4.53661 23.5823 4.62417 23.2899C4.71172 23.0014 4.79296 22.7066 4.87427 22.4117C4.91181 22.2735 4.90869 22.1635 4.893 22.0791C4.90557 22.0879 4.91805 22.0944 4.93366 22.0912C4.96807 22.0847 4.98992 22.0189 5.03682 21.8718C5.04619 21.8437 5.05563 21.8092 5.05875 21.8027C5.08997 21.7023 5.12126 21.5987 5.15255 21.495C5.18377 21.7176 5.22442 21.875 5.27132 21.9626C5.29317 22.0068 5.31822 22.0349 5.34632 22.0502C5.37449 22.0663 5.40266 22.0663 5.43387 22.0502C5.45892 22.0381 5.48077 22.0156 5.50583 21.9819C5.56209 21.8999 5.59955 21.7369 5.6402 21.5705C5.66525 21.4605 5.69022 21.3504 5.72464 21.2628L5.72464 21.2628C5.7653 21.1495 5.84029 20.9712 5.93097 20.7543C6.11857 20.306 6.37492 19.6937 6.53747 19.1787C6.57813 19.75 6.64688 20.6442 6.8845 20.7703C6.9939 20.8266 7.1346 20.7326 7.31284 20.3871C7.3503 20.3148 7.39095 20.2336 7.43161 20.1421C7.47227 20.0545 7.51605 19.9573 7.55983 19.8568C7.6786 19.5772 7.80369 19.2639 7.90998 18.9626C7.92558 19.0349 7.94119 19.1064 7.96 19.1755C7.97873 19.2639 8.00378 19.3451 8.02563 19.4206C8.14128 19.8191 8.26949 20.0609 8.39763 20.0762L8.39763 20.0762L8.39763 20.0762C8.4258 20.0794 8.46021 20.0738 8.49143 20.0609C8.5196 20.0481 8.55401 20.0264 8.58523 19.995C8.73841 19.8472 8.90096 19.5146 9.05423 19.1008L9.05423 19.1008C9.07296 19.047 9.09481 18.9875 9.11361 18.9313C9.13234 18.8742 9.15427 18.8148 9.173 18.7521C9.27616 18.438 9.36684 18.1054 9.40118 17.9045L9.40118 17.9045C9.40118 17.9045 9.40118 17.9013 9.40118 17.9013C9.4075 17.8483 9.39494 17.7888 9.37309 17.7318C9.37933 17.735 9.38869 17.7382 9.39494 17.7382C9.44184 17.7414 9.48249 17.6948 9.50442 17.5309L9.50442 17.5309L9.50442 17.5309C9.50754 17.5124 9.50754 17.4908 9.51067 17.4683C9.51379 17.4498 9.51379 17.4281 9.51691 17.4024C9.51691 17.3992 9.51691 17.3903 9.51691 17.3839L9.51691 21.0491L9.51691 21.0491C9.51691 21.0933 9.51691 21.1407 9.51691 21.1873C9.47313 21.1905 9.41999 21.1905 9.36684 21.1969C9.30746 21.2002 9.23863 21.2066 9.16364 21.2122C8.79468 21.2532 8.31639 21.3351 7.96624 21.4982L7.96624 21.4982L7.96624 21.4982L7.96624 21.4982C7.71926 21.6139 7.44098 21.8341 7.1659 22.0502C6.90018 22.2639 6.63439 22.4744 6.40621 22.578L6.40621 22.578C6.40621 22.578 6.40621 22.578 6.40621 22.578C6.3874 22.5845 6.35307 22.5933 6.31241 22.5997C6.23734 22.6158 6.14042 22.6375 6.0904 22.6849C6.03413 22.7379 6.03101 22.8223 6.16235 22.9605L6.16235 22.9605L6.16235 22.9605C6.19668 22.995 6.23734 23.0263 6.28112 23.0545C6.32178 23.0802 6.3718 23.1051 6.42182 23.1236C6.66568 23.2152 6.98142 23.2184 7.26282 23.1838C7.10019 23.4538 6.93452 23.7261 6.67193 23.9334C6.575 24.0121 6.5125 24.0877 6.48433 24.1568C6.4656 24.2034 6.4656 24.2476 6.47808 24.2885C6.49057 24.3255 6.52186 24.36 6.56876 24.3857C6.63751 24.4235 6.74068 24.4452 6.87513 24.442C6.96269 24.442 7.06273 24.4356 7.16902 24.4203C7.2597 24.4074 7.35974 24.3857 7.45978 24.3512C7.42225 24.4356 7.38159 24.5239 7.34405 24.6083C7.16902 24.9851 7.01583 25.3177 7.0721 25.5057C7.07834 25.5306 7.09083 25.5563 7.10963 25.578C6.41245 26.3662 5.61211 27.2757 5.18377 27.7593C5.13375 27.8156 5.07124 27.8847 4.98056 27.9883C4.93054 28.0445 4.89924 28.0823 4.88676 28.0952L4.88676 28.0952C4.88676 28.0952 4.88676 28.0952 4.88676 28.0952L4.88676 28.0952L4.88676 28.0952C4.79608 28.1956 4.72421 28.2711 4.6617 28.3209C4.60544 28.3683 4.56166 28.3997 4.52724 28.4117C4.51788 28.4149 4.48659 28.4181 4.44593 28.4213C4.34909 28.4278 4.20215 28.443 4.15837 28.5065C4.13956 28.5346 4.13956 28.5692 4.16461 28.6158C4.15212 28.6101 4.13644 28.6037 4.12083 28.5941C3.98637 28.525 3.83943 28.5563 3.70193 28.5812C3.68624 28.5844 3.67064 28.5844 3.65815 28.5877L3.65815 28.5877C3.56123 28.6037 3.44238 28.5467 3.33921 28.4591C3.32049 28.443 3.29856 28.4246 3.27983 28.4061C3.2611 28.39 3.24229 28.3683 3.22669 28.349L3.22669 28.349C3.21732 28.337 3.20796 28.3241 3.19539 28.3113C3.08286 28.1827 3.00163 28.0855 2.77961 28.0702C2.68581 28.0638 2.58577 28.0887 2.49829 28.1393C2.38568 28.0823 2.27316 28.0293 2.15439 27.9819C2.03866 27.9385 1.91364 27.9409 1.80111 27.9819C1.68226 28.0261 1.57286 28.1168 1.52596 28.2398C1.49466 28.3209 1.49154 28.4149 1.52596 28.5153C1.56661 28.6351 1.61039 28.6977 1.61039 28.7009L1.64473 28.6945C1.66978 28.5531 1.79167 28.5001 1.93237 28.5282C2.04178 28.5499 2.14494 28.6101 2.2325 28.676C2.2325 28.6784 2.2325 28.6817 2.23562 28.6849L2.23562 28.6849C2.23874 28.6849 2.25755 28.7732 2.26067 28.7853C2.27316 28.8769 2.25131 28.9452 2.14494 28.9428C2.08868 28.9428 2.02929 28.9363 1.97615 28.9203L1.97615 28.9203C1.97303 28.9203 1.96678 28.9171 1.96054 28.9171C1.93237 28.9082 1.91988 28.9331 1.92925 28.958C1.94486 29.0054 1.998 29.0488 2.03866 29.0777C2.09804 29.1211 2.1856 29.1685 2.30445 29.1999C2.49829 29.2529 2.54199 29.228 2.58889 29.1999C2.62331 29.1806 2.65772 29.1589 2.80154 29.1902C2.86405 29.2031 2.91719 29.228 2.96721 29.2529C3.06101 29.2971 3.14225 29.3348 3.25174 29.2906C3.27983 29.281 3.31112 29.269 3.33921 29.2561C3.35178 29.2529 3.36114 29.2465 3.37363 29.244C3.31737 29.2971 3.22044 29.3726 3.1204 29.416C2.97658 29.4795 2.82027 29.5011 2.61394 29.5293C2.58577 29.5325 2.55144 29.5357 2.52639 29.5389C2.33566 29.5638 2.30133 29.6048 2.24186 29.6739C2.22001 29.6956 2.19496 29.7269 2.15439 29.7615C2.06995 29.8338 2.0449 29.8402 1.99176 29.849C1.95742 29.8522 1.91364 29.8619 1.83545 29.89C1.73853 29.9246 1.6729 30.0186 1.65729 30.1037C1.65417 30.1286 1.65417 30.1535 1.65729 30.1792L1.65729 30.1792C1.66041 30.2009 1.6729 30.2226 1.68851 30.2387C1.71043 30.2572 1.74165 30.2668 1.78855 30.2604C1.70107 30.311 1.60415 30.3801 1.52283 30.4645C1.38526 30.6123 1.2977 30.8099 1.39462 31.067C1.45096 31.2181 1.70731 31.3651 1.71043 31.3651L1.73541 31.3402C1.71356 31.2992 1.68538 31.2647 1.66666 31.2213C1.61976 31.1016 1.65729 30.9288 2.22313 30.6999C2.25443 30.687 2.28876 30.6717 2.32006 30.6557C2.36696 30.728 2.41698 30.7906 2.47636 30.8284C2.53887 30.8726 2.61394 30.8911 2.6983 30.8854C2.88278 30.8694 2.87341 30.6275 2.86405 30.4709C2.86405 30.4428 2.86093 30.4146 2.86093 30.3954L2.86093 30.3954C2.86093 30.2917 3.01099 30.2387 3.22981 30.16C3.24854 30.1535 3.27046 30.1479 3.28295 30.1415C3.45494 30.082 3.52994 30.0033 3.61437 29.9125C3.65503 29.8683 3.69873 29.8209 3.75819 29.7743C3.85824 29.6956 3.92699 29.6016 3.96764 29.5325C3.95204 29.6112 3.91762 29.7269 3.83943 29.8402C3.7269 29.9936 3.62374 30.0378 3.42365 30.1222C3.37363 30.1447 3.31424 30.1696 3.24854 30.1977C3.08286 30.27 2.98906 30.3391 2.94216 30.4114C2.89526 30.4861 2.90159 30.5681 2.92968 30.6749C2.96409 30.8003 2.90159 30.838 2.80466 30.8726C2.76401 30.8879 2.72023 30.9007 2.67021 30.9224L2.67021 30.9224L2.67021 30.9224C2.62643 30.9417 2.59826 30.9698 2.57953 31.0044C2.56704 31.0293 2.56392 31.0574 2.56392 31.0863C2.56392 31.1112 2.57016 31.1393 2.58265 31.1674C2.60458 31.2148 2.64203 31.2582 2.68581 31.2807C2.72959 31.2992 2.7452 31.3217 2.73896 31.3402C2.73271 31.3619 2.6983 31.3932 2.64836 31.4278C2.64836 31.4278 2.64836 31.4278 2.64836 31.4278C2.59826 31.4623 2.58577 31.4904 2.60458 31.5193L2.60458 31.5193C2.62643 31.5507 2.6983 31.5724 2.81091 31.6101C2.82339 31.6133 2.839 31.6198 2.85469 31.623C2.86717 31.6254 2.88278 31.6286 2.89526 31.6318L2.89526 31.6318L2.89526 31.6318C2.89839 31.6318 2.90471 31.6318 2.90783 31.635C2.87341 31.7323 2.84844 31.8391 2.83588 31.9492C2.81403 32.1275 2.82651 32.3099 2.88278 32.4634C2.94216 32.6176 3.05477 32.7494 3.23293 32.8185C3.28919 32.837 3.35178 32.8562 3.42365 32.8651C3.59869 32.8876 3.71129 32.8121 3.71129 32.8088L3.70505 32.7743C3.68624 32.7711 3.66752 32.7679 3.64879 32.7647C3.52057 32.7301 3.43926 32.6457 3.3986 32.5389C3.35802 32.432 3.35178 32.3035 3.37363 32.1814C3.37675 32.1436 3.38611 32.1058 3.39548 32.0681C3.43301 31.9299 3.46743 31.8455 3.4924 31.7829C3.54242 31.852 3.57372 31.8865 3.61749 31.8921C3.65815 31.8954 3.70505 31.8737 3.79253 31.8238C3.86448 31.7829 3.94259 31.7234 4.00518 31.6664C4.01454 31.6567 4.02703 31.6479 4.03952 31.635L4.03952 31.635C4.04896 31.6254 4.05832 31.6166 4.06769 31.6037L4.06769 31.6037L4.06769 31.6037L4.06769 31.6037L4.06769 31.6037C4.16149 31.4969 4.25529 31.1393 4.31779 30.7906C4.33028 30.7248 4.33964 30.6557 4.35221 30.593C4.36157 30.5303 4.37094 30.4645 4.37718 30.4082L4.37718 30.4082C4.38342 30.3488 4.38967 30.3046 4.39591 30.2572C4.42096 30.0531 4.44593 29.8587 4.48034 29.7333C4.50227 29.6458 4.53349 29.5951 4.5679 29.608C4.6617 29.6329 4.69604 29.5887 4.74926 29.5196C4.77111 29.4883 4.8024 29.4473 4.8461 29.4104C4.90557 29.3597 4.94927 29.3348 4.99304 29.3469C5.03994 29.3565 5.09621 29.4007 5.1744 29.4883C5.30262 29.6329 5.43387 29.6168 5.74025 29.5855C5.83405 29.5767 5.94978 29.5638 6.09352 29.5542C6.14666 29.551 6.203 29.5293 6.2499 29.4979C6.25615 29.4947 6.26551 29.4883 6.27488 29.4819C6.28112 29.4762 6.29048 29.4698 6.29672 29.4666L6.29672 29.4666L6.29672 29.4666L6.29672 29.4666C6.3718 29.4039 6.40309 29.3188 6.45935 29.1621C6.47496 29.1147 6.49369 29.0617 6.51874 28.999C6.54683 28.9235 6.59061 28.9235 6.67505 28.9267C6.75636 28.9267 6.87201 28.9331 7.04393 28.8737C7.1815 28.8263 7.24713 28.754 7.26906 28.6945C7.27218 28.6849 7.27531 28.6728 7.27531 28.66L7.27531 28.66C7.27531 28.6567 7.27531 28.6535 7.27531 28.6471C7.38783 28.619 7.49412 28.6069 7.58792 28.6222C7.71301 28.6439 7.8193 28.7226 7.90374 28.8921L7.91934 28.9267L7.93495 28.8921C7.93495 28.8921 7.97873 28.8014 7.97248 28.6696C7.96 28.4246 7.8662 28.2454 7.68172 28.161C7.57231 28.1136 7.44722 28.108 7.32533 28.1168L7.32533 28.1168C7.3066 28.1168 7.28779 28.1201 7.26906 28.1201C7.26906 28.1201 7.26906 28.1168 7.26906 28.1168L7.26906 28.1168C7.25033 28.0574 7.22528 27.9787 6.92828 27.9787C6.77509 27.9787 6.6688 27.9819 6.58437 28.0164C6.49993 28.051 6.44367 28.1104 6.39677 28.2173C6.36868 28.2767 6.31865 28.2896 6.25927 28.3024C6.22173 28.3089 6.1842 28.3177 6.14354 28.3426C6.11233 28.3587 6.08415 28.3868 6.05606 28.4117C6.0154 28.4462 5.97475 28.484 5.93721 28.4872L5.93721 28.4872C5.91224 28.4904 5.88095 28.4937 5.85598 28.5001C6.0154 28.3964 6.10296 28.202 6.11545 28.1739L8.39451 26.0175C8.41956 26.0617 8.45085 26.1083 8.48518 26.1557C8.70408 26.469 8.85414 26.6699 9.00421 26.6731C9.15427 26.6731 9.29177 26.4787 9.48561 25.999C9.51379 25.9299 9.53876 25.8608 9.56069 25.7982C9.57629 25.7475 9.59502 25.7001 9.60759 25.6535C9.70131 25.7885 9.81392 25.9235 9.94205 26.0585C9.98895 26.1051 10.039 26.1589 10.0921 26.2055C10.3141 26.416 10.4798 26.5068 10.6017 26.4538C10.7174 26.4007 10.783 26.2055 10.8017 25.8383C10.8017 25.8319 10.8017 25.8263 10.8017 25.8199C11.055 26.0424 11.252 26.1934 11.4084 26.228C11.5709 26.2625 11.6865 26.1838 11.7742 25.942C12.2681 26.363 12.8277 26.7109 13.4373 26.9688C13.2435 27.2917 13.0434 27.6243 12.8558 27.9256C12.7839 28.0413 12.7152 28.1546 12.6589 28.2486L12.6589 28.2486L12.6589 28.2486L12.6589 28.2486L12.6589 28.2486C12.462 28.5724 12.2868 28.905 12.1399 29.228C12.1118 29.2906 12.0836 29.3533 12.0587 29.4136C12.0336 29.473 12.0087 29.5325 11.9835 29.5919L11.9835 29.5919L11.9835 29.5951C11.9304 29.7333 11.8742 29.8683 11.871 29.9784C11.8648 30.119 11.9335 30.2194 12.1774 30.2323C12.265 30.2355 12.3619 30.2323 12.4682 30.2074C12.3681 30.3737 12.2619 30.5496 12.1587 30.7312C12.0461 30.9256 11.9304 31.1329 11.8117 31.353C11.7241 31.5193 11.6334 31.6913 11.5428 31.8737C11.4521 32.0528 11.3615 32.244 11.2676 32.4481C11.1583 32.6899 11.1145 32.8619 11.1895 32.9623C11.2614 33.0603 11.4489 33.0788 11.7991 33.0097C11.8022 33.0097 11.8086 33.0097 11.8117 33.0065C11.5865 33.3704 11.3615 33.7408 11.152 34.1144C11.1145 34.1771 11.0801 34.243 11.0456 34.3088C11.0113 34.3683 10.98 34.4318 10.9487 34.488L10.9487 34.488L10.9487 34.488L10.9487 34.488C10.83 34.7202 10.7237 34.9371 10.633 35.1348C10.6174 35.1717 10.5986 35.2127 10.5829 35.2472C10.5673 35.2818 10.5517 35.3195 10.536 35.3573L10.536 35.3573L10.536 35.3573L10.536 35.3573L10.536 35.3573C10.2079 36.123 10.089 36.5753 10.2235 36.6974C10.3547 36.8163 10.7268 36.6187 11.3802 36.0788C11.1895 36.8324 11.152 37.2341 11.2989 37.3128C11.4427 37.3876 11.7617 37.1465 12.2868 36.6066C12.218 37.3064 12.265 37.6824 12.4306 37.7491C12.6025 37.815 12.8995 37.5507 13.331 36.9674C13.3154 37.6985 13.4061 38.0375 13.5936 38.056C13.775 38.0721 14.0469 37.774 14.3877 37.2124C14.3877 37.2148 14.3877 37.218 14.3877 37.218C14.3909 37.3153 14.3971 37.4101 14.4065 37.4976L14.4065 37.4976C14.4065 37.5008 14.4065 37.5008 14.4065 37.5041L14.4065 37.5041C14.444 37.8865 14.5221 38.1066 14.6222 38.2006C14.7034 38.2794 14.8035 38.2729 14.9067 38.2038C14.9973 38.1444 15.0943 38.0311 15.188 37.8833C15.1912 37.9178 15.1974 37.9524 15.2036 37.9869C15.2131 38.0375 15.2224 38.0873 15.2349 38.138C15.2975 38.3918 15.3881 38.6305 15.4882 38.8313C15.6382 39.1294 15.7665 39.315 15.9071 39.3335C16.0478 39.3495 16.1948 39.2017 16.3792 38.8217L16.3792 38.8217C16.3948 38.7871 16.4137 38.747 16.4324 38.706C16.448 38.6682 16.4668 38.624 16.4824 38.5839C16.5606 38.383 16.6293 38.1564 16.6731 37.9178C16.7607 38.0504 16.8481 38.1508 16.9326 38.2071C17.0357 38.2761 17.1327 38.2826 17.2171 38.2038C17.3171 38.1131 17.3953 37.8897 17.4359 37.5073L17.4359 37.5073C17.4359 37.5073 17.4359 37.5041 17.4359 37.5008L17.4359 37.5008C17.4422 37.4157 17.4515 37.3217 17.4547 37.2213C17.4547 37.2213 17.4547 37.218 17.4547 37.2148C17.7954 37.774 18.0675 38.0753 18.2487 38.0592C18.4363 38.044 18.5302 37.7017 18.5115 36.9706C18.9428 37.5507 19.2398 37.8174 19.4149 37.7515C19.5806 37.6888 19.6275 37.3128 19.5587 36.6098C19.5931 36.6444 19.6275 36.6814 19.6619 36.7159C19.7088 36.7633 19.7525 36.8075 19.7932 36.8477C20.2184 37.2622 20.4747 37.4133 20.581 37.2783C20.678 37.1522 20.6311 36.7601 20.4591 36.0788C21.1094 36.6155 21.4814 36.8163 21.6159 36.6974C21.7502 36.5753 21.6284 36.123 21.3032 35.3573L21.3032 35.3573L21.3032 35.3573L21.3032 35.3573L21.3032 35.3573C21.2875 35.3228 21.275 35.285 21.2563 35.2472C21.2438 35.2127 21.225 35.1749 21.2062 35.1348C21.1157 34.9371 21.0125 34.7202 20.8905 34.488L20.8905 34.488L20.8905 34.488L20.8905 34.488C20.8625 34.4318 20.8311 34.3715 20.7967 34.3088C20.7624 34.2462 20.728 34.1803 20.6904 34.1144C20.5028 33.7786 20.2715 33.3929 20.0308 33.0065C20.0339 33.0065 20.0401 33.0065 20.0433 33.0097C20.3903 33.0756 20.5779 33.0571 20.6529 32.9623C20.7248 32.8651 20.6811 32.6899 20.5747 32.4481C20.4841 32.2473 20.3903 32.056 20.2996 31.8737C20.209 31.6945 20.1183 31.5193 20.0277 31.353C19.9121 31.1361 19.7963 30.9288 19.6807 30.7312C19.5775 30.552 19.4743 30.3769 19.368 30.2041C19.4712 30.229 19.5712 30.2355 19.6619 30.2323C19.9025 30.2226 19.9745 30.1222 19.9683 29.9784C19.9621 29.8024 19.8525 29.5799 19.7776 29.4104C19.7525 29.3501 19.7276 29.2906 19.6963 29.2248C19.5493 28.905 19.3774 28.5724 19.1773 28.2454C19.1241 28.1578 19.0522 28.0413 18.9804 27.9256C18.7959 27.6243 18.5927 27.2917 18.3988 26.9688C19.0022 26.7141 19.5619 26.3662 20.0589 25.9452C20.1465 26.1838 20.2622 26.2658 20.4247 26.228C20.5779 26.1934 20.7748 26.0456 21.0312 25.8199C21.0312 25.8263 21.0312 25.8319 21.0312 25.8383C21.0499 26.2023 21.1157 26.4007 21.2344 26.4538C21.3501 26.5068 21.5189 26.416 21.744 26.2055C21.7941 26.1589 21.8472 26.1051 21.8941 26.0585C22.0223 25.9235 22.1348 25.7885 22.2286 25.6535C22.2411 25.7001 22.2568 25.7475 22.2755 25.7982C22.2974 25.8608 22.3224 25.9267 22.3536 25.999C22.5444 26.4754 22.685 26.6763 22.8351 26.6731C22.9821 26.6731 23.1321 26.4722 23.354 26.1557C23.3853 26.1115 23.4167 26.0649 23.4448 26.0175L25.7238 28.1739C25.7364 28.202 25.8208 28.3932 25.9803 28.5001C25.9551 28.4969 25.927 28.4904 25.8989 28.4872L25.8989 28.4872C25.8614 28.484 25.8208 28.4462 25.7802 28.4117C25.752 28.3868 25.7238 28.3619 25.6925 28.3426C25.655 28.3209 25.6145 28.3113 25.5769 28.3024C25.5207 28.2896 25.4706 28.2767 25.4393 28.2173C25.3924 28.1136 25.3362 28.051 25.2517 28.0164C25.1705 27.9819 25.0611 27.9754 24.9078 27.9787C24.6109 27.9819 24.5859 28.0574 24.5672 28.1168L24.5672 28.1168C24.5672 28.1168 24.5672 28.1201 24.5672 28.1201C24.5514 28.1201 24.5296 28.1168 24.5108 28.1168L24.5108 28.1168C24.392 28.108 24.267 28.1136 24.1576 28.161C23.9731 28.2422 23.8794 28.4246 23.8669 28.6696C23.8605 28.8014 23.9012 28.8921 23.9012 28.8921L23.9169 28.9267L23.9325 28.8921C24.0138 28.7258 24.1232 28.6471 24.2482 28.6222C24.342 28.6069 24.4483 28.619 24.5609 28.6471C24.5609 28.6503 24.5609 28.6535 24.5609 28.66L24.5609 28.66C24.5609 28.6696 24.5641 28.6817 24.5672 28.6945C24.589 28.7507 24.6546 28.8231 24.7921 28.8737C24.961 28.9331 25.0767 28.9267 25.1611 28.9267C25.2423 28.9235 25.2862 28.9235 25.3175 28.999C25.3393 29.0585 25.3581 29.1147 25.3768 29.1621C25.43 29.3188 25.4612 29.4039 25.5394 29.4666L25.5394 29.4666L25.5394 29.4666L25.5394 29.4666C25.5457 29.4698 25.555 29.4762 25.5645 29.4819C25.5707 29.4883 25.5801 29.4947 25.5894 29.4979C25.6363 29.5261 25.6925 29.5477 25.7458 29.5542C25.8864 29.5638 26.0021 29.5735 26.099 29.5855C26.4053 29.6168 26.5336 29.6329 26.665 29.4883C26.743 29.4039 26.7962 29.3565 26.8462 29.3469C26.89 29.3413 26.9338 29.3597 26.9931 29.4104C27.0338 29.4449 27.0651 29.4851 27.0869 29.5196C27.137 29.5887 27.1714 29.6361 27.2683 29.608C27.3026 29.5984 27.3308 29.6458 27.3558 29.7333C27.3902 29.8587 27.4153 30.0531 27.4402 30.2572C27.4433 30.3014 27.4496 30.3455 27.4558 30.4082L27.4558 30.4082C27.4621 30.4645 27.4715 30.5271 27.4809 30.593C27.4902 30.6557 27.4996 30.7248 27.5153 30.7906C27.5777 31.1393 27.6716 31.4936 27.7654 31.6037L27.7654 31.6037L27.7654 31.6037L27.7654 31.6037L27.7654 31.6037C27.7716 31.6133 27.7841 31.623 27.7934 31.635L27.7934 31.635C27.8028 31.6447 27.8154 31.6567 27.8279 31.6664C27.8873 31.7202 27.9686 31.7797 28.0404 31.8238C28.1249 31.8737 28.1718 31.8986 28.2156 31.8921C28.2593 31.8897 28.2875 31.852 28.3406 31.7829C28.3657 31.8455 28.4 31.9267 28.4375 32.0681C28.4469 32.1026 28.4531 32.1404 28.4594 32.1814C28.475 32.3035 28.4719 32.432 28.4344 32.5389C28.3937 32.6425 28.3157 32.7277 28.1843 32.7647C28.1687 32.7679 28.1468 32.7711 28.128 32.7743L28.1218 32.8088C28.1218 32.8088 28.2312 32.8876 28.4093 32.8651C28.4781 32.8595 28.5407 32.8402 28.6001 32.8185C28.7783 32.7494 28.8877 32.6208 28.9502 32.4634C29.0096 32.3099 29.0222 32.1275 28.9972 31.9492C28.9847 31.8423 28.9596 31.7355 28.9252 31.635C28.9283 31.635 28.9315 31.635 28.9377 31.6318L28.9377 31.6318L28.9377 31.6318C28.9502 31.6318 28.9627 31.6286 28.9815 31.623C28.9972 31.6198 29.0096 31.6133 29.0253 31.6101C29.1347 31.5756 29.2065 31.5539 29.2285 31.5193L29.2285 31.5193C29.2473 31.4904 29.2348 31.4623 29.1847 31.4278L29.1847 31.4278C29.1347 31.3932 29.1003 31.3651 29.094 31.3402C29.0909 31.3241 29.1034 31.3024 29.144 31.2807C29.1878 31.2582 29.2254 31.2181 29.2473 31.1674C29.2566 31.1425 29.2629 31.1144 29.2661 31.0863C29.2661 31.0606 29.2629 31.0293 29.2504 31.0044C29.2348 30.973 29.2065 30.9449 29.1597 30.9224L29.1597 30.9224L29.1597 30.9224C29.1128 30.9039 29.066 30.8879 29.0253 30.8726C28.9315 30.838 28.8659 30.8035 28.9002 30.6749C28.9283 30.5713 28.9315 30.4861 28.8877 30.4114C28.8439 30.3391 28.7501 30.27 28.5814 30.1977C28.5189 30.1696 28.4594 30.1479 28.4062 30.1222C28.2061 30.041 28.103 29.9969 27.9904 29.8402C27.9123 29.7301 27.8779 29.6144 27.8623 29.5325C27.9029 29.5984 27.9717 29.6924 28.0718 29.7743C28.1312 29.8209 28.1749 29.8683 28.2187 29.9125C28.3031 30.0001 28.375 30.0788 28.5501 30.1415C28.5626 30.1447 28.5814 30.1503 28.6032 30.16C28.8221 30.2355 28.9721 30.2885 28.9721 30.3954L28.9721 30.3954C28.9721 30.4146 28.9721 30.4428 28.969 30.4709C28.9627 30.6275 28.9533 30.8694 29.1347 30.8854C29.2192 30.8911 29.291 30.8726 29.3566 30.8284C29.4129 30.7906 29.4662 30.728 29.513 30.6557C29.5411 30.6717 29.5755 30.687 29.6098 30.6999C30.1789 30.9256 30.2133 31.0984 30.1665 31.2213C30.1508 31.2614 30.1226 31.2992 30.1007 31.3402L30.1257 31.3651C30.1257 31.3651 30.3822 31.2213 30.4415 31.067C30.5384 30.8131 30.4509 30.6123 30.3133 30.4645C30.2352 30.3801 30.1351 30.311 30.0476 30.2604C30.0913 30.2636 30.1257 30.2572 30.1477 30.2387C30.1633 30.2226 30.1758 30.2041 30.1789 30.1792L30.1789 30.1792C30.1821 30.1567 30.1821 30.1318 30.1789 30.1037C30.1633 30.0218 30.0976 29.9246 29.9976 29.89C29.9195 29.8619 29.8756 29.8555 29.8412 29.849C29.7912 29.8434 29.7663 29.837 29.6786 29.7615C29.6411 29.7269 29.6162 29.6988 29.5942 29.6739C29.5349 29.6048 29.5005 29.567 29.3097 29.5389C29.2879 29.5357 29.2535 29.5325 29.2223 29.5293C29.016 29.5011 28.8596 29.4795 28.7126 29.416C28.6158 29.3758 28.5157 29.2971 28.4594 29.244C28.4688 29.2465 28.4813 29.2529 28.4937 29.2561C28.522 29.2657 28.5532 29.2786 28.5814 29.2906C28.6907 29.3348 28.7721 29.2939 28.8659 29.2529C28.9127 29.2312 28.969 29.2063 29.0316 29.1902C29.1753 29.1621 29.2096 29.1806 29.2441 29.1999C29.2879 29.2248 29.3317 29.2497 29.5286 29.1999C29.6474 29.1685 29.735 29.1211 29.7943 29.0777C29.8319 29.0488 29.885 29.0086 29.9037 28.958C29.9131 28.9331 29.9006 28.9082 29.8725 28.9171C29.8694 28.9171 29.8631 28.9203 29.8568 28.9203L29.8568 28.9203C29.8037 28.9363 29.7443 28.9428 29.6881 28.9428C29.5818 28.9428 29.5567 28.8769 29.5724 28.7853C29.5724 28.7765 29.5911 28.6849 29.5974 28.6849L29.5974 28.6849C29.5974 28.6817 29.5974 28.6784 29.6005 28.676C29.6912 28.6126 29.7881 28.5499 29.9006 28.5282C30.0382 28.5033 30.157 28.5499 30.1883 28.6945L30.2227 28.7009C30.2227 28.7009 30.2665 28.6383 30.307 28.5153C30.3445 28.4149 30.3383 28.3209 30.307 28.2398C30.2602 28.1168 30.1539 28.0261 30.0288 27.9819C29.9195 27.9441 29.7912 27.9385 29.6755 27.9819C29.5599 28.0261 29.4473 28.0823 29.3317 28.1393C29.2441 28.0919 29.144 28.0638 29.0503 28.0702C28.8283 28.0855 28.7438 28.1827 28.6345 28.3113C28.6251 28.3241 28.6126 28.337 28.6032 28.349L28.6032 28.349C28.5876 28.3683 28.5689 28.3868 28.5501 28.4061C28.5345 28.4213 28.5125 28.443 28.4906 28.4591C28.3875 28.5467 28.2687 28.6069 28.1718 28.5877L28.1718 28.5877C28.1593 28.5877 28.1436 28.5844 28.128 28.5812C27.9935 28.5563 27.8435 28.5282 27.709 28.5941C27.6966 28.6005 27.681 28.6069 27.6654 28.6158C27.6934 28.5724 27.6903 28.5346 27.6716 28.5065C27.6278 28.443 27.484 28.431 27.384 28.4213C27.3432 28.4181 27.312 28.4149 27.2995 28.4117C27.2683 28.3997 27.2245 28.3683 27.1652 28.3209C27.1087 28.2711 27.0338 28.1988 26.9431 28.0952L26.9431 28.0952L26.9431 28.0952C26.9431 28.0952 26.9431 28.0952 26.9431 28.0952L26.9431 28.0952C26.9338 28.0823 26.8994 28.0478 26.8493 27.9883C26.7618 27.8879 26.6993 27.8188 26.6461 27.7593C26.221 27.2757 25.4175 26.3662 24.7203 25.578C24.7359 25.5595 24.7484 25.5338 24.7578 25.5057C24.8142 25.3209 24.6609 24.9883 24.4858 24.6083C24.4483 24.5263 24.4076 24.4388 24.3702 24.3512C24.4702 24.3825 24.5672 24.4074 24.6609 24.4203C24.7672 24.4356 24.8673 24.442 24.9547 24.442C25.0892 24.442 25.1923 24.4235 25.2612 24.3857C25.3049 24.36 25.3362 24.3287 25.3518 24.2885C25.3644 24.2508 25.3644 24.2066 25.3456 24.1568C25.3206 24.0877 25.258 24.0121 25.1548 23.9334C24.8922 23.7261 24.7265 23.4538 24.5641 23.1838C24.8422 23.2152 25.158 23.2119 25.4049 23.1236C25.4549 23.1051 25.5019 23.0834 25.5457 23.0545C25.5894 23.0296 25.6269 22.9982 25.6613 22.9605L25.6613 22.9605L25.6613 22.9605C25.7926 22.8223 25.7895 22.7379 25.7333 22.6849C25.6832 22.6375 25.5894 22.6158 25.5113 22.5997C25.4737 22.5933 25.4393 22.5845 25.4175 22.578C25.4175 22.578 25.4175 22.578 25.4175 22.578L25.4175 22.578C25.1923 22.4744 24.9266 22.2639 24.6578 22.0502C24.3858 21.8341 24.1044 21.6139 23.8574 21.4982L23.8574 21.4982C23.8574 21.4982 23.8574 21.4982 23.8574 21.4982L23.8574 21.4982C23.5104 21.3384 23.0321 21.2532 22.66 21.2122C22.5881 21.2066 22.5194 21.2002 22.4599 21.1969C22.4099 21.1937 22.3599 21.1905 22.3162 21.1873C22.3162 21.1439 22.3162 21.0965 22.3162 21.0491L22.3162 21.0491L22.3162 17.4401C22.3162 17.4498 22.3162 17.4594 22.3193 17.4683C22.3193 17.4908 22.3224 17.5124 22.3255 17.5309L22.3255 17.5309L22.3255 17.5309C22.3443 17.6916 22.388 17.7446 22.4349 17.7382C22.4411 17.7382 22.4505 17.735 22.4568 17.7318C22.4349 17.7888 22.4193 17.8451 22.4287 17.9013C22.4287 17.9013 22.4287 17.9045 22.4287 17.9045L22.4287 17.9045C22.4631 18.1054 22.5537 18.4348 22.6537 18.7521C22.6725 18.8116 22.6944 18.8742 22.7133 18.9313C22.732 18.9875 22.7538 19.047 22.7726 19.1008L22.7726 19.1008C22.9226 19.5114 23.0883 19.8472 23.2415 19.995C23.2697 20.0231 23.304 20.0448 23.3322 20.0609C23.3635 20.0738 23.3947 20.0794 23.426 20.0762L23.426 20.0762L23.426 20.0762C23.5541 20.0641 23.6824 19.8223 23.798 19.4206C23.8199 19.3451 23.8417 19.2639 23.8605 19.1755C23.8762 19.1097 23.895 19.0373 23.9106 18.9626C24.0138 19.2639 24.1388 19.5772 24.2607 19.8568C24.3044 19.9573 24.3483 20.0545 24.3889 20.1421C24.4296 20.2304 24.4702 20.3148 24.5076 20.3871C24.6859 20.7326 24.8266 20.8266 24.9391 20.7703C25.1767 20.6474 25.2455 19.7532 25.2862 19.1787C25.4487 19.6905 25.705 20.3027 25.8926 20.7543C25.9834 20.9712 26.0584 21.1495 26.099 21.2628L26.099 21.2628C26.1271 21.3472 26.1552 21.4605 26.1834 21.5705C26.221 21.7369 26.2616 21.8999 26.3179 21.9819C26.3397 22.0156 26.3648 22.0381 26.3897 22.0502C26.4179 22.063 26.4461 22.063 26.4773 22.0502C26.5023 22.0349 26.5273 22.0068 26.5523 21.9626C26.5961 21.875 26.6367 21.7208 26.6712 21.495C26.6993 21.5954 26.7337 21.6991 26.765 21.8027C26.765 21.8059 26.7774 21.8405 26.7868 21.8718C26.8306 22.0189 26.8524 22.0847 26.89 22.0912C26.9025 22.0944 26.9151 22.0912 26.9307 22.0791C26.9151 22.1603 26.9151 22.2735 26.9494 22.4117C27.0307 22.7066 27.1087 23.0014 27.1995 23.2899C27.287 23.5823 27.384 23.8707 27.4965 24.1503L27.4965 24.1503C27.5402 24.2628 27.5809 24.3729 27.6216 24.4797C27.6591 24.5866 27.6966 24.687 27.7278 24.7875C27.8967 25.2928 27.9935 25.7001 28.0435 25.9958C28.0687 26.1332 28.1218 26.322 28.1936 26.4321C28.2218 26.4722 28.253 26.5012 28.2875 26.5132C28.325 26.5229 28.3625 26.5132 28.4 26.4754C28.4437 26.4289 28.4906 26.334 28.5376 26.1742L28.5376 26.1742ZM23.8293 3.22031C23.7886 3.2894 23.6917 3.34564 23.6229 3.38662C23.5385 3.43402 23.426 3.4774 23.3009 3.50311C22.8726 3.58104 22.5819 3.4999 22.2693 3.40831C22.1473 3.37376 22.0192 3.3368 21.8785 3.30788C21.7221 3.27976 21.5971 3.28297 21.447 3.30788C21.4689 3.26128 21.5032 3.23316 21.5408 3.1954C21.644 3.09819 21.8222 2.93509 21.8441 2.92866L21.8472 2.92866C22.1098 2.8909 22.3536 2.94714 22.6006 3.04114C22.8164 3.12309 22.9977 3.19219 23.1822 3.22031C23.3635 3.24843 23.5479 3.23878 23.7793 3.17049C23.8168 3.16085 23.8574 3.1729 23.8324 3.21709L23.8324 3.21709Z" koffice: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path draw:style-name="gr5" draw:id="shape199" draw:name="path410" draw:layer="g3243" svg:width="1.20986510100pt" svg:height="4.36492412567pt" draw:transform="matrix(1.06388280000 0.00000000000 0.00000000000 1.06388280000 54.94874789434pt 67.04340134848pt)" svg:viewBox="0 0 1 4" svg:d="M1.2007 3.52914C1.22988 3.03274 1.18614 2.53968 1.11564 2.11598C1.04757 1.69145 0.952804 1.32876 0.889587 1.10061L0.889587 1.10061C0.884734 1.0839 0.87988 1.06802 0.875027 1.05131C0.838565 0.927623 0.79725 0.803104 0.755872 0.679421C0.602806 0.650172 0.449678 0.421191 0.349998 0.280794C0.286781 0.193046 0.226052 0.0986121 0.167688 0C0.167688 0 0.167688 0 0.167688 0.00334278C0.167688 0.117833 0.167688 0.232323 0.162835 0.345978C0.162835 0.345978 0.162835 0.345978 0.162835 0.349321C0.153128 0.558245 0.136142 0.907566 0 1.03877C0.0243288 1.14574 0.0461687 1.25689 0.0656441 1.36803C0.138568 1.78254 0.184737 2.21042 0.192017 2.63829C0.192017 2.67423 0.192017 2.71267 0.194444 2.75195C0.194444 2.94834 0.192017 3.15392 0.18231 3.34613C0.31111 3.61773 0.709703 4.48267 0.986778 4.35147C1.10102 4.29966 1.17151 4.02889 1.20312 3.53249" koffice:nodeTypes="cccccccccccccccccc"/>
          <draw:path draw:style-name="gr7" draw:id="shape200" draw:name="path412" draw:layer="g3243" svg:width="1.20501665782pt" svg:height="4.36492412567pt" draw:transform="matrix(1.06388280000 0.00000000000 0.00000000000 1.06388280000 54.95206720867pt 67.04340134848pt)" svg:viewBox="0 0 1 4" svg:d="M1.19587 3.52914C1.22499 3.03274 1.18134 2.53968 1.11098 2.11598C1.04305 1.69145 0.948472 1.32876 0.885381 1.10061L0.885381 1.10061L0.885381 1.10061L0.885381 1.10061C0.880537 1.0839 0.875694 1.06802 0.87085 1.05131C0.834461 0.927623 0.795651 0.803104 0.751934 0.679421C0.599175 0.650172 0.446354 0.424534 0.346875 0.280794C0.283784 0.193046 0.223177 0.0986121 0.167352 0C0.167352 0 0.167352 0 0.167352 0.00334278C0.167352 0.117833 0.167352 0.232323 0.162508 0.345978C0.162508 0.345978 0.162508 0.345978 0.162508 0.349321L0.162508 0.349321C0.152821 0.558245 0.135869 0.907566 0 1.03877C0.02428 1.14574 0.0460761 1.25689 0.0655125 1.36803C0.13829 1.78254 0.184366 2.21042 0.191632 2.63829C0.191632 2.67423 0.191632 2.71267 0.194054 2.75195L0.194054 2.75195C0.194054 2.94834 0.191632 3.15392 0.181945 3.34613C0.310486 3.61773 0.70828 4.48267 0.984798 4.35147C1.09881 4.29966 1.16916 4.02889 1.20071 3.53249L1.20071 3.53249Z" koffice:nodeTypes="cccccccccccccccccccccccc"/>
          <draw:path draw:style-name="gr5" draw:id="shape201" draw:name="path414" draw:layer="g3243" svg:width="1.19414179825pt" svg:height="4.31151931123pt" draw:transform="matrix(1.06388280000 0.00000000000 0.00000000000 1.06388280000 52.52289186248pt 64.52072245312pt)" svg:viewBox="0 0 1 4" svg:d="M0.216505 3.70184C0.351759 4.09719 0.470075 4.30483 0.588392 4.31148C0.704297 4.3148 0.827434 4.11713 0.972332 3.70184C1.20414 3.02659 1.24278 2.18938 1.14134 1.42692C1.12199 1.27824 1.09547 1.12542 1.06407 0.982562C0.991619 0.645351 0.875713 0.337211 0.788799 0C0.759808 0 0.728406 0.0024917 0.699476 0.0024917C0.600446 0.00581398 0.501416 0.0024917 0.402448 0C0.363813 0.151994 0.315534 0.304818 0.267194 0.460135C0.25514 0.499171 0.243086 0.538208 0.235853 0.567278L0.235853 0.567278C0.0305613 1.23589 -0.0539416 2.0731 0.0353829 2.8447C0.0691965 3.13706 0.129591 3.42858 0.221326 3.69852" koffice:nodeTypes="ccccccccccccc"/>
          <draw:path draw:style-name="gr7" draw:id="shape202" draw:name="path416" draw:layer="g3243" svg:width="1.19414179825pt" svg:height="4.30653734364pt" draw:transform="matrix(1.06388280000 0.00000000000 0.00000000000 1.06388280000 52.52289186248pt 64.52327577184pt)" svg:viewBox="0 0 1 4" svg:d="M0.216505 3.69721C0.351759 4.09233 0.470075 4.29986 0.588392 4.3065C0.704297 4.30982 0.827434 4.11226 0.972332 3.69721C1.20414 3.02235 1.24278 2.18562 1.14134 1.4236C1.12199 1.27502 1.09547 1.12228 1.06407 0.979504C0.991619 0.642488 0.875713 0.331205 0.788799 0C0.759808 0 0.728406 0.00332035 0.699476 0.00332035L0.699476 0.00332035C0.600446 0.0066407 0.501416 0.00332035 0.402448 0C0.363813 0.152736 0.315534 0.305472 0.267194 0.460699C0.25514 0.499713 0.243086 0.538727 0.235853 0.56778L0.235853 0.56778L0.235853 0.56778L0.235853 0.56778C0.0305613 1.236 -0.0539416 2.07273 0.0353829 2.84388C0.0691965 3.13607 0.129591 3.42743 0.221326 3.69721L0.221326 3.69721Z" koffice:nodeTypes="cccccccccccccccccc"/>
          <draw:path draw:style-name="gr5" draw:id="shape203" draw:name="path418" draw:layer="g3243" svg:width="2.55298471550pt" svg:height="3.40217364726pt" draw:transform="matrix(1.06388280000 0.00000000000 0.00000000000 1.06388280000 49.07386105372pt 64.00835649664pt)" svg:viewBox="0 0 3 3" svg:d="M0.879404 1.3648C1.17244 0.911573 1.47261 0.459194 1.76211 0C2.01628 0.0996767 2.28463 0.186574 2.55298 0.256433C2.48239 0.359518 2.41171 0.462602 2.34465 0.565686C2.14697 0.858753 1.95626 1.14841 1.87509 1.29154C1.78326 1.45426 1.66675 1.66724 1.5714 1.92708C1.47966 2.18266 1.40907 2.48936 1.40192 2.84206C1.20778 3.07805 0.96066 3.28422 0.64639 3.3643C0.455767 3.41116 -0.013876 3.46738 0.000314601 3.17517C0.00383964 3.04482 0.0850058 2.84547 0.169787 2.66912C0.378035 2.2193 0.614665 1.78055 0.886454 1.3614" koffice:nodeTypes="ccccccccccc"/>
          <draw:path draw:style-name="gr7" draw:id="shape204" draw:name="path420" draw:layer="g3243" svg:width="2.56003965708pt" svg:height="3.40889234582pt" draw:transform="matrix(1.06388280000 0.00000000000 0.00000000000 1.06388280000 49.07386105372pt 64.00835649664pt)" svg:viewBox="0 0 3 3" svg:d="M0.880618 1.36615L0.880618 1.36615L0.880618 1.36615C1.17405 0.912472 1.47464 0.459647 1.76807 0C2.02259 0.099775 2.29131 0.186758 2.56004 0.256686C2.48935 0.359872 2.41857 0.463058 2.35141 0.566245C2.15347 0.8596 1.96249 1.14954 1.87768 1.29281C1.78572 1.45569 1.66906 1.66889 1.57357 1.92898C1.4817 2.18482 1.41101 2.49182 1.40386 2.84487C1.20944 3.08109 0.961987 3.28746 0.647282 3.37103C0.456396 3.41793 -0.0138951 3.47422 0.000315035 3.18086C0.00384494 3.05124 0.0851232 2.85169 0.170021 2.67516C0.378557 2.2249 0.615513 1.78572 0.887678 1.36274L0.887678 1.36274Z" koffice:nodeTypes="ccccccccccccccc"/>
          <draw:path draw:style-name="gr5" draw:id="shape205" draw:name="path422" draw:layer="g3243" svg:width="1.57572252818pt" svg:height="3.41453359373pt" draw:transform="matrix(1.06388280000 0.00000000000 0.00000000000 1.06388280000 50.43036107133pt 64.28071049344pt)" svg:viewBox="0 0 2 3" svg:d="M0.000170399 2.62702C-0.00259897 3.04096 0.0279351 3.31408 0.125005 3.39089C0.219305 3.4677 0.385751 3.36102 0.663113 3.01706C0.746336 2.91379 0.82402 2.80369 0.896093 2.68762C0.904401 2.28051 0.954391 1.88705 1.02093 1.59089C1.10415 1.20341 1.2789 0.856897 1.43143 0.503555C1.47858 0.393456 1.52857 0.283356 1.57572 0.170697C1.35105 0.130583 1.12638 0.0733996 0.907241 0C0.762952 0.26714 0.590968 0.59061 0.474512 0.823611C0.452287 0.870553 0.430132 0.914081 0.413444 0.947367C0.396828 0.984066 0.380212 1.01394 0.369064 1.04381L0.369064 1.04381C0.14716 1.53712 0.00293976 2.05433 0.000170399 2.62446" koffice:nodeTypes="ccccccccccccc"/>
          <draw:path draw:style-name="gr7" draw:id="shape206" draw:name="path424" draw:layer="g3243" svg:width="1.57538350080pt" svg:height="3.40770914024pt" draw:transform="matrix(1.06388280000 0.00000000000 0.00000000000 1.06388280000 50.42724599434pt 64.28411491840pt)" svg:viewBox="0 0 2 3" svg:d="M0.00276906 2.62098C0 3.03451 0.0305307 3.30735 0.12759 3.38409C0.22188 3.46083 0.388308 3.35425 0.662871 3.01064C0.746085 2.90747 0.823761 2.79748 0.895827 2.68152C0.904134 2.27482 0.95412 1.88175 1.02065 1.58589C1.10386 1.1988 1.2786 0.85263 1.43111 0.499641C1.47825 0.389652 1.52817 0.279663 1.57538 0.169673C1.35066 0.130452 1.12601 0.0733262 0.906903 0C0.762699 0.266873 0.590733 0.59002 0.474291 0.822788L0.474291 0.822788C0.452067 0.869683 0.429915 0.913167 0.413229 0.946419C0.396615 0.983082 0.380001 1.01292 0.368853 1.04277L0.368853 1.04277C0.146973 1.53559 0.00276906 2.05143 0 2.62098L0 2.62098Z" koffice:nodeTypes="cccccccccccccccc"/>
          <draw:path draw:style-name="gr5" draw:id="shape207" draw:name="path426" draw:layer="g3243" svg:width="1.91343778474pt" svg:height="3.84878342813pt" draw:transform="matrix(1.06388280000 0.00000000000 0.00000000000 1.06388280000 51.54552366735pt 64.46710276000pt)" svg:viewBox="0 0 2 4" svg:d="M0.0200179 3.10441L0.0200179 3.10803C0.0373918 3.36628 0.0891814 3.57831 0.175718 3.7097C0.41342 4.08122 0.84998 3.61003 1.00568 3.43696C1.09211 3.33819 1.17853 3.23126 1.25633 3.12525C1.15264 2.5272 1.20443 1.89381 1.36876 1.31298C1.43361 1.0937 1.51572 0.878041 1.62384 0.668725L1.62384 0.668725C1.64973 0.616169 1.66268 0.584455 1.67994 0.551834C1.76216 0.389636 1.84427 0.226533 1.91344 0.0634292C1.63247 0.0570863 1.34718 0.0317146 1.0661 0C0.832717 0.36064 0.599331 0.718562 0.383209 1.08645C0.361519 1.12904 0.335625 1.168 0.322677 1.19609C0.180034 1.46159 0.054655 1.95362 0.0113862 2.48461C-0.0015612 2.6903 -0.00587701 2.90234 0.0113862 3.11165" koffice:nodeTypes="ccccccccccccccc"/>
          <draw:path draw:style-name="gr7" draw:id="shape208" draw:name="path428" draw:layer="g3243" svg:width="1.91343778474pt" svg:height="3.84878342813pt" draw:transform="matrix(1.06388280000 0.00000000000 0.00000000000 1.06388280000 51.54884298168pt 64.46710276000pt)" svg:viewBox="0 0 2 4" svg:d="M0.0113862 3.10441L0.0113862 3.10803C0.0287601 3.36265 0.0805498 3.57469 0.167087 3.7097C0.404788 4.08122 0.841349 3.61003 0.992734 3.43696C1.07916 3.33819 1.16559 3.23126 1.2477 3.12525C1.14401 2.5272 1.1958 1.89381 1.36445 1.31298C1.42929 1.0937 1.5114 0.878041 1.61952 0.668725L1.61952 0.668725L1.61952 0.668725L1.61952 0.668725C1.64542 0.616169 1.65836 0.584455 1.67563 0.551834C1.75785 0.389636 1.83996 0.226533 1.91344 0.0634292C1.63247 0.0570863 1.34718 0.0317146 1.06621 0C0.837033 0.36064 0.599331 0.718562 0.383209 1.08645C0.361519 1.12904 0.335625 1.168 0.322677 1.19609L0.322677 1.19609L0.322677 1.19609L0.322677 1.19609C0.180034 1.46159 0.054655 1.95362 0.0113862 2.48461C-0.0015612 2.6903 -0.00587701 2.90234 0.0113862 3.11165L0.0113862 3.11165Z" koffice:nodeTypes="cccccccccccccccccccccc"/>
          <draw:path draw:style-name="gr5" draw:id="shape209" draw:name="path430" draw:layer="g3243" svg:width="2.56003010297pt" svg:height="3.40504577174pt" draw:transform="matrix(1.06388280000 0.00000000000 0.00000000000 1.06388280000 55.20144133699pt 64.01176092160pt)" svg:viewBox="0 0 3 3" svg:d="M1.6758 1.36197C1.89854 1.70459 2.09658 2.05744 2.25923 2.39325C2.31932 2.52024 2.37942 2.64979 2.43599 2.78019L2.43599 2.7836C2.49609 2.92593 2.55619 3.06315 2.55972 3.17566C2.57384 3.46885 2.10364 3.41601 1.91275 3.36572C1.59805 3.2856 1.35412 3.07935 1.15609 2.84326C1.14903 2.49041 1.07834 2.18358 0.98638 1.9279C0.894512 1.67135 0.777845 1.45828 0.682356 1.29208C0.48079 0.935822 0.229805 0.595755 0 0.256541C0.268725 0.186653 0.533829 0.0997187 0.791964 0C1.08187 0.455979 1.37883 0.908548 1.6758 1.36453" koffice:nodeTypes="cccccccccccc"/>
          <draw:path draw:style-name="gr7" draw:id="shape210" draw:name="path432" draw:layer="g3243" svg:width="2.56003010297pt" svg:height="3.41186755915pt" draw:transform="matrix(1.06388280000 0.00000000000 0.00000000000 1.06388280000 55.20144133699pt 64.00835649664pt)" svg:viewBox="0 0 3 3" svg:d="M1.6758 1.36675L1.6758 1.36675L1.6758 1.36675L1.6758 1.36675L1.6758 1.36675C1.89854 1.70971 2.09658 2.06292 2.25923 2.39906C2.31932 2.52618 2.37942 2.65586 2.43599 2.78639L2.43599 2.78639L2.43599 2.7898C2.49609 2.93228 2.55619 3.07305 2.55972 3.18225C2.57384 3.47573 2.10364 3.42284 1.91275 3.3725C1.59805 3.29231 1.35412 3.08584 1.15609 2.84611C1.14903 2.4929 1.07834 2.18577 0.98638 1.92983C0.894512 1.67303 0.777845 1.45974 0.682356 1.29338C0.48079 0.940171 0.233335 0.596352 0 0.256798C0.268725 0.18684 0.530299 0.0998186 0.791964 0C1.08187 0.456435 1.38236 0.909458 1.6758 1.36675L1.6758 1.36675" koffice:nodeTypes="cccccccccccccccccc"/>
          <draw:path draw:style-name="gr5" draw:id="shape211" draw:name="path434" draw:layer="g3243" svg:width="1.58647921920pt" svg:height="3.40023960880pt" draw:transform="matrix(1.06388280000 0.00000000000 0.00000000000 1.06388280000 54.35365441133pt 64.28071049344pt)" svg:viewBox="0 0 2 3" svg:d="M1.58648 2.62152C1.58648 2.26295 1.53076 1.94953 1.45566 1.68721C1.3443 1.29117 1.16895 0.938568 0.985262 0.585966C0.885082 0.396038 0.773717 0.186521 0.673538 0C0.453656 0.0732458 0.228218 0.130309 0 0.170339C0.0473108 0.279356 0.0974004 0.389225 0.144711 0.5025C0.281086 0.818479 0.417461 1.13446 0.473108 1.28436C0.473108 1.28436 0.473108 1.28436 0.473108 1.28776C0.506525 1.3806 0.534384 1.48365 0.553836 1.58415C0.61789 1.87628 0.66798 2.27232 0.679095 2.67858C0.709733 2.72798 0.745929 2.78164 0.784903 2.83444C0.823806 2.8881 0.86556 2.94772 0.91287 3.00478C1.18847 3.34375 1.35541 3.45362 1.45281 3.37697C1.55028 3.30032 1.58085 3.02778 1.57807 2.61556" koffice:nodeTypes="cccccccccccccc"/>
          <draw:path draw:style-name="gr7" draw:id="shape212" draw:name="path436" draw:layer="g3243" svg:width="1.59204168000pt" svg:height="3.39342946177pt" draw:transform="matrix(1.06388280000 0.00000000000 0.00000000000 1.06388280000 54.35033509699pt 64.28071049344pt)" svg:viewBox="0 0 2 3" svg:d="M1.59204 2.61889C1.59204 2.26069 1.53623 1.94758 1.461 1.68552C1.34943 1.28988 1.17378 0.937628 0.986987 0.585379C0.886633 0.395641 0.775072 0.186334 0.674717 0C0.454451 0.0731724 0.228617 0.130179 0 0.170168C0.0473937 0.279076 0.097571 0.388835 0.144965 0.498593C0.281578 0.814256 0.418192 1.12992 0.473937 1.27967L0.473937 1.27967C0.473937 1.27967 0.473937 1.27967 0.473937 1.28307L0.473937 1.28307C0.507412 1.37581 0.53532 1.47961 0.554806 1.57916C0.618973 1.87185 0.66915 2.26664 0.680285 2.67249C0.71376 2.72269 0.747235 2.77545 0.786207 2.82905C0.825249 2.8818 0.867076 2.94136 0.914469 2.99837C1.19048 3.337 1.35779 3.44676 1.45536 3.37018C1.553 3.29361 1.58362 3.02134 1.58084 2.60953L1.58084 2.60953Z" koffice:nodeTypes="cccccccccccccccccc"/>
          <draw:path draw:style-name="gr5" draw:id="shape213" draw:name="path438" draw:layer="g3243" svg:width="1.90125489960pt" svg:height="3.85744206693pt" draw:transform="matrix(1.06388280000 0.00000000000 0.00000000000 1.06388280000 53.66213059133pt 64.46029391008pt)" svg:viewBox="0 0 2 4" svg:d="M1.89158 3.11878C1.89158 3.11878 1.89158 3.11878 1.89158 3.11515C1.90448 2.90923 1.90448 2.69696 1.89158 2.48741C1.85286 1.95944 1.72788 1.46686 1.58139 1.19835C1.56848 1.16932 1.54686 1.13394 1.52105 1.08767C1.30992 0.71937 1.07286 0.361953 0.840222 0C0.56445 0.0317502 0.284376 0.0535218 0 0.0644076C0.068943 0.223159 0.150792 0.386446 0.232641 0.553361C0.249849 0.585112 0.267168 0.620491 0.29298 0.670384L0.29298 0.670384C0.39645 0.879028 0.482601 1.09856 0.547242 1.31809C0.715242 1.89957 0.766977 2.5373 0.659205 3.13965C0.736863 3.24215 0.823014 3.34194 0.909165 3.44445C1.08588 3.65037 1.23667 3.77012 1.36165 3.82727C1.52105 3.89439 1.65033 3.84541 1.72788 3.72113C1.80973 3.58959 1.86146 3.37732 1.88297 3.11878" koffice:nodeTypes="cccccccccccccccc"/>
          <draw:path draw:style-name="gr7" draw:id="shape214" draw:name="path440" draw:layer="g3243" svg:width="1.90125489960pt" svg:height="3.85018828092pt" draw:transform="matrix(1.06388280000 0.00000000000 0.00000000000 1.06388280000 53.66213059133pt 64.46029391008pt)" svg:viewBox="0 0 2 4" svg:d="M1.89158 3.11222C1.89158 3.11222 1.89158 3.11222 1.89158 3.1086C1.90448 2.90287 1.90448 2.69079 1.89158 2.48235C1.85286 1.95398 1.72788 1.46276 1.58139 1.19722L1.58139 1.19722L1.58139 1.19722L1.58139 1.19722C1.56848 1.16822 1.54686 1.13287 1.52105 1.08665C1.30992 0.718693 1.07286 0.361612 0.840222 0C0.56445 0.0317204 0.284376 0.0534715 0 0.0643471C0.068943 0.222949 0.150792 0.386082 0.232641 0.552841C0.249849 0.584561 0.267168 0.619907 0.29298 0.669753L0.29298 0.669753L0.29298 0.669753L0.29298 0.669753C0.39645 0.878201 0.482601 1.09753 0.547242 1.31685C0.715242 1.89779 0.766977 2.53491 0.659205 3.13307C0.736863 3.23639 0.823014 3.33517 0.909165 3.43758C1.08588 3.64331 1.23667 3.76385 1.36595 3.82004C1.52535 3.88711 1.65463 3.83817 1.73218 3.714C1.81403 3.58259 1.86576 3.37052 1.88727 3.11222L1.88727 3.11222Z" koffice:nodeTypes="ccccccccccccccccccccccc"/>
          <draw:path draw:style-name="gr5" draw:id="shape215" draw:name="path442" draw:layer="g3243" svg:width="2.44925842614pt" svg:height="3.56797165356pt" draw:transform="matrix(1.06388280000 0.00000000000 0.00000000000 1.06388280000 48.29865199350pt 66.92765089984pt)" svg:viewBox="0 0 2 4" svg:d="M2.44926 0.820975C2.34895 0.817485 2.27636 0.742454 2.23484 0.606352C2.19341 0.47025 2.17605 0.261735 2.17605 0C1.9928 0.221602 1.76456 0.411796 1.481 0.497296C1.22161 0.919561 0.969207 1.34619 0.727077 1.78241C0.516109 2.17065 0.312135 2.56936 0.125336 2.97156C0.0112197 3.22021 -0.0372064 3.39383 0.0320243 3.48631C0.101167 3.57791 0.294783 3.59536 0.661387 3.52382C0.924234 3.47584 1.17663 3.37376 1.40141 3.22719C1.56395 3.12162 1.71269 2.98814 1.84752 2.84506C1.88904 2.51178 1.96172 2.19421 2.04122 1.92201C2.14843 1.54685 2.27981 1.17868 2.44926 0.824464" koffice:nodeTypes="cccccccccccc"/>
          <draw:path draw:style-name="gr7" draw:id="shape216" draw:name="path444" draw:layer="g3243" svg:width="2.44925842614pt" svg:height="3.56797165356pt" draw:transform="matrix(1.06388280000 0.00000000000 0.00000000000 1.06388280000 48.29865199350pt 66.92765089984pt)" svg:viewBox="0 0 2 4" svg:d="M2.44926 0.820975C2.34895 0.817485 2.27636 0.742454 2.23484 0.606352C2.19341 0.47025 2.17605 0.261735 2.17605 0C1.9928 0.221602 1.76456 0.411796 1.481 0.497296C1.22161 0.919561 0.969207 1.34619 0.727077 1.78241C0.516109 2.17065 0.312135 2.56936 0.125336 2.97156C0.0112197 3.22021 -0.0372064 3.39383 0.0320243 3.48631C0.101167 3.57791 0.294783 3.59536 0.661387 3.52382C0.924234 3.47584 1.17663 3.37376 1.40141 3.22719C1.56395 3.12162 1.71269 2.98814 1.84752 2.84855C1.88904 2.5144 1.96172 2.1977 2.04122 1.92549C2.14843 1.55034 2.27981 1.18566 2.44581 0.827954L2.44581 0.827954Z" koffice:nodeTypes="cccccccccccccc"/>
          <draw:path draw:style-name="gr5" draw:id="shape217" draw:name="path446" draw:layer="g3243" svg:width="1.21288592068pt" svg:height="4.34570711493pt" draw:transform="matrix(1.06388280000 0.00000000000 0.00000000000 1.06388280000 50.07015595879pt 67.04680577344pt)" svg:viewBox="0 0 1 4" svg:d="M0.0131825 3.51803C0.0423387 4.01334 0.112924 4.28351 0.227306 4.33604C0.341688 4.38774 0.509585 4.23181 0.735919 3.87325C0.843014 3.70398 0.942818 3.52137 1.03284 3.33542C1.02555 3.14363 1.02069 2.9385 1.02069 2.74255C1.02069 2.70669 1.02069 2.66833 1.02069 2.62914C1.03041 2.20221 1.07421 1.77528 1.14722 1.36168C1.16666 1.25078 1.18859 1.13988 1.21289 1.03315C1.14479 0.970607 1.09857 0.821347 1.07178 0.61872C1.04499 0.416927 1.04256 0.208464 1.04256 0.00333542C1.04256 0.00333542 1.04256 0 1.04256 0C0.923318 0.205128 0.782147 0.416927 0.621537 0.570356C0.558303 0.632062 0.502296 0.667917 0.45364 0.677924C0.412273 0.797999 0.370906 0.922243 0.334399 1.04899C0.32954 1.06567 0.32468 1.08151 0.32225 1.09819L0.32225 1.09819C0.110494 1.867 -0.0428248 2.69752 0.0107528 3.5247" koffice:nodeTypes="ccccccccccccccccc"/>
          <draw:path draw:style-name="gr7" draw:id="shape218" draw:name="path448" draw:layer="g3243" svg:width="1.21288592068pt" svg:height="4.34570711493pt" draw:transform="matrix(1.06388280000 0.00000000000 0.00000000000 1.06388280000 50.07015595879pt 67.04680577344pt)" svg:viewBox="0 0 1 4" svg:d="M0.0131825 3.51803C0.0423387 4.01334 0.112924 4.28351 0.227306 4.33604C0.341688 4.38774 0.509585 4.23181 0.735919 3.87325C0.843014 3.70398 0.942818 3.52137 1.03284 3.33542C1.02555 3.14363 1.02069 2.9385 1.02069 2.74255L1.02069 2.74255C1.02069 2.70669 1.02069 2.66833 1.02069 2.62914C1.03041 2.20221 1.07421 1.77528 1.14722 1.36168C1.16666 1.25078 1.18859 1.13988 1.21289 1.03315C1.14479 0.970607 1.09857 0.821347 1.07178 0.61872C1.04499 0.416927 1.04256 0.208464 1.04256 0.00333542C1.04256 0.00333542 1.04256 0 1.04256 0C0.923318 0.205128 0.782147 0.416927 0.621537 0.570356C0.558303 0.632062 0.502296 0.667917 0.45364 0.677924C0.412273 0.797999 0.370906 0.922243 0.334399 1.04899C0.32954 1.06567 0.32468 1.08151 0.32225 1.09819L0.32225 1.09819L0.32225 1.09819L0.32225 1.09819C0.110494 1.867 -0.0428248 2.69752 0.0107528 3.5247L0.0107528 3.5247Z" koffice:nodeTypes="cccccccccccccccccccccc"/>
          <draw:path draw:style-name="gr5" draw:id="shape219" draw:name="path450" draw:layer="g3243" svg:width="1.42972435350pt" svg:height="4.71234881235pt" draw:transform="matrix(1.06388280000 0.00000000000 0.00000000000 1.06388280000 51.51399067527pt 67.46895446848pt)" svg:viewBox="0 0 1 5" svg:d="M0.174739 4.26431C0.275117 4.64376 0.383475 4.7662 0.49968 4.69152C0.652952 4.59253 0.83524 4.17227 1.05453 3.55837C1.1497 3.29353 1.24216 2.98875 1.31088 2.64924C1.3769 2.31667 1.42445 1.94764 1.42972 1.54387C1.36107 1.53692 1.29499 1.47961 1.22633 1.37368C1.02815 1.0689 0.903961 0.620847 0.83524 0.234446C0.822051 0.156297 0.811499 0.0781486 0.80088 0C0.758605 0.0850951 0.711054 0.173664 0.666141 0.25789C0.589506 0.396821 0.391389 0.756305 0.211738 0.658185C0.116569 1.06543 0.0531909 1.49264 0.0214679 1.91638C-0.0181689 2.46255 0.000296687 3.01914 0.0505529 3.56184C0.0716565 3.79889 0.113931 4.02986 0.174739 4.26084" koffice:nodeTypes="ccccccccccccc"/>
          <draw:path draw:style-name="gr7" draw:id="shape220" draw:name="path452" draw:layer="g3243" svg:width="1.42972435350pt" svg:height="4.71491570539pt" draw:transform="matrix(1.06388280000 0.00000000000 0.00000000000 1.06388280000 51.51399067527pt 67.46895446848pt)" svg:viewBox="0 0 1 5" svg:d="M0.174739 4.26547C0.275117 4.64503 0.383475 4.77097 0.49968 4.6928C0.652952 4.59378 0.83524 4.1734 1.05453 3.55934C1.1497 3.29443 1.24216 2.98956 1.31088 2.64996C1.3769 2.3173 1.42445 1.94817 1.42972 1.54429C1.36107 1.53734 1.29499 1.48002 1.22633 1.37405C1.02815 1.06919 0.903961 0.617542 0.83524 0.23451C0.822051 0.15634 0.811499 0.0781699 0.80088 0C0.758605 0.0851183 0.711054 0.173711 0.666141 0.257961C0.589506 0.396929 0.391389 0.753905 0.211738 0.658364C0.116569 1.06572 0.0531909 1.48957 0.0214679 1.9169C-0.0181689 2.46322 0.000296687 3.01649 0.0505529 3.56281C0.0716565 3.79992 0.113931 4.03096 0.174739 4.262L0.174739 4.262Z" koffice:nodeTypes="ccccccccccccccc"/>
          <draw:path draw:style-name="gr5" draw:id="shape221" draw:name="path454" draw:layer="g3243" svg:width="1.42304157493pt" svg:height="4.70311273325pt" draw:transform="matrix(1.06388280000 0.00000000000 0.00000000000 1.06388280000 53.36952026602pt 67.48257216832pt)" svg:viewBox="0 0 1 5" svg:d="M1.32857 3.9036L1.32857 3.9036C1.34963 3.7917 1.36285 3.66938 1.37338 3.55141C1.41029 3.17146 1.43661 2.61975 1.41556 2.16867L1.41556 2.1652C1.41292 2.07758 1.40766 1.99257 1.4024 1.90756C1.37338 1.48424 1.31008 1.06091 1.21257 0.6506C1.12559 0.69831 1.03071 0.627178 0.967413 0.556046C0.906814 0.488384 0.838253 0.389492 0.761797 0.250698C0.716989 0.169156 0.672182 0.0850117 0.630006 0C0.593094 0.301878 0.527232 0.599419 0.427089 0.877876C0.355897 1.07739 0.208247 1.5146 0 1.53802C0.00533103 1.93792 0.0501386 2.30746 0.118632 2.64317C0.187193 2.98235 0.27944 3.28336 0.374319 3.55141C0.590462 4.16124 0.772392 4.58109 0.927869 4.68258C1.07552 4.77454 1.20468 4.56461 1.3312 3.91054" koffice:nodeTypes="cccccccccccccccc"/>
          <draw:path draw:style-name="gr7" draw:id="shape222" draw:name="path456" draw:layer="g3243" svg:width="1.42304157493pt" svg:height="4.70311273325pt" draw:transform="matrix(1.06388280000 0.00000000000 0.00000000000 1.06388280000 53.36952026602pt 67.48938101824pt)" svg:viewBox="0 0 1 5" svg:d="M1.32857 3.89666L1.32857 3.89666L1.32857 3.89666C1.34963 3.78476 1.36285 3.66244 1.37338 3.54794C1.41029 3.16799 1.43661 2.61541 1.41556 2.1652L1.41556 2.16173C1.41292 2.07324 1.40766 1.9891 1.4024 1.90409C1.37338 1.48077 1.31008 1.05744 1.21257 0.64713C1.12559 0.694841 1.03071 0.623708 0.967413 0.552576C0.906814 0.487516 0.838253 0.386023 0.761797 0.250698C0.716989 0.169156 0.672182 0.0841442 0.630006 0C0.593094 0.301011 0.527232 0.599419 0.427089 0.877876C0.355897 1.07739 0.208247 1.5146 0 1.53802C0.00533103 1.93792 0.0501386 2.30746 0.118632 2.64317C0.187193 2.98148 0.27944 3.28683 0.374319 3.55141C0.590462 4.16124 0.772392 4.58109 0.927869 4.68258C1.07552 4.77454 1.20468 4.56461 1.3312 3.91054L1.3312 3.91054Z" koffice:nodeTypes="ccccccccccccccccccc"/>
          <draw:path draw:style-name="gr5" draw:id="shape223" draw:name="path458" draw:layer="g3243" svg:width="2.44227237265pt" svg:height="3.56099547476pt" draw:transform="matrix(1.06388280000 0.00000000000 0.00000000000 1.06388280000 56.03595100531pt 66.93105532480pt)" svg:viewBox="0 0 2 4" svg:d="M2.31707 2.96517C2.43111 3.21357 2.47938 3.38702 2.41034 3.47941C2.34129 3.57093 2.14786 3.58836 1.78187 3.51689C1.585 3.47941 1.37088 3.40794 1.16375 3.29202C0.959979 3.17609 0.763104 3.00962 0.597346 2.83879C0.555973 2.50584 0.483393 2.18858 0.404006 1.91664C0.300397 1.5558 0.176101 1.20106 0.0172388 0.861137C0.013791 0.850677 0.00689551 0.837603 0 0.823658C0.103521 0.820172 0.172653 0.745214 0.214026 0.609245C0.255488 0.46979 0.272726 0.261479 0.272726 0C0.459259 0.224 0.680269 0.41488 0.966875 0.500296C1.08428 0.69379 1.20857 0.898615 1.33296 1.10954C1.45725 1.32047 1.585 1.54534 1.71628 1.78067C1.92685 2.16853 2.13063 2.56685 2.31707 2.96865" koffice:nodeTypes="cccccccccccccc"/>
          <draw:path draw:style-name="gr7" draw:id="shape224" draw:name="path460" draw:layer="g3243" svg:width="2.44227237265pt" svg:height="3.56099547476pt" draw:transform="matrix(1.06388280000 0.00000000000 0.00000000000 1.06388280000 56.03595100531pt 66.93105532480pt)" svg:viewBox="0 0 2 4" svg:d="M2.31707 2.96517C2.43111 3.21357 2.47938 3.38702 2.41034 3.47941C2.34129 3.57093 2.14786 3.58836 1.78187 3.51689C1.585 3.47941 1.37088 3.40794 1.16375 3.29202C0.959979 3.17609 0.763104 3.00962 0.597346 2.83879C0.555973 2.50584 0.483393 2.18858 0.404006 1.91664C0.300397 1.5558 0.176101 1.20455 0.0172388 0.861137L0.0172388 0.861137C0.013791 0.850677 0.00689551 0.837603 0 0.823658C0.103521 0.820172 0.172653 0.745214 0.214026 0.609245C0.255488 0.46979 0.272726 0.261479 0.272726 0C0.455811 0.224 0.680269 0.411393 0.966875 0.500296C1.08428 0.69379 1.20857 0.898615 1.33296 1.10954C1.45725 1.32047 1.585 1.54534 1.71628 1.78067C1.92685 2.16853 2.13063 2.56685 2.31707 2.96865L2.31707 2.96865Z" koffice:nodeTypes="ccccccccccccccccc"/>
          <draw:path draw:style-name="gr5" draw:id="shape225" draw:name="path462" draw:layer="g3243" svg:width="1.75551900160pt" svg:height="3.46651741364pt" draw:transform="matrix(1.06388280000 0.00000000000 0.00000000000 1.06388280000 52.63152604531pt 69.36096364000pt)" svg:viewBox="0 0 2 3" svg:d="M0.235949 2.71746C0.492673 3.20505 0.695551 3.4596 0.886027 3.46648C1.08064 3.46992 1.27525 3.22827 1.52784 2.71746C1.61889 2.53257 1.6934 2.3451 1.75552 2.14989C1.64783 1.9822 1.54851 1.80763 1.44495 1.6322C1.30005 1.37765 1.15929 1.08182 1.04746 0.752461C0.972945 0.521133 0.910831 0.269166 0.87776 0C0.848716 0.265726 0.786602 0.517693 0.707953 0.752461C0.600366 1.07838 0.459496 1.37421 0.310465 1.6322C0.211146 1.80763 0.111721 1.98564 0 2.15333C0.0578743 2.3451 0.13663 2.52913 0.231815 2.71402" koffice:nodeTypes="ccccccccccc"/>
          <draw:path draw:style-name="gr7" draw:id="shape226" draw:name="path464" draw:layer="g3243" svg:width="1.73902243840pt" svg:height="3.46651741364pt" draw:transform="matrix(1.06388280000 0.00000000000 0.00000000000 1.06388280000 52.63816467398pt 69.36096364000pt)" svg:viewBox="0 0 2 3" svg:d="M0.226609 2.71746C0.482124 3.20505 0.684046 3.4596 0.873626 3.46648C1.06732 3.46992 1.26101 3.22827 1.51241 2.71746C1.60304 2.53257 1.6772 2.3451 1.73902 2.14989C1.63184 1.9822 1.53299 1.80763 1.43403 1.6322C1.28981 1.37765 1.14971 1.08182 1.04253 0.752461C0.968362 0.521133 0.906541 0.269166 0.873626 0C0.844719 0.265726 0.783003 0.517693 0.704618 0.752461C0.597538 1.07838 0.457438 1.37421 0.313117 1.6322C0.214266 1.80763 0.115309 1.9822 0 2.15333C0.0576017 2.3451 0.135986 2.52913 0.230723 2.71402L0.230723 2.71402Z" koffice:nodeTypes="ccccccccccccc"/>
          <draw:path draw:style-name="gr5" draw:id="shape227" draw:name="path466" draw:layer="g3243" svg:width="2.34399689874pt" svg:height="4.57353976652pt" draw:transform="matrix(1.06388280000 0.00000000000 0.00000000000 1.06388280000 47.23369305150pt 69.77970791008pt)" svg:viewBox="0 0 2 5" svg:d="M0.120382 3.78615C-0.00393332 4.20702 -0.0343406 4.46451 0.0402631 4.54492C0.142445 4.65869 0.471197 4.43457 1.05402 3.84945C1.18386 3.26177 1.41311 2.50642 1.79433 1.61762C1.9545 1.24294 2.12853 0.875964 2.31359 0.514971L2.31359 0.514971C2.31359 0.514971 2.31359 0.514971 2.31359 0.514971L2.31911 0.501284C2.31911 0.334474 2.32745 0.167665 2.344 0C2.27215 0.0872542 2.1921 0.173653 2.10923 0.254064C2.06503 0.297691 2.01807 0.337896 1.96836 0.371258C1.8164 0.485031 1.64788 0.568008 1.4711 0.618478C1.25287 1.03935 1.04299 1.46365 0.868965 1.83148C0.808151 1.96151 0.747407 2.09496 0.689421 2.23268L0.689421 2.23268C0.58441 2.47648 0.490502 2.71001 0.410382 2.92045C0.305442 3.20103 0.20326 3.48846 0.117625 3.78273" koffice:nodeTypes="ccccccccccccccccc"/>
          <draw:path draw:style-name="gr7" draw:id="shape228" draw:name="path468" draw:layer="g3243" svg:width="2.34399689874pt" svg:height="4.57353976652pt" draw:transform="matrix(1.06388280000 0.00000000000 0.00000000000 1.06388280000 47.23369305150pt 69.77970791008pt)" svg:viewBox="0 0 2 5" svg:d="M0.120382 3.78615C-0.00393332 4.20702 -0.0343406 4.46451 0.0402631 4.54492C0.142445 4.65869 0.471197 4.43457 1.05402 3.84945C1.18386 3.26177 1.41311 2.50642 1.79433 1.61762C1.9545 1.24294 2.12853 0.875964 2.31359 0.514971L2.31359 0.514971L2.31359 0.514971C2.31359 0.514971 2.31359 0.514971 2.31359 0.514971L2.31911 0.501284C2.31911 0.334474 2.32745 0.170231 2.344 0C2.27215 0.0872542 2.1921 0.173653 2.10923 0.254064L2.10923 0.254064C2.06503 0.297691 2.01807 0.337896 1.96836 0.371258C1.8164 0.485031 1.64788 0.568008 1.4711 0.618478C1.25287 1.04277 1.04299 1.46707 0.868965 1.83148C0.808151 1.96151 0.747407 2.09496 0.689421 2.23268L0.689421 2.23268L0.689421 2.23268L0.689421 2.23268C0.58441 2.4799 0.490502 2.71001 0.410382 2.92045C0.305442 3.20103 0.206018 3.48846 0.117625 3.7793L0.117625 3.7793Z" koffice:nodeTypes="ccccccccccccccccccccccc"/>
          <draw:path draw:style-name="gr5" draw:id="shape229" draw:name="path470" draw:layer="g3243" svg:width="1.73648349630pt" svg:height="4.66377266601pt" draw:transform="matrix(1.06388280000 0.00000000000 0.00000000000 1.06388280000 48.34153607519pt 70.36526900320pt)" svg:viewBox="0 0 2 5" svg:d="M0.166968 3.35425C-0.0105948 4.15675 -0.0513702 4.57917 0.0679741 4.65259C0.187393 4.72343 0.481468 4.45737 0.976512 3.86305C0.985233 3.75162 0.996862 3.63759 1.01729 3.5227C1.07841 3.11411 1.20074 2.62864 1.39 2.07147C1.48609 1.78813 1.59381 1.50479 1.70741 1.22837L1.70741 1.22837L1.70741 1.22837L1.73648 1.15753C1.59962 1.06251 1.55594 0.81632 1.52977 0.647873C1.49772 0.435371 1.48318 0.215958 1.48028 0C0.950272 1.00204 0.597979 1.87624 0.376659 2.59149C0.298016 2.84459 0.228169 3.10115 0.169875 3.36376" koffice:nodeTypes="ccccccccccccc"/>
          <draw:path draw:style-name="gr7" draw:id="shape230" draw:name="path472" draw:layer="g3243" svg:width="1.73320967817pt" svg:height="4.65853786302pt" draw:transform="matrix(1.06388280000 0.00000000000 0.00000000000 1.06388280000 48.34008400173pt 70.36526900320pt)" svg:viewBox="0 0 2 5" svg:d="M0.168081 3.34892C-0.00931432 4.14751 -0.0529557 4.57314 0.0691806 4.64739C0.188487 4.71819 0.482284 4.45141 0.976858 3.85743C0.985571 3.74692 0.997189 3.6321 1.01759 3.51727C1.07866 3.10891 1.20087 2.62371 1.38706 2.0703C1.48305 1.78713 1.59067 1.50395 1.70409 1.22768L1.70409 1.22768L1.70409 1.22768L1.70409 1.22768L1.73321 1.15688C1.59648 1.06192 1.55284 0.819315 1.5267 0.647509C1.49467 0.435126 1.48015 0.215836 1.47724 0C0.947739 1.00148 0.595782 1.87519 0.37467 2.59004C0.296101 2.843 0.226319 3.09941 0.168081 3.36187L0.168081 3.36187Z" koffice:nodeTypes="cccccccccccccccc"/>
          <draw:path draw:style-name="gr5" draw:id="shape231" draw:name="path474" draw:layer="g3243" svg:width="1.77333664681pt" svg:height="4.17321664219pt" draw:transform="matrix(1.06388280000 0.00000000000 0.00000000000 1.06388280000 49.45768418076pt 70.55761901344pt)" svg:viewBox="0 0 2 4" svg:d="M0.0430727 3.04919C-0.0364009 3.74279 -0.00694671 4.11115 0.140174 4.16596C0.287295 4.22005 0.566846 3.97155 0.975888 3.42632C0.990577 2.90375 1.09355 2.18969 1.36429 1.24467C1.47902 0.836847 1.61439 0.434137 1.76151 0.0343509C1.76445 0.028504 1.76445 0.0255805 1.76445 0.0255805L1.77334 0C1.582 0.277 1.36429 0.582504 1.07299 0.765221C0.966999 0.831 0.875776 0.850733 0.799316 0.822229L0.7728 0.882161C0.457993 1.5246 0.251965 2.08444 0.137236 2.54708C0.0989683 2.70934 0.063638 2.87524 0.0460106 3.04334" koffice:nodeTypes="cccccccccccc"/>
          <draw:path draw:style-name="gr7" draw:id="shape232" draw:name="path476" draw:layer="g3243" svg:width="1.77333664681pt" svg:height="4.17321664219pt" draw:transform="matrix(1.06388280000 0.00000000000 0.00000000000 1.06388280000 49.45768418076pt 70.55761901344pt)" svg:viewBox="0 0 2 4" svg:d="M0.0430727 3.04919C-0.0364009 3.74279 -0.00694671 4.11115 0.140174 4.16596C0.287295 4.22005 0.566846 3.97155 0.975888 3.42632C0.990577 2.90375 1.09355 2.18676 1.36429 1.24467C1.47902 0.836847 1.61439 0.434137 1.76151 0.0343509L1.76151 0.0343509C1.76445 0.028504 1.76445 0.0255805 1.76445 0.0255805L1.77334 0C1.582 0.274076 1.36429 0.582504 1.07299 0.765221C0.966999 0.831 0.875776 0.850733 0.799316 0.822229L0.7728 0.882161L0.7728 0.882161C0.457993 1.5246 0.251965 2.08444 0.137236 2.54708C0.0989683 2.70934 0.063638 2.87524 0.0460106 3.04334L0.0460106 3.04334Z" koffice:nodeTypes="cccccccccccccccc"/>
          <draw:path draw:style-name="gr5" draw:id="shape233" draw:name="path478" draw:layer="g3243" svg:width="1.65089062766pt" svg:height="4.63219477634pt" draw:transform="matrix(1.06388280000 0.00000000000 0.00000000000 1.06388280000 50.60292520230pt 70.61464313152pt)" svg:viewBox="0 0 2 5" svg:d="M0.00461239 3.56439C-0.0234491 4.28282 0.0769763 4.617 0.29376 4.63163C0.514552 4.64703 0.859925 4.34596 1.30562 3.7954C1.28547 3.37728 1.30963 2.83904 1.44613 2.18684C1.50236 1.91271 1.57061 1.63936 1.65089 1.36831L1.65089 1.36523L1.65089 1.36523C1.43812 1.28977 1.32566 1.01642 1.26142 0.860105C1.17312 0.637571 1.12492 0.399637 1.09675 0.167863C1.09274 0.126282 1.08873 0.0870115 1.08473 0.0446608C1.08473 0.0331106 1.08473 0.0177103 1.08072 0L1.08072 0C0.514552 1.18813 0.225507 2.1237 0.0930115 2.83596C0.0488119 3.08005 0.0207504 3.32646 0.00872398 3.57594" koffice:nodeTypes="cccccccccccccc"/>
          <draw:path draw:style-name="gr7" draw:id="shape234" draw:name="path480" draw:layer="g3243" svg:width="1.65089062766pt" svg:height="4.63219477634pt" draw:transform="matrix(1.06388280000 0.00000000000 0.00000000000 1.06388280000 50.60292520230pt 70.61464313152pt)" svg:viewBox="0 0 2 5" svg:d="M0.00461239 3.56439C-0.0234491 4.28282 0.0769763 4.617 0.29376 4.63163C0.514552 4.64703 0.859925 4.34596 1.30562 3.7954C1.28547 3.37728 1.30963 2.83904 1.44613 2.18684C1.50236 1.91271 1.57061 1.63936 1.65089 1.36831L1.65089 1.36523L1.65089 1.36523C1.43812 1.28977 1.32566 1.01642 1.26142 0.860105C1.17312 0.637571 1.12492 0.399637 1.09274 0.167863C1.08873 0.126282 1.08473 0.0870115 1.08072 0.0446608C1.08072 0.0331106 1.08072 0.0177103 1.07671 0L1.07671 0C0.510543 1.18813 0.221499 2.1237 0.0890027 2.83596C0.0448031 3.08005 0.0167416 3.32646 0.00461239 3.57594L0.00461239 3.57594Z" koffice:nodeTypes="cccccccccccccccc"/>
          <draw:path draw:style-name="gr5" draw:id="shape235" draw:name="path482" draw:layer="g3243" svg:width="2.22200760960pt" svg:height="4.27790886132pt" draw:transform="matrix(1.06388280000 0.00000000000 0.00000000000 1.06388280000 51.72714055469pt 71.54229512370pt)" svg:viewBox="0 0 2 4" svg:d="M1.21589 0.00584358C1.26716 0.171309 1.3789 0.351666 1.47204 0.507203C1.61645 0.74299 1.75156 0.927483 1.87272 1.04993C1.98911 1.16989 2.10562 1.23442 2.22201 1.24683C2.22201 2.07415 1.68633 3.25723 1.1367 3.87441C1.02019 4.00347 0.638232 4.41714 0.344755 4.23016C0.209644 4.14246 0.0979052 3.92322 0.0419764 3.53852C0.0419764 3.53521 0.0419764 3.53521 0.0419764 3.5319C0.0140716 3.32838 0 3.12155 0 2.91472C0 2.31656 0.0932544 1.53143 0.409986 0.561806C0.8059 0.617237 1.19728 -0.00656629 1.21589 5.23059e-05" koffice:nodeTypes="ccccccccccc"/>
          <draw:path draw:style-name="gr7" draw:id="shape236" draw:name="path484" draw:layer="g3243" svg:width="2.24064973440pt" svg:height="4.27790886132pt" draw:transform="matrix(1.06388280000 0.00000000000 0.00000000000 1.06388280000 51.72382124035pt 71.54229512370pt)" svg:viewBox="0 0 2 4" svg:d="M1.22565 0.00584358C1.27714 0.171309 1.38934 0.351666 1.48287 0.507203C1.62789 0.74299 1.76356 0.927483 1.8899 1.04993C2.00678 1.16658 2.12377 1.23442 2.24065 1.24683C2.24065 2.07415 1.70273 3.25723 1.14613 3.87441C1.02913 4.00347 0.645574 4.41714 0.350869 4.23016C0.215191 4.14246 0.102985 3.92322 0.0421521 3.53852L0.0421521 3.53852C0.0421521 3.53521 0.0421521 3.53521 0.0421521 3.5319C0.0141305 3.32838 0 3.12155 0 2.91472C0 2.31656 0.0936448 1.53143 0.411702 0.561806C0.809273 0.617237 1.20217 -0.00656629 1.22098 5.23059e-05L1.22098 5.23059e-05Z" koffice:nodeTypes="cccccccccccccc"/>
          <draw:path draw:style-name="gr5" draw:id="shape237" draw:name="path486" draw:layer="g3243" svg:width="2.03941248640pt" svg:height="3.30419247348pt" draw:transform="matrix(1.06388280000 0.00000000000 0.00000000000 1.06388280000 52.59492847699pt 73.23434813824pt)" svg:viewBox="0 0 2 3" svg:d="M1.61099 2.85458L1.61099 2.85458C1.81183 2.58992 1.96355 2.30054 2.03941 2.00824C1.87433 1.84028 1.73597 1.65851 1.62001 1.47674C1.32983 1.03102 1.08888 0.479884 1.00411 0C0.981834 0.135967 0.946074 0.272662 0.905974 0.408629C0.722951 0.988126 0.365931 1.59889 0 1.97916C0.0669484 2.28599 0.218668 2.58992 0.441791 2.8684C0.647092 3.12725 0.821089 3.28866 0.999656 3.3032C1.17365 3.31702 1.36559 3.18687 1.61099 2.85967" koffice:nodeTypes="cccccccccc"/>
          <draw:path draw:style-name="gr7" draw:id="shape238" draw:name="path488" draw:layer="g3243" svg:width="2.03051100160pt" svg:height="3.30419262998pt" draw:transform="matrix(1.06388280000 0.00000000000 0.00000000000 1.06388280000 52.59492847699pt 73.23094371328pt)" svg:viewBox="0 0 2 3" svg:d="M1.60302 2.85458L1.60302 2.85458C1.80343 2.58992 1.95482 2.30054 2.03051 2.00824C1.86579 1.84028 1.72774 1.65851 1.61191 1.47674C1.32248 1.02812 1.08206 0.479884 0.997472 0C0.975129 0.135967 0.939562 0.272662 0.899435 0.408629C0.716926 0.988126 0.360686 1.59889 0 1.97989C0.0668021 2.28599 0.21819 2.58992 0.440826 2.8684C0.645678 3.12725 0.819295 3.28866 0.997472 3.3032C1.17109 3.31702 1.3626 3.18687 1.61191 2.8604L1.61191 2.8604L1.61191 2.8604Z" koffice:nodeTypes="ccccccccccccc"/>
          <draw:path draw:style-name="gr5" draw:id="shape239" draw:name="path490" draw:layer="g3243" svg:width="2.22200760960pt" svg:height="4.27945963672pt" draw:transform="matrix(1.06388280000 0.00000000000 0.00000000000 1.06388280000 53.36952026602pt 71.55171110176pt)" svg:viewBox="0 0 2 4" svg:d="M2.22201 2.79935C2.21736 2.21763 2.11027 1.47125 1.81214 0.562682C1.69563 0.581714 1.56982 0.546133 1.43948 0.455938C1.27635 0.342574 1.11798 0.152255 1.00159 0.00661979C1.00159 0.00661979 0.99694 0.0033099 0.99694 0L0.987638 0.0264792C0.927059 0.187837 0.847876 0.345884 0.759392 0.504759C0.614978 0.759621 0.479867 0.947458 0.354057 1.06992C0.237668 1.1866 0.121159 1.24783 0 1.25114C0 2.07862 0.535796 3.25859 1.08542 3.87589C1.20193 4.00498 1.58389 4.41871 1.8726 4.2317C1.98911 4.15723 2.0869 3.98594 2.14748 3.70129C2.20806 3.40671 2.22201 3.09972 2.21736 2.80266" koffice:nodeTypes="ccccccccccccc"/>
          <draw:path draw:style-name="gr7" draw:id="shape240" draw:name="path492" draw:layer="g3243" svg:width="2.22365555997pt" svg:height="4.27945963672pt" draw:transform="matrix(1.06388280000 0.00000000000 0.00000000000 1.06388280000 53.36952026602pt 71.55171110176pt)" svg:viewBox="0 0 2 4" svg:d="M2.22283 2.79935C2.21818 2.21432 2.11105 1.47125 1.81281 0.562682C1.69626 0.581714 1.5704 0.546133 1.44001 0.455938C1.27682 0.342574 1.11839 0.148945 1.00196 0.00661979L1.00196 0.00661979C1.00196 0.00661979 0.99731 0.0033099 0.99731 0L0.988005 0.0264792L0.988005 0.0264792C0.927403 0.187837 0.84819 0.345884 0.759673 0.504759C0.615206 0.759621 0.480045 0.947458 0.354188 1.06992C0.237756 1.1866 0.121204 1.24783 0 1.25114C0 2.07862 0.535994 3.25859 1.08583 3.87589C1.20238 4.00498 1.58448 4.41871 1.87807 4.2317C1.9945 4.15723 2.09232 3.98594 2.15292 3.70129C2.21353 3.40671 2.22748 3.09972 2.22283 2.80266L2.22283 2.80266Z" koffice:nodeTypes="ccccccccccccccccc"/>
          <draw:path draw:style-name="gr5" draw:id="shape241" draw:name="path494" draw:layer="g3243" svg:width="1.65669641629pt" svg:height="4.63979063312pt" draw:transform="matrix(1.06388280000 0.00000000000 0.00000000000 1.06388280000 54.70941681965pt 70.60442985664pt)" svg:viewBox="0 0 2 5" svg:d="M1.64907 3.57348C1.64104 3.32918 1.60891 3.08258 1.56463 2.83905C1.43592 2.11311 1.18653 1.39949 0.892854 0.701287C0.796371 0.472405 0.703904 0.219634 0.579207 0C0.559025 0.216551 0.53493 0.439267 0.462542 0.653507C0.398186 0.84925 0.277505 1.26771 0 1.36944L0 1.36944L0 1.37252C0.0804197 1.64379 0.148792 1.91736 0.205117 2.19171C0.337845 2.84445 0.365956 3.38082 0.341861 3.80236C0.78834 4.3526 1.13422 4.65392 1.3555 4.63928C1.73762 4.61154 1.64907 3.63359 1.64505 3.56731" koffice:nodeTypes="cccccccccccc"/>
          <draw:path draw:style-name="gr7" draw:id="shape242" draw:name="path496" draw:layer="g3243" svg:width="1.65669641629pt" svg:height="4.64024071576pt" draw:transform="matrix(1.06388280000 0.00000000000 0.00000000000 1.06388280000 54.70941681965pt 70.60102543168pt)" svg:viewBox="0 0 2 5" svg:d="M1.64907 3.57674C1.64104 3.33243 1.60891 3.08581 1.56463 2.83919C1.43592 2.11629 1.18653 1.39956 0.892854 0.701321C0.796371 0.472428 0.703904 0.219644 0.579207 0C0.559025 0.216562 0.53493 0.439289 0.462542 0.653538C0.398186 0.849292 0.277505 1.26777 0 1.3695L0 1.3695L0 1.37258C0.0804197 1.64386 0.148792 1.91746 0.205117 2.19182C0.337845 2.84228 0.365956 3.38098 0.341861 3.80255C0.78834 4.35358 1.13422 4.65723 1.3555 4.63951C1.73762 4.61176 1.64907 3.63377 1.64505 3.56749L1.64505 3.56749Z" koffice:nodeTypes="cccccccccccccc"/>
          <draw:path draw:style-name="gr5" draw:id="shape243" draw:name="path498" draw:layer="g3243" svg:width="1.77604107518pt" svg:height="4.17198552790pt" draw:transform="matrix(1.06388280000 0.00000000000 0.00000000000 1.06388280000 55.21471859434pt 70.56442786336pt)" svg:viewBox="0 0 2 4" svg:d="M1.64617 2.56644C1.54017 2.1236 1.34876 1.59599 1.05422 0.985068L1.05422 0.985068C1.0307 0.930992 1.00123 0.876184 0.974765 0.822108C0.965945 0.825031 0.957049 0.827954 0.945289 0.827954C0.58305 0.896646 0.167889 0.248459 0 0C0.153113 0.408496 0.288585 0.825031 0.409356 1.24449C0.677285 2.18644 0.780415 2.90332 0.798056 3.42582C1.20741 3.96804 1.48424 4.21942 1.63441 4.16462C1.75511 4.12223 1.79634 3.87085 1.76694 3.40535C1.74922 3.12547 1.71387 2.84924 1.64617 2.57228" koffice:nodeTypes="ccccccccccc"/>
          <draw:path draw:style-name="gr7" draw:id="shape244" draw:name="path500" draw:layer="g3243" svg:width="1.77604107518pt" svg:height="4.17198552790pt" draw:transform="matrix(1.06388280000 0.00000000000 0.00000000000 1.06388280000 55.21471859434pt 70.56442786336pt)" svg:viewBox="0 0 2 4" svg:d="M1.64617 2.56644C1.54017 2.1236 1.34876 1.59599 1.05422 0.985068L1.05422 0.985068C1.0307 0.930992 1.00123 0.876184 0.974765 0.822108C0.965945 0.825031 0.957049 0.827954 0.945289 0.827954L0.945289 0.827954C0.58305 0.896646 0.167889 0.248459 0 0C0.153113 0.408496 0.288585 0.825031 0.409356 1.24449C0.677285 2.18644 0.780415 2.90332 0.798056 3.42582C1.20741 3.96804 1.48424 4.21942 1.63441 4.16462C1.75511 4.12223 1.79634 3.87085 1.76694 3.40535C1.74922 3.12547 1.71387 2.84924 1.64617 2.57228L1.64617 2.57228Z" koffice:nodeTypes="cccccccccccccc"/>
          <draw:path draw:style-name="gr5" draw:id="shape245" draw:name="path502" draw:layer="g3243" svg:width="1.71661799882pt" svg:height="4.65723139903pt" draw:transform="matrix(1.06388280000 0.00000000000 0.00000000000 1.06388280000 56.35843515965pt 70.35505572832pt)" svg:viewBox="0 0 2 5" svg:d="M1.38093 2.68377C1.27383 2.31344 1.14354 1.94916 0.998787 1.59179C0.778737 1.04191 0.524 0.509303 0.251846 0C0.251846 0.0975444 0.248956 0.195952 0.243175 0.293496C0.225757 0.542968 0.196852 0.74151 0.156311 0.883079C0.11866 1.01861 0.0665561 1.10924 0 1.15327C0.0260147 1.21715 0.0521035 1.28103 0.0781182 1.34922L0.0781182 1.34922C0.182399 1.61164 0.280825 1.87838 0.37058 2.1477C0.564541 2.7347 0.680311 3.24055 0.732414 3.6618C0.738269 3.72568 0.746941 3.79042 0.749831 3.85775C0.830914 3.9553 0.917704 4.05629 1.00168 4.1547C1.37804 4.57595 1.5952 4.73738 1.67628 4.61998C1.74862 4.51208 1.7226 4.17801 1.60676 3.60828C1.54309 3.29407 1.46779 2.98072 1.37804 2.67427" koffice:nodeTypes="ccccccccccccccc"/>
          <draw:path draw:style-name="gr7" draw:id="shape246" draw:name="path504" draw:layer="g3243" svg:width="1.71661799882pt" svg:height="4.65723139903pt" draw:transform="matrix(1.06388280000 0.00000000000 0.00000000000 1.06388280000 56.36507378832pt 70.35505572832pt)" svg:viewBox="0 0 2 5" svg:d="M1.37515 2.68377C1.26805 2.31344 1.13775 1.94916 0.993006 1.59179C0.772955 1.04191 0.518219 0.509303 0.248956 0C0.248956 0.0975444 0.246065 0.195952 0.240284 0.293496C0.222867 0.542968 0.193962 0.738057 0.15342 0.883079C0.115769 1.01861 0.0636656 1.10924 0 1.15327C0.0260147 1.21715 0.0521035 1.28103 0.0781182 1.34922L0.0781182 1.34922L0.0781182 1.34922L0.0781182 1.34922C0.182399 1.61164 0.280825 1.87838 0.37058 2.1477C0.564541 2.7347 0.680311 3.24055 0.732488 3.6618C0.738269 3.72568 0.746941 3.79042 0.749831 3.85775C0.830914 3.9553 0.917778 4.05629 1.00168 4.1547C1.37804 4.57595 1.5952 4.73738 1.67628 4.61998C1.74862 4.51208 1.7226 4.17801 1.60676 3.60828C1.54309 3.29407 1.46779 2.98072 1.37804 2.67427L1.37804 2.67427Z" koffice:nodeTypes="ccccccccccccccccccc"/>
          <draw:path draw:style-name="gr5" draw:id="shape247" draw:name="path506" draw:layer="g3243" svg:width="2.34866622609pt" svg:height="4.57294473152pt" draw:transform="matrix(1.06388280000 0.00000000000 0.00000000000 1.06388280000 56.62440585965pt 69.78311233504pt)" svg:viewBox="0 0 2 5" svg:d="M2.02119 3.16062C1.91062 2.8467 1.78342 2.53962 1.65346 2.23254L1.65346 2.23254C1.62855 2.1718 1.60094 2.10851 1.5705 2.04179C1.46546 1.80741 1.35482 1.5739 1.23873 1.34294C1.12534 1.11285 1.0009 0.865642 0.873697 0.62186C0.815653 0.604752 0.75761 0.585078 0.699495 0.561128C0.544689 0.494408 0.384291 0.394329 0.235006 0.254047C0.154806 0.177063 0.0746072 0.09067 0 0C0.00552121 0.070141 0.0110424 0.143703 0.0165636 0.217266C0.0193243 0.307936 0.0248455 0.401172 0.0248455 0.49783C0.290288 1.01277 0.541928 1.55679 0.76037 2.11877C0.978812 2.6799 1.1613 3.25813 1.29402 3.8492C1.87743 4.43428 2.20367 4.65753 2.30879 4.54462C2.41383 4.43086 2.30879 3.96297 2.02395 3.16404" koffice:nodeTypes="ccccccccccccccc"/>
          <draw:path draw:style-name="gr7" draw:id="shape248" draw:name="path508" draw:layer="g3243" svg:width="2.34880779782pt" svg:height="4.57979031381pt" draw:transform="matrix(1.06388280000 0.00000000000 0.00000000000 1.06388280000 56.62100143469pt 69.78311233504pt)" svg:viewBox="0 0 2 5" svg:d="M2.02132 3.16299L2.02132 3.16299L2.02132 3.16299C1.91075 2.84883 1.78631 2.54152 1.65358 2.23421L1.65358 2.23421L1.65358 2.23421L1.65358 2.23421C1.62867 2.17343 1.60106 2.11008 1.57062 2.04331C1.46557 1.80877 1.35493 1.57507 1.23877 1.34395C1.12544 1.11368 1.001 0.86629 0.873794 0.622325C0.815749 0.605205 0.757703 0.585516 0.699587 0.561548C0.544776 0.498202 0.384373 0.394624 0.235083 0.254237C0.154882 0.177196 0.0746802 0.0907379 0 0C0.00559217 0.0701935 0.0111135 0.143811 0.0166349 0.217429C0.0193956 0.308166 0.024917 0.401472 0.024917 0.498202C0.287607 1.01353 0.542016 1.55795 0.760464 2.12036C0.978913 2.67848 1.16416 3.26057 1.29413 3.8555C1.87755 4.44102 2.20381 4.66444 2.30893 4.55145C2.41398 4.4376 2.30893 3.96935 2.02408 3.16983L2.02408 3.16983L2.02408 3.16983Z" koffice:nodeTypes="cccccccccccccccccccccc"/>
          <draw:path draw:style-name="gr5" draw:id="shape249" draw:name="path510" draw:layer="g3243" svg:width="4.03733890336pt" svg:height="1.87967402256pt" draw:transform="matrix(1.06388280000 0.00000000000 0.00000000000 1.06388280000 42.86483240455pt 57.85485838144pt)" svg:viewBox="0 0 4 2" svg:d="M3.96838 0.0116334C3.91762 0.0116334 3.85961 0.0147357 3.79437 0.0209402C3.72189 0.0240424 3.64217 0.0302469 3.56236 0.0356758C3.13461 0.0752295 2.58715 0.154337 2.18845 0.308673L2.18845 0.308673C1.90929 0.418028 1.5866 0.629756 1.27125 0.839158C0.959425 1.04468 0.651308 1.25098 0.379386 1.35103C0.379386 1.35103 0.379386 1.35103 0.379386 1.35103C0.350431 1.35956 0.310524 1.36576 0.263378 1.37507C0.180038 1.38981 0.0785078 1.40842 0.0277428 1.44797C-0.01931 1.48442 -0.0156905 1.54802 0.111176 1.6597L0.111176 1.6597C0.147371 1.68995 0.190897 1.7202 0.238042 1.74501C0.285188 1.76906 0.335953 1.79 0.393957 1.80551C0.680357 1.89315 1.05734 1.89315 1.38364 1.85669C1.51774 1.66901 1.65909 1.47822 1.84043 1.31147C2.0253 1.14163 2.2537 0.993494 2.56905 0.893447C2.56905 0.893447 2.57267 0.893447 2.57267 0.893447C2.62344 0.877936 2.68144 0.8632 2.74668 0.850791C2.80831 0.839158 2.87726 0.826749 2.94974 0.81434C3.305 0.763153 3.74723 0.736008 4.03734 0.723599C4.03363 0.696454 4.03001 0.666207 4.02277 0.63596C4.01915 0.602611 4.01191 0.56616 4.00829 0.529709C3.98657 0.356758 3.972 0.178379 3.96476 0" koffice:nodeTypes="cccccccccccccccccccccccc"/>
          <draw:path draw:style-name="gr7" draw:id="shape250" draw:name="path512" draw:layer="g3243" svg:width="4.04458103130pt" svg:height="1.87967402256pt" draw:transform="matrix(1.06388280000 0.00000000000 0.00000000000 1.06388280000 42.86815171890pt 57.85485838144pt)" svg:viewBox="0 0 4 2" svg:d="M3.96832 0.0116334C3.91751 0.0116334 3.85945 0.0147357 3.79415 0.0209402C3.7216 0.0240424 3.64181 0.0302469 3.56193 0.0356758C3.13742 0.0752295 2.58585 0.154337 2.18679 0.308673L2.18679 0.308673L2.18679 0.308673L2.18679 0.308673L2.18679 0.308673C1.90738 0.418028 1.5844 0.629756 1.26877 0.839158C0.956663 1.04468 0.64827 1.24788 0.379726 1.35103L0.379726 1.35103C0.379726 1.35103 0.379726 1.35103 0.379726 1.35103C0.350745 1.35956 0.310802 1.36576 0.263614 1.37507C0.1802 1.38981 0.0785782 1.40842 0.0277677 1.44797C-0.0193273 1.48442 -0.0157046 1.54802 0.111275 1.6597L0.111275 1.6597L0.111275 1.6597L0.111275 1.6597C0.147503 1.68995 0.191068 1.7202 0.238256 1.74501C0.285443 1.76906 0.336254 1.79 0.39431 1.80551C0.680967 1.89315 1.05466 1.89315 1.38488 1.85669C1.5191 1.66901 1.66067 1.47822 1.84208 1.31147C2.02711 1.14163 2.25572 0.996597 2.57498 0.893447C2.57498 0.893447 2.5786 0.893447 2.5786 0.893447L2.5786 0.893447C2.62941 0.877936 2.68747 0.8632 2.75277 0.850791C2.81445 0.839158 2.88346 0.826749 2.95601 0.81434C3.31159 0.763153 3.7543 0.736008 4.04458 0.723599C4.04096 0.696454 4.03734 0.666207 4.03 0.63596C4.02637 0.602611 4.01913 0.56616 4.01551 0.529709C3.99377 0.356758 3.97919 0.178379 3.97194 0L3.97194 0Z" koffice:nodeTypes="ccccccccccccccccccccccccccccccccc"/>
          <draw:path draw:style-name="gr5" draw:id="shape251" draw:name="path514" draw:layer="g3243" svg:width="3.19719601428pt" svg:height="2.86657568000pt" draw:transform="matrix(1.06388280000 0.00000000000 0.00000000000 1.06388280000 43.30571260893pt 58.70851794016pt)" svg:viewBox="0 0 3 3" svg:d="M3.17787 0C3.1327 0 3.08108 0.00383104 3.02624 0.00766208C2.96818 0.0114931 2.90682 0.0153242 2.8391 0.0229862C2.50363 0.0526768 2.10357 0.109185 1.881 0.209749C1.3261 0.456852 1.07767 0.9319 0.829248 1.41078C0.655071 1.74791 0.477591 2.08409 0.196959 2.34268C0.100166 2.43175 0.0388861 2.51412 0.0130362 2.58978C-0.00306832 2.63384 -0.00306832 2.67502 0.00659441 2.71238C0.0162571 2.74686 0.042107 2.78038 0.0808405 2.80241C0.145341 2.84359 0.245355 2.86658 0.37766 2.86658C0.467928 2.86658 0.567941 2.86274 0.674396 2.83976C0.777631 2.82156 0.887307 2.79091 1.00351 2.74686C1.00995 2.73153 1.01639 2.71238 1.02283 2.69801C1.02927 2.67502 1.03894 2.653 1.04216 2.63767C1.07123 2.5553 1.11319 2.4806 1.15836 2.40589C1.20354 2.33885 1.25507 2.27181 1.31321 2.20764C1.31321 2.16645 1.31643 2.11761 1.32932 2.05823C1.3422 1.99789 1.36483 1.92701 1.39382 1.84081L1.39382 1.84081C1.41 1.79293 1.43255 1.74025 1.4551 1.68374C1.47773 1.63202 1.50349 1.57552 1.53579 1.51518C1.68742 1.22402 1.90033 0.916576 2.10679 0.741306C2.24554 0.625417 2.43582 0.527726 2.63585 0.449189C2.82621 0.374484 3.02624 0.317976 3.1972 0.273919C3.19075 0.232736 3.18431 0.187721 3.17787 0.146537C3.17465 0.105354 3.16499 0.0565078 3.16168 0.0153242" koffice:nodeTypes="cccccccccccccccccccccccccc"/>
          <draw:path draw:style-name="gr7" draw:id="shape252" draw:name="path516" draw:layer="g3243" svg:width="3.19719601428pt" svg:height="2.85891872000pt" draw:transform="matrix(1.06388280000 0.00000000000 0.00000000000 1.06388280000 43.30239329459pt 58.70851794016pt)" svg:viewBox="0 0 3 3" svg:d="M3.18109 0C3.13592 0 3.0843 0.00382592 3.02946 0.00765184C2.9714 0.0114778 2.91004 0.0153037 2.84232 0.0229555C2.50685 0.0526064 2.10679 0.109039 1.881 0.209469C1.3261 0.456241 1.07445 0.930655 0.829248 1.40507C0.655071 1.74175 0.477591 2.07747 0.196959 2.33572C0.100166 2.42563 0.0388861 2.50789 0.0130362 2.5825C-0.00306832 2.62745 -0.00306832 2.66762 0.00659441 2.70588C0.0162571 2.73936 0.042107 2.77284 0.0808405 2.79483C0.145341 2.83596 0.245355 2.85892 0.377577 2.85892C0.467928 2.85892 0.567941 2.85509 0.674396 2.83214C0.777631 2.81396 0.887307 2.78431 1.00351 2.73936C1.00995 2.72406 1.01639 2.70588 1.02283 2.69058C1.02927 2.66762 1.03894 2.64562 1.04216 2.63032C1.07123 2.54806 1.11319 2.47346 1.15836 2.39885C1.20345 2.3319 1.25507 2.26494 1.31321 2.20086C1.31321 2.15973 1.31643 2.11095 1.32932 2.05165C1.3422 1.99139 1.36483 1.92061 1.39382 1.83835L1.39382 1.83835L1.39382 1.83835L1.39382 1.83835L1.39382 1.83835C1.40992 1.79053 1.43255 1.73792 1.4551 1.68149C1.47773 1.62984 1.50349 1.57341 1.53579 1.51315C1.68742 1.22238 1.90033 0.915351 2.10679 0.744141C2.24554 0.628407 2.43582 0.530846 2.63585 0.452415C2.82621 0.37781 3.02624 0.321377 3.1972 0.276423C3.19075 0.236251 3.18431 0.191296 3.17787 0.150167C3.17465 0.109039 3.1649 0.0602582 3.16168 0.0191296L3.16168 0.0191296Z" koffice:nodeTypes="ccccccccccccccccccccccccccccccc"/>
          <draw:path draw:style-name="gr5" draw:id="shape253" draw:name="path518" draw:layer="g3243" svg:width="1.92861301543pt" svg:height="1.59114736016pt" draw:transform="matrix(1.06388280000 0.00000000000 0.00000000000 1.06388280000 43.93264112323pt 60.65670012352pt)" svg:viewBox="0 0 2 2" svg:d="M0.67968 0.0563712C0.636708 0.0949034 0.593736 0.137003 0.556892 0.181244C0.51392 0.231907 0.477154 0.287564 0.449501 0.346076L0.449501 0.346076C0.394274 0.465954 0.332919 0.585832 0.274628 0.702856C0.105804 1.02895 -0.0414947 1.31866 0.0106687 1.47207C0.0567045 1.61122 0.280756 1.6419 0.826979 1.49134C0.869951 1.48064 0.915987 1.46636 0.958959 1.4471C0.998784 1.43283 1.03869 1.41356 1.0786 1.3943C1.07554 1.33007 1.07554 1.25729 1.08166 1.18522C1.09086 1.10959 1.10932 1.0261 1.13689 0.939758C1.21671 0.694293 1.34248 0.552295 1.51437 0.359634C1.53582 0.334659 1.55734 0.309685 1.58492 0.281856C1.63095 0.229053 1.69851 0.170541 1.77212 0.112029C1.82122 0.0727831 1.87339 0.0363915 1.92861 0C1.83348 0.0171254 1.70464 0.0421 1.53582 0.0727831C1.50211 0.0784915 1.46833 0.0842 1.43149 0.0891949C1.17067 0.137003 0.986529 0.161978 0.866887 0.15627C0.756354 0.150561 0.698063 0.117737 0.67968 0.0563712" koffice:nodeTypes="ccccccccccccccccccc"/>
          <draw:path draw:style-name="gr7" draw:id="shape254" draw:name="path520" draw:layer="g3243" svg:width="1.93474550706pt" svg:height="1.58544400418pt" draw:transform="matrix(1.06388280000 0.00000000000 0.00000000000 1.06388280000 43.93264112315pt 60.66010454848pt)" svg:viewBox="0 0 2 2" svg:d="M0.68076 0.053421C0.63772 0.0918841 0.594679 0.133909 0.557776 0.17807C0.514736 0.228642 0.477912 0.2842 0.450215 0.342606L0.450215 0.342606L0.450215 0.342606L0.450215 0.342606C0.3949 0.462269 0.333448 0.581932 0.275064 0.698746C0.105972 1.02426 -0.0415606 1.31344 0.0106856 1.46658C0.0567946 1.60548 0.281202 1.63611 0.828293 1.48582C0.871333 1.47513 0.917442 1.46089 0.963551 1.4445C1.00344 1.43026 1.04341 1.41103 1.08338 1.39179C1.08031 1.32769 1.08031 1.25504 1.08645 1.1831C1.09566 1.10759 1.11415 1.02426 1.14177 0.938072C1.22171 0.693048 1.34768 0.551304 1.51984 0.358989C1.54132 0.334059 1.56288 0.309129 1.5905 0.28135C1.63661 0.228642 1.70428 0.170235 1.77801 0.111828C1.82718 0.0726525 1.87943 0.0363263 1.93475 0C1.83946 0.0170947 1.71042 0.0420245 1.54132 0.0726525C1.50757 0.0783507 1.47373 0.084049 1.43683 0.0890349C1.1756 0.136758 0.991165 0.161687 0.871333 0.155989L0.871333 0.155989C0.760624 0.150291 0.702241 0.116814 0.683828 0.0562701L0.683828 0.0562701Z" koffice:nodeTypes="cccccccccccccccccccccccc"/>
          <draw:path draw:style-name="gr5" draw:id="shape255" draw:name="path522" draw:layer="g3243" svg:width="2.12908262502pt" svg:height="1.44387366014pt" draw:transform="matrix(1.06388280000 0.00000000000 0.00000000000 1.06388280000 44.71111599855pt 58.98512746816pt)" svg:viewBox="0 0 2 1" svg:d="M1.85826 0C1.69054 0.0292286 1.49071 0.0713722 1.30045 0.124391C1.10697 0.177411 0.916719 0.246744 0.781351 0.326273C0.742639 0.347345 0.703927 0.376573 0.665298 0.405802C0.626586 0.43503 0.587874 0.466978 0.549162 0.501644C0.352466 0.679735 0.175167 0.910165 0.0816483 1.09097C-0.0118711 1.27926 -0.0311858 1.38326 0.0558954 1.42269C0.149414 1.46279 0.368644 1.44444 0.749077 1.38054C0.78457 1.3751 0.819981 1.36967 0.855473 1.36423C1.23598 1.30373 1.42616 1.27178 1.49715 1.23984C1.64217 1.17866 1.77118 1.10185 1.87758 1.02232C1.98076 0.94755 2.0614 0.87074 2.12908 0.806845C2.11621 0.772179 2.10003 0.738192 2.08715 0.703526C2.07106 0.66614 2.0581 0.628755 2.042 0.58933C1.9711 0.398325 1.90985 0.201881 1.86148 0.00271894" koffice:nodeTypes="ccccccccccccccc"/>
          <draw:path draw:style-name="gr7" draw:id="shape256" draw:name="path524" draw:layer="g3243" svg:width="2.12264927168pt" svg:height="1.44412473278pt" draw:transform="matrix(1.06388280000 0.00000000000 0.00000000000 1.06388280000 44.71111599859pt 58.98512746816pt)" svg:viewBox="0 0 2 1" svg:d="M1.85545 0C1.68798 0.0292311 1.48845 0.0713784 1.29848 0.124402C1.1053 0.177426 0.915333 0.246765 0.78017 0.326301L0.78017 0.326301L0.78017 0.326301C0.741516 0.347375 0.702863 0.376606 0.664292 0.405837C0.625639 0.435068 0.586985 0.467018 0.548332 0.501688C0.351933 0.679794 0.171688 0.910244 0.0815249 1.09107C-0.0118531 1.27937 -0.0311386 1.38338 0.0558109 1.42281C0.149106 1.46292 0.368087 1.44456 0.747945 1.38338C0.783384 1.37794 0.818741 1.3725 0.85418 1.36707C1.23082 1.30656 1.424 1.27461 1.49488 1.24266C1.63969 1.18148 1.76851 1.10467 1.87153 1.02445L1.87153 1.02445C1.97133 0.950352 2.05499 0.873535 2.12265 0.809635C2.10979 0.774965 2.09364 0.740296 2.08078 0.706306C2.06471 0.668917 2.05177 0.631529 2.0357 0.592101C1.9649 0.400399 1.90375 0.206657 1.85545 0.00475856L1.85545 0.00475856Z" koffice:nodeTypes="cccccccccccccccccccc"/>
          <draw:path draw:style-name="gr5" draw:id="shape257" draw:name="path526" draw:layer="g3243" svg:width="1.83818859959pt" svg:height="3.04496725333pt" draw:transform="matrix(1.06388280000 0.00000000000 0.00000000000 1.06388280000 45.14490162959pt 60.41073042016pt)" svg:viewBox="0 0 2 3" svg:d="M1.25769 0.204717C1.15605 0.261941 1.04586 0.321583 0.948455 0.387673C0.850947 0.450539 0.757776 0.516629 0.694216 0.576271C0.664606 0.60448 0.630657 0.635913 0.596816 0.664928C0.367958 0.875287 0.198537 1.03326 0.0883387 1.30406C-0.0176304 1.56842 -0.0218605 1.79168 0.0416993 1.99317C0.105259 2.19467 0.236608 2.37117 0.397677 2.54446C0.685756 2.84992 0.880666 3.04497 1.05855 3.04497C1.2323 3.04497 1.40607 2.85556 1.6602 2.39293C1.69415 2.32362 1.73222 2.25431 1.76194 2.19144C1.79155 2.1318 1.81704 2.07538 1.83819 2.01816C1.74491 1.91741 1.66866 1.81344 1.60087 1.71028C1.53731 1.6063 1.48232 1.50556 1.44414 1.40159C1.26192 0.919616 1.37635 0.444091 1.77886 0C1.75771 0.00967168 1.73645 0.0225673 1.71107 0.0346569C1.63059 0.0789854 1.53731 0.12009 1.43991 0.157971C1.42299 0.164419 1.3975 0.17006 1.36789 0.176508C1.3425 0.182956 1.30855 0.189404 1.26615 0.199075" koffice:nodeTypes="cccccccccccccccccc"/>
          <draw:path draw:style-name="gr7" draw:id="shape258" draw:name="path528" draw:layer="g3243" svg:width="1.83811421723pt" svg:height="3.04496725333pt" draw:transform="matrix(1.06388280000 0.00000000000 0.00000000000 1.06388280000 45.14492809279pt 60.41073042016pt)" svg:viewBox="0 0 2 3" svg:d="M1.25763 0.204717C1.156 0.261941 1.0458 0.321583 0.948404 0.387673C0.850897 0.450539 0.757728 0.513405 0.69417 0.576271C0.66456 0.60448 0.630611 0.635913 0.596771 0.664928C0.367917 0.875287 0.1985 1.03326 0.0883034 1.30406C-0.0175553 1.56842 -0.0218937 1.79168 0.0416648 1.99317C0.105223 2.19467 0.23657 2.37117 0.397636 2.54446C0.68571 2.84992 0.880616 3.04497 1.05849 3.04497C1.23225 3.04497 1.406 2.85556 1.66013 2.39293C1.69408 2.32362 1.73215 2.25431 1.76187 2.19144C1.79148 2.1318 1.81696 2.07538 1.83811 2.01816C1.74484 1.91741 1.66859 1.81344 1.6008 1.71028C1.53724 1.60953 1.48225 1.50556 1.44407 1.40159C1.26186 0.919616 1.37628 0.444091 1.77879 0C1.75764 0.00967168 1.73638 0.0225673 1.711 0.0346569C1.63052 0.0789854 1.53724 0.12009 1.43984 0.157971C1.42292 0.164419 1.39743 0.17006 1.36782 0.176508C1.34245 0.182956 1.3085 0.189404 1.26609 0.199075L1.26609 0.199075Z" koffice:nodeTypes="cccccccccccccccccccc"/>
          <draw:path draw:style-name="gr5" draw:id="shape259" draw:name="path530" draw:layer="g3243" svg:width="1.25928704714pt" svg:height="3.33940789097pt" draw:transform="matrix(1.06388280000 0.00000000000 0.00000000000 1.06388280000 46.25865188194pt 60.05539011726pt)" svg:viewBox="0 0 1 3" svg:d="M1.22958 2.17299C1.23948 2.0506 1.25186 1.93244 1.25929 1.81005C1.02625 1.41082 0.822861 0.972762 0.659212 0.507695C0.629503 0.41907 0.597255 0.326226 0.567483 0.234225C0.547677 0.165013 0.527808 0.0958022 0.505463 0.0232145C0.498036 -0.00295073 0.49556 -0.0063269 0.485657 0.00970991C0.470803 0.0333431 0.453409 0.0595084 0.436079 0.0856737C0.374059 0.171766 0.314578 0.244353 0.264937 0.336354C0.0740521 0.69254 -0.0152644 1.06814 0.00212913 1.45049C0.0219349 1.93244 0.207932 2.4262 0.560056 2.91743C0.597255 2.96723 0.63693 3.02041 0.676605 3.07274C0.845206 3.28037 0.964231 3.37575 1.04606 3.32679C1.12788 3.28037 1.17251 3.08624 1.18743 2.71655C1.19485 2.53508 1.21218 2.35446 1.22958 2.17636" koffice:nodeTypes="cccccccccccccc"/>
          <draw:path draw:style-name="gr7" draw:id="shape260" draw:name="path532" draw:layer="g3243" svg:width="1.25928704714pt" svg:height="3.33940789097pt" draw:transform="matrix(1.06388280000 0.00000000000 0.00000000000 1.06388280000 46.25865188194pt 60.05539011726pt)" svg:viewBox="0 0 1 3" svg:d="M1.22958 2.17299C1.23948 2.05398 1.25186 1.93244 1.25929 1.81005C1.02625 1.41082 0.822861 0.972762 0.659212 0.507695C0.629503 0.41907 0.597255 0.326226 0.567483 0.234225C0.547677 0.165013 0.527808 0.0958022 0.505463 0.0232145C0.498036 -0.00295073 0.49556 -0.0063269 0.485657 0.00970991C0.470803 0.0333431 0.453409 0.0595084 0.436079 0.0856737C0.374059 0.171766 0.314578 0.244353 0.264937 0.336354C0.0740521 0.69254 -0.0152644 1.06814 0.00212913 1.45049C0.0219349 1.93244 0.207932 2.4262 0.560056 2.91743C0.597255 2.96723 0.63693 3.02041 0.676605 3.07274C0.845206 3.28037 0.964231 3.37575 1.04606 3.32679C1.12788 3.28037 1.17251 3.08287 1.18743 2.71655C1.19485 2.53508 1.21218 2.35446 1.22958 2.17636L1.22958 2.17636Z" koffice:nodeTypes="cccccccccccccccc"/>
          <draw:path draw:style-name="gr5" draw:id="shape261" draw:name="path534" draw:layer="g3243" svg:width="0.87295386240pt" svg:height="1.36417618818pt" draw:transform="matrix(1.06388280000 0.00000000000 0.00000000000 1.06388280000 47.90056689965pt 61.93080616480pt)" svg:viewBox="0 0 1 1" svg:d="M0.569337 1.35766C0.70074 1.39036 0.797087 1.30253 0.872954 1.03623C0.583913 0.726016 0.315277 0.37936 0.0758668 0C0.0671215 0.116798 0.0554612 0.236399 0.0438009 0.353197C0.0291508 0.521386 0.0116603 0.689575 0 0.864305C0.24524 1.13434 0.429189 1.31374 0.572252 1.35392" koffice:nodeTypes="cccccc"/>
          <draw:path draw:style-name="gr7" draw:id="shape262" draw:name="path536" draw:layer="g3243" svg:width="0.87894375040pt" svg:height="1.36417618818pt" draw:transform="matrix(1.06388280000 0.00000000000 0.00000000000 1.06388280000 47.89716247469pt 61.93080616480pt)" svg:viewBox="0 0 1 1" svg:d="M0.574287 1.35766C0.70614 1.39036 0.802817 1.30253 0.878944 1.03623C0.588913 0.726016 0.319357 0.375622 0.0791267 0C0.0703515 0.116798 0.0586513 0.236399 0.0439509 0.353197C0.0293256 0.521386 0.0117753 0.689575 0 0.864305C0.246155 1.13434 0.430734 1.31374 0.574287 1.35392L0.574287 1.35392Z" koffice:nodeTypes="cccccccc"/>
          <draw:path draw:style-name="gr8" draw:id="shape263" draw:name="path538" draw:layer="g3243" svg:width="6.33990182406pt" svg:height="6.08742150348pt" draw:transform="matrix(1.06388280000 0.00000000000 0.00000000000 1.06388280000 38.21333950894pt 62.67211969984pt)" svg:viewBox="0 0 6 6" svg:d="M5.25437 2.38922C5.23953 2.3449 5.20085 2.29413 4.96887 2.29091C4.82909 2.29091 4.73095 2.29413 4.65657 2.32878C4.5882 2.35699 4.53764 2.4142 4.496 2.50848C4.46326 2.58745 4.4038 2.60276 4.34137 2.61887C4.26698 2.63418 4.2194 2.66561 4.16291 2.72282C4.12126 2.75989 4.07665 2.80099 4.02906 2.80743C3.90116 2.82355 3.69301 2.84853 3.60674 2.9557C3.57705 2.99035 3.55916 3.03709 3.52947 3.07496C3.45805 3.17246 3.35695 3.19502 3.24693 3.18858C3.11606 3.18213 3.04167 3.09672 3.04167 3.09672L3.06847 3.07174C3.06847 3.07174 3.1309 3.14426 3.24693 3.15071C3.34507 3.15393 3.4343 3.14104 3.49673 3.0532C3.53244 3.00566 3.55322 2.94603 3.59784 2.90171C3.65433 2.84853 3.74356 2.82355 3.82091 2.80099C4.04391 2.73813 4.15697 2.43918 4.15994 2.43595L6.3399 0.261081C6.29529 0.178889 6.25661 0.0910562 6.22387 0C6.22387 0 6.22387 0 6.22387 0C6.212 0.0120871 6.20012 0.02498 6.1852 0.0378729C6.17332 0.04996 6.1555 0.0660762 6.15253 0.0692994C6.15253 0.0692994 6.15253 0.0692994 6.15253 0.0692994C6.11683 0.103949 6.093 0.125706 6.02463 0.138599C6.04549 0.170025 5.97111 0.248189 5.78671 0.427884L5.78671 0.427884C5.78671 0.427884 5.78671 0.427884 5.78671 0.427884L5.78671 0.427884C5.70639 0.503629 5.66779 0.54392 5.61419 0.563259C5.59934 0.566482 5.58449 0.569706 5.5666 0.572929C5.5666 0.572929 5.5666 0.572929 5.5666 0.572929C5.59043 0.604355 5.55769 0.654315 5.45956 0.751818L5.34954 0.862214C5.26922 0.941183 5.23054 0.979056 5.18296 1.00081C5.17108 1.00726 5.15624 1.01048 5.13835 1.0129C5.13835 1.0129 5.13835 1.0129 5.13835 1.0129C5.15921 1.04513 5.11459 1.09187 5.01942 1.18615C5.00458 1.20226 4.97481 1.22724 4.94801 1.25867C4.93613 1.27156 4.92129 1.28365 4.90644 1.29977L4.90644 1.29977L4.90644 1.29977C4.89449 1.31266 4.88261 1.32152 4.87073 1.33442C4.79338 1.41339 4.7547 1.44159 4.6804 1.45045C4.68633 1.4569 4.6893 1.46657 4.68633 1.47946C4.68336 1.51411 4.6239 1.57052 4.52577 1.66802C4.37403 1.81871 4.32051 1.86947 4.23128 1.88559C4.23128 1.88559 4.22831 1.88559 4.22534 1.88559C4.22534 1.88559 4.22534 1.88801 4.22831 1.88801C4.25214 1.92266 4.21049 1.97664 4.10048 2.08704L3.99039 2.19341C3.90116 2.28205 3.8685 2.31347 3.79114 2.32234C3.80896 2.35134 3.77927 2.39808 3.69004 2.48672C3.67222 2.50525 3.62464 2.5528 3.58596 2.59067C3.58002 2.59631 3.57111 2.60276 3.5651 2.6092C3.55916 2.61565 3.55322 2.6221 3.55025 2.62451C3.55025 2.62451 3.55025 2.62451 3.55025 2.62451L3.55025 2.62451C3.41938 2.75425 3.41938 2.75425 3.21123 2.75425C3.18443 2.75425 3.14278 2.75425 3.09824 2.75425C3.0655 2.75425 3.03277 2.75425 3.00901 2.75425L2.99112 2.75425C2.85431 2.75425 2.79485 2.74458 2.79188 2.69381C2.79188 2.6785 2.79781 2.65916 2.81274 2.63418C2.75914 2.67206 2.69968 2.70348 2.62834 2.70993C2.54208 2.71638 2.41417 2.72846 2.38143 2.77923C2.36362 2.80743 2.38143 2.86061 2.48262 2.94925C2.52122 2.97746 2.54505 2.99921 2.54505 2.99921L2.52426 3.02742C2.5034 3.01211 2.48262 2.99599 2.46473 2.98068C2.3458 2.89285 2.23571 2.82919 2.08405 2.84208C2.01568 2.8453 1.94724 2.86061 1.88184 2.87673C1.77479 2.89526 1.65283 2.83241 1.54578 2.73813C1.49226 2.6914 1.44764 2.63741 1.40006 2.581C1.30192 2.45771 1.22754 2.36666 1.02829 2.35134C0.882572 2.34168 0.722004 2.42628 0.626835 2.55844C0.591128 2.60598 0.564329 2.66561 0.549483 2.72846L0.549483 2.72846C0.537606 2.7889 0.540575 2.85175 0.555421 2.90816C0.555421 2.90816 0.555421 2.91138 0.555421 2.91138C0.591128 3.02178 0.591128 3.09994 0.570267 3.15071C0.549483 3.20067 0.498929 3.22323 0.43353 3.22323C0.379931 3.22323 0.323439 3.21678 0.269916 3.20067C0.290777 3.23532 0.326408 3.26352 0.359146 3.2893C0.412669 3.32718 0.490022 3.37069 0.594098 3.40212C0.763573 3.44966 0.79928 3.43032 0.834988 3.40534C0.873664 3.38358 0.91234 3.3586 1.064 3.39325C1.12643 3.40534 1.17995 3.43354 1.23051 3.45933C1.31083 3.4972 1.38224 3.53427 1.4714 3.4972C1.52492 3.47464 1.60821 3.42146 1.6647 3.41823L1.6647 3.41823C1.66775 3.41823 1.67369 3.41823 1.67666 3.42468C1.69447 3.44321 1.66173 3.47786 1.64689 3.49398C1.59633 3.54716 1.48632 3.64144 1.37623 3.69543C1.28707 3.73572 1.19488 3.75828 1.08479 3.78004C0.989617 3.79616 0.894449 3.80824 0.79928 3.82436C0.632774 3.84934 0.603005 3.88399 0.549483 3.94684C0.528698 3.97182 0.504868 4.00083 0.463222 4.0379C0.373992 4.12009 0.347269 4.12331 0.290777 4.13298C0.261009 4.1354 0.219363 4.14507 0.148025 4.17005C0.070672 4.19906 0.0141801 4.28367 0.00222694 4.35619C-0.000742313 4.37473 -0.000742313 4.39729 0.00222694 4.4126C0.00527232 4.42872 0.0112108 4.4408 0.0201186 4.45047C0.0647335 4.49157 0.171779 4.43758 0.222332 4.42227C0.314531 4.39407 0.415638 4.39084 0.451345 4.52622C0.460253 4.55764 0.460253 4.59552 0.466191 4.63017C0.47213 4.68657 0.492991 4.74943 0.567298 4.81873C0.608944 4.8566 0.620897 4.87272 0.653559 4.92268C0.686297 4.97022 0.722004 5.01051 0.763573 5.03952C0.817172 5.07658 0.876633 5.09592 0.950941 5.08948C1.12346 5.07417 1.06994 4.7591 1.06994 4.63339L1.06994 4.63339C1.06994 4.50124 1.22457 4.44403 1.44764 4.35942C1.4982 4.34008 1.54875 4.32154 1.59633 4.29656C1.68556 4.2458 1.73909 4.18939 1.79855 4.12331C1.83722 4.079 1.88184 4.03226 1.9413 3.98149C2.11085 3.83967 2.17625 3.66078 2.17625 3.66078L2.21196 3.66642C2.21196 3.66642 2.21196 3.89366 2.07218 4.09833C1.95919 4.26191 1.85808 4.30865 1.65876 4.39407C1.61118 4.4126 1.55766 4.43758 1.49523 4.46659C1.34357 4.53589 1.26028 4.59874 1.2216 4.66804C1.18589 4.73089 1.18886 4.80342 1.21566 4.90092C1.25434 5.05805 1.18292 5.10559 1.07588 5.14588C1.01642 5.16845 0.91531 5.1902 0.879602 5.2595C0.843895 5.33847 0.894449 5.45128 0.962894 5.48916C1.02235 5.52058 1.04314 5.55523 1.03126 5.59633C1.02235 5.63098 0.983678 5.66563 0.930156 5.7035L0.930156 5.7035C0.903356 5.71881 0.894449 5.73171 0.897418 5.74138C0.909371 5.75991 0.974771 5.78167 1.06994 5.81632C1.09674 5.82276 1.12049 5.83243 1.14729 5.83888C1.15323 5.83888 1.15917 5.8421 1.16511 5.8421C1.16511 5.83888 1.16808 5.83243 1.16808 5.82921C1.21269 5.7035 1.32568 5.65918 1.43874 5.66563C1.51601 5.66885 1.5993 5.70028 1.66173 5.75346C1.72721 5.80745 1.75987 5.88239 1.72721 5.96136C1.72127 5.9807 1.72127 5.9807 1.73018 5.99601C1.73018 5.99601 1.73315 5.99923 1.73612 6.00246C1.77479 6.05564 1.79855 6.08384 1.82535 6.08707C1.85207 6.09029 1.89372 6.07176 1.96513 6.02421C2.03053 5.98312 2.10491 5.92671 2.16141 5.87353C2.17328 5.86386 2.18219 5.85419 2.1911 5.84532C2.25063 5.78167 2.28033 5.7035 2.3101 5.61486C2.36065 5.45773 2.4112 5.23775 2.44988 5.02018C2.47965 4.84371 2.5034 4.66159 2.52426 4.4819C2.54802 4.27722 2.57177 4.079 2.60451 3.95007C2.63131 3.83967 2.67592 3.77682 2.73538 3.79616C2.80078 3.81147 2.82461 3.77682 2.86626 3.72363C2.92275 3.64144 3.02683 3.50929 3.13684 3.53105C3.19044 3.54072 3.24693 3.59148 3.33015 3.68576C3.44024 3.81469 3.55916 3.8018 3.83873 3.76715C3.93093 3.75828 4.04391 3.74539 4.17479 3.73572C4.24917 3.7325 4.33246 3.68254 4.38301 3.62291C4.4692 3.51574 4.50491 3.33282 4.55249 3.19744C4.5882 3.0943 4.64172 3.09672 4.73689 3.09672C4.81127 3.09994 4.91832 3.10316 5.07295 3.04676C5.14733 3.02178 5.19491 2.98713 5.22757 2.95248C5.24547 2.92991 5.26625 2.90171 5.26922 2.87028C5.2425 2.87673 5.2157 2.8864 5.18897 2.89849C5.10568 2.84208 5.03724 2.73169 5.03427 2.62451C5.0313 2.5528 5.05513 2.4706 5.10271 2.4142C5.14131 2.36988 5.18593 2.35134 5.23953 2.33845C5.25734 2.33523 5.26625 2.33845 5.26031 2.31992ZM3.1309 2.32878C3.12496 2.32234 3.122 2.31347 3.11903 2.3038C3.11012 2.31347 3.10121 2.32556 3.09223 2.33523C3.10418 2.33201 3.11606 2.33201 3.1309 2.33201ZM3.49376 1.88801C3.49079 1.88559 3.48485 1.87592 3.48485 1.86947C3.47891 1.87592 3.46993 1.88559 3.46399 1.89445C3.4729 1.89445 3.48485 1.89123 3.49673 1.89123ZM3.8685 1.44804C3.86256 1.44481 3.85959 1.43837 3.85662 1.43192C3.85662 1.4287 3.85662 1.4287 3.85357 1.42225C3.84467 1.43514 3.83279 1.44804 3.82091 1.46012C3.83576 1.4569 3.8506 1.45045 3.8685 1.44804ZM4.27589 1.00081C4.26105 0.994366 4.25214 0.981473 4.24917 0.966163C4.24917 0.962939 4.24917 0.959716 4.24917 0.95327C4.23425 0.972609 4.21346 0.994366 4.19565 1.01612C4.21643 1.01048 4.24323 1.00726 4.27589 1.00081ZM4.64172 0.550366C4.62984 0.54392 4.6239 0.531833 4.62093 0.515716C4.62093 0.515716 4.62093 0.512493 4.62093 0.50927C4.60898 0.525386 4.59413 0.541502 4.57929 0.560036C4.5971 0.556813 4.61796 0.553589 4.64469 0.550366ZM5.00755 0.116036C4.99864 0.10959 4.98965 0.0975026 4.98668 0.0846097C4.98668 0.0813865 4.98668 0.0781633 4.98668 0.0725226C4.97184 0.0910562 4.95402 0.10959 4.9391 0.132152C4.95699 0.125706 4.98075 0.122483 5.01052 0.119259" koffice:nodeTypes="ccccccccccccccccccccccccccccccccccccccccccccccccccccccccccccccccccccccccccccccccccccccccccccccccccccccccccccccccccccccccccccccccccccccccccccccccccccccccccccccccccccccccccccccccccccccccccccccccccc"/>
          <draw:path draw:style-name="gr7" draw:id="shape264" draw:name="path540" draw:layer="g3243" svg:width="6.33986375680pt" svg:height="6.09386966634pt" draw:transform="matrix(1.06388280000 0.00000000000 0.00000000000 1.06388280000 38.21336078659pt 62.67211969984pt)" svg:viewBox="0 0 6 6" svg:d="M5.25434 2.39048C5.23949 2.34614 5.20082 2.29535 4.9718 2.29212C4.83202 2.29212 4.73388 2.29535 4.6595 2.33002C4.59113 2.35823 4.54058 2.41548 4.49893 2.50981C4.46323 2.58882 4.40674 2.60413 4.3443 2.62026C4.26992 2.63558 4.22234 2.66702 4.16585 2.72426C4.1242 2.76135 4.07959 2.80247 4.032 2.80892C3.90417 2.82504 3.69594 2.85004 3.60968 2.95727C3.57999 2.99193 3.5621 3.03869 3.53241 3.07659C3.46099 3.17414 3.35989 3.19672 3.24987 3.19027C3.119 3.18382 3.04461 3.09836 3.04461 3.09836L3.07141 3.07336C3.07141 3.07336 3.13384 3.14592 3.24987 3.15237C3.34801 3.1556 3.43724 3.1427 3.49967 3.05482C3.53538 3.00725 3.55616 2.94759 3.60078 2.90325C3.65727 2.85004 3.7465 2.82504 3.82088 2.80247C4.04388 2.73958 4.15694 2.44047 4.15991 2.43724L6.33986 0.26122C6.29525 0.178984 6.25657 0.0911044 6.22383 0C6.22383 0 6.22383 0 6.22383 0C6.21196 0.0120935 6.20008 0.0249932 6.18516 0.037893C6.17328 0.0499865 6.15547 0.0661112 6.1525 0.0693361L6.1525 0.0693361C6.1525 0.0693361 6.1525 0.0693361 6.1525 0.0693361C6.11679 0.104004 6.09296 0.125772 6.02756 0.138672C6.04842 0.170115 5.97404 0.24832 5.78964 0.42811L5.78964 0.42811L5.78964 0.42811C5.78964 0.42811 5.78964 0.42811 5.78964 0.42811L5.78964 0.42811C5.70932 0.503896 5.67072 0.544208 5.61415 0.563557C5.5993 0.566782 5.58446 0.570007 5.56657 0.573232C5.56657 0.573232 5.56657 0.573232 5.56657 0.573232C5.5904 0.604675 5.55766 0.654662 5.45952 0.752216L5.34951 0.86267C5.26919 0.941681 5.23051 0.979574 5.18293 1.00134C5.17105 1.00779 5.1562 1.01102 5.13831 1.01344C5.13831 1.01344 5.13831 1.01344 5.13831 1.01344C5.15917 1.04569 5.11456 1.09245 5.01939 1.18678C5.00454 1.2029 4.97477 1.22789 4.94797 1.25934L4.94797 1.25934C4.9361 1.27224 4.92125 1.28433 4.90641 1.30045L4.90641 1.30045L4.90641 1.30045L4.90641 1.30045C4.89445 1.31335 4.88258 1.32222 4.8707 1.33512C4.79335 1.41413 4.75467 1.44235 4.68036 1.45122C4.6863 1.45767 4.68927 1.46735 4.6863 1.48025C4.68333 1.51491 4.62387 1.57135 4.52573 1.6689C4.374 1.81967 4.32047 1.87046 4.23125 1.88659C4.23125 1.88659 4.22828 1.88659 4.22531 1.88659C4.22531 1.88659 4.22531 1.88901 4.22828 1.88901C4.25211 1.92367 4.21046 1.97769 4.10045 2.08815L3.99036 2.19457C3.90113 2.28325 3.86846 2.3147 3.79111 2.32357C3.80893 2.35259 3.77924 2.39935 3.69001 2.48804C3.67219 2.50658 3.62461 2.55415 3.58593 2.59204C3.57999 2.59768 3.57108 2.60413 3.56507 2.61058C3.55913 2.61703 3.55319 2.62348 3.55022 2.6259L3.55022 2.6259L3.55022 2.6259C3.55022 2.6259 3.55022 2.6259 3.55022 2.6259L3.55022 2.6259C3.41935 2.75571 3.41935 2.75571 3.2112 2.75571C3.1844 2.75571 3.14275 2.75571 3.09821 2.75571C3.06548 2.75571 3.03274 2.75571 3.00898 2.75571L2.99109 2.75571C2.85428 2.75571 2.79482 2.74603 2.79185 2.69524C2.79185 2.67992 2.79779 2.66057 2.81271 2.63558C2.75911 2.67347 2.69965 2.70491 2.62831 2.71136C2.54205 2.71781 2.41415 2.72991 2.38141 2.7807C2.36359 2.80892 2.38141 2.86213 2.48259 2.95082C2.52119 2.97903 2.54502 3.0008 2.54502 3.0008L2.52424 3.02902C2.50338 3.0137 2.48259 2.99758 2.4647 2.98226C2.34578 2.89438 2.23569 2.83069 2.08403 2.84359C2.01566 2.84681 1.94721 2.86213 1.88181 2.87825C1.77477 2.8968 1.6528 2.83391 1.54576 2.73958C1.49223 2.69282 1.44762 2.6388 1.40004 2.58237C1.3019 2.45901 1.22751 2.36791 1.02827 2.35259C0.88255 2.34292 0.721983 2.42757 0.626815 2.55979C0.591107 2.60736 0.564308 2.66702 0.549462 2.72991L0.549462 2.72991L0.549462 2.72991C0.537585 2.79037 0.540554 2.85326 0.5554 2.9097C0.5554 2.9097 0.5554 2.91292 0.5554 2.91292L0.5554 2.91292C0.591107 3.02338 0.591107 3.10158 0.570247 3.15237C0.549462 3.20236 0.498909 3.22493 0.433509 3.22493C0.379911 3.22493 0.323419 3.21848 0.269896 3.20236C0.290757 3.23703 0.326388 3.26525 0.359126 3.29105C0.412648 3.32894 0.490001 3.37248 0.594077 3.40392C0.763552 3.45149 0.799259 3.43214 0.834966 3.40714C0.873642 3.38538 0.912319 3.36038 1.06398 3.39505C1.12641 3.40714 1.17993 3.43536 1.23048 3.46116C1.31081 3.49905 1.38214 3.53614 1.47137 3.49905C1.5249 3.47648 1.60819 3.42327 1.66468 3.42004L1.66468 3.42004L1.66468 3.42004C1.66772 3.42004 1.67366 3.42004 1.67663 3.42649L1.67663 3.42649C1.69445 3.44504 1.66171 3.4797 1.64686 3.49583C1.59631 3.54904 1.48926 3.64337 1.37621 3.69739C1.28705 3.7377 1.19485 3.76027 1.08476 3.78204C0.992564 3.79817 0.894427 3.81026 0.799259 3.82639C0.632753 3.85138 0.602984 3.88605 0.549462 3.94893C0.528677 3.97393 0.504847 4.00295 0.463202 4.04004C0.373972 4.12227 0.347249 4.1255 0.290757 4.13517C0.260989 4.13759 0.219343 4.14727 0.148005 4.17226C0.0676835 4.20128 0.014161 4.28594 0.00228403 4.3585C-0.000761344 4.37704 -0.000761344 4.39962 0.00228403 4.41494L0.00228403 4.41494C0.00525327 4.43106 0.0111918 4.44315 0.0200995 4.45283C0.0647142 4.49395 0.171759 4.43993 0.222312 4.42461C0.314511 4.39639 0.415618 4.39317 0.451325 4.52861C0.460232 4.56006 0.460232 4.59795 0.466171 4.63262C0.472109 4.68906 0.49297 4.75194 0.567277 4.82128C0.608923 4.85917 0.620876 4.8753 0.653538 4.92528C0.686275 4.97285 0.721983 5.01316 0.763552 5.04219C0.817151 5.07927 0.876611 5.09862 0.950919 5.09217C1.12344 5.07685 1.06992 4.76162 1.06992 4.63584L1.06992 4.63584C1.06992 4.50362 1.22455 4.44638 1.44762 4.36172C1.49817 4.34237 1.54873 4.32383 1.59631 4.29884C1.68554 4.24805 1.73906 4.19161 1.79852 4.1255C1.8372 4.08115 1.88181 4.03439 1.94127 3.9836C2.11083 3.8417 2.17623 3.66272 2.17623 3.66272L2.21193 3.66836C2.21193 3.66836 2.21193 3.89572 2.06918 4.10373C1.9562 4.26739 1.85501 4.31416 1.65577 4.40284C1.60819 4.42139 1.55466 4.44638 1.49223 4.4746C1.34057 4.54393 1.25728 4.60763 1.21861 4.67616C1.1829 4.73985 1.18587 4.8116 1.21267 4.90996C1.25134 5.06718 1.17993 5.11394 1.06992 5.15506C1.01046 5.17763 0.90638 5.1994 0.873642 5.26874C0.837935 5.34694 0.888488 5.46062 0.956933 5.49529C1.01639 5.52673 1.03718 5.5614 1.0253 5.60252C1.01639 5.63719 0.977718 5.67185 0.924195 5.70975L0.924195 5.70975C0.897396 5.72507 0.888488 5.73797 0.891458 5.74764C0.903335 5.76618 0.96881 5.78795 1.06398 5.82262C1.0907 5.82907 1.11453 5.83874 1.14422 5.84519L1.14422 5.84519C1.15024 5.84519 1.15618 5.84842 1.16212 5.84842C1.16212 5.84519 1.16508 5.83874 1.16508 5.83552L1.16508 5.83552L1.16508 5.83552L1.16508 5.83552C1.2097 5.70975 1.32268 5.6654 1.43574 5.67185C1.51302 5.67508 1.59631 5.70652 1.65874 5.75973C1.72422 5.81375 1.75688 5.88873 1.72422 5.96774C1.71828 5.98629 1.71828 5.98629 1.72718 6.00241L1.72718 6.00241C1.72718 6.00241 1.73015 6.00563 1.73312 6.00886C1.7718 6.06207 1.79555 6.09029 1.82235 6.09351C1.84908 6.09674 1.89072 6.0782 1.96214 6.03063C2.02754 5.98951 2.10192 5.93307 2.15841 5.87986C2.17029 5.87019 2.17919 5.86051 2.1881 5.85084L2.1881 5.85084C2.24764 5.78795 2.27733 5.70975 2.3071 5.62106C2.35765 5.46385 2.40821 5.24374 2.44688 5.02606C2.47658 4.8495 2.50041 4.66729 2.52119 4.4875C2.54502 4.28271 2.56877 4.08438 2.60151 3.95538C2.62831 3.84493 2.67293 3.78204 2.73239 3.80139C2.79779 3.81671 2.82162 3.78204 2.86326 3.72883C2.91975 3.64659 3.02383 3.51437 3.13384 3.53614C3.18737 3.54582 3.24393 3.59661 3.32715 3.69094C3.43724 3.81994 3.55616 3.80704 3.83573 3.77237C3.92793 3.7635 4.04091 3.7506 4.17178 3.74092C4.24617 3.7377 4.32938 3.68771 4.37994 3.62805C4.4662 3.52082 4.5019 3.33781 4.54949 3.20236C4.58519 3.09836 4.63872 3.10158 4.73388 3.10158C4.80827 3.10481 4.91531 3.10803 5.06994 3.05159C5.14433 3.0266 5.19191 2.99193 5.22457 2.95727C5.24246 2.93469 5.26325 2.90647 5.26622 2.87503C5.23949 2.88148 5.21269 2.89115 5.18589 2.90325C5.10268 2.84681 5.03423 2.73636 5.03127 2.62913C5.0283 2.55737 5.05213 2.47514 5.09971 2.4187C5.13831 2.37436 5.18293 2.35581 5.23645 2.34292C5.25434 2.33969 5.26325 2.34292 5.25731 2.32357L5.25731 2.32357ZM3.13087 2.33002C3.12494 2.32357 3.12197 2.3147 3.119 2.30502C3.11009 2.3147 3.10118 2.32679 3.0922 2.33647C3.10415 2.33324 3.11603 2.33324 3.13087 2.33324L3.13087 2.33324ZM3.49373 1.88901C3.49076 1.88659 3.48482 1.87691 3.48482 1.87046C3.47889 1.87691 3.4699 1.88659 3.46396 1.89546C3.47287 1.89546 3.48482 1.89223 3.4967 1.89223L3.4967 1.89223ZM3.86846 1.4488C3.86253 1.44558 3.85956 1.43913 3.85659 1.43268C3.85659 1.42945 3.85659 1.42945 3.85354 1.423C3.84463 1.4359 3.83276 1.4488 3.82088 1.4609C3.83573 1.45767 3.85057 1.45122 3.86846 1.4488L3.86846 1.4488M4.27586 1.00134C4.26101 0.994892 4.25211 0.981993 4.24914 0.966674C4.24914 0.963449 4.24914 0.960224 4.24914 0.953774C4.23421 0.973124 4.21343 0.994892 4.19561 1.01666C4.2164 1.01102 4.2432 1.00779 4.27586 1.00134L4.27586 1.00134M4.63872 0.550658C4.62684 0.544208 4.6209 0.532114 4.61786 0.51599C4.61786 0.51599 4.61786 0.512765 4.61786 0.50954C4.60598 0.525664 4.59113 0.541789 4.57629 0.560332C4.5941 0.557107 4.61489 0.553883 4.64169 0.550658L4.64169 0.550658ZM5.00751 0.116098C4.99853 0.109648 4.98962 0.0975543 4.98665 0.0846545C4.98665 0.0814296 4.98665 0.0782047 4.98665 0.072561C4.9718 0.0911044 4.95399 0.109648 4.93907 0.132222C4.95696 0.125772 4.98071 0.122548 5.01048 0.119323L5.01048 0.119323Z" koffice:nodeTypes="cccccccccccccccccccccccccccccccccccccccccccccccccccccccccccccccccccccccccccccccccccccccccccccccccccccccccccccccccccccccccccccccccccccccccccccccccccccccccccccccccccccccccccccccccccccccccccccccccccccccccccccccccccccccccccc"/>
          <draw:path draw:style-name="gr8" draw:id="shape265" draw:name="path542" draw:layer="g3243" svg:width="1.36748529320pt" svg:height="0.39680000000pt" draw:transform="matrix(1.06388280000 0.00000000000 0.00000000000 1.06388280000 43.41178126949pt 62.82787214176pt)" svg:viewBox="0 0 1 0" svg:d="M0.150448 0.144C0.0535682 0.2536 -0.00579176 0.3224 0.000448239 0.3568C0.00356824 0.3848 0.0786082 0.3968 0.247328 0.3968L0.747328 0.3968C0.872368 0.3968 0.937968 0.3968 0.987968 0.3816C1.03797 0.3656 1.07861 0.3312 1.15669 0.2568L1.15669 0.2568C1.43173 0 1.43173 0 1.19109 0L0.566128 0C0.281728 0 0.275488 0.0032 0.150448 0.144" koffice:nodeTypes="cccccccccc"/>
          <draw:path draw:style-name="gr7" draw:id="shape266" draw:name="path544" draw:layer="g3243" svg:width="1.36748529320pt" svg:height="0.39680000000pt" draw:transform="matrix(1.06388280000 0.00000000000 0.00000000000 1.06388280000 43.41178126949pt 62.82787214176pt)" svg:viewBox="0 0 1 0" svg:d="M0.150448 0.144C0.0535682 0.2536 -0.00579176 0.3224 0.000448239 0.3568C0.00356824 0.3848 0.0786082 0.3968 0.247328 0.3968L0.709808 0.3968L0.747328 0.3968C0.872368 0.3968 0.937968 0.3968 0.987968 0.3816C1.03797 0.3656 1.07861 0.3312 1.15669 0.2568L1.15669 0.2568L1.15669 0.2568L1.15669 0.2568L1.15669 0.2568L1.15669 0.2568L1.15669 0.2568C1.43173 0 1.43173 0 1.19109 0L0.606688 0L0.566128 0C0.281728 0 0.275488 0.0032 0.150448 0.144L0.150448 0.144" koffice:nodeTypes="cccccccccccccccccc"/>
          <draw:path draw:style-name="gr8" draw:id="shape267" draw:name="path546" draw:layer="g3243" svg:width="1.30243331853pt" svg:height="0.40320000000pt" draw:transform="matrix(1.06388280000 0.00000000000 0.00000000000 1.06388280000 42.99890555501pt 63.29002283008pt)" svg:viewBox="0 0 1 0" svg:d="M0.141652 0.1592C0.0478921 0.2656 -0.00834793 0.3312 0.00101207 0.3656C0.00733207 0.3936 0.0760521 0.4032 0.229172 0.4032L0.719812 0.4032C0.816692 0.4032 0.866692 0.4032 0.910452 0.388C0.951012 0.372 0.991652 0.3312 1.07293 0.2568L1.18853 0.1472C1.27293 0.0656 1.31045 0.028 1.30101 0.016C1.28853 0 1.21669 0 1.09477 0L0.607332 0C0.569812 0 0.535412 0 0.504132 0C0.285412 0 0.285412 0 0.141652 0.1592" koffice:nodeTypes="cccccccccccc"/>
          <draw:path draw:style-name="gr7" draw:id="shape268" draw:name="path548" draw:layer="g3243" svg:width="1.30243331853pt" svg:height="0.40320000000pt" draw:transform="matrix(1.06388280000 0.00000000000 0.00000000000 1.06388280000 42.99890555501pt 63.29002283008pt)" svg:viewBox="0 0 1 0" svg:d="M0.141652 0.1592C0.0478921 0.2656 -0.00834793 0.3312 0.00101207 0.3656C0.00733207 0.3936 0.0760521 0.4032 0.229172 0.4032L0.719812 0.4032C0.816692 0.4032 0.866692 0.4032 0.910452 0.388C0.951012 0.372 0.991652 0.3312 1.07293 0.2568L1.18853 0.1472C1.27293 0.0656 1.31045 0.028 1.30101 0.016C1.28853 0 1.21669 0 1.09477 0L0.607332 0C0.569812 0 0.535412 0 0.504132 0C0.285412 0 0.285412 0 0.141652 0.1592L0.141652 0.1592" koffice:nodeTypes="ccccccccccccc"/>
          <draw:path draw:style-name="gr8" draw:id="shape269" draw:name="path550" draw:layer="g3243" svg:width="1.16614999883pt" svg:height="0.40000000000pt" draw:transform="matrix(1.06388280000 0.00000000000 0.00000000000 1.06388280000 42.14505653581pt 64.23475075648pt)" svg:viewBox="0 0 1 0" svg:d="M0.14735 0.1744C0.0504702 0.284 -0.00576984 0.3464 0.000470156 0.3744C0.000470156 0.3936 0.0599102 0.4 0.19111 0.4L0.54111 0.4C0.61927 0.4 0.67239 0.4 0.71615 0.3936C0.79735 0.3808 0.85047 0.3312 1.00671 0.184C1.10359 0.0936 1.15991 0.04 1.16615 0.0152C1.16615 0 1.12863 0 1.02863 0L0.61615 0C0.46615 0 0.38799 0 0.32863 0.0184C0.27239 0.0368 0.23175 0.0808 0.15047 0.1744L0.15047 0.1744" koffice:nodeTypes="cccccccccccc"/>
          <draw:path draw:style-name="gr7" draw:id="shape270" draw:name="path552" draw:layer="g3243" svg:width="1.16580000020pt" svg:height="0.40000000000pt" draw:transform="matrix(1.06388280000 0.00000000000 0.00000000000 1.06388280000 42.14210619874pt 64.23475075648pt)" svg:viewBox="0 0 1 0" svg:d="M0.150123 0.1744C0.0532433 0.284 -0.00299667 0.3464 0.000123334 0.3744C0.000123334 0.3936 0.0595633 0.4 0.190763 0.4L0.540763 0.4C0.618923 0.4 0.672043 0.4 0.715803 0.3936C0.800123 0.3808 0.850123 0.3312 1.00636 0.184C1.10324 0.0936 1.15948 0.04 1.1658 0.0152C1.1658 0 1.12828 0 1.02828 0L0.659563 0L0.615803 0C0.465803 0 0.387643 0 0.328283 0.0184C0.272043 0.0368 0.231403 0.0808 0.150123 0.1744L0.150123 0.1744L0.150123 0.1744" koffice:nodeTypes="cccccccccccccc"/>
          <draw:path draw:style-name="gr8" draw:id="shape271" draw:name="path554" draw:layer="g3243" svg:width="1.06995695783pt" svg:height="0.39680000000pt" draw:transform="matrix(1.06388280000 0.00000000000 0.00000000000 1.06388280000 41.73668528832pt 64.70626361344pt)" svg:viewBox="0 0 1 0" svg:d="M0.14688 0.1656C0.05936 0.2656 0 0.3312 0 0.3656C0 0.388 0.04376 0.3968 0.15 0.3968L0.44376 0.3968C0.68432 0.3968 0.68432 0.3968 0.82184 0.272L0.93744 0.1656C1.03432 0.0752 1.07808 0.0312 1.06872 0.016C1.05624 0 0.97496 0 0.82808 0L0.47184 0C0.29688 0 0.29688 0 0.14376 0.172" koffice:nodeTypes="cccccccccc"/>
          <draw:path draw:style-name="gr7" draw:id="shape272" draw:name="path556" draw:layer="g3243" svg:width="1.06995695783pt" svg:height="0.39680000000pt" draw:transform="matrix(1.06388280000 0.00000000000 0.00000000000 1.06388280000 41.73336597398pt 64.70626361344pt)" svg:viewBox="0 0 1 0" svg:d="M0.14688 0.1656L0.14688 0.1656L0.14688 0.1656C0.05936 0.2656 0 0.3312 0 0.3656C0 0.388 0.04376 0.3968 0.15 0.3968L0.44376 0.3968C0.68432 0.3968 0.68432 0.3968 0.82184 0.272L0.93744 0.1656C1.03432 0.0752 1.07808 0.0312 1.06872 0.016C1.05624 0 0.97496 0 0.82808 0L0.47184 0C0.29688 0 0.29688 0 0.14376 0.172L0.14376 0.172L0.14376 0.172Z" koffice:nodeTypes="ccccccccccccccc"/>
          <draw:path draw:style-name="gr8" draw:id="shape273" draw:name="path558" draw:layer="g3243" svg:width="0.98902547310pt" svg:height="0.38800000000pt" draw:transform="matrix(1.06388280000 0.00000000000 0.00000000000 1.06388280000 41.32109011133pt 65.17181872672pt)" svg:viewBox="0 0 1 0" svg:d="M0.14064 0.1752C0.05312 0.2752 0 0.3344 0 0.3624C0 0.3848 0.05312 0.388 0.17496 0.388L0.19376 0.388C0.21872 0.388 0.25312 0.388 0.28752 0.388C0.33128 0.388 0.37496 0.388 0.40624 0.388C0.60936 0.388 0.60936 0.388 0.74064 0.2688L0.74064 0.2688C0.74376 0.2656 0.75 0.2592 0.75624 0.2536C0.76248 0.2472 0.76872 0.2408 0.77808 0.2344C0.81872 0.1968 0.86872 0.1504 0.88752 0.1312C0.96248 0.0592 0.99688 0.0248 0.98752 0.0128C0.97808 0 0.9156 0 0.80312 0C0.79376 0 0.77496 0 0.75312 0C0.71248 0 0.65936 0 0.62808 0C0.61248 0 0.58752 0 0.5656 0C0.55 0 0.5344 0 0.51872 0C0.49064 0 0.45936 0 0.44064 0C0.30312 0 0.30312 0 0.14376 0.1784" koffice:nodeTypes="ccccccccccccccccccc"/>
          <draw:path draw:style-name="gr7" draw:id="shape274" draw:name="path560" draw:layer="g3243" svg:width="0.98590547310pt" svg:height="0.38800000000pt" draw:transform="matrix(1.06388280000 0.00000000000 0.00000000000 1.06388280000 41.32109011133pt 65.17181872672pt)" svg:viewBox="0 0 1 0" svg:d="M0.14064 0.1752C0.05312 0.2752 0 0.3344 0 0.3624C0 0.3848 0.05312 0.388 0.17496 0.388L0.19376 0.388C0.21872 0.388 0.25312 0.388 0.28752 0.388C0.33128 0.388 0.37496 0.388 0.40624 0.388C0.60936 0.388 0.60936 0.388 0.73752 0.2688L0.73752 0.2688L0.73752 0.2688L0.73752 0.2688C0.74064 0.2656 0.74688 0.2592 0.75312 0.2536C0.75936 0.2472 0.7656 0.2408 0.77496 0.2344C0.8156 0.1968 0.8656 0.1504 0.8844 0.1312C0.95936 0.0592 0.99376 0.0248 0.9844 0.0128C0.97496 0 0.91248 0 0.8 0C0.79064 0 0.77184 0 0.75 0L0.75 0C0.70936 0 0.65624 0 0.62496 0C0.60936 0 0.5844 0 0.56248 0C0.54688 0 0.53128 0 0.51248 0C0.4844 0 0.45312 0 0.4344 0C0.29688 0 0.29688 0 0.13752 0.1784L0.13752 0.1784Z" koffice:nodeTypes="cccccccccccccccccccccccc"/>
          <draw:path draw:style-name="gr8" draw:id="shape275" draw:name="path562" draw:layer="g3243" svg:width="1.24431000029pt" svg:height="0.38400000000pt" draw:transform="matrix(1.06388280000 0.00000000000 0.00000000000 1.06388280000 43.82394777402pt 62.38274357824pt)" svg:viewBox="0 0 1 0" svg:d="M0.134951 0.1464C0.041191 0.2528 -0.00568897 0.3152 0.00055103 0.3496C0.00367103 0.3776 0.069271 0.384 0.197431 0.384L0.884951 0.384C1.08183 0.384 1.10367 0.3656 1.15679 0.3152C1.15679 0.3152 1.15679 0.3152 1.15679 0.3152L1.15679 0.3152C1.15679 0.3152 1.15679 0.3152 1.15679 0.3152C1.17871 0.2936 1.18495 0.2904 1.19119 0.284C1.20991 0.2656 1.22863 0.2496 1.24431 0.2344C1.24119 0.228 1.24119 0.2184 1.23807 0.2096C1.23495 0.2 1.23183 0.1872 1.22863 0.1752C1.21615 0.1184 1.20367 0.0592 1.20055 0C1.15991 0.0184 1.11927 0.0408 1.07871 0.056C1.03807 0.072 0.994311 0.0904 0.950551 0.1032C0.719271 0.172 0.541191 0.2064 0.406791 0.212C0.281831 0.2152 0.194311 0.1968 0.138071 0.1528" koffice:nodeTypes="ccccccccccccccccc"/>
          <draw:path draw:style-name="gr7" draw:id="shape276" draw:name="path564" draw:layer="g3243" svg:width="1.24431000029pt" svg:height="0.38400000000pt" draw:transform="matrix(1.06388280000 0.00000000000 0.00000000000 1.06388280000 43.82394777402pt 62.38274357824pt)" svg:viewBox="0 0 1 0" svg:d="M0.134951 0.1464C0.041191 0.2528 -0.00568897 0.3152 0.00055103 0.3496C0.00367103 0.3776 0.069271 0.384 0.197431 0.384L0.884951 0.384C1.08183 0.384 1.10367 0.3656 1.15679 0.3152L1.15679 0.3152L1.15679 0.3152L1.15679 0.3152L1.15679 0.3152L1.15679 0.3152L1.15679 0.3152C1.15679 0.3152 1.15679 0.3152 1.15679 0.3152L1.15679 0.3152L1.15679 0.3152C1.15679 0.3152 1.15679 0.3152 1.15679 0.3152C1.17871 0.2936 1.18495 0.2904 1.19119 0.284C1.20991 0.2656 1.22871 0.2496 1.24431 0.2344C1.24119 0.228 1.24119 0.2184 1.23807 0.2096C1.23495 0.2 1.23183 0.1872 1.22871 0.1752C1.21615 0.1184 1.20367 0.0592 1.20055 0C1.15991 0.0184 1.11927 0.0408 1.07871 0.056C1.03807 0.072 0.994311 0.0904 0.950551 0.1032C0.719271 0.172 0.541191 0.2064 0.406791 0.212C0.281831 0.2152 0.194311 0.1968 0.141191 0.1528L0.141191 0.1528Z" koffice:nodeTypes="cccccccccccccccccccccccccc"/>
          <draw:path draw:style-name="gr8" draw:id="shape277" draw:name="path566" draw:layer="g3243" svg:width="1.25485488037pt" svg:height="0.39680000000pt" draw:transform="matrix(1.06388280000 0.00000000000 0.00000000000 1.06388280000 42.55997262983pt 63.76919564320pt)" svg:viewBox="0 0 1 0" svg:d="M0.147988 0.172C0.0417485 0.2936 -0.00825154 0.3528 0.00110846 0.3744C0.00734846 0.3968 0.0855085 0.3968 0.229268 0.3968L0.607348 0.3968C0.841748 0.3968 0.857348 0.3968 0.982388 0.2808C0.991748 0.272 1.00423 0.2624 1.01671 0.2496L1.01671 0.2496L1.01671 0.2496C1.02927 0.2376 1.04487 0.2216 1.06047 0.2088C1.08551 0.184 1.11359 0.1592 1.13551 0.1376C1.21991 0.0592 1.26047 0.0216 1.25423 0.012C1.24799 0 1.17615 0 1.03239 0L0.591748 0C0.297988 0 0.297988 0 0.141748 0.1744" koffice:nodeTypes="cccccccccccccc"/>
          <draw:path draw:style-name="gr7" draw:id="shape278" draw:name="path568" draw:layer="g3243" svg:width="1.25485488037pt" svg:height="0.39680000000pt" draw:transform="matrix(1.06388280000 0.00000000000 0.00000000000 1.06388280000 42.55997262983pt 63.76919564320pt)" svg:viewBox="0 0 1 0" svg:d="M0.147988 0.172C0.0417485 0.2936 -0.00825154 0.3528 0.00110846 0.3744C0.00734846 0.3968 0.0855085 0.3968 0.229268 0.3968L0.607348 0.3968C0.838628 0.3968 0.857348 0.3968 0.982388 0.2808C0.991748 0.272 1.00423 0.2624 1.01679 0.2496L1.01679 0.2496L1.01679 0.2496C1.02927 0.2376 1.04487 0.2216 1.06047 0.2088L1.06047 0.2088C1.08551 0.184 1.11359 0.1624 1.13551 0.1376C1.21991 0.0592 1.26047 0.0216 1.25423 0.012C1.24799 0 1.17615 0 1.03239 0L1.03239 0L0.594868 0C0.301108 0 0.301108 0 0.141748 0.1744L0.141748 0.1744L0.141748 0.1744L0.141748 0.1744Z" koffice:nodeTypes="cccccccccccccccccccc"/>
          <draw:path draw:style-name="gr6" draw:id="shape279" draw:name="path570" draw:layer="g3243" svg:width="0.57384236017pt" svg:height="0.27865159083pt" draw:transform="matrix(1.06388280000 0.00000000000 0.00000000000 1.06388280000 42.41136388441pt 66.23925040170pt)" svg:viewBox="0 0 1 0" svg:d="M0.559594 0.0814643C0.540794 0.127864 0.512714 0.184664 0.434554 0.219064C0.262714 0.293464 0.0127137 0.290264 0.000153721 0.252664C-0.00296628 0.240664 0.0407937 0.171864 0.187674 0.178264C0.275194 0.181464 0.450154 0.0846643 0.518954 0.0246643C0.587674 -0.0345357 0.581434 0.0246643 0.556394 0.0782643" koffice:nodeTypes="cccccc"/>
          <draw:path draw:style-name="gr7" draw:id="shape280" draw:name="path572" draw:layer="g3243" svg:width="0.57385862185pt" svg:height="0.27865159083pt" draw:transform="matrix(1.06388280000 0.00000000000 0.00000000000 1.06388280000 42.41468319875pt 66.23925040170pt)" svg:viewBox="0 0 1 0" svg:d="M0.556474 0.0814643C0.537674 0.127864 0.506474 0.184664 0.431434 0.219064C0.259594 0.293464 0.00959372 0.290264 0.000153721 0.252664C-0.00296628 0.240664 0.0407937 0.171864 0.187674 0.178264C0.275194 0.181464 0.453354 0.0846643 0.518954 0.0246643C0.587674 -0.0345357 0.581434 0.0246643 0.556474 0.0782643L0.556474 0.0782643Z" koffice:nodeTypes="cccccccc"/>
          <draw:path draw:style-name="gr6" draw:id="shape281" draw:name="path574" draw:layer="g3243" svg:width="0.64536100799pt" svg:height="1.38818415539pt" draw:transform="matrix(1.06388280000 0.00000000000 0.00000000000 1.06388280000 39.78871854443pt 67.22658650130pt)" svg:viewBox="0 0 1 1" svg:d="M0.599774 0.0808427C0.567126 0.125144 0.529465 0.191124 0.516933 0.264645C0.496818 0.405088 0.42156 0.519139 0.323617 0.66241C0.228244 0.802853 0.1303 0.898053 0.172974 1.07149C0.215647 1.24491 0.205622 1.38818 0.1303 1.38818C0.0549789 1.38818 0.0349274 1.32503 0.0349274 1.18176C0.0349274 1.04227 0.077601 0.913134 0.0148117 0.898053C-0.0479134 0.883914 0.100223 0.615281 0.240776 0.519139C0.381393 0.422997 0.46674 0.250506 0.531972 0.107235C0.562113 0.0365418 0.717769 -0.0775094 0.604787 0.0770724" koffice:nodeTypes="cccccccccc"/>
          <draw:path draw:style-name="gr7" draw:id="shape282" draw:name="path576" draw:layer="g3243" svg:width="0.64536100799pt" svg:height="1.38074669517pt" draw:transform="matrix(1.06388280000 0.00000000000 0.00000000000 1.06388280000 39.78871854443pt 67.22994940443pt)" svg:viewBox="0 0 1 1" svg:d="M0.599774 0.0769115C0.567126 0.121094 0.529465 0.186897 0.516933 0.26022C0.496818 0.400287 0.42156 0.514032 0.323617 0.656918C0.228244 0.796985 0.1303 0.891929 0.172974 1.0649C0.215647 1.23786 0.205622 1.38075 0.1303 1.38075C0.0549789 1.38075 0.0349274 1.31776 0.0349274 1.17488C0.0349274 1.03576 0.077601 0.91073 0.0148117 0.891929C-0.0479134 0.877828 0.100223 0.609916 0.240776 0.514032C0.381393 0.418147 0.46674 0.24612 0.531972 0.106053C0.562113 0.0364896 0.717769 -0.0772556 0.604787 0.0769115L0.604787 0.0769115Z" koffice:nodeTypes="cccccccccccc"/>
          <draw:path draw:style-name="gr6" draw:id="shape283" draw:name="path578" draw:layer="g3243" svg:width="0.50124062936pt" svg:height="0.36980765416pt" draw:transform="matrix(1.06388280000 0.00000000000 0.00000000000 1.06388280000 38.84296789850pt 66.88593993712pt)" svg:viewBox="0 0 1 0" svg:d="M0.449965 0.0102203C0.37254 0.0369775 0.292906 0.0729778 0.246406 0.0865997C0.133582 0.118708 0.0384285 0.158601 0.0185483 0.208223C0.000820413 0.255413 -0.0190598 0.329847 0.0362196 0.361956C0.0915557 0.394064 0.197753 0.322063 0.206589 0.248116C0.215424 0.175628 0.261925 0.150817 0.357021 0.0938971C0.37254 0.0846537 0.509719 0.0082743 0.500827 0.000976851C0.498618 -0.000969128 0.480947 -0.000969128 0.447756 0.0102203" koffice:nodeTypes="cccccccc"/>
          <draw:path draw:style-name="gr7" draw:id="shape284" draw:name="path580" draw:layer="g3243" svg:width="0.50124062936pt" svg:height="0.36980765416pt" draw:transform="matrix(1.06388280000 0.00000000000 0.00000000000 1.06388280000 38.84628721284pt 66.88593993712pt)" svg:viewBox="0 0 1 0" svg:d="M0.449965 0.0102203C0.37254 0.0369775 0.292906 0.0729778 0.246406 0.0865997C0.133582 0.118708 0.0384285 0.158601 0.0185483 0.208223C0.000820413 0.255413 -0.0190598 0.329847 0.0362196 0.361956C0.0915557 0.394064 0.197753 0.322063 0.206589 0.248116C0.215424 0.175628 0.261925 0.150817 0.357021 0.0938971C0.37254 0.0846537 0.509719 0.0082743 0.500827 0.000976851C0.498618 -0.000969128 0.480947 -0.000969128 0.447756 0.0102203L0.447756 0.0102203Z" koffice:nodeTypes="cccccccccc"/>
          <draw:path draw:style-name="gr6" draw:id="shape285" draw:name="path582" draw:layer="g3243" svg:width="0.42241209773pt" svg:height="0.49671300281pt" draw:transform="matrix(1.06388280000 0.00000000000 0.00000000000 1.06388280000 38.95722764035pt 65.43149877715pt)" svg:viewBox="0 0 0 0" svg:d="M0.33128 0.00951291C0.25944 -0.00968709 0.1844 -8.70841e-05 0.1344 0.0407129C0 0.159113 0 0.362313 0 0.431113C0 0.496713 0.2688 0.496713 0.2688 0.496713C0.2688 0.496713 0.28128 0.459113 0.25632 0.337513C0.22816 0.211913 0.29064 0.106313 0.38752 0.0751129C0.44064 0.0591129 0.44064 0.0407129 0.3344 0.00951291" koffice:nodeTypes="ccccccc"/>
          <draw:path draw:style-name="gr7" draw:id="shape286" draw:name="path584" draw:layer="g3243" svg:width="0.41929209773pt" svg:height="0.49671300281pt" draw:transform="matrix(1.06388280000 0.00000000000 0.00000000000 1.06388280000 38.95722764035pt 65.43149877715pt)" svg:viewBox="0 0 0 0" svg:d="M0.33128 0.00951291C0.25944 -0.00968709 0.18128 -8.70841e-05 0.1344 0.0407129C0 0.159113 0 0.362313 0 0.431113C0 0.496713 0.26568 0.496713 0.26568 0.496713C0.26568 0.496713 0.27816 0.459113 0.2532 0.337513C0.22504 0.211913 0.28752 0.106313 0.3844 0.0783129C0.43752 0.0623129 0.43752 0.0439129 0.33128 0.0119129L0.33128 0.0119129Z" koffice:nodeTypes="ccccccccc"/>
          <draw:path draw:style-name="gr8" draw:id="shape287" draw:name="path586" draw:layer="g3243" svg:width="0.82412382376pt" svg:height="0.46229508045pt" draw:transform="matrix(1.06388280000 0.00000000000 0.00000000000 1.06388280000 43.87784185002pt 65.23318061782pt)" svg:viewBox="0 0 1 0" svg:d="M0.201292 0.0119141C0.161566 0.0162656 0.119081 0.0206171 0.0850195 0.0396549C0.0566231 0.0543413 0.0311317 0.0799066 0.0168972 0.105472C0.0168972 0.107647 0.0168972 0.109823 0.0140648 0.111999C-9.7024e-05 0.139196 -0.0029294 0.169112 0.00273536 0.199029C0.00273536 0.201205 0.00273536 0.202837 0.00556773 0.207188C0.00556773 0.209364 0.00556773 0.213715 0.00840011 0.215891L0.00840011 0.215891L0.00840011 0.215891C0.025467 0.260494 0.0679526 0.302921 0.116248 0.332838C0.258085 0.296394 0.394257 0.277356 0.516194 0.294218C0.629707 0.309448 0.728985 0.360579 0.808437 0.462295C0.816934 0.438906 0.828264 0.40083 0.822599 0.351876C0.81127 0.196853 0.731818 0.0820823 0.578652 0.0309519C0.496367 0.00321107 0.402754 -0.00277225 0.311973 0.00103531C0.275079 0.00103531 0.238186 0.00538682 0.201292 0.00756258" koffice:nodeTypes="cccccccccccccccc"/>
          <draw:path draw:style-name="gr7" draw:id="shape288" draw:name="path588" draw:layer="g3243" svg:width="0.82412382376pt" svg:height="0.46665682668pt" draw:transform="matrix(1.06388280000 0.00000000000 0.00000000000 1.06388280000 43.87784185002pt 65.22977619284pt)" svg:viewBox="0 0 1 0" svg:d="M0.201292 0.0141561C0.161566 0.0185281 0.119081 0.0229001 0.0850195 0.0420276C0.0566231 0.056783 0.0311317 0.0824686 0.0168972 0.108154L0.0168972 0.108154C0.0168972 0.11034 0.0168972 0.112526 0.0140648 0.114712C-9.7024e-05 0.142037 -0.0029294 0.172094 0.00273536 0.202152L0.00273536 0.202152C0.00273536 0.204338 0.00273536 0.205977 0.00556773 0.210349L0.00556773 0.210349C0.00556773 0.212535 0.00556773 0.216907 0.00840011 0.219093L0.00840011 0.219093L0.00840011 0.219093C0.025467 0.263906 0.0679526 0.306533 0.116248 0.33659C0.258085 0.299975 0.394257 0.280847 0.516194 0.297789C0.629707 0.313091 0.731818 0.364462 0.808437 0.466657C0.816934 0.443157 0.828264 0.404903 0.822599 0.353532C0.81127 0.19778 0.73465 0.0824686 0.578652 0.0310976C0.496367 0.00322618 0.402754 -0.0027853 0.311973 0.00104019C0.275079 0.00104019 0.238186 0.00541217 0.201292 0.00759817L0.201292 0.00759817Z" koffice:nodeTypes="ccccccccccccccccccccc"/>
          <draw:path draw:style-name="gr8" draw:id="shape289" draw:name="path590" draw:layer="g3243" svg:width="0.84155306633pt" svg:height="0.41655681653pt" draw:transform="matrix(1.06388280000 0.00000000000 0.00000000000 1.06388280000 37.98798569174pt 65.07414125310pt)" svg:viewBox="0 0 1 0" svg:d="M0.841553 0.111922C0.746881 0.0793935 0.649421 0.0453158 0.549098 0.018983C0.451637 -0.00734981 0.34559 -0.00528447 0.250992 0.018983C0.150669 0.0432505 0.0589332 0.0953997 0.0187895 0.168202C-0.0270786 0.25288 0.0187895 0.339624 0.0732441 0.416557C0.119112 0.325683 0.245268 0.303481 0.368488 0.319487C0.460224 0.331879 0.546236 0.363891 0.626523 0.4021C0.623661 0.374218 0.623661 0.343754 0.629386 0.313291L0.629386 0.313291C0.632248 0.301415 0.637972 0.289023 0.643696 0.277148C0.649421 0.267338 0.655145 0.254946 0.663805 0.24307C0.701087 0.19247 0.761266 0.146 0.832893 0.111922" koffice:nodeTypes="cccccccccccc"/>
          <draw:path draw:style-name="gr7" draw:id="shape290" draw:name="path592" draw:layer="g3243" svg:width="0.84155306633pt" svg:height="0.41655681653pt" draw:transform="matrix(1.06388280000 0.00000000000 0.00000000000 1.06388280000 37.98798569174pt 65.07414125310pt)" svg:viewBox="0 0 1 0" svg:d="M0.841553 0.111922C0.746881 0.0793935 0.649421 0.0453158 0.549098 0.018983C0.451637 -0.00734981 0.34559 -0.00528447 0.250992 0.018983C0.150669 0.0432505 0.0589332 0.0953997 0.0187895 0.168202C-0.0270786 0.25288 0.0187895 0.339624 0.0732441 0.416557C0.119112 0.325683 0.245268 0.303481 0.368488 0.319487C0.460224 0.331879 0.546236 0.363891 0.626523 0.4021C0.623661 0.374218 0.623661 0.343754 0.629386 0.313291L0.629386 0.313291L0.629386 0.313291L0.629386 0.313291C0.632248 0.301415 0.637972 0.289023 0.643696 0.277148C0.649421 0.267338 0.655145 0.254946 0.663805 0.24307L0.663805 0.24307C0.701087 0.19247 0.761266 0.146 0.832893 0.113988L0.832893 0.113988Z" koffice:nodeTypes="ccccccccccccccccc"/>
          <draw:path draw:style-name="gr8" draw:id="shape291" draw:name="path594" draw:layer="g3243" svg:width="0.80623295688pt" svg:height="1.17252420717pt" draw:transform="matrix(1.06388280000 0.00000000000 0.00000000000 1.06388280000 37.83574141319pt 67.44125825969pt)" svg:viewBox="0 0 1 1" svg:d="M0.517251 0.0117304C0.424659 0.065439 0.259086 0.167658 0.141209 0.31579C0.0262049 0.464788 -0.0467767 0.664895 0.0346093 0.922176C0.0654972 1.02006 0.169295 1.11795 0.236674 1.17252C0.200183 1.09803 0.183303 1.01313 0.214191 0.925642C0.256284 0.806963 0.39097 0.66143 0.733323 0.498572C0.755735 0.489043 0.78102 0.475183 0.806233 0.457858C0.691229 0.349574 0.682825 0.248221 0.674349 0.164193C0.671547 0.109618 0.660341 0.0385847 0.612645 0.0117304C0.590161 -0.00212978 0.548139 -0.00559485 0.522854 0.0117304" koffice:nodeTypes="cccccccccc"/>
          <draw:path draw:style-name="gr7" draw:id="shape292" draw:name="path596" draw:layer="g3243" svg:width="0.80623295688pt" svg:height="1.17946456922pt" draw:transform="matrix(1.06388280000 0.00000000000 0.00000000000 1.06388280000 37.83574141319pt 67.43785383470pt)" svg:viewBox="0 0 1 1" svg:d="M0.517251 0.0152404C0.424659 0.0691077 0.259086 0.171629 0.141209 0.320198C0.0262049 0.469637 -0.0467767 0.670335 0.0346093 0.928377C0.0654972 1.02655 0.169295 1.12125 0.236674 1.17946C0.200183 1.10475 0.183303 1.0196 0.214191 0.931852C0.256284 0.812823 0.39097 0.66686 0.733323 0.500046C0.755735 0.490488 0.78102 0.476587 0.806233 0.460079C0.691229 0.351476 0.682825 0.248955 0.674349 0.164678C0.671547 0.109942 0.660341 0.0386987 0.612645 0.0117651C0.590161 -0.00213608 0.548139 -0.00561138 0.522854 0.0117651L0.522854 0.0117651Z" koffice:nodeTypes="cccccccccccc"/>
          <draw:path draw:style-name="gr8" draw:id="shape293" draw:name="path598" draw:layer="g3243" svg:width="0.59494680161pt" svg:height="1.86590698518pt" draw:transform="matrix(1.06388280000 0.00000000000 0.00000000000 1.06388280000 39.41328452143pt 68.79163896528pt)" svg:viewBox="0 0 1 2" svg:d="M0.0743313 0.19334C0.0429845 0.343051 0.0189191 0.504783 0.00682463 0.675258C-0.00761463 0.905835 -0.000395002 1.14953 0.0405779 1.34951C0.0839575 1.54621 0.163497 1.71231 0.29129 1.80301C0.385269 1.86639 0.498562 1.8959 0.594947 1.82378C0.493749 1.77679 0.416616 1.65767 0.378049 1.48283C0.344296 1.32874 0.34189 1.14078 0.356329 0.965939C0.373236 0.760495 0.416616 0.560515 0.462402 0.372556C0.488935 0.265463 0.481716 0.184597 0.428649 0.108102C0.382862 0.0436274 0.322575 0.0097511 0.264757 0.00100881C0.185217 -0.00773346 0.108085 0.0392563 0.0743313 0.184597" koffice:nodeTypes="ccccccccccc"/>
          <draw:path draw:style-name="gr7" draw:id="shape294" draw:name="path600" draw:layer="g3243" svg:width="0.59494680161pt" svg:height="1.86590698518pt" draw:transform="matrix(1.06388280000 0.00000000000 0.00000000000 1.06388280000 39.41328452143pt 68.79163896528pt)" svg:viewBox="0 0 1 2" svg:d="M0.0743313 0.19334C0.0429845 0.343051 0.0188573 0.509155 0.00682463 0.675258C-0.00761463 0.905835 -0.000395002 1.14516 0.0405779 1.34951C0.0839575 1.54621 0.163497 1.71231 0.29129 1.80301C0.385269 1.86639 0.498562 1.8959 0.594947 1.82378C0.493749 1.77679 0.416616 1.65767 0.375643 1.48283C0.34189 1.32874 0.339483 1.14516 0.353922 0.965939C0.37083 0.760495 0.414209 0.560515 0.459995 0.372556C0.486529 0.265463 0.479248 0.184597 0.426242 0.108102C0.380456 0.0436274 0.320169 0.0097511 0.26235 0.00100881C0.182811 -0.00773346 0.103272 0.0392563 0.0719247 0.184597L0.0719247 0.184597Z" koffice:nodeTypes="ccccccccccccc"/>
          <draw:path draw:style-name="gr5" draw:id="shape295" draw:name="path602" draw:layer="g3243" svg:width="4.35999241531pt" svg:height="9.21790599829pt" draw:transform="matrix(1.06388280000 0.00000000000 0.00000000000 1.06388280000 36.35952591898pt 40.45314019840pt)" svg:viewBox="0 0 4 9" svg:d="M3.17239 1.95937C3.65206 1.72818 4.11201 0.708169 4.2915 0.314913C4.29802 0.297247 4.30779 0.279581 4.31431 0.264219C4.32734 0.231192 4.34371 0.198164 4.35022 0.162065L4.35999 0.165137C4.35999 0.185875 4.35022 0.210454 4.34371 0.231192C4.33393 0.258075 4.32408 0.284957 4.31105 0.314913C4.2393 0.506932 4.14141 0.771152 4.04353 1.05918C4.00761 1.14367 3.96852 1.23968 3.92609 1.33262C3.81843 1.58455 3.71403 1.83648 3.61614 2.09148C3.59 2.16675 3.56068 2.24126 3.53128 2.3196C3.50197 2.40639 3.47257 2.49011 3.44325 2.57767C3.29968 3.02162 3.1789 3.47479 3.0811 3.92181C3.0811 3.93026 3.0745 3.95791 3.06799 3.99324C3.0517 4.07466 3.02564 4.19448 3.01578 4.24287C2.99298 4.22751 2.93752 4.15224 2.89509 4.08925C2.85918 4.03856 2.82661 3.99094 2.80698 3.99094C2.79395 3.99094 2.78418 3.99632 2.78418 4.01475C2.78418 4.04163 2.82009 4.08695 2.86244 4.14379C2.91798 4.21829 2.98972 4.312 2.99298 4.37498C2.99298 4.38957 2.98972 4.40494 2.98647 4.41953C2.97995 4.46792 2.96032 4.55471 2.94078 4.63843C2.92124 4.73444 2.90161 4.82738 2.89509 4.86041C2.82986 5.20911 2.77766 5.50867 2.73197 5.77596C2.59491 6.59488 2.51014 7.10489 2.12184 7.82803C2.09578 7.87604 2.06964 7.92704 2.04033 7.97205C2.01744 8.008 1.99464 8.04102 1.97175 8.07405C1.86084 8.23304 1.75318 8.32007 1.6684 8.30509C1.64552 8.29902 1.62597 8.26607 1.60634 8.21207C1.5868 8.15501 1.57051 8.07405 1.55414 7.97505C1.4824 7.50698 1.4824 6.68191 1.50194 6.25585C1.50194 6.21983 1.5052 6.18381 1.5118 6.14786C1.57377 5.7606 1.79235 4.47637 2.04684 3.38723C2.09904 3.16526 2.1545 2.94635 2.2067 2.74819C2.2589 2.55079 2.31436 2.37029 2.36982 2.21437L2.36982 2.21437L2.33391 2.20208L2.33391 2.20208C2.27845 2.3557 2.22299 2.5385 2.16753 2.73667C2.11533 2.93483 2.05987 3.15373 2.00767 3.37878C1.75318 4.47637 1.5346 5.76367 1.47262 6.14786C1.46937 6.16883 1.46611 6.1868 1.45959 6.21084C1.44974 6.24986 1.43997 6.28888 1.42694 6.32483C1.40739 6.39987 1.39102 6.46585 1.37799 6.52284C1.37474 6.5349 1.33231 6.70587 1.31276 6.67891C1.27033 6.61585 1.18222 6.50786 1.13327 6.45087C1.1235 6.43889 1.11699 6.42982 1.11047 6.42383C1.09744 6.40885 1.06153 6.39088 1.06478 6.42683C1.06804 6.46585 1.11699 6.52583 1.16919 6.59189C1.23116 6.67292 1.30299 6.76586 1.28988 6.80787C1.26056 6.8919 1.22465 7.01195 1.17896 7.15597C0.986439 7.78303 0.6602 8.82408 0.333962 9.10312C0.2035 9.21411 0.115384 9.24115 0.0664398 9.19913C0.0142384 9.15412 -0.00530582 9.03715 0.00120893 8.85711C0.00120893 8.79113 0.00120893 8.72807 0.00120893 8.66509C0.00120893 8.51209 0.00120893 8.35609 0.0207531 8.20301C0.128414 7.25198 0.275246 6.33988 0.448137 5.43109C0.617771 4.52783 0.816805 3.63071 1.02887 2.70978C1.04524 2.70671 1.06478 2.70364 1.08433 2.69442C1.10721 2.68828 1.13653 2.67676 1.16267 2.6614C1.30299 2.59227 1.48565 2.45171 1.63249 2.30424C1.68469 2.25354 1.73689 2.19363 1.78909 2.13372C1.84129 2.07305 1.89349 2.01006 1.9457 1.94708C2.20996 1.61143 2.45468 1.2151 2.65689 0.852568C2.68629 0.798035 2.63083 0.708169 2.57537 0.621376C2.55583 0.591421 2.53946 0.561466 2.52317 0.534583C2.5656 0.585277 2.62431 0.665925 2.64386 0.726603C2.65363 0.750414 2.66674 0.759631 2.68955 0.753486C2.71569 0.747341 2.745 0.69588 2.7744 0.642114C2.78743 0.621376 2.80046 0.597566 2.81358 0.57606C2.82009 0.567611 2.82986 0.549177 2.83963 0.522294C2.84941 0.501556 2.86244 0.471601 2.87881 0.435501C2.92775 0.32413 2.99624 0.165137 3.06147 0C3.03867 0.0898653 3.01578 0.183571 2.99624 0.276509C2.88532 0.761935 2.80698 1.25427 2.80372 1.57226C2.80372 1.67749 2.81358 1.80038 2.85918 1.8841C2.87555 1.91405 2.89835 1.9417 2.92449 1.95937C2.95381 1.97704 2.98647 1.98933 3.02564 1.98933C3.06799 1.98933 3.12019 1.97704 3.1855 1.95015" koffice:nodeTypes="ccccccccccccccccccccccccccccccccccccccccccccccccccccccccccccccccccccccccccccccc"/>
          <draw:path draw:style-name="gr7" draw:id="shape296" draw:name="path604" draw:layer="g3243" svg:width="4.37971202809pt" svg:height="9.21160882295pt" draw:transform="matrix(1.06388280000 0.00000000000 0.00000000000 1.06388280000 36.34616709253pt 40.45994904832pt)" svg:viewBox="0 0 4 9" svg:d="M3.19269 1.95256L3.19269 1.95256C3.67344 1.72145 4.13444 0.704856 4.31107 0.308662C4.3176 0.291003 4.32739 0.273343 4.33392 0.257987C4.34698 0.22497 4.36339 0.191954 4.36992 0.155867L4.37971 0.158938C4.37971 0.179669 4.36992 0.204239 4.36339 0.22497C4.35359 0.251844 4.34372 0.278718 4.33066 0.308662C4.25875 0.500617 4.16064 0.764746 4.06253 1.05268L4.06253 1.05268C4.02653 1.13714 3.98736 1.23311 3.94483 1.32602C3.83693 1.57786 3.73229 1.82971 3.63418 2.08462C3.60798 2.15987 3.5786 2.23435 3.54913 2.31266C3.51975 2.39943 3.49028 2.48312 3.4609 2.56758C3.317 3.01138 3.19595 3.46439 3.09793 3.91126L3.09793 3.91126C3.09793 3.92047 3.09131 3.94735 3.08479 3.98343C3.06846 4.06406 3.04226 4.18383 3.03247 4.23221C3.00961 4.21685 2.95403 4.14237 2.9115 4.07941C2.87551 4.02797 2.84286 3.98036 2.82319 3.98036C2.81013 3.98036 2.80033 3.98574 2.80033 4.00417C2.80033 4.03104 2.83633 4.07634 2.87877 4.13316C2.93436 4.20841 3.00635 4.30131 3.00961 4.36427C3.00961 4.37886 3.00635 4.39422 3.00308 4.40881C2.99655 4.45718 2.97688 4.54394 2.95729 4.62763C2.9377 4.72361 2.91803 4.81728 2.9115 4.84953C2.84612 5.19812 2.79381 5.49757 2.74802 5.76477C2.61065 6.58349 2.52568 7.09332 2.13324 7.81622C2.10712 7.86414 2.08092 7.9152 2.05154 7.96011C2.0286 7.99612 2.00575 8.02914 1.98281 8.06216C1.87164 8.22109 1.76374 8.30809 1.67869 8.29304C1.65584 8.28705 1.63625 8.25411 1.61658 8.20013C1.59699 8.14308 1.58066 8.06216 1.56426 7.96318C1.49235 7.49528 1.49235 6.67049 1.51194 6.24458C1.51194 6.20857 1.5152 6.17256 1.52173 6.13655C1.58393 5.74941 1.79974 4.46562 2.05807 3.37686C2.11039 3.15496 2.16597 2.9392 2.21829 2.73804C2.27061 2.54071 2.3262 2.36027 2.38178 2.20747L2.38178 2.20747L2.34252 2.19519L2.34252 2.19519C2.28693 2.34875 2.23135 2.53149 2.17577 2.73266C2.12345 2.92999 2.06786 3.14651 2.01554 3.37456C1.76048 4.47177 1.5414 5.75863 1.47929 6.14261C1.47603 6.16357 1.47276 6.18154 1.46615 6.20557C1.45635 6.24458 1.44656 6.28358 1.4335 6.31952C1.41383 6.39453 1.3975 6.46049 1.38445 6.51746C1.38118 6.52952 1.33866 6.70043 1.31907 6.67348C1.27654 6.61044 1.18823 6.50249 1.13917 6.44552C1.12938 6.43354 1.12285 6.42448 1.11632 6.41849L1.11632 6.41849C1.10318 6.40352 1.06726 6.38555 1.07053 6.42148C1.07379 6.46049 1.12285 6.52046 1.1719 6.58649C1.23402 6.66749 1.30592 6.76048 1.29287 6.8024C1.26348 6.8864 1.22749 7.00641 1.1817 7.15037C0.988748 7.77722 0.661773 8.81792 0.334797 9.09687C0.203957 9.20782 0.115725 9.23484 0.0666702 9.19284C0.0143508 9.14785 -0.00532129 9.03091 0.00120817 8.85093C0.00120817 8.78498 0.00120817 8.72194 0.00120817 8.65898C0.00120817 8.50603 0.00120817 8.35009 0.0208803 8.19706C0.128784 7.24635 0.275948 6.33457 0.44923 5.4254C0.619248 4.52321 0.818731 3.6264 1.03127 2.70579C1.04759 2.70272 1.06726 2.69964 1.08685 2.69043C1.10979 2.68429 1.13917 2.67277 1.16537 2.65741C1.30919 2.58831 1.48908 2.4478 1.63625 2.30038C1.68857 2.2497 1.74089 2.18981 1.79321 2.12992C1.84553 2.06927 1.89785 2.00631 1.95016 1.94334C2.21503 1.61088 2.46022 1.21162 2.66296 0.851509C2.69243 0.797762 2.63685 0.707927 2.58126 0.621164C2.56159 0.591219 2.542 0.561274 2.52894 0.533633C2.57147 0.585077 2.63032 0.665697 2.64991 0.725587C2.6597 0.750157 2.67276 0.758603 2.6957 0.753228C2.72181 0.747086 2.75128 0.695642 2.78066 0.641895C2.79381 0.621164 2.80686 0.596594 2.81992 0.575863L2.81992 0.575863C2.82645 0.566649 2.83633 0.548989 2.84612 0.522116C2.85592 0.500617 2.86898 0.470672 2.88539 0.434584C2.93436 0.324019 3.00308 0.165081 3.06846 0C3.04561 0.0898346 3.02267 0.18274 3.00308 0.275646C2.89191 0.761674 2.81339 1.25385 2.81013 1.57172C2.81013 1.67691 2.81992 1.79976 2.86571 1.88346C2.88204 1.9134 2.90497 1.94027 2.93109 1.9587C2.96056 1.97636 2.99329 1.98865 3.03247 1.98865C3.07499 1.98865 3.12731 1.97636 3.19269 1.94949L3.19269 1.94949Z" koffice:nodeTypes="cccccccccccccccccccccccccccccccccccccccccccccccccccccccccccccccccccccccccccccccccccccc"/>
          <draw:path draw:style-name="gr5" draw:id="shape297" draw:name="path606" draw:layer="g3243" svg:width="1.96000000000pt" svg:height="5.25502207909pt" draw:transform="matrix(1.06388280000 0.00000000000 0.00000000000 1.06388280000 39.34958761699pt 42.17237480320pt)" svg:viewBox="0 0 2 5" svg:d="M1.51368 3.7899C1.45253 3.70297 1.37368 3.60373 1.36931 3.53976C1.36931 3.51105 1.40874 3.51761 1.42621 3.52992C1.43058 3.5332 1.43931 3.53976 1.44805 3.5496C1.48747 3.58815 1.56184 3.66524 1.61874 3.73249C1.62747 3.74152 1.62747 3.73823 1.63621 3.72593C1.68437 3.6554 1.69747 3.56518 1.71494 3.48891C1.77621 3.22564 1.85494 2.88938 1.96 2.52442C1.95563 2.52442 1.95126 2.52442 1.94253 2.52114C1.80253 2.47931 1.72805 2.37351 1.68874 2.22014C1.66253 2.09466 1.65816 1.93473 1.66253 1.75512C1.64931 1.78136 1.63184 1.80679 1.61 1.83549L1.61 1.83549C1.5969 1.85517 1.58368 1.87732 1.56621 1.89618C1.5531 1.91259 1.54 1.93145 1.52253 1.94785C1.43931 2.04053 1.35621 2.0922 1.28621 2.07251C0.927472 1.97656 0.949312 1.65588 0.923104 1.42542C0.901264 1.2335 0.949312 0.954652 1.04126 0.643816C1.09816 0.438779 1.18126 0.22062 1.26437 0L1.18563 0.150087L1.18563 0.150087C1.07621 0.349383 0.984368 0.541298 0.905632 0.72091C0.809312 0.938249 0.726208 1.15641 0.634368 1.36473C0.555632 1.55008 0.406896 1.94785 0.244944 2.54328L0.244944 2.54328C0.236208 2.58511 0.236208 2.58511 0.227472 2.61381C0.205632 2.70731 0.166208 2.84755 0.153104 2.88938C0.144368 2.92137 0.122528 2.93121 0.087472 2.91481C0.096208 2.92793 0.104944 2.94433 0.109312 2.95663C0.11816 2.98206 0.126896 3.01158 0.11816 3.03701L0.11816 3.03701C0.11816 3.03701 0.11816 3.03701 0.11816 3.03701L0.11816 3.03701L0.11816 3.03701C0.11368 3.07227 0.078736 3.19038 0.048048 3.3093C0.030576 3.38311 0.013104 3.45364 0 3.49219L0 3.49547C0 3.62341 0 3.74808 0.004368 3.87028C0.008736 3.99166 0.02184 4.11058 0.034944 4.22212C0.11368 4.79254 0.30184 5.21549 0.542528 5.25387C0.58184 5.25707 0.625632 5.25387 0.669312 5.24107C0.853104 5.18022 1.05 4.96239 1.21621 4.71569C1.37816 4.46899 1.50931 4.19342 1.55747 4.02037C1.59253 3.88586 1.57931 3.88586 1.50058 3.77678" koffice:nodeTypes="cccccccccccccccccccccccccccccccccccccccccccc"/>
          <draw:path draw:style-name="gr7" draw:id="shape298" draw:name="path608" draw:layer="g3243" svg:width="1.96000000000pt" svg:height="5.24862687117pt" draw:transform="matrix(1.06388280000 0.00000000000 0.00000000000 1.06388280000 39.34958761699pt 42.17237480320pt)" svg:viewBox="0 0 2 5" svg:d="M1.51368 3.7876C1.45253 3.70071 1.37816 3.60154 1.36931 3.5376L1.36931 3.5376C1.36931 3.50892 1.40874 3.51547 1.42621 3.52777L1.42621 3.52777C1.43058 3.53105 1.43931 3.5376 1.44805 3.54744C1.48747 3.58596 1.56184 3.66301 1.61874 3.73022C1.62747 3.73924 1.62747 3.73596 1.63621 3.72366C1.68437 3.65317 1.69747 3.56301 1.71494 3.48679C1.77621 3.22368 1.85494 2.88762 1.96 2.52288C1.95563 2.52288 1.95126 2.52288 1.94253 2.5196C1.80253 2.4778 1.72805 2.37206 1.68874 2.21879C1.66253 2.09338 1.65816 1.93355 1.66253 1.75405C1.64931 1.78028 1.63184 1.80569 1.61 1.83437L1.61 1.83437L1.61 1.83437L1.61 1.83437C1.5969 1.85405 1.58368 1.87618 1.56621 1.89503C1.5531 1.91142 1.54 1.93027 1.52253 1.94667C1.43931 2.03929 1.35621 2.09092 1.28621 2.07125L1.28621 2.07125C0.927472 1.97535 0.949312 1.65487 0.923104 1.42455C0.901264 1.23275 0.949312 0.954071 1.04126 0.643424C1.09816 0.438512 1.1769 0.220486 1.26437 0L1.18563 0.149996L1.18563 0.149996C1.07621 0.34917 0.984368 0.53769 0.905632 0.717193C0.809312 0.9344 0.726208 1.15243 0.634368 1.36062C0.555632 1.54586 0.406896 1.94339 0.244944 2.53845L0.244944 2.53845L0.244944 2.53845L0.244944 2.53845C0.236208 2.58025 0.236208 2.58025 0.227472 2.60894C0.205632 2.70238 0.166208 2.84336 0.153104 2.88434L0.153104 2.88434C0.144368 2.91631 0.122528 2.92615 0.087472 2.91057C0.096208 2.92287 0.104944 2.93926 0.109312 2.95156C0.118048 2.97778 0.126896 3.00647 0.118048 3.03188L0.118048 3.03188L0.118048 3.03188L0.118048 3.03188C0.118048 3.03188 0.118048 3.03188 0.118048 3.03188L0.118048 3.03188L0.118048 3.03188C0.11368 3.06713 0.078736 3.18516 0.048048 3.304C0.030576 3.37777 0.013104 3.44826 0 3.48679L0 3.49006C0 3.61793 0 3.74252 0.004368 3.86464C0.008736 3.98595 0.02184 4.1048 0.034944 4.21627C0.11368 4.78642 0.30184 5.20903 0.542528 5.24747C0.58184 5.25067 0.625632 5.24747 0.669312 5.23469C0.853104 5.17387 1.05 4.95617 1.21621 4.70962C1.37816 4.46299 1.50931 4.18759 1.55747 4.01464C1.59253 3.88022 1.57931 3.88022 1.50058 3.7712L1.50058 3.7712Z" koffice:nodeTypes="cccccccccccccccccccccccccccccccccccccccccccccccccccccccc"/>
          <draw:path draw:style-name="gr5" draw:id="shape299" draw:name="path610" draw:layer="g3243" svg:width="1.58598760960pt" svg:height="2.75905390437pt" draw:transform="matrix(1.06388280000 0.00000000000 0.00000000000 1.06388280000 43.57184056301pt 46.78366841152pt)" svg:viewBox="0 0 2 3" svg:d="M1.27508 1.54869C1.27115 1.55602 1.26329 1.56335 1.25543 1.56701C1.25543 1.56701 1.2515 1.56701 1.2515 1.56701C1.2515 1.56701 1.24364 1.56335 1.23971 1.55602C1.18853 1.48264 1.12164 1.39083 1.08617 1.34677C1.07831 1.33944 1.07439 1.33211 1.06653 1.32478C1.05474 1.31379 1.04688 1.31012 1.03116 1.31379C1.01928 1.31745 1.01535 1.32478 1.01535 1.33577C1.01928 1.40183 1.07831 1.47531 1.13735 1.54869C1.20032 1.62941 1.23578 1.64416 1.21211 1.73953C1.1846 1.86065 1.08617 2.0809 0.964166 2.28273C0.84226 2.48465 0.692648 2.67183 0.558854 2.73788C0.523491 2.75621 0.484098 2.76363 0.452564 2.75621C0.299123 2.72689 0.169258 2.46633 0.0786848 2.07357C0.062968 2.00018 0.0472512 1.91571 0.0315344 1.82767C0.0197468 1.74319 0.00785841 1.65149 0 1.55969C0.043322 1.44223 0.0747556 1.33944 0.0708264 1.26972C0.0708264 1.25506 0.0708264 1.24406 0.0668972 1.23298C0.0668972 1.22198 0.0590388 1.21099 0.0551096 1.20366L0.0551096 1.20366C0.043322 1.189 0.023676 1.16326 7.15863e-15 1.13761C7.15863e-15 1.13761 7.15863e-15 1.13761 7.15863e-15 1.13761C0.0039292 1.14127 0.00785841 1.14493 0.0117876 1.14493C0.043322 1.16692 0.0747556 1.17059 0.0984316 1.1486C0.122007 1.12295 0.133794 1.05689 0.153541 0.943103C0.173187 0.810897 0.204621 0.609066 0.283406 0.315432L0.283406 0.308103C0.283406 0.304439 0.283406 0.308103 0.287336 0.293351C0.299123 0.238383 0.330557 0.127789 0.362091 0C0.42113 0.00751701 0.480169 0.0140944 0.547066 0.0216114C0.617892 0.0291284 0.700506 0.0404039 0.779292 0.0479209C1.0232 0.0732908 1.20425 0.0949022 1.33412 0.121212C1.44826 0.139065 1.53098 0.16124 1.58599 0.186986C1.51516 0.458538 1.41683 0.910028 1.36172 1.18534C1.35386 1.2404 1.34197 1.28804 1.33804 1.32478C1.32626 1.39083 1.3184 1.48264 1.28304 1.54136" koffice:nodeTypes="cccccccccccccccccccccccccccccccccccc"/>
          <draw:path draw:style-name="gr7" draw:id="shape300" draw:name="path612" draw:layer="g3243" svg:width="1.58598760960pt" svg:height="2.74414785826pt" draw:transform="matrix(1.06388280000 0.00000000000 0.00000000000 1.06388280000 43.57184056301pt 46.78707283648pt)" svg:viewBox="0 0 2 3" svg:d="M1.27508 1.54075C1.27115 1.54806 1.26329 1.55537 1.25543 1.55903C1.25543 1.55903 1.2515 1.55903 1.2515 1.55903L1.2515 1.55903C1.2515 1.55903 1.24364 1.55537 1.23971 1.54806C1.18853 1.47488 1.12164 1.38332 1.08617 1.33937L1.08617 1.33937C1.07831 1.33207 1.07439 1.32476 1.06653 1.31745C1.05474 1.30648 1.04688 1.30283 1.03116 1.30648C1.01928 1.31014 1.01535 1.31745 1.01535 1.32841L1.01535 1.32841C1.01928 1.39429 1.07831 1.46757 1.13735 1.54075C1.20032 1.62125 1.23578 1.63596 1.21211 1.72742C1.1846 1.84821 1.0901 2.06786 0.964267 2.26915C0.84226 2.47053 0.692648 2.6572 0.558854 2.72307C0.523491 2.74135 0.484098 2.74866 0.452564 2.74135C0.299123 2.71211 0.169258 2.45216 0.0786848 2.06056C0.062968 1.98737 0.0472512 1.90312 0.0315344 1.81532C0.0197468 1.73108 0.00785841 1.63962 0 1.54806C0.0472512 1.43093 0.0747556 1.32841 0.0708264 1.26253C0.0708264 1.24792 0.0708264 1.23695 0.0668972 1.22589C0.0668972 1.21493 0.0590388 1.20397 0.0551096 1.19666L0.0551096 1.19666L0.0551096 1.19666L0.0551096 1.19666C0.043322 1.18204 0.023676 1.15636 7.15863e-15 1.13078L7.15863e-15 1.13078C7.15863e-15 1.13078 7.15863e-15 1.13078 7.15863e-15 1.13078C0.0039292 1.13443 0.00785841 1.13809 0.0117876 1.13809C0.043322 1.16002 0.0747556 1.16367 0.0984316 1.14174C0.122007 1.11616 0.133794 1.05028 0.153541 0.936803C0.173187 0.804956 0.204621 0.60367 0.283406 0.310831L0.283406 0.310831L0.283406 0.303522L0.283406 0.303522C0.283406 0.299867 0.283406 0.303522 0.287336 0.288809L0.287336 0.288809C0.299123 0.23399 0.330557 0.123695 0.362091 0C0.42113 0.00655959 0.480169 0.0140563 0.547066 0.0215529C0.617892 0.0290496 0.700506 0.0402946 0.779292 0.0468542L0.779292 0.0468542C1.0232 0.0730926 1.20425 0.0946455 1.33412 0.117136C1.44826 0.13494 1.53088 0.157055 1.58599 0.182731C1.51516 0.453549 1.42076 0.903818 1.36172 1.17838L1.36172 1.17838C1.35386 1.2333 1.34197 1.28081 1.33804 1.31745C1.32626 1.38332 1.3184 1.47488 1.28304 1.53345L1.28304 1.53345Z" koffice:nodeTypes="ccccccccccccccccccccccccccccccccccccccccccccccccc"/>
          <draw:path draw:style-name="gr5" draw:id="shape301" draw:name="path614" draw:layer="g3243" svg:width="1.59385575040pt" svg:height="3.12309494364pt" draw:transform="matrix(1.06388280000 0.00000000000 0.00000000000 1.06388280000 41.44075564867pt 45.34019222848pt)" svg:viewBox="0 0 2 3" svg:d="M0.501053 0.255486C0.501053 0.262016 0.501053 0.268545 0.497114 0.270994C0.493175 0.287319 0.489236 0.303644 0.489236 0.309358L0.489236 0.309358C0.47348 0.37629 0.461563 0.443222 0.445807 0.507706L0.445807 0.507706C0.441868 0.53301 0.43399 0.574638 0.422173 0.625246C0.378744 0.857876 0.288047 1.30436 0.240679 1.34599C0.213006 1.3713 0.173616 1.35579 0.126248 1.3264C0.122309 1.32395 0.11837 1.32069 0.110492 1.31742C0.114431 1.32069 0.11837 1.3264 0.122309 1.32967C0.165738 1.37783 0.201189 1.42272 0.220984 1.44802L0.220984 1.44802L0.220984 1.44802C0.224923 1.45782 0.228862 1.47333 0.228862 1.49292C0.228862 1.50843 0.228862 1.52761 0.220984 1.55316C0.19725 1.66792 0.114431 1.86243 0 2.06331C0.00787788 2.14298 0.0196947 2.22272 0.0316125 2.29921C0.0434293 2.37577 0.0591851 2.44907 0.0788798 2.51608C0.165738 2.86356 0.299864 3.09635 0.457624 3.1219C0.489236 3.12509 0.524687 3.1219 0.560238 3.11227C0.706181 3.06444 0.864041 2.88911 0.994228 2.68823C1.12442 2.48735 1.22703 2.26101 1.26642 2.11114C1.28217 2.04731 1.28621 1.99638 1.2743 1.97401L1.2743 1.97401C1.25854 1.9421 1.23097 1.9039 1.19936 1.86243C1.15199 1.79232 1.09674 1.71894 1.0928 1.66474C1.0928 1.65519 1.09674 1.64882 1.10866 1.64564C1.11654 1.64564 1.12835 1.64564 1.14017 1.65519C1.14411 1.65837 1.15199 1.66474 1.15997 1.67429C1.19542 1.71257 1.25854 1.78587 1.30985 1.8497C1.31379 1.84325 1.32167 1.83052 1.32954 1.81778C1.35722 1.75722 1.38479 1.65837 1.39267 1.62327L1.39267 1.62327C1.39661 1.59144 1.40448 1.55634 1.41246 1.51487C1.4164 1.47659 1.42428 1.43823 1.43216 1.3966C1.47549 1.18927 1.53073 0.944399 1.59386 0.685648C1.53871 0.583617 1.49528 0.497911 1.45579 0.430979C1.4361 0.39588 1.42034 0.360781 1.40448 0.335478C1.39661 0.350986 1.38479 0.370576 1.36903 0.38935C1.35328 0.411389 1.34136 0.437509 1.33348 0.443222L1.33348 0.443222C1.32167 0.462812 1.30985 0.481586 1.29409 0.501176C1.28217 0.51995 1.27036 0.536275 1.25854 0.551783C1.18754 0.641571 1.1126 0.688913 1.04947 0.679118C1.04947 0.679118 1.04947 0.679118 1.04947 0.679118C1.02574 0.676669 1.00211 0.663609 0.982411 0.647284C0.966555 0.631776 0.94686 0.609737 0.931104 0.583617C0.860102 0.466077 0.804856 0.248956 0.7891 0C0.725976 0.108561 0.615484 0.26528 0.497114 0.245691C0.497114 0.245691 0.497114 0.245691 0.497114 0.245691" koffice:nodeTypes="ccccccccccccccccccccccccccccccccccccccccccccccccccc"/>
          <draw:path draw:style-name="gr7" draw:id="shape302" draw:name="path616" draw:layer="g3243" svg:width="1.60174336000pt" svg:height="3.11656837564pt" draw:transform="matrix(1.06388280000 0.00000000000 0.00000000000 1.06388280000 41.44075564867pt 45.34359665344pt)" svg:viewBox="0 0 2 3" svg:d="M0.502291 0.251957C0.502291 0.25848 0.502291 0.265003 0.498343 0.267449C0.494394 0.283757 0.490445 0.300065 0.490445 0.305773L0.490445 0.305773C0.474651 0.372635 0.462703 0.439498 0.446909 0.503914L0.446909 0.503914L0.446909 0.503914L0.446909 0.503914L0.446909 0.503914C0.44296 0.529191 0.435063 0.570776 0.423217 0.62133C0.375731 0.856979 0.288759 1.29974 0.241274 1.34132C0.213532 1.3666 0.174045 1.35111 0.12656 1.32175C0.122611 1.31931 0.118663 1.31605 0.110765 1.31278C0.114714 1.31605 0.118663 1.32175 0.122611 1.32502C0.166148 1.37312 0.201686 1.41797 0.221531 1.44325L0.221531 1.44325L0.221531 1.44325C0.225479 1.45303 0.229428 1.46853 0.229428 1.48809C0.229428 1.50359 0.229428 1.52275 0.221531 1.54827C0.197737 1.66292 0.114714 1.85722 0 2.05789C0.00789734 2.13747 0.0197434 2.21714 0.0316906 2.29354C0.0435366 2.37003 0.0593313 2.44325 0.0790747 2.51019C0.166148 2.8573 0.300605 3.08986 0.458755 3.11538C0.490445 3.11856 0.525983 3.11538 0.561623 3.10576C0.707926 3.05797 0.866177 2.88283 0.996685 2.68216C1.12719 2.48149 1.23006 2.25538 1.26955 2.10567C1.28534 2.04191 1.28939 1.99103 1.27745 1.96869L1.27745 1.96869L1.27745 1.96869L1.27745 1.96869C1.26165 1.93681 1.23401 1.89865 1.20232 1.85722C1.15483 1.78718 1.09945 1.71388 1.0955 1.65974L1.0955 1.65974C1.0955 1.6502 1.09945 1.64383 1.1114 1.64065C1.1193 1.64065 1.13114 1.64065 1.14299 1.6502L1.14299 1.6502C1.14694 1.65338 1.15483 1.65974 1.16283 1.66928C1.19837 1.70752 1.26165 1.78074 1.31309 1.8445C1.31703 1.83806 1.32493 1.82534 1.33283 1.81262C1.36057 1.75212 1.38821 1.65338 1.39611 1.61831L1.39611 1.61831L1.39611 1.61831L1.39611 1.61831L1.39611 1.61831C1.40006 1.58651 1.40795 1.55145 1.41595 1.51003C1.4199 1.47179 1.4278 1.43346 1.4357 1.39514C1.47913 1.18803 1.53451 0.943411 1.60174 0.684931C1.54646 0.583007 1.50293 0.497391 1.46334 0.430528C1.44359 0.395466 1.4278 0.360404 1.4119 0.334312C1.40401 0.35062 1.39216 0.369374 1.37637 0.388943C1.36057 0.410959 1.34862 0.437051 1.34073 0.442759L1.34073 0.442759L1.34073 0.442759C1.32888 0.462329 1.31703 0.481083 1.30124 0.500652C1.28939 0.519406 1.27745 0.535714 1.2656 0.551207C1.19442 0.6409 1.1193 0.688193 1.05602 0.678408C1.05602 0.678408 1.05602 0.678408 1.05602 0.678408L1.05602 0.678408C1.03222 0.675147 1.00853 0.662916 0.988788 0.646608C0.972892 0.631115 0.953149 0.608284 0.937354 0.583007C0.866177 0.46559 0.814743 0.245434 0.794999 0C0.731719 0.108447 0.620954 0.265003 0.502291 0.245434L0.502291 0.245434C0.502291 0.245434 0.502291 0.245434 0.502291 0.245434L0.502291 0.245434Z" koffice:nodeTypes="cccccccccccccccccccccccccccccccccccccccccccccccccccccccccccccccccc"/>
          <draw:path draw:style-name="gr5" draw:id="shape303" draw:name="path618" draw:layer="g3243" svg:width="1.66575160960pt" svg:height="3.08829626525pt" draw:transform="matrix(1.06388280000 0.00000000000 0.00000000000 1.06388280000 40.43670561734pt 44.44312625152pt)" svg:viewBox="0 0 2 3" svg:d="M0.0524516 2.46838C0.141144 2.81711 0.286419 3.06145 0.467934 3.0862C0.504176 3.09168 0.544547 3.0862 0.584815 3.07242C0.74217 3.01752 0.923685 2.8363 1.07288 2.64137C1.22208 2.44364 1.33906 2.22945 1.37541 2.10313C1.38749 2.0592 1.39152 2.02869 1.37944 2.01533C1.37944 2.01252 1.37541 2.00971 1.37541 2.0069C1.3592 1.98792 1.32296 1.95488 1.28661 1.91903C1.21403 1.85085 1.13339 1.77071 1.12936 1.73486C1.12936 1.70253 1.14144 1.70253 1.17366 1.7215C1.17768 1.7215 1.18987 1.73275 1.19389 1.73486C1.24635 1.77915 1.29869 1.82835 1.36323 1.86701C1.38346 1.88107 1.4036 1.88881 1.40762 1.88599C1.44397 1.85577 1.53266 1.4825 1.58109 1.28217C1.59317 1.22734 1.60525 1.1697 1.62135 1.11205L1.62135 1.11205C1.63354 1.05722 1.64964 1.0024 1.66575 0.946863C1.6133 0.92226 1.58511 0.875866 1.56085 0.834392C1.50447 0.727545 1.4641 0.557433 1.45605 0.364827C1.43581 0.395053 1.41568 0.42528 1.39152 0.455506C1.37944 0.472377 1.36725 0.491356 1.35115 0.504712C1.33906 0.521583 1.32698 0.534939 1.31088 0.548998C1.23819 0.622807 1.16158 0.667092 1.09704 0.658657C1.09704 0.658657 1.09704 0.658657 1.09704 0.658657C1.03251 0.650924 0.992244 0.601015 0.963953 0.563057C0.887341 0.449883 0.838916 0.239 0.834889 0C0.822809 0.0217912 0.806702 0.0435824 0.786464 0.0660765L0.786464 0.0660765C0.76633 0.0934913 0.74217 0.120906 0.717906 0.148321C0.665557 0.208774 0.609079 0.252356 0.556627 0.269227C0.459778 0.584848 0.387192 0.875866 0.326687 1.10643C0.32266 1.12541 0.318633 1.14509 0.314606 1.16688C0.306553 1.1943 0.290446 1.25475 0.270208 1.28779C0.258128 1.31239 0.242021 1.337 0.221887 1.34543C0.197623 1.35598 0.173462 1.35105 0.149301 1.32856L0.149301 1.32856C0.141144 1.32083 0.133091 1.31239 0.12101 1.29833C0.112957 1.28779 0.100876 1.27935 0.0928228 1.26811C0.0807424 1.25475 0.0685588 1.2435 0.0564784 1.23015C0.0807424 1.266 0.112957 1.30677 0.141144 1.34262C0.165408 1.37285 0.189569 1.40588 0.205676 1.43049L0.205676 1.43049C0.209806 1.43892 0.213833 1.45228 0.213833 1.46915C0.213833 1.4825 0.213833 1.50148 0.209806 1.52398C0.189569 1.62801 0.10893 1.80937 0 1.99354C0.0040268 2.07572 0.0161072 2.15536 0.0282908 2.22945C0.0403712 2.30361 0.0564784 2.38051 0.0725856 2.44638" koffice:nodeTypes="ccccccccccccccccccccccccccccccccccccccccccccccc"/>
          <draw:path draw:style-name="gr7" draw:id="shape304" draw:name="path620" draw:layer="g3243" svg:width="1.66575160960pt" svg:height="3.07705943385pt" draw:transform="matrix(1.06388280000 0.00000000000 0.00000000000 1.06388280000 40.44002493168pt 44.44993510144pt)" svg:viewBox="0 0 2 3" svg:d="M0.0484248 2.45827C0.137118 2.80637 0.286419 3.05026 0.463908 3.07496C0.500149 3.08044 0.54052 3.07496 0.580788 3.06121C0.738143 3.00641 0.919658 2.82552 1.06886 2.63095C1.21805 2.43357 1.33504 2.21978 1.37541 2.09643C1.38749 2.05257 1.39152 2.02219 1.37944 2.00886L1.37944 2.00886C1.37944 2.00605 1.37541 2.00324 1.37541 2.00044C1.3592 1.98149 1.32296 1.94852 1.28661 1.91273C1.21403 1.84397 1.13339 1.76468 1.12936 1.7289C1.12936 1.69662 1.14144 1.69662 1.17366 1.71556C1.17779 1.71556 1.18987 1.72609 1.19389 1.7289L1.19389 1.7289C1.24635 1.7731 1.29869 1.82222 1.36323 1.86081C1.38346 1.87414 1.4036 1.88256 1.40762 1.87975L1.40762 1.87975L1.40762 1.87975C1.44397 1.84958 1.53266 1.47419 1.58109 1.27702C1.59317 1.2223 1.60525 1.16476 1.62135 1.11003L1.62135 1.11003C1.63354 1.0574 1.64964 0.999868 1.66575 0.945139C1.6133 0.92058 1.58511 0.874271 1.56085 0.832873C1.50447 0.72622 1.4641 0.558523 1.45605 0.364163C1.43591 0.394334 1.41568 0.424505 1.39152 0.454677L1.39152 0.454677C1.37944 0.470815 1.36725 0.490462 1.35115 0.503793L1.35115 0.503793C1.33906 0.520633 1.32698 0.533965 1.31088 0.547998L1.31088 0.547998C1.23829 0.621672 1.16158 0.665877 1.09704 0.657457L1.09704 0.657457C1.09704 0.657457 1.09704 0.657457 1.09704 0.657457C1.03251 0.649037 0.992244 0.599921 0.963953 0.56133C0.887341 0.449064 0.838916 0.237863 0.834889 0C0.822809 0.0217515 0.806702 0.043503 0.786568 0.0652546L0.786568 0.0652546L0.786568 0.0652546L0.786568 0.0652546C0.76633 0.0926194 0.74217 0.119984 0.717906 0.147349C0.665557 0.207692 0.609079 0.251897 0.556627 0.268035C0.459778 0.583783 0.387192 0.874271 0.326687 1.10442C0.32266 1.12336 0.318633 1.14231 0.314606 1.16476C0.306553 1.19212 0.290446 1.25247 0.270208 1.28544C0.258128 1.31 0.242021 1.33456 0.221887 1.34298C0.197623 1.35351 0.173462 1.34789 0.149301 1.32614L0.149301 1.32614L0.149301 1.32614L0.149301 1.32614C0.141144 1.31772 0.133091 1.31 0.12101 1.29597L0.12101 1.29597C0.112957 1.28544 0.100876 1.27702 0.0928228 1.2658C0.0807424 1.25247 0.0685588 1.24124 0.0564784 1.22791C0.0807424 1.26299 0.112957 1.30439 0.141144 1.34017C0.165408 1.37035 0.189569 1.40332 0.20578 1.42788L0.20578 1.42788L0.20578 1.42788L0.20578 1.42788C0.209806 1.4356 0.213833 1.44963 0.213833 1.46577C0.213833 1.47981 0.213833 1.49875 0.209806 1.5212C0.189569 1.62505 0.10893 1.80327 0 1.98991C0.0040268 2.0718 0.0162104 2.1513 0.0282908 2.22525C0.0403712 2.29928 0.0564784 2.37604 0.0725856 2.44178L0.0725856 2.44178L0.0725856 2.44178L0.0725856 2.44178Z" koffice:nodeTypes="cccccccccccccccccccccccccccccccccccccccccccccccccccccccccccccccccc"/>
          <draw:path draw:style-name="gr5" draw:id="shape305" draw:name="path622" draw:layer="g3243" svg:width="1.56250000000pt" svg:height="2.38845526583pt" draw:transform="matrix(1.06388280000 0.00000000000 0.00000000000 1.06388280000 42.49799982000pt 46.12491218176pt)" svg:viewBox="0 0 2 2" svg:d="M0.3984 0.00285527C0.3906 0.0364048 0.3789 0.0728095 0.3711 0.109214C0.3125 0.32907 0.2422 0.580335 0.2031 0.780989C0.2031 0.780989 0.2031 0.780989 0.2031 0.780989C0.2031 0.783773 0.1992 0.789341 0.1992 0.794908C0.1992 0.800476 0.1953 0.808828 0.1953 0.814396C0.1836 0.850658 0.1602 0.906407 0.1367 0.945453C0.1172 0.978931 0.1016 0.99285 0.0781 0.99285C0.0547 0.99285 0.043 0.978931 0.0195 0.95666C0.0156 0.951021 0.0078 0.942669 0 0.934317C0 0.945453 0.0117 0.953805 0.0195 0.965011C0.0664 1.02354 0.0937 1.05702 0.0977 1.09885C0.1055 1.17131 0.0703 1.2494 0.0391 1.32192C0.0352 1.33306 0.0273 1.34698 0.0234 1.36375L0.0234 1.36653C0.0313 1.44463 0.043 1.52265 0.0547 1.59239C0.0664 1.66484 0.082 1.73458 0.0977 1.80154C0.1836 2.13332 0.3242 2.36195 0.4883 2.38708C0.5352 2.39265 0.5859 2.38144 0.6445 2.35082C0.7695 2.28386 0.9141 2.14724 1.0313 1.99669C1.1484 1.84893 1.2422 1.68997 1.2695 1.58404C1.2813 1.53664 1.2852 1.50038 1.2695 1.4836C1.2539 1.46968 1.2344 1.45298 1.2187 1.4362C1.1484 1.3721 1.043 1.28009 1.043 1.23826C1.043 1.20478 1.0547 1.20478 1.0859 1.22434C1.0898 1.22434 1.1016 1.23548 1.1055 1.23826C1.1133 1.24383 1.1211 1.25218 1.1289 1.25775C1.1641 1.29123 1.2227 1.34141 1.2695 1.36932C1.2891 1.38324 1.3086 1.39437 1.3125 1.39159C1.3281 1.37767 1.3359 1.33584 1.3516 1.25496C1.3711 1.1546 1.4023 0.995634 1.4844 0.766998C1.4844 0.764214 1.4844 0.755863 1.4883 0.755863C1.5 0.711249 1.5313 0.627447 1.5625 0.538219C1.2148 0.499673 0.9766 0.448992 0.7969 0.359765C0.6289 0.279103 0.5117 0.164892 0.4023 0" koffice:nodeTypes="ccccccccccccccccccccccccccccccccccc"/>
          <draw:path draw:style-name="gr7" draw:id="shape306" draw:name="path624" draw:layer="g3243" svg:width="1.56250000000pt" svg:height="2.39416922869pt" draw:transform="matrix(1.06388280000 0.00000000000 0.00000000000 1.06388280000 42.49799982000pt 46.12150775680pt)" svg:viewBox="0 0 2 2" svg:d="M0.3984 0.00571738C0.3906 0.039307 0.3789 0.0757552 0.3711 0.112204C0.3125 0.329464 0.2422 0.586746 0.2031 0.784781L0.2031 0.784781C0.2031 0.784781 0.2031 0.784781 0.2031 0.784781C0.2031 0.787569 0.1992 0.793143 0.1992 0.798717L0.1992 0.798717C0.1992 0.804292 0.1953 0.812654 0.1953 0.818228L0.1953 0.818228C0.1836 0.854533 0.1602 0.910349 0.1367 0.949442C0.1172 0.98296 0.1016 0.996896 0.0781 0.996896C0.0547 0.996896 0.043 0.98296 0.0195 0.960662C0.0156 0.955016 0.0078 0.946655 0 0.938293C0 0.949442 0.0117 0.957803 0.0195 0.969024C0.0664 1.02763 0.0938 1.06115 0.0977 1.10302C0.1055 1.17556 0.0703 1.25375 0.0391 1.32636C0.0352 1.33751 0.0273 1.35144 0.0234 1.36824L0.0234 1.36824L0.0234 1.37103C0.0313 1.44921 0.043 1.52733 0.0547 1.59715C0.0664 1.66969 0.082 1.73951 0.0977 1.80655C0.1836 2.13873 0.3242 2.36764 0.4883 2.39279C0.5352 2.39837 0.5859 2.38715 0.6445 2.35649C0.7695 2.28945 0.9141 2.15266 1.0312 2.00194C1.1484 1.854 1.2422 1.69484 1.2695 1.586C1.2813 1.53855 1.2852 1.50224 1.2695 1.48545C1.2539 1.47151 1.2344 1.45479 1.2187 1.43799C1.1484 1.37381 1.043 1.28169 1.043 1.23981C1.043 1.20629 1.0547 1.20629 1.0859 1.22581C1.0898 1.22581 1.1016 1.23703 1.1055 1.23981L1.1055 1.23981C1.1133 1.24539 1.1211 1.25375 1.1289 1.25932L1.1289 1.25932C1.1641 1.29284 1.2227 1.34308 1.2695 1.37103C1.2891 1.38496 1.3086 1.39611 1.3125 1.39332C1.3281 1.37939 1.3359 1.33751 1.3516 1.25654C1.3711 1.15605 1.4023 0.996896 1.4844 0.767987L1.4844 0.767987C1.4844 0.765199 1.4844 0.756838 1.4883 0.756838C1.5 0.712171 1.5312 0.628197 1.5625 0.538863C1.2148 0.50027 0.9766 0.449529 0.7969 0.360195C0.6289 0.279437 0.5117 0.165089 0.4023 0L0.4023 0Z" koffice:nodeTypes="cccccccccccccccccccccccccccccccccccccccccccc"/>
          <draw:path draw:style-name="gr5" draw:id="shape307" draw:name="path626" draw:layer="g3243" svg:width="8.34948291020pt" svg:height="11.34033422571pt" draw:transform="matrix(1.06388280000 0.00000000000 0.00000000000 1.06388280000 37.26514004251pt 36.01173768758pt)" svg:viewBox="0 0 8 11" svg:d="M7.37428 10.6963C7.40734 10.7054 7.44047 10.6994 7.46459 10.6963C7.51876 10.6842 7.5579 10.6781 7.58194 10.7783C7.59396 10.8361 7.63311 10.8452 7.69329 10.8604C7.76256 10.8756 7.85888 10.8969 7.98224 10.9971C7.99734 11.0093 8.01537 11.0245 8.0334 11.0427C8.04851 11.0578 8.06954 11.0761 8.08765 11.0973C8.16586 11.1824 8.2742 11.2796 8.34948 11.3403L8.34948 10.2133C8.34047 10.1829 8.32845 10.1344 8.32236 10.0948C8.2742 9.86387 8.0455 9.28371 6.97699 8.95864C6.52244 8.82176 6.31778 8.58534 5.86324 8.06817C5.78803 7.9834 5.70374 7.88619 5.60441 7.77731C5.12883 7.24536 5.05062 6.84096 4.9392 6.27635C4.88503 5.98782 4.81884 5.65341 4.68638 5.23734C4.63221 5.06702 4.57504 4.90915 4.51779 4.7575C4.37031 4.36554 4.23793 4.0039 4.22282 3.50229C4.21681 3.28998 4.21982 3.1111 4.21982 2.93146C4.21982 2.90424 4.21982 2.87702 4.21982 2.84358C4.47572 2.30541 4.78571 1.44916 4.8549 0.850328C4.867 0.738339 4.87001 0.631794 4.86399 0.537693C4.83988 0.221946 4.59007 0.015078 4.27098 0.000301676C4.14161 -0.00280913 4.01216 0.0181888 3.88571 0.0609623C3.67504 0.133288 3.46129 0.212614 3.25363 0.300494C2.60653 0.577355 2.13996 0.838663 1.81186 1.1513C1.48685 1.46082 1.29421 1.82245 1.19481 2.29996C1.18279 2.36062 1.17377 2.42128 1.16175 2.48817C1.1166 2.75492 1.05334 3.12588 0.731328 4.11589C0.680164 4.27454 0.63501 4.41064 0.592861 4.54752C0.433358 5.0398 0.279788 5.50798 0.168444 5.88127C0.0841466 6.17291 0.0299772 6.39145 0.00894131 6.54076C-0.00916652 6.68308 -7.40832e-05 6.7593 0.0389926 6.7803C0.108265 6.81374 0.273778 6.71652 0.439368 6.57421C0.472425 6.54621 0.505558 6.51588 0.538692 6.48555C0.568743 6.45522 0.601876 6.42489 0.632005 6.38833C0.884821 6.11225 1.12862 5.73818 1.34229 5.36177C1.38143 5.28867 1.42058 5.21634 1.46273 5.14324C1.50187 5.07324 1.53801 5.00014 1.57407 4.93015C1.59218 4.89359 1.54703 4.80882 1.50187 4.73261C1.46573 4.67195 1.4326 4.61129 1.42959 4.56852C1.42959 4.55996 1.42959 4.55063 1.4356 4.54441C1.4447 4.53818 1.45672 4.5413 1.47174 4.55063C1.47775 4.55685 1.48376 4.56618 1.49286 4.57474C1.53493 4.62684 1.6042 4.73028 1.63125 4.80571C1.66738 4.76605 1.6915 4.69684 1.71855 4.64784C1.71855 4.64784 1.71855 4.64784 1.71855 4.64784C1.75469 4.58407 1.88714 4.2411 1.99849 3.9308C2.0196 3.87014 2.04064 3.81259 2.05867 3.75504C2.08279 3.68505 2.10983 3.61505 2.13395 3.54506C2.20315 3.35997 2.24529 3.22931 2.30547 3.04967C2.35063 2.91357 2.40487 2.74636 2.4921 2.49983L2.52523 2.51227C2.44094 2.75492 2.38376 2.92523 2.33861 3.06211C2.27843 3.24409 2.23628 3.37474 2.16107 3.57228C2.14597 3.61194 2.13395 3.64538 2.12193 3.69127C1.98647 4.15556 1.87512 4.71472 1.81787 5.17046C1.80886 5.26145 1.79984 5.34933 1.79083 5.43487C1.78482 5.51653 1.78181 5.59275 1.77881 5.66585C1.77881 5.76851 1.78782 5.8875 1.82696 5.96604C1.83899 5.99093 1.85401 6.01193 1.87512 6.02748C1.89315 6.04226 1.9172 6.04848 1.94732 6.05159C1.98346 6.05159 2.02561 6.04226 2.07678 6.01504C2.5072 5.79028 2.92854 4.76605 3.09112 4.36865C3.09713 4.34998 3.10615 4.33209 3.11216 4.31654C3.12726 4.27454 3.14529 4.22866 3.1483 4.168C3.1483 4.11045 3.13928 4.03423 3.09413 3.93702C3.09413 3.93391 3.09413 3.9308 3.09413 3.92458C3.09413 3.90358 3.10314 3.89736 3.11817 3.9098C3.12426 3.91291 3.12726 3.92147 3.13327 3.92769C3.13628 3.93391 3.14229 3.94635 3.1513 3.95802C3.19045 4.02801 3.25363 4.168 3.21148 4.28621C3.20547 4.30799 3.19946 4.32898 3.19045 4.35309C2.9948 4.92704 2.55236 6.2188 2.54026 6.86273C2.54026 6.92339 2.54326 6.98405 2.54635 7.04782C2.56738 7.31535 2.58241 7.49423 2.76603 7.56111C2.79315 7.57044 2.8353 7.53078 2.88338 7.45767C2.9948 7.28502 3.067 7.08438 3.11817 6.88373C3.14529 6.77407 3.16633 6.65897 3.18744 6.54387L3.22358 6.54932C3.20547 6.6652 3.18143 6.78341 3.1513 6.89306C3.12726 7.00194 3.09413 7.10537 3.05198 7.20881C3.04897 7.41257 3.04897 7.59144 3.067 7.7252C3.08812 7.85586 3.13327 7.94685 3.21749 7.9834C3.24462 7.99273 3.28676 7.95307 3.33192 7.87996C3.34093 7.86519 3.34995 7.84963 3.35896 7.83175C3.38308 7.78897 3.40712 7.74076 3.42523 7.69487C3.46738 7.60077 3.50044 7.49423 3.53357 7.38846C3.55761 7.30291 3.58173 7.21503 3.59976 7.12404L3.6359 7.12948C3.61787 7.22125 3.59375 7.31224 3.56971 7.40012C3.53658 7.51289 3.49443 7.60388 3.49443 7.7252C3.49743 7.97718 3.53357 8.20193 3.58774 8.32403C3.59976 8.35125 3.62388 8.39947 3.66002 8.4088C3.69007 8.41502 3.73222 8.37536 3.77737 8.30537C3.78639 8.29059 3.7954 8.27504 3.80449 8.25715C3.83154 8.21127 3.85566 8.15994 3.87669 8.10783C3.91584 8.01995 3.94897 7.94996 3.97902 7.84652C3.99713 7.78275 4.01216 7.71276 4.02718 7.64665L4.06332 7.6521C4.04829 7.72209 4.03319 7.78897 4.01516 7.85586C3.98804 7.95307 3.94897 8.02617 3.95498 8.12961C3.96099 8.34503 3.99413 8.53323 4.04228 8.64289C4.0513 8.667 4.06332 8.688 4.07534 8.70355C4.08436 8.71599 4.09645 8.72455 4.10847 8.73077C4.11148 8.73077 4.11448 8.73077 4.11749 8.73388C4.14762 8.7401 4.18977 8.70044 4.23793 8.63045C4.24694 8.61567 4.25596 8.60012 4.26497 8.58223C4.28308 8.54879 4.30111 8.51224 4.31914 8.47568C4.34326 8.42436 4.3643 8.36914 4.38541 8.31781C4.40344 8.2657 4.42147 8.21127 4.43657 8.15994L4.47271 8.16849C4.45761 8.2206 4.43958 8.27504 4.41847 8.32948C4.38841 8.41502 4.36129 8.45702 4.3673 8.54879C4.3794 8.77354 4.41546 8.97108 4.46963 9.07685C4.47872 9.09862 4.49074 9.11651 4.50276 9.12895C4.51178 9.13828 4.52388 9.14684 4.5359 9.14995C4.5359 9.14995 4.5359 9.14995 4.5359 9.14995C4.56595 9.15617 4.6081 9.11651 4.65626 9.04652C4.6954 8.98586 4.73154 8.91275 4.76467 8.84587C4.78571 8.80387 4.75858 8.74943 4.72553 8.68255C4.6954 8.61567 4.66835 8.54257 4.65025 8.47568L4.68638 8.46635C4.72853 8.62111 4.81584 8.7821 4.87602 8.93142C4.90306 8.99519 4.9362 9.07685 4.98435 9.18339C5.08969 9.4237 5.1981 9.56602 5.37864 9.66012C5.55926 9.75421 5.82117 9.8001 6.23349 9.84909C6.91673 9.92764 6.94085 9.97634 7.00704 10.1313C7.01906 10.1647 7.03717 10.2012 7.06421 10.2468C7.10336 10.3106 7.11838 10.3895 7.13048 10.4442L7.13048 10.4472C7.15452 10.5718 7.2177 10.6387 7.25985 10.669C7.26895 10.6751 7.28097 10.6842 7.29299 10.6873" koffice:nodeTypes="cccccccccccccccccccccccccccccccccccccccccccccccccccccccccccccccccccccccccccccccccccccccccccccccccccccccccccccccccccccccccccccccccccc"/>
          <draw:path draw:style-name="gr7" draw:id="shape308" draw:name="path628" draw:layer="g3243" svg:width="8.34347103543pt" svg:height="11.34033422571pt" draw:transform="matrix(1.06388280000 0.00000000000 0.00000000000 1.06388280000 37.26846233837pt 36.01173768758pt)" svg:viewBox="0 0 8 11" svg:d="M7.36862 10.6963C7.40166 10.7054 7.43479 10.6994 7.45889 10.6963C7.51304 10.6842 7.55217 10.6781 7.57621 10.7783C7.58822 10.8361 7.62735 10.8452 7.68751 10.8604C7.75676 10.8756 7.85304 10.8969 7.97636 10.9971C7.99146 11.0093 8.00948 11.0245 8.02751 11.0427C8.0426 11.0578 8.06363 11.0761 8.08173 11.0973C8.15992 11.1824 8.26822 11.2796 8.34347 11.3403L8.34347 10.2133C8.33446 10.1829 8.32244 10.1344 8.31636 10.0948C8.26822 9.86387 8.0396 9.28371 6.97147 8.95864C6.52009 8.82176 6.3125 8.58534 5.85812 8.06817C5.78294 7.9834 5.69868 7.88619 5.60239 7.77731C5.12698 7.24536 5.0488 6.84096 4.93742 6.27635C4.88327 5.98782 4.8171 5.65341 4.6847 5.23734C4.63055 5.06702 4.57339 4.90915 4.51616 4.7575C4.36873 4.36554 4.2364 4.0039 4.2213 3.50229C4.21529 3.28998 4.2183 3.11344 4.2183 2.93146C4.2183 2.90424 4.2183 2.87702 4.2183 2.84358C4.4741 2.30541 4.78398 1.44916 4.85323 0.850328C4.86525 0.738339 4.86825 0.631794 4.86224 0.537693C4.83813 0.221946 4.58841 0.015078 4.26944 0.000301676C4.14012 -0.00280913 4.00771 0.0181888 3.88431 0.0609623C3.67372 0.133288 3.46012 0.212614 3.25246 0.300494C2.60559 0.577355 2.13919 0.838663 1.81121 1.1513C1.48631 1.46082 1.29374 1.82245 1.19446 2.29996C1.18236 2.36062 1.17335 2.42128 1.16133 2.48817C1.1162 2.75492 1.05303 3.12588 0.731062 4.11589C0.679916 4.27454 0.634778 4.41064 0.592645 4.54752C0.433199 5.0398 0.279684 5.50798 0.168381 5.88127C0.0841136 6.17291 0.0299637 6.39145 0.00893538 6.54076C-0.00916592 6.68308 -7.67548e-05 6.7593 0.0390529 6.7803C0.108223 6.81374 0.273676 6.71652 0.439207 6.57421C0.472252 6.54621 0.505373 6.51588 0.538495 6.48555C0.568535 6.45522 0.601657 6.42489 0.631774 6.38833C0.884499 6.11225 1.12821 5.73818 1.34188 5.36177C1.38094 5.28867 1.42007 5.21634 1.4622 5.14324L1.4622 5.14324C1.50133 5.07324 1.53746 5.00014 1.5735 4.93015C1.59161 4.89359 1.54647 4.80882 1.50133 4.73261C1.4652 4.67195 1.43208 4.61129 1.42908 4.56852C1.42908 4.55996 1.42908 4.55063 1.43509 4.54441C1.44418 4.53818 1.45619 4.5413 1.47121 4.55063C1.47722 4.55685 1.48331 4.56618 1.49232 4.57474C1.53445 4.62684 1.60362 4.73028 1.63074 4.80571C1.66678 4.76605 1.69089 4.69684 1.71793 4.64784C1.71793 4.64784 1.71793 4.64784 1.71793 4.64784C1.75406 4.58407 1.88646 4.2411 1.99777 3.9308C2.01887 3.87325 2.0399 3.81259 2.05793 3.75815C2.08204 3.68816 2.10907 3.61816 2.13318 3.55128C2.20235 3.36619 2.24449 3.23554 2.30472 3.05589C2.34986 2.91901 2.40401 2.75258 2.4912 2.50605L2.52733 2.5185C2.44306 2.76114 2.38591 2.93146 2.34077 3.06833C2.28061 3.25031 2.23848 3.38097 2.1633 3.5785C2.1482 3.61816 2.13619 3.65161 2.12417 3.69671C1.98876 4.16178 1.87745 4.72094 1.8203 5.17668C1.81121 5.26767 1.8022 5.35555 1.79318 5.4411C1.78718 5.52275 1.78417 5.59897 1.78117 5.67129C1.78117 5.77473 1.79018 5.89372 1.82931 5.97226C1.84133 5.99637 1.85635 6.01815 1.87745 6.03293L1.87745 6.03293C1.89548 6.04848 1.91959 6.0547 1.94963 6.05781C1.98575 6.05781 2.02789 6.04848 2.07603 6.02126C2.5063 5.7965 2.92748 4.76916 3.09001 4.37409C3.09602 4.3562 3.10503 4.33832 3.11104 4.32276C3.12613 4.27999 3.14716 4.23488 3.14716 4.17422C3.14716 4.11589 3.13815 4.04046 3.09301 3.94324C3.09301 3.94013 3.09301 3.93702 3.09301 3.9308C3.09301 3.9098 3.10203 3.90358 3.11705 3.91602C3.12313 3.91914 3.12613 3.92769 3.13214 3.93391L3.13214 3.93391C3.13515 3.94013 3.14115 3.95258 3.15017 3.96424C3.1893 4.03423 3.25246 4.17422 3.21032 4.29243L3.21032 4.29243C3.20432 4.31343 3.19831 4.3352 3.1893 4.35931C2.99373 4.93326 2.55144 6.22424 2.53934 6.86584C2.53934 6.9265 2.54243 6.98716 2.54543 7.05094C2.56646 7.31846 2.58148 7.49734 2.76503 7.56422L2.76503 7.56422C2.79215 7.57355 2.83428 7.53389 2.88242 7.46078C2.99373 7.28813 3.0659 7.08749 3.11705 6.88373C3.14416 6.77407 3.16519 6.65897 3.18629 6.54387L3.22242 6.54932C3.20432 6.6652 3.18028 6.78341 3.15017 6.89306C3.12613 7.00194 3.09301 7.10537 3.05088 7.20881C3.04788 7.41257 3.04788 7.58833 3.0659 7.7252C3.087 7.85586 3.13214 7.94996 3.21641 7.9834C3.24345 7.99273 3.28558 7.95307 3.33072 7.87996C3.33973 7.86519 3.34874 7.84963 3.35775 7.83175L3.35775 7.83175C3.38186 7.78897 3.4059 7.74076 3.424 7.69487C3.46613 7.60077 3.49918 7.49423 3.5323 7.38846C3.55641 7.30291 3.58044 7.21503 3.59846 7.12404L3.63459 7.12948C3.61656 7.22125 3.59246 7.31224 3.56842 7.40012C3.5353 7.51289 3.49317 7.60388 3.49317 7.7252C3.49617 7.97718 3.5323 8.20504 3.58645 8.32403C3.59846 8.35125 3.62257 8.39947 3.6587 8.4088C3.68874 8.41502 3.73087 8.37536 3.77601 8.30537L3.77601 8.30537C3.78502 8.29059 3.79411 8.27504 3.80312 8.25715L3.80312 8.25715C3.83016 8.21127 3.85427 8.15994 3.8753 8.10783C3.91443 8.01995 3.94755 7.94996 3.97759 7.84652C3.99569 7.78275 4.01071 7.71276 4.02573 7.64665L4.06186 7.6521C4.04684 7.72209 4.03174 7.78897 4.01371 7.85586C3.98668 7.95307 3.94755 8.02617 3.95356 8.12961C3.95957 8.34503 3.99269 8.53323 4.04083 8.64289L4.04083 8.64289C4.04984 8.667 4.06186 8.688 4.07387 8.70044C4.08296 8.71288 4.09498 8.72144 4.10699 8.72766L4.10699 8.72766C4.11 8.72766 4.113 8.72766 4.11601 8.73077L4.11601 8.73077C4.14612 8.73699 4.18826 8.69733 4.2364 8.62734C4.24541 8.61256 4.25442 8.597 4.26344 8.57912C4.28154 8.54568 4.29956 8.50912 4.31759 8.47257L4.31759 8.47257C4.3417 8.42124 4.36272 8.36603 4.38383 8.3147C4.40185 8.26259 4.41988 8.20815 4.43497 8.15372L4.4711 8.16305C4.456 8.21438 4.43798 8.26882 4.41687 8.32403C4.38683 8.4088 4.35972 8.45157 4.36573 8.54257C4.37782 8.76732 4.41387 8.96486 4.4681 9.0714C4.47711 9.0924 4.48912 9.11029 4.50114 9.12273C4.51015 9.13206 4.52225 9.14062 4.53426 9.14373C4.53426 9.14373 4.53426 9.14373 4.53426 9.14373C4.5643 9.14995 4.60644 9.11029 4.65458 9.04029C4.69371 8.97963 4.72983 8.90731 4.76296 8.84043C4.78398 8.79765 4.75695 8.74321 4.72383 8.67633C4.69371 8.60945 4.66667 8.53634 4.64857 8.46946L4.6847 8.46013C4.72683 8.61567 4.8111 8.77665 4.87426 8.92519C4.9013 8.98897 4.93442 9.0714 4.98256 9.17717C5.08785 9.41748 5.19623 9.5598 5.3767 9.65468C5.55726 9.74877 5.81907 9.79388 6.23124 9.84287C6.91424 9.92142 6.93534 9.97032 7.00451 10.1252C7.01653 10.1586 7.03463 10.1951 7.06167 10.2407C7.1008 10.3044 7.11589 10.3835 7.12791 10.4381L7.12791 10.4412C7.15194 10.5656 7.21518 10.6325 7.25724 10.666C7.26633 10.6721 7.27834 10.6811 7.29036 10.6842L7.29036 10.6842Z" koffice:nodeTypes="cccccccccccccccccccccccccccccccccccccccccccccccccccccccccccccccccccccccccccccccccccccccccccccccccccccccccccccccccccccccccccccccccccccccccccccccccc"/>
          <draw:path draw:style-name="gr5" draw:id="shape309" draw:name="path630" draw:layer="g3243" svg:width="1.28686336000pt" svg:height="2.17595341852pt" draw:transform="matrix(1.06388280000 0.00000000000 0.00000000000 1.06388280000 44.63572336301pt 46.97295443930pt)" svg:viewBox="0 0 1 2" svg:d="M0.333241 0.00265717C0.322623 0.0346113 0.312005 0.0745369 0.301297 0.111805C0.287139 0.157045 0.272982 0.2076 0.258825 0.260811C0.184317 0.524279 0.11344 0.817045 0.102822 0.872981C0.0992827 0.912839 0.081586 0.952765 0.0602593 0.979404C0.0531807 0.990033 0.0425627 1.00073 0.0319447 1.00604C0.0213267 1.01136 0.0141573 1.01402 0 1.01136C0 1.01402 0 1.01667 0 1.01933C0 1.01933 0 1.02199 0 1.02199C0 1.02199 0.00353933 1.02464 0.00353933 1.0273L0.00353933 1.0273C0.00353933 1.0273 0.00353933 1.0273 0.00353933 1.0273C0.00353933 1.02996 0.00707866 1.03262 0.00707866 1.03527C0.00707866 1.03793 0.00707866 1.04066 0.00707866 1.04597C0.00707866 1.05926 0.00707866 1.08317 0 1.10981C0.00353933 1.18966 0.0141573 1.26951 0.024866 1.34671C0.035484 1.42118 0.0496413 1.49306 0.0637987 1.56228C0.141845 1.90825 0.272982 2.14781 0.432524 2.17438C0.464378 2.17969 0.506941 2.17172 0.549503 2.14781C0.666483 2.08921 0.797619 1.94552 0.90752 1.79379C1.01388 1.64213 1.10255 1.48243 1.12732 1.39195C1.1344 1.36265 1.1344 1.34139 1.13086 1.33335C1.13086 1.3307 1.12732 1.32804 1.12378 1.32538C1.11316 1.3121 1.09184 1.29343 1.0706 1.27483C1.0068 1.21364 0.918138 1.13114 0.918138 1.09652C0.918138 1.06723 0.932386 1.06723 0.957161 1.0859C0.957161 1.0859 0.957161 1.0859 0.957161 1.0859C0.960701 1.08855 0.967779 1.09387 0.974858 1.09918C0.978397 1.10184 0.989106 1.11247 0.999724 1.1231C1.04583 1.16302 1.1167 1.22427 1.15219 1.24287C1.15219 1.24287 1.15219 1.2535 1.15219 1.24819L1.15219 1.24819L1.15219 1.24819L1.15219 1.24819L1.15219 1.24819C1.15219 1.24287 1.16281 1.20826 1.17696 1.15771C1.20174 1.06988 1.2443 0.923536 1.28686 0.777119C1.24784 0.769147 1.21599 0.763833 1.18758 0.758519C1.09901 0.745233 1.04229 0.734536 1.02096 0.662725C1.00326 0.604131 0.974858 0.609445 0.935925 0.614827C0.903981 0.620142 0.857879 0.628113 0.804698 0.614827L0.804698 0.614827L0.804698 0.614827C0.801159 0.614827 0.79408 0.612102 0.783462 0.609445C0.776383 0.606788 0.765765 0.601473 0.755057 0.596159C0.701967 0.566862 0.616841 0.503022 0.588527 0.385902C0.588527 0.383245 0.588527 0.380588 0.588527 0.377931C0.577818 0.332691 0.560121 0.268783 0.517559 0.215571C0.485705 0.175646 0.464378 0.141034 0.446681 0.109148C0.418367 0.0639083 0.400579 0.029297 0.34032 0" koffice:nodeTypes="cccccccccccccccccccccccccccccccccccccccccccccccccc"/>
          <draw:path draw:style-name="gr7" draw:id="shape310" draw:name="path632" draw:layer="g3243" svg:width="1.29395175040pt" svg:height="2.17595341852pt" draw:transform="matrix(1.06388280000 0.00000000000 0.00000000000 1.06388280000 44.63572336301pt 46.97295443930pt)" svg:viewBox="0 0 1 2" svg:d="M0.334158 0.00265717C0.323511 0.0346113 0.312864 0.0745369 0.302125 0.111805C0.287929 0.157045 0.273733 0.2076 0.259537 0.260811C0.184824 0.524279 0.113752 0.817045 0.103105 0.872981L0.103105 0.872981C0.0995558 0.912839 0.0818104 0.952765 0.0604251 0.979404C0.0533269 0.990033 0.0426798 1.00073 0.0320326 1.00604L0.0320326 1.00604C0.0213854 1.01136 0.0141962 1.01402 0 1.01136C0 1.01402 0 1.01667 0 1.01933C0 1.01933 0 1.02199 0 1.02199L0 1.02199C0 1.02199 0.00354906 1.02464 0.00354906 1.0273L0.00354906 1.0273C0.00354906 1.0273 0.00354906 1.0273 0.00354906 1.0273L0.00354906 1.0273L0.00354906 1.0273C0.00354906 1.02996 0.00709812 1.03262 0.00709812 1.03527L0.00709812 1.03527C0.00709812 1.03793 0.00709812 1.04066 0.00709812 1.04597C0.00709812 1.05926 0.00709812 1.08317 0 1.10981C0.00354906 1.18966 0.0141962 1.26951 0.0249344 1.34671C0.0355816 1.42118 0.0497779 1.49306 0.0639741 1.56228C0.142236 1.90825 0.273733 2.15047 0.433714 2.17438C0.465655 2.17969 0.508335 2.17172 0.551015 2.14781C0.668316 2.08921 0.799813 1.94552 0.910016 1.79379C1.02022 1.64213 1.10558 1.48243 1.13042 1.39195C1.13752 1.36265 1.13752 1.34139 1.13397 1.33335C1.13397 1.3307 1.13042 1.32804 1.12687 1.32538C1.11623 1.3121 1.09484 1.29343 1.07355 1.27483C1.00957 1.21364 0.924212 1.13114 0.924212 1.09652L0.924212 1.09652C0.924212 1.06723 0.9385 1.06723 0.963343 1.0859C0.963343 1.0859 0.963343 1.0859 0.963343 1.0859C0.966892 1.08855 0.97399 1.09387 0.981088 1.09918L0.981088 1.09918C0.984637 1.10184 0.995376 1.11247 1.00602 1.1231C1.05225 1.16302 1.12332 1.22427 1.15891 1.24287C1.15891 1.24287 1.15891 1.2535 1.15891 1.24819L1.15891 1.24819L1.15891 1.24819L1.15891 1.24819L1.15891 1.24819L1.15891 1.24819C1.15891 1.24287 1.16955 1.20826 1.18375 1.15771L1.18375 1.15771L1.18375 1.15771C1.20859 1.06988 1.25127 0.923536 1.29395 0.777119C1.25482 0.769147 1.22288 0.763833 1.1944 0.758519C1.10558 0.745233 1.0487 0.734536 1.02732 0.662725C1.00957 0.604131 0.981088 0.609445 0.942049 0.614827C0.910016 0.620142 0.863787 0.628113 0.81046 0.614827L0.81046 0.614827L0.81046 0.614827L0.81046 0.614827C0.806911 0.614827 0.799813 0.612102 0.789166 0.609445C0.782068 0.606788 0.771421 0.601473 0.760773 0.596159C0.707446 0.566862 0.622087 0.503022 0.593694 0.385902C0.593694 0.383245 0.593694 0.380588 0.593694 0.377931L0.593694 0.377931C0.582956 0.332691 0.565211 0.268783 0.522531 0.215571C0.49059 0.175646 0.469204 0.141034 0.451459 0.109148C0.423066 0.0639083 0.40523 0.029297 0.344805 0L0.344805 0Z" koffice:nodeTypes="ccccccccccccccccccccccccccccccccccccccccccccccccccccccccccccccccc"/>
          <draw:path draw:style-name="gr5" draw:id="shape311" draw:name="path634" draw:layer="g3243" svg:width="0.62511160960pt" svg:height="2.23788168000pt" draw:transform="matrix(1.06388280000 0.00000000000 0.00000000000 1.06388280000 45.64973133734pt 47.98032378496pt)" svg:viewBox="0 0 1 2" svg:d="M0.182859 0C0.153194 0.178472 0.125996 0.353728 0.106262 0.466109C0.0963948 0.5289 0.0914612 0.571889 0.0889312 0.58179C0.0815308 0.621479 0.0568628 0.611578 0.027198 0.57849C0.027198 0.57849 0.0247312 0.575189 0.0222644 0.575189C0.039532 0.604892 0.054396 0.63138 0.0642632 0.651182C0.06673 0.657782 0.0691968 0.667768 0.0716636 0.680969C0.0716636 0.69087 0.0716636 0.700771 0.0716636 0.717358C0.06673 0.783449 0.039532 0.89583 0 1.01811C0.00493359 1.11069 0.00986719 1.20327 0.0197976 1.28916C0.027198 1.37514 0.0370652 1.46112 0.0469324 1.53711C0.101328 1.93383 0.19026 2.20818 0.294055 2.23788L0.294055 2.23788C0.303922 2.23788 0.313789 2.23788 0.326123 2.23458C0.33852 2.23128 0.353321 2.21808 0.365718 2.20488C0.444782 2.1288 0.53618 1.94043 0.625112 1.71558L0.625112 0.492512C0.59298 0.456208 0.553448 0.413219 0.511449 0.36693C0.46945 0.31734 0.424985 0.26115 0.390386 0.21156C0.375586 0.191758 0.360722 0.171871 0.348388 0.152069C0.336054 0.135568 0.32119 0.118981 0.308856 0.10578C0.284124 0.0793773 0.259456 0.0561903 0.234725 0.0396887C0.219924 0.0297876 0.202594 0.0165017 0.187793 0.00990101" koffice:nodeTypes="ccccccccccccccccccccccc"/>
          <draw:path draw:style-name="gr7" draw:id="shape312" draw:name="path636" draw:layer="g3243" svg:width="0.62511160960pt" svg:height="2.23788168000pt" draw:transform="matrix(1.06388280000 0.00000000000 0.00000000000 1.06388280000 45.64973133734pt 47.98032378496pt)" svg:viewBox="0 0 1 2" svg:d="M0.182859 0C0.153194 0.175172 0.125996 0.353728 0.106262 0.466109C0.0963948 0.5289 0.0914612 0.571889 0.0889312 0.58179C0.0815308 0.621479 0.0568628 0.611578 0.027198 0.57849C0.027198 0.57849 0.0247312 0.575189 0.0222644 0.575189C0.039532 0.604892 0.054396 0.63138 0.0642632 0.651182L0.0642632 0.651182L0.0642632 0.651182L0.0642632 0.651182C0.06673 0.657782 0.0691968 0.667768 0.0716636 0.680969C0.0716636 0.69087 0.0716636 0.700771 0.0716636 0.717358C0.06673 0.783449 0.039532 0.89583 0 1.01811C0.00493359 1.11069 0.00986719 1.20327 0.0197976 1.28916C0.027198 1.37514 0.0370652 1.45782 0.0469324 1.53711C0.101328 1.93383 0.19026 2.20818 0.294055 2.23788L0.294055 2.23788L0.294055 2.23788C0.303922 2.23788 0.313789 2.23788 0.326123 2.23458C0.33852 2.23128 0.353321 2.21808 0.365718 2.20488C0.442252 2.1288 0.538647 1.94043 0.625112 1.71228L0.625112 0.489211C0.59298 0.452908 0.553448 0.409919 0.511449 0.363629C0.46945 0.31404 0.424985 0.257849 0.390386 0.20826C0.375586 0.188458 0.360722 0.168571 0.348388 0.148769C0.336054 0.132183 0.32119 0.115681 0.308856 0.10248C0.284124 0.0759924 0.259456 0.05289 0.234725 0.0363883C0.219924 0.0264027 0.202594 0.0132013 0.187793 0.00660067L0.187793 0.00660067Z" koffice:nodeTypes="ccccccccccccccccccccccccccccc"/>
          <draw:path draw:style-name="gr5" draw:id="shape313" draw:name="path638" draw:layer="g3243" svg:width="1.83261653641pt" svg:height="5.26156430502pt" draw:transform="matrix(1.06388280000 0.00000000000 0.00000000000 1.06388280000 38.76378889486pt 46.09171903840pt)" svg:viewBox="0 0 2 5" svg:d="M0.254697 4.99469C0.335056 5.10688 0.483101 5.25115 0.580354 5.26075C0.610028 5.26395 0.648041 5.25755 0.681939 5.24475C0.876553 5.16777 1.05839 4.84722 1.20232 4.47218C1.34614 4.09706 1.45184 3.66432 1.49418 3.36938C1.51952 3.1931 1.52375 3.06483 1.4984 3.03283C1.4984 3.03283 1.4984 3.03283 1.4984 3.02962C1.48573 3.01034 1.45606 2.97833 1.42227 2.94625C1.34614 2.86607 1.24878 2.76028 1.253 2.70899C1.253 2.68339 1.27 2.67699 1.29957 2.69619C1.30802 2.70259 1.32914 2.72188 1.35881 2.74748C1.41805 2.80197 1.5153 2.88855 1.55342 2.90456C1.55342 2.90456 1.55342 2.90456 1.55342 2.90456L1.55342 2.90456C1.55764 2.85327 1.56187 2.78917 1.56609 2.71219C1.58721 2.38204 1.62533 1.83384 1.83262 1.16066C1.72258 1.30493 1.50263 1.58379 1.24455 1.54538C1.24455 1.54538 1.24455 1.54538 1.24455 1.54538C1.24455 1.54538 1.24455 1.54538 1.24455 1.54538C1.04149 1.51329 0.940016 1.31453 0.880777 1.17994C0.732731 0.836907 0.677715 0.32416 0.673491 0C0.610028 0.285589 0.559235 0.53589 0.512667 0.766495C0.402743 1.30813 0.318161 1.72486 0.148889 2.14479C0.123547 2.30186 0.0980968 2.46214 0.0812021 2.6193C0.0135149 3.15141 -0.0118272 3.52005 0.00506755 3.85348C0.0135149 4.03936 0.038857 4.21572 0.0727548 4.408C0.110768 4.60677 0.114992 4.81833 0.246142 4.99789" koffice:nodeTypes="ccccccccccccccccccccccccccc"/>
          <draw:path draw:style-name="gr7" draw:id="shape314" draw:name="path640" draw:layer="g3243" svg:width="1.81576077784pt" svg:height="5.27470303163pt" draw:transform="matrix(1.06388280000 0.00000000000 0.00000000000 1.06388280000 38.77042752353pt 46.08491018848pt)" svg:viewBox="0 0 2 5" svg:d="M0.245115 5.0075C0.325103 5.11982 0.468261 5.26427 0.56927 5.27389C0.598808 5.27709 0.636645 5.27068 0.670387 5.25786C0.864104 5.18079 1.0451 4.85984 1.18837 4.48433C1.33153 4.10874 1.43674 3.67547 1.47888 3.38015C1.50411 3.20366 1.50831 3.07523 1.48309 3.03998L1.48309 3.03998C1.48309 3.03998 1.48309 3.03998 1.48309 3.03677L1.48309 3.03677C1.47048 3.01746 1.44094 2.98862 1.40731 2.95329C1.33153 2.87301 1.23461 2.7703 1.23882 2.71574L1.23882 2.71574C1.23882 2.69011 1.25574 2.6837 1.28517 2.70292L1.28517 2.70292C1.29358 2.70933 1.3146 2.72864 1.34414 2.75428C1.4031 2.80884 1.49991 2.89553 1.53785 2.91155C1.53785 2.91155 1.53785 2.91155 1.53785 2.91155L1.53785 2.91155C1.54206 2.86019 1.54626 2.79602 1.55046 2.71895C1.57149 2.38838 1.60943 1.8395 1.81576 1.16547C1.70624 1.30993 1.48729 1.58913 1.23461 1.55068C1.23461 1.55068 1.23461 1.55068 1.23461 1.55068L1.23461 1.55068C1.23461 1.55068 1.23461 1.55068 1.23461 1.55068L1.23461 1.55068C1.03249 1.51855 0.931479 1.31954 0.872512 1.1847C0.72515 0.841321 0.670387 0.327851 0.666183 0C0.603012 0.285945 0.552453 0.536559 0.506099 0.767451C0.396682 1.30993 0.31249 1.72718 0.148202 2.14763C0.122978 2.3049 0.0976447 2.46538 0.0808278 2.62593C0.0134526 3.15871 -0.0117727 3.52781 0.00504419 3.86166C0.0134526 4.04777 0.0387857 4.22435 0.0724194 4.41687C0.110365 4.61268 0.114569 4.82771 0.245115 5.0075L0.245115 5.0075" koffice:nodeTypes="cccccccccccccccccccccccccccccccccc"/>
          <draw:path draw:style-name="gr5" draw:id="shape315" draw:name="path642" draw:layer="g3243" svg:width="1.98629560960pt" svg:height="4.87265890810pt" draw:transform="matrix(1.06388280000 0.00000000000 0.00000000000 1.06388280000 39.78841799434pt 46.95303855328pt)" svg:viewBox="0 0 2 5" svg:d="M0.678297 0.193104C0.678297 0.196548 0.6739 0.203435 0.669502 0.213854C0.414014 0.993335 0.374326 1.63481 0.347943 2.01422C0.343546 2.10048 0.339148 2.17289 0.334751 2.22807C0.334751 2.25571 0.317162 2.26604 0.286269 2.26604C0.246694 2.2626 0.162922 2.19699 0.092454 2.13492C0.11895 2.166 0.154128 2.20397 0.180624 2.2384C0.215801 2.27637 0.246694 2.31434 0.264283 2.335L0.264283 2.335L0.264283 2.335L0.264283 2.335C0.264283 2.335 0.264283 2.335 0.264283 2.335C0.273078 2.34877 0.281872 2.37985 0.281872 2.41773C0.281872 2.45226 0.281872 2.50055 0.281872 2.55574C0.259886 2.83511 0.158525 3.33522 0 3.79048C0.0131916 3.8733 0.0307804 3.95603 0.048482 4.03197C0.0660708 4.10781 0.0880568 4.18366 0.110156 4.25271C0.224596 4.60448 0.38763 4.84244 0.559347 4.87008C0.599034 4.87696 0.647404 4.87008 0.691488 4.84941C0.876396 4.77004 1.06581 4.49411 1.22434 4.16989C1.38298 3.84566 1.51512 3.46634 1.58998 3.18688C1.64275 2.98 1.66485 2.82822 1.64275 2.79714C1.64275 2.79714 1.64275 2.79714 1.64275 2.79714C1.63835 2.79025 1.62516 2.76959 1.60757 2.7454C1.53271 2.63847 1.40936 2.46947 1.40057 2.39018C1.40057 2.37985 1.40496 2.37297 1.41815 2.36952C1.42695 2.36952 1.44014 2.36952 1.45344 2.37985C1.45784 2.3833 1.46664 2.39018 1.47543 2.40051C1.51512 2.43848 1.58998 2.52466 1.64715 2.59715C1.65605 2.60748 1.66485 2.61781 1.67364 2.62126C1.67364 2.62126 1.67364 2.62126 1.67364 2.62126C1.67364 2.62126 1.67804 2.61781 1.68244 2.61437C1.69123 2.59715 1.70003 2.56607 1.70442 2.51433C1.71322 2.22463 1.72652 1.95215 1.77489 1.65211C1.81458 1.40374 1.88065 1.1347 1.9863 0.813916C1.96431 0.84844 1.93793 0.882964 1.91143 0.913956C1.72652 1.152 1.51072 1.33133 1.3301 1.30025L1.3301 1.30025C1.28601 1.29337 1.24644 1.27615 1.20235 1.24507C1.16718 1.21752 1.12749 1.17955 1.09231 1.1347C0.929276 0.9174 0.810438 0.500111 0.761956 0C0.731063 0.0586288 0.691488 0.120701 0.656198 0.17933" koffice:nodeTypes="cccccccccccccccccccccccccccccccccccccccccc"/>
          <draw:path draw:style-name="gr7" draw:id="shape316" draw:name="path644" draw:layer="g3243" svg:width="1.98629560960pt" svg:height="4.87265890810pt" draw:transform="matrix(1.06388280000 0.00000000000 0.00000000000 1.06388280000 39.79173730867pt 46.95303855328pt)" svg:viewBox="0 0 2 5" svg:d="M0.6739 0.193104C0.6739 0.196548 0.669502 0.203435 0.665105 0.213854C0.409616 0.993335 0.369929 1.63481 0.343546 2.01422C0.339148 2.10048 0.334751 2.17289 0.330354 2.22807C0.330354 2.25571 0.312765 2.26604 0.281872 2.26604C0.242297 2.2626 0.158525 2.19699 0.0880568 2.13492C0.114553 2.166 0.14973 2.20397 0.176226 2.2384C0.211404 2.27637 0.242297 2.31434 0.259886 2.335L0.259886 2.335L0.259886 2.335L0.259886 2.335L0.259886 2.335L0.259886 2.335L0.259886 2.335C0.259886 2.335 0.259886 2.335 0.259886 2.335C0.26868 2.34877 0.277475 2.37985 0.277475 2.41773C0.277475 2.45226 0.277475 2.50055 0.277475 2.55574C0.255489 2.83511 0.154128 3.33522 0 3.79048C0.0131916 3.8733 0.0308932 3.95603 0.048482 4.03197C0.0660708 4.10781 0.0880568 4.18366 0.110156 4.25271C0.224596 4.60448 0.38763 4.84244 0.559347 4.87008C0.599034 4.87696 0.647404 4.87008 0.691488 4.84941C0.876509 4.77004 1.06581 4.49411 1.22445 4.16989C1.38298 3.84566 1.51512 3.46634 1.58998 3.18688C1.64275 2.98 1.66485 2.82822 1.64275 2.79714L1.64275 2.79714C1.64275 2.79714 1.64275 2.79714 1.64275 2.79714L1.64275 2.79714C1.63835 2.79025 1.62516 2.76959 1.60757 2.7454C1.53271 2.63847 1.40936 2.46947 1.40057 2.39018L1.40057 2.39018C1.40057 2.37985 1.40496 2.37297 1.41815 2.36952C1.42695 2.36952 1.44025 2.36952 1.45344 2.37985L1.45344 2.37985C1.45784 2.3833 1.46664 2.39018 1.47543 2.40051L1.47543 2.40051C1.51512 2.43848 1.58998 2.52466 1.64726 2.59715C1.65605 2.60748 1.66485 2.61781 1.67364 2.62126C1.67364 2.62126 1.67364 2.62126 1.67364 2.62126C1.67364 2.62126 1.67804 2.61781 1.68244 2.61437L1.68244 2.61437C1.69123 2.59715 1.70003 2.56607 1.70442 2.51433C1.71322 2.22463 1.72652 1.95215 1.77489 1.65211C1.81458 1.40374 1.88065 1.1347 1.9863 0.813916C1.96431 0.84844 1.93793 0.882964 1.91143 0.913956C1.72652 1.152 1.51072 1.33133 1.3301 1.30025L1.3301 1.30025L1.3301 1.30025L1.3301 1.30025C1.28601 1.29337 1.24644 1.27615 1.20235 1.24507C1.16718 1.21752 1.12749 1.17955 1.09231 1.1347L1.09231 1.1347C0.929276 0.9174 0.810438 0.500111 0.761956 0C0.731063 0.0586288 0.691488 0.120701 0.656198 0.182774L0.656198 0.182774Z" koffice:nodeTypes="cccccccccccccccccccccccccccccccccccccccccccccccccccccccc"/>
          <draw:path draw:style-name="gr5" draw:id="shape317" draw:name="path646" draw:layer="g3243" svg:width="1.82250000000pt" svg:height="3.94301115756pt" draw:transform="matrix(1.06388280000 0.00000000000 0.00000000000 1.06388280000 40.84898148000pt 47.61128411930pt)" svg:viewBox="0 0 2 4" svg:d="M0.69606 0C0.56106 0.3444 0.485136 0.626767 0.443016 0.884273C0.396576 1.15107 0.38394 1.39619 0.375516 1.65679C0.375516 1.70643 0.366984 1.74059 0.350136 1.76235L0.350136 1.76235C0.341712 1.77474 0.329076 1.78094 0.31644 1.78713C0.303696 1.79023 0.286848 1.79023 0.27 1.78713C0.253152 1.78094 0.240516 1.77164 0.22356 1.75298C0.194076 1.71581 0.15606 1.67546 0.118152 1.6382C0.15606 1.70333 0.219348 1.78403 0.265788 1.84607C0.278424 1.86164 0.286848 1.87712 0.303696 1.89571L0.303696 1.89571C0.312228 1.905 0.312228 1.92677 0.312228 1.95774C0.312228 1.9826 0.312228 2.01676 0.303696 2.05703C0.27 2.2556 0.15606 2.61557 0 2.95997C0.008424 3.03749 0.02106 3.10889 0.038016 3.18022C0.050652 3.24845 0.0675 3.31676 0.08856 3.38189C0.18144 3.70151 0.320652 3.91557 0.485136 3.94035C0.548424 3.94972 0.620136 3.93415 0.691848 3.89698C0.881712 3.79142 1.07158 3.53082 1.23185 3.24845C1.38802 2.96306 1.51448 2.64654 1.57356 2.43248C1.61158 2.29905 1.62421 2.20604 1.60315 2.18737C1.57777 2.15949 1.51027 2.09428 1.4513 2.02915C1.39223 1.96402 1.34158 1.89571 1.33736 1.86783C1.33736 1.82748 1.35842 1.83368 1.40486 1.86783C1.41329 1.87403 1.43014 1.88951 1.4513 1.905C1.50606 1.95155 1.58198 2.01676 1.62421 2.03844C1.62842 1.99499 1.63685 1.92057 1.64106 1.83058C1.66223 1.52033 1.70856 1.00214 1.8225 0.589515C1.79723 0.623669 1.77185 0.654646 1.74658 0.685703C1.5863 0.871882 1.40065 1.00524 1.23185 0.977362L1.23185 0.977362C0.928152 0.930818 0.797364 0.39714 0.729864 0.114774C0.72144 0.0682287 0.708696 0.0279587 0.704484 1.12874e-14" koffice:nodeTypes="cccccccccccccccccccccccccccccccccc"/>
          <draw:path draw:style-name="gr7" draw:id="shape318" draw:name="path648" draw:layer="g3243" svg:width="1.81408573440pt" svg:height="3.93681820193pt" draw:transform="matrix(1.06388280000 0.00000000000 0.00000000000 1.06388280000 40.84898148000pt 47.61128411930pt)" svg:viewBox="0 0 2 4" svg:d="M0.694451 0C0.563966 0.34413 0.484015 0.626274 0.441992 0.883578C0.395659 1.15017 0.383053 1.39509 0.374648 1.65549C0.374648 1.70509 0.366136 1.73922 0.349327 1.76097L0.349327 1.76097C0.340922 1.77335 0.328315 1.77954 0.315709 1.78573C0.303102 1.78882 0.286185 1.78882 0.269376 1.78573C0.252567 1.77954 0.23996 1.77025 0.223043 1.7516C0.193627 1.71446 0.155699 1.67414 0.117879 1.63692C0.155699 1.702 0.218841 1.78263 0.265174 1.84462C0.277781 1.86017 0.286185 1.87565 0.303102 1.89422L0.303102 1.89422L0.303102 1.89422L0.303102 1.89422C0.311506 1.90351 0.311506 1.92525 0.311506 1.95311C0.311506 1.97795 0.311506 2.01208 0.303102 2.05232C0.269376 2.25073 0.155699 2.61351 0 2.95455C0.00840453 3.03201 0.0210113 3.10336 0.0379281 3.17463C0.0505349 3.2428 0.067344 3.31106 0.0883553 3.37614C0.181021 3.6955 0.319911 3.90939 0.484015 3.93416C0.547157 3.94352 0.618703 3.92797 0.690249 3.89082C0.879674 3.78535 1.0691 3.52495 1.229 3.2428C1.38481 2.95764 1.51098 2.64137 1.56992 2.42748C1.60785 2.29414 1.62046 2.20113 1.59945 2.18256C1.57413 2.15462 1.50678 2.08954 1.44795 2.02446C1.38901 1.95938 1.33848 1.89113 1.33427 1.86327C1.33427 1.82295 1.35528 1.82914 1.40162 1.86327L1.40162 1.86327C1.41002 1.86946 1.42683 1.88493 1.44795 1.90041C1.50258 1.94692 1.57833 2.01208 1.62046 2.03375C1.62466 1.99033 1.63307 1.91597 1.63727 1.82605C1.65839 1.51604 1.70461 0.998261 1.81409 0.585957C1.78887 0.620084 1.76355 0.651037 1.73834 0.682069C1.57833 0.868102 1.39321 1.00136 1.2248 0.976595L1.2248 0.976595L1.2248 0.976595C0.921805 0.930086 0.791319 0.396828 0.723975 0.114683C0.71557 0.0681751 0.702856 0.0279367 0.698654 1.12786e-14L0.698654 1.12786e-14Z" koffice:nodeTypes="cccccccccccccccccccccccccccccccccccccccc"/>
          <draw:path draw:style-name="gr5" draw:id="shape319" draw:name="path650" draw:layer="g3243" svg:width="1.87339443840pt" svg:height="3.67301988643pt" draw:transform="matrix(1.06388280000 0.00000000000 0.00000000000 1.06388280000 41.95278116266pt 47.85401961894pt)" svg:viewBox="0 0 2 4" svg:d="M0.624465 0.0628616L0.624465 0.0628616C0.611654 0.0867797 0.598842 0.110774 0.581651 0.137682C0.56884 0.161677 0.551758 0.185672 0.530297 0.21258C0.530297 0.21258 0.530297 0.21258 0.530297 0.21258C0.389154 0.622867 0.333639 1.20679 0.307907 1.53919C0.299366 1.63502 0.295096 1.70984 0.286555 1.75775C0.286555 1.77576 0.269474 1.78473 0.248012 1.78174C0.213849 1.78174 0.145413 1.73084 0.0812472 1.68293C0.0940584 1.69788 0.10687 1.71283 0.124061 1.72785C0.175306 1.78174 0.23093 1.83265 0.256553 1.85656L0.256553 1.85656C0.265203 1.86561 0.269474 1.88355 0.269474 1.90448C0.269474 1.92249 0.269474 1.9494 0.265203 1.97937C0.243742 2.12909 0.141142 2.4076 0 2.69209C0.00854081 2.76691 0.021352 2.8418 0.0341633 2.91065C0.0469745 2.97956 0.0641656 3.0484 0.0855176 3.11134C0.179576 3.43171 0.325098 3.64735 0.496134 3.67127C0.547488 3.67725 0.607383 3.66828 0.671549 3.63838C0.863936 3.54555 1.07351 3.29694 1.24893 3.02748C1.42007 2.75794 1.56122 2.46149 1.61673 2.27881C1.63819 2.19494 1.64673 2.13507 1.62965 2.11713L1.62965 2.11713C1.62965 2.11713 1.621 2.10816 1.61246 2.09912C1.54403 2.03028 1.36872 1.85656 1.3858 1.7937C1.3858 1.79071 1.39007 1.78772 1.39007 1.78473C1.40288 1.77576 1.42007 1.77576 1.43716 1.78772C1.44143 1.79071 1.44997 1.79669 1.45851 1.80566C1.49705 1.84162 1.56549 1.91352 1.62527 1.97638C1.64246 1.99731 1.65528 2.00935 1.65528 2.00935C1.66809 2.00329 1.67236 1.93744 1.67663 1.85357C1.67663 1.84759 1.67663 1.83863 1.67663 1.82966C1.68517 1.63502 1.70236 1.4104 1.74079 1.16785C1.76652 0.976195 1.8135 0.772584 1.87339 0.568974C1.84777 0.604851 1.8135 0.643795 1.78361 0.679749C1.59538 0.895318 1.36445 1.07202 1.18903 1.0481L1.18903 1.0481C1.1506 1.04205 1.11206 1.03009 1.07351 1.00617C1.03935 0.985164 1.00508 0.958256 0.970915 0.922302C0.816962 0.75158 0.697171 0.41021 0.645817 0C0.637276 0.0149488 0.628735 0.0328874 0.615924 0.0568821" koffice:nodeTypes="ccccccccccccccccccccccccccccccccccccccccc"/>
          <draw:path draw:style-name="gr7" draw:id="shape320" draw:name="path652" draw:layer="g3243" svg:width="1.86486336000pt" svg:height="3.67900183881pt" draw:transform="matrix(1.06388280000 0.00000000000 0.00000000000 1.06388280000 41.95278116266pt 47.85401961894pt)" svg:viewBox="0 0 2 4" svg:d="M0.623041 0.0629128L0.623041 0.0629128L0.623041 0.0629128C0.610259 0.0868503 0.597477 0.110865 0.580325 0.137794C0.567543 0.161809 0.550501 0.185823 0.529088 0.212753C0.529088 0.212753 0.529088 0.212753 0.529088 0.212753L0.529088 0.212753C0.388267 0.623374 0.332879 1.20478 0.307205 1.54044C0.298684 1.63635 0.294423 1.71123 0.285902 1.75918L0.285902 1.75918C0.285902 1.77721 0.268859 1.78619 0.247447 1.78319C0.213361 1.78319 0.145081 1.73225 0.081062 1.6843C0.093844 1.69926 0.106626 1.71422 0.123778 1.72926C0.174906 1.78319 0.230404 1.83414 0.255968 1.85808L0.255968 1.85808L0.255968 1.85808C0.264599 1.86713 0.268859 1.88508 0.268859 1.90603C0.268859 1.92406 0.268859 1.95099 0.264599 1.98099C0.243186 2.13083 0.140821 2.40956 0 2.69428C0.00852134 2.76916 0.0213034 2.84412 0.0340854 2.91601C0.0468674 2.98498 0.0640193 3.05388 0.0853227 3.11687C0.179167 3.43749 0.324357 3.65331 0.490742 3.67725C0.541979 3.68324 0.601738 3.67426 0.665648 3.64434C0.857706 3.55143 1.06681 3.30261 1.24182 3.03293C1.41247 2.76318 1.5534 2.46649 1.60879 2.28366C1.6302 2.1998 1.63872 2.1398 1.62157 2.12185L1.62157 2.12185L1.62157 2.12185L1.62157 2.12185C1.62157 2.12185 1.61305 2.11287 1.60453 2.1039C1.53625 2.03492 1.36134 1.86107 1.37838 1.79815L1.37838 1.79815C1.37838 1.79516 1.38264 1.79217 1.38264 1.78918C1.39542 1.7802 1.41247 1.7802 1.42962 1.79217C1.43388 1.79516 1.4424 1.80115 1.45092 1.81012C1.48938 1.84611 1.55766 1.91807 1.61731 1.98099C1.63446 2.00193 1.64724 2.01398 1.64724 2.01398C1.66002 2.00799 1.66428 1.94201 1.66854 1.85508C1.66854 1.8491 1.66854 1.84012 1.66854 1.83115C1.67707 1.63635 1.69422 1.41155 1.73256 1.1688C1.75824 0.976989 1.8051 0.773213 1.86486 0.569437C1.8393 0.605344 1.8051 0.644319 1.77528 0.680302C1.58748 0.896047 1.35708 1.07289 1.18206 1.04896L1.18206 1.04896L1.18206 1.04896C1.14372 1.04289 1.10526 1.03093 1.06681 1.00699C1.03272 0.985966 0.998527 0.959036 0.964441 0.923053C0.810839 0.752191 0.691321 0.410544 0.640084 0C0.631563 0.014961 0.623041 0.0329141 0.610259 0.0569284L0.610259 0.0569284L0.610259 0.0569284Z" koffice:nodeTypes="cccccccccccccccccccccccccccccccccccccccccccccccccccc"/>
          <draw:path draw:style-name="gr5" draw:id="shape321" draw:name="path654" draw:layer="g3243" svg:width="1.78040986240pt" svg:height="3.06336233735pt" draw:transform="matrix(1.06388280000 0.00000000000 0.00000000000 1.06388280000 43.06321947398pt 48.29284999629pt)" svg:viewBox="0 0 2 3" svg:d="M0.0499569 1.37009C0.0833683 1.4002 0.120836 1.44122 0.154247 1.47406C0.187552 1.50955 0.2168 1.52327 0.245942 1.51781C0.283516 1.51228 0.296006 1.45487 0.300169 1.38101C0.300169 1.3619 0.300169 1.34279 0.300169 1.32088C0.308495 1.14312 0.325147 0.937992 0.362722 0.719211C0.396133 0.50043 0.454416 0.267998 0.542054 0.035565C0.55038 0.0245735 0.558706 0.0109215 0.56287 0C0.617096 0.333667 0.729713 0.604395 0.871471 0.746585C0.900613 0.776689 0.934024 0.801263 0.967329 0.820445C1.00074 0.839558 1.03821 0.85048 1.07578 0.85594L1.07578 0.85594C1.27593 0.880584 1.54696 0.645421 1.73462 0.410188C1.74711 0.391075 1.76376 0.369162 1.78041 0.350049C1.69288 0.620777 1.62616 0.896966 1.59286 1.16223C1.58859 1.22517 1.58026 1.28804 1.5761 1.35098C1.5761 1.41385 1.57194 1.47406 1.5761 1.5342C1.5761 1.5342 1.5761 1.53693 1.5761 1.53966C1.5761 1.55331 1.57194 1.5643 1.56361 1.57249C1.55945 1.57522 1.55528 1.57795 1.54696 1.58068C1.54279 1.58068 1.53863 1.58341 1.53447 1.58068C1.5303 1.58068 1.52604 1.57795 1.52187 1.57522C1.46775 1.51781 1.40104 1.45487 1.3593 1.42204C1.35097 1.41658 1.34681 1.41112 1.33848 1.40566C1.33016 1.4002 1.31756 1.39474 1.30507 1.39747L1.30507 1.39747C1.29258 1.39747 1.28426 1.40293 1.28426 1.41112C1.28009 1.45487 1.38844 1.55331 1.47192 1.62444C1.50106 1.64908 1.52604 1.67366 1.54279 1.68731L1.54279 1.68731C1.55112 1.69557 1.54279 1.73659 1.5303 1.79673C1.4844 1.94984 1.34681 2.22337 1.17164 2.48045C1.00074 2.73199 0.796429 2.9645 0.60877 3.04102C0.56287 3.0602 0.512806 3.06839 0.471175 3.0602C0.316821 3.04102 0.183389 2.86326 0.0875314 2.59527C0.0708791 2.54332 0.05412 2.48591 0.0374677 2.42843C0.0249785 2.37102 0.0124892 2.31089 0 2.24522C0.137595 2.01824 0.233453 1.79673 0.258538 1.67366C0.262701 1.64908 0.262701 1.62717 0.262701 1.61079C0.262701 1.5916 0.258538 1.57795 0.250105 1.56703L0.250105 1.56703C0.183389 1.50409 0.11251 1.44122 0.0582831 1.37282" koffice:nodeTypes="cccccccccccccccccccccccccccccccccccccccccc"/>
          <draw:path draw:style-name="gr7" draw:id="shape322" draw:name="path656" draw:layer="g3243" svg:width="1.78040986240pt" svg:height="3.06336233735pt" draw:transform="matrix(1.06388280000 0.00000000000 0.00000000000 1.06388280000 43.06321947398pt 48.28953068195pt)" svg:viewBox="0 0 2 3" svg:d="M0.0499569 1.37282C0.0833683 1.40293 0.120836 1.44395 0.154247 1.47679C0.187552 1.51228 0.2168 1.526 0.245942 1.52054C0.283516 1.51501 0.296006 1.45761 0.300169 1.38374C0.300169 1.36463 0.300169 1.34552 0.300169 1.32361C0.308495 1.14585 0.325254 0.940722 0.362722 0.719211C0.396133 0.50043 0.454416 0.267998 0.542054 0.035565C0.55038 0.0245735 0.558706 0.0109215 0.56287 0C0.617096 0.333597 0.729713 0.604395 0.871471 0.746585C0.900613 0.776689 0.934024 0.801263 0.967329 0.820445C1.00074 0.839558 1.03821 0.85048 1.07578 0.85594L1.07578 0.85594L1.07578 0.85594C1.27593 0.880584 1.54696 0.645421 1.73462 0.410188C1.74711 0.391075 1.76376 0.369162 1.78041 0.350049C1.69288 0.620777 1.62616 0.896966 1.59286 1.16223C1.58859 1.22517 1.58026 1.28804 1.5761 1.35098C1.5761 1.41385 1.57194 1.47406 1.5761 1.5342L1.5761 1.5342C1.5761 1.5342 1.5761 1.53693 1.5761 1.53966C1.5761 1.55331 1.57194 1.5643 1.56361 1.57249C1.55945 1.57522 1.55528 1.57795 1.54696 1.58068C1.54279 1.58068 1.53863 1.58341 1.53447 1.58068L1.53447 1.58068C1.5303 1.58068 1.52604 1.57795 1.52187 1.57522C1.46775 1.51774 1.40104 1.45487 1.3593 1.42204C1.35097 1.41658 1.34681 1.41112 1.33848 1.40566C1.33016 1.4002 1.31756 1.39474 1.30507 1.39747L1.30507 1.39747C1.29258 1.39747 1.28426 1.40293 1.28426 1.41112C1.28009 1.45487 1.38844 1.55058 1.47192 1.62444C1.50106 1.64908 1.52604 1.67366 1.54279 1.68731L1.54279 1.68731L1.54279 1.68731L1.54279 1.68731L1.54279 1.68731C1.55112 1.69557 1.54279 1.73659 1.5303 1.79673C1.48024 1.94984 1.34681 2.22337 1.17164 2.48038C1.00074 2.73199 0.796429 2.9645 0.60877 3.04102C0.56287 3.0602 0.512806 3.06839 0.471175 3.0602C0.316821 3.04102 0.183389 2.86326 0.0875314 2.59527C0.0708791 2.54332 0.05412 2.48591 0.0374677 2.42843C0.0249785 2.37102 0.0124892 2.31089 0 2.24522C0.137595 2.01824 0.233453 1.79673 0.258538 1.67366C0.262701 1.64908 0.262701 1.62717 0.262701 1.61079C0.262701 1.5916 0.258538 1.57795 0.250105 1.56703L0.250105 1.56703L0.250105 1.56703L0.250105 1.56703C0.183389 1.50409 0.11251 1.44122 0.0582831 1.37282L0.0582831 1.37282Z" koffice:nodeTypes="cccccccccccccccccccccccccccccccccccccccccccccccccccc"/>
          <draw:path draw:style-name="gr5" draw:id="shape323" draw:name="path658" draw:layer="g3243" svg:width="1.77230643840pt" svg:height="3.24440509816pt" draw:transform="matrix(1.06388280000 0.00000000000 0.00000000000 1.06388280000 44.14701816000pt 48.48571067027pt)" svg:viewBox="0 0 2 3" svg:d="M0.561587 0.0140495C0.540819 0.0759396 0.520051 0.137902 0.499283 0.202602C0.478409 0.270183 0.457641 0.337693 0.441026 0.405203C0.345281 0.751398 0.287024 1.10602 0.299485 1.41562C0.299485 1.4381 0.291178 1.45784 0.274563 1.47189C0.266256 1.48032 0.249642 1.48594 0.237181 1.48882C0.224614 1.49163 0.207999 1.49163 0.191385 1.48882C0.216306 1.5113 0.237181 1.53104 0.253795 1.54509C0.262102 1.55352 0.266256 1.56757 0.262102 1.58731C0.262102 1.60136 0.257949 1.62391 0.253795 1.64639C0.224614 1.76462 0.128974 1.98135 0 2.20643C0.00830719 2.28525 0.0166144 2.36407 0.0332287 2.43727C0.045796 2.5104 0.0624104 2.58079 0.0790248 2.6483C0.170617 2.98607 0.320359 3.21684 0.495023 3.2422C0.536666 3.24782 0.582462 3.2422 0.628151 3.23089C0.82369 3.17462 1.01923 2.94947 1.18569 2.6849C1.35205 2.42034 1.48518 2.11637 1.55174 1.90252C1.58923 1.77305 1.60584 1.67737 1.58923 1.65201C1.58923 1.65201 1.58923 1.65201 1.58923 1.6492C1.57677 1.62953 1.54759 1.59574 1.51851 1.55914C1.4561 1.48313 1.37708 1.39026 1.38123 1.35092C1.38123 1.3368 1.38954 1.33118 1.4103 1.33399C1.43118 1.33399 1.46856 1.3734 1.51436 1.41843C1.54343 1.44941 1.58092 1.48882 1.6183 1.52254C1.62246 1.52535 1.62661 1.52816 1.63502 1.53104C1.63502 1.53104 1.63918 1.53104 1.64333 1.53104C1.64333 1.53104 1.64749 1.53104 1.64749 1.52816C1.64749 1.52535 1.65164 1.52254 1.64749 1.51692L1.64749 1.51692C1.61415 1.21013 1.68902 0.89211 1.77231 0.576896C1.77231 0.576896 1.77231 0.576896 1.77231 0.579706C1.74312 0.619116 1.7099 0.658527 1.67656 0.697938C1.49764 0.903422 1.28133 1.08073 1.11082 1.05818L1.11082 1.05818L1.11082 1.05818C1.11082 1.05818 1.11082 1.05818 1.11082 1.05818C1.06918 1.05256 1.02754 1.03851 0.990153 1.01315C0.952664 0.990673 0.919435 0.959692 0.8861 0.920281C0.732204 0.742969 0.623998 0.405203 0.578308 0" koffice:nodeTypes="ccccccccccccccccccccccccccccccccccccccc"/>
          <draw:path draw:style-name="gr7" draw:id="shape324" draw:name="path660" draw:layer="g3243" svg:width="1.76400898560pt" svg:height="3.24440509816pt" draw:transform="matrix(1.06388280000 0.00000000000 0.00000000000 1.06388280000 44.15033747434pt 48.48571067027pt)" svg:viewBox="0 0 2 3" svg:d="M0.560271 0.0140495C0.539552 0.0759396 0.518832 0.137902 0.498113 0.202602C0.477288 0.270183 0.456568 0.337693 0.439993 0.405203C0.344472 0.751398 0.286351 1.10602 0.298889 1.41562C0.298889 1.4381 0.290495 1.45784 0.27392 1.47189L0.27392 1.47189C0.265632 1.48032 0.249057 1.48594 0.236625 1.48882C0.224087 1.49163 0.207512 1.49163 0.190936 1.48882C0.215799 1.5113 0.240769 1.53104 0.2532 1.54509L0.2532 1.54509L0.2532 1.54509L0.2532 1.54509C0.261488 1.55352 0.265632 1.56757 0.261488 1.58731C0.261488 1.60136 0.257344 1.62391 0.2532 1.64639C0.224087 1.76462 0.128672 1.98135 0 2.20643C0.00828772 2.28525 0.0165754 2.36407 0.0332571 2.43727C0.0456887 2.5104 0.0622641 2.58079 0.0788396 2.6483C0.170217 2.98607 0.319608 3.21684 0.493969 3.2422C0.535408 3.24782 0.581097 3.2422 0.622535 3.23089C0.817615 3.17462 1.0127 2.94947 1.17877 2.6849C1.34474 2.42034 1.47755 2.11637 1.54396 1.90533L1.54396 1.90533L1.54396 1.90533C1.58136 1.77586 1.59794 1.68018 1.58136 1.65482L1.58136 1.65482C1.58136 1.65482 1.58136 1.65482 1.58136 1.65201L1.58136 1.65201C1.56893 1.63234 1.53982 1.59855 1.51081 1.56195C1.44854 1.48594 1.3697 1.39307 1.37385 1.35373L1.37385 1.35373C1.37385 1.33961 1.38214 1.33399 1.40286 1.3368L1.40286 1.3368C1.42368 1.3368 1.46098 1.37621 1.50666 1.42124C1.53567 1.45222 1.57307 1.49163 1.61037 1.52254C1.61451 1.52535 1.61866 1.52816 1.62705 1.53104C1.62705 1.53104 1.63119 1.53104 1.63534 1.53104L1.63534 1.53104C1.63534 1.53104 1.63948 1.53104 1.63948 1.52816C1.63948 1.52535 1.64362 1.52254 1.63948 1.51692L1.63948 1.51692C1.60622 1.21013 1.68092 0.89211 1.76401 0.576896C1.76401 0.576896 1.76401 0.576896 1.76401 0.579706C1.7349 0.619116 1.70174 0.658527 1.66849 0.697938C1.49423 0.903422 1.27418 1.08073 1.10407 1.05818L1.10407 1.05818L1.10407 1.05818L1.10407 1.05818C1.10407 1.05818 1.10407 1.05818 1.10407 1.05818L1.10407 1.05818L1.10407 1.05818C1.06253 1.05256 1.02098 1.03851 0.983688 1.01315L0.983688 1.01315C0.946287 0.990673 0.913137 0.959692 0.879879 0.920281C0.726344 0.742969 0.618391 0.405203 0.572809 0L0.572809 0Z" koffice:nodeTypes="cccccccccccccccccccccccccccccccccccccccccccccccccccccccc"/>
          <draw:path draw:style-name="gr5" draw:id="shape325" draw:name="path662" draw:layer="g3243" svg:width="1.47010775040pt" svg:height="3.70894335740pt" draw:transform="matrix(1.06388280000 0.00000000000 0.00000000000 1.06388280000 45.20758164566pt 49.14395623629pt)" svg:viewBox="0 0 1 4" svg:d="M0.928275 1.18484C1.10636 1.22309 1.27689 0.983362 1.35264 0.872172C1.39435 0.813019 1.43228 0.750486 1.47011 0.687953L1.47011 2.06742C1.4285 2.23073 1.37922 2.39405 1.32238 2.56083C1.26554 2.72762 1.19357 2.90134 1.10636 3.082C0.985116 3.33569 0.799461 3.56501 0.651732 3.66579C0.625155 3.68314 0.598674 3.69701 0.57588 3.70395C0.556965 3.70751 0.534267 3.71098 0.519038 3.70751L0.519038 3.70751C0.352395 3.6762 0.197004 3.40863 0.0908875 3.00906C0.0719728 2.93265 0.0530581 2.84574 0.0379264 2.75893C0.0226976 2.67202 0.0113488 2.58165 0 2.48442C0.143946 2.12995 0.253845 1.75119 0.287988 1.53931C0.291771 1.49759 0.295554 1.45934 0.299337 1.43159C0.299337 1.40375 0.299337 1.37946 0.291771 1.36203L0.291771 1.36203C0.280422 1.33428 0.253845 1.29256 0.223581 1.2439C0.208353 1.21615 0.189438 1.18831 0.170523 1.15708C0.189438 1.18137 0.212136 1.21268 0.231147 1.23696C0.231147 1.23696 0.231147 1.23696 0.23493 1.2439C0.246279 1.25778 0.261411 1.2648 0.276542 1.26827C0.287988 1.26827 0.299337 1.26827 0.310686 1.26827C0.318252 1.2648 0.329601 1.26134 0.337263 1.25084C0.344829 1.24043 0.348612 1.22656 0.348612 1.20921C0.318252 0.820046 0.394008 0.409979 0.46986 0.0104074C0.46986 0.00693824 0.46986 0.00346912 0.46986 0C0.46986 0.0173456 0.473643 0.0382492 0.473643 0.059064C0.488775 0.21891 0.515256 0.375287 0.553182 0.535134L0.553182 0.538603L0.553182 0.538603C0.57588 0.639296 0.60624 0.743548 0.647949 0.84433C0.666864 0.896456 0.693345 0.952051 0.723705 1.00418L0.723705 1.00418C0.731271 1.01458 0.738837 1.03193 0.746403 1.04243L0.746403 1.04243L0.746403 1.04243L0.753969 1.04936L0.753969 1.04936L0.753969 1.04936C0.791895 1.10149 0.844953 1.15015 0.913143 1.17096" koffice:nodeTypes="ccccccccccccccccccccccccccccccccccccccccc"/>
          <draw:path draw:style-name="gr7" draw:id="shape326" draw:name="path664" draw:layer="g3243" svg:width="1.47010775040pt" svg:height="3.70191318242pt" draw:transform="matrix(1.06388280000 0.00000000000 0.00000000000 1.06388280000 45.20758164566pt 49.14395623629pt)" svg:viewBox="0 0 1 4" svg:d="M0.928275 1.18371L0.928275 1.18371L0.928275 1.18371C1.10636 1.22193 1.27689 0.982429 1.35264 0.871345C1.39435 0.812248 1.43228 0.749774 1.47011 0.6873L1.47011 2.06546C1.4285 2.22862 1.37922 2.39178 1.32238 2.5584C1.26554 2.72503 1.19357 2.89859 1.10636 3.07908C0.985116 3.33599 0.799461 3.56163 0.651732 3.65885C0.625155 3.67618 0.598674 3.69004 0.57588 3.69697C0.556965 3.70044 0.534267 3.70399 0.519038 3.70044L0.519038 3.70044L0.519038 3.70044C0.352395 3.66925 0.197004 3.40193 0.0908875 3.00274C0.0719728 2.9264 0.0530581 2.83958 0.0379264 2.75276C0.0226976 2.66602 0.0113488 2.57573 0 2.47851C0.143946 2.12446 0.253845 1.74607 0.287988 1.53438C0.291771 1.49271 0.295554 1.45449 0.299337 1.42677C0.299337 1.39895 0.299337 1.37469 0.291771 1.36074L0.291771 1.36074L0.291771 1.36074L0.291771 1.36074C0.280422 1.33301 0.253845 1.29133 0.223581 1.24272C0.208353 1.215 0.189438 1.18718 0.170523 1.15599C0.189438 1.18025 0.212136 1.21153 0.231147 1.23579L0.231147 1.23579L0.231147 1.23579L0.231147 1.23579C0.231147 1.23579 0.231147 1.23579 0.23493 1.24272C0.246279 1.25659 0.261411 1.26361 0.276639 1.26707C0.287988 1.26707 0.299337 1.26707 0.310686 1.26707C0.318252 1.26361 0.329601 1.26014 0.337263 1.24965C0.344829 1.23926 0.348612 1.22539 0.348612 1.20806C0.318252 0.819269 0.394008 0.40959 0.46986 0.0103975C0.46986 0.00693166 0.46986 0.00346583 0.46986 0C0.46986 0.0173291 0.473643 0.038213 0.473643 0.059008C0.488775 0.218703 0.515256 0.374932 0.553182 0.534626L0.553182 0.534626L0.553182 0.538092L0.553182 0.538092L0.553182 0.538092L0.553182 0.538092L0.553182 0.538092C0.57588 0.63869 0.60624 0.742843 0.647949 0.843529C0.666864 0.895606 0.693345 0.951148 0.723705 1.00322L0.723705 1.00322L0.723705 1.00322L0.723705 1.00322C0.731271 1.01362 0.738837 1.03095 0.746403 1.04144L0.746403 1.04144L0.746403 1.04144L0.746403 1.04144L0.753969 1.04837L0.753969 1.04837L0.753969 1.04837L0.753969 1.04837C0.791895 1.10045 0.844953 1.14906 0.913143 1.16985L0.913143 1.16985Z" koffice:nodeTypes="ccccccccccccccccccccccccccccccccccccccccccccccccccccccccccc"/>
          <draw:path draw:style-name="gr5" draw:id="shape327" draw:name="path666" draw:layer="g3243" svg:width="1.24529449280pt" svg:height="4.97459235968pt" draw:transform="matrix(1.06388280000 0.00000000000 0.00000000000 1.06388280000 44.79862509734pt 51.31827734762pt)" svg:viewBox="0 0 1 5" svg:d="M0 3.8343C0.0148347 3.92766 0.0320682 4.02102 0.0493648 4.108C0.0665984 4.19259 0.0838319 4.27637 0.101128 4.35138C0.187422 4.73201 0.281102 4.96262 0.367459 4.97459L0.367459 4.97459C0.384692 4.97459 0.404388 4.9714 0.424146 4.96262C0.443905 4.95305 0.466062 4.9315 0.488283 4.90597C0.606645 4.76553 0.732392 4.44155 0.850754 4.03379L0.850754 4.03379C0.865526 3.98033 0.880361 3.92447 0.897594 3.86542C0.912366 3.80557 0.929662 3.74652 0.944434 3.68748C1.02334 3.37547 1.09486 3.04831 1.12201 2.84881C1.12201 2.84881 1.12201 2.84562 1.12201 2.84562C1.13186 2.74268 1.07264 2.6182 1.0258 2.52803C0.998723 2.47457 0.976502 2.43148 0.978964 2.40355C0.978964 2.38759 0.98635 2.38121 0.996261 2.38121C1.00857 2.38121 1.01842 2.40914 1.03565 2.44983C1.06526 2.52484 1.11456 2.64294 1.15155 2.65251C1.17131 2.65571 1.19101 2.61182 1.20338 2.48095L1.20338 2.48095C1.20584 2.4626 1.20584 2.44026 1.2083 2.41871C1.21076 2.39717 1.21076 2.37482 1.21323 2.35328C1.22307 2.23837 1.23298 2.10671 1.24529 1.97025L1.24529 0C1.22554 0.0935215 1.20338 0.193267 1.1787 0.293013C1.13924 0.442631 1.0924 0.601586 1.03818 0.763652L1.03818 0.763652C1.02334 0.807301 1.00611 0.854062 0.98635 0.89771C0.969116 0.941359 0.949358 0.981816 0.929662 1.02235C0.82361 1.22807 0.697862 1.36835 0.621416 1.34657L0.621416 1.34657C0.611569 1.34345 0.599196 1.34034 0.589348 1.33412C0.5795 1.32781 0.569653 1.32159 0.559742 1.31225C0.517826 1.27483 0.47591 1.20317 0.438918 1.11276C0.387154 1.62705 0.328005 2.13543 0.26633 2.64932C0.261406 2.6964 0.256483 2.74268 0.251559 2.79296C0.2318 2.9733 0.192346 3.02676 0.152892 3.01718C0.152892 3.01718 0.15043 3.01718 0.15043 3.01718C0.16274 3.06426 0.167664 3.12331 0.155354 3.19513L0.155354 3.19513C0.15043 3.21987 0.145506 3.2478 0.140582 3.27573C0.138121 3.30126 0.130735 3.32919 0.123286 3.36031C0.0912808 3.50953 0.0518268 3.67471 0.00492386 3.84308" koffice:nodeTypes="ccccccccccccccccccccccccccccccccccccccccccc"/>
          <draw:path draw:style-name="gr7" draw:id="shape328" draw:name="path668" draw:layer="g3243" svg:width="1.24529449280pt" svg:height="4.98081843200pt" draw:transform="matrix(1.06388280000 0.00000000000 0.00000000000 1.06388280000 44.79862509734pt 51.31495803328pt)" svg:viewBox="0 0 1 5" svg:d="M0 3.83981C0.0148347 3.93323 0.0320682 4.02665 0.0493017 4.11369C0.0665984 4.19832 0.0838319 4.28216 0.101128 4.35722C0.187422 4.73809 0.281102 4.96565 0.367459 4.98082L0.367459 4.98082L0.367459 4.98082C0.384692 4.98082 0.404388 4.97762 0.424146 4.96884C0.443905 4.95926 0.466062 4.9377 0.488283 4.91215C0.606645 4.77162 0.732392 4.44744 0.850754 4.03943L0.850754 4.03943C0.865526 3.98593 0.880361 3.93004 0.897594 3.87095C0.912366 3.81107 0.929662 3.75198 0.944434 3.6929C1.02334 3.3807 1.09486 3.05333 1.12201 2.85371L1.12201 2.85371L1.12201 2.85371C1.12201 2.85371 1.12201 2.85052 1.12201 2.85052L1.12201 2.85052C1.13186 2.74751 1.07264 2.61976 1.0258 2.53273C0.998723 2.47923 0.976502 2.43611 0.978964 2.40817C0.978964 2.3922 0.98635 2.38581 0.996261 2.38581L0.996261 2.38581C1.00857 2.38581 1.01842 2.41376 1.03571 2.45448C1.06526 2.52953 1.11456 2.64771 1.15155 2.65409C1.17131 2.65729 1.19101 2.61337 1.20338 2.48242L1.20338 2.48242L1.20338 2.48242C1.20584 2.46406 1.20584 2.4425 1.2083 2.42014C1.21076 2.39859 1.21076 2.37623 1.21323 2.35467C1.22307 2.23969 1.23298 2.10874 1.24529 1.97141L1.24529 0C1.22554 0.09358 1.20338 0.193388 1.1787 0.293196C1.13924 0.442908 1.0924 0.601962 1.03818 0.76413L1.03818 0.76413L1.03818 0.76413C1.02334 0.807806 1.00611 0.854596 0.98635 0.898272C0.969116 0.941948 0.949358 0.98243 0.929662 1.02299C0.82361 1.22884 0.697862 1.36921 0.621416 1.34741L0.621416 1.34741L0.621416 1.34741C0.611569 1.34429 0.599196 1.34118 0.589348 1.33487C0.5795 1.32864 0.569653 1.32242 0.559742 1.31307C0.517826 1.27563 0.47591 1.20392 0.438918 1.11346C0.387154 1.62807 0.328005 2.13669 0.26633 2.64771C0.261406 2.69482 0.256483 2.74193 0.251559 2.79143C0.2318 2.97268 0.192346 3.02538 0.152892 3.0158C0.152892 3.0158 0.15043 3.0158 0.15043 3.0158C0.16274 3.06291 0.167664 3.12199 0.155354 3.19386L0.155354 3.19386L0.155354 3.19386L0.155354 3.19386C0.15043 3.21861 0.145506 3.24655 0.140582 3.2745C0.138121 3.30005 0.130735 3.328 0.123286 3.35914C0.0912808 3.50845 0.0518268 3.67373 0.00492386 3.84221L0.00492386 3.84221Z" koffice:nodeTypes="ccccccccccccccccccccccccccccccccccccccccccccccccccccccc"/>
          <draw:path draw:style-name="gr5" draw:id="shape329" draw:name="path670" draw:layer="g3243" svg:width="1.77533093120pt" svg:height="5.84314700034pt" draw:transform="matrix(1.06388280000 0.00000000000 0.00000000000 1.06388280000 43.33582880266pt 51.62407981965pt)" svg:viewBox="0 0 2 6" svg:d="M0 4.05067C0 4.07056 0.00293954 4.09477 0.00293954 4.11813C0.0382894 4.72264 0.100095 5.70594 0.312043 5.83048C0.394501 5.8815 0.509369 5.78378 0.665391 5.43871L0.665391 5.43871C0.700741 5.36088 0.738955 5.27353 0.777244 5.1784C0.815534 5.08414 0.856763 4.97949 0.897992 4.87139C1.10994 4.31098 1.33372 3.61134 1.43382 3.1279C1.45153 3.03017 1.43382 2.95234 1.39847 2.89526C1.38671 2.87797 1.37201 2.85807 1.36025 2.83732C1.35136 2.82781 1.34254 2.81397 1.33078 2.80359C1.30131 2.7664 1.2778 2.73959 1.28367 2.70932C1.28661 2.69203 1.29543 2.68597 1.30719 2.69203C1.31902 2.69549 1.33372 2.72316 1.35437 2.76035C1.36319 2.77678 1.37495 2.79754 1.38671 2.81743C1.40141 2.83472 1.41324 2.85807 1.42794 2.87797C1.44264 2.89526 1.45447 2.90564 1.46917 2.90823C1.49562 2.91169 1.52509 2.86499 1.54575 2.69895C1.55162 2.64879 1.5575 2.59776 1.56338 2.54414C1.63702 1.96298 1.71059 1.39185 1.77533 0.814233C1.76651 0.787164 1.75475 0.756722 1.743 0.722994C1.73124 0.689179 1.72234 0.652078 1.71059 0.614891C1.66642 0.442618 1.62813 0.233157 1.60167 0C1.58984 0.0371875 1.57808 0.0710022 1.56338 0.108103C1.53979 0.168987 1.51627 0.233157 1.48974 0.293954C1.35437 0.6014 1.19828 0.824351 1.03932 0.787164L1.03932 0.787164C1.0216 0.783791 1.00397 0.773673 0.986328 0.763554C0.971555 0.753349 0.953918 0.736485 0.93922 0.716248C0.87146 0.631755 0.812594 0.479719 0.765486 0.280463C0.744909 0.40543 0.724257 0.537143 0.700741 0.668942C0.67421 0.827724 0.644739 1.00337 0.612404 1.17902C0.456307 2.06071 0.291467 2.93245 0.244359 3.1279C0.194311 3.33805 0.132505 3.38821 0.0823825 3.36832C0.0794429 3.36832 0.0794429 3.36832 0.0735639 3.36832C0.100095 3.42886 0.117732 3.52658 0.0706243 3.77306C0.0618057 3.81717 0.0529871 3.86473 0.0412289 3.9123C0.0323349 3.959 0.0205768 4.00656 0.00587908 4.05759" koffice:nodeTypes="cccccccccccccccccccccccccccccccccccccc"/>
          <draw:path draw:style-name="gr7" draw:id="shape330" draw:name="path672" draw:layer="g3243" svg:width="1.77533093120pt" svg:height="5.84297403656pt" draw:transform="matrix(1.06388280000 0.00000000000 0.00000000000 1.06388280000 43.33582880266pt 51.62076050531pt)" svg:viewBox="0 0 2 6" svg:d="M0 4.05052C0 4.07041 0.00293954 4.09463 0.00293954 4.11798C0.0382894 4.72248 0.100095 5.70577 0.312043 5.83031C0.394501 5.88133 0.509369 5.78361 0.665391 5.43855L0.665391 5.43855C0.700741 5.36158 0.738955 5.27337 0.777244 5.1791C0.815534 5.08397 0.856763 4.97933 0.897992 4.87123C1.10994 4.31083 1.33372 3.6112 1.43382 3.12777C1.45153 3.03004 1.43382 2.95221 1.39847 2.89513C1.38671 2.87784 1.37201 2.85795 1.36025 2.83806C1.35136 2.82768 1.34254 2.81384 1.33078 2.80346C1.30131 2.76714 1.2778 2.73947 1.28367 2.7092C1.28661 2.69277 1.29543 2.68585 1.30719 2.69277L1.30719 2.69277C1.31902 2.69536 1.33372 2.72304 1.3543 2.76022C1.36319 2.77665 1.37495 2.79741 1.38671 2.8173C1.40141 2.8346 1.41324 2.85795 1.42794 2.87784C1.44264 2.89513 1.45447 2.90551 1.46917 2.90897C1.49562 2.91156 1.52509 2.86486 1.54575 2.69882C1.55162 2.64866 1.5575 2.59764 1.56338 2.54402C1.63702 1.96286 1.71059 1.39183 1.77533 0.814221C1.76651 0.787152 1.75475 0.756711 1.743 0.722983C1.73124 0.689169 1.72234 0.651982 1.71059 0.614882C1.66642 0.442611 1.62813 0.233153 1.60167 0C1.58991 0.0371869 1.57808 0.0710011 1.56338 0.108102C1.53979 0.168984 1.51627 0.233153 1.48974 0.29395C1.3543 0.601391 1.19828 0.824339 1.03932 0.787152L1.03932 0.787152L1.03932 0.787152L1.03932 0.787152C1.0216 0.78378 1.00397 0.773661 0.986328 0.763543C0.971555 0.753338 0.953918 0.736474 0.93922 0.716238C0.87146 0.631746 0.812594 0.479711 0.765486 0.280459C0.744909 0.405424 0.724257 0.537135 0.700741 0.668932C0.67421 0.827712 0.644739 1.00336 0.612404 1.179C0.456307 2.06059 0.291467 2.93232 0.244359 3.12777C0.194311 3.33792 0.132505 3.38808 0.0823825 3.36819C0.0794429 3.36819 0.0794429 3.36819 0.0735639 3.36819C0.100095 3.42872 0.117732 3.52645 0.0706243 3.77378C0.0618057 3.81702 0.0529871 3.86459 0.0412289 3.91215C0.0323349 3.95885 0.0205768 4.00642 0.00587908 4.05744L0.00587908 4.05744Z" koffice:nodeTypes="ccccccccccccccccccccccccccccccccccccccccccc"/>
          <draw:path draw:style-name="gr5" draw:id="shape331" draw:name="path674" draw:layer="g3243" svg:width="2.37899121920pt" svg:height="7.14021520823pt" draw:transform="matrix(1.06388280000 0.00000000000 0.00000000000 1.06388280000 41.87958602602pt 51.21520838195pt)" svg:viewBox="0 0 2 7" svg:d="M2.34488 0.460787C2.32786 0.384999 2.31765 0.306141 2.30404 0.227202C2.29724 0.179855 2.28694 0.0851603 2.28354 0C2.25291 0.0568005 2.2188 0.129356 2.18128 0.201993C2.14045 0.287153 2.09272 0.372395 2.04159 0.451333C2.01088 0.501832 1.95635 0.583841 1.89161 0.659629C1.82687 0.735336 1.74502 0.80167 1.65987 0.811124C1.50648 0.826879 1.43834 0.697523 1.3838 0.599677C1.377 0.583841 1.37011 0.571237 1.3633 0.558632C1.35309 0.542877 1.33948 0.504983 1.32587 0.47024C1.32247 0.489147 1.31906 0.508134 1.31566 0.527041C1.30877 0.574388 1.30196 0.615433 1.29516 0.659629C1.24062 0.987827 1.20311 1.2467 1.16908 1.48336C1.08383 2.0516 1.0225 2.48064 0.773744 3.52535C0.749837 3.62957 0.719212 3.66109 0.681694 3.65462C0.674888 3.65462 0.668082 3.65139 0.661277 3.64493C0.681694 3.74915 0.688499 3.88489 0.654384 4.04891C0.531709 4.63954 0.381724 5.24229 0.20792 5.83534C0.177294 5.94926 0.143179 6.06319 0.105661 6.17954C0.0716332 6.29023 0.037518 6.40415 0 6.51727C0.037518 6.78875 0.0852444 6.96569 0.139776 7.06023C0.160193 7.0982 0.180697 7.12325 0.204517 7.13294C0.221531 7.14264 0.238632 7.14264 0.259049 7.13294C0.279466 7.12325 0.29997 7.10466 0.320386 7.07639C0.374918 7.00044 0.419242 6.83965 0.460163 6.67482C0.487385 6.56494 0.518098 6.45101 0.552213 6.35971C0.596449 6.24902 0.678291 6.06642 0.777146 5.84504C1.03271 5.28026 1.40762 4.4529 1.5508 3.89459L1.5508 3.89459C1.62235 3.61018 1.57462 3.55362 1.53379 3.5003C1.50648 3.46879 1.48266 3.43728 1.47917 3.37102C1.47917 3.3484 1.48947 3.33628 1.51328 3.36456C1.51669 3.36133 1.52009 3.36133 1.52009 3.37102L1.52009 3.37102C1.52009 3.37102 1.52009 3.37102 1.52009 3.37102C1.52349 3.37668 1.5303 3.38637 1.53719 3.3993C1.55421 3.43081 1.58483 3.47525 1.61895 3.48414C1.65646 3.49383 1.70419 3.45586 1.75532 3.28538C1.80636 3.12136 1.97004 2.42731 2.13704 1.67905C2.16767 1.54331 2.19838 1.39496 2.23241 1.24032C2.26312 1.09197 2.29375 0.950014 2.32106 0.811124L2.32106 0.811124C2.32446 0.798519 2.32446 0.795368 2.32446 0.788985C2.34147 0.706976 2.35857 0.624886 2.37899 0.542877C2.37899 0.542877 2.36198 0.485996 2.35857 0.467089" koffice:nodeTypes="ccccccccccccccccccccccccccccccccccccccccccccc"/>
          <draw:path draw:style-name="gr7" draw:id="shape332" draw:name="path676" draw:layer="g3243" svg:width="2.38580168000pt" svg:height="7.12083703223pt" draw:transform="matrix(1.06388280000 0.00000000000 0.00000000000 1.06388280000 41.87958602602pt 51.21520838195pt)" svg:viewBox="0 0 2 7" svg:d="M2.34823 0.460161C2.33119 0.384476 2.32097 0.305725 2.30734 0.226893C2.30044 0.17961 2.29021 0.0850447 2.2868 0C2.25614 0.0567233 2.22197 0.129181 2.1844 0.201719C2.14351 0.286764 2.09571 0.368742 2.04451 0.450721L2.04451 0.450721C2.01375 0.50115 1.95914 0.583048 1.89431 0.658733C1.82948 0.734337 1.74752 0.800582 1.66224 0.810022C1.50863 0.825756 1.43699 0.696576 1.38578 0.598863C1.37897 0.583048 1.37207 0.570461 1.36525 0.557874C1.35503 0.54214 1.3414 0.504297 1.32777 0.469601C1.32436 0.488482 1.32095 0.507444 1.31754 0.526325C1.31064 0.573608 1.30382 0.614597 1.29701 0.658733C1.2424 0.986486 1.20483 1.24501 1.17075 1.4782C1.08538 2.04882 1.02055 2.47404 0.77485 3.51733C0.750909 3.62142 0.72024 3.65289 0.682669 3.6432L0.682669 3.6432C0.675853 3.6432 0.669038 3.63998 0.662223 3.63433C0.682669 3.73842 0.689484 3.87397 0.65532 4.03777C0.532469 4.62679 0.38227 5.22871 0.208217 5.81854C0.177548 5.9315 0.143384 6.04527 0.105812 6.16146C0.0717357 6.272 0.0375717 6.38577 0 6.49874C0.0375717 6.76662 0.0853664 6.94332 0.139976 7.04096C0.160422 7.07888 0.180956 7.10147 0.204809 7.11358C0.221848 7.12326 0.238973 7.12326 0.259419 7.11358C0.279865 7.10389 0.300399 7.08533 0.320845 7.05709C0.375455 6.98125 0.419842 6.82068 0.460821 6.65688C0.488082 6.54634 0.518839 6.43257 0.553003 6.3414L0.553003 6.3414C0.597302 6.23085 0.679261 6.0485 0.778258 5.82742C1.03418 5.26341 1.40964 4.4412 1.55302 3.87962L1.55302 3.87962L1.55302 3.87962L1.55302 3.87962C1.62467 3.59641 1.57687 3.53912 1.5359 3.48586C1.50863 3.4544 1.48478 3.42615 1.48137 3.35676L1.48137 3.35676C1.48137 3.33498 1.4916 3.32207 1.51545 3.35031C1.51886 3.34708 1.52226 3.34708 1.52226 3.35676L1.52226 3.35676C1.52226 3.35676 1.52226 3.35676 1.52226 3.35676C1.52567 3.36322 1.53249 3.37209 1.53939 3.385C1.55643 3.41647 1.5871 3.46085 1.62126 3.47053C1.65883 3.47941 1.70663 3.44149 1.75783 3.27123C1.80903 3.10744 1.97278 2.41433 2.1401 1.66733C2.17077 1.53177 2.20153 1.38363 2.2356 1.22919C2.26636 1.08105 2.29703 0.939203 2.32778 0.803729L2.32778 0.803729L2.32778 0.803729C2.33119 0.791061 2.33119 0.787914 2.33119 0.78162C2.34823 0.699722 2.36536 0.614597 2.3858 0.535765L2.3858 0.535765C2.3858 0.535765 2.36876 0.479042 2.36536 0.460161L2.36536 0.460161Z" koffice:nodeTypes="ccccccccccccccccccccccccccccccccccccccccccccccccccccccc"/>
          <draw:path draw:style-name="gr5" draw:id="shape333" draw:name="path678" draw:layer="g3243" svg:width="3.14540032853pt" svg:height="11.18158668245pt" draw:transform="matrix(1.06388280000 0.00000000000 0.00000000000 1.06388280000 39.83497350566pt 51.12209735930pt)" svg:viewBox="0 0 3 11" svg:d="M1.59031 4.48562C1.68632 4.00915 1.66068 3.79755 1.61915 3.67091C1.62873 3.68326 1.6447 3.68944 1.65748 3.69253C1.70549 3.70102 1.75349 3.65623 1.78871 3.48711C1.81427 3.34811 1.82713 3.20679 1.83991 3.0647C1.8463 2.96199 1.85588 2.85697 1.86866 2.76276C1.90389 2.52491 1.92633 2.37123 1.9423 2.27161C1.95508 2.16891 1.96467 2.12643 1.96786 2.09323C1.96786 2.07238 1.97106 2.05693 1.97106 2.03299C1.97433 1.96967 1.98072 1.83684 2.02873 1.33636C2.05109 1.10407 2.06706 0.91402 2.07992 0.748143C2.08631 0.627443 2.0959 0.518866 2.09909 0.41029C2.10867 0.443419 2.12145 0.476625 2.13431 0.506819C2.20149 0.672696 2.28471 0.778261 2.38064 0.796408C2.41586 0.802432 2.45108 0.79942 2.4895 0.784284C2.52464 0.772237 2.55987 0.748143 2.59509 0.717949C2.75188 0.58219 2.91825 0.286577 3.0494 0C3.05267 0.0332062 3.05587 0.0603117 3.06226 0.0874945C3.08142 0.223254 3.11026 0.346889 3.1454 0.452454C3.06865 0.901973 3.02384 1.21867 2.98222 1.49922C2.90227 2.04226 2.84461 2.45232 2.61106 3.44773C2.59509 3.51723 2.58542 3.54426 2.57265 3.54117C2.55667 3.53808 2.53423 3.49638 2.50867 3.44464C2.49589 3.40835 2.47983 3.37823 2.46706 3.35429C2.45747 3.33653 2.44789 3.32417 2.4415 3.31491C2.3935 3.24849 2.3903 3.29405 2.39669 3.31799L2.39669 3.31799C2.39669 3.31799 2.39669 3.32108 2.39989 3.32108C2.45428 3.39985 2.4927 3.4902 2.50867 3.58673C2.52464 3.68017 2.52784 3.80064 2.50228 3.94582C2.50228 3.94582 2.50228 3.94582 2.50228 3.94582C2.50228 3.94582 2.50228 3.94582 2.50228 3.94582C2.47664 4.07247 2.44789 4.20221 2.41905 4.32885C2.3903 4.4555 2.36147 4.58524 2.32944 4.71497C2.16946 5.37523 1.97753 6.04245 1.76307 6.68186C1.75029 6.72356 1.7471 6.73592 1.74071 6.74827C1.6991 6.87183 1.67993 6.92898 1.66715 6.93206C1.66068 6.93206 1.63831 6.90812 1.5999 6.8533C1.58712 6.82318 1.56795 6.79924 1.55189 6.77839C1.53911 6.76294 1.52953 6.75368 1.51995 6.74518C1.51348 6.739 1.50709 6.73592 1.50389 6.73283C1.48472 6.7058 1.46555 6.69962 1.45589 6.7058C1.4463 6.70271 1.44311 6.7058 1.4495 6.71815C1.4495 6.72665 1.45589 6.74209 1.47514 6.75677C1.51028 6.80233 1.54231 6.83862 1.56475 6.87183C1.56475 6.87183 1.56475 6.87183 1.56475 6.87183C1.60309 6.95291 1.62873 7.07956 1.57434 7.26413C1.49111 7.54754 1.41108 7.83095 1.31835 8.11127C1.22874 8.38928 1.12954 8.66651 1.01436 8.93525L1.01436 8.93525C0.969555 9.04336 0.924747 9.14916 0.886328 9.25186C0.847992 9.35148 0.812768 9.4511 0.777544 9.54763C0.604784 10.0357 0.505584 10.4311 0.451192 10.7145C0.428747 10.8442 0.374355 11.0195 0.300795 11.1161C0.27835 11.1493 0.252792 11.1732 0.227152 11.1794C0.204789 11.1856 0.17915 11.1794 0.153592 11.1524C0.105589 11.1037 0.0511973 10.9956 0 10.7994C0.124758 10.1446 0.361576 9.36924 0.419163 9.18236C0.422358 9.1646 0.428747 9.14916 0.428747 9.14607C0.467165 9.01324 0.505584 8.88042 0.544002 8.75377C0.684734 8.28348 0.803184 7.885 0.863965 7.69812C0.96636 7.37842 0.972749 7.17609 0.94711 7.05253C0.988723 7.09192 1.02075 7.09501 1.04631 7.07647C1.07514 7.05562 1.09112 6.9923 1.10717 6.92589C1.11037 6.91353 1.11356 6.89886 1.11676 6.8865C1.24151 6.39845 1.32474 5.90653 1.40789 5.41462C1.45908 5.10418 1.51348 4.78988 1.57753 4.47635" koffice:nodeTypes="ccccccccccccccccccccccccccccccccccccccccccccccccccccccccccccccccccc"/>
          <draw:path draw:style-name="gr7" draw:id="shape334" draw:name="path680" draw:layer="g3243" svg:width="3.15179300053pt" svg:height="11.18183766113pt" draw:transform="matrix(1.06388280000 0.00000000000 0.00000000000 1.06388280000 39.83165419133pt 51.12873598797pt)" svg:viewBox="0 0 3 11" svg:d="M1.59513 4.47966C1.69123 4.00318 1.66556 3.79158 1.62399 3.66493C1.63358 3.67729 1.64957 3.68347 1.66236 3.68656C1.71042 3.69505 1.75847 3.65026 1.79373 3.48114C1.81931 3.34213 1.83218 3.20081 1.84498 3.05872C1.85137 2.95601 1.86097 2.8533 1.87376 2.75986C1.90902 2.52201 1.93148 2.36833 1.94747 2.26871C1.96027 2.166 1.96986 2.12353 1.97306 2.09032L1.97306 2.09032C1.97306 2.06947 1.97626 2.05402 1.97626 2.03317C1.97954 1.96985 1.98593 1.83702 2.03398 1.33637C2.05637 1.10408 2.07236 0.914033 2.08523 0.748154C2.09163 0.627451 2.10122 0.518873 2.10442 0.410295C2.11401 0.443425 2.12681 0.476631 2.13968 0.506826C2.20692 0.672705 2.29023 0.778271 2.38625 0.796419C2.42151 0.802443 2.45677 0.799431 2.49523 0.784295C2.53041 0.772248 2.56566 0.748154 2.60092 0.717959C2.75787 0.582198 2.92441 0.286581 3.05569 0C3.05897 0.0332067 3.06217 0.0573008 3.06856 0.0874957C3.08775 0.223257 3.11662 0.346894 3.15179 0.452537C3.07496 0.901985 3.03011 1.21868 2.98845 1.49924C2.90842 2.04244 2.84749 2.4525 2.61691 3.44793C2.60092 3.51743 2.59125 3.54446 2.57846 3.54137C2.56247 3.53829 2.54 3.49658 2.51442 3.44484C2.50162 3.40855 2.48555 3.37843 2.47276 3.35449C2.46317 3.33596 2.45357 3.32437 2.44718 3.31511C2.39912 3.24869 2.39593 3.29425 2.40232 3.31819L2.40232 3.31819L2.40232 3.31819L2.40232 3.31819L2.40232 3.31819L2.40232 3.31819L2.40232 3.31819L2.40232 3.31819L2.40232 3.31819C2.40232 3.31819 2.40232 3.32128 2.40552 3.32128L2.40552 3.32128C2.45997 3.40005 2.49843 3.49041 2.51442 3.58694C2.53041 3.68038 2.5336 3.80085 2.50802 3.94603L2.50802 3.94603L2.50802 3.94603C2.50802 3.94603 2.50802 3.94603 2.50802 3.94603L2.50802 3.94603C2.50802 3.94603 2.50802 3.94603 2.50802 3.94603L2.50802 3.94603C2.48235 4.07268 2.45357 4.20242 2.42471 4.32907C2.39593 4.45572 2.36706 4.58545 2.335 4.71519C2.17486 5.37546 1.98273 6.04191 1.76486 6.68211C1.75207 6.72381 1.74887 6.73616 1.74248 6.74775C1.70082 6.87208 1.68163 6.92923 1.66876 6.93231C1.66236 6.93231 1.63998 6.9076 1.60152 6.85355C1.58873 6.82343 1.56954 6.79949 1.55347 6.77864C1.54068 6.76319 1.53108 6.75393 1.52149 6.74543C1.51501 6.73925 1.50862 6.73616 1.50542 6.73307C1.48623 6.70605 1.46704 6.69987 1.45737 6.70605C1.44777 6.70296 1.44458 6.70605 1.45097 6.71763C1.45097 6.7269 1.45737 6.74234 1.47664 6.75701C1.51501 6.80258 1.54388 6.83887 1.56626 6.87208C1.56626 6.87208 1.56626 6.87208 1.56626 6.87208C1.60472 6.95317 1.63038 7.07981 1.57594 7.26361C1.49263 7.5478 1.41251 7.83121 1.31969 8.11154C1.22998 8.38877 1.13068 8.66678 1.01539 8.93475L1.01539 8.93475C0.970539 9.04364 0.925686 9.14944 0.887228 9.25215C0.848771 9.35177 0.813593 9.45061 0.778334 9.54715C0.605398 10.0359 0.506097 10.4313 0.45165 10.7147C0.429182 10.8445 0.374735 11.0198 0.3011 11.1163C0.278632 11.1495 0.253049 11.1735 0.227383 11.1796C0.204997 11.1858 0.179332 11.1796 0.153748 11.1526C0.105697 11.104 0.0544473 10.9951 0 10.7997C0.124884 10.1448 0.361943 9.36953 0.419589 9.17956C0.422787 9.16102 0.429182 9.14635 0.429182 9.14326C0.46764 9.01043 0.506097 8.87761 0.544555 8.75096C0.685429 8.28066 0.804 7.88218 0.864843 7.6953C0.967341 7.37558 0.973737 7.17326 0.948072 7.0497C0.989727 7.08908 1.02179 7.09217 1.04737 7.07364C1.07624 7.05279 1.09223 6.98946 1.10822 6.92305C1.1115 6.91069 1.11469 6.89602 1.11789 6.88366C1.24278 6.39483 1.32609 5.90368 1.40932 5.41176C1.46057 5.10131 1.51501 4.78701 1.57914 4.47348L1.57914 4.47348Z" koffice:nodeTypes="cccccccccccccccccccccccccccccccccccccccccccccccccccccccccccccccccccccccccccccccccc"/>
          <draw:path draw:style-name="gr5" draw:id="shape335" draw:name="path682" draw:layer="g3243" svg:width="2.20492416213pt" svg:height="12.24618597073pt" draw:transform="matrix(1.06388280000 0.00000000000 0.00000000000 1.06388280000 39.22319834035pt 50.91595942797pt)" svg:viewBox="0 0 2 12" svg:d="M0.817116 9.77703L0.817116 9.77703C0.849282 9.63802 0.881448 9.49902 0.913615 9.36648C1.03151 8.87431 1.13062 8.45729 1.18151 8.26172C1.29138 7.83258 1.26724 7.61761 1.22705 7.51659C1.211 7.49154 1.1922 7.46325 1.17616 7.43739C1.16813 7.43092 1.16278 7.42203 1.16546 7.41557C1.16004 7.39941 1.16546 7.39052 1.18151 7.39941C1.18686 7.39941 1.1922 7.40264 1.19755 7.4091C1.20023 7.4091 1.20297 7.41557 1.20832 7.42203C1.21367 7.4285 1.22437 7.44062 1.23507 7.46002C1.24042 7.46891 1.24577 7.48184 1.25119 7.498C1.25119 7.498 1.25119 7.498 1.25119 7.50043C1.25921 7.51336 1.26991 7.52952 1.27526 7.53841C1.30743 7.58932 1.32615 7.60145 1.33692 7.59256C1.35297 7.57639 1.36367 7.51982 1.37711 7.45678C1.37978 7.44385 1.38246 7.43092 1.38513 7.41557C1.48959 6.904 1.55927 6.39243 1.62888 5.87844C1.67175 5.55275 1.71736 5.2214 1.77092 4.89328C1.87538 4.25241 1.80844 4.08188 1.76557 3.9647C1.74945 3.92106 1.73341 3.88308 1.73341 3.82893C1.73073 3.81357 1.73073 3.79418 1.73341 3.78529C1.73341 3.76023 1.73876 3.757 1.74678 3.76912C1.7548 3.76912 1.76557 3.78205 1.76557 3.8265C1.76557 3.8265 1.76557 3.8265 1.76557 3.8265L1.76557 3.8265C1.7736 3.85479 1.82449 4.02208 1.87003 4.0342C1.89149 4.03744 1.91557 3.99945 1.93971 3.86125C1.93971 3.85479 1.93971 3.85156 1.93971 3.84832C1.96111 3.71579 1.97181 3.56385 1.9799 3.41919C1.98525 3.3117 1.99327 3.20422 2.00665 3.1032C2.03614 2.84781 2.05486 2.68941 2.0683 2.58839C2.08168 2.48091 2.08703 2.43727 2.0897 2.40575C2.0897 2.38635 2.09238 2.371 2.09238 2.34594C2.09505 2.2821 2.1004 2.1439 2.14059 1.61633C2.15671 1.37954 2.17276 1.18073 2.18346 1.00075C2.19155 0.827158 2.19957 0.672394 2.20492 0.520944C2.20225 0.501952 2.1969 0.479889 2.19155 0.457745C2.18881 0.435682 2.18346 0.413538 2.18078 0.388324C2.16473 0.293607 2.15136 0.18313 2.14059 0.0695023C2.12989 0.104173 2.11919 0.138924 2.10849 0.173675C1.96378 0.606124 1.76825 0.9976 1.58067 0.950241L1.58067 0.950241C1.55659 0.943938 1.53513 0.93133 1.51105 0.909187C1.49226 0.890276 1.47086 0.861828 1.45207 0.827158C1.36367 0.669242 1.29405 0.369332 1.25654 0C1.21902 0.120013 1.17883 0.243096 1.14934 0.322054C1.20023 1.4901 1.18151 1.82783 1.14399 2.58193C1.13329 2.83165 1.1145 3.12502 1.09845 3.51051C1.09845 3.56708 1.09578 3.58001 1.0931 3.6083C1.0931 3.64305 1.08775 3.70609 1.07163 3.9841C1.06628 4.1134 1.04221 4.15785 0.993996 4.13199C0.991321 4.13199 0.988577 4.12957 0.983228 4.12633C1.02074 4.20796 1.05023 4.32191 1.02877 4.58052C1.02074 4.68478 1.01272 4.79549 1.00469 4.90864C0.991321 5.14543 0.977878 5.38222 0.964504 5.61902C0.929663 6.28818 0.894822 6.9638 0.787693 7.60145C0.785019 7.61761 0.785019 7.63054 0.782344 7.64266C0.774319 7.70247 0.766226 7.75015 0.744828 7.76874C0.726036 7.7849 0.701963 7.77843 0.667122 7.74045C0.693938 7.85117 0.699288 8.05321 0.610882 8.49851C0.610882 8.49851 0.610882 8.49851 0.610882 8.49851C0.59209 8.58983 0.49566 9.14585 0.393881 9.73581C0.270635 10.4526 0.136689 11.226 0.117897 11.3109C0.0911488 11.4378 0.0670071 11.5412 0.0482835 11.6333C0.0321661 11.7247 0.0161174 11.8071 0 11.8952C0.0321661 12.031 0.0777063 12.1473 0.131271 12.208C0.152738 12.233 0.179554 12.2484 0.203627 12.2459C0.227769 12.2459 0.251842 12.2298 0.275984 12.1918C0.329549 12.1102 0.385788 11.9396 0.425979 11.6398L0.425979 11.6366C0.522477 10.9262 0.742153 10.0324 0.795718 9.8239C0.798393 9.80855 0.801067 9.79885 0.803742 9.78673" koffice:nodeTypes="ccccccccccccccccccccccccccccccccccccccccccccccccccccccccccccccccccccccccc"/>
          <draw:path draw:style-name="gr7" draw:id="shape336" draw:name="path684" draw:layer="g3243" svg:width="2.20492416213pt" svg:height="12.25257130271pt" draw:transform="matrix(1.06388280000 0.00000000000 0.00000000000 1.06388280000 39.21987902602pt 50.91264011363pt)" svg:viewBox="0 0 2 12" svg:d="M0.817116 9.7827L0.817116 9.7827C0.849282 9.64366 0.881448 9.50462 0.913615 9.37204C1.03144 8.87974 1.13062 8.46262 1.18151 8.267C1.29138 7.83775 1.26456 7.62272 1.22705 7.52168C1.211 7.49662 1.1922 7.46832 1.17616 7.44246C1.16813 7.43599 1.16271 7.4271 1.16546 7.42063C1.16004 7.40446 1.16546 7.39557 1.18151 7.40446C1.18686 7.40446 1.1922 7.4077 1.19755 7.41416C1.20023 7.41416 1.2029 7.42063 1.20832 7.4271C1.21367 7.43356 1.22437 7.44569 1.23507 7.46509C1.24042 7.47398 1.24577 7.48692 1.25119 7.50308C1.25119 7.50308 1.25119 7.50308 1.25119 7.50551C1.25921 7.51844 1.26991 7.53461 1.27526 7.5435C1.30743 7.59443 1.32615 7.60656 1.33692 7.59766C1.35297 7.5815 1.36367 7.52491 1.37711 7.46186C1.37978 7.44892 1.38246 7.43599 1.38513 7.42063C1.48959 6.90893 1.55927 6.39723 1.62888 5.8831C1.67175 5.55733 1.71729 5.22589 1.77092 4.89769C1.87538 4.25989 1.80844 4.08609 1.76557 3.96887C1.74945 3.92522 1.73341 3.88723 1.73341 3.83307C1.73073 3.81771 1.73073 3.79831 1.73341 3.78941C1.73341 3.76435 1.73876 3.76112 1.74678 3.77325C1.7548 3.77325 1.76557 3.78618 1.76557 3.83064C1.76557 3.83064 1.76557 3.83064 1.76557 3.83064L1.76557 3.83064C1.7736 3.85893 1.82449 4.02627 1.87003 4.03839C1.89142 4.04163 1.91557 4.00363 1.93971 3.8654C1.93971 3.85893 1.93971 3.8557 1.93971 3.85247L1.93971 3.85247C1.96111 3.71989 1.97181 3.57115 1.9799 3.42322C1.98525 3.31571 1.99327 3.20819 2.00665 3.10715C2.03614 2.8517 2.05486 2.69326 2.0683 2.59221C2.08168 2.4847 2.08703 2.44105 2.0897 2.40952L2.0897 2.40952C2.0897 2.39012 2.09238 2.37476 2.09238 2.3497C2.09505 2.28584 2.1004 2.14761 2.14059 1.6199C2.15671 1.38305 2.17276 1.18419 2.18346 1.00416C2.19148 0.830523 2.19957 0.67572 2.20492 0.52423C2.20225 0.505234 2.1969 0.483165 2.19148 0.461016C2.18881 0.438947 2.18346 0.416798 2.18078 0.391576C2.16473 0.296835 2.15136 0.18633 2.14059 0.0726728C2.12989 0.107352 2.11919 0.142112 2.10849 0.176872C1.96378 0.609433 1.76825 1.00101 1.58067 0.953639L1.58067 0.953639L1.58067 0.953639C1.55659 0.947333 1.53513 0.934723 1.51105 0.912573L1.51105 0.912573C1.49226 0.893657 1.47086 0.865203 1.45207 0.830523C1.36367 0.672567 1.29405 0.37258 1.25654 0C1.21902 0.120044 1.17883 0.243159 1.14934 0.322137C1.20023 1.49048 1.18151 1.83145 1.14399 2.58332C1.13329 2.8323 1.1145 3.12574 1.09845 3.51133C1.09845 3.56792 1.09578 3.58085 1.0931 3.60915C1.0931 3.64391 1.08775 3.70696 1.07163 3.98504C1.06628 4.11438 1.04221 4.15884 0.993996 4.13378C0.991252 4.13378 0.988577 4.13055 0.983228 4.12731C1.02074 4.20896 1.05023 4.32294 1.02877 4.58162C1.02074 4.6859 1.01272 4.79665 1.00469 4.90982C0.991252 5.14667 0.977878 5.38353 0.964504 5.62038C0.929663 6.29052 0.892148 6.96552 0.787693 7.60413C0.785019 7.61949 0.785019 7.63242 0.782344 7.64455C0.774251 7.70518 0.766226 7.75206 0.744828 7.77146C0.726036 7.78682 0.701963 7.78036 0.667122 7.74236C0.693938 7.85311 0.699288 8.0552 0.610882 8.50062L0.610882 8.50062C0.610882 8.50062 0.610882 8.50062 0.610882 8.50062L0.610882 8.50062C0.59209 8.59196 0.498335 9.14812 0.393881 9.74147C0.270635 10.4585 0.136689 11.2289 0.117897 11.317C0.0911488 11.4439 0.0670071 11.545 0.0482835 11.6396C0.0321661 11.7309 0.0161174 11.8134 0 11.9015C0.0321661 12.0373 0.0777063 12.1537 0.131271 12.2143C0.152738 12.2394 0.179554 12.2547 0.203627 12.2523C0.227769 12.2523 0.251842 12.2362 0.275984 12.1982L0.275984 12.1982C0.329549 12.1165 0.385788 11.9459 0.425979 11.646L0.425979 11.6428L0.425979 11.6428C0.522477 10.9322 0.742153 10.0381 0.795718 9.82716C0.798393 9.81099 0.801067 9.80129 0.803742 9.78917L0.803742 9.78917Z" koffice:nodeTypes="ccccccccccccccccccccccccccccccccccccccccccccccccccccccccccccccccccccccccccccccccccc"/>
          <draw:path draw:style-name="gr5" draw:id="shape337" draw:name="path686" draw:layer="g3243" svg:width="1.80368460563pt" svg:height="12.38210211877pt" draw:transform="matrix(1.06388280000 0.00000000000 0.00000000000 1.06388280000 38.61814691434pt 50.74973837930pt)" svg:viewBox="0 0 2 12" svg:d="M0.445122 11.9371C0.460012 11.8574 0.474827 11.7903 0.486679 11.7294C0.531198 11.5069 0.560904 11.3546 0.635052 11.065C0.635052 11.065 0.635052 11.065 0.635052 11.065L0.635052 11.065C0.655869 10.9791 0.804243 10.235 0.940765 9.5456C1.05351 8.97252 1.16032 8.43302 1.18114 8.34714C1.32655 7.71629 1.2464 7.6062 1.19003 7.53281C1.17225 7.50861 1.1544 7.48753 1.14847 7.45083L1.18114 7.43834L1.18114 7.43834C1.18114 7.43834 1.18114 7.43834 1.1841 7.44146C1.1841 7.44458 1.18707 7.44458 1.19003 7.44771C1.19892 7.46254 1.21974 7.49065 1.24344 7.5211C1.30285 7.60308 1.33248 7.62728 1.34137 7.61869C1.35329 7.60932 1.35922 7.5695 1.36811 7.51797C1.37107 7.50548 1.37107 7.48753 1.37404 7.47816C1.39181 7.37432 1.40967 7.27048 1.42448 7.16429C1.50167 6.64821 1.53426 6.10559 1.56693 5.56921C1.58775 5.23036 1.60849 4.89151 1.64115 4.55969C1.66782 4.26378 1.61441 4.17244 1.56397 4.08968C1.55508 4.07172 1.54323 4.05298 1.5313 4.03502C1.52241 4.01316 1.50759 4.01082 1.49574 4.0077C1.46604 3.99833 1.44826 3.99208 1.47493 3.92181L1.48678 3.88824L1.50463 3.91557C1.57285 4.01629 1.6233 4.08655 1.65301 4.10217C1.66782 4.10841 1.67967 4.08031 1.68567 3.99208C1.70049 3.72975 1.70641 3.66573 1.70938 3.62903C1.70938 3.60795 1.71234 3.59546 1.7153 3.53768C1.73316 3.16604 1.74797 2.88185 1.76279 2.64137C1.80434 1.93362 1.82508 1.60422 1.77167 0.533725C1.76575 0.545904 1.75982 0.561207 1.7539 0.573387C1.73908 0.606881 1.71827 0.640454 1.70049 0.670981C1.60552 0.829553 1.50167 0.927147 1.39781 0.905833L1.39781 0.905833C1.37404 0.902788 1.34729 0.887485 1.32063 0.86617C1.29685 0.847823 1.27314 0.820418 1.25233 0.786846C1.14847 0.637409 1.05943 0.35376 1.00603 0C0.997136 0.0396624 0.985285 0.0793248 0.970394 0.122032C0.851725 0.51241 0.697426 0.817373 0.525272 0.799025L0.525272 0.799025C0.525272 0.799025 0.525272 0.799025 0.525272 0.799025L0.525272 0.799025C0.510458 0.799025 0.489641 0.789891 0.471864 0.777711C0.457049 0.768576 0.436233 0.750228 0.418455 0.731958C0.329416 0.640454 0.237413 0.475793 0.225562 0.414815C0.21371 0.35376 0.204745 0.292783 0.192894 0.234851C0.201782 0.311053 0.210671 0.390378 0.222599 0.472748C0.243339 0.622184 0.267119 0.780756 0.296748 0.94854C0.299711 0.97899 0.305637 1.01256 0.311638 1.04613C0.462975 1.93057 0.611349 2.79674 0.706314 3.6993C0.724092 3.90073 0.721129 4.02253 0.706314 4.08968C0.697426 4.117 0.685498 4.13574 0.670683 4.14745C0.655869 4.15994 0.635052 4.15994 0.614312 4.15058C0.614312 4.15058 0.614312 4.15058 0.614312 4.15058C0.64698 4.23646 0.670683 4.35513 0.661795 4.50738C0.661795 4.5105 0.661795 4.5105 0.661795 4.51363C0.661795 4.55345 0.658832 4.6323 0.655869 4.73302C0.655869 4.83686 0.649943 4.9649 0.649943 5.11169C0.635052 5.85575 0.617275 7.02688 0.623201 7.33137C0.623201 7.3345 0.623201 7.33762 0.623201 7.34387C0.623201 7.45395 0.626164 7.71941 0.557941 7.76782C0.543126 7.77719 0.528235 7.78031 0.510458 7.77094C0.546089 7.86541 0.569792 8.02078 0.554978 8.31669C0.552015 8.39008 0.549052 8.45722 0.546089 8.52125C0.534161 8.81715 0.52231 9.01859 0.483716 9.37227C0.468901 9.53389 0.448161 9.69863 0.427344 9.85402C0.406604 10.0125 0.385787 10.1616 0.36801 10.299C0.314601 10.6832 0.228525 11.0189 0.139485 11.3726C0.100891 11.5194 0.0652602 11.6716 0.0267423 11.8301C0.0237793 11.8457 0.0177775 11.8699 0.0118517 11.8941C0.00888876 11.916 0.00296292 11.9371 0 11.955C0.0326681 12.1448 0.0831137 12.2759 0.142448 12.3399C0.166227 12.3673 0.192894 12.3821 0.216673 12.3821C0.240376 12.3821 0.267119 12.3704 0.293785 12.3423C0.353195 12.2814 0.409567 12.1471 0.454086 11.9402" koffice:nodeTypes="ccccccccccccccccccccccccccccccccccccccccccccccccccccccccccccccccccccccccccccc"/>
          <draw:path draw:style-name="gr7" draw:id="shape338" draw:name="path688" draw:layer="g3243" svg:width="1.80368460563pt" svg:height="12.38192644923pt" draw:transform="matrix(1.06388280000 0.00000000000 0.00000000000 1.06388280000 38.61814691434pt 50.74641906496pt)" svg:viewBox="0 0 2 12" svg:d="M0.445122 11.94C0.460012 11.8604 0.474827 11.7932 0.486679 11.7323C0.531198 11.5098 0.560904 11.3576 0.635052 11.0679L0.635052 11.0679C0.635052 11.0679 0.635052 11.0679 0.635052 11.0679L0.635052 11.0679L0.635052 11.0679L0.635052 11.0679C0.655869 10.982 0.804243 10.238 0.940765 9.54858C1.05351 8.97551 1.16032 8.43601 1.18114 8.35013C1.32655 7.71928 1.2464 7.6092 1.19003 7.53581C1.17225 7.5116 1.1544 7.49052 1.14847 7.45383L1.18114 7.44134L1.18114 7.44134L1.18114 7.44134L1.18114 7.44134L1.18114 7.44134L1.18114 7.44134C1.18114 7.44134 1.18114 7.44134 1.1841 7.44446L1.1841 7.44446C1.1841 7.44758 1.18707 7.44758 1.19003 7.4507C1.19892 7.46554 1.21974 7.49365 1.24344 7.5241C1.30285 7.60607 1.33248 7.63028 1.34137 7.62169C1.35329 7.61232 1.35922 7.5725 1.36811 7.52097C1.37107 7.50848 1.37107 7.49052 1.37404 7.48115C1.39181 7.37731 1.40967 7.27347 1.42448 7.16729C1.50167 6.64887 1.53426 6.10859 1.56693 5.57222C1.58775 5.23337 1.60849 4.89453 1.64115 4.56271C1.66782 4.2668 1.61441 4.17546 1.56397 4.0927C1.55508 4.07474 1.54323 4.056 1.5313 4.03804C1.52241 4.01618 1.50759 4.01384 1.49574 4.01072C1.46604 4.00135 1.44826 3.9951 1.47493 3.92483L1.48678 3.89126L1.50463 3.91859C1.57285 4.0193 1.6233 4.08957 1.65301 4.10519C1.66782 4.11143 1.67967 4.08333 1.68567 3.9951C1.70049 3.73277 1.70641 3.66875 1.70938 3.63205C1.70938 3.61097 1.71234 3.59848 1.7153 3.5407C1.73316 3.16907 1.75093 2.88487 1.76279 2.64128C1.80434 1.93361 1.82508 1.60421 1.77167 0.533721C1.76575 0.545901 1.75982 0.561204 1.7539 0.573383C1.73908 0.606878 1.71827 0.64045 1.70049 0.670977C1.60552 0.829548 1.50167 0.927142 1.39781 0.905827L1.39781 0.905827L1.39781 0.905827C1.37404 0.902704 1.34729 0.887479 1.32063 0.866165C1.29685 0.847817 1.27314 0.820413 1.25233 0.786841L1.25233 0.786841C1.14847 0.637405 1.05943 0.353758 1.00603 0C0.997136 0.0396621 0.985285 0.0793243 0.970394 0.121953C0.851725 0.512329 0.697426 0.817368 0.525272 0.79902L0.525272 0.79902L0.525272 0.79902C0.525272 0.79902 0.525272 0.79902 0.525272 0.79902L0.525272 0.79902L0.525272 0.79902L0.525272 0.79902L0.525272 0.79902C0.510458 0.79902 0.489641 0.789886 0.471864 0.777706C0.457049 0.768571 0.436233 0.750223 0.418455 0.731954C0.329416 0.64045 0.237413 0.478834 0.225562 0.414735C0.21371 0.353758 0.204745 0.292782 0.192894 0.23485C0.201782 0.311051 0.210671 0.390375 0.222599 0.472745C0.243339 0.62218 0.267119 0.780751 0.296748 0.948456C0.299711 0.978983 0.305713 1.01256 0.311638 1.04605C0.462975 1.93056 0.611349 2.79977 0.706314 3.6992C0.724092 3.90063 0.721129 4.02243 0.706314 4.08957C0.697426 4.1169 0.685498 4.13564 0.670683 4.14735C0.655869 4.15984 0.635052 4.15984 0.614312 4.15047C0.614312 4.15047 0.614312 4.15047 0.614312 4.15047C0.64698 4.23635 0.670683 4.35503 0.661795 4.50727C0.661795 4.5104 0.661795 4.5104 0.661795 4.51352C0.661795 4.55334 0.658832 4.63298 0.655869 4.73291C0.655869 4.83675 0.649943 4.96479 0.649943 5.11158C0.635052 5.85563 0.617275 7.02676 0.623201 7.33203C0.623201 7.33437 0.623201 7.3375 0.623201 7.34374L0.623201 7.34374C0.623201 7.45383 0.626164 7.71928 0.557941 7.76769L0.557941 7.76769C0.543126 7.77706 0.528235 7.78018 0.510458 7.77081C0.546089 7.86528 0.569792 8.02065 0.554978 8.31656C0.552015 8.38995 0.549052 8.45709 0.546089 8.52111C0.534161 8.81702 0.52231 9.01845 0.483716 9.37213C0.468901 9.53375 0.448161 9.69849 0.427344 9.85698C0.406604 10.0155 0.385787 10.1646 0.36801 10.302C0.314601 10.6861 0.228525 11.0219 0.139485 11.3755C0.100891 11.5223 0.0652602 11.6746 0.0267423 11.8331C0.0237793 11.8487 0.0177775 11.8729 0.0118517 11.8971C0.00888876 11.9189 0.00296292 11.94 0 11.9549C0.0326681 12.1446 0.0831137 12.2757 0.142448 12.3398C0.166227 12.3671 0.192894 12.3819 0.216673 12.3819C0.240376 12.3819 0.267119 12.3702 0.293785 12.3429L0.293785 12.3429C0.353119 12.2812 0.409567 12.1477 0.451124 11.94L0.451124 11.94Z" koffice:nodeTypes="cccccccccccccccccccccccccccccccccccccccccccccccccccccccccccccccccccccccccccccccccccccccccccccccc"/>
          <draw:path draw:style-name="gr5" draw:id="shape339" draw:name="path690" draw:layer="g3243" svg:width="2.38819775793pt" svg:height="16.27922508371pt" draw:transform="matrix(1.06388280000 0.00000000000 0.00000000000 1.06388280000 36.49701994301pt 47.51817309664pt)" svg:viewBox="0 0 2 16" svg:d="M0.855965 12.5868C0.855965 12.5989 0.855965 12.6151 0.858749 12.6304C0.867172 12.8103 0.88109 13.0218 0.875523 13.1573C0.872739 13.2453 0.875523 13.28 0.886658 13.28C0.911783 13.28 0.967529 13.1888 1.01492 13.1097C1.0484 13.0565 1.07624 13.0056 1.0958 13.0024C1.1125 12.9992 1.12363 13.0056 1.12085 13.0371C1.12085 13.075 1.09858 13.1065 1.07067 13.1509C1.00936 13.2356 0.908999 13.3744 0.936837 13.7464C0.936837 13.7496 0.936837 13.7593 0.936837 13.7714C0.93962 13.8158 0.942404 13.8602 0.945188 13.9102C0.947971 13.9578 0.950827 14.0046 0.95361 14.0555C0.967529 14.3678 0.967529 14.6792 0.978664 14.9915C0.981448 15.0609 0.987015 15.1335 0.992583 15.2029C1.02328 15.562 1.10415 15.934 1.27702 16.1673C1.3579 16.2778 1.42199 16.3028 1.47217 16.2584C1.52513 16.2149 1.57253 16.0946 1.60601 15.9187C1.62556 15.8178 1.64505 15.7226 1.66461 15.625C1.68688 15.5088 1.712 15.3853 1.73706 15.2659C1.77053 15.1021 1.80679 14.9447 1.84305 14.793C1.92664 14.4275 2.00472 14.0869 2.05769 13.6899C2.07446 13.5479 2.09395 13.3905 2.1135 13.23C2.13021 13.0686 2.14969 12.9015 2.16925 12.7313C2.20551 12.3722 2.21386 12.164 2.22778 11.8549C2.23056 11.792 2.23335 11.7193 2.23613 11.6443C2.25847 11.1456 2.18317 11.0447 2.12742 10.9729C2.10786 10.9471 2.09116 10.9221 2.08003 10.8874L2.11072 10.872C2.12185 10.8874 2.13577 10.9124 2.15248 10.935C2.16368 10.9503 2.17482 10.9697 2.18595 10.985L2.18595 10.985C2.21664 11.0359 2.23891 11.0512 2.2529 11.0391C2.3003 11.0012 2.29752 10.7421 2.29752 10.6356L2.29752 10.6356C2.29752 10.6324 2.29752 10.6292 2.29752 10.6259C2.29752 10.6227 2.29752 10.6195 2.29752 10.613C2.29752 10.5501 2.29752 10.4492 2.29752 10.3233C2.29752 10.2007 2.29752 10.0522 2.3003 9.8916C2.30865 9.07174 2.32814 7.89278 2.33656 7.70073C2.34491 7.48931 2.3003 7.34486 2.25569 7.2561C2.24448 7.24077 2.23335 7.2214 2.22221 7.20607C2.21108 7.18993 2.19994 7.17137 2.19152 7.16169C2.16925 7.1399 2.16368 7.12053 2.16647 7.10843C2.16368 7.09874 2.16647 7.09552 2.17482 7.10197C2.18317 7.10197 2.19994 7.11085 2.21664 7.13667C2.21664 7.1399 2.21943 7.14313 2.225 7.14555C2.23056 7.152 2.23891 7.16491 2.25012 7.18024C2.25847 7.19316 2.26961 7.21494 2.28353 7.23754C2.28353 7.23754 2.28353 7.23754 2.28353 7.23754C2.30308 7.26901 2.32257 7.2908 2.33934 7.29725C2.34491 7.30048 2.35048 7.30048 2.35605 7.29725C2.36161 7.29402 2.36996 7.28111 2.37553 7.25933C2.38952 7.19638 2.39509 7.07696 2.37553 6.87199C2.28916 5.9448 2.14969 5.04659 2.00751 4.13247C2.00472 4.101 1.99916 4.0663 1.99359 4.03475C1.88481 3.33496 1.83463 2.78656 1.82906 2.27584C1.82628 1.8409 1.85419 1.42798 1.91272 0.964548C1.89601 1.0245 1.87367 1.08438 1.8514 1.1474C1.80122 1.28926 1.74262 1.43742 1.67296 1.59502L1.67296 1.59502C1.6534 1.63916 1.63391 1.68015 1.61436 1.72106C1.59487 1.75891 1.57538 1.79676 1.55583 1.83145C1.45269 2.01108 1.34669 2.11195 1.26025 2.09307C1.25747 2.09307 1.25747 2.09307 1.25468 2.09307C1.22406 2.08363 1.20172 2.03949 1.17945 1.97009C1.16268 1.90707 1.14597 1.81879 1.13484 1.71477C1.07902 1.25771 1.07345 0.472873 1.08459 0C1.07067 0.0725448 1.05675 0.138715 1.04562 0.192296C1.03719 0.226995 1.02884 0.27743 1.01492 0.315276C1.00657 0.349894 0.995367 0.372004 0.978664 0.384593C0.967529 0.390887 0.956394 0.394034 0.945188 0.384593C0.961962 0.425586 0.973097 0.463351 0.964745 0.491756L0.964745 0.491756C0.93962 0.580036 0.908999 0.706082 0.872739 0.854238C0.705429 1.51618 0.426626 2.61944 0.139401 2.9189C0.122699 2.93786 0.103141 2.95675 0.0864388 2.96934C0.0725201 2.98192 0.0586014 2.99145 0.0446113 3.00403C0.03626 3.05762 0.0251251 3.13008 0.0167738 3.2341C0.00835123 3.34449 0.00278374 3.48942 0 3.68801C0 3.68801 0 3.69115 0 3.69438C0 3.7574 0.00278374 3.94655 0.00556749 4.18606C0.011135 4.58638 0.0223413 5.12543 0.0195576 5.43723C0.0167738 5.75921 0.0446113 5.8633 0.0864388 5.8633C0.133834 5.8633 0.209138 5.71482 0.253749 5.62687C0.273235 5.58571 0.290009 5.55424 0.303928 5.55424C0.315063 5.55424 0.323414 5.55747 0.323414 5.5728C0.323414 5.5728 0.323414 5.57603 0.323414 5.57603C0.323414 5.59539 0.306711 5.62687 0.281586 5.67044C0.20357 5.81246 0.03626 6.11507 0.0725201 6.57503C0.0780876 6.67348 0.0864388 6.77112 0.0920063 6.86231C0.142185 7.54902 0.175661 7.97186 0.303928 8.69086C0.309495 8.6965 0.315063 8.71264 0.32063 8.73766L0.32063 8.73766C0.376448 9.00557 0.409853 9.22344 0.432194 9.38403C0.457248 9.55429 0.471238 9.65516 0.490724 9.66485C0.510281 9.67372 0.563244 9.55107 0.685943 9.25491L0.719348 9.26137C0.727699 9.35256 0.702645 9.42195 0.669169 9.50668C0.621774 9.63015 0.557676 9.79073 0.599504 10.1184L0.599504 10.1184C0.599504 10.1184 0.599504 10.1184 0.599504 10.1216C0.605071 10.1781 0.616206 10.2571 0.627341 10.3548C0.638476 10.4492 0.649683 10.5598 0.663601 10.6703C0.716564 11.1617 0.777949 11.8081 0.805786 12.1833C0.814138 12.3028 0.816921 12.4254 0.825344 12.5489ZM1.02328 1.79676C1.02328 1.79676 1.02328 1.79676 1.02328 1.79676L1.02328 1.79676C1.02328 1.8062 1.01771 1.83145 1.01492 1.86293C1.01492 1.87551 1.01214 1.90077 0.998222 1.9922C0.964745 2.25696 0.906144 2.68569 0.900576 2.72975C0.833695 3.25935 0.805786 3.82672 0.825344 4.46034C0.84483 5.09387 0.911783 5.79713 1.03441 6.59763C1.22406 7.84921 1.40529 9.09675 1.49451 10.3136C1.58095 11.5305 1.57253 12.7159 1.3913 13.844L1.3579 13.8376C1.53912 12.7192 1.54469 11.537 1.45825 10.3201C1.3746 9.10321 1.19059 7.85808 1.00101 6.6065C0.878307 5.80278 0.811354 5.10017 0.791868 4.46348C0.772382 3.82987 0.797435 3.25935 0.867172 2.72346C0.872739 2.67932 0.931269 2.24752 0.967529 1.98591C0.967529 1.97638 0.973097 1.94176 0.984232 1.85663C0.987015 1.82193 0.992583 1.79676 0.992583 1.79046C0.992583 1.79046 0.992583 1.79046 0.992583 1.79046C0.992583 1.79046 0.992583 1.79046 0.992583 1.79046L1.02606 1.79361" koffice:nodeTypes="ccccccccccccccccccccccccccccccccccccccccccccccccccccccccccccccccccccccccccccccccccccccccccccccccccccccccccccccccccccccccccccccc"/>
          <draw:path draw:style-name="gr7" draw:id="shape340" draw:name="path692" draw:layer="g3243" svg:width="2.38819775793pt" svg:height="16.28549972783pt" draw:transform="matrix(1.06388280000 0.00000000000 0.00000000000 1.06388280000 36.49701994301pt 47.51485378230pt)" svg:viewBox="0 0 2 16" svg:d="M0.855965 12.5924C0.855965 12.6045 0.855965 12.6206 0.858749 12.636L0.858749 12.636C0.867172 12.8159 0.88109 13.0274 0.875523 13.163C0.872739 13.251 0.875523 13.2857 0.886658 13.2857C0.911783 13.2857 0.967529 13.1945 1.01492 13.1154C1.0484 13.0621 1.07624 13.0113 1.0958 13.008L1.0958 13.008C1.1125 13.0048 1.12363 13.0113 1.12085 13.0427C1.12085 13.0807 1.09858 13.1122 1.07067 13.1565C1.00936 13.2413 0.908999 13.3801 0.936837 13.7522C0.936837 13.7554 0.936837 13.7651 0.936837 13.7772C0.93962 13.8216 0.942404 13.866 0.945188 13.916C0.947971 13.9636 0.950827 14.0105 0.95361 14.0613C0.967529 14.3737 0.967529 14.6852 0.978664 14.9976C0.981448 15.067 0.987015 15.1396 0.992583 15.209C1.02328 15.5682 1.10415 15.9435 1.27702 16.1735C1.3579 16.2841 1.42199 16.3091 1.47217 16.2647C1.52513 16.2211 1.57253 16.1009 1.60601 15.9249C1.62556 15.824 1.64505 15.7288 1.66461 15.6311C1.68688 15.5149 1.712 15.3914 1.73706 15.272C1.77053 15.1081 1.80679 14.9507 1.84298 14.799C1.92664 14.4334 2.00472 14.0928 2.05769 13.6925C2.07446 13.5504 2.09395 13.393 2.1135 13.2324C2.13021 13.071 2.14969 12.9039 2.16925 12.7336C2.20551 12.3745 2.21386 12.1662 2.22778 11.8571C2.23056 11.7941 2.23335 11.7223 2.23613 11.6464C2.25847 11.1485 2.18317 11.0476 2.12742 10.9749C2.10786 10.9491 2.09116 10.9273 2.08003 10.8894L2.11065 10.874C2.12185 10.8894 2.13577 10.9152 2.15248 10.937C2.16368 10.9523 2.17482 10.9717 2.18595 10.987L2.18595 10.987C2.21943 11.0379 2.23891 11.0532 2.2529 11.0411C2.3003 11.0032 2.29752 10.7473 2.29752 10.6376L2.29752 10.6376C2.29752 10.6343 2.29752 10.6311 2.29752 10.6279C2.29752 10.6246 2.29752 10.6214 2.29752 10.615C2.29752 10.552 2.29752 10.4511 2.29752 10.3252C2.29752 10.2025 2.29752 10.054 2.3003 9.89343C2.30865 9.07341 2.32814 7.89423 2.33656 7.70214C2.34491 7.49067 2.3003 7.3462 2.25569 7.25742C2.24448 7.24209 2.23335 7.22271 2.22221 7.20738C2.21108 7.19124 2.19994 7.17267 2.19152 7.16299C2.16925 7.1412 2.16368 7.12183 2.16647 7.10972C2.16368 7.10003 2.16647 7.09681 2.17482 7.10326C2.18317 7.10326 2.19994 7.11295 2.21664 7.13797C2.21664 7.1412 2.21943 7.14443 2.225 7.14765C2.23056 7.1533 2.23891 7.16622 2.25012 7.18236C2.25847 7.19447 2.26961 7.21626 2.28353 7.23886C2.28353 7.23886 2.28353 7.23886 2.28353 7.23886C2.30308 7.27033 2.32257 7.29213 2.33934 7.29858C2.34491 7.30181 2.35048 7.30181 2.35605 7.29858C2.36161 7.29535 2.36996 7.28325 2.37553 7.26065C2.38952 7.20092 2.39509 7.07824 2.37553 6.87324L2.37553 6.87324C2.28916 5.94264 2.14969 5.04756 2.00751 4.13327C2.00472 4.1018 1.99916 4.06709 1.99359 4.03553C1.88481 3.33561 1.83463 2.78702 1.82906 2.27628C1.82628 1.84125 1.85419 1.42826 1.91272 0.964734C1.89601 1.0247 1.87367 1.08459 1.8514 1.14762C1.80122 1.28951 1.74262 1.4377 1.67296 1.59533L1.67296 1.59533L1.67296 1.59533C1.6534 1.63948 1.63391 1.68048 1.61436 1.7214C1.59487 1.75925 1.57538 1.7971 1.55583 1.83181C1.45269 2.01147 1.34669 2.11236 1.26025 2.09032L1.26025 2.09032C1.25747 2.09032 1.25747 2.09032 1.25468 2.09032C1.22406 2.0808 1.20172 2.03673 1.17945 1.96732C1.16268 1.90429 1.14597 1.81599 1.13484 1.71195C1.07902 1.25481 1.07345 0.469817 1.08459 0C1.07067 0.0725589 1.05675 0.138742 1.04562 0.192333C1.03719 0.227039 1.02884 0.277483 1.01492 0.315336C1.00657 0.349961 0.995367 0.372076 0.978664 0.384667C0.967529 0.390962 0.956394 0.39411 0.945188 0.384667C0.961962 0.425668 0.973097 0.463441 0.964745 0.491851L0.964745 0.491851C0.93962 0.580148 0.908999 0.706218 0.872739 0.854403C0.705429 1.51647 0.426626 2.61995 0.139401 2.91947C0.122699 2.93843 0.103141 2.95732 0.0864388 2.96991L0.0864388 2.96991C0.0725201 2.9825 0.0586014 2.99202 0.0446113 3.00462C0.03626 3.05821 0.0251251 3.13069 0.0167738 3.23472C0.00835123 3.34513 0.00278374 3.49009 0 3.68872C0 3.68872 0 3.69187 0 3.69501C0 3.75498 0.00278374 3.94732 0.00556749 4.18686C0.011135 4.58727 0.0223413 5.12642 0.0195576 5.4382C0.0167738 5.76024 0.0446113 5.86435 0.0864388 5.86435C0.133834 5.86435 0.209138 5.71585 0.253749 5.62787C0.273235 5.58671 0.290009 5.55523 0.303928 5.55523L0.303928 5.55523C0.315063 5.55523 0.323414 5.55846 0.323414 5.5738C0.323414 5.5738 0.323414 5.57702 0.323414 5.57702C0.323414 5.5964 0.306711 5.62787 0.281586 5.67146C0.20357 5.81351 0.03626 6.11617 0.0725201 6.57703C0.0780876 6.67469 0.0864388 6.77235 0.0920063 6.86355C0.142185 7.55121 0.175661 7.97332 0.303928 8.69246C0.309495 8.69811 0.315063 8.71425 0.32063 8.73927L0.32063 8.73927L0.32063 8.73927L0.32063 8.73927C0.376448 9.00723 0.409853 9.22515 0.432194 9.38576C0.457248 9.55606 0.471238 9.65695 0.490724 9.66663C0.510281 9.67551 0.563244 9.55283 0.685943 9.25662L0.719348 9.26308C0.727699 9.35428 0.702645 9.42369 0.669169 9.50844C0.621774 9.63193 0.557676 9.79254 0.599504 10.1202L0.599504 10.1202C0.599504 10.1202 0.599504 10.1202 0.599504 10.1234L0.599504 10.1234L0.599504 10.1234L0.599504 10.1234L0.599504 10.1234L0.599504 10.1234C0.605071 10.1799 0.616206 10.259 0.627341 10.3567C0.638476 10.4511 0.649683 10.5617 0.663601 10.6723C0.716564 11.1638 0.780733 11.8103 0.805786 12.1856C0.814138 12.305 0.816993 12.4285 0.825344 12.5512L0.825344 12.5512ZM1.02606 1.80025C1.02606 1.80025 1.02606 1.80025 1.02606 1.80025L1.02606 1.80025C1.02606 1.80969 1.02049 1.83496 1.01771 1.86643C1.01771 1.87902 1.01492 1.90429 1.00101 1.99573C0.967529 2.26054 0.908999 2.68936 0.90336 2.73343C0.836479 3.26628 0.80857 3.83061 0.828128 4.46435C0.847614 5.09801 0.914567 5.8014 1.04005 6.60205C1.22963 7.85387 1.41086 9.10166 1.50008 10.3188C1.58652 11.5359 1.57817 12.7215 1.39694 13.8466L1.36346 13.841C1.54469 12.7215 1.55026 11.5391 1.46382 10.322C1.38017 9.10812 1.19894 7.85952 1.00657 6.60851C0.883874 5.80382 0.816993 5.10115 0.794652 4.46435C0.775165 3.83061 0.800219 3.25998 0.869955 2.72398C0.875523 2.67984 0.934053 2.24795 0.970313 1.98629C0.970313 1.97677 0.97588 1.94214 0.987015 1.85699C0.989799 1.82228 0.995367 1.7971 0.995367 1.79081L0.995367 1.79081C0.995367 1.79081 0.995367 1.79081 0.995367 1.79081L0.995367 1.79081C0.995367 1.79081 0.995367 1.79081 0.995367 1.79081L1.02884 1.79396L1.02884 1.79396Z" koffice:nodeTypes="cccccccccccccccccccccccccccccccccccccccccccccccccccccccccccccccccccccccccccccccccccccccccccccccccccccccccccccccccccccccccccccccccccccccccccccccccc"/>
          <draw:path draw:style-name="gr7" draw:id="shape341" draw:name="path694" draw:layer="g3243" svg:width="0.00000000000pt" svg:height="0.00000000000pt" draw:transform="matrix(1.06388280000 0.00000000000 0.00000000000 1.06388280000 40.85893942301pt 36.33038157184pt)" svg:viewBox="0 0 0 0" svg:d="M0 0L0 0L0 0" koffice:nodeTypes="ccc"/>
          <draw:path draw:style-name="gr7" draw:id="shape342" draw:name="path696" draw:layer="g3243" svg:width="0.00000000000pt" svg:height="0.00000000000pt" draw:transform="matrix(1.06388280000 0.00000000000 0.00000000000 1.06388280000 40.85562010867pt 36.33038157184pt)" svg:viewBox="0 0 0 0" svg:d="M0 0L0 0" koffice:nodeTypes="cc"/>
          <draw:path draw:style-name="gr6" draw:id="shape343" draw:name="path698" draw:layer="g3243" svg:width="5.17657195008pt" svg:height="6.13233679811pt" draw:transform="matrix(1.06388280000 0.00000000000 0.00000000000 1.06388280000 41.79983737133pt 66.84083806336pt)" svg:viewBox="0 0 5 6" svg:d="M2.0604 4.27114L2.1685 4.27114C2.1685 4.2679 2.1685 4.2679 2.1685 4.25901C2.16533 4.17975 2.15263 4.03093 2.11445 3.86675C2.11445 3.86675 2.11445 3.86675 2.11445 3.86675C2.11128 3.85462 2.10811 3.84168 2.10493 3.82631C2.09541 3.7883 2.08588 3.74705 2.07001 3.7058C1.99683 3.48501 1.86325 3.26017 1.63436 3.14694L1.63436 3.14694C1.61213 3.13724 1.58348 3.1243 1.558 3.1154C1.53261 3.10569 1.50395 3.09599 1.47538 3.08952C1.3291 3.05231 1.16061 3.05231 1.01115 3.11863L1.01115 3.11863L1.01115 3.11863C0.957105 3.14371 0.912579 3.17525 0.874402 3.21326C0.8394 3.25127 0.807654 3.29495 0.78535 3.33943C0.664552 3.57964 0.715427 3.90476 0.763128 4.03093L0.73765 4.05358C0.73765 4.05358 0 3.68073 0 2.96658L0 2.96658C0 2.81211 0.0126984 2.66976 0.0413514 2.5436C0.0540498 2.47404 0.0762721 2.40449 0.0985758 2.3414C0.216199 2.0187 0.429224 1.82298 0.661378 1.72835L0.661378 1.72835C0.721777 1.70571 0.78535 1.68387 0.845749 1.67174C0.90623 1.6588 0.966629 1.64909 1.02703 1.64262C1.31958 1.62078 1.58983 1.70894 1.81881 1.87393C1.82198 1.29566 2.00318 0.828185 2.18763 0.508719C2.37526 0.183592 2.57233 0 2.58511 0L2.58511 0L2.58829 0C2.60098 0 2.79814 0.180357 2.98576 0.508719C3.17014 0.828185 3.35141 1.29242 3.35459 1.87393C3.58031 1.70894 3.85064 1.61755 4.14629 1.64262C4.27034 1.65233 4.39749 1.68387 4.51519 1.73159C4.74409 1.82298 4.95712 2.02194 5.078 2.34464C5.10022 2.40449 5.11927 2.47404 5.13522 2.54683C5.16062 2.66976 5.17657 2.81211 5.17657 2.96982C5.17657 3.68073 4.43884 4.05358 4.43884 4.05681L4.41344 4.03417C4.46114 3.908 4.51202 3.58287 4.39114 3.34266C4.36892 3.29818 4.34027 3.25451 4.30209 3.2165C4.26717 3.17848 4.22264 3.14694 4.16542 3.12106L4.16542 3.12106C4.01597 3.05231 3.85064 3.05231 3.70119 3.09275C3.67254 3.09922 3.64397 3.10893 3.61849 3.11863C3.59301 3.12753 3.56761 3.13724 3.54222 3.15018L3.54222 3.15018C3.42134 3.20679 3.32594 3.29818 3.25284 3.40251C3.17966 3.50685 3.12878 3.62978 3.09386 3.74705C3.05569 3.89829 3.02386 4.03093 3.01434 4.1482C3.01434 4.15791 3.00799 4.27437 3.00799 4.27114L3.11609 4.27114C3.18283 4.27114 3.24331 4.29702 3.28776 4.34069C3.32911 4.38517 3.35776 4.44502 3.35776 4.51134L3.35776 4.51134C3.35776 4.57443 3.33228 4.63751 3.28776 4.68199C3.22419 4.74508 3.14791 4.75155 3.06204 4.75155C3.08751 4.80574 3.12561 4.85912 3.17331 4.9036C3.26236 4.99176 3.37999 5.033 3.50086 5.033C3.58349 5.033 3.66301 5.01036 3.74246 4.97315C3.79016 4.94727 3.83786 4.9125 3.87921 4.87206L3.91104 4.88419C3.91104 5.11469 3.85699 5.28858 3.76794 5.40261C3.68524 5.51341 3.55809 5.5765 3.41816 5.57326C3.29736 5.57326 3.16379 5.52555 3.03664 5.43739C3.02386 5.52231 2.99846 5.60804 2.96981 5.68973C2.90624 5.86038 2.81718 5.99625 2.73139 6.06904C2.69639 6.10058 2.64869 6.13536 2.59464 6.13213C2.54059 6.13213 2.48971 6.09088 2.45153 6.05287C2.33708 5.94287 2.20986 5.71561 2.16216 5.43092C2.03501 5.52231 1.90143 5.57003 1.77746 5.57003C1.71071 5.57003 1.64388 5.55709 1.58666 5.52878C1.52943 5.50371 1.47538 5.45923 1.43085 5.39938C1.34498 5.28534 1.28775 5.11469 1.28458 4.88095L1.31641 4.86882C1.3291 4.88095 1.3418 4.89389 1.3545 4.9036C1.4499 4.98205 1.57396 5.02653 1.69475 5.02977C1.81246 5.02977 1.93008 4.99176 2.02231 4.90036C2.03183 4.89066 2.04136 4.88095 2.05088 4.86882C2.07001 4.84294 2.08906 4.81787 2.10493 4.7928C2.11128 4.77986 2.12089 4.76449 2.13041 4.74831L2.07953 4.74831C2.01596 4.74831 1.95231 4.72324 1.90778 4.67876C1.86651 4.63751 1.83786 4.57443 1.83786 4.50811L1.83786 4.50811C1.83786 4.44502 1.86325 4.38194 1.90778 4.33746C1.95231 4.29702 2.0127 4.2679 2.07953 4.2679L2.07953 4.2679" koffice:nodeTypes="ccccccccccccccccccccccccccccccccccccccccccccccccccccccccccccccccccccccccccccccccccccccccc"/>
          <draw:path draw:style-name="gr7" draw:id="shape344" draw:name="path700" draw:layer="g3243" svg:width="5.17657195008pt" svg:height="6.12586831009pt" draw:transform="matrix(1.06388280000 0.00000000000 0.00000000000 1.06388280000 41.79983737133pt 66.84424248832pt)" svg:viewBox="0 0 5 6" svg:d="M2.0604 4.26565L2.1685 4.26565C2.1685 4.26242 2.1685 4.26242 2.1685 4.25353L2.1685 4.25353C2.16533 4.17431 2.15263 4.02557 2.11445 3.86148L2.11445 3.86148C2.11445 3.86148 2.11445 3.86148 2.11445 3.86148C2.11128 3.84935 2.10811 3.83642 2.10493 3.82106C2.09541 3.78307 2.08588 3.74184 2.07001 3.70062C1.99683 3.47994 1.86325 3.25522 1.63436 3.14205L1.63436 3.14205L1.63436 3.14205L1.63436 3.14205C1.61213 3.13235 1.58348 3.11941 1.558 3.11052C1.53261 3.10082 1.50395 3.09112 1.47538 3.08465C1.3291 3.04747 1.16061 3.04747 1.01115 3.11376L1.01115 3.11376L1.01115 3.11376C0.957105 3.13881 0.912579 3.17034 0.874402 3.20833C0.8394 3.24632 0.807654 3.28998 0.78535 3.33443C0.664552 3.57451 0.715427 3.89947 0.763128 4.02557L0.73765 4.04821C0.73765 4.04821 0 3.67556 0 2.96179L0 2.96179C0 2.80739 0.0126984 2.66512 0.0413514 2.53902C0.0540498 2.4695 0.0762721 2.39998 0.0985758 2.33693C0.216199 2.0144 0.429224 1.81878 0.661378 1.72421L0.661378 1.72421C0.721777 1.70157 0.78535 1.67975 0.845749 1.66762C0.90623 1.65469 0.966629 1.64499 1.02703 1.63852C1.31958 1.6167 1.58983 1.70481 1.81881 1.87213C1.82198 1.29497 2.00318 0.82694 2.18763 0.508451C2.37526 0.183495 2.57233 0 2.58511 0L2.58511 0L2.58511 0L2.58511 0L2.58829 0C2.60098 0 2.79814 0.180262 2.98576 0.508451L2.98576 0.508451C3.17014 0.82694 3.35141 1.29174 3.35459 1.87213C3.58031 1.70804 3.85064 1.6167 4.14629 1.64175C4.27034 1.65145 4.39749 1.68298 4.51519 1.73067C4.74409 1.82202 4.95712 2.02087 5.078 2.34259C5.10022 2.40322 5.11927 2.4695 5.13522 2.54468C5.16062 2.66836 5.17657 2.81062 5.17657 2.96825C5.17657 3.67879 4.43884 4.05144 4.43884 4.05467L4.41344 4.03204C4.46114 3.90594 4.51202 3.58098 4.39114 3.3409C4.36892 3.29644 4.34027 3.25198 4.30209 3.2148C4.26717 3.17681 4.22264 3.14528 4.16859 3.11941L4.16859 3.11941L4.16859 3.11941C4.01914 3.0499 3.85382 3.0499 3.70437 3.09112C3.67571 3.09759 3.64714 3.10729 3.62166 3.11618C3.59627 3.12588 3.57079 3.13558 3.54539 3.14851L3.54539 3.14851L3.54539 3.14851L3.54539 3.14851C3.42451 3.2051 3.32911 3.29644 3.25601 3.40072L3.25601 3.40072C3.18283 3.505 3.13196 3.62786 3.09704 3.74507L3.09704 3.74507C3.05886 3.89624 3.02703 4.0288 3.01751 4.14602C3.01751 4.15572 3.01116 4.27212 3.01116 4.26888L3.11926 4.26888L3.11926 4.26888C3.18609 4.26888 3.24649 4.29475 3.29101 4.3384C3.33228 4.38286 3.36094 4.44268 3.36094 4.50896L3.36094 4.50896L3.36094 4.50896C3.36094 4.57201 3.33546 4.63507 3.29101 4.67952C3.22736 4.74258 3.15109 4.74904 3.06521 4.74904C3.09069 4.80239 3.12878 4.85655 3.17648 4.90101L3.17648 4.90101C3.26554 4.98912 3.38316 5.03035 3.50404 5.02711C3.58666 5.02711 3.66619 5.00448 3.74572 4.9673C3.79334 4.94143 3.84104 4.90667 3.88239 4.86625L3.91422 4.87838C3.91422 5.10876 3.86017 5.28255 3.77111 5.39653C3.68841 5.50727 3.56126 5.57032 3.42134 5.56709C3.30054 5.56709 3.16696 5.5194 3.03981 5.43129C3.02703 5.51616 3.00164 5.60185 2.97298 5.68349C2.90941 5.85405 2.82036 5.98986 2.73774 6.06261C2.70273 6.09413 2.65503 6.12889 2.60098 6.12566C2.54693 6.12566 2.49606 6.08443 2.45788 6.04644C2.34343 5.93651 2.21621 5.70936 2.1685 5.42482C2.04136 5.51616 1.90778 5.56386 1.78381 5.56386C1.71706 5.56386 1.65023 5.55092 1.593 5.52263C1.53578 5.49757 1.48173 5.45311 1.4372 5.3933C1.35133 5.27932 1.2941 5.10876 1.29093 4.87514L1.32276 4.86302C1.33545 4.87514 1.34815 4.88808 1.36093 4.89778C1.45633 4.97619 1.58031 5.02065 1.69793 5.02388C1.81563 5.02388 1.93326 4.98589 2.02548 4.89778L2.02548 4.89778C2.03501 4.88808 2.04453 4.87838 2.05406 4.86625C2.07318 4.84039 2.09223 4.81533 2.10811 4.79027C2.11445 4.77733 2.12406 4.76198 2.13358 4.74581L2.08271 4.74581L2.08271 4.74581C2.01913 4.74581 1.95548 4.72075 1.91095 4.67629C1.86968 4.63507 1.84103 4.57201 1.84103 4.50573L1.84103 4.50573L1.84103 4.50573C1.84103 4.44268 1.86651 4.37963 1.91095 4.33517C1.95548 4.29475 2.01596 4.26565 2.08271 4.26565L2.08271 4.26565L2.08271 4.26565Z" koffice:nodeTypes="ccccccccccccccccccccccccccccccccccccccccccccccccccccccccccccccccccccccccccccccccccccccccccccccccccccccccccccc"/>
          <draw:path draw:style-name="gr8" draw:id="shape345" draw:name="path702" draw:layer="g3243" svg:width="0.81562573440pt" svg:height="0.59598400000pt" draw:transform="matrix(1.06388280000 0.00000000000 0.00000000000 1.06388280000 44.87513954832pt 71.85130049824pt)" svg:viewBox="0 0 1 1" svg:d="M0.0789688 0.487286C0.191895 0.557075 0.307567 0.595984 0.412039 0.595984C0.465649 0.595984 0.519258 0.588573 0.567232 0.566957C0.612388 0.547811 0.657544 0.518784 0.694246 0.477405C0.762017 0.400205 0.807173 0.287184 0.815626 0.137107C0.812808 0.137107 0.812808 0.139578 0.80999 0.139578C0.716861 0.205043 0.603934 0.240864 0.488191 0.243334C0.375337 0.243334 0.259593 0.212454 0.172171 0.137107C0.163645 0.130314 0.152374 0.120432 0.143921 0.111168C0.124125 0.0914048 0.107218 0.0722592 0.0931297 0.0506432C0.0818588 0.033968 0.0705156 0.0166752 0.0620624 0L0 0C0.0084532 0.0457024 0.0225419 0.0963456 0.0395205 0.146989C0.0676979 0.239011 0.0987652 0.337827 0.0874943 0.439114C0.0874943 0.448378 0.0874943 0.458259 0.0846765 0.46567C0.0846765 0.470611 0.0846765 0.477405 0.0818588 0.482346" koffice:nodeTypes="cccccccccccccccc"/>
          <draw:path draw:style-name="gr7" draw:id="shape346" draw:name="path704" draw:layer="g3243" svg:width="0.81562573440pt" svg:height="0.59598400000pt" draw:transform="matrix(1.06388280000 0.00000000000 0.00000000000 1.06388280000 44.87182023398pt 71.85130049824pt)" svg:viewBox="0 0 1 1" svg:d="M0.0817865 0.487286C0.194713 0.557075 0.310384 0.595984 0.414857 0.595984C0.468466 0.595984 0.522076 0.588573 0.570049 0.566957C0.615205 0.547811 0.660361 0.518784 0.697064 0.477405C0.764834 0.400205 0.80999 0.289654 0.815626 0.137107C0.812808 0.137107 0.812808 0.139578 0.80999 0.139578C0.716861 0.205043 0.603934 0.240864 0.488191 0.243334C0.375337 0.243334 0.259593 0.212454 0.172099 0.137107L0.172099 0.137107C0.163645 0.130314 0.152374 0.120432 0.143921 0.111168C0.124125 0.0914048 0.107218 0.0722592 0.0931297 0.0506432C0.0817865 0.033968 0.0705156 0.0166752 0.0620624 0L0 0C0.0084532 0.0457024 0.0225419 0.0963456 0.0394483 0.146989C0.0676979 0.239011 0.0987652 0.337827 0.0874943 0.439114C0.0874943 0.448378 0.0874943 0.458259 0.0846765 0.46567L0.0846765 0.46567C0.0846765 0.470611 0.0846765 0.477405 0.0817865 0.482346L0.0817865 0.482346Z" koffice:nodeTypes="cccccccccccccccccccc"/>
          <draw:path draw:style-name="gr8" draw:id="shape347" draw:name="path706" draw:layer="g3243" svg:width="2.04856243840pt" svg:height="4.36308544000pt" draw:transform="matrix(1.06388280000 0.00000000000 0.00000000000 1.06388280000 43.73474229734pt 66.88764890656pt)" svg:viewBox="0 0 2 4" svg:d="M0.509879 4.30126C0.514345 4.32131 0.518925 4.34053 0.52339 4.36309L1.53422 4.36309C1.53868 4.34387 1.54315 4.32465 1.54761 4.30126C1.55208 4.2787 1.55208 4.25614 1.55655 4.23274C1.56994 4.08903 1.62811 3.92945 1.69967 3.7306C1.83387 3.33874 2.02623 2.80317 2.04856 1.97099C2.04856 1.95177 2.04856 1.93172 2.04856 1.91251C2.04856 1.31177 1.79803 0.832178 1.53868 0.502148C1.29708 0.19217 1.0556 0.0125328 1.02434 0C0.992965 0.0125328 0.751479 0.188828 0.509879 0.502148C0.254997 0.832178 0 1.31177 0 1.91251C0 1.93172 0 1.95177 0 1.97099C0.0224425 2.79983 0.214692 3.3354 0.353354 3.72725C0.420453 3.92277 0.47862 4.08569 0.496482 4.2294C0.496482 4.2528 0.500948 4.27536 0.505414 4.29791ZM1.06453 0.597397C1.06453 0.597397 1.45819 1.53067 1.35972 2.53246C1.26136 3.53425 1.06453 4.00465 1.06453 4.00465L1.01083 3.99462C1.01083 3.99462 1.20766 3.52757 1.30601 2.52912C1.40002 1.53401 1.01529 0.60993 1.01083 0.606588L1.06453 0.597397" koffice:nodeTypes="cccccccccccccccccccccccc"/>
          <draw:path draw:style-name="gr7" draw:id="shape348" draw:name="path708" draw:layer="g3243" svg:width="2.04856243840pt" svg:height="4.36308544000pt" draw:transform="matrix(1.06388280000 0.00000000000 0.00000000000 1.06388280000 43.73474229734pt 66.88764890656pt)" svg:viewBox="0 0 2 4" svg:d="M0.509879 4.30126C0.514345 4.32131 0.51881 4.34053 0.52339 4.36309L1.53422 4.36309C1.53868 4.34387 1.54315 4.32465 1.54761 4.30126C1.55208 4.2787 1.55208 4.25614 1.55655 4.23274C1.56994 4.08903 1.62811 3.92945 1.69967 3.7306C1.83387 3.33874 2.02623 2.80317 2.04856 1.97099C2.04856 1.95177 2.04856 1.93172 2.04856 1.91251C2.04856 1.31511 1.79803 0.832178 1.53868 0.502148L1.53868 0.502148C1.29708 0.19217 1.06006 0.0125328 1.02434 0C0.992965 0.0125328 0.751479 0.188828 0.509879 0.502148C0.254997 0.832178 0 1.31177 0 1.91251C0 1.93172 0 1.95177 0 1.97099C0.0224425 2.79983 0.214692 3.3354 0.353354 3.72725C0.420453 3.92277 0.47862 4.08569 0.496482 4.2294C0.496482 4.2528 0.500948 4.27536 0.505414 4.29791L0.505414 4.29791ZM1.06453 0.597397C1.06453 0.597397 1.45819 1.53067 1.35972 2.53246C1.26136 3.53425 1.06453 4.00465 1.06453 4.00799L1.01083 3.99796C1.01083 3.99796 1.20766 3.53425 1.30601 2.53246C1.40002 1.53736 1.01529 0.613272 1.01083 0.60993L1.06453 0.600739L1.06453 0.600739Z" koffice:nodeTypes="cccccccccccccccccccccccccccc"/>
          <draw:path draw:style-name="gr8" draw:id="shape349" draw:name="path710" draw:layer="g3243" svg:width="1.90125000000pt" svg:height="2.63918568166pt" draw:transform="matrix(1.06388280000 0.00000000000 0.00000000000 1.06388280000 41.80979531434pt 68.59936048840pt)" svg:viewBox="0 0 2 3" svg:d="M0.009126 1.47575C0.009126 2.14017 0.505752 2.53442 0.655122 2.63919C0.615498 2.46642 0.585 2.12915 0.691626 1.87091C0.712998 1.81302 0.74646 1.76247 0.783042 1.71285C0.819624 1.66965 0.868374 1.62646 0.923208 1.5943L0.923208 1.5943C1.0725 1.51159 1.24316 1.51159 1.39246 1.55846C1.41983 1.56581 1.44729 1.57592 1.47467 1.58694C1.49908 1.59797 1.52646 1.609 1.55087 1.62278L1.55087 1.62278L1.55087 1.62278C1.70929 1.71285 1.822 1.86724 1.90125 2.04276C1.81592 1.63381 1.72146 1.08793 1.70625 0.312308C1.70625 0.305875 1.70625 0.294847 1.70625 0.283819L1.70625 0.280143C1.493 0.0862371 1.23396 -0.0212846 0.950664 0.0035281C0.895752 0.00720405 0.840918 0.0182319 0.783042 0.0329357C0.728208 0.0467206 0.670332 0.0687763 0.609414 0.0972649L0.609414 0.0972649C0.399126 0.193758 0.204126 0.413397 0.094458 0.765369C0.073164 0.833374 0.054834 0.908731 0.039624 0.987764C0.01521 1.12745 0 1.28184 0 1.45737L0 1.45737ZM0.435708 1.09161L0.435708 1.09161C0.420498 1.13113 0.40521 1.17432 0.393042 1.21751C0.383916 1.2607 0.37479 1.30022 0.368706 1.34249C0.338208 1.55846 0.365664 1.76982 0.420498 1.90675L0.386958 1.92421C0.329082 1.78453 0.295542 1.56213 0.332124 1.33238C0.338208 1.28919 0.347334 1.246 0.359502 1.19913C0.368706 1.15594 0.383916 1.11275 0.402168 1.0668L0.402168 1.0668L0.435708 1.08426ZM0.329082 1.34249M1.02375 0.441885L1.02375 0.441885C1.12125 0.441885 1.24621 0.466698 1.35892 0.520918C1.37413 0.52827 1.3955 0.538379 1.41071 0.545731C1.49908 0.599951 1.57825 0.671632 1.62396 0.765369L1.5905 0.786506C1.55087 0.703797 1.47771 0.635792 1.39246 0.585247C1.37717 0.577896 1.35892 0.567787 1.34371 0.560435C1.237 0.50989 1.12125 0.485078 1.02375 0.485078L1.02375 0.485078L1.02375 0.441885" koffice:nodeTypes="cccccccccccccccccccccccccccccccccccccccccccccccc"/>
          <draw:path draw:style-name="gr7" draw:id="shape350" draw:name="path712" draw:layer="g3243" svg:width="1.90733886720pt" svg:height="2.63362465277pt" draw:transform="matrix(1.06388280000 0.00000000000 0.00000000000 1.06388280000 41.80647600000pt 68.60193886435pt)" svg:viewBox="0 0 2 3" svg:d="M0.0121875 1.47141C0.0121875 2.13147 0.509608 2.52897 0.659217 2.63362C0.61953 2.46104 0.588983 2.12412 0.695779 1.86616C0.717186 1.812 0.750701 1.75783 0.787342 1.70826C0.823982 1.66511 0.87281 1.62197 0.927732 1.59351L0.927732 1.59351L0.927732 1.59351C1.07726 1.51089 1.2482 1.51089 1.39773 1.55771C1.42515 1.56505 1.45265 1.57515 1.48007 1.58616C1.50453 1.59718 1.53195 1.60728 1.5564 1.62197L1.5564 1.62197L1.5564 1.62197L1.5564 1.62197C1.71507 1.71193 1.82796 1.86616 1.90734 2.0415C1.82187 1.63298 1.72726 1.08768 1.71203 0.31287C1.71203 0.305526 1.71203 0.295428 1.71203 0.284412L1.71203 0.280739C1.49843 0.0870371 1.23593 -0.0240433 0.955232 0.00441537C0.900232 0.00808745 0.84531 0.0191036 0.787342 0.0337919C0.73242 0.0475622 0.674451 0.0695947 0.613436 0.0980533L0.613436 0.0980533C0.402811 0.194446 0.207499 0.413852 0.0946091 0.764535C0.0732811 0.833387 0.0549217 0.908664 0.0396874 0.983942C0.0152343 1.12348 0 1.27771 0 1.45305L0 1.45305L0 1.45305ZM0.439452 1.08768L0.439452 1.08768L0.439452 1.08768C0.424218 1.12715 0.408905 1.1703 0.396718 1.21345C0.387577 1.2566 0.378437 1.29607 0.372343 1.3383L0.372343 1.3383C0.341796 1.55403 0.369296 1.76518 0.424218 1.90196L0.390624 1.91941C0.332655 1.77987 0.299062 1.55771 0.335702 1.3282L0.335702 1.3282L0.335702 1.3282C0.341796 1.28505 0.350937 1.24191 0.363124 1.19509C0.372343 1.15194 0.387577 1.10879 0.405858 1.06656L0.405858 1.06656L0.405858 1.06656L0.439452 1.08401L0.439452 1.08401ZM0.332655 1.3383L0.332655 1.3383L0.332655 1.3383L0.332655 1.3383M1.02843 0.438639L1.02843 0.438639C1.12609 0.438639 1.25125 0.463425 1.36414 0.517588C1.37937 0.524933 1.40078 0.535031 1.41601 0.542375C1.50453 0.596538 1.58382 0.668143 1.62961 0.761781L1.59609 0.782896C1.5564 0.700274 1.48312 0.632341 1.39773 0.58185C1.38242 0.574506 1.36414 0.564407 1.3489 0.557063C1.24203 0.506572 1.12609 0.481786 1.02843 0.481786L1.02843 0.481786L1.02843 0.438639L1.02843 0.438639" koffice:nodeTypes="ccccccccccccccccccccccccccccccccccccccccccccccccccccccccccccc"/>
          <draw:path draw:style-name="gr8" draw:id="shape351" draw:name="path714" draw:layer="g3243" svg:width="1.89517086720pt" svg:height="2.63754759807pt" draw:transform="matrix(1.06388280000 0.00000000000 0.00000000000 1.06388280000 45.10783199434pt 68.61969789627pt)" svg:viewBox="0 0 2 3" svg:d="M1.25029 2.62009C1.39934 2.51536 1.89517 2.12124 1.89517 1.45702L1.89517 1.45702C1.89517 1.2843 1.88302 1.1272 1.85561 0.986634C1.84042 0.907626 1.8222 0.832292 1.80086 0.764308C1.69137 0.412446 1.49668 0.197469 1.28673 0.0964121L1.28673 0.0964121C1.22895 0.0716072 1.17117 0.0468022 1.11338 0.032103C1.05864 0.0174038 1.00085 0.00729804 0.946106 0.00362323C0.666222 -0.0211817 0.410636 0.0826316 0.191651 0.276478C0.191651 0.276478 0.191651 0.283827 0.191651 0.286583C0.191651 0.290258 0.191651 0.301283 0.191651 0.308632L0.191651 0.308632C0.179502 1.07667 0.0851955 1.61871 0 2.02753C0.0151857 1.9917 0.0334863 1.95587 0.0547463 1.92372C0.127793 1.80153 0.2221 1.69037 0.346778 1.62238L0.346778 1.62238L0.346778 1.62238C0.371153 1.61136 0.39545 1.59666 0.422862 1.58655C0.450197 1.57553 0.477609 1.5645 0.504943 1.55715C0.654074 1.51398 0.82135 1.5103 0.976477 1.59298L0.976477 1.59298C1.03122 1.62238 1.0799 1.66464 1.11642 1.7115C1.15294 1.75835 1.18331 1.80888 1.20769 1.86951C1.31718 2.12399 1.28673 2.46208 1.24421 2.63755ZM1.02211 0.555763C1.02211 0.555763 1.27458 0.581487 1.40541 0.879146C1.53017 1.17314 1.48757 1.37433 1.48757 1.37801L1.45105 1.36698C1.45105 1.36698 1.48757 1.18416 1.37193 0.900276C1.25636 0.624666 1.02211 0.598942 1.02211 0.598942L1.02515 0.555763" koffice:nodeTypes="ccccccccccccccccccccccccccccccccc"/>
          <draw:path draw:style-name="gr7" draw:id="shape352" draw:name="path716" draw:layer="g3243" svg:width="1.90125000000pt" svg:height="2.62330737735pt" draw:transform="matrix(1.06388280000 0.00000000000 0.00000000000 1.06388280000 45.10451268000pt 68.62289705924pt)" svg:viewBox="0 0 2 3" svg:d="M1.25533 2.60956C1.40462 2.50512 1.90125 2.11206 1.90125 1.44963L1.90125 1.44963C1.90125 1.27738 1.88908 1.12071 1.86163 0.980524C1.84642 0.901729 1.82816 0.826599 1.80679 0.762464C1.69712 0.411552 1.50212 0.197157 1.28879 0.0963725L1.28879 0.0963725C1.23092 0.0716346 1.17304 0.0468967 1.11517 0.0322372C1.06033 0.0175777 1.00246 0.00749927 0.947544 0.00383439C0.66729 -0.0218198 0.408252 0.0826292 0.191958 0.275951C0.191958 0.275951 0.191958 0.282365 0.191958 0.28603C0.191958 0.289695 0.191958 0.300689 0.191958 0.308019L0.191958 0.308019C0.17979 1.07398 0.085332 1.61455 0 2.02227C0.01521 1.98654 0.03354 1.95447 0.054834 1.91873L0.054834 1.91873C0.127998 1.79688 0.222456 1.68602 0.344292 1.61455L0.344292 1.61455L0.344292 1.61455L0.344292 1.61455C0.368706 1.60356 0.393042 1.5889 0.420498 1.57882C0.447876 1.56782 0.475332 1.55683 0.50271 1.5495C0.652002 1.50644 0.819624 1.50277 0.975 1.58523L0.975 1.58523L0.975 1.58523C1.02983 1.61455 1.07858 1.65395 1.11517 1.69976C1.15175 1.74649 1.18217 1.79688 1.20962 1.85735C1.31929 2.11206 1.28879 2.44464 1.24621 2.62331L1.24621 2.62331ZM1.02679 0.550817C1.02679 0.550817 1.27967 0.576471 1.41071 0.873326C1.53566 1.16652 1.493 1.36717 1.493 1.37084L1.45642 1.35984C1.45642 1.35984 1.493 1.17751 1.37717 0.894399C1.26142 0.619534 1.02679 0.597544 1.02679 0.597544L1.02983 0.554482L1.02983 0.554482Z" koffice:nodeTypes="ccccccccccccccccccccccccccccccccccccccc"/>
          <draw:path draw:style-name="gr8" draw:id="shape353" draw:name="path718" draw:layer="g3243" svg:width="0.82127093760pt" svg:height="0.60093504000pt" draw:transform="matrix(1.06388280000 0.00000000000 0.00000000000 1.06388280000 43.16960775398pt 71.85130049824pt)" svg:viewBox="0 0 1 1" svg:d="M0.781614 0.147598C0.795751 0.096745 0.812789 0.0483725 0.821271 0L0.756094 0C0.747612 0.0142637 0.736302 0.0341088 0.724992 0.0508531C0.710782 0.0700781 0.693817 0.089303 0.673953 0.111629C0.66547 0.120931 0.656988 0.128373 0.645678 0.137676C0.557881 0.213335 0.444565 0.246824 0.328494 0.244343C0.215178 0.244343 0.0991064 0.208374 0.00565494 0.140156C0.00282747 0.140156 0.00282747 0.137676 0 0.137676C0.00565494 0.290855 0.0509669 0.404344 0.118899 0.481864C0.155728 0.520934 0.198213 0.551942 0.246352 0.571788C0.291664 0.591012 0.345459 0.600935 0.402081 0.600935C0.506914 0.600935 0.625813 0.564346 0.739129 0.491787C0.739129 0.486826 0.739129 0.479384 0.736302 0.474422C0.736302 0.467601 0.736302 0.457678 0.733474 0.447756C0.724992 0.346049 0.753267 0.249304 0.781614 0.15504" koffice:nodeTypes="cccccccccccccccc"/>
          <draw:path draw:style-name="gr7" draw:id="shape354" draw:name="path720" draw:layer="g3243" svg:width="0.82127093760pt" svg:height="0.60093504000pt" draw:transform="matrix(1.06388280000 0.00000000000 0.00000000000 1.06388280000 43.16960775398pt 71.85130049824pt)" svg:viewBox="0 0 1 1" svg:d="M0.781614 0.147598C0.795751 0.096745 0.812789 0.0483725 0.821271 0L0.756094 0C0.747612 0.0142637 0.736302 0.0341088 0.724992 0.0508531C0.710782 0.0700781 0.693817 0.089303 0.673953 0.111629C0.66547 0.120931 0.656988 0.128373 0.645678 0.137676L0.645678 0.137676C0.557881 0.213335 0.444565 0.246824 0.328494 0.244343C0.215178 0.244343 0.0991064 0.208374 0.00565494 0.140156C0.00282747 0.140156 0.00282747 0.137676 0 0.137676C0.00565494 0.290855 0.0509669 0.404344 0.118899 0.481864C0.155728 0.520934 0.198213 0.551942 0.246352 0.571788C0.291664 0.591012 0.345459 0.600935 0.402153 0.600935C0.506914 0.600935 0.625813 0.564346 0.736302 0.491787C0.736302 0.486826 0.736302 0.479384 0.733474 0.474422C0.733474 0.467601 0.733474 0.457678 0.730647 0.447756C0.722165 0.346049 0.750439 0.249304 0.778786 0.15504L0.778786 0.15504Z" koffice:nodeTypes="ccccccccccccccccccc"/>
          <draw:path draw:style-name="gr8" draw:id="shape355" draw:name="path722" draw:layer="g3243" svg:width="1.42504000000pt" svg:height="0.40000000000pt" draw:transform="matrix(1.06388280000 0.00000000000 0.00000000000 1.06388280000 43.74470024035pt 71.37553211008pt)" svg:viewBox="0 0 1 0" svg:d="M1.22504 0L0.2 0C0.09376 0 0 0.0912 0 0.2L0 0.2C0 0.3096 0.09064 0.4 0.2 0.4L1.22504 0.4C1.3344 0.4 1.42504 0.3096 1.42504 0.2L1.42504 0.2C1.42504 0.0936 1.3344 0 1.22504 0" koffice:nodeTypes="ccccccccc"/>
          <draw:path draw:style-name="gr7" draw:id="shape356" draw:name="path724" draw:layer="g3243" svg:width="1.41880000000pt" svg:height="0.40000000000pt" draw:transform="matrix(1.06388280000 0.00000000000 0.00000000000 1.06388280000 43.74801955469pt 71.37553211008pt)" svg:viewBox="0 0 1 0" svg:d="M1.22192 0L0.19688 0L0.19688 0C0.09064 0 0 0.0912 0 0.2L0 0.2L0 0.2C0 0.3096 0.09064 0.4 0.19688 0.4L0.19688 0.4L1.22192 0.4L1.22192 0.4C1.33128 0.4 1.4188 0.3096 1.4188 0.2L1.4188 0.2L1.4188 0.2C1.4188 0.0936 1.32816 0 1.22192 0L1.22192 0L1.22192 0" koffice:nodeTypes="cccccccccccccccc"/>
          <draw:path draw:style-name="gr8" draw:id="shape357" draw:name="path726" draw:layer="g3243" svg:width="0.65815483559pt" svg:height="1.75550669195pt" draw:transform="matrix(1.06388280000 0.00000000000 0.00000000000 1.06388280000 44.06876850960pt 71.84789607328pt)" svg:viewBox="0 0 1 2" svg:d="M0.232048 1.67686C0.135734 1.51999 0.0241685 1.1755 0.00138809 0.753635C-0.00627028 0.58828 0.0191062 0.426106 0.0444826 0.269231C0.0596695 0.178074 0.0748565 0.0869171 0.0825148 0L0.574338 0C0.581931 0.0869171 0.597118 0.178074 0.61237 0.269231C0.632619 0.393247 0.655464 0.525742 0.657995 0.662478C0.660527 0.844792 0.632619 1.03876 0.594587 1.2126C0.543899 1.44049 0.470366 1.61433 0.409553 1.70124C0.346144 1.78816 0.292925 1.76378 0.234579 1.67686" koffice:nodeTypes="cccccccccc"/>
          <draw:path draw:style-name="gr7" draw:id="shape358" draw:name="path728" draw:layer="g3243" svg:width="0.65815483559pt" svg:height="1.75550669195pt" draw:transform="matrix(1.06388280000 0.00000000000 0.00000000000 1.06388280000 44.06876850960pt 71.85130049824pt)" svg:viewBox="0 0 1 2" svg:d="M0.232048 1.67686C0.135734 1.51893 0.0241685 1.1755 0.00138809 0.753635C-0.00627028 0.58828 0.0191062 0.426106 0.0444826 0.269231C0.0596695 0.178074 0.0748565 0.0869171 0.0825148 0L0.574338 0C0.581931 0.0869171 0.597118 0.178074 0.61237 0.269231C0.632619 0.393247 0.655464 0.525742 0.657995 0.662478C0.660527 0.844792 0.632619 1.03876 0.594587 1.2126C0.543899 1.44049 0.470366 1.61433 0.409553 1.70124C0.346144 1.78816 0.292925 1.76378 0.234579 1.67686L0.234579 1.67686Z" koffice:nodeTypes="cccccccccccc"/>
          <draw:path draw:style-name="gr5" draw:id="shape359" draw:name="path730" draw:layer="g3243" svg:width="4.03729731015pt" svg:height="1.87967402256pt" draw:transform="matrix(1.06388280000 0.00000000000 0.00000000000 1.06388280000 60.10857947434pt 57.85485838144pt)" svg:viewBox="0 0 4 2" svg:d="M0.0688618 0.0116334C0.119627 0.0116334 0.17763 0.0147357 0.242873 0.0209402C0.315447 0.0240424 0.395167 0.0302469 0.474887 0.0356758C0.902721 0.0752295 1.45009 0.154337 1.84888 0.308673L1.84888 0.308673C2.13165 0.418028 2.45063 0.629756 2.76607 0.839158C3.07781 1.04468 3.38592 1.25098 3.65423 1.35103C3.65423 1.35103 3.65784 1.35103 3.65784 1.35103C3.68327 1.35956 3.72671 1.36576 3.77385 1.37507C3.85728 1.38981 3.95872 1.40842 4.00949 1.44797C4.05663 1.48442 4.05301 1.54802 3.92615 1.6597L3.92615 1.6597C3.88986 1.68995 3.84633 1.7202 3.79928 1.74501C3.75214 1.76906 3.70137 1.79 3.64337 1.80551C3.36059 1.89315 2.98361 1.89315 2.65369 1.85669C2.51958 1.66901 2.37815 1.47822 2.1969 1.31147C2.01565 1.14163 1.78363 0.993494 1.46819 0.893447C1.46819 0.893447 1.46457 0.893447 1.46457 0.893447C1.4138 0.877936 1.3558 0.8632 1.29418 0.850791C1.23255 0.839158 1.16369 0.826749 1.09121 0.81434C0.73233 0.763153 0.293637 0.736008 0 0.723599C0.00361942 0.696454 0.00723885 0.666207 0.0144777 0.63596C0.0180971 0.602611 0.025336 0.56616 0.0290482 0.529709C0.0507647 0.356758 0.0652424 0.178379 0.0724813 0" koffice:nodeTypes="cccccccccccccccccccccccc"/>
          <draw:path draw:style-name="gr7" draw:id="shape360" draw:name="path732" draw:layer="g3243" svg:width="4.05178798105pt" svg:height="1.87967402256pt" draw:transform="matrix(1.06388280000 0.00000000000 0.00000000000 1.06388280000 60.10194084566pt 57.85485838144pt)" svg:viewBox="0 0 4 2" svg:d="M0.0762371 0.0116334C0.127093 0.0116334 0.1852 0.0147357 0.25056 0.0209402C0.323264 0.0240424 0.403127 0.0302469 0.48299 0.0356758C0.907966 0.0752295 1.45994 0.154337 1.85944 0.308673L1.85944 0.308673L1.85944 0.308673L1.85944 0.308673L1.85944 0.308673C2.14273 0.418028 2.46227 0.629756 2.77829 0.839158C3.09058 1.04468 3.39925 1.24788 3.66803 1.35103L3.66803 1.35103C3.66803 1.35103 3.67165 1.35103 3.67165 1.35103C3.69713 1.35956 3.74064 1.36576 3.78787 1.37507C3.87145 1.38981 3.97307 1.40842 4.02393 1.44797C4.07116 1.48442 4.06753 1.54802 3.94044 1.6597L3.94044 1.6597L3.94044 1.6597L3.94044 1.6597C3.90409 1.68995 3.86048 1.7202 3.81334 1.74501C3.76611 1.76906 3.71526 1.79 3.65715 1.80551C3.37387 1.89315 2.99621 1.89315 2.6657 1.85669C2.53135 1.66901 2.38966 1.47822 2.20809 1.31147C2.02651 1.14163 1.79408 0.996597 1.47444 0.893447C1.47444 0.893447 1.47082 0.893447 1.47082 0.893447L1.47082 0.893447C1.41996 0.877936 1.36186 0.8632 1.2965 0.850791C1.23476 0.839158 1.16578 0.826749 1.09317 0.81434C0.733643 0.763153 0.290538 0.736008 0 0.723599C0.00362591 0.696454 0.00725183 0.666207 0.0145037 0.63596C0.0181296 0.602611 0.0253814 0.56616 0.0290073 0.529709C0.0508557 0.356758 0.0653594 0.178379 0.0726112 0L0.0726112 0Z" koffice:nodeTypes="ccccccccccccccccccccccccccccccccc"/>
          <draw:path draw:style-name="gr5" draw:id="shape361" draw:name="path734" draw:layer="g3243" svg:width="3.21977354620pt" svg:height="2.86657568000pt" draw:transform="matrix(1.06388280000 0.00000000000 0.00000000000 1.06388280000 60.05870464867pt 58.70851794016pt)" svg:viewBox="0 0 3 3" svg:d="M0.0356378 0C0.0809723 0 0.129539 0.00383104 0.18457 0.00766208C0.242834 0.0114931 0.307562 0.0153242 0.37229 0.0229862C0.709026 0.0526768 1.10717 0.109185 1.33385 0.209749C1.89394 0.456852 2.13992 0.9319 2.38922 1.41078C2.5641 1.74791 2.73889 2.08409 3.02382 2.34268C3.12087 2.43175 3.18245 2.51412 3.20831 2.58978C3.22124 2.63384 3.22447 2.67502 3.21154 2.71238C3.20185 2.74686 3.17591 2.78038 3.13712 2.80241C3.07231 2.84359 2.97194 2.86658 2.83925 2.86658C2.74858 2.86658 2.64822 2.86274 2.53815 2.83976C2.43456 2.82156 2.32449 2.79091 2.20797 2.74686C2.20473 2.73153 2.19827 2.71238 2.19172 2.69801C2.18203 2.67502 2.17556 2.653 2.1691 2.63767C2.13992 2.5553 2.0979 2.4806 2.05257 2.40589C2.00724 2.33885 1.95544 2.27181 1.89717 2.20764C1.89717 2.16645 1.89394 2.11761 1.8777 2.05823C1.86477 1.99789 1.84214 1.92701 1.81297 1.84081L1.81297 1.84081C1.79681 1.79293 1.7741 1.74025 1.75147 1.68374C1.72876 1.63202 1.70291 1.57552 1.6705 1.51518C1.51833 1.22402 1.30467 0.916576 1.09748 0.741306C0.958324 0.625417 0.767289 0.527726 0.566558 0.449189C0.375523 0.374484 0.174791 0.317976 0 0.273919C0.00646453 0.232736 0.0129291 0.187721 0.0194765 0.146537C0.025941 0.105354 0.0324055 0.0565078 0.0356378 0.0153242" koffice:nodeTypes="cccccccccccccccccccccccccc"/>
          <draw:path draw:style-name="gr7" draw:id="shape362" draw:name="path736" draw:layer="g3243" svg:width="3.21977354620pt" svg:height="2.85891872000pt" draw:transform="matrix(1.06388280000 0.00000000000 0.00000000000 1.06388280000 60.06202396301pt 58.70851794016pt)" svg:viewBox="0 0 3 3" svg:d="M0.0324055 0C0.0777401 0 0.126307 0.00382592 0.181338 0.00765184C0.239602 0.0114778 0.30433 0.0153037 0.37229 0.0229555C0.709026 0.0526064 1.10726 0.109039 1.33385 0.209469C1.89071 0.456241 2.14324 0.930655 2.38922 1.40507C2.5641 1.74175 2.74212 2.07747 3.02382 2.33572C3.12087 2.42563 3.18245 2.50789 3.20831 2.5825C3.22124 2.62745 3.22447 2.66762 3.21154 2.70588C3.20185 2.73936 3.17591 2.77284 3.13712 2.79483C3.07231 2.83596 2.97202 2.85892 2.83925 2.85892C2.74858 2.85892 2.64822 2.85509 2.53815 2.83214C2.43456 2.81396 2.32449 2.78431 2.20797 2.73936C2.20473 2.72406 2.19827 2.70588 2.19181 2.69058C2.18203 2.66762 2.17556 2.64562 2.1691 2.63032C2.13992 2.54806 2.0979 2.47346 2.05257 2.39885C2.00724 2.3319 1.95544 2.26494 1.89717 2.20086C1.89717 2.15973 1.89394 2.11095 1.8777 2.05165C1.86477 1.99139 1.84214 1.92061 1.81297 1.83835L1.81297 1.83835L1.81297 1.83835L1.81297 1.83835L1.81297 1.83835C1.79681 1.79053 1.7741 1.73792 1.75147 1.68149C1.72885 1.62984 1.70291 1.57341 1.6705 1.51315C1.51833 1.22238 1.30467 0.915351 1.09748 0.744141C0.958324 0.628407 0.767289 0.530846 0.566558 0.452415C0.375523 0.37781 0.174874 0.321377 0 0.276423C0.00646453 0.236251 0.0129291 0.191296 0.0194765 0.150167C0.025941 0.109039 0.0324055 0.0602582 0.0356378 0.0191296L0.0356378 0.0191296Z" koffice:nodeTypes="ccccccccccccccccccccccccccccccc"/>
          <draw:path draw:style-name="gr5" draw:id="shape363" draw:name="path738" draw:layer="g3243" svg:width="1.92831396717pt" svg:height="1.59114736016pt" draw:transform="matrix(1.06388280000 0.00000000000 0.00000000000 1.06388280000 60.65379813168pt 60.65670012352pt)" svg:viewBox="0 0 2 2" svg:d="M1.24892 0.0563712C1.29189 0.0949034 1.33485 0.137003 1.37162 0.181244C1.41459 0.231907 1.45143 0.287564 1.479 0.346076L1.479 0.346076C1.5343 0.465954 1.59565 0.585832 1.65394 0.702856C1.81961 1.02895 1.96996 1.31866 1.9178 1.47207C1.87177 1.61122 1.64781 1.6419 1.10163 1.49134C1.05866 1.48064 1.01263 1.46636 0.969661 1.4471C0.929756 1.43283 0.889851 1.41356 0.850024 1.3943C0.853088 1.33007 0.853088 1.25729 0.846961 1.18522C0.837691 1.10959 0.81931 1.0261 0.791659 0.939758C0.711928 0.694293 0.586085 0.552295 0.41429 0.359634C0.392766 0.334659 0.368257 0.309685 0.34367 0.281856C0.297638 0.229053 0.230161 0.170541 0.156557 0.112029C0.107382 0.0727831 0.0552229 0.0363915 0 0C0.0951279 0.0171254 0.224034 0.0421 0.392766 0.0727831C0.426544 0.0784915 0.460322 0.0842 0.497085 0.0891949C0.754896 0.137003 0.938946 0.161978 1.06173 0.15627C1.17217 0.150561 1.23046 0.117737 1.24892 0.0563712" koffice:nodeTypes="ccccccccccccccccccc"/>
          <draw:path draw:style-name="gr7" draw:id="shape364" draw:name="path740" draw:layer="g3243" svg:width="1.92861764834pt" svg:height="1.58544400418pt" draw:transform="matrix(1.06388280000 0.00000000000 0.00000000000 1.06388280000 60.65379813168pt 60.66010454848pt)" svg:viewBox="0 0 2 2" svg:d="M1.24902 0.053421C1.29199 0.0918841 1.33496 0.133909 1.37173 0.17807C1.4147 0.228642 1.45154 0.2842 1.47912 0.342606L1.47912 0.342606L1.47912 0.342606L1.47912 0.342606C1.53442 0.462269 1.59578 0.581932 1.65407 0.698746C1.82281 1.02426 1.97011 1.31344 1.91795 1.46658C1.87191 1.60548 1.64794 1.63611 1.10172 1.48582C1.05874 1.47513 1.01271 1.46089 0.969737 1.4445C0.929829 1.43026 0.889921 1.41103 0.850091 1.39179C0.853155 1.32769 0.853155 1.25504 0.847027 1.1831C0.837757 1.10759 0.819374 1.02426 0.791721 0.938072C0.711984 0.693048 0.586132 0.551304 0.414322 0.358989C0.392797 0.334059 0.368286 0.309129 0.343697 0.28135C0.297661 0.228642 0.230179 0.170235 0.156569 0.111828C0.107391 0.0726525 0.0552272 0.0363263 0 0C0.0951354 0.0170947 0.224051 0.0420245 0.389733 0.0726525C0.423514 0.0783507 0.457294 0.084049 0.49406 0.0890349C0.754956 0.136758 0.93902 0.161687 1.05568 0.155989L1.05568 0.155989C1.16614 0.150291 1.22443 0.116814 1.24289 0.0562701L1.24289 0.0562701Z" koffice:nodeTypes="cccccccccccccccccccccccc"/>
          <draw:path draw:style-name="gr5" draw:id="shape365" draw:name="path742" draw:layer="g3243" svg:width="2.12901985337pt" svg:height="1.44387366014pt" draw:transform="matrix(1.06388280000 0.00000000000 0.00000000000 1.06388280000 59.76949874832pt 58.98512746816pt)" svg:viewBox="0 0 2 1" svg:d="M0.270814 0C0.438453 0.0292286 0.638365 0.0713722 0.82862 0.124391C1.02531 0.177411 1.21227 0.246744 1.34771 0.326273C1.38643 0.347345 1.42505 0.376573 1.46377 0.405802C1.50248 0.43503 1.54119 0.466978 1.57982 0.501644C1.77651 0.679735 1.95389 0.910165 2.04732 1.09097C2.14084 1.27926 2.16024 1.38326 2.07316 1.42269C1.97964 1.46279 1.76041 1.44444 1.3799 1.38054C1.3445 1.3751 1.309 1.36967 1.27351 1.36423C0.893084 1.30373 0.702829 1.27178 0.631927 1.23984C0.483602 1.17866 0.357894 1.10185 0.2515 1.02232C0.151544 0.94755 0.0676829 0.87074 0 0.806845C0.0160953 0.772179 0.0289716 0.738192 0.0451494 0.703526C0.0580257 0.66614 0.074121 0.628755 0.0902163 0.58933C0.161201 0.398325 0.222445 0.201881 0.270814 0.00271894" koffice:nodeTypes="ccccccccccccccc"/>
          <draw:path draw:style-name="gr7" draw:id="shape366" draw:name="path744" draw:layer="g3243" svg:width="2.12901985337pt" svg:height="1.44412473278pt" draw:transform="matrix(1.06388280000 0.00000000000 0.00000000000 1.06388280000 59.76617943398pt 58.98512746816pt)" svg:viewBox="0 0 2 1" svg:d="M0.274033 0C0.441672 0.0292311 0.641584 0.0713784 0.82862 0.124402C1.02531 0.177426 1.21227 0.246765 1.34771 0.326301L1.34771 0.326301L1.34771 0.326301C1.38634 0.347375 1.42505 0.376606 1.46377 0.405837C1.50248 0.435068 1.54119 0.467018 1.57982 0.501688C1.77651 0.679794 1.95389 0.910244 2.04732 1.09107C2.14084 1.27937 2.16024 1.38338 2.07316 1.42281C1.97964 1.46292 1.76041 1.44456 1.3799 1.38338C1.3445 1.37794 1.309 1.3725 1.27351 1.36707C0.896303 1.30656 0.702829 1.27461 0.631927 1.24266C0.483602 1.18148 0.357894 1.10467 0.251417 1.02445L0.251417 1.02445C0.151544 0.950352 0.0676829 0.873535 0 0.809635C0.0160953 0.774965 0.0289716 0.740296 0.0450669 0.706306C0.0580257 0.668917 0.074121 0.631529 0.0902163 0.592101C0.161201 0.400399 0.222445 0.206657 0.270814 0.00475856L0.270814 0.00475856Z" koffice:nodeTypes="cccccccccccccccccccc"/>
          <draw:path draw:style-name="gr5" draw:id="shape367" draw:name="path746" draw:layer="g3243" svg:width="1.82953320932pt" svg:height="3.04496725333pt" draw:transform="matrix(1.06388280000 0.00000000000 0.00000000000 1.06388280000 60.09530221699pt 60.41073042016pt)" svg:viewBox="0 0 2 3" svg:d="M0.566362 0.204717C0.672081 0.261941 0.777692 0.321583 0.879192 0.387673C0.976363 0.450539 1.0652 0.516629 1.13283 0.576271C1.16237 0.60448 1.19624 0.635913 1.23 0.664928C1.45821 0.875287 1.62734 1.03326 1.7415 1.30406C1.84711 1.56842 1.85133 1.79168 1.78792 1.99317C1.72451 2.19467 1.59769 2.37117 1.43289 2.54446C1.14549 2.84992 0.951042 3.04497 0.777692 3.04497C0.604451 3.04497 0.431101 2.85556 0.177461 2.39293C0.13948 2.32362 0.105611 2.25431 0.0760704 2.19144C0.0507496 2.1318 0.0211006 2.07538 0 2.01816C0.0887307 1.91741 0.169021 1.81344 0.236651 1.71028C0.300061 1.6063 0.355031 1.50556 0.39312 1.40159C0.574802 0.919616 0.46075 0.444091 0.0591899 0C0.0802905 0.00967168 0.101391 0.0225673 0.1226 0.0346569C0.20289 0.0789854 0.295841 0.12009 0.39312 0.157971C0.410001 0.164419 0.435322 0.17006 0.464971 0.176508C0.490291 0.182956 0.528381 0.189404 0.566362 0.199075" koffice:nodeTypes="cccccccccccccccccc"/>
          <draw:path draw:style-name="gr7" draw:id="shape368" draw:name="path748" draw:layer="g3243" svg:width="1.82953320932pt" svg:height="3.04496725333pt" draw:transform="matrix(1.06388280000 0.00000000000 0.00000000000 1.06388280000 60.09862153133pt 60.41073042016pt)" svg:viewBox="0 0 2 3" svg:d="M0.566362 0.204717C0.672081 0.261941 0.777692 0.321583 0.879192 0.387673C0.976363 0.450539 1.0652 0.513405 1.13283 0.576271C1.16237 0.60448 1.19624 0.635913 1.23 0.664928C1.45821 0.875287 1.62734 1.03326 1.7415 1.30406C1.84711 1.56842 1.85133 1.79168 1.78792 1.99317C1.72451 2.19467 1.5978 2.37117 1.43289 2.54446C1.14549 2.84992 0.951042 3.04497 0.777692 3.04497C0.604451 3.04497 0.431101 2.85556 0.177461 2.39293C0.13948 2.32362 0.105611 2.25431 0.0760704 2.19144C0.0507496 2.1318 0.0211006 2.07538 0 2.01816C0.0887307 1.91741 0.169021 1.81344 0.236651 1.71028C0.300061 1.60953 0.355031 1.50556 0.39312 1.40159C0.574802 0.919616 0.46075 0.444091 0.0591899 0C0.0802905 0.00967168 0.101391 0.0225673 0.1226 0.0346569C0.20289 0.0789854 0.295841 0.12009 0.39312 0.157971C0.410001 0.164419 0.435322 0.17006 0.464971 0.176508C0.490291 0.182956 0.528381 0.189404 0.566362 0.199075L0.566362 0.199075Z" koffice:nodeTypes="cccccccccccccccccccc"/>
          <draw:path draw:style-name="gr5" draw:id="shape369" draw:name="path750" draw:layer="g3243" svg:width="1.25939028307pt" svg:height="3.33940789097pt" draw:transform="matrix(1.06388280000 0.00000000000 0.00000000000 1.06388280000 58.72885114867pt 60.05539011726pt)" svg:viewBox="0 0 1 3" svg:d="M0.0297734 2.17299C0.0198701 2.0506 0.00742747 1.93244 0 1.81005C0.235584 1.41082 0.436443 0.972762 0.600102 0.507695C0.629875 0.41907 0.662124 0.326226 0.691898 0.234225C0.711704 0.165013 0.73405 0.0958022 0.753857 0.0232145C0.758808 -0.00295073 0.761284 -0.0063269 0.773727 0.00970991C0.788582 0.0333431 0.805912 0.0595084 0.823307 0.0856737C0.885266 0.171766 0.944813 0.244353 0.994392 0.336354C1.18535 0.69254 1.2746 1.06814 1.25727 1.45049C1.2374 1.93244 1.05146 2.4262 0.699325 2.91743C0.662124 2.96723 0.624923 3.02041 0.582771 3.07274C0.416637 3.28037 0.295131 3.37575 0.213302 3.32679C0.131409 3.28037 0.0867808 3.08624 0.0719259 2.71655C0.0644984 2.53508 0.04958 2.35446 0.0297734 2.17636" koffice:nodeTypes="cccccccccccccc"/>
          <draw:path draw:style-name="gr7" draw:id="shape370" draw:name="path752" draw:layer="g3243" svg:width="1.25939028307pt" svg:height="3.33940789097pt" draw:transform="matrix(1.06388280000 0.00000000000 0.00000000000 1.06388280000 58.72885114867pt 60.05539011726pt)" svg:viewBox="0 0 1 3" svg:d="M0.0297734 2.17299C0.0198701 2.05398 0.00742747 1.93244 0 1.81005C0.235584 1.41082 0.436443 0.972762 0.600102 0.507695C0.629875 0.41907 0.662124 0.326226 0.691898 0.234225C0.711704 0.165013 0.73405 0.0958022 0.753857 0.0232145C0.758808 -0.00295073 0.761284 -0.0063269 0.773727 0.00970991C0.788582 0.0333431 0.805912 0.0595084 0.823307 0.0856737C0.885266 0.171766 0.944813 0.244353 0.994392 0.336354C1.18535 0.69254 1.2746 1.06814 1.25727 1.45049C1.2374 1.93244 1.05146 2.4262 0.699325 2.91743C0.662124 2.96723 0.624923 3.02041 0.582771 3.07274C0.416637 3.28037 0.295131 3.37575 0.213302 3.32679C0.131409 3.28037 0.0867808 3.08287 0.0719259 2.71655C0.0644984 2.53508 0.04958 2.35446 0.0297734 2.17636L0.0297734 2.17636Z" koffice:nodeTypes="cccccccccccccccc"/>
          <draw:path draw:style-name="gr5" draw:id="shape371" draw:name="path754" draw:layer="g3243" svg:width="0.87310336000pt" svg:height="1.36417618818pt" draw:transform="matrix(1.06388280000 0.00000000000 0.00000000000 1.06388280000 57.78131457168pt 61.93080616480pt)" svg:viewBox="0 0 1 1" svg:d="M0.303717 1.35766C0.172303 1.39036 0.075948 1.30253 0 1.03623C0.292056 0.726016 0.557725 0.37936 0.797155 0C0.805976 0.116798 0.817637 0.236399 0.829299 0.353197C0.843875 0.521386 0.861442 0.689575 0.873103 0.864305C0.630757 1.13434 0.443877 1.31374 0.300802 1.35392" koffice:nodeTypes="cccccc"/>
          <draw:path draw:style-name="gr7" draw:id="shape372" draw:name="path756" draw:layer="g3243" svg:width="0.87310336000pt" svg:height="1.36417618818pt" draw:transform="matrix(1.06388280000 0.00000000000 0.00000000000 1.06388280000 57.78131457168pt 61.93080616480pt)" svg:viewBox="0 0 1 1" svg:d="M0.303717 1.35766C0.172303 1.39036 0.075948 1.30253 0 1.03623C0.292056 0.726016 0.557725 0.375622 0.797155 0C0.805976 0.116798 0.817637 0.236399 0.829299 0.353197C0.843875 0.521386 0.864357 0.689575 0.873103 0.864305C0.630757 1.13434 0.443877 1.31374 0.300802 1.35392L0.300802 1.35392Z" koffice:nodeTypes="cccccccc"/>
          <draw:path draw:style-name="gr8" draw:id="shape373" draw:name="path758" draw:layer="g3243" svg:width="6.32787825880pt" svg:height="6.08742150348pt" draw:transform="matrix(1.06388280000 0.00000000000 0.00000000000 1.06388280000 61.37528089133pt 62.67211969984pt)" svg:viewBox="0 0 6 6" svg:d="M1.08153 2.38922C1.09636 2.3449 1.135 2.29413 1.36677 2.29091C1.50642 2.29091 1.60446 2.29413 1.67573 2.32878C1.74411 2.35699 1.79462 2.4142 1.83615 2.50848C1.86885 2.58745 1.92826 2.60276 1.99071 2.61887C2.06494 2.63418 2.11248 2.66561 2.169 2.72282C2.21053 2.75989 2.2551 2.80099 2.30264 2.80743C2.43042 2.82355 2.63838 2.84853 2.72752 2.9557C2.75726 2.99035 2.77506 3.03709 2.8048 3.07496C2.87311 3.17246 2.97708 3.19502 3.08707 3.18858C3.21782 3.18213 3.29206 3.09672 3.29206 3.09672L3.26833 3.07174C3.26833 3.07174 3.20588 3.14426 3.09003 3.15071C2.99199 3.15393 2.90285 3.14104 2.84047 3.0532C2.8048 3.00566 2.78396 2.94603 2.73946 2.90171C2.68295 2.84853 2.5938 2.82355 2.5166 2.80099C2.29374 2.73813 2.18086 2.43918 2.17789 2.43595L0 0.261081C0.0445726 0.178889 0.0832123 0.0910562 0.112877 0C0.112877 0 0.112877 0 0.112877 0C0.124742 0.0120871 0.136684 0.02498 0.151516 0.0378729C0.166348 0.04996 0.181257 0.0660762 0.184223 0.0692994C0.184223 0.0692994 0.184223 0.0692994 0.184223 0.0692994C0.21982 0.103949 0.243628 0.125706 0.311932 0.138599C0.291167 0.170025 0.36548 0.248189 0.549627 0.427884C0.549627 0.427884 0.549627 0.427884 0.549627 0.427884C0.549627 0.427884 0.549627 0.427884 0.549627 0.427884L0.549627 0.427884C0.626906 0.503629 0.665546 0.54392 0.721984 0.563259C0.736816 0.566482 0.751725 0.569706 0.769523 0.572929C0.769523 0.572929 0.769523 0.572929 0.769523 0.572929C0.745792 0.604355 0.778423 0.654315 0.876467 0.751818L0.986453 0.862214C1.06366 0.941183 1.10526 0.979056 1.1528 1.00081C1.16763 1.00726 1.17958 1.01048 1.19737 1.0129C1.19737 1.0129 1.19737 1.0129 1.19737 1.0129C1.17661 1.04513 1.22118 1.09187 1.31626 1.18615C1.33406 1.20226 1.36076 1.22724 1.38753 1.25867C1.3994 1.27156 1.4143 1.28365 1.42914 1.29977L1.42914 1.29977C1.441 1.31266 1.45287 1.32152 1.46184 1.33442C1.54201 1.41339 1.57769 1.44159 1.652 1.45045C1.64599 1.4569 1.64302 1.46657 1.64599 1.47946C1.652 1.51411 1.70844 1.57052 1.80648 1.66802C1.958 1.81871 2.01147 1.86947 2.10062 1.88559C2.10358 1.88559 2.10358 1.88559 2.10655 1.88559C2.10655 1.88559 2.10655 1.88801 2.10358 1.88801C2.07985 1.92266 2.12442 1.97664 2.23137 2.08704L2.34128 2.19341C2.43042 2.28205 2.46313 2.31347 2.5433 2.32234C2.5255 2.35134 2.55524 2.39808 2.64439 2.48672C2.66218 2.50525 2.70972 2.5528 2.74836 2.59067C2.7543 2.59631 2.76319 2.60276 2.76913 2.6092C2.77506 2.61565 2.78099 2.6221 2.78396 2.62451L2.78396 2.62451C2.78396 2.62451 2.78396 2.62451 2.78396 2.62451L2.78396 2.62451C2.91471 2.75425 2.91471 2.75425 3.11978 2.75425C3.14647 2.75425 3.18808 2.75425 3.23265 2.75425C3.26536 2.75425 3.29799 2.75425 3.3218 2.75425L3.3396 2.75425C3.47628 2.75425 3.53568 2.74458 3.53865 2.69381C3.53865 2.6785 3.53272 2.65916 3.51789 2.63418C3.57136 2.67206 3.63373 2.70348 3.70211 2.70993C3.78829 2.71638 3.916 2.72846 3.9487 2.77923C3.9665 2.80743 3.9487 2.86061 3.84769 2.94925C3.80905 2.97746 3.78532 2.99921 3.78532 2.99921L3.80609 3.02742C3.82685 3.01211 3.84769 2.99599 3.86549 2.98068C3.98438 2.89285 4.09429 2.82919 4.2458 2.84208C4.31418 2.8453 4.38249 2.86061 4.45087 2.87673C4.55484 2.89526 4.67959 2.83241 4.78661 2.73813C4.84008 2.6914 4.88465 2.63741 4.93219 2.581C5.03023 2.45771 5.10447 2.36666 5.30353 2.35134C5.44911 2.34168 5.6096 2.42628 5.70468 2.55844C5.74035 2.60598 5.76705 2.66561 5.78196 2.72846L5.78196 2.72846C5.79383 2.7889 5.79086 2.85175 5.77595 2.90816C5.77595 2.90816 5.77595 2.91138 5.77595 2.91138C5.74035 3.02178 5.73739 3.09994 5.76112 3.15071C5.78493 3.20067 5.83246 3.22323 5.8978 3.22323C5.95127 3.22323 6.00771 3.21678 6.06118 3.20067C6.04042 3.23532 6.00475 3.26352 5.97212 3.2893C5.91857 3.32718 5.84136 3.37069 5.73739 3.40212C5.568 3.44966 5.53232 3.43032 5.49673 3.40534C5.46105 3.38358 5.41945 3.3586 5.26793 3.39325C5.20548 3.40534 5.15201 3.43354 5.10151 3.45933C5.02134 3.4972 4.94999 3.53427 4.86084 3.4972C4.80737 3.47464 4.72416 3.42146 4.66772 3.41823L4.66772 3.41823C4.66475 3.41823 4.65882 3.41823 4.65586 3.42468C4.63798 3.44321 4.67069 3.47786 4.68552 3.49398C4.7361 3.54716 4.84305 3.64144 4.95592 3.69543C5.04507 3.73572 5.13718 3.75828 5.24412 3.78004C5.3392 3.79616 5.43428 3.80824 5.52936 3.82436C5.69578 3.84934 5.72545 3.88399 5.77892 3.94684C5.79976 3.97182 5.82349 4.00083 5.8651 4.0379C5.95424 4.12009 5.98101 4.12331 6.03745 4.13298C6.06719 4.1354 6.10872 4.14507 6.18007 4.17005C6.25735 4.19906 6.31082 4.28367 6.32565 4.35619C6.32862 4.37473 6.32862 4.39729 6.32565 4.4126C6.32269 4.42872 6.31675 4.4408 6.30785 4.45047C6.26328 4.49157 6.15626 4.43758 6.10576 4.42227C6.01365 4.39407 5.91263 4.39084 5.87704 4.52622C5.86806 4.55764 5.86806 4.59552 5.86213 4.63017C5.8562 4.68657 5.83543 4.74943 5.76112 4.81873C5.71951 4.8566 5.70765 4.87272 5.67494 4.92268C5.64231 4.97022 5.60664 5.01051 5.568 5.03952C5.51452 5.07658 5.45512 5.09592 5.38081 5.08948C5.20845 5.07417 5.262 4.7591 5.262 4.63339L5.262 4.63339C5.262 4.50124 5.10744 4.44403 4.88465 4.35942C4.83415 4.34008 4.78356 4.32154 4.7361 4.29656C4.64696 4.2458 4.59341 4.18939 4.534 4.12331C4.49536 4.079 4.45087 4.03226 4.39139 3.98149C4.22207 3.83967 4.15666 3.66078 4.15666 3.66078L4.12106 3.66642C4.12106 3.66642 4.12106 3.89366 4.26071 4.09833C4.37359 4.26191 4.4746 4.30865 4.67365 4.39407C4.72119 4.4126 4.77467 4.43758 4.83711 4.46659C4.98863 4.53589 5.07184 4.59874 5.1104 4.66804C5.14608 4.73089 5.14311 4.80342 5.11938 4.90092C5.07777 5.05805 5.15201 5.10559 5.25895 5.14588C5.31547 5.16845 5.41945 5.1902 5.45215 5.2595C5.48775 5.33847 5.44021 5.45128 5.36894 5.48916C5.30954 5.52058 5.28869 5.55523 5.30056 5.59633C5.30954 5.63098 5.3481 5.66563 5.40165 5.7035L5.40165 5.7035C5.42835 5.71881 5.43724 5.73171 5.43428 5.74138C5.42241 5.75991 5.35707 5.78167 5.25895 5.81632C5.23522 5.82276 5.20845 5.83243 5.18175 5.83888C5.17582 5.83888 5.16989 5.8421 5.16388 5.8421C5.16388 5.83888 5.16091 5.83243 5.16091 5.82921C5.11641 5.7035 5.00346 5.65918 4.89058 5.66563C4.8133 5.66885 4.73009 5.70028 4.66772 5.75346C4.60238 5.80745 4.56968 5.88239 4.60238 5.96136C4.60832 5.9807 4.60832 5.9807 4.59942 5.99601C4.59942 5.99601 4.59645 5.99923 4.59645 6.00246C4.55781 6.05564 4.534 6.08384 4.50731 6.08707C4.48053 6.09029 4.43893 6.07176 4.36469 6.02421C4.29928 5.98312 4.228 5.92671 4.1686 5.87353C4.15962 5.86386 4.14776 5.85419 4.13886 5.84532C4.07945 5.78167 4.04971 5.7035 4.01997 5.61486C3.96947 5.45773 3.92193 5.23775 3.8804 5.02018C3.85066 4.84371 3.82685 4.66159 3.80609 4.4819C3.78228 4.27722 3.76151 4.079 3.72584 3.95007C3.69618 3.83967 3.65754 3.77682 3.59517 3.79616C3.52975 3.81147 3.50305 3.77682 3.46441 3.72363C3.40798 3.64144 3.30392 3.50929 3.19401 3.53105C3.14054 3.54072 3.0841 3.59148 3.00089 3.68576C2.89098 3.81469 2.77209 3.8018 2.49279 3.76715C2.40068 3.75828 2.2878 3.74539 2.15705 3.73572C2.08282 3.7325 1.9996 3.68254 1.9491 3.62291C1.86292 3.51574 1.82725 3.33282 1.77674 3.19744C1.74107 3.0943 1.69056 3.09672 1.59252 3.09672C1.51828 3.09994 1.41134 3.10316 1.25678 3.04676C1.18254 3.02178 1.135 2.98713 1.1023 2.95248C1.0845 2.92991 1.06662 2.90171 1.06069 2.87028C1.08746 2.87673 1.11416 2.8864 1.14094 2.89849C1.22415 2.84208 1.29245 2.73169 1.29542 2.62451C1.29839 2.5528 1.27465 2.4706 1.22711 2.4142C1.19144 2.36988 1.1439 2.35134 1.09043 2.33845C1.07256 2.33523 1.06366 2.33845 1.06959 2.31992ZM3.20588 2.32878C3.21181 2.32234 3.21782 2.31347 3.21782 2.3038C3.22672 2.31347 3.23562 2.32556 3.24452 2.33523C3.23562 2.33201 3.22079 2.33201 3.20588 2.33201ZM2.84344 1.88801C2.84641 1.88559 2.85234 1.87592 2.85234 1.86947C2.85827 1.87592 2.86717 1.88559 2.87311 1.89445C2.86421 1.89445 2.85234 1.89123 2.84047 1.89123ZM2.46906 1.44804C2.47203 1.44481 2.47796 1.43837 2.48093 1.43192C2.48093 1.4287 2.48093 1.4287 2.48093 1.42225C2.48983 1.43514 2.50169 1.44804 2.51363 1.46012C2.49873 1.4569 2.48389 1.45045 2.4661 1.44804ZM2.06198 1.00081C2.07688 0.994366 2.08578 0.981473 2.08578 0.966163C2.08578 0.962939 2.08578 0.959716 2.08578 0.95327C2.10358 0.972609 2.12138 0.994366 2.13925 1.01612C2.11841 1.01048 2.09172 1.00726 2.05901 1.00081ZM1.69657 0.550366C1.70844 0.54392 1.71437 0.531833 1.71734 0.515716C1.71734 0.515716 1.71734 0.512493 1.71734 0.50927C1.7292 0.525386 1.74411 0.541502 1.75894 0.560036C1.74107 0.556813 1.7203 0.553589 1.69361 0.550366ZM1.33109 0.116036C1.34296 0.10959 1.34889 0.0975026 1.35186 0.0846097C1.35186 0.0813865 1.35186 0.0781633 1.35186 0.0725226C1.36677 0.0910562 1.38456 0.10959 1.3994 0.132152C1.3816 0.125706 1.35779 0.122483 1.32813 0.119259" koffice:nodeTypes="ccccccccccccccccccccccccccccccccccccccccccccccccccccccccccccccccccccccccccccccccccccccccccccccccccccccccccccccccccccccccccccccccccccccccccccccccccccccccccccccccccccccccccccccccccccccccccccccccccccc"/>
          <draw:path draw:style-name="gr7" draw:id="shape374" draw:name="path760" draw:layer="g3243" svg:width="6.33381251663pt" svg:height="6.09386966634pt" draw:transform="matrix(1.06388280000 0.00000000000 0.00000000000 1.06388280000 61.37528089133pt 62.67211969984pt)" svg:viewBox="0 0 6 6" svg:d="M1.08204 2.39048C1.09688 2.34614 1.13554 2.29535 1.36741 2.29212C1.50712 2.29212 1.60521 2.29535 1.67652 2.33002C1.74493 2.35823 1.79546 2.41548 1.83701 2.50981C1.8727 2.58882 1.92916 2.60413 1.99164 2.62026C2.06591 2.63558 2.11347 2.66702 2.17001 2.72426C2.21156 2.76135 2.25616 2.80247 2.30372 2.80892C2.43156 2.82504 2.63961 2.85004 2.7288 2.95727C2.75855 2.99193 2.77636 3.03869 2.80612 3.07659C2.87445 3.17414 2.97848 3.19672 3.08852 3.19027C3.21933 3.18382 3.2936 3.09836 3.2936 3.09836L3.26986 3.07336C3.26986 3.07336 3.20738 3.14592 3.09148 3.15237C2.99339 3.1556 2.90421 3.1427 2.84181 3.05482C2.80612 3.00725 2.78526 2.94759 2.74075 2.90325C2.68421 2.85004 2.59502 2.82504 2.51778 2.80247C2.29481 2.73958 2.18188 2.44047 2.17892 2.43724L0 0.26122C0.0445935 0.178984 0.0832513 0.0911044 0.11293 0C0.11293 0 0.11293 0 0.11293 0C0.124801 0.0120935 0.136748 0.0249932 0.151587 0.037893C0.166426 0.0499865 0.181342 0.0661112 0.184309 0.0693361L0.184309 0.0693361C0.184309 0.0693361 0.184309 0.0693361 0.184309 0.0693361C0.219923 0.104004 0.243742 0.125772 0.312078 0.138672C0.291303 0.170115 0.365651 0.24832 0.549885 0.42811L0.549885 0.42811C0.549885 0.42811 0.549885 0.42811 0.549885 0.42811C0.549885 0.42811 0.549885 0.42811 0.549885 0.42811L0.549885 0.42811C0.6272 0.503896 0.665858 0.544208 0.722323 0.563557C0.737162 0.566782 0.752077 0.570007 0.769884 0.573232C0.769884 0.573232 0.769884 0.573232 0.769884 0.573232C0.746141 0.604675 0.778788 0.654662 0.876878 0.752216L0.986916 0.86267C1.06416 0.941681 1.10578 0.979574 1.15334 1.00134C1.16818 1.00779 1.18013 1.01102 1.19794 1.01344C1.19794 1.01344 1.19794 1.01344 1.19794 1.01344C1.17716 1.04569 1.22175 1.09245 1.31688 1.18678C1.33468 1.2029 1.36139 1.22789 1.38818 1.25934L1.38818 1.25934C1.40005 1.27224 1.41497 1.28433 1.42981 1.30045L1.42981 1.30045L1.42981 1.30045L1.42981 1.30045C1.44168 1.31335 1.45355 1.32222 1.46253 1.33512C1.54274 1.41413 1.57843 1.44235 1.65277 1.45122C1.64676 1.45767 1.64379 1.46735 1.64676 1.48025C1.65277 1.51491 1.70924 1.57135 1.80733 1.6689C1.95892 1.81967 2.01241 1.87046 2.1016 1.88659C2.10457 1.88659 2.10457 1.88659 2.10754 1.88659C2.10754 1.88659 2.10754 1.88901 2.10457 1.88901C2.08083 1.92367 2.12542 1.97769 2.23241 2.08815L2.34237 2.19457C2.43156 2.28325 2.46428 2.3147 2.54449 2.32357C2.52668 2.35259 2.55644 2.39935 2.64563 2.48804C2.66343 2.50658 2.71099 2.55415 2.74965 2.59204C2.75559 2.59768 2.76449 2.60413 2.77043 2.61058C2.77636 2.61703 2.7823 2.62348 2.78526 2.6259L2.78526 2.6259L2.78526 2.6259C2.78526 2.6259 2.78526 2.6259 2.78526 2.6259L2.78526 2.6259C2.91608 2.75571 2.91608 2.75571 3.12124 2.75571C3.14795 2.75571 3.18957 2.75571 3.23417 2.75571C3.26689 2.75571 3.29954 2.75571 3.32335 2.75571L3.34116 2.75571C3.47791 2.75571 3.53734 2.74603 3.54031 2.69524C3.54031 2.67992 3.53437 2.66057 3.51954 2.63558C3.57303 2.67347 3.63543 2.70491 3.70384 2.71136C3.79006 2.71781 3.91783 2.72991 3.95055 2.7807C3.96836 2.80892 3.95055 2.86213 3.8495 2.95082C3.81084 2.97903 3.7871 3.0008 3.7871 3.0008L3.80787 3.02902C3.82865 3.0137 3.8495 2.99758 3.8673 2.98226C3.98624 2.89438 4.09621 2.83069 4.24779 2.84359C4.31621 2.84681 4.38454 2.86213 4.45295 2.87825C4.55698 2.8968 4.68178 2.83391 4.78885 2.73958C4.84235 2.69282 4.88694 2.6388 4.9345 2.58237C5.03259 2.45901 5.10686 2.36791 5.30601 2.35259C5.45166 2.34292 5.61223 2.42757 5.70735 2.55979C5.74304 2.60736 5.76975 2.66702 5.78467 2.72991L5.78467 2.72991L5.78467 2.72991C5.79654 2.79037 5.79357 2.85326 5.77866 2.9097C5.77866 2.9097 5.77866 2.91292 5.77866 2.91292L5.77866 2.91292C5.74304 3.02338 5.74008 3.10158 5.76382 3.15237C5.78764 3.20236 5.8352 3.22493 5.90057 3.22493C5.95406 3.22493 6.01053 3.21848 6.06403 3.20236C6.04325 3.23703 6.00756 3.26525 5.97492 3.29105C5.92134 3.32894 5.8441 3.37248 5.74008 3.40392C5.57061 3.45149 5.53492 3.43214 5.4993 3.40714C5.46361 3.38538 5.42199 3.36038 5.2704 3.39505C5.20792 3.40714 5.15443 3.43536 5.1039 3.46116C5.02369 3.49905 4.95231 3.53614 4.86312 3.49905C4.80963 3.47648 4.72637 3.42327 4.66991 3.42004L4.66991 3.42004L4.66991 3.42004C4.66694 3.42004 4.66101 3.42004 4.65804 3.42649L4.65804 3.42649C4.64016 3.44504 4.67288 3.4797 4.68772 3.49583C4.73832 3.54904 4.84532 3.64337 4.95825 3.69739C5.04743 3.7377 5.13959 3.76027 5.24955 3.78204C5.3417 3.79817 5.43979 3.81026 5.53492 3.82639C5.70142 3.85138 5.7311 3.88605 5.78467 3.94893C5.80544 3.97393 5.82919 4.00295 5.87081 4.04004C5.96 4.12227 5.98679 4.1255 6.04325 4.13517C6.07301 4.13759 6.11455 4.14727 6.18593 4.17226C6.26325 4.20128 6.31675 4.28594 6.33159 4.3585C6.33455 4.37704 6.33455 4.39962 6.33159 4.41494L6.33159 4.41494C6.32862 4.43106 6.32268 4.44315 6.31378 4.45283C6.26919 4.49395 6.16212 4.43993 6.11159 4.42461C6.01943 4.39639 5.91837 4.39317 5.88276 4.52861C5.87378 4.56006 5.87378 4.59795 5.86785 4.63262C5.86191 4.68906 5.84113 4.75194 5.76679 4.82128C5.72516 4.85917 5.71329 4.8753 5.68057 4.92528C5.64792 4.97285 5.61223 5.01316 5.57357 5.04219C5.52008 5.07927 5.46064 5.09862 5.3863 5.09217C5.21089 5.07685 5.26743 4.76162 5.26743 4.63584L5.26743 4.63584C5.26743 4.50362 5.1128 4.44638 4.88991 4.36172C4.83938 4.34237 4.78885 4.32383 4.74129 4.29884C4.6521 4.24805 4.59861 4.19161 4.5391 4.1255C4.50044 4.08115 4.45592 4.03439 4.39641 3.9836C4.22702 3.8417 4.16157 3.66272 4.16157 3.66272L4.12596 3.66836C4.12596 3.66836 4.12596 3.89572 4.26568 4.10373C4.37861 4.26739 4.47966 4.31416 4.67881 4.40284C4.72637 4.42139 4.77987 4.44638 4.84235 4.4746C4.99393 4.54393 5.07719 4.60763 5.11577 4.67616C5.15146 4.73985 5.14849 4.8116 5.12475 4.90996C5.08312 5.06718 5.15739 5.11394 5.26446 5.15506C5.32093 5.17763 5.42792 5.1994 5.46064 5.26874C5.49626 5.34694 5.4487 5.46062 5.37739 5.49529C5.31796 5.52673 5.29711 5.5614 5.30906 5.60252C5.31796 5.63719 5.35654 5.67185 5.41012 5.70975L5.41012 5.70975C5.43683 5.72507 5.44573 5.73797 5.44276 5.74764C5.43089 5.76618 5.36552 5.78795 5.26743 5.82262C5.24361 5.82907 5.2169 5.83874 5.19012 5.84519L5.19012 5.84519C5.18418 5.84519 5.17824 5.84842 5.17231 5.84842C5.17231 5.84519 5.16934 5.83874 5.16934 5.83552L5.16934 5.83552L5.16934 5.83552L5.16934 5.83552C5.12475 5.70975 5.01174 5.6654 4.89881 5.67185C4.8215 5.67508 4.73832 5.70652 4.67585 5.75973C4.61048 5.81375 4.57775 5.88873 4.61048 5.96774C4.61641 5.98629 4.61641 5.98629 4.60751 6.00241L4.60751 6.00241C4.60751 6.00241 4.60454 6.00563 4.60454 6.00886C4.56588 6.06207 4.54206 6.09029 4.51535 6.09351C4.48857 6.09674 4.44694 6.0782 4.37267 6.03063C4.30723 5.98951 4.23592 5.93307 4.17649 5.87986C4.16759 5.87019 4.15564 5.86051 4.14674 5.85084L4.14674 5.85084C4.0873 5.78795 4.05755 5.70975 4.02787 5.62106C3.97734 5.46385 3.9297 5.24374 3.88815 5.02606C3.8584 4.8495 3.83458 4.66729 3.81381 4.4875C3.79006 4.28271 3.76625 4.08438 3.73352 3.95538C3.70384 3.84493 3.66519 3.78204 3.60279 3.80139C3.53734 3.81671 3.51063 3.78204 3.47197 3.72883C3.41551 3.64659 3.31148 3.51437 3.20145 3.53614C3.14795 3.54582 3.09148 3.59661 3.00823 3.69094C2.89827 3.81994 2.77933 3.80704 2.4999 3.77237C2.40774 3.7635 2.29481 3.7506 2.164 3.74092C2.08973 3.7377 2.00648 3.68771 1.95595 3.62805C1.86973 3.52082 1.83404 3.33781 1.78351 3.20236C1.7479 3.09836 1.69737 3.10158 1.59928 3.10158C1.52493 3.10481 1.41794 3.10803 1.2633 3.05159C1.18903 3.0266 1.14147 2.99193 1.10875 2.95727C1.09094 2.93469 1.07306 2.90647 1.06712 2.87503C1.09391 2.88148 1.12062 2.89115 1.14741 2.90325C1.23066 2.84681 1.29899 2.73636 1.30196 2.62913C1.30493 2.55737 1.28119 2.47514 1.23363 2.4187C1.19794 2.37436 1.15037 2.35581 1.09688 2.34292C1.07907 2.33969 1.07009 2.34292 1.07603 2.32357L1.07603 2.32357ZM3.20738 2.33002C3.21332 2.32357 3.21933 2.3147 3.21933 2.30502C3.22823 2.3147 3.23714 2.32679 3.24604 2.33647C3.23714 2.33324 3.2223 2.33324 3.20738 2.33324L3.20738 2.33324ZM2.84477 1.88901C2.84774 1.88659 2.85368 1.87691 2.85368 1.87046C2.85961 1.87691 2.86852 1.88659 2.87445 1.89546C2.86555 1.89546 2.85368 1.89223 2.84181 1.89223L2.84181 1.89223ZM2.47022 1.4488C2.47319 1.44558 2.47912 1.43913 2.48209 1.43268C2.48209 1.42945 2.48209 1.42945 2.48209 1.423C2.49099 1.4359 2.50287 1.4488 2.51481 1.4609C2.4999 1.45767 2.48506 1.45122 2.46725 1.4488L2.46725 1.4488ZM2.06294 1.00134C2.07786 0.994892 2.08676 0.981993 2.08676 0.966674C2.08676 0.963449 2.08676 0.960224 2.08676 0.953774C2.10457 0.973124 2.12237 0.994892 2.14026 1.01666C2.11941 1.01102 2.0927 1.00779 2.05997 1.00134L2.05997 1.00134ZM1.69737 0.550658C1.70924 0.544208 1.71517 0.532114 1.71814 0.51599C1.71814 0.51599 1.71814 0.512765 1.71814 0.50954C1.73001 0.525664 1.74493 0.541789 1.75977 0.560332C1.74188 0.557107 1.72111 0.553883 1.6944 0.550658L1.6944 0.550658ZM1.33172 0.116098C1.34359 0.109648 1.34952 0.0975543 1.35249 0.0846545C1.35249 0.0814296 1.35249 0.0782047 1.35249 0.072561C1.36741 0.0911044 1.38521 0.109648 1.40005 0.132222C1.38225 0.125772 1.35843 0.122548 1.32875 0.119323L1.32875 0.119323Z" koffice:nodeTypes="cccccccccccccccccccccccccccccccccccccccccccccccccccccccccccccccccccccccccccccccccccccccccccccccccccccccccccccccccccccccccccccccccccccccccccccccccccccccccccccccccccccccccccccccccccccccccccccccccccccccccccccccccccccccccccccc"/>
          <draw:path draw:style-name="gr8" draw:id="shape375" draw:name="path762" draw:layer="g3243" svg:width="1.36740833966pt" svg:height="0.39680000000pt" draw:transform="matrix(1.06388280000 0.00000000000 0.00000000000 1.06388280000 61.80602105017pt 62.82787214176pt)" svg:viewBox="0 0 1 0" svg:d="M1.21696 0.144C1.31384 0.2536 1.3732 0.3224 1.36696 0.3568C1.36384 0.3848 1.28888 0.3968 1.12008 0.3968L0.620084 0.3968C0.495124 0.3968 0.429524 0.3968 0.379524 0.3816C0.329524 0.3656 0.288884 0.3312 0.210724 0.2568L0.210724 0.2568C-0.0642356 0 -0.0642356 0 0.176404 0L0.801364 0C1.08576 0 1.092 0.0032 1.21696 0.144" koffice:nodeTypes="cccccccccc"/>
          <draw:path draw:style-name="gr7" draw:id="shape376" draw:name="path764" draw:layer="g3243" svg:width="1.36428833966pt" svg:height="0.39680000000pt" draw:transform="matrix(1.06388280000 0.00000000000 0.00000000000 1.06388280000 61.80934036451pt 62.82787214176pt)" svg:viewBox="0 0 1 0" svg:d="M1.21384 0.144C1.31072 0.2536 1.37008 0.3224 1.36384 0.3568C1.36072 0.3848 1.28576 0.3968 1.11696 0.3968L0.657604 0.3968L0.620084 0.3968C0.495124 0.3968 0.429524 0.3968 0.379524 0.3816C0.329524 0.3656 0.288884 0.3312 0.210724 0.2568L0.210724 0.2568L0.210724 0.2568L0.210724 0.2568L0.210724 0.2568L0.210724 0.2568L0.210724 0.2568C-0.0642356 0 -0.0642356 0 0.176404 0L0.760724 0L0.801364 0C1.08576 0 1.092 0.0032 1.21696 0.144L1.21696 0.144Z" koffice:nodeTypes="ccccccccccccccccccc"/>
          <draw:path draw:style-name="gr8" draw:id="shape377" draw:name="path766" draw:layer="g3243" svg:width="1.29969056218pt" svg:height="0.40320000000pt" draw:transform="matrix(1.06388280000 0.00000000000 0.00000000000 1.06388280000 62.29368567676pt 63.29002283008pt)" svg:viewBox="0 0 1 0" svg:d="M1.15546 0.1592C1.24922 0.2656 1.30546 0.3312 1.29922 0.3656C1.29298 0.3936 1.22426 0.4032 1.07114 0.4032L0.580503 0.4032C0.483623 0.4032 0.433623 0.4032 0.389863 0.388C0.349223 0.372 0.308583 0.3312 0.227383 0.2568L0.111703 0.1472C0.0273825 0.0656 -0.0101375 0.028 0.00234252 0.016C0.0148225 0 0.0867425 0 0.208583 0L0.696103 0C0.733623 0 0.771143 0 0.799223 0C1.01802 0 1.01802 0 1.1617 0.1592" koffice:nodeTypes="cccccccccccc"/>
          <draw:path draw:style-name="gr7" draw:id="shape378" draw:name="path768" draw:layer="g3243" svg:width="1.29969056218pt" svg:height="0.40320000000pt" draw:transform="matrix(1.06388280000 0.00000000000 0.00000000000 1.06388280000 62.29368567676pt 63.29002283008pt)" svg:viewBox="0 0 1 0" svg:d="M1.15546 0.1592C1.24922 0.2656 1.30546 0.3312 1.29922 0.3656C1.29298 0.3936 1.22426 0.4032 1.07114 0.4032L0.580503 0.4032C0.483623 0.4032 0.433623 0.4032 0.389863 0.388C0.349223 0.372 0.305463 0.3312 0.227383 0.2568L0.111703 0.1472C0.0273825 0.0656 -0.0101375 0.028 0.00234252 0.016C0.0148225 0 0.0867425 0 0.208583 0L0.696103 0C0.733623 0 0.771143 0 0.799223 0C1.01802 0 1.01802 0 1.1617 0.1592L1.1617 0.1592Z" koffice:nodeTypes="cccccccccccccc"/>
          <draw:path draw:style-name="gr8" draw:id="shape379" draw:name="path770" draw:layer="g3243" svg:width="1.16572333382pt" svg:height="0.40000000000pt" draw:transform="matrix(1.06388280000 0.00000000000 0.00000000000 1.06388280000 63.29358924566pt 64.23475075648pt)" svg:viewBox="0 0 1 0" svg:d="M1.0156 0.1744C1.11248 0.284 1.16872 0.3464 1.1656 0.3744C1.1656 0.3936 1.10624 0.4 0.97496 0.4L0.62496 0.4C0.54688 0.4 0.49376 0.4 0.45 0.3936C0.36872 0.3808 0.3156 0.3312 0.15936 0.184C0.06248 0.0936 0.00624 0.04 0 0.0152C0 0 0.04064 0 0.13752 0L0.55 0C0.7 0 0.77816 0 0.83752 0.0184C0.89688 0.0368 0.93752 0.0808 1.01872 0.1744L1.01872 0.1744" koffice:nodeTypes="cccccccccccc"/>
          <draw:path draw:style-name="gr7" draw:id="shape380" draw:name="path772" draw:layer="g3243" svg:width="1.16572333382pt" svg:height="0.40000000000pt" draw:transform="matrix(1.06388280000 0.00000000000 0.00000000000 1.06388280000 63.29358924566pt 64.23475075648pt)" svg:viewBox="0 0 1 0" svg:d="M1.0156 0.1744C1.11248 0.284 1.16872 0.3464 1.1656 0.3744C1.1656 0.3936 1.10624 0.4 0.97496 0.4L0.62496 0.4C0.54688 0.4 0.49376 0.4 0.45 0.3936C0.3656 0.3808 0.3156 0.3312 0.15936 0.184C0.06248 0.0936 0.00624 0.04 0 0.0152C0 0 0.04064 0 0.13752 0L0.50624 0L0.55 0C0.7 0 0.77816 0 0.83752 0.0184C0.89688 0.0368 0.9344 0.0808 1.01872 0.1744L1.01872 0.1744L1.01872 0.1744Z" koffice:nodeTypes="ccccccccccccccc"/>
          <draw:path draw:style-name="gr8" draw:id="shape381" draw:name="path774" draw:layer="g3243" svg:width="1.07077999521pt" svg:height="0.39680000000pt" draw:transform="matrix(1.06388280000 0.00000000000 0.00000000000 1.06388280000 63.79678572795pt 64.70626361344pt)" svg:viewBox="0 0 1 0" svg:d="M0.927019 0.1656L0.927019 0.1656C1.01454 0.2656 1.07078 0.3312 1.07078 0.3656C1.07078 0.388 1.02702 0.3968 0.920779 0.3968L0.627019 0.3968C0.386379 0.3968 0.386379 0.3968 0.248859 0.272L0.133259 0.1656C0.0363789 0.0752 -0.0105011 0.0312 0.00197888 0.016C0.0145389 0 0.0957389 0 0.242619 0L0.598859 0C0.773899 0 0.773899 0 0.927019 0.172" koffice:nodeTypes="ccccccccccc"/>
          <draw:path draw:style-name="gr7" draw:id="shape382" draw:name="path776" draw:layer="g3243" svg:width="1.07077999521pt" svg:height="0.39680000000pt" draw:transform="matrix(1.06388280000 0.00000000000 0.00000000000 1.06388280000 63.79678572795pt 64.70626361344pt)" svg:viewBox="0 0 1 0" svg:d="M0.927019 0.1656L0.927019 0.1656L0.927019 0.1656C1.01454 0.2656 1.07078 0.3312 1.07078 0.3656C1.07078 0.388 1.02702 0.3968 0.920779 0.3968L0.627019 0.3968C0.386379 0.3968 0.386379 0.3968 0.248859 0.272L0.133259 0.1656C0.0363789 0.0752 -0.0105011 0.0312 0.00197888 0.016C0.0145389 0 0.0957389 0 0.242619 0L0.598859 0C0.773899 0 0.773899 0 0.927019 0.172L0.927019 0.172L0.927019 0.172Z" koffice:nodeTypes="ccccccccccccccc"/>
          <draw:path draw:style-name="gr8" draw:id="shape383" draw:name="path778" draw:layer="g3243" svg:width="0.98603522015pt" svg:height="0.38800000000pt" draw:transform="matrix(1.06388280000 0.00000000000 0.00000000000 1.06388280000 64.30599557013pt 65.17181872672pt)" svg:viewBox="0 0 1 0" svg:d="M0.845265 0.1752C0.935905 0.2752 0.989025 0.3344 0.985905 0.3624C0.985905 0.3848 0.932785 0.388 0.810865 0.388L0.792145 0.388C0.770225 0.388 0.732785 0.388 0.698385 0.388C0.654625 0.388 0.607745 0.388 0.579665 0.388C0.376465 0.388 0.376465 0.388 0.248385 0.2688L0.248385 0.2688C0.245265 0.2656 0.239025 0.2592 0.232785 0.2536C0.226545 0.2472 0.220225 0.2408 0.210865 0.2344C0.170225 0.1968 0.120225 0.1504 0.101505 0.1312C0.0265455 0.0592 -0.00785453 0.0248 0.00150547 0.0128C0.0108655 0 0.0764655 0 0.185905 0C0.195265 0 0.213985 0 0.235905 0C0.276465 0 0.329665 0 0.360865 0C0.376465 0 0.401505 0 0.426545 0C0.442145 0 0.457745 0 0.473345 0C0.504625 0 0.532785 0 0.551505 0C0.689025 0 0.689025 0 0.848385 0.1784" koffice:nodeTypes="ccccccccccccccccccc"/>
          <draw:path draw:style-name="gr7" draw:id="shape384" draw:name="path780" draw:layer="g3243" svg:width="0.98603522015pt" svg:height="0.38800000000pt" draw:transform="matrix(1.06388280000 0.00000000000 0.00000000000 1.06388280000 64.30599557013pt 65.17181872672pt)" svg:viewBox="0 0 1 0" svg:d="M0.845265 0.1752C0.935905 0.2752 0.989025 0.3344 0.985905 0.3624C0.985905 0.3848 0.932785 0.388 0.810865 0.388L0.792145 0.388C0.770225 0.388 0.732785 0.388 0.698385 0.388C0.654625 0.388 0.607745 0.388 0.579665 0.388C0.376465 0.388 0.376465 0.388 0.248385 0.2688L0.248385 0.2688L0.248385 0.2688L0.248385 0.2688C0.245265 0.2656 0.239025 0.2592 0.232785 0.2536C0.226545 0.2472 0.220225 0.2408 0.210865 0.2344C0.170225 0.1968 0.120225 0.1504 0.101505 0.1312C0.0265455 0.0592 -0.00785453 0.0248 0.00150547 0.0128C0.0108655 0 0.0764655 0 0.185905 0C0.195265 0 0.213985 0 0.235905 0L0.235905 0C0.276465 0 0.329665 0 0.360865 0C0.376465 0 0.401505 0 0.426545 0C0.442145 0 0.457745 0 0.473345 0C0.504625 0 0.532785 0 0.551505 0C0.689025 0 0.689025 0 0.848385 0.1784L0.848385 0.1784Z" koffice:nodeTypes="cccccccccccccccccccccccc"/>
          <draw:path draw:style-name="gr8" draw:id="shape385" draw:name="path782" draw:layer="g3243" svg:width="1.24431102999pt" svg:height="0.38400000000pt" draw:transform="matrix(1.06388280000 0.00000000000 0.00000000000 1.06388280000 61.52822468266pt 62.38274357824pt)" svg:viewBox="0 0 1 0" svg:d="M1.10936 0.1464C1.20312 0.2528 1.25 0.3152 1.24376 0.3496C1.24064 0.3776 1.17496 0.384 1.04688 0.384L0.35936 0.384C0.16248 0.384 0.14064 0.3656 0.08744 0.3152C0.08744 0.3152 0.08744 0.3152 0.08744 0.3152L0.08744 0.3152C0.08744 0.3152 0.08744 0.3152 0.08744 0.3152C0.0656 0.2936 0.05936 0.2904 0.05312 0.284C0.03432 0.2656 0.01248 0.2496 0 0.2344C0 0.228 0.00312 0.2184 0.00624 0.2096C0.00936 0.2 0.01248 0.1872 0.0156 0.1752C0.02808 0.1184 0.04064 0.0592 0.04688 0C0.08432 0.0184 0.12808 0.0408 0.16872 0.056C0.20936 0.072 0.25312 0.0904 0.29688 0.1032C0.52808 0.172 0.70624 0.2064 0.84064 0.212C0.96248 0.2152 1.05312 0.1968 1.10624 0.1528" koffice:nodeTypes="ccccccccccccccccc"/>
          <draw:path draw:style-name="gr7" draw:id="shape386" draw:name="path784" draw:layer="g3243" svg:width="1.24431102999pt" svg:height="0.38400000000pt" draw:transform="matrix(1.06388280000 0.00000000000 0.00000000000 1.06388280000 61.52822468266pt 62.38274357824pt)" svg:viewBox="0 0 1 0" svg:d="M1.10936 0.1464C1.20312 0.2528 1.25 0.3152 1.24376 0.3496C1.24064 0.3776 1.17496 0.384 1.04688 0.384L0.35936 0.384C0.16248 0.384 0.14064 0.3656 0.08744 0.3152L0.08744 0.3152L0.08744 0.3152L0.08744 0.3152L0.08744 0.3152L0.08744 0.3152L0.08744 0.3152C0.08744 0.3152 0.08744 0.3152 0.08744 0.3152L0.08744 0.3152L0.08744 0.3152C0.08744 0.3152 0.08744 0.3152 0.08744 0.3152C0.0656 0.2936 0.05936 0.2904 0.05312 0.284C0.03432 0.2656 0.01248 0.2496 0 0.2344C0 0.228 0.00312 0.2184 0.00624 0.2096C0.00936 0.2 0.01248 0.1872 0.0156 0.1752C0.02808 0.1184 0.04064 0.0592 0.04688 0C0.08432 0.0184 0.12808 0.0408 0.16872 0.056C0.20936 0.072 0.25312 0.0904 0.29688 0.1032C0.52808 0.172 0.70624 0.2064 0.84064 0.212C0.96248 0.2152 1.05312 0.1968 1.10624 0.1528L1.10624 0.1528Z" koffice:nodeTypes="cccccccccccccccccccccccccc"/>
          <draw:path draw:style-name="gr8" draw:id="shape387" draw:name="path786" draw:layer="g3243" svg:width="1.26110598070pt" svg:height="0.39680000000pt" draw:transform="matrix(1.06388280000 0.00000000000 0.00000000000 1.06388280000 62.77426139230pt 63.76919564320pt)" svg:viewBox="0 0 1 0" svg:d="M1.1131 0.172C1.21942 0.2936 1.26942 0.3528 1.25998 0.3744C1.25374 0.3968 1.17566 0.3968 1.0319 0.3968L0.653744 0.3968C0.419424 0.3968 0.403744 0.3968 0.275664 0.2808C0.266304 0.272 0.253744 0.2624 0.241264 0.2496L0.241264 0.2496L0.241264 0.2496C0.228784 0.2376 0.213104 0.2216 0.197504 0.2088C0.172544 0.184 0.144384 0.1592 0.119424 0.1376C0.0350239 0.0592 -0.00561614 0.0216 0.000623857 0.012C0.00998386 0 0.0787839 0 0.222544 0L0.663104 0C0.956864 0 0.956864 0 1.1131 0.1744L1.1131 0.1744" koffice:nodeTypes="ccccccccccccccc"/>
          <draw:path draw:style-name="gr7" draw:id="shape388" draw:name="path788" draw:layer="g3243" svg:width="1.26110598070pt" svg:height="0.39680000000pt" draw:transform="matrix(1.06388280000 0.00000000000 0.00000000000 1.06388280000 62.77426139230pt 63.76919564320pt)" svg:viewBox="0 0 1 0" svg:d="M1.1131 0.172C1.21942 0.2936 1.26942 0.3528 1.25998 0.3744C1.25374 0.3968 1.17566 0.3968 1.0319 0.3968L0.653744 0.3968C0.419424 0.3968 0.403744 0.3968 0.275664 0.2808C0.266304 0.272 0.253744 0.2624 0.241264 0.2496L0.241264 0.2496L0.241264 0.2496C0.228784 0.2376 0.213104 0.2216 0.197504 0.2088L0.197504 0.2088C0.172544 0.184 0.144384 0.1624 0.119424 0.1376C0.0350239 0.0592 -0.00561614 0.0216 0.000623857 0.012C0.00998386 0 0.0787839 0 0.222544 0L0.222544 0L0.659984 0C0.953744 0 0.953744 0 1.1131 0.1744L1.1131 0.1744L1.1131 0.1744L1.1131 0.1744Z" koffice:nodeTypes="cccccccccccccccccccc"/>
          <draw:path draw:style-name="gr6" draw:id="shape389" draw:name="path790" draw:layer="g3243" svg:width="0.57380270633pt" svg:height="0.27865159083pt" draw:transform="matrix(1.06388280000 0.00000000000 0.00000000000 1.06388280000 63.65406618484pt 66.23925040170pt)" svg:viewBox="0 0 1 0" svg:d="M0.0142886 0.0814643C0.0330086 0.127864 0.0642886 0.184664 0.139329 0.219064C0.311169 0.293464 0.561169 0.290264 0.573649 0.252664C0.576769 0.240664 0.533009 0.171864 0.386129 0.178264C0.298689 0.181464 0.123649 0.0846643 0.0549286 0.0246643C-0.0138714 -0.0345357 -0.00755143 0.0246643 0.0174086 0.0782643" koffice:nodeTypes="cccccc"/>
          <draw:path draw:style-name="gr7" draw:id="shape390" draw:name="path792" draw:layer="g3243" svg:width="0.57383669889pt" svg:height="0.27865159083pt" draw:transform="matrix(1.06388280000 0.00000000000 0.00000000000 1.06388280000 63.64739119631pt 66.23925040170pt)" svg:viewBox="0 0 1 0" svg:d="M0.0174428 0.0814643C0.0361628 0.127864 0.0674428 0.184664 0.142403 0.219064C0.314323 0.293464 0.564323 0.290264 0.573683 0.252664C0.576803 0.240664 0.533043 0.171864 0.386163 0.178264C0.298723 0.181464 0.123683 0.0846643 0.0549628 0.0246643C-0.0138372 -0.0345357 -0.00759726 0.0246643 0.0174428 0.0782643L0.0174428 0.0782643Z" koffice:nodeTypes="cccccccc"/>
          <draw:path draw:style-name="gr6" draw:id="shape391" draw:name="path794" draw:layer="g3243" svg:width="0.64535882725pt" svg:height="1.38818415539pt" draw:transform="matrix(1.06388280000 0.00000000000 0.00000000000 1.06388280000 66.02922313384pt 67.22658650130pt)" svg:viewBox="0 0 1 1" svg:d="M0.0481301 0.0808427C0.0807135 0.125144 0.120881 0.191124 0.130971 0.264645C0.151022 0.405088 0.226343 0.519139 0.324223 0.66241C0.41966 0.802853 0.517539 0.898053 0.474865 1.07149C0.432192 1.24491 0.442218 1.38818 0.515032 1.38818C0.590354 1.38818 0.61047 1.32503 0.61047 1.18176C0.61047 1.04227 0.567796 0.913134 0.630521 0.898053C0.69331 0.883914 0.545174 0.615281 0.404557 0.519139C0.26651 0.422997 0.178657 0.250506 0.113361 0.107235C0.0832199 0.0365418 -0.0723713 -0.0775094 0.0405465 0.0770724" koffice:nodeTypes="cccccccccc"/>
          <draw:path draw:style-name="gr7" draw:id="shape392" draw:name="path796" draw:layer="g3243" svg:width="0.64535882725pt" svg:height="1.38074669517pt" draw:transform="matrix(1.06388280000 0.00000000000 0.00000000000 1.06388280000 66.02922313384pt 67.22994940443pt)" svg:viewBox="0 0 1 1" svg:d="M0.0481301 0.0769115C0.0807135 0.121094 0.120881 0.186897 0.130971 0.26022C0.151022 0.400287 0.226343 0.514032 0.324223 0.656918C0.41966 0.796985 0.517539 0.891929 0.474865 1.0649C0.432192 1.23786 0.442218 1.38075 0.515032 1.38075C0.590354 1.38075 0.61047 1.31776 0.61047 1.17488C0.61047 1.03576 0.567796 0.91073 0.630521 0.891929C0.69331 0.877828 0.545174 0.609916 0.404557 0.514032C0.26651 0.418147 0.178657 0.24612 0.113361 0.106053C0.0832199 0.0364896 -0.0723713 -0.0772556 0.0405465 0.0769115L0.0405465 0.0769115Z" koffice:nodeTypes="cccccccccccc"/>
          <draw:path draw:style-name="gr6" draw:id="shape393" draw:name="path798" draw:layer="g3243" svg:width="0.50128661224pt" svg:height="0.36980765416pt" draw:transform="matrix(1.06388280000 0.00000000000 0.00000000000 1.06388280000 67.07639760215pt 66.88593993712pt)" svg:viewBox="0 0 1 0" svg:d="M0.0512726 0.0102203C0.128758 0.0369775 0.206186 0.0729778 0.254841 0.0865997C0.367671 0.118708 0.462828 0.158601 0.482766 0.208223C0.500438 0.255413 0.520376 0.329847 0.465037 0.361956C0.409755 0.394064 0.303553 0.322063 0.29466 0.248116C0.285824 0.175628 0.239378 0.150817 0.144221 0.0938971C0.128758 0.0846537 -0.0084273 0.0082743 0.00040876 0.000976851C0.00261777 -0.000969128 0.0203465 -0.000969128 0.0535383 0.0102203" koffice:nodeTypes="cccccccc"/>
          <draw:path draw:style-name="gr7" draw:id="shape394" draw:name="path800" draw:layer="g3243" svg:width="0.50536021021pt" svg:height="0.36980765416pt" draw:transform="matrix(1.06388280000 0.00000000000 0.00000000000 1.06388280000 67.07334330186pt 66.88593993712pt)" svg:viewBox="0 0 1 0" svg:d="M0.0535214 0.0102203C0.131321 0.0369775 0.209063 0.0729778 0.257916 0.0865997C0.371202 0.118708 0.466746 0.158601 0.486764 0.208223C0.504508 0.255413 0.524527 0.329847 0.468964 0.361956C0.413458 0.394064 0.306825 0.322063 0.297896 0.248116C0.289024 0.175628 0.24239 0.150817 0.146847 0.0938971C0.131321 0.0846537 -0.00642057 0.0082743 0.000233335 0.000976851C0.0024513 -0.000969128 0.0202519 -0.000969128 0.0535214 0.0102203L0.0535214 0.0102203" koffice:nodeTypes="ccccccccc"/>
          <draw:path draw:style-name="gr6" draw:id="shape395" draw:name="path802" draw:layer="g3243" svg:width="0.42241199773pt" svg:height="0.49671300281pt" draw:transform="matrix(1.06388280000 0.00000000000 0.00000000000 1.06388280000 67.26926384579pt 65.43149877715pt)" svg:viewBox="0 0 0 0" svg:d="M0.0911321 0.00951291C0.163052 -0.00968709 0.241212 -8.70841e-05 0.288012 0.0407129C0.422412 0.159113 0.422412 0.362313 0.422412 0.431113C0.422412 0.496713 0.153692 0.496713 0.153692 0.496713C0.153692 0.496713 0.141212 0.459113 0.166172 0.337513C0.191132 0.211913 0.131772 0.106313 0.0348921 0.0751129C-0.0182279 0.0591129 -0.0182279 0.0407129 0.0880121 0.00951291" koffice:nodeTypes="ccccccc"/>
          <draw:path draw:style-name="gr7" draw:id="shape396" draw:name="path804" draw:layer="g3243" svg:width="0.41929199773pt" svg:height="0.49671300281pt" draw:transform="matrix(1.06388280000 0.00000000000 0.00000000000 1.06388280000 67.27258316013pt 65.43149877715pt)" svg:viewBox="0 0 0 0" svg:d="M0.0880121 0.00951291C0.159932 -0.00968709 0.238092 -8.70841e-05 0.284892 0.0407129C0.419292 0.159113 0.419292 0.362313 0.419292 0.431113C0.419292 0.496713 0.153692 0.496713 0.153692 0.496713C0.153692 0.496713 0.141212 0.459113 0.166172 0.337513C0.191212 0.211913 0.131772 0.106313 0.0348921 0.0783129C-0.0182279 0.0623129 -0.0182279 0.0439129 0.0880121 0.0119129L0.0880121 0.0119129Z" koffice:nodeTypes="ccccccccc"/>
          <draw:path draw:style-name="gr8" draw:id="shape397" draw:name="path806" draw:layer="g3243" svg:width="0.82883087789pt" svg:height="0.46229508045pt" draw:transform="matrix(1.06388280000 0.00000000000 0.00000000000 1.06388280000 61.82560218433pt 65.23318061782pt)" svg:viewBox="0 0 1 0" svg:d="M0.630288 0.0119141C0.670127 0.0162656 0.712807 0.0206171 0.744125 0.0396549C0.772529 0.0543413 0.798166 0.0799066 0.812369 0.105472C0.812369 0.107647 0.815209 0.109823 0.815209 0.111999C0.826571 0.139196 0.832325 0.169112 0.826571 0.199029C0.826571 0.201205 0.826571 0.202837 0.82373 0.207188C0.82373 0.209364 0.82373 0.213715 0.82089 0.215891L0.82089 0.215891C0.803847 0.260494 0.758327 0.302921 0.709967 0.332838C0.567725 0.296394 0.431165 0.277356 0.308807 0.294218C0.195044 0.309448 0.0954092 0.360579 0.0158038 0.462295C0.00720954 0.438906 -0.00415227 0.40083 0.00152863 0.351876C0.0101228 0.196853 0.0897284 0.0820823 0.246244 0.0309519C0.328763 0.00321107 0.422644 -0.00277225 0.513684 0.00103531C0.55061 0.00103531 0.587609 0.00538682 0.624607 0.00756258" koffice:nodeTypes="ccccccccccccccc"/>
          <draw:path draw:style-name="gr7" draw:id="shape398" draw:name="path808" draw:layer="g3243" svg:width="0.82883087789pt" svg:height="0.46665682668pt" draw:transform="matrix(1.06388280000 0.00000000000 0.00000000000 1.06388280000 61.82560218433pt 65.22977619284pt)" svg:viewBox="0 0 1 0" svg:d="M0.630288 0.0141561C0.670127 0.0185281 0.712807 0.0229001 0.744125 0.0420276C0.772529 0.056783 0.798166 0.0824686 0.812369 0.108154L0.812369 0.108154C0.812369 0.11034 0.815209 0.112526 0.815209 0.114712C0.826571 0.142037 0.832325 0.172094 0.826571 0.202152L0.826571 0.202152C0.826571 0.204338 0.826571 0.205977 0.82373 0.210349L0.82373 0.210349C0.82373 0.212535 0.82373 0.216907 0.82089 0.219093L0.82089 0.219093L0.82089 0.219093C0.803847 0.263906 0.758327 0.306533 0.709967 0.33659C0.567725 0.299975 0.431165 0.280847 0.308807 0.297789C0.195044 0.313091 0.0954092 0.364462 0.0158038 0.466657C0.00720954 0.443157 -0.00415227 0.404903 0.00152863 0.353532C0.0101228 0.19778 0.0897284 0.0824686 0.246244 0.0310976C0.328763 0.00322618 0.422644 -0.0027853 0.513684 0.00104019C0.55061 0.00104019 0.587609 0.00541217 0.624607 0.00759817L0.624607 0.00759817Z" koffice:nodeTypes="ccccccccccccccccccccc"/>
          <draw:path draw:style-name="gr8" draw:id="shape399" draw:name="path810" draw:layer="g3243" svg:width="0.84155315807pt" svg:height="0.41655681653pt" draw:transform="matrix(1.06388280000 0.00000000000 0.00000000000 1.06388280000 67.71202218000pt 65.07414125310pt)" svg:viewBox="0 0 1 0" svg:d="M0 0.111922C0.0945984 0.0793935 0.192059 0.0453158 0.292382 0.018983C0.389916 -0.00734981 0.495963 -0.00528447 0.590561 0.018983C0.690884 0.0432505 0.78262 0.0953997 0.822764 0.168202C0.868632 0.25288 0.822764 0.339624 0.768309 0.416557C0.722441 0.325683 0.599148 0.303481 0.472992 0.319487C0.378394 0.331879 0.295244 0.363891 0.21503 0.4021C0.217892 0.374218 0.217892 0.343754 0.209305 0.313291L0.209305 0.313291C0.206443 0.301415 0.200645 0.289023 0.194921 0.277148C0.189197 0.267338 0.183472 0.254946 0.174886 0.24307C0.137604 0.19247 0.0774254 0.146 0.00572434 0.111922" koffice:nodeTypes="cccccccccccc"/>
          <draw:path draw:style-name="gr7" draw:id="shape400" draw:name="path812" draw:layer="g3243" svg:width="0.84155315807pt" svg:height="0.41655681653pt" draw:transform="matrix(1.06388280000 0.00000000000 0.00000000000 1.06388280000 67.71202218000pt 65.07414125310pt)" svg:viewBox="0 0 1 0" svg:d="M0 0.111922C0.0945984 0.0793935 0.192059 0.0453158 0.292382 0.018983C0.389916 -0.00734981 0.495963 -0.00528447 0.590561 0.018983C0.690884 0.0432505 0.78262 0.0953997 0.822764 0.168202C0.868632 0.25288 0.822764 0.339624 0.768309 0.416557C0.722441 0.325683 0.599148 0.303481 0.472992 0.319487C0.378394 0.331879 0.295244 0.363891 0.21503 0.4021C0.217892 0.374218 0.217892 0.343754 0.209305 0.313291L0.209305 0.313291L0.209305 0.313291L0.209305 0.313291C0.206443 0.301415 0.200645 0.289023 0.194921 0.277148C0.189197 0.267338 0.183472 0.254946 0.174886 0.24307L0.174886 0.24307C0.137604 0.19247 0.0774254 0.146 0.00572434 0.113988L0.00572434 0.113988Z" koffice:nodeTypes="ccccccccccccccccc"/>
          <draw:path draw:style-name="gr8" draw:id="shape401" draw:name="path814" draw:layer="g3243" svg:width="0.80514914556pt" svg:height="1.17252420717pt" draw:transform="matrix(1.06388280000 0.00000000000 0.00000000000 1.06388280000 67.88820117168pt 67.44125825969pt)" svg:viewBox="0 0 1 1" svg:d="M0.28606 0.0117304C0.378589 0.065439 0.54398 0.167658 0.661777 0.31579C0.776776 0.464788 0.852436 0.664895 0.771176 0.922176C0.740309 1.02006 0.636509 1.11795 0.569248 1.17252C0.605714 1.09803 0.622512 1.01313 0.591716 0.925642C0.549651 0.806963 0.412256 0.66143 0.0729326 0.498572C0.0504642 0.489043 0.025268 0.475183 0 0.457858C0.114998 0.349574 0.123397 0.248221 0.131796 0.164193C0.134595 0.109618 0.145865 0.0385847 0.19353 0.0117304C0.218726 -0.00212978 0.257992 -0.00559485 0.28606 0.0117304" koffice:nodeTypes="cccccccccc"/>
          <draw:path draw:style-name="gr7" draw:id="shape402" draw:name="path816" draw:layer="g3243" svg:width="0.80514914556pt" svg:height="1.17946456922pt" draw:transform="matrix(1.06388280000 0.00000000000 0.00000000000 1.06388280000 67.88820117168pt 67.43785383470pt)" svg:viewBox="0 0 1 1" svg:d="M0.28606 0.0152404C0.378589 0.0691077 0.54398 0.171629 0.661777 0.320198C0.776776 0.469637 0.852436 0.670335 0.771176 0.928377C0.740309 1.02655 0.636509 1.12125 0.569248 1.17946C0.605714 1.10475 0.622512 1.0196 0.591716 0.931852C0.549651 0.812823 0.415056 0.66686 0.0729326 0.500046C0.0504642 0.490488 0.025268 0.476587 0 0.460079C0.114998 0.351476 0.123397 0.248955 0.131796 0.164678C0.134595 0.109942 0.145865 0.0386987 0.19353 0.0117651C0.218726 -0.00213608 0.257992 -0.00561138 0.28606 0.0117651L0.28606 0.0117651Z" koffice:nodeTypes="cccccccccccc"/>
          <draw:path draw:style-name="gr8" draw:id="shape403" draw:name="path818" draw:layer="g3243" svg:width="0.59502911406pt" svg:height="1.86590698518pt" draw:transform="matrix(1.06388280000 0.00000000000 0.00000000000 1.06388280000 66.44200144867pt 68.79163896528pt)" svg:viewBox="0 0 1 2" svg:d="M0.520713 0.19334C0.552 0.343051 0.576129 0.504783 0.588163 0.675258C0.602665 0.905835 0.595445 1.14953 0.554469 1.34951C0.511025 1.54621 0.43148 1.71231 0.303739 1.80301C0.209754 1.86639 0.0964535 1.8959 0 1.82378C0.101267 1.77679 0.178405 1.65767 0.216974 1.48283C0.25073 1.32874 0.255543 1.14078 0.238635 0.965939C0.221788 0.760495 0.180812 0.560515 0.132616 0.372556C0.10608 0.265463 0.1133 0.184597 0.16631 0.108102C0.212161 0.0436274 0.27239 0.0097511 0.330275 0.00100881C0.409819 -0.00773346 0.486958 0.0392563 0.520713 0.184597" koffice:nodeTypes="ccccccccccc"/>
          <draw:path draw:style-name="gr7" draw:id="shape404" draw:name="path820" draw:layer="g3243" svg:width="0.59502911406pt" svg:height="1.86590698518pt" draw:transform="matrix(1.06388280000 0.00000000000 0.00000000000 1.06388280000 66.44200144867pt 68.79163896528pt)" svg:viewBox="0 0 1 2" svg:d="M0.520713 0.19334C0.552 0.343051 0.576129 0.509155 0.588163 0.675258C0.602665 0.905835 0.595445 1.14516 0.554469 1.34951C0.511025 1.54621 0.43148 1.71231 0.303739 1.80301C0.209754 1.86639 0.0964535 1.8959 0 1.82378C0.101267 1.77679 0.178405 1.65767 0.216974 1.48283C0.25073 1.32874 0.255543 1.14516 0.238635 0.965939C0.221788 0.760495 0.180812 0.560515 0.132616 0.372556C0.10608 0.265463 0.1133 0.184597 0.16631 0.108102C0.212161 0.0436274 0.27239 0.0097511 0.330275 0.00100881C0.409819 -0.00773346 0.489364 0.0392563 0.520713 0.184597L0.520713 0.184597Z" koffice:nodeTypes="ccccccccccccc"/>
          <draw:path draw:style-name="gr5" draw:id="shape405" draw:name="path822" draw:layer="g3243" svg:width="4.36494659791pt" svg:height="9.21790599829pt" draw:transform="matrix(1.06388280000 0.00000000000 0.00000000000 1.06388280000 65.87346248035pt 40.45314019840pt)" svg:viewBox="0 0 4 9" svg:d="M1.18828 1.95937C0.708421 1.72818 0.248119 0.708169 0.0686108 0.314913C0.0620924 0.297247 0.0522311 0.279581 0.0457127 0.264219C0.0326758 0.231192 0.0163797 0.198164 0.00986124 0.162065L0 0.165137C0 0.185875 0.00986124 0.210454 0.0163797 0.231192C0.0261574 0.258075 0.035935 0.284957 0.0457127 0.314913C0.117583 0.506932 0.215527 0.771152 0.313387 1.05918C0.349322 1.14367 0.388516 1.23968 0.42771 1.33262C0.535432 1.58455 0.639894 1.83648 0.741097 2.09148C0.767171 2.16675 0.796588 2.24126 0.822661 2.3196C0.852078 2.40639 0.881411 2.49011 0.910827 2.57767C1.05448 3.02162 1.17524 3.47479 1.27319 3.92181C1.27645 3.93026 1.2797 3.95791 1.28948 3.99324C1.30578 4.07466 1.33194 4.19448 1.34171 4.24287C1.36461 4.22751 1.4201 4.15224 1.46247 4.08925C1.49841 4.03856 1.53108 3.99094 1.55064 3.99094C1.56367 3.99094 1.57354 3.99632 1.57354 4.01475C1.57354 4.04163 1.5376 4.08695 1.49515 4.14379C1.43966 4.21829 1.36461 4.312 1.36461 4.37498C1.36461 4.38957 1.36787 4.40494 1.37113 4.41953C1.38091 4.46792 1.3972 4.55471 1.41684 4.63843C1.4364 4.73444 1.45595 4.82738 1.46247 4.86041C1.52782 5.20911 1.58005 5.50867 1.62251 5.77596C1.75956 6.59488 1.84447 7.10489 2.23616 7.82803C2.26232 7.87604 2.28839 7.92704 2.31781 7.97205C2.33736 8.008 2.36352 8.04102 2.38634 8.07405C2.50058 8.23304 2.6083 8.32007 2.68995 8.30509C2.71276 8.29902 2.7324 8.26607 2.75195 8.21207C2.77159 8.15501 2.78789 8.07405 2.80419 7.97505C2.87606 7.50698 2.87606 6.68191 2.85642 6.25585C2.85642 6.21983 2.85316 6.18381 2.84664 6.14786C2.78463 5.7606 2.56919 4.47637 2.31129 3.38723C2.25906 3.16526 2.20357 2.94635 2.15134 2.74819C2.09911 2.55079 2.04362 2.37029 1.98804 2.21437L1.98804 2.21437L2.02724 2.20208L2.02724 2.20208C2.07947 2.3557 2.13822 2.5385 2.19371 2.73667C2.24594 2.93483 2.30143 3.15373 2.35374 3.37878C2.6083 4.47637 2.82708 5.76367 2.88909 6.14786C2.89235 6.16883 2.89561 6.1868 2.90213 6.21084C2.91191 6.24986 2.92168 6.28888 2.9348 6.32483C2.95436 6.39987 2.97066 6.46585 2.98378 6.52284C2.98378 6.5349 3.02941 6.70587 3.04904 6.67891C3.0915 6.61585 3.17958 6.50786 3.22855 6.45087C3.23833 6.43889 3.24493 6.42982 3.25145 6.42383C3.26449 6.40885 3.30042 6.39088 3.29716 6.42683C3.2939 6.46585 3.24493 6.52583 3.1927 6.59189C3.13061 6.67292 3.05882 6.76586 3.07186 6.80787C3.10128 6.8919 3.13713 7.01195 3.18284 7.15597C3.37547 7.78303 3.70189 8.82408 4.0284 9.10312C4.15894 9.21411 4.2471 9.24115 4.29607 9.19913C4.3483 9.15412 4.36786 9.03715 4.3646 8.85711C4.3646 8.79113 4.3646 8.72807 4.36134 8.66509C4.36134 8.51209 4.36134 8.35609 4.34505 8.20301C4.23732 7.25198 4.09041 6.33988 3.91734 5.43109C3.7476 4.52783 3.54846 3.63071 3.33627 2.70978C3.31998 2.70671 3.30042 2.70364 3.28078 2.69442C3.25797 2.68828 3.22855 2.67676 3.20248 2.6614C3.05882 2.59227 2.87931 2.45171 2.7324 2.30424C2.68017 2.25354 2.62794 2.19363 2.57245 2.13372C2.52022 2.07305 2.46798 2.01006 2.41901 1.94708C2.15786 1.61143 1.90974 1.2151 1.70733 0.852568C1.678 0.798035 1.73349 0.708169 1.78898 0.621376C1.80528 0.591421 1.82809 0.561466 1.84121 0.534583C1.79876 0.585277 1.74001 0.665925 1.71711 0.726603C1.71059 0.750414 1.69429 0.759631 1.6714 0.753486C1.64532 0.747341 1.61591 0.69588 1.58657 0.642114C1.57354 0.621376 1.56042 0.597566 1.54738 0.57606C1.54086 0.567611 1.53108 0.549177 1.5213 0.522294C1.51144 0.501556 1.49841 0.471601 1.48211 0.435501C1.43314 0.32413 1.36461 0.165137 1.29926 0C1.32216 0.0898653 1.34497 0.183571 1.36461 0.276509C1.47559 0.761935 1.55064 1.25427 1.55716 1.57226C1.55716 1.67749 1.54738 1.80038 1.50167 1.8841C1.48537 1.91405 1.46247 1.9417 1.4364 1.95937C1.41024 1.97704 1.37765 1.98933 1.33519 1.98933C1.29274 1.98933 1.23725 1.97704 1.17524 1.95015" koffice:nodeTypes="ccccccccccccccccccccccccccccccccccccccccccccccccccccccccccccccccccccccccccccccc"/>
          <draw:path draw:style-name="gr7" draw:id="shape406" draw:name="path824" draw:layer="g3243" svg:width="4.37146747735pt" svg:height="9.21160882295pt" draw:transform="matrix(1.06388280000 0.00000000000 0.00000000000 1.06388280000 65.87346248035pt 40.45994904832pt)" svg:viewBox="0 0 4 9" svg:d="M1.18917 1.95256L1.18917 1.95256C0.70895 1.72145 0.248304 0.704856 0.0686621 0.308662C0.0621387 0.291003 0.0522701 0.273343 0.0457468 0.257987C0.0327002 0.22497 0.0163919 0.191954 0.0098686 0.155867L0 0.158938C0 0.179669 0.0098686 0.204239 0.0163919 0.22497C0.0261769 0.251844 0.0359619 0.278718 0.0457468 0.308662C0.117671 0.500617 0.215687 0.764746 0.313621 1.05268L0.313621 1.05268C0.349583 1.13714 0.388806 1.23311 0.42803 1.32602C0.535832 1.57786 0.643634 1.82971 0.738389 2.08462C0.764482 2.15987 0.793921 2.23435 0.820014 2.31266C0.849452 2.39943 0.878807 2.48312 0.908246 2.56758C1.05201 3.01138 1.17286 3.46439 1.27088 3.91126L1.27088 3.91126C1.27414 3.92047 1.2774 3.94735 1.28718 3.98343C1.30349 4.06406 1.32967 4.18383 1.33945 4.23221C1.36229 4.21685 1.4179 4.14237 1.4603 4.07941C1.49626 4.02797 1.52896 3.98036 1.54853 3.98036C1.56158 3.98036 1.57137 3.98574 1.57137 4.00417C1.57137 4.03104 1.53549 4.07634 1.493 4.13316C1.43747 4.20841 1.36229 4.30131 1.36229 4.36427C1.36229 4.37886 1.36563 4.39422 1.36889 4.40881C1.37868 4.45718 1.39499 4.54394 1.41464 4.62763C1.43421 4.72361 1.45378 4.81728 1.4603 4.84953C1.5257 5.19812 1.57797 5.49757 1.62037 5.76477C1.75761 6.58349 1.84259 7.09332 2.23457 7.81622C2.26075 7.86414 2.28684 7.9152 2.31628 7.96011C2.33585 7.99612 2.36202 8.02914 2.38486 8.06216C2.49918 8.22109 2.60698 8.30809 2.68869 8.29304C2.71152 8.28705 2.73118 8.25411 2.75075 8.20013C2.77032 8.14308 2.78997 8.06216 2.80302 7.96318C2.87486 7.49528 2.87486 6.67049 2.85529 6.24458C2.85529 6.20857 2.85203 6.17256 2.8455 6.13655C2.78345 5.74941 2.56784 4.46562 2.30975 3.37686C2.25748 3.15496 2.20195 2.9392 2.14968 2.73804C2.09741 2.54071 2.04188 2.36027 1.98627 2.20747L1.98627 2.20747L2.02549 2.19519L2.02549 2.19519C2.07776 2.34875 2.13655 2.53149 2.19208 2.73266C2.24435 2.92999 2.29989 3.14651 2.35216 3.37456C2.60698 4.47177 2.82585 5.75863 2.88799 6.14261C2.89125 6.16357 2.89451 6.18154 2.90103 6.20557C2.91082 6.24458 2.9206 6.28358 2.93373 6.31952C2.9533 6.39453 2.96961 6.46049 2.98274 6.51746C2.98274 6.52952 3.02841 6.70043 3.04806 6.67348C3.09055 6.61044 3.17869 6.50249 3.2277 6.44552C3.23749 6.43354 3.24401 6.42448 3.25062 6.41849L3.25062 6.41849C3.26366 6.40352 3.29963 6.38555 3.29636 6.42148C3.29302 6.46049 3.24401 6.52046 3.19509 6.58649C3.13295 6.66749 3.06111 6.76048 3.07415 6.8024C3.10359 6.8864 3.13947 7.00641 3.18522 7.15037C3.37799 7.77722 3.70466 8.81792 4.03467 9.09687C4.1653 9.20782 4.25353 9.23484 4.30254 9.19284C4.35481 9.14785 4.37438 9.03091 4.37112 8.85093C4.37112 8.78498 4.37112 8.72194 4.36786 8.65898C4.36786 8.50603 4.36786 8.35009 4.35155 8.19706C4.24375 7.24635 4.09672 6.33457 3.92361 5.4254C3.75366 4.52321 3.55437 3.6264 3.34203 2.70579C3.32572 2.70272 3.30615 2.69964 3.2865 2.69043C3.26366 2.68429 3.23423 2.67277 3.20813 2.65741C3.06437 2.58831 2.88473 2.4478 2.7377 2.30038C2.68543 2.2497 2.63316 2.18981 2.57763 2.12992C2.52536 2.06927 2.47309 2.00631 2.42408 1.94334C2.16273 1.61088 1.91443 1.21162 1.71187 0.851509C1.68251 0.797762 1.73804 0.707927 1.79358 0.621164C1.80988 0.591219 1.8328 0.561274 1.84585 0.533633C1.80336 0.585077 1.74457 0.665697 1.72165 0.725587C1.71513 0.750157 1.69882 0.758603 1.67591 0.753228C1.64981 0.747086 1.62037 0.695642 1.59102 0.641895C1.57797 0.621164 1.56484 0.596594 1.5518 0.575863L1.5518 0.575863C1.54527 0.566649 1.53549 0.548989 1.5257 0.522116C1.51583 0.500617 1.50279 0.470672 1.48648 0.434584C1.43747 0.324019 1.36889 0.165081 1.30349 0C1.32641 0.0898346 1.34924 0.18274 1.36889 0.275646C1.47996 0.761674 1.55506 1.25385 1.56158 1.57172C1.56158 1.67691 1.5518 1.79976 1.50605 1.88346C1.48974 1.9134 1.46683 1.94027 1.44073 1.9587C1.41464 1.97636 1.38194 1.98865 1.33945 1.98865C1.29697 1.98865 1.24144 1.97636 1.17938 1.94949L1.17938 1.94949Z" koffice:nodeTypes="cccccccccccccccccccccccccccccccccccccccccccccccccccccccccccccccccccccccccccccccccccccc"/>
          <draw:path draw:style-name="gr5" draw:id="shape407" draw:name="path826" draw:layer="g3243" svg:width="1.94617104895pt" svg:height="5.25502207909pt" draw:transform="matrix(1.06388280000 0.00000000000 0.00000000000 1.06388280000 65.83695002266pt 42.17237480320pt)" svg:viewBox="0 0 2 5" svg:d="M0.444631 3.7899C0.510031 3.70297 0.584136 3.60373 0.588489 3.53976C0.588489 3.51105 0.549316 3.51761 0.531794 3.52992C0.527441 3.5332 0.518736 3.53976 0.510031 3.5496C0.470746 3.58815 0.396641 3.66524 0.340058 3.73249C0.331241 3.74152 0.331241 3.73823 0.322536 3.72593C0.274658 3.6554 0.2616 3.56518 0.244078 3.48891C0.183031 3.22564 0.104573 2.88938 0 2.52442C0.00435256 2.52442 0.00870513 2.52442 0.0130577 2.52114C0.156915 2.47931 0.231021 2.37351 0.265953 2.22014C0.292068 2.09466 0.296421 1.93473 0.292068 1.75512C0.305126 1.78136 0.322536 1.80679 0.344411 1.83549L0.344411 1.83549C0.357468 1.85517 0.370526 1.87732 0.387936 1.89618C0.401105 1.91259 0.414163 1.93145 0.431573 1.94785C0.514384 2.04053 0.597194 2.0922 0.666947 2.07251L0.666947 2.07251C1.02441 1.97656 1.00265 1.65588 1.02877 1.42542C1.05064 1.2335 1.00265 0.954652 0.911137 0.643816C0.854442 0.438779 0.775984 0.22062 0.688821 0L0.767279 0.150087L0.767279 0.150087C0.876204 0.349383 0.967832 0.541298 1.04629 0.72091C1.14216 0.938249 1.22497 1.15641 1.31659 1.36473C1.39505 1.55008 1.54326 1.94785 1.70453 2.54328L1.70453 2.54328C1.71324 2.58511 1.71324 2.58511 1.72194 2.61381C1.74382 2.70731 1.78299 2.84755 1.79616 2.88938C1.80051 2.92137 1.82663 2.93121 1.86145 2.91481C1.85274 2.92793 1.84404 2.94433 1.83968 2.95663C1.83098 2.98206 1.82227 3.01158 1.83098 3.03701L1.83098 3.03701C1.83098 3.03701 1.83098 3.03701 1.83098 3.03701L1.83098 3.03701L1.83098 3.03701C1.83533 3.07227 1.87026 3.19038 1.89638 3.3093C1.91379 3.38311 1.9312 3.45364 1.94437 3.49219L1.94437 3.49547C1.94872 3.62341 1.94437 3.74808 1.94002 3.87028C1.93566 3.99166 1.92249 4.11058 1.90944 4.22212C1.83098 4.79254 1.64348 5.21549 1.40376 5.25387C1.36447 5.25707 1.32095 5.25387 1.27731 5.24107C1.09417 5.18022 0.898079 4.96239 0.732347 4.71569C0.571079 4.46899 0.440279 4.19342 0.392289 4.02037C0.357468 3.88586 0.370526 3.88586 0.448984 3.77678" koffice:nodeTypes="ccccccccccccccccccccccccccccccccccccccccccccc"/>
          <draw:path draw:style-name="gr7" draw:id="shape408" draw:name="path828" draw:layer="g3243" svg:width="1.94617104895pt" svg:height="5.24862687117pt" draw:transform="matrix(1.06388280000 0.00000000000 0.00000000000 1.06388280000 65.83695002266pt 42.17237480320pt)" svg:viewBox="0 0 2 5" svg:d="M0.444631 3.7876C0.510031 3.70071 0.584136 3.60154 0.588489 3.5376L0.588489 3.5376C0.588489 3.50892 0.549316 3.51547 0.531794 3.52777L0.531794 3.52777C0.527441 3.53105 0.518736 3.5376 0.510031 3.54744C0.470746 3.58596 0.396641 3.66301 0.340058 3.73022C0.331241 3.73924 0.331241 3.73596 0.322536 3.72366C0.270305 3.65317 0.2616 3.56301 0.244078 3.48679C0.183031 3.22368 0.104573 2.88762 0 2.52288C0.00435256 2.52288 0.00870513 2.52288 0.0130577 2.5196C0.156915 2.4778 0.231021 2.37206 0.265953 2.21879C0.292068 2.09338 0.296421 1.93355 0.292068 1.75405C0.305126 1.78028 0.322536 1.80569 0.344411 1.83437L0.344411 1.83437L0.344411 1.83437L0.344411 1.83437C0.357468 1.85405 0.370526 1.87618 0.387936 1.89503C0.401105 1.91142 0.414163 1.93027 0.431573 1.94667C0.514384 2.03929 0.597194 2.09092 0.666947 2.07125L0.666947 2.07125C1.02441 1.97535 1.00265 1.65487 1.02877 1.42455C1.05064 1.23275 1.00265 0.954071 0.911137 0.643424C0.854442 0.438512 0.775984 0.220486 0.688821 0L0.767279 0.149996L0.767279 0.149996C0.876204 0.34917 0.967832 0.53769 1.04629 0.717193C1.14216 0.9344 1.22497 1.15243 1.31659 1.36062C1.39505 1.54586 1.54326 1.94339 1.70453 2.53845L1.70453 2.53845L1.70453 2.53845L1.70453 2.53845C1.71324 2.58025 1.71324 2.58025 1.72194 2.60894C1.74382 2.70238 1.78299 2.84336 1.79616 2.88434L1.79616 2.88434C1.80051 2.91631 1.82663 2.92615 1.86145 2.91057C1.85274 2.92287 1.84404 2.93926 1.83968 2.95156C1.83098 2.97778 1.82227 3.00647 1.83098 3.03188L1.83098 3.03188L1.83098 3.03188L1.83098 3.03188C1.83098 3.03188 1.83098 3.03188 1.83098 3.03188L1.83098 3.03188L1.83098 3.03188C1.83533 3.06713 1.87026 3.18516 1.89638 3.304C1.91379 3.37777 1.9312 3.44826 1.94437 3.48679L1.94437 3.49006C1.94872 3.61793 1.94437 3.74252 1.94002 3.86464C1.93566 3.98595 1.92249 4.1048 1.90944 4.21627C1.83098 4.78642 1.64348 5.20903 1.40376 5.24747C1.36447 5.25067 1.32095 5.24747 1.27731 5.23469C1.09417 5.17387 0.898079 4.95617 0.732347 4.70962C0.571079 4.46299 0.440279 4.18759 0.392289 4.01464C0.357468 3.88022 0.370526 3.88022 0.448984 3.7712L0.448984 3.7712Z" koffice:nodeTypes="cccccccccccccccccccccccccccccccccccccccccccccccccccccccc"/>
          <draw:path draw:style-name="gr5" draw:id="shape409" draw:name="path830" draw:layer="g3243" svg:width="1.59385575040pt" svg:height="2.75905390437pt" draw:transform="matrix(1.06388280000 0.00000000000 0.00000000000 1.06388280000 61.75427850000pt 46.78366841152pt)" svg:viewBox="0 0 2 3" svg:d="M0.323498 1.54869C0.327437 1.55602 0.335315 1.56335 0.343193 1.56701C0.343193 1.56701 0.347132 1.56701 0.347132 1.56701C0.351171 1.56701 0.351171 1.56335 0.35511 1.55602C0.406317 1.48264 0.47338 1.39083 0.508931 1.34677C0.516809 1.33944 0.524687 1.33211 0.528626 1.32478C0.536604 1.31379 0.548421 1.31012 0.560238 1.31379C0.572055 1.31745 0.575994 1.32478 0.575994 1.33577C0.572055 1.40183 0.51287 1.47531 0.453685 1.54869C0.390561 1.62941 0.35511 1.64416 0.378744 1.73953C0.402378 1.86065 0.501053 2.0809 0.627301 2.28273C0.74961 2.48465 0.899492 2.67183 1.02968 2.73788C1.06523 2.75621 1.10462 2.76363 1.13623 2.75621C1.29005 2.72689 1.42034 2.46633 1.51104 2.07357C1.52679 2.00018 1.54255 1.91571 1.55447 1.82767C1.56628 1.74319 1.5781 1.65149 1.58992 1.55969C1.54255 1.44223 1.51498 1.33944 1.51891 1.26972C1.51891 1.25506 1.51891 1.24406 1.52285 1.23298C1.52679 1.22198 1.53073 1.21099 1.53861 1.20366L1.53861 1.20366C1.55053 1.189 1.57022 1.16326 1.59386 1.13761C1.59386 1.13761 1.59386 1.13761 1.59386 1.13761C1.58992 1.14127 1.58598 1.14493 1.58204 1.14493C1.55053 1.16692 1.51891 1.17059 1.49528 1.1486C1.46761 1.12295 1.45973 1.05689 1.44004 0.943103C1.42034 0.810897 1.38873 0.609066 1.30985 0.315432L1.30985 0.308103C1.30985 0.304439 1.30985 0.308103 1.30591 0.293351C1.29005 0.238383 1.26248 0.127789 1.23087 0C1.17178 0.00751701 1.1126 0.0140944 1.04554 0.0216114C0.970494 0.0291284 0.891614 0.0404039 0.808795 0.0479209C0.564177 0.0732908 0.382683 0.0949022 0.252496 0.121212C0.138065 0.139065 0.0552461 0.16124 0 0.186986C0.0710019 0.458538 0.169677 0.910028 0.224923 1.18534C0.23674 1.2404 0.244618 1.28804 0.252496 1.32478C0.264313 1.39083 0.272191 1.48264 0.307742 1.54136" koffice:nodeTypes="cccccccccccccccccccccccccccccccccccc"/>
          <draw:path draw:style-name="gr7" draw:id="shape410" draw:name="path832" draw:layer="g3243" svg:width="1.59385575040pt" svg:height="2.74414785826pt" draw:transform="matrix(1.06388280000 0.00000000000 0.00000000000 1.06388280000 61.75759781434pt 46.78707283648pt)" svg:viewBox="0 0 2 3" svg:d="M0.319559 1.54075C0.323498 1.54806 0.331376 1.55537 0.339254 1.55903C0.339254 1.55903 0.343193 1.55903 0.343193 1.55903L0.343193 1.55903C0.347232 1.55903 0.347232 1.55537 0.351171 1.54806C0.402378 1.47488 0.469441 1.38332 0.504992 1.33937L0.504992 1.33937C0.51287 1.33207 0.520748 1.32476 0.524687 1.31745C0.532666 1.30648 0.544482 1.30283 0.556299 1.30648C0.568116 1.31014 0.572055 1.31745 0.572055 1.32841L0.572055 1.32841C0.568116 1.39429 0.508931 1.46757 0.449746 1.54075C0.386622 1.62125 0.351171 1.63596 0.374805 1.72742C0.398439 1.84821 0.497114 2.06786 0.623362 2.26915C0.745671 2.47053 0.895553 2.6572 1.02574 2.72307C1.06129 2.74135 1.10068 2.74866 1.13229 2.74135C1.28611 2.71211 1.4164 2.45216 1.5071 2.06056C1.52285 1.98737 1.53861 1.90312 1.55447 1.81532C1.56628 1.73108 1.5781 1.63962 1.58992 1.54806C1.54265 1.43093 1.51498 1.32841 1.51891 1.26253C1.51891 1.24792 1.51891 1.23695 1.52285 1.22589C1.52679 1.21493 1.53073 1.20397 1.53861 1.19666L1.53861 1.19666L1.53861 1.19666L1.53861 1.19666C1.55053 1.18204 1.57022 1.15636 1.59386 1.13078L1.59386 1.13078C1.59386 1.13078 1.59386 1.13078 1.59386 1.13078C1.58992 1.13443 1.58598 1.13809 1.58204 1.13809C1.55053 1.16002 1.51891 1.16367 1.49528 1.14174C1.46761 1.11616 1.45973 1.05028 1.44004 0.936803C1.42034 0.804956 1.38873 0.60367 1.30985 0.310831L1.30985 0.310831L1.30985 0.303522L1.30985 0.303522C1.30985 0.299867 1.30985 0.303522 1.30591 0.288809L1.30591 0.288809C1.29015 0.23399 1.26248 0.123695 1.23097 0C1.17178 0.00655959 1.10866 0.0140563 1.04554 0.0215529C0.970494 0.0290496 0.891614 0.0402946 0.808795 0.0468542L0.808795 0.0468542C0.564177 0.0730926 0.386622 0.0946455 0.252496 0.117136C0.138065 0.13494 0.0552461 0.157055 0 0.182731C0.0710019 0.453549 0.169677 0.903818 0.224923 1.17838L0.224923 1.17838C0.23674 1.2333 0.244618 1.28081 0.252496 1.31745C0.264313 1.38332 0.272191 1.47488 0.307742 1.53345L0.307742 1.53345Z" koffice:nodeTypes="ccccccccccccccccccccccccccccccccccccccccccccccccc"/>
          <draw:path draw:style-name="gr5" draw:id="shape411" draw:name="path834" draw:layer="g3243" svg:width="1.60965043840pt" svg:height="3.12309494364pt" draw:transform="matrix(1.06388280000 0.00000000000 0.00000000000 1.06388280000 63.88536341434pt 45.34019222848pt)" svg:viewBox="0 0 2 3" svg:d="M1.10612 0.255486C1.10612 0.262016 1.10612 0.268545 1.11018 0.270994C1.11414 0.287319 1.11414 0.303644 1.1181 0.309358L1.1181 0.309358C1.13393 0.37629 1.14581 0.443222 1.16164 0.507706L1.16164 0.507706C1.1656 0.53301 1.17362 0.574638 1.18549 0.625246C1.22903 0.857876 1.32028 1.30436 1.36788 1.34599C1.39163 1.3713 1.43528 1.35579 1.48278 1.3264C1.48674 1.32395 1.4908 1.32069 1.49871 1.31742C1.49476 1.32069 1.4908 1.3264 1.48674 1.32967C1.44715 1.37783 1.40747 1.42272 1.38768 1.44802L1.38768 1.44802C1.38372 1.45782 1.37976 1.47333 1.37976 1.49292C1.37976 1.50843 1.38372 1.52761 1.38768 1.55316C1.41143 1.66792 1.49476 1.86243 1.60965 2.06331C1.60173 2.14298 1.58986 2.22272 1.57402 2.29921C1.56215 2.37577 1.54621 2.44907 1.53038 2.51608C1.44319 2.86356 1.30841 3.09635 1.14976 3.1219C1.1181 3.12509 1.08237 3.1219 1.04674 3.11227C0.899979 3.06444 0.74144 2.88911 0.61061 2.68823C0.479779 2.48735 0.376658 2.26101 0.336972 2.11114C0.321138 2.04731 0.31718 1.99638 0.329055 1.97401L0.329055 1.97401C0.344889 1.9421 0.372699 1.9039 0.404366 1.86243C0.455927 1.79232 0.507488 1.71894 0.511446 1.66474C0.511446 1.65519 0.507488 1.64882 0.491654 1.64564C0.483738 1.64564 0.471761 1.64564 0.459886 1.65519C0.455927 1.65837 0.44801 1.66474 0.440094 1.67429C0.404366 1.71257 0.34093 1.78587 0.289471 1.8497C0.281554 1.84325 0.277494 1.83052 0.269578 1.81778C0.241869 1.75722 0.214058 1.65837 0.206142 1.62327L0.206142 1.62327L0.206142 1.62327C0.202183 1.59144 0.194266 1.55634 0.18635 1.51487C0.182391 1.47659 0.170516 1.43823 0.166558 1.3966C0.122914 1.18927 0.0673944 0.944399 0 0.685648C0.0555192 0.583617 0.103122 0.497911 0.138747 0.430979C0.158641 0.39588 0.174474 0.360781 0.190308 0.335478C0.198225 0.350986 0.2101 0.370576 0.226035 0.38935C0.241869 0.411389 0.253744 0.437509 0.257702 0.443222L0.257702 0.443222C0.269578 0.462812 0.281554 0.481586 0.297388 0.501176C0.309263 0.51995 0.321138 0.536275 0.336972 0.551783C0.408426 0.641571 0.483738 0.688913 0.547174 0.679118C0.547174 0.679118 0.547174 0.679118 0.547174 0.679118C0.570924 0.676669 0.590716 0.663609 0.614568 0.647284C0.630402 0.631776 0.650194 0.609737 0.666129 0.583617C0.737482 0.466077 0.793001 0.248956 0.808834 0C0.87227 0.108561 0.983309 0.26528 1.10216 0.245691" koffice:nodeTypes="cccccccccccccccccccccccccccccccccccccccccccccccccc"/>
          <draw:path draw:style-name="gr7" draw:id="shape412" draw:name="path836" draw:layer="g3243" svg:width="1.61757698560pt" svg:height="3.11656837564pt" draw:transform="matrix(1.06388280000 0.00000000000 0.00000000000 1.06388280000 63.88204410000pt 45.34359665344pt)" svg:viewBox="0 0 2 3" svg:d="M1.11281 0.251957C1.11281 0.25848 1.11281 0.265003 1.11688 0.267449C1.12085 0.283757 1.12085 0.300065 1.12482 0.305773L1.12482 0.305773C1.14069 0.372635 1.15259 0.439498 1.16846 0.503914L1.16846 0.503914L1.16846 0.503914L1.16846 0.503914L1.16846 0.503914C1.17243 0.529191 1.18047 0.570776 1.19238 0.62133C1.23602 0.856979 1.3275 1.29974 1.37522 1.34132C1.39902 1.3666 1.44278 1.35111 1.49039 1.32175C1.49436 1.31931 1.49843 1.31605 1.50637 1.31278C1.5024 1.31605 1.49843 1.32175 1.49436 1.32502C1.45468 1.37312 1.4149 1.41797 1.39506 1.44325L1.39506 1.44325L1.39506 1.44325C1.39109 1.45303 1.38712 1.46853 1.38712 1.48809C1.38712 1.50359 1.39109 1.52275 1.39506 1.54827C1.41886 1.66292 1.5024 1.85722 1.61758 2.05789C1.60964 2.13747 1.59774 2.21714 1.58186 2.29354C1.56996 2.37003 1.55398 2.44325 1.53414 2.51019C1.44674 2.8573 1.31162 3.08986 1.15259 3.11538C1.12085 3.11856 1.08503 3.11538 1.04932 3.10576C0.902192 3.05797 0.743263 2.88283 0.612111 2.68216C0.480959 2.48149 0.377584 2.25538 0.337801 2.10567C0.321928 2.04191 0.31796 1.99103 0.329864 1.96869L0.329864 1.96869L0.329864 1.96869L0.329864 1.96869C0.345737 1.93681 0.373616 1.89865 0.405361 1.85722C0.457048 1.78718 0.508736 1.71388 0.512704 1.65974L0.512704 1.65974C0.512704 1.6502 0.508736 1.64383 0.492863 1.64065C0.484927 1.64065 0.472921 1.64065 0.461017 1.6502L0.461017 1.6502C0.457048 1.65338 0.449112 1.65974 0.441176 1.66928C0.405361 1.70752 0.341769 1.78074 0.290183 1.8445C0.282145 1.83806 0.278177 1.82534 0.270241 1.81262C0.242464 1.75212 0.214585 1.65338 0.206649 1.61831L0.206649 1.61831L0.206649 1.61831L0.206649 1.61831L0.206649 1.61831C0.20268 1.58651 0.194744 1.55145 0.186808 1.51003C0.18284 1.47179 0.170935 1.43346 0.166967 1.39514C0.123216 1.18803 0.0675601 0.943411 0 0.684931C0.0556557 0.583007 0.103375 0.497391 0.139088 0.430528C0.159031 0.395466 0.174903 0.360404 0.190776 0.334312C0.198712 0.35062 0.210617 0.369374 0.226591 0.388943C0.242464 0.410959 0.254368 0.437051 0.258336 0.442759L0.258336 0.442759L0.258336 0.442759C0.270241 0.462329 0.282145 0.481083 0.298119 0.500652C0.310024 0.519406 0.321928 0.535714 0.337801 0.551207C0.409329 0.6409 0.484927 0.688193 0.548519 0.678408C0.548519 0.678408 0.548519 0.678408 0.548519 0.678408L0.548519 0.678408C0.572328 0.675147 0.596137 0.662916 0.616079 0.646608C0.631952 0.631115 0.651793 0.608284 0.667767 0.583007C0.739295 0.46559 0.790881 0.245434 0.810823 0C0.874415 0.108447 0.985625 0.265003 1.10487 0.245434L1.10487 0.245434L1.10487 0.245434L1.10487 0.245434Z" koffice:nodeTypes="cccccccccccccccccccccccccccccccccccccccccccccccccccccccccccccccccc"/>
          <draw:path draw:style-name="gr5" draw:id="shape413" draw:name="path838" draw:layer="g3243" svg:width="1.65750175360pt" svg:height="3.08829626525pt" draw:transform="matrix(1.06388280000 0.00000000000 0.00000000000 1.06388280000 64.86617824531pt 44.44312625152pt)" svg:viewBox="0 0 2 3" svg:d="M1.6092 2.46838C1.52072 2.81711 1.3719 3.06145 1.19485 3.0862C1.16271 3.09168 1.11842 3.0862 1.07815 3.07242C0.921292 3.01752 0.740227 2.8363 0.595415 2.64137C0.446484 2.44364 0.329894 2.22945 0.293639 2.10313C0.281589 2.0592 0.277572 2.02869 0.285606 2.01533C0.285606 2.01252 0.289623 2.00971 0.289623 2.0069C0.30569 1.98792 0.341944 1.95488 0.378095 1.91903C0.450501 1.85085 0.53506 1.77071 0.53506 1.73486C0.53506 1.70253 0.52301 1.70253 0.490772 1.7215C0.486755 1.7215 0.474705 1.73275 0.470688 1.73486C0.418367 1.77915 0.366045 1.82835 0.301673 1.86701C0.281589 1.88107 0.261505 1.88881 0.257488 1.88599C0.221234 1.85577 0.132761 1.4825 0.0844561 1.28217C0.0724056 1.22734 0.0602522 1.1697 0.0441849 1.11205C0.0321345 1.05722 0.0160673 1.0024 0 0.946863C0.0522186 0.92226 0.0804393 0.875866 0.10454 0.834392C0.164895 0.727545 0.20115 0.557433 0.2132 0.364827C0.233284 0.395053 0.253368 0.42528 0.277572 0.455506C0.289623 0.472377 0.301673 0.491356 0.31774 0.504712C0.329894 0.521583 0.341944 0.534939 0.358011 0.548998C0.430417 0.622807 0.506839 0.667092 0.567195 0.658657C0.567195 0.658657 0.571211 0.658657 0.571211 0.658657C0.635583 0.650924 0.675855 0.601015 0.699955 0.563057C0.776481 0.449883 0.824683 0.239 0.828699 0C0.840853 0.0217912 0.85692 0.0435824 0.872987 0.0660765L0.872987 0.0660765L0.872987 0.0660765C0.893071 0.0934913 0.913258 0.120906 0.937359 0.148321C0.989681 0.208774 1.04602 0.252356 1.09834 0.269227C1.19485 0.584848 1.26725 0.875866 1.32761 1.10643C1.33162 1.12541 1.33564 1.14509 1.33966 1.16688C1.34769 1.1943 1.36386 1.25475 1.38395 1.28779C1.396 1.31239 1.41206 1.337 1.43225 1.34543C1.45635 1.35598 1.48045 1.35105 1.50466 1.32856L1.50466 1.32856C1.50867 1.32083 1.52072 1.31239 1.53277 1.29833C1.54081 1.28779 1.55296 1.27935 1.561 1.26811C1.57305 1.25475 1.5851 1.2435 1.59715 1.23015C1.57305 1.266 1.54081 1.30677 1.51269 1.34262C1.48859 1.37285 1.46439 1.40588 1.44832 1.43049L1.44832 1.43049C1.4443 1.43892 1.44028 1.45228 1.44028 1.46915C1.44028 1.4825 1.44028 1.50148 1.44832 1.52398C1.4684 1.62801 1.54894 1.80937 1.6575 1.99354C1.65348 2.07572 1.64143 2.15536 1.62938 2.22945C1.61733 2.30361 1.60518 2.38051 1.5851 2.44638" koffice:nodeTypes="ccccccccccccccccccccccccccccccccccccccccccccccc"/>
          <draw:path draw:style-name="gr7" draw:id="shape414" draw:name="path840" draw:layer="g3243" svg:width="1.66575160960pt" svg:height="3.07705943385pt" draw:transform="matrix(1.06388280000 0.00000000000 0.00000000000 1.06388280000 64.86277382035pt 44.44993510144pt)" svg:viewBox="0 0 2 3" svg:d="M1.61733 2.45827C1.52863 2.80637 1.37944 3.05026 1.20195 3.07496C1.16973 3.08044 1.12533 3.07496 1.08496 3.06121C0.927712 3.00641 0.746196 2.82552 0.601025 2.63095C0.451724 2.43357 0.334844 2.21978 0.294472 2.09643C0.282392 2.05257 0.278365 2.02219 0.286419 2.00886L0.286419 2.00886C0.286419 2.00605 0.290446 2.00324 0.290446 2.00044C0.306553 1.98149 0.342897 1.94852 0.379138 1.91273C0.451724 1.84397 0.536493 1.76468 0.536493 1.7289C0.536493 1.69662 0.524413 1.69662 0.492095 1.71556C0.488068 1.71556 0.475988 1.72609 0.471961 1.7289L0.471961 1.7289C0.41951 1.7731 0.367058 1.82222 0.302526 1.86081C0.282392 1.87414 0.262258 1.88256 0.258128 1.87975L0.258128 1.87975L0.258128 1.87975C0.221887 1.84958 0.133194 1.47419 0.0847692 1.27702C0.0726888 1.2223 0.0605052 1.16476 0.044398 1.11003L0.044398 1.11003C0.0323176 1.0574 0.0162104 0.999868 0 0.945139C0.0524516 0.92058 0.0807424 0.874271 0.104903 0.832873C0.165408 0.72622 0.201753 0.558523 0.213833 0.364163C0.233967 0.394334 0.254101 0.424505 0.278365 0.454677L0.278365 0.454677C0.290446 0.470815 0.302526 0.490462 0.318633 0.503793L0.318633 0.503793C0.330817 0.520633 0.342897 0.533965 0.359004 0.547998L0.359004 0.547998C0.43159 0.621672 0.508202 0.665877 0.568708 0.657457L0.568708 0.657457C0.568708 0.657457 0.572734 0.657457 0.572734 0.657457C0.637266 0.649037 0.677638 0.599921 0.701798 0.56133C0.778514 0.449064 0.826836 0.237863 0.830862 0C0.842943 0.0217515 0.859153 0.043503 0.879287 0.0652546L0.879287 0.0652546L0.879287 0.0652546L0.879287 0.0652546C0.899421 0.0926194 0.919658 0.119984 0.943819 0.147349C0.996271 0.207692 1.05275 0.251897 1.1052 0.268035C1.20195 0.583783 1.27453 0.874271 1.33504 1.10442C1.33906 1.12336 1.34309 1.14231 1.34712 1.16476C1.35517 1.19212 1.37138 1.25247 1.39152 1.28544C1.4036 1.31 1.4197 1.33456 1.43994 1.34298C1.4641 1.35351 1.48826 1.34789 1.51253 1.32614L1.51253 1.32614L1.51253 1.32614L1.51253 1.32614C1.51655 1.31772 1.52863 1.31 1.54071 1.29597L1.54071 1.29597C1.54877 1.28544 1.56095 1.27702 1.56901 1.2658C1.58109 1.25247 1.59317 1.24124 1.60525 1.22791C1.58109 1.26299 1.54877 1.30439 1.52058 1.34017C1.49642 1.37035 1.47216 1.40332 1.45605 1.42788L1.45605 1.42788L1.45605 1.42788L1.45605 1.42788C1.45202 1.4356 1.44799 1.44963 1.44799 1.46577C1.44799 1.47981 1.44799 1.49875 1.45605 1.5212C1.47618 1.62505 1.55692 1.80327 1.66575 1.98991C1.66172 2.0718 1.64964 2.1513 1.63756 2.22525C1.62548 2.29928 1.6133 2.37604 1.59317 2.44178L1.59317 2.44178L1.59317 2.44178L1.59317 2.44178Z" koffice:nodeTypes="cccccccccccccccccccccccccccccccccccccccccccccccccccccccccccccccccc"/>
          <draw:path draw:style-name="gr5" draw:id="shape415" draw:name="path842" draw:layer="g3243" svg:width="1.55470973440pt" svg:height="2.38845526583pt" draw:transform="matrix(1.06388280000 0.00000000000 0.00000000000 1.06388280000 62.85475886832pt 46.12491218176pt)" svg:viewBox="0 0 2 2" svg:d="M1.15331 0.00285527C1.16109 0.0364048 1.17277 0.0728095 1.18065 0.109214C1.2391 0.32907 1.30922 0.580335 1.34813 0.780989C1.34813 0.780989 1.34813 0.780989 1.34813 0.780989C1.34813 0.783773 1.35202 0.789341 1.35202 0.794908C1.35202 0.800476 1.35591 0.808828 1.35591 0.814396L1.35591 0.814396C1.36768 0.850658 1.39102 0.906407 1.41436 0.945453C1.43391 0.978931 1.44947 0.99285 1.4767 0.99285C1.49626 0.99285 1.51182 0.978931 1.53516 0.95666C1.53905 0.951021 1.54683 0.942669 1.55471 0.934317C1.55471 0.945453 1.54294 0.953805 1.53905 0.965011C1.49237 1.02354 1.46503 1.05702 1.46114 1.09885C1.45336 1.17131 1.48848 1.2494 1.5196 1.32192C1.52349 1.33306 1.53127 1.34698 1.53516 1.36375L1.53516 1.36653C1.52738 1.44463 1.5196 1.52265 1.50404 1.59239C1.49237 1.66484 1.4767 1.73458 1.46114 1.80154C1.37546 2.13332 1.23521 2.36195 1.07152 2.38708C1.02863 2.39265 0.974063 2.38144 0.915609 2.35082C0.790921 2.28386 0.646782 2.14724 0.529874 1.99669C0.416857 1.84893 0.319501 1.68997 0.292169 1.58404C0.280498 1.53664 0.280498 1.50038 0.292169 1.4836C0.30783 1.46968 0.323391 1.45298 0.342842 1.4362C0.412967 1.3721 0.514313 1.28009 0.518203 1.23826C0.518203 1.20478 0.506533 1.20478 0.475311 1.22434C0.47142 1.22434 0.45975 1.23548 0.455859 1.23826C0.448079 1.24383 0.440298 1.25218 0.432518 1.25775C0.397406 1.29123 0.338952 1.34141 0.292169 1.36932C0.268827 1.38324 0.249376 1.39437 0.249376 1.39159C0.233715 1.37767 0.225935 1.33584 0.210374 1.25496C0.190922 1.1546 0.1597 0.995634 0.0779051 0.766998C0.0779051 0.764214 0.0740148 0.755863 0.0740148 0.755863C0.0584537 0.711249 0.0311221 0.627447 0 0.538219C0.346732 0.499673 0.584438 0.448992 0.763689 0.359765C0.93127 0.279103 1.04808 0.164892 1.1572 0" koffice:nodeTypes="cccccccccccccccccccccccccccccccccccc"/>
          <draw:path draw:style-name="gr7" draw:id="shape416" draw:name="path844" draw:layer="g3243" svg:width="1.55470973440pt" svg:height="2.39416922869pt" draw:transform="matrix(1.06388280000 0.00000000000 0.00000000000 1.06388280000 62.85475886832pt 46.12150775680pt)" svg:viewBox="0 0 2 2" svg:d="M1.15331 0.00571738C1.16109 0.039307 1.17277 0.0757552 1.18065 0.112204C1.2391 0.329464 1.30922 0.586746 1.34813 0.784781L1.34813 0.784781C1.34813 0.784781 1.34813 0.784781 1.34813 0.784781C1.34813 0.787569 1.35202 0.793143 1.35202 0.798717L1.35202 0.798717C1.35202 0.804292 1.35591 0.812654 1.35591 0.818228L1.35591 0.818228C1.36768 0.854533 1.39102 0.910349 1.41436 0.949442C1.43391 0.98296 1.44947 0.996896 1.4767 0.996896C1.49626 0.996896 1.51182 0.98296 1.53516 0.960662C1.53905 0.955016 1.54683 0.946655 1.55471 0.938293C1.55471 0.949442 1.54294 0.957803 1.53905 0.969024C1.49237 1.02763 1.46503 1.06115 1.46114 1.10302C1.45336 1.17556 1.48848 1.25375 1.5196 1.32636C1.52349 1.33751 1.53127 1.35144 1.53516 1.36824L1.53516 1.36824L1.53516 1.37103C1.52738 1.44921 1.5196 1.52733 1.50404 1.59715C1.49237 1.66969 1.4767 1.73951 1.46114 1.80655C1.37546 2.13873 1.23521 2.36764 1.07152 2.39279C1.02863 2.39837 0.974063 2.38715 0.915609 2.35649C0.790921 2.28945 0.646782 2.15266 0.529874 2.00194C0.416857 1.854 0.323391 1.69484 0.292169 1.586C0.280498 1.53855 0.280498 1.50224 0.292169 1.48545C0.30783 1.47151 0.323391 1.45479 0.342842 1.43799C0.412967 1.37381 0.514313 1.28169 0.518203 1.23981C0.518203 1.20629 0.506533 1.20629 0.475311 1.22581C0.47142 1.22581 0.45975 1.23703 0.455859 1.23981L0.455859 1.23981C0.448079 1.24539 0.440298 1.25375 0.432518 1.25932L0.432518 1.25932C0.397406 1.29284 0.338952 1.34308 0.292169 1.37103C0.268827 1.38496 0.249376 1.39611 0.249376 1.39332C0.233715 1.37939 0.225935 1.33751 0.210374 1.25654C0.190922 1.15605 0.1597 0.996896 0.0779051 0.767987L0.0779051 0.767987C0.0779051 0.765199 0.0740148 0.756838 0.0740148 0.756838C0.0584537 0.712171 0.0311221 0.628197 0 0.538863C0.346732 0.50027 0.584438 0.449529 0.763689 0.360195C0.927379 0.279437 1.04808 0.165089 1.1572 0L1.1572 0Z" koffice:nodeTypes="cccccccccccccccccccccccccccccccccccccccccccc"/>
          <draw:path draw:style-name="gr5" draw:id="shape417" draw:name="path846" draw:layer="g3243" svg:width="8.37824251610pt" svg:height="11.34033422571pt" draw:transform="matrix(1.06388280000 0.00000000000 0.00000000000 1.06388280000 60.18509392531pt 36.01173768758pt)" svg:viewBox="0 0 8 11" svg:d="M0.976881 10.6963C0.943691 10.7054 0.91351 10.6994 0.886418 10.6963C0.832155 10.6842 0.792944 10.6781 0.768784 10.7783C0.756743 10.8361 0.717532 10.8452 0.657249 10.8604C0.587935 10.8756 0.491451 10.8969 0.367797 10.9971C0.352745 11.0093 0.334606 11.0245 0.316545 11.0427C0.301493 11.0578 0.280344 11.0761 0.262282 11.0973C0.18386 11.1824 0.0753347 11.2796 0 11.3403L0 10.2133C0.0120412 10.1708 0.0210721 10.1313 0.030103 10.0888C0.0813553 9.85143 0.319555 9.28371 1.37787 8.95864C1.83011 8.82176 2.0382 8.58534 2.49345 8.06817C2.56887 7.9834 2.65323 7.88619 2.7528 7.77731C3.22913 7.24536 3.30755 6.84096 3.41908 6.27635C3.47342 5.98782 3.53973 5.65341 3.67241 5.23734C3.72667 5.06702 3.78395 4.90915 3.84122 4.7575C3.98896 4.36554 4.12465 4.0039 4.1397 3.50229C4.14271 3.28998 4.14271 3.1111 4.14271 2.93146C4.14271 2.90424 4.14271 2.87702 4.14271 2.84358C3.88645 2.30541 3.57292 1.44916 3.50654 0.850328C3.4945 0.738339 3.49149 0.631794 3.50052 0.537693C3.52468 0.221946 3.77492 0.015078 4.09447 0.000301676C4.22415 -0.00280913 4.35683 0.0181888 4.48041 0.0609623C4.69452 0.133288 4.90555 0.212614 5.11365 0.300494C5.76187 0.577355 6.22924 0.838663 6.56091 1.1513C6.88649 1.46082 7.07945 1.82245 7.17895 2.29996C7.19107 2.36062 7.2001 2.42128 7.21214 2.48817C7.25737 2.75492 7.32066 3.12588 7.64331 4.11589C7.69456 4.27454 7.73979 4.41064 7.78502 4.54752C7.9448 5.0398 8.09856 5.50798 8.21017 5.88127C8.29453 6.17291 8.34887 6.39145 8.36995 6.54076C8.38801 6.68308 8.37597 6.7593 8.33977 6.7803C8.27045 6.81374 8.10465 6.71652 7.93878 6.57421C7.90559 6.54621 7.87248 6.51588 7.8423 6.48555C7.81211 6.45522 7.779 6.42489 7.74882 6.38833C7.49858 6.11225 7.25135 5.73818 7.03723 5.36177C6.9981 5.28867 6.95588 5.21634 6.91667 5.14324C6.87746 5.07324 6.84125 5.00014 6.80513 4.93015C6.78699 4.89359 6.83222 4.80882 6.87746 4.73261C6.91065 4.67195 6.94685 4.61129 6.94986 4.56852C6.94986 4.55996 6.94986 4.55063 6.94376 4.54441C6.93473 4.53818 6.92269 4.5413 6.90764 4.55063C6.90161 4.55685 6.89552 4.56618 6.88649 4.57474C6.84426 4.62684 6.77495 4.73028 6.74778 4.80571C6.71166 4.76605 6.69051 4.69684 6.6604 4.64784C6.6242 4.58407 6.49152 4.2411 6.37998 3.9308C6.35883 3.87014 6.33776 3.81259 6.31962 3.75504C6.29554 3.68505 6.27146 3.61505 6.24429 3.54506C6.17799 3.35997 6.13275 3.22931 6.07239 3.04967C6.02716 2.91357 5.9729 2.74636 5.88552 2.49983L5.85233 2.51227C5.93678 2.75492 5.99405 2.92523 6.03928 3.06211C6.09956 3.24409 6.14178 3.37474 6.21712 3.57228C6.22924 3.61194 6.24429 3.64538 6.25633 3.69127C6.38901 4.15556 6.50356 4.71472 6.56091 5.17046C6.56994 5.26145 6.57897 5.34933 6.588 5.43487C6.59402 5.51653 6.59703 5.59275 6.60004 5.66585C6.60004 5.76851 6.59101 5.8875 6.5518 5.96604C6.53976 5.99093 6.52471 6.01193 6.50356 6.02748C6.4855 6.04226 6.46134 6.04848 6.43124 6.05159C6.39805 6.05159 6.35281 6.04226 6.30156 6.01504C5.87039 5.79028 5.45127 4.76605 5.28547 4.36865C5.27945 4.34998 5.27042 4.33209 5.2644 4.31654C5.24927 4.27454 5.2282 4.22866 5.22519 4.168C5.22218 4.11045 5.23422 4.03423 5.27945 3.93702C5.28246 3.93391 5.28246 3.9308 5.27945 3.92458C5.27945 3.90358 5.27042 3.89736 5.25529 3.9098C5.24927 3.91291 5.24626 3.92147 5.24024 3.92769C5.23723 3.93391 5.2282 3.94635 5.22218 3.95802C5.18297 4.02801 5.11967 4.168 5.16182 4.28621C5.16791 4.30799 5.17694 4.32898 5.18297 4.35309C5.37894 4.92704 5.82215 6.2188 5.83419 6.86273C5.83419 6.92339 5.83118 6.98405 5.82516 7.04782C5.80409 7.31535 5.78904 7.49423 5.6051 7.56111C5.57793 7.57044 5.53571 7.53078 5.48747 7.45767C5.37593 7.28502 5.30353 7.08438 5.25228 6.88373C5.22519 6.77407 5.20404 6.65897 5.18297 6.54387L5.14676 6.54932C5.1649 6.6652 5.18899 6.78341 5.21616 6.89306C5.24024 7.00194 5.27343 7.10537 5.31565 7.20881C5.31866 7.41257 5.32167 7.59144 5.30052 7.7252C5.27945 7.85586 5.23422 7.94685 5.14977 7.9834C5.12268 7.99273 5.08046 7.95307 5.03222 7.87996C5.02319 7.86519 5.01408 7.84963 5.00505 7.83175C4.98097 7.78897 4.95982 7.74076 4.93874 7.69487C4.89652 7.60077 4.86333 7.49423 4.83022 7.38846C4.80606 7.30291 4.78198 7.21503 4.76384 7.12404L4.72772 7.12948C4.74578 7.22125 4.76986 7.31224 4.79402 7.40012C4.82721 7.51289 4.86935 7.60388 4.86634 7.7252C4.86333 7.97718 4.83022 8.20193 4.77287 8.32403C4.76083 8.35125 4.73675 8.39947 4.70055 8.4088C4.67036 8.41502 4.62814 8.37536 4.5799 8.30537C4.57087 8.29059 4.56184 8.27504 4.55281 8.25715C4.52564 8.21127 4.50156 8.15994 4.48041 8.10783C4.44127 8.01995 4.40808 7.94996 4.3779 7.84652C4.35984 7.78275 4.34479 7.71276 4.32966 7.64665L4.29346 7.6521C4.30859 7.72209 4.32364 7.78897 4.34178 7.85586C4.36887 7.95307 4.40808 8.02617 4.40206 8.12961C4.39604 8.34503 4.36285 8.53323 4.31461 8.64289C4.30558 8.667 4.29346 8.688 4.28142 8.70355C4.27239 8.71599 4.26035 8.72455 4.24831 8.73077C4.2453 8.73077 4.24221 8.73077 4.2392 8.73388C4.20909 8.7401 4.16687 8.70044 4.11863 8.63045C4.1096 8.61567 4.10049 8.60012 4.09146 8.58223C4.0734 8.54879 4.05534 8.51224 4.0372 8.47568C4.01312 8.42436 3.99197 8.36914 3.97089 8.31781C3.95276 8.2657 3.93469 8.21127 3.91964 8.15994L3.88344 8.16849C3.89849 8.2206 3.91663 8.27504 3.9377 8.32948C3.96788 8.41502 3.99498 8.45702 3.98896 8.54879C3.97692 8.77354 3.94071 8.97108 3.88645 9.07685C3.87742 9.09862 3.86538 9.11651 3.85326 9.12895C3.84423 9.13828 3.83219 9.14684 3.82015 9.14995C3.82015 9.14995 3.82015 9.14995 3.82015 9.14995C3.78997 9.15617 3.74775 9.11651 3.6995 9.04652C3.66029 8.98586 3.62417 8.91275 3.58797 8.84587C3.56682 8.80387 3.59399 8.74943 3.62718 8.68255C3.65728 8.61567 3.68445 8.54257 3.70251 8.47568L3.66639 8.46635C3.62417 8.62111 3.53973 8.7821 3.47643 8.93142C3.44926 8.99519 3.41607 9.07685 3.36783 9.18339C3.25931 9.4237 3.15379 9.56602 2.97286 9.66012C2.78893 9.75421 2.52966 9.8001 2.11655 9.84909C1.43213 9.92764 1.40805 9.97634 1.34167 10.1313C1.32963 10.1647 1.31156 10.2012 1.28439 10.2468C1.24518 10.3106 1.23013 10.3895 1.21809 10.4442L1.21809 10.4472C1.19393 10.5718 1.13064 10.6387 1.08842 10.669C1.07939 10.6751 1.06734 10.6842 1.05523 10.6873" koffice:nodeTypes="ccccccccccccccccccccccccccccccccccccccccccccccccccccccccccccccccccccccccccccccccccccccccccccccccccccccccccccccccccccccccccccccccccc"/>
          <draw:path draw:style-name="gr7" draw:id="shape418" draw:name="path848" draw:layer="g3243" svg:width="8.37222299737pt" svg:height="11.34033422571pt" draw:transform="matrix(1.06388280000 0.00000000000 0.00000000000 1.06388280000 60.18841323965pt 36.01173768758pt)" svg:viewBox="0 0 8 11" svg:d="M0.97653 10.6963C0.943351 10.7054 0.913182 10.6994 0.886099 10.6963C0.831856 10.6842 0.792659 10.6781 0.768585 10.7783C0.756471 10.8361 0.717274 10.8452 0.657013 10.8604C0.587724 10.8756 0.491274 10.8969 0.367665 10.9971C0.352619 11.0093 0.334486 11.0245 0.316431 11.0427C0.301385 11.0578 0.280243 11.0761 0.262188 11.0973C0.183794 11.1824 0.0753076 11.2796 0 11.3403L0 10.2133C0.0120369 10.1708 0.0210645 10.1313 0.0300922 10.0888C0.0813261 9.85143 0.316431 9.2806 1.37737 8.95864C1.82953 8.82176 2.03747 8.58534 2.49256 8.06817C2.56794 7.9834 2.65236 7.88619 2.75181 7.77731C3.22797 7.24536 3.30636 6.84096 3.41786 6.27635C3.47218 5.98782 3.53846 5.65341 3.67109 5.23734C3.72534 5.06702 3.78259 4.90915 3.83984 4.7575C3.98752 4.36554 4.12317 4.0039 4.13822 3.50229C4.14122 3.28998 4.14122 3.11344 4.14122 2.93146C4.14122 2.90424 4.14122 2.87702 4.14122 2.84358C3.88506 2.30541 3.57163 1.44916 3.50528 0.850328C3.49324 0.738339 3.49023 0.631794 3.49926 0.537693C3.52341 0.221946 3.77356 0.015078 4.093 0.000301676C4.22263 -0.00280913 4.35527 0.0181888 4.4788 0.0609623C4.69284 0.133288 4.90379 0.212614 5.11181 0.300494C5.7598 0.577355 6.227 0.838663 6.55554 1.1513C6.881 1.46082 7.0739 1.82245 7.17336 2.29996C7.18547 2.36062 7.1945 2.42128 7.20654 2.48817C7.25175 2.75492 7.31502 3.12588 7.63755 4.11589C7.68878 4.27454 7.734 4.41064 7.77922 4.54752C7.93894 5.0398 8.09264 5.50798 8.20421 5.88127C8.28855 6.17291 8.34287 6.39145 8.36393 6.54076C8.38199 6.68308 8.36995 6.7593 8.33376 6.7803C8.26447 6.81374 8.09873 6.71652 7.93292 6.57421C7.89974 6.54621 7.86664 6.51588 7.83647 6.48555C7.8063 6.45522 7.7732 6.42489 7.74303 6.38833C7.49288 6.11225 7.24574 5.73818 7.0347 5.36177C6.99558 5.28867 6.95338 5.21634 6.91418 5.14324L6.91418 5.14324C6.87498 5.07324 6.8388 5.00014 6.80269 4.93015C6.78455 4.89359 6.82977 4.80882 6.87498 4.73261C6.91117 4.67195 6.94435 4.61129 6.94736 4.56852C6.94736 4.55996 6.94736 4.55063 6.94134 4.54441C6.93224 4.53818 6.9202 4.5413 6.90515 4.55063C6.89914 4.55685 6.89304 4.56618 6.88401 4.57474C6.84181 4.62684 6.77252 4.73028 6.74536 4.80571C6.70925 4.76605 6.6881 4.69684 6.65801 4.64784L6.65801 4.64784C6.62182 4.58407 6.48919 4.2411 6.37769 3.9308C6.35655 3.87325 6.33549 3.81259 6.31743 3.75815C6.29328 3.68816 6.26921 3.61816 6.24205 3.55128C6.17577 3.36619 6.13055 3.23554 6.07021 3.05589C6.025 2.91901 5.97075 2.75258 5.88341 2.50605L5.84722 2.5185C5.93163 2.76114 5.98889 2.93146 6.0341 3.06833C6.09436 3.25031 6.13657 3.38097 6.21188 3.5785C6.22399 3.61816 6.23904 3.65161 6.25107 3.69671C6.38371 4.16178 6.49821 4.72094 6.55554 5.17668C6.56457 5.26767 6.5736 5.35555 6.58263 5.4411C6.58865 5.52275 6.59165 5.59897 6.59466 5.67129C6.59466 5.77473 6.58564 5.89372 6.54644 5.97226C6.5344 5.99637 6.51936 6.01815 6.49821 6.03293L6.49821 6.03293C6.48016 6.04848 6.45601 6.0547 6.42592 6.05781C6.38973 6.05781 6.34752 6.04848 6.2993 6.02126C5.86828 5.7965 5.4463 4.76916 5.28357 4.37409C5.27755 4.3562 5.26852 4.33832 5.26251 4.32276C5.24738 4.27999 5.22632 4.23488 5.22331 4.17422C5.2203 4.11589 5.23234 4.04046 5.27755 3.94324C5.28056 3.94013 5.28056 3.93702 5.27755 3.9308C5.27755 3.9098 5.26852 3.90358 5.2534 3.91602C5.24738 3.91914 5.24437 3.92769 5.23836 3.93391L5.23836 3.93391C5.23535 3.94013 5.22632 3.95258 5.2203 3.96424C5.1811 4.03423 5.11783 4.17422 5.16004 4.29243L5.16004 4.29243C5.16606 4.31343 5.17508 4.3352 5.1811 4.35931C5.37701 4.93326 5.82006 6.22424 5.8321 6.86584C5.8321 6.9265 5.82909 6.98716 5.82307 7.05094C5.802 7.31846 5.78696 7.49734 5.60309 7.56422L5.60309 7.56422C5.57593 7.57355 5.53372 7.53389 5.4855 7.46078C5.374 7.28813 5.3017 7.08749 5.25039 6.88373C5.22331 6.77407 5.20217 6.65897 5.1811 6.54387L5.14491 6.54932C5.16305 6.6652 5.18712 6.78341 5.21428 6.89306C5.23836 7.00194 5.27153 7.10537 5.31374 7.20881C5.31675 7.41257 5.31976 7.58833 5.29862 7.7252C5.27755 7.85586 5.23234 7.94996 5.14792 7.9834C5.12084 7.99273 5.07864 7.95307 5.03041 7.87996C5.02138 7.86519 5.01236 7.84963 5.00325 7.83175L5.00325 7.83175C4.97918 7.78897 4.95503 7.74076 4.93697 7.69487C4.89476 7.60077 4.86159 7.49423 4.82848 7.38846C4.80433 7.30291 4.78026 7.21503 4.76213 7.12404L4.72602 7.12948C4.74407 7.22125 4.76815 7.31224 4.7923 7.40012C4.82547 7.51289 4.8676 7.60388 4.86459 7.7252C4.86159 7.97718 4.82848 8.20504 4.77115 8.32403C4.75912 8.35125 4.73504 8.39947 4.69886 8.4088C4.66869 8.41502 4.62656 8.37536 4.57826 8.30537L4.57826 8.30537C4.56923 8.29059 4.5602 8.27504 4.55117 8.25715L4.55117 8.25715C4.52401 8.21127 4.49994 8.15994 4.4788 8.10783C4.43968 8.01995 4.4065 7.94996 4.37633 7.84652C4.35827 7.78275 4.34323 7.71276 4.32811 7.64665L4.29199 7.6521C4.30704 7.72209 4.32209 7.78897 4.34022 7.85586C4.3673 7.95307 4.4065 8.02617 4.40048 8.12961C4.39446 8.34503 4.36128 8.53323 4.31306 8.64289L4.31306 8.64289C4.30403 8.667 4.29199 8.688 4.27988 8.70044C4.27085 8.71288 4.25882 8.72144 4.24678 8.72766L4.24678 8.72766C4.24377 8.72766 4.24076 8.72766 4.23767 8.73077L4.23767 8.73077C4.20758 8.73699 4.16538 8.69733 4.11715 8.62734C4.10812 8.61256 4.0991 8.597 4.08999 8.57912C4.07194 8.54568 4.05388 8.50912 4.03575 8.47257L4.03575 8.47257C4.01167 8.42124 3.99053 8.36603 3.96947 8.3147C3.95141 8.26259 3.93328 8.20815 3.91823 8.15372L3.88205 8.16305C3.89709 8.21438 3.91522 8.26882 3.93629 8.32403C3.96646 8.4088 3.99354 8.45157 3.98752 8.54257C3.97549 8.76732 3.9393 8.96486 3.88506 9.0714C3.87603 9.0924 3.86399 9.11029 3.84887 9.12273C3.83984 9.13206 3.8278 9.14062 3.81577 9.14373C3.81577 9.14373 3.81577 9.14373 3.81577 9.14373C3.7856 9.14995 3.74339 9.11029 3.69517 9.04029C3.65597 8.97963 3.61986 8.90731 3.58367 8.84043C3.56253 8.79765 3.58969 8.74321 3.62287 8.67633C3.65296 8.60945 3.68012 8.53634 3.69818 8.46946L3.66206 8.46013C3.61986 8.61567 3.53545 8.77665 3.47218 8.92519C3.44502 8.98897 3.41184 9.0714 3.36361 9.17717C3.25513 9.41748 3.14965 9.5598 2.96879 9.65468C2.78492 9.74877 2.52574 9.79388 2.11278 9.84287C1.42861 9.92142 1.40754 9.97032 1.33818 10.1252C1.32614 10.1586 1.30808 10.1951 1.28092 10.2407C1.24173 10.3044 1.22668 10.3835 1.21464 10.4381L1.21464 10.4412C1.19049 10.5656 1.12722 10.6325 1.08502 10.666C1.07599 10.6721 1.06395 10.6811 1.05184 10.6842L1.05184 10.6842Z" koffice:nodeTypes="cccccccccccccccccccccccccccccccccccccccccccccccccccccccccccccccccccccccccccccccccccccccccccccccccccccccccccccccccccccccccccccccccccccccccccccccccc"/>
          <draw:path draw:style-name="gr5" draw:id="shape419" draw:name="path850" draw:layer="g3243" svg:width="1.27961344000pt" svg:height="2.17595341852pt" draw:transform="matrix(1.06388280000 0.00000000000 0.00000000000 1.06388280000 60.83670086266pt 46.97295443930pt)" svg:viewBox="0 0 1 2" svg:d="M0.943783 0.00265717C0.954461 0.0346113 0.965049 0.0745369 0.975637 0.111805C0.989755 0.157045 1.00396 0.2076 1.01808 0.260811C1.09229 0.524279 1.16649 0.817045 1.17355 0.872981C1.1807 0.912839 1.19482 0.952765 1.21599 0.979404C1.22305 0.990033 1.23373 1.00073 1.24785 1.00604C1.25844 1.01136 1.2655 1.01402 1.27961 1.01136C1.27961 1.01402 1.27961 1.01667 1.27961 1.01933C1.27961 1.01933 1.27961 1.02199 1.27961 1.02199L1.27961 1.02199C1.27961 1.02199 1.27608 1.02464 1.27608 1.0273L1.27608 1.0273C1.27608 1.0273 1.27608 1.0273 1.27608 1.0273C1.27608 1.02996 1.27255 1.03262 1.27255 1.03527L1.27255 1.03527C1.27255 1.03793 1.27255 1.04066 1.27255 1.04597C1.27255 1.05926 1.27255 1.08317 1.27961 1.10981C1.27608 1.18966 1.2655 1.26951 1.25491 1.34671C1.24432 1.42118 1.23373 1.49306 1.21599 1.56228C1.13826 1.90825 1.00749 2.14781 0.851929 2.17438C0.820075 2.17969 0.777723 2.17172 0.73528 2.14781C0.618631 2.08921 0.487773 1.94552 0.378183 1.79379C0.268592 1.64213 0.183797 1.48243 0.159092 1.39195C0.151943 1.36265 0.151943 1.34139 0.155472 1.33335C0.155472 1.3307 0.159092 1.32804 0.162621 1.32538C0.173209 1.3121 0.194385 1.29343 0.215652 1.27483C0.279271 1.21364 0.367595 1.13114 0.367595 1.09652C0.367595 1.06723 0.353477 1.06723 0.328772 1.0859C0.328772 1.0859 0.328772 1.0859 0.328772 1.0859C0.325243 1.08855 0.318093 1.09387 0.311035 1.09918C0.307505 1.10184 0.296917 1.11247 0.286329 1.1231C0.240357 1.16302 0.173209 1.22427 0.134296 1.24287C0.134296 1.24287 0.134296 1.2535 0.134296 1.24819C0.130767 1.24287 0.123708 1.20826 0.109591 1.15771C0.0847948 1.06988 0.0423521 0.923536 0 0.777119C0.0388228 0.769147 0.0706774 0.763833 0.102532 0.758519C0.190856 0.745233 0.247416 0.734536 0.268592 0.662725C0.286329 0.604131 0.314564 0.609445 0.353477 0.614827C0.385332 0.620142 0.431213 0.628113 0.484244 0.614827L0.484244 0.614827L0.484244 0.614827C0.487773 0.614827 0.494832 0.612102 0.505511 0.609445C0.512569 0.606788 0.523157 0.601473 0.533745 0.596159C0.586776 0.566862 0.668132 0.503022 0.699896 0.385902C0.699896 0.383245 0.699896 0.380588 0.699896 0.377931C0.710484 0.332691 0.728221 0.268783 0.770573 0.215571C0.802428 0.175646 0.823604 0.141034 0.841341 0.109148C0.866047 0.0639083 0.887223 0.029297 0.943783 0" koffice:nodeTypes="cccccccccccccccccccccccccccccccccccccccccccccccc"/>
          <draw:path draw:style-name="gr7" draw:id="shape420" draw:name="path852" draw:layer="g3243" svg:width="1.28668186240pt" svg:height="2.17595341852pt" draw:transform="matrix(1.06388280000 0.00000000000 0.00000000000 1.06388280000 60.83338154832pt 46.97295443930pt)" svg:viewBox="0 0 1 2" svg:d="M0.949925 0.00265717C0.960633 0.0346113 0.97125 0.0745369 0.981867 0.111805C0.996024 0.157045 1.01027 0.2076 1.02443 0.260811C1.09884 0.524279 1.17325 0.817045 1.18033 0.872981L1.18033 0.872981C1.1875 0.912839 1.20165 0.952765 1.22289 0.979404C1.22997 0.990033 1.24067 1.00073 1.25483 1.00604L1.25483 1.00604C1.26545 1.01136 1.27253 1.01402 1.28668 1.01136C1.28668 1.01402 1.28668 1.01667 1.28668 1.01933C1.28668 1.01933 1.28668 1.02199 1.28668 1.02199L1.28668 1.02199C1.28668 1.02199 1.28314 1.02464 1.28314 1.0273L1.28314 1.0273C1.28314 1.0273 1.28314 1.0273 1.28314 1.0273L1.28314 1.0273L1.28314 1.0273C1.28314 1.02996 1.2796 1.03262 1.2796 1.03527L1.2796 1.03527C1.2796 1.03793 1.2796 1.04066 1.2796 1.04597C1.2796 1.05926 1.2796 1.08317 1.28668 1.10981C1.28314 1.18966 1.27253 1.26951 1.26191 1.34671C1.25129 1.42118 1.24067 1.49306 1.22289 1.56228C1.14494 1.90825 1.01381 2.15047 0.857818 2.17438C0.825876 2.17969 0.783407 2.17172 0.740847 2.14781C0.623876 2.08921 0.492658 1.94552 0.382765 1.79379C0.272872 1.64213 0.187843 1.48243 0.16307 1.39195C0.155901 1.36265 0.155901 1.34139 0.15944 1.33335C0.15944 1.3307 0.16307 1.32804 0.166609 1.32538C0.177226 1.3121 0.198461 1.29343 0.219786 1.27483C0.28358 1.21364 0.368609 1.13114 0.368609 1.09652L0.368609 1.09652C0.368609 1.06723 0.354452 1.06723 0.329679 1.0859C0.329679 1.0859 0.329679 1.0859 0.329679 1.0859C0.326049 1.08855 0.318971 1.09387 0.311893 1.09918L0.311893 1.09918C0.308354 1.10184 0.297736 1.11247 0.287119 1.1231C0.24102 1.16302 0.173687 1.22427 0.134666 1.24287C0.134666 1.24287 0.134666 1.2535 0.134666 1.24819L0.134666 1.24819L0.134666 1.24819L0.134666 1.24819L0.134666 1.24819L0.134666 1.24819C0.131127 1.24287 0.124049 1.20826 0.109893 1.15771L0.109893 1.15771L0.109893 1.15771C0.0850286 1.06988 0.0424689 0.923536 0 0.777119C0.0389299 0.769147 0.0708723 0.763833 0.102815 0.758519C0.191382 0.745233 0.248098 0.734536 0.269333 0.662725C0.287119 0.604131 0.315432 0.609445 0.354452 0.614827C0.386304 0.620142 0.432403 0.628113 0.48558 0.614827L0.48558 0.614827L0.48558 0.614827L0.48558 0.614827C0.489119 0.614827 0.496197 0.612102 0.506905 0.609445C0.513983 0.606788 0.5246 0.601473 0.535218 0.596159C0.588394 0.566862 0.669975 0.503022 0.701826 0.385902C0.701826 0.383245 0.701826 0.380588 0.701826 0.377931L0.701826 0.377931C0.712444 0.332691 0.73023 0.268783 0.772699 0.215571C0.804641 0.175646 0.825876 0.141034 0.843662 0.109148C0.868435 0.0639083 0.88967 0.029297 0.946386 0L0.946386 0Z" koffice:nodeTypes="ccccccccccccccccccccccccccccccccccccccccccccccccccccccccccccccccc"/>
          <draw:path draw:style-name="gr5" draw:id="shape421" draw:name="path854" draw:layer="g3243" svg:width="0.62006175360pt" svg:height="2.23788168000pt" draw:transform="matrix(1.06388280000 0.00000000000 0.00000000000 1.06388280000 60.18841323965pt 47.98032378496pt)" svg:viewBox="0 0 1 2" svg:d="M0.438006 0C0.467487 0.178472 0.497032 0.353728 0.514293 0.466109C0.52412 0.5289 0.531491 0.571889 0.531491 0.58179C0.538861 0.621479 0.563492 0.611578 0.593037 0.57849C0.593037 0.57849 0.595494 0.575189 0.595494 0.575189C0.578233 0.604892 0.561035 0.63138 0.553665 0.651182C0.551208 0.657782 0.548751 0.667768 0.548751 0.680969C0.548751 0.69087 0.548751 0.700771 0.548751 0.717358C0.553665 0.783449 0.58069 0.89583 0.620062 1.01811C0.617605 1.11069 0.610235 1.20327 0.602864 1.28916C0.595494 1.37514 0.585603 1.46112 0.575776 1.53711C0.521663 1.93383 0.433092 2.20818 0.329717 2.23788L0.329717 2.23788C0.31989 2.23788 0.307543 2.23788 0.297715 2.23458C0.285431 2.23128 0.270627 2.21808 0.258343 2.20488C0.179599 2.1288 0.0861144 1.94043 0 1.71558L0 0.492512C0.0319386 0.456208 0.0713106 0.413219 0.113139 0.36693C0.155031 0.31734 0.199317 0.26115 0.233775 0.21156C0.248516 0.191758 0.263257 0.171871 0.275604 0.152069C0.287888 0.135568 0.302629 0.118981 0.314976 0.10578C0.339544 0.0793773 0.364175 0.0561903 0.388743 0.0396887C0.406004 0.0297876 0.420745 0.0165017 0.435549 0.00990101" koffice:nodeTypes="ccccccccccccccccccccccc"/>
          <draw:path draw:style-name="gr7" draw:id="shape422" draw:name="path856" draw:layer="g3243" svg:width="0.62006175360pt" svg:height="2.23788168000pt" draw:transform="matrix(1.06388280000 0.00000000000 0.00000000000 1.06388280000 60.18509392531pt 47.98032378496pt)" svg:viewBox="0 0 1 2" svg:d="M0.438006 0C0.467487 0.175172 0.497032 0.353728 0.514293 0.466109C0.52412 0.5289 0.531491 0.571889 0.531491 0.58179C0.538861 0.621479 0.563492 0.611578 0.593037 0.57849C0.593037 0.57849 0.595494 0.575189 0.595494 0.575189C0.578233 0.604892 0.561035 0.63138 0.553665 0.651182L0.553665 0.651182L0.553665 0.651182L0.553665 0.651182C0.551208 0.657782 0.548688 0.667768 0.548688 0.680969C0.548688 0.69087 0.548688 0.700771 0.548688 0.717358C0.553665 0.783449 0.58069 0.89583 0.620062 1.01811C0.617605 1.11069 0.610235 1.20327 0.602864 1.28916C0.595494 1.37514 0.585603 1.45782 0.575776 1.53711C0.521663 1.93383 0.433029 2.20818 0.329717 2.23788L0.329717 2.23788L0.329717 2.23788C0.31989 2.23788 0.307543 2.23788 0.297715 2.23458C0.285431 2.23128 0.270627 2.21808 0.258343 2.20488C0.179599 2.1288 0.0861144 1.94043 0 1.71228L0 0.489211C0.0319386 0.452908 0.0713106 0.409919 0.113139 0.363629C0.154968 0.31404 0.199317 0.257849 0.233712 0.20826C0.248516 0.188458 0.263257 0.168571 0.275541 0.148769C0.287888 0.132183 0.302629 0.115681 0.314976 0.10248C0.339544 0.0759924 0.364175 0.05289 0.388743 0.0363883C0.406004 0.0264027 0.420745 0.0132013 0.435549 0.00660067L0.435549 0.00660067Z" koffice:nodeTypes="ccccccccccccccccccccccccccccc"/>
          <draw:path draw:style-name="gr5" draw:id="shape423" draw:name="path858" draw:layer="g3243" svg:width="1.82853792449pt" svg:height="5.26156430502pt" draw:transform="matrix(1.06388280000 0.00000000000 0.00000000000 1.06388280000 66.47196038832pt 46.09171903840pt)" svg:viewBox="0 0 2 5" svg:d="M1.57616 4.99469C1.4959 5.10688 1.34802 5.25115 1.25076 5.26075C1.21701 5.26395 1.18315 5.25755 1.1494 5.24475C0.955002 5.16777 0.773262 4.84722 0.6296 4.47218C0.485939 4.09706 0.380248 3.66432 0.338059 3.36938C0.312637 3.1931 0.308418 3.06483 0.33384 3.03283C0.33384 3.03283 0.33384 3.03283 0.33384 3.02962C0.346497 3.01034 0.376029 2.97833 0.409889 2.94625C0.485939 2.86607 0.583083 2.76028 0.578865 2.70899C0.578865 2.68339 0.561989 2.67699 0.532456 2.69619C0.52391 2.70259 0.502815 2.72188 0.473282 2.74748C0.414108 2.80197 0.316856 2.88855 0.278885 2.90456C0.278885 2.90456 0.278885 2.90456 0.278885 2.90456L0.278885 2.90456C0.274666 2.85327 0.270447 2.78917 0.266228 2.71219C0.245025 2.38204 0.207054 1.83384 0 1.16066C0.109801 1.30493 0.329621 1.58379 0.587302 1.54538C0.587302 1.54538 0.587302 1.54538 0.587302 1.54538C0.790138 1.51329 0.895828 1.31453 0.950783 1.17994C1.09866 0.836907 1.15362 0.32416 1.15784 0C1.22123 0.285589 1.27186 0.53589 1.31837 0.766495C1.42828 1.30813 1.51277 1.72486 1.68186 2.14479C1.70717 2.30186 1.73248 2.46214 1.74947 2.6193C1.81708 3.15141 1.84239 3.52005 1.8213 3.85348C1.81275 4.03936 1.78744 4.21572 1.75369 4.408C1.71561 4.60677 1.71139 4.81833 1.58038 4.99789" koffice:nodeTypes="cccccccccccccccccccccccccc"/>
          <draw:path draw:style-name="gr7" draw:id="shape424" draw:name="path860" draw:layer="g3243" svg:width="1.81157368467pt" svg:height="5.27470303163pt" draw:transform="matrix(1.06388280000 0.00000000000 0.00000000000 1.06388280000 66.47196038832pt 46.08491018848pt)" svg:viewBox="0 0 2 5" svg:d="M1.56884 5.0075C1.48894 5.11982 1.34595 5.26427 1.24495 5.27389C1.21135 5.27709 1.17765 5.27068 1.14406 5.25786C0.950562 5.18079 0.769666 4.85984 0.626673 4.48433C0.48368 4.10874 0.37848 3.67547 0.336487 3.38015C0.311183 3.20366 0.306984 3.07523 0.332287 3.03998L0.332287 3.03998C0.332287 3.03998 0.332287 3.03998 0.332287 3.03677L0.332287 3.03677C0.344885 3.01746 0.374281 2.98862 0.407983 2.95329C0.48368 2.87301 0.580372 2.7703 0.576173 2.71574L0.576173 2.71574C0.576173 2.69011 0.559376 2.6837 0.52998 2.70292L0.52998 2.70292C0.521474 2.70933 0.500477 2.72864 0.471081 2.75428C0.412183 2.80884 0.315382 2.89553 0.277588 2.91155C0.277588 2.91155 0.277588 2.91155 0.277588 2.91155L0.277588 2.91155C0.273389 2.86019 0.269189 2.79602 0.26499 2.71895C0.243886 2.38838 0.206091 1.8395 0 1.16547C0.109291 1.30993 0.328088 1.58913 0.580372 1.55068L0.580372 1.55068L0.580372 1.55068C0.580372 1.55068 0.580372 1.55068 0.580372 1.55068L0.580372 1.55068C0.782264 1.51855 0.887464 1.31954 0.942163 1.1847C1.08936 0.841321 1.14406 0.327851 1.14825 0C1.21135 0.285945 1.26174 0.536559 1.30805 0.767451C1.41744 1.30993 1.50154 1.72718 1.66553 2.14763C1.69083 2.3049 1.71603 2.46538 1.73283 2.62593C1.80012 3.15871 1.82543 3.52781 1.80432 3.86166C1.79592 4.04777 1.77073 4.22435 1.73713 4.41687C1.69923 4.61268 1.69503 4.82771 1.56464 5.0075L1.56464 5.0075Z" koffice:nodeTypes="ccccccccccccccccccccccccccccccccccc"/>
          <draw:path draw:style-name="gr5" draw:id="shape425" draw:name="path862" draw:layer="g3243" svg:width="1.98629560960pt" svg:height="4.87265890810pt" draw:transform="matrix(1.06388280000 0.00000000000 0.00000000000 1.06388280000 65.38475727734pt 46.95303855328pt)" svg:viewBox="0 0 2 5" svg:d="M1.31251 0.193104C1.31251 0.196548 1.31691 0.203435 1.31691 0.213854C1.57239 0.993335 1.61197 1.63481 1.63835 2.01422C1.64286 2.10048 1.64726 2.17289 1.65166 2.22807C1.65605 2.25571 1.66925 2.26604 1.70003 2.26604C1.73971 2.2626 1.82337 2.19699 1.89384 2.13492C1.86746 2.166 1.83217 2.20397 1.80578 2.2384C1.77049 2.27637 1.73971 2.31434 1.72213 2.335L1.72213 2.335L1.72213 2.335C1.72213 2.335 1.72213 2.335 1.72213 2.335C1.71333 2.34877 1.70442 2.37985 1.70442 2.41773C1.70442 2.45226 1.70442 2.50055 1.70442 2.55574C1.72213 2.83511 1.82777 3.33522 1.9863 3.79048C1.9731 3.8733 1.95552 3.95603 1.93353 4.03197C1.91583 4.10781 1.89384 4.18366 1.87186 4.25271C1.7573 4.60448 1.59438 4.84244 1.42255 4.87008C1.38298 4.87696 1.33449 4.87008 1.29052 4.84941C1.1055 4.77004 0.920481 4.49411 0.757559 4.16989C0.599034 3.84566 0.466893 3.46634 0.392028 3.18688C0.339148 2.98 0.317162 2.82822 0.339148 2.79714C0.339148 2.79714 0.339148 2.79714 0.339148 2.79714L0.339148 2.79714C0.343546 2.79025 0.356737 2.76959 0.374439 2.7454C0.453701 2.63847 0.576936 2.46947 0.581446 2.39018C0.581446 2.37985 0.576936 2.37297 0.563744 2.36952C0.55495 2.36952 0.541758 2.36952 0.528566 2.37985C0.524169 2.3833 0.515375 2.39018 0.506468 2.40051C0.466893 2.43848 0.392028 2.52466 0.334751 2.59715C0.325957 2.60748 0.317162 2.61781 0.308368 2.62126C0.308368 2.62126 0.308368 2.62126 0.308368 2.62126C0.308368 2.62126 0.303971 2.61781 0.299574 2.61437C0.290666 2.59715 0.281872 2.56607 0.281872 2.51433C0.273078 2.22463 0.259886 1.95215 0.211404 1.65211C0.171829 1.40374 0.105758 1.1347 0 0.813916C0.0220988 0.84844 0.048482 0.882964 0.0748652 0.913956C0.259886 1.152 0.475687 1.33133 0.660708 1.30025L0.660708 1.30025C0.70468 1.29337 0.744368 1.27615 0.78834 1.24507C0.82363 1.21752 0.863318 1.17955 0.898495 1.1347C1.06142 0.9174 1.18037 0.500111 1.22885 0C1.25963 0.0586288 1.29932 0.120701 1.33449 0.17933" koffice:nodeTypes="cccccccccccccccccccccccccccccccccccccccccc"/>
          <draw:path draw:style-name="gr7" draw:id="shape426" draw:name="path864" draw:layer="g3243" svg:width="1.98629560960pt" svg:height="4.87265890810pt" draw:transform="matrix(1.06388280000 0.00000000000 0.00000000000 1.06388280000 65.38475727734pt 46.95303855328pt)" svg:viewBox="0 0 2 5" svg:d="M1.31251 0.193104C1.31251 0.196548 1.31691 0.203435 1.31691 0.213854C1.57239 0.993335 1.61197 1.63481 1.63835 2.01422C1.64286 2.10048 1.64726 2.17289 1.65166 2.22807C1.65605 2.25571 1.66925 2.26604 1.70003 2.26604C1.73971 2.2626 1.82337 2.19699 1.89384 2.13492C1.86746 2.166 1.83217 2.20397 1.80578 2.2384C1.77049 2.27637 1.73971 2.31434 1.72213 2.335L1.72213 2.335L1.72213 2.335L1.72213 2.335L1.72213 2.335L1.72213 2.335L1.72213 2.335C1.72213 2.335 1.72213 2.335 1.72213 2.335C1.71333 2.34877 1.70442 2.37985 1.70442 2.41773C1.70442 2.45226 1.70442 2.50055 1.70442 2.55574C1.72213 2.83511 1.82777 3.33522 1.9863 3.79048C1.9731 3.8733 1.95552 3.95603 1.93353 4.03197C1.91583 4.10781 1.89384 4.18366 1.87186 4.25271C1.75291 4.60448 1.59438 4.84244 1.42255 4.87008C1.38298 4.87696 1.33449 4.87008 1.29052 4.84941C1.1055 4.77004 0.920481 4.49411 0.757559 4.16989C0.599034 3.84566 0.466893 3.46634 0.392028 3.18688C0.339148 2.98 0.317162 2.82822 0.339148 2.79714L0.339148 2.79714C0.339148 2.79714 0.339148 2.79714 0.339148 2.79714L0.339148 2.79714C0.343546 2.79025 0.356737 2.76959 0.374439 2.7454C0.453701 2.63847 0.576936 2.46947 0.581446 2.39018L0.581446 2.39018C0.581446 2.37985 0.576936 2.37297 0.563744 2.36952C0.55495 2.36952 0.541758 2.36952 0.528566 2.37985L0.528566 2.37985C0.524169 2.3833 0.515375 2.39018 0.506468 2.40051L0.506468 2.40051C0.466893 2.43848 0.392028 2.52466 0.334751 2.59715C0.325957 2.60748 0.317162 2.61781 0.308368 2.62126C0.308368 2.62126 0.308368 2.62126 0.308368 2.62126C0.308368 2.62126 0.303971 2.61781 0.299574 2.61437L0.299574 2.61437C0.290666 2.59715 0.281872 2.56607 0.281872 2.51433C0.273078 2.22463 0.259886 1.95215 0.211404 1.65211C0.171829 1.40374 0.105758 1.1347 0 0.813916C0.0220988 0.84844 0.048482 0.882964 0.0748652 0.913956C0.259886 1.152 0.475687 1.33133 0.660708 1.30025L0.660708 1.30025L0.660708 1.30025L0.660708 1.30025C0.70468 1.29337 0.744368 1.27615 0.78834 1.24507C0.82363 1.21752 0.863318 1.17955 0.898495 1.1347L0.898495 1.1347C1.06142 0.9174 1.18037 0.500111 1.22885 0C1.25963 0.0586288 1.29932 0.120701 1.33449 0.182774L1.33449 0.182774Z" koffice:nodeTypes="cccccccccccccccccccccccccccccccccccccccccccccccccccccccc"/>
          <draw:path draw:style-name="gr5" draw:id="shape427" draw:name="path866" draw:layer="g3243" svg:width="1.81408573440pt" svg:height="3.94301115756pt" draw:transform="matrix(1.06388280000 0.00000000000 0.00000000000 1.06388280000 64.39075029965pt 47.61128411930pt)" svg:viewBox="0 0 2 4" svg:d="M1.12373 0C1.25842 0.3444 1.33417 0.626767 1.3763 0.884273C1.42263 1.15107 1.43524 1.39619 1.44364 1.65679C1.44364 1.70643 1.45204 1.74059 1.46885 1.76235L1.46885 1.76235C1.47726 1.77474 1.48997 1.78094 1.50258 1.78713C1.51519 1.79023 1.532 1.79023 1.54891 1.78713C1.56572 1.78094 1.58253 1.77164 1.59514 1.75298C1.62466 1.71581 1.66248 1.67546 1.70041 1.6382C1.66248 1.70333 1.59934 1.78403 1.55311 1.84607C1.5404 1.86164 1.52779 1.87712 1.51519 1.89571C1.50678 1.905 1.50258 1.92677 1.50258 1.95774C1.50258 1.9826 1.50678 2.01676 1.51098 2.05703C1.54471 2.2556 1.65828 2.61557 1.81409 2.95997C1.80557 3.03749 1.79297 3.10889 1.77616 3.18022C1.76355 3.24845 1.74663 3.31676 1.72562 3.38189C1.63307 3.70151 1.49417 3.91557 1.32996 3.94035C1.26682 3.94972 1.19528 3.93415 1.12373 3.89698C0.934304 3.79142 0.744986 3.53082 0.584977 3.24845C0.429278 2.96306 0.302994 2.64654 0.244055 2.43248C0.206234 2.29905 0.19352 2.20604 0.214639 2.18737C0.239852 2.15949 0.307196 2.09428 0.366136 2.02915C0.425075 1.96402 0.479813 1.89571 0.479813 1.86783C0.479813 1.82748 0.458693 1.83368 0.416671 1.86783C0.408266 1.87403 0.391349 1.88951 0.370338 1.905C0.315601 1.95155 0.239852 2.01676 0.19783 2.03844C0.19352 1.99499 0.185115 1.92057 0.180913 1.83058C0.159902 1.52033 0.113569 1.00214 0 0.589515C0.0252136 0.623669 0.0504272 0.654646 0.0757485 0.685703C0.23565 0.871882 0.420873 1.00524 0.589179 0.977362L0.589179 0.977362C0.892281 0.930818 1.02277 0.39714 1.09431 0.114774C1.10272 0.0682287 1.11112 0.0279587 1.11953 1.12874e-14" koffice:nodeTypes="ccccccccccccccccccccccccccccccccc"/>
          <draw:path draw:style-name="gr7" draw:id="shape428" draw:name="path868" draw:layer="g3243" svg:width="1.80569093760pt" svg:height="3.93681820193pt" draw:transform="matrix(1.06388280000 0.00000000000 0.00000000000 1.06388280000 64.39738892832pt 47.61128411930pt)" svg:viewBox="0 0 2 4" svg:d="M1.11274 0C1.24712 0.34413 1.32269 0.626274 1.36472 0.883578C1.41095 1.15017 1.42353 1.39509 1.43191 1.65549C1.43191 1.70509 1.4403 1.73922 1.45707 1.76097L1.45707 1.76097C1.46545 1.77335 1.47814 1.77954 1.49071 1.78573C1.50329 1.78882 1.52006 1.78882 1.53694 1.78573C1.55371 1.77954 1.57048 1.77025 1.58725 1.7516C1.6167 1.71446 1.65444 1.67414 1.69228 1.63692C1.65444 1.702 1.59144 1.78263 1.54532 1.84462C1.53275 1.86017 1.52006 1.87565 1.50748 1.89422L1.50748 1.89422L1.50748 1.89422L1.50748 1.89422C1.4991 1.90351 1.49491 1.92525 1.49491 1.95311C1.49491 1.97795 1.4991 2.01208 1.50329 2.05232C1.53694 2.25073 1.65024 2.61351 1.80569 2.95455C1.7972 3.03201 1.78462 3.10336 1.76785 3.17463C1.75527 3.2428 1.7385 3.31106 1.71743 3.37614C1.62509 3.6955 1.48652 3.90939 1.32269 3.93416C1.2555 3.94352 1.18831 3.92797 1.11693 3.89082C0.927947 3.78535 0.739068 3.52495 0.579429 3.2428C0.424091 2.95764 0.2981 2.64137 0.239297 2.42748C0.201564 2.29414 0.188986 2.20113 0.209949 2.18256C0.235104 2.15462 0.302292 2.08954 0.361095 2.02446C0.419898 1.95938 0.474509 1.89113 0.474509 1.86327C0.474509 1.82295 0.453438 1.82914 0.411513 1.86327L0.411513 1.86327C0.403128 1.86946 0.38625 1.88493 0.365288 1.90041C0.310677 1.94692 0.235104 2.01208 0.193179 2.03375C0.188986 1.99033 0.180494 1.91597 0.176301 1.82605C0.155339 1.51604 0.109113 0.998261 0 0.585957C0.0251552 0.620084 0.0503104 0.651037 0.0755731 0.682069C0.235104 0.868102 0.419898 1.00136 0.587814 0.976595L0.587814 0.976595L0.587814 0.976595C0.890214 0.930086 1.0204 0.396828 1.09178 0.114683C1.10016 0.0681751 1.10855 0.0279367 1.11693 1.12786e-14L1.11693 1.12786e-14Z" koffice:nodeTypes="cccccccccccccccccccccccccccccccccccccccc"/>
          <draw:path draw:style-name="gr5" draw:id="shape429" draw:name="path870" draw:layer="g3243" svg:width="1.89073500160pt" svg:height="3.67301988643pt" draw:transform="matrix(1.06388280000 0.00000000000 0.00000000000 1.06388280000 63.25699167734pt 47.85401961894pt)" svg:viewBox="0 0 2 4" svg:d="M1.26768 0.0628616L1.26768 0.0628616C1.28055 0.0867797 1.29771 0.110774 1.31487 0.137682C1.32785 0.161677 1.34501 0.185672 1.36217 0.21258C1.36217 0.21258 1.36217 0.21258 1.36217 0.21258C1.50825 0.622867 1.55556 1.20679 1.58559 1.53919C1.58988 1.63502 1.59846 1.70984 1.60715 1.75775C1.60715 1.77576 1.62431 1.78473 1.64576 1.78174C1.68019 1.78174 1.74894 1.73084 1.8134 1.68293C1.80042 1.69788 1.78755 1.71283 1.77039 1.72785C1.7188 1.78174 1.66292 1.83265 1.63718 1.85656C1.6286 1.86561 1.62431 1.88355 1.62002 1.90448C1.62002 1.92249 1.62002 1.9494 1.62431 1.97937C1.64576 2.12909 1.74894 2.4076 1.89074 2.69209C1.88215 2.76691 1.86917 2.8418 1.85201 2.91065C1.83914 2.97956 1.82198 3.0484 1.80482 3.11134C1.71022 3.43171 1.56414 3.64735 1.39231 3.67127C1.33643 3.67725 1.27626 3.66828 1.21609 3.63838C1.0227 3.54555 0.812154 3.29694 0.635928 3.02748C0.464104 2.75794 0.322309 2.46149 0.266428 2.27881C0.244977 2.19494 0.236397 2.13507 0.253557 2.11713L0.253557 2.11713L0.253557 2.11713C0.253557 2.11713 0.262138 2.10816 0.270718 2.09912C0.33947 2.03028 0.515695 1.85656 0.498424 1.7937C0.498424 1.79071 0.498424 1.78772 0.494134 1.78473C0.481264 1.77576 0.464104 1.77576 0.442653 1.78772C0.438363 1.79071 0.429783 1.79669 0.421092 1.80566C0.382481 1.84162 0.313729 1.91352 0.253557 1.97638C0.232107 1.99731 0.223416 2.00935 0.223416 2.00935C0.210546 2.00329 0.206256 1.93744 0.201966 1.85357C0.201966 1.84759 0.201966 1.83863 0.201966 1.82966C0.193386 1.63502 0.176225 1.4104 0.137504 1.16785C0.111763 0.976195 0.0644619 0.772584 0 0.568974C0.0258508 0.604851 0.0601718 0.643795 0.0903126 0.679749C0.279298 0.895318 0.511405 1.07202 0.68752 1.0481C0.726241 1.04205 0.764852 1.03009 0.803573 1.00617C0.837894 0.985164 0.872325 0.958256 0.902356 0.922302C1.06142 0.75158 1.17736 0.41021 1.22896 0C1.23754 0.0149488 1.24612 0.0328874 1.2591 0.0568821" koffice:nodeTypes="cccccccccccccccccccccccccccccccccccccccc"/>
          <draw:path draw:style-name="gr7" draw:id="shape430" draw:name="path872" draw:layer="g3243" svg:width="1.88216448640pt" svg:height="3.67900183881pt" draw:transform="matrix(1.06388280000 0.00000000000 0.00000000000 1.06388280000 63.26031099168pt 47.85401961894pt)" svg:viewBox="0 0 2 4" svg:d="M1.26052 0.0629128L1.26052 0.0629128L1.26052 0.0629128C1.27336 0.0868503 1.29048 0.110865 1.3076 0.137794C1.32056 0.161809 1.33768 0.185823 1.3548 0.212753C1.3548 0.212753 1.3548 0.212753 1.3548 0.212753L1.3548 0.212753C1.50055 0.623374 1.54775 1.20478 1.57771 1.54044C1.58199 1.63635 1.59055 1.71123 1.59922 1.75918L1.59922 1.75918C1.59922 1.77721 1.61634 1.78619 1.63774 1.78319C1.6721 1.78319 1.74069 1.73225 1.80501 1.6843C1.79206 1.69926 1.77922 1.71422 1.76209 1.72926C1.71062 1.78319 1.65486 1.83414 1.62918 1.85808L1.62918 1.85808L1.62918 1.85808C1.62062 1.86713 1.61634 1.88508 1.61206 1.90603C1.61206 1.92406 1.61206 1.95099 1.61634 1.98099C1.63774 2.13083 1.74069 2.40956 1.88216 2.69428C1.8736 2.76916 1.86065 2.84412 1.84353 2.91601C1.83069 2.98498 1.81357 3.05388 1.79206 3.11687C1.69778 3.43749 1.55203 3.65331 1.38487 3.67725C1.32912 3.68324 1.26908 3.67426 1.20905 3.64434C1.0161 3.55143 0.80603 3.30261 0.630205 3.03293C0.45877 2.76318 0.317298 2.46649 0.261543 2.28366C0.240141 2.1998 0.23158 2.1398 0.248702 2.12185L0.248702 2.12185L0.248702 2.12185L0.248702 2.12185C0.248702 2.12185 0.257262 2.11287 0.265823 2.1039C0.334419 2.03492 0.510244 1.86107 0.493013 1.79815L0.493013 1.79815C0.493013 1.79516 0.493013 1.79217 0.488733 1.78918C0.475892 1.7802 0.45877 1.7802 0.437368 1.79217C0.433088 1.79516 0.424527 1.80115 0.415856 1.81012C0.377333 1.84611 0.308737 1.91807 0.248702 1.98099C0.2273 2.00193 0.218629 2.01398 0.218629 2.01398C0.205788 2.00799 0.201508 1.94201 0.197227 1.85508C0.197227 1.8491 0.197227 1.84012 0.197227 1.83115C0.188666 1.63635 0.171545 1.41155 0.132912 1.1688C0.107229 0.976989 0.0600352 0.773213 0 0.569437C0.0257921 0.605344 0.0600352 0.644319 0.0901077 0.680302C0.278664 0.896047 0.510244 1.07289 0.68596 1.04896L0.68596 1.04896L0.68596 1.04896C0.724593 1.04289 0.763117 1.03093 0.80175 1.00699C0.836103 0.985966 0.870346 0.959036 0.900309 0.923053C1.05901 0.752191 1.17469 0.410544 1.22617 0C1.23473 0.014961 1.24329 0.0329141 1.25624 0.0569284L1.25624 0.0569284L1.25624 0.0569284Z" koffice:nodeTypes="cccccccccccccccccccccccccccccccccccccccccccccccccccc"/>
          <draw:path draw:style-name="gr5" draw:id="shape431" draw:name="path874" draw:layer="g3243" svg:width="1.78062336000pt" svg:height="3.06336233735pt" draw:transform="matrix(1.06388280000 0.00000000000 0.00000000000 1.06388280000 62.18978956301pt 48.29284999629pt)" svg:viewBox="0 0 2 3" svg:d="M1.73472 1.37009C1.70141 1.4002 1.66384 1.44122 1.62637 1.47406C1.59295 1.50955 1.56381 1.52327 1.53872 1.51781C1.49709 1.51228 1.48876 1.45487 1.48449 1.38101C1.48449 1.3619 1.48449 1.34279 1.48449 1.32088C1.47617 1.14312 1.45951 0.937992 1.42194 0.719211C1.38863 0.50043 1.33024 0.267998 1.2427 0.035565C1.23437 0.0245735 1.22605 0.0109215 1.22188 0C1.16349 0.333667 1.05503 0.604395 0.913263 0.746585C0.884013 0.776689 0.850707 0.801263 0.817293 0.820445C0.783987 0.839558 0.74641 0.85048 0.70894 0.85594L0.70894 0.85594C0.504617 0.880584 0.233573 0.645421 0.0459034 0.410188C0.0334134 0.391075 0.0166533 0.369162 0 0.350049C0.0875366 0.620777 0.154363 0.896966 0.18767 1.16223C0.191833 1.22517 0.20016 1.28804 0.204323 1.35098C0.204323 1.41385 0.208487 1.47406 0.204323 1.5342C0.204323 1.5342 0.204323 1.53693 0.204323 1.53966C0.204323 1.55331 0.208487 1.5643 0.216813 1.57249C0.220977 1.57522 0.225247 1.57795 0.233573 1.58068C0.237737 1.58068 0.2419 1.58341 0.246063 1.58068L0.246063 1.58068C0.250227 1.58068 0.25439 1.57795 0.258553 1.57522C0.312783 1.51781 0.379503 1.45487 0.421243 1.42204C0.42957 1.41658 0.433733 1.41112 0.44206 1.40566C0.450387 1.4002 0.462877 1.39474 0.475367 1.39747L0.475367 1.39747C0.487857 1.39747 0.49629 1.40293 0.49629 1.41112C0.500453 1.45487 0.391993 1.55331 0.30862 1.62444C0.27937 1.64908 0.25439 1.67366 0.237737 1.68731L0.237737 1.68731C0.22941 1.69557 0.237737 1.73659 0.250227 1.79673C0.29613 1.94984 0.433733 2.22337 0.608807 2.48045C0.779823 2.73199 0.984147 2.9645 1.17182 3.04102C1.21761 3.0602 1.26768 3.06839 1.30942 3.0602C1.46368 3.04102 1.59712 2.86326 1.69309 2.59527C1.70974 2.54332 1.72639 2.48591 1.74305 2.42843C1.75564 2.37102 1.76813 2.31089 1.78062 2.24522C1.64302 2.01824 1.54705 1.79673 1.52207 1.67366C1.51791 1.64908 1.51791 1.62717 1.51791 1.61079C1.51791 1.5916 1.52207 1.57795 1.53456 1.56703L1.53456 1.56703C1.60128 1.50409 1.67216 1.44122 1.73056 1.37282" koffice:nodeTypes="ccccccccccccccccccccccccccccccccccccccccccc"/>
          <draw:path draw:style-name="gr7" draw:id="shape432" draw:name="path876" draw:layer="g3243" svg:width="1.78062336000pt" svg:height="3.06336233735pt" draw:transform="matrix(1.06388280000 0.00000000000 0.00000000000 1.06388280000 62.18978956301pt 48.28953068195pt)" svg:viewBox="0 0 2 3" svg:d="M1.73472 1.37282C1.70141 1.40293 1.66384 1.44395 1.62637 1.47679C1.59295 1.51228 1.56381 1.526 1.53872 1.52054C1.49709 1.51501 1.48876 1.45761 1.48449 1.38374C1.48449 1.36463 1.48449 1.34552 1.48449 1.32361C1.47617 1.14585 1.45951 0.940722 1.42194 0.719211C1.38863 0.50043 1.33024 0.267998 1.2427 0.035565C1.23437 0.0245735 1.22605 0.0109215 1.22188 0C1.16349 0.333597 1.05503 0.604395 0.913263 0.746585C0.884013 0.776689 0.850707 0.801263 0.817293 0.820445C0.783987 0.839558 0.74641 0.85048 0.70894 0.85594L0.70894 0.85594L0.70894 0.85594C0.504617 0.880584 0.233573 0.645421 0.0459034 0.410188C0.0334134 0.391075 0.0166533 0.369162 0 0.350049C0.0875366 0.620777 0.154363 0.896966 0.18767 1.16223C0.191833 1.22517 0.20016 1.28804 0.204323 1.35098C0.204323 1.41385 0.208487 1.47406 0.204323 1.5342L0.204323 1.5342C0.204323 1.5342 0.204323 1.53693 0.204323 1.53966C0.204323 1.55331 0.208487 1.5643 0.216813 1.57249C0.220977 1.57522 0.225247 1.57795 0.233573 1.58068C0.237737 1.58068 0.2419 1.58341 0.246063 1.58068L0.246063 1.58068C0.250227 1.58068 0.25439 1.57795 0.258553 1.57522C0.312783 1.51774 0.379503 1.45487 0.421243 1.42204C0.42957 1.41658 0.433733 1.41112 0.44206 1.40566C0.450387 1.4002 0.462877 1.39474 0.475367 1.39747L0.475367 1.39747C0.487857 1.39747 0.49629 1.40293 0.49629 1.41112C0.500453 1.45487 0.391993 1.55058 0.30862 1.62444C0.27937 1.64908 0.25439 1.67366 0.237737 1.68731L0.237737 1.68731L0.237737 1.68731L0.237737 1.68731L0.237737 1.68731C0.22941 1.69557 0.237737 1.73659 0.250227 1.79673C0.29613 1.94984 0.433733 2.22337 0.608807 2.48038C0.779823 2.73199 0.984147 2.9645 1.17182 3.04102C1.22188 3.0602 1.26768 3.06839 1.30942 3.0602C1.46368 3.04102 1.59712 2.86326 1.69309 2.59527C1.70974 2.54332 1.72639 2.48591 1.74305 2.42843C1.75564 2.37102 1.76813 2.31089 1.78062 2.24522C1.64302 2.01824 1.54705 1.79673 1.52207 1.67366C1.51791 1.64908 1.51791 1.62717 1.51791 1.61079C1.51791 1.5916 1.52207 1.57795 1.53456 1.56703L1.53456 1.56703L1.53456 1.56703L1.53456 1.56703C1.60128 1.50409 1.67216 1.44122 1.73056 1.37282L1.73056 1.37282Z" koffice:nodeTypes="cccccccccccccccccccccccccccccccccccccccccccccccccccc"/>
          <draw:path draw:style-name="gr5" draw:id="shape433" draw:name="path878" draw:layer="g3243" svg:width="1.78062336000pt" svg:height="3.24440509816pt" draw:transform="matrix(1.06388280000 0.00000000000 0.00000000000 1.06388280000 61.10599087699pt 48.48571067027pt)" svg:viewBox="0 0 2 3" svg:d="M1.21761 0.0140495C1.23843 0.0759396 1.25935 0.137902 1.28017 0.202602C1.30099 0.270183 1.32191 0.337693 1.33856 0.405203C1.43443 0.751398 1.48866 1.10602 1.48033 1.41562C1.48033 1.4381 1.48866 1.45784 1.50531 1.47189L1.50531 1.47189C1.51374 1.48032 1.52623 1.48594 1.54289 1.48882C1.55538 1.49163 1.57203 1.49163 1.58879 1.48882C1.5637 1.5113 1.53872 1.53104 1.52623 1.54509C1.52207 1.55352 1.51791 1.56757 1.51791 1.58731C1.51791 1.60136 1.52207 1.62391 1.52623 1.64639C1.55538 1.76462 1.65135 1.98135 1.78062 2.20643C1.77219 2.28525 1.76386 2.36407 1.74721 2.43727C1.73472 2.5104 1.71807 2.58079 1.70131 2.6483C1.60961 2.98607 1.45951 3.21684 1.28433 3.2422C1.24259 3.24782 1.1968 3.2422 1.15089 3.23089C0.954897 3.17462 0.7589 2.94947 0.592153 2.6849C0.429463 2.42034 0.296023 2.11637 0.22514 1.90252C0.18767 1.77305 0.17091 1.67737 0.18767 1.65201C0.18767 1.65201 0.18767 1.65201 0.18767 1.6492C0.20016 1.62953 0.229303 1.59574 0.258553 1.55914C0.32111 1.48313 0.40032 1.39026 0.396157 1.35092C0.396157 1.3368 0.38783 1.33118 0.366907 1.33399C0.34609 1.33399 0.308513 1.3734 0.262717 1.41843C0.233467 1.44941 0.195997 1.48882 0.15842 1.52254C0.154257 1.52535 0.150093 1.52816 0.141767 1.53104C0.137603 1.53104 0.137603 1.53104 0.13344 1.53104C0.13344 1.53104 0.129277 1.53104 0.129277 1.52816C0.129277 1.52535 0.125113 1.52254 0.125113 1.51692L0.125113 1.51692C0.15842 1.21013 0.0833733 0.89211 0 0.576896C0 0.576896 0 0.576896 0 0.579706C0.0291433 0.619116 0.0625567 0.658527 0.0958633 0.697938C0.275207 0.903422 0.49202 1.08073 0.663037 1.05818L0.663037 1.05818C0.663037 1.05818 0.663037 1.05818 0.663037 1.05818C0.663037 1.05818 0.663037 1.05818 0.663037 1.05818C0.70467 1.05256 0.74641 1.03851 0.783987 1.01315C0.821457 0.990673 0.85487 0.959692 0.888177 0.920281C1.03827 0.742969 1.15506 0.405203 1.20096 0" koffice:nodeTypes="cccccccccccccccccccccccccccccccccccccccc"/>
          <draw:path draw:style-name="gr7" draw:id="shape434" draw:name="path880" draw:layer="g3243" svg:width="1.77230643840pt" svg:height="3.24440509816pt" draw:transform="matrix(1.06388280000 0.00000000000 0.00000000000 1.06388280000 61.10931019133pt 48.48571067027pt)" svg:viewBox="0 0 2 3" svg:d="M1.21061 0.0140495C1.23138 0.0759396 1.25226 0.137902 1.27302 0.202602C1.29379 0.270183 1.31467 0.337693 1.33128 0.405203C1.42692 0.751398 1.48102 1.10602 1.47272 1.41562C1.47272 1.4381 1.48102 1.45784 1.49764 1.47189L1.49764 1.47189C1.50605 1.48032 1.51851 1.48594 1.53513 1.48882C1.54759 1.49163 1.5642 1.49163 1.58092 1.48882C1.55589 1.5113 1.53097 1.53104 1.51851 1.54509L1.51851 1.54509L1.51851 1.54509L1.51851 1.54509C1.51436 1.55352 1.5102 1.56757 1.5102 1.58731C1.5102 1.60136 1.51436 1.62391 1.51851 1.64639C1.54759 1.76462 1.64333 1.98135 1.77231 2.20643C1.76389 2.28525 1.75559 2.36407 1.73897 2.43727C1.72651 2.5104 1.7099 2.58079 1.69318 2.6483C1.60169 2.98607 1.45195 3.21684 1.27718 3.2422C1.23553 3.24782 1.18984 3.2422 1.1482 3.23089C0.952664 3.17462 0.757126 2.94947 0.590769 2.6849C0.428459 2.42034 0.295331 2.11637 0.224614 1.90533L0.224614 1.90533L0.224614 1.90533C0.187231 1.77586 0.17051 1.68018 0.187231 1.65482L0.187231 1.65482C0.187231 1.65482 0.187231 1.65482 0.187231 1.65201L0.187231 1.65201C0.199692 1.63234 0.228767 1.59855 0.257949 1.56195C0.320359 1.48594 0.399384 1.39307 0.39523 1.35373L0.39523 1.35373C0.39523 1.33961 0.386923 1.33399 0.366049 1.3368L0.366049 1.3368C0.345281 1.3368 0.307898 1.37621 0.262102 1.42124C0.232921 1.45222 0.195538 1.49163 0.15805 1.52254C0.153896 1.52535 0.149742 1.52816 0.141435 1.53104C0.137282 1.53104 0.137282 1.53104 0.133128 1.53104L0.133128 1.53104C0.133128 1.53104 0.128974 1.53104 0.128974 1.52816C0.128974 1.52535 0.124821 1.52254 0.124821 1.51692L0.124821 1.51692C0.15805 1.21013 0.0831784 0.89211 0 0.576896C0 0.576896 0 0.576896 0 0.579706C0.0290752 0.619116 0.0624104 0.658527 0.0956392 0.697938C0.27041 0.903422 0.49087 1.08073 0.661486 1.05818L0.661486 1.05818C0.661486 1.05818 0.661486 1.05818 0.661486 1.05818L0.661486 1.05818C0.661486 1.05818 0.661486 1.05818 0.661486 1.05818L0.661486 1.05818L0.661486 1.05818C0.703022 1.05256 0.744665 1.03851 0.782154 1.01315L0.782154 1.01315C0.819536 0.990673 0.852871 0.959692 0.8861 0.920281C1.03584 0.742969 1.1482 0.405203 1.194 0L1.194 0Z" koffice:nodeTypes="cccccccccccccccccccccccccccccccccccccccccccccccccccccccc"/>
          <draw:path draw:style-name="gr5" draw:id="shape435" draw:name="path882" draw:layer="g3243" svg:width="1.47030175360pt" svg:height="3.70894335740pt" draw:transform="matrix(1.06388280000 0.00000000000 0.00000000000 1.06388280000 60.17837018602pt 49.14395623629pt)" svg:viewBox="0 0 1 4" svg:d="M0.541869 1.18484C0.363768 1.22309 0.193331 0.983362 0.117473 0.872172C0.0758578 0.813019 0.0379289 0.750486 0 0.687953L0 2.06742C0.0417121 2.23073 0.0909905 2.39405 0.147835 2.56083C0.208463 2.72762 0.276658 2.90134 0.363768 3.082C0.485024 3.33569 0.670691 3.56501 0.818527 3.66579C0.845009 3.68314 0.871588 3.69701 0.894287 3.70395C0.913203 3.70751 0.935999 3.71098 0.951132 3.70751C1.11788 3.6762 1.27697 3.40863 1.37931 3.00906C1.39823 2.93265 1.41724 2.84574 1.43237 2.75893C1.44751 2.67202 1.45886 2.58165 1.4703 2.48442C1.32625 2.12995 1.21634 1.75119 1.18608 1.53931C1.18229 1.49759 1.17851 1.45934 1.17851 1.43159C1.17851 1.40375 1.17851 1.37946 1.18608 1.36203L1.18608 1.36203C1.19743 1.33428 1.22401 1.29256 1.25427 1.2439C1.2694 1.21615 1.28842 1.18831 1.30733 1.15708C1.28842 1.18137 1.2694 1.21268 1.24671 1.23696C1.24671 1.23696 1.24671 1.23696 1.24671 1.23696C1.24671 1.23696 1.24671 1.23696 1.24292 1.2439C1.23157 1.25778 1.21634 1.2648 1.20121 1.26827C1.18986 1.26827 1.17851 1.26827 1.16716 1.26827C1.1595 1.2648 1.14815 1.26134 1.14058 1.25084C1.13302 1.24043 1.12923 1.22656 1.12923 1.20921C1.1595 0.820046 1.08374 0.409979 1.00798 0.0104074C1.00798 0.00693824 1.00798 0.00346912 1.00798 0C1.00798 0.0173456 1.00419 0.0382492 1.00041 0.059064C0.985278 0.21891 0.958698 0.375287 0.920867 0.535134L0.920867 0.538603L0.920867 0.538603C0.89807 0.639296 0.867805 0.743548 0.826093 0.84433C0.807177 0.896456 0.780598 0.952051 0.750332 1.00418L0.750332 1.00418L0.750332 1.00418C0.742766 1.01458 0.735199 1.03193 0.723753 1.04243L0.723753 1.04243L0.723753 1.04243L0.71997 1.04936L0.71997 1.04936L0.71997 1.04936C0.682138 1.10149 0.629076 1.15015 0.560882 1.17096" koffice:nodeTypes="cccccccccccccccccccccccccccccccccccccccccc"/>
          <draw:path draw:style-name="gr7" draw:id="shape436" draw:name="path884" draw:layer="g3243" svg:width="1.47030175360pt" svg:height="3.70191318242pt" draw:transform="matrix(1.06388280000 0.00000000000 0.00000000000 1.06388280000 60.17837018602pt 49.14395623629pt)" svg:viewBox="0 0 1 4" svg:d="M0.541869 1.18371L0.541869 1.18371L0.541869 1.18371C0.363768 1.22193 0.193331 0.982429 0.117473 0.871345C0.0758578 0.812248 0.0379289 0.749774 0 0.6873L0 2.06546C0.0417121 2.22862 0.0909905 2.39178 0.147835 2.5584C0.208463 2.72503 0.276658 2.89859 0.363768 3.07908C0.485024 3.33599 0.670691 3.56163 0.818527 3.65885C0.845009 3.67618 0.871588 3.69004 0.894287 3.69697C0.913203 3.70044 0.935999 3.70399 0.951132 3.70044L0.951132 3.70044L0.951132 3.70044C1.11788 3.66925 1.27319 3.40193 1.37931 3.00274C1.39823 2.9264 1.41724 2.83958 1.43237 2.75276C1.44751 2.66602 1.45886 2.57573 1.4703 2.47851C1.32625 2.12446 1.21634 1.74607 1.18229 1.53438C1.17851 1.49271 1.17473 1.45449 1.17473 1.42677C1.17473 1.39895 1.17473 1.37469 1.18229 1.36074L1.18229 1.36074L1.18229 1.36074L1.18229 1.36074C1.19364 1.33301 1.22022 1.29133 1.25049 1.24272C1.26562 1.215 1.28463 1.18718 1.30355 1.15599C1.28463 1.18025 1.26562 1.21153 1.24292 1.23579L1.24292 1.23579C1.24292 1.23579 1.24292 1.23579 1.24292 1.23579L1.24292 1.23579C1.24292 1.23579 1.24292 1.23579 1.23914 1.24272C1.22779 1.25659 1.21256 1.26361 1.19743 1.26707C1.18608 1.26707 1.17473 1.26707 1.16338 1.26707C1.15572 1.26361 1.14437 1.26014 1.1368 1.24965C1.12923 1.23926 1.12545 1.22539 1.12545 1.20806C1.15572 0.819269 1.07995 0.40959 1.00419 0.0103975C1.00419 0.00693166 1.00419 0.00346583 1.00419 0C1.00419 0.0173291 1.00041 0.038213 0.996627 0.059008C0.981495 0.218703 0.954915 0.374932 0.916986 0.534626L0.916986 0.534626L0.916986 0.538092L0.916986 0.538092L0.916986 0.538092L0.916986 0.538092L0.916986 0.538092C0.894287 0.63869 0.864022 0.742843 0.82231 0.843529C0.803394 0.895606 0.776814 0.951148 0.746549 1.00322L0.746549 1.00322L0.746549 1.00322L0.746549 1.00322C0.738983 1.01362 0.731319 1.03095 0.71997 1.04144L0.71997 1.04144L0.71997 1.04144L0.71997 1.04144L0.716186 1.04837L0.716186 1.04837L0.716186 1.04837L0.716186 1.04837C0.678355 1.10045 0.625293 1.14906 0.557099 1.16985L0.557099 1.16985Z" koffice:nodeTypes="ccccccccccccccccccccccccccccccccccccccccccccccccccccccccccc"/>
          <draw:path draw:style-name="gr5" draw:id="shape437" draw:name="path886" draw:layer="g3243" svg:width="1.24516824320pt" svg:height="4.97459235968pt" draw:transform="matrix(1.06388280000 0.00000000000 0.00000000000 1.06388280000 60.20169049699pt 51.31827734762pt)" svg:viewBox="0 0 1 5" svg:d="M1.24517 3.8343C1.2304 3.92766 1.21316 4.02102 1.19587 4.108C1.1811 4.19259 1.16134 4.27637 1.14657 4.35138C1.05782 4.73201 0.966542 4.96262 0.877791 4.97459L0.877791 4.97459C0.860559 4.97459 0.840801 4.9714 0.821107 4.96262C0.801349 4.95305 0.779193 4.9315 0.756973 4.90597C0.638617 4.76553 0.512876 4.44155 0.39452 4.03379L0.39452 4.03379C0.379686 3.98033 0.364915 3.92447 0.347683 3.86542C0.332849 3.80557 0.315616 3.74652 0.300782 3.68748C0.221878 3.37547 0.150423 3.04831 0.12328 2.84881C0.12328 2.84881 0.12328 2.84562 0.12328 2.84562C0.113432 2.74268 0.175041 2.6182 0.219416 2.52803C0.246559 2.47457 0.268779 2.43148 0.266317 2.40355C0.266317 2.38759 0.26133 2.38121 0.249021 2.38121C0.236712 2.38121 0.226865 2.40914 0.209569 2.44983C0.179964 2.52484 0.130665 2.64294 0.0936748 2.65251C0.0739804 2.65571 0.0566846 2.61182 0.0419138 2.48095L0.0419138 2.48095C0.0419138 2.4626 0.039452 2.44026 0.0369902 2.41871C0.0345284 2.39717 0.0345284 2.37482 0.0320666 2.35328C0.0221562 2.23837 0.012309 2.10671 0 1.97025L0 0C0.0196944 0.0935215 0.0419138 0.193267 0.066595 0.293013C0.105984 0.442631 0.150423 0.601586 0.207107 0.763652L0.207107 0.763652C0.221878 0.807301 0.239174 0.854062 0.258868 0.89771C0.276164 0.941359 0.295858 0.981816 0.315616 1.02235C0.4216 1.22807 0.547404 1.36835 0.623847 1.34657L0.623847 1.34657C0.633694 1.34345 0.646003 1.34034 0.65585 1.33412C0.66576 1.32781 0.675608 1.32159 0.687917 1.31225C0.72983 1.27483 0.771744 1.20317 0.808734 1.11276C0.860559 1.62705 0.919705 2.13543 0.981376 2.64932C0.9863 2.6964 0.991224 2.74268 0.996147 2.79296C1.0159 2.9733 1.05536 3.02676 1.09727 3.01718C1.09727 3.01718 1.09973 3.01718 1.09973 3.01718C1.08736 3.06426 1.08244 3.12331 1.09481 3.19513L1.09481 3.19513C1.09973 3.21987 1.10466 3.2478 1.10958 3.27573C1.1145 3.30126 1.11943 3.32919 1.12681 3.36031C1.15888 3.50953 1.19833 3.67471 1.24517 3.84308" koffice:nodeTypes="ccccccccccccccccccccccccccccccccccccccccccc"/>
          <draw:path draw:style-name="gr7" draw:id="shape438" draw:name="path888" draw:layer="g3243" svg:width="1.24516824320pt" svg:height="4.98081843200pt" draw:transform="matrix(1.06388280000 0.00000000000 0.00000000000 1.06388280000 60.19837118266pt 51.31495803328pt)" svg:viewBox="0 0 1 5" svg:d="M1.24517 3.83981C1.2304 3.93323 1.2131 4.02665 1.19587 4.11369C1.1811 4.19832 1.16134 4.28216 1.14657 4.35722C1.05782 4.73809 0.966542 4.96565 0.877791 4.98082L0.877791 4.98082L0.877791 4.98082C0.860559 4.98082 0.840801 4.97762 0.821107 4.96884C0.801349 4.95926 0.779193 4.9377 0.756973 4.91215C0.638617 4.77162 0.512876 4.44744 0.39452 4.03943L0.39452 4.03943C0.379686 3.98593 0.364915 3.93004 0.347683 3.87095C0.332849 3.81107 0.315616 3.75198 0.300782 3.6929C0.221878 3.3807 0.150423 3.05333 0.12328 2.85371L0.12328 2.85371L0.12328 2.85371C0.12328 2.85371 0.12328 2.85052 0.12328 2.85052L0.12328 2.85052C0.113432 2.74751 0.175041 2.61976 0.219416 2.53273C0.246559 2.47923 0.268779 2.43611 0.266254 2.40817C0.266254 2.3922 0.26133 2.38581 0.249021 2.38581L0.249021 2.38581C0.236712 2.38581 0.226865 2.41376 0.209569 2.45448C0.179964 2.52953 0.130665 2.64771 0.0936748 2.65409C0.0739804 2.65729 0.0566846 2.61337 0.0419138 2.48242L0.0419138 2.48242L0.0419138 2.48242C0.0419138 2.46406 0.039452 2.4425 0.0369902 2.42014C0.0345284 2.39859 0.0345284 2.37623 0.0320666 2.35467C0.0221562 2.23969 0.012309 2.10874 0 1.97141L0 0C0.0196944 0.09358 0.0419138 0.193388 0.0665319 0.293196C0.105984 0.442908 0.150423 0.601962 0.207107 0.76413L0.207107 0.76413L0.207107 0.76413C0.221878 0.807806 0.239174 0.854596 0.258868 0.898272C0.276164 0.941948 0.295858 0.98243 0.315616 1.02299C0.4216 1.22884 0.547404 1.36921 0.623847 1.34741L0.623847 1.34741L0.623847 1.34741C0.633694 1.34429 0.646003 1.34118 0.65585 1.33487C0.66576 1.32864 0.675608 1.32242 0.687917 1.31307C0.72983 1.27563 0.771744 1.20392 0.808734 1.11346C0.860559 1.62807 0.919705 2.13669 0.981376 2.64771C0.9863 2.69482 0.991224 2.74193 0.996147 2.79143C1.0159 2.97268 1.05529 3.02538 1.09727 3.0158C1.09727 3.0158 1.09973 3.0158 1.09973 3.0158C1.08736 3.06291 1.08244 3.12199 1.09481 3.19386L1.09481 3.19386L1.09481 3.19386L1.09481 3.19386C1.09973 3.21861 1.10466 3.24655 1.10958 3.2745C1.1145 3.30005 1.11943 3.328 1.12681 3.35914C1.15888 3.50845 1.19833 3.67373 1.24517 3.84221L1.24517 3.84221Z" koffice:nodeTypes="ccccccccccccccccccccccccccccccccccccccccccccccccccccccc"/>
          <draw:path draw:style-name="gr5" draw:id="shape439" draw:name="path890" draw:layer="g3243" svg:width="1.78725980480pt" svg:height="5.84314700034pt" draw:transform="matrix(1.06388280000 0.00000000000 0.00000000000 1.06388280000 61.32872538000pt 51.62407981965pt)" svg:viewBox="0 0 2 6" svg:d="M1.78726 4.05067C1.78726 4.07056 1.78431 4.09477 1.78431 4.11813C1.74884 4.72264 1.68388 5.70594 1.47409 5.83048C1.39136 5.8815 1.27618 5.78378 1.11964 5.43871L1.11964 5.43871C1.08712 5.36088 1.04575 5.27353 1.00733 5.1784C0.968991 5.08414 0.927624 4.97949 0.886256 4.87139C0.673522 4.31098 0.448989 3.61134 0.348558 3.1279C0.330862 3.03017 0.351508 2.95234 0.384027 2.89526C0.395824 2.87797 0.410647 2.85807 0.422445 2.83732C0.431293 2.82781 0.440141 2.81397 0.448989 2.80359C0.481508 2.7664 0.50223 2.73959 0.496331 2.70932C0.493306 2.69203 0.484458 2.68597 0.469711 2.69203C0.457913 2.69549 0.44309 2.72316 0.422445 2.76035C0.413596 2.77678 0.401799 2.79754 0.389926 2.81743C0.375179 2.83472 0.363381 2.85807 0.348558 2.87797C0.333811 2.89526 0.322014 2.90564 0.307267 2.90823C0.280647 2.91169 0.251077 2.86499 0.230431 2.69895C0.224532 2.64879 0.218634 2.59776 0.212735 2.54414C0.138849 1.96298 0.0649624 1.39185 0 0.814233C0.0088482 0.787164 0.0206458 0.756722 0.032519 0.722994C0.0413672 0.689179 0.0531648 0.652078 0.0649624 0.614891C0.112228 0.442618 0.147697 0.233157 0.174317 0C0.186115 0.0371875 0.197912 0.0710022 0.212735 0.108103C0.23633 0.168987 0.259925 0.233157 0.286545 0.293954C0.422445 0.6014 0.581939 0.824351 0.73856 0.787164L0.73856 0.787164C0.756256 0.783791 0.773952 0.773673 0.791724 0.763554C0.806471 0.753349 0.824168 0.736485 0.83899 0.716248C0.906902 0.631755 0.965966 0.479719 1.01323 0.280463C1.03395 0.40543 1.0546 0.537143 1.07827 0.668942C1.10481 0.827724 1.13438 1.00337 1.1669 1.17902C1.32345 2.06071 1.48884 2.93245 1.53618 3.1279C1.5864 3.33805 1.64546 3.38821 1.69863 3.36832C1.70158 3.36832 1.70453 3.36832 1.70747 3.36832C1.68093 3.42886 1.66316 3.52658 1.71337 3.77306C1.72222 3.81717 1.73115 3.86473 1.74294 3.9123C1.75179 3.959 1.76359 4.00656 1.77841 4.05759" koffice:nodeTypes="cccccccccccccccccccccccccccccccccccccc"/>
          <draw:path draw:style-name="gr7" draw:id="shape440" draw:name="path892" draw:layer="g3243" svg:width="1.78725980480pt" svg:height="5.84297403656pt" draw:transform="matrix(1.06388280000 0.00000000000 0.00000000000 1.06388280000 61.32872538000pt 51.62076050531pt)" svg:viewBox="0 0 2 6" svg:d="M1.78726 4.05052C1.78726 4.07041 1.78431 4.09463 1.78431 4.11798C1.74884 4.72248 1.68388 5.70577 1.47409 5.83031C1.39136 5.88133 1.27618 5.78361 1.11964 5.43855L1.11964 5.43855C1.08417 5.36158 1.04575 5.27337 1.00733 5.1791C0.968991 5.08397 0.927624 4.97933 0.886256 4.87123C0.673522 4.31083 0.448989 3.6112 0.348558 3.12777C0.330862 3.03004 0.351508 2.95221 0.384027 2.89513C0.395824 2.87784 0.410647 2.85795 0.422445 2.83806C0.431293 2.82768 0.440141 2.81384 0.448989 2.80346C0.481508 2.76714 0.50223 2.73947 0.496331 2.7092C0.493306 2.69277 0.484458 2.68585 0.469711 2.69277L0.469711 2.69277C0.457913 2.69536 0.44309 2.72304 0.422445 2.76022C0.413596 2.77665 0.401799 2.79741 0.389926 2.8173C0.375179 2.8346 0.363381 2.85795 0.348558 2.87784C0.333811 2.89513 0.322014 2.90551 0.307267 2.90897C0.280647 2.91156 0.251077 2.86486 0.230431 2.69882C0.224532 2.64866 0.218634 2.59764 0.212735 2.54402C0.138849 1.96286 0.0649624 1.39183 0 0.814221C0.0088482 0.787152 0.0206458 0.756711 0.032519 0.722983C0.0413672 0.689169 0.0531648 0.651982 0.0649624 0.614882C0.112228 0.442611 0.147697 0.233153 0.174317 0C0.186115 0.0371869 0.197912 0.0710011 0.212735 0.108102C0.23633 0.168984 0.259925 0.233153 0.286545 0.29395C0.422445 0.601391 0.581939 0.824339 0.73856 0.787152L0.73856 0.787152L0.73856 0.787152L0.73856 0.787152C0.756256 0.78378 0.773952 0.773661 0.791724 0.763543C0.806471 0.753338 0.824168 0.736474 0.83899 0.716238C0.906902 0.631746 0.965966 0.479711 1.01323 0.280459C1.03395 0.405424 1.0546 0.537135 1.07827 0.668932C1.10481 0.827712 1.13438 1.00336 1.1669 1.179C1.32345 2.06059 1.48884 2.93232 1.53618 3.12777C1.5864 3.33792 1.64546 3.38808 1.69863 3.36819C1.70158 3.36819 1.70453 3.36819 1.70747 3.36819C1.68093 3.42872 1.66316 3.52645 1.71337 3.77378C1.72222 3.81702 1.73115 3.86459 1.74294 3.91215C1.75179 3.95885 1.76359 4.00642 1.77841 4.05744L1.77841 4.05744Z" koffice:nodeTypes="ccccccccccccccccccccccccccccccccccccccccccc"/>
          <draw:path draw:style-name="gr5" draw:id="shape441" draw:name="path894" draw:layer="g3243" svg:width="2.35844449280pt" svg:height="7.14021520823pt" draw:transform="matrix(1.06388280000 0.00000000000 0.00000000000 1.06388280000 62.47908057398pt 51.21520838195pt)" svg:viewBox="0 0 2 7" svg:d="M0.0304926 0.460787C0.0475199 0.384999 0.0576841 0.306141 0.0712364 0.227202C0.0780125 0.179855 0.0847886 0.0851603 0.0915648 0C0.122144 0.0568005 0.156112 0.129356 0.193381 0.201993C0.234124 0.287153 0.281644 0.372395 0.332552 0.451333C0.363045 0.501832 0.417341 0.583841 0.481888 0.659629C0.549736 0.735336 0.631137 0.80167 0.716012 0.811124C0.865348 0.826879 0.936584 0.697523 0.987492 0.599677C0.994268 0.583841 1.00104 0.571237 1.00782 0.558632C1.0146 0.542877 1.03162 0.504983 1.04179 0.47024C1.04518 0.489147 1.04856 0.508134 1.05195 0.527041C1.05873 0.574388 1.0655 0.615433 1.07228 0.659629C1.12658 0.987827 1.16393 1.2467 1.1979 1.48336C1.28269 2.0516 1.34376 2.48064 1.59152 3.52535C1.61524 3.62957 1.64582 3.66109 1.68318 3.65462C1.68995 3.65462 1.69673 3.65139 1.7035 3.64493C1.68318 3.74915 1.6764 3.88489 1.70689 4.04891C1.83242 4.63954 1.98176 5.24229 2.15142 5.83534C2.182 5.94926 2.21588 6.06319 2.25324 6.17954C2.28382 6.29023 2.32109 6.40415 2.35844 6.51727C2.32448 6.78875 2.27357 6.96569 2.21936 7.06023C2.19894 7.0982 2.17862 7.12325 2.1582 7.13294C2.14126 7.14264 2.12432 7.14264 2.1039 7.13294C2.08696 7.12325 2.06325 7.10466 2.04283 7.07639C1.98854 7.00044 1.9444 6.83965 1.90375 6.67482C1.87656 6.56494 1.84606 6.45101 1.8121 6.35971C1.76796 6.24902 1.68656 6.06642 1.58814 5.84504C1.3336 5.28026 0.960301 4.4529 0.817828 3.89459L0.817828 3.89459C0.749893 3.61018 0.797413 3.55362 0.834768 3.5003C0.861873 3.46879 0.885676 3.43728 0.889064 3.37102C0.889064 3.3484 0.8789 3.33628 0.855097 3.36456C0.851709 3.36133 0.848321 3.36133 0.848321 3.37102L0.848321 3.37102C0.848321 3.37102 0.848321 3.37102 0.848321 3.37102C0.844933 3.37668 0.838156 3.38637 0.83138 3.3993C0.81444 3.43081 0.78386 3.47525 0.749893 3.48414C0.712624 3.49383 0.665104 3.45586 0.617584 3.28538C0.570065 3.12136 0.403788 2.42731 0.2409 1.67905C0.210321 1.54331 0.179828 1.39496 0.145861 1.24032C0.115368 1.09197 0.0847886 0.950014 0.054296 0.811124L0.054296 0.811124C0.0509079 0.798519 0.0509079 0.795368 0.0509079 0.788985C0.0338807 0.706976 0.0169404 0.624886 0 0.542877L0 0.542877C0 0.542877 0.0169404 0.485996 0.0203284 0.467089" koffice:nodeTypes="cccccccccccccccccccccccccccccccccccccccccccccc"/>
          <draw:path draw:style-name="gr7" draw:id="shape442" draw:name="path896" draw:layer="g3243" svg:width="2.36522550080pt" svg:height="7.12083703223pt" draw:transform="matrix(1.06388280000 0.00000000000 0.00000000000 1.06388280000 62.47576125965pt 51.21520838195pt)" svg:viewBox="0 0 2 7" svg:d="M0.0339294 0.460161C0.0509811 0.384476 0.0611599 0.305725 0.0747316 0.226893C0.0815175 0.17961 0.0883034 0.0850447 0.0950893 0C0.125713 0.0567233 0.159729 0.129181 0.197051 0.201719C0.237854 0.286764 0.285442 0.368742 0.336423 0.450721L0.336423 0.450721C0.366959 0.50115 0.421333 0.583048 0.485973 0.658733C0.553919 0.734337 0.635436 0.800582 0.720434 0.810022C0.869984 0.825756 0.941323 0.696576 0.992304 0.598863C0.99909 0.583048 1.00588 0.570461 1.01266 0.557874C1.01945 0.54214 1.0365 0.504297 1.04668 0.469601C1.05007 0.488482 1.05346 0.507444 1.05686 0.526325C1.06364 0.573608 1.07043 0.614597 1.07721 0.658733C1.13159 0.986486 1.169 1.24501 1.20301 1.4782C1.28792 2.04882 1.35248 2.47404 1.5972 3.51733C1.62095 3.62142 1.65158 3.65289 1.68899 3.6432L1.68899 3.6432C1.69577 3.6432 1.70256 3.63998 1.70934 3.63433C1.68899 3.73842 1.6822 3.87397 1.71274 4.03777C1.83845 4.62679 1.988 5.22871 2.15791 5.81854C2.18853 5.9315 2.22246 6.04527 2.25987 6.16146C2.29049 6.272 2.32782 6.38577 2.36523 6.49874C2.33121 6.76662 2.28023 6.94332 2.22594 7.04096C2.2055 7.07888 2.18514 7.10147 2.16469 7.11358C2.14773 7.12326 2.13076 7.12326 2.11032 7.11358C2.09336 7.10389 2.0696 7.08533 2.04916 7.05709C1.99479 6.98125 1.95059 6.82068 1.90988 6.65688C1.88265 6.54634 1.85211 6.43257 1.81809 6.3414L1.81809 6.3414C1.7739 6.23085 1.69238 6.0485 1.59381 5.82742C1.33891 5.26341 0.965073 4.4412 0.822396 3.87962L0.822396 3.87962L0.822396 3.87962L0.822396 3.87962C0.754363 3.59641 0.801951 3.53912 0.839361 3.48586C0.866504 3.4544 0.890342 3.42615 0.893735 3.35676L0.893735 3.35676C0.893735 3.33498 0.883556 3.32207 0.859718 3.35031C0.856325 3.34708 0.852932 3.34708 0.852932 3.35676L0.852932 3.35676C0.852932 3.35676 0.852932 3.35676 0.852932 3.35676C0.849539 3.36322 0.842754 3.37209 0.835968 3.385C0.819003 3.41647 0.78838 3.46085 0.754363 3.47053C0.717041 3.47941 0.669453 3.44149 0.621865 3.27123C0.574276 3.10744 0.407762 2.41433 0.241247 1.66733C0.210623 1.53177 0.180087 1.38363 0.14607 1.22919C0.115534 1.08105 0.0849104 0.939203 0.054374 0.803729L0.054374 0.803729L0.054374 0.803729C0.0509811 0.791061 0.0509811 0.787914 0.0509811 0.78162C0.0339294 0.699722 0.0169647 0.614597 0 0.535765L0 0.535765C0 0.535765 0.0169647 0.479042 0.0203576 0.460161L0.0203576 0.460161Z" koffice:nodeTypes="ccccccccccccccccccccccccccccccccccccccccccccccccccccccc"/>
          <draw:path draw:style-name="gr5" draw:id="shape443" draw:name="path898" draw:layer="g3243" svg:width="3.12626125013pt" svg:height="11.18158668245pt" draw:transform="matrix(1.06388280000 0.00000000000 0.00000000000 1.06388280000 63.57615651734pt 51.12209735930pt)" svg:viewBox="0 0 3 11" svg:d="M1.54725 4.48562C1.45153 4.00915 1.47701 3.79755 1.5185 3.67091C1.50576 3.68326 1.49294 3.68944 1.4802 3.69253C1.43234 3.70102 1.38449 3.65623 1.34945 3.48711C1.32389 3.34811 1.31115 3.20679 1.29841 3.0647C1.29204 2.96199 1.2824 2.85697 1.26966 2.76276C1.23455 2.52491 1.21225 2.37123 1.19633 2.27161C1.18032 2.16891 1.17395 2.12643 1.17077 2.09323C1.16758 2.07238 1.16758 2.05693 1.16758 2.03299C1.1644 1.96967 1.15803 1.83684 1.11017 1.33636C1.08787 1.10407 1.07187 0.91402 1.05913 0.748143C1.05276 0.627443 1.0432 0.518866 1.04002 0.41029C1.03038 0.443419 1.01764 0.476625 1.0049 0.506819C0.941121 0.672696 0.854963 0.778261 0.75925 0.796408C0.724134 0.802432 0.689099 0.79942 0.653982 0.784284C0.618866 0.772237 0.583831 0.748143 0.548715 0.717949C0.389221 0.58219 0.226542 0.286577 0.0957127 0C0.0925277 0.0332062 0.0893427 0.0603117 0.0829728 0.0874945C0.0637813 0.223254 0.0351164 0.346889 0 0.452454C0.0766028 0.901973 0.121274 1.21867 0.162679 1.49922C0.239282 2.04226 0.299878 2.45232 0.529605 3.44773C0.54553 3.51723 0.55827 3.54426 0.567825 3.54117C0.583831 3.53808 0.606126 3.49638 0.631688 3.44464C0.644427 3.40835 0.660352 3.37823 0.673092 3.35429C0.682729 3.33653 0.692284 3.32417 0.698654 3.31491C0.74651 3.24849 0.75288 3.29405 0.743325 3.31799L0.743325 3.31799C0.743325 3.31799 0.743325 3.32108 0.74014 3.32108C0.685914 3.39985 0.647612 3.4902 0.628503 3.58673C0.612496 3.68017 0.609311 3.80064 0.638057 3.94582C0.638057 3.94582 0.638057 3.94582 0.638057 3.94582C0.638057 3.94582 0.638057 3.94582 0.638057 3.94582C0.663537 4.07247 0.692284 4.20221 0.720949 4.32885C0.749695 4.4555 0.77836 4.58524 0.810291 4.71497C0.969785 5.37523 1.16121 6.04245 1.37493 6.68186C1.38767 6.72356 1.39086 6.73592 1.39731 6.74827C1.43871 6.87183 1.4579 6.92898 1.47064 6.93206C1.47701 6.93206 1.49939 6.90812 1.53761 6.8533C1.55362 6.82318 1.56954 6.79924 1.58547 6.77839C1.59502 6.76294 1.60784 6.75368 1.6174 6.74518C1.62377 6.739 1.63014 6.73592 1.63332 6.73283C1.65251 6.7058 1.67162 6.69962 1.68118 6.7058C1.69073 6.70271 1.69392 6.7058 1.68755 6.71815C1.68755 6.72665 1.68118 6.74209 1.66207 6.75677C1.62695 6.80233 1.59502 6.83862 1.57273 6.87183C1.57273 6.87183 1.57273 6.87183 1.57273 6.87183C1.53442 6.95291 1.50895 7.07956 1.56317 7.26413C1.64614 7.54754 1.72585 7.83095 1.81838 8.11127C1.90772 8.38928 2.00662 8.66651 2.11826 8.93525L2.11826 8.93525C2.16293 9.04336 2.20752 9.14916 2.24582 9.25186C2.28412 9.35148 2.31924 9.4511 2.35427 9.54763C2.52659 10.0357 2.62548 10.4311 2.67971 10.7145C2.70201 10.8442 2.75623 11.0195 2.82646 11.1161C2.84876 11.1493 2.87432 11.1732 2.8998 11.1794C2.9221 11.1856 2.94766 11.1794 2.97322 11.1524C3.02099 11.1037 3.0753 10.9956 3.12626 10.7994C3.00507 10.1446 2.76579 9.36924 2.70838 9.18236C2.70201 9.1646 2.69882 9.14916 2.69882 9.14607C2.66052 9.01324 2.61911 8.88042 2.584 8.75377C2.44361 8.28348 2.32561 7.885 2.2682 7.69812C2.16611 7.37842 2.15974 7.17609 2.18522 7.05253C2.14374 7.09192 2.11189 7.09501 2.08632 7.07647C2.05447 7.05562 2.03847 6.9923 2.02573 6.92589C2.02254 6.91353 2.01936 6.89886 2.01617 6.8865C1.89171 6.39845 1.80882 5.90653 1.72267 5.41462C1.67162 5.10418 1.6174 4.78988 1.55362 4.47635" koffice:nodeTypes="ccccccccccccccccccccccccccccccccccccccccccccccccccccccccccccccccccc"/>
          <draw:path draw:style-name="gr7" draw:id="shape444" draw:name="path900" draw:layer="g3243" svg:width="3.13917781333pt" svg:height="11.18183766113pt" draw:transform="matrix(1.06388280000 0.00000000000 0.00000000000 1.06388280000 63.57615651734pt 51.12873598797pt)" svg:viewBox="0 0 3 11" svg:d="M1.55044 4.47966C1.45453 4.00318 1.48006 3.79158 1.52163 3.66493C1.50887 3.67729 1.49602 3.68347 1.48325 3.68656C1.4353 3.69505 1.38734 3.65026 1.35224 3.48114C1.32662 3.34213 1.31386 3.20081 1.30109 3.05872C1.29471 2.95601 1.28505 2.8533 1.27228 2.75986C1.23709 2.52201 1.21475 2.36833 1.1988 2.26871C1.18276 2.166 1.17637 2.12353 1.17318 2.09032L1.17318 2.09032C1.16999 2.06947 1.16999 2.05402 1.16999 2.03317C1.1668 1.96985 1.16042 1.83702 1.11246 1.33637C1.09012 1.10408 1.07408 0.914033 1.06131 0.748154C1.05493 0.627451 1.04536 0.518873 1.04216 0.410295C1.03251 0.443425 1.01974 0.476631 1.00698 0.506826C0.943063 0.672705 0.856727 0.778271 0.760817 0.796419C0.725628 0.802443 0.690521 0.799431 0.655332 0.784295C0.620143 0.772248 0.585036 0.748154 0.549847 0.717959C0.390024 0.582198 0.227009 0.286581 0.0959102 0C0.0927187 0.0332067 0.0895271 0.0573008 0.083144 0.0874957C0.0639129 0.223257 0.0319974 0.346894 0 0.452537C0.0767609 0.901985 0.121524 1.21868 0.163015 1.49924C0.239776 2.04244 0.300497 2.4525 0.530698 3.44793C0.546656 3.51743 0.559422 3.54446 0.568996 3.54137C0.585036 3.53829 0.607377 3.49658 0.632991 3.44484C0.645757 3.40855 0.661715 3.37843 0.674481 3.35449C0.684138 3.33596 0.693712 3.32437 0.700096 3.31511C0.748051 3.24869 0.754434 3.29425 0.744859 3.31819L0.744859 3.31819L0.744859 3.31819L0.744859 3.31819L0.744859 3.31819L0.744859 3.31819L0.744859 3.31819L0.744859 3.31819L0.744859 3.31819C0.744859 3.31819 0.744859 3.32128 0.741668 3.32128L0.741668 3.32128C0.687329 3.40005 0.648949 3.49041 0.6298 3.58694C0.61376 3.68038 0.610568 3.80085 0.639374 3.94603L0.639374 3.94603L0.639374 3.94603C0.639374 3.94603 0.639374 3.94603 0.639374 3.94603L0.639374 3.94603C0.639374 3.94603 0.639374 3.94603 0.639374 3.94603L0.639374 3.94603C0.664907 4.07268 0.693712 4.20242 0.722436 4.32907C0.751242 4.45572 0.779966 4.58545 0.811964 4.71519C0.971787 5.37546 1.16361 6.04191 1.38096 6.68211C1.39373 6.72381 1.397 6.73616 1.40338 6.74775C1.44495 6.87208 1.4641 6.92923 1.47687 6.93231C1.48325 6.93231 1.50568 6.9076 1.54397 6.85355C1.56001 6.82343 1.57597 6.79949 1.59193 6.77864C1.60159 6.76319 1.61435 6.75393 1.62393 6.74543C1.63031 6.73925 1.63669 6.73616 1.63988 6.73307C1.65912 6.70605 1.67827 6.69987 1.68784 6.70605C1.69741 6.70296 1.70061 6.70605 1.69422 6.71763C1.69422 6.7269 1.68784 6.74234 1.66869 6.75701C1.63031 6.80258 1.60159 6.83887 1.57916 6.87208C1.57916 6.87208 1.57916 6.87208 1.57916 6.87208C1.54078 6.95317 1.51525 7.07981 1.56959 7.26361C1.65273 7.5478 1.7326 7.83121 1.82532 8.11154C1.91485 8.38877 2.01395 8.66678 2.12901 8.93475L2.12901 8.93475C2.17377 9.04364 2.21854 9.14944 2.25684 9.25215C2.29522 9.35177 2.33041 9.45061 2.36559 9.54715C2.54138 10.0359 2.63729 10.4313 2.69162 10.7147C2.71396 10.8445 2.7683 11.0198 2.83868 11.1163C2.86102 11.1495 2.88664 11.1735 2.91217 11.1796C2.93459 11.1858 2.96012 11.1796 2.98574 11.1526C3.03369 11.104 3.08484 10.9951 3.13918 10.7997C3.01765 10.1448 2.77796 9.36953 2.72035 9.17956C2.71396 9.16102 2.71077 9.14635 2.71077 9.14326C2.67247 9.01043 2.6309 8.87761 2.59571 8.75096C2.45504 8.28066 2.33679 7.88218 2.27926 7.6953C2.17697 7.37558 2.17058 7.17326 2.19612 7.0497C2.15454 7.08908 2.12263 7.09217 2.09701 7.07364C2.0651 7.05279 2.04906 6.98946 2.03629 6.92305C2.0331 6.91069 2.02991 6.89602 2.02672 6.88366C1.902 6.39483 1.81894 5.90368 1.7326 5.41176C1.68146 5.10131 1.62712 4.78701 1.56321 4.47348L1.56321 4.47348Z" koffice:nodeTypes="cccccccccccccccccccccccccccccccccccccccccccccccccccccccccccccccccccccccccccccccccc"/>
          <draw:path draw:style-name="gr5" draw:id="shape445" draw:name="path902" draw:layer="g3243" svg:width="2.19410112000pt" svg:height="12.24618597073pt" draw:transform="matrix(1.06388280000 0.00000000000 0.00000000000 1.06388280000 64.71323445398pt 50.91595942797pt)" svg:viewBox="0 0 2 12" svg:d="M1.387 9.77703L1.387 9.77703C1.35491 9.63802 1.32022 9.49902 1.2908 9.36648C1.17587 8.87431 1.07434 8.45729 1.02357 8.26172C0.913969 7.83258 0.938052 7.61761 0.978144 7.51659C0.994153 7.49154 1.01283 7.46325 1.02891 7.43739C1.03691 7.43092 1.04225 7.42203 1.03958 7.41557C1.04492 7.39941 1.03958 7.39052 1.02357 7.39941C1.01817 7.39941 1.01283 7.40264 1.00749 7.4091C1.00483 7.4091 1.00216 7.41557 0.996821 7.42203C0.991485 7.4285 0.980812 7.44062 0.97007 7.46002C0.964734 7.46891 0.959398 7.48184 0.954061 7.498C0.954061 7.498 0.954061 7.498 0.951393 7.50043C0.943388 7.51336 0.932647 7.52952 0.92731 7.53841C0.895292 7.58932 0.876546 7.60145 0.865873 7.59256C0.849795 7.57639 0.839122 7.51982 0.825781 7.45678C0.823113 7.44385 0.820445 7.43092 0.817776 7.41557C0.71351 6.904 0.644068 6.39243 0.574558 5.87844C0.531798 5.55275 0.486369 5.2214 0.432936 4.89328C0.32867 4.25241 0.395513 4.08188 0.438273 3.9647C0.454282 3.92106 0.47036 3.88308 0.47036 3.82893C0.473028 3.81357 0.473028 3.79418 0.47036 3.78529C0.47036 3.76023 0.465024 3.757 0.459619 3.76912C0.451614 3.76912 0.440941 3.78205 0.440941 3.8265C0.440941 3.8265 0.440941 3.8265 0.440941 3.8265C0.432936 3.85479 0.382172 4.02208 0.336675 4.0342C0.315329 4.03744 0.291247 3.99945 0.267233 3.86125C0.267233 3.85479 0.267233 3.85156 0.264565 3.84832C0.245819 3.71579 0.232478 3.56385 0.224473 3.41919C0.219136 3.3117 0.211132 3.20422 0.197722 3.1032C0.168372 2.84781 0.149626 2.68941 0.136285 2.58839C0.122944 2.48091 0.117539 2.43727 0.11487 2.40575C0.11487 2.38635 0.112202 2.371 0.112202 2.34594C0.112202 2.2821 0.104198 2.1439 0.0641058 1.61633C0.0480964 1.37954 0.0320187 1.18073 0.0213458 1.00075C0.0133411 0.827158 0.00533645 0.672394 0 0.520944C0.00266822 0.501952 0.00800467 0.479889 0.0133411 0.457745C0.0160093 0.435682 0.0213458 0.413538 0.024014 0.388324C0.0400918 0.293607 0.0534329 0.18313 0.0641058 0.0695023C0.0747787 0.104173 0.08552 0.138924 0.0961929 0.173675C0.240482 0.606124 0.435605 0.9976 0.622654 0.950241L0.622654 0.950241C0.646736 0.943938 0.668082 0.93133 0.692165 0.909187C0.710842 0.890276 0.732256 0.861828 0.750934 0.827158C0.839122 0.669242 0.908633 0.369332 0.946056 0C0.98348 0.120013 1.02357 0.243096 1.05559 0.322054C1.00483 1.4901 1.02084 1.82783 1.05826 2.58193C1.07167 2.83165 1.08768 3.12502 1.10102 3.51051C1.10369 3.56708 1.10369 3.58001 1.10636 3.6083C1.10909 3.64305 1.11176 3.70609 1.12777 3.9841C1.13311 4.1134 1.15719 4.15785 1.20528 4.13199C1.20795 4.13199 1.21062 4.12957 1.21329 4.12633C1.17587 4.20796 1.14645 4.32191 1.16786 4.58052C1.17587 4.68478 1.18387 4.79549 1.19188 4.90864C1.20528 5.14543 1.21863 5.38222 1.23197 5.61902C1.26672 6.28818 1.30415 6.9638 1.40841 7.60145C1.41108 7.61761 1.41108 7.63054 1.41375 7.64266C1.42175 7.70247 1.42976 7.75015 1.45117 7.76874C1.46985 7.7849 1.49393 7.77843 1.52862 7.74045C1.49927 7.85117 1.4966 8.05321 1.58479 8.49851C1.60347 8.58983 1.69966 9.14585 1.80126 9.73581C1.9242 10.4526 2.05782 11.226 2.07649 11.3109C2.10591 11.4378 2.12726 11.5412 2.146 11.6333C2.16201 11.7247 2.17809 11.8071 2.1941 11.8952C2.16468 12.031 2.11659 12.1473 2.06315 12.208C2.04174 12.233 2.01506 12.2484 1.99097 12.2459C1.96696 12.2459 1.94288 12.2298 1.91613 12.1918C1.86269 12.1102 1.80926 11.9396 1.7665 11.6398L1.7665 11.6366C1.67031 10.9262 1.44844 10.0324 1.39767 9.8239C1.395 9.80855 1.39233 9.79885 1.38967 9.78673" koffice:nodeTypes="ccccccccccccccccccccccccccccccccccccccccccccccccccccccccccccccccccccccc"/>
          <draw:path draw:style-name="gr7" draw:id="shape446" draw:name="path904" draw:layer="g3243" svg:width="2.19410112000pt" svg:height="12.25257130271pt" draw:transform="matrix(1.06388280000 0.00000000000 0.00000000000 1.06388280000 64.71323445398pt 50.91264011363pt)" svg:viewBox="0 0 2 12" svg:d="M1.387 9.7827L1.387 9.7827C1.35491 9.64366 1.32022 9.50462 1.2908 9.37204C1.1732 8.87974 1.07434 8.46262 1.02357 8.267C0.913969 7.83775 0.94072 7.62272 0.978144 7.52168C0.994153 7.49662 1.01283 7.46832 1.02891 7.44246C1.03691 7.43599 1.04225 7.4271 1.03958 7.42063C1.04492 7.40446 1.03958 7.39557 1.02357 7.40446C1.01817 7.40446 1.01283 7.4077 1.00749 7.41416C1.00483 7.41416 1.00216 7.42063 0.996821 7.4271C0.991485 7.43356 0.980812 7.44569 0.97007 7.46509C0.964734 7.47398 0.959398 7.48692 0.954061 7.50308C0.954061 7.50308 0.954061 7.50308 0.951393 7.50551C0.943388 7.51844 0.932647 7.53461 0.92731 7.5435C0.895292 7.59443 0.876546 7.60656 0.865873 7.59766C0.849795 7.5815 0.839122 7.52491 0.825781 7.46186C0.823113 7.44892 0.820445 7.43599 0.817776 7.42063C0.71351 6.90893 0.6414 6.39723 0.574558 5.8831C0.531798 5.55733 0.486369 5.22589 0.432936 4.89769C0.32867 4.25989 0.395513 4.08609 0.438273 3.96887C0.454282 3.92522 0.47036 3.88723 0.47036 3.83307C0.473028 3.81771 0.473028 3.79831 0.47036 3.78941C0.47036 3.76435 0.465024 3.76112 0.459619 3.77325C0.451614 3.77325 0.440941 3.78618 0.440941 3.83064C0.440941 3.83064 0.440941 3.83064 0.440941 3.83064L0.440941 3.83064C0.432936 3.85893 0.382172 4.02627 0.336675 4.03839C0.315329 4.04163 0.291247 4.00363 0.267233 3.8654C0.267233 3.85893 0.267233 3.8557 0.264565 3.85247L0.264565 3.85247C0.245819 3.71989 0.232478 3.57115 0.224473 3.42322C0.219136 3.31571 0.211132 3.20819 0.197722 3.10715C0.168372 2.8517 0.149626 2.69326 0.136285 2.59221C0.122944 2.4847 0.117539 2.44105 0.11487 2.40952L0.11487 2.40952C0.11487 2.39012 0.112202 2.37476 0.112202 2.3497C0.112202 2.28584 0.104198 2.14761 0.0641058 1.6199C0.0480964 1.38305 0.0320187 1.18419 0.0213458 1.00416C0.0133411 0.830523 0.00533645 0.67572 0 0.52423C0.00266822 0.505234 0.00800467 0.483165 0.0133411 0.461016C0.0160093 0.438947 0.0213458 0.416798 0.024014 0.391576C0.0400918 0.296835 0.0534329 0.18633 0.0641058 0.0726728C0.0747787 0.107352 0.08552 0.142112 0.0961929 0.176872C0.240482 0.609433 0.435605 1.00101 0.622654 0.953639L0.622654 0.953639L0.622654 0.953639C0.646736 0.947333 0.668082 0.934723 0.692165 0.912573L0.692165 0.912573C0.710842 0.893657 0.732256 0.865203 0.750934 0.830523C0.839122 0.672567 0.908633 0.37258 0.946056 0C0.98348 0.120044 1.02357 0.243159 1.05559 0.322137C1.00483 1.49048 1.02084 1.83145 1.05826 2.58332C1.07167 2.8323 1.08768 3.12574 1.10102 3.51133C1.10369 3.56792 1.10369 3.58085 1.10636 3.60915C1.10909 3.64391 1.11176 3.70696 1.12777 3.98504C1.13311 4.11438 1.15719 4.15884 1.20528 4.13378C1.20795 4.13378 1.21062 4.13055 1.21329 4.12731C1.17587 4.20896 1.14645 4.32294 1.16786 4.58162C1.17587 4.6859 1.18387 4.79665 1.19188 4.90982C1.20528 5.14667 1.21863 5.38353 1.23197 5.62038C1.26672 6.29052 1.30415 6.96552 1.40841 7.60413C1.41108 7.61949 1.41108 7.63242 1.41375 7.64455C1.42175 7.70518 1.42976 7.75206 1.45117 7.77146C1.46985 7.78682 1.49393 7.78036 1.52862 7.74236C1.49927 7.85311 1.4966 8.0552 1.58479 8.50062L1.58479 8.50062L1.58479 8.50062L1.58479 8.50062C1.60347 8.59196 1.69699 9.14812 1.80126 9.74147C1.9242 10.4585 2.05782 11.2289 2.07649 11.317C2.10591 11.4439 2.12726 11.545 2.146 11.6396C2.16201 11.7309 2.17809 11.8134 2.1941 11.9015C2.16201 12.0373 2.11659 12.1537 2.06315 12.2143C2.04174 12.2394 2.01506 12.2547 1.99097 12.2523C1.96696 12.2523 1.94288 12.2362 1.91613 12.1982L1.91613 12.1982C1.86269 12.1165 1.80926 11.9459 1.7665 11.646L1.7665 11.6428L1.7665 11.6428C1.67031 10.9322 1.45117 10.0381 1.39767 9.82716C1.395 9.81099 1.39233 9.80129 1.38967 9.78917L1.38967 9.78917Z" koffice:nodeTypes="ccccccccccccccccccccccccccccccccccccccccccccccccccccccccccccccccccccccccccccccccccc"/>
          <draw:path draw:style-name="gr5" draw:id="shape447" draw:name="path906" draw:layer="g3243" svg:width="1.81565820935pt" svg:height="12.38210211877pt" draw:transform="matrix(1.06388280000 0.00000000000 0.00000000000 1.06388280000 66.03712738719pt 50.74973837930pt)" svg:viewBox="0 0 2 12" svg:d="M1.36304 11.9371C1.34818 11.8574 1.33331 11.7903 1.32134 11.7294C1.27668 11.5069 1.24695 11.3546 1.17248 11.065C1.17248 11.065 1.17248 11.065 1.17248 11.065L1.17248 11.065C1.15167 10.9791 1.0028 10.235 0.865832 9.5456C0.75264 8.97252 0.645469 8.43302 0.624659 8.34714C0.478766 7.71629 0.559107 7.6062 0.615665 7.53281C0.633578 7.50861 0.651414 7.48753 0.65736 7.45083L0.624659 7.43834L0.624659 7.43834C0.624659 7.43834 0.624659 7.43834 0.624659 7.43834C0.624659 7.43834 0.624659 7.43834 0.621687 7.44146C0.618638 7.44458 0.618638 7.44458 0.615665 7.44771C0.606747 7.46254 0.582965 7.49065 0.562079 7.5211C0.502548 7.60308 0.472745 7.62728 0.463827 7.61869C0.454908 7.60932 0.44599 7.5695 0.437072 7.51797C0.437072 7.50548 0.434099 7.48753 0.431126 7.47816C0.413214 7.37432 0.395377 7.27048 0.380514 7.16429C0.30307 6.64821 0.270294 6.10559 0.237517 5.56921C0.216708 5.23036 0.195899 4.89151 0.163122 4.55969C0.136292 4.26378 0.189953 4.17244 0.240566 4.08968C0.252457 4.07172 0.261375 4.05298 0.273266 4.03502C0.282185 4.01316 0.297124 4.01082 0.309015 4.0077C0.338819 3.99833 0.353683 3.99208 0.329825 3.92181L0.317934 3.88824L0.300097 3.91557C0.231572 4.01629 0.180959 4.08655 0.151232 4.10217C0.136292 4.10841 0.124401 4.08031 0.118455 3.99208C0.103591 3.72975 0.097646 3.66573 0.0946728 3.62903C0.0946728 3.60795 0.0916239 3.59546 0.0886511 3.53768C0.0708147 3.16604 0.0529783 2.88185 0.0410111 2.64137C-0.000607264 1.93362 -0.0214927 1.60422 0.0320928 0.533725C0.0380383 0.545904 0.0439838 0.561207 0.0529783 0.573387C0.067842 0.606881 0.0886511 0.640454 0.106564 0.670981C0.201844 0.829553 0.306043 0.927147 0.410241 0.905833L0.410241 0.905833C0.434099 0.902788 0.460854 0.887485 0.487685 0.86617C0.511467 0.847823 0.535325 0.820418 0.556134 0.786846C0.660332 0.637409 0.749667 0.35376 0.803253 0C0.81522 0.0396624 0.827111 0.0793248 0.839002 0.122032C0.958137 0.51241 1.11592 0.817373 1.2856 0.799025L1.2856 0.799025C1.2856 0.799025 1.2856 0.799025 1.2856 0.799025C1.2856 0.799025 1.2856 0.799025 1.2856 0.799025C1.30054 0.799025 1.32134 0.789891 1.33926 0.777711C1.35412 0.768576 1.37493 0.750228 1.39284 0.731958C1.48218 0.640454 1.57449 0.475793 1.58638 0.414815C1.59827 0.35376 1.60719 0.292783 1.61915 0.234851C1.61016 0.311053 1.60124 0.390378 1.58935 0.472748C1.56846 0.622184 1.54468 0.780756 1.51488 0.94854C1.51191 0.97899 1.50596 1.01256 1.50001 1.04613C1.34818 1.93057 1.19931 2.79674 1.10403 3.6993C1.08612 3.90073 1.08909 4.02253 1.107 4.08968C1.11295 4.117 1.12781 4.13574 1.14275 4.14745C1.15762 4.15994 1.17842 4.15994 1.19931 4.15058C1.19931 4.15058 1.19931 4.15058 1.19931 4.15058C1.16653 4.23646 1.14275 4.35513 1.15167 4.50738C1.15167 4.5105 1.15167 4.5105 1.15167 4.51363C1.15167 4.55345 1.15464 4.6323 1.15762 4.73302C1.15762 4.83686 1.16059 4.9649 1.16356 5.11169C1.17545 5.85575 1.19634 7.02688 1.19032 7.33137C1.19032 7.3345 1.19032 7.33762 1.19032 7.34387C1.19032 7.45395 1.18734 7.71941 1.25587 7.76782C1.27073 7.77719 1.2856 7.78031 1.30351 7.77094C1.26776 7.86541 1.24398 8.02078 1.25884 8.31669C1.26181 8.39008 1.26479 8.45722 1.26776 8.52125C1.27965 8.81715 1.29162 9.01859 1.33026 9.37227C1.34818 9.53389 1.36601 9.69863 1.3869 9.85402C1.40473 10.0125 1.42859 10.1616 1.44643 10.299C1.50001 10.6832 1.58638 11.0189 1.67571 11.3726C1.71138 11.5194 1.75011 11.6716 1.78883 11.8301C1.7918 11.8457 1.79775 11.8699 1.80369 11.8941C1.80666 11.916 1.81269 11.9371 1.81566 11.955C1.78288 12.1448 1.73227 12.2759 1.67274 12.3399C1.64888 12.3673 1.62213 12.3821 1.59529 12.3821C1.57144 12.3821 1.54468 12.3704 1.51785 12.3423C1.45832 12.2814 1.40176 12.1471 1.36007 11.9402" koffice:nodeTypes="cccccccccccccccccccccccccccccccccccccccccccccccccccccccccccccccccccccccccccccc"/>
          <draw:path draw:style-name="gr7" draw:id="shape448" draw:name="path908" draw:layer="g3243" svg:width="1.81565820935pt" svg:height="12.38192644923pt" draw:transform="matrix(1.06388280000 0.00000000000 0.00000000000 1.06388280000 66.03712738719pt 50.74641906496pt)" svg:viewBox="0 0 2 12" svg:d="M1.36304 11.94C1.34818 11.8604 1.33331 11.7932 1.32134 11.7323C1.27668 11.5098 1.24695 11.3576 1.17248 11.0679L1.17248 11.0679C1.17248 11.0679 1.17248 11.0679 1.17248 11.0679L1.17248 11.0679L1.17248 11.0679L1.17248 11.0679C1.15167 10.982 1.0028 10.238 0.865832 9.54858C0.75264 8.97551 0.645469 8.43601 0.624659 8.35013C0.478766 7.71928 0.559107 7.6092 0.615665 7.53581C0.633578 7.5116 0.651414 7.49052 0.65736 7.45383L0.624659 7.44134L0.624659 7.44134C0.624659 7.44134 0.624659 7.44134 0.624659 7.44134L0.624659 7.44134L0.624659 7.44134L0.624659 7.44134C0.624659 7.44134 0.624659 7.44134 0.621687 7.44446L0.621687 7.44446C0.618638 7.44758 0.618638 7.44758 0.615665 7.4507C0.606747 7.46554 0.582965 7.49365 0.562079 7.5241C0.502548 7.60607 0.472745 7.63028 0.463827 7.62169C0.454908 7.61232 0.44599 7.5725 0.437072 7.52097C0.437072 7.50848 0.434099 7.49052 0.431126 7.48115C0.413214 7.37731 0.395377 7.27347 0.380514 7.16729C0.30307 6.64887 0.270294 6.10859 0.237517 5.57222C0.216708 5.23337 0.195899 4.89453 0.163122 4.56271C0.136292 4.2668 0.189953 4.17546 0.240566 4.0927C0.252457 4.07474 0.261375 4.056 0.273266 4.03804C0.282185 4.01618 0.297124 4.01384 0.309015 4.01072C0.338819 4.00135 0.353683 3.9951 0.329825 3.92483L0.317934 3.89126L0.300097 3.91859C0.231572 4.0193 0.180959 4.08957 0.151232 4.10519C0.136292 4.11143 0.124401 4.08333 0.118455 3.9951C0.103591 3.73277 0.097646 3.66875 0.0946728 3.63205C0.0946728 3.61097 0.0916239 3.59848 0.0886511 3.5407C0.0708147 3.16907 0.0529783 2.88487 0.0410111 2.64128C-0.000607264 1.93361 -0.0214927 1.60421 0.0320928 0.533721C0.0380383 0.545901 0.0439838 0.561204 0.0529783 0.573383C0.067842 0.606878 0.0886511 0.64045 0.106564 0.670977C0.201844 0.829548 0.306043 0.927142 0.410241 0.905827L0.410241 0.905827L0.410241 0.905827C0.434099 0.902704 0.460854 0.887479 0.487685 0.866165C0.511467 0.847817 0.535325 0.820413 0.556134 0.786841L0.556134 0.786841C0.660332 0.637405 0.749667 0.353758 0.803253 0C0.81522 0.0396621 0.827111 0.0793243 0.839002 0.121953C0.958137 0.512329 1.11592 0.817368 1.2856 0.79902L1.2856 0.79902L1.2856 0.79902C1.2856 0.79902 1.2856 0.79902 1.2856 0.79902L1.2856 0.79902C1.2856 0.79902 1.2856 0.79902 1.2856 0.79902L1.2856 0.79902L1.2856 0.79902C1.30054 0.79902 1.32134 0.789886 1.33926 0.777706C1.35412 0.768571 1.37493 0.750223 1.39284 0.731954C1.48218 0.64045 1.57449 0.478834 1.58638 0.414735C1.59827 0.353758 1.60719 0.292782 1.61915 0.23485C1.61016 0.311051 1.60124 0.390375 1.58935 0.472745C1.56846 0.62218 1.54468 0.780751 1.51488 0.948456C1.51191 0.978983 1.50596 1.01256 1.50001 1.04605C1.34818 1.93056 1.19931 2.79977 1.10403 3.6992C1.08612 3.90063 1.08909 4.02243 1.107 4.08957C1.11295 4.1169 1.12781 4.13564 1.14275 4.14735C1.15762 4.15984 1.17842 4.15984 1.19931 4.15047C1.19931 4.15047 1.19931 4.15047 1.19931 4.15047C1.16653 4.23635 1.14275 4.35503 1.15167 4.50727C1.15167 4.5104 1.15167 4.5104 1.15167 4.51352C1.15167 4.55334 1.15464 4.63298 1.15762 4.73291C1.15762 4.83675 1.16059 4.96479 1.16356 5.11158C1.17545 5.85563 1.19634 7.02676 1.19032 7.33203C1.19032 7.33437 1.19032 7.3375 1.19032 7.34374L1.19032 7.34374C1.19032 7.45383 1.18734 7.71928 1.25587 7.76769L1.25587 7.76769C1.27073 7.77706 1.2856 7.78018 1.30351 7.77081C1.26776 7.86528 1.24398 8.02065 1.25884 8.31656C1.26181 8.38995 1.26479 8.45709 1.26776 8.52111C1.27965 8.81702 1.29162 9.01845 1.33026 9.37213C1.34818 9.53375 1.36601 9.69849 1.3869 9.85698C1.40473 10.0155 1.42859 10.1646 1.44643 10.302C1.50001 10.6861 1.58638 11.0219 1.67571 11.3755C1.71138 11.5223 1.75011 11.6746 1.78883 11.8331C1.7918 11.8487 1.79775 11.8729 1.80369 11.8971C1.80666 11.9189 1.81269 11.94 1.81566 11.9549C1.78288 12.1446 1.73227 12.2757 1.67274 12.3398C1.64888 12.3671 1.62213 12.3819 1.59529 12.3819C1.57144 12.3819 1.54468 12.3702 1.51785 12.3429L1.51785 12.3429C1.45832 12.2812 1.40176 12.1477 1.36007 11.94L1.36007 11.94Z" koffice:nodeTypes="cccccccccccccccccccccccccccccccccccccccccccccccccccccccccccccccccccccccccccccccccccccccccccccccc"/>
          <draw:path draw:style-name="gr5" draw:id="shape449" draw:name="path910" draw:layer="g3243" svg:width="2.38809480025pt" svg:height="16.27922508371pt" draw:transform="matrix(1.06388280000 0.00000000000 0.00000000000 1.06388280000 67.32794327446pt 47.51817309664pt)" svg:viewBox="0 0 2 16" svg:d="M1.53493 12.5868C1.53493 12.5989 1.53493 12.6151 1.53215 12.6304C1.52101 12.8103 1.50988 13.0218 1.51545 13.1573C1.51823 13.2453 1.51545 13.28 1.50431 13.28C1.47919 13.28 1.42344 13.1888 1.37605 13.1097C1.34257 13.0565 1.31466 13.0056 1.29518 13.0024C1.27841 12.9992 1.26727 13.0056 1.26727 13.0371C1.26727 13.075 1.28961 13.1065 1.31745 13.1509C1.37883 13.2356 1.47919 13.3744 1.45128 13.7464C1.45128 13.7496 1.45128 13.7593 1.45128 13.7714C1.4485 13.8158 1.44571 13.8602 1.44293 13.9102C1.44014 13.9578 1.43736 14.0046 1.43458 14.0555C1.42066 14.3678 1.42066 14.6792 1.40667 14.9915C1.40389 15.0609 1.4011 15.1335 1.39275 15.2029C1.36206 15.562 1.28404 15.934 1.10839 16.1673C1.02752 16.2778 0.96335 16.3028 0.913172 16.2584C0.857424 16.2149 0.812813 16.0946 0.776554 15.9187C0.757068 15.8178 0.737511 15.7226 0.718025 15.625C0.695685 15.5088 0.670632 15.3853 0.645507 15.2659C0.612103 15.1021 0.575844 14.9447 0.539584 14.793C0.455931 14.4275 0.377845 14.0869 0.324884 13.6899C0.308182 13.5479 0.288625 13.3905 0.269139 13.23C0.252366 13.0686 0.23288 12.9015 0.216178 12.7313C0.179919 12.3722 0.171568 12.164 0.157578 11.8549C0.154794 11.792 0.15201 11.7193 0.149227 11.6443C0.126957 11.1456 0.202188 11.0447 0.258004 10.9729C0.27749 10.9471 0.294192 10.9221 0.305398 10.8874L0.274706 10.872C0.263572 10.8874 0.249582 10.9124 0.23288 10.935C0.221745 10.9503 0.207755 10.9697 0.199404 10.985L0.199404 10.985C0.168784 11.0359 0.146443 11.0512 0.135308 11.0391C0.0879145 11.0012 0.090698 10.7421 0.090698 10.6356L0.090698 10.6356C0.090698 10.6324 0.090698 10.6292 0.090698 10.6259C0.090698 10.6227 0.090698 10.6195 0.090698 10.613C0.090698 10.5501 0.090698 10.4492 0.090698 10.3233C0.090698 10.2007 0.090698 10.0522 0.0879145 9.8916C0.0795635 9.07174 0.0600063 7.89278 0.0516553 7.70073C0.0433043 7.48931 0.0879145 7.34486 0.132525 7.2561C0.140876 7.24077 0.15201 7.2214 0.166 7.20607C0.177135 7.18993 0.18827 7.17137 0.196621 7.16169C0.218961 7.1399 0.227313 7.12053 0.221745 7.10843C0.224529 7.09874 0.221745 7.09552 0.213394 7.10197C0.204972 7.10197 0.18827 7.11085 0.171568 7.13667C0.171568 7.1399 0.166 7.14313 0.163145 7.14555C0.157578 7.152 0.149227 7.16491 0.138092 7.18024C0.129741 7.19316 0.118535 7.21494 0.104616 7.23754C0.104616 7.23754 0.104616 7.23754 0.104616 7.23754C0.0851308 7.26901 0.0655737 7.2908 0.0488716 7.29725C0.0433043 7.30048 0.0349532 7.30048 0.0320982 7.29725C0.0265308 7.29402 0.0181798 7.28111 0.0126124 7.25933C-0.00130602 7.19638 -0.00687339 7.07696 0.0126124 6.87199C0.0990491 5.9448 0.238447 5.04659 0.380629 4.13247C0.383413 4.101 0.38898 4.0663 0.394619 4.03475C0.503325 3.33496 0.556286 2.78656 0.55907 2.27584C0.561854 1.8409 0.534017 1.42798 0.475417 0.964548C0.49219 1.0245 0.51446 1.08438 0.536801 1.1474C0.584195 1.28926 0.645507 1.43742 0.715242 1.59502L0.715242 1.59502C0.734728 1.63916 0.754285 1.68015 0.77377 1.72106C0.793328 1.75891 0.812813 1.79676 0.832299 1.83145C0.935513 2.01108 1.04144 2.11195 1.12787 2.09307C1.12787 2.09307 1.13066 2.09307 1.13344 2.09307C1.16413 2.08363 1.1864 2.03949 1.20874 1.97009C1.22544 1.90707 1.24222 1.81879 1.25335 1.71477C1.3091 1.25771 1.31466 0.472873 1.30075 0C1.31466 0.0725448 1.32865 0.138715 1.33979 0.192296C1.34814 0.226995 1.35649 0.27743 1.37041 0.315276C1.38162 0.349894 1.39275 0.372004 1.40667 0.384593C1.41787 0.390887 1.42901 0.394034 1.44014 0.384593C1.42344 0.425586 1.41509 0.463351 1.42066 0.491756L1.42066 0.491756C1.44571 0.580036 1.4764 0.706082 1.51545 0.854238C1.68275 1.51618 1.96155 2.61944 2.2487 2.9189C2.26547 2.93786 2.28496 2.95675 2.30166 2.96934C2.31565 2.98192 2.32957 2.99145 2.34348 3.00403C2.35184 3.05762 2.36304 3.13008 2.37139 3.2341C2.37974 3.34449 2.38531 3.48942 2.38809 3.68801C2.38809 3.68801 2.38809 3.69115 2.38809 3.69438C2.38809 3.7574 2.38531 3.94655 2.38253 4.18606C2.37696 4.58638 2.36583 5.12543 2.36861 5.43723C2.37139 5.75921 2.34348 5.8633 2.30166 5.8633C2.25426 5.8633 2.17903 5.71482 2.13442 5.62687C2.11487 5.58571 2.09816 5.55424 2.08417 5.55424C2.07304 5.55424 2.06747 5.55747 2.06469 5.5728C2.06469 5.5728 2.06469 5.57603 2.06469 5.57603C2.06469 5.59539 2.08139 5.62687 2.10651 5.67044C2.1846 5.81246 2.35184 6.11507 2.31565 6.57503C2.31008 6.67348 2.30166 6.77112 2.29609 6.86231C2.24591 7.54902 2.21244 7.97186 2.08417 8.69086C2.07861 8.6965 2.07026 8.71264 2.06469 8.73766L2.06469 8.73766C2.00894 9.00557 1.97547 9.22344 1.9532 9.38403C1.92807 9.55429 1.91416 9.65516 1.8946 9.66485C1.8779 9.67372 1.82215 9.55107 1.69945 9.25491L1.66876 9.26137C1.65763 9.35256 1.68554 9.42195 1.71894 9.50668C1.76633 9.63015 1.8305 9.79073 1.78589 10.1184L1.78589 10.1184C1.78589 10.1184 1.78589 10.1184 1.78589 10.1216C1.78032 10.1781 1.76912 10.2571 1.75798 10.3548C1.74963 10.4492 1.73571 10.5598 1.72451 10.6703C1.67155 11.1617 1.60745 11.8081 1.58233 12.1833C1.57398 12.3028 1.57119 12.4254 1.56284 12.5489ZM1.36763 1.79676C1.36763 1.79676 1.36763 1.79676 1.36763 1.79676L1.36763 1.79676C1.36763 1.8062 1.37326 1.83145 1.37605 1.86293C1.37605 1.87551 1.37883 1.90077 1.39275 1.9922C1.42901 2.25696 1.48475 2.68569 1.49032 2.72975C1.56006 3.25935 1.58789 3.82672 1.56562 4.46034C1.54607 5.09387 1.47919 5.79713 1.35649 6.59763C1.16692 7.84921 0.985691 9.09675 0.89647 10.3136C0.81003 11.5305 0.818381 12.7159 0.999609 13.844L1.03308 13.8376C0.851856 12.7192 0.843505 11.537 0.932729 10.3201C1.01917 9.10321 1.20039 7.85808 1.38997 6.6065C1.51266 5.80278 1.58233 5.10017 1.60188 4.46348C1.62137 3.82987 1.59632 3.25935 1.52658 2.72346C1.52101 2.67932 1.46527 2.24752 1.42901 1.98591C1.42901 1.97638 1.42344 1.94176 1.41224 1.85663C1.40945 1.82193 1.40389 1.79676 1.40389 1.79046C1.40389 1.79046 1.40389 1.79046 1.40389 1.79046L1.40389 1.79046L1.37041 1.79361" koffice:nodeTypes="ccccccccccccccccccccccccccccccccccccccccccccccccccccccccccccccccccccccccccccccccccccccccccccccccccccccccccccccccccccccccccccccc"/>
          <draw:path draw:style-name="gr7" draw:id="shape450" draw:name="path912" draw:layer="g3243" svg:width="2.38809480025pt" svg:height="16.28549972783pt" draw:transform="matrix(1.06388280000 0.00000000000 0.00000000000 1.06388280000 67.32794327446pt 47.51485378230pt)" svg:viewBox="0 0 2 16" svg:d="M1.53493 12.5924C1.53493 12.6045 1.53493 12.6206 1.53215 12.636L1.53215 12.636C1.52101 12.8159 1.50988 13.0274 1.51545 13.163C1.51823 13.251 1.51545 13.2857 1.50431 13.2857C1.47919 13.2857 1.42344 13.1945 1.37605 13.1154C1.34257 13.0621 1.31466 13.0113 1.29518 13.008L1.29518 13.008C1.27841 13.0048 1.26727 13.0113 1.26727 13.0427C1.26727 13.0807 1.28961 13.1122 1.31745 13.1565C1.37883 13.2413 1.47919 13.3801 1.45128 13.7522C1.45128 13.7554 1.45128 13.7651 1.45128 13.7772C1.4485 13.8216 1.44571 13.866 1.44293 13.916C1.44014 13.9636 1.43736 14.0105 1.43458 14.0613C1.42066 14.3737 1.42066 14.6852 1.40667 14.9976C1.40389 15.067 1.4011 15.1396 1.39275 15.209C1.36206 15.5682 1.28404 15.9435 1.10839 16.1735C1.02752 16.2841 0.96335 16.3091 0.913172 16.2647C0.857424 16.2211 0.812813 16.1009 0.776554 15.9249C0.757068 15.824 0.737511 15.7288 0.718025 15.6311C0.695685 15.5149 0.670632 15.3914 0.645507 15.272C0.612103 15.1081 0.575844 14.9507 0.539584 14.799C0.455931 14.4334 0.377845 14.0928 0.324884 13.6925C0.308182 13.5504 0.288625 13.393 0.269139 13.2324C0.252366 13.071 0.23288 12.9039 0.216178 12.7336C0.179919 12.3745 0.171568 12.1662 0.157578 11.8571C0.154794 11.7941 0.15201 11.7223 0.149227 11.6464C0.126957 11.1485 0.202188 11.0476 0.258004 10.9749C0.27749 10.9491 0.294192 10.9273 0.305398 10.8894L0.274706 10.874C0.263572 10.8894 0.249582 10.9152 0.23288 10.937C0.221745 10.9523 0.207755 10.9717 0.199404 10.987L0.199404 10.987C0.166 11.0379 0.146443 11.0532 0.135308 11.0411C0.0879145 11.0032 0.090698 10.7473 0.090698 10.6376L0.090698 10.6376C0.090698 10.6343 0.090698 10.6311 0.090698 10.6279C0.090698 10.6246 0.090698 10.6214 0.090698 10.615C0.090698 10.552 0.090698 10.4511 0.090698 10.3252C0.090698 10.2025 0.090698 10.054 0.0879145 9.89343C0.0795635 9.07341 0.0600063 7.89423 0.0516553 7.70214C0.0433043 7.49067 0.0879145 7.3462 0.132525 7.25742C0.140876 7.24209 0.15201 7.22271 0.166 7.20738C0.177135 7.19124 0.18827 7.17267 0.196621 7.16299C0.218961 7.1412 0.227313 7.12183 0.221745 7.10972C0.224529 7.10003 0.221745 7.09681 0.213394 7.10326C0.204972 7.10326 0.18827 7.11295 0.171568 7.13797C0.171568 7.1412 0.166 7.14443 0.163145 7.14765C0.157578 7.1533 0.149227 7.16622 0.138092 7.18236C0.129741 7.19447 0.118535 7.21626 0.104616 7.23886C0.104616 7.23886 0.104616 7.23886 0.104616 7.23886C0.0851308 7.27033 0.0655737 7.29213 0.0488716 7.29858C0.0433043 7.30181 0.0349532 7.30181 0.0320982 7.29858C0.0265308 7.29535 0.0181798 7.28325 0.0126124 7.26065C-0.00130602 7.20092 -0.00687339 7.07824 0.0126124 6.87324L0.0126124 6.87324C0.0990491 5.94264 0.238447 5.04756 0.380629 4.13327C0.383413 4.1018 0.38898 4.06709 0.394619 4.03553C0.503325 3.33561 0.556286 2.78702 0.55907 2.27628C0.561854 1.84125 0.534017 1.42826 0.475417 0.964734C0.49219 1.0247 0.51446 1.08459 0.536801 1.14762C0.584195 1.28951 0.645507 1.4377 0.715242 1.59533L0.715242 1.59533L0.715242 1.59533C0.734728 1.63948 0.754285 1.68048 0.77377 1.7214C0.793328 1.75925 0.812813 1.7971 0.832299 1.83181C0.935513 2.01147 1.04144 2.11236 1.12787 2.09032L1.12787 2.09032C1.12787 2.09032 1.13066 2.09032 1.13344 2.09032C1.16413 2.0808 1.1864 2.03673 1.20874 1.96732C1.22544 1.90429 1.24222 1.81599 1.25335 1.71195C1.3091 1.25481 1.31466 0.469817 1.30075 0C1.31466 0.0725589 1.32865 0.138742 1.33979 0.192333C1.34814 0.227039 1.35649 0.277483 1.37041 0.315336C1.38162 0.349961 1.39275 0.372076 1.40667 0.384667C1.41787 0.390962 1.42901 0.39411 1.44014 0.384667C1.42344 0.425668 1.41509 0.463441 1.42066 0.491851L1.42066 0.491851C1.44571 0.580148 1.4764 0.706218 1.51545 0.854403C1.68275 1.51647 1.96155 2.61995 2.2487 2.91947C2.26547 2.93843 2.28496 2.95732 2.30166 2.96991L2.30166 2.96991C2.31565 2.9825 2.32957 2.99202 2.34348 3.00462C2.35184 3.05821 2.36304 3.13069 2.37139 3.23472C2.37974 3.34513 2.38531 3.49009 2.38809 3.68872C2.38809 3.68872 2.38809 3.69187 2.38809 3.69501C2.38809 3.75498 2.38531 3.94732 2.38253 4.18686C2.37696 4.58727 2.36583 5.12642 2.36861 5.4382C2.37139 5.76024 2.34348 5.86435 2.30166 5.86435C2.25426 5.86435 2.17903 5.71585 2.13442 5.62787C2.11487 5.58671 2.09816 5.55523 2.08417 5.55523L2.08417 5.55523C2.07304 5.55523 2.06747 5.55846 2.06469 5.5738C2.06469 5.5738 2.06469 5.57702 2.06469 5.57702C2.06469 5.5964 2.08139 5.62787 2.10651 5.67146C2.1846 5.81351 2.35184 6.11617 2.31565 6.57703C2.31008 6.67469 2.30166 6.77235 2.29609 6.86355C2.24591 7.55121 2.21244 7.97332 2.08417 8.69246C2.07861 8.69811 2.07026 8.71425 2.06469 8.73927L2.06469 8.73927L2.06469 8.73927L2.06469 8.73927C2.00894 9.00723 1.97547 9.22515 1.9532 9.38576C1.92807 9.55606 1.91416 9.65695 1.8946 9.66663C1.8779 9.67551 1.82215 9.55283 1.69945 9.25662L1.66598 9.26308C1.65484 9.35428 1.68275 9.42369 1.71616 9.50844C1.76355 9.63193 1.82772 9.79254 1.78311 10.1202L1.78311 10.1202C1.78311 10.1202 1.78311 10.1202 1.78311 10.1234L1.78311 10.1234L1.78311 10.1234L1.78311 10.1234L1.78311 10.1234L1.78311 10.1234C1.77754 10.1799 1.76633 10.259 1.7552 10.3567C1.74685 10.4511 1.73293 10.5617 1.72172 10.6723C1.66876 11.1638 1.60467 11.8103 1.57954 12.1856C1.57119 12.305 1.56841 12.4285 1.56006 12.5512L1.56006 12.5512ZM1.36763 1.80025C1.36763 1.80025 1.36763 1.80025 1.36763 1.80025L1.36763 1.80025C1.36763 1.80969 1.37326 1.83496 1.37605 1.86643C1.37605 1.87902 1.37883 1.90429 1.39275 1.99573C1.42901 2.26054 1.48475 2.68936 1.49032 2.73343C1.56006 3.26628 1.58789 3.83061 1.56562 4.46435C1.54607 5.09801 1.47919 5.8014 1.35371 6.60205C1.16413 7.85387 0.982907 9.10166 0.893686 10.3188C0.807246 11.5359 0.815597 12.7215 0.996825 13.8466L1.0303 13.841C0.849073 12.7215 0.840722 11.5391 0.929946 10.322C1.01638 9.10812 1.19761 7.85952 1.38718 6.60851C1.50988 5.80382 1.57954 5.10115 1.5991 4.46435C1.61859 3.83061 1.59353 3.25998 1.5238 2.72398C1.51823 2.67984 1.46249 2.24795 1.42623 1.98629C1.42623 1.97677 1.42066 1.94214 1.40945 1.85699C1.40667 1.82228 1.4011 1.7971 1.4011 1.79081L1.4011 1.79081C1.4011 1.79081 1.4011 1.79081 1.4011 1.79081L1.4011 1.79081L1.4011 1.79081L1.36763 1.79396L1.36763 1.79396Z" koffice:nodeTypes="cccccccccccccccccccccccccccccccccccccccccccccccccccccccccccccccccccccccccccccccccccccccccccccccccccccccccccccccccccccccccccccccccccccccccccccccccc"/>
          <draw:path draw:style-name="gr7" draw:id="shape451" draw:name="path914" draw:layer="g3243" svg:width="0.00000000000pt" svg:height="0.00000000000pt" draw:transform="matrix(1.06388280000 0.00000000000 0.00000000000 1.06388280000 65.81694902602pt 36.33038157184pt)" svg:viewBox="0 0 0 0" svg:d="M0 0L0 0L0 0" koffice:nodeTypes="ccc"/>
          <draw:path draw:style-name="gr7" draw:id="shape452" draw:name="path916" draw:layer="g3243" svg:width="0.00000000000pt" svg:height="0.00000000000pt" draw:transform="matrix(1.06388280000 0.00000000000 0.00000000000 1.06388280000 65.81694902602pt 36.33038157184pt)" svg:viewBox="0 0 0 0" svg:d="M0 0L0 0" koffice:nodeTypes="cc"/>
          <draw:path draw:style-name="gr6" draw:id="shape453" draw:name="path918" draw:layer="g3243" svg:width="5.18292312192pt" svg:height="6.13233679811pt" draw:transform="matrix(1.06388280000 0.00000000000 0.00000000000 1.06388280000 59.46029185133pt 66.84083806336pt)" svg:viewBox="0 0 5 6" svg:d="M3.118 4.27114L3.01301 4.27114C3.01301 4.2679 3.01301 4.2679 3.01301 4.25901C3.01618 4.17975 3.02889 4.03093 3.06709 3.86675C3.06709 3.86675 3.06709 3.86675 3.06709 3.86675C3.07027 3.85462 3.07027 3.84168 3.07662 3.82631C3.08615 3.7883 3.09576 3.74705 3.11164 3.7058C3.18479 3.48501 3.31845 3.26017 3.54757 3.14694L3.54757 3.14694C3.5698 3.13724 3.59847 3.1243 3.62388 3.1154C3.64938 3.10569 3.67797 3.09599 3.70664 3.08952C3.853 3.05231 4.02161 3.05231 4.17115 3.11863L4.17115 3.11863C4.22523 3.14371 4.26978 3.17525 4.3079 3.21326C4.34293 3.25127 4.37477 3.29495 4.39701 3.33943C4.51796 3.57964 4.46706 3.90476 4.41933 4.03093L4.44474 4.05358C4.44474 4.05358 5.18292 3.68073 5.18292 2.96658L5.18292 2.96658C5.18292 2.81211 5.17014 2.66976 5.14155 2.5436C5.12566 2.47404 5.10652 2.40449 5.08429 2.3414C4.96333 2.0187 4.75335 1.82298 4.52114 1.72835L4.52114 1.72835C4.4607 1.70571 4.39701 1.68387 4.33657 1.67174C4.27614 1.6588 4.2157 1.64909 4.15527 1.64262C3.86253 1.62078 3.59204 1.70894 3.363 1.87393C3.35982 1.29566 3.17843 0.828185 2.99395 0.508719C2.80621 0.183592 2.60576 0 2.59305 0L2.59305 0L2.58987 0C2.57709 0 2.37989 0.180357 2.19215 0.508719C2.01076 0.828185 1.82945 1.29242 1.8231 1.87393C1.59716 1.70894 1.32674 1.61755 1.03083 1.64262C0.906786 1.65233 0.779479 1.68387 0.661783 1.73159C0.432664 1.82298 0.219508 2.02194 0.0986362 2.34464C0.0763189 2.40449 0.0572595 2.47404 0.0413767 2.54683C0.0158828 2.66976 0 2.81211 0 2.96982C0 3.68073 0.738102 4.05358 0.738102 4.05681L0.763596 4.03417C0.715866 3.908 0.66496 3.58287 0.785832 3.34266C0.808149 3.29818 0.836738 3.25451 0.874938 3.2165C0.913139 3.17848 0.957692 3.14694 1.01177 3.12106L1.01177 3.12106C1.16132 3.05231 1.32674 3.05231 1.47629 3.09275C1.5017 3.09922 1.53037 3.10893 1.55896 3.11863C1.58445 3.12753 1.60995 3.13724 1.63536 3.15018L1.63536 3.15018C1.75623 3.20679 1.85169 3.29818 1.92491 3.40251C1.99806 3.50685 2.04896 3.62978 2.08399 3.74705C2.12219 3.89829 2.15078 4.03093 2.1603 4.1482C2.1603 4.15791 2.16983 4.27437 2.16983 4.27114L2.05849 4.27114C1.99488 4.27114 1.93127 4.29702 1.88671 4.34069C1.84216 4.38517 1.81675 4.44502 1.81675 4.51134L1.81675 4.51134C1.81675 4.57443 1.84216 4.63751 1.88671 4.68199C1.95033 4.74508 2.02673 4.75155 2.11257 4.75155C2.08399 4.80574 2.04896 4.85912 2.00123 4.9036C1.91213 4.99176 1.79443 5.033 1.67356 5.033C1.5908 5.033 1.50813 5.01036 1.43173 4.97315C1.384 4.94727 1.33627 4.9125 1.2949 4.87206L1.25995 4.88419C1.25995 5.11469 1.31721 5.28858 1.40306 5.40261C1.48582 5.51341 1.61312 5.5765 1.75305 5.57326C1.87401 5.57326 2.00759 5.52555 2.13489 5.43739C2.1476 5.52231 2.16983 5.60804 2.20168 5.68973C2.26529 5.86038 2.3544 5.99625 2.44033 6.06904C2.47527 6.10058 2.523 6.13536 2.57709 6.13213C2.63125 6.13213 2.68216 6.09088 2.72345 6.05287C2.83805 5.94287 2.96528 5.71561 3.01301 5.43092C3.14031 5.52231 3.27389 5.57003 3.39802 5.57003C3.46481 5.57003 3.5316 5.55709 3.59204 5.52878C3.64938 5.50371 3.70346 5.45923 3.74801 5.39938C3.83386 5.28534 3.89112 5.11469 3.89112 4.88095L3.85936 4.86882C3.84657 4.88095 3.83386 4.89389 3.82116 4.9036C3.7257 4.98205 3.60165 5.02653 3.48069 5.02977C3.363 5.02977 3.2453 4.99176 3.15302 4.90036C3.14349 4.89066 3.13388 4.88095 3.12435 4.86882C3.10529 4.84294 3.08615 4.81787 3.07027 4.7928C3.06074 4.77986 3.05438 4.76449 3.04485 4.74831L3.09576 4.74831C3.16255 4.74831 3.22299 4.72324 3.26754 4.67876C3.30892 4.63751 3.33751 4.57443 3.33751 4.50811L3.33751 4.50811C3.33751 4.44502 3.31209 4.38194 3.26754 4.33746C3.22616 4.29702 3.16255 4.2679 3.09576 4.2679L3.09576 4.2679" koffice:nodeTypes="cccccccccccccccccccccccccccccccccccccccccccccccccccccccccccccccccccccccccccccccccccccccc"/>
          <draw:path draw:style-name="gr7" draw:id="shape454" draw:name="path920" draw:layer="g3243" svg:width="5.18292312192pt" svg:height="6.12586831009pt" draw:transform="matrix(1.06388280000 0.00000000000 0.00000000000 1.06388280000 59.46029185133pt 66.84424248832pt)" svg:viewBox="0 0 5 6" svg:d="M3.118 4.26565L3.01301 4.26565C3.01301 4.26242 3.01301 4.26242 3.01301 4.25353L3.01301 4.25353C3.01618 4.17431 3.02889 4.02557 3.06709 3.86148L3.06709 3.86148C3.06709 3.86148 3.06709 3.86148 3.06709 3.86148C3.07027 3.84935 3.07027 3.83642 3.07662 3.82106C3.08615 3.78307 3.09576 3.74184 3.11164 3.70062C3.18479 3.47994 3.31845 3.25522 3.54757 3.14205L3.54757 3.14205L3.54757 3.14205L3.54757 3.14205C3.5698 3.13235 3.59847 3.11941 3.62388 3.11052C3.64938 3.10082 3.67797 3.09112 3.70664 3.08465C3.853 3.04747 4.02161 3.04747 4.17115 3.11376L4.17115 3.11376L4.17115 3.11376C4.22523 3.13881 4.26978 3.17034 4.3079 3.20833C4.34293 3.24632 4.37477 3.28998 4.39701 3.33443C4.51796 3.57451 4.46706 3.89947 4.41933 4.02557L4.44474 4.04821C4.44474 4.04821 5.18292 3.67556 5.18292 2.96179L5.18292 2.96179C5.18292 2.80739 5.17014 2.66512 5.14155 2.53902C5.12566 2.4695 5.10652 2.39998 5.08429 2.33693C4.96333 2.0144 4.75335 1.81878 4.52114 1.72421L4.52114 1.72421C4.4607 1.70157 4.39701 1.67975 4.33657 1.66762C4.27614 1.65469 4.2157 1.64499 4.15527 1.63852C3.86253 1.6167 3.59204 1.70481 3.363 1.87213C3.35982 1.29497 3.17843 0.82694 2.99395 0.508451C2.80621 0.183495 2.60576 0 2.59305 0L2.59305 0L2.59305 0L2.59305 0L2.58987 0C2.57709 0 2.37989 0.180262 2.19215 0.508451L2.19215 0.508451C2.01076 0.82694 1.82945 1.29174 1.8231 1.87213C1.59716 1.70804 1.32674 1.6167 1.03083 1.64175C0.906786 1.65145 0.779479 1.68298 0.661783 1.73067C0.432664 1.82202 0.219508 2.02087 0.0986362 2.34259C0.0763189 2.40322 0.0572595 2.4695 0.0413767 2.54468C0.0158828 2.66836 0 2.81062 0 2.96825C0 3.67879 0.738102 4.05144 0.738102 4.05467L0.763596 4.03204C0.715866 3.90594 0.66496 3.58098 0.785832 3.3409C0.808149 3.29644 0.836738 3.25198 0.874938 3.2148C0.913139 3.17681 0.957692 3.14528 1.01177 3.11941L1.01177 3.11941L1.01177 3.11941C1.16132 3.0499 1.32674 3.0499 1.47629 3.09112C1.5017 3.09759 1.53037 3.10729 1.55896 3.11618C1.58445 3.12588 1.60995 3.13558 1.63536 3.14851L1.63536 3.14851L1.63536 3.14851L1.63536 3.14851C1.75623 3.2051 1.85169 3.29644 1.92491 3.40072L1.92491 3.40072C1.99806 3.505 2.04896 3.62786 2.08399 3.74507L2.08399 3.74507C2.12219 3.89624 2.15078 4.0288 2.1603 4.14602C2.1603 4.15572 2.16983 4.27212 2.16983 4.26888L2.05849 4.26888L2.05849 4.26888C1.99488 4.26888 1.93127 4.29475 1.88671 4.3384C1.84216 4.38286 1.81675 4.44268 1.81675 4.50896L1.81675 4.50896L1.81675 4.50896C1.81675 4.57201 1.84216 4.63507 1.88671 4.67952C1.95033 4.74258 2.02673 4.74904 2.11257 4.74904C2.08399 4.80239 2.04896 4.85655 2.00123 4.90101L2.00123 4.90101C1.91213 4.98912 1.79443 5.03035 1.67356 5.02711C1.5908 5.02711 1.50813 5.00448 1.43173 4.9673C1.384 4.94143 1.33627 4.90667 1.2949 4.86625L1.25995 4.87838C1.25995 5.10876 1.31721 5.28255 1.40306 5.39653C1.48899 5.50727 1.61312 5.57032 1.75305 5.56709C1.87401 5.56709 2.00759 5.5194 2.13489 5.43129C2.1476 5.51616 2.16983 5.60185 2.20168 5.68349C2.26529 5.85405 2.3544 5.98986 2.43715 6.06261C2.4721 6.09413 2.51983 6.12889 2.57073 6.12566C2.62482 6.12566 2.67572 6.08443 2.7171 6.04644C2.8317 5.93651 2.95892 5.70936 3.00665 5.42482C3.13388 5.51616 3.26754 5.56386 3.39159 5.56386C3.45846 5.56386 3.52525 5.55092 3.58568 5.52263C3.64294 5.49757 3.69703 5.45311 3.74158 5.3933C3.82751 5.27932 3.88477 5.10876 3.88477 4.87514L3.853 4.86302C3.84022 4.87514 3.82751 4.88808 3.8148 4.89778C3.71934 4.97619 3.59521 5.02065 3.47752 5.02388C3.35982 5.02388 3.24213 4.98589 3.14984 4.89778L3.14984 4.89778C3.14031 4.88808 3.1307 4.87838 3.12117 4.86625C3.10211 4.84039 3.08297 4.81533 3.06709 4.79027C3.05756 4.77733 3.05121 4.76198 3.04168 4.74581L3.09258 4.74581L3.09258 4.74581C3.15937 4.74581 3.21981 4.72075 3.26436 4.67629C3.30574 4.63507 3.33433 4.57201 3.33433 4.50573L3.33433 4.50573L3.33433 4.50573C3.33433 4.44268 3.30892 4.37963 3.26436 4.33517C3.22299 4.29475 3.15937 4.26565 3.09258 4.26565L3.09258 4.26565L3.09258 4.26565Z" koffice:nodeTypes="ccccccccccccccccccccccccccccccccccccccccccccccccccccccccccccccccccccccccccccccccccccccccccccccccccccccccccccc"/>
          <draw:path draw:style-name="gr8" draw:id="shape455" draw:name="path922" draw:layer="g3243" svg:width="0.81562573440pt" svg:height="0.59598400000pt" draw:transform="matrix(1.06388280000 0.00000000000 0.00000000000 1.06388280000 60.84333949133pt 71.85130049824pt)" svg:viewBox="0 0 1 1" svg:d="M0.733767 0.487286C0.623731 0.557075 0.505169 0.595984 0.400769 0.595984C0.347159 0.595984 0.293478 0.588573 0.245504 0.566957C0.200348 0.547811 0.155192 0.518784 0.118489 0.477405C0.0507915 0.400205 0.00563547 0.287184 0 0.137107C0 0.137107 0.00281773 0.139578 0.00563547 0.139578C0.0987652 0.205043 0.214509 0.240864 0.327363 0.243334C0.440289 0.243334 0.555961 0.212454 0.643455 0.137107C0.651908 0.130314 0.663251 0.120432 0.671705 0.111168C0.688611 0.0914048 0.708407 0.0722592 0.722496 0.0506432C0.733767 0.033968 0.745038 0.0166752 0.753563 0L0.815626 0C0.807173 0.0457024 0.793012 0.0963456 0.776105 0.146989C0.747856 0.239011 0.714043 0.337827 0.725314 0.439114C0.725314 0.448378 0.728131 0.458259 0.728131 0.46567C0.728131 0.470611 0.728131 0.477405 0.730949 0.482346" koffice:nodeTypes="cccccccccccccccc"/>
          <draw:path draw:style-name="gr7" draw:id="shape456" draw:name="path924" draw:layer="g3243" svg:width="0.81562573440pt" svg:height="0.59598400000pt" draw:transform="matrix(1.06388280000 0.00000000000 0.00000000000 1.06388280000 60.84333949133pt 71.85130049824pt)" svg:viewBox="0 0 1 1" svg:d="M0.733767 0.487286C0.623731 0.557075 0.505169 0.595984 0.400769 0.595984C0.347159 0.595984 0.293478 0.588573 0.245504 0.566957C0.200348 0.547811 0.155192 0.518784 0.118489 0.477405C0.0507915 0.400205 0.00563547 0.289654 0 0.137107C0 0.137107 0.00281773 0.139578 0.00563547 0.139578C0.0987652 0.205043 0.214509 0.240864 0.327363 0.243334C0.440289 0.243334 0.555961 0.212454 0.643455 0.137107L0.643455 0.137107C0.651908 0.130314 0.663251 0.120432 0.671705 0.111168C0.688611 0.0914048 0.708407 0.0722592 0.722496 0.0506432C0.733767 0.033968 0.745038 0.0166752 0.753563 0L0.815626 0C0.807173 0.0457024 0.793012 0.0963456 0.776105 0.146989C0.747856 0.239011 0.714043 0.337827 0.725314 0.439114C0.725314 0.448378 0.728131 0.458259 0.728131 0.46567L0.728131 0.46567C0.728131 0.470611 0.728131 0.477405 0.730949 0.482346L0.730949 0.482346Z" koffice:nodeTypes="cccccccccccccccccccc"/>
          <draw:path draw:style-name="gr8" draw:id="shape457" draw:name="path926" draw:layer="g3243" svg:width="2.05727386240pt" svg:height="4.36308544000pt" draw:transform="matrix(1.06388280000 0.00000000000 0.00000000000 1.06388280000 61.41851708832pt 66.88764890656pt)" svg:viewBox="0 0 2 4" svg:d="M1.54184 4.30126C1.53736 4.32131 1.53736 4.34053 1.52841 4.36309L0.515437 4.36309C0.510962 4.34387 0.510962 4.32465 0.506487 4.30126C0.502012 4.2787 0.502012 4.25614 0.497537 4.23274C0.483997 4.08903 0.425821 3.92945 0.354105 3.7306C0.219623 3.33874 0.0268505 2.80317 0 1.97099C0 1.95177 0 1.93172 0 1.91251C0 1.31177 0.250949 0.832178 0.510962 0.502148C0.752961 0.19217 0.995074 0.0125328 1.0264 0C1.05772 0.0125328 1.29984 0.188828 1.54631 0.502148C1.80185 0.832178 2.05727 1.31177 2.05727 1.91251C2.05727 1.93172 2.05727 1.95177 2.05727 1.97099C2.0349 2.79983 1.8466 3.3354 1.70317 3.72725C1.63604 3.92277 1.57775 4.08569 1.55974 4.2294C1.55974 4.2528 1.55526 4.27536 1.55079 4.29791ZM0.986009 0.597397C0.986009 0.597397 0.591628 1.53067 0.690195 2.53246C0.784401 3.53425 0.986009 4.00465 0.986009 4.00465L1.03982 3.99462C1.03982 3.99462 0.842577 3.52757 0.748486 2.52912C0.654394 1.53401 1.03982 0.60993 1.03982 0.606588L0.986009 0.597397" koffice:nodeTypes="cccccccccccccccccccccccc"/>
          <draw:path draw:style-name="gr7" draw:id="shape458" draw:name="path928" draw:layer="g3243" svg:width="2.05727386240pt" svg:height="4.36308544000pt" draw:transform="matrix(1.06388280000 0.00000000000 0.00000000000 1.06388280000 61.41851708832pt 66.88764890656pt)" svg:viewBox="0 0 2 4" svg:d="M1.54184 4.30126C1.53736 4.32131 1.53736 4.34053 1.52841 4.36309L0.515437 4.36309C0.510962 4.34387 0.510962 4.32465 0.506487 4.30126C0.502012 4.2787 0.502012 4.25614 0.497537 4.23274C0.483997 4.08903 0.425821 3.92945 0.354105 3.7306C0.215148 3.33874 0.0268505 2.80317 0 1.97099C0 1.95177 0 1.93172 0 1.91251C0 1.31511 0.250949 0.832178 0.510962 0.502148L0.510962 0.502148C0.757436 0.19217 0.995074 0.0125328 1.0264 0C1.05772 0.0125328 1.29984 0.188828 1.54631 0.502148C1.80185 0.832178 2.05727 1.31177 2.05727 1.91251C2.05727 1.93172 2.05727 1.95177 2.05727 1.97099C2.0349 2.79983 1.84213 3.3354 1.70317 3.72725C1.63604 3.92277 1.57775 4.08569 1.55974 4.2294C1.55974 4.2528 1.55526 4.27536 1.55079 4.29791L1.55079 4.29791ZM0.986009 0.597397C0.986009 0.597397 0.591628 1.53067 0.690195 2.53246C0.784401 3.53425 0.986009 4.00465 0.986009 4.00799L1.03982 3.99796C1.03982 3.99796 0.842577 3.53425 0.748486 2.53246C0.654394 1.53736 1.03982 0.613272 1.03982 0.60993L0.986009 0.600739L0.986009 0.600739Z" koffice:nodeTypes="cccccccccccccccccccccccccccc"/>
          <draw:path draw:style-name="gr8" draw:id="shape459" draw:name="path930" draw:layer="g3243" svg:width="1.90125000000pt" svg:height="2.63918568166pt" draw:transform="matrix(1.06388280000 0.00000000000 0.00000000000 1.06388280000 62.78488304602pt 68.59936048840pt)" svg:viewBox="0 0 2 3" svg:d="M1.89517 1.47575C1.89517 2.14017 1.39854 2.53442 1.24925 2.63919C1.28887 2.46642 1.31929 2.12915 1.21267 1.87091C1.18833 1.81302 1.15783 1.76247 1.12125 1.71285C1.0817 1.66965 1.036 1.62646 0.978042 1.5943L0.978042 1.5943C0.82875 1.51159 0.658164 1.51159 0.508872 1.55846C0.481416 1.56581 0.454038 1.57592 0.426582 1.58694C0.402246 1.59797 0.37479 1.609 0.350454 1.62278L0.350454 1.62278L0.350454 1.62278C0.191958 1.71285 0.079248 1.86724 0 2.04276C0.085332 1.63381 0.17979 1.08793 0.195 0.312308C0.195 0.305875 0.195 0.294847 0.195 0.283819L0.195 0.280143C0.411372 0.0862371 0.670332 -0.0212846 0.950664 0.0035281C1.0055 0.00720405 1.06033 0.0182319 1.11821 0.0329357C1.17304 0.0467206 1.231 0.0687763 1.29191 0.0972649L1.29191 0.0972649C1.50212 0.193758 1.69712 0.413397 1.80991 0.765369C1.83121 0.833374 1.84946 0.908731 1.8617 0.987764C1.88604 1.12745 1.90125 1.28184 1.90125 1.45737L1.90125 1.45737ZM1.4717 1.09161L1.4717 1.09161C1.48691 1.13113 1.49908 1.17432 1.51429 1.21751C1.5235 1.2607 1.53262 1.30022 1.53871 1.34249C1.57225 1.55846 1.54175 1.76982 1.48691 1.90675L1.52045 1.92421C1.58137 1.78453 1.61179 1.56213 1.57833 1.33238C1.57225 1.28919 1.56304 1.246 1.55087 1.19913C1.53871 1.15594 1.52654 1.11275 1.50821 1.0668L1.50821 1.0668L1.47475 1.08426ZM1.57833 1.34249M0.883584 0.441885L0.883584 0.441885C0.786084 0.441885 0.661206 0.466698 0.548496 0.520918C0.530166 0.52827 0.511914 0.538379 0.496704 0.545731C0.40833 0.599951 0.329082 0.671632 0.283374 0.765369L0.316914 0.786506C0.356538 0.703797 0.429624 0.635792 0.514956 0.585247C0.530166 0.577896 0.548496 0.567787 0.563706 0.560435C0.670332 0.50989 0.789204 0.485078 0.883584 0.485078L0.883584 0.485078L0.883584 0.441885" koffice:nodeTypes="cccccccccccccccccccccccccccccccccccccccccccccccc"/>
          <draw:path draw:style-name="gr7" draw:id="shape460" draw:name="path932" draw:layer="g3243" svg:width="1.90125000000pt" svg:height="2.63362465277pt" draw:transform="matrix(1.06388280000 0.00000000000 0.00000000000 1.06388280000 62.78488304602pt 68.60193886435pt)" svg:viewBox="0 0 2 3" svg:d="M1.89517 1.47141C1.89517 2.13147 1.39854 2.52897 1.24925 2.63362C1.28887 2.46104 1.31929 2.12412 1.21267 1.86616C1.18833 1.812 1.15783 1.75783 1.12125 1.70826C1.0817 1.66511 1.036 1.62197 0.978042 1.59351L0.978042 1.59351L0.978042 1.59351C0.82875 1.51089 0.658164 1.51089 0.508872 1.55771C0.481416 1.56505 0.454038 1.57515 0.426582 1.58616C0.402246 1.59718 0.37479 1.60728 0.350454 1.62197L0.350454 1.62197L0.350454 1.62197L0.350454 1.62197C0.191958 1.71193 0.079248 1.86616 0 2.0415C0.085332 1.63298 0.17979 1.08768 0.195 0.31287C0.195 0.305526 0.195 0.295428 0.195 0.284412L0.195 0.280739C0.411372 0.0870371 0.670332 -0.0240433 0.950664 0.00441537C1.0055 0.00808745 1.06033 0.0191036 1.11821 0.0337919C1.17304 0.0475622 1.231 0.0695947 1.29191 0.0980533L1.29191 0.0980533C1.50212 0.194446 1.69712 0.413852 1.80991 0.764535C1.83121 0.833387 1.84946 0.908664 1.8617 0.983942C1.88604 1.12348 1.90125 1.27771 1.90125 1.45305L1.90125 1.45305L1.90125 1.45305ZM1.4717 1.08768L1.4717 1.08768L1.4717 1.08768C1.48691 1.12715 1.49908 1.1703 1.51429 1.21345C1.5235 1.2566 1.53262 1.29607 1.53871 1.3383L1.53871 1.3383C1.57225 1.55403 1.54175 1.76518 1.48691 1.90196L1.52045 1.91941C1.58137 1.77987 1.61179 1.55771 1.57833 1.3282L1.57833 1.3282L1.57833 1.3282C1.57225 1.28505 1.56304 1.24191 1.55087 1.19509C1.53871 1.15194 1.52654 1.10879 1.50821 1.06656L1.50821 1.06656L1.50821 1.06656L1.47475 1.08401L1.47475 1.08401ZM1.57833 1.3383L1.57833 1.3383L1.57833 1.3383L1.57833 1.3383M0.883584 0.438639L0.883584 0.438639C0.786084 0.438639 0.661206 0.463425 0.548496 0.517588C0.530166 0.524933 0.511914 0.535031 0.496704 0.542375C0.40833 0.596538 0.329082 0.668143 0.283374 0.761781L0.316914 0.782896C0.356538 0.700274 0.429624 0.632341 0.514956 0.58185C0.530166 0.574506 0.548496 0.564407 0.563706 0.557063C0.670332 0.506572 0.789204 0.481786 0.883584 0.481786L0.883584 0.481786L0.883584 0.438639L0.883584 0.438639" koffice:nodeTypes="ccccccccccccccccccccccccccccccccccccccccccccccccccccccccccccc"/>
          <draw:path draw:style-name="gr8" draw:id="shape461" draw:name="path934" draw:layer="g3243" svg:width="1.89517086720pt" svg:height="2.63754759807pt" draw:transform="matrix(1.06388280000 0.00000000000 0.00000000000 1.06388280000 59.49688941965pt 68.61969789627pt)" svg:viewBox="0 0 2 3" svg:d="M0.644885 2.62009C0.495831 2.51536 0 2.12124 0 1.45702L0 1.45702C0 1.2843 0.0121485 1.1272 0.0394827 0.986634C0.0517091 0.907626 0.0699319 0.832292 0.094229 0.764308C0.203799 0.412446 0.398487 0.197469 0.608361 0.0964121L0.608361 0.0964121C0.666144 0.0716072 0.723928 0.0468022 0.781789 0.032103C0.836535 0.0174038 0.894319 0.00729804 0.949065 0.00362323C1.22895 -0.0211817 1.48749 0.0826316 1.70352 0.276478C1.70352 0.276478 1.70352 0.283827 1.70352 0.286583C1.70352 0.290258 1.70352 0.301283 1.70352 0.308632L1.70352 0.308632C1.71567 1.07667 1.80998 1.61871 1.89517 2.02753C1.87991 1.9917 1.86168 1.95587 1.84035 1.92372C1.77041 1.80153 1.67307 1.69037 1.54831 1.62238L1.54831 1.62238L1.54831 1.62238C1.52402 1.61136 1.49964 1.59666 1.47231 1.58655C1.44793 1.57553 1.41756 1.5645 1.39015 1.55715C1.2411 1.51398 1.07382 1.5103 0.921731 1.59298L0.921731 1.59298C0.866907 1.62238 0.818235 1.66464 0.778752 1.7115C0.742229 1.75835 0.711779 1.80888 0.687482 1.86951C0.577912 2.12399 0.608361 2.46208 0.650959 2.63755ZM0.869944 0.555763C0.869944 0.555763 0.617472 0.581487 0.489757 0.879146C0.365001 1.17314 0.407599 1.37433 0.407599 1.37801L0.444122 1.36698C0.444122 1.36698 0.404562 1.18416 0.523166 0.900276C0.63881 0.624666 0.872981 0.598942 0.872981 0.598942L0.869944 0.555763" koffice:nodeTypes="ccccccccccccccccccccccccccccccccc"/>
          <draw:path draw:style-name="gr7" draw:id="shape462" draw:name="path936" draw:layer="g3243" svg:width="1.89517086720pt" svg:height="2.62330737735pt" draw:transform="matrix(1.06388280000 0.00000000000 0.00000000000 1.06388280000 59.49688941965pt 68.62289705924pt)" svg:viewBox="0 0 2 3" svg:d="M0.644885 2.60956C0.495831 2.50512 0 2.11206 0 1.44963L0 1.44963C0 1.27738 0.0121485 1.12071 0.0394827 0.980524C0.0517091 0.901729 0.0699319 0.826599 0.094229 0.762464C0.203799 0.411552 0.398487 0.197157 0.608361 0.0963725L0.608361 0.0963725C0.666144 0.0716346 0.723928 0.0468967 0.781789 0.0322372C0.836535 0.0175777 0.894319 0.00749927 0.949065 0.00383439C1.22895 -0.0218198 1.48749 0.0826292 1.70352 0.275951C1.70352 0.275951 1.70352 0.282365 1.70352 0.28603C1.70352 0.289695 1.70352 0.300689 1.70352 0.308019L1.70352 0.308019C1.71567 1.07398 1.80998 1.61455 1.89517 2.02227C1.87991 1.98654 1.86168 1.95447 1.84035 1.91873L1.84035 1.91873C1.77041 1.79688 1.67307 1.68602 1.55135 1.61455L1.55135 1.61455L1.55135 1.61455L1.55135 1.61455C1.52705 1.60356 1.50268 1.5889 1.47535 1.57882C1.45097 1.56782 1.4206 1.55683 1.39319 1.5495C1.24413 1.50644 1.07686 1.50277 0.924768 1.58523L0.924768 1.58523L0.924768 1.58523C0.869944 1.61455 0.821272 1.65395 0.781789 1.69976C0.745266 1.74649 0.714816 1.79688 0.690519 1.85735C0.580949 2.11206 0.611398 2.44464 0.653996 2.62331L0.653996 2.62331ZM0.869944 0.550817C0.869944 0.550817 0.617472 0.576471 0.489757 0.873326C0.365001 1.16652 0.407599 1.36717 0.407599 1.37084L0.444122 1.35984C0.444122 1.35984 0.404562 1.17751 0.523166 0.894399C0.63881 0.619534 0.872981 0.597544 0.872981 0.597544L0.869944 0.554482L0.869944 0.554482Z" koffice:nodeTypes="ccccccccccccccccccccccccccccccccccccccc"/>
          <draw:path draw:style-name="gr8" draw:id="shape463" draw:name="path938" draw:layer="g3243" svg:width="0.82127093760pt" svg:height="0.60093504000pt" draw:transform="matrix(1.06388280000 0.00000000000 0.00000000000 1.06388280000 62.54223265699pt 71.85130049824pt)" svg:viewBox="0 0 1 1" svg:d="M0.0396571 0.147598C0.0254472 0.096745 0.00848241 0.0483725 0 0L0.0651043 0C0.0735867 0.0142637 0.0849691 0.0341088 0.0962789 0.0508531C0.110416 0.0700781 0.127454 0.089303 0.147246 0.111629C0.155728 0.120931 0.164211 0.128373 0.175593 0.137676C0.26339 0.213335 0.376633 0.246824 0.492777 0.244343C0.606021 0.244343 0.722165 0.208374 0.815616 0.140156C0.815616 0.140156 0.818443 0.137676 0.821271 0.137676C0.815616 0.290855 0.770304 0.404344 0.7023 0.481864C0.66547 0.520934 0.623058 0.551942 0.574846 0.571788C0.529607 0.591012 0.47574 0.600935 0.419118 0.600935C0.314357 0.600935 0.195385 0.564346 0.0849691 0.491787C0.0849691 0.486826 0.0849691 0.479384 0.0877965 0.474422C0.0877965 0.467601 0.0877965 0.457678 0.090624 0.447756C0.0991064 0.346049 0.0707592 0.249304 0.0424845 0.15504" koffice:nodeTypes="cccccccccccccccc"/>
          <draw:path draw:style-name="gr7" draw:id="shape464" draw:name="path940" draw:layer="g3243" svg:width="0.82127093760pt" svg:height="0.60093504000pt" draw:transform="matrix(1.06388280000 0.00000000000 0.00000000000 1.06388280000 62.54223265699pt 71.85130049824pt)" svg:viewBox="0 0 1 1" svg:d="M0.0396571 0.147598C0.0254472 0.096745 0.00848241 0.0483725 0 0L0.0651043 0C0.0735867 0.0142637 0.0849691 0.0341088 0.0962789 0.0508531C0.110416 0.0700781 0.127454 0.089303 0.147246 0.111629C0.155728 0.120931 0.164211 0.128373 0.175593 0.137676L0.175593 0.137676C0.26339 0.213335 0.376633 0.246824 0.492777 0.244343C0.606021 0.244343 0.722165 0.208374 0.815616 0.140156C0.815616 0.140156 0.818443 0.137676 0.821271 0.137676C0.815616 0.290855 0.770304 0.404344 0.7023 0.481864C0.66547 0.520934 0.623058 0.551942 0.574846 0.571788C0.529607 0.591012 0.47574 0.600935 0.419118 0.600935C0.314357 0.600935 0.195385 0.564346 0.0849691 0.491787C0.0849691 0.486826 0.0849691 0.479384 0.0877965 0.474422C0.0877965 0.467601 0.0877965 0.457678 0.090624 0.447756C0.0991064 0.346049 0.0707592 0.249304 0.0424845 0.15504L0.0424845 0.15504Z" koffice:nodeTypes="ccccccccccccccccccc"/>
          <draw:path draw:style-name="gr8" draw:id="shape465" draw:name="path942" draw:layer="g3243" svg:width="1.42496000000pt" svg:height="0.40000000000pt" draw:transform="matrix(1.06388280000 0.00000000000 0.00000000000 1.06388280000 61.41519777398pt 71.37553211008pt)" svg:viewBox="0 0 1 0" svg:d="M0.2 0L1.22496 0C1.33432 0 1.42496 0.0912 1.42496 0.2L1.42496 0.2C1.42496 0.3096 1.33432 0.4 1.22496 0.4L0.2 0.4C0.09056 0.4 0 0.3096 0 0.2L0 0.2C0 0.0936 0.09056 0 0.2 0" koffice:nodeTypes="ccccccccc"/>
          <draw:path draw:style-name="gr7" draw:id="shape466" draw:name="path944" draw:layer="g3243" svg:width="1.42496000000pt" svg:height="0.40000000000pt" draw:transform="matrix(1.06388280000 0.00000000000 0.00000000000 1.06388280000 61.41519777398pt 71.37553211008pt)" svg:viewBox="0 0 1 0" svg:d="M0.2 0L1.22496 0L1.22496 0C1.33432 0 1.42496 0.0912 1.42496 0.2L1.42496 0.2L1.42496 0.2C1.42496 0.3096 1.33432 0.4 1.22496 0.4L1.22496 0.4L0.2 0.4L0.2 0.4C0.09056 0.4 0 0.3096 0 0.2L0 0.2L0 0.2C0 0.0936 0.09056 0 0.2 0L0.2 0L0.2 0" koffice:nodeTypes="cccccccccccccccc"/>
          <draw:path draw:style-name="gr8" draw:id="shape467" draw:name="path946" draw:layer="g3243" svg:width="0.65811360795pt" svg:height="1.75550669195pt" draw:transform="matrix(1.06388280000 0.00000000000 0.00000000000 1.06388280000 61.74079182972pt 71.84789607328pt)" svg:viewBox="0 0 1 2" svg:d="M0.426029 1.67686C0.522405 1.51999 0.633902 1.1755 0.656747 0.753635C0.66434 0.58828 0.638964 0.426106 0.613653 0.269231C0.598467 0.178074 0.583216 0.0869171 0.575622 0L0.0838151 0C0.0762217 0.0869171 0.0635014 0.178074 0.0457839 0.269231C0.0254704 0.393247 0.00269076 0.525742 0.000159683 0.662478C-0.00237139 0.844792 0.0254704 1.03876 0.0635014 1.2126C0.114253 1.44049 0.185188 1.61433 0.248595 1.70124C0.311936 1.78816 0.365219 1.76378 0.423498 1.67686" koffice:nodeTypes="cccccccccc"/>
          <draw:path draw:style-name="gr7" draw:id="shape468" draw:name="path948" draw:layer="g3243" svg:width="0.65811360795pt" svg:height="1.75550669195pt" draw:transform="matrix(1.06388280000 0.00000000000 0.00000000000 1.06388280000 61.74079182972pt 71.85130049824pt)" svg:viewBox="0 0 1 2" svg:d="M0.426029 1.67686C0.522405 1.51893 0.633902 1.1755 0.656747 0.753635C0.66434 0.58828 0.638964 0.426106 0.613653 0.269231C0.598467 0.178074 0.583216 0.0869171 0.575622 0L0.0838151 0C0.0762217 0.0869171 0.0635014 0.178074 0.0457839 0.269231C0.0254704 0.393247 0.00269076 0.525742 0.000159683 0.662478C-0.00237139 0.844792 0.0254704 1.03876 0.0635014 1.2126C0.114253 1.44049 0.185188 1.61433 0.248595 1.70124C0.311936 1.78816 0.365219 1.76378 0.423498 1.67686L0.423498 1.67686Z" koffice:nodeTypes="cccccccccccc"/>
          <draw:path draw:style-name="gr3" draw:id="shape469" draw:name="path950" draw:layer="g3243" svg:width="12.56014493169pt" svg:height="16.47259923600pt" draw:transform="matrix(1.06388280000 0.00000000000 0.00000000000 1.06388280000 46.54075446000pt 47.20564688531pt)" svg:viewBox="0 0 13 16" svg:d="M0.00306676 0L0.00306676 9.98766C0.00306676 11.7735 0.706455 13.3937 1.84611 14.5699C2.98262 15.7429 4.55225 16.4726 6.28159 16.4726L6.28159 16.4726C8.00786 16.4726 9.57749 15.7461 10.717 14.5699C11.8536 13.397 12.5601 11.7768 12.5601 9.98766L12.5601 0L0 0" koffice:nodeTypes="ccccccccc"/>
          <draw:path draw:style-name="gr7" draw:id="shape470" draw:name="path952" draw:layer="g3243" svg:width="12.56014493169pt" svg:height="16.46610604400pt" draw:transform="matrix(1.06388280000 0.00000000000 0.00000000000 1.06388280000 46.54075446000pt 47.20564688531pt)" svg:viewBox="0 0 13 16" svg:d="M0.00306676 0L0.00306676 9.98326L0.00306676 9.98326C0.00306676 11.7679 0.706455 13.3878 1.84611 14.5638C2.98262 15.7365 4.55225 16.4661 6.28159 16.4661L6.28159 16.4661L6.28159 16.4661C8.00786 16.4661 9.57749 15.7398 10.717 14.5638C11.8536 13.3911 12.5601 11.7712 12.5601 9.98326L12.5601 9.98326L12.5601 0L0 0L0 0Z" koffice:nodeTypes="cccccccccccccc"/>
          <draw:path draw:style-name="gr6" draw:id="shape471" draw:name="path954" draw:layer="g3243" svg:width="2.14515548190pt" svg:height="3.14412970322pt" draw:transform="matrix(1.06388280000 0.00000000000 0.00000000000 1.06388280000 48.09076336788pt 48.85856161049pt)" svg:viewBox="0 0 2 3" svg:d="M0.749906 2.68147C0.760459 2.66764 0.771012 2.64821 0.781633 2.62331C0.831828 2.49586 0.860846 2.26868 0.860846 2.19939C0.860846 2.11073 0.84502 2.04703 0.818637 1.99717C0.794824 1.94724 0.760459 1.90851 0.723455 1.86972C0.723455 1.86972 0.723455 1.86972 0.712902 1.86135C0.644171 1.78936 0.578146 1.7173 0.578146 1.57048C0.578146 1.42089 0.644171 1.3516 0.712902 1.27677C0.784271 1.20201 0.860846 1.12165 0.860846 0.936038L0.860846 0.936038C0.860846 0.922136 0.860846 0.900007 0.858208 0.872273C0.847654 0.753187 0.826551 0.625732 0.784271 0.514873C0.760459 0.445649 0.73137 0.420683 0.660068 0.426215C0.612511 0.428981 0.580784 0.453947 0.567592 0.503809L0.567592 0.503809C0.556972 0.542606 0.538504 0.581403 0.512053 0.614596C0.403747 0.75035 0.181725 0.736519 0.070781 0.609064C-0.00850325 0.517639 -0.0190564 0.379119 0.0285006 0.268332C0.0575895 0.19627 0.115699 0.126975 0.194984 0.0854114L0.194984 0.0854114C0.245179 0.0605161 0.298013 0.0439193 0.353484 0.0300176C0.496223 -0.00324704 0.649515 -0.00601318 0.744629 0.00788846L0.744629 0.00788846C0.879382 0.0300176 1.01678 0.0688145 1.15153 0.091015L1.61925 0.176836C1.88092 0.224003 2.0104 0.309895 2.07906 0.426215C2.14516 0.537073 2.14516 0.678359 2.14516 0.833476L2.14516 2.30748C2.14516 2.62055 2.14516 2.86432 1.61925 2.96405C1.40521 3.00284 1.1859 3.03887 0.971857 3.08874C0.89785 3.1054 0.821275 3.122 0.744629 3.13583L0.744629 3.13583L0.744629 3.13583C0.702349 3.14136 0.65743 3.14413 0.612511 3.14413C0.483032 3.14413 0.321825 3.11923 0.194984 3.05547C0.115699 3.01391 0.0602278 2.94745 0.0285006 2.87262C-0.0164181 2.76183 -0.00586494 2.62331 0.070781 2.53189C0.139444 2.44876 0.263647 2.40997 0.366744 2.4377C0.456581 2.45706 0.535865 2.52352 0.564954 2.63991C0.578146 2.69531 0.615149 2.71751 0.670621 2.71751C0.702349 2.71751 0.726093 2.71751 0.747267 2.68977" koffice:nodeTypes="ccccccccccccccccccccccccccccccccccccccccc"/>
          <draw:path draw:style-name="gr7" draw:id="shape472" draw:name="path956" draw:layer="g3243" svg:width="2.14665911290pt" svg:height="3.14412970322pt" draw:transform="matrix(1.06388280000 0.00000000000 0.00000000000 1.06388280000 48.09313810473pt 48.85856161049pt)" svg:viewBox="0 0 2 3" svg:d="M0.750919 2.68147C0.761476 2.66764 0.772033 2.64821 0.782657 2.62331C0.83287 2.49586 0.861968 2.26868 0.861968 2.19939C0.861968 2.11073 0.846065 2.04703 0.819674 1.99717L0.819674 1.99717L0.819674 1.99717C0.795854 1.94724 0.761476 1.90851 0.724459 1.86972C0.724459 1.86972 0.724459 1.86972 0.713902 1.86135L0.713902 1.86135C0.645147 1.78936 0.579099 1.7173 0.579099 1.56771C0.579099 1.41806 0.645147 1.34883 0.713902 1.274C0.785297 1.19925 0.861968 1.11889 0.861968 0.933272L0.861968 0.933272C0.861968 0.91937 0.861968 0.897241 0.859261 0.869507C0.848704 0.75035 0.827592 0.622966 0.785297 0.514873C0.761476 0.445649 0.732445 0.420683 0.66105 0.426215C0.613477 0.428981 0.581738 0.453947 0.568542 0.503809L0.568542 0.503809L0.568542 0.503809C0.557918 0.542606 0.539443 0.581403 0.512983 0.614596C0.40464 0.75035 0.182539 0.736519 0.0715568 0.609064C-0.00775518 0.517639 -0.0183121 0.381886 0.0292616 0.268332C0.0583607 0.19627 0.116491 0.126975 0.195803 0.0854114L0.195803 0.0854114L0.195803 0.0854114L0.195803 0.0854114C0.246016 0.0605161 0.298868 0.0439193 0.354427 0.0300176C0.497148 -0.00324704 0.650493 -0.00601318 0.745641 0.00788846L0.745641 0.00788846L0.745641 0.00788846L0.745641 0.00788846L0.745641 0.00788846C0.880442 0.0300176 1.01788 0.0688145 1.15269 0.091015L1.62057 0.176836C1.88233 0.224003 2.01186 0.309895 2.08054 0.423449C2.14666 0.534307 2.14666 0.675593 2.14666 0.83071L2.14666 2.30748C2.14666 2.62055 2.14666 2.86709 1.62057 2.96405C1.40646 3.00284 1.18707 3.03887 0.97295 3.08874C0.898917 3.1054 0.822313 3.122 0.743001 3.13583L0.743001 3.13583L0.743001 3.13583L0.743001 3.13583C0.700706 3.14136 0.655772 3.14413 0.610837 3.14413C0.481313 3.14413 0.320049 3.11923 0.193164 3.05547C0.113852 3.01391 0.0583607 2.94745 0.0266224 2.87262C-0.0183121 2.76183 -0.00775518 2.62331 0.0689176 2.53189C0.137605 2.44876 0.261851 2.40997 0.364984 2.4377C0.454853 2.45706 0.534165 2.52352 0.565903 2.63991C0.579099 2.69531 0.616116 2.71751 0.671607 2.71751C0.703346 2.71751 0.727098 2.71751 0.74828 2.68977L0.74828 2.68977Z" koffice:nodeTypes="ccccccccccccccccccccccccccccccccccccccccccccccccccccc"/>
          <draw:path draw:style-name="gr5" draw:id="shape473" draw:name="path958" draw:layer="g3243" svg:width="3.03043151733pt" svg:height="4.00048493813pt" draw:transform="matrix(1.06388280000 0.00000000000 0.00000000000 1.06388280000 48.14053203520pt 48.88931249881pt)" svg:viewBox="0 0 3 4" svg:d="M1.23021 0.972863C1.19948 0.763527 1.11864 0.485735 1.00706 0.467628C0.880128 0.449614 0.764814 0.471231 0.73015 0.597517C0.73015 0.597517 0.73015 0.597517 0.73015 0.597517C0.683966 0.759924 0.522466 0.860989 0.337825 0.835769C0.0723352 0.803251 -0.0738023 0.561488 0.0377703 0.323328C0.11468 0.150112 0.299321 0.0778699 0.483962 0.0382382C0.683966 -0.00508886 0.90327 -0.00869175 1.03405 0.0129256C1.23404 0.041841 1.43021 0.0887709 1.62647 0.121197L2.30733 0.233071C2.66883 0.290809 2.85347 0.395478 2.942 0.536175C3.03043 0.669759 3.03043 0.846578 3.03043 1.04141L3.03043 2.96119C3.03043 3.34735 3.03043 3.65045 2.30733 3.76953L1.62647 3.8814C1.62647 3.8814 1.62647 3.8814 1.62647 3.8814L1.62647 3.8814C1.54178 3.89591 1.45335 3.91032 1.36482 3.92833C1.19555 3.96085 1.02252 4.00048 0.845564 4.00048C0.664763 4.00048 0.433937 3.96806 0.256976 3.88861C0.153183 3.84177 0.0761757 3.76232 0.0377703 3.67576C-0.0891644 3.39428 0.153183 3.09838 0.480122 3.16692C0.591694 3.18854 0.695487 3.26439 0.733991 3.39788C0.768654 3.52416 0.883969 3.54948 1.011 3.52777L1.011 3.52777C1.07245 3.51696 1.11095 3.44481 1.1341 3.39428C1.21101 3.22106 1.25719 2.91796 1.25719 2.8241C1.25719 2.70141 1.23021 2.61116 1.1917 2.53901L1.1917 2.53901C1.1533 2.46686 1.09943 2.41632 1.04557 2.36579C1.03789 2.35859 1.03405 2.35498 1.0302 2.35138C0.937835 2.26473 0.845564 2.17816 0.845564 2.00135C0.845564 1.82813 0.933994 1.74148 1.0302 1.65131C1.14178 1.54664 1.25719 1.43477 1.25719 1.1713C1.25719 1.10635 1.24941 1.04141 1.23788 0.976466" koffice:nodeTypes="ccccccccccccccccccccccccccccccccccc"/>
          <draw:path draw:style-name="gr7" draw:id="shape474" draw:name="path960" draw:layer="g3243" svg:width="3.03813109417pt" svg:height="4.00769395105pt" draw:transform="matrix(1.06388280000 0.00000000000 0.00000000000 1.06388280000 48.13721156751pt 48.88931249882pt)" svg:viewBox="0 0 3 4" svg:d="M1.23562 0.97374C1.20485 0.764214 1.1239 0.486172 1.00834 0.468049C0.881246 0.450019 0.765686 0.471655 0.731077 0.598055L0.731077 0.598055C0.731077 0.598055 0.731077 0.598055 0.731077 0.598055C0.684834 0.760608 0.52313 0.858159 0.338156 0.836522C0.0724281 0.803974 -0.0738946 0.561993 0.0378194 0.323619C0.114826 0.150247 0.299702 0.07794 0.484577 0.0382726C0.684834 -0.00509344 0.904417 -0.00869957 1.03536 0.0129372C1.23562 0.0418787 1.43203 0.0888509 1.63239 0.121306L2.31411 0.233281C2.67607 0.291071 2.86095 0.395834 2.94959 0.536658C3.03813 0.670362 3.03813 0.84734 3.03813 1.04235L3.03813 2.96746C3.03813 3.35397 3.03813 3.65734 2.31411 3.77653L1.63239 3.88851C1.63239 3.88851 1.63239 3.88851 1.63239 3.88851L1.63239 3.88851L1.63239 3.88851L1.63239 3.88851L1.63239 3.88851C1.54759 3.90302 1.45905 3.91745 1.37041 3.93548C1.20091 3.96803 1.02767 4.00769 0.850482 4.00769C0.669452 4.00769 0.438333 3.97524 0.261149 3.89572C0.157224 3.84884 0.0801189 3.76932 0.0416648 3.68268C-0.0854309 3.40094 0.157224 3.10477 0.484577 3.17338C0.596291 3.19502 0.700216 3.27093 0.738768 3.40455C0.773475 3.53095 0.888936 3.55628 1.01613 3.53455L1.01613 3.53455L1.01613 3.53455C1.07766 3.52373 1.11621 3.45152 1.13938 3.40094C1.21639 3.23117 1.25869 2.92419 1.25869 2.83025C1.25869 2.70745 1.23177 2.61711 1.19322 2.5449L1.19322 2.5449C1.15476 2.47629 1.10083 2.42211 1.04689 2.37153C1.0392 2.36432 1.03536 2.36071 1.03151 2.3571L1.03151 2.3571C0.939025 2.27037 0.846637 2.18373 0.846637 2.01036C0.846637 1.83699 0.93518 1.75026 1.03151 1.66001C1.14323 1.55525 1.25869 1.44327 1.25869 1.17966C1.25869 1.11456 1.251 1.04956 1.23947 0.984558L1.23947 0.984558L1.23947 0.984558Z" koffice:nodeTypes="cccccccccccccccccccccccccccccccccccccccccccc"/>
          <draw:path draw:style-name="gr6" draw:id="shape475" draw:name="path962" draw:layer="g3243" svg:width="0.81410369293pt" svg:height="2.90231388609pt" draw:transform="matrix(1.06388280000 0.00000000000 0.00000000000 1.06388280000 49.38417604170pt 49.45324927744pt)" svg:viewBox="0 0 1 3" svg:d="M0.013387 1.41907C0.013387 1.41907 0.0162021 1.41907 0.0162021 1.41531C0.0556857 1.37387 0.18251 1.23085 0.199473 0.77916C0.202288 0.69628 0.202288 0.613498 0.199473 0.530618C0.191027 0.421526 0.17688 0.327372 0.162804 0.255864C0.151544 0.180598 0.140283 0.120366 0.145914 0.0789268C0.154359 -9.75443e-05 0.207918 -0.0189863 0.365853 0.0186948L0.571644 0.0638929C0.678834 0.0864437 0.740839 0.17684 0.774692 0.308579C0.808473 0.432802 0.814104 0.598464 0.814104 0.782918L0.814104 2.1193C0.814104 2.29999 0.808473 2.46566 0.774692 2.59364C0.740839 2.72162 0.678834 2.81192 0.571644 2.83832L0.408151 2.87591C0.35452 2.88728 0.298146 2.90231 0.241771 2.90231C0.137468 2.90231 0.137468 2.81568 0.151544 2.70658C0.162804 2.6237 0.179695 2.54468 0.188212 2.45804C0.199473 2.36023 0.202288 2.25855 0.199473 2.15698C0.191027 1.69392 0.0697613 1.53953 0.0246474 1.49057C0.00775678 1.47178 -0.0148362 1.45675 0.013387 1.42282" koffice:nodeTypes="cccccccccccccccccccc"/>
          <draw:path draw:style-name="gr7" draw:id="shape476" draw:name="path964" draw:layer="g3243" svg:width="0.80848321917pt" svg:height="2.90231388609pt" draw:transform="matrix(1.06388280000 0.00000000000 0.00000000000 1.06388280000 49.38749535603pt 49.45324927744pt)" svg:viewBox="0 0 1 3" svg:d="M0.0105353 1.41907C0.0105353 1.41907 0.0133407 1.41907 0.0133407 1.41531L0.0133407 1.41531C0.0526878 1.37387 0.179073 1.23085 0.195978 0.77916C0.198783 0.69628 0.198783 0.613498 0.195978 0.530618C0.187561 0.421526 0.173463 0.33113 0.159436 0.255864C0.148214 0.180598 0.136993 0.120366 0.142604 0.0789268C0.15102 -9.75443e-05 0.204394 -0.0189863 0.361782 0.0186948L0.566862 0.0638929C0.673682 0.0864437 0.735472 0.17684 0.769208 0.308579C0.802872 0.432802 0.808483 0.598464 0.808483 0.782918L0.808483 2.1193C0.808483 2.29999 0.802872 2.46566 0.769208 2.59364C0.735472 2.72162 0.673682 2.81192 0.566862 2.83832L0.403935 2.87591C0.350489 2.88728 0.294309 2.90231 0.23813 2.90231C0.134187 2.90231 0.134187 2.81568 0.15102 2.70658C0.162241 2.6237 0.179073 2.54468 0.187561 2.45804C0.198783 2.36023 0.201588 2.25855 0.198783 2.15698C0.190367 1.69392 0.06952 1.53953 0.0245622 1.49057C0.00772996 1.47178 -0.0147849 1.45675 0.0133407 1.42282L0.0133407 1.42282Z" koffice:nodeTypes="ccccccccccccccccccccccc"/>
          <draw:path draw:style-name="gr5" draw:id="shape477" draw:name="path966" draw:layer="g3243" svg:width="0.66533386240pt" svg:height="2.73528476401pt" draw:transform="matrix(1.06388280000 0.00000000000 0.00000000000 1.06388280000 49.43647322035pt 49.48682447584pt)" svg:viewBox="0 0 1 3" svg:d="M0 1.36635C0.040784 1.41014 0.152956 1.55272 0.173381 1.98392C0.181016 2.17403 0.168291 2.3531 0.140232 2.54311C0.130052 2.61253 0.122352 2.66371 0.124897 2.69655C0.130052 2.74042 0.168291 2.74772 0.285488 2.71488L0.471594 2.66736C0.555706 2.64911 0.60158 2.5723 0.62964 2.45901C0.657699 2.34206 0.665334 2.18863 0.665334 2.01321L0.665334 0.715851C0.665334 0.544081 0.660244 0.386905 0.62964 0.269959C0.60158 0.16031 0.553162 0.0835931 0.471594 0.0616072L0.285488 0.0178225C0.170836 -0.0114608 0.130052 -0.00416339 0.124897 0.0360661C0.122352 0.0652559 0.130052 0.12008 0.140232 0.189593C0.178471 0.430783 0.191195 0.664676 0.160591 0.909514C0.124897 1.20553 0.0356942 1.31883 0.00261018 1.3627" koffice:nodeTypes="cccccccccccccccc"/>
          <draw:path draw:style-name="gr7" draw:id="shape478" draw:name="path968" draw:layer="g3243" svg:width="0.67043344000pt" svg:height="2.73528476401pt" draw:transform="matrix(1.06388280000 0.00000000000 0.00000000000 1.06388280000 49.43647322035pt 49.48682447584pt)" svg:viewBox="0 0 1 3" svg:d="M0 1.36635C0.04094 1.41014 0.153541 1.55272 0.174044 1.98392C0.181708 2.17029 0.168935 2.3531 0.140768 2.54311C0.130549 2.61253 0.12282 2.66371 0.125375 2.69655C0.130549 2.74042 0.168935 2.74772 0.28658 2.71488L0.473397 2.66736C0.557832 2.64911 0.603881 2.5723 0.634603 2.45901C0.662769 2.34206 0.670433 2.18863 0.670433 2.01321L0.670433 0.715851C0.670433 0.544081 0.665324 0.386905 0.634603 0.269959C0.606436 0.16031 0.557832 0.0835931 0.473397 0.0616072L0.28658 0.0178225C0.171489 -0.0114608 0.130549 -0.00416339 0.125375 0.0360661C0.12282 0.0652559 0.130549 0.12008 0.140768 0.189593C0.179153 0.430783 0.191927 0.664676 0.161205 0.909514C0.125375 1.20553 0.0358307 1.31883 0.00262016 1.3627L0.00262016 1.3627Z" koffice:nodeTypes="cccccccccccccccccc"/>
          <draw:path draw:style-name="gr5" draw:id="shape479" draw:name="path970" draw:layer="g3243" svg:width="12.55393353846pt" svg:height="16.46610604400pt" draw:transform="matrix(1.06388280000 0.00000000000 0.00000000000 1.06388280000 46.54407377434pt 47.20564688531pt)" svg:viewBox="0 0 13 16" svg:d="M1.1172e-14 6.72076L5.33423 6.72076L5.33423 0L7.22281 0L7.22281 6.72076L12.5539 6.72076L12.5539 8.67014L7.22281 8.67014L7.22281 16.3931C6.91574 16.4409 6.59939 16.4661 6.27699 16.4661L6.27699 16.4661C5.95757 16.4661 5.6413 16.4409 5.33423 16.3931L5.33423 8.67014L0 8.67014L0 6.72076" koffice:nodeTypes="ccccccccccccccc"/>
          <draw:path draw:style-name="gr6" draw:id="shape480" draw:name="path972" draw:layer="g3243" svg:width="2.14138391873pt" svg:height="3.15367612150pt" draw:transform="matrix(1.06388280000 0.00000000000 0.00000000000 1.06388280000 48.08318016172pt 57.95558994322pt)" svg:viewBox="0 0 2 3" svg:d="M0.749996 2.67917C0.76054 2.66567 0.771084 2.64578 0.781628 2.62092C0.831846 2.49306 0.86084 2.26575 0.86084 2.19613C0.86084 2.10734 0.845025 2.04412 0.818599 1.99369C0.794875 1.94396 0.757904 1.90489 0.723569 1.86938C0.723569 1.86938 0.723569 1.86938 0.713025 1.85801C0.644354 1.78555 0.578387 1.71381 0.578387 1.56393C0.578387 1.41689 0.644354 1.34443 0.713025 1.27269C0.784331 1.19739 0.86084 1.11712 0.86084 0.931012L0.86084 0.931012C0.86084 0.917515 0.86084 0.894784 0.858204 0.867078C0.847661 0.74774 0.826574 0.620589 0.784331 0.509065C0.76054 0.440162 0.731477 0.4153 0.660238 0.420272C0.612655 0.423113 0.581023 0.450817 0.567776 0.501251L0.567776 0.501251C0.557232 0.542451 0.53878 0.58152 0.512353 0.614906C0.404142 0.750582 0.182315 0.737085 0.0714688 0.609223C-0.00510967 0.517589 -0.0182895 0.381913 0.0292256 0.268259C0.0582213 0.192962 0.116348 0.129031 0.195562 0.0849899L0.195562 0.0849899C0.245713 0.0601279 0.301137 0.0402383 0.353924 0.0295831C0.496537 -0.00380296 0.649626 -0.00664433 0.744724 0.00969353L0.744724 0.00969353L0.744724 0.00969353C0.881996 0.0324245 1.01663 0.0707831 1.15127 0.0935141L1.61858 0.179466C1.87995 0.226348 2.00938 0.3123 2.07535 0.428796C2.14138 0.542451 2.14138 0.681678 2.14138 0.836533L2.14138 2.31547C2.14138 2.62944 2.14138 2.8738 1.61595 2.97325C1.39946 3.01232 1.18297 3.04855 0.969118 3.09827C0.895176 3.11461 0.818599 3.13166 0.742088 3.14515L0.742088 3.14515C0.699845 3.15083 0.654966 3.15368 0.610019 3.15368C0.480653 3.15368 0.319656 3.12881 0.192926 3.06488C0.113712 3.02368 0.0582213 2.95691 0.0265896 2.88161C-0.0182895 2.7708 -0.00774564 2.63513 0.0688328 2.54065C0.137436 2.45754 0.261529 2.42131 0.364535 2.44333C0.454294 2.46251 0.533508 2.53213 0.562504 2.64578C0.575751 2.70119 0.612655 2.72676 0.668146 2.72676C0.699845 2.72676 0.723569 2.72676 0.744724 2.70119" koffice:nodeTypes="ccccccccccccccccccccccccccccccccccccccccc"/>
          <draw:path draw:style-name="gr7" draw:id="shape481" draw:name="path974" draw:layer="g3243" svg:width="2.14665911290pt" svg:height="3.15334250753pt" draw:transform="matrix(1.06388280000 0.00000000000 0.00000000000 1.06388280000 48.08318016173pt 57.94897868886pt)" svg:viewBox="0 0 2 3" svg:d="M0.750919 2.68454C0.761476 2.67104 0.772033 2.65116 0.78259 2.6263C0.83287 2.49844 0.8619 2.27398 0.8619 2.20153C0.8619 2.11274 0.846065 2.04953 0.819607 1.99909L0.819607 1.99909L0.819607 1.99909C0.795854 1.94937 0.758837 1.91031 0.724459 1.87479C0.724459 1.87479 0.724459 1.87479 0.713902 1.86343L0.713902 1.86343C0.645147 1.79098 0.579099 1.71923 0.579099 1.56936C0.579099 1.42233 0.645147 1.34987 0.713902 1.27529C0.785297 1.2 0.8619 1.11974 0.8619 0.933635L0.8619 0.933635C0.8619 0.92014 0.8619 0.89812 0.859261 0.869709C0.848704 0.750377 0.827592 0.623232 0.785297 0.512425C0.761476 0.442815 0.732377 0.417954 0.66105 0.423636C0.613409 0.425767 0.581738 0.45418 0.568475 0.503901L0.568475 0.503901L0.568475 0.503901C0.557918 0.545099 0.539443 0.584166 0.512983 0.614709C0.40464 0.750377 0.182539 0.736881 0.0715568 0.609026C-0.00511596 0.517397 -0.0183121 0.381728 0.0292616 0.268079C0.058293 0.192787 0.116491 0.128859 0.195803 0.0848206L0.195803 0.0848206L0.195803 0.0848206L0.195803 0.0848206C0.246016 0.0599599 0.301507 0.0400713 0.354359 0.0294167C0.497148 -0.00396767 0.653065 -0.00680889 0.745641 0.0102384L0.745641 0.0102384L0.745641 0.0102384L0.745641 0.0102384L0.745641 0.0102384C0.883082 0.0322579 1.01788 0.0706145 1.15269 0.093344L1.62057 0.179291C1.88226 0.226171 2.01186 0.312118 2.08054 0.428609C2.14666 0.540127 2.14666 0.681478 2.14666 0.837035L2.14666 2.31589C2.14666 2.62914 2.14666 2.87348 1.62057 2.97292C1.40382 3.01199 1.18707 3.04822 0.97295 3.09794C0.898917 3.11499 0.822246 3.13132 0.743001 3.14553L0.743001 3.14553L0.743001 3.14553L0.743001 3.14553C0.700706 3.1505 0.655772 3.15334 0.61077 3.15334C0.481245 3.15334 0.320049 3.12848 0.193164 3.06455C0.113852 3.02336 0.058293 2.95659 0.0266224 2.8813C-0.0183121 2.77049 -0.00775518 2.63482 0.0689176 2.54035C0.137605 2.45724 0.261851 2.42102 0.367623 2.44304C0.457492 2.46292 0.536804 2.53182 0.568475 2.64831C0.581738 2.70372 0.618755 2.72929 0.674246 2.72929C0.705985 2.72929 0.729738 2.72929 0.750919 2.70372L0.750919 2.70372Z" koffice:nodeTypes="ccccccccccccccccccccccccccccccccccccccccccccccccccccc"/>
          <draw:path draw:style-name="gr5" draw:id="shape482" draw:name="path976" draw:layer="g3243" svg:width="3.03052681054pt" svg:height="4.00711558055pt" draw:transform="matrix(1.06388280000 0.00000000000 0.00000000000 1.06388280000 48.12721497104pt 57.96892495392pt)" svg:viewBox="0 0 3 4" svg:d="M1.23411 0.980962C1.20329 0.771082 1.12254 0.492783 1.00712 0.471517C0.880187 0.45395 0.764772 0.475216 0.730207 0.601883C0.730207 0.601883 0.730207 0.601883 0.730207 0.601883C0.684021 0.763685 0.51858 0.861691 0.337777 0.839501C0.0723823 0.80714 -0.0737574 0.565825 0.0377184 0.327282C0.114727 0.153461 0.299371 0.0813433 0.484015 0.037888C0.684021 -0.00556741 0.903329 -0.00834116 1.03411 0.0129243C1.23027 0.0415863 1.43028 0.0924383 1.62644 0.121101L2.30731 0.232975C2.66892 0.291224 2.85356 0.395701 2.94209 0.53254C3.03053 0.670302 3.03053 0.843199 3.03053 1.03829L3.03053 2.96326C3.03053 3.34974 3.03053 3.653 2.30731 3.77227L1.62644 3.88415L1.62644 3.88415C1.54185 3.89524 1.45332 3.91373 1.36489 3.935C1.19561 3.96736 1.02249 4.00712 0.845622 4.00712C0.664818 4.00712 0.433989 3.97476 0.257026 3.89524C0.153133 3.84809 0.0762229 3.76857 0.0377184 3.68259C-0.0892182 3.40059 0.153133 3.10472 0.480174 3.17314C0.59165 3.19441 0.695543 3.27022 0.734048 3.40799C0.768613 3.53096 0.884028 3.55962 1.01096 3.53743L1.01096 3.53743C1.07251 3.52726 1.11102 3.45514 1.13406 3.40429C1.21097 3.23047 1.25716 2.9272 1.25716 2.83382C1.25716 2.71085 1.23027 2.62024 1.19177 2.54813C1.15336 2.47601 1.0995 2.42516 1.04563 2.37523C1.03795 2.36783 1.03411 2.36413 1.03027 2.36043C0.937895 2.27352 0.849463 2.18754 0.849463 2.01002C0.849463 1.83712 0.937895 1.75021 1.03411 1.6596C1.14558 1.55512 1.26484 1.44325 1.26484 1.18344C1.26484 1.1178 1.25716 1.04938 1.24563 0.988359" koffice:nodeTypes="ccccccccccccccccccccccccccccccccc"/>
          <draw:path draw:style-name="gr7" draw:id="shape483" draw:name="path978" draw:layer="g3243" svg:width="3.03052681054pt" svg:height="4.00020218310pt" draw:transform="matrix(1.06388280000 0.00000000000 0.00000000000 1.06388280000 48.12721497104pt 57.96892495392pt)" svg:viewBox="0 0 3 4" svg:d="M1.23411 0.980115C1.20329 0.774111 1.12254 0.492357 1.00712 0.47111C0.880187 0.453558 0.764772 0.474805 0.730207 0.601364L0.730207 0.601364C0.730207 0.601364 0.730207 0.601364 0.730207 0.601364C0.684021 0.763026 0.51858 0.860947 0.337777 0.838776C0.0723823 0.806444 -0.0737574 0.565336 0.0377184 0.327C0.114727 0.153329 0.299371 0.0812731 0.484015 0.0378553C0.684021 -0.00556261 0.903329 -0.00833396 1.03411 0.0129131C1.23027 0.0415504 1.43028 0.0923585 1.62644 0.120996L2.30731 0.232774C2.66892 0.290972 2.85356 0.39536 2.94209 0.53208C3.03053 0.669724 3.03053 0.842472 3.03053 1.03739L3.03053 2.96071C3.03053 3.34685 3.03053 3.64985 2.30731 3.76902L1.62644 3.88079L1.62644 3.88079L1.62644 3.88079L1.62644 3.88079L1.62644 3.88079L1.62644 3.88079C1.54185 3.89188 1.45332 3.91036 1.36489 3.9316C1.19561 3.96393 1.02249 4.00366 0.845622 3.99996C0.664818 3.99996 0.433989 3.96763 0.257026 3.88818C0.153133 3.84107 0.0762229 3.76255 0.0377184 3.67571C-0.0892182 3.39396 0.153133 3.09835 0.480174 3.16671C0.59165 3.18796 0.695543 3.26371 0.734048 3.40135C0.768613 3.52421 0.884028 3.55285 1.01096 3.5316L1.01096 3.5316L1.01096 3.5316C1.07251 3.52052 1.11102 3.44846 1.13406 3.39765C1.21097 3.22768 1.25331 2.92098 1.25331 2.82768C1.25331 2.70482 1.22643 2.61429 1.18793 2.54223L1.18793 2.54223C1.14952 2.47387 1.09565 2.41937 1.04179 2.36948C1.03411 2.36209 1.03027 2.3584 1.02643 2.3547L1.02643 2.3547C0.934054 2.26787 0.841683 2.18196 0.841683 2.00459C0.841683 1.83184 0.930214 1.74501 1.02643 1.65447C1.1379 1.55009 1.25716 1.43831 1.25716 1.17873C1.25716 1.11314 1.24947 1.04848 1.23795 0.98381L1.23795 0.98381L1.23795 0.98381Z" koffice:nodeTypes="cccccccccccccccccccccccccccccccccccccccccccc"/>
          <draw:path draw:style-name="gr6" draw:id="shape484" draw:name="path980" draw:layer="g3243" svg:width="0.81417791858pt" svg:height="2.90043418723pt" draw:transform="matrix(1.06388280000 0.00000000000 0.00000000000 1.06388280000 49.37085488834pt 58.54031978215pt)" svg:viewBox="0 0 1 3" svg:d="M0.01624 1.41776C0.01624 1.41776 0.0190553 1.41391 0.0190553 1.41391L0.0190553 1.41391C0.0556533 1.37248 0.18537 1.2299 0.202334 0.778063C0.205149 0.695211 0.205149 0.612358 0.199519 0.529506C0.193816 0.420642 0.176925 0.326229 0.162849 0.254937C0.151588 0.179792 0.140255 0.122951 0.145885 0.0776721C0.154403 0.00252698 0.207965 -0.0196312 0.365834 0.0179414L0.571707 0.0632212C0.67883 0.0853793 0.74091 0.175938 0.774692 0.310814C0.805732 0.435093 0.814178 0.600798 0.814178 0.78577L0.814178 2.11719C0.814178 2.29831 0.808547 2.46401 0.774692 2.59215C0.74091 2.72317 0.67883 2.81373 0.571707 2.83685L0.408135 2.87442C0.354573 2.88502 0.298196 2.90043 0.241819 2.90043C0.137439 2.90043 0.137439 2.81373 0.151588 2.70486C0.162849 2.62201 0.17974 2.54301 0.188186 2.45631C0.199519 2.35804 0.202334 2.25688 0.199519 2.15476C0.191001 1.69233 0.0698016 1.53819 0.0246857 1.48905C0.00772218 1.47075 -0.0147997 1.45534 0.0133526 1.42162" koffice:nodeTypes="ccccccccccccccccccccc"/>
          <draw:path draw:style-name="gr7" draw:id="shape485" draw:name="path982" draw:layer="g3243" svg:width="0.80851610094pt" svg:height="2.90043418723pt" draw:transform="matrix(1.06388280000 0.00000000000 0.00000000000 1.06388280000 49.37419834185pt 58.54031978215pt)" svg:viewBox="0 0 1 3" svg:d="M0.0133577 1.41776C0.0133577 1.41776 0.0161631 1.41391 0.0161631 1.41391L0.0161631 1.41391C0.0526337 1.37248 0.181899 1.2299 0.198803 0.778063C0.201609 0.695211 0.201609 0.612358 0.195998 0.529506C0.190315 0.420642 0.173482 0.330082 0.159455 0.254937C0.148234 0.179792 0.13694 0.122951 0.142551 0.0776721C0.151039 0.00252698 0.204414 -0.0196312 0.361734 0.0179414L0.56689 0.0632212C0.67364 0.0853793 0.735503 0.175938 0.769168 0.310814C0.802905 0.435093 0.808516 0.600798 0.808516 0.78577L0.808516 2.11719C0.808516 2.29831 0.802905 2.46401 0.769168 2.59215C0.735503 2.72317 0.67364 2.81373 0.56689 2.83685L0.403887 2.87442C0.350512 2.88502 0.294332 2.90043 0.238151 2.90043C0.134134 2.90043 0.134134 2.81373 0.151039 2.70872C0.162261 2.62587 0.179093 2.54687 0.18751 2.46016C0.198803 2.36189 0.201609 2.26074 0.198803 2.15862C0.190315 1.69618 0.0695382 1.54204 0.0245794 1.49291C0.00767488 1.47364 -0.0147685 1.45919 0.0133577 1.42547L0.0133577 1.42547Z" koffice:nodeTypes="ccccccccccccccccccccccc"/>
          <draw:path draw:style-name="gr5" draw:id="shape486" draw:name="path984" draw:layer="g3243" svg:width="0.66025375360pt" svg:height="2.72506855695pt" draw:transform="matrix(1.06388280000 0.00000000000 0.00000000000 1.06388280000 49.42651527734pt 58.57783530417pt)" svg:viewBox="0 0 1 3" svg:d="M0 1.36202C0.040628 1.40591 0.152371 1.54785 0.172718 1.97834C0.180323 2.16418 0.167582 2.35094 0.13716 2.53303C0.126954 2.60214 0.119349 2.6535 0.121884 2.68618C0.126954 2.73007 0.165047 2.73754 0.281861 2.70486L0.467255 2.66097C0.551046 2.64229 0.596744 2.56572 0.624696 2.45273C0.652583 2.336 0.660254 2.18285 0.660254 2.00823L0.660254 0.716749C0.660254 0.544926 0.655118 0.388044 0.624696 0.271317C0.599279 0.16206 0.551046 0.085486 0.467255 0.0630743L0.281861 0.0163833C0.167582 -0.00976361 0.126954 -0.00602832 0.121884 0.0378612C0.119349 0.0668096 0.124419 0.121906 0.13716 0.187273C0.175253 0.424463 0.187929 0.661654 0.157442 0.906315C0.121884 1.20141 0.0330224 1.3144 0 1.35829" koffice:nodeTypes="cccccccccccccccc"/>
          <draw:path draw:style-name="gr7" draw:id="shape487" draw:name="path986" draw:layer="g3243" svg:width="0.66025375360pt" svg:height="2.72506855695pt" draw:transform="matrix(1.06388280000 0.00000000000 0.00000000000 1.06388280000 49.42651527734pt 58.57783530417pt)" svg:viewBox="0 0 1 3" svg:d="M0 1.36202C0.040628 1.40591 0.152371 1.54785 0.172718 1.97834C0.180323 2.16418 0.167582 2.35094 0.13716 2.53303C0.126954 2.60214 0.119349 2.6535 0.121884 2.68618C0.126954 2.73007 0.165047 2.73754 0.281861 2.70486L0.467255 2.66097C0.551046 2.64229 0.596744 2.56572 0.624696 2.45273C0.652583 2.336 0.660254 2.18285 0.660254 2.00823L0.660254 0.716749C0.660254 0.544926 0.655118 0.388044 0.624696 0.271317C0.599279 0.16206 0.551046 0.085486 0.467255 0.0630743L0.281861 0.0163833C0.167582 -0.00976361 0.126954 -0.00602832 0.121884 0.0378612C0.119349 0.0668096 0.124419 0.121906 0.13716 0.187273C0.175253 0.424463 0.187929 0.661654 0.157442 0.906315C0.121884 1.20141 0.0330224 1.3144 0 1.35829L0 1.35829Z" koffice:nodeTypes="cccccccccccccccccc"/>
          <draw:path draw:style-name="gr6" draw:id="shape488" draw:name="path988" draw:layer="g3243" svg:width="2.14666088694pt" svg:height="3.15367612150pt" draw:transform="matrix(1.06388280000 0.00000000000 0.00000000000 1.06388280000 55.90624241434pt 57.95558994322pt)" svg:viewBox="0 0 2 3" svg:d="M1.38782 2.67917C1.37727 2.66567 1.36664 2.64578 1.35872 2.62092C1.30851 2.49306 1.27941 2.26575 1.27941 2.19613C1.27941 2.10734 1.29532 2.04412 1.32171 1.99369C1.34553 1.94396 1.37991 1.90489 1.41692 1.86938C1.41692 1.86938 1.41692 1.86938 1.42748 1.85801C1.49617 1.78555 1.56492 1.71381 1.56492 1.56393C1.56492 1.41689 1.49881 1.34443 1.42748 1.27269C1.35609 1.19739 1.27941 1.11712 1.27941 0.931012L1.27941 0.931012C1.27941 0.917515 1.27941 0.894784 1.28205 0.867078C1.29268 0.74774 1.31379 0.620589 1.35609 0.509065C1.38255 0.440162 1.40894 0.4153 1.48033 0.420272C1.52791 0.423113 1.55964 0.450817 1.57284 0.501251L1.57284 0.501251C1.5834 0.542451 1.60194 0.58152 1.6284 0.614906C1.73938 0.750582 1.95878 0.737085 2.06983 0.609223C2.14914 0.517589 2.15706 0.381913 2.11212 0.268259C2.08302 0.192962 2.02489 0.129031 1.94558 0.0849899L1.94558 0.0849899C1.89537 0.0601279 1.83988 0.0402383 1.78696 0.0295831C1.64423 -0.00380296 1.49089 -0.00664433 1.39838 0.00969353L1.39838 0.00969353C1.26358 0.0324245 1.12614 0.0707831 0.991264 0.0935141L0.523378 0.179466C0.261689 0.226348 0.129525 0.3123 0.0634766 0.428796C0 0.542451 0 0.681678 0 0.836533L0 2.31547C0 2.62944 0 2.8738 0.526085 2.97325C0.742839 3.01232 0.959594 3.04855 1.17371 3.09827C1.24774 3.11461 1.32435 3.13166 1.40366 3.14515L1.40366 3.14515C1.44595 3.15083 1.49089 3.15368 1.53582 3.15368C1.66535 3.15368 1.82925 3.12881 1.9535 3.06488C2.03281 3.02368 2.0883 2.95691 2.12004 2.88161C2.16497 2.7708 2.15442 2.63513 2.07774 2.54065C2.00906 2.45754 1.88481 2.42131 1.77904 2.44333C1.68917 2.46251 1.60986 2.53213 1.58076 2.64578C1.56756 2.70119 1.53054 2.72676 1.47505 2.72676C1.44332 2.72676 1.41956 2.72676 1.39838 2.70119" koffice:nodeTypes="cccccccccccccccccccccccccccccccccccccccc"/>
          <draw:path draw:style-name="gr7" draw:id="shape489" draw:name="path990" draw:layer="g3243" svg:width="2.14666088694pt" svg:height="3.15334250753pt" draw:transform="matrix(1.06388280000 0.00000000000 0.00000000000 1.06388280000 55.90292310000pt 57.94897868886pt)" svg:viewBox="0 0 2 3" svg:d="M1.39046 2.68454C1.37991 2.67104 1.36928 2.65116 1.35872 2.6263C1.30851 2.49844 1.27941 2.27398 1.27941 2.20153C1.27941 2.11274 1.29532 2.04953 1.32171 1.99909L1.32171 1.99909L1.32171 1.99909C1.34553 1.94937 1.37991 1.91031 1.41686 1.87479C1.41686 1.87479 1.41686 1.87479 1.42748 1.86343L1.42748 1.86343C1.49617 1.79098 1.56492 1.71923 1.56492 1.56936C1.56492 1.42233 1.49881 1.34987 1.42748 1.27529C1.35609 1.2 1.27941 1.11974 1.27941 0.933635L1.27941 0.933635C1.27941 0.92014 1.27941 0.89812 1.28205 0.869709C1.29268 0.750377 1.31379 0.623232 1.35609 0.512425C1.38255 0.442815 1.40894 0.417954 1.48033 0.423636C1.52791 0.425767 1.55964 0.45418 1.57284 0.503901L1.57284 0.503901L1.57284 0.503901C1.5834 0.545099 1.60194 0.584166 1.6284 0.614709C1.73938 0.750377 1.95878 0.736881 2.06983 0.609026C2.14914 0.517397 2.15706 0.381728 2.11212 0.268079C2.08038 0.192787 2.02489 0.128859 1.94558 0.0848206L1.94558 0.0848206L1.94558 0.0848206L1.94558 0.0848206C1.89537 0.0599599 1.83981 0.0400713 1.78696 0.0294167C1.64423 -0.00396767 1.49089 -0.00680889 1.39838 0.0102384L1.39838 0.0102384L1.39838 0.0102384L1.39838 0.0102384L1.39838 0.0102384C1.26358 0.0322579 1.12614 0.0706145 0.991264 0.093344L0.523378 0.179291C0.261689 0.226171 0.129525 0.312118 0.063409 0.428609C0 0.540127 0 0.681478 0 0.837035L0 2.31589C0 2.62914 0 2.87348 0.526017 2.97292C0.742839 3.01199 0.959594 3.04822 1.17371 3.09794C1.24767 3.11499 1.32435 3.13132 1.40366 3.14553L1.40366 3.14553L1.40366 3.14553L1.40366 3.14553C1.44595 3.1505 1.49089 3.15334 1.53582 3.15334C1.66535 3.15334 1.82925 3.12848 1.9535 3.06455C2.03281 3.02336 2.0883 2.95659 2.12004 2.8813C2.16497 2.77049 2.15442 2.63482 2.07774 2.54035C2.00899 2.45724 1.88481 2.42102 1.77904 2.44304C1.68917 2.46292 1.6125 2.53182 1.58076 2.64831C1.56756 2.70372 1.53054 2.72929 1.47505 2.72929C1.44332 2.72929 1.41956 2.72929 1.39838 2.70372L1.39838 2.70372Z" koffice:nodeTypes="ccccccccccccccccccccccccccccccccccccccccccccccccccccc"/>
          <draw:path draw:style-name="gr5" draw:id="shape490" draw:name="path992" draw:layer="g3243" svg:width="3.03043656268pt" svg:height="4.00711558055pt" draw:transform="matrix(1.06388280000 0.00000000000 0.00000000000 1.06388280000 55.93288203965pt 57.96892495392pt)" svg:viewBox="0 0 3 4" svg:d="M1.79639 0.980962C1.82711 0.771082 1.90402 0.492783 2.01943 0.471517C2.14637 0.45395 2.26178 0.475216 2.30029 0.601883C2.30029 0.601883 2.30029 0.601883 2.30029 0.601883C2.34647 0.763685 2.50797 0.861691 2.69261 0.839501C2.9581 0.80714 3.10424 0.565825 2.99267 0.327282C2.91576 0.153461 2.73112 0.0813433 2.54647 0.037888C2.34647 -0.00556741 2.12717 -0.00834116 1.99639 0.0129243C1.79639 0.0415863 1.60407 0.0924383 1.40396 0.121101L0.723105 0.232975C0.361503 0.291224 0.176862 0.395701 0.0884309 0.53254C0 0.670302 0 0.843199 0 1.03829L0 2.96326C0 3.34974 0 3.653 0.723105 3.77227L1.40396 3.88415L1.40396 3.88415L1.40396 3.88415C1.48865 3.89524 1.57708 3.91373 1.66561 3.935C1.83479 3.96736 2.00791 4.00712 2.18487 4.00712C2.36567 4.00712 2.5965 3.97476 2.77346 3.89524C2.87725 3.84809 2.95426 3.76857 2.99267 3.68259C3.1196 3.40059 2.87725 3.10472 2.55031 3.17314C2.4349 3.19441 2.33495 3.27022 2.29645 3.40799C2.26178 3.53096 2.14637 3.55962 2.01559 3.53743L2.01559 3.53743C1.95405 3.52726 1.91564 3.45514 1.8925 3.40429C1.81559 3.23047 1.76941 2.9272 1.76941 2.83382C1.76941 2.71085 1.79639 2.62024 1.83479 2.54813C1.8733 2.47601 1.92716 2.42516 1.98103 2.37523C1.98871 2.36783 1.99255 2.36413 1.99639 2.36043C2.08876 2.27352 2.18103 2.18754 2.18103 2.01002C2.18103 1.83712 2.0926 1.75021 1.99639 1.6596C1.88482 1.55512 1.76556 1.44325 1.76556 1.18344C1.76556 1.1178 1.77325 1.04938 1.78487 0.988359" koffice:nodeTypes="cccccccccccccccccccccccccccccccccc"/>
          <draw:path draw:style-name="gr7" draw:id="shape491" draw:name="path994" draw:layer="g3243" svg:width="3.03043656268pt" svg:height="4.00020218310pt" draw:transform="matrix(1.06388280000 0.00000000000 0.00000000000 1.06388280000 55.93288203965pt 57.96892495392pt)" svg:viewBox="0 0 3 4" svg:d="M1.79639 0.980115C1.82711 0.774111 1.90402 0.492357 2.01943 0.47111C2.14637 0.453558 2.26178 0.474805 2.30029 0.601364L2.30029 0.601364C2.30029 0.601364 2.30029 0.601364 2.30029 0.601364C2.34647 0.763026 2.51181 0.860947 2.69261 0.838776C2.9581 0.806444 3.10424 0.565336 2.99267 0.327C2.91576 0.153329 2.73112 0.0812731 2.54647 0.0378553C2.34647 -0.00556261 2.12717 -0.00833396 1.99639 0.0129131C1.79639 0.0415504 1.60407 0.0923585 1.40396 0.120996L0.723105 0.232774C0.361503 0.290972 0.176862 0.39536 0.0884309 0.53208C0 0.669724 0 0.842472 0 1.03739L0 2.96071C0 3.34685 0 3.64985 0.723105 3.76902L1.40396 3.88079L1.40396 3.88079L1.40396 3.88079L1.40396 3.88079L1.40396 3.88079L1.40396 3.88079C1.48865 3.89188 1.57708 3.91036 1.66561 3.9316C1.83479 3.96393 2.00791 4.00366 2.18487 3.99996C2.36567 3.99996 2.5965 3.96763 2.77346 3.88818C2.87725 3.84107 2.95426 3.76255 2.99267 3.67571C3.1196 3.39396 2.87725 3.09835 2.55031 3.16671C2.4349 3.18796 2.33495 3.26371 2.29645 3.40135C2.26178 3.52421 2.14637 3.55285 2.01559 3.5316L2.01559 3.5316L2.01559 3.5316C1.95405 3.52052 1.91564 3.44846 1.8925 3.39765C1.81559 3.22768 1.77325 2.92098 1.77325 2.82768C1.77325 2.70482 1.80023 2.61429 1.83863 2.54223L1.83863 2.54223C1.87714 2.47387 1.931 2.41937 1.98487 2.36948C1.99255 2.36209 1.99639 2.3584 2.00023 2.3547L2.00023 2.3547C2.0926 2.26787 2.18487 2.18196 2.18487 2.00459C2.18487 1.83184 2.09644 1.74501 2.00023 1.65447C1.88866 1.55009 1.76941 1.43831 1.76941 1.17873C1.76941 1.11314 1.77709 1.04848 1.78871 0.98381L1.78871 0.98381L1.78871 0.98381Z" koffice:nodeTypes="cccccccccccccccccccccccccccccccccccccccccccc"/>
          <draw:path draw:style-name="gr6" draw:id="shape492" draw:name="path996" draw:layer="g3243" svg:width="0.81424797341pt" svg:height="2.90043418723pt" draw:transform="matrix(1.06388280000 0.00000000000 0.00000000000 1.06388280000 56.34839210602pt 58.54031978215pt)" svg:viewBox="0 0 1 3" svg:d="M0.795229 1.41776C0.795229 1.41776 0.792414 1.41391 0.792414 1.41391C0.752927 1.37248 0.626019 1.2299 0.609127 0.778063C0.606312 0.695211 0.606312 0.612358 0.611942 0.529506C0.617573 0.420642 0.634465 0.326229 0.648614 0.254937C0.659876 0.179792 0.671137 0.122951 0.665506 0.0776721C0.65706 0.00252698 0.600681 -0.0196312 0.448363 0.0179414L0.242554 0.0632212C0.135354 0.0853793 0.0733436 0.175938 0.0394871 0.310814C0.00851825 0.435093 0 0.600798 0 0.78577L0 2.11719C0 2.29831 0.0057029 2.46401 0.0394871 2.59215C0.0733436 2.72317 0.135354 2.81373 0.242554 2.83685L0.403245 2.87442C0.456881 2.88502 0.513261 2.90043 0.56964 2.90043C0.673952 2.90043 0.676768 2.81373 0.659876 2.70486C0.648614 2.62201 0.63165 2.54301 0.623204 2.45631C0.611942 2.35804 0.609127 2.25688 0.611942 2.15476C0.623204 1.69233 0.741665 1.53819 0.789598 1.48905C0.806491 1.47075 0.829086 1.45534 0.80086 1.42162" koffice:nodeTypes="cccccccccccccccccccc"/>
          <draw:path draw:style-name="gr7" draw:id="shape493" draw:name="path998" draw:layer="g3243" svg:width="0.80862700076pt" svg:height="2.90043418723pt" draw:transform="matrix(1.06388280000 0.00000000000 0.00000000000 1.06388280000 56.34839210602pt 58.54031978215pt)" svg:viewBox="0 0 1 3" svg:d="M0.792479 1.41776C0.792479 1.41776 0.789674 1.41391 0.789674 1.41391L0.789674 1.41391C0.750323 1.37248 0.623855 1.2299 0.607021 0.778063C0.604215 0.695211 0.604215 0.612358 0.609826 0.529506C0.615438 0.420642 0.632271 0.330082 0.646371 0.254937C0.657594 0.179792 0.668816 0.122951 0.663205 0.0776721C0.654788 0.00252698 0.598604 -0.0196312 0.446813 0.0179414L0.241715 0.0632212C0.134886 0.0853793 0.07309 0.175938 0.0393506 0.310814C0.00568318 0.435093 0 0.600798 0 0.78577L0 2.11719C0 2.29831 0.00568318 2.46401 0.0393506 2.59215C0.07309 2.72317 0.134886 2.81373 0.241715 2.83685L0.401851 2.87442C0.455302 2.88502 0.511486 2.90043 0.56767 2.90043C0.671622 2.90043 0.674428 2.81373 0.654788 2.70872C0.643566 2.62587 0.62666 2.54687 0.618243 2.46016C0.607021 2.36189 0.604215 2.26074 0.607021 2.15862C0.618243 1.69618 0.736295 1.54204 0.784063 1.49291C0.800896 1.47364 0.823413 1.45919 0.795285 1.42547L0.795285 1.42547Z" koffice:nodeTypes="ccccccccccccccccccccccc"/>
          <draw:path draw:style-name="gr5" draw:id="shape494" draw:name="path1000" draw:layer="g3243" svg:width="0.66012375040pt" svg:height="2.72506855695pt" draw:transform="matrix(1.06388280000 0.00000000000 0.00000000000 1.06388280000 56.38498967434pt 58.57783530417pt)" svg:viewBox="0 0 1 3" svg:d="M0.660124 1.36202C0.622035 1.40591 0.507832 1.54785 0.487488 1.97834C0.479883 2.16418 0.492558 2.35094 0.523042 2.53303C0.533182 2.60214 0.540787 2.6535 0.538252 2.68618C0.533182 2.73007 0.495093 2.73754 0.378291 2.70486L0.19298 2.66097C0.109197 2.64229 0.0609685 2.56572 0.0355541 2.45273C0.00760481 2.336 0 2.18285 0 2.00823L0 0.716749C0 0.544926 0.00506988 0.388044 0.0355541 0.271317C0.0609685 0.16206 0.109197 0.085486 0.19298 0.0630743L0.378291 0.0163833C0.492558 -0.00976361 0.533182 -0.00602832 0.538252 0.0378612C0.540787 0.0668096 0.535717 0.121906 0.523042 0.187273C0.484953 0.424463 0.472278 0.661654 0.502698 0.906315C0.538252 1.20141 0.62717 1.3144 0.660124 1.35829" koffice:nodeTypes="cccccccccccccccc"/>
          <draw:path draw:style-name="gr7" draw:id="shape495" draw:name="path1002" draw:layer="g3243" svg:width="0.66012375040pt" svg:height="2.72506855695pt" draw:transform="matrix(1.06388280000 0.00000000000 0.00000000000 1.06388280000 56.38498967434pt 58.57783530417pt)" svg:viewBox="0 0 1 3" svg:d="M0.660124 1.36202C0.6195 1.40591 0.507832 1.54785 0.487488 1.97834C0.479883 2.16418 0.492558 2.35094 0.523042 2.53303C0.533182 2.60214 0.540787 2.6535 0.538252 2.68618C0.533182 2.73007 0.495093 2.73754 0.378291 2.70486L0.19298 2.66097C0.109197 2.64229 0.0609685 2.56572 0.0355541 2.45273C0.00760481 2.336 0 2.18285 0 2.00823L0 0.716749C0 0.544926 0.00506988 0.388044 0.0355541 0.271317C0.0609685 0.16206 0.109197 0.085486 0.19298 0.0630743L0.378291 0.0163833C0.492558 -0.00976361 0.533182 -0.00602832 0.538252 0.0378612C0.540787 0.0668096 0.535717 0.121906 0.523042 0.187273C0.484953 0.424463 0.472278 0.661654 0.502698 0.906315C0.538252 1.20141 0.62717 1.3144 0.660124 1.35829L0.660124 1.35829Z" koffice:nodeTypes="cccccccccccccccccc"/>
          <draw:path draw:style-name="gr6" draw:id="shape496" draw:name="path1004" draw:layer="g3243" svg:width="2.14666088694pt" svg:height="3.14412970322pt" draw:transform="matrix(1.06388280000 0.00000000000 0.00000000000 1.06388280000 55.90624241434pt 48.85856161049pt)" svg:viewBox="0 0 2 3" svg:d="M1.38782 2.68147C1.37727 2.66764 1.36664 2.64821 1.35872 2.62331C1.30851 2.49586 1.27941 2.26868 1.27941 2.19939C1.27941 2.11073 1.29532 2.04703 1.32171 1.99717C1.34553 1.94724 1.37991 1.90851 1.41692 1.86972C1.41692 1.86972 1.41692 1.86972 1.42748 1.86135C1.49617 1.78936 1.56492 1.7173 1.56492 1.57048C1.56492 1.42089 1.49881 1.3516 1.42748 1.27677C1.35609 1.20201 1.27941 1.12165 1.27941 0.936038L1.27941 0.936038C1.27941 0.922136 1.27941 0.900007 1.28205 0.872273C1.29268 0.753187 1.31379 0.625732 1.35609 0.514873C1.38255 0.445649 1.40894 0.420683 1.48033 0.426215C1.52791 0.428981 1.55964 0.453947 1.57284 0.503809L1.57284 0.503809C1.5834 0.542606 1.60194 0.581403 1.6284 0.614596C1.73938 0.75035 1.95878 0.736519 2.06983 0.609064C2.14914 0.517639 2.15706 0.379119 2.11212 0.268332C2.08302 0.19627 2.02489 0.126975 1.94558 0.0854114L1.94558 0.0854114C1.89537 0.0605161 1.83988 0.0439193 1.78696 0.0300176C1.64423 -0.00324704 1.49089 -0.00601318 1.39838 0.00788846L1.39838 0.00788846C1.26358 0.0300176 1.12614 0.0688145 0.991264 0.091015L0.523378 0.176836C0.261689 0.224003 0.129525 0.309895 0.0634766 0.426215C0 0.537073 0 0.678359 0 0.833476L0 2.30748C0 2.62055 0 2.86709 0.526085 2.96405C0.742839 3.00284 0.959594 3.03887 1.17371 3.08874C1.24774 3.1054 1.32435 3.122 1.40366 3.13583L1.40366 3.13583C1.44595 3.14136 1.49089 3.14413 1.53582 3.14413C1.66535 3.14413 1.82925 3.11923 1.9535 3.05547C2.03281 3.01391 2.0883 2.94745 2.12004 2.87262C2.16497 2.76183 2.15442 2.62331 2.07774 2.53189C2.00906 2.44876 1.88481 2.40997 1.77904 2.4377C1.68917 2.45706 1.60986 2.52352 1.58076 2.63991C1.56756 2.69531 1.53054 2.71751 1.47505 2.71751C1.44332 2.71751 1.41956 2.71751 1.39838 2.68977" koffice:nodeTypes="cccccccccccccccccccccccccccccccccccccccc"/>
          <draw:path draw:style-name="gr7" draw:id="shape497" draw:name="path1006" draw:layer="g3243" svg:width="2.14666088694pt" svg:height="3.13859984831pt" draw:transform="matrix(1.06388280000 0.00000000000 0.00000000000 1.06388280000 55.90292310000pt 48.85856161048pt)" svg:viewBox="0 0 2 3" svg:d="M1.39046 2.67912C1.37991 2.6653 1.36928 2.64588 1.35872 2.62101C1.30851 2.49366 1.27941 2.26668 1.27941 2.19745C1.27941 2.10887 1.29532 2.04523 1.32171 1.99542L1.32171 1.99542L1.32171 1.99542C1.34553 1.94553 1.37991 1.90684 1.41686 1.86807C1.41686 1.86807 1.41686 1.86807 1.42748 1.85971L1.42748 1.85971C1.49617 1.78778 1.56492 1.71579 1.56492 1.56633C1.56492 1.41681 1.49881 1.34765 1.42748 1.27288C1.35609 1.19819 1.27941 1.1179 1.27941 0.932451L1.27941 0.932451C1.27941 0.918561 1.27941 0.896452 1.28205 0.868742C1.29268 0.74969 1.31379 0.622418 1.35609 0.51442C1.38255 0.445257 1.40894 0.420312 1.48033 0.42584C1.52791 0.428604 1.55964 0.453548 1.57284 0.503365L1.57284 0.503365L1.57284 0.503365C1.5834 0.542128 1.60194 0.580891 1.6284 0.614056C1.73938 0.74969 1.95878 0.735871 2.06983 0.608528C2.14914 0.517184 2.15706 0.38155 2.11212 0.268096C2.08038 0.196098 2.02489 0.126863 1.94558 0.0853363L1.94558 0.0853363L1.94558 0.0853363L1.94558 0.0853363C1.89537 0.0604629 1.83981 0.0438806 1.78696 0.0299912C1.64423 -0.00324418 1.49089 -0.00600789 1.39838 0.00788152L1.39838 0.00788152L1.39838 0.00788152L1.39838 0.00788152L1.39838 0.00788152C1.26358 0.0299912 1.12614 0.068754 0.991264 0.0909349L0.523378 0.176681C0.261689 0.223806 0.129525 0.309622 0.063409 0.423076C0 0.533837 0 0.674999 0 0.829979L0 2.30261C0 2.61548 0 2.8618 0.526017 2.95868C0.742839 2.99744 0.959594 3.03344 1.17371 3.08325C1.24767 3.09984 1.32435 3.11649 1.40366 3.13031L1.40366 3.13031L1.40366 3.13031L1.40366 3.13031C1.44595 3.13584 1.49089 3.1386 1.53582 3.1386C1.66535 3.1386 1.82925 3.11373 1.9535 3.05002C2.03281 3.00849 2.0883 2.94209 2.12004 2.86733C2.16497 2.75664 2.15442 2.61824 2.07774 2.5269C2.00899 2.44385 1.88481 2.40508 1.77904 2.43272C1.68917 2.45214 1.6125 2.51854 1.58076 2.63483C1.56756 2.69017 1.53054 2.71235 1.47505 2.71235C1.44332 2.71235 1.41956 2.71235 1.39838 2.68464L1.39838 2.68464Z" koffice:nodeTypes="ccccccccccccccccccccccccccccccccccccccccccccccccccccc"/>
          <draw:path draw:style-name="gr5" draw:id="shape498" draw:name="path1008" draw:layer="g3243" svg:width="3.03043656268pt" svg:height="4.00048493813pt" draw:transform="matrix(1.06388280000 0.00000000000 0.00000000000 1.06388280000 55.93288203965pt 48.88931249881pt)" svg:viewBox="0 0 3 4" svg:d="M1.79639 0.972863C1.82711 0.763527 1.90402 0.485735 2.01943 0.467628C2.14637 0.446011 2.26178 0.471231 2.30029 0.597517C2.30029 0.597517 2.30029 0.597517 2.30029 0.597517C2.34647 0.759924 2.50797 0.860989 2.69261 0.835769C2.9581 0.803251 3.10424 0.561488 2.99267 0.323328C2.91576 0.150112 2.73112 0.0778699 2.54647 0.0382382C2.34647 -0.00508886 2.12717 -0.00869175 1.99639 0.0129256C1.79639 0.041841 1.60407 0.0887709 1.40396 0.121197L0.723105 0.233071C0.361503 0.290809 0.176862 0.395478 0.0884309 0.536175C0 0.673362 0 0.846578 0 1.04141L0 2.96119C0 3.34735 0 3.65045 0.723105 3.76953L1.40396 3.8814L1.40396 3.8814L1.40396 3.8814C1.48865 3.89591 1.57708 3.91032 1.66561 3.92833C1.83479 3.96085 2.00791 4.00048 2.18487 4.00048C2.36567 4.00048 2.5965 3.96806 2.77346 3.88861C2.87725 3.84177 2.95426 3.76232 2.99267 3.67576C3.1196 3.39428 2.87725 3.09838 2.55031 3.16692C2.4349 3.18854 2.33495 3.26439 2.29645 3.39788C2.26178 3.52416 2.14637 3.54948 2.01559 3.52777L2.01559 3.52777L2.01559 3.52777C1.95405 3.51696 1.91564 3.44481 1.8925 3.39428C1.81559 3.22106 1.76941 2.91796 1.76941 2.8241C1.76941 2.70141 1.79639 2.61116 1.83479 2.53901L1.83479 2.53901C1.8733 2.46686 1.92716 2.41632 1.98103 2.36579C1.98871 2.35859 1.99255 2.35498 1.99639 2.35138C2.08876 2.26473 2.18103 2.17816 2.18103 2.00135C2.18103 1.82813 2.0926 1.74148 1.99639 1.65131C1.88482 1.54664 1.76556 1.43477 1.76556 1.1713C1.76556 1.10635 1.77325 1.04141 1.78487 0.976466" koffice:nodeTypes="cccccccccccccccccccccccccccccccccccc"/>
          <draw:path draw:style-name="gr7" draw:id="shape499" draw:name="path1010" draw:layer="g3243" svg:width="3.03043656268pt" svg:height="3.99328241482pt" draw:transform="matrix(1.06388280000 0.00000000000 0.00000000000 1.06388280000 55.93288203965pt 48.88931249881pt)" svg:viewBox="0 0 3 4" svg:d="M1.79639 0.971987C1.82711 0.762839 1.90402 0.485297 2.01943 0.467207C2.14637 0.445609 2.26178 0.470806 2.30029 0.596979L2.30029 0.596979C2.30029 0.596979 2.30029 0.596979 2.30029 0.596979C2.34647 0.759239 2.51181 0.856614 2.69261 0.835016C2.9581 0.802527 3.10424 0.560982 2.99267 0.323037C2.91576 0.149977 2.73112 0.0777998 2.54647 0.0382037C2.34647 -0.00508428 2.12717 -0.00868392 1.99639 0.0129139C1.79639 0.0418034 1.60407 0.088691 1.40396 0.121088L0.723105 0.232861C0.361503 0.290548 0.176862 0.395122 0.0884309 0.532093C0 0.669156 0 0.842216 0 1.03687L0 2.95492C0 3.34073 0 3.64356 0.723105 3.76254L1.40396 3.87431L1.40396 3.87431L1.40396 3.87431L1.40396 3.87431L1.40396 3.87431L1.40396 3.87431C1.48865 3.88871 1.57708 3.9032 1.66561 3.9212C1.83479 3.95369 2.00791 3.99328 2.18487 3.99328C2.36567 3.99328 2.5965 3.96089 2.77346 3.88151C2.87725 3.83471 2.95426 3.75534 2.99267 3.66885C3.1196 3.38762 2.87725 3.09199 2.55031 3.16047C2.4349 3.18207 2.33495 3.25785 2.29645 3.39122C2.26178 3.51739 2.14637 3.54259 2.01559 3.52099L2.01559 3.52099L2.01559 3.52099C1.95405 3.51019 1.91564 3.43811 1.8925 3.38762C1.81559 3.21816 1.77325 2.91173 1.77325 2.81795C1.77325 2.69538 1.80023 2.60521 1.83863 2.53312L1.83863 2.53312C1.87714 2.46463 1.931 2.41055 1.98487 2.36006C1.99255 2.35286 1.99639 2.34926 2.00023 2.34566L2.00023 2.34566C2.0926 2.25909 2.18487 2.1726 2.18487 1.99954C2.18487 1.82648 2.09644 1.73991 2.00023 1.64982C1.88866 1.54525 1.76941 1.43348 1.76941 1.17024C1.76941 1.10536 1.77709 1.04047 1.78871 0.975587L1.78871 0.975587L1.78871 0.975587Z" koffice:nodeTypes="cccccccccccccccccccccccccccccccccccccccccccc"/>
          <draw:path draw:style-name="gr6" draw:id="shape500" draw:name="path1012" draw:layer="g3243" svg:width="0.81424797341pt" svg:height="2.90231388609pt" draw:transform="matrix(1.06388280000 0.00000000000 0.00000000000 1.06388280000 56.34839210602pt 49.45324927744pt)" svg:viewBox="0 0 1 3" svg:d="M0.795229 1.41907C0.795229 1.41907 0.792414 1.41907 0.792414 1.41531C0.752927 1.37387 0.626019 1.23085 0.609127 0.77916C0.606312 0.69628 0.606312 0.613498 0.611942 0.530618C0.617573 0.421526 0.634465 0.327372 0.648614 0.255864C0.659876 0.180598 0.671137 0.120366 0.665506 0.0789268C0.65706 -9.75443e-05 0.600681 -0.0189863 0.448363 0.0186948L0.242554 0.0638929C0.135354 0.0864437 0.0733436 0.17684 0.0394871 0.308579C0.00851825 0.432802 0 0.598464 0 0.782918L0 2.1193C0 2.29999 0.0057029 2.46566 0.0394871 2.59364C0.0733436 2.72162 0.135354 2.81192 0.242554 2.83832L0.403245 2.87591C0.456881 2.88728 0.513261 2.90231 0.56964 2.90231C0.673952 2.90231 0.676768 2.81568 0.659876 2.70658C0.648614 2.6237 0.63165 2.54468 0.623204 2.45804C0.611942 2.36023 0.609127 2.25855 0.611942 2.15698C0.623204 1.69392 0.741665 1.53953 0.789598 1.49057C0.806491 1.47178 0.829086 1.45675 0.80086 1.42282" koffice:nodeTypes="cccccccccccccccccccc"/>
          <draw:path draw:style-name="gr7" draw:id="shape501" draw:name="path1014" draw:layer="g3243" svg:width="0.80862700076pt" svg:height="2.90231388609pt" draw:transform="matrix(1.06388280000 0.00000000000 0.00000000000 1.06388280000 56.34839210602pt 49.45324927744pt)" svg:viewBox="0 0 1 3" svg:d="M0.792479 1.41907C0.792479 1.41907 0.789674 1.41907 0.789674 1.41531L0.789674 1.41531C0.750323 1.37387 0.623855 1.23085 0.607021 0.77916C0.604215 0.69628 0.604215 0.613498 0.609826 0.530618C0.615438 0.421526 0.632271 0.33113 0.646371 0.255864C0.657594 0.180598 0.668816 0.120366 0.663205 0.0789268C0.654788 -9.75443e-05 0.598604 -0.0189863 0.446813 0.0186948L0.241715 0.0638929C0.134886 0.0864437 0.07309 0.17684 0.0393506 0.308579C0.00568318 0.432802 0 0.598464 0 0.782918L0 2.1193C0 2.29999 0.00568318 2.46566 0.0393506 2.59364C0.07309 2.72162 0.134886 2.81192 0.241715 2.83832L0.401851 2.87591C0.455302 2.88728 0.511486 2.90231 0.56767 2.90231C0.671622 2.90231 0.674428 2.81568 0.654788 2.70658C0.643566 2.6237 0.62666 2.54468 0.618243 2.45804C0.607021 2.36023 0.604215 2.25855 0.607021 2.15698C0.618243 1.69392 0.736295 1.53953 0.784063 1.49057C0.800896 1.47178 0.823413 1.45675 0.795285 1.42282L0.795285 1.42282Z" koffice:nodeTypes="ccccccccccccccccccccccc"/>
          <draw:path draw:style-name="gr5" draw:id="shape502" draw:name="path1016" draw:layer="g3243" svg:width="0.66012375040pt" svg:height="2.73528476401pt" draw:transform="matrix(1.06388280000 0.00000000000 0.00000000000 1.06388280000 56.38498967434pt 49.48682447584pt)" svg:viewBox="0 0 1 3" svg:d="M0.660124 1.36635C0.622035 1.41014 0.507832 1.55637 0.487488 1.98392C0.479883 2.17403 0.492558 2.3531 0.523042 2.54311C0.533182 2.61253 0.540787 2.66371 0.538252 2.69655C0.533182 2.74042 0.495093 2.74772 0.378291 2.71488L0.19298 2.66736C0.109197 2.64911 0.0609685 2.5723 0.0355541 2.45901C0.00760481 2.34206 0 2.18863 0 2.01321L0 0.715851C0 0.544081 0.00506988 0.386905 0.0355541 0.269959C0.0609685 0.16031 0.109197 0.0835931 0.19298 0.0616072L0.378291 0.0178225C0.492558 -0.0114608 0.533182 -0.00416339 0.538252 0.0360661C0.540787 0.0652559 0.535717 0.12008 0.523042 0.189593C0.484953 0.430783 0.472278 0.664676 0.502698 0.909514C0.538252 1.20553 0.62717 1.31883 0.660124 1.35906" koffice:nodeTypes="cccccccccccccccc"/>
          <draw:path draw:style-name="gr7" draw:id="shape503" draw:name="path1018" draw:layer="g3243" svg:width="0.66012375040pt" svg:height="2.73528476401pt" draw:transform="matrix(1.06388280000 0.00000000000 0.00000000000 1.06388280000 56.38498967434pt 49.48682447584pt)" svg:viewBox="0 0 1 3" svg:d="M0.660124 1.36635C0.6195 1.41014 0.507832 1.55272 0.487488 1.98392C0.479883 2.17029 0.492558 2.3531 0.523042 2.54311C0.533182 2.61253 0.540787 2.66371 0.538252 2.69655C0.533182 2.74042 0.495093 2.74772 0.378291 2.71488L0.19298 2.66736C0.109197 2.64911 0.0609685 2.5723 0.0355541 2.45901C0.00760481 2.34206 0 2.18863 0 2.01321L0 0.715851C0 0.544081 0.00506988 0.386905 0.0355541 0.269959C0.0609685 0.16031 0.109197 0.0835931 0.19298 0.0616072L0.378291 0.0178225C0.492558 -0.0114608 0.533182 -0.00416339 0.538252 0.0360661C0.540787 0.0652559 0.535717 0.12008 0.523042 0.189593C0.484953 0.430783 0.472278 0.664676 0.502698 0.909514C0.538252 1.20553 0.62717 1.31883 0.660124 1.35906L0.660124 1.35906Z" koffice:nodeTypes="cccccccccccccccccc"/>
          <draw:path draw:style-name="gr8" draw:id="shape504" draw:name="path1020" draw:layer="g3243" svg:width="2.53422172067pt" svg:height="0.28027871300pt" draw:transform="matrix(1.06388280000 0.00000000000 0.00000000000 1.06388280000 45.07987235453pt 38.55071051076pt)" svg:viewBox="0 0 3 0" svg:d="M2.17887 0.00560903C1.89043 -0.0126028 1.62307 0.0153502 1.35228 0.0632093C1.10598 0.106409 0.902015 0.142833 0.690931 0.159351C0.490384 0.17248 0.289926 0.169092 0.0436315 0.137751C-0.0126515 0.130974 -0.0126515 0.129704 0.0330953 0.147915C0.117565 0.18561 0.314511 0.241939 0.560805 0.263539C1.03214 0.305045 1.35579 0.261845 1.70402 0.21568C1.96077 0.180951 2.26334 0.132668 2.53422 0.152574C2.52711 0.149186 2.51657 0.146221 2.50604 0.141139C2.39347 0.09328 2.20355 0.0102679 2.1859 0.00560903" koffice:nodeTypes="cccccccccc"/>
          <draw:path draw:style-name="gr7" draw:id="shape505" draw:name="path1022" draw:layer="g3243" svg:width="2.53422172067pt" svg:height="0.28027871300pt" draw:transform="matrix(1.06388280000 0.00000000000 0.00000000000 1.06388280000 45.08319166887pt 38.55071051076pt)" svg:viewBox="0 0 3 0" svg:d="M2.17536 0.00560903C1.88692 -0.0126028 1.61956 0.0153502 1.35228 0.0632093C1.10598 0.106409 0.902015 0.142833 0.690931 0.159351C0.490384 0.17248 0.289926 0.169092 0.0436315 0.137751C-0.0126515 0.130974 -0.0126515 0.129704 0.0330953 0.147915C0.117565 0.18561 0.314511 0.241939 0.560805 0.263539C1.03214 0.305045 1.35579 0.261845 1.70402 0.21568C1.96077 0.180951 2.26334 0.132668 2.53422 0.152574C2.52711 0.149186 2.51657 0.146221 2.50604 0.141139C2.39698 0.09328 2.20706 0.0102679 2.1859 0.00560903L2.1859 0.00560903Z" koffice:nodeTypes="cccccccccccc"/>
          <draw:path draw:style-name="gr5" draw:id="shape506" draw:name="path1024" draw:layer="g3243" svg:width="6.06472048000pt" svg:height="6.47790549911pt" draw:transform="matrix(1.06388280000 0.00000000000 0.00000000000 1.06388280000 45.67637096266pt 35.39312607103pt)" svg:viewBox="0 0 6 6" svg:d="M1.91976 2.8547C1.81506 2.50059 1.76271 2.45487 1.59398 2.31189C1.59398 2.31189 1.59398 2.31189 1.59398 2.31189C1.59398 2.31189 1.59398 2.31189 1.59398 2.31189L1.59398 2.31189C1.59398 2.31189 1.59398 2.31189 1.59398 2.31189C1.59398 2.31189 1.59398 2.31189 1.59398 2.31189L1.59398 2.31189C1.59398 2.31189 1.59398 2.31189 1.59398 2.31189C1.59398 2.31189 1.59398 2.31189 1.59398 2.31189C1.59398 2.31189 1.59398 2.31189 1.59398 2.31189L1.59398 2.31189C1.59107 2.30857 1.58236 2.30192 1.57067 2.29277C1.52711 2.25703 1.47759 2.22129 1.43112 2.18887C1.3991 2.16559 1.36418 2.14315 1.33216 2.11738C1.3758 2.12403 1.42234 2.12736 1.46597 2.12736C1.51251 2.12736 1.55905 2.12071 1.60269 2.10408C1.75981 2.05254 1.85579 1.89294 1.90233 1.7242C1.90814 1.69511 1.91685 1.65936 1.92266 1.62694C1.92556 1.59785 1.93137 1.56543 1.93137 1.53301C1.93428 1.53301 1.94597 1.53634 1.95758 1.53883C2.00412 1.55546 2.0914 1.58787 2.25134 1.61032C2.25425 1.61032 2.25715 1.61032 2.26296 1.61032C2.37935 1.62362 2.46952 1.63359 2.51026 1.63692C2.52478 1.63692 2.53349 1.63692 2.5393 1.63692C2.57712 1.62694 2.58293 1.61364 2.55099 1.60117C2.55099 1.60117 2.54808 1.59785 2.5422 1.59785C2.5393 1.59785 2.53639 1.59785 2.53349 1.59452C2.51897 1.5912 2.47824 1.58455 2.41137 1.57208C2.29498 1.55213 2.19028 1.49062 2.08849 1.42911C1.98663 1.36676 1.88483 1.30525 1.76562 1.28281C1.6085 1.25371 1.46016 1.27283 1.30893 1.28946C1.18092 1.30525 1.05292 1.32187 0.919109 1.30525C0.913301 1.30525 0.904589 1.30525 0.895876 1.30525C0.83772 1.2986 0.773681 1.29278 0.724237 1.26618C0.724237 1.26618 0.724237 1.26618 0.724237 1.26618C0.648656 1.22794 0.575905 1.14648 0.51194 1.07167C0.488633 1.0459 0.4654 1.02013 0.442093 0.996851C0.424668 0.977733 0.404265 0.957783 0.389745 0.941989C0.311185 0.857201 0.253029 0.792364 0.128004 0.785714C0.101792 0.785714 0.0697728 0.785714 0.0407318 0.782389C0.029041 0.782389 0.0145205 0.782389 0 0.782389C0.0378277 0.74332 0.09308 0.691783 0.151236 0.633595C0.229796 0.555458 0.322876 0.464851 0.410148 0.376739C0.413052 0.376739 0.413052 0.373414 0.415956 0.370089C0.625349 0.168927 0.8057 -0.00646684 1.41072 0.000183156C2.10882 0.00683315 2.74586 0.289458 3.37121 0.568758C3.74643 0.734176 4.11585 0.89627 4.49688 1.0035L4.50567 1.00683L4.50567 1.00683C4.59584 1.02927 4.68304 1.04922 4.7587 1.06502C4.89541 1.09411 5.00011 1.11406 5.01173 1.14316C5.01761 1.1656 4.95938 1.20467 4.79072 1.27948C4.6336 1.34764 4.50857 1.36427 4.40968 1.35762C4.33403 1.35429 4.2933 1.33434 4.22933 1.29278C4.22643 1.28946 4.22055 1.28613 4.21474 1.28281L4.21474 1.28281L4.21474 1.28281C4.20312 1.27616 4.19441 1.27283 4.1886 1.27283C4.15368 1.27283 4.14787 1.28946 4.18279 1.32187C4.1915 1.32852 4.20893 1.34099 4.23224 1.35429C4.2933 1.38339 4.34855 1.41913 4.4038 1.46485C4.48817 1.53301 4.56673 1.61697 4.66271 1.75662C4.7616 1.89959 4.84887 2.06169 4.93324 2.22129C5.03503 2.40915 5.13682 2.59784 5.25612 2.75661C5.25612 2.75661 5.25612 2.75661 5.25612 2.75661C5.25612 2.75661 5.25612 2.75661 5.25612 2.75661C5.32298 2.84472 5.50624 3.08495 5.48882 3.16309C5.48591 3.17889 5.4626 3.18554 5.41316 3.17224C5.21829 3.12735 5.21248 3.1207 5.05536 2.9744C5.04955 2.97107 5.05827 2.97772 5.05246 2.97107C5.02922 2.94863 4.96816 2.88712 4.90412 2.81895C4.79652 2.70507 4.66852 2.5754 4.64819 2.58122C4.6365 2.58454 4.6336 2.59452 4.6365 2.60782L4.6365 2.60782C4.63941 2.62361 4.6511 2.63359 4.67723 2.65603C4.69473 2.67266 4.72668 2.69842 4.76741 2.74414C4.80814 2.78903 4.86049 2.84472 4.91284 2.90956C4.96519 2.97107 5.02342 3.04589 5.08157 3.12735C5.30556 3.44489 5.43937 3.7566 5.56149 4.04255C5.6924 4.34762 5.81169 4.63357 6.02689 4.88378C6.0502 4.90955 6.06182 4.93532 6.06472 4.95859C6.06472 4.96857 6.06182 4.97771 6.05601 4.98436C6.0473 4.99101 6.0327 4.99766 6.01237 5.00099C5.95131 5.0068 5.84364 4.98436 5.70111 4.89957C5.62553 4.85801 5.51495 4.7541 5.39574 4.64022C5.38114 4.6236 5.36372 4.6078 5.34629 4.59118L5.34629 4.59118C5.27644 4.52634 5.20958 4.45485 5.13392 4.38004C4.95938 4.19883 4.74998 3.98437 4.43001 3.73416C4.23514 3.56542 4.06931 3.44239 3.99075 3.41912L3.97913 3.45486C4.14496 3.56542 4.29039 3.67265 4.4184 3.77323C4.63069 3.9586 4.8838 4.1955 5.1019 4.40664C5.18336 4.48395 5.26192 4.55876 5.32879 4.62692C5.39283 4.69176 5.45389 4.7541 5.50334 4.80232L5.50334 4.80232C5.59061 4.89375 5.65457 4.93864 5.70983 4.97771C5.73023 4.99101 5.75056 5.0068 5.76806 5.0201C5.8 5.04587 5.8204 5.07164 5.83202 5.09824C5.83783 5.11404 5.83783 5.13066 5.83492 5.14313C5.83202 5.15643 5.82331 5.16973 5.81169 5.17887C5.79419 5.19217 5.76806 5.20215 5.73604 5.20547C5.64296 5.21129 5.51786 5.19882 5.38114 5.11736C5.355 5.10157 5.32879 5.08494 5.30266 5.0625C5.27644 5.04255 5.25031 5.01678 5.22119 4.99101L5.22119 4.99101L5.21829 4.99101C5.13682 4.90622 5.01463 4.79567 4.90412 4.69841C4.80233 4.59783 4.70925 4.52302 4.66271 4.48727C4.66271 4.48727 4.66271 4.48727 4.66271 4.48727L4.66271 4.48727C4.6511 4.48145 4.64231 4.48145 4.6365 4.48727L4.6365 4.48727C4.6336 4.49392 4.6365 4.5039 4.64231 4.51387C4.64231 4.51387 4.64231 4.51387 4.64231 4.5172C4.64231 4.5172 4.64529 4.51969 4.64819 4.52302C4.6569 4.53299 4.67433 4.54962 4.69473 4.56541C4.73837 4.60448 4.80524 4.66267 4.87799 4.72501C4.98849 4.83806 5.11069 4.98104 5.18046 5.13731C5.20377 5.19217 5.22119 5.24704 5.2299 5.30605C5.23571 5.36092 5.23281 5.41661 5.22119 5.47147C5.20958 5.52301 5.13102 5.47147 5.03503 5.38669C4.96228 5.32185 4.87799 5.23124 4.79943 5.14313C4.79072 5.12734 4.77903 5.11071 4.76741 5.09824C4.74998 5.07497 4.73249 5.05585 4.72087 5.04587C4.71506 5.04255 4.70925 5.03673 4.70344 5.0334C4.70344 5.0334 4.70054 5.03008 4.70054 5.03008C4.67142 5.01013 4.66562 5.03008 4.67723 5.05585C4.67723 5.05585 4.68014 5.05917 4.68014 5.0625C4.70925 5.09492 4.74127 5.13399 4.77612 5.17305C4.84016 5.27031 4.90122 5.42575 4.80814 5.58868C4.79362 5.61777 4.77322 5.63357 4.72087 5.5654C4.654 5.47812 4.54923 5.27364 4.36895 4.85801L4.33693 4.8738C4.38928 5.02343 4.50567 5.46482 4.47365 5.77654C4.46784 5.83473 4.45615 5.8871 4.43872 5.93282C4.4213 5.97438 4.39799 6.01345 4.36307 6.04005L4.36307 6.04005C4.36017 6.04254 4.35145 6.03672 4.33984 6.0201C4.30491 5.96524 4.25837 5.82226 4.17401 5.57538C4.15948 5.52966 4.14206 5.47812 4.12456 5.42575C4.12456 5.42575 4.12456 5.42575 4.12456 5.42575C4.12456 5.42575 4.12456 5.42575 4.12456 5.42575C4.12456 5.42575 4.12456 5.42575 4.12456 5.42575C4.12456 5.42575 4.12456 5.42575 4.12456 5.42575C4.12456 5.42575 4.12456 5.42575 4.12456 5.42575C4.12456 5.42575 4.12456 5.42575 4.12456 5.42575L4.08971 5.42908C4.08681 5.4457 4.08681 5.47812 4.08383 5.51387C4.0635 5.74745 4.01406 6.30272 3.80459 6.46482C3.76974 6.49142 3.76103 6.47479 3.74934 6.43905C3.72901 6.37089 3.7261 6.29275 3.7203 6.21794C3.71739 6.14645 3.71739 6.06249 3.7203 5.96856C3.7203 5.92949 3.7203 5.88377 3.71739 5.83805C3.69118 5.4324 3.56318 5.07497 3.41194 4.71504C3.39742 4.67597 3.37992 4.64022 3.3683 4.61445C3.3683 4.61445 3.3683 4.61445 3.3683 4.61445L3.33629 4.63025C3.34217 4.64355 3.35088 4.66267 3.35959 4.68594C3.3654 4.69841 3.37121 4.71171 3.37702 4.7275C3.37702 4.73083 3.37992 4.73415 3.37992 4.73748C3.39742 4.7832 3.42065 4.83474 3.44106 4.89375C3.51664 5.09824 3.60681 5.37422 3.64754 5.63024C3.64754 5.67596 3.64464 5.71835 3.63593 5.76075L3.63593 5.76075C3.60391 5.89375 3.56608 5.98768 3.51664 6.06582C3.46719 6.14395 3.40323 6.20879 3.31886 6.2836C3.22288 6.36756 3.1298 6.4457 3.09487 6.44237C3.06874 6.44237 3.08616 6.35759 3.18214 6.12733C3.28103 5.89375 3.31886 5.52634 3.32467 5.25701C3.33048 4.97771 3.2578 4.68262 3.11818 4.43906C2.99018 4.21795 2.80402 4.04588 2.57712 3.98437C2.59455 3.98437 2.61495 3.98104 2.63528 3.98104C2.80982 3.97107 2.94654 3.92618 3.01639 3.86716C3.04833 3.84472 3.06583 3.81562 3.07164 3.7832C3.07745 3.75411 3.06874 3.71837 3.04543 3.68595C3.0047 3.63025 2.90581 3.57539 2.74586 3.52635C2.53058 3.46484 2.27175 3.31521 2.10592 3.11072C2.0739 3.07165 2.04776 3.03259 2.02445 2.9877C2.01284 2.96775 2.00412 2.9453 1.99251 2.92286C1.98372 2.90291 1.97501 2.87714 1.9692 2.8547L1.9692 2.8547" koffice:nodeTypes="ccccccccccccccccccccccccccccccccccccccccccccccccccccccccccccccccccccccccccccccccccccccccccccccccccccccccccccccccccccccccccccccccccccccccccccccccccccccccccccccccccccccccccccccccccccccc"/>
          <draw:path draw:style-name="gr7" draw:id="shape507" draw:name="path1026" draw:layer="g3243" svg:width="6.06472048000pt" svg:height="6.46461232555pt" draw:transform="matrix(1.06388280000 0.00000000000 0.00000000000 1.06388280000 45.67305164832pt 35.39653049599pt)" svg:viewBox="0 0 6 6" svg:d="M1.91976 2.84845L1.91976 2.84845L1.91976 2.84845L1.91976 2.84845L1.91976 2.84845C1.81506 2.4947 1.76562 2.44903 1.59398 2.3062L1.59398 2.3062C1.59398 2.3062 1.59398 2.3062 1.59398 2.3062L1.59398 2.3062L1.59398 2.3062L1.59398 2.3062L1.59398 2.3062C1.59398 2.3062 1.59398 2.3062 1.59398 2.3062L1.59398 2.3062L1.59398 2.3062L1.59398 2.3062C1.59398 2.3062 1.59398 2.3062 1.59398 2.3062L1.59398 2.3062C1.59398 2.3062 1.59398 2.3062 1.59398 2.3062L1.59398 2.3062C1.59398 2.3062 1.59398 2.3062 1.59398 2.3062C1.59398 2.3062 1.59398 2.3062 1.59398 2.3062C1.59398 2.3062 1.59398 2.3062 1.59398 2.3062L1.59398 2.3062C1.59107 2.30288 1.58236 2.29623 1.57067 2.2871L1.57067 2.2871C1.52711 2.25139 1.47759 2.21568 1.43105 2.1833C1.3991 2.16005 1.36418 2.13763 1.33216 2.11188C1.3758 2.11853 1.42234 2.12185 1.46597 2.12185C1.51251 2.12185 1.55905 2.11521 1.60269 2.0986C1.75973 2.04711 1.85579 1.88768 1.90233 1.71911C1.90814 1.69004 1.91685 1.65434 1.92266 1.62195C1.92556 1.59289 1.93137 1.5605 1.93137 1.52812C1.93428 1.52812 1.94589 1.53144 1.95758 1.53393C2.00412 1.55054 2.0914 1.58292 2.25134 1.60534C2.25425 1.60534 2.25715 1.60534 2.26296 1.60534C2.37935 1.61863 2.46952 1.62859 2.51026 1.63192C2.52478 1.63192 2.53349 1.63192 2.5393 1.63192C2.57712 1.62195 2.58293 1.60866 2.55099 1.59621C2.55099 1.59621 2.54801 1.59289 2.5422 1.59289C2.5393 1.59289 2.53639 1.59289 2.53349 1.58957C2.51897 1.58624 2.47824 1.5796 2.41129 1.56714C2.29498 1.54722 2.19028 1.48577 2.08849 1.42432C1.98663 1.36204 1.88483 1.30059 1.76562 1.27817C1.60559 1.2491 1.46016 1.2682 1.30893 1.28481C1.18092 1.30059 1.05292 1.3172 0.919109 1.30059C0.913301 1.30059 0.904589 1.30059 0.895876 1.30059C0.83772 1.29394 0.773681 1.28813 0.724237 1.26156L0.724237 1.26156C0.724237 1.26156 0.724237 1.26156 0.724237 1.26156L0.724237 1.26156C0.648656 1.22336 0.575905 1.14198 0.51194 1.06725C0.488633 1.0415 0.4654 1.01576 0.442093 0.992506L0.442093 0.992506L0.442093 0.992506L0.442093 0.992506L0.442093 0.992506L0.442093 0.992506L0.442093 0.992506L0.442093 0.992506C0.424668 0.973407 0.404265 0.953478 0.389745 0.9377C0.311185 0.853 0.250125 0.788229 0.127929 0.784907C0.101792 0.784907 0.0697728 0.784907 0.0407318 0.781586C0.029041 0.781586 0.0145205 0.781586 0 0.781586C0.0378277 0.742557 0.0901759 0.691073 0.151236 0.632945C0.229796 0.554888 0.322876 0.463544 0.410148 0.376352C0.413052 0.376352 0.413052 0.373031 0.415956 0.369709C0.625349 0.168753 0.8057 -0.0064602 1.41072 0.000182968C2.10882 0.00682614 2.74296 0.28833 3.37121 0.567343C3.74353 0.733423 4.11585 0.89535 4.49688 1.00247L4.50567 1.00579L4.50567 1.00579C4.59577 1.02821 4.68304 1.04815 4.7587 1.06392C4.89541 1.09299 5.00011 1.11292 5.01173 1.14198C5.01753 1.1644 4.95938 1.20343 4.79072 1.27817C4.6365 1.34626 4.50857 1.36204 4.40961 1.35622C4.33403 1.3529 4.2933 1.33297 4.22933 1.29394C4.22643 1.29145 4.22055 1.28813 4.21474 1.28481L4.21474 1.28481L4.21474 1.28481L4.21474 1.28481C4.20312 1.27817 4.19441 1.27485 4.1886 1.27485L4.1886 1.27485C4.15368 1.27485 4.14787 1.29145 4.18279 1.32384L4.18279 1.32384C4.1915 1.32965 4.20893 1.34294 4.23224 1.35622C4.2933 1.38529 4.34855 1.41767 4.4038 1.46584C4.48817 1.53393 4.56673 1.61863 4.66271 1.75814C4.7616 1.90096 4.84597 2.06289 4.93324 2.22233L4.93324 2.22233C5.03503 2.41 5.13682 2.5985 5.25612 2.75378C5.25612 2.75378 5.25612 2.75378 5.25612 2.75378C5.25612 2.75378 5.25612 2.75378 5.25612 2.75378L5.25612 2.75378C5.32298 2.8418 5.50334 3.08179 5.48882 3.15985C5.48591 3.17562 5.4626 3.18227 5.41316 3.16898C5.21829 3.12414 5.21248 3.1175 5.05536 2.97135C5.04955 2.96802 5.05827 2.97467 5.05246 2.96802L5.05246 2.96802C5.02922 2.9456 4.96809 2.88415 4.90412 2.81523C4.79652 2.7023 4.66852 2.57192 4.64819 2.57857L4.64819 2.57857C4.6365 2.58189 4.6336 2.59185 4.6365 2.60514L4.6365 2.60514C4.63941 2.62092 4.6511 2.63088 4.67723 2.6533C4.69473 2.66991 4.72668 2.69565 4.76741 2.74133C4.80814 2.78617 4.86049 2.8418 4.91284 2.90657C4.96519 2.96802 5.02342 3.04276 5.08157 3.12414L5.08157 3.12414C5.30556 3.44135 5.43937 3.75275 5.56149 4.0384C5.6924 4.34316 5.8146 4.62882 6.02689 4.87877C6.0502 4.90451 6.06182 4.93025 6.06472 4.9535L6.06472 4.9535C6.06472 4.96264 6.06182 4.9726 6.05601 4.97924L6.05601 4.97924C6.0473 4.98589 6.0327 4.99253 6.01237 4.99502C5.95131 5.00166 5.84364 4.97924 5.70111 4.89454C5.62553 4.85302 5.51786 4.74922 5.39574 4.63546C5.38114 4.61885 5.36081 4.60307 5.34629 4.58647L5.34629 4.58647L5.34629 4.58647L5.34629 4.58647C5.27644 4.5217 5.20958 4.45028 5.13392 4.37555C4.95938 4.19452 4.74998 3.9836 4.43001 3.73033C4.23514 3.56176 4.06931 3.43803 3.99075 3.41561L3.97913 3.45131C4.14496 3.56176 4.29039 3.66888 4.4184 3.76936C4.63069 3.95453 4.8838 4.1912 5.099 4.40212C5.18046 4.47935 5.25902 4.55408 5.32589 4.62217C5.38985 4.68694 5.45099 4.74922 5.50043 4.79739L5.50043 4.79739C5.5877 4.88873 5.65167 4.93357 5.70692 4.9726L5.70692 4.9726C5.72732 4.98589 5.74765 5.00166 5.76515 5.01495C5.7971 5.04069 5.8175 5.06644 5.82912 5.09301C5.83492 5.10879 5.83492 5.12539 5.83202 5.13785C5.82912 5.15114 5.8204 5.16442 5.80879 5.17356C5.79129 5.18684 5.76515 5.19681 5.73313 5.20013C5.64005 5.20594 5.51495 5.19349 5.37824 5.11211C5.3521 5.09633 5.32589 5.07972 5.29975 5.0573C5.27354 5.03737 5.24733 5.01163 5.21829 4.98589L5.21829 4.98589L5.21538 4.98589L5.21538 4.98589C5.13392 4.90119 5.01173 4.79074 4.90122 4.69359C4.79943 4.59311 4.70635 4.51837 4.65981 4.48267L4.65981 4.48267C4.65981 4.48267 4.65981 4.48267 4.65981 4.48267L4.65981 4.48267L4.65981 4.48267C4.64819 4.47602 4.63941 4.47602 4.6336 4.48267L4.6336 4.48267C4.63069 4.48931 4.6336 4.49927 4.63941 4.50924C4.63941 4.50924 4.63941 4.50924 4.63941 4.51173L4.63941 4.51173C4.63941 4.51173 4.64231 4.51505 4.64521 4.51837C4.654 4.52834 4.67142 4.54495 4.69183 4.56072C4.73539 4.59975 4.80233 4.65788 4.87501 4.71933C4.98559 4.83309 5.10771 4.97592 5.17756 5.13204C5.20079 5.18684 5.21829 5.24165 5.227 5.30061C5.23281 5.35541 5.2299 5.41022 5.21829 5.46586L5.21829 5.46586L5.21829 5.46586L5.21829 5.46586C5.20667 5.51734 5.12811 5.46586 5.03213 5.38116C4.95938 5.31638 4.87501 5.22587 4.79652 5.13785C4.78781 5.12207 4.77612 5.10546 4.7645 5.09301C4.74708 5.06976 4.72958 5.05066 4.71796 5.04069C4.71216 5.03737 4.70635 5.03073 4.70054 5.02824C4.70054 5.02824 4.69764 5.02492 4.69764 5.02492C4.66852 5.00499 4.66271 5.02492 4.67433 5.05066L4.67433 5.05066L4.67433 5.05066C4.67433 5.05066 4.67723 5.05398 4.67723 5.0573C4.70635 5.08969 4.73829 5.12872 4.77322 5.16774C4.83726 5.2649 4.89832 5.42018 4.80814 5.57962C4.79362 5.60868 4.77322 5.62446 4.72087 5.55637C4.654 5.46918 4.54923 5.2649 4.36895 4.8497L4.33693 4.86548C4.38928 5.01495 4.50857 5.45589 4.47365 5.76729C4.46784 5.82542 4.45615 5.87773 4.43872 5.9234C4.4213 5.96492 4.39799 6.00395 4.36307 6.03053L4.36307 6.03053C4.36017 6.03302 4.35145 6.0272 4.33984 6.0106C4.30491 5.95579 4.25837 5.81296 4.17401 5.56301C4.15948 5.51734 4.14206 5.46586 4.12456 5.41354C4.12456 5.41354 4.12456 5.41354 4.12456 5.41354L4.12456 5.41354L4.12456 5.41354L4.12456 5.41354C4.12456 5.41354 4.12456 5.41354 4.12456 5.41354L4.12456 5.41354L4.12456 5.41354L4.12456 5.41354C4.12456 5.41354 4.12456 5.41354 4.12456 5.41354L4.12456 5.41354C4.12456 5.41354 4.12456 5.41354 4.12456 5.41354C4.12456 5.41354 4.12456 5.41354 4.12456 5.41354L4.12456 5.41354L4.12456 5.41354C4.12456 5.41354 4.12456 5.41354 4.12456 5.41354L4.08971 5.41686C4.08673 5.43347 4.08673 5.46586 4.08383 5.50156C4.0635 5.7349 4.01406 6.28961 3.80459 6.45154C3.76974 6.47811 3.76103 6.4615 3.74934 6.42579C3.72901 6.3577 3.7261 6.27964 3.7203 6.20574C3.71739 6.13433 3.71739 6.04962 3.7203 5.95579C3.7203 5.91676 3.7203 5.87109 3.71739 5.82542C3.69118 5.42018 3.56318 5.06311 3.41194 4.70355C3.39742 4.66452 3.37992 4.62882 3.3683 4.60307L3.3683 4.60307L3.3683 4.60307L3.3683 4.60307L3.3683 4.60307L3.3683 4.60307C3.3683 4.60307 3.3683 4.60307 3.3683 4.60307L3.3683 4.60307L3.3683 4.60307L3.33629 4.61885C3.34209 4.63214 3.35088 4.65124 3.35959 4.67449C3.3654 4.68694 3.37121 4.70023 3.37702 4.71684C3.37702 4.71933 3.37992 4.72265 3.37992 4.72597L3.37992 4.72597C3.39742 4.77164 3.42065 4.82313 3.44106 4.88209C3.51664 5.08636 3.60681 5.36206 3.64754 5.61782C3.64754 5.66349 3.64464 5.70584 3.63593 5.74819L3.63593 5.74819L3.63593 5.74819L3.63593 5.74819C3.60391 5.88105 3.56608 5.97489 3.51664 6.05295C3.46719 6.131 3.40323 6.19577 3.31886 6.27051C3.22288 6.35438 3.1298 6.43244 3.09487 6.42912C3.06874 6.42912 3.08616 6.34442 3.18214 6.1144C3.28103 5.88105 3.31886 5.51402 3.32467 5.24497C3.33048 4.96596 3.2578 4.67117 3.11818 4.42786C2.99018 4.20698 2.80402 4.0384 2.57422 3.97363C2.59165 3.97363 2.61205 3.97031 2.63238 3.97031C2.80692 3.96035 2.94073 3.91551 3.01341 3.85655C3.04543 3.83413 3.06285 3.80506 3.06874 3.77268C3.07454 3.74361 3.06583 3.70791 3.04252 3.67552C3.00179 3.61988 2.9029 3.56508 2.74296 3.51609C2.52768 3.45464 2.26877 3.30516 2.10301 3.10421C2.07099 3.06518 2.04486 3.02615 2.02155 2.98131C2.00993 2.96138 2.00122 2.93896 1.98953 2.91654C1.98082 2.89661 1.9721 2.87087 1.9663 2.84845L1.9663 2.84845L1.9663 2.84845L1.9663 2.84845L1.9663 2.84845L1.9663 2.84845Z" koffice:nodeTypes="ccccccccccccccccccccccccccccccccccccccccccccccccccccccccccccccccccccccccccccccccccccccccccccccccccccccccccccccccccccccccccccccccccccccccccccccccccccccccccccccccccccccccccccccccccccccccccccccccccccccccccccccccccccccccccccccccccccccccccccccccccccccccccc"/>
          <draw:path draw:style-name="gr8" draw:id="shape508" draw:name="path1028" draw:layer="g3243" svg:width="5.03660277107pt" svg:height="4.03124565782pt" draw:transform="matrix(1.06388280000 0.00000000000 0.00000000000 1.06388280000 43.75334351026pt 36.23442417096pt)" svg:viewBox="0 0 5 4" svg:d="M2.65787 1.84429C2.84287 1.91291 3.04673 2.05016 3.35096 2.31075C3.84026 2.72806 3.90297 3.02482 3.9061 3.1259C3.9061 3.14445 3.9061 3.16578 3.90297 3.18432C3.87165 3.18062 3.84026 3.18062 3.80886 3.18432C3.73676 3.18432 3.61448 3.19824 3.4608 3.24553C3.31651 3.28912 3.22554 3.36145 3.12518 3.43749C3.05299 3.49592 2.97463 3.55712 2.87113 3.60813C2.67666 3.70179 2.39749 3.77505 2.29712 3.79638C2.48219 4.00318 2.70485 4.05697 2.90879 4.0208C2.9495 4.01339 2.99028 4.00318 3.03107 3.98835C3.10631 3.96331 3.17223 3.92343 3.24433 3.88355C3.41375 3.78525 3.61761 3.66563 3.94062 3.597C4.07551 3.56825 4.13509 3.54971 4.18214 3.5395C4.26372 3.51725 4.2919 3.50612 4.60239 3.48479C4.7812 3.47366 4.92236 3.42729 4.99133 3.36887C5.03525 3.3327 5.05404 3.28541 5.01646 3.23162C4.97567 3.17691 4.87844 3.11848 4.71215 3.0684C4.47384 2.99607 4.18841 2.82915 4.00333 2.5936C3.93436 2.50642 3.87792 2.40534 3.84339 2.28942C3.75876 1.99267 3.7085 1.89808 3.60813 1.79699C3.55169 1.74228 3.48898 1.68849 3.42627 1.63749C3.32277 1.55402 3.20988 1.48169 3.10631 1.39452C3.04986 1.35093 3.00594 1.30086 2.95897 1.23872C2.93384 1.20997 2.91192 1.17752 2.88679 1.14505C2.85226 1.10147 2.80842 1.04304 2.74563 0.967C2.72058 0.934542 2.6484 0.85108 2.65153 0.793583C2.65153 0.771327 2.67353 0.761126 2.68919 0.775036C2.71119 0.793583 2.73311 0.803784 2.7519 0.814912C2.78329 0.83346 2.80208 0.837169 2.83974 0.826041C2.91192 0.803784 2.97463 0.738869 3.02794 0.687864C2.92131 0.695283 2.76763 0.630368 2.66727 0.583072C2.63587 0.568234 2.60448 0.554324 2.57317 0.535777L2.57317 0.535777C2.43201 0.456024 2.31286 0.290026 2.19676 0.162978C2.11839 0.0758065 2.05881 0.0108912 1.94271 0.00347235C1.74824 -0.00394654 1.55699 -0.000237099 1.36565 0.0220196C1.14926 0.0470583 0.92966 0.101773 0.725798 0.191726C0.412176 0.333612 0.19892 0.558034 0.0859486 0.843661C-0.0238109 1.12651 -0.0300737 1.47056 0.0765544 1.83687C0.107949 1.95279 0.151869 2.11879 0.233365 2.20225C0.280417 2.24955 0.283548 2.13733 0.283548 2.10488C0.283548 2.01771 0.302417 1.94537 0.343125 1.88046C0.399651 1.78957 0.478016 1.72095 0.55333 1.64862C0.659958 1.53919 0.744586 1.45665 1.01124 1.60132C1.15553 1.67736 1.29034 1.73486 1.45036 1.76732C1.6103 1.8007 1.79843 1.8109 2.04308 1.8007C2.29086 1.79328 2.46654 1.79328 2.65474 1.86191" koffice:nodeTypes="cccccccccccccccccccccccccccccccccccccccccccccccc"/>
          <draw:path draw:style-name="gr7" draw:id="shape509" draw:name="path1030" draw:layer="g3243" svg:width="5.03660277107pt" svg:height="4.02383018035pt" draw:transform="matrix(1.06388280000 0.00000000000 0.00000000000 1.06388280000 43.75998213894pt 36.23782859591pt)" svg:viewBox="0 0 5 4" svg:d="M2.65161 1.83889C2.8366 1.90745 3.04047 2.04457 3.34469 2.30492C3.834 2.72185 3.8967 3.01833 3.90297 3.11932C3.90297 3.13785 3.90297 3.15916 3.89983 3.17769C3.86852 3.17398 3.83713 3.17398 3.8026 3.17769C3.7305 3.17769 3.60821 3.19159 3.45453 3.23884C3.31025 3.28238 3.21615 3.35465 3.12204 3.43063C3.04994 3.489 2.9715 3.55014 2.868 3.6011C2.67353 3.69468 2.39436 3.76787 2.29399 3.78918C2.47906 3.99579 2.70179 4.04953 2.90879 4.0134C2.94958 4.00599 2.99342 3.99579 3.03107 3.98097C3.10639 3.95596 3.17223 3.91612 3.24433 3.87628C3.41375 3.77807 3.61448 3.65855 3.94062 3.58998C4.07551 3.56126 4.13509 3.54273 4.18214 3.53254C4.26372 3.5103 4.2919 3.49919 4.60239 3.47788C4.7812 3.46676 4.92236 3.42043 4.99133 3.36206C5.03525 3.32593 5.05404 3.27868 5.01646 3.22494C4.97567 3.17028 4.87844 3.11191 4.7091 3.06188C4.47071 2.98961 4.18527 2.82284 4.0002 2.5875C3.93123 2.50041 3.87478 2.39942 3.84026 2.28361L3.84026 2.28361L3.84026 2.28361C3.75563 1.98713 3.70545 1.89262 3.60508 1.79163C3.54856 1.73697 3.48585 1.68323 3.42314 1.63227C3.31964 1.54889 3.20675 1.47662 3.10326 1.38953C3.04673 1.34598 3.00289 1.29595 2.95584 1.23388C2.93071 1.20515 2.90879 1.17273 2.88366 1.14029C2.84921 1.09675 2.80529 1.03838 2.7425 0.962404C2.71745 0.929976 2.64527 0.84659 2.64848 0.792853C2.64848 0.770617 2.6704 0.759499 2.68606 0.774323L2.68606 0.774323C2.70806 0.792853 2.72998 0.803045 2.74877 0.814163C2.78016 0.832693 2.79895 0.835472 2.8366 0.825281C2.90879 0.803045 2.96836 0.738189 3.02481 0.687231C2.91818 0.694643 2.7645 0.629788 2.66414 0.582536C2.63274 0.567712 2.60143 0.553814 2.57003 0.535284L2.57003 0.535284C2.42888 0.455604 2.30973 0.289759 2.19362 0.162828C2.11526 0.0757368 2.05568 0.0108812 1.93958 0.00346915C1.74511 -0.00394291 1.55386 -0.000236881 1.36565 0.0219993C1.14926 0.047015 0.92966 0.100752 0.725798 0.19155C0.412176 0.332379 0.19892 0.55752 0.0859486 0.842884C-0.0238109 1.12547 -0.0300737 1.46921 0.0765544 1.83518C0.107949 1.95099 0.151869 2.11684 0.233365 2.19652C0.280417 2.24377 0.283548 2.13166 0.283548 2.09923C0.283548 2.01214 0.302417 1.93987 0.343205 1.87502C0.399651 1.78422 0.481147 1.71566 0.55333 1.64339C0.659958 1.53406 0.744666 1.45161 1.01124 1.59614C1.15553 1.67211 1.29034 1.72956 1.45036 1.76199C1.6103 1.79534 1.79851 1.80553 2.04308 1.79534C2.29086 1.78793 2.46654 1.78793 2.65474 1.85649L2.65474 1.85649Z" koffice:nodeTypes="ccccccccccccccccccccccccccccccccccccccccccccccccccccc"/>
          <draw:path draw:style-name="gr6" draw:id="shape510" draw:name="path1032" draw:layer="g3243" svg:width="0.59322527701pt" svg:height="0.33833810314pt" draw:transform="matrix(1.06388280000 0.00000000000 0.00000000000 1.06388280000 45.32775412653pt 37.05252073579pt)" svg:viewBox="0 0 1 0" svg:d="M0.587043 0.271623C0.587043 0.271623 0.618323 0.150023 0.540163 0.127623C0.458883 0.109223 0.330803 0.074823 0.268323 0.068423C0.205763 0.062023 0.143283 0.034023 0.102643 0.015623C0.0620035 -0.00357699 0.0276835 -0.00677699 0.0151235 0.015623C0.0026435 0.037223 -0.0129565 0.130823 0.0183235 0.174823C0.0526435 0.218823 0.102643 0.299623 0.202643 0.312423C0.302643 0.324423 0.387043 0.330823 0.433923 0.337223C0.477683 0.340423 0.543283 0.337223 0.562003 0.321223C0.577683 0.306023 0.587043 0.278023 0.587043 0.278023" koffice:nodeTypes="cccccccccc"/>
          <draw:path draw:style-name="gr7" draw:id="shape511" draw:name="path1034" draw:layer="g3243" svg:width="0.59609500198pt" svg:height="0.33833810314pt" draw:transform="matrix(1.06388280000 0.00000000000 0.00000000000 1.06388280000 45.32441935481pt 37.05252073579pt)" svg:viewBox="0 0 1 0" svg:d="M0.590178 0.271623C0.590178 0.271623 0.621458 0.150023 0.540178 0.127623C0.455778 0.109223 0.330818 0.074823 0.268258 0.068423C0.205778 0.062023 0.143298 0.034023 0.102658 0.015623C0.062018 -0.00357699 0.027698 -0.00677699 0.015138 0.015623C0.00265802 0.037223 -0.012942 0.130823 0.018258 0.174823C0.052658 0.218823 0.102658 0.299623 0.202658 0.312423C0.302658 0.324423 0.387058 0.330823 0.433938 0.337223C0.477698 0.340423 0.543298 0.337223 0.562018 0.321223C0.577698 0.306023 0.587058 0.278023 0.587058 0.278023L0.587058 0.278023Z" koffice:nodeTypes="cccccccccccc"/>
          <draw:path draw:style-name="gr5" draw:id="shape512" draw:name="path1036" draw:layer="g3243" svg:width="0.54164691598pt" svg:height="0.25578081553pt" draw:transform="matrix(1.06388280000 0.00000000000 0.00000000000 1.06388280000 46.90498259454pt 36.90432717332pt)" svg:viewBox="0 0 1 0" svg:d="M0.541526 0.000666585C0.543823 0.0734943 0.513913 0.176262 0.401222 0.220363C0.148226 0.321513 -0.0265812 0.173025 0.00332849 0.181117C0.129797 0.207821 0.24714 0.0892736 0.267806 0.0196827C0.357535 -0.000951808 0.449501 -0.0025702 0.539171 0.00228498" koffice:nodeTypes="ccccc"/>
          <draw:path draw:style-name="gr7" draw:id="shape513" draw:name="path1038" draw:layer="g3243" svg:width="0.54164691598pt" svg:height="0.25578081553pt" draw:transform="matrix(1.06388280000 0.00000000000 0.00000000000 1.06388280000 46.90498259454pt 36.90432717332pt)" svg:viewBox="0 0 1 0" svg:d="M0.541526 0.000666585C0.543823 0.0734943 0.513913 0.176262 0.401222 0.220363C0.148226 0.321513 -0.0265812 0.173025 0.00332849 0.181117C0.129797 0.207821 0.24714 0.0892736 0.267806 0.0196827C0.357535 -0.000951808 0.449501 -0.0025702 0.539171 0.00228498L0.539171 0.00228498Z" koffice:nodeTypes="ccccccc"/>
          <draw:path draw:style-name="gr5" draw:id="shape514" draw:name="path1040" draw:layer="g3243" svg:width="0.31738122910pt" svg:height="1.79774464000pt" draw:transform="matrix(1.06388280000 0.00000000000 0.00000000000 1.06388280000 49.20947684244pt 41.39446369984pt)" svg:viewBox="0 0 0 2" svg:d="M0.315624 0.108337C0.315624 0.0750848 0.317381 0.0375424 0.317381 0C0.301562 0.121208 0.282182 0.217746 0.255772 0.301412C0.225846 0.40224 0.188889 0.485906 0.141341 0.578153C0.113172 0.842022 0.0727001 1.12305 0.0410164 1.34509C0.0304251 1.42018 0.0198789 1.49097 0.0128481 1.54996C0.0128481 1.54996 0.0128481 1.54996 0.0128481 1.54996C-0.00125858 1.65079 -0.00301628 1.72159 0.00401452 1.76342C0.00577225 1.78487 0.0128481 1.79774 0.0198789 1.79774C0.0304251 1.79774 0.0445318 1.79774 0.0603511 1.78058C0.111415 1.72588 0.183616 1.58322 0.239952 1.39872C0.24171 1.36976 0.245225 1.33222 0.248741 1.29468C0.252256 1.26142 0.255772 1.21852 0.261045 1.17669C0.273394 1.06406 0.280424 0.93856 0.287455 0.80448C0.292773 0.678981 0.298047 0.53632 0.301562 0.397949C0.30332 0.305702 0.306835 0.209165 0.308593 0.108337" koffice:nodeTypes="cccccccccccccccc"/>
          <draw:path draw:style-name="gr7" draw:id="shape515" draw:name="path1042" draw:layer="g3243" svg:width="0.31738122910pt" svg:height="1.79774464000pt" draw:transform="matrix(1.06388280000 0.00000000000 0.00000000000 1.06388280000 49.20947684244pt 41.39446369984pt)" svg:viewBox="0 0 0 2" svg:d="M0.315624 0.108337C0.315624 0.0750848 0.317381 0.0375424 0.317381 0C0.301562 0.121208 0.282182 0.217746 0.255772 0.301412C0.225846 0.40224 0.188889 0.485906 0.141341 0.578153C0.113172 0.842022 0.0727001 1.12305 0.0410164 1.34509C0.0304251 1.42018 0.0198789 1.49097 0.0128481 1.54996L0.0128481 1.54996C0.0128481 1.54996 0.0128481 1.54996 0.0128481 1.54996L0.0128481 1.54996C-0.00125858 1.65079 -0.00301628 1.72159 0.00401452 1.76342C0.00577225 1.78487 0.0128481 1.79774 0.0198789 1.79774C0.0304251 1.79774 0.0445318 1.79774 0.0603511 1.78058C0.111415 1.72588 0.183616 1.58322 0.239952 1.39872C0.24171 1.36976 0.245225 1.33222 0.248741 1.29468C0.252256 1.26142 0.255772 1.21852 0.261045 1.17669C0.273394 1.06406 0.282182 0.93856 0.287455 0.80448C0.292773 0.678981 0.298047 0.53632 0.301562 0.40224C0.30332 0.309993 0.306835 0.213455 0.308593 0.112627L0.308593 0.112627Z" koffice:nodeTypes="cccccccccccccccccccc"/>
          <draw:path draw:style-name="gr5" draw:id="shape516" draw:name="path1044" draw:layer="g3243" svg:width="0.28737418350pt" svg:height="1.52519903557pt" draw:transform="matrix(1.06388280000 0.00000000000 0.00000000000 1.06388280000 49.67079037839pt 41.64383782816pt)" svg:viewBox="0 0 0 2" svg:d="M0.0846529 0.00395197C0.0846529 0.0306277 0.0829803 0.0573035 0.0829803 0.0810153C0.0796352 0.204514 0.0762901 0.331965 0.0695571 0.455464C0.0645394 0.578963 0.0561767 0.694558 0.0427533 0.802249C0.00591439 1.13421 -0.00579344 1.34663 0.00256932 1.45432C0.00424187 1.49681 0.010932 1.52052 0.0210102 1.52447C0.0293729 1.52842 0.0444688 1.51657 0.0645394 1.48199C0.118147 1.38516 0.196885 1.14607 0.287374 0.798297C0.287374 0.794345 0.287374 0.790393 0.287374 0.790393C0.285659 0.763717 0.285659 0.73309 0.283986 0.706414C0.283986 0.67875 0.282314 0.648122 0.280641 0.617495C0.275623 0.466332 0.272278 0.300349 0.272278 0.162031C0.267261 0.188706 0.262243 0.219334 0.25551 0.246998C0.232051 0.358641 0.20023 0.451512 0.158374 0.497948C0.156701 0.497948 0.153356 0.500912 0.149968 0.500912C0.13826 0.504864 0.128225 0.490044 0.121492 0.455464C0.116474 0.431752 0.111457 0.393221 0.106439 0.342833C0.0997487 0.257866 0.0946882 0.142271 0.0946882 0" koffice:nodeTypes="cccccccccccccccccc"/>
          <draw:path draw:style-name="gr7" draw:id="shape517" draw:name="path1046" draw:layer="g3243" svg:width="0.28728841823pt" svg:height="1.52519903557pt" draw:transform="matrix(1.06388280000 0.00000000000 0.00000000000 1.06388280000 49.66747106406pt 41.64383782816pt)" svg:viewBox="0 0 0 2" svg:d="M0.0846402 0.00395197C0.0846402 0.0306277 0.0829679 0.0573035 0.0829679 0.0810153C0.0796234 0.204514 0.0762788 0.331965 0.0695467 0.455464C0.0645298 0.578963 0.0561683 0.694558 0.0427469 0.802249C0.00591351 1.13421 -0.00579257 1.34663 0.00256894 1.45432C0.00424123 1.49681 0.0109304 1.52052 0.0210071 1.52447C0.0293686 1.52842 0.0444192 1.51657 0.0645298 1.48199C0.118129 1.38516 0.196856 1.14607 0.287288 0.798297C0.287288 0.794345 0.287288 0.790393 0.287288 0.790393C0.285616 0.763717 0.285616 0.73309 0.283944 0.706414C0.283944 0.67875 0.282272 0.648122 0.280599 0.617495C0.275582 0.466332 0.272238 0.300349 0.272238 0.162031C0.267221 0.188706 0.262204 0.219334 0.255472 0.246998C0.232017 0.358641 0.2002 0.451512 0.15835 0.497948C0.156678 0.497948 0.153333 0.500912 0.149946 0.500912C0.13824 0.504864 0.128206 0.490044 0.121474 0.455464C0.116457 0.431752 0.11144 0.393221 0.106423 0.342833C0.0997338 0.257866 0.094674 0.142271 0.094674 0L0.094674 0Z" koffice:nodeTypes="cccccccccccccccccccc"/>
          <draw:path draw:style-name="gr5" draw:id="shape518" draw:name="path1048" draw:layer="g3243" svg:width="0.25944760960pt" svg:height="1.64369608182pt" draw:transform="matrix(1.06388280000 0.00000000000 0.00000000000 1.06388280000 50.24442837398pt 41.06168116000pt)" svg:viewBox="0 0 0 2" svg:d="M0 0.501145C0 0.518551 0 0.538133 0 0.555539C0 0.57222 0 0.592527 0 0.609207C0 0.612108 0 0.61791 0 0.622987C0 0.646195 0 0.668677 0 0.696962C0 0.719445 0 0.747729 0.0015892 0.773838C0.00476761 0.903657 0.0111244 1.04508 0.0222896 1.14734C0.0557036 1.49328 0.0859392 1.65139 0.119353 1.64341C0.154397 1.63471 0.198936 1.45049 0.257858 1.11325C0.257858 1.11035 0.257858 1.10745 0.259448 1.10237C0.259448 1.10237 0.259448 1.09947 0.259448 1.09657L0.259448 1.09657C0.259448 1.09657 0.259448 1.09657 0.259448 1.09657L0.259448 1.09657C0.256269 1.07627 0.253091 1.05668 0.249872 1.0371C0.248282 1.0168 0.245104 0.997214 0.241926 0.974732C0.227623 0.86667 0.218047 0.747729 0.214868 0.625888C0.214868 0.597603 0.213279 0.563517 0.213279 0.530155C0.213279 0.512749 0.213279 0.493168 0.21169 0.472861C0.210101 0.475762 0.205333 0.481564 0.202155 0.484465C0.187811 0.501145 0.175098 0.493168 0.160754 0.459081C0.140054 0.408314 0.114586 0.283571 0.0684172 0.0623712C0.0652388 0.0427896 0.0604712 0.0224826 0.0557036 0C0.0493468 0.116039 0.0381816 0.325636 0.00794602 0.509848" koffice:nodeTypes="cccccccccccccccccccccccc"/>
          <draw:path draw:style-name="gr7" draw:id="shape519" draw:name="path1050" draw:layer="g3243" svg:width="0.25944760960pt" svg:height="1.64369608182pt" draw:transform="matrix(1.06388280000 0.00000000000 0.00000000000 1.06388280000 50.24442837398pt 41.06168116000pt)" svg:viewBox="0 0 0 2" svg:d="M0 0.501145C0 0.518551 0 0.538133 0 0.555539C0 0.57222 0 0.592527 0 0.609207C0 0.612108 0 0.61791 0 0.622987C0 0.646195 0 0.668677 0 0.696962C0 0.719445 0 0.747729 0.0015892 0.773838C0.00476761 0.903657 0.0111244 1.04508 0.0222896 1.14734C0.0557036 1.49328 0.0859392 1.65139 0.119353 1.64341C0.154397 1.63471 0.198936 1.45049 0.257858 1.11325L0.257858 1.11325C0.257858 1.11035 0.257858 1.10745 0.259448 1.10237L0.259448 1.10237C0.259448 1.10237 0.259448 1.09947 0.259448 1.09657L0.259448 1.09657L0.259448 1.09657C0.259448 1.09657 0.259448 1.09657 0.259448 1.09657L0.259448 1.09657C0.256269 1.07627 0.253091 1.05668 0.249872 1.0371C0.248282 1.0168 0.245104 0.997214 0.241926 0.974732C0.227623 0.86667 0.218047 0.747729 0.214868 0.625888C0.214868 0.597603 0.213279 0.563517 0.213279 0.530155C0.213279 0.512749 0.213279 0.493168 0.21169 0.472861C0.210101 0.475762 0.205333 0.481564 0.202155 0.484465C0.187811 0.501145 0.175098 0.493168 0.160754 0.459081C0.140054 0.408314 0.114586 0.283571 0.0684172 0.0623712C0.0652388 0.0427896 0.0604712 0.0224826 0.0557036 0C0.0493468 0.116039 0.0381816 0.325636 0.00794602 0.509848L0.00794602 0.509848Z" koffice:nodeTypes="ccccccccccccccccccccccccccccc"/>
          <draw:path draw:style-name="gr5" draw:id="shape520" draw:name="path1052" draw:layer="g3243" svg:width="0.29899024000pt" svg:height="2.23738272779pt" draw:transform="matrix(1.06388280000 0.00000000000 0.00000000000 1.06388280000 50.71653700531pt 40.64634131488pt)" svg:viewBox="0 0 0 2" svg:d="M0.00682406 0C0.00682406 0.00338458 0.00682406 0.00676917 0.00853008 0.0101537C0.0136481 0.0592302 0.0204722 0.109153 0.0255902 0.161614C0.0529302 0.433227 0.0632101 0.747147 0 0.90876C0 0.945145 0.00170602 0.981529 0.00170602 1.01791C0.00170602 1.0543 0.00341203 1.09407 0.00341203 1.13045C0.00341203 1.13045 0.00341203 1.13045 0.00341203 1.13384C0.00341203 1.16007 0.00511805 1.1863 0.00511805 1.21253C0.00511805 1.2396 0.00682406 1.26583 0.00853008 1.29206C0.0170602 1.42406 0.030752 1.55352 0.0512242 1.67198C0.114478 2.05275 0.160584 2.24398 0.198204 2.23721C0.232368 2.23382 0.264826 2.03583 0.29899 1.64237C0.295578 1.62291 0.292166 1.6026 0.287048 1.57975C0.283636 1.56029 0.280224 1.5366 0.276812 1.51037C0.258002 1.38768 0.240898 1.24891 0.234074 1.1203C0.228956 1.03399 0.223838 0.934991 0.21872 0.829223C0.213558 0.730224 0.210146 0.637994 0.205028 0.544918C0.18963 0.544918 0.167452 0.522072 0.138406 0.445919C0.10936 0.366381 0.0666221 0.227613 0.00511805 1.20245e-14" koffice:nodeTypes="ccccccccccccccccccc"/>
          <draw:path draw:style-name="gr7" draw:id="shape521" draw:name="path1054" draw:layer="g3243" svg:width="0.29558794240pt" svg:height="2.23738272779pt" draw:transform="matrix(1.06388280000 0.00000000000 0.00000000000 1.06388280000 50.71653700531pt 40.64634131488pt)" svg:viewBox="0 0 0 2" svg:d="M0.00678513 0C0.00678513 0.00338458 0.00678513 0.00676917 0.00848141 0.0101537C0.0135703 0.0592302 0.0203554 0.109153 0.0254442 0.161614C0.0526282 0.433227 0.0628494 0.747147 0 0.90876C0 0.945145 0.00169628 0.981529 0.00169628 1.01791C0.00169628 1.0543 0.00339256 1.09407 0.00339256 1.13045C0.00339256 1.13045 0.00339256 1.13045 0.00339256 1.13384C0.00339256 1.16007 0.00508884 1.1863 0.00508884 1.21253C0.00508884 1.2396 0.00678513 1.26583 0.00848141 1.29206C0.0169628 1.42406 0.0305766 1.55352 0.0509319 1.67198C0.113825 2.05275 0.159668 2.24398 0.195377 2.23721C0.229346 2.23382 0.261619 2.03583 0.295588 1.64237C0.292195 1.62291 0.288803 1.6026 0.283714 1.57975C0.280321 1.56029 0.276929 1.5366 0.273536 1.51037C0.254834 1.38768 0.237827 1.24891 0.231042 1.1203L0.231042 1.1203C0.225953 1.03399 0.220865 0.934991 0.215732 0.829223C0.210643 0.730224 0.207251 0.637994 0.202162 0.544918C0.186852 0.544918 0.1648 0.522072 0.135877 0.445919C0.106996 0.366381 0.0645457 0.227613 0.00339256 1.20245e-14L0.00339256 1.20245e-14Z" koffice:nodeTypes="cccccccccccccccccccccc"/>
          <draw:path draw:style-name="gr5" draw:id="shape522" draw:name="path1056" draw:layer="g3243" svg:width="0.38678448640pt" svg:height="1.81108512000pt" draw:transform="matrix(1.06388280000 0.00000000000 0.00000000000 1.06388280000 51.17860258301pt 40.82592473152pt)" svg:viewBox="0 0 0 2" svg:d="M0.293496 1.81109C0.332354 1.7989 0.359569 1.61467 0.386784 1.26982C0.357629 1.17466 0.328473 1.06122 0.30902 0.942465C0.305139 0.92191 0.301258 0.897549 0.297377 0.873949C0.295437 0.853395 0.291556 0.829795 0.289616 0.805434C0.275983 0.680584 0.26046 0.538225 0.244887 0.389014C0.242947 0.362369 0.239066 0.332679 0.237126 0.306035C0.235185 0.270254 0.231304 0.2497 0.229364 0.231429C0.198268 0.216965 0.15354 0.165959 0.10692 0.103534C0.083586 0.0738442 0.0563708 0.0357802 0.031096 0C0.0408477 0.0441542 0.0486093 0.0982051 0.0447285 0.151495C0.0447285 0.175094 0.0408477 0.198694 0.0349768 0.2261C0.031096 0.2497 0.0233344 0.276345 0.0116921 0.302989C0.00970195 0.30908 0.00776156 0.31517 0.00388078 0.32126L0.00388078 0.32126C0.00388078 0.32126 0.00194039 0.324305 0 0.326589C0.00388078 0.421749 0.00970195 0.514625 0.0155729 0.59456C0.0194537 0.683629 0.0272152 0.769654 0.0330364 0.853395C0.0408477 0.9752 0.062192 1.10918 0.0874668 1.2249C0.0913476 1.24545 0.0971688 1.26982 0.10105 1.29037C0.10498 1.31092 0.110801 1.33224 0.116622 1.34975C0.202149 1.67101 0.25847 1.81946 0.295437 1.80804" koffice:nodeTypes="cccccccccccccccccccccc"/>
          <draw:path draw:style-name="gr7" draw:id="shape523" draw:name="path1058" draw:layer="g3243" svg:width="0.38678448640pt" svg:height="1.81108512000pt" draw:transform="matrix(1.06388280000 0.00000000000 0.00000000000 1.06388280000 51.17528326867pt 40.82592473152pt)" svg:viewBox="0 0 0 2" svg:d="M0.293496 1.81109C0.332354 1.7989 0.359569 1.61467 0.386784 1.26982C0.357629 1.17466 0.328473 1.06122 0.30902 0.942465C0.305139 0.92191 0.301258 0.897549 0.297377 0.873949C0.295437 0.853395 0.291556 0.829795 0.289566 0.805434L0.289566 0.805434L0.289566 0.805434L0.289566 0.805434C0.275983 0.680584 0.26041 0.538225 0.244887 0.389014L0.244887 0.389014C0.242947 0.362369 0.239066 0.332679 0.237126 0.306035C0.235185 0.270254 0.231304 0.2497 0.229364 0.231429C0.198218 0.216965 0.15354 0.165959 0.10692 0.103534C0.083586 0.0738442 0.0563708 0.0357802 0.031096 0C0.040798 0.0441542 0.0486093 0.0982051 0.0447285 0.151495C0.0447285 0.175094 0.040798 0.198694 0.0349768 0.2261C0.031096 0.2497 0.0233344 0.276345 0.0116423 0.302989L0.0116423 0.302989L0.0116423 0.302989C0.00970195 0.30908 0.00776156 0.31517 0.00388078 0.32126L0.00388078 0.32126C0.00388078 0.32126 0.00194039 0.324305 0 0.326589C0.00388078 0.421749 0.00970195 0.514625 0.0155729 0.59456C0.0194537 0.683629 0.0272152 0.769654 0.0330364 0.853395C0.040798 0.9752 0.062192 1.10918 0.0874668 1.2249C0.0913476 1.24545 0.0971688 1.26982 0.10105 1.29037C0.10498 1.31092 0.110801 1.33224 0.116622 1.34975L0.116622 1.34975L0.116622 1.34975L0.116622 1.34975C0.202149 1.67101 0.25847 1.8225 0.295437 1.80804L0.295437 1.80804Z" koffice:nodeTypes="ccccccccccccccccccccccccccccccccc"/>
          <draw:path draw:style-name="gr5" draw:id="shape524" draw:name="path1060" draw:layer="g3243" svg:width="0.57674911360pt" svg:height="2.22396762522pt" draw:transform="matrix(1.06388280000 0.00000000000 0.00000000000 1.06388280000 51.51436399469pt 40.47697117312pt)" svg:viewBox="0 0 1 2" svg:d="M0.00243021 0L0.00243021 0.00927966C0.0142775 0.0295262 0.0237553 0.0523035 0.0356025 0.0750809C0.0451411 0.0987018 0.0546189 0.121479 0.0664662 0.147631C0.113977 0.273328 0.135302 0.411679 0.106808 0.543282C0.104438 0.563528 0.0949604 0.579557 0.0807437 0.586306C0.075944 0.58968 0.0688356 0.58968 0.0617273 0.58968C0.0640967 0.619206 0.0664662 0.648732 0.0688356 0.655481C0.0712051 0.685007 0.0735745 0.717908 0.0783742 0.747434C0.0949604 0.909406 0.113977 1.06716 0.132932 1.20551L0.132932 1.20551C0.135302 1.22913 0.140041 1.25528 0.14241 1.28481L0.14241 1.28481C0.14478 1.30759 0.151888 1.33796 0.156688 1.36411C0.182752 1.49909 0.220724 1.63406 0.258696 1.74289C0.365503 2.03984 0.434339 2.21446 0.481789 2.22374C0.52213 2.23049 0.550624 2.08539 0.576749 1.74289C0.569641 1.72349 0.562472 1.69986 0.552994 1.67709C0.545885 1.65431 0.536408 1.62394 0.526869 1.59779C0.484158 1.45269 0.441447 1.27469 0.401106 1.06716C0.365503 0.885785 0.33464 0.728031 0.306206 0.58968C0.280081 0.454703 0.253957 0.335755 0.235001 0.230304C0.230262 0.22693 0.223093 0.223555 0.215985 0.220181C0.208876 0.216807 0.199399 0.210901 0.189921 0.204152C0.14478 0.171252 0.0973298 0.124854 0.04988 0.0658012L0.04988 0.0658012C0.0451411 0.0590524 0.0427717 0.0556779 0.0404022 0.0523035C0.0308636 0.0388058 0.0332331 0.0421803 0.0308636 0.0388058C0.0213858 0.0295262 0.011908 0.0160285 0 0.00337442" koffice:nodeTypes="ccccccccccccccccccccccccccccc"/>
          <draw:path draw:style-name="gr7" draw:id="shape525" draw:name="path1062" draw:layer="g3243" svg:width="0.57662760960pt" svg:height="2.21722390407pt" draw:transform="matrix(1.06388280000 0.00000000000 0.00000000000 1.06388280000 51.51776841965pt 40.47697117312pt)" svg:viewBox="0 0 1 2" svg:d="M0 1.19702e-14L0 0.00926558C0.011846 0.0294814 0.0213228 0.0522242 0.0331688 0.0749669C0.0427064 0.098552 0.0521832 0.121295 0.0640292 0.147407C0.111535 0.272913 0.132858 0.411055 0.104366 0.542457C0.101997 0.562673 0.0925204 0.578677 0.0783052 0.585416C0.073506 0.588785 0.0663984 0.588785 0.0592908 0.588785C0.06166 0.618267 0.0640292 0.647748 0.0663984 0.654487C0.0687676 0.683968 0.0711368 0.716819 0.075936 0.7463C0.0925204 0.908027 0.111535 1.06554 0.130488 1.20368L0.130488 1.20368L0.130488 1.20368L0.130488 1.20368C0.132858 1.22727 0.137596 1.25338 0.139965 1.28286L0.139965 1.28286C0.142334 1.3056 0.149442 1.33593 0.154241 1.36204C0.180302 1.49681 0.21827 1.63158 0.258608 1.73687C0.365404 2.03337 0.434232 2.20773 0.481677 2.217C0.522014 2.22374 0.550506 2.07886 0.576628 1.73687C0.56952 1.7175 0.562352 1.69392 0.552875 1.67117C0.545767 1.64843 0.53629 1.61811 0.526753 1.59199C0.484046 1.44711 0.44134 1.26938 0.401003 1.06217C0.365404 0.881072 0.334544 0.723557 0.306113 0.585416C0.279991 0.450644 0.253869 0.331876 0.234916 0.226585C0.230177 0.223216 0.223009 0.219847 0.215901 0.216478C0.208794 0.213951 0.199317 0.207212 0.18984 0.200473C0.144704 0.167623 0.0972588 0.121295 0.049814 0.0623321L0.049814 0.0623321C0.0450756 0.0555935 0.0427064 0.0522242 0.0403372 0.0488549L0.0403372 0.0488549C0.0307996 0.03622 0.0331688 0.038747 0.0307996 0.03622C0.0213228 0.0261121 0.011846 0.0126349 0 0L0 0" koffice:nodeTypes="ccccccccccccccccccccccccccccccccc"/>
          <draw:path draw:style-name="gr5" draw:id="shape526" draw:name="path1064" draw:layer="g3243" svg:width="0.64841315354pt" svg:height="1.20911513268pt" draw:transform="matrix(1.06388280000 0.00000000000 0.00000000000 1.06388280000 52.28240226566pt 42.32216950144pt)" svg:viewBox="0 0 1 1" svg:d="M0 0.301061C0.00251235 0.317855 0.0100494 0.339626 0.0150741 0.364507C0.0226756 0.398097 0.0277003 0.419868 0.032725 0.437285L0.032725 0.437285C0.0452868 0.483315 0.0578485 0.529344 0.072987 0.572886C0.0855488 0.614562 0.100623 0.655616 0.118274 0.694803C0.198798 0.888876 0.299421 1.01764 0.387546 1.08357C0.540993 1.1974 0.616493 1.22664 0.639168 1.19989C0.681943 1.14639 0.568693 0.89634 0.455444 0.648774C0.397596 0.520014 0.337171 0.388767 0.299421 0.284266L0.299421 0.284266C0.299421 0.281778 0.296908 0.276802 0.296908 0.274314C0.296908 0.271826 0.299421 0.27929 0.294396 0.264361L0.294396 0.264361C0.289371 0.247567 0.281834 0.228284 0.27681 0.206513C0.264248 0.199048 0.249109 0.189096 0.234035 0.174789C0.218897 0.162349 0.198798 0.148042 0.178635 0.130626C0.17361 0.126271 0.168585 0.121295 0.161048 0.113831C0.156024 0.108855 0.148486 0.102012 0.143397 0.094548C0.120786 0.070289 0.0981106 0.0360775 0.0754994 0C0.0679623 0.0727771 0.0578485 0.133114 0.0477991 0.182254C0.0352373 0.235126 0.0226756 0.276802 0.00753706 0.301061" koffice:nodeTypes="cccccccccccccccccccccc"/>
          <draw:path draw:style-name="gr7" draw:id="shape527" draw:name="path1066" draw:layer="g3243" svg:width="0.64841315354pt" svg:height="1.20911513268pt" draw:transform="matrix(1.06388280000 0.00000000000 0.00000000000 1.06388280000 52.28240226566pt 42.32216950144pt)" svg:viewBox="0 0 1 1" svg:d="M0 0.301061C0.00251235 0.317855 0.0100494 0.339626 0.0150741 0.364507C0.0226756 0.398097 0.0277003 0.419868 0.032725 0.437285L0.032725 0.437285C0.0452868 0.483315 0.0578485 0.529344 0.072987 0.572886C0.0855488 0.614562 0.1032 0.655616 0.118274 0.694803C0.198798 0.888876 0.299421 1.01515 0.387546 1.08357C0.540993 1.1974 0.616493 1.22664 0.639168 1.19989C0.681943 1.14639 0.568693 0.89634 0.455444 0.648774C0.397596 0.520014 0.337171 0.388767 0.299421 0.284266L0.299421 0.284266L0.299421 0.284266L0.299421 0.284266C0.299421 0.281778 0.296908 0.276802 0.296908 0.274314C0.296908 0.271826 0.299421 0.27929 0.294396 0.264361L0.294396 0.264361C0.289371 0.247567 0.281834 0.228284 0.27681 0.206513C0.264248 0.199048 0.249109 0.189096 0.234035 0.174789C0.218897 0.162349 0.198798 0.148042 0.178635 0.130626L0.178635 0.130626L0.178635 0.130626C0.17361 0.126271 0.168585 0.121295 0.161048 0.113831C0.156024 0.108855 0.148486 0.102012 0.143397 0.094548L0.143397 0.094548C0.120786 0.070289 0.0981106 0.0360775 0.0754994 0C0.0679623 0.0727771 0.0578485 0.133114 0.0477991 0.182254C0.0352373 0.235126 0.0226756 0.276802 0.00753706 0.301061L0.00753706 0.301061Z" koffice:nodeTypes="ccccccccccccccccccccccccccccc"/>
          <draw:path draw:style-name="gr5" draw:id="shape528" draw:name="path1068" draw:layer="g3243" svg:width="0.78523809043pt" svg:height="1.57570473598pt" draw:transform="matrix(1.06388280000 0.00000000000 0.00000000000 1.06388280000 51.90672397133pt 40.73570747008pt)" svg:viewBox="0 0 1 2" svg:d="M0 0C0.022118 0.0809501 0.0470716 0.171841 0.0775547 0.277645C0.127391 0.463688 0.177227 0.651861 0.232593 0.837904C0.246417 0.88477 0.263076 0.932346 0.2769 0.979212C0.354455 1.20715 0.440304 1.36763 0.526152 1.4429C0.700615 1.59486 0.772569 1.60338 0.783699 1.53379C0.794758 1.45071 0.744922 1.27319 0.675661 1.08786L0.675661 1.08786C0.56493 0.788198 0.434774 0.377767 0.332266 0.0504163C0.329501 0.0418952 0.326736 0.0333742 0.323972 0.0248531C0.323972 0.0248531 0.323972 0.0248531 0.323972 0.0248531C0.232593 0.0610676 0.0830842 0.0305338 0.00276475 0.00284035" koffice:nodeTypes="cccccccccccc"/>
          <draw:path draw:style-name="gr7" draw:id="shape529" draw:name="path1070" draw:layer="g3243" svg:width="0.78523809043pt" svg:height="1.57036184179pt" draw:transform="matrix(1.06388280000 0.00000000000 0.00000000000 1.06388280000 51.90672397133pt 40.73570747008pt)" svg:viewBox="0 0 1 2" svg:d="M0 0C0.022118 0.0808127 0.0470716 0.17155 0.0775547 0.274338C0.127391 0.460065 0.177227 0.64792 0.232593 0.833647C0.246417 0.880433 0.263076 0.927928 0.2769 0.974715C0.354455 1.20227 0.440304 1.36247 0.526152 1.43762C0.700615 1.58932 0.772569 1.59782 0.783699 1.52906C0.794758 1.44541 0.744922 1.27103 0.675661 1.08317L0.675661 1.08317L0.675661 1.08317C0.56493 0.784025 0.434774 0.37429 0.332266 0.0474952C0.329501 0.0389886 0.326736 0.030482 0.323972 0.0226843C0.323972 0.0226843 0.323972 0.0226843 0.323972 0.0226843L0.323972 0.0226843C0.232593 0.0581284 0.0830842 0.0276465 0.00276475 1.00739e-14L0.00276475 1.00739e-14Z" koffice:nodeTypes="cccccccccccccccc"/>
          <draw:path draw:style-name="gr5" draw:id="shape530" draw:name="path1072" draw:layer="g3243" svg:width="0.50774175360pt" svg:height="1.37125429785pt" draw:transform="matrix(1.06388280000 0.00000000000 0.00000000000 1.06388280000 51.77369606602pt 42.31195622656pt)" svg:viewBox="0 0 1 1" svg:d="M0.318429 0.359695C0.289527 0.382879 0.256123 0.362344 0.215991 0.302726C0.17814 0.243108 0.129173 0.139771 0.0690328 0C0.0601401 0.088102 0.0490241 0.162956 0.0400744 0.227873C0.0289584 0.297427 0.0156193 0.354395 0 0.390828C0.00450338 0.419312 0.00894975 0.450446 0.0133961 0.480918C0.0178425 0.512051 0.0245121 0.545835 0.0289584 0.571669L0.0289584 0.571669C0.0311816 0.589555 0.035628 0.610752 0.0400744 0.633937C0.0445778 0.651822 0.0490241 0.672357 0.0556937 0.696204C0.0846521 0.802192 0.124727 0.908179 0.164801 0.993631C0.278354 1.22879 0.354057 1.36591 0.403081 1.37121C0.447602 1.37386 0.478783 1.25463 0.507742 0.973096C0.507742 0.970447 0.507742 0.967797 0.507742 0.965147L0.507742 0.962497C0.501015 0.949249 0.492122 0.931364 0.48323 0.913478C0.47656 0.89758 0.46761 0.877045 0.458718 0.85651C0.41642 0.753173 0.376346 0.628637 0.342941 0.480918C0.336271 0.447796 0.329602 0.416663 0.327379 0.403414C0.325098 0.390828 0.322875 0.37493 0.318429 0.359695" koffice:nodeTypes="cccccccccccccccccccc"/>
          <draw:path draw:style-name="gr7" draw:id="shape531" draw:name="path1074" draw:layer="g3243" svg:width="0.50774175360pt" svg:height="1.36596005110pt" draw:transform="matrix(1.06388280000 0.00000000000 0.00000000000 1.06388280000 51.77369606602pt 42.31195622656pt)" svg:viewBox="0 0 1 1" svg:d="M0.318429 0.358999C0.289527 0.382139 0.256123 0.361644 0.215991 0.302141C0.17814 0.242639 0.129173 0.139501 0.0690328 0C0.0601401 0.0879317 0.0490241 0.162641 0.0400744 0.227432C0.0289584 0.296852 0.0133961 0.35371 0 0.390073C0.00450338 0.418502 0.00894975 0.449576 0.0133961 0.479988C0.0178425 0.511062 0.0245121 0.54478 0.0289584 0.570565L0.0289584 0.570565L0.0289584 0.570565L0.0289584 0.570565C0.0311816 0.588415 0.035628 0.609572 0.0400744 0.632712L0.0400744 0.632712C0.0445778 0.650563 0.0490241 0.671058 0.0556937 0.694859C0.0846521 0.800642 0.124727 0.906424 0.164801 0.989067C0.278354 1.22377 0.354057 1.36063 0.403081 1.36592C0.447602 1.36856 0.478783 1.24956 0.507742 0.968571L0.507742 0.968571C0.507742 0.965927 0.507742 0.963282 0.507742 0.960638L0.507742 0.960638L0.507742 0.960638L0.507742 0.957993C0.501015 0.945431 0.492122 0.926919 0.48323 0.909069C0.47656 0.893201 0.46761 0.872706 0.458718 0.852211C0.41642 0.749073 0.376346 0.624778 0.342941 0.477344C0.336271 0.444287 0.329602 0.413213 0.327379 0.39999C0.325098 0.387429 0.322875 0.371561 0.318429 0.356355L0.318429 0.356355Z" koffice:nodeTypes="cccccccccccccccccccccccccccc"/>
          <draw:path draw:style-name="gr5" draw:id="shape532" draw:name="path1076" draw:layer="g3243" svg:width="0.47268375040pt" svg:height="1.43040555834pt" draw:transform="matrix(1.06388280000 0.00000000000 0.00000000000 1.06388280000 51.22847740867pt 42.39196021312pt)" svg:viewBox="0 0 0 1" svg:d="M0.0408112 0.707679C0.0601718 0.819311 0.0924027 0.930266 0.126779 1.02228C0.232052 1.30779 0.305094 1.44242 0.354485 1.42957C0.403932 1.41603 0.438308 1.25501 0.472684 0.945827C0.466249 0.932296 0.459758 0.916735 0.453323 0.898468C0.446888 0.882231 0.440453 0.863964 0.434018 0.845697C0.399642 0.747596 0.367411 0.639347 0.350195 0.533804C0.345905 0.507418 0.341615 0.478326 0.337325 0.45194C0.33518 0.43029 0.33089 0.406611 0.3266 0.382931C0.298659 0.424878 0.262138 0.412023 0.219181 0.343015C0.18046 0.282801 0.135359 0.166433 0.0773322 0C0.0666069 0.0791572 0.0558816 0.147489 0.0429562 0.20838C0.0300859 0.277388 0.0150704 0.332866 0 0.3694C0.00214506 0.380225 0.00214506 0.393756 0.00429012 0.403905C0.0107253 0.462089 0.0193606 0.520273 0.0236507 0.57575L0.0236507 0.57575C0.0279408 0.618373 0.034376 0.663026 0.0429562 0.705649" koffice:nodeTypes="ccccccccccccccccc"/>
          <draw:path draw:style-name="gr7" draw:id="shape533" draw:name="path1078" draw:layer="g3243" svg:width="0.47268375040pt" svg:height="1.43040555834pt" draw:transform="matrix(1.06388280000 0.00000000000 0.00000000000 1.06388280000 51.23179672301pt 42.39196021312pt)" svg:viewBox="0 0 0 1" svg:d="M0.0408112 0.707679C0.0601718 0.819311 0.0924027 0.932296 0.126779 1.02228C0.232052 1.30779 0.305094 1.44242 0.35454 1.42957C0.403932 1.41603 0.438308 1.25501 0.472684 0.945827C0.466249 0.932296 0.459813 0.916735 0.453323 0.898468C0.446888 0.882231 0.440453 0.863964 0.434018 0.845697C0.399642 0.750302 0.367411 0.639347 0.350195 0.533804C0.345905 0.507418 0.341615 0.478326 0.337325 0.45194C0.33518 0.43029 0.33089 0.406611 0.3266 0.382931C0.298659 0.424878 0.262138 0.412023 0.219181 0.343015C0.18046 0.282801 0.135359 0.166433 0.0773322 0C0.0666069 0.0791572 0.0558816 0.147489 0.0429562 0.205673C0.0300859 0.274682 0.0150704 0.33016 0 0.367371C0.00214506 0.377519 0.00214506 0.39105 0.00429012 0.401198C0.0107803 0.459382 0.0193606 0.517566 0.0236507 0.573044L0.0236507 0.573044C0.0279408 0.615667 0.034376 0.66032 0.0429562 0.702943L0.0429562 0.702943Z" koffice:nodeTypes="ccccccccccccccccccc"/>
          <draw:path draw:style-name="gr5" draw:id="shape534" draw:name="path1080" draw:layer="g3243" svg:width="0.39851443840pt" svg:height="1.46027922026pt" draw:transform="matrix(1.06388280000 0.00000000000 0.00000000000 1.06388280000 50.68657806566pt 42.42515335648pt)" svg:viewBox="0 0 0 1" svg:d="M0.00196959 0.28027C0.00393919 0.328121 0.00393919 0.378706 0.00590878 0.427241C0.00787837 0.472358 0.00787837 0.520209 0.00984797 0.566009L0.00984797 0.568743C0.00984797 0.589934 0.0118176 0.611126 0.0137872 0.632317C0.0137872 0.654191 0.0157567 0.675383 0.0177768 0.696574C0.0276248 0.805947 0.0473207 0.910536 0.072976 1.0035C0.15585 1.31112 0.217009 1.46561 0.266299 1.46014C0.31367 1.4574 0.355082 1.29745 0.398514 0.979578C0.382707 0.918056 0.362961 0.851748 0.347204 0.776553C0.331397 0.704777 0.31761 0.630266 0.311701 0.555072L0.311701 0.555072C0.307762 0.501752 0.301802 0.445698 0.293924 0.386909C0.26433 0.440229 0.230796 0.43476 0.193323 0.371187C0.15979 0.309664 0.120347 0.186619 0.072976 0C0.0611584 0.0505853 0.0492903 0.0984363 0.0374728 0.144237C0.0256552 0.192088 0.0118176 0.239939 0 0.277536" koffice:nodeTypes="ccccccccccccccccc"/>
          <draw:path draw:style-name="gr7" draw:id="shape535" draw:name="path1082" draw:layer="g3243" svg:width="0.39851443840pt" svg:height="1.46027922026pt" draw:transform="matrix(1.06388280000 0.00000000000 0.00000000000 1.06388280000 50.68657806566pt 42.42515335648pt)" svg:viewBox="0 0 0 1" svg:d="M0.00196959 0.28027C0.00393919 0.328121 0.00393919 0.375972 0.00590878 0.427241L0.00590878 0.427241C0.00787837 0.472358 0.00787837 0.520209 0.00984797 0.566009L0.00984797 0.568743C0.00984797 0.589934 0.0118176 0.611126 0.0137872 0.632317C0.0137872 0.654191 0.0157567 0.675383 0.0177768 0.696574C0.0276248 0.803213 0.0473207 0.910536 0.072976 1.0035C0.15585 1.31112 0.217009 1.46561 0.266299 1.46014C0.31367 1.4574 0.355082 1.29745 0.398514 0.979578C0.382707 0.918056 0.362961 0.851748 0.347204 0.776553C0.331397 0.704777 0.31761 0.630266 0.311701 0.555072L0.311701 0.555072C0.307762 0.504486 0.301802 0.445698 0.293924 0.386909C0.26433 0.440229 0.230796 0.43476 0.193323 0.371187C0.15979 0.309664 0.120347 0.186619 0.072976 0C0.0611584 0.0505853 0.0492903 0.0984363 0.0374728 0.144237C0.0256552 0.192088 0.0118176 0.239939 0 0.277536L0 0.277536Z" koffice:nodeTypes="cccccccccccccccccccc"/>
          <draw:path draw:style-name="gr5" draw:id="shape536" draw:name="path1084" draw:layer="g3243" svg:width="0.34152336000pt" svg:height="1.62643895247pt" draw:transform="matrix(1.06388280000 0.00000000000 0.00000000000 1.06388280000 50.15463666566pt 42.41494008160pt)" svg:viewBox="0 0 0 2" svg:d="M0.00911664 0.0930644L0.00911664 0.101722C0.00911664 0.124086 0.00911664 0.149336 0.00729331 0.174586C0.00729331 0.199836 0.00729331 0.222922 0.00546998 0.248172C0.00364666 0.369372 0.00182333 0.490572 0 0.597344C0 0.600229 0 0.603115 0 0.608886C0 0.631251 0 0.656501 0 0.681751C0 0.704837 0 0.730087 0.00182333 0.758222C0.00546998 0.887358 0.0145866 1.02876 0.02922 1.13264C0.0730266 1.47677 0.113233 1.63476 0.15704 1.6261C0.202717 1.61456 0.261157 1.43132 0.33783 1.09874C0.33783 1.09874 0.33783 1.09585 0.3397 1.09369L0.3397 1.09369C0.3397 1.0908 0.341523 1.08503 0.341523 1.08214C0.341523 1.08214 0.341523 1.08214 0.341523 1.08214C0.33783 1.06267 0.33236 1.04247 0.328713 1.0201C0.325067 1.00062 0.32142 0.980423 0.317773 0.958058C0.299493 0.851287 0.28673 0.732972 0.28126 0.611772C0.27939 0.566322 0.27939 0.515822 0.277567 0.464601C0.277567 0.439351 0.277567 0.411215 0.275743 0.383079C0.235583 0.515822 0.197247 0.563436 0.158863 0.518708C0.12235 0.473258 0.0894833 0.307329 0.0547933 0.0115429L0.0547933 0.0115429C0.0547933 0.0115429 0.0547933 0.00577144 0.0547933 0.00288572C0.0547933 0.00288572 0.0547933 0.00288572 0.0547933 0C0.0547933 0 0.0547933 0 0.0547933 0C0.0419833 0.0339072 0.02922 0.0649287 0.0145866 0.0959501" koffice:nodeTypes="ccccccccccccccccccccccccccc"/>
          <draw:path draw:style-name="gr7" draw:id="shape537" draw:name="path1086" draw:layer="g3243" svg:width="0.34152336000pt" svg:height="1.63270080777pt" draw:transform="matrix(1.06388280000 0.00000000000 0.00000000000 1.06388280000 50.15463666566pt 42.40472680672pt)" svg:viewBox="0 0 0 2" svg:d="M0.00911664 0.0990259L0.00911664 0.1077C0.00911664 0.130107 0.00911664 0.155406 0.00729331 0.180704C0.00729331 0.206003 0.00729331 0.229133 0.00546998 0.254432C0.00364666 0.375865 0.00182333 0.497298 0 0.604275C0 0.607166 0 0.610057 0 0.61584C0 0.638247 0 0.663546 0 0.688844C0 0.711975 0 0.737273 0.00182333 0.765463L0.00182333 0.765463C0.00546998 0.89557 0.0145866 1.03652 0.02922 1.13771C0.0730266 1.4825 0.113233 1.64369 0.15704 1.63212C0.202717 1.62056 0.261157 1.43985 0.33783 1.10446C0.33783 1.10446 0.33783 1.10157 0.3397 1.09868L0.3397 1.09868C0.3397 1.09579 0.341523 1.09001 0.341523 1.08712L0.341523 1.08712C0.341523 1.08712 0.341523 1.08712 0.341523 1.08712L0.341523 1.08712C0.33783 1.0676 0.33236 1.04736 0.328713 1.02495C0.325067 1.00544 0.32142 0.985199 0.317773 0.962792C0.299493 0.855815 0.28673 0.737273 0.28126 0.61584C0.27939 0.570303 0.27939 0.519705 0.277567 0.466217L0.277567 0.466217C0.277567 0.440918 0.277567 0.412728 0.275743 0.383816C0.235583 0.516814 0.197247 0.56452 0.160687 0.519705C0.124173 0.474168 0.0913067 0.30792 0.0566167 0.0115651L0.0566167 0.0115651L0.0566167 0.0115651C0.0566167 0.0115651 0.0566167 0.00578254 0.0566167 0.00289127C0.0566167 0.00289127 0.0566167 0.00289127 0.0566167 0C0.0566167 0 0.0566167 0 0.0566167 0C0.0438066 0.0339724 0.0310433 0.0650535 0.0164567 0.0961346L0.0164567 0.0961346Z" koffice:nodeTypes="cccccccccccccccccccccccccccccccccc"/>
          <draw:path draw:style-name="gr5" draw:id="shape538" draw:name="path1088" draw:layer="g3243" svg:width="0.44633594039pt" svg:height="1.22871592924pt" draw:transform="matrix(1.06388280000 0.00000000000 0.00000000000 1.06388280000 49.44055474311pt 42.60473677312pt)" svg:viewBox="0 0 0 1" svg:d="M0.170765 0.298475C0.162374 0.391905 0.149867 0.479692 0.135276 0.563089C0.120632 0.648995 0.101872 0.727376 0.0809744 0.790707C0.0162501 0.981957 -0.00673193 1.10674 0.00165923 1.17571C0.00374365 1.20456 0.0141657 1.22212 0.0287567 1.22713C0.0434011 1.23152 0.0684679 1.22713 0.0976498 1.20958C0.183271 1.15816 0.310635 1.01143 0.446336 0.793216C0.446336 0.793216 0.446336 0.790707 0.446336 0.790707C0.444252 0.773777 0.442167 0.756847 0.440083 0.736781C0.437998 0.719851 0.437998 0.700413 0.435914 0.680974C0.427523 0.582528 0.423354 0.474675 0.425438 0.386889C0.425438 0.38438 0.425438 0.381872 0.425438 0.376856C0.425438 0.359926 0.425438 0.340487 0.425438 0.320421C0.425438 0.303491 0.425438 0.281545 0.425438 0.262106C0.427523 0.178709 0.429607 0.0902949 0.431692 0C0.423354 0.0144221 0.412932 0.0313524 0.404594 0.0464015C0.387865 0.0733646 0.37119 0.100328 0.354461 0.127291C0.279315 0.24204 0.216676 0.305999 0.172849 0.305999" koffice:nodeTypes="cccccccccccccccccc"/>
          <draw:path draw:style-name="gr7" draw:id="shape539" draw:name="path1090" draw:layer="g3243" svg:width="0.44633594039pt" svg:height="1.22871592924pt" draw:transform="matrix(1.06388280000 0.00000000000 0.00000000000 1.06388280000 49.44055474311pt 42.60473677312pt)" svg:viewBox="0 0 0 1" svg:d="M0.170765 0.298475C0.162374 0.391905 0.149867 0.479692 0.135276 0.563089C0.120632 0.648995 0.101872 0.727376 0.0809744 0.790707C0.0162501 0.981957 -0.00673193 1.10674 0.00165923 1.17571C0.00374365 1.20456 0.0141657 1.22212 0.0287567 1.22713C0.0434011 1.23152 0.0684679 1.22713 0.0976498 1.20958C0.183271 1.15816 0.310635 1.01143 0.446336 0.793216C0.446336 0.793216 0.446336 0.790707 0.446336 0.790707L0.446336 0.790707C0.444252 0.773777 0.442167 0.756847 0.440083 0.736781L0.440083 0.736781C0.437998 0.719851 0.437998 0.700413 0.435914 0.680974C0.427523 0.582528 0.423354 0.477183 0.425438 0.386889C0.425438 0.38438 0.425438 0.381872 0.425438 0.376856L0.425438 0.376856C0.425438 0.359926 0.425438 0.340487 0.425438 0.320421C0.425438 0.303491 0.425438 0.281545 0.425438 0.262106C0.427523 0.178709 0.429607 0.0902949 0.431692 0C0.423354 0.0144221 0.412932 0.0313524 0.404594 0.0464015C0.387865 0.0733646 0.37119 0.100328 0.354461 0.127291C0.279315 0.24204 0.216676 0.305999 0.172849 0.305999L0.172849 0.305999Z" koffice:nodeTypes="ccccccccccccccccccccccc"/>
          <draw:path draw:style-name="gr5" draw:id="shape540" draw:name="path1092" draw:layer="g3243" svg:width="0.44907805685pt" svg:height="1.73893947560pt" draw:transform="matrix(1.06388280000 0.00000000000 0.00000000000 1.06388280000 48.95630809365pt 42.60473677312pt)" svg:viewBox="0 0 0 2" svg:d="M0.289908 0.259518C0.262674 0.411431 0.222895 0.634025 0.176843 0.86084C0.130738 1.08765 0.0784142 1.31869 0.0323089 1.4706C0.00721914 1.55289 -0.00328853 1.63095 0.000893103 1.68054C0.00298392 1.70164 0.00930996 1.72168 0.0176732 1.73012C0.0260365 1.73856 0.0428166 1.74278 0.0637247 1.73434C0.122375 1.7143 0.216622 1.60247 0.348558 1.35983C0.348558 1.35139 0.350649 1.34295 0.35274 1.33451C0.35274 1.33029 0.354831 1.31869 0.359012 1.30181C0.377883 1.19842 0.3967 1.07078 0.413481 0.926247C0.426025 0.791213 0.438624 0.638245 0.449078 0.482113C0.446987 0.477893 0.442806 0.469453 0.438624 0.465233C0.432298 0.448354 0.428116 0.42831 0.423935 0.398771C0.415571 0.324925 0.417662 0.193056 0.434389 0C0.430207 0.00738466 0.423935 0.0200441 0.419753 0.0327035C0.377883 0.127649 0.333869 0.201496 0.289908 0.259518" koffice:nodeTypes="cccccccccccccccc"/>
          <draw:path draw:style-name="gr7" draw:id="shape541" draw:name="path1094" draw:layer="g3243" svg:width="0.44907805685pt" svg:height="1.73893947560pt" draw:transform="matrix(1.06388280000 0.00000000000 0.00000000000 1.06388280000 48.95298877932pt 42.60473677312pt)" svg:viewBox="0 0 0 2" svg:d="M0.289908 0.259518C0.262674 0.407211 0.222895 0.634025 0.176843 0.85662C0.130738 1.08343 0.0784142 1.31447 0.0323089 1.4706C0.00721914 1.55289 -0.00328853 1.63095 0.000893103 1.68054C0.00298392 1.70164 0.00930996 1.72168 0.0176732 1.73012C0.0260365 1.73856 0.0428166 1.74278 0.0637247 1.73434C0.122375 1.7143 0.216622 1.60247 0.348558 1.35983C0.348558 1.35139 0.350649 1.34295 0.35274 1.33451C0.35274 1.33029 0.354831 1.31869 0.359012 1.30181C0.377883 1.19842 0.3967 1.07078 0.413481 0.926247C0.426025 0.791213 0.43857 0.638245 0.449078 0.482113C0.446987 0.477893 0.442806 0.469453 0.43857 0.465233L0.43857 0.465233C0.432298 0.448354 0.428116 0.42831 0.423935 0.398771L0.423935 0.398771C0.415571 0.324925 0.417662 0.193056 0.434389 0C0.430207 0.00738466 0.423935 0.0200441 0.419753 0.0327035C0.377883 0.127649 0.331778 0.201496 0.289908 0.259518L0.289908 0.259518" koffice:nodeTypes="ccccccccccccccccccc"/>
          <draw:path draw:style-name="gr5" draw:id="shape542" draw:name="path1096" draw:layer="g3243" svg:width="0.99780511968pt" svg:height="1.14366954034pt" draw:transform="matrix(1.06388280000 0.00000000000 0.00000000000 1.06388280000 48.40371759483pt 43.82096759008pt)" svg:viewBox="0 0 1 1" svg:d="M0.997805 0C0.907265 0.0617057 0.773092 0.132486 0.651306 0.160919C0.63884 0.189352 0.626373 0.217785 0.610711 0.246218C0.560766 0.328492 0.498354 0.434965 0.423397 0.541437C0.351635 0.64791 0.267328 0.753778 0.176868 0.846336C0.0769773 0.947969 0.0176026 1.03024 0.00201969 1.08469C-0.0104466 1.13914 0.0363819 1.14882 0.0987933 1.14156C0.214266 1.12946 0.417163 1.05626 0.732497 0.902597L0.732497 0.902597C0.754313 0.87235 0.769896 0.836657 0.785558 0.801569C0.83862 0.685417 0.897915 0.513004 0.954093 0.326072C0.93851 0.312158 0.932277 0.290985 0.929161 0.269811C0.922848 0.215365 0.93851 0.125226 0.994689 0.00241983" koffice:nodeTypes="ccccccccccccc"/>
          <draw:path draw:style-name="gr7" draw:id="shape543" draw:name="path1098" draw:layer="g3243" svg:width="0.99780511968pt" svg:height="1.13883499587pt" draw:transform="matrix(1.06388280000 0.00000000000 0.00000000000 1.06388280000 48.40371759483pt 43.82096759008pt)" svg:viewBox="0 0 1 1" svg:d="M0.997805 0C0.907265 0.0615752 0.773092 0.132205 0.651306 0.160578C0.63884 0.188951 0.626373 0.217324 0.610711 0.245697C0.560766 0.327797 0.498354 0.434045 0.423397 0.537877C0.351635 0.644124 0.267328 0.749768 0.176868 0.842131C0.0769773 0.943549 0.0176026 1.02565 0.00201969 1.07998C-0.0104466 1.13431 0.0363819 1.14397 0.0987933 1.13673C0.214266 1.12526 0.417163 1.05161 0.732497 0.900688L0.732497 0.900688L0.732497 0.900688C0.754313 0.870504 0.769896 0.834887 0.785558 0.799873C0.83862 0.683967 0.897915 0.511919 0.954093 0.325382C0.93851 0.311498 0.932277 0.290369 0.929161 0.26924C0.922848 0.214909 0.93851 0.124961 0.994689 0.00241471L0.994689 0.00241471Z" koffice:nodeTypes="cccccccccccccccc"/>
          <draw:path draw:style-name="gr5" draw:id="shape544" draw:name="path1100" draw:layer="g3243" svg:width="0.73929943967pt" svg:height="1.27727852555pt" draw:transform="matrix(1.06388280000 0.00000000000 0.00000000000 1.06388280000 49.02046794229pt 44.01757313152pt)" svg:viewBox="0 0 1 1" svg:d="M0.736617 0C0.723135 0.0121471 0.712404 0.0249335 0.698991 0.0370805C0.621056 0.11252 0.548487 0.166862 0.486717 0.19691C0.435678 0.221844 0.390004 0.229516 0.357743 0.217369C0.349695 0.251892 0.341647 0.28194 0.333531 0.314545C0.325483 0.352265 0.314752 0.389345 0.304021 0.427065C0.252982 0.616943 0.199191 0.769101 0.158883 0.831754C0.0433915 1.0114 -0.00496508 1.13607 0.000400228 1.20831C0.000400228 1.24092 0.0138135 1.26329 0.0379574 1.27097C0.0621701 1.2812 0.0997956 1.27864 0.14547 1.26585C0.285174 1.22621 0.502813 1.07853 0.733934 0.846459C0.731251 0.831754 0.728569 0.813853 0.725817 0.796592C0.723135 0.778691 0.720452 0.758872 0.720452 0.739053C0.709721 0.636762 0.707039 0.521685 0.709721 0.429623L0.709721 0.427065C0.709721 0.406607 0.709721 0.386788 0.712404 0.366969C0.712404 0.34715 0.715087 0.324774 0.715087 0.304316C0.720452 0.209697 0.728569 0.104848 0.739299 0.00255728" koffice:nodeTypes="cccccccccccccccccc"/>
          <draw:path draw:style-name="gr7" draw:id="shape545" draw:name="path1102" draw:layer="g3243" svg:width="0.73931819091pt" svg:height="1.27727852555pt" draw:transform="matrix(1.06388280000 0.00000000000 0.00000000000 1.06388280000 49.01713712953pt 44.01757313152pt)" svg:viewBox="0 0 1 1" svg:d="M0.739318 0C0.725836 0.0121471 0.715105 0.0249335 0.701692 0.0370805L0.701692 0.0370805C0.623756 0.11252 0.551186 0.166862 0.489415 0.19691C0.438375 0.221844 0.392701 0.229516 0.36044 0.217369C0.352392 0.251892 0.344344 0.28194 0.336227 0.314545C0.328179 0.352265 0.317448 0.389345 0.306717 0.427065C0.255677 0.616943 0.201886 0.769101 0.158894 0.831754C0.0434014 1.0114 -0.00502464 1.13351 0.000409526 1.20831C0.000409526 1.24092 0.013823 1.26329 0.0379672 1.27097C0.0621802 1.2812 0.0998064 1.27864 0.145481 1.26585C0.285187 1.22621 0.502829 1.07853 0.733953 0.846459C0.73127 0.831754 0.728519 0.813853 0.725836 0.796592C0.723153 0.778691 0.720471 0.758872 0.720471 0.739053C0.70974 0.636762 0.707057 0.521685 0.70974 0.429623L0.70974 0.427065C0.70974 0.406607 0.70974 0.386788 0.712423 0.366969C0.712423 0.34715 0.715105 0.324774 0.715105 0.304316C0.720471 0.209697 0.728519 0.104848 0.739318 0.00255728L0.739318 0.00255728Z" koffice:nodeTypes="ccccccccccccccccccccc"/>
          <draw:path draw:style-name="gr5" draw:id="shape546" draw:name="path1104" draw:layer="g3243" svg:width="0.53021698560pt" svg:height="1.88833591752pt" draw:transform="matrix(1.06388280000 0.00000000000 0.00000000000 1.06388280000 49.94186010566pt 43.74181470976pt)" svg:viewBox="0 0 1 2" svg:d="M0.436896 0.479623C0.384585 0.588451 0.336759 0.618768 0.288992 0.551916C0.243497 0.488174 0.200215 0.315603 0.156991 0.0209884C0.156991 0.0147696 0.154719 0.00544143 0.152448 0C0.141088 0.0209884 0.134273 0.0303165 0.132001 0.0357579C0.0978647 0.0940589 0.0637286 0.151583 0.0295924 0.202887C0.0295924 0.212216 0.0273206 0.239423 0.0250487 0.282177C0.0227768 0.309384 0.0227768 0.336591 0.020505 0.363798C0.0113593 0.50683 0.00454372 0.646752 0 0.771128L0 0.774237C0 0.798335 0 0.822433 0 0.84964C0 0.876847 0 0.904831 0 0.932038C0.00227186 1.07429 0.0136312 1.23209 0.0318643 1.34481C0.0909909 1.72105 0.152448 1.89439 0.225264 1.88817C0.300351 1.88196 0.395944 1.68762 0.527887 1.33237L0.527887 1.33237L0.527887 1.32926C0.527887 1.32926 0.527887 1.32926 0.527887 1.32693C0.527887 1.32382 0.530217 1.32071 0.530217 1.3176L0.530217 1.3176L0.530217 1.31449C0.523343 1.2935 0.518799 1.27174 0.511984 1.24764C0.50744 1.22665 0.500625 1.20178 0.496081 1.17768C0.46876 1.05952 0.452799 0.932038 0.448255 0.801444C0.448255 0.801444 0.448255 0.801444 0.448255 0.801444C0.445983 0.743921 0.445983 0.677069 0.443712 0.607108C0.443712 0.561244 0.443712 0.516158 0.44144 0.470295" koffice:nodeTypes="ccccccccccccccccccccccccccc"/>
          <draw:path draw:style-name="gr7" draw:id="shape547" draw:name="path1106" draw:layer="g3243" svg:width="0.53021698560pt" svg:height="1.88833591752pt" draw:transform="matrix(1.06388280000 0.00000000000 0.00000000000 1.06388280000 49.94186010566pt 43.74181470976pt)" svg:viewBox="0 0 1 2" svg:d="M0.436896 0.479623C0.384585 0.588451 0.336759 0.618768 0.288992 0.551916C0.243497 0.488174 0.200215 0.315603 0.156991 0.0209884L0.156991 0.0209884C0.156991 0.0147696 0.154719 0.00544143 0.152448 0C0.141088 0.0209884 0.134273 0.0303165 0.132001 0.0357579C0.0978647 0.0940589 0.0637286 0.151583 0.0295924 0.202887C0.0295924 0.212216 0.0273206 0.239423 0.0250487 0.282177C0.0227768 0.309384 0.0227768 0.336591 0.020505 0.363798C0.0113593 0.50683 0.00454372 0.646752 0 0.771128L0 0.774237L0 0.774237L0 0.774237C0 0.798335 0 0.822433 0 0.84964C0 0.876847 0 0.904831 0 0.932038C0.00227186 1.07429 0.0136312 1.23209 0.0318643 1.34481C0.093321 1.72105 0.152448 1.89439 0.225264 1.88817C0.300351 1.88196 0.398216 1.68762 0.527887 1.33237L0.527887 1.33237L0.527887 1.33237L0.527887 1.33237L0.527887 1.32926C0.527887 1.32926 0.527887 1.32926 0.527887 1.32693L0.527887 1.32693C0.527887 1.32382 0.530217 1.32071 0.530217 1.3176L0.530217 1.3176L0.530217 1.3176L0.530217 1.31449L0.530217 1.31449C0.523343 1.2935 0.518799 1.27174 0.511984 1.24764C0.50744 1.22665 0.500625 1.20178 0.496081 1.17768C0.46876 1.05952 0.452799 0.932038 0.448255 0.801444C0.448255 0.801444 0.448255 0.801444 0.448255 0.801444C0.445983 0.743921 0.445983 0.677069 0.443712 0.607108C0.443712 0.561244 0.443712 0.516158 0.44144 0.470295L0.44144 0.470295Z" koffice:nodeTypes="ccccccccccccccccccccccccccccccccccccc"/>
          <draw:path draw:style-name="gr5" draw:id="shape548" draw:name="path1108" draw:layer="g3243" svg:width="0.61039843840pt" svg:height="1.77028615084pt" draw:transform="matrix(1.06388280000 0.00000000000 0.00000000000 1.06388280000 50.63006461133pt 43.75798572832pt)" svg:viewBox="0 0 1 2" svg:d="M0.454142 0.408692C0.412578 0.490732 0.363764 0.496753 0.310074 0.429014C0.25876 0.364286 0.200195 0.223539 0.12938 0C0.107442 0.0767709 0.0854408 0.146768 0.0635024 0.211496C0.0415016 0.276225 0.0195007 0.334932 0 0.382349C0 0.447078 0 0.514817 0.00243759 0.579545C0.00243759 0.644274 0.00487519 0.705992 0.00487519 0.767709C0.00487519 0.767709 0.00487519 0.767709 0.00487519 0.769967C0.00487519 0.794052 0.00731278 0.817385 0.00731278 0.840717C0.00731278 0.861792 0.00975037 0.888134 0.012188 0.911467C0.026876 1.03189 0.0536896 1.14404 0.090316 1.25242C0.209946 1.59939 0.305199 1.77326 0.383327 1.77025C0.459018 1.77025 0.52977 1.59638 0.610398 1.25242C0.603023 1.23511 0.59571 1.21705 0.588398 1.19672C0.581085 1.17866 0.573772 1.15533 0.566397 1.132C0.52977 1.0206 0.500519 0.896414 0.485831 0.778999L0.485831 0.778999C0.485831 0.764699 0.483394 0.743624 0.480956 0.723303C0.478518 0.69997 0.478518 0.678896 0.476081 0.667606C0.468768 0.587825 0.461455 0.499764 0.454142 0.411703" koffice:nodeTypes="cccccccccccccccccccc"/>
          <draw:path draw:style-name="gr7" draw:id="shape549" draw:name="path1110" draw:layer="g3243" svg:width="0.61039843840pt" svg:height="1.77028615084pt" draw:transform="matrix(1.06388280000 0.00000000000 0.00000000000 1.06388280000 50.63006461133pt 43.75798572832pt)" svg:viewBox="0 0 1 2" svg:d="M0.454142 0.408692C0.412578 0.490732 0.363764 0.496753 0.310074 0.429014C0.25876 0.364286 0.200195 0.223539 0.12938 0C0.107442 0.0767709 0.0854408 0.146768 0.0635024 0.211496C0.0415016 0.276225 0.0195007 0.334932 0 0.382349C0 0.447078 0 0.514817 0.00243759 0.579545C0.00243759 0.644274 0.00487519 0.705992 0.00487519 0.767709L0.00487519 0.767709C0.00487519 0.767709 0.00487519 0.767709 0.00487519 0.769967C0.00487519 0.794052 0.00731278 0.817385 0.00731278 0.840717C0.00731278 0.861792 0.00975037 0.888134 0.012188 0.911467C0.026876 1.02888 0.0536896 1.14404 0.090316 1.25242C0.209946 1.59939 0.305199 1.77326 0.383327 1.77025C0.459018 1.77025 0.52977 1.59638 0.610398 1.25242C0.603023 1.23511 0.59571 1.21705 0.588398 1.19672C0.581085 1.17866 0.573772 1.15533 0.566397 1.132C0.52977 1.0206 0.500519 0.896414 0.485831 0.778999L0.485831 0.778999L0.485831 0.778999C0.485831 0.764699 0.483394 0.743624 0.480956 0.723303C0.478518 0.69997 0.478518 0.678896 0.476081 0.667606C0.468768 0.587825 0.461455 0.499764 0.454142 0.411703L0.454142 0.411703Z" koffice:nodeTypes="cccccccccccccccccccccccc"/>
          <draw:path draw:style-name="gr5" draw:id="shape550" draw:name="path1112" draw:layer="g3243" svg:width="0.71720573440pt" svg:height="1.78084777902pt" draw:transform="matrix(1.06388280000 0.00000000000 0.00000000000 1.06388280000 51.30158743469pt 43.72819700992pt)" svg:viewBox="0 0 1 2" svg:d="M0.0397017 0.881721C0.0424118 0.905123 0.0476963 0.931544 0.0529808 0.955701C0.0820457 1.08252 0.1271 1.20859 0.177371 1.30899C0.330825 1.62756 0.439361 1.78382 0.518765 1.7808C0.595526 1.77779 0.656366 1.6185 0.717206 1.30597C0.706637 1.28257 0.696068 1.25917 0.688141 1.23275C0.677504 1.20633 0.669577 1.17915 0.659008 1.15273C0.608737 1.01458 0.571678 0.878702 0.55054 0.78132C0.55054 0.78132 0.55054 0.78132 0.55054 0.78132C0.55054 0.78132 0.55054 0.78132 0.55054 0.78132C0.54783 0.757918 0.542545 0.734516 0.539903 0.719418C0.537261 0.702055 0.531976 0.677899 0.529334 0.654497C0.51348 0.560134 0.494917 0.459733 0.476421 0.354047C0.439361 0.451429 0.394375 0.48087 0.333467 0.436331C0.27527 0.394812 0.201151 0.264969 0.105894 0.0437841L0.105894 0.0437841C0.103252 0.0354802 0.0979671 0.0264214 0.0953248 0.0173627C0.0926825 0.0120784 0.0926825 0.00603919 0.087398 0C0.087398 0.00905878 0.084688 0.0173627 0.084688 0.0234018C0.0714767 0.103421 0.0556231 0.173627 0.0424118 0.235528C0.0291327 0.292146 0.0132791 0.341969 0 0.380469C0.00535228 0.453694 0.0106368 0.527674 0.0185636 0.601654C0.0264904 0.696016 0.0344172 0.790378 0.0529808 0.884741" koffice:nodeTypes="ccccccccccccccccccccccc"/>
          <draw:path draw:style-name="gr7" draw:id="shape551" draw:name="path1114" draw:layer="g3243" svg:width="0.71720573440pt" svg:height="1.78084777902pt" draw:transform="matrix(1.06388280000 0.00000000000 0.00000000000 1.06388280000 51.30158743469pt 43.72819700992pt)" svg:viewBox="0 0 1 2" svg:d="M0.0397017 0.881721C0.0424118 0.905123 0.0476963 0.931544 0.0529808 0.955701C0.0820457 1.08252 0.1271 1.20633 0.177371 1.30899C0.330825 1.62756 0.439361 1.78382 0.518765 1.7808L0.518765 1.7808C0.595526 1.77779 0.656366 1.6185 0.717206 1.30597C0.706637 1.28257 0.696068 1.25917 0.685499 1.23275C0.674862 1.20633 0.666935 1.17915 0.656366 1.15273C0.606095 1.01458 0.569036 0.878702 0.54783 0.78132L0.54783 0.78132C0.54783 0.78132 0.54783 0.78132 0.54783 0.78132C0.54783 0.78132 0.54783 0.78132 0.54783 0.78132L0.54783 0.78132C0.545187 0.757918 0.539903 0.734516 0.537261 0.719418C0.534618 0.702055 0.529334 0.677899 0.526692 0.654497C0.510838 0.560134 0.492274 0.459733 0.473779 0.354047C0.436719 0.451429 0.391733 0.48087 0.333467 0.436331C0.27527 0.394812 0.201151 0.264969 0.105894 0.0437841L0.105894 0.0437841L0.105894 0.0437841L0.105894 0.0437841L0.105894 0.0437841C0.103252 0.0354802 0.0979671 0.0264214 0.0953248 0.0173627C0.0926825 0.0120784 0.0926825 0.00603919 0.087398 0C0.087398 0.00905878 0.084688 0.0173627 0.084688 0.0234018C0.0714767 0.103421 0.0556231 0.173627 0.0424118 0.235528C0.0291327 0.292146 0.0132791 0.341969 0 0.380469C0.00535228 0.453694 0.0106368 0.527674 0.0185636 0.601654C0.0264904 0.696016 0.0344172 0.790378 0.0529808 0.884741L0.0529808 0.884741Z" koffice:nodeTypes="ccccccccccccccccccccccccccccccc"/>
          <draw:path draw:style-name="gr5" draw:id="shape552" draw:name="path1116" draw:layer="g3243" svg:width="0.77665443840pt" svg:height="1.72427786846pt" draw:transform="matrix(1.06388280000 0.00000000000 0.00000000000 1.06388280000 51.92995917168pt 43.64819302336pt)" svg:viewBox="0 0 1 2" svg:d="M0.415894 0.403347C0.377329 0.435288 0.330515 0.415232 0.275453 0.35135C0.22032 0.284497 0.14876 0.162676 0.0606321 0C0.0606321 0.00297125 0.0606321 0.00891374 0.0606321 0.00891374C0.0523833 0.0817093 0.0413144 0.144848 0.030316 0.200559C0.0220673 0.252556 0.0110689 0.301581 0 0.342436C0.0138185 0.423403 0.0275664 0.508083 0.044064 0.592021C0.0578825 0.672987 0.07438 0.754696 0.0908776 0.826749C0.132192 1.02434 0.261634 1.38683 0.402075 1.58739C0.446139 1.6483 0.490203 1.69435 0.534267 1.71515C0.572832 1.73224 0.611397 1.72629 0.644462 1.68915C0.691276 1.63641 0.73534 1.52351 0.771155 1.32889C0.771155 1.32072 0.771155 1.31478 0.773905 1.31181C0.773905 1.30883 0.773905 1.30586 0.776654 1.29992C0.762906 1.27689 0.749088 1.25089 0.73534 1.22192C0.721592 1.19296 0.705024 1.16101 0.691276 1.1261C0.611397 0.949313 0.523269 0.722756 0.432391 0.450144C0.429642 0.438259 0.424142 0.423403 0.421393 0.415232C0.421393 0.415232 0.421393 0.41226 0.418643 0.409289" koffice:nodeTypes="ccccccccccccccccccc"/>
          <draw:path draw:style-name="gr7" draw:id="shape553" draw:name="path1118" draw:layer="g3243" svg:width="0.77665443840pt" svg:height="1.73022548042pt" draw:transform="matrix(1.06388280000 0.00000000000 0.00000000000 1.06388280000 51.92663985734pt 43.64819302336pt)" svg:viewBox="0 0 1 2" svg:d="M0.418643 0.404042C0.380078 0.436038 0.333265 0.415947 0.278202 0.351955C0.22307 0.284987 0.15151 0.162956 0.0633817 0C0.0633817 0.00297637 0.0633817 0.0089291 0.0633817 0.0089291C0.0551329 0.0818501 0.044064 0.145098 0.0330656 0.200905C0.0248168 0.252991 0.0138185 0.302101 0 0.343026C0.0138185 0.424132 0.0275664 0.508959 0.044064 0.593041C0.0578825 0.674147 0.07438 0.755997 0.0908776 0.828174C0.132192 1.0261 0.261634 1.38922 0.402075 1.5931C0.446139 1.65412 0.490203 1.70025 0.534267 1.72108C0.572832 1.7382 0.611397 1.73225 0.644462 1.69504L0.644462 1.69504C0.691276 1.64221 0.73534 1.52911 0.771155 1.33416C0.771155 1.32523 0.771155 1.32002 0.773905 1.31704C0.773905 1.31407 0.773905 1.31109 0.776654 1.30514C0.762906 1.28207 0.749088 1.25603 0.73534 1.22701C0.721592 1.19799 0.705024 1.16599 0.691276 1.13102C0.611397 0.953181 0.523269 0.726977 0.432391 0.453896C0.429642 0.44199 0.424142 0.427109 0.421393 0.418924L0.421393 0.418924C0.421393 0.418924 0.421393 0.415947 0.418643 0.412971L0.418643 0.412971Z" koffice:nodeTypes="ccccccccccccccccccccccc"/>
          <draw:path draw:style-name="gr5" draw:id="shape554" draw:name="path1120" draw:layer="g3243" svg:width="0.63027653026pt" svg:height="1.42176620648pt" draw:transform="matrix(1.06388280000 0.00000000000 0.00000000000 1.06388280000 52.46190057168pt 43.62521315488pt)" svg:viewBox="0 0 1 1" svg:d="M0 0.355467C0.00247697 0.363561 0.00495393 0.374354 0.0074309 0.379075C0.00997138 0.389867 0.0149253 0.402683 0.0174023 0.410777C0.171228 0.877539 0.315083 1.19591 0.426737 1.34093C0.461478 1.38612 0.493742 1.41243 0.520989 1.41985C0.543345 1.42524 0.563161 1.41985 0.580563 1.39624C0.645091 1.2728 0.630166 1.06168 0.625212 0.916661C0.620258 0.774339 0.61035 0.690025 0.573132 0.584801C0.563161 0.555797 0.553253 0.521397 0.540868 0.482275C0.540868 0.482275 0.540868 0.482275 0.540868 0.482275C0.540868 0.479577 0.538391 0.471483 0.535914 0.460691C0.53096 0.447875 0.53096 0.439781 0.528483 0.437083C0.518512 0.40066 0.506127 0.360863 0.491265 0.321067C0.471386 0.323765 0.441599 0.318369 0.406921 0.300157C0.364749 0.279248 0.307652 0.239451 0.235693 0.181443L0.235693 0.181443C0.228262 0.176722 0.220831 0.168628 0.2134 0.160534C0.205969 0.155138 0.198475 0.147718 0.191044 0.136926C0.15878 0.102526 0.124039 0.0553099 0.0893613 0C0.07939 0.0944316 0.0670051 0.171326 0.0546203 0.229334C0.0421719 0.289365 0.0273101 0.334557 0.00997138 0.363561" koffice:nodeTypes="ccccccccccccccccccccc"/>
          <draw:path draw:style-name="gr7" draw:id="shape555" draw:name="path1122" draw:layer="g3243" svg:width="0.63027653026pt" svg:height="1.42176620648pt" draw:transform="matrix(1.06388280000 0.00000000000 0.00000000000 1.06388280000 52.46190057168pt 43.62521315488pt)" svg:viewBox="0 0 1 1" svg:d="M0 0.355467C0.00247697 0.363561 0.00495393 0.374354 0.0074309 0.379075L0.0074309 0.379075C0.00997138 0.389867 0.0149253 0.402683 0.0174023 0.410777C0.171228 0.877539 0.315083 1.19591 0.426737 1.34093C0.461478 1.38612 0.493742 1.41243 0.520989 1.41985L0.520989 1.41985C0.543345 1.42524 0.563161 1.41985 0.580563 1.39624C0.645091 1.2728 0.630166 1.06168 0.625212 0.916661C0.620258 0.774339 0.61035 0.690025 0.573132 0.582103C0.563161 0.553099 0.553253 0.518699 0.540868 0.479577L0.540868 0.479577C0.540868 0.479577 0.540868 0.479577 0.540868 0.479577L0.540868 0.479577L0.540868 0.479577L0.540868 0.479577C0.540868 0.476879 0.538391 0.468785 0.535914 0.457993C0.53096 0.445177 0.53096 0.437083 0.528483 0.434385C0.518512 0.397962 0.506127 0.358165 0.491265 0.318369C0.471386 0.321067 0.441599 0.316346 0.406921 0.297459C0.364749 0.27655 0.307652 0.236753 0.235693 0.178745L0.235693 0.178745L0.235693 0.178745C0.228262 0.174024 0.220831 0.16593 0.2134 0.157836C0.205969 0.15244 0.198475 0.14502 0.191044 0.134228C0.15878 0.0998276 0.124039 0.0526119 0.0893613 0C0.07939 0.0944316 0.0670051 0.171326 0.0546203 0.229334C0.0421719 0.289365 0.0273101 0.334557 0.00997138 0.363561L0.00997138 0.363561Z" koffice:nodeTypes="cccccccccccccccccccccccccccccc"/>
          <draw:path draw:style-name="gr5" draw:id="shape556" draw:name="path1124" draw:layer="g3243" svg:width="1.54081990580pt" svg:height="1.30999436587pt" draw:transform="matrix(1.06388280000 0.00000000000 0.00000000000 1.06388280000 46.94722152257pt 45.36402320320pt)" svg:viewBox="0 0 2 1" svg:d="M1.34603 0.0705726C1.31317 0.121074 1.2775 0.171576 1.23909 0.222725C1.20068 0.273226 1.15953 0.323728 1.11839 0.374229L1.11839 0.374229L1.11839 0.374229L1.11839 0.374229C1.08272 0.419551 1.03883 0.46552 0.994942 0.508252C0.951056 0.550984 0.904431 0.596954 0.855067 0.639686C0.608179 0.86241 0.322952 1.05729 0.174861 1.13305C0.070587 1.18348 0.0157465 1.22647 0.00205389 1.25684C-0.00342315 1.27199 0.00205389 1.28468 0.018485 1.29226C0.0432019 1.30236 0.0870884 1.30741 0.144667 1.30993C0.366838 1.31246 0.770033 1.2391 1.09374 1.10003L1.09374 1.10003C1.10195 1.09744 1.11017 1.09226 1.11565 1.08967C1.12386 1.08708 1.12934 1.08513 1.13763 1.07996C1.17323 1.06442 1.2089 1.04435 1.24183 1.02686L1.24183 1.02427C1.24183 1.02427 1.24183 1.02427 1.24183 1.02427C1.25005 0.899963 1.31591 0.725797 1.38171 0.543862C1.44209 0.381999 1.50515 0.214955 1.52987 0.0731624C1.5326 0.0556811 1.53534 0.0349626 1.53808 0.0200711C1.53808 0.0148915 1.54082 0.00776946 1.54082 0C1.54082 0 1.53808 0.00258982 1.53534 0.00258982C1.52158 0.00776946 1.51063 0.0123016 1.49693 0.0174813C1.43655 0.042732 1.38444 0.0628032 1.34056 0.0731624" koffice:nodeTypes="cccccccccccccccccccccccccc"/>
          <draw:path draw:style-name="gr7" draw:id="shape557" draw:name="path1126" draw:layer="g3243" svg:width="1.53534773780pt" svg:height="1.30999436587pt" draw:transform="matrix(1.06388280000 0.00000000000 0.00000000000 1.06388280000 46.94722152257pt 45.36402320320pt)" svg:viewBox="0 0 2 1" svg:d="M1.34364 0.0705726C1.31084 0.118484 1.27523 0.171576 1.23689 0.222725L1.23689 0.222725C1.19855 0.273226 1.15747 0.323728 1.1164 0.374229L1.1164 0.374229L1.1164 0.374229L1.1164 0.374229L1.1164 0.374229C1.08079 0.419551 1.03698 0.46552 0.993174 0.508252C0.949365 0.550984 0.902823 0.596954 0.853547 0.639686C0.607098 0.86241 0.322378 1.05729 0.174551 1.13305C0.0704616 1.18348 0.0157185 1.22647 0.00205024 1.25684C-0.00341706 1.27199 0.00205024 1.28468 0.0184521 1.29226C0.0431251 1.30236 0.0869336 1.30741 0.14441 1.30993C0.366186 1.31246 0.768664 1.2391 1.08906 1.10003L1.08906 1.10003L1.08906 1.10003L1.08906 1.10003L1.08906 1.10003C1.09726 1.09744 1.10546 1.09226 1.11093 1.08967C1.11913 1.08708 1.1246 1.08513 1.1328 1.07996C1.16841 1.06442 1.20402 1.04435 1.23689 1.02686L1.23689 1.02427L1.23689 1.02427C1.23689 1.02427 1.23689 1.02427 1.23689 1.02427L1.23689 1.02427C1.24509 0.899963 1.31084 0.725797 1.37652 0.543862C1.43673 0.381999 1.49974 0.214955 1.52434 0.0731624C1.52715 0.0556811 1.52988 0.0349626 1.53261 0.0200711C1.53261 0.0148915 1.53535 0.00776946 1.53535 0C1.53535 0 1.53261 0.00258982 1.52988 0.00258982C1.51614 0.00776946 1.50521 0.0123016 1.49154 0.0174813C1.43126 0.042732 1.37925 0.0628032 1.33544 0.0731624L1.33544 0.0731624Z" koffice:nodeTypes="ccccccccccccccccccccccccccccccccccc"/>
          <draw:path draw:style-name="gr5" draw:id="shape558" draw:name="path1128" draw:layer="g3243" svg:width="0.93600207078pt" svg:height="1.58983206435pt" draw:transform="matrix(1.06388280000 0.00000000000 0.00000000000 1.06388280000 48.55350156273pt 45.15465106816pt)" svg:viewBox="0 0 1 2" svg:d="M0.530902 0.0164051L0.524865 0.0192581L0.524865 0.0192581L0.521847 0.0192581L0.521847 0.0192581L0.521847 0.0192581L0.503658 0.0306704L0.50064 0.0335234L0.497621 0.0335234L0.494603 0.0356632L0.494603 0.0356632L0.494603 0.0356632L0.491584 0.0385163L0.488566 0.0413693L0.485547 0.0442224L0.485547 0.0442224L0.482529 0.0442224L0.47951 0.0470755L0.476492 0.0499285L0.473473 0.0499285L0.473473 0.0499285L0.473473 0.0499285L0.470455 0.0499285L0.470455 0.0499285L0.449248 0.0613407L0.449248 0.0613407L0.446229 0.0613407L0.446229 0.0613407L0.446229 0.0613407L0.443211 0.0641938L0.440192 0.0663336L0.431136 0.0691867L0.428118 0.0720397L0.428118 0.0720397L0.425099 0.0748928L0.412948 0.0805989L0.409929 0.0805989L0.406911 0.0834519C0.394837 0.0891581 0.382763 0.0941509 0.367593 0.10271C0.358537 0.105563 0.349482 0.111269 0.340426 0.116975C0.337408 0.13338 0.334389 0.153352 0.331371 0.169757C0.328352 0.184022 0.325334 0.206133 0.319219 0.228245L0.319219 0.231098C0.292053 0.387303 0.219454 0.573465 0.155987 0.751781C0.0834657 0.950068 0.0108666 1.14194 0.00181111 1.27603C-0.00422592 1.38159 0.00482962 1.46005 0.0289777 1.51269C0.0471662 1.54893 0.0743328 1.57396 0.107614 1.58509L0.107614 1.58509C0.140895 1.5935 0.183231 1.59072 0.231605 1.57674C0.322315 1.54893 0.431136 1.4736 0.552032 1.36234C0.564106 1.35092 0.579276 1.33737 0.597387 1.32025C0.612557 1.3067 0.630668 1.28673 0.64576 1.27032C0.730434 1.17831 0.830199 1.06134 0.92091 0.930097C0.92091 0.905133 0.917891 0.877315 0.917891 0.846645C0.917891 0.815975 0.917891 0.785304 0.917891 0.754634C0.917891 0.606988 0.926947 0.448643 0.936002 0.325962C0.796918 0.422966 0.673004 0.479314 0.582294 0.492866C0.533921 0.498572 0.494603 0.492866 0.467359 0.476461C0.440192 0.456489 0.425099 0.422966 0.425099 0.37589C0.425099 0.298145 0.470455 0.17261 0.576257 0" koffice:nodeTypes="cccccccccccccccccccccccccccccccccccccccccccccccccccccccccccc"/>
          <draw:path draw:style-name="gr7" draw:id="shape559" draw:name="path1130" draw:layer="g3243" svg:width="0.93600207078pt" svg:height="1.58983206435pt" draw:transform="matrix(1.06388280000 0.00000000000 0.00000000000 1.06388280000 48.55018224839pt 45.15465106816pt)" svg:viewBox="0 0 1 2" svg:d="M0.533921 0.0164051L0.527884 0.0192581L0.527884 0.0192581L0.527884 0.0192581L0.527884 0.0192581L0.524865 0.0192581L0.524865 0.0192581L0.524865 0.0192581L0.524865 0.0192581L0.524865 0.0192581L0.506677 0.0306704L0.506677 0.0306704L0.503658 0.0335234L0.503658 0.0335234L0.50064 0.0335234L0.50064 0.0335234L0.497621 0.0356632L0.497621 0.0356632L0.497621 0.0356632L0.497621 0.0356632L0.494603 0.0385163L0.494603 0.0385163L0.491584 0.0413693L0.491584 0.0413693L0.488566 0.0442224L0.488566 0.0442224L0.485547 0.0442224L0.485547 0.0442224L0.482529 0.0470755L0.482529 0.0470755L0.47951 0.0499285L0.47951 0.0499285L0.476492 0.0499285L0.476492 0.0499285L0.476492 0.0499285L0.476492 0.0499285L0.473473 0.0499285L0.473473 0.0499285L0.473473 0.0499285L0.473473 0.0499285L0.452266 0.0613407L0.452266 0.0613407L0.449248 0.0613407L0.449248 0.0613407L0.449248 0.0613407L0.449248 0.0613407L0.446229 0.0641938L0.446229 0.0641938L0.443211 0.0663336L0.434155 0.0691867L0.431136 0.0720397L0.431136 0.0720397L0.428118 0.0748928L0.415967 0.0805989L0.415967 0.0805989L0.412948 0.0805989L0.409929 0.0834519C0.397855 0.0891581 0.385781 0.0941509 0.370611 0.10271C0.361556 0.105563 0.3525 0.111269 0.343445 0.116975C0.340426 0.13338 0.337408 0.153352 0.334389 0.169757C0.331371 0.184022 0.328352 0.206133 0.322238 0.228245L0.322238 0.231098L0.322238 0.231098C0.295071 0.387303 0.222472 0.573465 0.155987 0.751781C0.0833883 0.950068 0.0108666 1.14194 0.00181111 1.27603C-0.00422592 1.38159 0.00482962 1.46005 0.0289777 1.51269C0.0471662 1.54893 0.0743328 1.57396 0.107614 1.58509L0.107614 1.58509C0.140895 1.5935 0.183231 1.59072 0.231605 1.57674C0.322238 1.54893 0.431136 1.4736 0.552032 1.36234L0.552032 1.36234L0.552032 1.36234L0.552032 1.36234C0.564106 1.35092 0.579276 1.33737 0.597387 1.32025C0.612479 1.3067 0.630668 1.28673 0.64576 1.27032C0.730434 1.18117 0.830199 1.06134 0.92091 0.930097C0.92091 0.905133 0.917891 0.877315 0.917891 0.846645C0.917891 0.815975 0.917891 0.785304 0.917891 0.754634C0.917891 0.606988 0.926947 0.448643 0.936002 0.325962C0.796918 0.422966 0.673004 0.479314 0.582294 0.492866C0.533921 0.498572 0.494603 0.492866 0.467359 0.476461C0.440192 0.456489 0.425099 0.422966 0.425099 0.37589C0.425099 0.298145 0.470377 0.17261 0.576257 0L0.576257 0Z" koffice:nodeTypes="ccccccccccccccccccccccccccccccccccccccccccccccccccccccccccccccccccccccccccccccccccccc"/>
          <draw:path draw:style-name="gr5" draw:id="shape560" draw:name="path1132" draw:layer="g3243" svg:width="0.76282224532pt" svg:height="1.65838262486pt" draw:transform="matrix(1.06388280000 0.00000000000 0.00000000000 1.06388280000 49.56452543604pt 45.21082408000pt)" svg:viewBox="0 0 1 2" svg:d="M0.760097 0.930268C0.751922 0.888017 0.743747 0.845036 0.735572 0.799871C0.719152 0.697155 0.705527 0.594439 0.694627 0.495366C0.618188 0.57477 0.549923 0.58934 0.487178 0.520863C0.424433 0.452386 0.364344 0.290663 0.309774 0.0254968C0.309774 0.0196689 0.307049 0.00874175 0.307049 0C0.285179 0.0225829 0.263379 0.0480796 0.238784 0.0743049C0.162414 0.153709 0.0886996 0.222186 0.0204348 0.279008C0.0149848 0.350399 0.00953479 0.423975 0.0068098 0.49828C-0.00409019 0.708811 -0.00409019 0.95358 0.0231598 1.08689C0.0750745 1.33166 0.137819 1.49972 0.206084 1.58794C0.277004 1.68184 0.358894 1.679 0.440783 1.59646C0.511773 1.52529 0.588143 1.39722 0.664583 1.20636C0.702802 1.1153 0.732847 1.02716 0.762822 0.930268" koffice:nodeTypes="cccccccccccccc"/>
          <draw:path draw:style-name="gr7" draw:id="shape561" draw:name="path1134" draw:layer="g3243" svg:width="0.76282224532pt" svg:height="1.65644225199pt" draw:transform="matrix(1.06388280000 0.00000000000 0.00000000000 1.06388280000 49.56452543604pt 45.20741965504pt)" svg:viewBox="0 0 1 2" svg:d="M0.760097 0.930452C0.751922 0.887497 0.743747 0.844542 0.735572 0.799402C0.719152 0.696747 0.702802 0.594819 0.694627 0.495076C0.618188 0.574434 0.549923 0.588995 0.487178 0.520558C0.424433 0.452121 0.364344 0.290493 0.309774 0.0254819C0.309774 0.0203855 0.307049 0.00873664 0.307049 0C0.285179 0.0225697 0.263379 0.0487796 0.238784 0.0742614C0.162414 0.153619 0.0886996 0.222056 0.0204348 0.278844C0.0149848 0.350194 0.00953479 0.423727 0.0068098 0.497988C-0.00409019 0.708396 -0.00409019 0.953022 0.0231598 1.08626C0.0750745 1.33088 0.137819 1.49892 0.206084 1.58708C0.277004 1.67809 0.358894 1.67809 0.440783 1.5956C0.511773 1.52447 0.585418 1.39641 0.664583 1.20566C0.702802 1.11465 0.732847 1.02656 0.762822 0.930452L0.762822 0.930452Z" koffice:nodeTypes="cccccccccccccccc"/>
          <draw:path draw:style-name="gr5" draw:id="shape562" draw:name="path1136" draw:layer="g3243" svg:width="0.69608986240pt" svg:height="1.52579486720pt" draw:transform="matrix(1.06388280000 0.00000000000 0.00000000000 1.06388280000 50.45388561965pt 45.25082607328pt)" svg:viewBox="0 0 1 2" svg:d="M0.573545 0.458381C0.58923 0.597433 0.617864 0.75046 0.651771 0.889511C0.664786 0.941918 0.680471 0.99642 0.69609 1.04813C0.670059 1.14106 0.636152 1.234 0.591833 1.32134C0.51621 1.46843 0.451 1.52579 0.393666 1.52579C0.331058 1.52579 0.27893 1.46025 0.237214 1.37836C0.161591 1.2312 0.083432 0.971964 0.0364431 0.704342C0.0208246 0.603023 0.00520616 0.502403 0 0.401084C0.0312369 0.360556 0.0677468 0.305355 0.104257 0.237576C0.140766 0.171893 0.182482 0.090139 0.226802 0C0.297218 0.169098 0.359759 0.294873 0.41716 0.368242C0.471891 0.439515 0.521417 0.469561 0.573545 0.455586" koffice:nodeTypes="cccccccccccc"/>
          <draw:path draw:style-name="gr7" draw:id="shape563" draw:name="path1138" draw:layer="g3243" svg:width="0.69608986240pt" svg:height="1.52579486720pt" draw:transform="matrix(1.06388280000 0.00000000000 0.00000000000 1.06388280000 50.45388561965pt 45.25082607328pt)" svg:viewBox="0 0 1 2" svg:d="M0.573545 0.458381C0.58923 0.597433 0.617864 0.75046 0.651771 0.889511C0.664786 0.941918 0.680471 0.99642 0.69609 1.04813C0.670059 1.14106 0.636152 1.234 0.591833 1.32134C0.51621 1.46843 0.451 1.52579 0.393666 1.52579C0.331058 1.52579 0.27893 1.46025 0.237214 1.37836C0.161591 1.2312 0.083432 0.971964 0.0364431 0.704342C0.0208246 0.605818 0.00520616 0.502403 0 0.401084C0.0312369 0.360556 0.0677468 0.305355 0.104257 0.237576C0.140766 0.171893 0.182482 0.090139 0.226802 0C0.297218 0.169098 0.359759 0.294873 0.41716 0.368242C0.471891 0.439515 0.521417 0.469561 0.573545 0.455586L0.573545 0.455586Z" koffice:nodeTypes="cccccccccccccc"/>
          <draw:path draw:style-name="gr5" draw:id="shape564" draw:name="path1140" draw:layer="g3243" svg:width="0.73849960960pt" svg:height="1.51533158720pt" draw:transform="matrix(1.06388280000 0.00000000000 0.00000000000 1.06388280000 51.23511603734pt 45.23720837344pt)" svg:viewBox="0 0 1 2" svg:d="M0.590827 0.446362C0.606914 0.598863 0.641839 0.76738 0.684807 0.911525C0.698282 0.963055 0.71705 1.01458 0.7385 1.06681C0.714369 1.15664 0.682126 1.23533 0.636476 1.3168C0.561265 1.4528 0.496848 1.51533 0.432361 1.51533C0.362581 1.51262 0.292732 1.42286 0.212159 1.2597C0.147741 1.1267 0.0805736 0.911525 0.0376056 0.693567C0.0241996 0.614879 0.00804361 0.533406 0 0.451932C0.0376056 0.42756 0.0752112 0.378119 0.112817 0.299431C0.14506 0.226314 0.179916 0.125343 0.21484 0C0.298095 0.158072 0.370625 0.275059 0.432361 0.348176C0.491485 0.416418 0.542497 0.449147 0.590827 0.446362" koffice:nodeTypes="cccccccccccc"/>
          <draw:path draw:style-name="gr7" draw:id="shape565" draw:name="path1142" draw:layer="g3243" svg:width="0.73849960960pt" svg:height="1.51549432658pt" draw:transform="matrix(1.06388280000 0.00000000000 0.00000000000 1.06388280000 51.23511603734pt 45.23720837344pt)" svg:viewBox="0 0 1 2" svg:d="M0.590827 0.446386C0.606914 0.598895 0.641839 0.767421 0.684807 0.911574C0.698282 0.963107 0.71705 1.01464 0.7385 1.06687C0.714369 1.1567 0.682126 1.23539 0.636476 1.31687C0.561265 1.45288 0.496848 1.51813 0.432361 1.51541C0.362581 1.5127 0.292732 1.42293 0.212159 1.25977C0.147741 1.12676 0.0805736 0.911574 0.0376056 0.693604C0.0241996 0.614912 0.00804361 0.533434 0 0.451957C0.0376056 0.427583 0.0752112 0.378139 0.112817 0.299447C0.14506 0.226327 0.179916 0.12535 0.21484 0C0.298095 0.15808 0.370625 0.275074 0.432361 0.348195C0.491485 0.416441 0.542497 0.449171 0.590827 0.446386L0.590827 0.446386" koffice:nodeTypes="ccccccccccccc"/>
          <draw:path draw:style-name="gr5" draw:id="shape566" draw:name="path1144" draw:layer="g3243" svg:width="0.79323960960pt" svg:height="1.46642489444pt" draw:transform="matrix(1.06388280000 0.00000000000 0.00000000000 1.06388280000 52.01643156566pt 45.26444377312pt)" svg:viewBox="0 0 1 1" svg:d="M0.673538 0.181531C0.654086 0.230168 0.629006 0.264419 0.603996 0.288395C0.523269 0.366487 0.428647 0.315795 0.361814 0.248663C0.303388 0.189751 0.24489 0.0986433 0.192022 0C0.167013 0.115084 0.136375 0.205507 0.108516 0.272639C0.0779488 0.342511 0.0417532 0.387723 0 0.403478C0.00555759 0.46513 0.0166728 0.529522 0.030638 0.591175C0.0639836 0.76517 0.114073 0.939166 0.17257 1.05425C0.32006 1.34032 0.425868 1.4741 0.514932 1.46609C0.603996 1.4554 0.684653 1.30017 0.782124 1.00082C0.782124 0.995338 0.784903 0.987118 0.787682 0.976157C0.787682 0.971362 0.790461 0.963142 0.79324 0.957662C0.787682 0.928206 0.779274 0.89601 0.770938 0.858333C0.76538 0.826822 0.757044 0.789146 0.751486 0.75147C0.71807 0.567199 0.69306 0.366487 0.681874 0.216467L0.681874 0.213727C0.681874 0.202767 0.681874 0.192491 0.681874 0.181531" koffice:nodeTypes="ccccccccccccccccc"/>
          <draw:path draw:style-name="gr7" draw:id="shape567" draw:name="path1146" draw:layer="g3243" svg:width="0.78769175040pt" svg:height="1.46159156169pt" draw:transform="matrix(1.06388280000 0.00000000000 0.00000000000 1.06388280000 52.01643156566pt 45.26444377312pt)" svg:viewBox="0 0 1 1" svg:d="M0.671178 0.181232C0.651795 0.229788 0.626802 0.263983 0.601881 0.287919C0.521436 0.365883 0.427146 0.315275 0.360546 0.248253C0.302325 0.189438 0.244032 0.0984806 0.191349 0C0.166428 0.114894 0.135897 0.205168 0.108135 0.272189C0.0776758 0.341946 0.0416069 0.387083 0 0.402813C0.00553812 0.464363 0.0166144 0.528649 0.0305307 0.590199C0.0637594 0.763908 0.113674 0.937617 0.171966 1.05251C0.318939 1.3381 0.424377 1.47167 0.513129 1.461C0.601881 1.45033 0.682254 1.29529 0.776544 0.996432C0.776544 0.990961 0.779385 0.982754 0.782154 0.971812L0.782154 0.971812C0.782154 0.967024 0.784923 0.958818 0.787692 0.953346C0.782154 0.923939 0.773775 0.891796 0.765468 0.856918C0.75993 0.825459 0.751623 0.787844 0.746085 0.75023C0.712785 0.566263 0.687792 0.365883 0.676716 0.21611L0.676716 0.21611L0.676716 0.21611L0.676716 0.213375L0.676716 0.213375C0.676716 0.202432 0.676716 0.192174 0.676716 0.181232L0.676716 0.181232Z" koffice:nodeTypes="ccccccccccccccccccccccc"/>
          <draw:path draw:style-name="gr5" draw:id="shape568" draw:name="path1148" draw:layer="g3243" svg:width="3.01675397120pt" svg:height="0.54369976960pt" draw:transform="matrix(1.06388280000 0.00000000000 0.00000000000 1.06388280000 47.25219416602pt 46.35471086656pt)" svg:viewBox="0 0 3 1" svg:d="M2.11096 0.377528C2.0073 0.435396 1.88832 0.495329 1.75401 0.525295C1.75401 0.525295 1.75401 0.525295 1.75401 0.525295C1.75401 0.525295 1.75401 0.525295 1.75401 0.525295C1.74635 0.525295 1.73868 0.527596 1.72709 0.529896C1.71942 0.529896 1.71176 0.532197 1.7041 0.532197C1.65802 0.536798 1.61203 0.536798 1.57745 0.529896L1.57745 0.529896L1.55063 0.525295L1.55063 0.525295C1.54679 0.525295 1.54296 0.522995 1.5352 0.520694C1.48922 0.502231 1.45846 0.469964 1.43931 0.437697C1.41622 0.389326 1.41238 0.336236 1.41238 0.283146C1.40855 0.283146 1.40855 0.285506 1.40855 0.285506C1.40472 0.285506 1.39706 0.287865 1.38939 0.292584C1.35481 0.303792 1.32032 0.31559 1.2819 0.327388C1.27807 0.327388 1.28574 0.325028 1.26658 0.329158L1.26658 0.329158C1.26658 0.329158 1.26658 0.329158 1.25508 0.331517L1.25508 0.331517C1.13227 0.36632 1.00562 0.398528 0.875138 0.423894C0.583425 0.483826 0.276385 0.520694 0.0422487 0.532197C0.0307531 0.534498 0.0154257 0.539099 0 0.5437L3.01675 0.5437C3.00133 0.536798 2.986 0.529896 2.97067 0.520694C2.96684 0.518394 2.95918 0.513733 2.95142 0.506832C2.95142 0.506832 2.95142 0.506832 2.95142 0.506832L2.95142 0.506832C2.95142 0.506832 2.95142 0.506832 2.95142 0.506832C2.93992 0.49763 2.92459 0.486127 2.90927 0.469964C2.89777 0.458461 2.88234 0.444658 2.87085 0.428495C2.80561 0.350393 2.7442 0.237135 2.69046 0.0920225C2.68662 0.0713764 2.6713 0.0300843 2.66747 0C2.66363 0.00707866 2.65597 0.0112079 2.64831 0.0182865C2.63288 0.0300843 2.61755 0.0460113 2.59839 0.0619382C2.5139 0.135674 2.42567 0.202921 2.3451 0.257781C2.28752 0.297304 2.22228 0.338596 2.15704 0.375759" koffice:nodeTypes="ccccccccccccccccccccccccccccccccccccc"/>
          <draw:path draw:style-name="gr7" draw:id="shape569" draw:name="path1150" draw:layer="g3243" svg:width="3.01675397120pt" svg:height="0.54369976960pt" draw:transform="matrix(1.06388280000 0.00000000000 0.00000000000 1.06388280000 47.25219416602pt 46.35471086656pt)" svg:viewBox="0 0 3 1" svg:d="M2.11096 0.377528C2.0073 0.435396 1.88832 0.495329 1.75401 0.525295L1.75401 0.525295C1.75401 0.525295 1.75401 0.525295 1.75401 0.525295L1.75401 0.525295C1.75401 0.525295 1.75401 0.525295 1.75401 0.525295L1.75401 0.525295C1.74635 0.525295 1.73868 0.527596 1.72709 0.529896C1.71942 0.529896 1.71176 0.532197 1.7041 0.532197L1.7041 0.532197C1.65802 0.536798 1.61203 0.536798 1.57745 0.529896L1.57745 0.529896L1.57745 0.529896L1.57745 0.529896L1.57745 0.529896L1.57745 0.529896L1.55063 0.525295L1.55063 0.525295C1.54679 0.525295 1.54296 0.522995 1.5352 0.520694L1.5352 0.520694C1.48922 0.502231 1.45846 0.469964 1.43931 0.437697C1.41622 0.389326 1.41238 0.336236 1.41238 0.283146C1.40855 0.283146 1.40855 0.285506 1.40855 0.285506C1.40472 0.285506 1.39706 0.287865 1.38939 0.292584L1.38939 0.292584C1.35481 0.303792 1.32032 0.31559 1.2819 0.327388C1.27807 0.327388 1.28574 0.325028 1.26658 0.329158L1.26658 0.329158C1.26658 0.329158 1.26658 0.329158 1.25508 0.331517L1.25508 0.331517C1.13227 0.36632 1.00562 0.398528 0.875138 0.423894C0.583425 0.483826 0.276385 0.520694 0.0422487 0.532197C0.0307531 0.534498 0.0154257 0.539099 0 0.5437L3.01675 0.5437C3.00133 0.536798 2.986 0.529896 2.97067 0.520694C2.96684 0.518394 2.95918 0.513733 2.95142 0.506832L2.95142 0.506832L2.95142 0.506832C2.95142 0.506832 2.95142 0.506832 2.95142 0.506832L2.95142 0.506832L2.95142 0.506832L2.95142 0.506832L2.95142 0.506832C2.95142 0.506832 2.95142 0.506832 2.95142 0.506832L2.95142 0.506832L2.95142 0.506832L2.95142 0.506832C2.93992 0.49763 2.92459 0.486127 2.90927 0.469964C2.89777 0.458461 2.88234 0.444658 2.87085 0.428495C2.80561 0.350393 2.7442 0.237135 2.68662 0.0920225C2.68279 0.0713764 2.66747 0.0300843 2.66363 0C2.6598 0.00707866 2.65214 0.0112079 2.64438 0.0182865C2.62905 0.0300843 2.61372 0.0460113 2.59456 0.0619382C2.51006 0.135674 2.42183 0.202921 2.34117 0.257781C2.28369 0.297304 2.22228 0.338596 2.15311 0.375759L2.15311 0.375759Z" koffice:nodeTypes="ccccccccccccccccccccccccccccccccccccccccccccccccccccccccc"/>
          <draw:path draw:style-name="gr5" draw:id="shape570" draw:name="path1152" draw:layer="g3243" svg:width="0.61515786240pt" svg:height="0.54334589440pt" draw:transform="matrix(1.06388280000 0.00000000000 0.00000000000 1.06388280000 50.07820732531pt 46.36492414144pt)" svg:viewBox="0 0 1 1" svg:d="M0.610264 0.543346C0.549024 0.524947 0.504851 0.462734 0.477933 0.41208C0.43627 0.338486 0.370074 0.147424 0.335752 0.0389199C0.330858 0.0253569 0.32841 0.0112042 0.323516 0C0.303877 0.0642769 0.274449 0.128554 0.247531 0.19342L0.247531 0.19342C0.24019 0.211701 0.230339 0.23234 0.218104 0.25298C0.208315 0.273619 0.198527 0.292489 0.188676 0.308411C0.154354 0.375047 0.117585 0.428178 0.0808791 0.469634C0.0587926 0.494991 0.031812 0.522648 0 0.541046L0.615158 0.541046" koffice:nodeTypes="ccccccccccc"/>
          <draw:path draw:style-name="gr7" draw:id="shape571" draw:name="path1154" draw:layer="g3243" svg:width="0.62006175360pt" svg:height="0.54334589440pt" draw:transform="matrix(1.06388280000 0.00000000000 0.00000000000 1.06388280000 50.07820732531pt 46.36492414144pt)" svg:viewBox="0 0 1 1" svg:d="M0.612691 0.543346C0.551208 0.524947 0.509316 0.462734 0.479834 0.41208C0.438006 0.338486 0.371546 0.145065 0.337087 0.0389199C0.332174 0.0253569 0.329717 0.0112042 0.324803 0C0.305086 0.0642769 0.275541 0.128554 0.248516 0.191062L0.248516 0.191062L0.248516 0.191062L0.248516 0.191062C0.241146 0.209342 0.231255 0.229981 0.218971 0.250621C0.209144 0.27126 0.199317 0.29013 0.189427 0.306052C0.154968 0.372688 0.118053 0.425878 0.0812008 0.467334C0.0590265 0.492691 0.0319386 0.520348 0 0.538746L0.620062 0.538746L0.620062 0.538746Z" koffice:nodeTypes="ccccccccccccccc"/>
          <draw:path draw:style-name="gr5" draw:id="shape572" draw:name="path1156" draw:layer="g3243" svg:width="4.81240743840pt" svg:height="0.34142986240pt" draw:transform="matrix(1.06388280000 0.00000000000 0.00000000000 1.06388280000 51.03902115965pt 46.52748543328pt)" svg:viewBox="0 0 5 0" svg:d="M2.37194 0.321376C2.32052 0.319553 2.2691 0.301275 2.21768 0.262944C2.16968 0.226389 2.11483 0.167817 2.05999 0.0892841C2.0463 0.0691835 2.02568 0.0327219 2.01199 0.00560947C2.01199 0.00373965 2.01199 0.00186982 2.00857 6.64296e-15L2.00857 6.64296e-15C2.00857 6.64296e-15 2.00857 0.00186982 2.00857 0.00186982C1.9503 0.104243 1.89546 0.182775 1.84062 0.237374C1.78235 0.295806 1.72067 0.328668 1.65213 0.332314C1.58694 0.335961 1.51498 0.314037 1.43618 0.261121C1.36757 0.213627 1.28534 0.140704 1.19277 0.042071L1.18935 0.0383314C1.18935 0.0383314 1.18935 0.0364616 1.18593 0.0345917C1.17224 0.058432 1.15855 0.0822723 1.13793 0.104243C1.11739 0.131355 1.08993 0.158935 1.06255 0.187917C1.01455 0.235551 0.966553 0.270236 0.921977 0.293983C0.874066 0.319553 0.822645 0.330491 0.774646 0.330491C0.719803 0.330491 0.66496 0.312214 0.610117 0.279352C0.562119 0.250136 0.510698 0.206148 0.459277 0.149586C0.445588 0.131355 0.418123 0.0986332 0.39759 0.0691835C0.390745 0.0603018 0.383901 0.0509527 0.376969 0.0402012C0.376969 0.0383314 0.373547 0.0345917 0.373547 0.0327219C0.359858 0.0565622 0.346169 0.0804024 0.325636 0.106113C0.305015 0.135095 0.277637 0.165947 0.24675 0.197266C0.195329 0.248313 0.14733 0.284821 0.0993316 0.308568C0.0685318 0.325022 0.034222 0.335961 0 0.34143L4.81241 0.34143C4.78161 0.335961 4.75072 0.325022 4.7165 0.308568C4.67192 0.286644 4.62392 0.250136 4.56908 0.197266C4.54161 0.167817 4.51424 0.136965 4.49019 0.106113C4.47308 0.0822723 4.45939 0.058432 4.44228 0.0327219C4.44228 0.0345917 4.43877 0.0364616 4.43877 0.0402012C4.43193 0.0490829 4.42508 0.0603018 4.41824 0.0691835C4.39771 0.0967634 4.37366 0.131355 4.35313 0.149586C4.30171 0.204278 4.25371 0.250136 4.20229 0.279352C4.15087 0.312214 4.09603 0.330491 4.03776 0.330491C3.98976 0.330491 3.93834 0.319553 3.89034 0.293983C3.84585 0.270236 3.79786 0.235551 3.74644 0.187917C3.71897 0.160805 3.69159 0.133225 3.67097 0.104243C3.65386 0.0822723 3.64017 0.058432 3.62306 0.0345917C3.62306 0.0364616 3.61964 0.0364616 3.61964 0.0383314L3.61622 0.042071C3.52364 0.140704 3.44475 0.213627 3.3728 0.261121C3.29742 0.312214 3.22538 0.335961 3.15685 0.332314C3.09174 0.328668 3.03005 0.295806 2.96837 0.237374C2.91695 0.182775 2.85868 0.104243 2.80042 0.00186982C2.80042 0.00186982 2.80042 0.00186982 2.80042 0L2.80042 0L2.80042 0C2.80042 0.00186982 2.80042 0.00373965 2.79699 0.00560947C2.78322 0.0327219 2.76268 0.0710533 2.74899 0.0892841C2.69757 0.167817 2.64273 0.226389 2.59131 0.262944C2.54331 0.299452 2.49189 0.319553 2.44047 0.321376" koffice:nodeTypes="ccccccccccccccccccccccccccccccccccccccccccccccccccccc"/>
          <draw:path draw:style-name="gr7" draw:id="shape573" draw:name="path1158" draw:layer="g3243" svg:width="4.81240743840pt" svg:height="0.34142986240pt" draw:transform="matrix(1.06388280000 0.00000000000 0.00000000000 1.06388280000 51.03570184531pt 46.52748543328pt)" svg:viewBox="0 0 5 0" svg:d="M2.37194 0.321376C2.32052 0.319553 2.2691 0.301275 2.21768 0.262944C2.16968 0.226389 2.11483 0.167817 2.05999 0.0892841C2.0463 0.0691835 2.02568 0.0327219 2.01199 0.00560947C2.01199 0.00373965 2.01199 0.00186982 2.00857 0L2.00857 0L2.00857 0C2.00857 0 2.00857 0.00186982 2.00857 0.00186982L2.00857 0.00186982C1.9503 0.104243 1.89546 0.182775 1.84062 0.237374C1.78235 0.295806 1.72067 0.328668 1.65213 0.332314C1.58694 0.335961 1.51498 0.314037 1.43618 0.261121C1.36757 0.213627 1.28534 0.140704 1.19277 0.042071L1.18935 0.0383314C1.18935 0.0383314 1.18935 0.0364616 1.18593 0.0345917C1.17224 0.058432 1.15855 0.0822723 1.13793 0.104243C1.11739 0.131355 1.08993 0.158935 1.06255 0.187917C1.01455 0.235551 0.966553 0.270236 0.921977 0.293983C0.873978 0.319553 0.822557 0.330491 0.771224 0.330491C0.716381 0.330491 0.661538 0.312214 0.606695 0.279352C0.558697 0.250136 0.507276 0.206148 0.455855 0.149586C0.442166 0.131355 0.414701 0.0986332 0.394168 0.0691835C0.387323 0.0603018 0.380391 0.0509527 0.373547 0.0402012L0.373547 0.0402012C0.373547 0.0383314 0.370124 0.0345917 0.370124 0.0327219C0.356436 0.0565622 0.342747 0.0804024 0.322126 0.106113C0.301593 0.135095 0.274127 0.165947 0.243327 0.197266C0.191907 0.248313 0.143908 0.284821 0.0993316 0.308568C0.0685318 0.325022 0.034222 0.335961 0 0.34143L2.40958 0.34143L4.81241 0.34143C4.78161 0.335961 4.75072 0.325022 4.7165 0.308568C4.67192 0.286644 4.62392 0.250136 4.56908 0.197266C4.54161 0.167817 4.51424 0.136965 4.49019 0.106113C4.47308 0.0822723 4.45939 0.058432 4.4422 0.0327219C4.4422 0.0345917 4.43877 0.0364616 4.43877 0.0402012L4.43877 0.0402012C4.43193 0.0490829 4.42508 0.0603018 4.41824 0.0691835C4.39771 0.0967634 4.37366 0.131355 4.35313 0.149586C4.30171 0.204278 4.25371 0.250136 4.20229 0.279352C4.15087 0.312214 4.09603 0.330491 4.03776 0.330491C3.98976 0.330491 3.93834 0.319553 3.88692 0.293983C3.84243 0.270236 3.79443 0.235551 3.74301 0.187917C3.71555 0.160805 3.68817 0.133225 3.66755 0.104243C3.65044 0.0822723 3.63675 0.058432 3.61964 0.0345917C3.61964 0.0364616 3.61613 0.0364616 3.61613 0.0383314L3.61271 0.042071C3.52022 0.140704 3.44133 0.213627 3.36938 0.261121C3.294 0.312214 3.22196 0.335961 3.15343 0.332314C3.08832 0.328668 3.02663 0.295806 2.96494 0.237374C2.9101 0.182775 2.85526 0.104243 2.79691 0.00186982L2.79691 0.00186982C2.79691 0.00186982 2.79691 0.00186982 2.79691 0L2.79691 0L2.79691 0C2.79691 0.00186982 2.79691 0.00373965 2.79348 0.00560947C2.77979 0.0327219 2.75926 0.0710533 2.74557 0.0892841C2.69415 0.167817 2.63931 0.224566 2.58789 0.262944C2.53989 0.299452 2.48847 0.319553 2.43705 0.321376L2.43705 0.321376Z" koffice:nodeTypes="ccccccccccccccccccccccccccccccccccccccccccccccccccccccccccccc"/>
          <draw:path draw:style-name="gr8" draw:id="shape574" draw:name="path1160" draw:layer="g3243" svg:width="2.53158039469pt" svg:height="0.28027871300pt" draw:transform="matrix(1.06388280000 0.00000000000 0.00000000000 1.06388280000 59.19764046566pt 38.55071051076pt)" svg:viewBox="0 0 3 0" svg:d="M0.358583 0.00560903C0.646872 -0.0126028 0.9141 0.0153502 1.18133 0.0632093C1.4274 0.106409 1.63136 0.142833 1.84233 0.159351C2.03917 0.17248 2.24313 0.169092 2.4892 0.137751C2.54195 0.130974 2.54546 0.129704 2.49973 0.147915C2.4154 0.18561 2.22197 0.241939 1.97239 0.263539C1.5013 0.305045 1.17782 0.261845 0.829764 0.21568C0.573067 0.180951 0.270738 0.132668 0 0.152574C0.00702046 0.149186 0.0175511 0.146221 0.0280818 0.141139C0.140589 0.09328 0.330502 0.0102679 0.351563 0.00560903" koffice:nodeTypes="cccccccccc"/>
          <draw:path draw:style-name="gr7" draw:id="shape575" draw:name="path1162" draw:layer="g3243" svg:width="2.53158039469pt" svg:height="0.28027871300pt" draw:transform="matrix(1.06388280000 0.00000000000 0.00000000000 1.06388280000 59.19764046566pt 38.55071051076pt)" svg:viewBox="0 0 3 0" svg:d="M0.358583 0.00560903C0.646872 -0.0126028 0.9141 0.0153502 1.18133 0.0632093C1.4274 0.106409 1.63136 0.142833 1.84233 0.159351C2.03917 0.17248 2.24313 0.169092 2.4892 0.137751C2.54195 0.130974 2.54546 0.129704 2.49973 0.147915C2.4154 0.18561 2.22197 0.241939 1.97239 0.263539C1.5013 0.305045 1.17782 0.261845 0.829764 0.21568C0.573067 0.180951 0.270738 0.132668 0 0.152574C0.00702046 0.149186 0.0175511 0.146221 0.0280818 0.141139C0.137079 0.09328 0.330502 0.0102679 0.351563 0.00560903L0.351563 0.00560903Z" koffice:nodeTypes="cccccccccccc"/>
          <draw:path draw:style-name="gr5" draw:id="shape576" draw:name="path1164" draw:layer="g3243" svg:width="6.05906253623pt" svg:height="6.47790549911pt" draw:transform="matrix(1.06388280000 0.00000000000 0.00000000000 1.06388280000 54.06768271469pt 35.39312607103pt)" svg:viewBox="0 0 6 6" svg:d="M4.14601 2.8547C4.25065 2.50059 4.30298 2.45487 4.47164 2.31189C4.47164 2.31189 4.47164 2.31189 4.47164 2.31189L4.47164 2.31189L4.47164 2.31189L4.47164 2.31189C4.47164 2.31189 4.47164 2.31189 4.47164 2.31189C4.47164 2.31189 4.47164 2.31189 4.47164 2.31189L4.47164 2.31189C4.47164 2.31189 4.47164 2.31189 4.47164 2.31189C4.47164 2.31189 4.47164 2.31189 4.47164 2.31189L4.47164 2.31189C4.47164 2.31189 4.47164 2.31189 4.47164 2.31189L4.47164 2.31189C4.47454 2.30857 4.48325 2.30192 4.49486 2.29277C4.53847 2.25703 4.58789 2.22129 4.63441 2.18887C4.66642 2.16559 4.70132 2.14315 4.73325 2.11738C4.68964 2.12403 4.64312 2.12736 4.5995 2.12736C4.55299 2.12736 4.50647 2.12071 4.46285 2.10408C4.30588 2.05254 4.20994 1.89294 4.16342 1.7242C4.15472 1.69511 4.14891 1.65936 4.1431 1.62694C4.1402 1.59785 4.13432 1.56543 4.13432 1.53301C4.12852 1.53301 4.11981 1.53634 4.1082 1.53883C4.06168 1.55546 3.97445 1.58787 3.8145 1.61032C3.8116 1.61032 3.80869 1.61032 3.80289 1.61032C3.68663 1.62362 3.5965 1.63359 3.55578 1.63692C3.54127 1.63692 3.53249 1.63692 3.52668 1.63692C3.48895 1.62694 3.48307 1.61364 3.51507 1.60117C3.51507 1.60117 3.51797 1.59785 3.52378 1.59785C3.52668 1.59785 3.52958 1.59785 3.53249 1.59452C3.54708 1.5912 3.58779 1.58455 3.65463 1.57208C3.77096 1.55213 3.8727 1.49062 3.97735 1.42911C4.0791 1.36676 4.18084 1.30525 4.30008 1.28281C4.45705 1.25371 4.60538 1.27283 4.75655 1.28946C4.88449 1.30525 5.01236 1.32187 5.14611 1.30525C5.15192 1.30525 5.16063 1.30525 5.16941 1.30525C5.22754 1.2986 5.29147 1.29278 5.34089 1.26618C5.34089 1.26618 5.34089 1.26618 5.34089 1.26618C5.41651 1.22794 5.48916 1.14648 5.55317 1.07167C5.57639 1.0459 5.59969 1.02013 5.62291 0.996851L5.62291 0.996851C5.6404 0.977733 5.65781 0.957783 5.67523 0.941989C5.75375 0.857201 5.81188 0.792364 5.93402 0.785714C5.96022 0.785714 5.99215 0.785714 6.02125 0.782389C6.03286 0.782389 6.04738 0.782389 6.05906 0.782389C6.02125 0.74332 5.96603 0.691783 5.9108 0.633595C5.83228 0.555458 5.73924 0.464851 5.64911 0.376739C5.6462 0.376739 5.6433 0.373414 5.6433 0.370089C5.43393 0.168927 5.25366 -0.00646684 4.64893 0.000183156C3.95115 0.00683315 3.31739 0.289458 2.68935 0.568758C2.31721 0.734176 1.94506 0.89627 1.56421 1.0035L1.5555 1.00683C1.46536 1.02927 1.37813 1.04922 1.30251 1.06502C1.16593 1.09411 1.06121 1.11406 1.0525 1.14316C1.0467 1.1656 1.10483 1.20467 1.27348 1.27948C1.43046 1.34764 1.5555 1.36427 1.65144 1.35762C1.72706 1.35429 1.77067 1.33434 1.8317 1.29278C1.83461 1.28946 1.84041 1.28613 1.84622 1.28281L1.84622 1.28281L1.84622 1.28281C1.85493 1.27616 1.86371 1.27283 1.87242 1.27283C1.90732 1.27283 1.91313 1.28946 1.87822 1.32187C1.86951 1.32852 1.85493 1.34099 1.8288 1.35429C1.76769 1.38339 1.71537 1.41913 1.65724 1.46485C1.57291 1.53301 1.49447 1.61697 1.39853 1.75662C1.30251 1.89959 1.21245 2.06169 1.12812 2.22129C1.02638 2.40915 0.927463 2.59784 0.805399 2.75661C0.805399 2.75661 0.805399 2.75661 0.805399 2.75661C0.805399 2.75661 0.805399 2.75661 0.805399 2.75661C0.738487 2.84472 0.555317 3.08495 0.572808 3.16309C0.57571 3.17889 0.598932 3.18554 0.648353 3.17224C0.843209 3.12735 0.849015 3.1207 1.00889 2.9744C1.01469 2.97107 1.00599 2.97772 1.01179 2.97107C1.03509 2.94863 1.09612 2.88712 1.16005 2.81895C1.26768 2.70507 1.39265 2.5754 1.41594 2.58122C1.42755 2.58454 1.43046 2.59452 1.42755 2.60782L1.42755 2.60782C1.42465 2.62361 1.41304 2.63359 1.38684 2.65603C1.36942 2.67266 1.33742 2.69842 1.29671 2.74414C1.25607 2.78903 1.20367 2.84472 1.15135 2.90956C1.09902 2.97107 1.04089 3.04589 0.982764 3.12735C0.758881 3.44489 0.625131 3.7566 0.502993 4.04255C0.372146 4.34762 0.250082 4.63357 0.0378101 4.88378C0.0145881 4.90955 0.00297717 4.93532 0 4.95859C0 4.96857 0.00297717 4.97771 0.0116854 4.98436C0.0203936 4.99101 0.0349073 4.99766 0.0553009 5.00099C0.119236 5.0068 0.223883 4.98436 0.369244 4.89957C0.444864 4.85801 0.555317 4.7541 0.674552 4.64022C0.691969 4.6236 0.70946 4.6078 0.726876 4.59118L0.726876 4.59118C0.793788 4.52634 0.863528 4.45485 0.939148 4.38004C1.11644 4.19883 1.32291 3.98437 1.64273 3.73416C1.83751 3.56542 2.00326 3.44239 2.08171 3.41912L2.0963 3.45486C1.93055 3.56542 1.78519 3.67265 1.65724 3.77323C1.44504 3.9586 1.19206 4.1955 0.973981 4.40664C0.89263 4.48395 0.81701 4.55876 0.750172 4.62692C0.683261 4.69176 0.625131 4.7541 0.57571 4.80232L0.57571 4.80232C0.488479 4.89375 0.424544 4.93864 0.369244 4.97771C0.348924 4.99101 0.328605 5.0068 0.311114 5.0201C0.27911 5.04587 0.258791 5.07164 0.24718 5.09824C0.241374 5.11404 0.241374 5.13066 0.244277 5.14313C0.24718 5.15643 0.255888 5.16973 0.267499 5.17887C0.28499 5.19217 0.311114 5.20215 0.343119 5.20547C0.436155 5.21129 0.564099 5.19882 0.697849 5.11736C0.723973 5.10157 0.750172 5.08494 0.776297 5.0625C0.802496 5.04255 0.831524 5.01678 0.857723 4.99101L0.860626 4.99101C0.942051 4.90622 1.06412 4.79567 1.17464 4.69841C1.27639 4.59783 1.36942 4.52302 1.41594 4.48727C1.41594 4.48727 1.41594 4.48727 1.41594 4.48727L1.41594 4.48727C1.42755 4.48145 1.43626 4.48145 1.44214 4.48727L1.44214 4.48727C1.44504 4.49392 1.44214 4.5039 1.43626 4.51387C1.43626 4.51387 1.43626 4.51387 1.43626 4.5172C1.43336 4.5172 1.43336 4.51969 1.43046 4.52302C1.41884 4.53299 1.40433 4.54962 1.38394 4.56541C1.34032 4.60448 1.27348 4.66267 1.20077 4.72501C1.09031 4.83806 0.968176 4.98104 0.901338 5.13731C0.878042 5.19217 0.860626 5.24704 0.851917 5.30605C0.846112 5.36092 0.849015 5.41661 0.860626 5.47147L0.860626 5.47147C0.872236 5.52301 0.950759 5.47147 1.0467 5.38669C1.11942 5.32185 1.20367 5.23124 1.28219 5.14313C1.2909 5.12734 1.30251 5.11071 1.3142 5.09824C1.33161 5.07497 1.3491 5.05585 1.36072 5.04587C1.36652 5.04255 1.37233 5.03673 1.37813 5.0334C1.37813 5.0334 1.38103 5.03008 1.38103 5.03008C1.41014 5.01013 1.41594 5.03008 1.40433 5.05585C1.40433 5.05585 1.40143 5.05917 1.40143 5.0625C1.37233 5.09492 1.34032 5.13399 1.30549 5.17305C1.24148 5.27031 1.18045 5.42575 1.27348 5.58868C1.288 5.61777 1.30839 5.63357 1.36072 5.5654C1.42465 5.47812 1.5293 5.27364 1.71247 4.85801L1.74447 4.8738C1.69215 5.02343 1.57291 5.46482 1.60782 5.77654C1.61363 5.83473 1.62524 5.8871 1.64273 5.93282C1.66014 5.97438 1.68634 6.01345 1.71827 6.04005L1.71827 6.04005C1.72415 6.04254 1.72996 6.03672 1.74157 6.0201C1.77648 5.96524 1.823 5.82226 1.90732 5.57538C1.92184 5.52966 1.93925 5.47812 1.95675 5.42575C1.95675 5.42575 1.95675 5.42575 1.95675 5.42575L1.95675 5.42575C1.95675 5.42575 1.95675 5.42575 1.95675 5.42575C1.95675 5.42575 1.95675 5.42575 1.95675 5.42575C1.95675 5.42575 1.95675 5.42575 1.95675 5.42575C1.95675 5.42575 1.95675 5.42575 1.95675 5.42575L1.99158 5.42908C1.99158 5.4457 1.99448 5.47812 1.99738 5.51387C2.01778 5.74745 2.0672 6.30272 2.27649 6.46482C2.3114 6.49142 2.32011 6.47479 2.33179 6.43905C2.35211 6.37089 2.35792 6.29275 2.36082 6.21794C2.36372 6.14645 2.36372 6.06249 2.36082 5.96856C2.36082 5.92949 2.36082 5.88377 2.36082 5.83805C2.38702 5.4324 2.51496 5.07497 2.66613 4.71504C2.68355 4.67597 2.69806 4.64022 2.71265 4.61445L2.71265 4.61445L2.71265 4.61445C2.71265 4.61445 2.71265 4.61445 2.71265 4.61445C2.71265 4.61445 2.71265 4.61445 2.71265 4.61445C2.71265 4.61445 2.71265 4.61445 2.71265 4.61445L2.74465 4.63025C2.73877 4.64355 2.73007 4.66267 2.71845 4.68594C2.71265 4.69841 2.70684 4.71171 2.70104 4.7275C2.70104 4.73083 2.69806 4.73415 2.69806 4.73748C2.68064 4.7832 2.66032 4.83474 2.63703 4.89375C2.56148 5.09824 2.47135 5.37422 2.42773 5.63024C2.42773 5.67596 2.43064 5.71835 2.43934 5.76075L2.43934 5.76075C2.47135 5.89375 2.50908 5.98768 2.56148 6.06582C2.6109 6.14395 2.67484 6.20879 2.75917 6.2836C2.85511 6.36756 2.94814 6.4457 2.98305 6.44237C3.00917 6.44237 2.99176 6.35759 2.89872 6.12733C2.79988 5.89375 2.76207 5.52634 2.75626 5.25701C2.75046 4.97771 2.8231 4.68262 2.96556 4.43906C3.0935 4.21795 3.27958 4.04588 3.50636 3.98437C3.48895 3.98437 3.46855 3.98104 3.44823 3.98104C3.27667 3.97107 3.13712 3.92618 3.0673 3.86716C3.03537 3.84472 3.01788 3.81562 3.01208 3.7832C3.00917 3.75411 3.01498 3.71837 3.03828 3.68595C3.08189 3.63025 3.17783 3.57539 3.34061 3.52635C3.55578 3.46484 3.8145 3.31521 3.98025 3.11072C4.01226 3.07165 4.03838 3.03259 4.06458 2.9877C4.07619 2.96775 4.0849 2.9453 4.09659 2.92286C4.10529 2.90291 4.114 2.87714 4.11981 2.8547L4.11981 2.8547L4.11981 2.8547" koffice:nodeTypes="cccccccccccccccccccccccccccccccccccccccccccccccccccccccccccccccccccccccccccccccccccccccccccccccccccccccccccccccccccccccccccccccccccccccccccccccccccccccccccccccccccccccccccccccccccccccccccccc"/>
          <draw:path draw:style-name="gr7" draw:id="shape577" draw:name="path1166" draw:layer="g3243" svg:width="6.05906253623pt" svg:height="6.46461232555pt" draw:transform="matrix(1.06388280000 0.00000000000 0.00000000000 1.06388280000 54.06436340035pt 35.39653049599pt)" svg:viewBox="0 0 6 6" svg:d="M4.14601 2.84845L4.14601 2.84845L4.14601 2.84845L4.14601 2.84845L4.14601 2.84845C4.25065 2.4947 4.30008 2.44903 4.47164 2.3062C4.47164 2.3062 4.47164 2.3062 4.47164 2.3062L4.47164 2.3062L4.47164 2.3062L4.47164 2.3062L4.47164 2.3062L4.47164 2.3062L4.47164 2.3062L4.47164 2.3062L4.47164 2.3062C4.47164 2.3062 4.47164 2.3062 4.47164 2.3062C4.47164 2.3062 4.47164 2.3062 4.47164 2.3062L4.47164 2.3062L4.47164 2.3062C4.47164 2.3062 4.47164 2.3062 4.47164 2.3062C4.47164 2.3062 4.47164 2.3062 4.47164 2.3062L4.47164 2.3062C4.47164 2.3062 4.47164 2.3062 4.47164 2.3062L4.47164 2.3062C4.47454 2.30288 4.48325 2.29623 4.49486 2.2871L4.49486 2.2871C4.53847 2.25139 4.58789 2.21568 4.63441 2.1833C4.66642 2.16005 4.70132 2.13763 4.73325 2.11188C4.68964 2.11853 4.64312 2.12185 4.5995 2.12185C4.55299 2.12185 4.50647 2.11521 4.46285 2.0986C4.30588 2.04711 4.20994 1.88768 4.16342 1.71911C4.15472 1.69004 4.14891 1.65434 4.1431 1.62195C4.14013 1.59289 4.13432 1.5605 4.13432 1.52812C4.12852 1.52812 4.11981 1.53144 4.1082 1.53393C4.06168 1.55054 3.97445 1.58292 3.8145 1.60534C3.8116 1.60534 3.80869 1.60534 3.80289 1.60534C3.68663 1.61863 3.5965 1.62859 3.55578 1.63192C3.54127 1.63192 3.53249 1.63192 3.52668 1.63192C3.48887 1.62195 3.48307 1.60866 3.51507 1.59621C3.51507 1.59621 3.51797 1.59289 3.52378 1.59289C3.52668 1.59289 3.52958 1.59289 3.53249 1.58957C3.54708 1.58624 3.58779 1.5796 3.65463 1.56714C3.77096 1.54722 3.87561 1.48577 3.97735 1.42432C4.0791 1.36204 4.18084 1.30059 4.30008 1.27817C4.45995 1.2491 4.60531 1.2682 4.75655 1.28481C4.88442 1.30059 5.01236 1.3172 5.14611 1.30059C5.15192 1.30059 5.16063 1.30059 5.16941 1.30059C5.22754 1.29394 5.29147 1.28813 5.34089 1.26156L5.34089 1.26156C5.34089 1.26156 5.34089 1.26156 5.34089 1.26156L5.34089 1.26156C5.41651 1.22336 5.48916 1.14198 5.55317 1.06725C5.57639 1.0415 5.59969 1.01576 5.62291 0.992506L5.62291 0.992506L5.62291 0.992506L5.62291 0.992506L5.62291 0.992506L5.62291 0.992506L5.62291 0.992506L5.62291 0.992506C5.6404 0.973407 5.65781 0.953478 5.67523 0.9377C5.75375 0.853 5.81188 0.788229 5.93402 0.784907C5.96022 0.784907 5.99215 0.784907 6.02125 0.781586C6.03286 0.781586 6.04738 0.781586 6.05906 0.781586C6.02125 0.742557 5.96893 0.691073 5.9108 0.632945C5.83228 0.554888 5.73924 0.463544 5.64911 0.376352C5.6462 0.376352 5.6433 0.373031 5.6433 0.369709C5.43393 0.168753 5.25366 -0.0064602 4.64893 0.000182968C3.95115 0.00682614 3.31739 0.28833 2.68935 0.567343C2.31721 0.733423 1.94506 0.89535 1.56421 1.00247L1.5555 1.00579L1.5555 1.00579C1.46536 1.02821 1.37813 1.04815 1.30251 1.06392C1.16593 1.09299 1.06121 1.11292 1.0525 1.14198C1.0467 1.1644 1.10483 1.20343 1.27348 1.27817C1.42755 1.34626 1.5555 1.36204 1.65144 1.35622C1.72706 1.3529 1.7706 1.33297 1.8317 1.29394C1.83461 1.29145 1.84041 1.28813 1.84622 1.28481L1.84622 1.28481L1.84622 1.28481L1.84622 1.28481C1.85493 1.27817 1.86363 1.27485 1.87242 1.27485L1.87242 1.27485C1.90725 1.27485 1.91313 1.29145 1.87822 1.32384L1.87822 1.32384C1.86951 1.32965 1.85493 1.34294 1.8288 1.35622C1.76769 1.38529 1.71537 1.41767 1.65724 1.46584C1.57291 1.53393 1.49447 1.61863 1.39845 1.75814C1.30251 1.90096 1.21536 2.06289 1.12812 2.22233L1.12812 2.22233C1.02631 2.41 0.92456 2.5985 0.805399 2.75378C0.805399 2.75378 0.805399 2.75378 0.805399 2.75378C0.805399 2.75378 0.805399 2.75378 0.805399 2.75378L0.805399 2.75378C0.738487 2.8418 0.558219 3.08179 0.572808 3.15985C0.57571 3.17562 0.598932 3.18227 0.648353 3.16898C0.843209 3.12414 0.849015 3.1175 1.00889 2.97135C1.01469 2.96802 1.00599 2.97467 1.01179 2.96802L1.01179 2.96802C1.03509 2.9456 1.09612 2.88415 1.16005 2.81523C1.26768 2.7023 1.39265 2.57192 1.41594 2.57857L1.41594 2.57857C1.42755 2.58189 1.43046 2.59185 1.42755 2.60514L1.42755 2.60514C1.42465 2.62092 1.41304 2.63088 1.38684 2.6533C1.36942 2.66991 1.33742 2.69565 1.29671 2.74133C1.25599 2.78617 1.20657 2.8418 1.15135 2.90657C1.09902 2.96802 1.04089 3.04276 0.982764 3.12414L0.982764 3.12414C0.758881 3.44135 0.625131 3.75275 0.502993 4.0384C0.372146 4.34316 0.250082 4.62882 0.0378101 4.87877C0.0145881 4.90451 0.00290274 4.93025 0 4.9535L0 4.9535C0 4.96264 0.00290274 4.9726 0.0116854 4.97924L0.0116854 4.97924C0.0203936 4.98589 0.0349073 4.99253 0.0553009 4.99502C0.119236 5.00166 0.226786 4.97924 0.369244 4.89454C0.444864 4.85302 0.552414 4.74922 0.674552 4.63546C0.691969 4.61885 0.70946 4.60307 0.726876 4.58647L0.726876 4.58647L0.726876 4.58647L0.726876 4.58647C0.793788 4.5217 0.863528 4.45028 0.939148 4.37555C1.11644 4.19452 1.32291 3.9836 1.64273 3.73033C1.83751 3.56176 2.00326 3.43803 2.07881 3.41561L2.09332 3.45131C1.92764 3.56176 1.78228 3.66888 1.65434 3.76936C1.44207 3.95453 1.18916 4.1912 0.973981 4.40212C0.89263 4.47935 0.814107 4.55408 0.750172 4.62217C0.683261 4.68694 0.625131 4.74922 0.57571 4.79739L0.57571 4.79739C0.488479 4.88873 0.424544 4.93357 0.369244 4.9726L0.369244 4.9726C0.348924 4.98589 0.328605 5.00166 0.311114 5.01495C0.27911 5.04069 0.258791 5.06644 0.24718 5.09301C0.241374 5.10879 0.241374 5.12539 0.244277 5.13785C0.24718 5.15114 0.255888 5.16442 0.267499 5.17356C0.28499 5.18684 0.311114 5.19681 0.343119 5.20013C0.436155 5.20594 0.564099 5.19349 0.697774 5.11211C0.723973 5.09633 0.750172 5.07972 0.776297 5.0573C0.802496 5.03737 0.831524 5.01163 0.857723 4.98589L0.857723 4.98589L0.860626 4.98589L0.860626 4.98589C0.942051 4.90119 1.06412 4.79074 1.17464 4.69359C1.27639 4.59311 1.36942 4.51837 1.41594 4.48267L1.41594 4.48267C1.41594 4.48267 1.41594 4.48267 1.41594 4.48267L1.41594 4.48267L1.41594 4.48267C1.42755 4.47602 1.43626 4.47602 1.44207 4.48267L1.44207 4.48267C1.44504 4.48931 1.44207 4.49927 1.43626 4.50924C1.43626 4.50924 1.43626 4.50924 1.43626 4.51173L1.43626 4.51173C1.43336 4.51173 1.43336 4.51505 1.43046 4.51837C1.41884 4.52834 1.40433 4.54495 1.38394 4.56072C1.34032 4.59975 1.27348 4.65788 1.20077 4.71933C1.09031 4.83309 0.968176 4.97592 0.901338 5.13204C0.878042 5.18684 0.860626 5.24165 0.851917 5.30061C0.846112 5.35541 0.849015 5.41022 0.860626 5.46586L0.860626 5.46586L0.860626 5.46586L0.860626 5.46586C0.872236 5.51734 0.950759 5.46586 1.0467 5.38116C1.11934 5.31638 1.20657 5.22587 1.28219 5.13785C1.2909 5.12207 1.30251 5.10546 1.3142 5.09301C1.33161 5.06976 1.34903 5.05066 1.36072 5.04069C1.36652 5.03737 1.37233 5.03073 1.37813 5.02824C1.37813 5.02824 1.38103 5.02492 1.38103 5.02492C1.41014 5.00499 1.41594 5.02492 1.40433 5.05066L1.40433 5.05066L1.40433 5.05066C1.40433 5.05066 1.40143 5.05398 1.40143 5.0573C1.37233 5.08969 1.34032 5.12872 1.30541 5.16774C1.24148 5.2649 1.18045 5.42018 1.27058 5.57962C1.2851 5.60868 1.30541 5.62446 1.35781 5.55637C1.42175 5.46918 1.5293 5.2649 1.70957 4.8497L1.74157 4.86548C1.68925 5.01495 1.57001 5.45589 1.60492 5.76729C1.61072 5.82542 1.62233 5.87773 1.63983 5.9234C1.65724 5.96492 1.68344 6.00395 1.71537 6.03053L1.71537 6.03053C1.72118 6.03302 1.72706 6.0272 1.73867 6.0106C1.77357 5.95579 1.82009 5.81296 1.90435 5.56301C1.91894 5.51734 1.93635 5.46586 1.95377 5.41354C1.95377 5.41354 1.95377 5.41354 1.95377 5.41354L1.95377 5.41354L1.95377 5.41354L1.95377 5.41354L1.95377 5.41354L1.95377 5.41354L1.95377 5.41354L1.95377 5.41354C1.95377 5.41354 1.95377 5.41354 1.95377 5.41354L1.95377 5.41354C1.95377 5.41354 1.95377 5.41354 1.95377 5.41354C1.95377 5.41354 1.95377 5.41354 1.95377 5.41354L1.95377 5.41354L1.95377 5.41354C1.95377 5.41354 1.95377 5.41354 1.95377 5.41354L1.98868 5.41686C1.98868 5.43347 1.99158 5.46586 1.99448 5.50156C2.01487 5.7349 2.0643 6.28961 2.27359 6.45154C2.3085 6.47811 2.31721 6.4615 2.32882 6.42579C2.34921 6.3577 2.35502 6.27964 2.35792 6.20574C2.36082 6.13433 2.36082 6.04962 2.35792 5.95579C2.35792 5.91676 2.35792 5.87109 2.35792 5.82542C2.38412 5.42018 2.51199 5.06311 2.66323 4.70355C2.68064 4.66452 2.69516 4.62882 2.70975 4.60307L2.70975 4.60307L2.70975 4.60307L2.70975 4.60307C2.70975 4.60307 2.70975 4.60307 2.70975 4.60307L2.70975 4.60307C2.70975 4.60307 2.70975 4.60307 2.70975 4.60307L2.70975 4.60307C2.70975 4.60307 2.70975 4.60307 2.70975 4.60307L2.74168 4.61885C2.73587 4.63214 2.72716 4.65124 2.71555 4.67449C2.70975 4.68694 2.70394 4.70023 2.69806 4.71684C2.69806 4.71933 2.69516 4.72265 2.69516 4.72597L2.69516 4.72597C2.67774 4.77164 2.65742 4.82313 2.63413 4.88209C2.55851 5.08636 2.46845 5.36206 2.42483 5.61782C2.42483 5.66349 2.42773 5.70584 2.43644 5.74819L2.43644 5.74819L2.43644 5.74819L2.43644 5.74819C2.46845 5.88105 2.50618 5.97489 2.55851 6.05295C2.60793 6.131 2.67194 6.19577 2.75626 6.27051C2.8522 6.35438 2.94524 6.43244 2.98007 6.42912C3.00627 6.42912 2.98886 6.34442 2.89582 6.1144C2.79698 5.88105 2.75917 5.51402 2.75336 5.24497C2.74756 4.96596 2.8202 4.67117 2.96266 4.42786C3.0906 4.20698 3.27667 4.0384 3.50346 3.97363C3.48597 3.97363 3.46565 3.97031 3.44526 3.97031C3.27377 3.96035 3.13712 3.91551 3.0644 3.85655C3.03247 3.83413 3.01498 3.80506 3.00917 3.77268C3.00627 3.74361 3.01208 3.70791 3.03537 3.67552C3.07899 3.61988 3.17493 3.56508 3.33771 3.51609C3.55288 3.45464 3.8116 3.30516 3.97735 3.10421C4.00936 3.06518 4.03548 3.02615 4.06168 2.98131C4.07329 2.96138 4.082 2.93896 4.09361 2.91654C4.10239 2.89661 4.1111 2.87087 4.11691 2.84845L4.11691 2.84845L4.11691 2.84845L4.11691 2.84845L4.11691 2.84845L4.11691 2.84845Z" koffice:nodeTypes="ccccccccccccccccccccccccccccccccccccccccccccccccccccccccccccccccccccccccccccccccccccccccccccccccccccccccccccccccccccccccccccccccccccccccccccccccccccccccccccccccccccccccccccccccccccccccccccccccccccccccccccccccccccccccccccccccccccccccccccccccccccccccccc"/>
          <draw:path draw:style-name="gr8" draw:id="shape578" draw:name="path1168" draw:layer="g3243" svg:width="5.04768676107pt" svg:height="4.03124565782pt" draw:transform="matrix(1.06388280000 0.00000000000 0.00000000000 1.06388280000 57.58121952521pt 36.23442417096pt)" svg:viewBox="0 0 5 4" svg:d="M2.38377 1.84429C2.19535 1.91291 1.9944 2.05016 1.68984 2.31075C1.19687 2.72806 1.13722 3.02482 1.13095 3.1259C1.13095 3.14445 1.13095 3.16578 1.13409 3.18432C1.16552 3.18062 1.19687 3.18062 1.2283 3.18432C1.30048 3.18432 1.42298 3.19824 1.57683 3.24553C1.72127 3.28912 1.81234 3.36145 1.91282 3.43749C1.985 3.49592 2.06353 3.55712 2.17028 3.60813C2.36496 3.70179 2.64436 3.77505 2.74484 3.79638C2.55964 4.00318 2.33666 4.05697 2.13258 4.0208C2.09174 4.01339 2.05091 4.00318 2.01016 3.98835C1.93476 3.96331 1.86885 3.92343 1.79659 3.88355C1.62706 3.78525 1.42611 3.66563 1.09953 3.597C0.964567 3.56825 0.904925 3.54971 0.857822 3.5395C0.776155 3.51725 0.747861 3.50612 0.437029 3.48479C0.258102 3.47366 0.116793 3.42729 0.0445308 3.36887C0.000643016 3.3327 -0.0182465 3.28541 0.0225869 3.23162C0.0634202 3.17691 0.160761 3.11848 0.327149 3.0684C0.565799 2.99607 0.851552 2.82915 1.03675 2.5936C1.10588 2.50642 1.16238 2.40534 1.19687 2.28942L1.19687 2.28942C1.28167 1.99267 1.33191 1.89808 1.43238 1.79699C1.48889 1.74228 1.55167 1.68849 1.61452 1.63749C1.71814 1.55402 1.83115 1.48169 1.93476 1.39452C1.98813 1.35093 2.03524 1.30086 2.08234 1.23872C2.10742 1.20997 2.13258 1.17752 2.15774 1.14505C2.19222 1.10147 2.23305 1.04304 2.29897 0.967C2.32412 0.934542 2.39631 0.85108 2.39317 0.793583C2.39317 0.771327 2.37123 0.761126 2.35547 0.775036C2.33353 0.793583 2.31158 0.803784 2.2927 0.814912C2.26135 0.83346 2.23932 0.837169 2.20476 0.826041C2.13258 0.803784 2.0698 0.738869 2.01643 0.687864C2.12317 0.695283 2.27702 0.630368 2.3775 0.583072C2.40885 0.568234 2.44027 0.554324 2.4717 0.535777L2.4717 0.535777C2.61301 0.456024 2.7323 0.290026 2.84845 0.162978C2.92698 0.0758065 2.98662 0.0108912 3.10277 0.00347235C3.29745 -0.00394654 3.489 -0.000237099 3.67741 0.0220196C3.89404 0.0470583 4.1138 0.101773 4.3211 0.191726C4.63193 0.333612 4.84856 0.558034 4.96157 0.843661C5.07153 1.12651 5.0778 1.47056 4.97106 1.83687C4.93649 1.95279 4.89566 2.11879 4.81399 2.20225C4.76689 2.24955 4.76376 2.13733 4.76376 2.10488C4.76376 2.01771 4.74181 1.94537 4.70411 1.88046C4.65074 1.78957 4.56915 1.72095 4.49376 1.64862C4.38701 1.53919 4.30221 1.45665 4.03535 1.60132C3.8909 1.67736 3.75586 1.73486 3.59575 1.76732C3.43563 1.8007 3.24722 1.8109 2.99916 1.8007C2.75111 1.79328 2.57531 1.79328 2.3869 1.86191" koffice:nodeTypes="ccccccccccccccccccccccccccccccccccccccccccccccccc"/>
          <draw:path draw:style-name="gr7" draw:id="shape579" draw:name="path1170" draw:layer="g3243" svg:width="5.04138073266pt" svg:height="4.02383018035pt" draw:transform="matrix(1.06388280000 0.00000000000 0.00000000000 1.06388280000 57.57787694169pt 36.23782859591pt)" svg:viewBox="0 0 5 4" svg:d="M2.38543 1.83889C2.19714 1.90745 1.99631 2.04457 1.69194 2.30492C1.19927 2.72185 1.13967 3.01833 1.1334 3.11932C1.1334 3.13785 1.1334 3.15916 1.13653 3.17769C1.16794 3.17398 1.19927 3.17398 1.23381 3.17769C1.30595 3.17769 1.42837 3.19159 1.58213 3.23884C1.72648 3.28238 1.82063 3.35465 1.91477 3.43063C1.98691 3.489 2.06539 3.55014 2.17207 3.6011C2.36663 3.69468 2.64586 3.76787 2.74627 3.78918C2.56119 3.99579 2.33836 4.04953 2.13127 4.0134C2.09046 4.00599 2.04652 3.99579 2.00884 3.98097C1.93357 3.95596 1.8677 3.91612 1.79548 3.87628C1.62607 3.77807 1.42524 3.65855 1.09886 3.58998C0.963987 3.56126 0.904301 3.54273 0.857308 3.53254C0.775692 3.5103 0.747416 3.49919 0.436778 3.47788C0.257963 3.46676 0.116742 3.42043 0.0445249 3.36206C0.000584246 3.32593 -0.0182131 3.27868 0.0225947 3.22494C0.0634026 3.17028 0.160683 3.11191 0.326967 3.06188C0.565468 2.98961 0.850962 2.82284 1.03612 2.5875C1.10513 2.50041 1.16168 2.39942 1.19614 2.28361L1.19614 2.28361L1.19614 2.28361C1.28089 1.98713 1.33109 1.89262 1.43151 1.79163C1.48798 1.73697 1.55072 1.68323 1.61354 1.63227C1.71708 1.54889 1.83003 1.47662 1.93357 1.38953C1.98691 1.34598 2.03399 1.29595 2.08106 1.23388C2.10612 1.20515 2.13127 1.17273 2.15633 1.14029C2.19087 1.09675 2.23168 1.03838 2.29755 0.962404C2.32269 0.929976 2.39483 0.84659 2.3917 0.792853C2.3917 0.770617 2.36977 0.759499 2.35402 0.774323L2.35402 0.774323C2.33209 0.792853 2.31008 0.803045 2.29128 0.814163C2.25995 0.832693 2.23794 0.835472 2.2034 0.825281C2.13127 0.803045 2.07166 0.738189 2.01519 0.687231C2.12187 0.694643 2.27562 0.629788 2.37603 0.582536C2.40736 0.567712 2.43877 0.553814 2.47018 0.535284L2.47018 0.535284C2.61132 0.455604 2.73061 0.289759 2.84669 0.162828C2.92517 0.0757368 2.98478 0.0108812 3.10085 0.00346915C3.29541 -0.00394291 3.48684 -0.000236881 3.67513 0.0219993C3.89163 0.047015 4.11125 0.100752 4.31521 0.19155C4.62593 0.332379 4.84242 0.55752 4.95536 0.842884C5.06517 1.12547 5.07152 1.46921 4.96476 1.83518C4.9303 1.95099 4.88949 2.11684 4.80787 2.19652C4.7608 2.24377 4.75767 2.13166 4.75767 2.09923C4.75767 2.01214 4.73574 1.93987 4.69806 1.87502C4.64472 1.78422 4.55997 1.71566 4.48784 1.64339C4.38116 1.53406 4.29641 1.45161 4.02971 1.59614C3.88536 1.67211 3.7504 1.72956 3.59039 1.76199C3.43037 1.79534 3.24207 1.80553 2.99417 1.79534C2.74314 1.78793 2.57059 1.78793 2.3823 1.85649L2.3823 1.85649Z" koffice:nodeTypes="ccccccccccccccccccccccccccccccccccccccccccccccccccccc"/>
          <draw:path draw:style-name="gr6" draw:id="shape580" draw:name="path1172" draw:layer="g3243" svg:width="0.59604840097pt" svg:height="0.33833810314pt" draw:transform="matrix(1.06388280000 0.00000000000 0.00000000000 1.06388280000 60.71405965887pt 37.05252073579pt)" svg:viewBox="0 0 1 0" svg:d="M0.00591699 0.271623C0.00591699 0.271623 -0.025363 0.150023 0.055917 0.127623C0.137117 0.109223 0.262157 0.074823 0.327757 0.068423C0.390237 0.062023 0.452717 0.034023 0.493357 0.015623C0.533997 -0.00357699 0.568397 -0.00677699 0.580877 0.015623C0.593357 0.037223 0.609037 0.130823 0.577757 0.174823C0.543357 0.218823 0.493357 0.299623 0.393357 0.312423C0.293357 0.324423 0.209037 0.330823 0.162157 0.337223C0.118397 0.340423 0.052717 0.337223 0.033997 0.321223C0.018397 0.306023 0.00903699 0.278023 0.00903699 0.278023" koffice:nodeTypes="cccccccccc"/>
          <draw:path draw:style-name="gr7" draw:id="shape581" draw:name="path1174" draw:layer="g3243" svg:width="0.59604840097pt" svg:height="0.33833810314pt" draw:transform="matrix(1.06388280000 0.00000000000 0.00000000000 1.06388280000 60.71737897321pt 37.05252073579pt)" svg:viewBox="0 0 1 0" svg:d="M0.00591699 0.271623C0.00591699 0.271623 -0.025363 0.150023 0.055917 0.127623C0.137117 0.109223 0.262157 0.074823 0.327757 0.068423C0.390237 0.062023 0.452797 0.034023 0.493357 0.015623C0.533997 -0.00357699 0.568397 -0.00677699 0.580877 0.015623C0.593357 0.037223 0.609037 0.130823 0.577757 0.174823C0.543357 0.218823 0.493357 0.299623 0.393357 0.312423C0.293357 0.324423 0.209037 0.330823 0.162157 0.337223C0.118397 0.340423 0.052797 0.337223 0.033997 0.321223C0.018397 0.306023 0.00903699 0.278023 0.00903699 0.278023L0.00903699 0.278023Z" koffice:nodeTypes="cccccccccccc"/>
          <draw:path draw:style-name="gr5" draw:id="shape582" draw:name="path1176" draw:layer="g3243" svg:width="0.54162414999pt" svg:height="0.25578081553pt" draw:transform="matrix(1.06388280000 0.00000000000 0.00000000000 1.06388280000 58.98800890530pt 36.90432717332pt)" svg:viewBox="0 0 1 0" svg:d="M0.000120584 0.000666585C-0.00217558 0.0734943 0.0277334 0.176262 0.140422 0.220363C0.393413 0.321513 0.568157 0.173025 0.538307 0.181117C0.411782 0.207821 0.294501 0.0892736 0.273777 0.0196827C0.184108 -0.000951808 0.092144 -0.0025702 0.00241675 0.00228498" koffice:nodeTypes="ccccc"/>
          <draw:path draw:style-name="gr7" draw:id="shape583" draw:name="path1178" draw:layer="g3243" svg:width="0.53802108937pt" svg:height="0.25578081553pt" draw:transform="matrix(1.06388280000 0.00000000000 0.00000000000 1.06388280000 58.98800890530pt 36.90432717332pt)" svg:viewBox="0 0 1 0" svg:d="M0.000120182 0.000666585C-0.00216833 0.0734943 0.027641 0.176262 0.139955 0.220363C0.392102 0.321513 0.566264 0.173025 0.534225 0.181117C0.408122 0.207821 0.291231 0.0892736 0.270576 0.0196827C0.181207 -0.000951808 0.0894898 -0.0025702 0.000120182 0.00228498L0.000120182 0.00228498Z" koffice:nodeTypes="ccccccc"/>
          <draw:path draw:style-name="gr5" draw:id="shape584" draw:name="path1180" draw:layer="g3243" svg:width="0.31301860504pt" svg:height="1.79774464000pt" draw:transform="matrix(1.06388280000 0.00000000000 0.00000000000 1.06388280000 56.86705624867pt 41.39446369984pt)" svg:viewBox="0 0 0 2" svg:d="M0.00174558 0.108337C0.00174558 0.0750848 0 0.0375424 0 0C0.015755 0.121208 0.0367019 0.217746 0.0611848 0.301412C0.0909044 0.40224 0.127651 0.485906 0.174827 0.578153C0.202801 0.842022 0.241293 1.12305 0.272758 1.34509C0.283231 1.42018 0.29375 1.49097 0.300732 1.54996C0.300732 1.54996 0.300732 1.54996 0.300732 1.54996C0.312951 1.65079 0.316442 1.72159 0.30946 1.76342C0.307714 1.78487 0.300732 1.79774 0.292004 1.79774C0.281486 1.79774 0.267521 1.79774 0.251766 1.78058C0.201055 1.72588 0.129397 1.58322 0.0734486 1.39872C0.071703 1.36976 0.0682119 1.33222 0.064676 1.29468C0.0611848 1.26142 0.0576936 1.21852 0.0524569 1.17669C0.0402378 1.06406 0.0314652 0.93856 0.0262285 0.80448C0.0209917 0.678981 0.015755 0.53632 0.0122638 0.397949C0.0105182 0.305702 0.00698232 0.209165 0.00523674 0.108337" koffice:nodeTypes="cccccccccccccccc"/>
          <draw:path draw:style-name="gr7" draw:id="shape585" draw:name="path1182" draw:layer="g3243" svg:width="0.31301860504pt" svg:height="1.79774464000pt" draw:transform="matrix(1.06388280000 0.00000000000 0.00000000000 1.06388280000 56.86705624867pt 41.39446369984pt)" svg:viewBox="0 0 0 2" svg:d="M0.00174558 0.108337C0.00174558 0.0750848 0 0.0375424 0 0C0.015755 0.121208 0.0367019 0.217746 0.0611848 0.301412C0.0909044 0.40224 0.127651 0.485906 0.174827 0.578153C0.202801 0.842022 0.241293 1.12305 0.272758 1.34509C0.283231 1.42018 0.29375 1.49097 0.300732 1.54996L0.300732 1.54996C0.300732 1.54996 0.300732 1.54996 0.300732 1.54996L0.300732 1.54996C0.312951 1.65079 0.316442 1.72159 0.30946 1.76342C0.307714 1.78487 0.300732 1.79774 0.292004 1.79774C0.281486 1.79774 0.267521 1.79774 0.251766 1.78058C0.201055 1.72588 0.129397 1.58322 0.0734486 1.39872C0.071703 1.36976 0.0682119 1.33222 0.064676 1.29468C0.0611848 1.26142 0.0576936 1.21852 0.0524569 1.17669C0.0402378 1.06406 0.0314652 0.93856 0.0262285 0.80448C0.0209917 0.678981 0.015755 0.53632 0.0122638 0.40224C0.0105182 0.309993 0.00698232 0.213455 0.00523674 0.112627L0.00523674 0.112627Z" koffice:nodeTypes="cccccccccccccccccccc"/>
          <draw:path draw:style-name="gr5" draw:id="shape586" draw:name="path1184" draw:layer="g3243" svg:width="0.28403801252pt" svg:height="1.52519903557pt" draw:transform="matrix(1.06388280000 0.00000000000 0.00000000000 1.06388280000 56.43818381434pt 41.64383782816pt)" svg:viewBox="0 0 0 2" svg:d="M0.199878 0.00395197C0.199878 0.0306277 0.201541 0.0573035 0.201541 0.0810153C0.204867 0.204514 0.208192 0.331965 0.214844 0.455464C0.219832 0.578963 0.228189 0.694558 0.241491 0.802249C0.278158 1.13421 0.289798 1.34663 0.281484 1.45432C0.278158 1.49681 0.273127 1.52052 0.26315 1.52447C0.253174 1.52842 0.239828 1.51657 0.221495 1.48199C0.1682 1.38516 0.0899197 1.14607 0 0.798297C0 0.794345 0 0.790393 0 0.790393C0 0.763717 0.00166281 0.73309 0.00332562 0.706414C0.00498843 0.67875 0.00498843 0.648122 0.00665124 0.617495C0.0116823 0.466332 0.0150079 0.300349 0.0150079 0.162031C0.0199964 0.188706 0.0249848 0.219334 0.031636 0.246998C0.054958 0.358641 0.0865941 0.451512 0.12825 0.497948C0.129912 0.497948 0.133238 0.500912 0.136564 0.500912C0.148246 0.504864 0.158223 0.490044 0.164874 0.455464C0.169863 0.431752 0.174894 0.393221 0.179882 0.342833C0.186533 0.257866 0.191522 0.142271 0.191522 0" koffice:nodeTypes="cccccccccccccccccc"/>
          <draw:path draw:style-name="gr7" draw:id="shape587" draw:name="path1186" draw:layer="g3243" svg:width="0.28403801252pt" svg:height="1.52519903557pt" draw:transform="matrix(1.06388280000 0.00000000000 0.00000000000 1.06388280000 56.43818381434pt 41.64383782816pt)" svg:viewBox="0 0 0 2" svg:d="M0.199878 0.00395197C0.199878 0.0306277 0.201541 0.0573035 0.201541 0.0810153C0.204867 0.204514 0.208192 0.331965 0.214844 0.455464C0.219832 0.578963 0.228189 0.694558 0.241491 0.802249C0.278158 1.13421 0.289798 1.34663 0.281484 1.45432C0.278158 1.49681 0.273127 1.52052 0.26315 1.52447C0.253174 1.52842 0.239828 1.51657 0.221495 1.48199C0.1682 1.38516 0.0899197 1.14607 0 0.798297C0 0.794345 0 0.790393 0 0.790393C0 0.763717 0.00166281 0.73309 0.00332562 0.706414C0.00498843 0.67875 0.00498843 0.648122 0.00665124 0.617495C0.0116823 0.466332 0.0150079 0.300349 0.0150079 0.162031C0.0199964 0.188706 0.0249848 0.219334 0.031636 0.246998C0.054958 0.358641 0.0865941 0.451512 0.12825 0.497948C0.129912 0.497948 0.133238 0.500912 0.136564 0.500912C0.148246 0.504864 0.158223 0.490044 0.164874 0.455464C0.169863 0.431752 0.174894 0.393221 0.179882 0.342833C0.186533 0.257866 0.191522 0.142271 0.191522 0L0.191522 0Z" koffice:nodeTypes="cccccccccccccccccccc"/>
          <draw:path draw:style-name="gr5" draw:id="shape588" draw:name="path1188" draw:layer="g3243" svg:width="0.25944760960pt" svg:height="1.64369608182pt" draw:transform="matrix(1.06388280000 0.00000000000 0.00000000000 1.06388280000 55.88964584266pt 41.06168116000pt)" svg:viewBox="0 0 0 2" svg:d="M0.259448 0.501145C0.259448 0.518551 0.259448 0.538133 0.259448 0.555539C0.259448 0.57222 0.259448 0.592527 0.259448 0.609207C0.259448 0.612108 0.259448 0.61791 0.259448 0.622987C0.259448 0.646195 0.259448 0.668677 0.259448 0.696962C0.259448 0.719445 0.259448 0.747729 0.257858 0.773838C0.25468 0.903657 0.248282 1.04508 0.237158 1.14734C0.203744 1.49328 0.173508 1.65139 0.140054 1.64341C0.10505 1.63471 0.0620604 1.45049 0.0015892 1.11325C0.0015892 1.11035 0.0015892 1.10745 0 1.10237C0 1.10237 0 1.09947 0 1.09657L0 1.09657C0 1.09657 0 1.09657 0 1.09657L0 1.09657C0.00317841 1.07627 0.00635681 1.05668 0.00953522 1.0371C0.0127136 1.0168 0.015892 0.997214 0.0174812 0.974732C0.0318248 0.86667 0.04136 0.747729 0.0445384 0.625888C0.0445384 0.597603 0.0461684 0.563517 0.0461684 0.530155C0.0461684 0.512749 0.0461684 0.493168 0.0477576 0.472861C0.0493468 0.475762 0.0541144 0.481564 0.0572928 0.484465C0.0716364 0.501145 0.08435 0.493168 0.0986936 0.459081C0.117764 0.408314 0.144821 0.283571 0.19099 0.0623712C0.194168 0.0427896 0.198976 0.0224826 0.203744 0C0.210101 0.116039 0.221225 0.325636 0.251502 0.509848" koffice:nodeTypes="cccccccccccccccccccccccc"/>
          <draw:path draw:style-name="gr7" draw:id="shape589" draw:name="path1190" draw:layer="g3243" svg:width="0.25944760960pt" svg:height="1.64369608182pt" draw:transform="matrix(1.06388280000 0.00000000000 0.00000000000 1.06388280000 55.88964584266pt 41.06168116000pt)" svg:viewBox="0 0 0 2" svg:d="M0.259448 0.501145C0.259448 0.518551 0.259448 0.538133 0.259448 0.555539C0.259448 0.57222 0.259448 0.592527 0.259448 0.609207C0.259448 0.612108 0.259448 0.61791 0.259448 0.622987C0.259448 0.646195 0.259448 0.668677 0.259448 0.696962C0.259448 0.719445 0.259448 0.747729 0.257858 0.773838C0.25468 0.903657 0.248282 1.04508 0.237158 1.14734C0.203744 1.49328 0.173508 1.65139 0.140054 1.64341C0.10505 1.63471 0.0620604 1.45049 0.0015892 1.11325L0.0015892 1.11325C0.0015892 1.11035 0.0015892 1.10745 0 1.10237L0 1.10237C0 1.10237 0 1.09947 0 1.09657L0 1.09657L0 1.09657C0 1.09657 0 1.09657 0 1.09657L0 1.09657C0.00317841 1.07627 0.00635681 1.05668 0.00953522 1.0371C0.0127136 1.0168 0.015892 0.997214 0.0174812 0.974732C0.0318248 0.86667 0.04136 0.747729 0.0445384 0.625888C0.0445384 0.597603 0.0461684 0.563517 0.0461684 0.530155C0.0461684 0.512749 0.0461684 0.493168 0.0477576 0.472861C0.0493468 0.475762 0.0541144 0.481564 0.0572928 0.484465C0.0716364 0.501145 0.08435 0.493168 0.0986936 0.459081C0.117764 0.408314 0.144821 0.283571 0.19099 0.0623712C0.194168 0.0427896 0.198976 0.0224826 0.203744 0C0.210101 0.116039 0.221225 0.325636 0.251502 0.509848L0.251502 0.509848Z" koffice:nodeTypes="ccccccccccccccccccccccccccccc"/>
          <draw:path draw:style-name="gr5" draw:id="shape590" draw:name="path1192" draw:layer="g3243" svg:width="0.29907773440pt" svg:height="2.23738272779pt" draw:transform="matrix(1.06388280000 0.00000000000 0.00000000000 1.06388280000 55.37430101434pt 40.64634131488pt)" svg:viewBox="0 0 0 2" svg:d="M0.292253 0C0.292253 0.00338458 0.292253 0.00676917 0.292253 0.0101537C0.287134 0.0592302 0.280265 0.109153 0.275146 0.161614C0.247802 0.433227 0.235858 0.747147 0.299078 0.90876C0.299078 0.945145 0.299078 0.981529 0.297371 1.01791C0.297371 1.0543 0.295665 1.09407 0.295665 1.13045C0.295665 1.13045 0.295665 1.13045 0.295665 1.13384C0.295665 1.16007 0.293959 1.1863 0.293959 1.21253C0.293959 1.2396 0.292253 1.26583 0.290546 1.29206C0.281971 1.42406 0.266615 1.55352 0.247802 1.67198C0.184583 2.05275 0.13672 2.24398 0.100845 2.23721C0.0666756 2.23382 0.0341691 2.03583 0 1.64237C0.00341253 1.62291 0.00682506 1.6026 0.0102376 1.57975C0.0136939 1.56029 0.0171064 1.5366 0.0222252 1.51037C0.0410379 1.38768 0.0563943 1.24891 0.0649256 1.1203C0.0700881 1.03399 0.0752069 0.934991 0.0803257 0.829223C0.0837383 0.730224 0.0888571 0.637994 0.0939759 0.544918C0.109376 0.544918 0.131601 0.522072 0.160651 0.445919C0.189702 0.366381 0.232446 0.227613 0.292253 1.20245e-14" koffice:nodeTypes="ccccccccccccccccccc"/>
          <draw:path draw:style-name="gr7" draw:id="shape591" draw:name="path1194" draw:layer="g3243" svg:width="0.29567493760pt" svg:height="2.23738272779pt" draw:transform="matrix(1.06388280000 0.00000000000 0.00000000000 1.06388280000 55.37762032867pt 40.64634131488pt)" svg:viewBox="0 0 0 2" svg:d="M0.288889 0C0.288889 0.00338458 0.288889 0.00676917 0.288889 0.0101537C0.283799 0.0592302 0.27697 0.109153 0.27188 0.161614C0.244692 0.433227 0.232816 0.747147 0.295675 0.90876C0.295675 0.945145 0.295675 0.981529 0.293978 1.01791C0.293978 1.0543 0.292282 1.09407 0.292282 1.13045C0.292282 1.13045 0.292282 1.13045 0.292282 1.13384C0.292282 1.16007 0.290585 1.1863 0.290585 1.21253C0.290585 1.2396 0.288889 1.26583 0.287192 1.29206C0.278666 1.42406 0.263397 1.55352 0.244692 1.67198C0.181833 2.05275 0.134243 2.24398 0.100269 2.23721C0.0662952 2.23382 0.0339741 2.03583 0 1.64237C0.00339306 1.62291 0.00678612 1.6026 0.0102227 1.57975C0.0136158 1.56029 0.0170088 1.5366 0.0220984 1.51037C0.0408038 1.38768 0.0560725 1.24891 0.0645987 1.1203L0.0645987 1.1203C0.0696883 1.03399 0.0747779 0.934991 0.0798675 0.829223C0.0832605 0.730224 0.0883501 0.637994 0.0934832 0.544918C0.108752 0.544918 0.13085 0.522072 0.159735 0.445919C0.188619 0.366381 0.23112 0.227613 0.290585 1.20245e-14L0.290585 1.20245e-14Z" koffice:nodeTypes="cccccccccccccccccccccc"/>
          <draw:path draw:style-name="gr5" draw:id="shape592" draw:name="path1196" draw:layer="g3243" svg:width="0.38281443840pt" svg:height="1.81108512000pt" draw:transform="matrix(1.06388280000 0.00000000000 0.00000000000 1.06388280000 54.83572098566pt 40.82592473152pt)" svg:viewBox="0 0 0 2" svg:d="M0.092808 1.81109C0.0560808 1.7989 0.0270752 1.61467 0 1.26982C0.0290056 1.17466 0.0580112 1.06122 0.0792952 0.942465C0.083156 0.92191 0.0870168 0.897549 0.0889472 0.873949C0.0908776 0.853395 0.0947384 0.829795 0.0966688 0.805434L0.0966688 0.805434C0.110182 0.680584 0.125674 0.538225 0.141167 0.389014C0.143098 0.362369 0.146958 0.332679 0.148889 0.306035C0.15275 0.270254 0.15468 0.2497 0.15661 0.231429C0.187546 0.216965 0.231995 0.165959 0.278424 0.103534C0.301638 0.0738442 0.326783 0.0357802 0.351878 0C0.342226 0.0441542 0.334505 0.0982051 0.338366 0.151495C0.338366 0.175094 0.342226 0.198694 0.348018 0.2261C0.351878 0.2497 0.35965 0.276345 0.371232 0.302989C0.373162 0.30908 0.375093 0.31517 0.378954 0.32126C0.380884 0.32126 0.380884 0.324305 0.382814 0.326589C0.378954 0.421749 0.373162 0.514625 0.367371 0.59456C0.36158 0.683629 0.355739 0.769654 0.349948 0.853395C0.340296 0.9752 0.320942 1.10918 0.295798 1.2249C0.291937 1.24545 0.286146 1.26982 0.282285 1.29037C0.278424 1.31092 0.272633 1.33224 0.266842 1.34975L0.266842 1.34975C0.181755 1.67101 0.125674 1.81946 0.0889472 1.80804" koffice:nodeTypes="ccccccccccccccccccccccc"/>
          <draw:path draw:style-name="gr7" draw:id="shape593" draw:name="path1198" draw:layer="g3243" svg:width="0.38281443840pt" svg:height="1.81108512000pt" draw:transform="matrix(1.06388280000 0.00000000000 0.00000000000 1.06388280000 54.83572098566pt 40.82592473152pt)" svg:viewBox="0 0 0 2" svg:d="M0.092808 1.81109C0.0560808 1.7989 0.0270752 1.61467 0 1.26982C0.0290056 1.17466 0.0580112 1.06122 0.0792952 0.942465C0.083156 0.92191 0.0870168 0.897549 0.0889472 0.873949C0.0908776 0.853395 0.0947384 0.829795 0.0966688 0.805434L0.0966688 0.805434L0.0966688 0.805434L0.0966688 0.805434C0.110182 0.680584 0.125674 0.538225 0.141167 0.389014L0.141167 0.389014C0.143098 0.362369 0.146958 0.332679 0.148889 0.306035C0.15275 0.270254 0.15468 0.2497 0.15661 0.231429C0.187546 0.216965 0.231995 0.165959 0.278424 0.103534C0.301638 0.0738442 0.326783 0.0357802 0.351878 0C0.342226 0.0441542 0.334505 0.0982051 0.338366 0.151495C0.338366 0.175094 0.342226 0.198694 0.348018 0.2261C0.351878 0.2497 0.35965 0.276345 0.371232 0.302989L0.371232 0.302989L0.371232 0.302989C0.373162 0.30908 0.375093 0.31517 0.378954 0.32126L0.378954 0.32126C0.380884 0.32126 0.380884 0.324305 0.382814 0.326589C0.378954 0.421749 0.373162 0.514625 0.367371 0.59456C0.36158 0.683629 0.355739 0.769654 0.349948 0.853395C0.340296 0.9752 0.320942 1.10918 0.295798 1.2249C0.291937 1.24545 0.286146 1.26982 0.282285 1.29037C0.278424 1.31092 0.272633 1.33224 0.266842 1.34975L0.266842 1.34975L0.266842 1.34975L0.266842 1.34975C0.181755 1.67101 0.125674 1.8225 0.0889472 1.80804L0.0889472 1.80804Z" koffice:nodeTypes="ccccccccccccccccccccccccccccccccc"/>
          <draw:path draw:style-name="gr5" draw:id="shape594" draw:name="path1200" draw:layer="g3243" svg:width="0.58614336000pt" svg:height="2.22396762522pt" draw:transform="matrix(1.06388280000 0.00000000000 0.00000000000 1.06388280000 54.34369646832pt 40.47697117312pt)" svg:viewBox="0 0 1 2" svg:d="M0.586143 0L0.586143 0.00927966C0.576589 0.0295262 0.564584 0.0523035 0.552641 0.0750809C0.543086 0.0987018 0.533531 0.121479 0.523915 0.147631C0.476081 0.273328 0.454583 0.411679 0.480858 0.543282C0.485635 0.563528 0.492863 0.579557 0.507195 0.586306C0.511972 0.58968 0.516749 0.58968 0.523915 0.58968C0.521527 0.619206 0.519138 0.648732 0.516749 0.655481C0.514361 0.685007 0.509583 0.717908 0.507195 0.747434C0.490413 0.909406 0.471303 1.06716 0.452194 1.20551L0.452194 1.20551C0.449744 1.22913 0.444967 1.25528 0.440189 1.28481L0.440189 1.28481C0.437801 1.30759 0.430635 1.33796 0.425857 1.36411C0.399521 1.49909 0.361241 1.63406 0.320572 1.74289C0.215287 2.03984 0.143504 2.21446 0.0956694 2.22374C0.0550007 2.23049 0.0262754 2.08539 0 1.74289C0.00716602 1.72349 0.014332 1.69986 0.0238867 1.67709C0.0310527 1.65431 0.0406687 1.62394 0.0478347 1.59779C0.090892 1.45269 0.133949 1.27469 0.174618 1.06716C0.210509 0.885785 0.241623 0.728031 0.270349 0.58968C0.296624 0.454703 0.322961 0.335755 0.342131 0.230304C0.349297 0.22693 0.354075 0.223555 0.361241 0.220181C0.368407 0.216807 0.378023 0.210901 0.387577 0.204152C0.433023 0.171252 0.480858 0.124854 0.528754 0.0658012C0.533531 0.0590524 0.538309 0.0556779 0.538309 0.0523035C0.547863 0.0388058 0.547863 0.0421803 0.547863 0.0388058C0.557418 0.0295262 0.566973 0.0160285 0.578977 0.00337442" koffice:nodeTypes="cccccccccccccccccccccccccccc"/>
          <draw:path draw:style-name="gr7" draw:id="shape595" draw:name="path1202" draw:layer="g3243" svg:width="0.58614336000pt" svg:height="2.21722390407pt" draw:transform="matrix(1.06388280000 0.00000000000 0.00000000000 1.06388280000 54.34369646832pt 40.47697117312pt)" svg:viewBox="0 0 1 2" svg:d="M0.586143 3.59105e-14L0.586143 0.00926558C0.576589 0.0294814 0.564584 0.0522242 0.552641 0.0749669C0.543086 0.098552 0.533531 0.121295 0.523915 0.147407C0.476081 0.272913 0.454583 0.411055 0.480858 0.542457C0.485635 0.562673 0.492863 0.578677 0.507195 0.585416C0.511972 0.588785 0.516749 0.588785 0.523915 0.588785C0.521527 0.618267 0.519138 0.647748 0.516749 0.654487C0.514361 0.683968 0.509583 0.716819 0.507195 0.7463C0.490413 0.908027 0.471303 1.06554 0.452194 1.20368L0.452194 1.20368L0.452194 1.20368L0.452194 1.20368C0.449744 1.22727 0.444967 1.25338 0.440189 1.28286L0.440189 1.28286C0.437801 1.3056 0.430635 1.33593 0.425857 1.36204C0.399521 1.49681 0.361241 1.63158 0.320572 1.73687C0.215287 2.03337 0.143504 2.20773 0.0956694 2.217C0.0550007 2.22374 0.0262754 2.07886 0 1.73687C0.00716602 1.7175 0.014332 1.69392 0.0238867 1.67117C0.0310527 1.64843 0.0406687 1.61811 0.0478347 1.59199C0.090892 1.44711 0.133949 1.26938 0.174618 1.06217C0.210509 0.881072 0.241623 0.723557 0.270349 0.585416C0.296624 0.450644 0.322961 0.331876 0.342131 0.226585C0.349297 0.223216 0.354075 0.219847 0.361241 0.216478C0.368407 0.213951 0.378023 0.207212 0.387577 0.200473C0.433023 0.167623 0.480858 0.121295 0.528754 0.0623321L0.528754 0.0623321C0.533531 0.0555935 0.538309 0.0522242 0.538309 0.0488549L0.538309 0.0488549C0.547863 0.03622 0.547863 0.038747 0.547863 0.03622C0.557418 0.0261121 0.566973 0.0126349 0.578977 0L0.578977 0Z" koffice:nodeTypes="cccccccccccccccccccccccccccccccccc"/>
          <draw:path draw:style-name="gr5" draw:id="shape596" draw:name="path1204" draw:layer="g3243" svg:width="0.64843714573pt" svg:height="1.20911513268pt" draw:transform="matrix(1.06388280000 0.00000000000 0.00000000000 1.06388280000 53.53355406682pt 42.32216950144pt)" svg:viewBox="0 0 1 1" svg:d="M0.648437 0.301061C0.64586 0.317855 0.638323 0.339626 0.633298 0.364507C0.625761 0.398097 0.620736 0.419868 0.615712 0.437285L0.615712 0.437285C0.603085 0.483315 0.590523 0.529344 0.575449 0.572886C0.562822 0.614562 0.545236 0.655616 0.530161 0.694803C0.447123 0.888876 0.351459 1.01764 0.260884 1.08357C0.104857 1.1974 0.0318688 1.22664 0.00925718 1.19989C-0.033518 1.14639 0.0796688 0.89634 0.190408 0.648774C0.248322 0.520014 0.308684 0.388767 0.346434 0.284266L0.346434 0.284266C0.346434 0.281778 0.348946 0.276802 0.348946 0.274314C0.348946 0.271826 0.346434 0.27929 0.351459 0.264361L0.351459 0.264361C0.356484 0.247567 0.364085 0.228284 0.371622 0.206513C0.384184 0.199048 0.399259 0.189096 0.414398 0.174789C0.429472 0.162349 0.449636 0.148042 0.469735 0.130626C0.47476 0.126271 0.482297 0.121295 0.487386 0.113831C0.492411 0.108855 0.499948 0.102012 0.504973 0.094548C0.527649 0.070289 0.55026 0.0360775 0.572936 0C0.580474 0.0727771 0.590523 0.133114 0.603085 0.182254C0.613199 0.235126 0.628274 0.276802 0.643348 0.301061" koffice:nodeTypes="cccccccccccccccccccccc"/>
          <draw:path draw:style-name="gr7" draw:id="shape597" draw:name="path1206" draw:layer="g3243" svg:width="0.64843714573pt" svg:height="1.20911513268pt" draw:transform="matrix(1.06388280000 0.00000000000 0.00000000000 1.06388280000 53.53687338116pt 42.32216950144pt)" svg:viewBox="0 0 1 1" svg:d="M0.648437 0.301061C0.645925 0.317855 0.638323 0.339626 0.633298 0.364507C0.625761 0.398097 0.620736 0.419868 0.615712 0.437285L0.615712 0.437285C0.60315 0.483315 0.590523 0.529344 0.575449 0.572886C0.562822 0.614562 0.545236 0.655616 0.530161 0.694803C0.447123 0.888876 0.351459 1.01515 0.260884 1.08357C0.104857 1.1974 0.0318688 1.22664 0.00925718 1.19989C-0.033518 1.14639 0.0796688 0.89634 0.190408 0.648774C0.248322 0.520014 0.308684 0.388767 0.346434 0.284266L0.346434 0.284266L0.346434 0.284266L0.346434 0.284266C0.346434 0.281778 0.348946 0.276802 0.348946 0.274314C0.348946 0.271826 0.346434 0.27929 0.351459 0.264361L0.351459 0.264361C0.356484 0.247567 0.364085 0.228284 0.371622 0.206513C0.384184 0.199048 0.399259 0.189096 0.414398 0.174789C0.429472 0.162349 0.449636 0.148042 0.469735 0.130626L0.469735 0.130626L0.469735 0.130626C0.47476 0.126271 0.482297 0.121295 0.487386 0.113831C0.492411 0.108855 0.499948 0.102012 0.504973 0.094548L0.504973 0.094548C0.527649 0.070289 0.55026 0.0360775 0.572936 0C0.580474 0.0727771 0.590523 0.133114 0.60315 0.182254C0.613199 0.235126 0.628274 0.276802 0.643348 0.301061L0.643348 0.301061Z" koffice:nodeTypes="ccccccccccccccccccccccccccccc"/>
          <draw:path draw:style-name="gr5" draw:id="shape598" draw:name="path1208" draw:layer="g3243" svg:width="0.78523848626pt" svg:height="1.57570473598pt" draw:transform="matrix(1.06388280000 0.00000000000 0.00000000000 1.06388280000 53.82982334468pt 40.73570747008pt)" svg:viewBox="0 0 1 2" svg:d="M0.782474 0C0.760285 0.0809501 0.735402 0.171841 0.704919 0.277645C0.652318 0.463688 0.605246 0.651861 0.54981 0.837904C0.535986 0.88477 0.519397 0.932346 0.505503 0.979212C0.428019 1.20715 0.34217 1.36763 0.256321 1.4429C0.0818584 1.59486 0.00983318 1.60338 0.00153893 1.53379C-0.00952004 1.45071 0.0403163 1.27319 0.109506 1.08786L0.109506 1.08786C0.220309 0.788198 0.350464 0.377767 0.455667 0.0504163C0.458431 0.0418952 0.458431 0.0333742 0.463961 0.0248531C0.463961 0.0248531 0.463961 0.0248531 0.463961 0.0248531C0.55541 0.0610676 0.704919 0.0305338 0.785238 0.00284035" koffice:nodeTypes="cccccccccccc"/>
          <draw:path draw:style-name="gr7" draw:id="shape599" draw:name="path1210" draw:layer="g3243" svg:width="0.78523848626pt" svg:height="1.57036184179pt" draw:transform="matrix(1.06388280000 0.00000000000 0.00000000000 1.06388280000 53.82982334468pt 40.73570747008pt)" svg:viewBox="0 0 1 2" svg:d="M0.782474 0C0.760285 0.0808127 0.735402 0.17155 0.704919 0.274338C0.652318 0.460065 0.605246 0.64792 0.54981 0.833647C0.535986 0.880433 0.519397 0.927928 0.505503 0.974715C0.428019 1.20227 0.34217 1.36247 0.256321 1.43762C0.0818584 1.58932 0.00983318 1.59782 0.00153893 1.52906C-0.00952004 1.44541 0.0403163 1.27103 0.109506 1.08317L0.109506 1.08317L0.109506 1.08317C0.220309 0.784025 0.350464 0.37429 0.455667 0.0474952C0.458431 0.0389886 0.458431 0.030482 0.463961 0.0226843C0.463961 0.0226843 0.463961 0.0226843 0.463961 0.0226843L0.463961 0.0226843C0.55541 0.0581284 0.704919 0.0276465 0.785238 1.00739e-14L0.785238 1.00739e-14Z" koffice:nodeTypes="cccccccccccccccc"/>
          <draw:path draw:style-name="gr5" draw:id="shape600" draw:name="path1212" draw:layer="g3243" svg:width="0.50762775040pt" svg:height="1.37125429785pt" draw:transform="matrix(1.06388280000 0.00000000000 0.00000000000 1.06388280000 54.14419716566pt 42.31195622656pt)" svg:viewBox="0 0 1 1" svg:d="M0.189235 0.359695C0.21819 0.382879 0.251591 0.362344 0.291661 0.302726C0.329508 0.243108 0.378526 0.139771 0.438603 0C0.447494 0.088102 0.458666 0.162956 0.467558 0.227873C0.478673 0.297427 0.49429 0.354395 0.507628 0.390828C0.503182 0.419312 0.498736 0.450446 0.49429 0.480918C0.489844 0.512051 0.485398 0.545835 0.478673 0.571669L0.478673 0.571669C0.47645 0.589555 0.472004 0.610752 0.467558 0.633937C0.463112 0.651822 0.458666 0.672357 0.451997 0.696204C0.423042 0.802192 0.382972 0.908179 0.342902 0.993631C0.229305 1.22879 0.155834 1.36591 0.104649 1.37121C0.0601333 1.37386 0.0289552 1.25463 0 0.973096C0 0.970447 0 0.967797 0 0.965147L0 0.962497C0.00666881 0.949249 0.0155606 0.931364 0.0222864 0.913478C0.0289552 0.89758 0.0378469 0.877045 0.0467387 0.85651C0.0890315 0.753173 0.129158 0.628637 0.16028 0.480918C0.167005 0.447796 0.173674 0.416663 0.175897 0.403414C0.17812 0.390828 0.180343 0.37493 0.184789 0.359695" koffice:nodeTypes="cccccccccccccccccccc"/>
          <draw:path draw:style-name="gr7" draw:id="shape601" draw:name="path1214" draw:layer="g3243" svg:width="0.50762775040pt" svg:height="1.36596005110pt" draw:transform="matrix(1.06388280000 0.00000000000 0.00000000000 1.06388280000 54.14419716566pt 42.31195622656pt)" svg:viewBox="0 0 1 1" svg:d="M0.189235 0.358999C0.21819 0.382139 0.251591 0.361644 0.291661 0.302141C0.329508 0.242639 0.378526 0.139501 0.438603 0C0.447494 0.0879317 0.458666 0.162641 0.467558 0.227432C0.478673 0.296852 0.49429 0.35371 0.507628 0.390073C0.503182 0.418502 0.498736 0.449576 0.49429 0.479988C0.489844 0.511062 0.485398 0.54478 0.478673 0.570565L0.478673 0.570565L0.478673 0.570565L0.478673 0.570565C0.47645 0.588415 0.472004 0.609572 0.467558 0.632712L0.467558 0.632712C0.463112 0.650563 0.458666 0.671058 0.451997 0.694859C0.423042 0.800642 0.382972 0.906424 0.342902 0.989067C0.229305 1.22377 0.155834 1.36063 0.104649 1.36592C0.0601333 1.36856 0.0289552 1.24956 0 0.968571L0 0.968571C0 0.965927 0 0.963282 0 0.960638L0 0.960638L0 0.960638L0 0.957993C0.00666881 0.945431 0.0155606 0.926919 0.0222864 0.909069C0.0289552 0.893201 0.0378469 0.872706 0.0467387 0.852211C0.0890315 0.749073 0.129158 0.624778 0.16028 0.477344C0.167005 0.444287 0.173674 0.413213 0.175897 0.39999C0.17812 0.387429 0.180343 0.371561 0.184789 0.356355L0.184789 0.356355Z" koffice:nodeTypes="cccccccccccccccccccccccccccc"/>
          <draw:path draw:style-name="gr5" draw:id="shape602" draw:name="path1216" draw:layer="g3243" svg:width="0.47257375360pt" svg:height="1.43040555834pt" draw:transform="matrix(1.06388280000 0.00000000000 0.00000000000 1.06388280000 54.71273613398pt 42.39196021312pt)" svg:viewBox="0 0 0 1" svg:d="M0.431767 0.707679C0.412464 0.819311 0.380237 0.930266 0.345865 1.02228C0.240604 1.30779 0.16757 1.44242 0.11813 1.42957C0.068744 1.41603 0.034372 1.25501 0 0.945827C0.00643444 0.932296 0.0128689 0.916735 0.0193033 0.898468C0.0257378 0.882231 0.0322272 0.863964 0.0386616 0.845697C0.0730336 0.747596 0.103116 0.639347 0.122419 0.533804C0.126709 0.507418 0.130999 0.478326 0.135343 0.45194C0.137488 0.43029 0.141778 0.406611 0.146067 0.382931C0.174005 0.424878 0.210522 0.412023 0.253473 0.343015C0.292135 0.282801 0.339375 0.166433 0.395251 0C0.405975 0.0791572 0.416754 0.147489 0.429623 0.20838C0.442546 0.277388 0.45756 0.332866 0.472574 0.3694C0.472574 0.380225 0.470429 0.393756 0.468284 0.403905C0.46185 0.462089 0.455415 0.520273 0.448981 0.57575L0.448981 0.57575C0.444691 0.618373 0.438202 0.663026 0.429623 0.705649" koffice:nodeTypes="ccccccccccccccccc"/>
          <draw:path draw:style-name="gr7" draw:id="shape603" draw:name="path1218" draw:layer="g3243" svg:width="0.47257375360pt" svg:height="1.43040555834pt" draw:transform="matrix(1.06388280000 0.00000000000 0.00000000000 1.06388280000 54.71273613398pt 42.39196021312pt)" svg:viewBox="0 0 0 1" svg:d="M0.431767 0.707679C0.412464 0.819311 0.380237 0.932296 0.345865 1.02228C0.240604 1.30779 0.16757 1.44242 0.11813 1.42957C0.068744 1.41603 0.034372 1.25501 0 0.945827C0.00643444 0.932296 0.0128689 0.916735 0.0193033 0.898468C0.0257378 0.882231 0.0322272 0.863964 0.0386616 0.845697C0.0730336 0.750302 0.105261 0.639347 0.122419 0.533804C0.126709 0.507418 0.130999 0.478326 0.135343 0.45194C0.137488 0.43029 0.141778 0.406611 0.146067 0.382931C0.174005 0.424878 0.210522 0.412023 0.253473 0.343015C0.292135 0.282801 0.339375 0.166433 0.395251 0C0.405975 0.0791572 0.416754 0.147489 0.429623 0.205673C0.442546 0.274682 0.45756 0.33016 0.472574 0.367371C0.472574 0.377519 0.470429 0.39105 0.468284 0.401198C0.46185 0.459382 0.455415 0.517566 0.448981 0.573044L0.448981 0.573044C0.444691 0.615667 0.438202 0.66032 0.429623 0.702943L0.429623 0.702943Z" koffice:nodeTypes="ccccccccccccccccccc"/>
          <draw:path draw:style-name="gr5" draw:id="shape604" draw:name="path1220" draw:layer="g3243" svg:width="0.39851443840pt" svg:height="1.46027922026pt" draw:transform="matrix(1.06388280000 0.00000000000 0.00000000000 1.06388280000 55.31446824566pt 42.42515335648pt)" svg:viewBox="0 0 0 1" svg:d="M0.398514 0.28027C0.398514 0.328121 0.396494 0.378706 0.394525 0.427241C0.394525 0.472358 0.392555 0.520209 0.390586 0.566009L0.390586 0.568743C0.390586 0.589934 0.388616 0.611126 0.388616 0.632317C0.386646 0.654191 0.386646 0.675383 0.382707 0.696574C0.372859 0.805947 0.353113 0.910536 0.327458 1.0035C0.244634 1.31112 0.183475 1.46561 0.134134 1.46014C0.0868136 1.4574 0.0453512 1.29745 0 0.979578C0.0177263 0.918056 0.0355032 0.851748 0.0513104 0.776553C0.0670672 0.704777 0.0808543 0.630266 0.0868136 0.555072L0.0868136 0.555072C0.0907528 0.501752 0.0966616 0.445698 0.10454 0.386909C0.134134 0.440229 0.167668 0.43476 0.205141 0.371187C0.238725 0.309664 0.278167 0.186619 0.325488 0C0.337356 0.0505853 0.349174 0.0984363 0.360991 0.144237C0.372859 0.192088 0.386646 0.239939 0.398514 0.277536" koffice:nodeTypes="ccccccccccccccccc"/>
          <draw:path draw:style-name="gr7" draw:id="shape605" draw:name="path1222" draw:layer="g3243" svg:width="0.39851443840pt" svg:height="1.46027922026pt" draw:transform="matrix(1.06388280000 0.00000000000 0.00000000000 1.06388280000 55.31446824566pt 42.42515335648pt)" svg:viewBox="0 0 0 1" svg:d="M0.398514 0.28027C0.398514 0.328121 0.396494 0.375972 0.394525 0.427241L0.394525 0.427241C0.394525 0.472358 0.392555 0.520209 0.390586 0.566009L0.390586 0.568743C0.390586 0.589934 0.388616 0.611126 0.388616 0.632317C0.386646 0.654191 0.386646 0.675383 0.382707 0.696574C0.372859 0.803213 0.353113 0.910536 0.327458 1.0035C0.244634 1.31112 0.183475 1.46561 0.134134 1.46014C0.0868136 1.4574 0.0453512 1.29745 0 0.979578C0.0177263 0.918056 0.0355032 0.851748 0.0513104 0.776553C0.0670672 0.704777 0.0808543 0.630266 0.0868136 0.555072L0.0868136 0.555072C0.0907528 0.504486 0.0966616 0.445698 0.10454 0.386909C0.134134 0.440229 0.167668 0.43476 0.205141 0.371187C0.238725 0.309664 0.278167 0.186619 0.325488 0C0.337356 0.0505853 0.349174 0.0984363 0.360991 0.144237C0.372859 0.192088 0.386646 0.239939 0.398514 0.277536L0.398514 0.277536Z" koffice:nodeTypes="cccccccccccccccccccc"/>
          <draw:path draw:style-name="gr5" draw:id="shape606" draw:name="path1224" draw:layer="g3243" svg:width="0.33226789227pt" svg:height="1.62643895247pt" draw:transform="matrix(1.06388280000 0.00000000000 0.00000000000 1.06388280000 55.90808647990pt 42.41494008160pt)" svg:viewBox="0 0 0 2" svg:d="M0.32323 0.0930644L0.32323 0.101722C0.32323 0.124086 0.32323 0.149336 0.325028 0.174586C0.325028 0.199836 0.325028 0.222922 0.326826 0.248172C0.328625 0.369372 0.330469 0.490572 0.332268 0.597344C0.332268 0.600229 0.332268 0.603115 0.332268 0.608886C0.332268 0.631251 0.332268 0.656501 0.332268 0.681751C0.332268 0.704837 0.332268 0.730087 0.330469 0.758222C0.326826 0.887358 0.317834 1.02876 0.305245 1.13264C0.26199 1.47677 0.222378 1.63476 0.179123 1.6261C0.134115 1.61456 0.0764728 1.43132 0.000799312 1.09874C0.000799312 1.09874 0.000799312 1.09585 0.000799312 1.09369L0.000799312 1.09369C0.000799312 1.0908 -0.00099914 1.08503 0.000799312 1.08214C0.000799312 1.08214 0.000799312 1.08214 0.000799312 1.08214C0.00439621 1.06267 0.00979158 1.04247 0.0134346 1.0201C0.0170315 1.00062 0.0206284 0.980423 0.0242253 0.958058C0.0422559 0.851287 0.0548451 0.732972 0.0602406 0.611772C0.0602406 0.566322 0.0620391 0.515822 0.0638375 0.464601C0.0638375 0.439351 0.065636 0.411215 0.065636 0.383079C0.107093 0.515822 0.143108 0.563436 0.180921 0.518708C0.216983 0.473258 0.249401 0.307329 0.283617 0.0115429L0.283617 0.0115429C0.283617 0.0115429 0.283617 0.00577144 0.283617 0.00288572C0.283617 0.00288572 0.283617 0.00288572 0.283617 0C0.283617 0 0.283617 0 0.283617 0C0.296207 0.0339072 0.31064 0.0649287 0.32323 0.0959501" koffice:nodeTypes="ccccccccccccccccccccccccccc"/>
          <draw:path draw:style-name="gr7" draw:id="shape607" draw:name="path1226" draw:layer="g3243" svg:width="0.33226789227pt" svg:height="1.63270080777pt" draw:transform="matrix(1.06388280000 0.00000000000 0.00000000000 1.06388280000 55.90808647990pt 42.40472680672pt)" svg:viewBox="0 0 0 2" svg:d="M0.32323 0.0990259L0.32323 0.1077C0.32323 0.130107 0.32323 0.155406 0.325028 0.180704C0.325028 0.206003 0.325028 0.229133 0.326826 0.254432C0.328625 0.375865 0.330469 0.497298 0.332268 0.604275C0.332268 0.607166 0.332268 0.610057 0.332268 0.61584C0.332268 0.638247 0.332268 0.663546 0.332268 0.688844C0.332268 0.711975 0.332268 0.737273 0.330469 0.765463L0.330469 0.765463C0.326826 0.89557 0.317834 1.03652 0.305245 1.13771C0.26199 1.4825 0.222378 1.64369 0.179123 1.63212C0.134115 1.62056 0.0764728 1.43985 0.000799312 1.10446C0.000799312 1.10446 0.000799312 1.10157 0.000799312 1.09868L0.000799312 1.09868C0.000799312 1.09579 -0.00099914 1.09001 0.000799312 1.08712L0.000799312 1.08712C0.000799312 1.08712 0.000799312 1.08712 0.000799312 1.08712L0.000799312 1.08712C0.00439621 1.0676 0.00979158 1.04736 0.0134346 1.02495C0.0170315 1.00544 0.0206284 0.985199 0.0242253 0.962792C0.0422559 0.855815 0.0548451 0.737273 0.0602406 0.61584C0.0602406 0.570303 0.0620391 0.519705 0.0638375 0.466217L0.0638375 0.466217C0.0638375 0.440918 0.065636 0.412728 0.065636 0.383816C0.107093 0.516814 0.143108 0.56452 0.179123 0.519705C0.215184 0.474168 0.247602 0.30792 0.281819 0.0115651L0.281819 0.0115651L0.281819 0.0115651C0.281819 0.0115651 0.281819 0.00578254 0.281819 0.00289127C0.281819 0.00289127 0.281819 0.00289127 0.281819 0C0.281819 0 0.281819 0 0.281819 0C0.294408 0.0339724 0.308842 0.0650535 0.321431 0.0961346L0.321431 0.0961346Z" koffice:nodeTypes="cccccccccccccccccccccccccccccccccc"/>
          <draw:path draw:style-name="gr5" draw:id="shape608" draw:name="path1228" draw:layer="g3243" svg:width="0.44630395955pt" svg:height="1.22871592924pt" draw:transform="matrix(1.06388280000 0.00000000000 0.00000000000 1.06388280000 56.52465620832pt 42.60473677312pt)" svg:viewBox="0 0 0 1" svg:d="M0.275561 0.298475C0.285983 0.391905 0.296458 0.479692 0.311049 0.563089C0.325639 0.648995 0.344452 0.727376 0.365349 0.790707C0.43007 0.981957 0.452998 1.10674 0.444661 1.17571C0.442576 1.20456 0.432155 1.22212 0.417511 1.22713C0.40292 1.23152 0.377855 1.22713 0.34862 1.20958C0.263055 1.15816 0.135696 1.01143 0 0.793216C0 0.793216 0 0.790707 0 0.790707C0.00208435 0.773777 0.00416869 0.756847 0.00625304 0.736781C0.00833739 0.719851 0.0104217 0.700413 0.0104217 0.680974C0.0187591 0.582528 0.0229278 0.474675 0.0208435 0.386889C0.0208435 0.38438 0.0208435 0.381872 0.0208435 0.376856C0.0208435 0.359926 0.0208435 0.340487 0.0208435 0.320421C0.0208435 0.303491 0.0208435 0.281545 0.0208435 0.262106C0.0187591 0.178709 0.0166748 0.0902949 0.0145904 0C0.0229278 0.0144221 0.0313186 0.0313524 0.0417404 0.0464015C0.0584152 0.0733646 0.0751434 0.100328 0.0918181 0.127291C0.167015 0.24204 0.229652 0.305999 0.273477 0.305999" koffice:nodeTypes="cccccccccccccccccc"/>
          <draw:path draw:style-name="gr7" draw:id="shape609" draw:name="path1230" draw:layer="g3243" svg:width="0.44630395955pt" svg:height="1.22871592924pt" draw:transform="matrix(1.06388280000 0.00000000000 0.00000000000 1.06388280000 56.52465620832pt 42.60473677312pt)" svg:viewBox="0 0 0 1" svg:d="M0.275561 0.298475C0.285983 0.391905 0.296458 0.479692 0.311049 0.563089C0.325639 0.648995 0.344452 0.727376 0.365349 0.790707C0.43007 0.981957 0.452998 1.10674 0.444661 1.17571C0.442576 1.20456 0.432155 1.22212 0.417511 1.22713C0.40292 1.23152 0.377855 1.22713 0.34862 1.20958C0.263055 1.15816 0.135696 1.01143 0 0.793216C0 0.793216 0 0.790707 0 0.790707L0 0.790707C0.00208435 0.773777 0.00416869 0.756847 0.00625304 0.736781L0.00625304 0.736781C0.00833739 0.719851 0.0104217 0.700413 0.0104217 0.680974C0.0187591 0.582528 0.0229278 0.477183 0.0208435 0.386889C0.0208435 0.38438 0.0208435 0.381872 0.0208435 0.376856L0.0208435 0.376856C0.0208435 0.359926 0.0208435 0.340487 0.0208435 0.320421C0.0208435 0.303491 0.0208435 0.281545 0.0208435 0.262106C0.0187591 0.178709 0.0166748 0.0902949 0.0145904 0C0.0229278 0.0144221 0.0313186 0.0313524 0.0417404 0.0464015C0.0584152 0.0733646 0.0751434 0.100328 0.0918181 0.127291C0.167015 0.24204 0.229652 0.305999 0.273477 0.305999L0.273477 0.305999Z" koffice:nodeTypes="ccccccccccccccccccccccc"/>
          <draw:path draw:style-name="gr5" draw:id="shape610" draw:name="path1232" draw:layer="g3243" svg:width="0.44480484154pt" svg:height="1.73893947560pt" draw:transform="matrix(1.06388280000 0.00000000000 0.00000000000 1.06388280000 57.01004209699pt 42.60473677312pt)" svg:viewBox="0 0 0 2" svg:d="M0.156277 0.259518C0.183381 0.411431 0.22297 0.634025 0.268856 0.86084C0.314688 1.08765 0.366815 1.31869 0.412647 1.4706C0.437671 1.55289 0.448075 1.63095 0.443913 1.68054C0.441832 1.70164 0.437671 1.72168 0.427266 1.73012C0.416809 1.73856 0.402243 1.74278 0.381381 1.73434C0.323064 1.7143 0.227185 1.60247 0.100041 1.35983C0.100041 1.35139 0.0979597 1.34295 0.0958789 1.33451C0.0958789 1.33029 0.093798 1.31869 0.089583 1.30181C0.0687745 1.19842 0.0520744 1.07078 0.0354277 0.926247C0.0208084 0.791213 0.00832337 0.638245 0 0.482113C0.00208084 0.477893 0.00624253 0.469453 0.0104042 0.465233C0.0166467 0.448354 0.0208084 0.42831 0.0250235 0.398771C0.0333468 0.324925 0.031266 0.193056 0.0145659 0C0.0187276 0.00738466 0.0228893 0.0200441 0.0291852 0.0327035C0.0708554 0.127649 0.116687 0.201496 0.158411 0.259518" koffice:nodeTypes="cccccccccccccccc"/>
          <draw:path draw:style-name="gr7" draw:id="shape611" draw:name="path1234" draw:layer="g3243" svg:width="0.44480484154pt" svg:height="1.73893947560pt" draw:transform="matrix(1.06388280000 0.00000000000 0.00000000000 1.06388280000 57.01004209699pt 42.60473677312pt)" svg:viewBox="0 0 0 2" svg:d="M0.156277 0.259518C0.183381 0.407211 0.22297 0.634025 0.268856 0.85662C0.314688 1.08343 0.366815 1.31447 0.412647 1.4706C0.437671 1.55289 0.448075 1.63095 0.443913 1.68054C0.441832 1.70164 0.437671 1.72168 0.427266 1.73012C0.416809 1.73856 0.402243 1.74278 0.381381 1.73434C0.323064 1.7143 0.227185 1.60247 0.100041 1.35983C0.100041 1.35139 0.0979597 1.34295 0.0958789 1.33451C0.0958789 1.33029 0.093798 1.31869 0.089583 1.30181C0.0687745 1.19842 0.0520744 1.07078 0.0354277 0.926247C0.0208084 0.791213 0.00832337 0.638245 0 0.482113C0.00208084 0.477893 0.00624253 0.469453 0.0104042 0.465233L0.0104042 0.465233C0.0166467 0.448354 0.0208084 0.42831 0.0250235 0.398771L0.0250235 0.398771C0.0333468 0.324925 0.031266 0.193056 0.0145659 0C0.0187276 0.00738466 0.0228893 0.0200441 0.0291852 0.0327035C0.0708554 0.127649 0.116687 0.201496 0.158411 0.259518L0.158411 0.259518Z" koffice:nodeTypes="cccccccccccccccccccc"/>
          <draw:path draw:style-name="gr5" draw:id="shape612" draw:name="path1236" draw:layer="g3243" svg:width="1.00404790917pt" svg:height="1.14366954034pt" draw:transform="matrix(1.06388280000 0.00000000000 0.00000000000 1.06388280000 57.20622208531pt 43.82096759008pt)" svg:viewBox="0 0 1 1" svg:d="M0.00312631 0C0.0938694 0.0617057 0.231667 0.132486 0.350628 0.160919C0.363213 0.189352 0.372592 0.217785 0.39135 0.246218C0.441451 0.328492 0.507264 0.434965 0.579249 0.541437C0.651234 0.64791 0.735805 0.753778 0.826628 0.846336C0.92683 0.947969 0.989437 1.03024 1.00202 1.08469C1.01453 1.13914 0.967552 1.14882 0.904946 1.14156C0.792158 1.12946 0.585501 1.05626 0.269263 0.902597L0.266137 0.902597C0.244173 0.87235 0.228541 0.836657 0.21291 0.801569C0.162809 0.685417 0.100202 0.513004 0.0437683 0.326072C0.05948 0.312158 0.0688589 0.290985 0.0688589 0.269811C0.0751116 0.215365 0.05948 0.125226 0 0.00241983" koffice:nodeTypes="ccccccccccccc"/>
          <draw:path draw:style-name="gr7" draw:id="shape613" draw:name="path1238" draw:layer="g3243" svg:width="1.00404790917pt" svg:height="1.13883499587pt" draw:transform="matrix(1.06388280000 0.00000000000 0.00000000000 1.06388280000 57.20622208531pt 43.82096759008pt)" svg:viewBox="0 0 1 1" svg:d="M0.00312631 0C0.0938694 0.0615752 0.231667 0.132205 0.350628 0.160578C0.363213 0.188951 0.372592 0.217324 0.39135 0.245697C0.441451 0.327797 0.507264 0.434045 0.579249 0.537877C0.651234 0.644124 0.735805 0.749768 0.826628 0.842131C0.92683 0.943549 0.989437 1.02565 1.00202 1.07998C1.01453 1.13431 0.967552 1.14397 0.904946 1.13673C0.792158 1.12526 0.585501 1.05161 0.269263 0.900688L0.269263 0.900688L0.266137 0.900688C0.244173 0.870504 0.228541 0.834887 0.21291 0.799873C0.162809 0.683967 0.100202 0.511919 0.0437683 0.325382C0.05948 0.311498 0.0688589 0.290369 0.0688589 0.26924C0.0751116 0.214909 0.05948 0.124961 0 0.00241471L0 0.00241471Z" koffice:nodeTypes="cccccccccccccccc"/>
          <draw:path draw:style-name="gr5" draw:id="shape614" draw:name="path1240" draw:layer="g3243" svg:width="0.73929983269pt" svg:height="1.27727852555pt" draw:transform="matrix(1.06388280000 0.00000000000 0.00000000000 1.06388280000 56.74075208266pt 44.01757313152pt)" svg:viewBox="0 0 1 1" svg:d="M0.00268266 0C0.0160959 0.0121471 0.0268266 0.0249335 0.0403086 0.0370805C0.118243 0.11252 0.190744 0.166862 0.252582 0.19691C0.303622 0.221844 0.349295 0.229516 0.381556 0.217369C0.389604 0.251892 0.397652 0.28194 0.4057 0.314545C0.413748 0.352265 0.424547 0.389345 0.435278 0.427065C0.486317 0.616943 0.540039 0.769101 0.580348 0.831754C0.695908 1.0114 0.744265 1.13607 0.7389 1.20831C0.7389 1.24092 0.725486 1.26329 0.701274 1.27097C0.677061 1.2812 0.639504 1.27864 0.59383 1.26585C0.454057 1.22621 0.236418 1.07853 0.00536531 0.846459C0.00804797 0.831754 0.0107306 0.813853 0.0134133 0.796592C0.0160959 0.778691 0.0187786 0.758872 0.0187786 0.739053C0.0295092 0.636762 0.0322607 0.521685 0.0295092 0.429623L0.0295092 0.427065C0.0295092 0.406607 0.0295092 0.386788 0.0268266 0.366969C0.0268266 0.34715 0.0241439 0.324774 0.0241439 0.304316C0.0187786 0.209697 0.0107306 0.104848 0 0.00255728" koffice:nodeTypes="cccccccccccccccccc"/>
          <draw:path draw:style-name="gr7" draw:id="shape615" draw:name="path1242" draw:layer="g3243" svg:width="0.73929983269pt" svg:height="1.27727852555pt" draw:transform="matrix(1.06388280000 0.00000000000 0.00000000000 1.06388280000 56.74407139699pt 44.01757313152pt)" svg:viewBox="0 0 1 1" svg:d="M0 0C0.0134133 0.0121471 0.0241439 0.0249335 0.037626 0.0370805L0.037626 0.0370805C0.115561 0.11252 0.188061 0.166862 0.2499 0.19691C0.300939 0.221844 0.346613 0.229516 0.378873 0.217369C0.386921 0.251892 0.394969 0.28194 0.403017 0.314545C0.411065 0.352265 0.421865 0.389345 0.432595 0.427065C0.483635 0.616943 0.537357 0.769101 0.580348 0.831754C0.695908 1.0114 0.744265 1.13351 0.7389 1.20831C0.7389 1.24092 0.725486 1.26329 0.701274 1.27097C0.67713 1.2812 0.639504 1.27864 0.59383 1.26585C0.454057 1.22621 0.236418 1.07853 0.00536531 0.846459C0.00804797 0.831754 0.0107306 0.813853 0.0134133 0.796592C0.0160959 0.778691 0.0187786 0.758872 0.0187786 0.739053C0.029578 0.636762 0.0322607 0.521685 0.029578 0.429623L0.029578 0.427065C0.029578 0.406607 0.029578 0.386788 0.0268266 0.366969C0.0268266 0.34715 0.0241439 0.324774 0.0241439 0.304316C0.0187786 0.209697 0.0107306 0.104848 0 0.00255728L0 0.00255728Z" koffice:nodeTypes="ccccccccccccccccccccc"/>
          <draw:path draw:style-name="gr5" draw:id="shape616" draw:name="path1244" draw:layer="g3243" svg:width="0.53010048640pt" svg:height="1.88833591752pt" draw:transform="matrix(1.06388280000 0.00000000000 0.00000000000 1.06388280000 55.95279792566pt 43.74181470976pt)" svg:viewBox="0 0 1 2" svg:d="M0.0955823 0.479623C0.147888 0.588451 0.197921 0.618768 0.24347 0.551916C0.28896 0.488174 0.332179 0.315603 0.37767 0.0209884C0.37767 0.0147696 0.379941 0.00544143 0.379941 0C0.393629 0.0209884 0.398172 0.0303165 0.400444 0.0357579C0.434576 0.0940589 0.468709 0.151583 0.50057 0.202887C0.50057 0.212216 0.502841 0.239423 0.505113 0.282177C0.505113 0.309384 0.507384 0.336591 0.509656 0.363798C0.516471 0.50683 0.523286 0.646752 0.5301 0.771128L0.5301 0.774237C0.5301 0.798335 0.5301 0.822433 0.5301 0.84964C0.5301 0.876847 0.5301 0.904831 0.5301 0.932038C0.527829 1.07429 0.516471 1.23209 0.498298 1.34481C0.43912 1.72105 0.37767 1.89439 0.304862 1.88817C0.229782 1.88196 0.134258 1.68762 0.00227161 1.33237L0.00227161 1.33237L0.00227161 1.32926C0.00227161 1.32926 0.00227161 1.32926 0.00227161 1.32693C0.00227161 1.32382 0 1.32071 0 1.3176L0 1.3176L0 1.31449C0.00681483 1.2935 0.011358 1.27174 0.0181729 1.24764C0.0227743 1.22665 0.0295892 1.20178 0.0341324 1.17768C0.06145 1.05952 0.0773512 0.932038 0.0818944 0.801444C0.0818944 0.801444 0.0818944 0.801444 0.0818944 0.801444C0.0818944 0.743921 0.084166 0.677069 0.084166 0.607108C0.084166 0.561244 0.084166 0.516158 0.0864377 0.470295" koffice:nodeTypes="ccccccccccccccccccccccccccc"/>
          <draw:path draw:style-name="gr7" draw:id="shape617" draw:name="path1246" draw:layer="g3243" svg:width="0.53021698560pt" svg:height="1.88833591752pt" draw:transform="matrix(1.06388280000 0.00000000000 0.00000000000 1.06388280000 55.95611724000pt 43.74181470976pt)" svg:viewBox="0 0 1 2" svg:d="M0.0955928 0.479623C0.147904 0.588451 0.197943 0.618768 0.243497 0.551916C0.288992 0.488174 0.332216 0.315603 0.377711 0.0209884L0.377711 0.0209884C0.377711 0.0147696 0.379983 0.00544143 0.379983 0C0.393672 0.0209884 0.398216 0.0303165 0.400488 0.0357579C0.434624 0.0940589 0.46876 0.151583 0.500625 0.202887C0.500625 0.212216 0.502896 0.239423 0.505168 0.282177C0.505168 0.309384 0.50744 0.336591 0.509712 0.363798C0.516528 0.50683 0.523343 0.646752 0.530217 0.771128L0.530217 0.774237L0.530217 0.774237L0.530217 0.774237C0.530217 0.798335 0.530217 0.822433 0.530217 0.84964C0.530217 0.876847 0.530217 0.904831 0.530217 0.932038C0.527887 1.07429 0.516528 1.23209 0.498353 1.34481C0.436896 1.72105 0.377711 1.89439 0.304895 1.88817C0.229807 1.88196 0.134273 1.68762 0.00227186 1.33237L0.00227186 1.33237L0.00227186 1.33237L0.00227186 1.33237L0.00227186 1.32926C0.00227186 1.32926 0.00227186 1.32926 0.00227186 1.32693L0.00227186 1.32693C0.00227186 1.32382 0 1.32071 0 1.3176L0 1.3176L0 1.3176L0 1.31449L0 1.31449C0.00681558 1.2935 0.0113593 1.27174 0.0181749 1.24764C0.0227768 1.22665 0.0295924 1.20178 0.0341361 1.17768C0.0614567 1.05952 0.0773597 0.932038 0.0819034 0.801444C0.0819034 0.801444 0.0819034 0.801444 0.0819034 0.801444C0.0819034 0.743921 0.0841753 0.677069 0.0841753 0.607108C0.0841753 0.561244 0.0841753 0.516158 0.0864472 0.470295L0.0864472 0.470295Z" koffice:nodeTypes="ccccccccccccccccccccccccccccccccccccc"/>
          <draw:path draw:style-name="gr5" draw:id="shape618" draw:name="path1248" draw:layer="g3243" svg:width="0.61528336000pt" svg:height="1.77028615084pt" draw:transform="matrix(1.06388280000 0.00000000000 0.00000000000 1.06388280000 55.20807996566pt 43.75798572832pt)" svg:viewBox="0 0 1 2" svg:d="M0.161775 0.408692C0.203442 0.490732 0.252451 0.496753 0.306418 0.429014C0.357875 0.364286 0.416736 0.223539 0.485324 0C0.507413 0.0767709 0.529439 0.146768 0.551527 0.211496C0.573616 0.276225 0.595642 0.334932 0.615283 0.382349C0.615283 0.447078 0.615283 0.514817 0.612836 0.579545C0.612836 0.644274 0.610389 0.705992 0.607879 0.767709C0.607879 0.767709 0.607879 0.767709 0.607879 0.769967C0.607879 0.794052 0.605431 0.817385 0.605431 0.840717C0.605431 0.861792 0.602984 0.888134 0.600537 0.911467C0.5883 1.03189 0.558869 1.14404 0.522097 1.25242C0.401989 1.59939 0.306418 1.77326 0.227978 1.77025C0.151985 1.77025 0.0808873 1.59638 0 1.25242C0.00734198 1.23511 0.014684 1.21705 0.0195786 1.19672C0.0269834 1.17866 0.0343253 1.15533 0.0416673 1.132C0.07844 1.0206 0.107871 0.896414 0.122555 0.778999L0.122555 0.778999C0.122555 0.764699 0.125002 0.743624 0.127449 0.723303C0.129897 0.69997 0.129897 0.678896 0.132344 0.667606C0.139749 0.587825 0.147091 0.499764 0.154433 0.411703" koffice:nodeTypes="cccccccccccccccccccc"/>
          <draw:path draw:style-name="gr7" draw:id="shape619" draw:name="path1250" draw:layer="g3243" svg:width="0.61528336000pt" svg:height="1.77028615084pt" draw:transform="matrix(1.06388280000 0.00000000000 0.00000000000 1.06388280000 55.20807996566pt 43.75798572832pt)" svg:viewBox="0 0 1 2" svg:d="M0.161775 0.408692C0.203442 0.490732 0.252451 0.496753 0.306418 0.429014C0.357875 0.364286 0.416736 0.223539 0.485324 0C0.507413 0.0767709 0.529439 0.146768 0.551527 0.211496C0.573616 0.276225 0.595642 0.334932 0.615283 0.382349C0.615283 0.447078 0.615283 0.514817 0.612836 0.579545C0.612836 0.644274 0.610389 0.705992 0.607879 0.767709L0.607879 0.767709C0.607879 0.767709 0.607879 0.767709 0.607879 0.769967C0.607879 0.794052 0.605431 0.817385 0.605431 0.840717C0.605431 0.861792 0.602984 0.888134 0.600537 0.911467C0.5883 1.02888 0.558869 1.14404 0.522097 1.25242C0.401989 1.59939 0.306418 1.77326 0.227978 1.77025C0.151985 1.77025 0.0808873 1.59638 0 1.25242C0.00734198 1.23511 0.014684 1.21705 0.0195786 1.19672C0.0269834 1.17866 0.0343253 1.15533 0.0416673 1.132C0.07844 1.0206 0.107871 0.896414 0.122555 0.778999L0.122555 0.778999L0.122555 0.778999C0.122555 0.764699 0.125002 0.743624 0.127449 0.723303C0.129897 0.69997 0.129897 0.678896 0.132344 0.667606C0.139749 0.587825 0.147091 0.499764 0.154433 0.411703L0.154433 0.411703Z" koffice:nodeTypes="cccccccccccccccccccccccc"/>
          <draw:path draw:style-name="gr5" draw:id="shape620" draw:name="path1252" draw:layer="g3243" svg:width="0.72250000000pt" svg:height="1.78084777902pt" draw:transform="matrix(1.06388280000 0.00000000000 0.00000000000 1.06388280000 54.47331994867pt 43.72819700992pt)" svg:viewBox="0 0 1 2" svg:d="M0.68 0.881721C0.677348 0.905123 0.672044 0.931544 0.66674 0.955701C0.6375 1.08252 0.592348 1.20859 0.541892 1.30899C0.387804 1.62756 0.278936 1.78382 0.19924 1.7808C0.122196 1.77779 0.063784 1.6185 0 1.30597C0.010608 1.28257 0.018632 1.25917 0.02924 1.23275C0.039848 1.20633 0.047804 1.17915 0.05848 1.15273C0.108936 1.01458 0.146132 0.878702 0.167348 0.78132C0.167348 0.78132 0.167348 0.78132 0.167348 0.78132C0.167348 0.78132 0.167348 0.78132 0.167348 0.78132C0.17 0.757918 0.175304 0.734516 0.177956 0.719418C0.180608 0.702055 0.185912 0.677899 0.191284 0.654497C0.207196 0.560134 0.22576 0.459733 0.244392 0.354047C0.281588 0.451429 0.32674 0.48087 0.387804 0.436331C0.446284 0.394812 0.52326 0.264969 0.616284 0.0437841L0.616284 0.0437841C0.618936 0.0354802 0.62424 0.0264214 0.626892 0.0173627C0.629544 0.0120784 0.629544 0.00603919 0.634848 0C0.634848 0.00905878 0.6375 0.0173627 0.6375 0.0234018C0.65076 0.103421 0.66674 0.173627 0.68 0.235528C0.69326 0.292146 0.70924 0.341969 0.7225 0.380469C0.717196 0.453694 0.70924 0.527674 0.703936 0.601654C0.695912 0.696016 0.687956 0.790378 0.669392 0.884741" koffice:nodeTypes="ccccccccccccccccccccccc"/>
          <draw:path draw:style-name="gr7" draw:id="shape621" draw:name="path1254" draw:layer="g3243" svg:width="0.72250000000pt" svg:height="1.78084777902pt" draw:transform="matrix(1.06388280000 0.00000000000 0.00000000000 1.06388280000 54.47331994867pt 43.72819700992pt)" svg:viewBox="0 0 1 2" svg:d="M0.68 0.881721C0.677348 0.905123 0.672044 0.931544 0.66674 0.955701C0.6375 1.08252 0.592348 1.20633 0.541892 1.30899C0.387804 1.62756 0.278936 1.78382 0.19924 1.7808L0.19924 1.7808C0.122196 1.77779 0.063784 1.6185 0 1.30597C0.010608 1.28257 0.018632 1.25917 0.02924 1.23275C0.039848 1.20633 0.047804 1.17915 0.05848 1.15273C0.108936 1.01458 0.146132 0.878702 0.167348 0.78132L0.167348 0.78132C0.167348 0.78132 0.167348 0.78132 0.167348 0.78132C0.167348 0.78132 0.167348 0.78132 0.167348 0.78132L0.167348 0.78132C0.17 0.757918 0.175304 0.734516 0.177956 0.719418C0.180608 0.702055 0.185912 0.677899 0.191284 0.654497C0.207196 0.560134 0.22576 0.459733 0.244392 0.354047C0.281588 0.451429 0.32674 0.48087 0.385152 0.436331C0.443632 0.394812 0.520608 0.264969 0.616284 0.0437841L0.616284 0.0437841L0.616284 0.0437841L0.616284 0.0437841L0.616284 0.0437841C0.618936 0.0354802 0.62424 0.0264214 0.626892 0.0173627C0.629544 0.0120784 0.629544 0.00603919 0.634848 0C0.634848 0.00905878 0.6375 0.0173627 0.6375 0.0234018C0.65076 0.103421 0.66674 0.173627 0.68 0.235528C0.69326 0.292146 0.70924 0.341969 0.7225 0.380469C0.717196 0.453694 0.70924 0.527674 0.703936 0.601654C0.695912 0.696016 0.687956 0.790378 0.669392 0.884741L0.669392 0.884741Z" koffice:nodeTypes="ccccccccccccccccccccccccccccccc"/>
          <draw:path draw:style-name="gr5" draw:id="shape622" draw:name="path1256" draw:layer="g3243" svg:width="0.77651344000pt" svg:height="1.72427786846pt" draw:transform="matrix(1.06388280000 0.00000000000 0.00000000000 1.06388280000 53.80843575398pt 43.64819302336pt)" svg:viewBox="0 0 1 2" svg:d="M0.360728 0.403347C0.399289 0.435288 0.446099 0.415232 0.501156 0.35135C0.556213 0.284497 0.627837 0.162676 0.715957 0C0.715957 0.00297125 0.715957 0.00891374 0.715957 0.00891374C0.724205 0.0817093 0.735203 0.144848 0.746271 0.200559C0.754519 0.252556 0.765516 0.301581 0.776513 0.342436C0.762767 0.423403 0.746271 0.508083 0.732453 0.592021C0.718707 0.672987 0.702211 0.754696 0.685644 0.826749C0.644333 1.02434 0.514903 1.38683 0.374475 1.58739C0.330415 1.6483 0.286355 1.69435 0.242295 1.71515C0.203733 1.73224 0.165172 1.72629 0.129431 1.68915C0.0826213 1.63641 0.0384908 1.52351 0.00274934 1.32889C0.00274934 1.32072 0 1.31478 0 1.31181C0 1.30883 0 1.30586 0 1.29992C0.0137467 1.27689 0.0247441 1.25089 0.0413107 1.22192C0.0550574 1.19296 0.0715534 1.16101 0.0853707 1.1261C0.165172 0.949313 0.253292 0.722756 0.344161 0.450144C0.346981 0.438259 0.35248 0.423403 0.355229 0.415232C0.355229 0.415232 0.355229 0.41226 0.355229 0.409289" koffice:nodeTypes="ccccccccccccccccccc"/>
          <draw:path draw:style-name="gr7" draw:id="shape623" draw:name="path1258" draw:layer="g3243" svg:width="0.77651344000pt" svg:height="1.73022548042pt" draw:transform="matrix(1.06388280000 0.00000000000 0.00000000000 1.06388280000 53.81175506832pt 43.64819302336pt)" svg:viewBox="0 0 1 2" svg:d="M0.357979 0.404042C0.39654 0.436038 0.443349 0.415947 0.498407 0.351955C0.553464 0.284987 0.625088 0.162956 0.713208 0C0.713208 0.00297637 0.713208 0.0089291 0.713208 0.0089291C0.721456 0.0818501 0.732453 0.145098 0.743521 0.200905C0.751769 0.252991 0.762767 0.302101 0.776513 0.343026C0.762767 0.424132 0.746271 0.508959 0.732453 0.593041C0.718707 0.674147 0.702211 0.755997 0.685644 0.828174C0.644333 1.0261 0.514903 1.38922 0.374475 1.5931C0.330415 1.65412 0.286355 1.70025 0.242295 1.72108C0.203733 1.7382 0.165172 1.73225 0.129431 1.69504L0.129431 1.69504C0.0826213 1.64221 0.0385613 1.52911 0.00274934 1.33416C0.00274934 1.32523 0 1.32002 0 1.31704C0 1.31407 0 1.31109 0 1.30514C0.0137467 1.28207 0.0247441 1.25603 0.0413107 1.22701C0.0550574 1.19799 0.0715534 1.16599 0.0853707 1.13102C0.165172 0.953181 0.253292 0.726977 0.344232 0.453896C0.346981 0.44199 0.35248 0.427109 0.355229 0.418924L0.355229 0.418924C0.355229 0.418924 0.355229 0.415947 0.355229 0.412971L0.355229 0.412971Z" koffice:nodeTypes="ccccccccccccccccccccccc"/>
          <draw:path draw:style-name="gr5" draw:id="shape624" draw:name="path1260" draw:layer="g3243" svg:width="0.63739981916pt" svg:height="1.42176620648pt" draw:transform="matrix(1.06388280000 0.00000000000 0.00000000000 1.06388280000 53.36129276315pt 43.62521315488pt)" svg:viewBox="0 0 1 1" svg:d="M0.6374 0.355467C0.634909 0.363561 0.632418 0.374354 0.629927 0.379075L0.629927 0.379075C0.627436 0.389867 0.622454 0.402683 0.619963 0.410777C0.46527 0.877539 0.320541 1.19591 0.205767 1.34093C0.170894 1.38612 0.138448 1.41243 0.110984 1.41985C0.0885021 1.42524 0.0685751 1.41985 0.0510747 1.39624C-0.0137532 1.26741 -0.00129858 1.05359 0.00617419 0.908566C0.0112199 0.771641 0.0236746 0.690025 0.0586114 0.584801C0.0685751 0.555797 0.0785388 0.521397 0.0910569 0.482275C0.0910569 0.482275 0.0910569 0.482275 0.0910569 0.482275C0.0910569 0.482275 0.0910569 0.482275 0.0910569 0.482275C0.0910569 0.479577 0.0935478 0.471483 0.0960387 0.460691C0.0985297 0.447875 0.101021 0.439781 0.101021 0.437083C0.110984 0.40066 0.12593 0.360863 0.138448 0.321067C0.158376 0.323765 0.188331 0.318369 0.223268 0.300157C0.265677 0.279248 0.323032 0.239451 0.395397 0.181443L0.395397 0.181443C0.40287 0.176722 0.410406 0.168628 0.417879 0.160534C0.425352 0.155138 0.432825 0.147718 0.440297 0.136926C0.475234 0.102526 0.510171 0.0553099 0.542617 0C0.552581 0.0944316 0.565035 0.171326 0.577554 0.229334C0.590008 0.289365 0.604954 0.334557 0.622454 0.363561" koffice:nodeTypes="ccccccccccccccccccccccc"/>
          <draw:path draw:style-name="gr7" draw:id="shape625" draw:name="path1262" draw:layer="g3243" svg:width="0.63739981916pt" svg:height="1.41637523790pt" draw:transform="matrix(1.06388280000 0.00000000000 0.00000000000 1.06388280000 53.36129276315pt 43.62861757984pt)" svg:viewBox="0 0 1 1" svg:d="M0.6374 0.3521C0.634909 0.360179 0.632418 0.37095 0.629927 0.375663L0.629927 0.375663C0.627436 0.386435 0.622454 0.399226 0.619963 0.407305C0.46527 0.873181 0.320541 1.19095 0.205767 1.33569C0.170894 1.3808 0.138448 1.40705 0.110984 1.41446L0.110984 1.41446C0.0885021 1.41984 0.0685751 1.41446 0.0510747 1.3909C-0.0137532 1.26231 -0.00129858 1.04889 0.00617419 0.904149C0.0112199 0.770176 0.0236746 0.686022 0.0586114 0.580998C0.0685751 0.552049 0.0785388 0.517715 0.0910569 0.478667L0.0910569 0.478667C0.0910569 0.478667 0.0910569 0.478667 0.0910569 0.478667L0.0910569 0.478667C0.0910569 0.478667 0.0910569 0.478667 0.0910569 0.478667L0.0910569 0.478667C0.0910569 0.475974 0.0935478 0.467896 0.0960387 0.457124C0.0985297 0.444333 0.101021 0.436254 0.101021 0.433561C0.110984 0.397206 0.12593 0.357486 0.138448 0.317765C0.158376 0.320458 0.188331 0.315072 0.223268 0.296895C0.265677 0.276025 0.323032 0.236304 0.395397 0.178406L0.395397 0.178406L0.395397 0.178406C0.40287 0.173694 0.410406 0.165615 0.417879 0.157536C0.425352 0.15215 0.432825 0.144745 0.440297 0.133973C0.475234 0.0996382 0.510171 0.052512 0.542617 0C0.552581 0.0942524 0.565035 0.171001 0.577554 0.228899C0.590008 0.288816 0.604954 0.333923 0.622454 0.362872L0.622454 0.362872Z" koffice:nodeTypes="cccccccccccccccccccccccccccccc"/>
          <draw:path draw:style-name="gr5" draw:id="shape626" draw:name="path1264" draw:layer="g3243" svg:width="1.54315631774pt" svg:height="1.30999436587pt" draw:transform="matrix(1.06388280000 0.00000000000 0.00000000000 1.06388280000 57.85782902266pt 45.36402320320pt)" svg:viewBox="0 0 2 1" svg:d="M0.194863 0.0705726C0.227821 0.121074 0.263519 0.171576 0.301957 0.222725C0.340396 0.273226 0.381505 0.323728 0.422684 0.374229C0.461122 0.419551 0.502302 0.46552 0.546221 0.508252C0.590141 0.550984 0.636801 0.596954 0.686202 0.639686C0.933277 0.86241 1.21879 1.05729 1.36699 1.13305C1.47128 1.18348 1.52616 1.22647 1.53993 1.25684C1.54815 1.27199 1.53993 1.28468 1.52342 1.29226C1.49875 1.30236 1.45483 1.30741 1.39721 1.30993C1.1748 1.31246 0.771301 1.2391 0.447419 1.10003C0.447419 1.10003 0.447419 1.10003 0.447419 1.10003L0.447419 1.10003C0.439198 1.09744 0.433716 1.09226 0.425424 1.08967C0.417203 1.08708 0.411721 1.08513 0.4035 1.07996C0.367802 1.06442 0.332104 1.04435 0.299217 1.02686L0.299217 1.02427C0.299217 1.02427 0.299217 1.02427 0.299217 1.02427C0.290924 0.899963 0.22508 0.725797 0.159165 0.543862C0.0988019 0.381999 0.035698 0.214955 0.0109624 0.0731624C0.00822178 0.0556811 0.00548119 0.0349626 0.00274059 0.0200711C0.00274059 0.0148915 0 0.00776946 0 0C0.00274059 0 0.00274059 0.00258982 0.00548119 0.00258982C0.0164436 0.00776946 0.0301465 0.0123016 0.0411792 0.0174813C0.101542 0.042732 0.153684 0.0628032 0.197604 0.0731624" koffice:nodeTypes="cccccccccccccccccccccccc"/>
          <draw:path draw:style-name="gr7" draw:id="shape627" draw:name="path1266" draw:layer="g3243" svg:width="1.53767999878pt" svg:height="1.30999436587pt" draw:transform="matrix(1.06388280000 0.00000000000 0.00000000000 1.06388280000 57.86446765133pt 45.36402320320pt)" svg:viewBox="0 0 2 1" svg:d="M0.191781 0.0705726C0.22468 0.118484 0.260315 0.171576 0.298685 0.222725L0.298685 0.222725C0.337055 0.273226 0.378091 0.323728 0.419197 0.374229L0.419197 0.374229L0.419197 0.374229L0.419197 0.374229L0.419197 0.374229C0.457568 0.419551 0.498674 0.46552 0.542515 0.508252C0.586357 0.550984 0.632935 0.596954 0.682248 0.639686C0.928884 0.86241 1.21389 1.05729 1.36183 1.13305C1.46593 1.18348 1.52078 1.22647 1.53446 1.25684C1.54267 1.27199 1.53446 1.28468 1.51798 1.29226C1.49336 1.30236 1.44951 1.30741 1.39199 1.30993C1.17005 1.31246 0.767196 1.2391 0.446625 1.10003L0.446625 1.10003C0.446625 1.10003 0.446625 1.10003 0.446625 1.10003L0.446625 1.10003L0.446625 1.10003C0.438418 1.09744 0.432946 1.09226 0.424739 1.08967C0.416462 1.08708 0.41099 1.08513 0.402783 1.07996C0.367148 1.06442 0.331514 1.04435 0.298685 1.02686L0.298685 1.02427L0.298685 1.02427C0.298685 1.02427 0.298685 1.02427 0.298685 1.02427L0.298685 1.02427C0.290408 0.899963 0.22468 0.725797 0.158953 0.543862C0.0986264 0.381999 0.0356346 0.214955 0.0109429 0.0731624C0.00820718 0.0556811 0.00547145 0.0349626 0.00273573 0.0200711C0.00273573 0.0148915 0 0.00776946 0 0C0.00273573 0 0.00273573 0.00258982 0.00547145 0.00258982C0.0164144 0.00776946 0.0301631 0.0123016 0.041106 0.0174813C0.101362 0.042732 0.153411 0.0628032 0.197253 0.0731624L0.197253 0.0731624Z" koffice:nodeTypes="ccccccccccccccccccccccccccccccccccc"/>
          <draw:path draw:style-name="gr5" draw:id="shape628" draw:name="path1268" draw:layer="g3243" svg:width="0.93615563519pt" svg:height="1.58983206435pt" draw:transform="matrix(1.06388280000 0.00000000000 0.00000000000 1.06388280000 57.08979075168pt 45.15465106816pt)" svg:viewBox="0 0 1 2" svg:d="M0.405211 0.0164051L0.414267 0.0192581L0.414267 0.0192581L0.417286 0.0192581L0.417286 0.0192581L0.417286 0.0192581L0.435398 0.0306704L0.438417 0.0335234L0.441436 0.0335234L0.444454 0.0356632L0.444454 0.0356632L0.447551 0.0385163L0.450569 0.0413693L0.453588 0.0442224L0.456607 0.0442224L0.456607 0.0442224L0.459626 0.0470755L0.459626 0.0470755L0.462644 0.0499285L0.465663 0.0499285L0.465663 0.0499285L0.465663 0.0499285L0.468682 0.0499285L0.468682 0.0499285L0.489813 0.0613407L0.492909 0.0613407L0.492909 0.0613407L0.492909 0.0613407L0.495928 0.0641938L0.495928 0.0641938L0.498947 0.0663336L0.508003 0.0691867L0.511022 0.0720397L0.514041 0.0748928L0.526116 0.0805989L0.529134 0.0805989L0.532153 0.0834519C0.544306 0.0891581 0.559399 0.0941509 0.571475 0.10271C0.580531 0.105563 0.589665 0.111269 0.598721 0.116975C0.60174 0.13338 0.604758 0.153352 0.607777 0.169757C0.610796 0.184022 0.613815 0.206133 0.616833 0.228245L0.616833 0.231098C0.64408 0.387303 0.713588 0.573465 0.780079 0.751781C0.852684 0.950068 0.925211 1.14194 0.934345 1.27603C0.940383 1.38159 0.931326 1.46005 0.907099 1.51269C0.888986 1.54893 0.86174 1.57396 0.828456 1.58509L0.828456 1.58509C0.79525 1.5935 0.75291 1.59072 0.704532 1.57674C0.613815 1.54893 0.501966 1.4736 0.384002 1.36234C0.371927 1.35092 0.356833 1.33737 0.338643 1.32025C0.323549 1.3067 0.305437 1.28673 0.290265 1.27032C0.205663 1.17831 0.105889 1.06134 0.0151712 0.930097C0.0151712 0.905133 0.01819 0.877315 0.01819 0.846645C0.01819 0.815975 0.01819 0.785304 0.01819 0.754634C0.01819 0.606988 0.00913368 0.448643 0 0.325962C0.139095 0.422966 0.263097 0.479314 0.353814 0.492866C0.402192 0.498572 0.441436 0.492866 0.468682 0.476461C0.495928 0.456489 0.511022 0.422966 0.511022 0.37589C0.511022 0.298145 0.465663 0.17261 0.359852 0" koffice:nodeTypes="ccccccccccccccccccccccccccccccccccccccccccccccccccccccccccc"/>
          <draw:path draw:style-name="gr7" draw:id="shape629" draw:name="path1270" draw:layer="g3243" svg:width="0.93615563519pt" svg:height="1.58983206435pt" draw:transform="matrix(1.06388280000 0.00000000000 0.00000000000 1.06388280000 57.08979075168pt 45.15465106816pt)" svg:viewBox="0 0 1 2" svg:d="M0.405211 0.0164051L0.414267 0.0192581L0.414267 0.0192581L0.414267 0.0192581L0.414267 0.0192581L0.417286 0.0192581L0.417286 0.0192581L0.417286 0.0192581L0.417286 0.0192581L0.417286 0.0192581L0.435398 0.0306704L0.435398 0.0306704L0.438417 0.0335234L0.438417 0.0335234L0.441436 0.0335234L0.441436 0.0335234L0.444454 0.0356632L0.444454 0.0356632L0.444454 0.0356632L0.444454 0.0356632L0.447551 0.0385163L0.447551 0.0385163L0.450569 0.0413693L0.450569 0.0413693L0.453588 0.0442224L0.453588 0.0442224L0.456607 0.0442224L0.456607 0.0442224L0.459626 0.0470755L0.459626 0.0470755L0.462644 0.0499285L0.462644 0.0499285L0.465663 0.0499285L0.465663 0.0499285L0.465663 0.0499285L0.465663 0.0499285L0.468682 0.0499285L0.468682 0.0499285L0.468682 0.0499285L0.468682 0.0499285L0.489813 0.0613407L0.489813 0.0613407L0.492909 0.0613407L0.492909 0.0613407L0.492909 0.0613407L0.492909 0.0613407L0.495928 0.0641938L0.495928 0.0641938L0.498947 0.0663336L0.508003 0.0691867L0.511022 0.0720397L0.511022 0.0720397L0.514041 0.0748928L0.526116 0.0805989L0.526116 0.0805989L0.529134 0.0805989L0.532153 0.0834519C0.544306 0.0891581 0.559399 0.0941509 0.571475 0.10271C0.580531 0.105563 0.589665 0.111269 0.598721 0.116975C0.60174 0.13338 0.604758 0.153352 0.607777 0.169757C0.610796 0.184022 0.613815 0.206133 0.616833 0.228245L0.616833 0.231098L0.616833 0.231098C0.64408 0.387303 0.713588 0.573465 0.780079 0.751781C0.852684 0.950068 0.925211 1.14194 0.934345 1.27603C0.940383 1.38159 0.931326 1.46005 0.907099 1.51269C0.888986 1.54893 0.86174 1.57396 0.828456 1.58509L0.828456 1.58509C0.79525 1.5935 0.75291 1.59072 0.704532 1.57674C0.613815 1.54893 0.501966 1.4736 0.384002 1.36234L0.384002 1.36234L0.384002 1.36234L0.384002 1.36234C0.371927 1.35092 0.356833 1.33737 0.338643 1.32025C0.323549 1.3067 0.305437 1.28673 0.290265 1.27032C0.205663 1.18117 0.105889 1.06134 0.0151712 0.930097C0.0151712 0.905133 0.01819 0.877315 0.01819 0.846645C0.01819 0.815975 0.01819 0.785304 0.01819 0.754634C0.01819 0.606988 0.00913368 0.448643 0 0.325962C0.139095 0.422966 0.263097 0.479314 0.353814 0.492866C0.402192 0.498572 0.441436 0.492866 0.468682 0.476461C0.495928 0.456489 0.511022 0.422966 0.511022 0.37589C0.511022 0.298145 0.465663 0.17261 0.359852 0L0.359852 0Z" koffice:nodeTypes="ccccccccccccccccccccccccccccccccccccccccccccccccccccccccccccccccccccccccccccccccccccc"/>
          <draw:path draw:style-name="gr5" draw:id="shape630" draw:name="path1272" draw:layer="g3243" svg:width="0.76058522379pt" svg:height="1.65838262486pt" draw:transform="matrix(1.06388280000 0.00000000000 0.00000000000 1.06388280000 56.18217105734pt 45.21082408000pt)" svg:viewBox="0 0 1 2" svg:d="M0 0.930268C0.008163 0.888017 0.0163958 0.845036 0.0245588 0.799871C0.0408848 0.697155 0.0545595 0.594439 0.0654435 0.495366C0.141771 0.57477 0.209866 0.58934 0.272519 0.520863C0.337962 0.452386 0.392452 0.290663 0.449732 0.0254968C0.449732 0.0196689 0.452453 0.00874175 0.455174 0C0.476942 0.0225829 0.49878 0.0480796 0.523269 0.0743049C0.596876 0.153709 0.670482 0.222186 0.741298 0.279008C0.74674 0.350399 0.752252 0.423975 0.754973 0.49828C0.763136 0.708811 0.765857 0.95358 0.738577 1.08689C0.686808 1.33166 0.624156 1.49972 0.555991 1.58794C0.485105 1.68184 0.403406 1.679 0.321636 1.59646C0.250751 1.52529 0.174423 1.39722 0.0980955 1.20636C0.0600015 1.1153 0.0272798 1.02716 0 0.930268" koffice:nodeTypes="cccccccccccccc"/>
          <draw:path draw:style-name="gr7" draw:id="shape631" draw:name="path1274" draw:layer="g3243" svg:width="0.76058522379pt" svg:height="1.65644225199pt" draw:transform="matrix(1.06388280000 0.00000000000 0.00000000000 1.06388280000 56.18217105734pt 45.20741965504pt)" svg:viewBox="0 0 1 2" svg:d="M0 0.930452C0.008163 0.887497 0.0163958 0.844542 0.0245588 0.799402C0.0408848 0.696747 0.0572805 0.594819 0.0654435 0.495076C0.141771 0.574434 0.209866 0.588995 0.272519 0.520558C0.337962 0.452121 0.392452 0.290493 0.449732 0.0254819C0.449732 0.0203855 0.452453 0.00873664 0.455174 0C0.476942 0.0225697 0.49878 0.0487796 0.523269 0.0742614C0.596876 0.153619 0.673203 0.222056 0.741298 0.278844C0.74674 0.350194 0.752252 0.423727 0.754973 0.497988C0.763136 0.708396 0.765857 0.953022 0.738577 1.08626C0.686808 1.33088 0.624156 1.49892 0.555991 1.58708C0.485105 1.67809 0.403406 1.67809 0.321636 1.5956C0.250751 1.52447 0.177144 1.39641 0.0980955 1.20566C0.0600015 1.11465 0.0272798 1.02656 0 0.930452L0 0.930452" koffice:nodeTypes="ccccccccccccccc"/>
          <draw:path draw:style-name="gr5" draw:id="shape632" draw:name="path1276" draw:layer="g3243" svg:width="0.69102643840pt" svg:height="1.52579486720pt" draw:transform="matrix(1.06388280000 0.00000000000 0.00000000000 1.06388280000 55.33438413168pt 45.25082607328pt)" svg:viewBox="0 0 1 2" svg:d="M0.122098 0.458381C0.106537 0.597433 0.0779408 0.75046 0.0441576 0.889511C0.0311896 0.941918 0.0156281 0.99642 0 1.04813C0.0260024 1.14106 0.0597857 1.234 0.103943 1.32134C0.17929 1.46843 0.244197 1.52579 0.298795 1.52579C0.361108 1.52579 0.413046 1.46025 0.45461 1.37836C0.529958 1.2312 0.607898 0.971964 0.65465 0.704342C0.670211 0.603023 0.685839 0.502403 0.691026 0.401084C0.659837 0.360556 0.62346 0.305355 0.587083 0.237576C0.550773 0.171893 0.509209 0.090139 0.465051 0C0.397485 0.169098 0.332512 0.294873 0.275386 0.368242C0.220854 0.439515 0.16885 0.469561 0.119505 0.455586" koffice:nodeTypes="cccccccccccc"/>
          <draw:path draw:style-name="gr7" draw:id="shape633" draw:name="path1278" draw:layer="g3243" svg:width="0.69622336000pt" svg:height="1.52579486720pt" draw:transform="matrix(1.06388280000 0.00000000000 0.00000000000 1.06388280000 55.33438413168pt 45.25082607328pt)" svg:viewBox="0 0 1 2" svg:d="M0.122557 0.458381C0.106937 0.597433 0.0782333 0.75046 0.0443233 0.889511C0.0313067 0.941918 0.0156867 0.99642 0 1.04813C0.0261 1.14106 0.06001 1.234 0.104333 1.32134C0.179963 1.46843 0.245113 1.52579 0.30252 1.52579C0.365067 1.52579 0.4172 1.46025 0.45892 1.37836C0.53455 1.2312 0.612783 0.971964 0.65971 0.704342C0.67533 0.605818 0.691017 0.502403 0.696223 0.401084C0.664917 0.360556 0.628403 0.305355 0.59189 0.237576C0.555443 0.171893 0.513723 0.090139 0.4694 0C0.398977 0.169098 0.336363 0.294873 0.279023 0.368242C0.224287 0.439515 0.172087 0.469561 0.122557 0.455586L0.122557 0.455586Z" koffice:nodeTypes="cccccccccccccc"/>
          <draw:path draw:style-name="gr5" draw:id="shape634" draw:name="path1280" draw:layer="g3243" svg:width="0.73849960960pt" svg:height="1.51533158720pt" draw:transform="matrix(1.06388280000 0.00000000000 0.00000000000 1.06388280000 54.52983340301pt 45.23720837344pt)" svg:viewBox="0 0 1 2" svg:d="M0.14506 0.446362C0.128904 0.598863 0.0966608 0.76738 0.0536928 0.911525C0.0402868 0.963055 0.0215184 1.01458 0 1.06681C0.0241996 1.15664 0.056374 1.23533 0.102092 1.3168C0.177234 1.4528 0.244402 1.51533 0.306138 1.51533C0.375987 1.51262 0.448517 1.42286 0.526341 1.2597C0.590827 1.1267 0.657926 0.911525 0.700963 0.693567C0.714369 0.614879 0.730456 0.533406 0.7385 0.451932C0.698213 0.42756 0.663357 0.378119 0.625752 0.299431C0.593508 0.226314 0.558584 0.125343 0.52366 0C0.440405 0.158072 0.367944 0.275059 0.306138 0.348176C0.247083 0.416418 0.196072 0.449147 0.147741 0.446362" koffice:nodeTypes="cccccccccccc"/>
          <draw:path draw:style-name="gr7" draw:id="shape635" draw:name="path1282" draw:layer="g3243" svg:width="0.73849960960pt" svg:height="1.51549432658pt" draw:transform="matrix(1.06388280000 0.00000000000 0.00000000000 1.06388280000 54.52983340301pt 45.23720837344pt)" svg:viewBox="0 0 1 2" svg:d="M0.14506 0.446386C0.128904 0.598895 0.0966608 0.767421 0.0536928 0.911574C0.0402868 0.963107 0.0215184 1.01464 0 1.06687C0.0241996 1.1567 0.056374 1.23539 0.102092 1.31687C0.177234 1.45288 0.244402 1.51813 0.306138 1.51541C0.375987 1.5127 0.448517 1.42293 0.526341 1.25977C0.590827 1.12676 0.657926 0.911574 0.700963 0.693604C0.714369 0.614912 0.730456 0.533434 0.7385 0.451957C0.698213 0.427583 0.663357 0.378139 0.625752 0.299447C0.593508 0.226327 0.558584 0.12535 0.52366 0C0.440405 0.15808 0.367944 0.275074 0.306138 0.348195C0.247083 0.416441 0.196072 0.449171 0.147741 0.446386L0.147741 0.446386Z" koffice:nodeTypes="cccccccccccccc"/>
          <draw:path draw:style-name="gr5" draw:id="shape636" draw:name="path1284" draw:layer="g3243" svg:width="0.78216336000pt" svg:height="1.46642489444pt" draw:transform="matrix(1.06388280000 0.00000000000 0.00000000000 1.06388280000 53.71864404566pt 45.26444377312pt)" svg:viewBox="0 0 1 1" svg:d="M0.113274 0.181531C0.13266 0.230168 0.157565 0.264419 0.182399 0.288395C0.262561 0.366487 0.356519 0.315795 0.422885 0.248663C0.480901 0.189751 0.538918 0.0986433 0.591416 0C0.616321 0.115084 0.646744 0.205507 0.674337 0.272639C0.704761 0.342511 0.740703 0.387723 0.782163 0.403478C0.776645 0.46513 0.765537 0.529522 0.754499 0.591175C0.721317 0.76517 0.671578 0.939166 0.613561 1.05425C0.464275 1.34032 0.359279 1.4741 0.273598 1.46609C0.185158 1.4554 0.104996 1.30017 0.0110373 1.00082C0.0110373 0.995338 0.00827798 0.987118 0.00551866 0.976157L0.00551866 0.976157C0.00551866 0.971362 0.00275933 0.963142 0 0.957662C0.00551866 0.928206 0.0137966 0.89601 0.0220746 0.858333C0.027664 0.826822 0.035942 0.789146 0.0414607 0.75147C0.0746434 0.567199 0.0994773 0.366487 0.110515 0.216467L0.110515 0.213727C0.110515 0.202767 0.110515 0.192491 0.110515 0.181531" koffice:nodeTypes="cccccccccccccccccc"/>
          <draw:path draw:style-name="gr7" draw:id="shape637" draw:name="path1286" draw:layer="g3243" svg:width="0.78216336000pt" svg:height="1.46159156169pt" draw:transform="matrix(1.06388280000 0.00000000000 0.00000000000 1.06388280000 53.71864404566pt 45.26444377312pt)" svg:viewBox="0 0 1 1" svg:d="M0.113274 0.181232C0.13266 0.229788 0.157565 0.263983 0.182399 0.287919C0.262561 0.365883 0.356519 0.315275 0.422885 0.248253C0.480901 0.189438 0.538918 0.0984806 0.591416 0C0.616321 0.114894 0.646744 0.205168 0.674337 0.272189C0.704761 0.341946 0.740703 0.387083 0.782163 0.402813C0.776645 0.464363 0.765537 0.528649 0.754499 0.590199C0.721317 0.763908 0.671578 0.937617 0.613561 1.05251C0.467034 1.3381 0.359279 1.47167 0.273598 1.461C0.185158 1.45033 0.104996 1.29529 0.0110373 0.996432C0.0110373 0.990961 0.00827798 0.982754 0.00551866 0.971812L0.00551866 0.971812C0.00551866 0.967024 0.00275933 0.958818 0 0.953346C0.00551866 0.923939 0.0137966 0.891796 0.0220746 0.856918C0.027664 0.825459 0.035942 0.787844 0.0414607 0.75023C0.0746434 0.566263 0.0994773 0.365883 0.110515 0.21611L0.110515 0.21611L0.110515 0.21611L0.110515 0.213375L0.110515 0.213375C0.110515 0.202432 0.110515 0.192174 0.110515 0.181232L0.110515 0.181232Z" koffice:nodeTypes="ccccccccccccccccccccccc"/>
          <draw:path draw:style-name="gr5" draw:id="shape638" draw:name="path1288" draw:layer="g3243" svg:width="3.01655746880pt" svg:height="0.54369976960pt" draw:transform="matrix(1.06388280000 0.00000000000 0.00000000000 1.06388280000 56.81054279434pt 46.35471086656pt)" svg:viewBox="0 0 3 1" svg:d="M0.905763 0.377528C1.00932 0.435396 1.1283 0.495329 1.2627 0.525295C1.2627 0.525295 1.2627 0.525295 1.2627 0.525295C1.2627 0.525295 1.2627 0.525295 1.2627 0.525295C1.27037 0.525295 1.27803 0.527596 1.28953 0.529896C1.29719 0.529896 1.30485 0.532197 1.31252 0.532197C1.3586 0.536798 1.40467 0.536798 1.43926 0.529896L1.43926 0.529896L1.46608 0.525295L1.46608 0.525295C1.46991 0.525295 1.47374 0.522995 1.48141 0.520694L1.48141 0.520694C1.52749 0.502231 1.55814 0.469964 1.5774 0.437697C1.60039 0.389326 1.60805 0.336236 1.60422 0.283146C1.60422 0.283146 1.60805 0.285506 1.60805 0.285506C1.61188 0.285506 1.61955 0.287865 1.62731 0.292584C1.66179 0.303792 1.69638 0.31559 1.73469 0.327388C1.73853 0.327388 1.72703 0.325028 1.75012 0.329158C1.75012 0.329158 1.75012 0.329158 1.76162 0.331517L1.76162 0.331517C1.88443 0.36632 2.01107 0.398528 2.14155 0.423894C2.43325 0.483826 2.74028 0.520694 2.97431 0.532197C2.9859 0.534498 3.00123 0.539099 3.01656 0.5437L0 0.5437C0.0153269 0.536798 0.0307521 0.529896 0.0460791 0.520694C0.0499108 0.518394 0.0575743 0.513733 0.0652377 0.506832C0.0652377 0.506832 0.0652377 0.506832 0.0652377 0.506832L0.0652377 0.506832C0.0652377 0.506832 0.0652377 0.506832 0.0652377 0.506832C0.0767329 0.49763 0.0921581 0.486127 0.107485 0.469964C0.11898 0.458461 0.134307 0.444658 0.145802 0.428495C0.211138 0.350393 0.272446 0.237135 0.326189 0.0920225C0.33395 0.0713764 0.345446 0.0300843 0.349277 0C0.356941 0.00707866 0.364604 0.0112079 0.368436 0.0182865C0.379931 0.0300843 0.399188 0.0460113 0.418347 0.0619382C0.502743 0.135674 0.59107 0.202921 0.671634 0.257781C0.729209 0.297304 0.790615 0.338596 0.855852 0.375759" koffice:nodeTypes="ccccccccccccccccccccccccccccccccccccc"/>
          <draw:path draw:style-name="gr7" draw:id="shape639" draw:name="path1290" draw:layer="g3243" svg:width="3.01655746880pt" svg:height="0.54369976960pt" draw:transform="matrix(1.06388280000 0.00000000000 0.00000000000 1.06388280000 56.81054279434pt 46.35471086656pt)" svg:viewBox="0 0 3 1" svg:d="M0.905763 0.377528C1.00932 0.435396 1.1283 0.495329 1.2627 0.525295L1.2627 0.525295C1.2627 0.525295 1.2627 0.525295 1.2627 0.525295L1.2627 0.525295C1.2627 0.525295 1.2627 0.525295 1.2627 0.525295L1.2627 0.525295C1.27037 0.525295 1.27803 0.527596 1.28953 0.529896C1.29719 0.529896 1.30485 0.532197 1.31252 0.532197L1.31252 0.532197C1.3586 0.536798 1.40467 0.536798 1.43926 0.529896L1.43926 0.529896L1.43926 0.529896L1.43926 0.529896L1.43926 0.529896L1.43926 0.529896L1.46608 0.525295L1.46608 0.525295C1.46991 0.525295 1.47374 0.522995 1.48141 0.520694L1.48141 0.520694C1.52749 0.502231 1.55814 0.469964 1.5774 0.437697C1.60039 0.389326 1.60805 0.336236 1.60422 0.283146C1.60422 0.283146 1.60805 0.285506 1.60805 0.285506C1.61188 0.285506 1.61955 0.287865 1.62731 0.292584L1.62731 0.292584C1.66179 0.303792 1.69638 0.31559 1.73469 0.327388C1.73853 0.327388 1.72703 0.325028 1.75012 0.329158L1.75012 0.329158C1.75012 0.329158 1.75012 0.329158 1.76162 0.331517L1.76162 0.331517C1.88443 0.36632 2.01107 0.398528 2.14155 0.423894C2.43325 0.483826 2.74028 0.520694 2.97431 0.532197C2.9859 0.534498 3.00123 0.539099 3.01656 0.5437L0 0.5437C0.0153269 0.536798 0.0307521 0.529896 0.0460791 0.520694C0.0499108 0.518394 0.0575743 0.513733 0.0652377 0.506832L0.0652377 0.506832L0.0652377 0.506832C0.0652377 0.506832 0.0652377 0.506832 0.0652377 0.506832L0.0652377 0.506832L0.0652377 0.506832L0.0652377 0.506832L0.0652377 0.506832C0.0652377 0.506832 0.0652377 0.506832 0.0652377 0.506832L0.0652377 0.506832L0.0652377 0.506832L0.0652377 0.506832C0.0767329 0.49763 0.0921581 0.486127 0.107485 0.469964C0.11898 0.458461 0.134307 0.444658 0.145802 0.428495C0.211138 0.350393 0.272446 0.237135 0.326189 0.0920225C0.33395 0.0713764 0.345446 0.0300843 0.349277 0C0.356941 0.00707866 0.364604 0.0112079 0.368436 0.0182865C0.379931 0.0300843 0.399188 0.0460113 0.418347 0.0619382C0.502743 0.135674 0.59107 0.202921 0.671634 0.257781C0.729209 0.297304 0.790615 0.338596 0.855852 0.375759L0.855852 0.375759Z" koffice:nodeTypes="ccccccccccccccccccccccccccccccccccccccccccccccccccccccccc"/>
          <draw:path draw:style-name="gr5" draw:id="shape640" draw:name="path1292" draw:layer="g3243" svg:width="0.61528336000pt" svg:height="0.54334589440pt" draw:transform="matrix(1.06388280000 0.00000000000 0.00000000000 1.06388280000 55.75993725168pt 46.36492414144pt)" svg:viewBox="0 0 1 1" svg:d="M0.00489466 0.543346C0.0662034 0.524947 0.110318 0.462734 0.139749 0.41208C0.181416 0.338486 0.247619 0.147424 0.281945 0.0389199C0.284392 0.0253569 0.289287 0.0112042 0.294181 0C0.316207 0.0642769 0.343191 0.128554 0.372621 0.19342L0.372621 0.19342C0.379963 0.211701 0.389753 0.23234 0.399542 0.25298C0.409394 0.273619 0.419183 0.292489 0.426525 0.308411C0.463298 0.375047 0.497623 0.428178 0.534396 0.469634C0.556422 0.494991 0.583405 0.522648 0.615283 0.541046L0 0.541046" koffice:nodeTypes="ccccccccccc"/>
          <draw:path draw:style-name="gr7" draw:id="shape641" draw:name="path1294" draw:layer="g3243" svg:width="0.62018775040pt" svg:height="0.54334589440pt" draw:transform="matrix(1.06388280000 0.00000000000 0.00000000000 1.06388280000 55.76325656602pt 46.36492414144pt)" svg:viewBox="0 0 1 1" svg:d="M0.00491412 0.543346C0.0664667 0.524947 0.110757 0.462734 0.140305 0.41208C0.182138 0.338486 0.248604 0.145065 0.283066 0.0389199C0.285523 0.0253569 0.290437 0.0112042 0.295352 0C0.317465 0.0642769 0.344556 0.128554 0.371646 0.191062L0.371646 0.191062L0.371646 0.191062L0.371646 0.191062C0.379018 0.209342 0.388846 0.229981 0.401194 0.250621C0.411022 0.27126 0.420851 0.29013 0.430679 0.306052C0.467598 0.372688 0.50206 0.425878 0.538979 0.467334C0.561155 0.492691 0.588183 0.520348 0.620188 0.538746L0 0.538746L0 0.538746Z" koffice:nodeTypes="ccccccccccccccc"/>
          <draw:path draw:style-name="gr5" draw:id="shape642" draw:name="path1296" draw:layer="g3243" svg:width="0.79323960960pt" svg:height="1.54247048000pt" draw:transform="matrix(1.06388280000 0.00000000000 0.00000000000 1.06388280000 52.86421849133pt 45.20741965504pt)" svg:viewBox="0 0 1 2" svg:d="M0.398009 1.54247C0.328397 1.53973 0.256077 1.42992 0.17257 1.21332C0.116852 1.05946 0.0639836 0.781949 0.030638 0.538161C0.0166728 0.417321 0.00555759 0.29367 0 0.17002C0 0.165102 0 0.159481 0 0.153861C0.013894 0.104681 0.0250092 0.0519894 0.0361956 0C0.0779488 0.0688509 0.175349 0.23325 0.283865 0.224819C0.350698 0.219901 0.381265 0.137702 0.398009 0.0821995C0.414682 0.137702 0.442541 0.219901 0.512082 0.224819C0.615112 0.23325 0.715291 0.0716611 0.757044 0C0.76538 0.0519894 0.779274 0.104681 0.79324 0.153861C0.79324 0.156671 0.79324 0.162291 0.79324 0.17002C0.790461 0.29086 0.779274 0.41451 0.762602 0.538161C0.731964 0.781949 0.681874 1.05946 0.623448 1.21332C0.54272 1.42992 0.46755 1.53699 0.400788 1.54247" koffice:nodeTypes="ccccccccccccccc"/>
          <draw:path draw:style-name="gr7" draw:id="shape643" draw:name="path1298" draw:layer="g3243" svg:width="0.79323960960pt" svg:height="1.54247048000pt" draw:transform="matrix(1.06388280000 0.00000000000 0.00000000000 1.06388280000 52.86089917699pt 45.20741965504pt)" svg:viewBox="0 0 1 2" svg:d="M0.398009 1.54247C0.328397 1.53973 0.256077 1.42992 0.17257 1.21332C0.116852 1.05946 0.0639836 0.781949 0.0305668 0.538161C0.0166728 0.417321 0.00555759 0.29367 0 0.17002C0 0.165102 0 0.159481 0 0.153861L0 0.153861C0.013894 0.104681 0.0250092 0.0519894 0.0361956 0C0.0779488 0.0688509 0.175349 0.23325 0.283865 0.224819C0.350698 0.219901 0.381265 0.137702 0.398009 0.0821995C0.414682 0.137702 0.442541 0.219901 0.512082 0.224819C0.615112 0.23325 0.715291 0.0716611 0.757044 0C0.76538 0.0519894 0.779274 0.104681 0.79324 0.153861L0.79324 0.153861C0.79324 0.156671 0.79324 0.162291 0.79324 0.17002C0.790461 0.29086 0.779274 0.41451 0.762602 0.538161C0.731964 0.781949 0.681874 1.05946 0.623448 1.21332C0.54272 1.42718 0.46755 1.53699 0.400788 1.54247L0.400788 1.54247Z" koffice:nodeTypes="ccccccccccccccccc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31:25</dc:date>
    <meta:creation-date>2011-05-22T06:10:58</meta:creation-date>
    <dc:creator>Yue Liu</dc:creator>
  </office:meta>
</office:document-meta>
</file>